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eps_T</text:p>
          </table:table-cell>
          <table:table-cell office:value-type="string">
            <text:p>eps_s</text:p>
          </table:table-cell>
          <table:table-cell office:value-type="string">
            <text:p>eps_Q</text:p>
          </table:table-cell>
          <table:table-cell>
            <draw:frame table:end-cell-address="Sheet1.R54" table:end-x="0.4988in" table:end-y="0.0831in" draw:z-index="0" draw:style-name="gr1" svg:width="12.0165in" svg:height="9.4307in" svg:x="0.0398in" svg:y="0.0394in">
              <draw:object draw:notify-on-update-of-ranges="Sheet1.A1:Sheet1.A1 Sheet1.A2:Sheet1.A2501 Sheet1.B1:Sheet1.B1 Sheet1.B2:Sheet1.B2501 Sheet1.A1:Sheet1.A1 Sheet1.A2:Sheet1.A2501 Sheet1.C1:Sheet1.C1 Sheet1.C2:Sheet1.C2501 Sheet1.A1:Sheet1.A1 Sheet1.A2:Sheet1.A2501 Sheet1.D1:Sheet1.D1 Sheet1.D2:Sheet1.D25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0.52034717501">
            <text:p>2020.52</text:p>
          </table:table-cell>
          <table:table-cell office:value-type="float" office:value="1347.34689811667">
            <text:p>1347.35</text:p>
          </table:table-cell>
          <table:table-cell office:value-type="float" office:value="590.526827520283">
            <text:p>590.5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7.219884489834">
            <text:p>477.22</text:p>
          </table:table-cell>
          <table:table-cell office:value-type="float" office:value="1.20919957615587E+015">
            <text:p>1.21E+015</text:p>
          </table:table-cell>
          <table:table-cell office:value-type="float" office:value="620.115869682219">
            <text:p>620.1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1.889410390674">
            <text:p>591.89</text:p>
          </table:table-cell>
          <table:table-cell office:value-type="float" office:value="559.079506124709">
            <text:p>559.08</text:p>
          </table:table-cell>
          <table:table-cell office:value-type="float" office:value="312.860049061532">
            <text:p>312.8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7798724413392">
            <text:p>1.18</text:p>
          </table:table-cell>
          <table:table-cell office:value-type="float" office:value="144086789009449">
            <text:p>144086789009449</text:p>
          </table:table-cell>
          <table:table-cell office:value-type="float" office:value="33.8626015289046">
            <text:p>33.8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4.955053254636">
            <text:p>214.96</text:p>
          </table:table-cell>
          <table:table-cell office:value-type="float" office:value="84699719562531.8">
            <text:p>84699719562531.8</text:p>
          </table:table-cell>
          <table:table-cell office:value-type="float" office:value="492.702301262999">
            <text:p>492.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.87598685204">
            <text:p>38.88</text:p>
          </table:table-cell>
          <table:table-cell office:value-type="float" office:value="55906353522184.2">
            <text:p>55906353522184.2</text:p>
          </table:table-cell>
          <table:table-cell office:value-type="float" office:value="211.720330073855">
            <text:p>211.7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7.753699152853">
            <text:p>237.75</text:p>
          </table:table-cell>
          <table:table-cell office:value-type="float" office:value="39709386859801.1">
            <text:p>39709386859801.1</text:p>
          </table:table-cell>
          <table:table-cell office:value-type="float" office:value="152.47445536662">
            <text:p>152.4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6.652869971723">
            <text:p>546.65</text:p>
          </table:table-cell>
          <table:table-cell office:value-type="float" office:value="241839915230610">
            <text:p>241839915230610</text:p>
          </table:table-cell>
          <table:table-cell office:value-type="float" office:value="335.232641563403">
            <text:p>335.2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2.126782891419">
            <text:p>122.13</text:p>
          </table:table-cell>
          <table:table-cell office:value-type="float" office:value="76282032058464.2">
            <text:p>76282032058464.2</text:p>
          </table:table-cell>
          <table:table-cell office:value-type="float" office:value="146.661260830821">
            <text:p>146.6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.4753443224258">
            <text:p>46.48</text:p>
          </table:table-cell>
          <table:table-cell office:value-type="float" office:value="251302099804856">
            <text:p>251302099804856</text:p>
          </table:table-cell>
          <table:table-cell office:value-type="float" office:value="312.715930845224">
            <text:p>312.7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1.49197494577">
            <text:p>351.49</text:p>
          </table:table-cell>
          <table:table-cell office:value-type="float" office:value="254115794764923">
            <text:p>254115794764923</text:p>
          </table:table-cell>
          <table:table-cell office:value-type="float" office:value="209.937034340551">
            <text:p>209.9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9.671727088083">
            <text:p>139.67</text:p>
          </table:table-cell>
          <table:table-cell office:value-type="float" office:value="1.33125967764455E+015">
            <text:p>1.33E+015</text:p>
          </table:table-cell>
          <table:table-cell office:value-type="float" office:value="248.227721793588">
            <text:p>248.2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8.166824870523">
            <text:p>758.17</text:p>
          </table:table-cell>
          <table:table-cell office:value-type="float" office:value="778.275595855562">
            <text:p>778.28</text:p>
          </table:table-cell>
          <table:table-cell office:value-type="float" office:value="120.7394240971">
            <text:p>120.7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1.2492663602061">
            <text:p>31.25</text:p>
          </table:table-cell>
          <table:table-cell office:value-type="float" office:value="9066654763654.63">
            <text:p>9066654763654.63</text:p>
          </table:table-cell>
          <table:table-cell office:value-type="float" office:value="655.469534122626">
            <text:p>655.4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7.636352898606">
            <text:p>197.64</text:p>
          </table:table-cell>
          <table:table-cell office:value-type="float" office:value="1.33202912731401E+015">
            <text:p>1.33E+015</text:p>
          </table:table-cell>
          <table:table-cell office:value-type="float" office:value="222.154691781855">
            <text:p>222.1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4.194057984571">
            <text:p>214.19</text:p>
          </table:table-cell>
          <table:table-cell office:value-type="float" office:value="71074270850528.7">
            <text:p>71074270850528.7</text:p>
          </table:table-cell>
          <table:table-cell office:value-type="float" office:value="99.3345349592213">
            <text:p>99.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3.31914102414">
            <text:p>153.32</text:p>
          </table:table-cell>
          <table:table-cell office:value-type="float" office:value="89126254126592.9">
            <text:p>89126254126592.9</text:p>
          </table:table-cell>
          <table:table-cell office:value-type="float" office:value="229.268792756836">
            <text:p>229.2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0.6375866315172">
            <text:p>50.64</text:p>
          </table:table-cell>
          <table:table-cell office:value-type="float" office:value="262175557168800">
            <text:p>262175557168800</text:p>
          </table:table-cell>
          <table:table-cell office:value-type="float" office:value="90.3278506719497">
            <text:p>90.3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.0037402905315">
            <text:p>20</text:p>
          </table:table-cell>
          <table:table-cell office:value-type="float" office:value="4817818757487.74">
            <text:p>4817818757487.74</text:p>
          </table:table-cell>
          <table:table-cell office:value-type="float" office:value="270.474113162582">
            <text:p>270.4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6.8468585446">
            <text:p>236.85</text:p>
          </table:table-cell>
          <table:table-cell office:value-type="float" office:value="113175491695587">
            <text:p>113175491695587</text:p>
          </table:table-cell>
          <table:table-cell office:value-type="float" office:value="138.416120149503">
            <text:p>138.4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0.974385776782">
            <text:p>140.97</text:p>
          </table:table-cell>
          <table:table-cell office:value-type="float" office:value="142229808199682">
            <text:p>142229808199682</text:p>
          </table:table-cell>
          <table:table-cell office:value-type="float" office:value="73.0969785528733">
            <text:p>73.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7.631729134646">
            <text:p>177.63</text:p>
          </table:table-cell>
          <table:table-cell office:value-type="float" office:value="50519440141397">
            <text:p>50519440141397</text:p>
          </table:table-cell>
          <table:table-cell office:value-type="float" office:value="106.617040279173">
            <text:p>106.6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68.477946374566">
            <text:p>268.48</text:p>
          </table:table-cell>
          <table:table-cell office:value-type="float" office:value="39053470176622.5">
            <text:p>39053470176622.5</text:p>
          </table:table-cell>
          <table:table-cell office:value-type="float" office:value="113.795189854964">
            <text:p>113.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7.7199182522906">
            <text:p>67.72</text:p>
          </table:table-cell>
          <table:table-cell office:value-type="float" office:value="52707704684147.8">
            <text:p>52707704684147.8</text:p>
          </table:table-cell>
          <table:table-cell office:value-type="float" office:value="627.473835473375">
            <text:p>627.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9.740752225995">
            <text:p>169.74</text:p>
          </table:table-cell>
          <table:table-cell office:value-type="float" office:value="144014532140945">
            <text:p>144014532140945</text:p>
          </table:table-cell>
          <table:table-cell office:value-type="float" office:value="52.9567028289813">
            <text:p>52.9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1.2784021172638">
            <text:p>61.28</text:p>
          </table:table-cell>
          <table:table-cell office:value-type="float" office:value="116538465109284">
            <text:p>116538465109284</text:p>
          </table:table-cell>
          <table:table-cell office:value-type="float" office:value="154.53712225219">
            <text:p>154.5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3.5956878218376">
            <text:p>23.6</text:p>
          </table:table-cell>
          <table:table-cell office:value-type="float" office:value="17407266556442.2">
            <text:p>17407266556442.2</text:p>
          </table:table-cell>
          <table:table-cell office:value-type="float" office:value="95.0813182567779">
            <text:p>95.0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4.1061113989078">
            <text:p>74.11</text:p>
          </table:table-cell>
          <table:table-cell office:value-type="float" office:value="24472472783266.2">
            <text:p>24472472783266.2</text:p>
          </table:table-cell>
          <table:table-cell office:value-type="float" office:value="351.870944270167">
            <text:p>351.8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5.4982619773232">
            <text:p>55.5</text:p>
          </table:table-cell>
          <table:table-cell office:value-type="float" office:value="264976895588193">
            <text:p>264976895588193</text:p>
          </table:table-cell>
          <table:table-cell office:value-type="float" office:value="15.979039701992">
            <text:p>15.9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4.484593733709">
            <text:p>244.48</text:p>
          </table:table-cell>
          <table:table-cell office:value-type="float" office:value="5719287241782.17">
            <text:p>5719287241782.17</text:p>
          </table:table-cell>
          <table:table-cell office:value-type="float" office:value="29.5081480911351">
            <text:p>29.5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9.657567763037">
            <text:p>109.66</text:p>
          </table:table-cell>
          <table:table-cell office:value-type="float" office:value="98703916766640.8">
            <text:p>98703916766640.8</text:p>
          </table:table-cell>
          <table:table-cell office:value-type="float" office:value="13.3288159115684">
            <text:p>13.3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01409054159704">
            <text:p>1.01</text:p>
          </table:table-cell>
          <table:table-cell office:value-type="float" office:value="14013675710617.4">
            <text:p>14013675710617.4</text:p>
          </table:table-cell>
          <table:table-cell office:value-type="float" office:value="303.692902852732">
            <text:p>303.6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3.910467850324">
            <text:p>183.91</text:p>
          </table:table-cell>
          <table:table-cell office:value-type="float" office:value="84961015697691.9">
            <text:p>84961015697691.9</text:p>
          </table:table-cell>
          <table:table-cell office:value-type="float" office:value="265.906288737268">
            <text:p>265.9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9.1436932896301">
            <text:p>29.14</text:p>
          </table:table-cell>
          <table:table-cell office:value-type="float" office:value="7466027955900.14">
            <text:p>7466027955900.14</text:p>
          </table:table-cell>
          <table:table-cell office:value-type="float" office:value="60.9140155810882">
            <text:p>60.9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4.1565417253731">
            <text:p>94.16</text:p>
          </table:table-cell>
          <table:table-cell office:value-type="float" office:value="1.33310299084169E+015">
            <text:p>1.33E+015</text:p>
          </table:table-cell>
          <table:table-cell office:value-type="float" office:value="224.748239546242">
            <text:p>224.7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1.097462462446">
            <text:p>101.1</text:p>
          </table:table-cell>
          <table:table-cell office:value-type="float" office:value="8020800840290.22">
            <text:p>8020800840290.22</text:p>
          </table:table-cell>
          <table:table-cell office:value-type="float" office:value="204.528166542455">
            <text:p>204.5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2.4490828237232">
            <text:p>72.45</text:p>
          </table:table-cell>
          <table:table-cell office:value-type="float" office:value="39848378304846.9">
            <text:p>39848378304846.9</text:p>
          </table:table-cell>
          <table:table-cell office:value-type="float" office:value="365.017979813726">
            <text:p>365.0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9.353555422357">
            <text:p>209.35</text:p>
          </table:table-cell>
          <table:table-cell office:value-type="float" office:value="48367983046035.1">
            <text:p>48367983046035.1</text:p>
          </table:table-cell>
          <table:table-cell office:value-type="float" office:value="69.0498686834195">
            <text:p>69.0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3.422051713534">
            <text:p>23.42</text:p>
          </table:table-cell>
          <table:table-cell office:value-type="float" office:value="1110370997942.94">
            <text:p>1110370997942.94</text:p>
          </table:table-cell>
          <table:table-cell office:value-type="float" office:value="103.350853486977">
            <text:p>103.3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.7592581780616">
            <text:p>56.76</text:p>
          </table:table-cell>
          <table:table-cell office:value-type="float" office:value="48866407621265.7">
            <text:p>48866407621265.7</text:p>
          </table:table-cell>
          <table:table-cell office:value-type="float" office:value="29.8766406619789">
            <text:p>29.8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.4400943039369">
            <text:p>81.44</text:p>
          </table:table-cell>
          <table:table-cell office:value-type="float" office:value="49087790378441.9">
            <text:p>49087790378441.9</text:p>
          </table:table-cell>
          <table:table-cell office:value-type="float" office:value="180.94026407786">
            <text:p>180.9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5.388004979752">
            <text:p>115.39</text:p>
          </table:table-cell>
          <table:table-cell office:value-type="float" office:value="3849891946599.26">
            <text:p>3849891946599.26</text:p>
          </table:table-cell>
          <table:table-cell office:value-type="float" office:value="103.105092602058">
            <text:p>103.1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2.278206684792">
            <text:p>102.28</text:p>
          </table:table-cell>
          <table:table-cell office:value-type="float" office:value="22462275427296.1">
            <text:p>22462275427296.1</text:p>
          </table:table-cell>
          <table:table-cell office:value-type="float" office:value="85.8635398065234">
            <text:p>85.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9.8919285332148">
            <text:p>29.89</text:p>
          </table:table-cell>
          <table:table-cell office:value-type="float" office:value="1.33318844675047E+015">
            <text:p>1.33E+015</text:p>
          </table:table-cell>
          <table:table-cell office:value-type="float" office:value="173.536600450192">
            <text:p>173.5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8.6494524483591">
            <text:p>88.65</text:p>
          </table:table-cell>
          <table:table-cell office:value-type="float" office:value="21542375334749.6">
            <text:p>21542375334749.6</text:p>
          </table:table-cell>
          <table:table-cell office:value-type="float" office:value="53.4194403161982">
            <text:p>53.4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0.724222546466">
            <text:p>40.72</text:p>
          </table:table-cell>
          <table:table-cell office:value-type="float" office:value="794873989323.505">
            <text:p>794873989323.51</text:p>
          </table:table-cell>
          <table:table-cell office:value-type="float" office:value="109.068638231597">
            <text:p>109.07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1.305184905922">
            <text:p>101.31</text:p>
          </table:table-cell>
          <table:table-cell office:value-type="float" office:value="22143178426709">
            <text:p>22143178426709</text:p>
          </table:table-cell>
          <table:table-cell office:value-type="float" office:value="130.185427104663">
            <text:p>130.19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7.0272326998095">
            <text:p>57.03</text:p>
          </table:table-cell>
          <table:table-cell office:value-type="float" office:value="266058842442749">
            <text:p>266058842442749</text:p>
          </table:table-cell>
          <table:table-cell office:value-type="float" office:value="158.134721900931">
            <text:p>158.13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.5251667382433">
            <text:p>25.53</text:p>
          </table:table-cell>
          <table:table-cell office:value-type="float" office:value="31616800410595.2">
            <text:p>31616800410595.2</text:p>
          </table:table-cell>
          <table:table-cell office:value-type="float" office:value="13.4143317153935">
            <text:p>13.4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.4192128298846">
            <text:p>22.42</text:p>
          </table:table-cell>
          <table:table-cell office:value-type="float" office:value="6948138234967.28">
            <text:p>6948138234967.28</text:p>
          </table:table-cell>
          <table:table-cell office:value-type="float" office:value="32.2876894531522">
            <text:p>32.29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2.8058639736647">
            <text:p>92.81</text:p>
          </table:table-cell>
          <table:table-cell office:value-type="float" office:value="6666486288061.18">
            <text:p>6666486288061.18</text:p>
          </table:table-cell>
          <table:table-cell office:value-type="float" office:value="287.904831489632">
            <text:p>287.9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.9568808618058">
            <text:p>25.96</text:p>
          </table:table-cell>
          <table:table-cell office:value-type="float" office:value="26430081296209.8">
            <text:p>26430081296209.8</text:p>
          </table:table-cell>
          <table:table-cell office:value-type="float" office:value="121.887377357328">
            <text:p>121.8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0.2198512983633">
            <text:p>40.22</text:p>
          </table:table-cell>
          <table:table-cell office:value-type="float" office:value="266169146498541">
            <text:p>266169146498541</text:p>
          </table:table-cell>
          <table:table-cell office:value-type="float" office:value="250.959558260016">
            <text:p>250.9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8.557349744118">
            <text:p>48.56</text:p>
          </table:table-cell>
          <table:table-cell office:value-type="float" office:value="37192605104211.9">
            <text:p>37192605104211.9</text:p>
          </table:table-cell>
          <table:table-cell office:value-type="float" office:value="97.7137888791567">
            <text:p>97.7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9.877993245417">
            <text:p>119.88</text:p>
          </table:table-cell>
          <table:table-cell office:value-type="float" office:value="11717685574338.3">
            <text:p>11717685574338.3</text:p>
          </table:table-cell>
          <table:table-cell office:value-type="float" office:value="106.349106174768">
            <text:p>106.35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.1268957766877">
            <text:p>17.13</text:p>
          </table:table-cell>
          <table:table-cell office:value-type="float" office:value="534168793656.885">
            <text:p>534168793656.89</text:p>
          </table:table-cell>
          <table:table-cell office:value-type="float" office:value="121.312830878544">
            <text:p>121.3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6.7887837643099">
            <text:p>66.79</text:p>
          </table:table-cell>
          <table:table-cell office:value-type="float" office:value="9476260519525.55">
            <text:p>9476260519525.55</text:p>
          </table:table-cell>
          <table:table-cell office:value-type="float" office:value="113.531511886615">
            <text:p>113.53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09.904645848209">
            <text:p>109.9</text:p>
          </table:table-cell>
          <table:table-cell office:value-type="float" office:value="25800712127111.1">
            <text:p>25800712127111.1</text:p>
          </table:table-cell>
          <table:table-cell office:value-type="float" office:value="55.2146622733997">
            <text:p>55.2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80.0251050337315">
            <text:p>80.03</text:p>
          </table:table-cell>
          <table:table-cell office:value-type="float" office:value="120329629749761">
            <text:p>120329629749761</text:p>
          </table:table-cell>
          <table:table-cell office:value-type="float" office:value="42.7844205336546">
            <text:p>42.7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.61107171247065">
            <text:p>5.61</text:p>
          </table:table-cell>
          <table:table-cell office:value-type="float" office:value="56178861215444">
            <text:p>56178861215444</text:p>
          </table:table-cell>
          <table:table-cell office:value-type="float" office:value="68.9242096516284">
            <text:p>68.9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.1906504420179">
            <text:p>17.19</text:p>
          </table:table-cell>
          <table:table-cell office:value-type="float" office:value="18958025531545">
            <text:p>18958025531545</text:p>
          </table:table-cell>
          <table:table-cell office:value-type="float" office:value="32.4855840972148">
            <text:p>32.4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69.160792563301">
            <text:p>369.16</text:p>
          </table:table-cell>
          <table:table-cell office:value-type="float" office:value="7373665650742.69">
            <text:p>7373665650742.69</text:p>
          </table:table-cell>
          <table:table-cell office:value-type="float" office:value="131.144701439294">
            <text:p>131.1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6.711950811847">
            <text:p>126.71</text:p>
          </table:table-cell>
          <table:table-cell office:value-type="float" office:value="114.608215684978">
            <text:p>114.61</text:p>
          </table:table-cell>
          <table:table-cell office:value-type="float" office:value="45.6444096968701">
            <text:p>45.6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82.050748873229">
            <text:p>282.05</text:p>
          </table:table-cell>
          <table:table-cell office:value-type="float" office:value="6890739019426.66">
            <text:p>6890739019426.66</text:p>
          </table:table-cell>
          <table:table-cell office:value-type="float" office:value="2.38582721687097">
            <text:p>2.3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2.2971328206911">
            <text:p>82.3</text:p>
          </table:table-cell>
          <table:table-cell office:value-type="float" office:value="16039118358246.4">
            <text:p>16039118358246.4</text:p>
          </table:table-cell>
          <table:table-cell office:value-type="float" office:value="64.3285741555301">
            <text:p>64.33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.08210601368153">
            <text:p>3.08</text:p>
          </table:table-cell>
          <table:table-cell office:value-type="float" office:value="35831956863304.7">
            <text:p>35831956863304.7</text:p>
          </table:table-cell>
          <table:table-cell office:value-type="float" office:value="29.9923250337831">
            <text:p>29.99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.71631086461327">
            <text:p>7.72</text:p>
          </table:table-cell>
          <table:table-cell office:value-type="float" office:value="266356621514703">
            <text:p>266356621514703</text:p>
          </table:table-cell>
          <table:table-cell office:value-type="float" office:value="122.191034638257">
            <text:p>122.19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25.618089285631">
            <text:p>225.62</text:p>
          </table:table-cell>
          <table:table-cell office:value-type="float" office:value="51820495052321.4">
            <text:p>51820495052321.4</text:p>
          </table:table-cell>
          <table:table-cell office:value-type="float" office:value="73.331057801913">
            <text:p>73.33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9.9463225029463">
            <text:p>79.95</text:p>
          </table:table-cell>
          <table:table-cell office:value-type="float" office:value="20940365853834.5">
            <text:p>20940365853834.5</text:p>
          </table:table-cell>
          <table:table-cell office:value-type="float" office:value="3.36727477098886">
            <text:p>3.3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3.7468856066991">
            <text:p>73.75</text:p>
          </table:table-cell>
          <table:table-cell office:value-type="float" office:value="10536349088751.6">
            <text:p>10536349088751.6</text:p>
          </table:table-cell>
          <table:table-cell office:value-type="float" office:value="14.6748529087092">
            <text:p>14.67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3.6441888472798">
            <text:p>73.64</text:p>
          </table:table-cell>
          <table:table-cell office:value-type="float" office:value="4426928566898.2">
            <text:p>4426928566898.2</text:p>
          </table:table-cell>
          <table:table-cell office:value-type="float" office:value="124.964343122842">
            <text:p>124.9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.4106882590288">
            <text:p>18.41</text:p>
          </table:table-cell>
          <table:table-cell office:value-type="float" office:value="321815004670.036">
            <text:p>321815004670.04</text:p>
          </table:table-cell>
          <table:table-cell office:value-type="float" office:value="50.3322830502629">
            <text:p>50.33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4.012011166022">
            <text:p>124.01</text:p>
          </table:table-cell>
          <table:table-cell office:value-type="float" office:value="4866785336736.58">
            <text:p>4866785336736.58</text:p>
          </table:table-cell>
          <table:table-cell office:value-type="float" office:value="127.044927091842">
            <text:p>127.0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.47720812604769">
            <text:p>2.48</text:p>
          </table:table-cell>
          <table:table-cell office:value-type="float" office:value="10166533050515.4">
            <text:p>10166533050515.4</text:p>
          </table:table-cell>
          <table:table-cell office:value-type="float" office:value="80.7748369099627">
            <text:p>80.7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.4043692788528">
            <text:p>10.4</text:p>
          </table:table-cell>
          <table:table-cell office:value-type="float" office:value="17956589010268.9">
            <text:p>17956589010268.9</text:p>
          </table:table-cell>
          <table:table-cell office:value-type="float" office:value="98.8858114276136">
            <text:p>98.89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6.3925707890875">
            <text:p>26.39</text:p>
          </table:table-cell>
          <table:table-cell office:value-type="float" office:value="34238680037649.7">
            <text:p>34238680037649.7</text:p>
          </table:table-cell>
          <table:table-cell office:value-type="float" office:value="162.050534887297">
            <text:p>162.0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91.642808266107">
            <text:p>191.64</text:p>
          </table:table-cell>
          <table:table-cell office:value-type="float" office:value="120696374326597">
            <text:p>120696374326597</text:p>
          </table:table-cell>
          <table:table-cell office:value-type="float" office:value="78.4632094580063">
            <text:p>78.4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6.322854831621">
            <text:p>86.32</text:p>
          </table:table-cell>
          <table:table-cell office:value-type="float" office:value="88203155814186.4">
            <text:p>88203155814186.4</text:p>
          </table:table-cell>
          <table:table-cell office:value-type="float" office:value="124.921543599553">
            <text:p>124.92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8.643030940004">
            <text:p>28.64</text:p>
          </table:table-cell>
          <table:table-cell office:value-type="float" office:value="30675457956376.5">
            <text:p>30675457956376.5</text:p>
          </table:table-cell>
          <table:table-cell office:value-type="float" office:value="141.954604317319">
            <text:p>141.9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3.7665592324497">
            <text:p>53.77</text:p>
          </table:table-cell>
          <table:table-cell office:value-type="float" office:value="16905623809827.6">
            <text:p>16905623809827.6</text:p>
          </table:table-cell>
          <table:table-cell office:value-type="float" office:value="85.0442901824687">
            <text:p>85.04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1.6904816711114">
            <text:p>81.69</text:p>
          </table:table-cell>
          <table:table-cell office:value-type="float" office:value="10168025964850.2">
            <text:p>10168025964850.2</text:p>
          </table:table-cell>
          <table:table-cell office:value-type="float" office:value="80.7528011433366">
            <text:p>80.75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.63898149944772">
            <text:p>3.64</text:p>
          </table:table-cell>
          <table:table-cell office:value-type="float" office:value="5800077792585.72">
            <text:p>5800077792585.72</text:p>
          </table:table-cell>
          <table:table-cell office:value-type="float" office:value="53.5368052013697">
            <text:p>53.54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9.5313864706942">
            <text:p>99.53</text:p>
          </table:table-cell>
          <table:table-cell office:value-type="float" office:value="2446433756107.82">
            <text:p>2446433756107.82</text:p>
          </table:table-cell>
          <table:table-cell office:value-type="float" office:value="71.8672487012563">
            <text:p>71.8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4.9744523939747">
            <text:p>14.97</text:p>
          </table:table-cell>
          <table:table-cell office:value-type="float" office:value="472074487131.571">
            <text:p>472074487131.57</text:p>
          </table:table-cell>
          <table:table-cell office:value-type="float" office:value="78.4656489128944">
            <text:p>78.4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3.3453414920198">
            <text:p>13.35</text:p>
          </table:table-cell>
          <table:table-cell office:value-type="float" office:value="3300091891843.43">
            <text:p>3300091891843.43</text:p>
          </table:table-cell>
          <table:table-cell office:value-type="float" office:value="45.4815360680382">
            <text:p>45.4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.87610843782427">
            <text:p>1.88</text:p>
          </table:table-cell>
          <table:table-cell office:value-type="float" office:value="6340159222223.45">
            <text:p>6340159222223.45</text:p>
          </table:table-cell>
          <table:table-cell office:value-type="float" office:value="60.6066171601343">
            <text:p>60.6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47.454603207847">
            <text:p>147.45</text:p>
          </table:table-cell>
          <table:table-cell office:value-type="float" office:value="9993029116619.96">
            <text:p>9993029116619.96</text:p>
          </table:table-cell>
          <table:table-cell office:value-type="float" office:value="66.3209318152734">
            <text:p>66.3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23.43751199203">
            <text:p>123.44</text:p>
          </table:table-cell>
          <table:table-cell office:value-type="float" office:value="15007362227536.9">
            <text:p>15007362227536.9</text:p>
          </table:table-cell>
          <table:table-cell office:value-type="float" office:value="33.828069689711">
            <text:p>33.8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66.727119947669">
            <text:p>266.73</text:p>
          </table:table-cell>
          <table:table-cell office:value-type="float" office:value="23274099422749.7">
            <text:p>23274099422749.7</text:p>
          </table:table-cell>
          <table:table-cell office:value-type="float" office:value="55.1077063716137">
            <text:p>55.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7.8630418982015">
            <text:p>57.86</text:p>
          </table:table-cell>
          <table:table-cell office:value-type="float" office:value="41944487124680.2">
            <text:p>41944487124680.2</text:p>
          </table:table-cell>
          <table:table-cell office:value-type="float" office:value="7.80927817671628">
            <text:p>7.8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5.0898519291115">
            <text:p>55.09</text:p>
          </table:table-cell>
          <table:table-cell office:value-type="float" office:value="147846764773866">
            <text:p>147846764773866</text:p>
          </table:table-cell>
          <table:table-cell office:value-type="float" office:value="18.7570360759133">
            <text:p>18.7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87.0043074119834">
            <text:p>87</text:p>
          </table:table-cell>
          <table:table-cell office:value-type="float" office:value="102138053910616">
            <text:p>102138053910616</text:p>
          </table:table-cell>
          <table:table-cell office:value-type="float" office:value="45.1398220057954">
            <text:p>45.14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9.0810419502731">
            <text:p>49.08</text:p>
          </table:table-cell>
          <table:table-cell office:value-type="float" office:value="36967124416868.1">
            <text:p>36967124416868.1</text:p>
          </table:table-cell>
          <table:table-cell office:value-type="float" office:value="6.7001116066796">
            <text:p>6.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2.108692690391">
            <text:p>42.11</text:p>
          </table:table-cell>
          <table:table-cell office:value-type="float" office:value="21576371826602.1">
            <text:p>21576371826602.1</text:p>
          </table:table-cell>
          <table:table-cell office:value-type="float" office:value="35.999889914055">
            <text:p>36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2.3772990347009">
            <text:p>92.38</text:p>
          </table:table-cell>
          <table:table-cell office:value-type="float" office:value="14379671859864.7">
            <text:p>14379671859864.7</text:p>
          </table:table-cell>
          <table:table-cell office:value-type="float" office:value="75.8332602482082">
            <text:p>75.83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.0604714813474">
            <text:p>19.06</text:p>
          </table:table-cell>
          <table:table-cell office:value-type="float" office:value="10015744189923.5">
            <text:p>10015744189923.5</text:p>
          </table:table-cell>
          <table:table-cell office:value-type="float" office:value="0.0972668086639547">
            <text:p>0.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.68757436562884">
            <text:p>3.69</text:p>
          </table:table-cell>
          <table:table-cell office:value-type="float" office:value="6951351610011.82">
            <text:p>6951351610011.82</text:p>
          </table:table-cell>
          <table:table-cell office:value-type="float" office:value="132.966053311382">
            <text:p>132.97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9.251431492482">
            <text:p>179.25</text:p>
          </table:table-cell>
          <table:table-cell office:value-type="float" office:value="4576094154081.08">
            <text:p>4576094154081.08</text:p>
          </table:table-cell>
          <table:table-cell office:value-type="float" office:value="9.29539345201247">
            <text:p>9.3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7.5565635062767">
            <text:p>37.56</text:p>
          </table:table-cell>
          <table:table-cell office:value-type="float" office:value="2592765152965.13">
            <text:p>2592765152965.13</text:p>
          </table:table-cell>
          <table:table-cell office:value-type="float" office:value="63.1337840039807">
            <text:p>63.1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6133855125038">
            <text:p>13.61</text:p>
          </table:table-cell>
          <table:table-cell office:value-type="float" office:value="832483493229.583">
            <text:p>832483493229.58</text:p>
          </table:table-cell>
          <table:table-cell office:value-type="float" office:value="46.8127188528862">
            <text:p>46.8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2.0420423020595">
            <text:p>22.04</text:p>
          </table:table-cell>
          <table:table-cell office:value-type="float" office:value="815965425202.001">
            <text:p>815965425202</text:p>
          </table:table-cell>
          <table:table-cell office:value-type="float" office:value="117.235472411007">
            <text:p>117.2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2.1501664178467">
            <text:p>32.15</text:p>
          </table:table-cell>
          <table:table-cell office:value-type="float" office:value="2438980472162.95">
            <text:p>2438980472162.95</text:p>
          </table:table-cell>
          <table:table-cell office:value-type="float" office:value="81.543916363545">
            <text:p>81.54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42.723359049996">
            <text:p>442.72</text:p>
          </table:table-cell>
          <table:table-cell office:value-type="float" office:value="4117644206704.52">
            <text:p>4117644206704.52</text:p>
          </table:table-cell>
          <table:table-cell office:value-type="float" office:value="86.9880336422439">
            <text:p>86.99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0.6294368772076">
            <text:p>60.63</text:p>
          </table:table-cell>
          <table:table-cell office:value-type="float" office:value="5944367208774.51">
            <text:p>5944367208774.51</text:p>
          </table:table-cell>
          <table:table-cell office:value-type="float" office:value="11.7215262059104">
            <text:p>11.7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.2417304471889">
            <text:p>26.24</text:p>
          </table:table-cell>
          <table:table-cell office:value-type="float" office:value="8044446235637.52">
            <text:p>8044446235637.52</text:p>
          </table:table-cell>
          <table:table-cell office:value-type="float" office:value="94.6953429259028">
            <text:p>94.7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7.3438547232588">
            <text:p>47.34</text:p>
          </table:table-cell>
          <table:table-cell office:value-type="float" office:value="10614414116577.1">
            <text:p>10614414116577.1</text:p>
          </table:table-cell>
          <table:table-cell office:value-type="float" office:value="42.7331642334207">
            <text:p>42.7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6.4832255266633">
            <text:p>16.48</text:p>
          </table:table-cell>
          <table:table-cell office:value-type="float" office:value="14006080965783.8">
            <text:p>14006080965783.8</text:p>
          </table:table-cell>
          <table:table-cell office:value-type="float" office:value="48.3528422339587">
            <text:p>48.3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1.824166502004">
            <text:p>21.82</text:p>
          </table:table-cell>
          <table:table-cell office:value-type="float" office:value="18947093854281.6">
            <text:p>18947093854281.6</text:p>
          </table:table-cell>
          <table:table-cell office:value-type="float" office:value="32.3585827227056">
            <text:p>32.3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5.8232212944886">
            <text:p>35.82</text:p>
          </table:table-cell>
          <table:table-cell office:value-type="float" office:value="27265703894381">
            <text:p>27265703894381</text:p>
          </table:table-cell>
          <table:table-cell office:value-type="float" office:value="66.4090638993693">
            <text:p>66.4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2.9266688347437">
            <text:p>22.93</text:p>
          </table:table-cell>
          <table:table-cell office:value-type="float" office:value="45312009341069.1">
            <text:p>45312009341069.1</text:p>
          </table:table-cell>
          <table:table-cell office:value-type="float" office:value="186.745896303507">
            <text:p>186.75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7.1478587514748">
            <text:p>37.15</text:p>
          </table:table-cell>
          <table:table-cell office:value-type="float" office:value="120965038463077">
            <text:p>120965038463077</text:p>
          </table:table-cell>
          <table:table-cell office:value-type="float" office:value="62.5795669584605">
            <text:p>62.58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9.6287828759055">
            <text:p>19.63</text:p>
          </table:table-cell>
          <table:table-cell office:value-type="float" office:value="190321801619262">
            <text:p>190321801619262</text:p>
          </table:table-cell>
          <table:table-cell office:value-type="float" office:value="83.3415506705802">
            <text:p>83.34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1.9972796759638">
            <text:p>22</text:p>
          </table:table-cell>
          <table:table-cell office:value-type="float" office:value="52790688299083">
            <text:p>52790688299083</text:p>
          </table:table-cell>
          <table:table-cell office:value-type="float" office:value="28.0118671354125">
            <text:p>28.0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6.5005924271805">
            <text:p>66.5</text:p>
          </table:table-cell>
          <table:table-cell office:value-type="float" office:value="30087193144930.9">
            <text:p>30087193144930.9</text:p>
          </table:table-cell>
          <table:table-cell office:value-type="float" office:value="203.589085473286">
            <text:p>203.5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.06332598718051">
            <text:p>8.06</text:p>
          </table:table-cell>
          <table:table-cell office:value-type="float" office:value="20567177553010.5">
            <text:p>20567177553010.5</text:p>
          </table:table-cell>
          <table:table-cell office:value-type="float" office:value="27.5127824128928">
            <text:p>27.5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4.3672851123871">
            <text:p>14.37</text:p>
          </table:table-cell>
          <table:table-cell office:value-type="float" office:value="15221988143561.9">
            <text:p>15221988143561.9</text:p>
          </table:table-cell>
          <table:table-cell office:value-type="float" office:value="53.5335261323276">
            <text:p>53.5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0.2093186127709">
            <text:p>70.21</text:p>
          </table:table-cell>
          <table:table-cell office:value-type="float" office:value="11728095232731.5">
            <text:p>11728095232731.5</text:p>
          </table:table-cell>
          <table:table-cell office:value-type="float" office:value="68.8000000977133">
            <text:p>68.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7.0564801109683">
            <text:p>37.06</text:p>
          </table:table-cell>
          <table:table-cell office:value-type="float" office:value="9215270680086.81">
            <text:p>9215270680086.81</text:p>
          </table:table-cell>
          <table:table-cell office:value-type="float" office:value="91.4447957500443">
            <text:p>91.4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7.4085974992758">
            <text:p>37.41</text:p>
          </table:table-cell>
          <table:table-cell office:value-type="float" office:value="7283112053905.09">
            <text:p>7283112053905.09</text:p>
          </table:table-cell>
          <table:table-cell office:value-type="float" office:value="104.440626390653">
            <text:p>104.44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.90836986949527">
            <text:p>4.91</text:p>
          </table:table-cell>
          <table:table-cell office:value-type="float" office:value="5720933580938.15">
            <text:p>5720933580938.15</text:p>
          </table:table-cell>
          <table:table-cell office:value-type="float" office:value="68.4177246067518">
            <text:p>68.4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.80435122611515">
            <text:p>3.8</text:p>
          </table:table-cell>
          <table:table-cell office:value-type="float" office:value="4406615200701.04">
            <text:p>4406615200701.04</text:p>
          </table:table-cell>
          <table:table-cell office:value-type="float" office:value="48.1232488714077">
            <text:p>48.1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5.89927211565679">
            <text:p>5.9</text:p>
          </table:table-cell>
          <table:table-cell office:value-type="float" office:value="3263820162448.03">
            <text:p>3263820162448.03</text:p>
          </table:table-cell>
          <table:table-cell office:value-type="float" office:value="94.2101347061315">
            <text:p>94.21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0.0825463549238">
            <text:p>10.08</text:p>
          </table:table-cell>
          <table:table-cell office:value-type="float" office:value="2241694173056.8">
            <text:p>2241694173056.8</text:p>
          </table:table-cell>
          <table:table-cell office:value-type="float" office:value="20.2352853942548">
            <text:p>20.2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8.79455657283575">
            <text:p>8.79</text:p>
          </table:table-cell>
          <table:table-cell office:value-type="float" office:value="1304327400131.56">
            <text:p>1304327400131.56</text:p>
          </table:table-cell>
          <table:table-cell office:value-type="float" office:value="13.3304551248246">
            <text:p>13.33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.1420755863309">
            <text:p>13.14</text:p>
          </table:table-cell>
          <table:table-cell office:value-type="float" office:value="424853022283.776">
            <text:p>424853022283.78</text:p>
          </table:table-cell>
          <table:table-cell office:value-type="float" office:value="80.4317275799525">
            <text:p>80.43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.0529047753145">
            <text:p>10.05</text:p>
          </table:table-cell>
          <table:table-cell office:value-type="float" office:value="418103789624.982">
            <text:p>418103789624.98</text:p>
          </table:table-cell>
          <table:table-cell office:value-type="float" office:value="88.0808965221118">
            <text:p>88.08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.0449702289694">
            <text:p>22.04</text:p>
          </table:table-cell>
          <table:table-cell office:value-type="float" office:value="1242738438108.22">
            <text:p>1242738438108.22</text:p>
          </table:table-cell>
          <table:table-cell office:value-type="float" office:value="145.544769762386">
            <text:p>145.5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9.1678357506459">
            <text:p>79.17</text:p>
          </table:table-cell>
          <table:table-cell office:value-type="float" office:value="2065731421324.05">
            <text:p>2065731421324.05</text:p>
          </table:table-cell>
          <table:table-cell office:value-type="float" office:value="21.774811179073">
            <text:p>21.77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.12346851740815">
            <text:p>9.12</text:p>
          </table:table-cell>
          <table:table-cell office:value-type="float" office:value="2903616076133.69">
            <text:p>2903616076133.69</text:p>
          </table:table-cell>
          <table:table-cell office:value-type="float" office:value="62.1133193667102">
            <text:p>62.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.9209497280167">
            <text:p>14.92</text:p>
          </table:table-cell>
          <table:table-cell office:value-type="float" office:value="3774099352924.15">
            <text:p>3774099352924.15</text:p>
          </table:table-cell>
          <table:table-cell office:value-type="float" office:value="197.621507324388">
            <text:p>197.6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3.3744179404046">
            <text:p>13.37</text:p>
          </table:table-cell>
          <table:table-cell office:value-type="float" office:value="4697566513814.75">
            <text:p>4697566513814.75</text:p>
          </table:table-cell>
          <table:table-cell office:value-type="float" office:value="5.44186110419229">
            <text:p>5.4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.05568427932543">
            <text:p>2.06</text:p>
          </table:table-cell>
          <table:table-cell office:value-type="float" office:value="5699053461928.17">
            <text:p>5699053461928.17</text:p>
          </table:table-cell>
          <table:table-cell office:value-type="float" office:value="7.33241895620285">
            <text:p>7.33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344219425074519">
            <text:p>0.34</text:p>
          </table:table-cell>
          <table:table-cell office:value-type="float" office:value="6811119773654.82">
            <text:p>6811119773654.82</text:p>
          </table:table-cell>
          <table:table-cell office:value-type="float" office:value="48.8864384668813">
            <text:p>48.89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.11468415724539">
            <text:p>7.11</text:p>
          </table:table-cell>
          <table:table-cell office:value-type="float" office:value="8078379560096.72">
            <text:p>8078379560096.72</text:p>
          </table:table-cell>
          <table:table-cell office:value-type="float" office:value="83.7497792510456">
            <text:p>83.75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2.106758815904">
            <text:p>122.11</text:p>
          </table:table-cell>
          <table:table-cell office:value-type="float" office:value="9565140205542.84">
            <text:p>9565140205542.84</text:p>
          </table:table-cell>
          <table:table-cell office:value-type="float" office:value="184.008190307761">
            <text:p>184.01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0.2725005975719">
            <text:p>10.27</text:p>
          </table:table-cell>
          <table:table-cell office:value-type="float" office:value="11369152947622.8">
            <text:p>11369152947622.8</text:p>
          </table:table-cell>
          <table:table-cell office:value-type="float" office:value="110.538707314741">
            <text:p>110.5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2.3041076971123">
            <text:p>12.3</text:p>
          </table:table-cell>
          <table:table-cell office:value-type="float" office:value="13648242451746.8">
            <text:p>13648242451746.8</text:p>
          </table:table-cell>
          <table:table-cell office:value-type="float" office:value="78.6768786011489">
            <text:p>78.68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.2709618862775">
            <text:p>26.27</text:p>
          </table:table-cell>
          <table:table-cell office:value-type="float" office:value="16676674794376.6">
            <text:p>16676674794376.6</text:p>
          </table:table-cell>
          <table:table-cell office:value-type="float" office:value="99.7325868768519">
            <text:p>99.73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56.8733528421235">
            <text:p>56.87</text:p>
          </table:table-cell>
          <table:table-cell office:value-type="float" office:value="20979067202803.7">
            <text:p>20979067202803.7</text:p>
          </table:table-cell>
          <table:table-cell office:value-type="float" office:value="31.3789118347045">
            <text:p>31.3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1.4524937389446">
            <text:p>31.45</text:p>
          </table:table-cell>
          <table:table-cell office:value-type="float" office:value="27703547469406.8">
            <text:p>27703547469406.8</text:p>
          </table:table-cell>
          <table:table-cell office:value-type="float" office:value="19.0156725041597">
            <text:p>19.0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80.8044091675212">
            <text:p>80.8</text:p>
          </table:table-cell>
          <table:table-cell office:value-type="float" office:value="39944688130111.6">
            <text:p>39944688130111.6</text:p>
          </table:table-cell>
          <table:table-cell office:value-type="float" office:value="59.1938739818016">
            <text:p>59.19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.57465892089075">
            <text:p>3.57</text:p>
          </table:table-cell>
          <table:table-cell office:value-type="float" office:value="69915087029386.2">
            <text:p>69915087029386.2</text:p>
          </table:table-cell>
          <table:table-cell office:value-type="float" office:value="62.9417237228588">
            <text:p>62.94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6.68535093249978">
            <text:p>6.69</text:p>
          </table:table-cell>
          <table:table-cell office:value-type="float" office:value="266599158003294">
            <text:p>266599158003294</text:p>
          </table:table-cell>
          <table:table-cell office:value-type="float" office:value="33.877787135583">
            <text:p>33.88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5.652788161411">
            <text:p>35.65</text:p>
          </table:table-cell>
          <table:table-cell office:value-type="float" office:value="148028306930361">
            <text:p>148028306930361</text:p>
          </table:table-cell>
          <table:table-cell office:value-type="float" office:value="7.07945700617334">
            <text:p>7.0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2.3636296186219">
            <text:p>22.36</text:p>
          </table:table-cell>
          <table:table-cell office:value-type="float" office:value="57668711603563.9">
            <text:p>57668711603563.9</text:p>
          </table:table-cell>
          <table:table-cell office:value-type="float" office:value="76.9184924127576">
            <text:p>76.9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347975844926233">
            <text:p>0.03</text:p>
          </table:table-cell>
          <table:table-cell office:value-type="float" office:value="35555605328603.3">
            <text:p>35555605328603.3</text:p>
          </table:table-cell>
          <table:table-cell office:value-type="float" office:value="62.9212627949849">
            <text:p>62.92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5.5773859104374">
            <text:p>15.58</text:p>
          </table:table-cell>
          <table:table-cell office:value-type="float" office:value="25489054208280.5">
            <text:p>25489054208280.5</text:p>
          </table:table-cell>
          <table:table-cell office:value-type="float" office:value="14.179605654447">
            <text:p>14.18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12.158607928103">
            <text:p>312.16</text:p>
          </table:table-cell>
          <table:table-cell office:value-type="float" office:value="19687123326678.2">
            <text:p>19687123326678.2</text:p>
          </table:table-cell>
          <table:table-cell office:value-type="float" office:value="38.9205605176118">
            <text:p>38.92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1.0962379696819">
            <text:p>31.1</text:p>
          </table:table-cell>
          <table:table-cell office:value-type="float" office:value="15883877772104.8">
            <text:p>15883877772104.8</text:p>
          </table:table-cell>
          <table:table-cell office:value-type="float" office:value="116.313306998802">
            <text:p>116.3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.12513771072995">
            <text:p>4.13</text:p>
          </table:table-cell>
          <table:table-cell office:value-type="float" office:value="13177571608907.3">
            <text:p>13177571608907.3</text:p>
          </table:table-cell>
          <table:table-cell office:value-type="float" office:value="154.443092073179">
            <text:p>154.44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5.6209131491659">
            <text:p>35.62</text:p>
          </table:table-cell>
          <table:table-cell office:value-type="float" office:value="11138198965370.6">
            <text:p>11138198965370.6</text:p>
          </table:table-cell>
          <table:table-cell office:value-type="float" office:value="123.323301490831">
            <text:p>123.32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7.1830954158489">
            <text:p>17.18</text:p>
          </table:table-cell>
          <table:table-cell office:value-type="float" office:value="9534593642942.64">
            <text:p>9534593642942.64</text:p>
          </table:table-cell>
          <table:table-cell office:value-type="float" office:value="92.940737892588">
            <text:p>92.9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47.3361374464721">
            <text:p>47.34</text:p>
          </table:table-cell>
          <table:table-cell office:value-type="float" office:value="8231331132435.6">
            <text:p>8231331132435.6</text:p>
          </table:table-cell>
          <table:table-cell office:value-type="float" office:value="61.3915422635641">
            <text:p>61.39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6.7861543836934">
            <text:p>16.79</text:p>
          </table:table-cell>
          <table:table-cell office:value-type="float" office:value="7143751056679.93">
            <text:p>7143751056679.93</text:p>
          </table:table-cell>
          <table:table-cell office:value-type="float" office:value="77.5634612107764">
            <text:p>77.56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50.0356636625187">
            <text:p>50.04</text:p>
          </table:table-cell>
          <table:table-cell office:value-type="float" office:value="6216156539042.8">
            <text:p>6216156539042.8</text:p>
          </table:table-cell>
          <table:table-cell office:value-type="float" office:value="78.4047235270643">
            <text:p>78.4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94.5244696613152">
            <text:p>94.52</text:p>
          </table:table-cell>
          <table:table-cell office:value-type="float" office:value="5410358101171.59">
            <text:p>5410358101171.59</text:p>
          </table:table-cell>
          <table:table-cell office:value-type="float" office:value="47.9518839417828">
            <text:p>47.95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27.335281158229">
            <text:p>227.34</text:p>
          </table:table-cell>
          <table:table-cell office:value-type="float" office:value="4699254403654.22">
            <text:p>4699254403654.22</text:p>
          </table:table-cell>
          <table:table-cell office:value-type="float" office:value="16.7637140836694">
            <text:p>16.76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.50136684559425">
            <text:p>4.5</text:p>
          </table:table-cell>
          <table:table-cell office:value-type="float" office:value="4063041920869.73">
            <text:p>4063041920869.73</text:p>
          </table:table-cell>
          <table:table-cell office:value-type="float" office:value="53.107255107556">
            <text:p>53.11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23350179360519">
            <text:p>1.23</text:p>
          </table:table-cell>
          <table:table-cell office:value-type="float" office:value="3486877042623.65">
            <text:p>3486877042623.65</text:p>
          </table:table-cell>
          <table:table-cell office:value-type="float" office:value="118.120211234412">
            <text:p>118.1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.0837909437577">
            <text:p>10.08</text:p>
          </table:table-cell>
          <table:table-cell office:value-type="float" office:value="2959379596628.78">
            <text:p>2959379596628.78</text:p>
          </table:table-cell>
          <table:table-cell office:value-type="float" office:value="4.43762223005938">
            <text:p>4.44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.6931333817955">
            <text:p>10.69</text:p>
          </table:table-cell>
          <table:table-cell office:value-type="float" office:value="2471643794451.53">
            <text:p>2471643794451.53</text:p>
          </table:table-cell>
          <table:table-cell office:value-type="float" office:value="25.1124672232271">
            <text:p>25.11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59278155149906">
            <text:p>0.59</text:p>
          </table:table-cell>
          <table:table-cell office:value-type="float" office:value="2016565891851.58">
            <text:p>2016565891851.58</text:p>
          </table:table-cell>
          <table:table-cell office:value-type="float" office:value="50.2475289335607">
            <text:p>50.25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2.8565911824277">
            <text:p>32.86</text:p>
          </table:table-cell>
          <table:table-cell office:value-type="float" office:value="1588375474354.15">
            <text:p>1588375474354.15</text:p>
          </table:table-cell>
          <table:table-cell office:value-type="float" office:value="24.7233097940724">
            <text:p>24.7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3.6913380554072">
            <text:p>23.69</text:p>
          </table:table-cell>
          <table:table-cell office:value-type="float" office:value="1182301050196.68">
            <text:p>1182301050196.68</text:p>
          </table:table-cell>
          <table:table-cell office:value-type="float" office:value="50.8036541398079">
            <text:p>50.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4.0798452266327">
            <text:p>64.08</text:p>
          </table:table-cell>
          <table:table-cell office:value-type="float" office:value="794326192972.822">
            <text:p>794326192972.82</text:p>
          </table:table-cell>
          <table:table-cell office:value-type="float" office:value="44.2816725981413">
            <text:p>44.2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.14863440712854">
            <text:p>2.15</text:p>
          </table:table-cell>
          <table:table-cell office:value-type="float" office:value="421007856888.43">
            <text:p>421007856888.43</text:p>
          </table:table-cell>
          <table:table-cell office:value-type="float" office:value="72.9128132613495">
            <text:p>72.91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.02532663198564">
            <text:p>6.03</text:p>
          </table:table-cell>
          <table:table-cell office:value-type="float" office:value="59338000021.0709">
            <text:p>59338000021.07</text:p>
          </table:table-cell>
          <table:table-cell office:value-type="float" office:value="83.2487592627447">
            <text:p>83.25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9.65962089210581">
            <text:p>9.66</text:p>
          </table:table-cell>
          <table:table-cell office:value-type="float" office:value="293364340601.162">
            <text:p>293364340601.16</text:p>
          </table:table-cell>
          <table:table-cell office:value-type="float" office:value="40.8532328477599">
            <text:p>40.85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5025177964985">
            <text:p>0.55</text:p>
          </table:table-cell>
          <table:table-cell office:value-type="float" office:value="639539501685.905">
            <text:p>639539501685.91</text:p>
          </table:table-cell>
          <table:table-cell office:value-type="float" office:value="0.620997444346656">
            <text:p>0.6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4.2423560942446">
            <text:p>64.24</text:p>
          </table:table-cell>
          <table:table-cell office:value-type="float" office:value="981458632496.356">
            <text:p>981458632496.36</text:p>
          </table:table-cell>
          <table:table-cell office:value-type="float" office:value="102.633633421087">
            <text:p>102.63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.98459062823867">
            <text:p>1.98</text:p>
          </table:table-cell>
          <table:table-cell office:value-type="float" office:value="1321284923335.72">
            <text:p>1321284923335.72</text:p>
          </table:table-cell>
          <table:table-cell office:value-type="float" office:value="23.5796967306665">
            <text:p>23.58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.59911846069261">
            <text:p>7.6</text:p>
          </table:table-cell>
          <table:table-cell office:value-type="float" office:value="1661128357945.67">
            <text:p>1661128357945.67</text:p>
          </table:table-cell>
          <table:table-cell office:value-type="float" office:value="1.14074363704547">
            <text:p>1.1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49.670475599583">
            <text:p>49.67</text:p>
          </table:table-cell>
          <table:table-cell office:value-type="float" office:value="2003097069922.51">
            <text:p>2003097069922.51</text:p>
          </table:table-cell>
          <table:table-cell office:value-type="float" office:value="58.0639767184074">
            <text:p>58.0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4.1327276182374">
            <text:p>24.13</text:p>
          </table:table-cell>
          <table:table-cell office:value-type="float" office:value="2349348028769.44">
            <text:p>2349348028769.44</text:p>
          </table:table-cell>
          <table:table-cell office:value-type="float" office:value="14.2554913361916">
            <text:p>14.26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9.7664078869947">
            <text:p>79.77</text:p>
          </table:table-cell>
          <table:table-cell office:value-type="float" office:value="2702139691042.23">
            <text:p>2702139691042.23</text:p>
          </table:table-cell>
          <table:table-cell office:value-type="float" office:value="9.93673694901702">
            <text:p>9.94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1.298902523323">
            <text:p>41.3</text:p>
          </table:table-cell>
          <table:table-cell office:value-type="float" office:value="3063889388316.44">
            <text:p>3063889388316.44</text:p>
          </table:table-cell>
          <table:table-cell office:value-type="float" office:value="86.5262488625895">
            <text:p>86.53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89.6859057755937">
            <text:p>89.69</text:p>
          </table:table-cell>
          <table:table-cell office:value-type="float" office:value="3437238628932.57">
            <text:p>3437238628932.57</text:p>
          </table:table-cell>
          <table:table-cell office:value-type="float" office:value="3.80277506675376">
            <text:p>3.8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.779302676376">
            <text:p>5.78</text:p>
          </table:table-cell>
          <table:table-cell office:value-type="float" office:value="3825130184738.12">
            <text:p>3825130184738.12</text:p>
          </table:table-cell>
          <table:table-cell office:value-type="float" office:value="30.3175795517949">
            <text:p>30.32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8.018361408477">
            <text:p>8.02</text:p>
          </table:table-cell>
          <table:table-cell office:value-type="float" office:value="4230901954593.88">
            <text:p>4230901954593.88</text:p>
          </table:table-cell>
          <table:table-cell office:value-type="float" office:value="43.9097997233082">
            <text:p>43.91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5.9179721272912">
            <text:p>25.92</text:p>
          </table:table-cell>
          <table:table-cell office:value-type="float" office:value="4658404271759.36">
            <text:p>4658404271759.36</text:p>
          </table:table-cell>
          <table:table-cell office:value-type="float" office:value="12.0454949279083">
            <text:p>12.0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8.9249709961421">
            <text:p>38.92</text:p>
          </table:table-cell>
          <table:table-cell office:value-type="float" office:value="5112149855824.45">
            <text:p>5112149855824.45</text:p>
          </table:table-cell>
          <table:table-cell office:value-type="float" office:value="101.944785570798">
            <text:p>101.9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2.9862935456476">
            <text:p>12.99</text:p>
          </table:table-cell>
          <table:table-cell office:value-type="float" office:value="5597509412191.87">
            <text:p>5597509412191.87</text:p>
          </table:table-cell>
          <table:table-cell office:value-type="float" office:value="67.9437768429813">
            <text:p>67.94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4.8783140554748">
            <text:p>34.88</text:p>
          </table:table-cell>
          <table:table-cell office:value-type="float" office:value="6120971692527.33">
            <text:p>6120971692527.33</text:p>
          </table:table-cell>
          <table:table-cell office:value-type="float" office:value="69.4373330982159">
            <text:p>69.4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8.59278345041609">
            <text:p>8.59</text:p>
          </table:table-cell>
          <table:table-cell office:value-type="float" office:value="6690495831472.99">
            <text:p>6690495831472.99</text:p>
          </table:table-cell>
          <table:table-cell office:value-type="float" office:value="26.8398039293742">
            <text:p>26.84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23.14185279996">
            <text:p>323.14</text:p>
          </table:table-cell>
          <table:table-cell office:value-type="float" office:value="7315998040827.24">
            <text:p>7315998040827.24</text:p>
          </table:table-cell>
          <table:table-cell office:value-type="float" office:value="7.86321554073154">
            <text:p>7.86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7.6130363449693">
            <text:p>17.61</text:p>
          </table:table-cell>
          <table:table-cell office:value-type="float" office:value="8010037874902.48">
            <text:p>8010037874902.48</text:p>
          </table:table-cell>
          <table:table-cell office:value-type="float" office:value="30.1082929571214">
            <text:p>30.11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6.41599838882453">
            <text:p>6.42</text:p>
          </table:table-cell>
          <table:table-cell office:value-type="float" office:value="8788807853564.48">
            <text:p>8788807853564.48</text:p>
          </table:table-cell>
          <table:table-cell office:value-type="float" office:value="122.307495534771">
            <text:p>122.3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24.43364911854">
            <text:p>224.43</text:p>
          </table:table-cell>
          <table:table-cell office:value-type="float" office:value="9673596609499.49">
            <text:p>9673596609499.49</text:p>
          </table:table-cell>
          <table:table-cell office:value-type="float" office:value="81.5951696846536">
            <text:p>81.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61.6651590429866">
            <text:p>61.67</text:p>
          </table:table-cell>
          <table:table-cell office:value-type="float" office:value="10693014023070.2">
            <text:p>10693014023070.2</text:p>
          </table:table-cell>
          <table:table-cell office:value-type="float" office:value="114.938401424753">
            <text:p>114.94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9.0966366587763">
            <text:p>29.1</text:p>
          </table:table-cell>
          <table:table-cell office:value-type="float" office:value="11886486576501.9">
            <text:p>11886486576501.9</text:p>
          </table:table-cell>
          <table:table-cell office:value-type="float" office:value="159.207083195344">
            <text:p>159.2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31.4766201458934">
            <text:p>31.48</text:p>
          </table:table-cell>
          <table:table-cell office:value-type="float" office:value="13309959068218.8">
            <text:p>13309959068218.8</text:p>
          </table:table-cell>
          <table:table-cell office:value-type="float" office:value="9.46001261124545">
            <text:p>9.4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62.8248843956298">
            <text:p>62.82</text:p>
          </table:table-cell>
          <table:table-cell office:value-type="float" office:value="15045619899973.9">
            <text:p>15045619899973.9</text:p>
          </table:table-cell>
          <table:table-cell office:value-type="float" office:value="63.8251339895956">
            <text:p>63.83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6.93870340380187">
            <text:p>6.94</text:p>
          </table:table-cell>
          <table:table-cell office:value-type="float" office:value="17219405441794.9">
            <text:p>17219405441794.9</text:p>
          </table:table-cell>
          <table:table-cell office:value-type="float" office:value="129.682055752901">
            <text:p>129.68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56.0622084651512">
            <text:p>56.06</text:p>
          </table:table-cell>
          <table:table-cell office:value-type="float" office:value="20034661130127.3">
            <text:p>20034661130127.3</text:p>
          </table:table-cell>
          <table:table-cell office:value-type="float" office:value="61.5332237705854">
            <text:p>61.53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.95102304538714">
            <text:p>6.95</text:p>
          </table:table-cell>
          <table:table-cell office:value-type="float" office:value="23842522587998.3">
            <text:p>23842522587998.3</text:p>
          </table:table-cell>
          <table:table-cell office:value-type="float" office:value="22.0931041377945">
            <text:p>22.09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9.2909994498505">
            <text:p>29.29</text:p>
          </table:table-cell>
          <table:table-cell office:value-type="float" office:value="29306136992205.2">
            <text:p>29306136992205.2</text:p>
          </table:table-cell>
          <table:table-cell office:value-type="float" office:value="72.9801076924133">
            <text:p>72.98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98.1494895052346">
            <text:p>98.15</text:p>
          </table:table-cell>
          <table:table-cell office:value-type="float" office:value="37846405381322.3">
            <text:p>37846405381322.3</text:p>
          </table:table-cell>
          <table:table-cell office:value-type="float" office:value="2.42119931274831">
            <text:p>2.42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7.0343504306547">
            <text:p>17.03</text:p>
          </table:table-cell>
          <table:table-cell office:value-type="float" office:value="53157504783177.2">
            <text:p>53157504783177.2</text:p>
          </table:table-cell>
          <table:table-cell office:value-type="float" office:value="80.3050866324723">
            <text:p>80.31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4.213313135071">
            <text:p>24.21</text:p>
          </table:table-cell>
          <table:table-cell office:value-type="float" office:value="88784496343230.8">
            <text:p>88784496343230.8</text:p>
          </table:table-cell>
          <table:table-cell office:value-type="float" office:value="3.20933531357793">
            <text:p>3.2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.5898013817016">
            <text:p>11.59</text:p>
          </table:table-cell>
          <table:table-cell office:value-type="float" office:value="266632224325252">
            <text:p>266632224325252</text:p>
          </table:table-cell>
          <table:table-cell office:value-type="float" office:value="25.8989949129932">
            <text:p>25.9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54.3764751437857">
            <text:p>54.38</text:p>
          </table:table-cell>
          <table:table-cell office:value-type="float" office:value="266632567041817">
            <text:p>266632567041817</text:p>
          </table:table-cell>
          <table:table-cell office:value-type="float" office:value="5.11345287801464">
            <text:p>5.11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.1053380796741">
            <text:p>3.11</text:p>
          </table:table-cell>
          <table:table-cell office:value-type="float" office:value="88787582369592.4">
            <text:p>88787582369592.4</text:p>
          </table:table-cell>
          <table:table-cell office:value-type="float" office:value="80.6279647850406">
            <text:p>80.63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.83828730362996">
            <text:p>7.84</text:p>
          </table:table-cell>
          <table:table-cell office:value-type="float" office:value="53166085859797">
            <text:p>53166085859797</text:p>
          </table:table-cell>
          <table:table-cell office:value-type="float" office:value="57.2345732723875">
            <text:p>57.23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8.92456305411952">
            <text:p>8.92</text:p>
          </table:table-cell>
          <table:table-cell office:value-type="float" office:value="37863250181801.1">
            <text:p>37863250181801.1</text:p>
          </table:table-cell>
          <table:table-cell office:value-type="float" office:value="18.5481391163955">
            <text:p>18.55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6.2608554431364">
            <text:p>26.26</text:p>
          </table:table-cell>
          <table:table-cell office:value-type="float" office:value="29334039772581.8">
            <text:p>29334039772581.8</text:p>
          </table:table-cell>
          <table:table-cell office:value-type="float" office:value="4.07080763148407">
            <text:p>4.07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8.956687581051">
            <text:p>38.96</text:p>
          </table:table-cell>
          <table:table-cell office:value-type="float" office:value="23884312056934.1">
            <text:p>23884312056934.1</text:p>
          </table:table-cell>
          <table:table-cell office:value-type="float" office:value="107.522383821549">
            <text:p>107.52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9.5378167224897">
            <text:p>19.54</text:p>
          </table:table-cell>
          <table:table-cell office:value-type="float" office:value="20093209622292">
            <text:p>20093209622292</text:p>
          </table:table-cell>
          <table:table-cell office:value-type="float" office:value="47.1482063759337">
            <text:p>47.1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3.35096504941197">
            <text:p>3.35</text:p>
          </table:table-cell>
          <table:table-cell office:value-type="float" office:value="17297638477346.7">
            <text:p>17297638477346.7</text:p>
          </table:table-cell>
          <table:table-cell office:value-type="float" office:value="4.52612531458619">
            <text:p>4.53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6.71989295936694">
            <text:p>6.72</text:p>
          </table:table-cell>
          <table:table-cell office:value-type="float" office:value="15146526222785.3">
            <text:p>15146526222785.3</text:p>
          </table:table-cell>
          <table:table-cell office:value-type="float" office:value="31.4862656374725">
            <text:p>31.49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.25794339207406">
            <text:p>7.26</text:p>
          </table:table-cell>
          <table:table-cell office:value-type="float" office:value="13436601264006">
            <text:p>13436601264006</text:p>
          </table:table-cell>
          <table:table-cell office:value-type="float" office:value="44.1305110983743">
            <text:p>44.13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3.092153500085">
            <text:p>23.09</text:p>
          </table:table-cell>
          <table:table-cell office:value-type="float" office:value="12042012380198.6">
            <text:p>12042012380198.6</text:p>
          </table:table-cell>
          <table:table-cell office:value-type="float" office:value="0.26930004728425">
            <text:p>0.27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.9834036040127">
            <text:p>1.98</text:p>
          </table:table-cell>
          <table:table-cell office:value-type="float" office:value="10880668441154.9">
            <text:p>10880668441154.9</text:p>
          </table:table-cell>
          <table:table-cell office:value-type="float" office:value="170.909018697482">
            <text:p>170.91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9.1865721090543">
            <text:p>19.19</text:p>
          </table:table-cell>
          <table:table-cell office:value-type="float" office:value="9896734994809.52">
            <text:p>9896734994809.52</text:p>
          </table:table-cell>
          <table:table-cell office:value-type="float" office:value="60.1389711169881">
            <text:p>60.14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3.5067927769218">
            <text:p>13.51</text:p>
          </table:table-cell>
          <table:table-cell office:value-type="float" office:value="9050910094471.45">
            <text:p>9050910094471.45</text:p>
          </table:table-cell>
          <table:table-cell office:value-type="float" office:value="55.3373397492164">
            <text:p>55.34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5.9869451537944">
            <text:p>15.99</text:p>
          </table:table-cell>
          <table:table-cell office:value-type="float" office:value="8314723874860.78">
            <text:p>8314723874860.78</text:p>
          </table:table-cell>
          <table:table-cell office:value-type="float" office:value="35.0171021493113">
            <text:p>35.0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.32649873489133">
            <text:p>7.33</text:p>
          </table:table-cell>
          <table:table-cell office:value-type="float" office:value="7667044702992.04">
            <text:p>7667044702992.04</text:p>
          </table:table-cell>
          <table:table-cell office:value-type="float" office:value="42.9906078347741">
            <text:p>42.99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8.8448348300662">
            <text:p>28.84</text:p>
          </table:table-cell>
          <table:table-cell office:value-type="float" office:value="7091855785309.88">
            <text:p>7091855785309.88</text:p>
          </table:table-cell>
          <table:table-cell office:value-type="float" office:value="32.3131427932172">
            <text:p>32.31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22.2882071759554">
            <text:p>22.29</text:p>
          </table:table-cell>
          <table:table-cell office:value-type="float" office:value="6576794049615.05">
            <text:p>6576794049615.05</text:p>
          </table:table-cell>
          <table:table-cell office:value-type="float" office:value="62.8710233723141">
            <text:p>62.87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5.858698892979">
            <text:p>25.86</text:p>
          </table:table-cell>
          <table:table-cell office:value-type="float" office:value="6112162876780.96">
            <text:p>6112162876780.96</text:p>
          </table:table-cell>
          <table:table-cell office:value-type="float" office:value="73.9473589743352">
            <text:p>73.9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4.0906916697876">
            <text:p>24.09</text:p>
          </table:table-cell>
          <table:table-cell office:value-type="float" office:value="5690248583074.08">
            <text:p>5690248583074.08</text:p>
          </table:table-cell>
          <table:table-cell office:value-type="float" office:value="16.8352163699119">
            <text:p>16.84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5.0308383999965">
            <text:p>15.03</text:p>
          </table:table-cell>
          <table:table-cell office:value-type="float" office:value="5304836935513">
            <text:p>5304836935513</text:p>
          </table:table-cell>
          <table:table-cell office:value-type="float" office:value="74.7867042505602">
            <text:p>74.79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1.5365937735547">
            <text:p>11.54</text:p>
          </table:table-cell>
          <table:table-cell office:value-type="float" office:value="4950864573524.37">
            <text:p>4950864573524.37</text:p>
          </table:table-cell>
          <table:table-cell office:value-type="float" office:value="19.6911541745407">
            <text:p>19.69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7.3673273538656">
            <text:p>17.37</text:p>
          </table:table-cell>
          <table:table-cell office:value-type="float" office:value="4624163368257.04">
            <text:p>4624163368257.04</text:p>
          </table:table-cell>
          <table:table-cell office:value-type="float" office:value="22.2277914892671">
            <text:p>22.23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80.9111851324627">
            <text:p>80.91</text:p>
          </table:table-cell>
          <table:table-cell office:value-type="float" office:value="4321270035630.77">
            <text:p>4321270035630.77</text:p>
          </table:table-cell>
          <table:table-cell office:value-type="float" office:value="16.5894321770774">
            <text:p>16.5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.25212706767109">
            <text:p>3.25</text:p>
          </table:table-cell>
          <table:table-cell office:value-type="float" office:value="4039282360152.63">
            <text:p>4039282360152.63</text:p>
          </table:table-cell>
          <table:table-cell office:value-type="float" office:value="92.8555867219367">
            <text:p>92.86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7.5511745140203">
            <text:p>37.55</text:p>
          </table:table-cell>
          <table:table-cell office:value-type="float" office:value="3775749236227.03">
            <text:p>3775749236227.03</text:p>
          </table:table-cell>
          <table:table-cell office:value-type="float" office:value="50.855269991018">
            <text:p>50.86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80.4224426025064">
            <text:p>80.42</text:p>
          </table:table-cell>
          <table:table-cell office:value-type="float" office:value="3528585592069.13">
            <text:p>3528585592069.13</text:p>
          </table:table-cell>
          <table:table-cell office:value-type="float" office:value="89.2862762795677">
            <text:p>89.29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9.30490856479939">
            <text:p>9.3</text:p>
          </table:table-cell>
          <table:table-cell office:value-type="float" office:value="3296005864957.84">
            <text:p>3296005864957.84</text:p>
          </table:table-cell>
          <table:table-cell office:value-type="float" office:value="0.201164921510364">
            <text:p>0.2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7.8501259388059">
            <text:p>37.85</text:p>
          </table:table-cell>
          <table:table-cell office:value-type="float" office:value="3076471470342.06">
            <text:p>3076471470342.06</text:p>
          </table:table-cell>
          <table:table-cell office:value-type="float" office:value="103.034629625242">
            <text:p>103.0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60.593262291906">
            <text:p>260.59</text:p>
          </table:table-cell>
          <table:table-cell office:value-type="float" office:value="2868648944916.18">
            <text:p>2868648944916.18</text:p>
          </table:table-cell>
          <table:table-cell office:value-type="float" office:value="25.9592750642207">
            <text:p>25.96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7.800371529272">
            <text:p>17.8</text:p>
          </table:table-cell>
          <table:table-cell office:value-type="float" office:value="2671376315661.95">
            <text:p>2671376315661.95</text:p>
          </table:table-cell>
          <table:table-cell office:value-type="float" office:value="52.6064079139763">
            <text:p>52.61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6.3901329804885">
            <text:p>26.39</text:p>
          </table:table-cell>
          <table:table-cell office:value-type="float" office:value="2483635860495.91">
            <text:p>2483635860495.91</text:p>
          </table:table-cell>
          <table:table-cell office:value-type="float" office:value="54.5577797524745">
            <text:p>54.56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0.111809345514">
            <text:p>10.11</text:p>
          </table:table-cell>
          <table:table-cell office:value-type="float" office:value="2304531895089.49">
            <text:p>2304531895089.49</text:p>
          </table:table-cell>
          <table:table-cell office:value-type="float" office:value="90.4951919905719">
            <text:p>90.5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2.1726471128368">
            <text:p>22.17</text:p>
          </table:table-cell>
          <table:table-cell office:value-type="float" office:value="2133272523554.6">
            <text:p>2133272523554.6</text:p>
          </table:table-cell>
          <table:table-cell office:value-type="float" office:value="92.3553009066978">
            <text:p>92.36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7.8344942704696">
            <text:p>47.83</text:p>
          </table:table-cell>
          <table:table-cell office:value-type="float" office:value="1969154557302.52">
            <text:p>1969154557302.52</text:p>
          </table:table-cell>
          <table:table-cell office:value-type="float" office:value="28.780235928352">
            <text:p>28.78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.77779974275967">
            <text:p>1.78</text:p>
          </table:table-cell>
          <table:table-cell office:value-type="float" office:value="1811550972699.2">
            <text:p>1811550972699.2</text:p>
          </table:table-cell>
          <table:table-cell office:value-type="float" office:value="3.58142099818399">
            <text:p>3.58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3.7229065410883">
            <text:p>13.72</text:p>
          </table:table-cell>
          <table:table-cell office:value-type="float" office:value="1659900422001.87">
            <text:p>1659900422001.87</text:p>
          </table:table-cell>
          <table:table-cell office:value-type="float" office:value="91.3320073838867">
            <text:p>91.33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8.5784483649865">
            <text:p>28.58</text:p>
          </table:table-cell>
          <table:table-cell office:value-type="float" office:value="1513698414328.74">
            <text:p>1513698414328.74</text:p>
          </table:table-cell>
          <table:table-cell office:value-type="float" office:value="97.5660047042537">
            <text:p>97.57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5.9214266125896">
            <text:p>15.92</text:p>
          </table:table-cell>
          <table:table-cell office:value-type="float" office:value="1372489861719.8">
            <text:p>1372489861719.8</text:p>
          </table:table-cell>
          <table:table-cell office:value-type="float" office:value="78.3963952946237">
            <text:p>78.4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2.6303257713458">
            <text:p>12.63</text:p>
          </table:table-cell>
          <table:table-cell office:value-type="float" office:value="1235862748626.73">
            <text:p>1235862748626.73</text:p>
          </table:table-cell>
          <table:table-cell office:value-type="float" office:value="19.8130216823566">
            <text:p>19.8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0.1095891608542">
            <text:p>10.11</text:p>
          </table:table-cell>
          <table:table-cell office:value-type="float" office:value="1103442730530.13">
            <text:p>1103442730530.13</text:p>
          </table:table-cell>
          <table:table-cell office:value-type="float" office:value="73.3907086076607">
            <text:p>73.39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78.0751493692296">
            <text:p>78.08</text:p>
          </table:table-cell>
          <table:table-cell office:value-type="float" office:value="974888504159.368">
            <text:p>974888504159.37</text:p>
          </table:table-cell>
          <table:table-cell office:value-type="float" office:value="98.035012776379">
            <text:p>98.04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6.51270698128333">
            <text:p>6.51</text:p>
          </table:table-cell>
          <table:table-cell office:value-type="float" office:value="849887821925.694">
            <text:p>849887821925.69</text:p>
          </table:table-cell>
          <table:table-cell office:value-type="float" office:value="58.6980064949189">
            <text:p>58.7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40.604607422465">
            <text:p>140.6</text:p>
          </table:table-cell>
          <table:table-cell office:value-type="float" office:value="728154046130.377">
            <text:p>728154046130.38</text:p>
          </table:table-cell>
          <table:table-cell office:value-type="float" office:value="111.260203421962">
            <text:p>111.26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8.2409770468852">
            <text:p>28.24</text:p>
          </table:table-cell>
          <table:table-cell office:value-type="float" office:value="609423157583.911">
            <text:p>609423157583.91</text:p>
          </table:table-cell>
          <table:table-cell office:value-type="float" office:value="18.7248956297429">
            <text:p>18.7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.76971166304761">
            <text:p>5.77</text:p>
          </table:table-cell>
          <table:table-cell office:value-type="float" office:value="493451149701.258">
            <text:p>493451149701.26</text:p>
          </table:table-cell>
          <table:table-cell office:value-type="float" office:value="4.16538267169328">
            <text:p>4.17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.62696435547551">
            <text:p>1.63</text:p>
          </table:table-cell>
          <table:table-cell office:value-type="float" office:value="380011745829.028">
            <text:p>380011745829.03</text:p>
          </table:table-cell>
          <table:table-cell office:value-type="float" office:value="20.0484614708128">
            <text:p>20.0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4.728804739454">
            <text:p>14.73</text:p>
          </table:table-cell>
          <table:table-cell office:value-type="float" office:value="268894395051.913">
            <text:p>268894395051.91</text:p>
          </table:table-cell>
          <table:table-cell office:value-type="float" office:value="47.5129317677446">
            <text:p>47.51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0.5927834096623">
            <text:p>10.59</text:p>
          </table:table-cell>
          <table:table-cell office:value-type="float" office:value="159902503620.552">
            <text:p>159902503620.55</text:p>
          </table:table-cell>
          <table:table-cell office:value-type="float" office:value="47.875983641465">
            <text:p>47.8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7.5159796068828">
            <text:p>17.52</text:p>
          </table:table-cell>
          <table:table-cell office:value-type="float" office:value="52851868258.8508">
            <text:p>52851868258.85</text:p>
          </table:table-cell>
          <table:table-cell office:value-type="float" office:value="23.8126631829167">
            <text:p>23.81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6.02907604486561">
            <text:p>6.03</text:p>
          </table:table-cell>
          <table:table-cell office:value-type="float" office:value="52430717418.3305">
            <text:p>52430717418.33</text:p>
          </table:table-cell>
          <table:table-cell office:value-type="float" office:value="45.6864953758874">
            <text:p>45.69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9.3207818139312">
            <text:p>19.32</text:p>
          </table:table-cell>
          <table:table-cell office:value-type="float" office:value="156108708048.573">
            <text:p>156108708048.57</text:p>
          </table:table-cell>
          <table:table-cell office:value-type="float" office:value="105.823883709562">
            <text:p>105.82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8.693638150793">
            <text:p>28.69</text:p>
          </table:table-cell>
          <table:table-cell office:value-type="float" office:value="258336924058.443">
            <text:p>258336924058.44</text:p>
          </table:table-cell>
          <table:table-cell office:value-type="float" office:value="111.780194188169">
            <text:p>111.78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0.9802139029509">
            <text:p>10.98</text:p>
          </table:table-cell>
          <table:table-cell office:value-type="float" office:value="359262559392.524">
            <text:p>359262559392.53</text:p>
          </table:table-cell>
          <table:table-cell office:value-type="float" office:value="67.9005436533337">
            <text:p>67.9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3.7183841304966">
            <text:p>13.72</text:p>
          </table:table-cell>
          <table:table-cell office:value-type="float" office:value="459026095054.162">
            <text:p>459026095054.16</text:p>
          </table:table-cell>
          <table:table-cell office:value-type="float" office:value="101.084872859561">
            <text:p>101.08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.51139179725679">
            <text:p>6.51</text:p>
          </table:table-cell>
          <table:table-cell office:value-type="float" office:value="557762131041.179">
            <text:p>557762131041.18</text:p>
          </table:table-cell>
          <table:table-cell office:value-type="float" office:value="24.3988284126382">
            <text:p>24.4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6.0725491809567">
            <text:p>16.07</text:p>
          </table:table-cell>
          <table:table-cell office:value-type="float" office:value="655600149239.053">
            <text:p>655600149239.05</text:p>
          </table:table-cell>
          <table:table-cell office:value-type="float" office:value="1.83639929563447">
            <text:p>1.84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5.78962783210505">
            <text:p>5.79</text:p>
          </table:table-cell>
          <table:table-cell office:value-type="float" office:value="752665216666.571">
            <text:p>752665216666.57</text:p>
          </table:table-cell>
          <table:table-cell office:value-type="float" office:value="139.467308365836">
            <text:p>139.47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6.31482437385682">
            <text:p>6.31</text:p>
          </table:table-cell>
          <table:table-cell office:value-type="float" office:value="849078637880.699">
            <text:p>849078637880.7</text:p>
          </table:table-cell>
          <table:table-cell office:value-type="float" office:value="7.18543226281964">
            <text:p>7.19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06.045503975539">
            <text:p>106.05</text:p>
          </table:table-cell>
          <table:table-cell office:value-type="float" office:value="944958565423.196">
            <text:p>944958565423.2</text:p>
          </table:table-cell>
          <table:table-cell office:value-type="float" office:value="92.9014143880117">
            <text:p>92.9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49.5576492824747">
            <text:p>49.56</text:p>
          </table:table-cell>
          <table:table-cell office:value-type="float" office:value="1040420573375.16">
            <text:p>1040420573375.16</text:p>
          </table:table-cell>
          <table:table-cell office:value-type="float" office:value="164.070912396936">
            <text:p>164.07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.09706563490281">
            <text:p>1.1</text:p>
          </table:table-cell>
          <table:table-cell office:value-type="float" office:value="1135578203829.43">
            <text:p>1135578203829.43</text:p>
          </table:table-cell>
          <table:table-cell office:value-type="float" office:value="24.9495455180204">
            <text:p>24.95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.92810125876015">
            <text:p>2.93</text:p>
          </table:table-cell>
          <table:table-cell office:value-type="float" office:value="1230543487223.08">
            <text:p>1230543487223.08</text:p>
          </table:table-cell>
          <table:table-cell office:value-type="float" office:value="36.160831256231">
            <text:p>36.16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5.4789722544433">
            <text:p>15.48</text:p>
          </table:table-cell>
          <table:table-cell office:value-type="float" office:value="1325427447120.52">
            <text:p>1325427447120.52</text:p>
          </table:table-cell>
          <table:table-cell office:value-type="float" office:value="47.2744841652928">
            <text:p>47.27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.12921752361691">
            <text:p>4.13</text:p>
          </table:table-cell>
          <table:table-cell office:value-type="float" office:value="1420340590089.78">
            <text:p>1420340590089.78</text:p>
          </table:table-cell>
          <table:table-cell office:value-type="float" office:value="36.3918724025921">
            <text:p>36.39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296.413725583842">
            <text:p>296.41</text:p>
          </table:table-cell>
          <table:table-cell office:value-type="float" office:value="1515393389838.09">
            <text:p>1515393389838.09</text:p>
          </table:table-cell>
          <table:table-cell office:value-type="float" office:value="45.1093720183745">
            <text:p>45.11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578265678246332">
            <text:p>0.58</text:p>
          </table:table-cell>
          <table:table-cell office:value-type="float" office:value="1610696763461.15">
            <text:p>1610696763461.15</text:p>
          </table:table-cell>
          <table:table-cell office:value-type="float" office:value="37.5414166097079">
            <text:p>37.54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7.142328886488">
            <text:p>27.14</text:p>
          </table:table-cell>
          <table:table-cell office:value-type="float" office:value="1706362555188.58">
            <text:p>1706362555188.58</text:p>
          </table:table-cell>
          <table:table-cell office:value-type="float" office:value="18.8846214796396">
            <text:p>18.88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5.4817427157078">
            <text:p>15.48</text:p>
          </table:table-cell>
          <table:table-cell office:value-type="float" office:value="1802504018447.6">
            <text:p>1802504018447.6</text:p>
          </table:table-cell>
          <table:table-cell office:value-type="float" office:value="57.6396712335898">
            <text:p>57.64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2.9624413788403">
            <text:p>12.96</text:p>
          </table:table-cell>
          <table:table-cell office:value-type="float" office:value="1899236313180.91">
            <text:p>1899236313180.91</text:p>
          </table:table-cell>
          <table:table-cell office:value-type="float" office:value="127.193236412662">
            <text:p>127.19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03.425334360101">
            <text:p>103.43</text:p>
          </table:table-cell>
          <table:table-cell office:value-type="float" office:value="1996677015035.28">
            <text:p>1996677015035.28</text:p>
          </table:table-cell>
          <table:table-cell office:value-type="float" office:value="23.4425438852976">
            <text:p>23.44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5.6107149276893">
            <text:p>25.61</text:p>
          </table:table-cell>
          <table:table-cell office:value-type="float" office:value="2094946645917.96">
            <text:p>2094946645917.96</text:p>
          </table:table-cell>
          <table:table-cell office:value-type="float" office:value="25.4437085556001">
            <text:p>25.44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5.9775660826494">
            <text:p>15.98</text:p>
          </table:table-cell>
          <table:table-cell office:value-type="float" office:value="2194169227163.61">
            <text:p>2194169227163.61</text:p>
          </table:table-cell>
          <table:table-cell office:value-type="float" office:value="34.0539920114685">
            <text:p>34.05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2.4991163248552">
            <text:p>12.5</text:p>
          </table:table-cell>
          <table:table-cell office:value-type="float" office:value="2294472865169.4">
            <text:p>2294472865169.4</text:p>
          </table:table-cell>
          <table:table-cell office:value-type="float" office:value="33.1700942917806">
            <text:p>33.17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.11822775473674">
            <text:p>4.12</text:p>
          </table:table-cell>
          <table:table-cell office:value-type="float" office:value="2395990371758.87">
            <text:p>2395990371758.87</text:p>
          </table:table-cell>
          <table:table-cell office:value-type="float" office:value="29.4331634334333">
            <text:p>29.43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2.701806364315">
            <text:p>22.7</text:p>
          </table:table-cell>
          <table:table-cell office:value-type="float" office:value="2498859927632.8">
            <text:p>2498859927632.8</text:p>
          </table:table-cell>
          <table:table-cell office:value-type="float" office:value="31.3849795552222">
            <text:p>31.38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.51590883264063">
            <text:p>1.52</text:p>
          </table:table-cell>
          <table:table-cell office:value-type="float" office:value="2603225796663.76">
            <text:p>2603225796663.76</text:p>
          </table:table-cell>
          <table:table-cell office:value-type="float" office:value="14.3854844310705">
            <text:p>14.39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9.6569573708528">
            <text:p>29.66</text:p>
          </table:table-cell>
          <table:table-cell office:value-type="float" office:value="2709239097234.64">
            <text:p>2709239097234.64</text:p>
          </table:table-cell>
          <table:table-cell office:value-type="float" office:value="19.9688725610228">
            <text:p>19.97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4.18162056963828">
            <text:p>4.18</text:p>
          </table:table-cell>
          <table:table-cell office:value-type="float" office:value="2817058641206.56">
            <text:p>2817058641206.56</text:p>
          </table:table-cell>
          <table:table-cell office:value-type="float" office:value="1.60533951454856">
            <text:p>1.61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2.7813346421436">
            <text:p>12.78</text:p>
          </table:table-cell>
          <table:table-cell office:value-type="float" office:value="2926851850988.38">
            <text:p>2926851850988.38</text:p>
          </table:table-cell>
          <table:table-cell office:value-type="float" office:value="0.19074811032503">
            <text:p>0.19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55.5829035357086">
            <text:p>55.58</text:p>
          </table:table-cell>
          <table:table-cell office:value-type="float" office:value="3038795764964.62">
            <text:p>3038795764964.62</text:p>
          </table:table-cell>
          <table:table-cell office:value-type="float" office:value="91.1207838438761">
            <text:p>91.12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36.9552752266616">
            <text:p>36.96</text:p>
          </table:table-cell>
          <table:table-cell office:value-type="float" office:value="3153078145958.35">
            <text:p>3153078145958.35</text:p>
          </table:table-cell>
          <table:table-cell office:value-type="float" office:value="40.8971260950866">
            <text:p>40.9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.95713392677022">
            <text:p>5.96</text:p>
          </table:table-cell>
          <table:table-cell office:value-type="float" office:value="3269898706743.06">
            <text:p>3269898706743.06</text:p>
          </table:table-cell>
          <table:table-cell office:value-type="float" office:value="64.430328442497">
            <text:p>64.43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8.30356281841391">
            <text:p>8.3</text:p>
          </table:table-cell>
          <table:table-cell office:value-type="float" office:value="3389470472355.27">
            <text:p>3389470472355.27</text:p>
          </table:table-cell>
          <table:table-cell office:value-type="float" office:value="11.1346647296162">
            <text:p>11.13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.81492992580133">
            <text:p>8.81</text:p>
          </table:table-cell>
          <table:table-cell office:value-type="float" office:value="3512021296913.83">
            <text:p>3512021296913.83</text:p>
          </table:table-cell>
          <table:table-cell office:value-type="float" office:value="47.2951437223928">
            <text:p>47.3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.86952057931298">
            <text:p>1.87</text:p>
          </table:table-cell>
          <table:table-cell office:value-type="float" office:value="3637795560730.89">
            <text:p>3637795560730.89</text:p>
          </table:table-cell>
          <table:table-cell office:value-type="float" office:value="54.6079969477854">
            <text:p>54.61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8.9278773407126">
            <text:p>18.93</text:p>
          </table:table-cell>
          <table:table-cell office:value-type="float" office:value="3767056074903.32">
            <text:p>3767056074903.32</text:p>
          </table:table-cell>
          <table:table-cell office:value-type="float" office:value="24.9810310032193">
            <text:p>24.98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5.5706843819487">
            <text:p>15.57</text:p>
          </table:table-cell>
          <table:table-cell office:value-type="float" office:value="3900086224985.54">
            <text:p>3900086224985.54</text:p>
          </table:table-cell>
          <table:table-cell office:value-type="float" office:value="26.1852511725704">
            <text:p>26.19</text:p>
          </table:table-cell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0.7082854501538">
            <text:p>10.71</text:p>
          </table:table-cell>
          <table:table-cell office:value-type="float" office:value="4037192393803.19">
            <text:p>4037192393803.19</text:p>
          </table:table-cell>
          <table:table-cell office:value-type="float" office:value="31.1034058982806">
            <text:p>31.1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.72250087988975">
            <text:p>3.72</text:p>
          </table:table-cell>
          <table:table-cell office:value-type="float" office:value="4178706706126.51">
            <text:p>4178706706126.51</text:p>
          </table:table-cell>
          <table:table-cell office:value-type="float" office:value="17.6836568741663">
            <text:p>17.68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7.19875035791081">
            <text:p>7.2</text:p>
          </table:table-cell>
          <table:table-cell office:value-type="float" office:value="4324990150957.07">
            <text:p>4324990150957.07</text:p>
          </table:table-cell>
          <table:table-cell office:value-type="float" office:value="64.5826952628929">
            <text:p>64.58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3.94419037043521">
            <text:p>3.94</text:p>
          </table:table-cell>
          <table:table-cell office:value-type="float" office:value="4476436143393.8">
            <text:p>4476436143393.8</text:p>
          </table:table-cell>
          <table:table-cell office:value-type="float" office:value="21.0674971707562">
            <text:p>21.07</text:p>
          </table:table-cell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4.3324756137901">
            <text:p>4.33</text:p>
          </table:table-cell>
          <table:table-cell office:value-type="float" office:value="4633474602996.74">
            <text:p>4633474602996.74</text:p>
          </table:table-cell>
          <table:table-cell office:value-type="float" office:value="40.0558495764868">
            <text:p>40.06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0.0827840783888662">
            <text:p>0.08</text:p>
          </table:table-cell>
          <table:table-cell office:value-type="float" office:value="4796576639526.07">
            <text:p>4796576639526.07</text:p>
          </table:table-cell>
          <table:table-cell office:value-type="float" office:value="8.00614451552594">
            <text:p>8.01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5.9670975012863">
            <text:p>25.97</text:p>
          </table:table-cell>
          <table:table-cell office:value-type="float" office:value="4966259956358.59">
            <text:p>4966259956358.59</text:p>
          </table:table-cell>
          <table:table-cell office:value-type="float" office:value="53.6238033201075">
            <text:p>53.62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7.2599109705174">
            <text:p>27.26</text:p>
          </table:table-cell>
          <table:table-cell office:value-type="float" office:value="5143095104146.49">
            <text:p>5143095104146.49</text:p>
          </table:table-cell>
          <table:table-cell office:value-type="float" office:value="102.173785375011">
            <text:p>102.17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9.51555665833106">
            <text:p>9.52</text:p>
          </table:table-cell>
          <table:table-cell office:value-type="float" office:value="5327712748287.16">
            <text:p>5327712748287.16</text:p>
          </table:table-cell>
          <table:table-cell office:value-type="float" office:value="34.4976037064946">
            <text:p>34.5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8.8680036885358">
            <text:p>8.87</text:p>
          </table:table-cell>
          <table:table-cell office:value-type="float" office:value="5520812146502.45">
            <text:p>5520812146502.45</text:p>
          </table:table-cell>
          <table:table-cell office:value-type="float" office:value="39.1951342942773">
            <text:p>39.2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4.4025393703059">
            <text:p>14.4</text:p>
          </table:table-cell>
          <table:table-cell office:value-type="float" office:value="5723171081878.35">
            <text:p>5723171081878.35</text:p>
          </table:table-cell>
          <table:table-cell office:value-type="float" office:value="25.4775121654724">
            <text:p>25.4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4.9337793371127">
            <text:p>84.93</text:p>
          </table:table-cell>
          <table:table-cell office:value-type="float" office:value="5935657552382.61">
            <text:p>5935657552382.61</text:p>
          </table:table-cell>
          <table:table-cell office:value-type="float" office:value="4.32619081068334">
            <text:p>4.33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9.0810348117354">
            <text:p>29.08</text:p>
          </table:table-cell>
          <table:table-cell office:value-type="float" office:value="6159243590776.64">
            <text:p>6159243590776.64</text:p>
          </table:table-cell>
          <table:table-cell office:value-type="float" office:value="56.7913520668051">
            <text:p>56.79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.0982675720958">
            <text:p>14.1</text:p>
          </table:table-cell>
          <table:table-cell office:value-type="float" office:value="6395021686267.77">
            <text:p>6395021686267.77</text:p>
          </table:table-cell>
          <table:table-cell office:value-type="float" office:value="115.798299539182">
            <text:p>115.8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5.2462991711049">
            <text:p>45.25</text:p>
          </table:table-cell>
          <table:table-cell office:value-type="float" office:value="6644224394612.57">
            <text:p>6644224394612.57</text:p>
          </table:table-cell>
          <table:table-cell office:value-type="float" office:value="39.8703231030168">
            <text:p>39.87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70.9321916389854">
            <text:p>70.93</text:p>
          </table:table-cell>
          <table:table-cell office:value-type="float" office:value="6908247889761.02">
            <text:p>6908247889761.02</text:p>
          </table:table-cell>
          <table:table-cell office:value-type="float" office:value="42.7730446694148">
            <text:p>42.77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7.94690160003885">
            <text:p>7.95</text:p>
          </table:table-cell>
          <table:table-cell office:value-type="float" office:value="7188680411928.94">
            <text:p>7188680411928.94</text:p>
          </table:table-cell>
          <table:table-cell office:value-type="float" office:value="45.7400060470555">
            <text:p>45.74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9.81215029179608">
            <text:p>9.81</text:p>
          </table:table-cell>
          <table:table-cell office:value-type="float" office:value="7487336842180.13">
            <text:p>7487336842180.13</text:p>
          </table:table-cell>
          <table:table-cell office:value-type="float" office:value="26.446297628565">
            <text:p>26.45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6.7731703474209">
            <text:p>46.77</text:p>
          </table:table-cell>
          <table:table-cell office:value-type="float" office:value="7806301006401.82">
            <text:p>7806301006401.82</text:p>
          </table:table-cell>
          <table:table-cell office:value-type="float" office:value="21.8243052272602">
            <text:p>21.82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54.9453932824789">
            <text:p>54.95</text:p>
          </table:table-cell>
          <table:table-cell office:value-type="float" office:value="8147977799370.2">
            <text:p>8147977799370.2</text:p>
          </table:table-cell>
          <table:table-cell office:value-type="float" office:value="29.3288168166413">
            <text:p>29.33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4.4856322273874">
            <text:p>4.49</text:p>
          </table:table-cell>
          <table:table-cell office:value-type="float" office:value="8515157898691.46">
            <text:p>8515157898691.46</text:p>
          </table:table-cell>
          <table:table-cell office:value-type="float" office:value="37.4469957294951">
            <text:p>37.45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1.4219492431412">
            <text:p>11.42</text:p>
          </table:table-cell>
          <table:table-cell office:value-type="float" office:value="8911098766912.64">
            <text:p>8911098766912.64</text:p>
          </table:table-cell>
          <table:table-cell office:value-type="float" office:value="36.6834245311688">
            <text:p>36.68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4.2533056472918">
            <text:p>14.25</text:p>
          </table:table-cell>
          <table:table-cell office:value-type="float" office:value="9339626935574.54">
            <text:p>9339626935574.54</text:p>
          </table:table-cell>
          <table:table-cell office:value-type="float" office:value="8.20212527413426">
            <text:p>8.2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5.7155205356753">
            <text:p>15.72</text:p>
          </table:table-cell>
          <table:table-cell office:value-type="float" office:value="9805268393331.87">
            <text:p>9805268393331.87</text:p>
          </table:table-cell>
          <table:table-cell office:value-type="float" office:value="91.7248038783411">
            <text:p>91.72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9.06937632997933">
            <text:p>9.07</text:p>
          </table:table-cell>
          <table:table-cell office:value-type="float" office:value="10313416523166.9">
            <text:p>10313416523166.9</text:p>
          </table:table-cell>
          <table:table-cell office:value-type="float" office:value="86.1889230735431">
            <text:p>86.19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8.4656895069844">
            <text:p>18.47</text:p>
          </table:table-cell>
          <table:table-cell office:value-type="float" office:value="10870550839883.6">
            <text:p>10870550839883.6</text:p>
          </table:table-cell>
          <table:table-cell office:value-type="float" office:value="46.1412739370286">
            <text:p>46.14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0.8236046213471">
            <text:p>40.82</text:p>
          </table:table-cell>
          <table:table-cell office:value-type="float" office:value="11484525411016.2">
            <text:p>11484525411016.2</text:p>
          </table:table-cell>
          <table:table-cell office:value-type="float" office:value="43.7553657190045">
            <text:p>43.76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7.17503794581259">
            <text:p>7.18</text:p>
          </table:table-cell>
          <table:table-cell office:value-type="float" office:value="12164954312920.1">
            <text:p>12164954312920.1</text:p>
          </table:table-cell>
          <table:table-cell office:value-type="float" office:value="2.75873559673703">
            <text:p>2.76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3.8054081523118">
            <text:p>43.81</text:p>
          </table:table-cell>
          <table:table-cell office:value-type="float" office:value="12923734473039">
            <text:p>12923734473039</text:p>
          </table:table-cell>
          <table:table-cell office:value-type="float" office:value="48.3062194157045">
            <text:p>48.31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30.0164510928858">
            <text:p>30.02</text:p>
          </table:table-cell>
          <table:table-cell office:value-type="float" office:value="13775766639559.7">
            <text:p>13775766639559.7</text:p>
          </table:table-cell>
          <table:table-cell office:value-type="float" office:value="2.80217589319521">
            <text:p>2.8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3.66451696672961">
            <text:p>3.66</text:p>
          </table:table-cell>
          <table:table-cell office:value-type="float" office:value="14739967974941.2">
            <text:p>14739967974941.2</text:p>
          </table:table-cell>
          <table:table-cell office:value-type="float" office:value="87.8353008013631">
            <text:p>87.84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5.7538428760637">
            <text:p>25.75</text:p>
          </table:table-cell>
          <table:table-cell office:value-type="float" office:value="15840723843272.9">
            <text:p>15840723843272.9</text:p>
          </table:table-cell>
          <table:table-cell office:value-type="float" office:value="53.8411337704196">
            <text:p>53.84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46.7593542980434">
            <text:p>46.76</text:p>
          </table:table-cell>
          <table:table-cell office:value-type="float" office:value="17110018351733.8">
            <text:p>17110018351733.8</text:p>
          </table:table-cell>
          <table:table-cell office:value-type="float" office:value="4.81852235852779">
            <text:p>4.82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0.00115991348803982">
            <text:p>0</text:p>
          </table:table-cell>
          <table:table-cell office:value-type="float" office:value="18590645163418.2">
            <text:p>18590645163418.2</text:p>
          </table:table-cell>
          <table:table-cell office:value-type="float" office:value="48.1016366067453">
            <text:p>48.1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3.43557753029795">
            <text:p>3.44</text:p>
          </table:table-cell>
          <table:table-cell office:value-type="float" office:value="20341196601509.6">
            <text:p>20341196601509.6</text:p>
          </table:table-cell>
          <table:table-cell office:value-type="float" office:value="7.04503444148486">
            <text:p>7.05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45.5487232019871">
            <text:p>45.55</text:p>
          </table:table-cell>
          <table:table-cell office:value-type="float" office:value="22444096950165.8">
            <text:p>22444096950165.8</text:p>
          </table:table-cell>
          <table:table-cell office:value-type="float" office:value="19.9965351820275">
            <text:p>20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6.2409282191839">
            <text:p>16.24</text:p>
          </table:table-cell>
          <table:table-cell office:value-type="float" office:value="25019092331672.9">
            <text:p>25019092331672.9</text:p>
          </table:table-cell>
          <table:table-cell office:value-type="float" office:value="92.0582324760521">
            <text:p>92.06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5.2391176025079">
            <text:p>15.24</text:p>
          </table:table-cell>
          <table:table-cell office:value-type="float" office:value="28247073251984.3">
            <text:p>28247073251984.3</text:p>
          </table:table-cell>
          <table:table-cell office:value-type="float" office:value="106.64419339535">
            <text:p>106.64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5.72765734651397">
            <text:p>5.73</text:p>
          </table:table-cell>
          <table:table-cell office:value-type="float" office:value="32414814497808.9">
            <text:p>32414814497808.9</text:p>
          </table:table-cell>
          <table:table-cell office:value-type="float" office:value="46.6502168525049">
            <text:p>46.65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34.0023999033767">
            <text:p>34</text:p>
          </table:table-cell>
          <table:table-cell office:value-type="float" office:value="38005733208170.5">
            <text:p>38005733208170.5</text:p>
          </table:table-cell>
          <table:table-cell office:value-type="float" office:value="46.5735946828677">
            <text:p>46.57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.708487822168175">
            <text:p>0.71</text:p>
          </table:table-cell>
          <table:table-cell office:value-type="float" office:value="45903312133155.1">
            <text:p>45903312133155.1</text:p>
          </table:table-cell>
          <table:table-cell office:value-type="float" office:value="0.633645975589767">
            <text:p>0.63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.58871184918545">
            <text:p>4.59</text:p>
          </table:table-cell>
          <table:table-cell office:value-type="float" office:value="57912924505821.8">
            <text:p>57912924505821.8</text:p>
          </table:table-cell>
          <table:table-cell office:value-type="float" office:value="73.1272623028233">
            <text:p>73.13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53.9856579676829">
            <text:p>53.99</text:p>
          </table:table-cell>
          <table:table-cell office:value-type="float" office:value="78388699812395.6">
            <text:p>78388699812395.6</text:p>
          </table:table-cell>
          <table:table-cell office:value-type="float" office:value="44.5486931775129">
            <text:p>44.55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3.42314348032357">
            <text:p>3.42</text:p>
          </table:table-cell>
          <table:table-cell office:value-type="float" office:value="121184677520522">
            <text:p>121184677520522</text:p>
          </table:table-cell>
          <table:table-cell office:value-type="float" office:value="75.7820471611646">
            <text:p>75.78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2.5214052235214">
            <text:p>12.52</text:p>
          </table:table-cell>
          <table:table-cell office:value-type="float" office:value="266654267628759">
            <text:p>266654267628759</text:p>
          </table:table-cell>
          <table:table-cell office:value-type="float" office:value="45.6084088980427">
            <text:p>45.61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9.18784469352514">
            <text:p>9.19</text:p>
          </table:table-cell>
          <table:table-cell office:value-type="float" office:value="1.33333086839681E+015">
            <text:p>1.33E+015</text:p>
          </table:table-cell>
          <table:table-cell office:value-type="float" office:value="44.1272299044949">
            <text:p>44.13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4.325140869846">
            <text:p>14.33</text:p>
          </table:table-cell>
          <table:table-cell office:value-type="float" office:value="190459038630453">
            <text:p>190459038630453</text:p>
          </table:table-cell>
          <table:table-cell office:value-type="float" office:value="61.0492115685907">
            <text:p>61.05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9.43796744805353">
            <text:p>9.44</text:p>
          </table:table-cell>
          <table:table-cell office:value-type="float" office:value="102532437354725">
            <text:p>102532437354725</text:p>
          </table:table-cell>
          <table:table-cell office:value-type="float" office:value="28.7048908581311">
            <text:p>28.7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9.91311856456386">
            <text:p>9.91</text:p>
          </table:table-cell>
          <table:table-cell office:value-type="float" office:value="70129430140990.9">
            <text:p>70129430140990.9</text:p>
          </table:table-cell>
          <table:table-cell office:value-type="float" office:value="75.5724873911106">
            <text:p>75.57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9.78464132908948">
            <text:p>9.78</text:p>
          </table:table-cell>
          <table:table-cell office:value-type="float" office:value="53273148409569.8">
            <text:p>53273148409569.8</text:p>
          </table:table-cell>
          <table:table-cell office:value-type="float" office:value="73.1476565341076">
            <text:p>73.15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32.35271107498">
            <text:p>32.35</text:p>
          </table:table-cell>
          <table:table-cell office:value-type="float" office:value="42936554819694.1">
            <text:p>42936554819694.1</text:p>
          </table:table-cell>
          <table:table-cell office:value-type="float" office:value="31.0157034643922">
            <text:p>31.02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1.384561779012">
            <text:p>11.38</text:p>
          </table:table-cell>
          <table:table-cell office:value-type="float" office:value="35947985574829.7">
            <text:p>35947985574829.7</text:p>
          </table:table-cell>
          <table:table-cell office:value-type="float" office:value="104.215811133702">
            <text:p>104.22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4.4692724490587">
            <text:p>14.47</text:p>
          </table:table-cell>
          <table:table-cell office:value-type="float" office:value="30906006144132.1">
            <text:p>30906006144132.1</text:p>
          </table:table-cell>
          <table:table-cell office:value-type="float" office:value="110.935048437576">
            <text:p>110.94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6.5163684734709">
            <text:p>16.52</text:p>
          </table:table-cell>
          <table:table-cell office:value-type="float" office:value="27095597472858.4">
            <text:p>27095597472858.4</text:p>
          </table:table-cell>
          <table:table-cell office:value-type="float" office:value="12.3932243918743">
            <text:p>12.39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00.148950956188">
            <text:p>200.15</text:p>
          </table:table-cell>
          <table:table-cell office:value-type="float" office:value="24113747580495.4">
            <text:p>24113747580495.4</text:p>
          </table:table-cell>
          <table:table-cell office:value-type="float" office:value="12.6564184926516">
            <text:p>12.66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6.2267109234632">
            <text:p>16.23</text:p>
          </table:table-cell>
          <table:table-cell office:value-type="float" office:value="21716005492325.8">
            <text:p>21716005492325.8</text:p>
          </table:table-cell>
          <table:table-cell office:value-type="float" office:value="53.0360815759762">
            <text:p>53.04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240898523718191">
            <text:p>0.24</text:p>
          </table:table-cell>
          <table:table-cell office:value-type="float" office:value="19745483805774.1">
            <text:p>19745483805774.1</text:p>
          </table:table-cell>
          <table:table-cell office:value-type="float" office:value="2.54050856205029">
            <text:p>2.54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5.43354957040505">
            <text:p>5.43</text:p>
          </table:table-cell>
          <table:table-cell office:value-type="float" office:value="18096873685798.3">
            <text:p>18096873685798.3</text:p>
          </table:table-cell>
          <table:table-cell office:value-type="float" office:value="61.575222092075">
            <text:p>61.58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.547535174207048">
            <text:p>0.55</text:p>
          </table:table-cell>
          <table:table-cell office:value-type="float" office:value="16696858091554.6">
            <text:p>16696858091554.6</text:p>
          </table:table-cell>
          <table:table-cell office:value-type="float" office:value="20.9182205310551">
            <text:p>20.92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.41763105211765">
            <text:p>1.42</text:p>
          </table:table-cell>
          <table:table-cell office:value-type="float" office:value="15492820575752">
            <text:p>15492820575752</text:p>
          </table:table-cell>
          <table:table-cell office:value-type="float" office:value="34.9907443825619">
            <text:p>34.99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44.6472688991009">
            <text:p>44.65</text:p>
          </table:table-cell>
          <table:table-cell office:value-type="float" office:value="14446020932273">
            <text:p>14446020932273</text:p>
          </table:table-cell>
          <table:table-cell office:value-type="float" office:value="10.978635966776">
            <text:p>10.98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.84338623667732">
            <text:p>3.84</text:p>
          </table:table-cell>
          <table:table-cell office:value-type="float" office:value="13527303592367.8">
            <text:p>13527303592367.8</text:p>
          </table:table-cell>
          <table:table-cell office:value-type="float" office:value="81.4263316733236">
            <text:p>81.43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53.8114054842222">
            <text:p>53.81</text:p>
          </table:table-cell>
          <table:table-cell office:value-type="float" office:value="12714305998275.1">
            <text:p>12714305998275.1</text:p>
          </table:table-cell>
          <table:table-cell office:value-type="float" office:value="32.9169462062609">
            <text:p>32.92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3.5993119511035">
            <text:p>13.6</text:p>
          </table:table-cell>
          <table:table-cell office:value-type="float" office:value="11989588981110.4">
            <text:p>11989588981110.4</text:p>
          </table:table-cell>
          <table:table-cell office:value-type="float" office:value="31.7828494521383">
            <text:p>31.78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8.1440553941161">
            <text:p>8.14</text:p>
          </table:table-cell>
          <table:table-cell office:value-type="float" office:value="11339352412171.8">
            <text:p>11339352412171.8</text:p>
          </table:table-cell>
          <table:table-cell office:value-type="float" office:value="7.4513455583709">
            <text:p>7.45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9.9694434297718">
            <text:p>19.97</text:p>
          </table:table-cell>
          <table:table-cell office:value-type="float" office:value="10752532972636.4">
            <text:p>10752532972636.4</text:p>
          </table:table-cell>
          <table:table-cell office:value-type="float" office:value="57.1347426044988">
            <text:p>57.13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1.3420390663488">
            <text:p>31.34</text:p>
          </table:table-cell>
          <table:table-cell office:value-type="float" office:value="10220157674586.1">
            <text:p>10220157674586.1</text:p>
          </table:table-cell>
          <table:table-cell office:value-type="float" office:value="63.6489466823887">
            <text:p>63.65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43.8189970192326">
            <text:p>43.82</text:p>
          </table:table-cell>
          <table:table-cell office:value-type="float" office:value="9734872367509.97">
            <text:p>9734872367509.97</text:p>
          </table:table-cell>
          <table:table-cell office:value-type="float" office:value="141.868587062734">
            <text:p>141.87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26.6622771298134">
            <text:p>26.66</text:p>
          </table:table-cell>
          <table:table-cell office:value-type="float" office:value="9290592358394.68">
            <text:p>9290592358394.68</text:p>
          </table:table-cell>
          <table:table-cell office:value-type="float" office:value="3.60152257958498">
            <text:p>3.6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353087381002338">
            <text:p>0.35</text:p>
          </table:table-cell>
          <table:table-cell office:value-type="float" office:value="8882239773698.16">
            <text:p>8882239773698.16</text:p>
          </table:table-cell>
          <table:table-cell office:value-type="float" office:value="40.6392616242375">
            <text:p>40.64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2.7254842434781">
            <text:p>2.73</text:p>
          </table:table-cell>
          <table:table-cell office:value-type="float" office:value="8505543537299.48">
            <text:p>8505543537299.48</text:p>
          </table:table-cell>
          <table:table-cell office:value-type="float" office:value="116.814042391288">
            <text:p>116.81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9.70567007012124">
            <text:p>9.71</text:p>
          </table:table-cell>
          <table:table-cell office:value-type="float" office:value="8156885212526.22">
            <text:p>8156885212526.22</text:p>
          </table:table-cell>
          <table:table-cell office:value-type="float" office:value="53.5381507132064">
            <text:p>53.54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.48643806022112">
            <text:p>1.49</text:p>
          </table:table-cell>
          <table:table-cell office:value-type="float" office:value="7833178891446.92">
            <text:p>7833178891446.92</text:p>
          </table:table-cell>
          <table:table-cell office:value-type="float" office:value="43.2289410950331">
            <text:p>43.23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2.125439151333">
            <text:p>12.13</text:p>
          </table:table-cell>
          <table:table-cell office:value-type="float" office:value="7531776669421.1">
            <text:p>7531776669421.1</text:p>
          </table:table-cell>
          <table:table-cell office:value-type="float" office:value="42.7343929605898">
            <text:p>42.73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63.1461579289029">
            <text:p>63.15</text:p>
          </table:table-cell>
          <table:table-cell office:value-type="float" office:value="7250393565003.32">
            <text:p>7250393565003.32</text:p>
          </table:table-cell>
          <table:table-cell office:value-type="float" office:value="62.5573651661217">
            <text:p>62.56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79.4576196411348">
            <text:p>79.46</text:p>
          </table:table-cell>
          <table:table-cell office:value-type="float" office:value="6987047372334.35">
            <text:p>6987047372334.35</text:p>
          </table:table-cell>
          <table:table-cell office:value-type="float" office:value="106.230287781059">
            <text:p>106.23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.98822155516969">
            <text:p>2.99</text:p>
          </table:table-cell>
          <table:table-cell office:value-type="float" office:value="6740010092732.62">
            <text:p>6740010092732.62</text:p>
          </table:table-cell>
          <table:table-cell office:value-type="float" office:value="44.7129760646658">
            <text:p>44.71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0.233200298875">
            <text:p>10.23</text:p>
          </table:table-cell>
          <table:table-cell office:value-type="float" office:value="6507768425912.91">
            <text:p>6507768425912.91</text:p>
          </table:table-cell>
          <table:table-cell office:value-type="float" office:value="20.222757882844">
            <text:p>20.22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23.6048005663632">
            <text:p>23.6</text:p>
          </table:table-cell>
          <table:table-cell office:value-type="float" office:value="6288991407465.82">
            <text:p>6288991407465.82</text:p>
          </table:table-cell>
          <table:table-cell office:value-type="float" office:value="5.7633499254788">
            <text:p>5.76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3.8879728096728">
            <text:p>13.89</text:p>
          </table:table-cell>
          <table:table-cell office:value-type="float" office:value="6082503730029.35">
            <text:p>6082503730029.35</text:p>
          </table:table-cell>
          <table:table-cell office:value-type="float" office:value="23.7219339971803">
            <text:p>23.72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3.6216696657981">
            <text:p>33.62</text:p>
          </table:table-cell>
          <table:table-cell office:value-type="float" office:value="5887263616250.26">
            <text:p>5887263616250.26</text:p>
          </table:table-cell>
          <table:table-cell office:value-type="float" office:value="46.2268712677748">
            <text:p>46.23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8.85974972198424">
            <text:p>8.86</text:p>
          </table:table-cell>
          <table:table-cell office:value-type="float" office:value="5702344362003.16">
            <text:p>5702344362003.16</text:p>
          </table:table-cell>
          <table:table-cell office:value-type="float" office:value="64.7903153274977">
            <text:p>64.79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40.5247952077708">
            <text:p>40.52</text:p>
          </table:table-cell>
          <table:table-cell office:value-type="float" office:value="5526918859280.79">
            <text:p>5526918859280.79</text:p>
          </table:table-cell>
          <table:table-cell office:value-type="float" office:value="27.7613391418119">
            <text:p>27.76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0.8267266058955">
            <text:p>10.83</text:p>
          </table:table-cell>
          <table:table-cell office:value-type="float" office:value="5360246551942.01">
            <text:p>5360246551942.01</text:p>
          </table:table-cell>
          <table:table-cell office:value-type="float" office:value="32.4339798854527">
            <text:p>32.43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7.1839787014628">
            <text:p>17.18</text:p>
          </table:table-cell>
          <table:table-cell office:value-type="float" office:value="5201662390437.83">
            <text:p>5201662390437.83</text:p>
          </table:table-cell>
          <table:table-cell office:value-type="float" office:value="44.2249266846312">
            <text:p>44.22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494522984320353">
            <text:p>0.49</text:p>
          </table:table-cell>
          <table:table-cell office:value-type="float" office:value="5050567434470.67">
            <text:p>5050567434470.67</text:p>
          </table:table-cell>
          <table:table-cell office:value-type="float" office:value="4.60757240290414">
            <text:p>4.61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.23046199154467">
            <text:p>3.23</text:p>
          </table:table-cell>
          <table:table-cell office:value-type="float" office:value="4906420827453.08">
            <text:p>4906420827453.08</text:p>
          </table:table-cell>
          <table:table-cell office:value-type="float" office:value="78.3165321579171">
            <text:p>78.32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9.0826067506722">
            <text:p>19.08</text:p>
          </table:table-cell>
          <table:table-cell office:value-type="float" office:value="4768732911311.56">
            <text:p>4768732911311.56</text:p>
          </table:table-cell>
          <table:table-cell office:value-type="float" office:value="59.5629105668108">
            <text:p>59.56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9.340447388408">
            <text:p>19.34</text:p>
          </table:table-cell>
          <table:table-cell office:value-type="float" office:value="4637059298663.19">
            <text:p>4637059298663.19</text:p>
          </table:table-cell>
          <table:table-cell office:value-type="float" office:value="66.2467896449717">
            <text:p>66.25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7.77921713114789">
            <text:p>7.78</text:p>
          </table:table-cell>
          <table:table-cell office:value-type="float" office:value="4510995750625.25">
            <text:p>4510995750625.25</text:p>
          </table:table-cell>
          <table:table-cell office:value-type="float" office:value="34.1674909396447">
            <text:p>34.17</text:p>
          </table:table-cell>
          <table:table-cell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24.2014056213041">
            <text:p>24.2</text:p>
          </table:table-cell>
          <table:table-cell office:value-type="float" office:value="4390173734213.42">
            <text:p>4390173734213.42</text:p>
          </table:table-cell>
          <table:table-cell office:value-type="float" office:value="43.6129560740309">
            <text:p>43.61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61.7148620133698">
            <text:p>61.71</text:p>
          </table:table-cell>
          <table:table-cell office:value-type="float" office:value="4274256557504.76">
            <text:p>4274256557504.76</text:p>
          </table:table-cell>
          <table:table-cell office:value-type="float" office:value="31.4522726171124">
            <text:p>31.45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30.4459026840161">
            <text:p>30.45</text:p>
          </table:table-cell>
          <table:table-cell office:value-type="float" office:value="4162935996830.15">
            <text:p>4162935996830.15</text:p>
          </table:table-cell>
          <table:table-cell office:value-type="float" office:value="12.7924958179357">
            <text:p>12.79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.31187785949381">
            <text:p>1.31</text:p>
          </table:table-cell>
          <table:table-cell office:value-type="float" office:value="4055929342839.42">
            <text:p>4055929342839.42</text:p>
          </table:table-cell>
          <table:table-cell office:value-type="float" office:value="1.98374300614996">
            <text:p>1.98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222.761491746671">
            <text:p>222.76</text:p>
          </table:table-cell>
          <table:table-cell office:value-type="float" office:value="3952976807831.55">
            <text:p>3952976807831.55</text:p>
          </table:table-cell>
          <table:table-cell office:value-type="float" office:value="37.7450130488">
            <text:p>37.75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4.4254077697269">
            <text:p>24.43</text:p>
          </table:table-cell>
          <table:table-cell office:value-type="float" office:value="3853839244088.36">
            <text:p>3853839244088.36</text:p>
          </table:table-cell>
          <table:table-cell office:value-type="float" office:value="113.799997727107">
            <text:p>113.8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9.928909005116">
            <text:p>29.93</text:p>
          </table:table-cell>
          <table:table-cell office:value-type="float" office:value="3758296126430.82">
            <text:p>3758296126430.82</text:p>
          </table:table-cell>
          <table:table-cell office:value-type="float" office:value="51.7091153066297">
            <text:p>51.71</text:p>
          </table:table-cell>
          <table:table-cell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2.4337791048281">
            <text:p>12.43</text:p>
          </table:table-cell>
          <table:table-cell office:value-type="float" office:value="3666143771024.63">
            <text:p>3666143771024.63</text:p>
          </table:table-cell>
          <table:table-cell office:value-type="float" office:value="85.1532504818453">
            <text:p>85.15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24.7171942515394">
            <text:p>24.72</text:p>
          </table:table-cell>
          <table:table-cell office:value-type="float" office:value="3577193751904.98">
            <text:p>3577193751904.98</text:p>
          </table:table-cell>
          <table:table-cell office:value-type="float" office:value="73.4016750446047">
            <text:p>73.4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20.1897891363705">
            <text:p>20.19</text:p>
          </table:table-cell>
          <table:table-cell office:value-type="float" office:value="3491271494396.85">
            <text:p>3491271494396.85</text:p>
          </table:table-cell>
          <table:table-cell office:value-type="float" office:value="146.751108905043">
            <text:p>146.75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2.0628411252304">
            <text:p>12.06</text:p>
          </table:table-cell>
          <table:table-cell office:value-type="float" office:value="3408215021171.08">
            <text:p>3408215021171.08</text:p>
          </table:table-cell>
          <table:table-cell office:value-type="float" office:value="93.2871301105435">
            <text:p>93.29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8.65296070989203">
            <text:p>8.65</text:p>
          </table:table-cell>
          <table:table-cell office:value-type="float" office:value="3327873831883.53">
            <text:p>3327873831883.53</text:p>
          </table:table-cell>
          <table:table-cell office:value-type="float" office:value="44.7929033568631">
            <text:p>44.79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21.0701573226526">
            <text:p>21.07</text:p>
          </table:table-cell>
          <table:table-cell office:value-type="float" office:value="3250107900706.75">
            <text:p>3250107900706.75</text:p>
          </table:table-cell>
          <table:table-cell office:value-type="float" office:value="80.7352651188537">
            <text:p>80.74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5.16379770184136">
            <text:p>5.16</text:p>
          </table:table-cell>
          <table:table-cell office:value-type="float" office:value="3174786777369.33">
            <text:p>3174786777369.33</text:p>
          </table:table-cell>
          <table:table-cell office:value-type="float" office:value="177.482338150418">
            <text:p>177.48</text:p>
          </table:table-cell>
          <table:table-cell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3.00885225524385">
            <text:p>3.01</text:p>
          </table:table-cell>
          <table:table-cell office:value-type="float" office:value="3101788778749.35">
            <text:p>3101788778749.35</text:p>
          </table:table-cell>
          <table:table-cell office:value-type="float" office:value="8.44486957160016">
            <text:p>8.44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13.424604624778">
            <text:p>113.42</text:p>
          </table:table-cell>
          <table:table-cell office:value-type="float" office:value="3031000261543.33">
            <text:p>3031000261543.33</text:p>
          </table:table-cell>
          <table:table-cell office:value-type="float" office:value="44.7130676501032">
            <text:p>44.71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.39418012991629">
            <text:p>3.39</text:p>
          </table:table-cell>
          <table:table-cell office:value-type="float" office:value="2962314966586">
            <text:p>2962314966586</text:p>
          </table:table-cell>
          <table:table-cell office:value-type="float" office:value="16.2748110003031">
            <text:p>16.27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3.63904046291058">
            <text:p>3.64</text:p>
          </table:table-cell>
          <table:table-cell office:value-type="float" office:value="2895633424886.73">
            <text:p>2895633424886.73</text:p>
          </table:table-cell>
          <table:table-cell office:value-type="float" office:value="74.8445212299771">
            <text:p>74.84</text:p>
          </table:table-cell>
          <table:table-cell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29.7305162178595">
            <text:p>29.73</text:p>
          </table:table-cell>
          <table:table-cell office:value-type="float" office:value="2830862422087.68">
            <text:p>2830862422087.68</text:p>
          </table:table-cell>
          <table:table-cell office:value-type="float" office:value="89.5815266671263">
            <text:p>89.58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0.430811819937774">
            <text:p>0.43</text:p>
          </table:table-cell>
          <table:table-cell office:value-type="float" office:value="2767914511744.79">
            <text:p>2767914511744.79</text:p>
          </table:table-cell>
          <table:table-cell office:value-type="float" office:value="0.169988292954881">
            <text:p>0.17</text:p>
          </table:table-cell>
          <table:table-cell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7.72033109004586">
            <text:p>7.72</text:p>
          </table:table-cell>
          <table:table-cell office:value-type="float" office:value="2706707573308.59">
            <text:p>2706707573308.59</text:p>
          </table:table-cell>
          <table:table-cell office:value-type="float" office:value="32.097373545016">
            <text:p>32.1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5.3965379064569">
            <text:p>15.4</text:p>
          </table:table-cell>
          <table:table-cell office:value-type="float" office:value="2647164410954.62">
            <text:p>2647164410954.62</text:p>
          </table:table-cell>
          <table:table-cell office:value-type="float" office:value="54.5163549709143">
            <text:p>54.52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33.7892310590186">
            <text:p>33.79</text:p>
          </table:table-cell>
          <table:table-cell office:value-type="float" office:value="2589212387587.9">
            <text:p>2589212387587.9</text:p>
          </table:table-cell>
          <table:table-cell office:value-type="float" office:value="41.6243302442049">
            <text:p>41.62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1.9405212219165">
            <text:p>11.94</text:p>
          </table:table-cell>
          <table:table-cell office:value-type="float" office:value="2532783091248.5">
            <text:p>2532783091248.5</text:p>
          </table:table-cell>
          <table:table-cell office:value-type="float" office:value="77.0946579088661">
            <text:p>77.09</text:p>
          </table:table-cell>
          <table:table-cell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3.8575957898361">
            <text:p>13.86</text:p>
          </table:table-cell>
          <table:table-cell office:value-type="float" office:value="2477812030389.09">
            <text:p>2477812030389.09</text:p>
          </table:table-cell>
          <table:table-cell office:value-type="float" office:value="85.0259766948744">
            <text:p>85.03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41.8605153686956">
            <text:p>41.86</text:p>
          </table:table-cell>
          <table:table-cell office:value-type="float" office:value="2424238355303.98">
            <text:p>2424238355303.98</text:p>
          </table:table-cell>
          <table:table-cell office:value-type="float" office:value="3.48912247215464">
            <text:p>3.49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7.76897738380301">
            <text:p>7.77</text:p>
          </table:table-cell>
          <table:table-cell office:value-type="float" office:value="2372004602802.67">
            <text:p>2372004602802.67</text:p>
          </table:table-cell>
          <table:table-cell office:value-type="float" office:value="27.5150424026752">
            <text:p>27.52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.00231422043214">
            <text:p>7</text:p>
          </table:table-cell>
          <table:table-cell office:value-type="float" office:value="2321056462510.62">
            <text:p>2321056462510.62</text:p>
          </table:table-cell>
          <table:table-cell office:value-type="float" office:value="9.03304713259118">
            <text:p>9.03</text:p>
          </table:table-cell>
          <table:table-cell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5.63367172236016">
            <text:p>5.63</text:p>
          </table:table-cell>
          <table:table-cell office:value-type="float" office:value="2271342561707.3">
            <text:p>2271342561707.3</text:p>
          </table:table-cell>
          <table:table-cell office:value-type="float" office:value="64.0777243952886">
            <text:p>64.08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3.75672518027292">
            <text:p>3.76</text:p>
          </table:table-cell>
          <table:table-cell office:value-type="float" office:value="2222814268124.68">
            <text:p>2222814268124.68</text:p>
          </table:table-cell>
          <table:table-cell office:value-type="float" office:value="91.7896578102356">
            <text:p>91.79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1.1010004545715">
            <text:p>21.1</text:p>
          </table:table-cell>
          <table:table-cell office:value-type="float" office:value="2175425508135.58">
            <text:p>2175425508135.58</text:p>
          </table:table-cell>
          <table:table-cell office:value-type="float" office:value="17.1079861252184">
            <text:p>17.11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.06005673908599">
            <text:p>1.06</text:p>
          </table:table-cell>
          <table:table-cell office:value-type="float" office:value="2129132599394.35">
            <text:p>2129132599394.35</text:p>
          </table:table-cell>
          <table:table-cell office:value-type="float" office:value="45.6618571462155">
            <text:p>45.66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4.25361803681393">
            <text:p>4.25</text:p>
          </table:table-cell>
          <table:table-cell office:value-type="float" office:value="2083894096322.4">
            <text:p>2083894096322.4</text:p>
          </table:table-cell>
          <table:table-cell office:value-type="float" office:value="65.8399273213953">
            <text:p>65.84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6.37512651723268">
            <text:p>6.38</text:p>
          </table:table-cell>
          <table:table-cell office:value-type="float" office:value="2039670647667.96">
            <text:p>2039670647667.96</text:p>
          </table:table-cell>
          <table:table-cell office:value-type="float" office:value="7.95637825212533">
            <text:p>7.96</text:p>
          </table:table-cell>
          <table:table-cell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0.4024098663122">
            <text:p>10.4</text:p>
          </table:table-cell>
          <table:table-cell office:value-type="float" office:value="1996424864697.78">
            <text:p>1996424864697.78</text:p>
          </table:table-cell>
          <table:table-cell office:value-type="float" office:value="59.1155182990434">
            <text:p>59.12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2.1566500048408">
            <text:p>12.16</text:p>
          </table:table-cell>
          <table:table-cell office:value-type="float" office:value="1954121199267.89">
            <text:p>1954121199267.89</text:p>
          </table:table-cell>
          <table:table-cell office:value-type="float" office:value="28.7991198396968">
            <text:p>28.8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.64339155088587">
            <text:p>3.64</text:p>
          </table:table-cell>
          <table:table-cell office:value-type="float" office:value="1912725830798.45">
            <text:p>1912725830798.45</text:p>
          </table:table-cell>
          <table:table-cell office:value-type="float" office:value="24.2569469529018">
            <text:p>24.26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43.2013668299546">
            <text:p>43.2</text:p>
          </table:table-cell>
          <table:table-cell office:value-type="float" office:value="1872206561717.1">
            <text:p>1872206561717.1</text:p>
          </table:table-cell>
          <table:table-cell office:value-type="float" office:value="17.7184982437076">
            <text:p>17.72</text:p>
          </table:table-cell>
          <table:table-cell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.21512376222025">
            <text:p>1.22</text:p>
          </table:table-cell>
          <table:table-cell office:value-type="float" office:value="1832532720402.98">
            <text:p>1832532720402.98</text:p>
          </table:table-cell>
          <table:table-cell office:value-type="float" office:value="66.0936340178886">
            <text:p>66.09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3.1824783266612">
            <text:p>13.18</text:p>
          </table:table-cell>
          <table:table-cell office:value-type="float" office:value="1793675070512.96">
            <text:p>1793675070512.96</text:p>
          </table:table-cell>
          <table:table-cell office:value-type="float" office:value="9.49784073209291">
            <text:p>9.5</text:p>
          </table:table-cell>
          <table:table-cell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7.05538075464105">
            <text:p>7.06</text:p>
          </table:table-cell>
          <table:table-cell office:value-type="float" office:value="1755605727653.94">
            <text:p>1755605727653.94</text:p>
          </table:table-cell>
          <table:table-cell office:value-type="float" office:value="33.1416625119203">
            <text:p>33.14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.32292234428164">
            <text:p>3.32</text:p>
          </table:table-cell>
          <table:table-cell office:value-type="float" office:value="1718298080914.99">
            <text:p>1718298080914.99</text:p>
          </table:table-cell>
          <table:table-cell office:value-type="float" office:value="6.63527558286613">
            <text:p>6.64</text:p>
          </table:table-cell>
          <table:table-cell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2.0082164763707">
            <text:p>12.01</text:p>
          </table:table-cell>
          <table:table-cell office:value-type="float" office:value="1681726720431.75">
            <text:p>1681726720431.75</text:p>
          </table:table-cell>
          <table:table-cell office:value-type="float" office:value="34.0041187115342">
            <text:p>34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53.3124753796522">
            <text:p>53.31</text:p>
          </table:table-cell>
          <table:table-cell office:value-type="float" office:value="1645867369395.82">
            <text:p>1645867369395.82</text:p>
          </table:table-cell>
          <table:table-cell office:value-type="float" office:value="8.37644169731887">
            <text:p>8.38</text:p>
          </table:table-cell>
          <table:table-cell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2.66855683194958">
            <text:p>2.67</text:p>
          </table:table-cell>
          <table:table-cell office:value-type="float" office:value="1610696820960.84">
            <text:p>1610696820960.84</text:p>
          </table:table-cell>
          <table:table-cell office:value-type="float" office:value="65.9257050244747">
            <text:p>65.93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8.70930316947242">
            <text:p>8.71</text:p>
          </table:table-cell>
          <table:table-cell office:value-type="float" office:value="1576192879430.76">
            <text:p>1576192879430.76</text:p>
          </table:table-cell>
          <table:table-cell office:value-type="float" office:value="10.9015779841775">
            <text:p>10.9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.08660962797497">
            <text:p>3.09</text:p>
          </table:table-cell>
          <table:table-cell office:value-type="float" office:value="1542334304807.78">
            <text:p>1542334304807.78</text:p>
          </table:table-cell>
          <table:table-cell office:value-type="float" office:value="82.8244021161724">
            <text:p>82.82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1.1429408404101">
            <text:p>11.14</text:p>
          </table:table-cell>
          <table:table-cell office:value-type="float" office:value="1509100761341.5">
            <text:p>1509100761341.5</text:p>
          </table:table-cell>
          <table:table-cell office:value-type="float" office:value="21.2670963554911">
            <text:p>21.27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77.3005974155483">
            <text:p>77.3</text:p>
          </table:table-cell>
          <table:table-cell office:value-type="float" office:value="1476472769368.07">
            <text:p>1476472769368.07</text:p>
          </table:table-cell>
          <table:table-cell office:value-type="float" office:value="38.8427510724804">
            <text:p>38.84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3.55779984371241">
            <text:p>3.56</text:p>
          </table:table-cell>
          <table:table-cell office:value-type="float" office:value="1444431660296.77">
            <text:p>1444431660296.77</text:p>
          </table:table-cell>
          <table:table-cell office:value-type="float" office:value="39.7411730851281">
            <text:p>39.74</text:p>
          </table:table-cell>
          <table:table-cell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9.50956399096419">
            <text:p>9.51</text:p>
          </table:table-cell>
          <table:table-cell office:value-type="float" office:value="1412959533619.9">
            <text:p>1412959533619.9</text:p>
          </table:table-cell>
          <table:table-cell office:value-type="float" office:value="75.312252823451">
            <text:p>75.31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225908867777502">
            <text:p>0.23</text:p>
          </table:table-cell>
          <table:table-cell office:value-type="float" office:value="1382039218038.67">
            <text:p>1382039218038.67</text:p>
          </table:table-cell>
          <table:table-cell office:value-type="float" office:value="5.83979809003985">
            <text:p>5.84</text:p>
          </table:table-cell>
          <table:table-cell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3.7275963632525">
            <text:p>13.73</text:p>
          </table:table-cell>
          <table:table-cell office:value-type="float" office:value="1351654233716.44">
            <text:p>1351654233716.44</text:p>
          </table:table-cell>
          <table:table-cell office:value-type="float" office:value="28.7677401734218">
            <text:p>28.77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0.6606503747334">
            <text:p>20.66</text:p>
          </table:table-cell>
          <table:table-cell office:value-type="float" office:value="1321788757399.82">
            <text:p>1321788757399.82</text:p>
          </table:table-cell>
          <table:table-cell office:value-type="float" office:value="58.6772858985071">
            <text:p>58.68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.92711367071661">
            <text:p>3.93</text:p>
          </table:table-cell>
          <table:table-cell office:value-type="float" office:value="1292427589599.52">
            <text:p>1292427589599.52</text:p>
          </table:table-cell>
          <table:table-cell office:value-type="float" office:value="6.05964353273601">
            <text:p>6.06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5.24965878084175">
            <text:p>5.25</text:p>
          </table:table-cell>
          <table:table-cell office:value-type="float" office:value="1263556123602.41">
            <text:p>1263556123602.41</text:p>
          </table:table-cell>
          <table:table-cell office:value-type="float" office:value="5.73402050970761">
            <text:p>5.73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8.9862176689829">
            <text:p>48.99</text:p>
          </table:table-cell>
          <table:table-cell office:value-type="float" office:value="1235160316611.19">
            <text:p>1235160316611.19</text:p>
          </table:table-cell>
          <table:table-cell office:value-type="float" office:value="23.1037691862005">
            <text:p>23.1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4.44426488315349">
            <text:p>4.44</text:p>
          </table:table-cell>
          <table:table-cell office:value-type="float" office:value="1207226662016.91">
            <text:p>1207226662016.91</text:p>
          </table:table-cell>
          <table:table-cell office:value-type="float" office:value="71.2201702763132">
            <text:p>71.22</text:p>
          </table:table-cell>
          <table:table-cell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1.5862291136585">
            <text:p>11.59</text:p>
          </table:table-cell>
          <table:table-cell office:value-type="float" office:value="1179742163743.63">
            <text:p>1179742163743.63</text:p>
          </table:table-cell>
          <table:table-cell office:value-type="float" office:value="11.7742542788298">
            <text:p>11.77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95.2752556945627">
            <text:p>95.28</text:p>
          </table:table-cell>
          <table:table-cell office:value-type="float" office:value="1152694311983.07">
            <text:p>1152694311983.07</text:p>
          </table:table-cell>
          <table:table-cell office:value-type="float" office:value="2.98019462994273">
            <text:p>2.98</text:p>
          </table:table-cell>
          <table:table-cell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2.1984217877452">
            <text:p>12.2</text:p>
          </table:table-cell>
          <table:table-cell office:value-type="float" office:value="1126071060634.48">
            <text:p>1126071060634.48</text:p>
          </table:table-cell>
          <table:table-cell office:value-type="float" office:value="13.8631335591193">
            <text:p>13.86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5.07474450509161">
            <text:p>5.07</text:p>
          </table:table-cell>
          <table:table-cell office:value-type="float" office:value="1099860804733.27">
            <text:p>1099860804733.27</text:p>
          </table:table-cell>
          <table:table-cell office:value-type="float" office:value="6.23201140231003">
            <text:p>6.23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59.405404871264">
            <text:p>59.41</text:p>
          </table:table-cell>
          <table:table-cell office:value-type="float" office:value="1074052360815.03">
            <text:p>1074052360815.03</text:p>
          </table:table-cell>
          <table:table-cell office:value-type="float" office:value="14.1312352556589">
            <text:p>14.13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0.4315711467675">
            <text:p>10.43</text:p>
          </table:table-cell>
          <table:table-cell office:value-type="float" office:value="1048634947601.85">
            <text:p>1048634947601.85</text:p>
          </table:table-cell>
          <table:table-cell office:value-type="float" office:value="73.8894254074989">
            <text:p>73.89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64.689420221216">
            <text:p>64.69</text:p>
          </table:table-cell>
          <table:table-cell office:value-type="float" office:value="1023598167082.41">
            <text:p>1023598167082.41</text:p>
          </table:table-cell>
          <table:table-cell office:value-type="float" office:value="5.77482187501862">
            <text:p>5.77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7.84345813807942">
            <text:p>7.84</text:p>
          </table:table-cell>
          <table:table-cell office:value-type="float" office:value="998931988150.829">
            <text:p>998931988150.83</text:p>
          </table:table-cell>
          <table:table-cell office:value-type="float" office:value="28.1220383285817">
            <text:p>28.12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2.9488554311031">
            <text:p>12.95</text:p>
          </table:table-cell>
          <table:table-cell office:value-type="float" office:value="974626729486.275">
            <text:p>974626729486.28</text:p>
          </table:table-cell>
          <table:table-cell office:value-type="float" office:value="66.8492755968901">
            <text:p>66.85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7.377685979037">
            <text:p>7.38</text:p>
          </table:table-cell>
          <table:table-cell office:value-type="float" office:value="950673044591.867">
            <text:p>950673044591.87</text:p>
          </table:table-cell>
          <table:table-cell office:value-type="float" office:value="19.7862585646574">
            <text:p>19.79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6.58176168170383">
            <text:p>6.58</text:p>
          </table:table-cell>
          <table:table-cell office:value-type="float" office:value="927061906968.81">
            <text:p>927061906968.81</text:p>
          </table:table-cell>
          <table:table-cell office:value-type="float" office:value="83.4804202399749">
            <text:p>83.48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2.9857685902915">
            <text:p>12.99</text:p>
          </table:table-cell>
          <table:table-cell office:value-type="float" office:value="903784596351.693">
            <text:p>903784596351.69</text:p>
          </table:table-cell>
          <table:table-cell office:value-type="float" office:value="53.9475545591411">
            <text:p>53.95</text:p>
          </table:table-cell>
          <table:table-cell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25.0835570390188">
            <text:p>25.08</text:p>
          </table:table-cell>
          <table:table-cell office:value-type="float" office:value="880832685328.303">
            <text:p>880832685328.3</text:p>
          </table:table-cell>
          <table:table-cell office:value-type="float" office:value="29.7693470587448">
            <text:p>29.77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2.5289128251521">
            <text:p>12.53</text:p>
          </table:table-cell>
          <table:table-cell office:value-type="float" office:value="858198027054.586">
            <text:p>858198027054.59</text:p>
          </table:table-cell>
          <table:table-cell office:value-type="float" office:value="34.358420424527">
            <text:p>34.36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3.00965501663136">
            <text:p>3.01</text:p>
          </table:table-cell>
          <table:table-cell office:value-type="float" office:value="835872743453.781">
            <text:p>835872743453.78</text:p>
          </table:table-cell>
          <table:table-cell office:value-type="float" office:value="19.2051148638845">
            <text:p>19.21</text:p>
          </table:table-cell>
          <table:table-cell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1.6032353338538">
            <text:p>11.6</text:p>
          </table:table-cell>
          <table:table-cell office:value-type="float" office:value="813849213705.028">
            <text:p>813849213705.03</text:p>
          </table:table-cell>
          <table:table-cell office:value-type="float" office:value="10.9611421423768">
            <text:p>10.96</text:p>
          </table:table-cell>
          <table:table-cell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3.0974378835962">
            <text:p>13.1</text:p>
          </table:table-cell>
          <table:table-cell office:value-type="float" office:value="792120063812.633">
            <text:p>792120063812.63</text:p>
          </table:table-cell>
          <table:table-cell office:value-type="float" office:value="56.0850793121684">
            <text:p>56.09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7.70825164723681">
            <text:p>7.71</text:p>
          </table:table-cell>
          <table:table-cell office:value-type="float" office:value="770678156314.52">
            <text:p>770678156314.52</text:p>
          </table:table-cell>
          <table:table-cell office:value-type="float" office:value="123.700171965932">
            <text:p>123.7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.18773127576484">
            <text:p>1.19</text:p>
          </table:table-cell>
          <table:table-cell office:value-type="float" office:value="749516580779.427">
            <text:p>749516580779.43</text:p>
          </table:table-cell>
          <table:table-cell office:value-type="float" office:value="34.959659914524">
            <text:p>34.96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5.22348000631136">
            <text:p>5.22</text:p>
          </table:table-cell>
          <table:table-cell office:value-type="float" office:value="728628644390.569">
            <text:p>728628644390.57</text:p>
          </table:table-cell>
          <table:table-cell office:value-type="float" office:value="52.1982676823803">
            <text:p>52.2</text:p>
          </table:table-cell>
          <table:table-cell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30.5316872920981">
            <text:p>30.53</text:p>
          </table:table-cell>
          <table:table-cell office:value-type="float" office:value="708007863376.914">
            <text:p>708007863376.92</text:p>
          </table:table-cell>
          <table:table-cell office:value-type="float" office:value="31.9379549563209">
            <text:p>31.94</text:p>
          </table:table-cell>
          <table:table-cell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35.7878350265448">
            <text:p>35.79</text:p>
          </table:table-cell>
          <table:table-cell office:value-type="float" office:value="687647954738.581">
            <text:p>687647954738.58</text:p>
          </table:table-cell>
          <table:table-cell office:value-type="float" office:value="57.2159034558752">
            <text:p>57.22</text:p>
          </table:table-cell>
          <table:table-cell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7.4912040797419">
            <text:p>17.49</text:p>
          </table:table-cell>
          <table:table-cell office:value-type="float" office:value="667542828215.76">
            <text:p>667542828215.76</text:p>
          </table:table-cell>
          <table:table-cell office:value-type="float" office:value="7.87850903823157">
            <text:p>7.88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4.51202538789773">
            <text:p>4.51</text:p>
          </table:table-cell>
          <table:table-cell office:value-type="float" office:value="647686578591.153">
            <text:p>647686578591.15</text:p>
          </table:table-cell>
          <table:table-cell office:value-type="float" office:value="13.7122813779417">
            <text:p>13.71</text:p>
          </table:table-cell>
          <table:table-cell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0.980974959199071">
            <text:p>0.98</text:p>
          </table:table-cell>
          <table:table-cell office:value-type="float" office:value="628073478900.399">
            <text:p>628073478900.4</text:p>
          </table:table-cell>
          <table:table-cell office:value-type="float" office:value="34.8786055920508">
            <text:p>34.88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0.0430030159028">
            <text:p>20.04</text:p>
          </table:table-cell>
          <table:table-cell office:value-type="float" office:value="608697973234.715">
            <text:p>608697973234.72</text:p>
          </table:table-cell>
          <table:table-cell office:value-type="float" office:value="29.2970754216132">
            <text:p>29.3</text:p>
          </table:table-cell>
          <table:table-cell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6.5571158782324">
            <text:p>16.56</text:p>
          </table:table-cell>
          <table:table-cell office:value-type="float" office:value="589554670369.856">
            <text:p>589554670369.86</text:p>
          </table:table-cell>
          <table:table-cell office:value-type="float" office:value="14.7719450132003">
            <text:p>14.77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50.9719213379585">
            <text:p>50.97</text:p>
          </table:table-cell>
          <table:table-cell office:value-type="float" office:value="570638337389.94">
            <text:p>570638337389.94</text:p>
          </table:table-cell>
          <table:table-cell office:value-type="float" office:value="23.6891874314867">
            <text:p>23.69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35.8201169107457">
            <text:p>35.82</text:p>
          </table:table-cell>
          <table:table-cell office:value-type="float" office:value="551943893970.136">
            <text:p>551943893970.14</text:p>
          </table:table-cell>
          <table:table-cell office:value-type="float" office:value="2.10727599249841">
            <text:p>2.11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7.4167687019033">
            <text:p>17.42</text:p>
          </table:table-cell>
          <table:table-cell office:value-type="float" office:value="533466406110.382">
            <text:p>533466406110.38</text:p>
          </table:table-cell>
          <table:table-cell office:value-type="float" office:value="34.6605678692277">
            <text:p>34.66</text:p>
          </table:table-cell>
          <table:table-cell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20.9242590160053">
            <text:p>20.92</text:p>
          </table:table-cell>
          <table:table-cell office:value-type="float" office:value="515201081532.087">
            <text:p>515201081532.09</text:p>
          </table:table-cell>
          <table:table-cell office:value-type="float" office:value="57.4739339908665">
            <text:p>57.47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6.9717376516297">
            <text:p>6.97</text:p>
          </table:table-cell>
          <table:table-cell office:value-type="float" office:value="497143263853.412">
            <text:p>497143263853.41</text:p>
          </table:table-cell>
          <table:table-cell office:value-type="float" office:value="46.3055594711594">
            <text:p>46.31</text:p>
          </table:table-cell>
          <table:table-cell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3.74467683370059">
            <text:p>3.74</text:p>
          </table:table-cell>
          <table:table-cell office:value-type="float" office:value="479288427836.498">
            <text:p>479288427836.5</text:p>
          </table:table-cell>
          <table:table-cell office:value-type="float" office:value="15.9314798607948">
            <text:p>15.93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7.6304059857091">
            <text:p>17.63</text:p>
          </table:table-cell>
          <table:table-cell office:value-type="float" office:value="461632174684.067">
            <text:p>461632174684.07</text:p>
          </table:table-cell>
          <table:table-cell office:value-type="float" office:value="35.6547543681009">
            <text:p>35.65</text:p>
          </table:table-cell>
          <table:table-cell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4.0497471788952">
            <text:p>14.05</text:p>
          </table:table-cell>
          <table:table-cell office:value-type="float" office:value="444170227284.497">
            <text:p>444170227284.5</text:p>
          </table:table-cell>
          <table:table-cell office:value-type="float" office:value="59.1557047713742">
            <text:p>59.16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39.3274890642479">
            <text:p>39.33</text:p>
          </table:table-cell>
          <table:table-cell office:value-type="float" office:value="426898426156.798">
            <text:p>426898426156.8</text:p>
          </table:table-cell>
          <table:table-cell office:value-type="float" office:value="34.4628440226931">
            <text:p>34.46</text:p>
          </table:table-cell>
          <table:table-cell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5.3694051541504">
            <text:p>15.37</text:p>
          </table:table-cell>
          <table:table-cell office:value-type="float" office:value="409812725180.82">
            <text:p>409812725180.82</text:p>
          </table:table-cell>
          <table:table-cell office:value-type="float" office:value="53.3555763613158">
            <text:p>53.36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6.5626983747393">
            <text:p>36.56</text:p>
          </table:table-cell>
          <table:table-cell office:value-type="float" office:value="392909187309.281">
            <text:p>392909187309.28</text:p>
          </table:table-cell>
          <table:table-cell office:value-type="float" office:value="10.5706940924533">
            <text:p>10.57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6.91209485269487">
            <text:p>6.91</text:p>
          </table:table-cell>
          <table:table-cell office:value-type="float" office:value="376183981203.248">
            <text:p>376183981203.25</text:p>
          </table:table-cell>
          <table:table-cell office:value-type="float" office:value="30.4196667611396">
            <text:p>30.42</text:p>
          </table:table-cell>
          <table:table-cell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0.20362407784359">
            <text:p>0.2</text:p>
          </table:table-cell>
          <table:table-cell office:value-type="float" office:value="359633377398.279">
            <text:p>359633377398.28</text:p>
          </table:table-cell>
          <table:table-cell office:value-type="float" office:value="33.9028047830758">
            <text:p>33.9</text:p>
          </table:table-cell>
          <table:table-cell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6.40381783898665">
            <text:p>6.4</text:p>
          </table:table-cell>
          <table:table-cell office:value-type="float" office:value="343253744715.403">
            <text:p>343253744715.4</text:p>
          </table:table-cell>
          <table:table-cell office:value-type="float" office:value="49.0778933768888">
            <text:p>49.08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4.62955828582317">
            <text:p>4.63</text:p>
          </table:table-cell>
          <table:table-cell office:value-type="float" office:value="327041546985.723">
            <text:p>327041546985.72</text:p>
          </table:table-cell>
          <table:table-cell office:value-type="float" office:value="31.6523296159003">
            <text:p>31.65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8.04468252321019">
            <text:p>8.04</text:p>
          </table:table-cell>
          <table:table-cell office:value-type="float" office:value="310993339750.228">
            <text:p>310993339750.23</text:p>
          </table:table-cell>
          <table:table-cell office:value-type="float" office:value="20.4106158145014">
            <text:p>20.41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8.4889547372268">
            <text:p>18.49</text:p>
          </table:table-cell>
          <table:table-cell office:value-type="float" office:value="295105767264.225">
            <text:p>295105767264.23</text:p>
          </table:table-cell>
          <table:table-cell office:value-type="float" office:value="51.7159369394099">
            <text:p>51.72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8.98715939404318">
            <text:p>8.99</text:p>
          </table:table-cell>
          <table:table-cell office:value-type="float" office:value="279375559527.819">
            <text:p>279375559527.82</text:p>
          </table:table-cell>
          <table:table-cell office:value-type="float" office:value="61.357876039103">
            <text:p>61.36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7.708942981963">
            <text:p>17.71</text:p>
          </table:table-cell>
          <table:table-cell office:value-type="float" office:value="263799529231.933">
            <text:p>263799529231.93</text:p>
          </table:table-cell>
          <table:table-cell office:value-type="float" office:value="45.0841056680876">
            <text:p>45.08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665294371124168">
            <text:p>0.67</text:p>
          </table:table-cell>
          <table:table-cell office:value-type="float" office:value="248374569325.511">
            <text:p>248374569325.51</text:p>
          </table:table-cell>
          <table:table-cell office:value-type="float" office:value="18.9961586120604">
            <text:p>19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6.5113257224584">
            <text:p>26.51</text:p>
          </table:table-cell>
          <table:table-cell office:value-type="float" office:value="233097650110.356">
            <text:p>233097650110.36</text:p>
          </table:table-cell>
          <table:table-cell office:value-type="float" office:value="109.282314045124">
            <text:p>109.28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7.92204160851134">
            <text:p>7.92</text:p>
          </table:table-cell>
          <table:table-cell office:value-type="float" office:value="217965817044.783">
            <text:p>217965817044.78</text:p>
          </table:table-cell>
          <table:table-cell office:value-type="float" office:value="17.1657890227126">
            <text:p>17.17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8.89322585222693">
            <text:p>8.89</text:p>
          </table:table-cell>
          <table:table-cell office:value-type="float" office:value="202976187851.189">
            <text:p>202976187851.19</text:p>
          </table:table-cell>
          <table:table-cell office:value-type="float" office:value="1.00362819347521">
            <text:p>1</text:p>
          </table:table-cell>
          <table:table-cell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0.499704603849443">
            <text:p>0.5</text:p>
          </table:table-cell>
          <table:table-cell office:value-type="float" office:value="188125950570.472">
            <text:p>188125950570.47</text:p>
          </table:table-cell>
          <table:table-cell office:value-type="float" office:value="46.54494640668">
            <text:p>46.54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.6185219971238">
            <text:p>1.62</text:p>
          </table:table-cell>
          <table:table-cell office:value-type="float" office:value="173412361242.738">
            <text:p>173412361242.74</text:p>
          </table:table-cell>
          <table:table-cell office:value-type="float" office:value="10.859129279388">
            <text:p>10.86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59.5816081817877">
            <text:p>59.58</text:p>
          </table:table-cell>
          <table:table-cell office:value-type="float" office:value="158832741682.452">
            <text:p>158832741682.45</text:p>
          </table:table-cell>
          <table:table-cell office:value-type="float" office:value="46.9054831821372">
            <text:p>46.91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1.0597909891646">
            <text:p>21.06</text:p>
          </table:table-cell>
          <table:table-cell office:value-type="float" office:value="144384477170.071">
            <text:p>144384477170.07</text:p>
          </table:table-cell>
          <table:table-cell office:value-type="float" office:value="1.1734673977489">
            <text:p>1.17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6.46877549390868">
            <text:p>6.47</text:p>
          </table:table-cell>
          <table:table-cell office:value-type="float" office:value="130065015042.495">
            <text:p>130065015042.5</text:p>
          </table:table-cell>
          <table:table-cell office:value-type="float" office:value="19.6602878704263">
            <text:p>19.66</text:p>
          </table:table-cell>
          <table:table-cell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97.5875512300028">
            <text:p>97.59</text:p>
          </table:table-cell>
          <table:table-cell office:value-type="float" office:value="115871862194.491">
            <text:p>115871862194.49</text:p>
          </table:table-cell>
          <table:table-cell office:value-type="float" office:value="28.8983361632157">
            <text:p>28.9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2.8007214417337">
            <text:p>12.8</text:p>
          </table:table-cell>
          <table:table-cell office:value-type="float" office:value="101802583766.83">
            <text:p>101802583766.83</text:p>
          </table:table-cell>
          <table:table-cell office:value-type="float" office:value="12.4932310645825">
            <text:p>12.49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8.47840708648228">
            <text:p>8.48</text:p>
          </table:table-cell>
          <table:table-cell office:value-type="float" office:value="87854800600.6322">
            <text:p>87854800600.63</text:p>
          </table:table-cell>
          <table:table-cell office:value-type="float" office:value="49.1222228197135">
            <text:p>49.12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.69805934792978">
            <text:p>1.7</text:p>
          </table:table-cell>
          <table:table-cell office:value-type="float" office:value="74026188216.7283">
            <text:p>74026188216.73</text:p>
          </table:table-cell>
          <table:table-cell office:value-type="float" office:value="32.4612425865172">
            <text:p>32.46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.65990821972">
            <text:p>2.66</text:p>
          </table:table-cell>
          <table:table-cell office:value-type="float" office:value="60314474908.555">
            <text:p>60314474908.56</text:p>
          </table:table-cell>
          <table:table-cell office:value-type="float" office:value="44.7237836948919">
            <text:p>44.72</text:p>
          </table:table-cell>
          <table:table-cell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1.1803736652224">
            <text:p>21.18</text:p>
          </table:table-cell>
          <table:table-cell office:value-type="float" office:value="46717440121.8406">
            <text:p>46717440121.84</text:p>
          </table:table-cell>
          <table:table-cell office:value-type="float" office:value="28.3528009671768">
            <text:p>28.35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0.0815307584819411">
            <text:p>0.08</text:p>
          </table:table-cell>
          <table:table-cell office:value-type="float" office:value="33232912987.5926">
            <text:p>33232912987.59</text:p>
          </table:table-cell>
          <table:table-cell office:value-type="float" office:value="36.5633069020528">
            <text:p>36.56</text:p>
          </table:table-cell>
          <table:table-cell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4.8605718705895">
            <text:p>14.86</text:p>
          </table:table-cell>
          <table:table-cell office:value-type="float" office:value="19858770682.2461">
            <text:p>19858770682.25</text:p>
          </table:table-cell>
          <table:table-cell office:value-type="float" office:value="0.869494245684741">
            <text:p>0.87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.53331209826669">
            <text:p>2.53</text:p>
          </table:table-cell>
          <table:table-cell office:value-type="float" office:value="6592937235.62287">
            <text:p>6592937235.62</text:p>
          </table:table-cell>
          <table:table-cell office:value-type="float" office:value="47.7589783025647">
            <text:p>47.76</text:p>
          </table:table-cell>
          <table:table-cell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35.294540332403">
            <text:p>35.29</text:p>
          </table:table-cell>
          <table:table-cell office:value-type="float" office:value="6566618102.34221">
            <text:p>6566618102.34</text:p>
          </table:table-cell>
          <table:table-cell office:value-type="float" office:value="1.88536015579615">
            <text:p>1.89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71.0070488397333">
            <text:p>71.01</text:p>
          </table:table-cell>
          <table:table-cell office:value-type="float" office:value="19621881823.1523">
            <text:p>19621881823.15</text:p>
          </table:table-cell>
          <table:table-cell office:value-type="float" office:value="26.0866706266878">
            <text:p>26.09</text:p>
          </table:table-cell>
          <table:table-cell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.18722968193889">
            <text:p>1.19</text:p>
          </table:table-cell>
          <table:table-cell office:value-type="float" office:value="32574798194.0486">
            <text:p>32574798194.05</text:p>
          </table:table-cell>
          <table:table-cell office:value-type="float" office:value="21.3321215323496">
            <text:p>21.33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5.5358233212109">
            <text:p>15.54</text:p>
          </table:table-cell>
          <table:table-cell office:value-type="float" office:value="45427269449.0029">
            <text:p>45427269449</text:p>
          </table:table-cell>
          <table:table-cell office:value-type="float" office:value="46.3810830125942">
            <text:p>46.38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.50057593630472">
            <text:p>4.5</text:p>
          </table:table-cell>
          <table:table-cell office:value-type="float" office:value="58181157769.4875">
            <text:p>58181157769.49</text:p>
          </table:table-cell>
          <table:table-cell office:value-type="float" office:value="21.8960769229195">
            <text:p>21.9</text:p>
          </table:table-cell>
          <table:table-cell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4.06033650616152">
            <text:p>4.06</text:p>
          </table:table-cell>
          <table:table-cell office:value-type="float" office:value="70838286291.1732">
            <text:p>70838286291.17</text:p>
          </table:table-cell>
          <table:table-cell office:value-type="float" office:value="56.2067368279677">
            <text:p>56.21</text:p>
          </table:table-cell>
          <table:table-cell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.06749257582544">
            <text:p>1.07</text:p>
          </table:table-cell>
          <table:table-cell office:value-type="float" office:value="83400440006.9555">
            <text:p>83400440006.96</text:p>
          </table:table-cell>
          <table:table-cell office:value-type="float" office:value="48.1344761343049">
            <text:p>48.13</text:p>
          </table:table-cell>
          <table:table-cell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9.5894306832454">
            <text:p>9.59</text:p>
          </table:table-cell>
          <table:table-cell office:value-type="float" office:value="95869367050.8047">
            <text:p>95869367050.8</text:p>
          </table:table-cell>
          <table:table-cell office:value-type="float" office:value="61.706834369842">
            <text:p>61.71</text:p>
          </table:table-cell>
          <table:table-cell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5.2208413327801">
            <text:p>25.22</text:p>
          </table:table-cell>
          <table:table-cell office:value-type="float" office:value="108246779614.209">
            <text:p>108246779614.21</text:p>
          </table:table-cell>
          <table:table-cell office:value-type="float" office:value="51.4236995154943">
            <text:p>51.42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55704675504874">
            <text:p>0.56</text:p>
          </table:table-cell>
          <table:table-cell office:value-type="float" office:value="120534355151.34">
            <text:p>120534355151.34</text:p>
          </table:table-cell>
          <table:table-cell office:value-type="float" office:value="18.8047307276979">
            <text:p>18.8</text:p>
          </table:table-cell>
          <table:table-cell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0.1969260353198">
            <text:p>10.2</text:p>
          </table:table-cell>
          <table:table-cell office:value-type="float" office:value="132733737050.939">
            <text:p>132733737050.94</text:p>
          </table:table-cell>
          <table:table-cell office:value-type="float" office:value="27.7270292589752">
            <text:p>27.7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.8458715569003">
            <text:p>13.85</text:p>
          </table:table-cell>
          <table:table-cell office:value-type="float" office:value="144846535791.844">
            <text:p>144846535791.85</text:p>
          </table:table-cell>
          <table:table-cell office:value-type="float" office:value="10.0182160128287">
            <text:p>10.02</text:p>
          </table:table-cell>
          <table:table-cell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9.64591336976922">
            <text:p>9.65</text:p>
          </table:table-cell>
          <table:table-cell office:value-type="float" office:value="156874329971.65">
            <text:p>156874329971.65</text:p>
          </table:table-cell>
          <table:table-cell office:value-type="float" office:value="20.7484054864352">
            <text:p>20.75</text:p>
          </table:table-cell>
          <table:table-cell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8.28118587247916">
            <text:p>8.28</text:p>
          </table:table-cell>
          <table:table-cell office:value-type="float" office:value="168818666819.81">
            <text:p>168818666819.81</text:p>
          </table:table-cell>
          <table:table-cell office:value-type="float" office:value="37.8099413992047">
            <text:p>37.81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10.8824848373224">
            <text:p>10.88</text:p>
          </table:table-cell>
          <table:table-cell office:value-type="float" office:value="180681063364.5">
            <text:p>180681063364.5</text:p>
          </table:table-cell>
          <table:table-cell office:value-type="float" office:value="7.72198163768327">
            <text:p>7.72</text:p>
          </table:table-cell>
          <table:table-cell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38.0188403285978">
            <text:p>38.02</text:p>
          </table:table-cell>
          <table:table-cell office:value-type="float" office:value="192463007101.993">
            <text:p>192463007101.99</text:p>
          </table:table-cell>
          <table:table-cell office:value-type="float" office:value="41.2147074402533">
            <text:p>41.21</text:p>
          </table:table-cell>
          <table:table-cell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9.37825252702841">
            <text:p>9.38</text:p>
          </table:table-cell>
          <table:table-cell office:value-type="float" office:value="204165957086.668">
            <text:p>204165957086.67</text:p>
          </table:table-cell>
          <table:table-cell office:value-type="float" office:value="15.203642600233">
            <text:p>15.2</text:p>
          </table:table-cell>
          <table:table-cell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8.17339557256857">
            <text:p>8.17</text:p>
          </table:table-cell>
          <table:table-cell office:value-type="float" office:value="215791344145.256">
            <text:p>215791344145.26</text:p>
          </table:table-cell>
          <table:table-cell office:value-type="float" office:value="13.0839788411729">
            <text:p>13.08</text:p>
          </table:table-cell>
          <table:table-cell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3.80451327658865">
            <text:p>3.8</text:p>
          </table:table-cell>
          <table:table-cell office:value-type="float" office:value="227340572165.977">
            <text:p>227340572165.98</text:p>
          </table:table-cell>
          <table:table-cell office:value-type="float" office:value="6.29080384604485">
            <text:p>6.29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0.1989795426653">
            <text:p>10.2</text:p>
          </table:table-cell>
          <table:table-cell office:value-type="float" office:value="238815018594.108">
            <text:p>238815018594.11</text:p>
          </table:table-cell>
          <table:table-cell office:value-type="float" office:value="82.8812202921808">
            <text:p>82.88</text:p>
          </table:table-cell>
          <table:table-cell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3.7929446876322">
            <text:p>13.79</text:p>
          </table:table-cell>
          <table:table-cell office:value-type="float" office:value="250216035118.108">
            <text:p>250216035118.11</text:p>
          </table:table-cell>
          <table:table-cell office:value-type="float" office:value="3.71329535323877">
            <text:p>3.71</text:p>
          </table:table-cell>
          <table:table-cell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13.8047373769193">
            <text:p>13.8</text:p>
          </table:table-cell>
          <table:table-cell office:value-type="float" office:value="261544948509.183">
            <text:p>261544948509.18</text:p>
          </table:table-cell>
          <table:table-cell office:value-type="float" office:value="41.3329947707742">
            <text:p>41.33</text:p>
          </table:table-cell>
          <table:table-cell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3.3391311708304">
            <text:p>3.34</text:p>
          </table:table-cell>
          <table:table-cell office:value-type="float" office:value="272803061015.881">
            <text:p>272803061015.88</text:p>
          </table:table-cell>
          <table:table-cell office:value-type="float" office:value="33.5268348628164">
            <text:p>33.53</text:p>
          </table:table-cell>
          <table:table-cell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0.0680878943009457">
            <text:p>0.07</text:p>
          </table:table-cell>
          <table:table-cell office:value-type="float" office:value="283991651290.245">
            <text:p>283991651290.25</text:p>
          </table:table-cell>
          <table:table-cell office:value-type="float" office:value="2.32113703428811">
            <text:p>2.32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0.169343618424991">
            <text:p>0.17</text:p>
          </table:table-cell>
          <table:table-cell office:value-type="float" office:value="295111974861.883">
            <text:p>295111974861.88</text:p>
          </table:table-cell>
          <table:table-cell office:value-type="float" office:value="77.2998625386326">
            <text:p>77.3</text:p>
          </table:table-cell>
          <table:table-cell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9.3243846432091">
            <text:p>29.32</text:p>
          </table:table-cell>
          <table:table-cell office:value-type="float" office:value="306165264688.905">
            <text:p>306165264688.91</text:p>
          </table:table-cell>
          <table:table-cell office:value-type="float" office:value="65.6487233111737">
            <text:p>65.65</text:p>
          </table:table-cell>
          <table:table-cell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5.79400034669718">
            <text:p>5.79</text:p>
          </table:table-cell>
          <table:table-cell office:value-type="float" office:value="317152732012.667">
            <text:p>317152732012.67</text:p>
          </table:table-cell>
          <table:table-cell office:value-type="float" office:value="33.0670431709017">
            <text:p>33.07</text:p>
          </table:table-cell>
          <table:table-cell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1.65047069069799">
            <text:p>1.65</text:p>
          </table:table-cell>
          <table:table-cell office:value-type="float" office:value="328075566517.049">
            <text:p>328075566517.05</text:p>
          </table:table-cell>
          <table:table-cell office:value-type="float" office:value="3.5296141602591">
            <text:p>3.53</text:p>
          </table:table-cell>
          <table:table-cell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.11741296702872">
            <text:p>2.12</text:p>
          </table:table-cell>
          <table:table-cell office:value-type="float" office:value="338934937204.178">
            <text:p>338934937204.18</text:p>
          </table:table-cell>
          <table:table-cell office:value-type="float" office:value="28.9085320311507">
            <text:p>28.91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2.8959783933858">
            <text:p>12.9</text:p>
          </table:table-cell>
          <table:table-cell office:value-type="float" office:value="349731992836.689">
            <text:p>349731992836.69</text:p>
          </table:table-cell>
          <table:table-cell office:value-type="float" office:value="27.3461746320579">
            <text:p>27.35</text:p>
          </table:table-cell>
          <table:table-cell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5.2806642038985">
            <text:p>15.28</text:p>
          </table:table-cell>
          <table:table-cell office:value-type="float" office:value="360467862400.923">
            <text:p>360467862400.92</text:p>
          </table:table-cell>
          <table:table-cell office:value-type="float" office:value="26.5967638466312">
            <text:p>26.6</text:p>
          </table:table-cell>
          <table:table-cell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4.90815937085137">
            <text:p>4.91</text:p>
          </table:table-cell>
          <table:table-cell office:value-type="float" office:value="371143655656.377">
            <text:p>371143655656.38</text:p>
          </table:table-cell>
          <table:table-cell office:value-type="float" office:value="63.4005048250581">
            <text:p>63.4</text:p>
          </table:table-cell>
          <table:table-cell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21.299077231684">
            <text:p>21.3</text:p>
          </table:table-cell>
          <table:table-cell office:value-type="float" office:value="381760463711.043">
            <text:p>381760463711.04</text:p>
          </table:table-cell>
          <table:table-cell office:value-type="float" office:value="55.9847632222466">
            <text:p>55.98</text:p>
          </table:table-cell>
          <table:table-cell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2.14492812027694">
            <text:p>2.14</text:p>
          </table:table-cell>
          <table:table-cell office:value-type="float" office:value="392319359256.212">
            <text:p>392319359256.21</text:p>
          </table:table-cell>
          <table:table-cell office:value-type="float" office:value="22.9195149297474">
            <text:p>22.92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8.59814273041723">
            <text:p>8.6</text:p>
          </table:table-cell>
          <table:table-cell office:value-type="float" office:value="402821397354.031">
            <text:p>402821397354.03</text:p>
          </table:table-cell>
          <table:table-cell office:value-type="float" office:value="3.45953319530212">
            <text:p>3.46</text:p>
          </table:table-cell>
          <table:table-cell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5.88410944155459">
            <text:p>5.88</text:p>
          </table:table-cell>
          <table:table-cell office:value-type="float" office:value="413267615577.91">
            <text:p>413267615577.91</text:p>
          </table:table-cell>
          <table:table-cell office:value-type="float" office:value="69.1729806004738">
            <text:p>69.17</text:p>
          </table:table-cell>
          <table:table-cell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8.15091408447021">
            <text:p>8.15</text:p>
          </table:table-cell>
          <table:table-cell office:value-type="float" office:value="423659034673.723">
            <text:p>423659034673.72</text:p>
          </table:table-cell>
          <table:table-cell office:value-type="float" office:value="16.7311502196496">
            <text:p>16.73</text:p>
          </table:table-cell>
          <table:table-cell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.7869832937728">
            <text:p>2.79</text:p>
          </table:table-cell>
          <table:table-cell office:value-type="float" office:value="433996658831.758">
            <text:p>433996658831.76</text:p>
          </table:table-cell>
          <table:table-cell office:value-type="float" office:value="17.0165167505251">
            <text:p>17.02</text:p>
          </table:table-cell>
          <table:table-cell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5.34615327792883">
            <text:p>5.35</text:p>
          </table:table-cell>
          <table:table-cell office:value-type="float" office:value="444281476237.783">
            <text:p>444281476237.78</text:p>
          </table:table-cell>
          <table:table-cell office:value-type="float" office:value="14.4012622990674">
            <text:p>14.4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29.006356187224">
            <text:p>129.01</text:p>
          </table:table-cell>
          <table:table-cell office:value-type="float" office:value="454514459225.646">
            <text:p>454514459225.65</text:p>
          </table:table-cell>
          <table:table-cell office:value-type="float" office:value="43.7867322152891">
            <text:p>43.79</text:p>
          </table:table-cell>
          <table:table-cell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9.44366577155966">
            <text:p>9.44</text:p>
          </table:table-cell>
          <table:table-cell office:value-type="float" office:value="464696565375.337">
            <text:p>464696565375.34</text:p>
          </table:table-cell>
          <table:table-cell office:value-type="float" office:value="1.25201435113456">
            <text:p>1.25</text:p>
          </table:table-cell>
          <table:table-cell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30.4702684312404">
            <text:p>30.47</text:p>
          </table:table-cell>
          <table:table-cell office:value-type="float" office:value="474828736594.239">
            <text:p>474828736594.24</text:p>
          </table:table-cell>
          <table:table-cell office:value-type="float" office:value="39.0481344526686">
            <text:p>39.05</text:p>
          </table:table-cell>
          <table:table-cell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33.9529925314425">
            <text:p>33.95</text:p>
          </table:table-cell>
          <table:table-cell office:value-type="float" office:value="484911900604.692">
            <text:p>484911900604.69</text:p>
          </table:table-cell>
          <table:table-cell office:value-type="float" office:value="27.1271999584463">
            <text:p>27.13</text:p>
          </table:table-cell>
          <table:table-cell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7.30007754513246">
            <text:p>7.3</text:p>
          </table:table-cell>
          <table:table-cell office:value-type="float" office:value="494946971224.503">
            <text:p>494946971224.5</text:p>
          </table:table-cell>
          <table:table-cell office:value-type="float" office:value="76.281641744579">
            <text:p>76.28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28.5257776706983">
            <text:p>28.53</text:p>
          </table:table-cell>
          <table:table-cell office:value-type="float" office:value="504934848028.7">
            <text:p>504934848028.7</text:p>
          </table:table-cell>
          <table:table-cell office:value-type="float" office:value="4.49731539470946">
            <text:p>4.5</text:p>
          </table:table-cell>
          <table:table-cell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9.66408978858499">
            <text:p>9.66</text:p>
          </table:table-cell>
          <table:table-cell office:value-type="float" office:value="514876417240.101">
            <text:p>514876417240.1</text:p>
          </table:table-cell>
          <table:table-cell office:value-type="float" office:value="57.7355739112795">
            <text:p>57.74</text:p>
          </table:table-cell>
          <table:table-cell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9.55152446044669">
            <text:p>9.55</text:p>
          </table:table-cell>
          <table:table-cell office:value-type="float" office:value="524772552054.708">
            <text:p>524772552054.71</text:p>
          </table:table-cell>
          <table:table-cell office:value-type="float" office:value="20.7795333576567">
            <text:p>20.78</text:p>
          </table:table-cell>
          <table:table-cell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15.7320052032386">
            <text:p>15.73</text:p>
          </table:table-cell>
          <table:table-cell office:value-type="float" office:value="534624112656.775">
            <text:p>534624112656.78</text:p>
          </table:table-cell>
          <table:table-cell office:value-type="float" office:value="31.6480383352312">
            <text:p>31.65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18.317040199034">
            <text:p>18.32</text:p>
          </table:table-cell>
          <table:table-cell office:value-type="float" office:value="544431946733.71">
            <text:p>544431946733.71</text:p>
          </table:table-cell>
          <table:table-cell office:value-type="float" office:value="26.6332564082791">
            <text:p>26.63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5.87249685331879">
            <text:p>5.87</text:p>
          </table:table-cell>
          <table:table-cell office:value-type="float" office:value="554196889922.372">
            <text:p>554196889922.37</text:p>
          </table:table-cell>
          <table:table-cell office:value-type="float" office:value="14.3505534997548">
            <text:p>14.35</text:p>
          </table:table-cell>
          <table:table-cell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11.0708496233831">
            <text:p>11.07</text:p>
          </table:table-cell>
          <table:table-cell office:value-type="float" office:value="563919765708.835">
            <text:p>563919765708.84</text:p>
          </table:table-cell>
          <table:table-cell office:value-type="float" office:value="4.86884654468786">
            <text:p>4.87</text:p>
          </table:table-cell>
          <table:table-cell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5.49590307158769">
            <text:p>5.5</text:p>
          </table:table-cell>
          <table:table-cell office:value-type="float" office:value="573601386150.901">
            <text:p>573601386150.9</text:p>
          </table:table-cell>
          <table:table-cell office:value-type="float" office:value="12.3029551907129">
            <text:p>12.3</text:p>
          </table:table-cell>
          <table:table-cell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5.2473729499437">
            <text:p>15.25</text:p>
          </table:table-cell>
          <table:table-cell office:value-type="float" office:value="583242551830.376">
            <text:p>583242551830.38</text:p>
          </table:table-cell>
          <table:table-cell office:value-type="float" office:value="31.5341589184833">
            <text:p>31.53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36.8049490993027">
            <text:p>36.8</text:p>
          </table:table-cell>
          <table:table-cell office:value-type="float" office:value="592844052322.52">
            <text:p>592844052322.52</text:p>
          </table:table-cell>
          <table:table-cell office:value-type="float" office:value="9.9317865900507">
            <text:p>9.93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34.2166189885486">
            <text:p>34.22</text:p>
          </table:table-cell>
          <table:table-cell office:value-type="float" office:value="602406666283.763">
            <text:p>602406666283.76</text:p>
          </table:table-cell>
          <table:table-cell office:value-type="float" office:value="18.016583960923">
            <text:p>18.02</text:p>
          </table:table-cell>
          <table:table-cell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23.6823194124244">
            <text:p>23.68</text:p>
          </table:table-cell>
          <table:table-cell office:value-type="float" office:value="611931162119.477">
            <text:p>611931162119.48</text:p>
          </table:table-cell>
          <table:table-cell office:value-type="float" office:value="80.201857933097">
            <text:p>80.2</text:p>
          </table:table-cell>
          <table:table-cell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5.99596654512566">
            <text:p>6</text:p>
          </table:table-cell>
          <table:table-cell office:value-type="float" office:value="621418297711.044">
            <text:p>621418297711.04</text:p>
          </table:table-cell>
          <table:table-cell office:value-type="float" office:value="35.8366392616422">
            <text:p>35.84</text:p>
          </table:table-cell>
          <table:table-cell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4.8111459425228">
            <text:p>4.81</text:p>
          </table:table-cell>
          <table:table-cell office:value-type="float" office:value="630868820900.859">
            <text:p>630868820900.86</text:p>
          </table:table-cell>
          <table:table-cell office:value-type="float" office:value="6.84268136735002">
            <text:p>6.84</text:p>
          </table:table-cell>
          <table:table-cell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4.0324044725463">
            <text:p>14.03</text:p>
          </table:table-cell>
          <table:table-cell office:value-type="float" office:value="640283469862.297">
            <text:p>640283469862.3</text:p>
          </table:table-cell>
          <table:table-cell office:value-type="float" office:value="14.2845135509557">
            <text:p>14.28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7.3961339151578">
            <text:p>7.4</text:p>
          </table:table-cell>
          <table:table-cell office:value-type="float" office:value="649662973199.407">
            <text:p>649662973199.41</text:p>
          </table:table-cell>
          <table:table-cell office:value-type="float" office:value="9.70272558770709">
            <text:p>9.7</text:p>
          </table:table-cell>
          <table:table-cell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3.9744548819342">
            <text:p>13.97</text:p>
          </table:table-cell>
          <table:table-cell office:value-type="float" office:value="659008050113.46">
            <text:p>659008050113.46</text:p>
          </table:table-cell>
          <table:table-cell office:value-type="float" office:value="8.72840458627068">
            <text:p>8.73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8.38283477192169">
            <text:p>8.38</text:p>
          </table:table-cell>
          <table:table-cell office:value-type="float" office:value="668319410773.779">
            <text:p>668319410773.78</text:p>
          </table:table-cell>
          <table:table-cell office:value-type="float" office:value="40.5991869602557">
            <text:p>40.6</text:p>
          </table:table-cell>
          <table:table-cell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12.4134566732733">
            <text:p>12.41</text:p>
          </table:table-cell>
          <table:table-cell office:value-type="float" office:value="677597756536.636">
            <text:p>677597756536.64</text:p>
          </table:table-cell>
          <table:table-cell office:value-type="float" office:value="55.6794414349117">
            <text:p>55.68</text:p>
          </table:table-cell>
          <table:table-cell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.95512727189074">
            <text:p>1.96</text:p>
          </table:table-cell>
          <table:table-cell office:value-type="float" office:value="686843779919.711">
            <text:p>686843779919.71</text:p>
          </table:table-cell>
          <table:table-cell office:value-type="float" office:value="1.24918012595349">
            <text:p>1.25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7.0922157896909">
            <text:p>7.09</text:p>
          </table:table-cell>
          <table:table-cell office:value-type="float" office:value="696058165214.513">
            <text:p>696058165214.51</text:p>
          </table:table-cell>
          <table:table-cell office:value-type="float" office:value="99.3376166046873">
            <text:p>99.34</text:p>
          </table:table-cell>
          <table:table-cell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7.10058312391984">
            <text:p>7.1</text:p>
          </table:table-cell>
          <table:table-cell office:value-type="float" office:value="705241588357.905">
            <text:p>705241588357.91</text:p>
          </table:table-cell>
          <table:table-cell office:value-type="float" office:value="38.5657734090556">
            <text:p>38.57</text:p>
          </table:table-cell>
          <table:table-cell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64.8236230173741">
            <text:p>64.82</text:p>
          </table:table-cell>
          <table:table-cell office:value-type="float" office:value="714394717198.127">
            <text:p>714394717198.13</text:p>
          </table:table-cell>
          <table:table-cell office:value-type="float" office:value="26.7052439914608">
            <text:p>26.71</text:p>
          </table:table-cell>
          <table:table-cell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0.653270996877645">
            <text:p>0.65</text:p>
          </table:table-cell>
          <table:table-cell office:value-type="float" office:value="723518211996.327">
            <text:p>723518211996.33</text:p>
          </table:table-cell>
          <table:table-cell office:value-type="float" office:value="17.4995602644656">
            <text:p>17.5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25.5622097807223">
            <text:p>25.56</text:p>
          </table:table-cell>
          <table:table-cell office:value-type="float" office:value="732612725015.191">
            <text:p>732612725015.19</text:p>
          </table:table-cell>
          <table:table-cell office:value-type="float" office:value="122.367746655905">
            <text:p>122.37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2.23573379943121">
            <text:p>2.24</text:p>
          </table:table-cell>
          <table:table-cell office:value-type="float" office:value="741678901191.47">
            <text:p>741678901191.47</text:p>
          </table:table-cell>
          <table:table-cell office:value-type="float" office:value="31.9046546957776">
            <text:p>31.9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0.458363905729727">
            <text:p>0.46</text:p>
          </table:table-cell>
          <table:table-cell office:value-type="float" office:value="750717378360.849">
            <text:p>750717378360.85</text:p>
          </table:table-cell>
          <table:table-cell office:value-type="float" office:value="22.3127295179981">
            <text:p>22.31</text:p>
          </table:table-cell>
          <table:table-cell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4.77480186979049">
            <text:p>4.77</text:p>
          </table:table-cell>
          <table:table-cell office:value-type="float" office:value="759728787037.2">
            <text:p>759728787037.2</text:p>
          </table:table-cell>
          <table:table-cell office:value-type="float" office:value="22.354184467852">
            <text:p>22.35</text:p>
          </table:table-cell>
          <table:table-cell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3.79001206326657">
            <text:p>3.79</text:p>
          </table:table-cell>
          <table:table-cell office:value-type="float" office:value="768713750895.355">
            <text:p>768713750895.36</text:p>
          </table:table-cell>
          <table:table-cell office:value-type="float" office:value="47.8872056176612">
            <text:p>47.89</text:p>
          </table:table-cell>
          <table:table-cell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6.67359584975374">
            <text:p>6.67</text:p>
          </table:table-cell>
          <table:table-cell office:value-type="float" office:value="777672886882.818">
            <text:p>777672886882.82</text:p>
          </table:table-cell>
          <table:table-cell office:value-type="float" office:value="5.14182155392039">
            <text:p>5.14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31.6702692003674">
            <text:p>31.67</text:p>
          </table:table-cell>
          <table:table-cell office:value-type="float" office:value="786606805399.465">
            <text:p>786606805399.47</text:p>
          </table:table-cell>
          <table:table-cell office:value-type="float" office:value="26.114289935878">
            <text:p>26.11</text:p>
          </table:table-cell>
          <table:table-cell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8.6012778819578">
            <text:p>18.6</text:p>
          </table:table-cell>
          <table:table-cell office:value-type="float" office:value="795516110213.729">
            <text:p>795516110213.73</text:p>
          </table:table-cell>
          <table:table-cell office:value-type="float" office:value="62.4442951013147">
            <text:p>62.44</text:p>
          </table:table-cell>
          <table:table-cell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11.5920256342495">
            <text:p>11.59</text:p>
          </table:table-cell>
          <table:table-cell office:value-type="float" office:value="804401399109.468">
            <text:p>804401399109.47</text:p>
          </table:table-cell>
          <table:table-cell office:value-type="float" office:value="57.8191223103062">
            <text:p>57.82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13.0955944027476">
            <text:p>13.1</text:p>
          </table:table-cell>
          <table:table-cell office:value-type="float" office:value="813263263701.588">
            <text:p>813263263701.59</text:p>
          </table:table-cell>
          <table:table-cell office:value-type="float" office:value="9.32810932599665">
            <text:p>9.33</text:p>
          </table:table-cell>
          <table:table-cell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15.7324872918157">
            <text:p>15.73</text:p>
          </table:table-cell>
          <table:table-cell office:value-type="float" office:value="822102289601.32">
            <text:p>822102289601.32</text:p>
          </table:table-cell>
          <table:table-cell office:value-type="float" office:value="60.0876528774699">
            <text:p>60.09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26.6567581650488">
            <text:p>26.66</text:p>
          </table:table-cell>
          <table:table-cell office:value-type="float" office:value="830919056623.915">
            <text:p>830919056623.92</text:p>
          </table:table-cell>
          <table:table-cell office:value-type="float" office:value="9.05996762636505">
            <text:p>9.06</text:p>
          </table:table-cell>
          <table:table-cell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45.9574995953847">
            <text:p>45.96</text:p>
          </table:table-cell>
          <table:table-cell office:value-type="float" office:value="839714139089.929">
            <text:p>839714139089.93</text:p>
          </table:table-cell>
          <table:table-cell office:value-type="float" office:value="28.9766212186221">
            <text:p>28.98</text:p>
          </table:table-cell>
          <table:table-cell/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31.0775197218536">
            <text:p>31.08</text:p>
          </table:table-cell>
          <table:table-cell office:value-type="float" office:value="848488105567.795">
            <text:p>848488105567.8</text:p>
          </table:table-cell>
          <table:table-cell office:value-type="float" office:value="4.05974192688669">
            <text:p>4.06</text:p>
          </table:table-cell>
          <table:table-cell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75.9873968037847">
            <text:p>75.99</text:p>
          </table:table-cell>
          <table:table-cell office:value-type="float" office:value="857241519548.399">
            <text:p>857241519548.4</text:p>
          </table:table-cell>
          <table:table-cell office:value-type="float" office:value="37.192534279686">
            <text:p>37.19</text:p>
          </table:table-cell>
          <table:table-cell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6.88504922204809">
            <text:p>6.89</text:p>
          </table:table-cell>
          <table:table-cell office:value-type="float" office:value="865974939006.7">
            <text:p>865974939006.7</text:p>
          </table:table-cell>
          <table:table-cell office:value-type="float" office:value="63.5350258861203">
            <text:p>63.54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2.2450225280834">
            <text:p>2.25</text:p>
          </table:table-cell>
          <table:table-cell office:value-type="float" office:value="874688917230.258">
            <text:p>874688917230.26</text:p>
          </table:table-cell>
          <table:table-cell office:value-type="float" office:value="30.5860627837377">
            <text:p>30.59</text:p>
          </table:table-cell>
          <table:table-cell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0.924379092028905">
            <text:p>0.92</text:p>
          </table:table-cell>
          <table:table-cell office:value-type="float" office:value="883384002262.3">
            <text:p>883384002262.3</text:p>
          </table:table-cell>
          <table:table-cell office:value-type="float" office:value="62.3208399241585">
            <text:p>62.32</text:p>
          </table:table-cell>
          <table:table-cell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8.41785557577193">
            <text:p>8.42</text:p>
          </table:table-cell>
          <table:table-cell office:value-type="float" office:value="892060737440.254">
            <text:p>892060737440.26</text:p>
          </table:table-cell>
          <table:table-cell office:value-type="float" office:value="7.76088417286467">
            <text:p>7.76</text:p>
          </table:table-cell>
          <table:table-cell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4.00070136974687">
            <text:p>4</text:p>
          </table:table-cell>
          <table:table-cell office:value-type="float" office:value="900719661450.703">
            <text:p>900719661450.7</text:p>
          </table:table-cell>
          <table:table-cell office:value-type="float" office:value="47.6908255287029">
            <text:p>47.69</text:p>
          </table:table-cell>
          <table:table-cell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1.69818370860344">
            <text:p>1.7</text:p>
          </table:table-cell>
          <table:table-cell office:value-type="float" office:value="909361308355.465">
            <text:p>909361308355.47</text:p>
          </table:table-cell>
          <table:table-cell office:value-type="float" office:value="56.9200039234417">
            <text:p>56.92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6.53403394910573">
            <text:p>6.53</text:p>
          </table:table-cell>
          <table:table-cell office:value-type="float" office:value="917986207853.503">
            <text:p>917986207853.5</text:p>
          </table:table-cell>
          <table:table-cell office:value-type="float" office:value="42.5174155654731">
            <text:p>42.52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25.707237882392">
            <text:p>25.71</text:p>
          </table:table-cell>
          <table:table-cell office:value-type="float" office:value="926594885351.318">
            <text:p>926594885351.32</text:p>
          </table:table-cell>
          <table:table-cell office:value-type="float" office:value="85.910025173192">
            <text:p>85.91</text:p>
          </table:table-cell>
          <table:table-cell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0.782278480570619">
            <text:p>0.78</text:p>
          </table:table-cell>
          <table:table-cell office:value-type="float" office:value="935187861971.923">
            <text:p>935187861971.92</text:p>
          </table:table-cell>
          <table:table-cell office:value-type="float" office:value="14.0898511184453">
            <text:p>14.09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11.9316253869218">
            <text:p>11.93</text:p>
          </table:table-cell>
          <table:table-cell office:value-type="float" office:value="943765654895.46">
            <text:p>943765654895.46</text:p>
          </table:table-cell>
          <table:table-cell office:value-type="float" office:value="5.46314188780475">
            <text:p>5.46</text:p>
          </table:table-cell>
          <table:table-cell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15.4474457843396">
            <text:p>15.45</text:p>
          </table:table-cell>
          <table:table-cell office:value-type="float" office:value="952328777366.487">
            <text:p>952328777366.49</text:p>
          </table:table-cell>
          <table:table-cell office:value-type="float" office:value="103.339037953718">
            <text:p>103.34</text:p>
          </table:table-cell>
          <table:table-cell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174.867791765347">
            <text:p>174.87</text:p>
          </table:table-cell>
          <table:table-cell office:value-type="float" office:value="960877738468.213">
            <text:p>960877738468.21</text:p>
          </table:table-cell>
          <table:table-cell office:value-type="float" office:value="18.3672685977481">
            <text:p>18.37</text:p>
          </table:table-cell>
          <table:table-cell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49.9558085759253">
            <text:p>49.96</text:p>
          </table:table-cell>
          <table:table-cell office:value-type="float" office:value="969413044373.524">
            <text:p>969413044373.52</text:p>
          </table:table-cell>
          <table:table-cell office:value-type="float" office:value="7.08864210635945">
            <text:p>7.09</text:p>
          </table:table-cell>
          <table:table-cell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2.92265919851748">
            <text:p>2.92</text:p>
          </table:table-cell>
          <table:table-cell office:value-type="float" office:value="977935196729.55">
            <text:p>977935196729.55</text:p>
          </table:table-cell>
          <table:table-cell office:value-type="float" office:value="46.9904330296247">
            <text:p>46.99</text:p>
          </table:table-cell>
          <table:table-cell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0.4574940385077">
            <text:p>10.46</text:p>
          </table:table-cell>
          <table:table-cell office:value-type="float" office:value="986444694086.216">
            <text:p>986444694086.22</text:p>
          </table:table-cell>
          <table:table-cell office:value-type="float" office:value="8.77629894528744">
            <text:p>8.78</text:p>
          </table:table-cell>
          <table:table-cell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8.55225157367693">
            <text:p>8.55</text:p>
          </table:table-cell>
          <table:table-cell office:value-type="float" office:value="994942031669.265">
            <text:p>994942031669.27</text:p>
          </table:table-cell>
          <table:table-cell office:value-type="float" office:value="33.541574275675">
            <text:p>33.54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58.4721768626861">
            <text:p>58.47</text:p>
          </table:table-cell>
          <table:table-cell office:value-type="float" office:value="1003427701350.62">
            <text:p>1003427701350.62</text:p>
          </table:table-cell>
          <table:table-cell office:value-type="float" office:value="64.0245686706301">
            <text:p>64.02</text:p>
          </table:table-cell>
          <table:table-cell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22.7799757164566">
            <text:p>22.78</text:p>
          </table:table-cell>
          <table:table-cell office:value-type="float" office:value="1011902191635.24">
            <text:p>1011902191635.24</text:p>
          </table:table-cell>
          <table:table-cell office:value-type="float" office:value="48.0771724628339">
            <text:p>48.08</text:p>
          </table:table-cell>
          <table:table-cell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306.546778620599">
            <text:p>306.55</text:p>
          </table:table-cell>
          <table:table-cell office:value-type="float" office:value="1020365988689.02">
            <text:p>1020365988689.02</text:p>
          </table:table-cell>
          <table:table-cell office:value-type="float" office:value="34.8062965393757">
            <text:p>34.81</text:p>
          </table:table-cell>
          <table:table-cell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4.16868004665896">
            <text:p>4.17</text:p>
          </table:table-cell>
          <table:table-cell office:value-type="float" office:value="1028819574075.85">
            <text:p>1028819574075.85</text:p>
          </table:table-cell>
          <table:table-cell office:value-type="float" office:value="4.50297625549985">
            <text:p>4.5</text:p>
          </table:table-cell>
          <table:table-cell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1.28279257822581">
            <text:p>1.28</text:p>
          </table:table-cell>
          <table:table-cell office:value-type="float" office:value="1037263428441.66">
            <text:p>1037263428441.66</text:p>
          </table:table-cell>
          <table:table-cell office:value-type="float" office:value="95.5152542150381">
            <text:p>95.52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.34594420688162">
            <text:p>1.35</text:p>
          </table:table-cell>
          <table:table-cell office:value-type="float" office:value="1045698028503.74">
            <text:p>1045698028503.74</text:p>
          </table:table-cell>
          <table:table-cell office:value-type="float" office:value="45.3770835973225">
            <text:p>45.38</text:p>
          </table:table-cell>
          <table:table-cell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5.77800605219108">
            <text:p>5.78</text:p>
          </table:table-cell>
          <table:table-cell office:value-type="float" office:value="1054123848547.39">
            <text:p>1054123848547.39</text:p>
          </table:table-cell>
          <table:table-cell office:value-type="float" office:value="49.5085087542375">
            <text:p>49.51</text:p>
          </table:table-cell>
          <table:table-cell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6.6096584202946">
            <text:p>6.61</text:p>
          </table:table-cell>
          <table:table-cell office:value-type="float" office:value="1062541360239.16">
            <text:p>1062541360239.16</text:p>
          </table:table-cell>
          <table:table-cell office:value-type="float" office:value="80.2350681951146">
            <text:p>80.24</text:p>
          </table:table-cell>
          <table:table-cell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30.4890941338185">
            <text:p>30.49</text:p>
          </table:table-cell>
          <table:table-cell office:value-type="float" office:value="1070951032834.4">
            <text:p>1070951032834.4</text:p>
          </table:table-cell>
          <table:table-cell office:value-type="float" office:value="64.3333731735315">
            <text:p>64.33</text:p>
          </table:table-cell>
          <table:table-cell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0.256802101291489">
            <text:p>0.26</text:p>
          </table:table-cell>
          <table:table-cell office:value-type="float" office:value="1079353333054.73">
            <text:p>1079353333054.73</text:p>
          </table:table-cell>
          <table:table-cell office:value-type="float" office:value="30.2855502906587">
            <text:p>30.29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6.39541237265536">
            <text:p>6.4</text:p>
          </table:table-cell>
          <table:table-cell office:value-type="float" office:value="1087748725465.5">
            <text:p>1087748725465.5</text:p>
          </table:table-cell>
          <table:table-cell office:value-type="float" office:value="81.2442068709348">
            <text:p>81.24</text:p>
          </table:table-cell>
          <table:table-cell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8.77176735619609">
            <text:p>8.77</text:p>
          </table:table-cell>
          <table:table-cell office:value-type="float" office:value="1096137672365.85">
            <text:p>1096137672365.85</text:p>
          </table:table-cell>
          <table:table-cell office:value-type="float" office:value="28.4593295216261">
            <text:p>28.46</text:p>
          </table:table-cell>
          <table:table-cell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2.3852990773589">
            <text:p>12.39</text:p>
          </table:table-cell>
          <table:table-cell office:value-type="float" office:value="1104520633879.98">
            <text:p>1104520633879.98</text:p>
          </table:table-cell>
          <table:table-cell office:value-type="float" office:value="36.3563422424258">
            <text:p>36.36</text:p>
          </table:table-cell>
          <table:table-cell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6.60789642930203">
            <text:p>6.61</text:p>
          </table:table-cell>
          <table:table-cell office:value-type="float" office:value="1112898068151.72">
            <text:p>1112898068151.72</text:p>
          </table:table-cell>
          <table:table-cell office:value-type="float" office:value="46.7109969132651">
            <text:p>46.71</text:p>
          </table:table-cell>
          <table:table-cell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16.5132525769825">
            <text:p>16.51</text:p>
          </table:table-cell>
          <table:table-cell office:value-type="float" office:value="1121270431327.11">
            <text:p>1121270431327.11</text:p>
          </table:table-cell>
          <table:table-cell office:value-type="float" office:value="2.15268763177232">
            <text:p>2.15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3.73262875721369">
            <text:p>3.73</text:p>
          </table:table-cell>
          <table:table-cell office:value-type="float" office:value="1129638177756.15">
            <text:p>1129638177756.15</text:p>
          </table:table-cell>
          <table:table-cell office:value-type="float" office:value="1.60791051100638">
            <text:p>1.61</text:p>
          </table:table-cell>
          <table:table-cell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10.7810028551801">
            <text:p>10.78</text:p>
          </table:table-cell>
          <table:table-cell office:value-type="float" office:value="1138001759901.93">
            <text:p>1138001759901.93</text:p>
          </table:table-cell>
          <table:table-cell office:value-type="float" office:value="30.6560266860944">
            <text:p>30.66</text:p>
          </table:table-cell>
          <table:table-cell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15.8079122331642">
            <text:p>15.81</text:p>
          </table:table-cell>
          <table:table-cell office:value-type="float" office:value="1146361628689.22">
            <text:p>1146361628689.22</text:p>
          </table:table-cell>
          <table:table-cell office:value-type="float" office:value="40.4047066675738">
            <text:p>40.4</text:p>
          </table:table-cell>
          <table:table-cell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2.21733116448798">
            <text:p>2.22</text:p>
          </table:table-cell>
          <table:table-cell office:value-type="float" office:value="1154718233261.45">
            <text:p>1154718233261.45</text:p>
          </table:table-cell>
          <table:table-cell office:value-type="float" office:value="56.2589344789535">
            <text:p>56.26</text:p>
          </table:table-cell>
          <table:table-cell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3.8085512625133">
            <text:p>13.81</text:p>
          </table:table-cell>
          <table:table-cell office:value-type="float" office:value="1163072021357.13">
            <text:p>1163072021357.13</text:p>
          </table:table-cell>
          <table:table-cell office:value-type="float" office:value="11.8669498852779">
            <text:p>11.87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5.94130876972069">
            <text:p>5.94</text:p>
          </table:table-cell>
          <table:table-cell office:value-type="float" office:value="1171423439226.9">
            <text:p>1171423439226.9</text:p>
          </table:table-cell>
          <table:table-cell office:value-type="float" office:value="12.8917284805636">
            <text:p>12.89</text:p>
          </table:table-cell>
          <table:table-cell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0.0510799710218005">
            <text:p>0.05</text:p>
          </table:table-cell>
          <table:table-cell office:value-type="float" office:value="1179772931810.91">
            <text:p>1179772931810.91</text:p>
          </table:table-cell>
          <table:table-cell office:value-type="float" office:value="72.6114575000118">
            <text:p>72.61</text:p>
          </table:table-cell>
          <table:table-cell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30.1103846734726">
            <text:p>30.11</text:p>
          </table:table-cell>
          <table:table-cell office:value-type="float" office:value="1188120942650.16">
            <text:p>1188120942650.16</text:p>
          </table:table-cell>
          <table:table-cell office:value-type="float" office:value="15.9411926479971">
            <text:p>15.94</text:p>
          </table:table-cell>
          <table:table-cell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19.5997030307368">
            <text:p>19.6</text:p>
          </table:table-cell>
          <table:table-cell office:value-type="float" office:value="1196467914246.32">
            <text:p>1196467914246.32</text:p>
          </table:table-cell>
          <table:table-cell office:value-type="float" office:value="41.441056447603">
            <text:p>41.44</text:p>
          </table:table-cell>
          <table:table-cell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0.23064758588554">
            <text:p>0.23</text:p>
          </table:table-cell>
          <table:table-cell office:value-type="float" office:value="1204814287875.83">
            <text:p>1204814287875.83</text:p>
          </table:table-cell>
          <table:table-cell office:value-type="float" office:value="39.8997916114998">
            <text:p>39.9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4.8855827052835">
            <text:p>14.89</text:p>
          </table:table-cell>
          <table:table-cell office:value-type="float" office:value="1213160503736.94">
            <text:p>1213160503736.94</text:p>
          </table:table-cell>
          <table:table-cell office:value-type="float" office:value="25.6369132576431">
            <text:p>25.64</text:p>
          </table:table-cell>
          <table:table-cell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6.11412943066891">
            <text:p>6.11</text:p>
          </table:table-cell>
          <table:table-cell office:value-type="float" office:value="1221507001222.05">
            <text:p>1221507001222.05</text:p>
          </table:table-cell>
          <table:table-cell office:value-type="float" office:value="13.8598147047234">
            <text:p>13.86</text:p>
          </table:table-cell>
          <table:table-cell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0.0909510932294794">
            <text:p>0.09</text:p>
          </table:table-cell>
          <table:table-cell office:value-type="float" office:value="1229854218649.21">
            <text:p>1229854218649.21</text:p>
          </table:table-cell>
          <table:table-cell office:value-type="float" office:value="9.13544448236361">
            <text:p>9.14</text:p>
          </table:table-cell>
          <table:table-cell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14.0453440748791">
            <text:p>14.05</text:p>
          </table:table-cell>
          <table:table-cell office:value-type="float" office:value="1238202593654.98">
            <text:p>1238202593654.98</text:p>
          </table:table-cell>
          <table:table-cell office:value-type="float" office:value="21.4151156601713">
            <text:p>21.42</text:p>
          </table:table-cell>
          <table:table-cell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0.390509969602723">
            <text:p>0.39</text:p>
          </table:table-cell>
          <table:table-cell office:value-type="float" office:value="1246552563140.06">
            <text:p>1246552563140.06</text:p>
          </table:table-cell>
          <table:table-cell office:value-type="float" office:value="67.6455432331274">
            <text:p>67.65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5.2935692221437">
            <text:p>15.29</text:p>
          </table:table-cell>
          <table:table-cell office:value-type="float" office:value="1254904563220.1">
            <text:p>1254904563220.1</text:p>
          </table:table-cell>
          <table:table-cell office:value-type="float" office:value="45.6544354110819">
            <text:p>45.65</text:p>
          </table:table-cell>
          <table:table-cell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21.4718448481031">
            <text:p>21.47</text:p>
          </table:table-cell>
          <table:table-cell office:value-type="float" office:value="1263259029637.08">
            <text:p>1263259029637.08</text:p>
          </table:table-cell>
          <table:table-cell office:value-type="float" office:value="62.9995786936644">
            <text:p>63</text:p>
          </table:table-cell>
          <table:table-cell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8.59505850957924">
            <text:p>8.6</text:p>
          </table:table-cell>
          <table:table-cell office:value-type="float" office:value="1271616397467.8">
            <text:p>1271616397467.8</text:p>
          </table:table-cell>
          <table:table-cell office:value-type="float" office:value="28.2619161126666">
            <text:p>28.26</text:p>
          </table:table-cell>
          <table:table-cell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8.25587622056814">
            <text:p>8.26</text:p>
          </table:table-cell>
          <table:table-cell office:value-type="float" office:value="1279977101439.95">
            <text:p>1279977101439.95</text:p>
          </table:table-cell>
          <table:table-cell office:value-type="float" office:value="56.214127613949">
            <text:p>56.21</text:p>
          </table:table-cell>
          <table:table-cell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0.67688240268749">
            <text:p>0.68</text:p>
          </table:table-cell>
          <table:table-cell office:value-type="float" office:value="1288341575960.28">
            <text:p>1288341575960.28</text:p>
          </table:table-cell>
          <table:table-cell office:value-type="float" office:value="90.8420705510229">
            <text:p>90.84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4.09890129414237">
            <text:p>4.1</text:p>
          </table:table-cell>
          <table:table-cell office:value-type="float" office:value="1296710255002.35">
            <text:p>1296710255002.35</text:p>
          </table:table-cell>
          <table:table-cell office:value-type="float" office:value="14.5170908252914">
            <text:p>14.52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14.8677591951361">
            <text:p>14.87</text:p>
          </table:table-cell>
          <table:table-cell office:value-type="float" office:value="1305083572480.55">
            <text:p>1305083572480.55</text:p>
          </table:table-cell>
          <table:table-cell office:value-type="float" office:value="15.769436700808">
            <text:p>15.77</text:p>
          </table:table-cell>
          <table:table-cell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0.294856326863868">
            <text:p>0.29</text:p>
          </table:table-cell>
          <table:table-cell office:value-type="float" office:value="1313461962195.15">
            <text:p>1313461962195.15</text:p>
          </table:table-cell>
          <table:table-cell office:value-type="float" office:value="67.8092630551286">
            <text:p>67.81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40.5561670545904">
            <text:p>40.56</text:p>
          </table:table-cell>
          <table:table-cell office:value-type="float" office:value="1321845857812.51">
            <text:p>1321845857812.51</text:p>
          </table:table-cell>
          <table:table-cell office:value-type="float" office:value="34.8926270505673">
            <text:p>34.89</text:p>
          </table:table-cell>
          <table:table-cell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6.0286657090895">
            <text:p>6.03</text:p>
          </table:table-cell>
          <table:table-cell office:value-type="float" office:value="1330235692945.03">
            <text:p>1330235692945.03</text:p>
          </table:table-cell>
          <table:table-cell office:value-type="float" office:value="83.1580852135593">
            <text:p>83.16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6.40775111493271">
            <text:p>6.41</text:p>
          </table:table-cell>
          <table:table-cell office:value-type="float" office:value="1338631901463.68">
            <text:p>1338631901463.68</text:p>
          </table:table-cell>
          <table:table-cell office:value-type="float" office:value="9.84447737199327">
            <text:p>9.84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7.59850193228028">
            <text:p>7.6</text:p>
          </table:table-cell>
          <table:table-cell office:value-type="float" office:value="1347034917351.93">
            <text:p>1347034917351.93</text:p>
          </table:table-cell>
          <table:table-cell office:value-type="float" office:value="20.8392923069641">
            <text:p>20.84</text:p>
          </table:table-cell>
          <table:table-cell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22.9215000770779">
            <text:p>22.92</text:p>
          </table:table-cell>
          <table:table-cell office:value-type="float" office:value="1355445174818.96">
            <text:p>1355445174818.96</text:p>
          </table:table-cell>
          <table:table-cell office:value-type="float" office:value="18.1784834164764">
            <text:p>18.18</text:p>
          </table:table-cell>
          <table:table-cell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1.43733478786566">
            <text:p>1.44</text:p>
          </table:table-cell>
          <table:table-cell office:value-type="float" office:value="1363863108298.07">
            <text:p>1363863108298.07</text:p>
          </table:table-cell>
          <table:table-cell office:value-type="float" office:value="1.30818501015949">
            <text:p>1.31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.55353762953628">
            <text:p>3.55</text:p>
          </table:table-cell>
          <table:table-cell office:value-type="float" office:value="1372289152748.12">
            <text:p>1372289152748.12</text:p>
          </table:table-cell>
          <table:table-cell office:value-type="float" office:value="48.4392096175532">
            <text:p>48.44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7.23314032196412">
            <text:p>7.23</text:p>
          </table:table-cell>
          <table:table-cell office:value-type="float" office:value="1380723743543.31">
            <text:p>1380723743543.31</text:p>
          </table:table-cell>
          <table:table-cell office:value-type="float" office:value="42.1630951985406">
            <text:p>42.16</text:p>
          </table:table-cell>
          <table:table-cell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4.96342957515742">
            <text:p>4.96</text:p>
          </table:table-cell>
          <table:table-cell office:value-type="float" office:value="1389167316506.39">
            <text:p>1389167316506.39</text:p>
          </table:table-cell>
          <table:table-cell office:value-type="float" office:value="44.3815786254925">
            <text:p>44.38</text:p>
          </table:table-cell>
          <table:table-cell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9.56816655296426">
            <text:p>9.57</text:p>
          </table:table-cell>
          <table:table-cell office:value-type="float" office:value="1397620308160.27">
            <text:p>1397620308160.27</text:p>
          </table:table-cell>
          <table:table-cell office:value-type="float" office:value="60.5669230786436">
            <text:p>60.57</text:p>
          </table:table-cell>
          <table:table-cell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4.79420607939492">
            <text:p>4.79</text:p>
          </table:table-cell>
          <table:table-cell office:value-type="float" office:value="1406083155677.83">
            <text:p>1406083155677.83</text:p>
          </table:table-cell>
          <table:table-cell office:value-type="float" office:value="2.69608296514369">
            <text:p>2.7</text:p>
          </table:table-cell>
          <table:table-cell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2.86683984131041">
            <text:p>2.87</text:p>
          </table:table-cell>
          <table:table-cell office:value-type="float" office:value="1414556296982.42">
            <text:p>1414556296982.42</text:p>
          </table:table-cell>
          <table:table-cell office:value-type="float" office:value="2.81832177651787">
            <text:p>2.82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7.081529293806">
            <text:p>17.08</text:p>
          </table:table-cell>
          <table:table-cell office:value-type="float" office:value="1423040170775.73">
            <text:p>1423040170775.73</text:p>
          </table:table-cell>
          <table:table-cell office:value-type="float" office:value="3.4086115008272">
            <text:p>3.41</text:p>
          </table:table-cell>
          <table:table-cell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3.95206254698364">
            <text:p>3.95</text:p>
          </table:table-cell>
          <table:table-cell office:value-type="float" office:value="1431535216755.19">
            <text:p>1431535216755.19</text:p>
          </table:table-cell>
          <table:table-cell office:value-type="float" office:value="26.6257911952575">
            <text:p>26.63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18.9830791200417">
            <text:p>18.98</text:p>
          </table:table-cell>
          <table:table-cell office:value-type="float" office:value="1440041875465.83">
            <text:p>1440041875465.83</text:p>
          </table:table-cell>
          <table:table-cell office:value-type="float" office:value="42.5942336849088">
            <text:p>42.59</text:p>
          </table:table-cell>
          <table:table-cell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8.39969899827248">
            <text:p>8.4</text:p>
          </table:table-cell>
          <table:table-cell office:value-type="float" office:value="1448560588621.31">
            <text:p>1448560588621.31</text:p>
          </table:table-cell>
          <table:table-cell office:value-type="float" office:value="67.432458826631">
            <text:p>67.43</text:p>
          </table:table-cell>
          <table:table-cell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4.79162401476029">
            <text:p>4.79</text:p>
          </table:table-cell>
          <table:table-cell office:value-type="float" office:value="1457091798958.78">
            <text:p>1457091798958.78</text:p>
          </table:table-cell>
          <table:table-cell office:value-type="float" office:value="6.73773162937482">
            <text:p>6.74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3.7742634379353">
            <text:p>13.77</text:p>
          </table:table-cell>
          <table:table-cell office:value-type="float" office:value="1465635950435.19">
            <text:p>1465635950435.19</text:p>
          </table:table-cell>
          <table:table-cell office:value-type="float" office:value="99.1707654474638">
            <text:p>99.17</text:p>
          </table:table-cell>
          <table:table-cell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22.1775124232482">
            <text:p>22.18</text:p>
          </table:table-cell>
          <table:table-cell office:value-type="float" office:value="1474193488322.18">
            <text:p>1474193488322.18</text:p>
          </table:table-cell>
          <table:table-cell office:value-type="float" office:value="83.4640558870512">
            <text:p>83.46</text:p>
          </table:table-cell>
          <table:table-cell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0.7841042709118">
            <text:p>10.78</text:p>
          </table:table-cell>
          <table:table-cell office:value-type="float" office:value="1482764859133.76">
            <text:p>1482764859133.76</text:p>
          </table:table-cell>
          <table:table-cell office:value-type="float" office:value="0.364969507000867">
            <text:p>0.36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3.65899036869879">
            <text:p>3.66</text:p>
          </table:table-cell>
          <table:table-cell office:value-type="float" office:value="1491350510897.55">
            <text:p>1491350510897.55</text:p>
          </table:table-cell>
          <table:table-cell office:value-type="float" office:value="45.845969148093">
            <text:p>45.85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0.0875559363523">
            <text:p>10.09</text:p>
          </table:table-cell>
          <table:table-cell office:value-type="float" office:value="1499950893092.2">
            <text:p>1499950893092.2</text:p>
          </table:table-cell>
          <table:table-cell office:value-type="float" office:value="18.2632946681979">
            <text:p>18.26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9.74727318208817">
            <text:p>9.75</text:p>
          </table:table-cell>
          <table:table-cell office:value-type="float" office:value="1508566456792.34">
            <text:p>1508566456792.34</text:p>
          </table:table-cell>
          <table:table-cell office:value-type="float" office:value="14.4706796534149">
            <text:p>14.47</text:p>
          </table:table-cell>
          <table:table-cell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10.2821280650343">
            <text:p>10.28</text:p>
          </table:table-cell>
          <table:table-cell office:value-type="float" office:value="1517197654682.84">
            <text:p>1517197654682.84</text:p>
          </table:table-cell>
          <table:table-cell office:value-type="float" office:value="21.1119028922308">
            <text:p>21.11</text:p>
          </table:table-cell>
          <table:table-cell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8.74923218782127">
            <text:p>8.75</text:p>
          </table:table-cell>
          <table:table-cell office:value-type="float" office:value="1525844941162.84">
            <text:p>1525844941162.84</text:p>
          </table:table-cell>
          <table:table-cell office:value-type="float" office:value="28.6049966098318">
            <text:p>28.6</text:p>
          </table:table-cell>
          <table:table-cell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7.40972768542646">
            <text:p>7.41</text:p>
          </table:table-cell>
          <table:table-cell office:value-type="float" office:value="1534508772472.93">
            <text:p>1534508772472.93</text:p>
          </table:table-cell>
          <table:table-cell office:value-type="float" office:value="86.5775929955321">
            <text:p>86.58</text:p>
          </table:table-cell>
          <table:table-cell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3.32328161351334">
            <text:p>3.32</text:p>
          </table:table-cell>
          <table:table-cell office:value-type="float" office:value="1543189606707.05">
            <text:p>1543189606707.05</text:p>
          </table:table-cell>
          <table:table-cell office:value-type="float" office:value="103.183454815597">
            <text:p>103.18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6.51919777979761">
            <text:p>6.52</text:p>
          </table:table-cell>
          <table:table-cell office:value-type="float" office:value="1551887903904.73">
            <text:p>1551887903904.73</text:p>
          </table:table-cell>
          <table:table-cell office:value-type="float" office:value="38.9564205309365">
            <text:p>38.96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.4647450456929">
            <text:p>1.46</text:p>
          </table:table-cell>
          <table:table-cell office:value-type="float" office:value="1560604126155.56">
            <text:p>1560604126155.56</text:p>
          </table:table-cell>
          <table:table-cell office:value-type="float" office:value="49.9807617241945">
            <text:p>49.98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5.92438658599136">
            <text:p>5.92</text:p>
          </table:table-cell>
          <table:table-cell office:value-type="float" office:value="1569338737661.25">
            <text:p>1569338737661.25</text:p>
          </table:table-cell>
          <table:table-cell office:value-type="float" office:value="10.8639804548151">
            <text:p>10.86</text:p>
          </table:table-cell>
          <table:table-cell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9.24521113399259">
            <text:p>9.25</text:p>
          </table:table-cell>
          <table:table-cell office:value-type="float" office:value="1578092204792">
            <text:p>1578092204792</text:p>
          </table:table-cell>
          <table:table-cell office:value-type="float" office:value="22.9193432672468">
            <text:p>22.92</text:p>
          </table:table-cell>
          <table:table-cell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0.342082077747772">
            <text:p>0.34</text:p>
          </table:table-cell>
          <table:table-cell office:value-type="float" office:value="1586864996199.84">
            <text:p>1586864996199.84</text:p>
          </table:table-cell>
          <table:table-cell office:value-type="float" office:value="33.8445971024569">
            <text:p>33.84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2.28220859722585">
            <text:p>2.28</text:p>
          </table:table-cell>
          <table:table-cell office:value-type="float" office:value="1595657582815.36">
            <text:p>1595657582815.36</text:p>
          </table:table-cell>
          <table:table-cell office:value-type="float" office:value="8.94711941203583">
            <text:p>8.95</text:p>
          </table:table-cell>
          <table:table-cell/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7.84851629559483">
            <text:p>7.85</text:p>
          </table:table-cell>
          <table:table-cell office:value-type="float" office:value="1604470438407.12">
            <text:p>1604470438407.12</text:p>
          </table:table-cell>
          <table:table-cell office:value-type="float" office:value="33.1535424004684">
            <text:p>33.15</text:p>
          </table:table-cell>
          <table:table-cell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6.5279130962111">
            <text:p>16.53</text:p>
          </table:table-cell>
          <table:table-cell office:value-type="float" office:value="1613304038582.13">
            <text:p>1613304038582.13</text:p>
          </table:table-cell>
          <table:table-cell office:value-type="float" office:value="28.5802876793786">
            <text:p>28.58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4.4901143303341">
            <text:p>14.49</text:p>
          </table:table-cell>
          <table:table-cell office:value-type="float" office:value="1622158862091.86">
            <text:p>1622158862091.86</text:p>
          </table:table-cell>
          <table:table-cell office:value-type="float" office:value="37.9385908940509">
            <text:p>37.94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5.35896436519974">
            <text:p>5.36</text:p>
          </table:table-cell>
          <table:table-cell office:value-type="float" office:value="1631035390116.52">
            <text:p>1631035390116.52</text:p>
          </table:table-cell>
          <table:table-cell office:value-type="float" office:value="21.9024009767828">
            <text:p>21.9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69.7861061951792">
            <text:p>69.79</text:p>
          </table:table-cell>
          <table:table-cell office:value-type="float" office:value="1639934106796.5">
            <text:p>1639934106796.5</text:p>
          </table:table-cell>
          <table:table-cell office:value-type="float" office:value="5.32985206854076">
            <text:p>5.33</text:p>
          </table:table-cell>
          <table:table-cell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1.4227746055214">
            <text:p>1.42</text:p>
          </table:table-cell>
          <table:table-cell office:value-type="float" office:value="1648855498788.5">
            <text:p>1648855498788.5</text:p>
          </table:table-cell>
          <table:table-cell office:value-type="float" office:value="43.542055895865">
            <text:p>43.54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7.0268181763017">
            <text:p>27.03</text:p>
          </table:table-cell>
          <table:table-cell office:value-type="float" office:value="1657800056130.37">
            <text:p>1657800056130.37</text:p>
          </table:table-cell>
          <table:table-cell office:value-type="float" office:value="128.669200925803">
            <text:p>128.67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4.98842272583096">
            <text:p>4.99</text:p>
          </table:table-cell>
          <table:table-cell office:value-type="float" office:value="1666768271566.24">
            <text:p>1666768271566.24</text:p>
          </table:table-cell>
          <table:table-cell office:value-type="float" office:value="46.8650749989324">
            <text:p>46.87</text:p>
          </table:table-cell>
          <table:table-cell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7.50725238915684">
            <text:p>7.51</text:p>
          </table:table-cell>
          <table:table-cell office:value-type="float" office:value="1675760641113.43">
            <text:p>1675760641113.43</text:p>
          </table:table-cell>
          <table:table-cell office:value-type="float" office:value="38.1739754076274">
            <text:p>38.17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24.4615000294906">
            <text:p>24.46</text:p>
          </table:table-cell>
          <table:table-cell office:value-type="float" office:value="1684777663968.79">
            <text:p>1684777663968.79</text:p>
          </table:table-cell>
          <table:table-cell office:value-type="float" office:value="16.1091531344689">
            <text:p>16.11</text:p>
          </table:table-cell>
          <table:table-cell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3.91777784535154">
            <text:p>3.92</text:p>
          </table:table-cell>
          <table:table-cell office:value-type="float" office:value="1693819842527.85">
            <text:p>1693819842527.85</text:p>
          </table:table-cell>
          <table:table-cell office:value-type="float" office:value="26.4915113208472">
            <text:p>26.49</text:p>
          </table:table-cell>
          <table:table-cell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2.47993831186886">
            <text:p>2.48</text:p>
          </table:table-cell>
          <table:table-cell office:value-type="float" office:value="1702887682748.08">
            <text:p>1702887682748.08</text:p>
          </table:table-cell>
          <table:table-cell office:value-type="float" office:value="90.2204090027484">
            <text:p>90.22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0.1579584366485">
            <text:p>10.16</text:p>
          </table:table-cell>
          <table:table-cell office:value-type="float" office:value="1711981693911.44">
            <text:p>1711981693911.44</text:p>
          </table:table-cell>
          <table:table-cell office:value-type="float" office:value="16.7970345201647">
            <text:p>16.8</text:p>
          </table:table-cell>
          <table:table-cell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2.9957007215223">
            <text:p>13</text:p>
          </table:table-cell>
          <table:table-cell office:value-type="float" office:value="1721102389007.58">
            <text:p>1721102389007.58</text:p>
          </table:table-cell>
          <table:table-cell office:value-type="float" office:value="87.2992903584671">
            <text:p>87.3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2.79341968941455">
            <text:p>2.79</text:p>
          </table:table-cell>
          <table:table-cell office:value-type="float" office:value="1730250284604.43">
            <text:p>1730250284604.43</text:p>
          </table:table-cell>
          <table:table-cell office:value-type="float" office:value="29.148047153834">
            <text:p>29.15</text:p>
          </table:table-cell>
          <table:table-cell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9.48564689246411">
            <text:p>9.49</text:p>
          </table:table-cell>
          <table:table-cell office:value-type="float" office:value="1739425901075.35">
            <text:p>1739425901075.35</text:p>
          </table:table-cell>
          <table:table-cell office:value-type="float" office:value="17.1140643072789">
            <text:p>17.11</text:p>
          </table:table-cell>
          <table:table-cell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5.75257510314481">
            <text:p>5.75</text:p>
          </table:table-cell>
          <table:table-cell office:value-type="float" office:value="1748629762592.59">
            <text:p>1748629762592.59</text:p>
          </table:table-cell>
          <table:table-cell office:value-type="float" office:value="16.243210795717">
            <text:p>16.24</text:p>
          </table:table-cell>
          <table:table-cell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2.8716922333739">
            <text:p>22.87</text:p>
          </table:table-cell>
          <table:table-cell office:value-type="float" office:value="1757862397447.52">
            <text:p>1757862397447.52</text:p>
          </table:table-cell>
          <table:table-cell office:value-type="float" office:value="97.568892285893">
            <text:p>97.57</text:p>
          </table:table-cell>
          <table:table-cell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.25437303449239">
            <text:p>1.25</text:p>
          </table:table-cell>
          <table:table-cell office:value-type="float" office:value="1767124337786.01">
            <text:p>1767124337786.01</text:p>
          </table:table-cell>
          <table:table-cell office:value-type="float" office:value="8.33299470336891">
            <text:p>8.33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6.34577939961617">
            <text:p>6.35</text:p>
          </table:table-cell>
          <table:table-cell office:value-type="float" office:value="1776416120108.2">
            <text:p>1776416120108.2</text:p>
          </table:table-cell>
          <table:table-cell office:value-type="float" office:value="25.3853087573209">
            <text:p>25.39</text:p>
          </table:table-cell>
          <table:table-cell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6.27094625115589">
            <text:p>6.27</text:p>
          </table:table-cell>
          <table:table-cell office:value-type="float" office:value="1785738285064.6">
            <text:p>1785738285064.6</text:p>
          </table:table-cell>
          <table:table-cell office:value-type="float" office:value="13.4729101118931">
            <text:p>13.47</text:p>
          </table:table-cell>
          <table:table-cell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6.37118016999174">
            <text:p>6.37</text:p>
          </table:table-cell>
          <table:table-cell office:value-type="float" office:value="1795091377669.15">
            <text:p>1795091377669.15</text:p>
          </table:table-cell>
          <table:table-cell office:value-type="float" office:value="41.9587668561701">
            <text:p>41.96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9.89447822636693">
            <text:p>9.89</text:p>
          </table:table-cell>
          <table:table-cell office:value-type="float" office:value="1804475947608.07">
            <text:p>1804475947608.07</text:p>
          </table:table-cell>
          <table:table-cell office:value-type="float" office:value="39.6219105616046">
            <text:p>39.62</text:p>
          </table:table-cell>
          <table:table-cell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3.86896712855514">
            <text:p>3.87</text:p>
          </table:table-cell>
          <table:table-cell office:value-type="float" office:value="1813892548805.17">
            <text:p>1813892548805.17</text:p>
          </table:table-cell>
          <table:table-cell office:value-type="float" office:value="25.274176367045">
            <text:p>25.27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7.82201423370716">
            <text:p>7.82</text:p>
          </table:table-cell>
          <table:table-cell office:value-type="float" office:value="1823341740141.64">
            <text:p>1823341740141.64</text:p>
          </table:table-cell>
          <table:table-cell office:value-type="float" office:value="12.7793843831869">
            <text:p>12.78</text:p>
          </table:table-cell>
          <table:table-cell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.66521882879246">
            <text:p>2.67</text:p>
          </table:table-cell>
          <table:table-cell office:value-type="float" office:value="1832824085242.86">
            <text:p>1832824085242.86</text:p>
          </table:table-cell>
          <table:table-cell office:value-type="float" office:value="60.2358016934393">
            <text:p>60.24</text:p>
          </table:table-cell>
          <table:table-cell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0.728250057540832">
            <text:p>0.73</text:p>
          </table:table-cell>
          <table:table-cell office:value-type="float" office:value="1842340152590.19">
            <text:p>1842340152590.19</text:p>
          </table:table-cell>
          <table:table-cell office:value-type="float" office:value="32.8949411842838">
            <text:p>32.89</text:p>
          </table:table-cell>
          <table:table-cell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3.5691835639036">
            <text:p>3.57</text:p>
          </table:table-cell>
          <table:table-cell office:value-type="float" office:value="1851890515754.83">
            <text:p>1851890515754.83</text:p>
          </table:table-cell>
          <table:table-cell office:value-type="float" office:value="40.0673228759854">
            <text:p>40.07</text:p>
          </table:table-cell>
          <table:table-cell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1.27016541125813">
            <text:p>1.27</text:p>
          </table:table-cell>
          <table:table-cell office:value-type="float" office:value="1861475753412.71">
            <text:p>1861475753412.71</text:p>
          </table:table-cell>
          <table:table-cell office:value-type="float" office:value="27.7980677549744">
            <text:p>27.8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64.4119282822962">
            <text:p>64.41</text:p>
          </table:table-cell>
          <table:table-cell office:value-type="float" office:value="1871096449572.8">
            <text:p>1871096449572.8</text:p>
          </table:table-cell>
          <table:table-cell office:value-type="float" office:value="11.7158392868971">
            <text:p>11.72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3.77576440076538">
            <text:p>3.78</text:p>
          </table:table-cell>
          <table:table-cell office:value-type="float" office:value="1880753193385.03">
            <text:p>1880753193385.03</text:p>
          </table:table-cell>
          <table:table-cell office:value-type="float" office:value="38.7453890880964">
            <text:p>38.75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0.382965054662298">
            <text:p>0.38</text:p>
          </table:table-cell>
          <table:table-cell office:value-type="float" office:value="1890446579833.88">
            <text:p>1890446579833.88</text:p>
          </table:table-cell>
          <table:table-cell office:value-type="float" office:value="38.8304394419746">
            <text:p>38.83</text:p>
          </table:table-cell>
          <table:table-cell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1.0821863800074">
            <text:p>11.08</text:p>
          </table:table-cell>
          <table:table-cell office:value-type="float" office:value="1900177209317.13">
            <text:p>1900177209317.13</text:p>
          </table:table-cell>
          <table:table-cell office:value-type="float" office:value="33.6884223858896">
            <text:p>33.69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5.5679426455243">
            <text:p>35.57</text:p>
          </table:table-cell>
          <table:table-cell office:value-type="float" office:value="1909945688093.81">
            <text:p>1909945688093.81</text:p>
          </table:table-cell>
          <table:table-cell office:value-type="float" office:value="27.5513523552935">
            <text:p>27.55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8.17887040497299">
            <text:p>8.18</text:p>
          </table:table-cell>
          <table:table-cell office:value-type="float" office:value="1919752628070.63">
            <text:p>1919752628070.63</text:p>
          </table:table-cell>
          <table:table-cell office:value-type="float" office:value="6.7105256656454">
            <text:p>6.71</text:p>
          </table:table-cell>
          <table:table-cell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5.88770537575977">
            <text:p>5.89</text:p>
          </table:table-cell>
          <table:table-cell office:value-type="float" office:value="1929598647483.26">
            <text:p>1929598647483.26</text:p>
          </table:table-cell>
          <table:table-cell office:value-type="float" office:value="46.6190236671022">
            <text:p>46.62</text:p>
          </table:table-cell>
          <table:table-cell/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9.77896210239452">
            <text:p>9.78</text:p>
          </table:table-cell>
          <table:table-cell office:value-type="float" office:value="1939484370459.07">
            <text:p>1939484370459.07</text:p>
          </table:table-cell>
          <table:table-cell office:value-type="float" office:value="40.5523696294636">
            <text:p>40.55</text:p>
          </table:table-cell>
          <table:table-cell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10.0947006240118">
            <text:p>10.09</text:p>
          </table:table-cell>
          <table:table-cell office:value-type="float" office:value="1949410427467.31">
            <text:p>1949410427467.31</text:p>
          </table:table-cell>
          <table:table-cell office:value-type="float" office:value="25.7718428394112">
            <text:p>25.77</text:p>
          </table:table-cell>
          <table:table-cell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4.56498983893356">
            <text:p>4.56</text:p>
          </table:table-cell>
          <table:table-cell office:value-type="float" office:value="1959377455393.89">
            <text:p>1959377455393.89</text:p>
          </table:table-cell>
          <table:table-cell office:value-type="float" office:value="15.7019419259624">
            <text:p>15.7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30.6332728472193">
            <text:p>30.63</text:p>
          </table:table-cell>
          <table:table-cell office:value-type="float" office:value="1969386097684.2">
            <text:p>1969386097684.2</text:p>
          </table:table-cell>
          <table:table-cell office:value-type="float" office:value="27.0155474839609">
            <text:p>27.02</text:p>
          </table:table-cell>
          <table:table-cell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3.84540455869955">
            <text:p>3.85</text:p>
          </table:table-cell>
          <table:table-cell office:value-type="float" office:value="1979437004357.18">
            <text:p>1979437004357.18</text:p>
          </table:table-cell>
          <table:table-cell office:value-type="float" office:value="42.2056458583037">
            <text:p>42.21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36.1855633328218">
            <text:p>36.19</text:p>
          </table:table-cell>
          <table:table-cell office:value-type="float" office:value="1989530832444.23">
            <text:p>1989530832444.23</text:p>
          </table:table-cell>
          <table:table-cell office:value-type="float" office:value="30.8906534029681">
            <text:p>30.89</text:p>
          </table:table-cell>
          <table:table-cell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.6652046343395">
            <text:p>1.67</text:p>
          </table:table-cell>
          <table:table-cell office:value-type="float" office:value="1999668245733.54">
            <text:p>1999668245733.54</text:p>
          </table:table-cell>
          <table:table-cell office:value-type="float" office:value="32.4703374578421">
            <text:p>32.47</text:p>
          </table:table-cell>
          <table:table-cell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4.25437584439427">
            <text:p>4.25</text:p>
          </table:table-cell>
          <table:table-cell office:value-type="float" office:value="2009849915306.52">
            <text:p>2009849915306.52</text:p>
          </table:table-cell>
          <table:table-cell office:value-type="float" office:value="17.9549035186499">
            <text:p>17.95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60.8740236017775">
            <text:p>60.87</text:p>
          </table:table-cell>
          <table:table-cell office:value-type="float" office:value="2020076519394.59">
            <text:p>2020076519394.59</text:p>
          </table:table-cell>
          <table:table-cell office:value-type="float" office:value="20.2991240235379">
            <text:p>20.3</text:p>
          </table:table-cell>
          <table:table-cell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21.0482456155566">
            <text:p>21.05</text:p>
          </table:table-cell>
          <table:table-cell office:value-type="float" office:value="2030348743841.72">
            <text:p>2030348743841.72</text:p>
          </table:table-cell>
          <table:table-cell office:value-type="float" office:value="20.1843702431578">
            <text:p>20.18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59.0859468554443">
            <text:p>59.09</text:p>
          </table:table-cell>
          <table:table-cell office:value-type="float" office:value="2040667281763.17">
            <text:p>2040667281763.17</text:p>
          </table:table-cell>
          <table:table-cell office:value-type="float" office:value="50.0450678832149">
            <text:p>50.05</text:p>
          </table:table-cell>
          <table:table-cell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2.04917335739765">
            <text:p>2.05</text:p>
          </table:table-cell>
          <table:table-cell office:value-type="float" office:value="2051032834399.28">
            <text:p>2051032834399.28</text:p>
          </table:table-cell>
          <table:table-cell office:value-type="float" office:value="10.7792392229156">
            <text:p>10.78</text:p>
          </table:table-cell>
          <table:table-cell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23.0425103769651">
            <text:p>23.04</text:p>
          </table:table-cell>
          <table:table-cell office:value-type="float" office:value="2061446110506.21">
            <text:p>2061446110506.21</text:p>
          </table:table-cell>
          <table:table-cell office:value-type="float" office:value="131.760913984277">
            <text:p>131.76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6.4928433541456">
            <text:p>16.49</text:p>
          </table:table-cell>
          <table:table-cell office:value-type="float" office:value="2071907827136.77">
            <text:p>2071907827136.77</text:p>
          </table:table-cell>
          <table:table-cell office:value-type="float" office:value="38.5742002354454">
            <text:p>38.57</text:p>
          </table:table-cell>
          <table:table-cell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1.33425556403444">
            <text:p>1.33</text:p>
          </table:table-cell>
          <table:table-cell office:value-type="float" office:value="2082418709540.41">
            <text:p>2082418709540.41</text:p>
          </table:table-cell>
          <table:table-cell office:value-type="float" office:value="65.6001332998792">
            <text:p>65.6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3.15949476800637">
            <text:p>3.16</text:p>
          </table:table-cell>
          <table:table-cell office:value-type="float" office:value="2092979491389.44">
            <text:p>2092979491389.44</text:p>
          </table:table-cell>
          <table:table-cell office:value-type="float" office:value="21.2378039305994">
            <text:p>21.24</text:p>
          </table:table-cell>
          <table:table-cell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4.71477431574366">
            <text:p>4.71</text:p>
          </table:table-cell>
          <table:table-cell office:value-type="float" office:value="2103590914926.64">
            <text:p>2103590914926.64</text:p>
          </table:table-cell>
          <table:table-cell office:value-type="float" office:value="33.9900185643428">
            <text:p>33.99</text:p>
          </table:table-cell>
          <table:table-cell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12.2271913146408">
            <text:p>12.23</text:p>
          </table:table-cell>
          <table:table-cell office:value-type="float" office:value="2114253731149.65">
            <text:p>2114253731149.65</text:p>
          </table:table-cell>
          <table:table-cell office:value-type="float" office:value="72.8596408276426">
            <text:p>72.86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37.0062992446159">
            <text:p>37.01</text:p>
          </table:table-cell>
          <table:table-cell office:value-type="float" office:value="2124968700091.59">
            <text:p>2124968700091.59</text:p>
          </table:table-cell>
          <table:table-cell office:value-type="float" office:value="31.9523325928293">
            <text:p>31.95</text:p>
          </table:table-cell>
          <table:table-cell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.44652465573367">
            <text:p>3.45</text:p>
          </table:table-cell>
          <table:table-cell office:value-type="float" office:value="2135736590678.96">
            <text:p>2135736590678.96</text:p>
          </table:table-cell>
          <table:table-cell office:value-type="float" office:value="8.38665778752794">
            <text:p>8.39</text:p>
          </table:table-cell>
          <table:table-cell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0.618113503093949">
            <text:p>0.62</text:p>
          </table:table-cell>
          <table:table-cell office:value-type="float" office:value="2146558181477.41">
            <text:p>2146558181477.41</text:p>
          </table:table-cell>
          <table:table-cell office:value-type="float" office:value="37.7398448633999">
            <text:p>37.74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2.12923343853982">
            <text:p>2.13</text:p>
          </table:table-cell>
          <table:table-cell office:value-type="float" office:value="2157434260372.18">
            <text:p>2157434260372.18</text:p>
          </table:table-cell>
          <table:table-cell office:value-type="float" office:value="12.9637191878168">
            <text:p>12.96</text:p>
          </table:table-cell>
          <table:table-cell/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1.63674251417731">
            <text:p>1.64</text:p>
          </table:table-cell>
          <table:table-cell office:value-type="float" office:value="2168365625030.21">
            <text:p>2168365625030.21</text:p>
          </table:table-cell>
          <table:table-cell office:value-type="float" office:value="21.5116370900866">
            <text:p>21.51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8.14186117509024">
            <text:p>8.14</text:p>
          </table:table-cell>
          <table:table-cell office:value-type="float" office:value="2179353083026.54">
            <text:p>2179353083026.54</text:p>
          </table:table-cell>
          <table:table-cell office:value-type="float" office:value="24.4188155837592">
            <text:p>24.42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2.79933267970712">
            <text:p>2.8</text:p>
          </table:table-cell>
          <table:table-cell office:value-type="float" office:value="2190397452039.86">
            <text:p>2190397452039.86</text:p>
          </table:table-cell>
          <table:table-cell office:value-type="float" office:value="81.7211481206577">
            <text:p>81.72</text:p>
          </table:table-cell>
          <table:table-cell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6.1338687629971">
            <text:p>16.13</text:p>
          </table:table-cell>
          <table:table-cell office:value-type="float" office:value="2201499560139.83">
            <text:p>2201499560139.83</text:p>
          </table:table-cell>
          <table:table-cell office:value-type="float" office:value="23.3773865309572">
            <text:p>23.38</text:p>
          </table:table-cell>
          <table:table-cell/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16.7242627350846">
            <text:p>16.72</text:p>
          </table:table-cell>
          <table:table-cell office:value-type="float" office:value="2212660245858.25">
            <text:p>2212660245858.25</text:p>
          </table:table-cell>
          <table:table-cell office:value-type="float" office:value="26.4301333613429">
            <text:p>26.43</text:p>
          </table:table-cell>
          <table:table-cell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8.33110080749474">
            <text:p>8.33</text:p>
          </table:table-cell>
          <table:table-cell office:value-type="float" office:value="2223880358639.42">
            <text:p>2223880358639.42</text:p>
          </table:table-cell>
          <table:table-cell office:value-type="float" office:value="80.4245688942337">
            <text:p>80.42</text:p>
          </table:table-cell>
          <table:table-cell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6.6885314014386">
            <text:p>16.69</text:p>
          </table:table-cell>
          <table:table-cell office:value-type="float" office:value="2235160758733.85">
            <text:p>2235160758733.85</text:p>
          </table:table-cell>
          <table:table-cell office:value-type="float" office:value="50.6752680517183">
            <text:p>50.68</text:p>
          </table:table-cell>
          <table:table-cell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2.27400108423344">
            <text:p>2.27</text:p>
          </table:table-cell>
          <table:table-cell office:value-type="float" office:value="2246502317792.11">
            <text:p>2246502317792.11</text:p>
          </table:table-cell>
          <table:table-cell office:value-type="float" office:value="2.41871810903788">
            <text:p>2.42</text:p>
          </table:table-cell>
          <table:table-cell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4.95663069544106">
            <text:p>4.96</text:p>
          </table:table-cell>
          <table:table-cell office:value-type="float" office:value="2257905918829.04">
            <text:p>2257905918829.04</text:p>
          </table:table-cell>
          <table:table-cell office:value-type="float" office:value="5.21047773005075">
            <text:p>5.21</text:p>
          </table:table-cell>
          <table:table-cell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8.04982629217061">
            <text:p>8.05</text:p>
          </table:table-cell>
          <table:table-cell office:value-type="float" office:value="2269372456535.77">
            <text:p>2269372456535.77</text:p>
          </table:table-cell>
          <table:table-cell office:value-type="float" office:value="25.0416071136901">
            <text:p>25.04</text:p>
          </table:table-cell>
          <table:table-cell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17.4771875108416">
            <text:p>17.48</text:p>
          </table:table-cell>
          <table:table-cell office:value-type="float" office:value="2280902837616.69">
            <text:p>2280902837616.69</text:p>
          </table:table-cell>
          <table:table-cell office:value-type="float" office:value="58.2769972785203">
            <text:p>58.28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0.103915482539118">
            <text:p>0.1</text:p>
          </table:table-cell>
          <table:table-cell office:value-type="float" office:value="2292497980885.44">
            <text:p>2292497980885.44</text:p>
          </table:table-cell>
          <table:table-cell office:value-type="float" office:value="10.5998199562569">
            <text:p>10.6</text:p>
          </table:table-cell>
          <table:table-cell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6.66578368770045">
            <text:p>6.67</text:p>
          </table:table-cell>
          <table:table-cell office:value-type="float" office:value="2304158817663.56">
            <text:p>2304158817663.56</text:p>
          </table:table-cell>
          <table:table-cell office:value-type="float" office:value="24.6438202915398">
            <text:p>24.64</text:p>
          </table:table-cell>
          <table:table-cell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7.98671248651617">
            <text:p>7.99</text:p>
          </table:table-cell>
          <table:table-cell office:value-type="float" office:value="2315886291976.02">
            <text:p>2315886291976.02</text:p>
          </table:table-cell>
          <table:table-cell office:value-type="float" office:value="22.9413763279754">
            <text:p>22.94</text:p>
          </table:table-cell>
          <table:table-cell/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8.11762348718184">
            <text:p>8.12</text:p>
          </table:table-cell>
          <table:table-cell office:value-type="float" office:value="2327681360766.69">
            <text:p>2327681360766.69</text:p>
          </table:table-cell>
          <table:table-cell office:value-type="float" office:value="18.683921184523">
            <text:p>18.68</text:p>
          </table:table-cell>
          <table:table-cell/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2.59538563805593">
            <text:p>2.6</text:p>
          </table:table-cell>
          <table:table-cell office:value-type="float" office:value="2339544994267.82">
            <text:p>2339544994267.82</text:p>
          </table:table-cell>
          <table:table-cell office:value-type="float" office:value="75.1692967833069">
            <text:p>75.17</text:p>
          </table:table-cell>
          <table:table-cell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2.60024560460578">
            <text:p>2.6</text:p>
          </table:table-cell>
          <table:table-cell office:value-type="float" office:value="2351478176211.39">
            <text:p>2351478176211.39</text:p>
          </table:table-cell>
          <table:table-cell office:value-type="float" office:value="35.8322796227674">
            <text:p>35.83</text:p>
          </table:table-cell>
          <table:table-cell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5.18250668727122">
            <text:p>5.18</text:p>
          </table:table-cell>
          <table:table-cell office:value-type="float" office:value="2363481904152.12">
            <text:p>2363481904152.12</text:p>
          </table:table-cell>
          <table:table-cell office:value-type="float" office:value="26.5507286845915">
            <text:p>26.55</text:p>
          </table:table-cell>
          <table:table-cell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.14399072633487">
            <text:p>1.14</text:p>
          </table:table-cell>
          <table:table-cell office:value-type="float" office:value="2375557189694.51">
            <text:p>2375557189694.51</text:p>
          </table:table-cell>
          <table:table-cell office:value-type="float" office:value="15.6803464106905">
            <text:p>15.68</text:p>
          </table:table-cell>
          <table:table-cell/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6.7330297514007">
            <text:p>6.73</text:p>
          </table:table-cell>
          <table:table-cell office:value-type="float" office:value="2387705058904.53">
            <text:p>2387705058904.53</text:p>
          </table:table-cell>
          <table:table-cell office:value-type="float" office:value="15.1702609722248">
            <text:p>15.17</text:p>
          </table:table-cell>
          <table:table-cell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7.06358971492883">
            <text:p>7.06</text:p>
          </table:table-cell>
          <table:table-cell office:value-type="float" office:value="2399926552535.8">
            <text:p>2399926552535.8</text:p>
          </table:table-cell>
          <table:table-cell office:value-type="float" office:value="40.7710439233787">
            <text:p>40.77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5061513337795">
            <text:p>11.51</text:p>
          </table:table-cell>
          <table:table-cell office:value-type="float" office:value="2412222726286.33">
            <text:p>2412222726286.33</text:p>
          </table:table-cell>
          <table:table-cell office:value-type="float" office:value="13.3802506697814">
            <text:p>13.38</text:p>
          </table:table-cell>
          <table:table-cell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7.83304006379824">
            <text:p>7.83</text:p>
          </table:table-cell>
          <table:table-cell office:value-type="float" office:value="2424594651241.09">
            <text:p>2424594651241.09</text:p>
          </table:table-cell>
          <table:table-cell office:value-type="float" office:value="39.9627687956783">
            <text:p>39.96</text:p>
          </table:table-cell>
          <table:table-cell/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9.1107195329161">
            <text:p>9.11</text:p>
          </table:table-cell>
          <table:table-cell office:value-type="float" office:value="2437043414158.64">
            <text:p>2437043414158.64</text:p>
          </table:table-cell>
          <table:table-cell office:value-type="float" office:value="29.2114098445201">
            <text:p>29.21</text:p>
          </table:table-cell>
          <table:table-cell/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1.72475152372474">
            <text:p>1.72</text:p>
          </table:table-cell>
          <table:table-cell office:value-type="float" office:value="2449570117746.56">
            <text:p>2449570117746.56</text:p>
          </table:table-cell>
          <table:table-cell office:value-type="float" office:value="12.1021353924339">
            <text:p>12.1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4.75185192149136">
            <text:p>4.75</text:p>
          </table:table-cell>
          <table:table-cell office:value-type="float" office:value="2462175881074.44">
            <text:p>2462175881074.44</text:p>
          </table:table-cell>
          <table:table-cell office:value-type="float" office:value="2.09379623076647">
            <text:p>2.09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14.6429208030132">
            <text:p>14.64</text:p>
          </table:table-cell>
          <table:table-cell office:value-type="float" office:value="2474861839828.29">
            <text:p>2474861839828.29</text:p>
          </table:table-cell>
          <table:table-cell office:value-type="float" office:value="36.21016354632">
            <text:p>36.21</text:p>
          </table:table-cell>
          <table:table-cell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4.741553140691">
            <text:p>14.74</text:p>
          </table:table-cell>
          <table:table-cell office:value-type="float" office:value="2487629146878.38">
            <text:p>2487629146878.38</text:p>
          </table:table-cell>
          <table:table-cell office:value-type="float" office:value="2.21990864292246">
            <text:p>2.22</text:p>
          </table:table-cell>
          <table:table-cell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2.18244111639072">
            <text:p>2.18</text:p>
          </table:table-cell>
          <table:table-cell office:value-type="float" office:value="2500478972297.78">
            <text:p>2500478972297.78</text:p>
          </table:table-cell>
          <table:table-cell office:value-type="float" office:value="47.9051218666556">
            <text:p>47.91</text:p>
          </table:table-cell>
          <table:table-cell/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11.5768634613114">
            <text:p>11.58</text:p>
          </table:table-cell>
          <table:table-cell office:value-type="float" office:value="2513412504117.43">
            <text:p>2513412504117.43</text:p>
          </table:table-cell>
          <table:table-cell office:value-type="float" office:value="112.65772024937">
            <text:p>112.66</text:p>
          </table:table-cell>
          <table:table-cell/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8.72500078133989">
            <text:p>8.73</text:p>
          </table:table-cell>
          <table:table-cell office:value-type="float" office:value="2526430948494.11">
            <text:p>2526430948494.11</text:p>
          </table:table-cell>
          <table:table-cell office:value-type="float" office:value="25.6705617665667">
            <text:p>25.67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19.8983521664936">
            <text:p>19.9</text:p>
          </table:table-cell>
          <table:table-cell office:value-type="float" office:value="2539535530125.14">
            <text:p>2539535530125.14</text:p>
          </table:table-cell>
          <table:table-cell office:value-type="float" office:value="60.4141860307827">
            <text:p>60.41</text:p>
          </table:table-cell>
          <table:table-cell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6.16393539053179">
            <text:p>6.16</text:p>
          </table:table-cell>
          <table:table-cell office:value-type="float" office:value="2552727492613.27">
            <text:p>2552727492613.27</text:p>
          </table:table-cell>
          <table:table-cell office:value-type="float" office:value="14.4076698776828">
            <text:p>14.41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9.51393540130031">
            <text:p>9.51</text:p>
          </table:table-cell>
          <table:table-cell office:value-type="float" office:value="2566008099051.75">
            <text:p>2566008099051.75</text:p>
          </table:table-cell>
          <table:table-cell office:value-type="float" office:value="46.6975004418472">
            <text:p>46.7</text:p>
          </table:table-cell>
          <table:table-cell/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1.9931906117175">
            <text:p>11.99</text:p>
          </table:table-cell>
          <table:table-cell office:value-type="float" office:value="2579378632339.45">
            <text:p>2579378632339.45</text:p>
          </table:table-cell>
          <table:table-cell office:value-type="float" office:value="37.6291918150003">
            <text:p>37.63</text:p>
          </table:table-cell>
          <table:table-cell/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3.69791578005571">
            <text:p>3.7</text:p>
          </table:table-cell>
          <table:table-cell office:value-type="float" office:value="2592840395489.59">
            <text:p>2592840395489.59</text:p>
          </table:table-cell>
          <table:table-cell office:value-type="float" office:value="20.0396276523468">
            <text:p>20.04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5.58122398773216">
            <text:p>5.58</text:p>
          </table:table-cell>
          <table:table-cell office:value-type="float" office:value="2606394712341.51">
            <text:p>2606394712341.51</text:p>
          </table:table-cell>
          <table:table-cell office:value-type="float" office:value="31.2935599509695">
            <text:p>31.29</text:p>
          </table:table-cell>
          <table:table-cell/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2.51294114019417">
            <text:p>2.51</text:p>
          </table:table-cell>
          <table:table-cell office:value-type="float" office:value="2620042927782.23">
            <text:p>2620042927782.23</text:p>
          </table:table-cell>
          <table:table-cell office:value-type="float" office:value="79.7939184410545">
            <text:p>79.79</text:p>
          </table:table-cell>
          <table:table-cell/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5.03612794371004">
            <text:p>5.04</text:p>
          </table:table-cell>
          <table:table-cell office:value-type="float" office:value="2633786408375.3">
            <text:p>2633786408375.3</text:p>
          </table:table-cell>
          <table:table-cell office:value-type="float" office:value="94.7671009691356">
            <text:p>94.77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5.73385207779311">
            <text:p>5.73</text:p>
          </table:table-cell>
          <table:table-cell office:value-type="float" office:value="2647626542719.04">
            <text:p>2647626542719.04</text:p>
          </table:table-cell>
          <table:table-cell office:value-type="float" office:value="14.2362540797589">
            <text:p>14.24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5.77363880752506">
            <text:p>5.77</text:p>
          </table:table-cell>
          <table:table-cell office:value-type="float" office:value="2661564742045.91">
            <text:p>2661564742045.91</text:p>
          </table:table-cell>
          <table:table-cell office:value-type="float" office:value="12.9622835199108">
            <text:p>12.96</text:p>
          </table:table-cell>
          <table:table-cell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4.77074840987005">
            <text:p>4.77</text:p>
          </table:table-cell>
          <table:table-cell office:value-type="float" office:value="2675602440635.82">
            <text:p>2675602440635.82</text:p>
          </table:table-cell>
          <table:table-cell office:value-type="float" office:value="10.0675750777373">
            <text:p>10.07</text:p>
          </table:table-cell>
          <table:table-cell/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47.0657827198677">
            <text:p>47.07</text:p>
          </table:table-cell>
          <table:table-cell office:value-type="float" office:value="2689741096444.23">
            <text:p>2689741096444.23</text:p>
          </table:table-cell>
          <table:table-cell office:value-type="float" office:value="81.6660892790404">
            <text:p>81.67</text:p>
          </table:table-cell>
          <table:table-cell/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11.0129817482973">
            <text:p>11.01</text:p>
          </table:table-cell>
          <table:table-cell office:value-type="float" office:value="2703982191359">
            <text:p>2703982191359</text:p>
          </table:table-cell>
          <table:table-cell office:value-type="float" office:value="55.8032558671717">
            <text:p>55.8</text:p>
          </table:table-cell>
          <table:table-cell/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35.4785152184214">
            <text:p>35.48</text:p>
          </table:table-cell>
          <table:table-cell office:value-type="float" office:value="2718327232340.57">
            <text:p>2718327232340.57</text:p>
          </table:table-cell>
          <table:table-cell office:value-type="float" office:value="8.36878308947005">
            <text:p>8.37</text:p>
          </table:table-cell>
          <table:table-cell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0.788947267510187">
            <text:p>0.79</text:p>
          </table:table-cell>
          <table:table-cell office:value-type="float" office:value="2732777751119.77">
            <text:p>2732777751119.77</text:p>
          </table:table-cell>
          <table:table-cell office:value-type="float" office:value="12.5004564204212">
            <text:p>12.5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7.10084165484957">
            <text:p>7.1</text:p>
          </table:table-cell>
          <table:table-cell office:value-type="float" office:value="2747335305650.93">
            <text:p>2747335305650.93</text:p>
          </table:table-cell>
          <table:table-cell office:value-type="float" office:value="17.8705098667687">
            <text:p>17.87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0.990191675080425">
            <text:p>0.99</text:p>
          </table:table-cell>
          <table:table-cell office:value-type="float" office:value="2762001480062.16">
            <text:p>2762001480062.16</text:p>
          </table:table-cell>
          <table:table-cell office:value-type="float" office:value="90.2824644562616">
            <text:p>90.28</text:p>
          </table:table-cell>
          <table:table-cell/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5.67069302605187">
            <text:p>5.67</text:p>
          </table:table-cell>
          <table:table-cell office:value-type="float" office:value="2776777885586.45">
            <text:p>2776777885586.45</text:p>
          </table:table-cell>
          <table:table-cell office:value-type="float" office:value="45.4935772892555">
            <text:p>45.49</text:p>
          </table:table-cell>
          <table:table-cell/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12.8784101095991">
            <text:p>12.88</text:p>
          </table:table-cell>
          <table:table-cell office:value-type="float" office:value="2791666161044.22">
            <text:p>2791666161044.22</text:p>
          </table:table-cell>
          <table:table-cell office:value-type="float" office:value="10.7058636366459">
            <text:p>10.71</text:p>
          </table:table-cell>
          <table:table-cell/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9.28105538298848">
            <text:p>9.28</text:p>
          </table:table-cell>
          <table:table-cell office:value-type="float" office:value="2806667973539.97">
            <text:p>2806667973539.97</text:p>
          </table:table-cell>
          <table:table-cell office:value-type="float" office:value="57.4399810589876">
            <text:p>57.44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9.09004676072827">
            <text:p>9.09</text:p>
          </table:table-cell>
          <table:table-cell office:value-type="float" office:value="2821785019101.81">
            <text:p>2821785019101.81</text:p>
          </table:table-cell>
          <table:table-cell office:value-type="float" office:value="82.5276207238167">
            <text:p>82.53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4.70283845168396">
            <text:p>4.7</text:p>
          </table:table-cell>
          <table:table-cell office:value-type="float" office:value="2837019023412.51">
            <text:p>2837019023412.51</text:p>
          </table:table-cell>
          <table:table-cell office:value-type="float" office:value="103.213590997801">
            <text:p>103.21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8.5568810620251">
            <text:p>8.56</text:p>
          </table:table-cell>
          <table:table-cell office:value-type="float" office:value="2852371742364.22">
            <text:p>2852371742364.22</text:p>
          </table:table-cell>
          <table:table-cell office:value-type="float" office:value="107.621392940271">
            <text:p>107.62</text:p>
          </table:table-cell>
          <table:table-cell/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11.3855835213994">
            <text:p>11.39</text:p>
          </table:table-cell>
          <table:table-cell office:value-type="float" office:value="2867844962904.98">
            <text:p>2867844962904.98</text:p>
          </table:table-cell>
          <table:table-cell office:value-type="float" office:value="143.33058065351">
            <text:p>143.33</text:p>
          </table:table-cell>
          <table:table-cell/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5.4985140787877">
            <text:p>25.5</text:p>
          </table:table-cell>
          <table:table-cell office:value-type="float" office:value="2883440503678.09">
            <text:p>2883440503678.09</text:p>
          </table:table-cell>
          <table:table-cell office:value-type="float" office:value="85.8902473846451">
            <text:p>85.89</text:p>
          </table:table-cell>
          <table:table-cell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0.380631454917982">
            <text:p>0.38</text:p>
          </table:table-cell>
          <table:table-cell office:value-type="float" office:value="2899160215776.83">
            <text:p>2899160215776.83</text:p>
          </table:table-cell>
          <table:table-cell office:value-type="float" office:value="40.1568316936606">
            <text:p>40.16</text:p>
          </table:table-cell>
          <table:table-cell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25.3156887697893">
            <text:p>25.32</text:p>
          </table:table-cell>
          <table:table-cell office:value-type="float" office:value="2915005983679.82">
            <text:p>2915005983679.82</text:p>
          </table:table-cell>
          <table:table-cell office:value-type="float" office:value="72.7167109727281">
            <text:p>72.72</text:p>
          </table:table-cell>
          <table:table-cell/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1.55637864855141">
            <text:p>1.56</text:p>
          </table:table-cell>
          <table:table-cell office:value-type="float" office:value="2930979725704.24">
            <text:p>2930979725704.24</text:p>
          </table:table-cell>
          <table:table-cell office:value-type="float" office:value="17.6186013755377">
            <text:p>17.62</text:p>
          </table:table-cell>
          <table:table-cell/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5.03138561751574">
            <text:p>5.03</text:p>
          </table:table-cell>
          <table:table-cell office:value-type="float" office:value="2947083395229.99">
            <text:p>2947083395229.99</text:p>
          </table:table-cell>
          <table:table-cell office:value-type="float" office:value="32.9492891011982">
            <text:p>32.95</text:p>
          </table:table-cell>
          <table:table-cell/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3.17206059492243">
            <text:p>3.17</text:p>
          </table:table-cell>
          <table:table-cell office:value-type="float" office:value="2963318981184.56">
            <text:p>2963318981184.56</text:p>
          </table:table-cell>
          <table:table-cell office:value-type="float" office:value="34.3396029523291">
            <text:p>34.34</text:p>
          </table:table-cell>
          <table:table-cell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10.1103960526108">
            <text:p>10.11</text:p>
          </table:table-cell>
          <table:table-cell office:value-type="float" office:value="2979688509122.88">
            <text:p>2979688509122.88</text:p>
          </table:table-cell>
          <table:table-cell office:value-type="float" office:value="5.3990405843886">
            <text:p>5.4</text:p>
          </table:table-cell>
          <table:table-cell/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15.3317074502912">
            <text:p>15.33</text:p>
          </table:table-cell>
          <table:table-cell office:value-type="float" office:value="2996194041942.24">
            <text:p>2996194041942.24</text:p>
          </table:table-cell>
          <table:table-cell office:value-type="float" office:value="53.1024379914803">
            <text:p>53.1</text:p>
          </table:table-cell>
          <table:table-cell/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17.3925263181881">
            <text:p>17.39</text:p>
          </table:table-cell>
          <table:table-cell office:value-type="float" office:value="3012837681093.34">
            <text:p>3012837681093.34</text:p>
          </table:table-cell>
          <table:table-cell office:value-type="float" office:value="62.8025142622792">
            <text:p>62.8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7.56765401639118">
            <text:p>7.57</text:p>
          </table:table-cell>
          <table:table-cell office:value-type="float" office:value="3029621567065.92">
            <text:p>3029621567065.92</text:p>
          </table:table-cell>
          <table:table-cell office:value-type="float" office:value="28.9579793860091">
            <text:p>28.96</text:p>
          </table:table-cell>
          <table:table-cell/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3.11898096209142">
            <text:p>3.12</text:p>
          </table:table-cell>
          <table:table-cell office:value-type="float" office:value="3046547880743.48">
            <text:p>3046547880743.48</text:p>
          </table:table-cell>
          <table:table-cell office:value-type="float" office:value="53.3250627147126">
            <text:p>53.33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9.77058118266778">
            <text:p>9.77</text:p>
          </table:table-cell>
          <table:table-cell office:value-type="float" office:value="3063618844243.76">
            <text:p>3063618844243.76</text:p>
          </table:table-cell>
          <table:table-cell office:value-type="float" office:value="34.3626830185724">
            <text:p>34.36</text:p>
          </table:table-cell>
          <table:table-cell/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11.6004178332032">
            <text:p>11.6</text:p>
          </table:table-cell>
          <table:table-cell office:value-type="float" office:value="3080836721906.03">
            <text:p>3080836721906.03</text:p>
          </table:table-cell>
          <table:table-cell office:value-type="float" office:value="5.19183862446263">
            <text:p>5.19</text:p>
          </table:table-cell>
          <table:table-cell/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313.514376064518">
            <text:p>313.51</text:p>
          </table:table-cell>
          <table:table-cell office:value-type="float" office:value="3098203821067.56">
            <text:p>3098203821067.56</text:p>
          </table:table-cell>
          <table:table-cell office:value-type="float" office:value="84.3271581484484">
            <text:p>84.33</text:p>
          </table:table-cell>
          <table:table-cell/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30.5107756781043">
            <text:p>30.51</text:p>
          </table:table-cell>
          <table:table-cell office:value-type="float" office:value="3115722494795.33">
            <text:p>3115722494795.33</text:p>
          </table:table-cell>
          <table:table-cell office:value-type="float" office:value="0.710249080368172">
            <text:p>0.71</text:p>
          </table:table-cell>
          <table:table-cell/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7.27207102103283">
            <text:p>7.27</text:p>
          </table:table-cell>
          <table:table-cell office:value-type="float" office:value="3133395139618.45">
            <text:p>3133395139618.45</text:p>
          </table:table-cell>
          <table:table-cell office:value-type="float" office:value="33.8932663787815">
            <text:p>33.8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.37650317355945">
            <text:p>8.38</text:p>
          </table:table-cell>
          <table:table-cell office:value-type="float" office:value="3151224200174.32">
            <text:p>3151224200174.32</text:p>
          </table:table-cell>
          <table:table-cell office:value-type="float" office:value="19.579791225867">
            <text:p>19.58</text:p>
          </table:table-cell>
          <table:table-cell/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42.5455940745902">
            <text:p>42.55</text:p>
          </table:table-cell>
          <table:table-cell office:value-type="float" office:value="3169212168558.91">
            <text:p>3169212168558.91</text:p>
          </table:table-cell>
          <table:table-cell office:value-type="float" office:value="28.0372238806343">
            <text:p>28.04</text:p>
          </table:table-cell>
          <table:table-cell/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12.7271412626697">
            <text:p>12.73</text:p>
          </table:table-cell>
          <table:table-cell office:value-type="float" office:value="3187361585743.58">
            <text:p>3187361585743.58</text:p>
          </table:table-cell>
          <table:table-cell office:value-type="float" office:value="6.97911531997465">
            <text:p>6.98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27.0856305172611">
            <text:p>27.09</text:p>
          </table:table-cell>
          <table:table-cell office:value-type="float" office:value="3205675043270.91">
            <text:p>3205675043270.91</text:p>
          </table:table-cell>
          <table:table-cell office:value-type="float" office:value="9.93786559992936">
            <text:p>9.94</text:p>
          </table:table-cell>
          <table:table-cell/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1.33287440756544">
            <text:p>1.33</text:p>
          </table:table-cell>
          <table:table-cell office:value-type="float" office:value="3224155184097.47">
            <text:p>3224155184097.47</text:p>
          </table:table-cell>
          <table:table-cell office:value-type="float" office:value="7.7768698418664">
            <text:p>7.78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6.58154133244623">
            <text:p>6.58</text:p>
          </table:table-cell>
          <table:table-cell office:value-type="float" office:value="3242804704225.39">
            <text:p>3242804704225.39</text:p>
          </table:table-cell>
          <table:table-cell office:value-type="float" office:value="41.1518640872805">
            <text:p>41.15</text:p>
          </table:table-cell>
          <table:table-cell/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8.023085600189">
            <text:p>18.02</text:p>
          </table:table-cell>
          <table:table-cell office:value-type="float" office:value="3261626353932.74">
            <text:p>3261626353932.74</text:p>
          </table:table-cell>
          <table:table-cell office:value-type="float" office:value="28.7908129737106">
            <text:p>28.79</text:p>
          </table:table-cell>
          <table:table-cell/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5.19600775050753">
            <text:p>5.2</text:p>
          </table:table-cell>
          <table:table-cell office:value-type="float" office:value="3280622939087.2">
            <text:p>3280622939087.2</text:p>
          </table:table-cell>
          <table:table-cell office:value-type="float" office:value="25.9480358568355">
            <text:p>25.95</text:p>
          </table:table-cell>
          <table:table-cell/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7.05284500650881">
            <text:p>7.05</text:p>
          </table:table-cell>
          <table:table-cell office:value-type="float" office:value="3299797323012.86">
            <text:p>3299797323012.86</text:p>
          </table:table-cell>
          <table:table-cell office:value-type="float" office:value="8.01056507459855">
            <text:p>8.01</text:p>
          </table:table-cell>
          <table:table-cell/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2.36732520944012">
            <text:p>2.37</text:p>
          </table:table-cell>
          <table:table-cell office:value-type="float" office:value="3319152427253.88">
            <text:p>3319152427253.88</text:p>
          </table:table-cell>
          <table:table-cell office:value-type="float" office:value="26.8081705184496">
            <text:p>26.81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5.00993462602735">
            <text:p>5.01</text:p>
          </table:table-cell>
          <table:table-cell office:value-type="float" office:value="3338691234117.55">
            <text:p>3338691234117.55</text:p>
          </table:table-cell>
          <table:table-cell office:value-type="float" office:value="18.1427377400022">
            <text:p>18.14</text:p>
          </table:table-cell>
          <table:table-cell/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7.67330037963599">
            <text:p>7.67</text:p>
          </table:table-cell>
          <table:table-cell office:value-type="float" office:value="3358416787393.2">
            <text:p>3358416787393.2</text:p>
          </table:table-cell>
          <table:table-cell office:value-type="float" office:value="23.9661580142454">
            <text:p>23.97</text:p>
          </table:table-cell>
          <table:table-cell/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7.1140862575003">
            <text:p>7.11</text:p>
          </table:table-cell>
          <table:table-cell office:value-type="float" office:value="3378332194468.77">
            <text:p>3378332194468.77</text:p>
          </table:table-cell>
          <table:table-cell office:value-type="float" office:value="19.1811438718194">
            <text:p>19.18</text:p>
          </table:table-cell>
          <table:table-cell/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14.5831708793377">
            <text:p>14.58</text:p>
          </table:table-cell>
          <table:table-cell office:value-type="float" office:value="3398440627911.31">
            <text:p>3398440627911.31</text:p>
          </table:table-cell>
          <table:table-cell office:value-type="float" office:value="30.2619425235267">
            <text:p>30.26</text:p>
          </table:table-cell>
          <table:table-cell/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2.44813718162483">
            <text:p>2.45</text:p>
          </table:table-cell>
          <table:table-cell office:value-type="float" office:value="3418745327164.9">
            <text:p>3418745327164.9</text:p>
          </table:table-cell>
          <table:table-cell office:value-type="float" office:value="14.712445891887">
            <text:p>14.71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7.65643364081564">
            <text:p>7.66</text:p>
          </table:table-cell>
          <table:table-cell office:value-type="float" office:value="3439249600531.03">
            <text:p>3439249600531.03</text:p>
          </table:table-cell>
          <table:table-cell office:value-type="float" office:value="35.0541917368381">
            <text:p>35.05</text:p>
          </table:table-cell>
          <table:table-cell/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4.72406864124338">
            <text:p>4.72</text:p>
          </table:table-cell>
          <table:table-cell office:value-type="float" office:value="3459956826900.25">
            <text:p>3459956826900.25</text:p>
          </table:table-cell>
          <table:table-cell office:value-type="float" office:value="19.1205767610736">
            <text:p>19.12</text:p>
          </table:table-cell>
          <table:table-cell/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11.1592436139807">
            <text:p>11.16</text:p>
          </table:table-cell>
          <table:table-cell office:value-type="float" office:value="3480870457736.56">
            <text:p>3480870457736.56</text:p>
          </table:table-cell>
          <table:table-cell office:value-type="float" office:value="34.2126484862156">
            <text:p>34.21</text:p>
          </table:table-cell>
          <table:table-cell/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5.1308678027483">
            <text:p>5.13</text:p>
          </table:table-cell>
          <table:table-cell office:value-type="float" office:value="3501994019029.87">
            <text:p>3501994019029.87</text:p>
          </table:table-cell>
          <table:table-cell office:value-type="float" office:value="35.6918775788652">
            <text:p>35.69</text:p>
          </table:table-cell>
          <table:table-cell/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4.45411761136089">
            <text:p>4.45</text:p>
          </table:table-cell>
          <table:table-cell office:value-type="float" office:value="3523331113479.78">
            <text:p>3523331113479.78</text:p>
          </table:table-cell>
          <table:table-cell office:value-type="float" office:value="0.604855262209325">
            <text:p>0.6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4.27523674050344">
            <text:p>4.28</text:p>
          </table:table-cell>
          <table:table-cell office:value-type="float" office:value="3544885422497.92">
            <text:p>3544885422497.92</text:p>
          </table:table-cell>
          <table:table-cell office:value-type="float" office:value="23.8823415398547">
            <text:p>23.88</text:p>
          </table:table-cell>
          <table:table-cell/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0.200604292929799">
            <text:p>0.2</text:p>
          </table:table-cell>
          <table:table-cell office:value-type="float" office:value="3566660708479.53">
            <text:p>3566660708479.53</text:p>
          </table:table-cell>
          <table:table-cell office:value-type="float" office:value="26.0229661548987">
            <text:p>26.02</text:p>
          </table:table-cell>
          <table:table-cell/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11.2149405680503">
            <text:p>11.21</text:p>
          </table:table-cell>
          <table:table-cell office:value-type="float" office:value="3588660817058.95">
            <text:p>3588660817058.95</text:p>
          </table:table-cell>
          <table:table-cell office:value-type="float" office:value="16.0518012085897">
            <text:p>16.05</text:p>
          </table:table-cell>
          <table:table-cell/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11.1119179058212">
            <text:p>11.11</text:p>
          </table:table-cell>
          <table:table-cell office:value-type="float" office:value="3610889679523.36">
            <text:p>3610889679523.36</text:p>
          </table:table-cell>
          <table:table-cell office:value-type="float" office:value="50.3319287330482">
            <text:p>50.33</text:p>
          </table:table-cell>
          <table:table-cell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5.63471828556315">
            <text:p>5.63</text:p>
          </table:table-cell>
          <table:table-cell office:value-type="float" office:value="3633351315182.12">
            <text:p>3633351315182.12</text:p>
          </table:table-cell>
          <table:table-cell office:value-type="float" office:value="12.778043033723">
            <text:p>12.78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3.31601281794305">
            <text:p>3.32</text:p>
          </table:table-cell>
          <table:table-cell office:value-type="float" office:value="3656049833753.29">
            <text:p>3656049833753.29</text:p>
          </table:table-cell>
          <table:table-cell office:value-type="float" office:value="52.1576822575313">
            <text:p>52.16</text:p>
          </table:table-cell>
          <table:table-cell/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35.6842915140494">
            <text:p>35.68</text:p>
          </table:table-cell>
          <table:table-cell office:value-type="float" office:value="3678989438413.15">
            <text:p>3678989438413.15</text:p>
          </table:table-cell>
          <table:table-cell office:value-type="float" office:value="10.9027101131947">
            <text:p>10.9</text:p>
          </table:table-cell>
          <table:table-cell/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2.07124313602405">
            <text:p>2.07</text:p>
          </table:table-cell>
          <table:table-cell office:value-type="float" office:value="3702174427886.46">
            <text:p>3702174427886.46</text:p>
          </table:table-cell>
          <table:table-cell office:value-type="float" office:value="11.3481788955079">
            <text:p>11.35</text:p>
          </table:table-cell>
          <table:table-cell/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26.3970455161119">
            <text:p>26.4</text:p>
          </table:table-cell>
          <table:table-cell office:value-type="float" office:value="3725609199746.49">
            <text:p>3725609199746.49</text:p>
          </table:table-cell>
          <table:table-cell office:value-type="float" office:value="4.46446962753687">
            <text:p>4.46</text:p>
          </table:table-cell>
          <table:table-cell/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12.1989393508016">
            <text:p>12.2</text:p>
          </table:table-cell>
          <table:table-cell office:value-type="float" office:value="3749298253085.91">
            <text:p>3749298253085.91</text:p>
          </table:table-cell>
          <table:table-cell office:value-type="float" office:value="32.933502008483">
            <text:p>32.93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10.3342798676484">
            <text:p>10.33</text:p>
          </table:table-cell>
          <table:table-cell office:value-type="float" office:value="3773246191436.34">
            <text:p>3773246191436.34</text:p>
          </table:table-cell>
          <table:table-cell office:value-type="float" office:value="3.50746943409402">
            <text:p>3.51</text:p>
          </table:table-cell>
          <table:table-cell/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5.9455941886079">
            <text:p>5.95</text:p>
          </table:table-cell>
          <table:table-cell office:value-type="float" office:value="3797457725938.58">
            <text:p>3797457725938.58</text:p>
          </table:table-cell>
          <table:table-cell office:value-type="float" office:value="60.5176891390544">
            <text:p>60.52</text:p>
          </table:table-cell>
          <table:table-cell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6.55854644610258">
            <text:p>6.56</text:p>
          </table:table-cell>
          <table:table-cell office:value-type="float" office:value="3821937678648.26">
            <text:p>3821937678648.26</text:p>
          </table:table-cell>
          <table:table-cell office:value-type="float" office:value="10.0854253005377">
            <text:p>10.09</text:p>
          </table:table-cell>
          <table:table-cell/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0.400572781911675">
            <text:p>0.4</text:p>
          </table:table-cell>
          <table:table-cell office:value-type="float" office:value="3846690985663.07">
            <text:p>3846690985663.07</text:p>
          </table:table-cell>
          <table:table-cell office:value-type="float" office:value="4.25956030061145">
            <text:p>4.26</text:p>
          </table:table-cell>
          <table:table-cell/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1.15692939515582">
            <text:p>1.16</text:p>
          </table:table-cell>
          <table:table-cell office:value-type="float" office:value="3871722700663.09">
            <text:p>3871722700663.09</text:p>
          </table:table-cell>
          <table:table-cell office:value-type="float" office:value="3.12741368497745">
            <text:p>3.13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7.07591753296396">
            <text:p>7.08</text:p>
          </table:table-cell>
          <table:table-cell office:value-type="float" office:value="3897037998502.97">
            <text:p>3897037998502.97</text:p>
          </table:table-cell>
          <table:table-cell office:value-type="float" office:value="13.000999390844">
            <text:p>13</text:p>
          </table:table-cell>
          <table:table-cell/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0.0282301084499">
            <text:p>30.03</text:p>
          </table:table-cell>
          <table:table-cell office:value-type="float" office:value="3922642178783.26">
            <text:p>3922642178783.26</text:p>
          </table:table-cell>
          <table:table-cell office:value-type="float" office:value="4.70489950609853">
            <text:p>4.7</text:p>
          </table:table-cell>
          <table:table-cell/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7.57002275878266">
            <text:p>7.57</text:p>
          </table:table-cell>
          <table:table-cell office:value-type="float" office:value="3948540669931.52">
            <text:p>3948540669931.52</text:p>
          </table:table-cell>
          <table:table-cell office:value-type="float" office:value="1.06720311490794">
            <text:p>1.07</text:p>
          </table:table-cell>
          <table:table-cell/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11.4560967250045">
            <text:p>11.46</text:p>
          </table:table-cell>
          <table:table-cell office:value-type="float" office:value="3974739032753.71">
            <text:p>3974739032753.71</text:p>
          </table:table-cell>
          <table:table-cell office:value-type="float" office:value="17.4428925764092">
            <text:p>17.44</text:p>
          </table:table-cell>
          <table:table-cell/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9.77792284561551">
            <text:p>9.78</text:p>
          </table:table-cell>
          <table:table-cell office:value-type="float" office:value="4001242964975.4">
            <text:p>4001242964975.4</text:p>
          </table:table-cell>
          <table:table-cell office:value-type="float" office:value="11.1100940435668">
            <text:p>11.11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15.0935415538997">
            <text:p>15.09</text:p>
          </table:table-cell>
          <table:table-cell office:value-type="float" office:value="4028058305150.75">
            <text:p>4028058305150.75</text:p>
          </table:table-cell>
          <table:table-cell office:value-type="float" office:value="0.0724235639315576">
            <text:p>0.07</text:p>
          </table:table-cell>
          <table:table-cell/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3.50802830290533">
            <text:p>3.51</text:p>
          </table:table-cell>
          <table:table-cell office:value-type="float" office:value="4055191037454.2">
            <text:p>4055191037454.2</text:p>
          </table:table-cell>
          <table:table-cell office:value-type="float" office:value="28.5834100155133">
            <text:p>28.58</text:p>
          </table:table-cell>
          <table:table-cell/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21.8983921752826">
            <text:p>21.9</text:p>
          </table:table-cell>
          <table:table-cell office:value-type="float" office:value="4082647295996.08">
            <text:p>4082647295996.08</text:p>
          </table:table-cell>
          <table:table-cell office:value-type="float" office:value="20.5138517725761">
            <text:p>20.51</text:p>
          </table:table-cell>
          <table:table-cell/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6.3991612930274">
            <text:p>6.4</text:p>
          </table:table-cell>
          <table:table-cell office:value-type="float" office:value="4110433369728.3">
            <text:p>4110433369728.3</text:p>
          </table:table-cell>
          <table:table-cell office:value-type="float" office:value="22.2192116675513">
            <text:p>22.22</text:p>
          </table:table-cell>
          <table:table-cell/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0.152735880404848">
            <text:p>0.15</text:p>
          </table:table-cell>
          <table:table-cell office:value-type="float" office:value="4138555707287.4">
            <text:p>4138555707287.4</text:p>
          </table:table-cell>
          <table:table-cell office:value-type="float" office:value="62.5892028443355">
            <text:p>62.59</text:p>
          </table:table-cell>
          <table:table-cell/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4.6751160446717">
            <text:p>4.68</text:p>
          </table:table-cell>
          <table:table-cell office:value-type="float" office:value="4167020922206.96">
            <text:p>4167020922206.96</text:p>
          </table:table-cell>
          <table:table-cell office:value-type="float" office:value="25.5279814616354">
            <text:p>25.53</text:p>
          </table:table-cell>
          <table:table-cell/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5.03128117642298">
            <text:p>5.03</text:p>
          </table:table-cell>
          <table:table-cell office:value-type="float" office:value="4195835798376.84">
            <text:p>4195835798376.84</text:p>
          </table:table-cell>
          <table:table-cell office:value-type="float" office:value="17.9396883445901">
            <text:p>17.94</text:p>
          </table:table-cell>
          <table:table-cell/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14.5037637703564">
            <text:p>14.5</text:p>
          </table:table-cell>
          <table:table-cell office:value-type="float" office:value="4225007295443.3">
            <text:p>4225007295443.3</text:p>
          </table:table-cell>
          <table:table-cell office:value-type="float" office:value="1.02050915250359">
            <text:p>1.02</text:p>
          </table:table-cell>
          <table:table-cell/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53.2044706900116">
            <text:p>53.2</text:p>
          </table:table-cell>
          <table:table-cell office:value-type="float" office:value="4254542554586.71">
            <text:p>4254542554586.71</text:p>
          </table:table-cell>
          <table:table-cell office:value-type="float" office:value="35.4704359495396">
            <text:p>35.47</text:p>
          </table:table-cell>
          <table:table-cell/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2.38651067300323">
            <text:p>2.39</text:p>
          </table:table-cell>
          <table:table-cell office:value-type="float" office:value="4284448904485.98">
            <text:p>4284448904485.98</text:p>
          </table:table-cell>
          <table:table-cell office:value-type="float" office:value="10.5760381033644">
            <text:p>10.58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27.2528044953142">
            <text:p>27.25</text:p>
          </table:table-cell>
          <table:table-cell office:value-type="float" office:value="4314733867909.35">
            <text:p>4314733867909.35</text:p>
          </table:table-cell>
          <table:table-cell office:value-type="float" office:value="1.51607338504763">
            <text:p>1.52</text:p>
          </table:table-cell>
          <table:table-cell/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13.1112421693389">
            <text:p>13.11</text:p>
          </table:table-cell>
          <table:table-cell office:value-type="float" office:value="4345405167651.84">
            <text:p>4345405167651.84</text:p>
          </table:table-cell>
          <table:table-cell office:value-type="float" office:value="12.9094671676053">
            <text:p>12.91</text:p>
          </table:table-cell>
          <table:table-cell/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3.06319594738688">
            <text:p>3.06</text:p>
          </table:table-cell>
          <table:table-cell office:value-type="float" office:value="4376470733712.89">
            <text:p>4376470733712.89</text:p>
          </table:table-cell>
          <table:table-cell office:value-type="float" office:value="21.0153830253076">
            <text:p>21.02</text:p>
          </table:table-cell>
          <table:table-cell/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21.2358153968955">
            <text:p>21.24</text:p>
          </table:table-cell>
          <table:table-cell office:value-type="float" office:value="4407938710161.75">
            <text:p>4407938710161.75</text:p>
          </table:table-cell>
          <table:table-cell office:value-type="float" office:value="30.23929777597">
            <text:p>30.24</text:p>
          </table:table-cell>
          <table:table-cell/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12.0302394441738">
            <text:p>12.03</text:p>
          </table:table-cell>
          <table:table-cell office:value-type="float" office:value="4439817462518.94">
            <text:p>4439817462518.94</text:p>
          </table:table-cell>
          <table:table-cell office:value-type="float" office:value="16.2378840470485">
            <text:p>16.24</text:p>
          </table:table-cell>
          <table:table-cell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4.89445679702756">
            <text:p>4.89</text:p>
          </table:table-cell>
          <table:table-cell office:value-type="float" office:value="4472115585162.16">
            <text:p>4472115585162.16</text:p>
          </table:table-cell>
          <table:table-cell office:value-type="float" office:value="41.614038456406">
            <text:p>41.61</text:p>
          </table:table-cell>
          <table:table-cell/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1.66296405320954">
            <text:p>1.66</text:p>
          </table:table-cell>
          <table:table-cell office:value-type="float" office:value="4504841909623.49">
            <text:p>4504841909623.49</text:p>
          </table:table-cell>
          <table:table-cell office:value-type="float" office:value="62.8698489545153">
            <text:p>62.87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0.344434397086307">
            <text:p>0.34</text:p>
          </table:table-cell>
          <table:table-cell office:value-type="float" office:value="4538005512540.66">
            <text:p>4538005512540.66</text:p>
          </table:table-cell>
          <table:table-cell office:value-type="float" office:value="12.7020676663853">
            <text:p>12.7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9.40908889226794">
            <text:p>9.41</text:p>
          </table:table-cell>
          <table:table-cell office:value-type="float" office:value="4571615724411.12">
            <text:p>4571615724411.12</text:p>
          </table:table-cell>
          <table:table-cell office:value-type="float" office:value="11.1756972422776">
            <text:p>11.18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6.76713691223902">
            <text:p>6.77</text:p>
          </table:table-cell>
          <table:table-cell office:value-type="float" office:value="4605682138584.01">
            <text:p>4605682138584.01</text:p>
          </table:table-cell>
          <table:table-cell office:value-type="float" office:value="7.4127351854155">
            <text:p>7.41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5.59829955306595">
            <text:p>5.6</text:p>
          </table:table-cell>
          <table:table-cell office:value-type="float" office:value="4640214620506.92">
            <text:p>4640214620506.92</text:p>
          </table:table-cell>
          <table:table-cell office:value-type="float" office:value="4.47885684610545">
            <text:p>4.48</text:p>
          </table:table-cell>
          <table:table-cell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0.574561332381173">
            <text:p>0.57</text:p>
          </table:table-cell>
          <table:table-cell office:value-type="float" office:value="4675223317623.58">
            <text:p>4675223317623.58</text:p>
          </table:table-cell>
          <table:table-cell office:value-type="float" office:value="42.7968189579302">
            <text:p>42.8</text:p>
          </table:table-cell>
          <table:table-cell/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44.1645465672857">
            <text:p>44.16</text:p>
          </table:table-cell>
          <table:table-cell office:value-type="float" office:value="4710718669546.63">
            <text:p>4710718669546.63</text:p>
          </table:table-cell>
          <table:table-cell office:value-type="float" office:value="23.9852179628594">
            <text:p>23.99</text:p>
          </table:table-cell>
          <table:table-cell/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9.27009225858002">
            <text:p>9.27</text:p>
          </table:table-cell>
          <table:table-cell office:value-type="float" office:value="4746711418444.2">
            <text:p>4746711418444.2</text:p>
          </table:table-cell>
          <table:table-cell office:value-type="float" office:value="42.9282329737392">
            <text:p>42.93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48.9607274683424">
            <text:p>48.96</text:p>
          </table:table-cell>
          <table:table-cell office:value-type="float" office:value="4783212620634.48">
            <text:p>4783212620634.48</text:p>
          </table:table-cell>
          <table:table-cell office:value-type="float" office:value="27.0278118652726">
            <text:p>27.03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.06719716046608">
            <text:p>2.07</text:p>
          </table:table-cell>
          <table:table-cell office:value-type="float" office:value="4820233657579.93">
            <text:p>4820233657579.93</text:p>
          </table:table-cell>
          <table:table-cell office:value-type="float" office:value="2.96832030068584">
            <text:p>2.97</text:p>
          </table:table-cell>
          <table:table-cell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1.02217700846941">
            <text:p>1.02</text:p>
          </table:table-cell>
          <table:table-cell office:value-type="float" office:value="4857786248545.47">
            <text:p>4857786248545.47</text:p>
          </table:table-cell>
          <table:table-cell office:value-type="float" office:value="5.67046845154701">
            <text:p>5.67</text:p>
          </table:table-cell>
          <table:table-cell/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0.0655223951984938">
            <text:p>0.07</text:p>
          </table:table-cell>
          <table:table-cell office:value-type="float" office:value="4895882462875.45">
            <text:p>4895882462875.45</text:p>
          </table:table-cell>
          <table:table-cell office:value-type="float" office:value="17.2162255002952">
            <text:p>17.22</text:p>
          </table:table-cell>
          <table:table-cell/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5.60497041443878">
            <text:p>5.6</text:p>
          </table:table-cell>
          <table:table-cell office:value-type="float" office:value="4934534733323.76">
            <text:p>4934534733323.76</text:p>
          </table:table-cell>
          <table:table-cell office:value-type="float" office:value="19.3482456740571">
            <text:p>19.35</text:p>
          </table:table-cell>
          <table:table-cell/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13.2544703493652">
            <text:p>13.25</text:p>
          </table:table-cell>
          <table:table-cell office:value-type="float" office:value="4973755869993.13">
            <text:p>4973755869993.13</text:p>
          </table:table-cell>
          <table:table-cell office:value-type="float" office:value="4.53806500893017">
            <text:p>4.54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1.3962031880893">
            <text:p>11.4</text:p>
          </table:table-cell>
          <table:table-cell office:value-type="float" office:value="5013559074529.98">
            <text:p>5013559074529.98</text:p>
          </table:table-cell>
          <table:table-cell office:value-type="float" office:value="24.8432222433294">
            <text:p>24.84</text:p>
          </table:table-cell>
          <table:table-cell/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3.07764594290144">
            <text:p>3.08</text:p>
          </table:table-cell>
          <table:table-cell office:value-type="float" office:value="5053957955630.99">
            <text:p>5053957955630.99</text:p>
          </table:table-cell>
          <table:table-cell office:value-type="float" office:value="17.6445327823458">
            <text:p>17.64</text:p>
          </table:table-cell>
          <table:table-cell/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4.63799973984422">
            <text:p>4.64</text:p>
          </table:table-cell>
          <table:table-cell office:value-type="float" office:value="5094966544549.26">
            <text:p>5094966544549.26</text:p>
          </table:table-cell>
          <table:table-cell office:value-type="float" office:value="4.23597328247799">
            <text:p>4.24</text:p>
          </table:table-cell>
          <table:table-cell/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43.0161276419498">
            <text:p>43.02</text:p>
          </table:table-cell>
          <table:table-cell office:value-type="float" office:value="5136599311869.58">
            <text:p>5136599311869.58</text:p>
          </table:table-cell>
          <table:table-cell office:value-type="float" office:value="47.6715744153406">
            <text:p>47.67</text:p>
          </table:table-cell>
          <table:table-cell/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5.53349993753509">
            <text:p>5.53</text:p>
          </table:table-cell>
          <table:table-cell office:value-type="float" office:value="5178871184686.26">
            <text:p>5178871184686.26</text:p>
          </table:table-cell>
          <table:table-cell office:value-type="float" office:value="13.1945527588038">
            <text:p>13.19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0.234259627646436">
            <text:p>0.23</text:p>
          </table:table-cell>
          <table:table-cell office:value-type="float" office:value="5221797565135.7">
            <text:p>5221797565135.7</text:p>
          </table:table-cell>
          <table:table-cell office:value-type="float" office:value="22.6399855808441">
            <text:p>22.64</text:p>
          </table:table-cell>
          <table:table-cell/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6.96825714920838">
            <text:p>6.97</text:p>
          </table:table-cell>
          <table:table-cell office:value-type="float" office:value="5265394349161.12">
            <text:p>5265394349161.12</text:p>
          </table:table-cell>
          <table:table-cell office:value-type="float" office:value="2.28257405941935">
            <text:p>2.28</text:p>
          </table:table-cell>
          <table:table-cell/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10.208952261619">
            <text:p>10.21</text:p>
          </table:table-cell>
          <table:table-cell office:value-type="float" office:value="5309677946641.44">
            <text:p>5309677946641.44</text:p>
          </table:table-cell>
          <table:table-cell office:value-type="float" office:value="11.4410214290852">
            <text:p>11.44</text:p>
          </table:table-cell>
          <table:table-cell/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5.02863009118969">
            <text:p>5.03</text:p>
          </table:table-cell>
          <table:table-cell office:value-type="float" office:value="5354665302386.07">
            <text:p>5354665302386.07</text:p>
          </table:table-cell>
          <table:table-cell office:value-type="float" office:value="12.6046904486432">
            <text:p>12.6</text:p>
          </table:table-cell>
          <table:table-cell/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9.69069060201303">
            <text:p>9.69</text:p>
          </table:table-cell>
          <table:table-cell office:value-type="float" office:value="5400373918104.88">
            <text:p>5400373918104.88</text:p>
          </table:table-cell>
          <table:table-cell office:value-type="float" office:value="3.94918269998342">
            <text:p>3.95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2.13184404369186">
            <text:p>2.13</text:p>
          </table:table-cell>
          <table:table-cell office:value-type="float" office:value="5446821875548.62">
            <text:p>5446821875548.62</text:p>
          </table:table-cell>
          <table:table-cell office:value-type="float" office:value="21.2029791305025">
            <text:p>21.2</text:p>
          </table:table-cell>
          <table:table-cell/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12.6876846548015">
            <text:p>12.69</text:p>
          </table:table-cell>
          <table:table-cell office:value-type="float" office:value="5494027860829.34">
            <text:p>5494027860829.34</text:p>
          </table:table-cell>
          <table:table-cell office:value-type="float" office:value="27.8519687098078">
            <text:p>27.85</text:p>
          </table:table-cell>
          <table:table-cell/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5.08222318048209">
            <text:p>5.08</text:p>
          </table:table-cell>
          <table:table-cell office:value-type="float" office:value="5542011189914.94">
            <text:p>5542011189914.94</text:p>
          </table:table-cell>
          <table:table-cell office:value-type="float" office:value="32.6699420847879">
            <text:p>32.67</text:p>
          </table:table-cell>
          <table:table-cell/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100.536635517937">
            <text:p>100.54</text:p>
          </table:table-cell>
          <table:table-cell office:value-type="float" office:value="5590791835458.77">
            <text:p>5590791835458.77</text:p>
          </table:table-cell>
          <table:table-cell office:value-type="float" office:value="20.3632808996188">
            <text:p>20.36</text:p>
          </table:table-cell>
          <table:table-cell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4.73765474543441">
            <text:p>4.74</text:p>
          </table:table-cell>
          <table:table-cell office:value-type="float" office:value="5640390454520.92">
            <text:p>5640390454520.92</text:p>
          </table:table-cell>
          <table:table-cell office:value-type="float" office:value="25.4734770494042">
            <text:p>25.47</text:p>
          </table:table-cell>
          <table:table-cell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0.568439576595783">
            <text:p>0.57</text:p>
          </table:table-cell>
          <table:table-cell office:value-type="float" office:value="5690828419403.52">
            <text:p>5690828419403.52</text:p>
          </table:table-cell>
          <table:table-cell office:value-type="float" office:value="13.463134379555">
            <text:p>13.46</text:p>
          </table:table-cell>
          <table:table-cell/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6.69267577645382">
            <text:p>6.69</text:p>
          </table:table-cell>
          <table:table-cell office:value-type="float" office:value="5742127847513.55">
            <text:p>5742127847513.55</text:p>
          </table:table-cell>
          <table:table-cell office:value-type="float" office:value="1.44553419575606">
            <text:p>1.45</text:p>
          </table:table-cell>
          <table:table-cell/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6.62109534428334">
            <text:p>6.62</text:p>
          </table:table-cell>
          <table:table-cell office:value-type="float" office:value="5794311634974.12">
            <text:p>5794311634974.12</text:p>
          </table:table-cell>
          <table:table-cell office:value-type="float" office:value="30.4922175682917">
            <text:p>30.49</text:p>
          </table:table-cell>
          <table:table-cell/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2.0798615460597">
            <text:p>2.08</text:p>
          </table:table-cell>
          <table:table-cell office:value-type="float" office:value="5847403491192.15">
            <text:p>5847403491192.15</text:p>
          </table:table-cell>
          <table:table-cell office:value-type="float" office:value="23.617474519228">
            <text:p>23.62</text:p>
          </table:table-cell>
          <table:table-cell/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27.326613839244">
            <text:p>27.33</text:p>
          </table:table-cell>
          <table:table-cell office:value-type="float" office:value="5901427975046.65">
            <text:p>5901427975046.65</text:p>
          </table:table-cell>
          <table:table-cell office:value-type="float" office:value="4.75942608142782">
            <text:p>4.76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27.0482141052674">
            <text:p>27.05</text:p>
          </table:table-cell>
          <table:table-cell office:value-type="float" office:value="5956410533555.47">
            <text:p>5956410533555.47</text:p>
          </table:table-cell>
          <table:table-cell office:value-type="float" office:value="41.4277142724768">
            <text:p>41.43</text:p>
          </table:table-cell>
          <table:table-cell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54.0604904840555">
            <text:p>54.06</text:p>
          </table:table-cell>
          <table:table-cell office:value-type="float" office:value="6012377542338.39">
            <text:p>6012377542338.39</text:p>
          </table:table-cell>
          <table:table-cell office:value-type="float" office:value="26.6234147351361">
            <text:p>26.62</text:p>
          </table:table-cell>
          <table:table-cell/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17.9172809083209">
            <text:p>17.92</text:p>
          </table:table-cell>
          <table:table-cell office:value-type="float" office:value="6069356348741.15">
            <text:p>6069356348741.15</text:p>
          </table:table-cell>
          <table:table-cell office:value-type="float" office:value="56.5343834001097">
            <text:p>56.53</text:p>
          </table:table-cell>
          <table:table-cell/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9.73650987246362">
            <text:p>9.74</text:p>
          </table:table-cell>
          <table:table-cell office:value-type="float" office:value="6127375316383.48">
            <text:p>6127375316383.48</text:p>
          </table:table-cell>
          <table:table-cell office:value-type="float" office:value="4.82130076225241">
            <text:p>4.82</text:p>
          </table:table-cell>
          <table:table-cell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11.2343801924623">
            <text:p>11.23</text:p>
          </table:table-cell>
          <table:table-cell office:value-type="float" office:value="6186463873482.78">
            <text:p>6186463873482.78</text:p>
          </table:table-cell>
          <table:table-cell office:value-type="float" office:value="28.3473974898722">
            <text:p>28.35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24.7910182785757">
            <text:p>24.79</text:p>
          </table:table-cell>
          <table:table-cell office:value-type="float" office:value="6246652562969.32">
            <text:p>6246652562969.32</text:p>
          </table:table-cell>
          <table:table-cell office:value-type="float" office:value="4.44446290122863">
            <text:p>4.44</text:p>
          </table:table-cell>
          <table:table-cell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0.890391450315011">
            <text:p>0.89</text:p>
          </table:table-cell>
          <table:table-cell office:value-type="float" office:value="6307973096143.86">
            <text:p>6307973096143.86</text:p>
          </table:table-cell>
          <table:table-cell office:value-type="float" office:value="24.5599749280558">
            <text:p>24.56</text:p>
          </table:table-cell>
          <table:table-cell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1.78221017422054">
            <text:p>1.78</text:p>
          </table:table-cell>
          <table:table-cell office:value-type="float" office:value="6370458408729.11">
            <text:p>6370458408729.11</text:p>
          </table:table-cell>
          <table:table-cell office:value-type="float" office:value="32.3524670720345">
            <text:p>32.35</text:p>
          </table:table-cell>
          <table:table-cell/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8.38235596106947">
            <text:p>8.38</text:p>
          </table:table-cell>
          <table:table-cell office:value-type="float" office:value="6434142720864.41">
            <text:p>6434142720864.41</text:p>
          </table:table-cell>
          <table:table-cell office:value-type="float" office:value="11.1954709246999">
            <text:p>11.2</text:p>
          </table:table-cell>
          <table:table-cell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22.9628450728995">
            <text:p>22.96</text:p>
          </table:table-cell>
          <table:table-cell office:value-type="float" office:value="6499061600505.83">
            <text:p>6499061600505.83</text:p>
          </table:table-cell>
          <table:table-cell office:value-type="float" office:value="53.1453548904227">
            <text:p>53.15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325189042108344">
            <text:p>0.33</text:p>
          </table:table-cell>
          <table:table-cell office:value-type="float" office:value="6565252030075.53">
            <text:p>6565252030075.53</text:p>
          </table:table-cell>
          <table:table-cell office:value-type="float" office:value="10.8573759344221">
            <text:p>10.86</text:p>
          </table:table-cell>
          <table:table-cell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6.29077503010873">
            <text:p>6.29</text:p>
          </table:table-cell>
          <table:table-cell office:value-type="float" office:value="6632752477952.61">
            <text:p>6632752477952.61</text:p>
          </table:table-cell>
          <table:table-cell office:value-type="float" office:value="30.9182412495165">
            <text:p>30.92</text:p>
          </table:table-cell>
          <table:table-cell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7.83006808422714">
            <text:p>7.83</text:p>
          </table:table-cell>
          <table:table-cell office:value-type="float" office:value="6701602973740.51">
            <text:p>6701602973740.51</text:p>
          </table:table-cell>
          <table:table-cell office:value-type="float" office:value="17.3155115167102">
            <text:p>17.32</text:p>
          </table:table-cell>
          <table:table-cell/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4.68885760326639">
            <text:p>4.69</text:p>
          </table:table-cell>
          <table:table-cell office:value-type="float" office:value="6771845188264.53">
            <text:p>6771845188264.53</text:p>
          </table:table-cell>
          <table:table-cell office:value-type="float" office:value="11.7205095585618">
            <text:p>11.72</text:p>
          </table:table-cell>
          <table:table-cell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.03037155073702">
            <text:p>1.03</text:p>
          </table:table-cell>
          <table:table-cell office:value-type="float" office:value="6843522518776.2">
            <text:p>6843522518776.2</text:p>
          </table:table-cell>
          <table:table-cell office:value-type="float" office:value="13.2591394141324">
            <text:p>13.26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5.94881171833714">
            <text:p>5.95</text:p>
          </table:table-cell>
          <table:table-cell office:value-type="float" office:value="6916680179237.7">
            <text:p>6916680179237.7</text:p>
          </table:table-cell>
          <table:table-cell office:value-type="float" office:value="12.955753692652">
            <text:p>12.96</text:p>
          </table:table-cell>
          <table:table-cell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47.5399594185131">
            <text:p>47.54</text:p>
          </table:table-cell>
          <table:table-cell office:value-type="float" office:value="6991365296556.75">
            <text:p>6991365296556.75</text:p>
          </table:table-cell>
          <table:table-cell office:value-type="float" office:value="4.55428970271288">
            <text:p>4.55</text:p>
          </table:table-cell>
          <table:table-cell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.90154337882532">
            <text:p>3.9</text:p>
          </table:table-cell>
          <table:table-cell office:value-type="float" office:value="7067627012626.49">
            <text:p>7067627012626.49</text:p>
          </table:table-cell>
          <table:table-cell office:value-type="float" office:value="35.9908212875166">
            <text:p>35.99</text:p>
          </table:table-cell>
          <table:table-cell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9.2918364922033">
            <text:p>9.29</text:p>
          </table:table-cell>
          <table:table-cell office:value-type="float" office:value="7145516593716.51">
            <text:p>7145516593716.51</text:p>
          </table:table-cell>
          <table:table-cell office:value-type="float" office:value="37.7202293346019">
            <text:p>37.72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20.4540411768792">
            <text:p>20.45</text:p>
          </table:table-cell>
          <table:table-cell office:value-type="float" office:value="7225087546108.52">
            <text:p>7225087546108.52</text:p>
          </table:table-cell>
          <table:table-cell office:value-type="float" office:value="16.590996118173">
            <text:p>16.59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9.57074078144109">
            <text:p>9.57</text:p>
          </table:table-cell>
          <table:table-cell office:value-type="float" office:value="7306395740197.22">
            <text:p>7306395740197.22</text:p>
          </table:table-cell>
          <table:table-cell office:value-type="float" office:value="38.9306231002803">
            <text:p>38.93</text:p>
          </table:table-cell>
          <table:table-cell/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48.8938045433645">
            <text:p>48.89</text:p>
          </table:table-cell>
          <table:table-cell office:value-type="float" office:value="7389499542209.84">
            <text:p>7389499542209.84</text:p>
          </table:table-cell>
          <table:table-cell office:value-type="float" office:value="26.7450348888415">
            <text:p>26.75</text:p>
          </table:table-cell>
          <table:table-cell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5.03102026494416">
            <text:p>5.03</text:p>
          </table:table-cell>
          <table:table-cell office:value-type="float" office:value="7474459955762.71">
            <text:p>7474459955762.71</text:p>
          </table:table-cell>
          <table:table-cell office:value-type="float" office:value="5.77078481011288">
            <text:p>5.77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2.54745975400853">
            <text:p>2.55</text:p>
          </table:table-cell>
          <table:table-cell office:value-type="float" office:value="7561340771915.55">
            <text:p>7561340771915.55</text:p>
          </table:table-cell>
          <table:table-cell office:value-type="float" office:value="29.4893997646189">
            <text:p>29.49</text:p>
          </table:table-cell>
          <table:table-cell/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3.12322412113586">
            <text:p>3.12</text:p>
          </table:table-cell>
          <table:table-cell office:value-type="float" office:value="7650208730823.97">
            <text:p>7650208730823.97</text:p>
          </table:table-cell>
          <table:table-cell office:value-type="float" office:value="5.78364799408741">
            <text:p>5.78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0.287260400209923">
            <text:p>0.29</text:p>
          </table:table-cell>
          <table:table-cell office:value-type="float" office:value="7741133694000.42">
            <text:p>7741133694000.42</text:p>
          </table:table-cell>
          <table:table-cell office:value-type="float" office:value="18.2069537059197">
            <text:p>18.21</text:p>
          </table:table-cell>
          <table:table-cell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15.7574024809679">
            <text:p>15.76</text:p>
          </table:table-cell>
          <table:table-cell office:value-type="float" office:value="7834188829041.23">
            <text:p>7834188829041.23</text:p>
          </table:table-cell>
          <table:table-cell office:value-type="float" office:value="14.6518335873013">
            <text:p>14.65</text:p>
          </table:table-cell>
          <table:table-cell/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1.69002338539765">
            <text:p>1.69</text:p>
          </table:table-cell>
          <table:table-cell office:value-type="float" office:value="7929450807572.72">
            <text:p>7929450807572.72</text:p>
          </table:table-cell>
          <table:table-cell office:value-type="float" office:value="24.2317662178419">
            <text:p>24.23</text:p>
          </table:table-cell>
          <table:table-cell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0.876663118138378">
            <text:p>0.88</text:p>
          </table:table-cell>
          <table:table-cell office:value-type="float" office:value="8027000017713.92">
            <text:p>8027000017713.92</text:p>
          </table:table-cell>
          <table:table-cell office:value-type="float" office:value="33.6208360878347">
            <text:p>33.62</text:p>
          </table:table-cell>
          <table:table-cell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7.06749745231022">
            <text:p>7.07</text:p>
          </table:table-cell>
          <table:table-cell office:value-type="float" office:value="8126920791997.58">
            <text:p>8126920791997.58</text:p>
          </table:table-cell>
          <table:table-cell office:value-type="float" office:value="44.1525481434423">
            <text:p>44.15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53.9324302587215">
            <text:p>53.93</text:p>
          </table:table-cell>
          <table:table-cell office:value-type="float" office:value="8229301652380.42">
            <text:p>8229301652380.42</text:p>
          </table:table-cell>
          <table:table-cell office:value-type="float" office:value="47.0428295772056">
            <text:p>47.04</text:p>
          </table:table-cell>
          <table:table-cell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2.2374818286997">
            <text:p>2.24</text:p>
          </table:table-cell>
          <table:table-cell office:value-type="float" office:value="8334235573948.76">
            <text:p>8334235573948.76</text:p>
          </table:table-cell>
          <table:table-cell office:value-type="float" office:value="31.1324736702066">
            <text:p>31.13</text:p>
          </table:table-cell>
          <table:table-cell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8.61960810092154">
            <text:p>8.62</text:p>
          </table:table-cell>
          <table:table-cell office:value-type="float" office:value="8441820268069.81">
            <text:p>8441820268069.81</text:p>
          </table:table-cell>
          <table:table-cell office:value-type="float" office:value="38.0057074395447">
            <text:p>38.01</text:p>
          </table:table-cell>
          <table:table-cell/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40.4606027305197">
            <text:p>40.46</text:p>
          </table:table-cell>
          <table:table-cell office:value-type="float" office:value="8552158488582.71">
            <text:p>8552158488582.71</text:p>
          </table:table-cell>
          <table:table-cell office:value-type="float" office:value="17.3002875420862">
            <text:p>17.3</text:p>
          </table:table-cell>
          <table:table-cell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3.34256714197197">
            <text:p>3.34</text:p>
          </table:table-cell>
          <table:table-cell office:value-type="float" office:value="8665358360785.79">
            <text:p>8665358360785.79</text:p>
          </table:table-cell>
          <table:table-cell office:value-type="float" office:value="2.87899673176317">
            <text:p>2.88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12.7364101021729">
            <text:p>12.74</text:p>
          </table:table-cell>
          <table:table-cell office:value-type="float" office:value="8781533737752.02">
            <text:p>8781533737752.02</text:p>
          </table:table-cell>
          <table:table-cell office:value-type="float" office:value="50.7991687886947">
            <text:p>50.8</text:p>
          </table:table-cell>
          <table:table-cell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3.73241653611922">
            <text:p>3.73</text:p>
          </table:table-cell>
          <table:table-cell office:value-type="float" office:value="8900804584325.8">
            <text:p>8900804584325.8</text:p>
          </table:table-cell>
          <table:table-cell office:value-type="float" office:value="26.1501921618838">
            <text:p>26.15</text:p>
          </table:table-cell>
          <table:table-cell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2.80945025288511">
            <text:p>2.81</text:p>
          </table:table-cell>
          <table:table-cell office:value-type="float" office:value="9023297392998.33">
            <text:p>9023297392998.33</text:p>
          </table:table-cell>
          <table:table-cell office:value-type="float" office:value="32.5692842005282">
            <text:p>32.57</text:p>
          </table:table-cell>
          <table:table-cell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1.42667636759087">
            <text:p>1.43</text:p>
          </table:table-cell>
          <table:table-cell office:value-type="float" office:value="9149145634179.79">
            <text:p>9149145634179.79</text:p>
          </table:table-cell>
          <table:table-cell office:value-type="float" office:value="37.5434109289299">
            <text:p>37.54</text:p>
          </table:table-cell>
          <table:table-cell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10.5707491666966">
            <text:p>10.57</text:p>
          </table:table-cell>
          <table:table-cell office:value-type="float" office:value="9278490244146.32">
            <text:p>9278490244146.32</text:p>
          </table:table-cell>
          <table:table-cell office:value-type="float" office:value="25.8391200558296">
            <text:p>25.84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21.5631723523729">
            <text:p>21.56</text:p>
          </table:table-cell>
          <table:table-cell office:value-type="float" office:value="9411480154500.93">
            <text:p>9411480154500.93</text:p>
          </table:table-cell>
          <table:table-cell office:value-type="float" office:value="1.28417008754889">
            <text:p>1.28</text:p>
          </table:table-cell>
          <table:table-cell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5.92412324963652">
            <text:p>5.92</text:p>
          </table:table-cell>
          <table:table-cell office:value-type="float" office:value="9548272867374.96">
            <text:p>9548272867374.96</text:p>
          </table:table-cell>
          <table:table-cell office:value-type="float" office:value="9.1133091159368">
            <text:p>9.11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0.340694522671644">
            <text:p>0.34</text:p>
          </table:table-cell>
          <table:table-cell office:value-type="float" office:value="9689035081132.57">
            <text:p>9689035081132.57</text:p>
          </table:table-cell>
          <table:table-cell office:value-type="float" office:value="19.3144544599342">
            <text:p>19.31</text:p>
          </table:table-cell>
          <table:table-cell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14.3388909312803">
            <text:p>14.34</text:p>
          </table:table-cell>
          <table:table-cell office:value-type="float" office:value="9833943371521.59">
            <text:p>9833943371521.59</text:p>
          </table:table-cell>
          <table:table-cell office:value-type="float" office:value="24.2457796936862">
            <text:p>24.25</text:p>
          </table:table-cell>
          <table:table-cell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3.83436483353009">
            <text:p>3.83</text:p>
          </table:table-cell>
          <table:table-cell office:value-type="float" office:value="9983184934091.04">
            <text:p>9983184934091.04</text:p>
          </table:table-cell>
          <table:table-cell office:value-type="float" office:value="35.0685921598804">
            <text:p>35.07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12.336317896741">
            <text:p>12.34</text:p>
          </table:table-cell>
          <table:table-cell office:value-type="float" office:value="10136958395463.2">
            <text:p>10136958395463.2</text:p>
          </table:table-cell>
          <table:table-cell office:value-type="float" office:value="21.647122941528">
            <text:p>21.65</text:p>
          </table:table-cell>
          <table:table-cell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0.911716757207681">
            <text:p>0.91</text:p>
          </table:table-cell>
          <table:table-cell office:value-type="float" office:value="10295474698906.7">
            <text:p>10295474698906.7</text:p>
          </table:table-cell>
          <table:table-cell office:value-type="float" office:value="17.6059021540291">
            <text:p>17.61</text:p>
          </table:table-cell>
          <table:table-cell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2.31951322407254">
            <text:p>2.32</text:p>
          </table:table-cell>
          <table:table-cell office:value-type="float" office:value="10458958074382.2">
            <text:p>10458958074382.2</text:p>
          </table:table-cell>
          <table:table-cell office:value-type="float" office:value="15.9477654919565">
            <text:p>15.95</text:p>
          </table:table-cell>
          <table:table-cell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2.25098354696001">
            <text:p>2.25</text:p>
          </table:table-cell>
          <table:table-cell office:value-type="float" office:value="10627647101505.3">
            <text:p>10627647101505.3</text:p>
          </table:table-cell>
          <table:table-cell office:value-type="float" office:value="29.7359001364076">
            <text:p>29.74</text:p>
          </table:table-cell>
          <table:table-cell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3.630567355103">
            <text:p>3.63</text:p>
          </table:table-cell>
          <table:table-cell office:value-type="float" office:value="10801795876143.5">
            <text:p>10801795876143.5</text:p>
          </table:table-cell>
          <table:table-cell office:value-type="float" office:value="12.5007936824468">
            <text:p>12.5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2.9855121550567">
            <text:p>2.99</text:p>
          </table:table-cell>
          <table:table-cell office:value-type="float" office:value="10981675292792.4">
            <text:p>10981675292792.4</text:p>
          </table:table-cell>
          <table:table-cell office:value-type="float" office:value="31.8015973021984">
            <text:p>31.8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3.44656707554525">
            <text:p>3.45</text:p>
          </table:table-cell>
          <table:table-cell office:value-type="float" office:value="11167574456243.9">
            <text:p>11167574456243.9</text:p>
          </table:table-cell>
          <table:table-cell office:value-type="float" office:value="6.42901668761027">
            <text:p>6.43</text:p>
          </table:table-cell>
          <table:table-cell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14.105724381729">
            <text:p>114.11</text:p>
          </table:table-cell>
          <table:table-cell office:value-type="float" office:value="11359802237850.9">
            <text:p>11359802237850.9</text:p>
          </table:table-cell>
          <table:table-cell office:value-type="float" office:value="3.87750747674464">
            <text:p>3.88</text:p>
          </table:table-cell>
          <table:table-cell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0.640758812808565">
            <text:p>0.64</text:p>
          </table:table-cell>
          <table:table-cell office:value-type="float" office:value="11558688995008.3">
            <text:p>11558688995008.3</text:p>
          </table:table-cell>
          <table:table-cell office:value-type="float" office:value="38.5269141916685">
            <text:p>38.53</text:p>
          </table:table-cell>
          <table:table-cell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27.6566439467258">
            <text:p>27.66</text:p>
          </table:table-cell>
          <table:table-cell office:value-type="float" office:value="11764588471364.3">
            <text:p>11764588471364.3</text:p>
          </table:table-cell>
          <table:table-cell office:value-type="float" office:value="4.58369828361495">
            <text:p>4.58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7.90144507569166">
            <text:p>7.9</text:p>
          </table:table-cell>
          <table:table-cell office:value-type="float" office:value="11977879905016.6">
            <text:p>11977879905016.6</text:p>
          </table:table-cell>
          <table:table-cell office:value-type="float" office:value="37.5936750121466">
            <text:p>37.59</text:p>
          </table:table-cell>
          <table:table-cell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21.7796270813082">
            <text:p>21.78</text:p>
          </table:table-cell>
          <table:table-cell office:value-type="float" office:value="12198970366637.1">
            <text:p>12198970366637.1</text:p>
          </table:table-cell>
          <table:table-cell office:value-type="float" office:value="27.1461606288432">
            <text:p>27.15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5.42385108057865">
            <text:p>5.42</text:p>
          </table:table-cell>
          <table:table-cell office:value-type="float" office:value="12428297360898.6">
            <text:p>12428297360898.6</text:p>
          </table:table-cell>
          <table:table-cell office:value-type="float" office:value="1.5276802113494">
            <text:p>1.53</text:p>
          </table:table-cell>
          <table:table-cell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1.34449866060143">
            <text:p>1.34</text:p>
          </table:table-cell>
          <table:table-cell office:value-type="float" office:value="12666331725042.9">
            <text:p>12666331725042.9</text:p>
          </table:table-cell>
          <table:table-cell office:value-type="float" office:value="1.26020483942598">
            <text:p>1.26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79.1864889858396">
            <text:p>79.19</text:p>
          </table:table-cell>
          <table:table-cell office:value-type="float" office:value="12913580865019">
            <text:p>12913580865019</text:p>
          </table:table-cell>
          <table:table-cell office:value-type="float" office:value="16.6749964946662">
            <text:p>16.67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.85981622823428">
            <text:p>4.86</text:p>
          </table:table-cell>
          <table:table-cell office:value-type="float" office:value="13170592375784.6">
            <text:p>13170592375784.6</text:p>
          </table:table-cell>
          <table:table-cell office:value-type="float" office:value="35.0952703526006">
            <text:p>35.1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4.08367053892712">
            <text:p>4.08</text:p>
          </table:table-cell>
          <table:table-cell office:value-type="float" office:value="13437958101668.5">
            <text:p>13437958101668.5</text:p>
          </table:table-cell>
          <table:table-cell office:value-type="float" office:value="20.060580802316">
            <text:p>20.06</text:p>
          </table:table-cell>
          <table:table-cell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8.21375188805373">
            <text:p>8.21</text:p>
          </table:table-cell>
          <table:table-cell office:value-type="float" office:value="13716318697286.4">
            <text:p>13716318697286.4</text:p>
          </table:table-cell>
          <table:table-cell office:value-type="float" office:value="5.72774353170977">
            <text:p>5.73</text:p>
          </table:table-cell>
          <table:table-cell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35.6470726681506">
            <text:p>35.65</text:p>
          </table:table-cell>
          <table:table-cell office:value-type="float" office:value="14006368765937.9">
            <text:p>14006368765937.9</text:p>
          </table:table-cell>
          <table:table-cell office:value-type="float" office:value="19.069829074346">
            <text:p>19.07</text:p>
          </table:table-cell>
          <table:table-cell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7.71258506722019">
            <text:p>7.71</text:p>
          </table:table-cell>
          <table:table-cell office:value-type="float" office:value="14308862660351.5">
            <text:p>14308862660351.5</text:p>
          </table:table-cell>
          <table:table-cell office:value-type="float" office:value="20.684325720131">
            <text:p>20.68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7.45993169170866">
            <text:p>7.46</text:p>
          </table:table-cell>
          <table:table-cell office:value-type="float" office:value="14624621048881.8">
            <text:p>14624621048881.8</text:p>
          </table:table-cell>
          <table:table-cell office:value-type="float" office:value="27.0347390866412">
            <text:p>27.03</text:p>
          </table:table-cell>
          <table:table-cell/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17.4886674603092">
            <text:p>17.49</text:p>
          </table:table-cell>
          <table:table-cell office:value-type="float" office:value="14954538366274.5">
            <text:p>14954538366274.5</text:p>
          </table:table-cell>
          <table:table-cell office:value-type="float" office:value="5.05845339156934">
            <text:p>5.06</text:p>
          </table:table-cell>
          <table:table-cell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8.86870038775851">
            <text:p>8.87</text:p>
          </table:table-cell>
          <table:table-cell office:value-type="float" office:value="15299591292986.9">
            <text:p>15299591292986.9</text:p>
          </table:table-cell>
          <table:table-cell office:value-type="float" office:value="10.5869071209557">
            <text:p>10.59</text:p>
          </table:table-cell>
          <table:table-cell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7.5138057246733">
            <text:p>17.51</text:p>
          </table:table-cell>
          <table:table-cell office:value-type="float" office:value="15660848430759.6">
            <text:p>15660848430759.6</text:p>
          </table:table-cell>
          <table:table-cell office:value-type="float" office:value="5.08098804138655">
            <text:p>5.08</text:p>
          </table:table-cell>
          <table:table-cell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1.96484472578326">
            <text:p>1.96</text:p>
          </table:table-cell>
          <table:table-cell office:value-type="float" office:value="16039481377909.5">
            <text:p>16039481377909.5</text:p>
          </table:table-cell>
          <table:table-cell office:value-type="float" office:value="11.5792231857929">
            <text:p>11.58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2.29003874579455">
            <text:p>2.29</text:p>
          </table:table-cell>
          <table:table-cell office:value-type="float" office:value="16436777444594.1">
            <text:p>16436777444594.1</text:p>
          </table:table-cell>
          <table:table-cell office:value-type="float" office:value="10.8797898284672">
            <text:p>10.88</text:p>
          </table:table-cell>
          <table:table-cell/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9.051521823842">
            <text:p>19.05</text:p>
          </table:table-cell>
          <table:table-cell office:value-type="float" office:value="16854154300130.5">
            <text:p>16854154300130.5</text:p>
          </table:table-cell>
          <table:table-cell office:value-type="float" office:value="26.4110405002291">
            <text:p>26.41</text:p>
          </table:table-cell>
          <table:table-cell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0.37175243477221">
            <text:p>0.37</text:p>
          </table:table-cell>
          <table:table-cell office:value-type="float" office:value="17293176902604.2">
            <text:p>17293176902604.2</text:p>
          </table:table-cell>
          <table:table-cell office:value-type="float" office:value="9.8191621016074">
            <text:p>9.82</text:p>
          </table:table-cell>
          <table:table-cell/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2.31668257522138">
            <text:p>2.32</text:p>
          </table:table-cell>
          <table:table-cell office:value-type="float" office:value="17755577137605.6">
            <text:p>17755577137605.6</text:p>
          </table:table-cell>
          <table:table-cell office:value-type="float" office:value="12.7731257169342">
            <text:p>12.77</text:p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8.71459128096438">
            <text:p>8.71</text:p>
          </table:table-cell>
          <table:table-cell office:value-type="float" office:value="18243276684749.7">
            <text:p>18243276684749.7</text:p>
          </table:table-cell>
          <table:table-cell office:value-type="float" office:value="1.29776048697966">
            <text:p>1.3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4.10631386482983">
            <text:p>4.11</text:p>
          </table:table-cell>
          <table:table-cell office:value-type="float" office:value="18758413749453.6">
            <text:p>18758413749453.6</text:p>
          </table:table-cell>
          <table:table-cell office:value-type="float" office:value="6.61759336642806">
            <text:p>6.62</text:p>
          </table:table-cell>
          <table:table-cell/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137.651127393692">
            <text:p>137.65</text:p>
          </table:table-cell>
          <table:table-cell office:value-type="float" office:value="19303374443495.9">
            <text:p>19303374443495.9</text:p>
          </table:table-cell>
          <table:table-cell office:value-type="float" office:value="68.362135938771">
            <text:p>68.36</text:p>
          </table:table-cell>
          <table:table-cell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51.1515657620054">
            <text:p>51.15</text:p>
          </table:table-cell>
          <table:table-cell office:value-type="float" office:value="19880829785350.4">
            <text:p>19880829785350.4</text:p>
          </table:table-cell>
          <table:table-cell office:value-type="float" office:value="10.0988261128432">
            <text:p>10.1</text:p>
          </table:table-cell>
          <table:table-cell/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10.6670985852799">
            <text:p>10.67</text:p>
          </table:table-cell>
          <table:table-cell office:value-type="float" office:value="20493779533596">
            <text:p>20493779533596</text:p>
          </table:table-cell>
          <table:table-cell office:value-type="float" office:value="32.9665605854286">
            <text:p>32.97</text:p>
          </table:table-cell>
          <table:table-cell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28.3842697035205">
            <text:p>28.38</text:p>
          </table:table-cell>
          <table:table-cell office:value-type="float" office:value="21145604365945.4">
            <text:p>21145604365945.4</text:p>
          </table:table-cell>
          <table:table-cell office:value-type="float" office:value="48.7152839058298">
            <text:p>48.72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5.8034133347068">
            <text:p>15.8</text:p>
          </table:table-cell>
          <table:table-cell office:value-type="float" office:value="21840128326225.1">
            <text:p>21840128326225.1</text:p>
          </table:table-cell>
          <table:table-cell office:value-type="float" office:value="63.941345037222">
            <text:p>63.94</text:p>
          </table:table-cell>
          <table:table-cell/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6.65573957135811">
            <text:p>6.66</text:p>
          </table:table-cell>
          <table:table-cell office:value-type="float" office:value="22581693971032.8">
            <text:p>22581693971032.8</text:p>
          </table:table-cell>
          <table:table-cell office:value-type="float" office:value="16.7434625278059">
            <text:p>16.74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2.9345302083398">
            <text:p>12.93</text:p>
          </table:table-cell>
          <table:table-cell office:value-type="float" office:value="23375253336551.2">
            <text:p>23375253336551.2</text:p>
          </table:table-cell>
          <table:table-cell office:value-type="float" office:value="24.6911947698335">
            <text:p>24.69</text:p>
          </table:table-cell>
          <table:table-cell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8.7708023857453">
            <text:p>8.77</text:p>
          </table:table-cell>
          <table:table-cell office:value-type="float" office:value="24226478753321.2">
            <text:p>24226478753321.2</text:p>
          </table:table-cell>
          <table:table-cell office:value-type="float" office:value="86.7535530408455">
            <text:p>86.75</text:p>
          </table:table-cell>
          <table:table-cell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7.7783364107058">
            <text:p>17.78</text:p>
          </table:table-cell>
          <table:table-cell office:value-type="float" office:value="25141898750785.2">
            <text:p>25141898750785.2</text:p>
          </table:table-cell>
          <table:table-cell office:value-type="float" office:value="19.7203602136523">
            <text:p>19.72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5.87919164638653">
            <text:p>5.88</text:p>
          </table:table-cell>
          <table:table-cell office:value-type="float" office:value="26129065939483.1">
            <text:p>26129065939483.1</text:p>
          </table:table-cell>
          <table:table-cell office:value-type="float" office:value="29.5276013221338">
            <text:p>29.53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5.86860478820412">
            <text:p>5.87</text:p>
          </table:table-cell>
          <table:table-cell office:value-type="float" office:value="27196766007004.9">
            <text:p>27196766007004.9</text:p>
          </table:table-cell>
          <table:table-cell office:value-type="float" office:value="15.498445014896">
            <text:p>15.5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3.73693072607399">
            <text:p>3.74</text:p>
          </table:table-cell>
          <table:table-cell office:value-type="float" office:value="28355280075124.1">
            <text:p>28355280075124.1</text:p>
          </table:table-cell>
          <table:table-cell office:value-type="float" office:value="39.5317387371617">
            <text:p>39.53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8.73849163840698">
            <text:p>8.74</text:p>
          </table:table-cell>
          <table:table-cell office:value-type="float" office:value="29616717018283">
            <text:p>29616717018283</text:p>
          </table:table-cell>
          <table:table-cell office:value-type="float" office:value="32.9239474718749">
            <text:p>32.92</text:p>
          </table:table-cell>
          <table:table-cell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21.7144177488668">
            <text:p>21.71</text:p>
          </table:table-cell>
          <table:table-cell office:value-type="float" office:value="30995438522563.9">
            <text:p>30995438522563.9</text:p>
          </table:table-cell>
          <table:table-cell office:value-type="float" office:value="18.5065655902008">
            <text:p>18.51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6.36340630506218">
            <text:p>6.36</text:p>
          </table:table-cell>
          <table:table-cell office:value-type="float" office:value="32508608551685">
            <text:p>32508608551685</text:p>
          </table:table-cell>
          <table:table-cell office:value-type="float" office:value="11.0150349709879">
            <text:p>11.02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3.5332271445001">
            <text:p>13.53</text:p>
          </table:table-cell>
          <table:table-cell office:value-type="float" office:value="34176911880159.7">
            <text:p>34176911880159.7</text:p>
          </table:table-cell>
          <table:table-cell office:value-type="float" office:value="5.18463961801448">
            <text:p>5.18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0.721461861565736">
            <text:p>0.72</text:p>
          </table:table-cell>
          <table:table-cell office:value-type="float" office:value="36025505663334.8">
            <text:p>36025505663334.8</text:p>
          </table:table-cell>
          <table:table-cell office:value-type="float" office:value="20.7982728703738">
            <text:p>20.8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20.8042509861846">
            <text:p>20.8</text:p>
          </table:table-cell>
          <table:table-cell office:value-type="float" office:value="38085297260879.7">
            <text:p>38085297260879.7</text:p>
          </table:table-cell>
          <table:table-cell office:value-type="float" office:value="22.4746252108965">
            <text:p>22.47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1.1632995483167">
            <text:p>11.16</text:p>
          </table:table-cell>
          <table:table-cell office:value-type="float" office:value="40394686722843.3">
            <text:p>40394686722843.3</text:p>
          </table:table-cell>
          <table:table-cell office:value-type="float" office:value="0.911717912300624">
            <text:p>0.91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.45392894180363">
            <text:p>9.45</text:p>
          </table:table-cell>
          <table:table-cell office:value-type="float" office:value="43001983786373.4">
            <text:p>43001983786373.4</text:p>
          </table:table-cell>
          <table:table-cell office:value-type="float" office:value="4.43352733924892">
            <text:p>4.43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1.4585583802482">
            <text:p>11.46</text:p>
          </table:table-cell>
          <table:table-cell office:value-type="float" office:value="45968825009631.5">
            <text:p>45968825009631.5</text:p>
          </table:table-cell>
          <table:table-cell office:value-type="float" office:value="5.9494125073012">
            <text:p>5.95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0.97529050758756">
            <text:p>0.98</text:p>
          </table:table-cell>
          <table:table-cell office:value-type="float" office:value="49375109631018.6">
            <text:p>49375109631018.6</text:p>
          </table:table-cell>
          <table:table-cell office:value-type="float" office:value="22.7740060282533">
            <text:p>22.77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.08971716841034">
            <text:p>9.09</text:p>
          </table:table-cell>
          <table:table-cell office:value-type="float" office:value="53326304641665.2">
            <text:p>53326304641665.2</text:p>
          </table:table-cell>
          <table:table-cell office:value-type="float" office:value="22.2311268303895">
            <text:p>22.23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0.199887216199286">
            <text:p>0.2</text:p>
          </table:table-cell>
          <table:table-cell office:value-type="float" office:value="57964561199475.1">
            <text:p>57964561199475.1</text:p>
          </table:table-cell>
          <table:table-cell office:value-type="float" office:value="3.35503858368048">
            <text:p>3.36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.09762284390051">
            <text:p>2.1</text:p>
          </table:table-cell>
          <table:table-cell office:value-type="float" office:value="63486183280029.8">
            <text:p>63486183280029.8</text:p>
          </table:table-cell>
          <table:table-cell office:value-type="float" office:value="29.4425888322585">
            <text:p>29.44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4.14385774196123">
            <text:p>4.14</text:p>
          </table:table-cell>
          <table:table-cell office:value-type="float" office:value="70170129159673.1">
            <text:p>70170129159673.1</text:p>
          </table:table-cell>
          <table:table-cell office:value-type="float" office:value="7.01504221517746">
            <text:p>7.02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69.121464551856">
            <text:p>69.12</text:p>
          </table:table-cell>
          <table:table-cell office:value-type="float" office:value="78426631592492.8">
            <text:p>78426631592492.8</text:p>
          </table:table-cell>
          <table:table-cell office:value-type="float" office:value="0.492843515059756">
            <text:p>0.49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.92142612211326">
            <text:p>4.92</text:p>
          </table:table-cell>
          <table:table-cell office:value-type="float" office:value="88884714128521.1">
            <text:p>88884714128521.1</text:p>
          </table:table-cell>
          <table:table-cell office:value-type="float" office:value="7.2275273739878">
            <text:p>7.23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.75694472391105">
            <text:p>3.76</text:p>
          </table:table-cell>
          <table:table-cell office:value-type="float" office:value="102560491726858">
            <text:p>102560491726858</text:p>
          </table:table-cell>
          <table:table-cell office:value-type="float" office:value="25.1082315218403">
            <text:p>25.11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.805873466641">
            <text:p>12.81</text:p>
          </table:table-cell>
          <table:table-cell office:value-type="float" office:value="121209072035802">
            <text:p>121209072035802</text:p>
          </table:table-cell>
          <table:table-cell office:value-type="float" office:value="26.9334985962944">
            <text:p>26.9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0.398260309980649">
            <text:p>0.4</text:p>
          </table:table-cell>
          <table:table-cell office:value-type="float" office:value="148145658381271">
            <text:p>148145658381271</text:p>
          </table:table-cell>
          <table:table-cell office:value-type="float" office:value="43.399967217459">
            <text:p>43.4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5.1723295010315">
            <text:p>15.17</text:p>
          </table:table-cell>
          <table:table-cell office:value-type="float" office:value="190474257878056">
            <text:p>190474257878056</text:p>
          </table:table-cell>
          <table:table-cell office:value-type="float" office:value="7.86292885316612">
            <text:p>7.86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0.456457395191116">
            <text:p>0.46</text:p>
          </table:table-cell>
          <table:table-cell office:value-type="float" office:value="266665289007182">
            <text:p>266665289007182</text:p>
          </table:table-cell>
          <table:table-cell office:value-type="float" office:value="3.72898509010455">
            <text:p>3.7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0.0241089958425416">
            <text:p>0.02</text:p>
          </table:table-cell>
          <table:table-cell office:value-type="float" office:value="444443619504130">
            <text:p>444443619504130</text:p>
          </table:table-cell>
          <table:table-cell office:value-type="float" office:value="22.9134665476957">
            <text:p>22.9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4610266236362">
            <text:p>10.46</text:p>
          </table:table-cell>
          <table:table-cell office:value-type="float" office:value="1.33333305890341E+015">
            <text:p>1.33E+015</text:p>
          </table:table-cell>
          <table:table-cell office:value-type="float" office:value="2.27848366185398">
            <text:p>2.28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.0450378345817">
            <text:p>12.05</text:p>
          </table:table-cell>
          <table:table-cell office:value-type="float" office:value="1.33333305945164E+015">
            <text:p>1.33E+015</text:p>
          </table:table-cell>
          <table:table-cell office:value-type="float" office:value="15.2685181010516">
            <text:p>15.27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.61647569878338">
            <text:p>4.62</text:p>
          </table:table-cell>
          <table:table-cell office:value-type="float" office:value="444443624438959">
            <text:p>444443624438959</text:p>
          </table:table-cell>
          <table:table-cell office:value-type="float" office:value="0.543434441514412">
            <text:p>0.5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45.859011764239">
            <text:p>245.86</text:p>
          </table:table-cell>
          <table:table-cell office:value-type="float" office:value="266665302714900">
            <text:p>266665302714900</text:p>
          </table:table-cell>
          <table:table-cell office:value-type="float" office:value="12.9798817659362">
            <text:p>12.98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.66150369869742">
            <text:p>5.66</text:p>
          </table:table-cell>
          <table:table-cell office:value-type="float" office:value="190474284746064">
            <text:p>190474284746064</text:p>
          </table:table-cell>
          <table:table-cell office:value-type="float" office:value="3.07532074780218">
            <text:p>3.08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7.8582109892096">
            <text:p>27.86</text:p>
          </table:table-cell>
          <table:table-cell office:value-type="float" office:value="148145702796611">
            <text:p>148145702796611</text:p>
          </table:table-cell>
          <table:table-cell office:value-type="float" office:value="23.1654940569819">
            <text:p>23.17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0.0383525883195289">
            <text:p>0.04</text:p>
          </table:table-cell>
          <table:table-cell office:value-type="float" office:value="121209138386138">
            <text:p>121209138386138</text:p>
          </table:table-cell>
          <table:table-cell office:value-type="float" office:value="8.4306075848676">
            <text:p>8.43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.22586680416957">
            <text:p>3.23</text:p>
          </table:table-cell>
          <table:table-cell office:value-type="float" office:value="102560584400605">
            <text:p>102560584400605</text:p>
          </table:table-cell>
          <table:table-cell office:value-type="float" office:value="8.47887851849577">
            <text:p>8.48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0.3228445009967">
            <text:p>10.32</text:p>
          </table:table-cell>
          <table:table-cell office:value-type="float" office:value="88884837514727.6">
            <text:p>88884837514727.6</text:p>
          </table:table-cell>
          <table:table-cell office:value-type="float" office:value="28.887785250147">
            <text:p>28.89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5.70710263332802">
            <text:p>5.71</text:p>
          </table:table-cell>
          <table:table-cell office:value-type="float" office:value="78426790081080.3">
            <text:p>78426790081080.3</text:p>
          </table:table-cell>
          <table:table-cell office:value-type="float" office:value="3.57653905430932">
            <text:p>3.58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4.5553332658025">
            <text:p>14.56</text:p>
          </table:table-cell>
          <table:table-cell office:value-type="float" office:value="70170327141695.7">
            <text:p>70170327141695.7</text:p>
          </table:table-cell>
          <table:table-cell office:value-type="float" office:value="25.8611361963892">
            <text:p>25.86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0.0243716014919">
            <text:p>10.02</text:p>
          </table:table-cell>
          <table:table-cell office:value-type="float" office:value="63486425147450.9">
            <text:p>63486425147450.9</text:p>
          </table:table-cell>
          <table:table-cell office:value-type="float" office:value="24.4607154962089">
            <text:p>24.46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0.361459934313814">
            <text:p>0.36</text:p>
          </table:table-cell>
          <table:table-cell office:value-type="float" office:value="57964851345549.4">
            <text:p>57964851345549.4</text:p>
          </table:table-cell>
          <table:table-cell office:value-type="float" office:value="0.265218637225879">
            <text:p>0.27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5.39479641340123">
            <text:p>5.39</text:p>
          </table:table-cell>
          <table:table-cell office:value-type="float" office:value="53326647461023.4">
            <text:p>53326647461023.4</text:p>
          </table:table-cell>
          <table:table-cell office:value-type="float" office:value="24.0135460890965">
            <text:p>24.01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3.92654222146978">
            <text:p>3.93</text:p>
          </table:table-cell>
          <table:table-cell office:value-type="float" office:value="49375509519721.6">
            <text:p>49375509519721.6</text:p>
          </table:table-cell>
          <table:table-cell office:value-type="float" office:value="17.2067380099844">
            <text:p>17.21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5.87500986773322">
            <text:p>5.88</text:p>
          </table:table-cell>
          <table:table-cell office:value-type="float" office:value="45969286365363.7">
            <text:p>45969286365363.7</text:p>
          </table:table-cell>
          <table:table-cell office:value-type="float" office:value="4.57620272299103">
            <text:p>4.58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41.5617910717783">
            <text:p>41.56</text:p>
          </table:table-cell>
          <table:table-cell office:value-type="float" office:value="43002511008536.7">
            <text:p>43002511008536.7</text:p>
          </table:table-cell>
          <table:table-cell office:value-type="float" office:value="13.1294533577539">
            <text:p>13.13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18.1680125807609">
            <text:p>18.17</text:p>
          </table:table-cell>
          <table:table-cell office:value-type="float" office:value="40395284212704.7">
            <text:p>40395284212704.7</text:p>
          </table:table-cell>
          <table:table-cell office:value-type="float" office:value="9.42729052971866">
            <text:p>9.43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1.81840594736548">
            <text:p>1.82</text:p>
          </table:table-cell>
          <table:table-cell office:value-type="float" office:value="38085969421691">
            <text:p>38085969421691</text:p>
          </table:table-cell>
          <table:table-cell office:value-type="float" office:value="2.48734872197859">
            <text:p>2.49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2.09146961764321">
            <text:p>2.09</text:p>
          </table:table-cell>
          <table:table-cell office:value-type="float" office:value="36026256900333">
            <text:p>36026256900333</text:p>
          </table:table-cell>
          <table:table-cell office:value-type="float" office:value="7.55012178871672">
            <text:p>7.55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4.0623568190916">
            <text:p>4.06</text:p>
          </table:table-cell>
          <table:table-cell office:value-type="float" office:value="34177746600863">
            <text:p>34177746600863</text:p>
          </table:table-cell>
          <table:table-cell office:value-type="float" office:value="42.3958546163928">
            <text:p>42.4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23.5123798191076">
            <text:p>23.51</text:p>
          </table:table-cell>
          <table:table-cell office:value-type="float" office:value="32509531165963.8">
            <text:p>32509531165963.8</text:p>
          </table:table-cell>
          <table:table-cell office:value-type="float" office:value="28.1812821031861">
            <text:p>28.18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8.44249174960279">
            <text:p>8.44</text:p>
          </table:table-cell>
          <table:table-cell office:value-type="float" office:value="30996453442723.9">
            <text:p>30996453442723.9</text:p>
          </table:table-cell>
          <table:table-cell office:value-type="float" office:value="31.751608559921">
            <text:p>31.75</text:p>
          </table:table-cell>
          <table:table-cell/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10.6242786290457">
            <text:p>10.62</text:p>
          </table:table-cell>
          <table:table-cell office:value-type="float" office:value="29617828659288.6">
            <text:p>29617828659288.6</text:p>
          </table:table-cell>
          <table:table-cell office:value-type="float" office:value="11.7692279257638">
            <text:p>11.77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8.0733472776479">
            <text:p>28.07</text:p>
          </table:table-cell>
          <table:table-cell office:value-type="float" office:value="28356492854488.3">
            <text:p>28356492854488.3</text:p>
          </table:table-cell>
          <table:table-cell office:value-type="float" office:value="15.6410989945125">
            <text:p>15.64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20.6710956603654">
            <text:p>20.67</text:p>
          </table:table-cell>
          <table:table-cell office:value-type="float" office:value="27198084345277.9">
            <text:p>27198084345277.9</text:p>
          </table:table-cell>
          <table:table-cell office:value-type="float" office:value="28.3936453144468">
            <text:p>28.39</text:p>
          </table:table-cell>
          <table:table-cell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5.92652774830076">
            <text:p>5.93</text:p>
          </table:table-cell>
          <table:table-cell office:value-type="float" office:value="26130494260001.1">
            <text:p>26130494260001.1</text:p>
          </table:table-cell>
          <table:table-cell office:value-type="float" office:value="34.8379134255236">
            <text:p>34.84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3.65345423858849">
            <text:p>3.65</text:p>
          </table:table-cell>
          <table:table-cell office:value-type="float" office:value="25143441480084.3">
            <text:p>25143441480084.3</text:p>
          </table:table-cell>
          <table:table-cell office:value-type="float" office:value="31.8449181934808">
            <text:p>31.84</text:p>
          </table:table-cell>
          <table:table-cell/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2.60658489217712">
            <text:p>2.61</text:p>
          </table:table-cell>
          <table:table-cell office:value-type="float" office:value="24228140321051.5">
            <text:p>24228140321051.5</text:p>
          </table:table-cell>
          <table:table-cell office:value-type="float" office:value="21.7866529660278">
            <text:p>21.79</text:p>
          </table:table-cell>
          <table:table-cell/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6.5192197609663">
            <text:p>6.52</text:p>
          </table:table-cell>
          <table:table-cell office:value-type="float" office:value="23377038175780.1">
            <text:p>23377038175780.1</text:p>
          </table:table-cell>
          <table:table-cell office:value-type="float" office:value="2.96683849264523">
            <text:p>2.97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30.7453599694736">
            <text:p>30.75</text:p>
          </table:table-cell>
          <table:table-cell office:value-type="float" office:value="22583606518217.5">
            <text:p>22583606518217.5</text:p>
          </table:table-cell>
          <table:table-cell office:value-type="float" office:value="26.3548104436563">
            <text:p>26.35</text:p>
          </table:table-cell>
          <table:table-cell/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10.6246809704595">
            <text:p>10.62</text:p>
          </table:table-cell>
          <table:table-cell office:value-type="float" office:value="21842173021547.5">
            <text:p>21842173021547.5</text:p>
          </table:table-cell>
          <table:table-cell office:value-type="float" office:value="18.2012021890637">
            <text:p>18.2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5.08098911133041">
            <text:p>5.08</text:p>
          </table:table-cell>
          <table:table-cell office:value-type="float" office:value="21147785653077.2">
            <text:p>21147785653077.2</text:p>
          </table:table-cell>
          <table:table-cell office:value-type="float" office:value="43.1306220616635">
            <text:p>43.13</text:p>
          </table:table-cell>
          <table:table-cell/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0.633487607708779">
            <text:p>0.63</text:p>
          </table:table-cell>
          <table:table-cell office:value-type="float" office:value="20496101860231.1">
            <text:p>20496101860231.1</text:p>
          </table:table-cell>
          <table:table-cell office:value-type="float" office:value="8.91711144015583">
            <text:p>8.92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8.79736607567589">
            <text:p>8.8</text:p>
          </table:table-cell>
          <table:table-cell office:value-type="float" office:value="19883297603161.8">
            <text:p>19883297603161.8</text:p>
          </table:table-cell>
          <table:table-cell office:value-type="float" office:value="66.5328057012253">
            <text:p>66.53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1.7086125570952">
            <text:p>1.71</text:p>
          </table:table-cell>
          <table:table-cell office:value-type="float" office:value="19305992207907.1">
            <text:p>19305992207907.1</text:p>
          </table:table-cell>
          <table:table-cell office:value-type="float" office:value="10.7220671006486">
            <text:p>10.72</text:p>
          </table:table-cell>
          <table:table-cell/>
        </table:table-row>
        <table:table-row table:style-name="ro1">
          <table:table-cell office:value-type="float" office:value="2072">
            <text:p>2072</text:p>
          </table:table-cell>
          <table:table-cell office:value-type="float" office:value="8.54557580013843">
            <text:p>8.55</text:p>
          </table:table-cell>
          <table:table-cell office:value-type="float" office:value="18761185920695.2">
            <text:p>18761185920695.2</text:p>
          </table:table-cell>
          <table:table-cell office:value-type="float" office:value="23.7036894947947">
            <text:p>23.7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12.7590318678662">
            <text:p>12.76</text:p>
          </table:table-cell>
          <table:table-cell office:value-type="float" office:value="18246207726919.2">
            <text:p>18246207726919.2</text:p>
          </table:table-cell>
          <table:table-cell office:value-type="float" office:value="7.19230294741023">
            <text:p>7.19</text:p>
          </table:table-cell>
          <table:table-cell/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2.02503347165185">
            <text:p>2.03</text:p>
          </table:table-cell>
          <table:table-cell office:value-type="float" office:value="17758671519444">
            <text:p>17758671519444</text:p>
          </table:table-cell>
          <table:table-cell office:value-type="float" office:value="20.838007430775">
            <text:p>20.84</text:p>
          </table:table-cell>
          <table:table-cell/>
        </table:table-row>
        <table:table-row table:style-name="ro1">
          <table:table-cell office:value-type="float" office:value="2078">
            <text:p>2078</text:p>
          </table:table-cell>
          <table:table-cell office:value-type="float" office:value="26.0077882489715">
            <text:p>26.01</text:p>
          </table:table-cell>
          <table:table-cell office:value-type="float" office:value="17296439097462.9">
            <text:p>17296439097462.9</text:p>
          </table:table-cell>
          <table:table-cell office:value-type="float" office:value="3.42424137959513">
            <text:p>3.42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18.6595676211935">
            <text:p>18.66</text:p>
          </table:table-cell>
          <table:table-cell office:value-type="float" office:value="16857588785997">
            <text:p>16857588785997</text:p>
          </table:table-cell>
          <table:table-cell office:value-type="float" office:value="52.0330649085373">
            <text:p>52.03</text:p>
          </table:table-cell>
          <table:table-cell/>
        </table:table-row>
        <table:table-row table:style-name="ro1">
          <table:table-cell office:value-type="float" office:value="2082">
            <text:p>2082</text:p>
          </table:table-cell>
          <table:table-cell office:value-type="float" office:value="17.1185488717425">
            <text:p>17.12</text:p>
          </table:table-cell>
          <table:table-cell office:value-type="float" office:value="16440388704418.7">
            <text:p>16440388704418.7</text:p>
          </table:table-cell>
          <table:table-cell office:value-type="float" office:value="24.2420976232666">
            <text:p>24.24</text:p>
          </table:table-cell>
          <table:table-cell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1.1731783949359">
            <text:p>1.17</text:p>
          </table:table-cell>
          <table:table-cell office:value-type="float" office:value="16043273899517.2">
            <text:p>16043273899517.2</text:p>
          </table:table-cell>
          <table:table-cell office:value-type="float" office:value="11.3867101016781">
            <text:p>11.39</text:p>
          </table:table-cell>
          <table:table-cell/>
        </table:table-row>
        <table:table-row table:style-name="ro1">
          <table:table-cell office:value-type="float" office:value="2086">
            <text:p>2086</text:p>
          </table:table-cell>
          <table:table-cell office:value-type="float" office:value="16.2788709451503">
            <text:p>16.28</text:p>
          </table:table-cell>
          <table:table-cell office:value-type="float" office:value="15664826707250.7">
            <text:p>15664826707250.7</text:p>
          </table:table-cell>
          <table:table-cell office:value-type="float" office:value="11.520998730968">
            <text:p>11.52</text:p>
          </table:table-cell>
          <table:table-cell/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1.53826840288611">
            <text:p>1.54</text:p>
          </table:table-cell>
          <table:table-cell office:value-type="float" office:value="15303759822559.5">
            <text:p>15303759822559.5</text:p>
          </table:table-cell>
          <table:table-cell office:value-type="float" office:value="14.9736305029499">
            <text:p>14.97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9.48492837323397">
            <text:p>9.48</text:p>
          </table:table-cell>
          <table:table-cell office:value-type="float" office:value="14958901652573.1">
            <text:p>14958901652573.1</text:p>
          </table:table-cell>
          <table:table-cell office:value-type="float" office:value="1.73272297638007">
            <text:p>1.73</text:p>
          </table:table-cell>
          <table:table-cell/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231.94081728104">
            <text:p>231.94</text:p>
          </table:table-cell>
          <table:table-cell office:value-type="float" office:value="14629183600702.5">
            <text:p>14629183600702.5</text:p>
          </table:table-cell>
          <table:table-cell office:value-type="float" office:value="9.99325209669667">
            <text:p>9.99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4.84756940088435">
            <text:p>4.85</text:p>
          </table:table-cell>
          <table:table-cell office:value-type="float" office:value="14313628993033.6">
            <text:p>14313628993033.6</text:p>
          </table:table-cell>
          <table:table-cell office:value-type="float" office:value="65.4141992116556">
            <text:p>65.41</text:p>
          </table:table-cell>
          <table:table-cell/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2.58452763802196">
            <text:p>2.58</text:p>
          </table:table-cell>
          <table:table-cell office:value-type="float" office:value="14011343399690.2">
            <text:p>14011343399690.2</text:p>
          </table:table-cell>
          <table:table-cell office:value-type="float" office:value="29.8911526260013">
            <text:p>29.89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5.52070756111423">
            <text:p>5.52</text:p>
          </table:table-cell>
          <table:table-cell office:value-type="float" office:value="13721506158580.5">
            <text:p>13721506158580.5</text:p>
          </table:table-cell>
          <table:table-cell office:value-type="float" office:value="10.6558418021809">
            <text:p>10.66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.53887586074419">
            <text:p>2.54</text:p>
          </table:table-cell>
          <table:table-cell office:value-type="float" office:value="13443362922912.4">
            <text:p>13443362922912.4</text:p>
          </table:table-cell>
          <table:table-cell office:value-type="float" office:value="45.1790117244713">
            <text:p>45.18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29.0593234052125">
            <text:p>29.06</text:p>
          </table:table-cell>
          <table:table-cell office:value-type="float" office:value="13176219095600.7">
            <text:p>13176219095600.7</text:p>
          </table:table-cell>
          <table:table-cell office:value-type="float" office:value="13.7747615142532">
            <text:p>13.77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6.70653662406872">
            <text:p>6.71</text:p>
          </table:table-cell>
          <table:table-cell office:value-type="float" office:value="12919434028142.3">
            <text:p>12919434028142.3</text:p>
          </table:table-cell>
          <table:table-cell office:value-type="float" office:value="20.8240053607345">
            <text:p>20.82</text:p>
          </table:table-cell>
          <table:table-cell/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32.4883568617661">
            <text:p>32.49</text:p>
          </table:table-cell>
          <table:table-cell office:value-type="float" office:value="12672415882925.7">
            <text:p>12672415882925.7</text:p>
          </table:table-cell>
          <table:table-cell office:value-type="float" office:value="18.9479585496128">
            <text:p>18.95</text:p>
          </table:table-cell>
          <table:table-cell/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3.00798912070446">
            <text:p>3.01</text:p>
          </table:table-cell>
          <table:table-cell office:value-type="float" office:value="12434617071375.1">
            <text:p>12434617071375.1</text:p>
          </table:table-cell>
          <table:table-cell office:value-type="float" office:value="28.8877089751852">
            <text:p>28.89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7.53855736674495">
            <text:p>7.54</text:p>
          </table:table-cell>
          <table:table-cell office:value-type="float" office:value="12205530194220.1">
            <text:p>12205530194220.1</text:p>
          </table:table-cell>
          <table:table-cell office:value-type="float" office:value="1.06093830868318">
            <text:p>1.06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6.15231081918057">
            <text:p>6.15</text:p>
          </table:table-cell>
          <table:table-cell office:value-type="float" office:value="11984684421106.6">
            <text:p>11984684421106.6</text:p>
          </table:table-cell>
          <table:table-cell office:value-type="float" office:value="7.41913445214073">
            <text:p>7.42</text:p>
          </table:table-cell>
          <table:table-cell/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77.845032912044">
            <text:p>77.85</text:p>
          </table:table-cell>
          <table:table-cell office:value-type="float" office:value="11771642254197.9">
            <text:p>11771642254197.9</text:p>
          </table:table-cell>
          <table:table-cell office:value-type="float" office:value="34.9203687566559">
            <text:p>34.92</text:p>
          </table:table-cell>
          <table:table-cell/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19.7517388987867">
            <text:p>19.75</text:p>
          </table:table-cell>
          <table:table-cell office:value-type="float" office:value="11565996630118.6">
            <text:p>11565996630118.6</text:p>
          </table:table-cell>
          <table:table-cell office:value-type="float" office:value="5.34617576591663">
            <text:p>5.35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4.3342018879101">
            <text:p>4.33</text:p>
          </table:table-cell>
          <table:table-cell office:value-type="float" office:value="11367368317884.2">
            <text:p>11367368317884.2</text:p>
          </table:table-cell>
          <table:table-cell office:value-type="float" office:value="17.7464353209476">
            <text:p>17.75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4.61437157975749">
            <text:p>4.61</text:p>
          </table:table-cell>
          <table:table-cell office:value-type="float" office:value="11175403580998.7">
            <text:p>11175403580998.7</text:p>
          </table:table-cell>
          <table:table-cell office:value-type="float" office:value="16.6441955328571">
            <text:p>16.64</text:p>
          </table:table-cell>
          <table:table-cell/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5.54488637458235">
            <text:p>5.54</text:p>
          </table:table-cell>
          <table:table-cell office:value-type="float" office:value="10989772069873">
            <text:p>10989772069873</text:p>
          </table:table-cell>
          <table:table-cell office:value-type="float" office:value="3.43225867382671">
            <text:p>3.43</text:p>
          </table:table-cell>
          <table:table-cell/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3.35374341217835">
            <text:p>3.35</text:p>
          </table:table-cell>
          <table:table-cell office:value-type="float" office:value="10810164920644.2">
            <text:p>10810164920644.2</text:p>
          </table:table-cell>
          <table:table-cell office:value-type="float" office:value="66.0142478070535">
            <text:p>66.01</text:p>
          </table:table-cell>
          <table:table-cell/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4.62760048436915">
            <text:p>4.63</text:p>
          </table:table-cell>
          <table:table-cell office:value-type="float" office:value="10636293036323.3">
            <text:p>10636293036323.3</text:p>
          </table:table-cell>
          <table:table-cell office:value-type="float" office:value="6.97828411099251">
            <text:p>6.98</text:p>
          </table:table-cell>
          <table:table-cell/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8.8791470839719">
            <text:p>8.88</text:p>
          </table:table-cell>
          <table:table-cell office:value-type="float" office:value="10467885530317.3">
            <text:p>10467885530317.3</text:p>
          </table:table-cell>
          <table:table-cell office:value-type="float" office:value="21.3410455538445">
            <text:p>21.34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2.55357256155841">
            <text:p>2.55</text:p>
          </table:table-cell>
          <table:table-cell office:value-type="float" office:value="10304688314803.9">
            <text:p>10304688314803.9</text:p>
          </table:table-cell>
          <table:table-cell office:value-type="float" office:value="2.9883823614308">
            <text:p>2.99</text:p>
          </table:table-cell>
          <table:table-cell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4.84234625056396">
            <text:p>4.84</text:p>
          </table:table-cell>
          <table:table-cell office:value-type="float" office:value="10146462818341.8">
            <text:p>10146462818341.8</text:p>
          </table:table-cell>
          <table:table-cell office:value-type="float" office:value="10.5367884951578">
            <text:p>10.54</text:p>
          </table:table-cell>
          <table:table-cell/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2.73089311108292">
            <text:p>2.73</text:p>
          </table:table-cell>
          <table:table-cell office:value-type="float" office:value="9992984819265.71">
            <text:p>9992984819265.71</text:p>
          </table:table-cell>
          <table:table-cell office:value-type="float" office:value="8.87149407380858">
            <text:p>8.87</text:p>
          </table:table-cell>
          <table:table-cell/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5.44281821563446">
            <text:p>5.44</text:p>
          </table:table-cell>
          <table:table-cell office:value-type="float" office:value="9844043382741.91">
            <text:p>9844043382741.91</text:p>
          </table:table-cell>
          <table:table-cell office:value-type="float" office:value="44.7387006531597">
            <text:p>44.74</text:p>
          </table:table-cell>
          <table:table-cell/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45.3746954822909">
            <text:p>45.37</text:p>
          </table:table-cell>
          <table:table-cell office:value-type="float" office:value="9699439890899.46">
            <text:p>9699439890899.46</text:p>
          </table:table-cell>
          <table:table-cell office:value-type="float" office:value="21.1840553308542">
            <text:p>21.18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5.26298323658584">
            <text:p>5.26</text:p>
          </table:table-cell>
          <table:table-cell office:value-type="float" office:value="9558987156839.29">
            <text:p>9558987156839.29</text:p>
          </table:table-cell>
          <table:table-cell office:value-type="float" office:value="37.7702689782655">
            <text:p>37.77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 office:value-type="float" office:value="3.19076222641077">
            <text:p>3.19</text:p>
          </table:table-cell>
          <table:table-cell office:value-type="float" office:value="9422508613628.87">
            <text:p>9422508613628.87</text:p>
          </table:table-cell>
          <table:table-cell office:value-type="float" office:value="48.61325067002">
            <text:p>48.61</text:p>
          </table:table-cell>
          <table:table-cell/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5.50760680466878">
            <text:p>5.51</text:p>
          </table:table-cell>
          <table:table-cell office:value-type="float" office:value="9289837572035.88">
            <text:p>9289837572035.88</text:p>
          </table:table-cell>
          <table:table-cell office:value-type="float" office:value="23.1920402008809">
            <text:p>23.19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 office:value-type="float" office:value="5.68336729108449">
            <text:p>5.68</text:p>
          </table:table-cell>
          <table:table-cell office:value-type="float" office:value="9160816539016.73">
            <text:p>9160816539016.73</text:p>
          </table:table-cell>
          <table:table-cell office:value-type="float" office:value="25.7338451382664">
            <text:p>25.73</text:p>
          </table:table-cell>
          <table:table-cell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36.6794376767816">
            <text:p>36.68</text:p>
          </table:table-cell>
          <table:table-cell office:value-type="float" office:value="9035296592270.76">
            <text:p>9035296592270.76</text:p>
          </table:table-cell>
          <table:table-cell office:value-type="float" office:value="26.4355022773871">
            <text:p>26.44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1.05405857699729">
            <text:p>1.05</text:p>
          </table:table-cell>
          <table:table-cell office:value-type="float" office:value="8913136805064.33">
            <text:p>8913136805064.33</text:p>
          </table:table-cell>
          <table:table-cell office:value-type="float" office:value="8.82458103261899">
            <text:p>8.82</text:p>
          </table:table-cell>
          <table:table-cell/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2.62854338874051">
            <text:p>2.63</text:p>
          </table:table-cell>
          <table:table-cell office:value-type="float" office:value="8794203716556.9">
            <text:p>8794203716556.9</text:p>
          </table:table-cell>
          <table:table-cell office:value-type="float" office:value="30.0723062263443">
            <text:p>30.07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 office:value-type="float" office:value="6.42833466562681">
            <text:p>6.43</text:p>
          </table:table-cell>
          <table:table-cell office:value-type="float" office:value="8678370843903.05">
            <text:p>8678370843903.05</text:p>
          </table:table-cell>
          <table:table-cell office:value-type="float" office:value="15.6756429535565">
            <text:p>15.68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3.32567013398432">
            <text:p>3.33</text:p>
          </table:table-cell>
          <table:table-cell office:value-type="float" office:value="8565518232189.95">
            <text:p>8565518232189.95</text:p>
          </table:table-cell>
          <table:table-cell office:value-type="float" office:value="44.2228963913244">
            <text:p>44.22</text:p>
          </table:table-cell>
          <table:table-cell/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16.4049358168603">
            <text:p>16.4</text:p>
          </table:table-cell>
          <table:table-cell office:value-type="float" office:value="8455532038515.51">
            <text:p>8455532038515.51</text:p>
          </table:table-cell>
          <table:table-cell office:value-type="float" office:value="7.82028987570829">
            <text:p>7.82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1.74078188751686">
            <text:p>1.74</text:p>
          </table:table-cell>
          <table:table-cell office:value-type="float" office:value="8348304147530.76">
            <text:p>8348304147530.76</text:p>
          </table:table-cell>
          <table:table-cell office:value-type="float" office:value="28.9874233530603">
            <text:p>28.99</text:p>
          </table:table-cell>
          <table:table-cell/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3.40310524466694">
            <text:p>3.4</text:p>
          </table:table-cell>
          <table:table-cell office:value-type="float" office:value="8243731815924.76">
            <text:p>8243731815924.76</text:p>
          </table:table-cell>
          <table:table-cell office:value-type="float" office:value="11.9179770072307">
            <text:p>11.92</text:p>
          </table:table-cell>
          <table:table-cell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4.37149494968572">
            <text:p>4.37</text:p>
          </table:table-cell>
          <table:table-cell office:value-type="float" office:value="8141717342600.76">
            <text:p>8141717342600.76</text:p>
          </table:table-cell>
          <table:table-cell office:value-type="float" office:value="5.21699276999134">
            <text:p>5.22</text:p>
          </table:table-cell>
          <table:table-cell/>
        </table:table-row>
        <table:table-row table:style-name="ro1">
          <table:table-cell office:value-type="float" office:value="2166">
            <text:p>2166</text:p>
          </table:table-cell>
          <table:table-cell office:value-type="float" office:value="4.14685982670438">
            <text:p>4.15</text:p>
          </table:table-cell>
          <table:table-cell office:value-type="float" office:value="8042167763252.23">
            <text:p>8042167763252.23</text:p>
          </table:table-cell>
          <table:table-cell office:value-type="float" office:value="35.3389806971227">
            <text:p>35.34</text:p>
          </table:table-cell>
          <table:table-cell/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6.04594190755597">
            <text:p>6.05</text:p>
          </table:table-cell>
          <table:table-cell office:value-type="float" office:value="7944994566651.3">
            <text:p>7944994566651.3</text:p>
          </table:table-cell>
          <table:table-cell office:value-type="float" office:value="20.3673944257917">
            <text:p>20.37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1.59333239344256">
            <text:p>1.59</text:p>
          </table:table-cell>
          <table:table-cell office:value-type="float" office:value="7850113431157.29">
            <text:p>7850113431157.29</text:p>
          </table:table-cell>
          <table:table-cell office:value-type="float" office:value="5.82024300536288">
            <text:p>5.82</text:p>
          </table:table-cell>
          <table:table-cell/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3.80004092902456">
            <text:p>3.8</text:p>
          </table:table-cell>
          <table:table-cell office:value-type="float" office:value="7757443979782.29">
            <text:p>7757443979782.29</text:p>
          </table:table-cell>
          <table:table-cell office:value-type="float" office:value="14.6740191745343">
            <text:p>14.67</text:p>
          </table:table-cell>
          <table:table-cell/>
        </table:table-row>
        <table:table-row table:style-name="ro1">
          <table:table-cell office:value-type="float" office:value="2174">
            <text:p>2174</text:p>
          </table:table-cell>
          <table:table-cell office:value-type="float" office:value="4.72064818803632">
            <text:p>4.72</text:p>
          </table:table-cell>
          <table:table-cell office:value-type="float" office:value="7666909552068.08">
            <text:p>7666909552068.08</text:p>
          </table:table-cell>
          <table:table-cell office:value-type="float" office:value="8.13681638857736">
            <text:p>8.14</text:p>
          </table:table-cell>
          <table:table-cell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35.8559115846521">
            <text:p>35.86</text:p>
          </table:table-cell>
          <table:table-cell office:value-type="float" office:value="7578436991783.85">
            <text:p>7578436991783.85</text:p>
          </table:table-cell>
          <table:table-cell office:value-type="float" office:value="37.528235113778">
            <text:p>37.53</text:p>
          </table:table-cell>
          <table:table-cell/>
        </table:table-row>
        <table:table-row table:style-name="ro1">
          <table:table-cell office:value-type="float" office:value="2178">
            <text:p>2178</text:p>
          </table:table-cell>
          <table:table-cell office:value-type="float" office:value="2.61970832624504">
            <text:p>2.62</text:p>
          </table:table-cell>
          <table:table-cell office:value-type="float" office:value="7491956449048">
            <text:p>7491956449048</text:p>
          </table:table-cell>
          <table:table-cell office:value-type="float" office:value="36.2740854005365">
            <text:p>36.27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3.96712922722265">
            <text:p>3.97</text:p>
          </table:table-cell>
          <table:table-cell office:value-type="float" office:value="7407401195321.09">
            <text:p>7407401195321.09</text:p>
          </table:table-cell>
          <table:table-cell office:value-type="float" office:value="2.03775585599674">
            <text:p>2.04</text:p>
          </table:table-cell>
          <table:table-cell/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.45370169561109">
            <text:p>4.45</text:p>
          </table:table-cell>
          <table:table-cell office:value-type="float" office:value="7324707451261.87">
            <text:p>7324707451261.87</text:p>
          </table:table-cell>
          <table:table-cell office:value-type="float" office:value="1.35948660514942">
            <text:p>1.36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 office:value-type="float" office:value="0.971442134101596">
            <text:p>0.97</text:p>
          </table:table-cell>
          <table:table-cell office:value-type="float" office:value="7243814225412.13">
            <text:p>7243814225412.13</text:p>
          </table:table-cell>
          <table:table-cell office:value-type="float" office:value="44.9461818126329">
            <text:p>44.95</text:p>
          </table:table-cell>
          <table:table-cell/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7.25127613918745">
            <text:p>7.25</text:p>
          </table:table-cell>
          <table:table-cell office:value-type="float" office:value="7164663163588.65">
            <text:p>7164663163588.65</text:p>
          </table:table-cell>
          <table:table-cell office:value-type="float" office:value="9.63168643161778">
            <text:p>9.63</text:p>
          </table:table-cell>
          <table:table-cell/>
        </table:table-row>
        <table:table-row table:style-name="ro1">
          <table:table-cell office:value-type="float" office:value="2188">
            <text:p>2188</text:p>
          </table:table-cell>
          <table:table-cell office:value-type="float" office:value="19.6923183437649">
            <text:p>19.69</text:p>
          </table:table-cell>
          <table:table-cell office:value-type="float" office:value="7087198407807.72">
            <text:p>7087198407807.72</text:p>
          </table:table-cell>
          <table:table-cell office:value-type="float" office:value="7.17200685843447">
            <text:p>7.17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11.9540488582631">
            <text:p>11.95</text:p>
          </table:table-cell>
          <table:table-cell office:value-type="float" office:value="7011366464077.35">
            <text:p>7011366464077.35</text:p>
          </table:table-cell>
          <table:table-cell office:value-type="float" office:value="20.1593947520977">
            <text:p>20.16</text:p>
          </table:table-cell>
          <table:table-cell/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0.595132396884249">
            <text:p>0.6</text:p>
          </table:table-cell>
          <table:table-cell office:value-type="float" office:value="6937116078990.57">
            <text:p>6937116078990.57</text:p>
          </table:table-cell>
          <table:table-cell office:value-type="float" office:value="2.14248203123024">
            <text:p>2.14</text:p>
          </table:table-cell>
          <table:table-cell/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6.01709229469211">
            <text:p>6.02</text:p>
          </table:table-cell>
          <table:table-cell office:value-type="float" office:value="6864398123237.71">
            <text:p>6864398123237.71</text:p>
          </table:table-cell>
          <table:table-cell office:value-type="float" office:value="11.8848257910195">
            <text:p>11.88</text:p>
          </table:table-cell>
          <table:table-cell/>
        </table:table-row>
        <table:table-row table:style-name="ro1">
          <table:table-cell office:value-type="float" office:value="2196">
            <text:p>2196</text:p>
          </table:table-cell>
          <table:table-cell office:value-type="float" office:value="5.84012222169483">
            <text:p>5.84</text:p>
          </table:table-cell>
          <table:table-cell office:value-type="float" office:value="6793165482907.23">
            <text:p>6793165482907.23</text:p>
          </table:table-cell>
          <table:table-cell office:value-type="float" office:value="20.1568628399239">
            <text:p>20.16</text:p>
          </table:table-cell>
          <table:table-cell/>
        </table:table-row>
        <table:table-row table:style-name="ro1">
          <table:table-cell office:value-type="float" office:value="2198">
            <text:p>2198</text:p>
          </table:table-cell>
          <table:table-cell office:value-type="float" office:value="4.34703760382821">
            <text:p>4.35</text:p>
          </table:table-cell>
          <table:table-cell office:value-type="float" office:value="6723372957127.95">
            <text:p>6723372957127.95</text:p>
          </table:table-cell>
          <table:table-cell office:value-type="float" office:value="48.5469249660777">
            <text:p>48.55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.52028995003606">
            <text:p>3.52</text:p>
          </table:table-cell>
          <table:table-cell office:value-type="float" office:value="6654977161925.15">
            <text:p>6654977161925.15</text:p>
          </table:table-cell>
          <table:table-cell office:value-type="float" office:value="31.6614510695013">
            <text:p>31.66</text:p>
          </table:table-cell>
          <table:table-cell/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9.38558618133698">
            <text:p>9.39</text:p>
          </table:table-cell>
          <table:table-cell office:value-type="float" office:value="6587936439890.85">
            <text:p>6587936439890.85</text:p>
          </table:table-cell>
          <table:table-cell office:value-type="float" office:value="1.21213249035618">
            <text:p>1.21</text:p>
          </table:table-cell>
          <table:table-cell/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0.13027381038883">
            <text:p>0.13</text:p>
          </table:table-cell>
          <table:table-cell office:value-type="float" office:value="6522210774975.9">
            <text:p>6522210774975.9</text:p>
          </table:table-cell>
          <table:table-cell office:value-type="float" office:value="34.368955794872">
            <text:p>34.37</text:p>
          </table:table-cell>
          <table:table-cell/>
        </table:table-row>
        <table:table-row table:style-name="ro1">
          <table:table-cell office:value-type="float" office:value="2206">
            <text:p>2206</text:p>
          </table:table-cell>
          <table:table-cell office:value-type="float" office:value="0.266485478614587">
            <text:p>0.27</text:p>
          </table:table-cell>
          <table:table-cell office:value-type="float" office:value="6457761712650.56">
            <text:p>6457761712650.56</text:p>
          </table:table-cell>
          <table:table-cell office:value-type="float" office:value="5.06842024233369">
            <text:p>5.07</text:p>
          </table:table-cell>
          <table:table-cell/>
        </table:table-row>
        <table:table-row table:style-name="ro1">
          <table:table-cell office:value-type="float" office:value="2208">
            <text:p>2208</text:p>
          </table:table-cell>
          <table:table-cell office:value-type="float" office:value="0.915908028338111">
            <text:p>0.92</text:p>
          </table:table-cell>
          <table:table-cell office:value-type="float" office:value="6394552284269.24">
            <text:p>6394552284269.24</text:p>
          </table:table-cell>
          <table:table-cell office:value-type="float" office:value="19.1097228504715">
            <text:p>19.11</text:p>
          </table:table-cell>
          <table:table-cell/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10.6586182852449">
            <text:p>10.66</text:p>
          </table:table-cell>
          <table:table-cell office:value-type="float" office:value="6332546936115">
            <text:p>6332546936115</text:p>
          </table:table-cell>
          <table:table-cell office:value-type="float" office:value="14.8003340381284">
            <text:p>14.8</text:p>
          </table:table-cell>
          <table:table-cell/>
        </table:table-row>
        <table:table-row table:style-name="ro1">
          <table:table-cell office:value-type="float" office:value="2212">
            <text:p>2212</text:p>
          </table:table-cell>
          <table:table-cell office:value-type="float" office:value="10.7144143130361">
            <text:p>10.71</text:p>
          </table:table-cell>
          <table:table-cell office:value-type="float" office:value="6271711462217.47">
            <text:p>6271711462217.47</text:p>
          </table:table-cell>
          <table:table-cell office:value-type="float" office:value="4.58037643711714">
            <text:p>4.58</text:p>
          </table:table-cell>
          <table:table-cell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1.5861180531014">
            <text:p>1.59</text:p>
          </table:table-cell>
          <table:table-cell office:value-type="float" office:value="6212012941187.8">
            <text:p>6212012941187.8</text:p>
          </table:table-cell>
          <table:table-cell office:value-type="float" office:value="50.4831493292693">
            <text:p>50.48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4.82201551780525">
            <text:p>4.82</text:p>
          </table:table-cell>
          <table:table-cell office:value-type="float" office:value="6153419676497.02">
            <text:p>6153419676497.02</text:p>
          </table:table-cell>
          <table:table-cell office:value-type="float" office:value="26.1017921411204">
            <text:p>26.1</text:p>
          </table:table-cell>
          <table:table-cell/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2.56433647779015">
            <text:p>2.56</text:p>
          </table:table-cell>
          <table:table-cell office:value-type="float" office:value="6095901139835.41">
            <text:p>6095901139835.41</text:p>
          </table:table-cell>
          <table:table-cell office:value-type="float" office:value="14.2253083064242">
            <text:p>14.23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0.840408684629936">
            <text:p>0.84</text:p>
          </table:table-cell>
          <table:table-cell office:value-type="float" office:value="6039427917995.45">
            <text:p>6039427917995.45</text:p>
          </table:table-cell>
          <table:table-cell office:value-type="float" office:value="52.5756969752501">
            <text:p>52.58</text:p>
          </table:table-cell>
          <table:table-cell/>
        </table:table-row>
        <table:table-row table:style-name="ro1">
          <table:table-cell office:value-type="float" office:value="2222">
            <text:p>2222</text:p>
          </table:table-cell>
          <table:table-cell office:value-type="float" office:value="4.20236338372762">
            <text:p>4.2</text:p>
          </table:table-cell>
          <table:table-cell office:value-type="float" office:value="5983971662301.02">
            <text:p>5983971662301.02</text:p>
          </table:table-cell>
          <table:table-cell office:value-type="float" office:value="21.8120763578291">
            <text:p>21.81</text:p>
          </table:table-cell>
          <table:table-cell/>
        </table:table-row>
        <table:table-row table:style-name="ro1">
          <table:table-cell office:value-type="float" office:value="2224">
            <text:p>2224</text:p>
          </table:table-cell>
          <table:table-cell office:value-type="float" office:value="4.22920599904856">
            <text:p>4.23</text:p>
          </table:table-cell>
          <table:table-cell office:value-type="float" office:value="5929505040892.62">
            <text:p>5929505040892.62</text:p>
          </table:table-cell>
          <table:table-cell office:value-type="float" office:value="6.97577914937981">
            <text:p>6.98</text:p>
          </table:table-cell>
          <table:table-cell/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8.18670631247308">
            <text:p>8.19</text:p>
          </table:table-cell>
          <table:table-cell office:value-type="float" office:value="5876001693531.13">
            <text:p>5876001693531.13</text:p>
          </table:table-cell>
          <table:table-cell office:value-type="float" office:value="20.7615381377292">
            <text:p>20.76</text:p>
          </table:table-cell>
          <table:table-cell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9.69899547578848">
            <text:p>9.7</text:p>
          </table:table-cell>
          <table:table-cell office:value-type="float" office:value="5823436188779.35">
            <text:p>5823436188779.35</text:p>
          </table:table-cell>
          <table:table-cell office:value-type="float" office:value="23.0115033122986">
            <text:p>23.01</text:p>
          </table:table-cell>
          <table:table-cell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7.19562635193296">
            <text:p>7.2</text:p>
          </table:table-cell>
          <table:table-cell office:value-type="float" office:value="5771783983547.75">
            <text:p>5771783983547.75</text:p>
          </table:table-cell>
          <table:table-cell office:value-type="float" office:value="8.63427082477403">
            <text:p>8.63</text:p>
          </table:table-cell>
          <table:table-cell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12.1769513349994">
            <text:p>12.18</text:p>
          </table:table-cell>
          <table:table-cell office:value-type="float" office:value="5721021384503.88">
            <text:p>5721021384503.88</text:p>
          </table:table-cell>
          <table:table-cell office:value-type="float" office:value="16.3156691300565">
            <text:p>16.32</text:p>
          </table:table-cell>
          <table:table-cell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13.7831336689546">
            <text:p>13.78</text:p>
          </table:table-cell>
          <table:table-cell office:value-type="float" office:value="5671125511585.09">
            <text:p>5671125511585.09</text:p>
          </table:table-cell>
          <table:table-cell office:value-type="float" office:value="15.6282245751334">
            <text:p>15.63</text:p>
          </table:table-cell>
          <table:table-cell/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87.5244424304614">
            <text:p>87.52</text:p>
          </table:table-cell>
          <table:table-cell office:value-type="float" office:value="5622074263721.64">
            <text:p>5622074263721.64</text:p>
          </table:table-cell>
          <table:table-cell office:value-type="float" office:value="25.5785424983665">
            <text:p>25.58</text:p>
          </table:table-cell>
          <table:table-cell/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7.37084590152118">
            <text:p>7.37</text:p>
          </table:table-cell>
          <table:table-cell office:value-type="float" office:value="5573846285220.08">
            <text:p>5573846285220.08</text:p>
          </table:table-cell>
          <table:table-cell office:value-type="float" office:value="39.6729118788309">
            <text:p>39.67</text:p>
          </table:table-cell>
          <table:table-cell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16.131126803446">
            <text:p>16.13</text:p>
          </table:table-cell>
          <table:table-cell office:value-type="float" office:value="5526420935659.82">
            <text:p>5526420935659.82</text:p>
          </table:table-cell>
          <table:table-cell office:value-type="float" office:value="0.310294825620442">
            <text:p>0.31</text:p>
          </table:table-cell>
          <table:table-cell/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6.57245433600164">
            <text:p>6.57</text:p>
          </table:table-cell>
          <table:table-cell office:value-type="float" office:value="5479778259209.58">
            <text:p>5479778259209.58</text:p>
          </table:table-cell>
          <table:table-cell office:value-type="float" office:value="20.2121636232193">
            <text:p>20.21</text:p>
          </table:table-cell>
          <table:table-cell/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7.24938557476611">
            <text:p>7.25</text:p>
          </table:table-cell>
          <table:table-cell office:value-type="float" office:value="5433898957053.79">
            <text:p>5433898957053.79</text:p>
          </table:table-cell>
          <table:table-cell office:value-type="float" office:value="1.90041443266303">
            <text:p>1.9</text:p>
          </table:table-cell>
          <table:table-cell/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0.740468660971019">
            <text:p>0.74</text:p>
          </table:table-cell>
          <table:table-cell office:value-type="float" office:value="5388764360370.04">
            <text:p>5388764360370.04</text:p>
          </table:table-cell>
          <table:table-cell office:value-type="float" office:value="11.3409267741383">
            <text:p>11.34</text:p>
          </table:table-cell>
          <table:table-cell/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7.69913615192377">
            <text:p>7.7</text:p>
          </table:table-cell>
          <table:table-cell office:value-type="float" office:value="5344356404744.43">
            <text:p>5344356404744.43</text:p>
          </table:table-cell>
          <table:table-cell office:value-type="float" office:value="24.659313472094">
            <text:p>24.66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0.0899784685854">
            <text:p>10.09</text:p>
          </table:table-cell>
          <table:table-cell office:value-type="float" office:value="5300657606164.46">
            <text:p>5300657606164.46</text:p>
          </table:table-cell>
          <table:table-cell office:value-type="float" office:value="8.82576652534939">
            <text:p>8.83</text:p>
          </table:table-cell>
          <table:table-cell/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8.38329302533538">
            <text:p>8.38</text:p>
          </table:table-cell>
          <table:table-cell office:value-type="float" office:value="5257651037604.92">
            <text:p>5257651037604.92</text:p>
          </table:table-cell>
          <table:table-cell office:value-type="float" office:value="4.07149202252493">
            <text:p>4.07</text:p>
          </table:table-cell>
          <table:table-cell/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12.5062806400229">
            <text:p>12.51</text:p>
          </table:table-cell>
          <table:table-cell office:value-type="float" office:value="5215320307179.76">
            <text:p>5215320307179.76</text:p>
          </table:table-cell>
          <table:table-cell office:value-type="float" office:value="16.0871030884135">
            <text:p>16.09</text:p>
          </table:table-cell>
          <table:table-cell/>
        </table:table-row>
        <table:table-row table:style-name="ro1">
          <table:table-cell office:value-type="float" office:value="2256">
            <text:p>2256</text:p>
          </table:table-cell>
          <table:table-cell office:value-type="float" office:value="8.62781940316852">
            <text:p>8.63</text:p>
          </table:table-cell>
          <table:table-cell office:value-type="float" office:value="5173649537116.41">
            <text:p>5173649537116.41</text:p>
          </table:table-cell>
          <table:table-cell office:value-type="float" office:value="23.492676565911">
            <text:p>23.49</text:p>
          </table:table-cell>
          <table:table-cell/>
        </table:table-row>
        <table:table-row table:style-name="ro1">
          <table:table-cell office:value-type="float" office:value="2258">
            <text:p>2258</text:p>
          </table:table-cell>
          <table:table-cell office:value-type="float" office:value="2.98494612057729">
            <text:p>2.98</text:p>
          </table:table-cell>
          <table:table-cell office:value-type="float" office:value="5132623343817.42">
            <text:p>5132623343817.42</text:p>
          </table:table-cell>
          <table:table-cell office:value-type="float" office:value="14.8934852281713">
            <text:p>14.89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11.56225309709">
            <text:p>11.56</text:p>
          </table:table-cell>
          <table:table-cell office:value-type="float" office:value="5092226818624.64">
            <text:p>5092226818624.64</text:p>
          </table:table-cell>
          <table:table-cell office:value-type="float" office:value="30.1789447802883">
            <text:p>30.18</text:p>
          </table:table-cell>
          <table:table-cell/>
        </table:table-row>
        <table:table-row table:style-name="ro1">
          <table:table-cell office:value-type="float" office:value="2262">
            <text:p>2262</text:p>
          </table:table-cell>
          <table:table-cell office:value-type="float" office:value="7.72620554165402">
            <text:p>7.73</text:p>
          </table:table-cell>
          <table:table-cell office:value-type="float" office:value="5052445509811.53">
            <text:p>5052445509811.53</text:p>
          </table:table-cell>
          <table:table-cell office:value-type="float" office:value="6.06709174922967">
            <text:p>6.07</text:p>
          </table:table-cell>
          <table:table-cell/>
        </table:table-row>
        <table:table-row table:style-name="ro1">
          <table:table-cell office:value-type="float" office:value="2264">
            <text:p>2264</text:p>
          </table:table-cell>
          <table:table-cell office:value-type="float" office:value="3.1144371715681">
            <text:p>3.11</text:p>
          </table:table-cell>
          <table:table-cell office:value-type="float" office:value="5013265405022.48">
            <text:p>5013265405022.48</text:p>
          </table:table-cell>
          <table:table-cell office:value-type="float" office:value="20.6571725222529">
            <text:p>20.66</text:p>
          </table:table-cell>
          <table:table-cell/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2.92920194139755">
            <text:p>2.93</text:p>
          </table:table-cell>
          <table:table-cell office:value-type="float" office:value="4974672914840.29">
            <text:p>4974672914840.29</text:p>
          </table:table-cell>
          <table:table-cell office:value-type="float" office:value="9.58353542658108">
            <text:p>9.58</text:p>
          </table:table-cell>
          <table:table-cell/>
        </table:table-row>
        <table:table-row table:style-name="ro1">
          <table:table-cell office:value-type="float" office:value="2268">
            <text:p>2268</text:p>
          </table:table-cell>
          <table:table-cell office:value-type="float" office:value="0.264747435775499">
            <text:p>0.26</text:p>
          </table:table-cell>
          <table:table-cell office:value-type="float" office:value="4936654856904.72">
            <text:p>4936654856904.72</text:p>
          </table:table-cell>
          <table:table-cell office:value-type="float" office:value="33.3882943607586">
            <text:p>33.39</text:p>
          </table:table-cell>
          <table:table-cell/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7.9806627566689">
            <text:p>7.98</text:p>
          </table:table-cell>
          <table:table-cell office:value-type="float" office:value="4899198440739.6">
            <text:p>4899198440739.6</text:p>
          </table:table-cell>
          <table:table-cell office:value-type="float" office:value="15.8908587507367">
            <text:p>15.89</text:p>
          </table:table-cell>
          <table:table-cell/>
        </table:table-row>
        <table:table-row table:style-name="ro1">
          <table:table-cell office:value-type="float" office:value="2272">
            <text:p>2272</text:p>
          </table:table-cell>
          <table:table-cell office:value-type="float" office:value="1.29837460999584">
            <text:p>1.3</text:p>
          </table:table-cell>
          <table:table-cell office:value-type="float" office:value="4862291253351.38">
            <text:p>4862291253351.38</text:p>
          </table:table-cell>
          <table:table-cell office:value-type="float" office:value="41.7218940676551">
            <text:p>41.72</text:p>
          </table:table-cell>
          <table:table-cell/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2.30022433830368">
            <text:p>2.3</text:p>
          </table:table-cell>
          <table:table-cell office:value-type="float" office:value="4825921245359.47">
            <text:p>4825921245359.47</text:p>
          </table:table-cell>
          <table:table-cell office:value-type="float" office:value="28.9631710147246">
            <text:p>28.96</text:p>
          </table:table-cell>
          <table:table-cell/>
        </table:table-row>
        <table:table-row table:style-name="ro1">
          <table:table-cell office:value-type="float" office:value="2276">
            <text:p>2276</text:p>
          </table:table-cell>
          <table:table-cell office:value-type="float" office:value="5.3003423116389">
            <text:p>5.3</text:p>
          </table:table-cell>
          <table:table-cell office:value-type="float" office:value="4790076717771.96">
            <text:p>4790076717771.96</text:p>
          </table:table-cell>
          <table:table-cell office:value-type="float" office:value="50.3975722346696">
            <text:p>50.4</text:p>
          </table:table-cell>
          <table:table-cell/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2.46983646965444">
            <text:p>2.47</text:p>
          </table:table-cell>
          <table:table-cell office:value-type="float" office:value="4754746309399.86">
            <text:p>4754746309399.86</text:p>
          </table:table-cell>
          <table:table-cell office:value-type="float" office:value="59.4652320094634">
            <text:p>59.47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8.11380047628856">
            <text:p>8.11</text:p>
          </table:table-cell>
          <table:table-cell office:value-type="float" office:value="4719918984603.2">
            <text:p>4719918984603.2</text:p>
          </table:table-cell>
          <table:table-cell office:value-type="float" office:value="9.25740720731911">
            <text:p>9.26</text:p>
          </table:table-cell>
          <table:table-cell/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5.20336442442749">
            <text:p>5.2</text:p>
          </table:table-cell>
          <table:table-cell office:value-type="float" office:value="4685584022104.2">
            <text:p>4685584022104.2</text:p>
          </table:table-cell>
          <table:table-cell office:value-type="float" office:value="3.984240835513">
            <text:p>3.98</text:p>
          </table:table-cell>
          <table:table-cell/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0.534698124453752">
            <text:p>0.53</text:p>
          </table:table-cell>
          <table:table-cell office:value-type="float" office:value="4651731003138.14">
            <text:p>4651731003138.14</text:p>
          </table:table-cell>
          <table:table-cell office:value-type="float" office:value="30.9718039089861">
            <text:p>30.97</text:p>
          </table:table-cell>
          <table:table-cell/>
        </table:table-row>
        <table:table-row table:style-name="ro1">
          <table:table-cell office:value-type="float" office:value="2286">
            <text:p>2286</text:p>
          </table:table-cell>
          <table:table-cell office:value-type="float" office:value="2.4078895350699">
            <text:p>2.41</text:p>
          </table:table-cell>
          <table:table-cell office:value-type="float" office:value="4618349801607.66">
            <text:p>4618349801607.66</text:p>
          </table:table-cell>
          <table:table-cell office:value-type="float" office:value="8.69649859489808">
            <text:p>8.7</text:p>
          </table:table-cell>
          <table:table-cell/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1.23035373211782">
            <text:p>1.23</text:p>
          </table:table-cell>
          <table:table-cell office:value-type="float" office:value="4585430573469.66">
            <text:p>4585430573469.66</text:p>
          </table:table-cell>
          <table:table-cell office:value-type="float" office:value="27.3120262499976">
            <text:p>27.31</text:p>
          </table:table-cell>
          <table:table-cell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0.965586222353739">
            <text:p>0.97</text:p>
          </table:table-cell>
          <table:table-cell office:value-type="float" office:value="4552963747071.47">
            <text:p>4552963747071.47</text:p>
          </table:table-cell>
          <table:table-cell office:value-type="float" office:value="26.7992477641953">
            <text:p>26.8</text:p>
          </table:table-cell>
          <table:table-cell/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1.50788561061728">
            <text:p>1.51</text:p>
          </table:table-cell>
          <table:table-cell office:value-type="float" office:value="4520940013786.01">
            <text:p>4520940013786.01</text:p>
          </table:table-cell>
          <table:table-cell office:value-type="float" office:value="24.1897267639692">
            <text:p>24.19</text:p>
          </table:table-cell>
          <table:table-cell/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4.39304609012136">
            <text:p>4.39</text:p>
          </table:table-cell>
          <table:table-cell office:value-type="float" office:value="4489350319054.25">
            <text:p>4489350319054.25</text:p>
          </table:table-cell>
          <table:table-cell office:value-type="float" office:value="9.37551928804671">
            <text:p>9.38</text:p>
          </table:table-cell>
          <table:table-cell/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63.231018938773">
            <text:p>263.23</text:p>
          </table:table-cell>
          <table:table-cell office:value-type="float" office:value="4458185853493.67">
            <text:p>4458185853493.67</text:p>
          </table:table-cell>
          <table:table-cell office:value-type="float" office:value="19.4586786142794">
            <text:p>19.46</text:p>
          </table:table-cell>
          <table:table-cell/>
        </table:table-row>
        <table:table-row table:style-name="ro1">
          <table:table-cell office:value-type="float" office:value="2298">
            <text:p>2298</text:p>
          </table:table-cell>
          <table:table-cell office:value-type="float" office:value="1.91138852914212">
            <text:p>1.91</text:p>
          </table:table-cell>
          <table:table-cell office:value-type="float" office:value="4427438045973.7">
            <text:p>4427438045973.7</text:p>
          </table:table-cell>
          <table:table-cell office:value-type="float" office:value="6.1014233677017">
            <text:p>6.1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5.1939548139582">
            <text:p>15.19</text:p>
          </table:table-cell>
          <table:table-cell office:value-type="float" office:value="4397098552921.81">
            <text:p>4397098552921.81</text:p>
          </table:table-cell>
          <table:table-cell office:value-type="float" office:value="24.8274745254282">
            <text:p>24.83</text:p>
          </table:table-cell>
          <table:table-cell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6.58180711486972">
            <text:p>6.58</text:p>
          </table:table-cell>
          <table:table-cell office:value-type="float" office:value="4367159253614.03">
            <text:p>4367159253614.03</text:p>
          </table:table-cell>
          <table:table-cell office:value-type="float" office:value="13.7281934874259">
            <text:p>13.73</text:p>
          </table:table-cell>
          <table:table-cell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3.60785426006346">
            <text:p>3.61</text:p>
          </table:table-cell>
          <table:table-cell office:value-type="float" office:value="4337612241291.82">
            <text:p>4337612241291.82</text:p>
          </table:table-cell>
          <table:table-cell office:value-type="float" office:value="47.0880676918057">
            <text:p>47.09</text:p>
          </table:table-cell>
          <table:table-cell/>
        </table:table-row>
        <table:table-row table:style-name="ro1">
          <table:table-cell office:value-type="float" office:value="2306">
            <text:p>2306</text:p>
          </table:table-cell>
          <table:table-cell office:value-type="float" office:value="3.73360281794338">
            <text:p>3.73</text:p>
          </table:table-cell>
          <table:table-cell office:value-type="float" office:value="4308449816476.8">
            <text:p>4308449816476.8</text:p>
          </table:table-cell>
          <table:table-cell office:value-type="float" office:value="2.69082641102192">
            <text:p>2.69</text:p>
          </table:table-cell>
          <table:table-cell/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2.04062051129269">
            <text:p>2.04</text:p>
          </table:table-cell>
          <table:table-cell office:value-type="float" office:value="4279664480262.97">
            <text:p>4279664480262.97</text:p>
          </table:table-cell>
          <table:table-cell office:value-type="float" office:value="24.908069555487">
            <text:p>24.91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0.411824289070955">
            <text:p>0.41</text:p>
          </table:table-cell>
          <table:table-cell office:value-type="float" office:value="4251248927784.7">
            <text:p>4251248927784.7</text:p>
          </table:table-cell>
          <table:table-cell office:value-type="float" office:value="6.21913800863484">
            <text:p>6.22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3.54063271682012">
            <text:p>3.54</text:p>
          </table:table-cell>
          <table:table-cell office:value-type="float" office:value="4223196041990.05">
            <text:p>4223196041990.05</text:p>
          </table:table-cell>
          <table:table-cell office:value-type="float" office:value="36.9020814681635">
            <text:p>36.9</text:p>
          </table:table-cell>
          <table:table-cell/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4.10657378927388">
            <text:p>4.11</text:p>
          </table:table-cell>
          <table:table-cell office:value-type="float" office:value="4195498887619.9">
            <text:p>4195498887619.9</text:p>
          </table:table-cell>
          <table:table-cell office:value-type="float" office:value="1.18531215988269">
            <text:p>1.19</text:p>
          </table:table-cell>
          <table:table-cell/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.68154341858208">
            <text:p>1.68</text:p>
          </table:table-cell>
          <table:table-cell office:value-type="float" office:value="4168150705490.53">
            <text:p>4168150705490.53</text:p>
          </table:table-cell>
          <table:table-cell office:value-type="float" office:value="3.23646890415648">
            <text:p>3.24</text:p>
          </table:table-cell>
          <table:table-cell/>
        </table:table-row>
        <table:table-row table:style-name="ro1">
          <table:table-cell office:value-type="float" office:value="2318">
            <text:p>2318</text:p>
          </table:table-cell>
          <table:table-cell office:value-type="float" office:value="2.12345817502568">
            <text:p>2.12</text:p>
          </table:table-cell>
          <table:table-cell office:value-type="float" office:value="4141144906882.29">
            <text:p>4141144906882.29</text:p>
          </table:table-cell>
          <table:table-cell office:value-type="float" office:value="12.5028899607783">
            <text:p>12.5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11.5109334746502">
            <text:p>11.51</text:p>
          </table:table-cell>
          <table:table-cell office:value-type="float" office:value="4114475068198.44">
            <text:p>4114475068198.44</text:p>
          </table:table-cell>
          <table:table-cell office:value-type="float" office:value="6.62457020908656">
            <text:p>6.62</text:p>
          </table:table-cell>
          <table:table-cell/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11.3137905556508">
            <text:p>11.31</text:p>
          </table:table-cell>
          <table:table-cell office:value-type="float" office:value="4088134925932.04">
            <text:p>4088134925932.04</text:p>
          </table:table-cell>
          <table:table-cell office:value-type="float" office:value="5.31526165884497">
            <text:p>5.32</text:p>
          </table:table-cell>
          <table:table-cell/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9.77323787153448">
            <text:p>9.77</text:p>
          </table:table-cell>
          <table:table-cell office:value-type="float" office:value="4062118371485.17">
            <text:p>4062118371485.17</text:p>
          </table:table-cell>
          <table:table-cell office:value-type="float" office:value="17.1564455832344">
            <text:p>17.16</text:p>
          </table:table-cell>
          <table:table-cell/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2.95649936188271">
            <text:p>2.96</text:p>
          </table:table-cell>
          <table:table-cell office:value-type="float" office:value="4036419446648.73">
            <text:p>4036419446648.73</text:p>
          </table:table-cell>
          <table:table-cell office:value-type="float" office:value="32.893395064605">
            <text:p>32.89</text:p>
          </table:table-cell>
          <table:table-cell/>
        </table:table-row>
        <table:table-row table:style-name="ro1">
          <table:table-cell office:value-type="float" office:value="2328">
            <text:p>2328</text:p>
          </table:table-cell>
          <table:table-cell office:value-type="float" office:value="0.763712859571278">
            <text:p>0.76</text:p>
          </table:table-cell>
          <table:table-cell office:value-type="float" office:value="4011032338859.71">
            <text:p>4011032338859.71</text:p>
          </table:table-cell>
          <table:table-cell office:value-type="float" office:value="25.8610185870225">
            <text:p>25.86</text:p>
          </table:table-cell>
          <table:table-cell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2.99747922327653">
            <text:p>3</text:p>
          </table:table-cell>
          <table:table-cell office:value-type="float" office:value="3985951376791.26">
            <text:p>3985951376791.26</text:p>
          </table:table-cell>
          <table:table-cell office:value-type="float" office:value="31.1628535046293">
            <text:p>31.16</text:p>
          </table:table-cell>
          <table:table-cell/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7.93183572906608">
            <text:p>7.93</text:p>
          </table:table-cell>
          <table:table-cell office:value-type="float" office:value="3961171026117.39">
            <text:p>3961171026117.39</text:p>
          </table:table-cell>
          <table:table-cell office:value-type="float" office:value="33.5157014541234">
            <text:p>33.52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 office:value-type="float" office:value="4.13043931272712">
            <text:p>4.13</text:p>
          </table:table-cell>
          <table:table-cell office:value-type="float" office:value="3936685885420.56">
            <text:p>3936685885420.56</text:p>
          </table:table-cell>
          <table:table-cell office:value-type="float" office:value="61.1206919924496">
            <text:p>61.12</text:p>
          </table:table-cell>
          <table:table-cell/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1.22933162746331">
            <text:p>1.23</text:p>
          </table:table-cell>
          <table:table-cell office:value-type="float" office:value="3912490682115.75">
            <text:p>3912490682115.75</text:p>
          </table:table-cell>
          <table:table-cell office:value-type="float" office:value="18.4393152554979">
            <text:p>18.44</text:p>
          </table:table-cell>
          <table:table-cell/>
        </table:table-row>
        <table:table-row table:style-name="ro1">
          <table:table-cell office:value-type="float" office:value="2338">
            <text:p>2338</text:p>
          </table:table-cell>
          <table:table-cell office:value-type="float" office:value="0.0466471397790351">
            <text:p>0.05</text:p>
          </table:table-cell>
          <table:table-cell office:value-type="float" office:value="3888580268763">
            <text:p>3888580268763</text:p>
          </table:table-cell>
          <table:table-cell office:value-type="float" office:value="26.7922341485852">
            <text:p>26.79</text:p>
          </table:table-cell>
          <table:table-cell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3.89303832972955">
            <text:p>3.89</text:p>
          </table:table-cell>
          <table:table-cell office:value-type="float" office:value="3864949619293.57">
            <text:p>3864949619293.57</text:p>
          </table:table-cell>
          <table:table-cell office:value-type="float" office:value="16.7134131530547">
            <text:p>16.71</text:p>
          </table:table-cell>
          <table:table-cell/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6.27144415964337">
            <text:p>6.27</text:p>
          </table:table-cell>
          <table:table-cell office:value-type="float" office:value="3841593825490.48">
            <text:p>3841593825490.48</text:p>
          </table:table-cell>
          <table:table-cell office:value-type="float" office:value="8.67227747932183">
            <text:p>8.67</text:p>
          </table:table-cell>
          <table:table-cell/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9.3817472628268">
            <text:p>9.38</text:p>
          </table:table-cell>
          <table:table-cell office:value-type="float" office:value="3818508093486.45">
            <text:p>3818508093486.45</text:p>
          </table:table-cell>
          <table:table-cell office:value-type="float" office:value="24.3347542142764">
            <text:p>24.33</text:p>
          </table:table-cell>
          <table:table-cell/>
        </table:table-row>
        <table:table-row table:style-name="ro1">
          <table:table-cell office:value-type="float" office:value="2346">
            <text:p>2346</text:p>
          </table:table-cell>
          <table:table-cell office:value-type="float" office:value="3.44435471894777">
            <text:p>3.44</text:p>
          </table:table-cell>
          <table:table-cell office:value-type="float" office:value="3795687740583.1">
            <text:p>3795687740583.1</text:p>
          </table:table-cell>
          <table:table-cell office:value-type="float" office:value="23.1885369834533">
            <text:p>23.19</text:p>
          </table:table-cell>
          <table:table-cell/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1.66617980203913">
            <text:p>1.67</text:p>
          </table:table-cell>
          <table:table-cell office:value-type="float" office:value="3773128191880.07">
            <text:p>3773128191880.07</text:p>
          </table:table-cell>
          <table:table-cell office:value-type="float" office:value="34.1926655076252">
            <text:p>34.19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2.40182885347761">
            <text:p>2.4</text:p>
          </table:table-cell>
          <table:table-cell office:value-type="float" office:value="3750824977329.5">
            <text:p>3750824977329.5</text:p>
          </table:table-cell>
          <table:table-cell office:value-type="float" office:value="0.0358259596345089">
            <text:p>0.04</text:p>
          </table:table-cell>
          <table:table-cell/>
        </table:table-row>
        <table:table-row table:style-name="ro1">
          <table:table-cell office:value-type="float" office:value="2352">
            <text:p>2352</text:p>
          </table:table-cell>
          <table:table-cell office:value-type="float" office:value="8.80087093334621">
            <text:p>8.8</text:p>
          </table:table-cell>
          <table:table-cell office:value-type="float" office:value="3728773728657.98">
            <text:p>3728773728657.98</text:p>
          </table:table-cell>
          <table:table-cell office:value-type="float" office:value="11.8609171761965">
            <text:p>11.86</text:p>
          </table:table-cell>
          <table:table-cell/>
        </table:table-row>
        <table:table-row table:style-name="ro1">
          <table:table-cell office:value-type="float" office:value="2354">
            <text:p>2354</text:p>
          </table:table-cell>
          <table:table-cell office:value-type="float" office:value="3.14609003116039">
            <text:p>3.15</text:p>
          </table:table-cell>
          <table:table-cell office:value-type="float" office:value="3706970176501.86">
            <text:p>3706970176501.86</text:p>
          </table:table-cell>
          <table:table-cell office:value-type="float" office:value="6.02675712866146">
            <text:p>6.03</text:p>
          </table:table-cell>
          <table:table-cell/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1.02189521033655">
            <text:p>1.02</text:p>
          </table:table-cell>
          <table:table-cell office:value-type="float" office:value="3685410147719.34">
            <text:p>3685410147719.34</text:p>
          </table:table-cell>
          <table:table-cell office:value-type="float" office:value="26.25299817381">
            <text:p>26.25</text:p>
          </table:table-cell>
          <table:table-cell/>
        </table:table-row>
        <table:table-row table:style-name="ro1">
          <table:table-cell office:value-type="float" office:value="2358">
            <text:p>2358</text:p>
          </table:table-cell>
          <table:table-cell office:value-type="float" office:value="0.00521766609357868">
            <text:p>0.01</text:p>
          </table:table-cell>
          <table:table-cell office:value-type="float" office:value="3664089562508.57">
            <text:p>3664089562508.57</text:p>
          </table:table-cell>
          <table:table-cell office:value-type="float" office:value="12.2883055639842">
            <text:p>12.29</text:p>
          </table:table-cell>
          <table:table-cell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12.3041143667664">
            <text:p>12.3</text:p>
          </table:table-cell>
          <table:table-cell office:value-type="float" office:value="3643004431953.44">
            <text:p>3643004431953.44</text:p>
          </table:table-cell>
          <table:table-cell office:value-type="float" office:value="5.0998639300962">
            <text:p>5.1</text:p>
          </table:table-cell>
          <table:table-cell/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8.95282809984562">
            <text:p>8.95</text:p>
          </table:table-cell>
          <table:table-cell office:value-type="float" office:value="3622150855536.16">
            <text:p>3622150855536.16</text:p>
          </table:table-cell>
          <table:table-cell office:value-type="float" office:value="6.73972642753437">
            <text:p>6.74</text:p>
          </table:table-cell>
          <table:table-cell/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3.96036738126338">
            <text:p>3.96</text:p>
          </table:table-cell>
          <table:table-cell office:value-type="float" office:value="3601525018448.05">
            <text:p>3601525018448.05</text:p>
          </table:table-cell>
          <table:table-cell office:value-type="float" office:value="11.7681585609196">
            <text:p>11.77</text:p>
          </table:table-cell>
          <table:table-cell/>
        </table:table-row>
        <table:table-row table:style-name="ro1">
          <table:table-cell office:value-type="float" office:value="2366">
            <text:p>2366</text:p>
          </table:table-cell>
          <table:table-cell office:value-type="float" office:value="16.8692525357169">
            <text:p>16.87</text:p>
          </table:table-cell>
          <table:table-cell office:value-type="float" office:value="3581123189607.55">
            <text:p>3581123189607.55</text:p>
          </table:table-cell>
          <table:table-cell office:value-type="float" office:value="10.090980402978">
            <text:p>10.09</text:p>
          </table:table-cell>
          <table:table-cell/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3.16399871431487">
            <text:p>3.16</text:p>
          </table:table-cell>
          <table:table-cell office:value-type="float" office:value="3560941719153.51">
            <text:p>3560941719153.51</text:p>
          </table:table-cell>
          <table:table-cell office:value-type="float" office:value="12.0733663859271">
            <text:p>12.07</text:p>
          </table:table-cell>
          <table:table-cell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6.9163526521105">
            <text:p>6.92</text:p>
          </table:table-cell>
          <table:table-cell office:value-type="float" office:value="3540977036215.54">
            <text:p>3540977036215.54</text:p>
          </table:table-cell>
          <table:table-cell office:value-type="float" office:value="0.799450005892598">
            <text:p>0.8</text:p>
          </table:table-cell>
          <table:table-cell/>
        </table:table-row>
        <table:table-row table:style-name="ro1">
          <table:table-cell office:value-type="float" office:value="2372">
            <text:p>2372</text:p>
          </table:table-cell>
          <table:table-cell office:value-type="float" office:value="38.439245410703">
            <text:p>38.44</text:p>
          </table:table-cell>
          <table:table-cell office:value-type="float" office:value="3521225646905.14">
            <text:p>3521225646905.14</text:p>
          </table:table-cell>
          <table:table-cell office:value-type="float" office:value="46.2262950039396">
            <text:p>46.23</text:p>
          </table:table-cell>
          <table:table-cell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10.0224559564185">
            <text:p>10.02</text:p>
          </table:table-cell>
          <table:table-cell office:value-type="float" office:value="3501684132265.28">
            <text:p>3501684132265.28</text:p>
          </table:table-cell>
          <table:table-cell office:value-type="float" office:value="6.66854909359492">
            <text:p>6.67</text:p>
          </table:table-cell>
          <table:table-cell/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7.09304252369316">
            <text:p>7.09</text:p>
          </table:table-cell>
          <table:table-cell office:value-type="float" office:value="3482349146101.18">
            <text:p>3482349146101.18</text:p>
          </table:table-cell>
          <table:table-cell office:value-type="float" office:value="50.2207268885522">
            <text:p>50.22</text:p>
          </table:table-cell>
          <table:table-cell/>
        </table:table-row>
        <table:table-row table:style-name="ro1">
          <table:table-cell office:value-type="float" office:value="2378">
            <text:p>2378</text:p>
          </table:table-cell>
          <table:table-cell office:value-type="float" office:value="5.72397695909841">
            <text:p>5.72</text:p>
          </table:table-cell>
          <table:table-cell office:value-type="float" office:value="3463217413194.26">
            <text:p>3463217413194.26</text:p>
          </table:table-cell>
          <table:table-cell office:value-type="float" office:value="2.46730645420097">
            <text:p>2.47</text:p>
          </table:table-cell>
          <table:table-cell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1.70446956068617">
            <text:p>1.7</text:p>
          </table:table-cell>
          <table:table-cell office:value-type="float" office:value="3444285727427.39">
            <text:p>3444285727427.39</text:p>
          </table:table-cell>
          <table:table-cell office:value-type="float" office:value="32.8100904189716">
            <text:p>32.81</text:p>
          </table:table-cell>
          <table:table-cell/>
        </table:table-row>
        <table:table-row table:style-name="ro1">
          <table:table-cell office:value-type="float" office:value="2382">
            <text:p>2382</text:p>
          </table:table-cell>
          <table:table-cell office:value-type="float" office:value="4.92124421987477">
            <text:p>4.92</text:p>
          </table:table-cell>
          <table:table-cell office:value-type="float" office:value="3425550949934.84">
            <text:p>3425550949934.84</text:p>
          </table:table-cell>
          <table:table-cell office:value-type="float" office:value="71.0343355847832">
            <text:p>71.03</text:p>
          </table:table-cell>
          <table:table-cell/>
        </table:table-row>
        <table:table-row table:style-name="ro1">
          <table:table-cell office:value-type="float" office:value="2384">
            <text:p>2384</text:p>
          </table:table-cell>
          <table:table-cell office:value-type="float" office:value="3.55597706538055">
            <text:p>3.56</text:p>
          </table:table-cell>
          <table:table-cell office:value-type="float" office:value="3407010007343.01">
            <text:p>3407010007343.01</text:p>
          </table:table-cell>
          <table:table-cell office:value-type="float" office:value="27.4062183136654">
            <text:p>27.41</text:p>
          </table:table-cell>
          <table:table-cell/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4.85805220569728">
            <text:p>4.86</text:p>
          </table:table-cell>
          <table:table-cell office:value-type="float" office:value="3388659890065.16">
            <text:p>3388659890065.16</text:p>
          </table:table-cell>
          <table:table-cell office:value-type="float" office:value="18.1263342142862">
            <text:p>18.13</text:p>
          </table:table-cell>
          <table:table-cell/>
        </table:table-row>
        <table:table-row table:style-name="ro1">
          <table:table-cell office:value-type="float" office:value="2388">
            <text:p>2388</text:p>
          </table:table-cell>
          <table:table-cell office:value-type="float" office:value="0.585339293714463">
            <text:p>0.59</text:p>
          </table:table-cell>
          <table:table-cell office:value-type="float" office:value="3370497650724.15">
            <text:p>3370497650724.15</text:p>
          </table:table-cell>
          <table:table-cell office:value-type="float" office:value="38.2994759689839">
            <text:p>38.3</text:p>
          </table:table-cell>
          <table:table-cell/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11.2390273657439">
            <text:p>11.24</text:p>
          </table:table-cell>
          <table:table-cell office:value-type="float" office:value="3352520402405.2">
            <text:p>3352520402405.2</text:p>
          </table:table-cell>
          <table:table-cell office:value-type="float" office:value="1.88169027222843">
            <text:p>1.88</text:p>
          </table:table-cell>
          <table:table-cell/>
        </table:table-row>
        <table:table-row table:style-name="ro1">
          <table:table-cell office:value-type="float" office:value="2392">
            <text:p>2392</text:p>
          </table:table-cell>
          <table:table-cell office:value-type="float" office:value="9.54355381635324">
            <text:p>9.54</text:p>
          </table:table-cell>
          <table:table-cell office:value-type="float" office:value="3334725317255.97">
            <text:p>3334725317255.97</text:p>
          </table:table-cell>
          <table:table-cell office:value-type="float" office:value="4.55268164852318">
            <text:p>4.55</text:p>
          </table:table-cell>
          <table:table-cell/>
        </table:table-row>
        <table:table-row table:style-name="ro1">
          <table:table-cell office:value-type="float" office:value="2394">
            <text:p>2394</text:p>
          </table:table-cell>
          <table:table-cell office:value-type="float" office:value="5.44733134119151">
            <text:p>5.45</text:p>
          </table:table-cell>
          <table:table-cell office:value-type="float" office:value="3317109624977.43">
            <text:p>3317109624977.43</text:p>
          </table:table-cell>
          <table:table-cell office:value-type="float" office:value="50.0579833199991">
            <text:p>50.06</text:p>
          </table:table-cell>
          <table:table-cell/>
        </table:table-row>
        <table:table-row table:style-name="ro1">
          <table:table-cell office:value-type="float" office:value="2396">
            <text:p>2396</text:p>
          </table:table-cell>
          <table:table-cell office:value-type="float" office:value="1.744127448439">
            <text:p>1.74</text:p>
          </table:table-cell>
          <table:table-cell office:value-type="float" office:value="3299670611221.3">
            <text:p>3299670611221.3</text:p>
          </table:table-cell>
          <table:table-cell office:value-type="float" office:value="5.44392370386511">
            <text:p>5.44</text:p>
          </table:table-cell>
          <table:table-cell/>
        </table:table-row>
        <table:table-row table:style-name="ro1">
          <table:table-cell office:value-type="float" office:value="2398">
            <text:p>2398</text:p>
          </table:table-cell>
          <table:table-cell office:value-type="float" office:value="2.23799298182367">
            <text:p>2.24</text:p>
          </table:table-cell>
          <table:table-cell office:value-type="float" office:value="3282405616344.13">
            <text:p>3282405616344.13</text:p>
          </table:table-cell>
          <table:table-cell office:value-type="float" office:value="25.6562059684537">
            <text:p>25.66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.18377493384512">
            <text:p>2.18</text:p>
          </table:table-cell>
          <table:table-cell office:value-type="float" office:value="3265312033956.71">
            <text:p>3265312033956.71</text:p>
          </table:table-cell>
          <table:table-cell office:value-type="float" office:value="2.50492876442986">
            <text:p>2.5</text:p>
          </table:table-cell>
          <table:table-cell/>
        </table:table-row>
        <table:table-row table:style-name="ro1">
          <table:table-cell office:value-type="float" office:value="2402">
            <text:p>2402</text:p>
          </table:table-cell>
          <table:table-cell office:value-type="float" office:value="5.54403517192358">
            <text:p>5.54</text:p>
          </table:table-cell>
          <table:table-cell office:value-type="float" office:value="3248387309617.49">
            <text:p>3248387309617.49</text:p>
          </table:table-cell>
          <table:table-cell office:value-type="float" office:value="41.9952884078273">
            <text:p>42</text:p>
          </table:table-cell>
          <table:table-cell/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3.83469776702906">
            <text:p>3.83</text:p>
          </table:table-cell>
          <table:table-cell office:value-type="float" office:value="3231628939499.05">
            <text:p>3231628939499.05</text:p>
          </table:table-cell>
          <table:table-cell office:value-type="float" office:value="3.465989028136">
            <text:p>3.47</text:p>
          </table:table-cell>
          <table:table-cell/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12.5880640572251">
            <text:p>12.59</text:p>
          </table:table-cell>
          <table:table-cell office:value-type="float" office:value="3215034469229.45">
            <text:p>3215034469229.45</text:p>
          </table:table-cell>
          <table:table-cell office:value-type="float" office:value="14.8829828459788">
            <text:p>14.88</text:p>
          </table:table-cell>
          <table:table-cell/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6.42397279126325">
            <text:p>6.42</text:p>
          </table:table-cell>
          <table:table-cell office:value-type="float" office:value="3198601492644.92">
            <text:p>3198601492644.92</text:p>
          </table:table-cell>
          <table:table-cell office:value-type="float" office:value="6.89202223033884">
            <text:p>6.89</text:p>
          </table:table-cell>
          <table:table-cell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12.1720708460929">
            <text:p>12.17</text:p>
          </table:table-cell>
          <table:table-cell office:value-type="float" office:value="3182327650488.74">
            <text:p>3182327650488.74</text:p>
          </table:table-cell>
          <table:table-cell office:value-type="float" office:value="11.0777457527408">
            <text:p>11.08</text:p>
          </table:table-cell>
          <table:table-cell/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1.5248826530529">
            <text:p>1.52</text:p>
          </table:table-cell>
          <table:table-cell office:value-type="float" office:value="3166210629492.6">
            <text:p>3166210629492.6</text:p>
          </table:table-cell>
          <table:table-cell office:value-type="float" office:value="4.13133526522473">
            <text:p>4.13</text:p>
          </table:table-cell>
          <table:table-cell/>
        </table:table-row>
        <table:table-row table:style-name="ro1">
          <table:table-cell office:value-type="float" office:value="2414">
            <text:p>2414</text:p>
          </table:table-cell>
          <table:table-cell office:value-type="float" office:value="4.54408381526876">
            <text:p>4.54</text:p>
          </table:table-cell>
          <table:table-cell office:value-type="float" office:value="3150248161056.94">
            <text:p>3150248161056.94</text:p>
          </table:table-cell>
          <table:table-cell office:value-type="float" office:value="31.518207039172">
            <text:p>31.52</text:p>
          </table:table-cell>
          <table:table-cell/>
        </table:table-row>
        <table:table-row table:style-name="ro1">
          <table:table-cell office:value-type="float" office:value="2416">
            <text:p>2416</text:p>
          </table:table-cell>
          <table:table-cell office:value-type="float" office:value="6.59090051660717">
            <text:p>6.59</text:p>
          </table:table-cell>
          <table:table-cell office:value-type="float" office:value="3134438020279.18">
            <text:p>3134438020279.18</text:p>
          </table:table-cell>
          <table:table-cell office:value-type="float" office:value="22.9895140838706">
            <text:p>22.99</text:p>
          </table:table-cell>
          <table:table-cell/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0.0921631187921728">
            <text:p>0.09</text:p>
          </table:table-cell>
          <table:table-cell office:value-type="float" office:value="3118778024958.25">
            <text:p>3118778024958.25</text:p>
          </table:table-cell>
          <table:table-cell office:value-type="float" office:value="23.7901261938327">
            <text:p>23.79</text:p>
          </table:table-cell>
          <table:table-cell/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241.281867145988">
            <text:p>241.28</text:p>
          </table:table-cell>
          <table:table-cell office:value-type="float" office:value="3103266034661.41">
            <text:p>3103266034661.41</text:p>
          </table:table-cell>
          <table:table-cell office:value-type="float" office:value="47.1512681005987">
            <text:p>47.15</text:p>
          </table:table-cell>
          <table:table-cell/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17.6032379201975">
            <text:p>17.6</text:p>
          </table:table-cell>
          <table:table-cell office:value-type="float" office:value="3087899948637.51">
            <text:p>3087899948637.51</text:p>
          </table:table-cell>
          <table:table-cell office:value-type="float" office:value="68.0621385591835">
            <text:p>68.06</text:p>
          </table:table-cell>
          <table:table-cell/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9.64385491150271">
            <text:p>9.64</text:p>
          </table:table-cell>
          <table:table-cell office:value-type="float" office:value="3072677707308.96">
            <text:p>3072677707308.96</text:p>
          </table:table-cell>
          <table:table-cell office:value-type="float" office:value="13.3398783868527">
            <text:p>13.34</text:p>
          </table:table-cell>
          <table:table-cell/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8.86075273354211">
            <text:p>8.86</text:p>
          </table:table-cell>
          <table:table-cell office:value-type="float" office:value="3057597288829.92">
            <text:p>3057597288829.92</text:p>
          </table:table-cell>
          <table:table-cell office:value-type="float" office:value="19.041170517768">
            <text:p>19.04</text:p>
          </table:table-cell>
          <table:table-cell/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13.4566628920236">
            <text:p>13.46</text:p>
          </table:table-cell>
          <table:table-cell office:value-type="float" office:value="3042656709369.85">
            <text:p>3042656709369.85</text:p>
          </table:table-cell>
          <table:table-cell office:value-type="float" office:value="51.4947696114472">
            <text:p>51.49</text:p>
          </table:table-cell>
          <table:table-cell/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10.4991831686693">
            <text:p>10.5</text:p>
          </table:table-cell>
          <table:table-cell office:value-type="float" office:value="3027854022082.66">
            <text:p>3027854022082.66</text:p>
          </table:table-cell>
          <table:table-cell office:value-type="float" office:value="7.92485169327315">
            <text:p>7.92</text:p>
          </table:table-cell>
          <table:table-cell/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.75100726931833">
            <text:p>2.75</text:p>
          </table:table-cell>
          <table:table-cell office:value-type="float" office:value="3013187316283">
            <text:p>3013187316283</text:p>
          </table:table-cell>
          <table:table-cell office:value-type="float" office:value="1.87983211355273">
            <text:p>1.88</text:p>
          </table:table-cell>
          <table:table-cell/>
        </table:table-row>
        <table:table-row table:style-name="ro1">
          <table:table-cell office:value-type="float" office:value="2434">
            <text:p>2434</text:p>
          </table:table-cell>
          <table:table-cell office:value-type="float" office:value="12.4738256869301">
            <text:p>12.47</text:p>
          </table:table-cell>
          <table:table-cell office:value-type="float" office:value="2998654716439.31">
            <text:p>2998654716439.31</text:p>
          </table:table-cell>
          <table:table-cell office:value-type="float" office:value="1.48714920156017">
            <text:p>1.49</text:p>
          </table:table-cell>
          <table:table-cell/>
        </table:table-row>
        <table:table-row table:style-name="ro1">
          <table:table-cell office:value-type="float" office:value="2436">
            <text:p>2436</text:p>
          </table:table-cell>
          <table:table-cell office:value-type="float" office:value="7.0396137659177">
            <text:p>7.04</text:p>
          </table:table-cell>
          <table:table-cell office:value-type="float" office:value="2984254381473.02">
            <text:p>2984254381473.02</text:p>
          </table:table-cell>
          <table:table-cell office:value-type="float" office:value="19.9502823442905">
            <text:p>19.95</text:p>
          </table:table-cell>
          <table:table-cell/>
        </table:table-row>
        <table:table-row table:style-name="ro1">
          <table:table-cell office:value-type="float" office:value="2438">
            <text:p>2438</text:p>
          </table:table-cell>
          <table:table-cell office:value-type="float" office:value="19.0144450887291">
            <text:p>19.01</text:p>
          </table:table-cell>
          <table:table-cell office:value-type="float" office:value="2969984504073.14">
            <text:p>2969984504073.14</text:p>
          </table:table-cell>
          <table:table-cell office:value-type="float" office:value="4.5081687262852">
            <text:p>4.51</text:p>
          </table:table-cell>
          <table:table-cell/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5.63021512206981">
            <text:p>5.63</text:p>
          </table:table-cell>
          <table:table-cell office:value-type="float" office:value="2955843309653.38">
            <text:p>2955843309653.38</text:p>
          </table:table-cell>
          <table:table-cell office:value-type="float" office:value="9.21296514614584">
            <text:p>9.21</text:p>
          </table:table-cell>
          <table:table-cell/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7.83292130221565">
            <text:p>7.83</text:p>
          </table:table-cell>
          <table:table-cell office:value-type="float" office:value="2941829055887.96">
            <text:p>2941829055887.96</text:p>
          </table:table-cell>
          <table:table-cell office:value-type="float" office:value="3.1574758570399">
            <text:p>3.16</text:p>
          </table:table-cell>
          <table:table-cell/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34.5060272549904">
            <text:p>34.51</text:p>
          </table:table-cell>
          <table:table-cell office:value-type="float" office:value="2927940031829.81">
            <text:p>2927940031829.81</text:p>
          </table:table-cell>
          <table:table-cell office:value-type="float" office:value="3.284638114232">
            <text:p>3.28</text:p>
          </table:table-cell>
          <table:table-cell/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4.51183252738515">
            <text:p>4.51</text:p>
          </table:table-cell>
          <table:table-cell office:value-type="float" office:value="2914174557353.13">
            <text:p>2914174557353.13</text:p>
          </table:table-cell>
          <table:table-cell office:value-type="float" office:value="2.31309414193566">
            <text:p>2.31</text:p>
          </table:table-cell>
          <table:table-cell/>
        </table:table-row>
        <table:table-row table:style-name="ro1">
          <table:table-cell office:value-type="float" office:value="2448">
            <text:p>2448</text:p>
          </table:table-cell>
          <table:table-cell office:value-type="float" office:value="2.96523476046307">
            <text:p>2.97</text:p>
          </table:table-cell>
          <table:table-cell office:value-type="float" office:value="2900530982129.47">
            <text:p>2900530982129.47</text:p>
          </table:table-cell>
          <table:table-cell office:value-type="float" office:value="14.0855659661678">
            <text:p>14.09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6.37914708935188">
            <text:p>6.38</text:p>
          </table:table-cell>
          <table:table-cell office:value-type="float" office:value="2887007685392.36">
            <text:p>2887007685392.36</text:p>
          </table:table-cell>
          <table:table-cell office:value-type="float" office:value="17.1751983285494">
            <text:p>17.18</text:p>
          </table:table-cell>
          <table:table-cell/>
        </table:table-row>
        <table:table-row table:style-name="ro1">
          <table:table-cell office:value-type="float" office:value="2452">
            <text:p>2452</text:p>
          </table:table-cell>
          <table:table-cell office:value-type="float" office:value="2.50873101170085">
            <text:p>2.51</text:p>
          </table:table-cell>
          <table:table-cell office:value-type="float" office:value="2873603075020.85">
            <text:p>2873603075020.85</text:p>
          </table:table-cell>
          <table:table-cell office:value-type="float" office:value="15.275140615742">
            <text:p>15.28</text:p>
          </table:table-cell>
          <table:table-cell/>
        </table:table-row>
        <table:table-row table:style-name="ro1">
          <table:table-cell office:value-type="float" office:value="2454">
            <text:p>2454</text:p>
          </table:table-cell>
          <table:table-cell office:value-type="float" office:value="8.94801207032547">
            <text:p>8.95</text:p>
          </table:table-cell>
          <table:table-cell office:value-type="float" office:value="2860315586915.41">
            <text:p>2860315586915.41</text:p>
          </table:table-cell>
          <table:table-cell office:value-type="float" office:value="27.164068061557">
            <text:p>27.16</text:p>
          </table:table-cell>
          <table:table-cell/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7.69400365757658">
            <text:p>7.69</text:p>
          </table:table-cell>
          <table:table-cell office:value-type="float" office:value="2847143684526.54">
            <text:p>2847143684526.54</text:p>
          </table:table-cell>
          <table:table-cell office:value-type="float" office:value="18.8106368922077">
            <text:p>18.81</text:p>
          </table:table-cell>
          <table:table-cell/>
        </table:table-row>
        <table:table-row table:style-name="ro1">
          <table:table-cell office:value-type="float" office:value="2458">
            <text:p>2458</text:p>
          </table:table-cell>
          <table:table-cell office:value-type="float" office:value="4.06288694857099">
            <text:p>4.06</text:p>
          </table:table-cell>
          <table:table-cell office:value-type="float" office:value="2834085858091.99">
            <text:p>2834085858091.99</text:p>
          </table:table-cell>
          <table:table-cell office:value-type="float" office:value="9.10316347873414">
            <text:p>9.1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1.3093352499489">
            <text:p>1.31</text:p>
          </table:table-cell>
          <table:table-cell office:value-type="float" office:value="2821140624152.33">
            <text:p>2821140624152.33</text:p>
          </table:table-cell>
          <table:table-cell office:value-type="float" office:value="1.56055306353434">
            <text:p>1.56</text:p>
          </table:table-cell>
          <table:table-cell/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21.125696692243">
            <text:p>21.13</text:p>
          </table:table-cell>
          <table:table-cell office:value-type="float" office:value="2808306524926.97">
            <text:p>2808306524926.97</text:p>
          </table:table-cell>
          <table:table-cell office:value-type="float" office:value="3.42176245164821">
            <text:p>3.42</text:p>
          </table:table-cell>
          <table:table-cell/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13.4126666087897">
            <text:p>13.41</text:p>
          </table:table-cell>
          <table:table-cell office:value-type="float" office:value="2795582127850.51">
            <text:p>2795582127850.51</text:p>
          </table:table-cell>
          <table:table-cell office:value-type="float" office:value="40.003710632801">
            <text:p>40</text:p>
          </table:table-cell>
          <table:table-cell/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2.09924546048879">
            <text:p>2.1</text:p>
          </table:table-cell>
          <table:table-cell office:value-type="float" office:value="2782966024908.47">
            <text:p>2782966024908.47</text:p>
          </table:table-cell>
          <table:table-cell office:value-type="float" office:value="4.9757605024369">
            <text:p>4.98</text:p>
          </table:table-cell>
          <table:table-cell/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8.8590428339274">
            <text:p>8.86</text:p>
          </table:table-cell>
          <table:table-cell office:value-type="float" office:value="2770456832111.32">
            <text:p>2770456832111.32</text:p>
          </table:table-cell>
          <table:table-cell office:value-type="float" office:value="17.9524267256561">
            <text:p>17.95</text:p>
          </table:table-cell>
          <table:table-cell/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7.42568389553222">
            <text:p>7.43</text:p>
          </table:table-cell>
          <table:table-cell office:value-type="float" office:value="2758053189132.44">
            <text:p>2758053189132.44</text:p>
          </table:table-cell>
          <table:table-cell office:value-type="float" office:value="43.3139119653159">
            <text:p>43.31</text:p>
          </table:table-cell>
          <table:table-cell/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42.2142279535876">
            <text:p>42.21</text:p>
          </table:table-cell>
          <table:table-cell office:value-type="float" office:value="2745753758665.77">
            <text:p>2745753758665.77</text:p>
          </table:table-cell>
          <table:table-cell office:value-type="float" office:value="5.29776413860279">
            <text:p>5.3</text:p>
          </table:table-cell>
          <table:table-cell/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3.71085179753874">
            <text:p>3.71</text:p>
          </table:table-cell>
          <table:table-cell office:value-type="float" office:value="2733557226101.12">
            <text:p>2733557226101.12</text:p>
          </table:table-cell>
          <table:table-cell office:value-type="float" office:value="18.9710983215631">
            <text:p>18.97</text:p>
          </table:table-cell>
          <table:table-cell/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9.09551804354258">
            <text:p>9.1</text:p>
          </table:table-cell>
          <table:table-cell office:value-type="float" office:value="2721462298685.89">
            <text:p>2721462298685.89</text:p>
          </table:table-cell>
          <table:table-cell office:value-type="float" office:value="40.3200542032867">
            <text:p>40.32</text:p>
          </table:table-cell>
          <table:table-cell/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26.781015566889">
            <text:p>26.78</text:p>
          </table:table-cell>
          <table:table-cell office:value-type="float" office:value="2709467705505.29">
            <text:p>2709467705505.29</text:p>
          </table:table-cell>
          <table:table-cell office:value-type="float" office:value="11.8967606475634">
            <text:p>11.9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0.426098274594918">
            <text:p>0.43</text:p>
          </table:table-cell>
          <table:table-cell office:value-type="float" office:value="2697572196842.3">
            <text:p>2697572196842.3</text:p>
          </table:table-cell>
          <table:table-cell office:value-type="float" office:value="3.20613105595691">
            <text:p>3.21</text:p>
          </table:table-cell>
          <table:table-cell/>
        </table:table-row>
        <table:table-row table:style-name="ro1">
          <table:table-cell office:value-type="float" office:value="2482">
            <text:p>2482</text:p>
          </table:table-cell>
          <table:table-cell office:value-type="float" office:value="13.077120345696">
            <text:p>13.08</text:p>
          </table:table-cell>
          <table:table-cell office:value-type="float" office:value="2685774543575.52">
            <text:p>2685774543575.52</text:p>
          </table:table-cell>
          <table:table-cell office:value-type="float" office:value="24.7612479152417">
            <text:p>24.76</text:p>
          </table:table-cell>
          <table:table-cell/>
        </table:table-row>
        <table:table-row table:style-name="ro1">
          <table:table-cell office:value-type="float" office:value="2484">
            <text:p>2484</text:p>
          </table:table-cell>
          <table:table-cell office:value-type="float" office:value="2.36936019146367">
            <text:p>2.37</text:p>
          </table:table-cell>
          <table:table-cell office:value-type="float" office:value="2674073537058.15">
            <text:p>2674073537058.15</text:p>
          </table:table-cell>
          <table:table-cell office:value-type="float" office:value="29.9924220064582">
            <text:p>29.99</text:p>
          </table:table-cell>
          <table:table-cell/>
        </table:table-row>
        <table:table-row table:style-name="ro1">
          <table:table-cell office:value-type="float" office:value="2486">
            <text:p>2486</text:p>
          </table:table-cell>
          <table:table-cell office:value-type="float" office:value="1.88640999206503">
            <text:p>1.89</text:p>
          </table:table-cell>
          <table:table-cell office:value-type="float" office:value="2662467988458.02">
            <text:p>2662467988458.02</text:p>
          </table:table-cell>
          <table:table-cell office:value-type="float" office:value="27.9431537421823">
            <text:p>27.94</text:p>
          </table:table-cell>
          <table:table-cell/>
        </table:table-row>
        <table:table-row table:style-name="ro1">
          <table:table-cell office:value-type="float" office:value="2488">
            <text:p>2488</text:p>
          </table:table-cell>
          <table:table-cell office:value-type="float" office:value="1.49196700193011">
            <text:p>1.49</text:p>
          </table:table-cell>
          <table:table-cell office:value-type="float" office:value="2650956728484.22">
            <text:p>2650956728484.22</text:p>
          </table:table-cell>
          <table:table-cell office:value-type="float" office:value="13.688259351504">
            <text:p>13.69</text:p>
          </table:table-cell>
          <table:table-cell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2.94566724903436">
            <text:p>2.95</text:p>
          </table:table-cell>
          <table:table-cell office:value-type="float" office:value="2639538606879.43">
            <text:p>2639538606879.43</text:p>
          </table:table-cell>
          <table:table-cell office:value-type="float" office:value="37.6260391726224">
            <text:p>37.63</text:p>
          </table:table-cell>
          <table:table-cell/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6.67570691716296">
            <text:p>6.68</text:p>
          </table:table-cell>
          <table:table-cell office:value-type="float" office:value="2628212492153.75">
            <text:p>2628212492153.75</text:p>
          </table:table-cell>
          <table:table-cell office:value-type="float" office:value="7.47518699492691">
            <text:p>7.48</text:p>
          </table:table-cell>
          <table:table-cell/>
        </table:table-row>
        <table:table-row table:style-name="ro1">
          <table:table-cell office:value-type="float" office:value="2494">
            <text:p>2494</text:p>
          </table:table-cell>
          <table:table-cell office:value-type="float" office:value="10.3268059264587">
            <text:p>10.33</text:p>
          </table:table-cell>
          <table:table-cell office:value-type="float" office:value="2616977271121.3">
            <text:p>2616977271121.3</text:p>
          </table:table-cell>
          <table:table-cell office:value-type="float" office:value="14.3403212491077">
            <text:p>14.34</text:p>
          </table:table-cell>
          <table:table-cell/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2.50656501537458">
            <text:p>2.51</text:p>
          </table:table-cell>
          <table:table-cell office:value-type="float" office:value="2605831848573.53">
            <text:p>2605831848573.53</text:p>
          </table:table-cell>
          <table:table-cell office:value-type="float" office:value="34.4547668672446">
            <text:p>34.45</text:p>
          </table:table-cell>
          <table:table-cell/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0.26856106704503">
            <text:p>0.27</text:p>
          </table:table-cell>
          <table:table-cell office:value-type="float" office:value="2594775146825.17">
            <text:p>2594775146825.17</text:p>
          </table:table-cell>
          <table:table-cell office:value-type="float" office:value="0.708390888605243">
            <text:p>0.71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933217755068811">
            <text:p>0.93</text:p>
          </table:table-cell>
          <table:table-cell office:value-type="float" office:value="2583806105517.25">
            <text:p>2583806105517.25</text:p>
          </table:table-cell>
          <table:table-cell office:value-type="float" office:value="9.14991416339464">
            <text:p>9.15</text:p>
          </table:table-cell>
          <table:table-cell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1.24229108734376">
            <text:p>1.24</text:p>
          </table:table-cell>
          <table:table-cell office:value-type="float" office:value="2572923681158.91">
            <text:p>2572923681158.91</text:p>
          </table:table-cell>
          <table:table-cell office:value-type="float" office:value="4.73325405725778">
            <text:p>4.73</text:p>
          </table:table-cell>
          <table:table-cell/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64.1675127860936">
            <text:p>64.17</text:p>
          </table:table-cell>
          <table:table-cell office:value-type="float" office:value="2562126846871.05">
            <text:p>2562126846871.05</text:p>
          </table:table-cell>
          <table:table-cell office:value-type="float" office:value="21.7490629050894">
            <text:p>21.75</text:p>
          </table:table-cell>
          <table:table-cell/>
        </table:table-row>
        <table:table-row table:style-name="ro1">
          <table:table-cell office:value-type="float" office:value="2506">
            <text:p>2506</text:p>
          </table:table-cell>
          <table:table-cell office:value-type="float" office:value="0.67749458935454">
            <text:p>0.68</text:p>
          </table:table-cell>
          <table:table-cell office:value-type="float" office:value="2551414591777.22">
            <text:p>2551414591777.22</text:p>
          </table:table-cell>
          <table:table-cell office:value-type="float" office:value="5.88728845818135">
            <text:p>5.89</text:p>
          </table:table-cell>
          <table:table-cell/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1.05609062244475">
            <text:p>1.06</text:p>
          </table:table-cell>
          <table:table-cell office:value-type="float" office:value="2540785921288.18">
            <text:p>2540785921288.18</text:p>
          </table:table-cell>
          <table:table-cell office:value-type="float" office:value="14.9785189294391">
            <text:p>14.98</text:p>
          </table:table-cell>
          <table:table-cell/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6.13318416486022">
            <text:p>6.13</text:p>
          </table:table-cell>
          <table:table-cell office:value-type="float" office:value="2530239856165.44">
            <text:p>2530239856165.44</text:p>
          </table:table-cell>
          <table:table-cell office:value-type="float" office:value="25.8468966328687">
            <text:p>25.85</text:p>
          </table:table-cell>
          <table:table-cell/>
        </table:table-row>
        <table:table-row table:style-name="ro1">
          <table:table-cell office:value-type="float" office:value="2512">
            <text:p>2512</text:p>
          </table:table-cell>
          <table:table-cell office:value-type="float" office:value="5.93494339245449">
            <text:p>5.93</text:p>
          </table:table-cell>
          <table:table-cell office:value-type="float" office:value="2519775432508.18">
            <text:p>2519775432508.18</text:p>
          </table:table-cell>
          <table:table-cell office:value-type="float" office:value="32.952503712191">
            <text:p>32.95</text:p>
          </table:table-cell>
          <table:table-cell/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2.83882550097241">
            <text:p>2.84</text:p>
          </table:table-cell>
          <table:table-cell office:value-type="float" office:value="2509391701468.27">
            <text:p>2509391701468.27</text:p>
          </table:table-cell>
          <table:table-cell office:value-type="float" office:value="4.41683448064394">
            <text:p>4.42</text:p>
          </table:table-cell>
          <table:table-cell/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8.93725733307302">
            <text:p>8.94</text:p>
          </table:table-cell>
          <table:table-cell office:value-type="float" office:value="2499087728866.83">
            <text:p>2499087728866.83</text:p>
          </table:table-cell>
          <table:table-cell office:value-type="float" office:value="28.987029185782">
            <text:p>28.99</text:p>
          </table:table-cell>
          <table:table-cell/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9.18324376171929">
            <text:p>9.18</text:p>
          </table:table-cell>
          <table:table-cell office:value-type="float" office:value="2488862594972.48">
            <text:p>2488862594972.48</text:p>
          </table:table-cell>
          <table:table-cell office:value-type="float" office:value="16.8714278051296">
            <text:p>16.87</text:p>
          </table:table-cell>
          <table:table-cell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2.5060369676404">
            <text:p>2.51</text:p>
          </table:table-cell>
          <table:table-cell office:value-type="float" office:value="2478715394151.87">
            <text:p>2478715394151.87</text:p>
          </table:table-cell>
          <table:table-cell office:value-type="float" office:value="12.778789746016">
            <text:p>12.78</text:p>
          </table:table-cell>
          <table:table-cell/>
        </table:table-row>
        <table:table-row table:style-name="ro1">
          <table:table-cell office:value-type="float" office:value="2522">
            <text:p>2522</text:p>
          </table:table-cell>
          <table:table-cell office:value-type="float" office:value="14.6178666364631">
            <text:p>14.62</text:p>
          </table:table-cell>
          <table:table-cell office:value-type="float" office:value="2468645234681.14">
            <text:p>2468645234681.14</text:p>
          </table:table-cell>
          <table:table-cell office:value-type="float" office:value="24.4211158587022">
            <text:p>24.42</text:p>
          </table:table-cell>
          <table:table-cell/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6.04357767581636">
            <text:p>6.04</text:p>
          </table:table-cell>
          <table:table-cell office:value-type="float" office:value="2458651238504.34">
            <text:p>2458651238504.34</text:p>
          </table:table-cell>
          <table:table-cell office:value-type="float" office:value="0.576791304562349">
            <text:p>0.58</text:p>
          </table:table-cell>
          <table:table-cell/>
        </table:table-row>
        <table:table-row table:style-name="ro1">
          <table:table-cell office:value-type="float" office:value="2526">
            <text:p>2526</text:p>
          </table:table-cell>
          <table:table-cell office:value-type="float" office:value="8.21604963093594">
            <text:p>8.22</text:p>
          </table:table-cell>
          <table:table-cell office:value-type="float" office:value="2448732540797.66">
            <text:p>2448732540797.66</text:p>
          </table:table-cell>
          <table:table-cell office:value-type="float" office:value="28.415663186485">
            <text:p>28.42</text:p>
          </table:table-cell>
          <table:table-cell/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0.673888128460801">
            <text:p>0.67</text:p>
          </table:table-cell>
          <table:table-cell office:value-type="float" office:value="2438888289948.43">
            <text:p>2438888289948.43</text:p>
          </table:table-cell>
          <table:table-cell office:value-type="float" office:value="26.6210707650149">
            <text:p>26.62</text:p>
          </table:table-cell>
          <table:table-cell/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13.9953857762695">
            <text:p>14</text:p>
          </table:table-cell>
          <table:table-cell office:value-type="float" office:value="2429117647060.66">
            <text:p>2429117647060.66</text:p>
          </table:table-cell>
          <table:table-cell office:value-type="float" office:value="46.6036277191474">
            <text:p>46.6</text:p>
          </table:table-cell>
          <table:table-cell/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5.8482764811768">
            <text:p>5.85</text:p>
          </table:table-cell>
          <table:table-cell office:value-type="float" office:value="2419419786037.13">
            <text:p>2419419786037.13</text:p>
          </table:table-cell>
          <table:table-cell office:value-type="float" office:value="18.4824578242007">
            <text:p>18.48</text:p>
          </table:table-cell>
          <table:table-cell/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2.6624773238428">
            <text:p>2.66</text:p>
          </table:table-cell>
          <table:table-cell office:value-type="float" office:value="2409793892968.69">
            <text:p>2409793892968.69</text:p>
          </table:table-cell>
          <table:table-cell office:value-type="float" office:value="6.70673556461053">
            <text:p>6.71</text:p>
          </table:table-cell>
          <table:table-cell/>
        </table:table-row>
        <table:table-row table:style-name="ro1">
          <table:table-cell office:value-type="float" office:value="2536">
            <text:p>2536</text:p>
          </table:table-cell>
          <table:table-cell office:value-type="float" office:value="1.9122193418062">
            <text:p>1.91</text:p>
          </table:table-cell>
          <table:table-cell office:value-type="float" office:value="2400239166196.44">
            <text:p>2400239166196.44</text:p>
          </table:table-cell>
          <table:table-cell office:value-type="float" office:value="46.9683336837945">
            <text:p>46.97</text:p>
          </table:table-cell>
          <table:table-cell/>
        </table:table-row>
        <table:table-row table:style-name="ro1">
          <table:table-cell office:value-type="float" office:value="2538">
            <text:p>2538</text:p>
          </table:table-cell>
          <table:table-cell office:value-type="float" office:value="17.2478594619846">
            <text:p>17.25</text:p>
          </table:table-cell>
          <table:table-cell office:value-type="float" office:value="2390754815885.94">
            <text:p>2390754815885.94</text:p>
          </table:table-cell>
          <table:table-cell office:value-type="float" office:value="32.7160730566764">
            <text:p>32.72</text:p>
          </table:table-cell>
          <table:table-cell/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0.341510026847708">
            <text:p>0.34</text:p>
          </table:table-cell>
          <table:table-cell office:value-type="float" office:value="2381340064042.08">
            <text:p>2381340064042.08</text:p>
          </table:table-cell>
          <table:table-cell office:value-type="float" office:value="14.5229715533597">
            <text:p>14.52</text:p>
          </table:table-cell>
          <table:table-cell/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4.10795665693227">
            <text:p>4.11</text:p>
          </table:table-cell>
          <table:table-cell office:value-type="float" office:value="2371994144008.44">
            <text:p>2371994144008.44</text:p>
          </table:table-cell>
          <table:table-cell office:value-type="float" office:value="23.0600892960507">
            <text:p>23.06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0.779964018058612">
            <text:p>0.78</text:p>
          </table:table-cell>
          <table:table-cell office:value-type="float" office:value="2362716300434.6">
            <text:p>2362716300434.6</text:p>
          </table:table-cell>
          <table:table-cell office:value-type="float" office:value="6.01638859339104">
            <text:p>6.02</text:p>
          </table:table-cell>
          <table:table-cell/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3.16850988951744">
            <text:p>3.17</text:p>
          </table:table-cell>
          <table:table-cell office:value-type="float" office:value="2353505789071.24">
            <text:p>2353505789071.24</text:p>
          </table:table-cell>
          <table:table-cell office:value-type="float" office:value="24.6507694707971">
            <text:p>24.65</text:p>
          </table:table-cell>
          <table:table-cell/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1.38282564086226">
            <text:p>1.38</text:p>
          </table:table-cell>
          <table:table-cell office:value-type="float" office:value="2344361876500.56">
            <text:p>2344361876500.56</text:p>
          </table:table-cell>
          <table:table-cell office:value-type="float" office:value="0.584639300375497">
            <text:p>0.58</text:p>
          </table:table-cell>
          <table:table-cell/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6.40689104777833">
            <text:p>6.41</text:p>
          </table:table-cell>
          <table:table-cell office:value-type="float" office:value="2335283839967.74">
            <text:p>2335283839967.74</text:p>
          </table:table-cell>
          <table:table-cell office:value-type="float" office:value="9.8262168742265">
            <text:p>9.83</text:p>
          </table:table-cell>
          <table:table-cell/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9.36304732204078">
            <text:p>9.36</text:p>
          </table:table-cell>
          <table:table-cell office:value-type="float" office:value="2326270967142.19">
            <text:p>2326270967142.19</text:p>
          </table:table-cell>
          <table:table-cell office:value-type="float" office:value="37.9982928599027">
            <text:p>38</text:p>
          </table:table-cell>
          <table:table-cell/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0.534881493461628">
            <text:p>0.53</text:p>
          </table:table-cell>
          <table:table-cell office:value-type="float" office:value="2317322556037.38">
            <text:p>2317322556037.38</text:p>
          </table:table-cell>
          <table:table-cell office:value-type="float" office:value="6.18587042319042">
            <text:p>6.19</text:p>
          </table:table-cell>
          <table:table-cell/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12.0732091668604">
            <text:p>12.07</text:p>
          </table:table-cell>
          <table:table-cell office:value-type="float" office:value="2308437914740.5">
            <text:p>2308437914740.5</text:p>
          </table:table-cell>
          <table:table-cell office:value-type="float" office:value="7.87166281668041">
            <text:p>7.87</text:p>
          </table:table-cell>
          <table:table-cell/>
        </table:table-row>
        <table:table-row table:style-name="ro1">
          <table:table-cell office:value-type="float" office:value="2558">
            <text:p>2558</text:p>
          </table:table-cell>
          <table:table-cell office:value-type="float" office:value="4.99535282646161">
            <text:p>5</text:p>
          </table:table-cell>
          <table:table-cell office:value-type="float" office:value="2299616361254.92">
            <text:p>2299616361254.92</text:p>
          </table:table-cell>
          <table:table-cell office:value-type="float" office:value="8.6587107195065">
            <text:p>8.66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68.9338239524122">
            <text:p>68.93</text:p>
          </table:table-cell>
          <table:table-cell office:value-type="float" office:value="2290857223218.77">
            <text:p>2290857223218.77</text:p>
          </table:table-cell>
          <table:table-cell office:value-type="float" office:value="49.5988993117041">
            <text:p>49.6</text:p>
          </table:table-cell>
          <table:table-cell/>
        </table:table-row>
        <table:table-row table:style-name="ro1">
          <table:table-cell office:value-type="float" office:value="2562">
            <text:p>2562</text:p>
          </table:table-cell>
          <table:table-cell office:value-type="float" office:value="0.25442102752419">
            <text:p>0.25</text:p>
          </table:table-cell>
          <table:table-cell office:value-type="float" office:value="2282159838136.23">
            <text:p>2282159838136.23</text:p>
          </table:table-cell>
          <table:table-cell office:value-type="float" office:value="17.8665318187181">
            <text:p>17.87</text:p>
          </table:table-cell>
          <table:table-cell/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3.22325341647609">
            <text:p>3.22</text:p>
          </table:table-cell>
          <table:table-cell office:value-type="float" office:value="2273523552469.84">
            <text:p>2273523552469.84</text:p>
          </table:table-cell>
          <table:table-cell office:value-type="float" office:value="11.5442059820208">
            <text:p>11.54</text:p>
          </table:table-cell>
          <table:table-cell/>
        </table:table-row>
        <table:table-row table:style-name="ro1">
          <table:table-cell office:value-type="float" office:value="2566">
            <text:p>2566</text:p>
          </table:table-cell>
          <table:table-cell office:value-type="float" office:value="2.97652324899415">
            <text:p>2.98</text:p>
          </table:table-cell>
          <table:table-cell office:value-type="float" office:value="2264947722219.88">
            <text:p>2264947722219.88</text:p>
          </table:table-cell>
          <table:table-cell office:value-type="float" office:value="16.8510326341682">
            <text:p>16.85</text:p>
          </table:table-cell>
          <table:table-cell/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14.7212558551011">
            <text:p>14.72</text:p>
          </table:table-cell>
          <table:table-cell office:value-type="float" office:value="2256431712326.27">
            <text:p>2256431712326.27</text:p>
          </table:table-cell>
          <table:table-cell office:value-type="float" office:value="33.0834739282306">
            <text:p>33.08</text:p>
          </table:table-cell>
          <table:table-cell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4.03215107592134">
            <text:p>4.03</text:p>
          </table:table-cell>
          <table:table-cell office:value-type="float" office:value="2247974896715.31">
            <text:p>2247974896715.31</text:p>
          </table:table-cell>
          <table:table-cell office:value-type="float" office:value="3.82752331163681">
            <text:p>3.83</text:p>
          </table:table-cell>
          <table:table-cell/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3.23370559674624">
            <text:p>3.23</text:p>
          </table:table-cell>
          <table:table-cell office:value-type="float" office:value="2239576657950.77">
            <text:p>2239576657950.77</text:p>
          </table:table-cell>
          <table:table-cell office:value-type="float" office:value="19.72975922726">
            <text:p>19.73</text:p>
          </table:table-cell>
          <table:table-cell/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22.2503549116753">
            <text:p>22.25</text:p>
          </table:table-cell>
          <table:table-cell office:value-type="float" office:value="2231236387299.67">
            <text:p>2231236387299.67</text:p>
          </table:table-cell>
          <table:table-cell office:value-type="float" office:value="12.8962278699486">
            <text:p>12.9</text:p>
          </table:table-cell>
          <table:table-cell/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0.203296138557369">
            <text:p>0.2</text:p>
          </table:table-cell>
          <table:table-cell office:value-type="float" office:value="2222953484347.9">
            <text:p>2222953484347.9</text:p>
          </table:table-cell>
          <table:table-cell office:value-type="float" office:value="18.5444586432616">
            <text:p>18.54</text:p>
          </table:table-cell>
          <table:table-cell/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15.1342196295472">
            <text:p>15.13</text:p>
          </table:table-cell>
          <table:table-cell office:value-type="float" office:value="2214727357183.87">
            <text:p>2214727357183.87</text:p>
          </table:table-cell>
          <table:table-cell office:value-type="float" office:value="30.9346927798322">
            <text:p>30.93</text:p>
          </table:table-cell>
          <table:table-cell/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2.936003927629">
            <text:p>2.94</text:p>
          </table:table-cell>
          <table:table-cell office:value-type="float" office:value="2206557421814.6">
            <text:p>2206557421814.6</text:p>
          </table:table-cell>
          <table:table-cell office:value-type="float" office:value="15.7015185205206">
            <text:p>15.7</text:p>
          </table:table-cell>
          <table:table-cell/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6.02428912638742">
            <text:p>6.02</text:p>
          </table:table-cell>
          <table:table-cell office:value-type="float" office:value="2198443102441.75">
            <text:p>2198443102441.75</text:p>
          </table:table-cell>
          <table:table-cell office:value-type="float" office:value="2.47642326337253">
            <text:p>2.48</text:p>
          </table:table-cell>
          <table:table-cell/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2.36341135974576">
            <text:p>2.36</text:p>
          </table:table-cell>
          <table:table-cell office:value-type="float" office:value="2190383831086.82">
            <text:p>2190383831086.82</text:p>
          </table:table-cell>
          <table:table-cell office:value-type="float" office:value="0.593201668770075">
            <text:p>0.59</text:p>
          </table:table-cell>
          <table:table-cell/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1.20724908596631">
            <text:p>1.21</text:p>
          </table:table-cell>
          <table:table-cell office:value-type="float" office:value="2182379047478.47">
            <text:p>2182379047478.47</text:p>
          </table:table-cell>
          <table:table-cell office:value-type="float" office:value="13.2981709130094">
            <text:p>13.3</text:p>
          </table:table-cell>
          <table:table-cell/>
        </table:table-row>
        <table:table-row table:style-name="ro1">
          <table:table-cell office:value-type="float" office:value="2588">
            <text:p>2588</text:p>
          </table:table-cell>
          <table:table-cell office:value-type="float" office:value="1.85750700590461">
            <text:p>1.86</text:p>
          </table:table-cell>
          <table:table-cell office:value-type="float" office:value="2174428199009.22">
            <text:p>2174428199009.22</text:p>
          </table:table-cell>
          <table:table-cell office:value-type="float" office:value="13.2653434027298">
            <text:p>13.27</text:p>
          </table:table-cell>
          <table:table-cell/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4.00591455463824">
            <text:p>4.01</text:p>
          </table:table-cell>
          <table:table-cell office:value-type="float" office:value="2166530740548.53">
            <text:p>2166530740548.53</text:p>
          </table:table-cell>
          <table:table-cell office:value-type="float" office:value="23.6268404795256">
            <text:p>23.63</text:p>
          </table:table-cell>
          <table:table-cell/>
        </table:table-row>
        <table:table-row table:style-name="ro1">
          <table:table-cell office:value-type="float" office:value="2592">
            <text:p>2592</text:p>
          </table:table-cell>
          <table:table-cell office:value-type="float" office:value="4.53265964180197">
            <text:p>4.53</text:p>
          </table:table-cell>
          <table:table-cell office:value-type="float" office:value="2158686134290.33">
            <text:p>2158686134290.33</text:p>
          </table:table-cell>
          <table:table-cell office:value-type="float" office:value="30.1757402046506">
            <text:p>30.18</text:p>
          </table:table-cell>
          <table:table-cell/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5.84741253223579">
            <text:p>5.85</text:p>
          </table:table-cell>
          <table:table-cell office:value-type="float" office:value="2150893849706.45">
            <text:p>2150893849706.45</text:p>
          </table:table-cell>
          <table:table-cell office:value-type="float" office:value="17.2193976103689">
            <text:p>17.22</text:p>
          </table:table-cell>
          <table:table-cell/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0.373759706985788">
            <text:p>0.37</text:p>
          </table:table-cell>
          <table:table-cell office:value-type="float" office:value="2143153363357.3">
            <text:p>2143153363357.3</text:p>
          </table:table-cell>
          <table:table-cell office:value-type="float" office:value="7.30886717055249">
            <text:p>7.31</text:p>
          </table:table-cell>
          <table:table-cell/>
        </table:table-row>
        <table:table-row table:style-name="ro1">
          <table:table-cell office:value-type="float" office:value="2598">
            <text:p>2598</text:p>
          </table:table-cell>
          <table:table-cell office:value-type="float" office:value="1.33112940281292">
            <text:p>1.33</text:p>
          </table:table-cell>
          <table:table-cell office:value-type="float" office:value="2135464158784.38">
            <text:p>2135464158784.38</text:p>
          </table:table-cell>
          <table:table-cell office:value-type="float" office:value="16.9054643939198">
            <text:p>16.91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3.65589963069769">
            <text:p>3.66</text:p>
          </table:table-cell>
          <table:table-cell office:value-type="float" office:value="2127825726428.85">
            <text:p>2127825726428.85</text:p>
          </table:table-cell>
          <table:table-cell office:value-type="float" office:value="8.39949202164575">
            <text:p>8.4</text:p>
          </table:table-cell>
          <table:table-cell/>
        </table:table-row>
        <table:table-row table:style-name="ro1">
          <table:table-cell office:value-type="float" office:value="2602">
            <text:p>2602</text:p>
          </table:table-cell>
          <table:table-cell office:value-type="float" office:value="0.831922898337828">
            <text:p>0.83</text:p>
          </table:table-cell>
          <table:table-cell office:value-type="float" office:value="2120237563471.09">
            <text:p>2120237563471.09</text:p>
          </table:table-cell>
          <table:table-cell office:value-type="float" office:value="6.22935417080863">
            <text:p>6.23</text:p>
          </table:table-cell>
          <table:table-cell/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7.79186440584201">
            <text:p>7.79</text:p>
          </table:table-cell>
          <table:table-cell office:value-type="float" office:value="2112699173764.19">
            <text:p>2112699173764.19</text:p>
          </table:table-cell>
          <table:table-cell office:value-type="float" office:value="19.9868594057466">
            <text:p>19.99</text:p>
          </table:table-cell>
          <table:table-cell/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2.63892318464226">
            <text:p>2.64</text:p>
          </table:table-cell>
          <table:table-cell office:value-type="float" office:value="2105210067699.21">
            <text:p>2105210067699.21</text:p>
          </table:table-cell>
          <table:table-cell office:value-type="float" office:value="14.1957674523454">
            <text:p>14.2</text:p>
          </table:table-cell>
          <table:table-cell/>
        </table:table-row>
        <table:table-row table:style-name="ro1">
          <table:table-cell office:value-type="float" office:value="2608">
            <text:p>2608</text:p>
          </table:table-cell>
          <table:table-cell office:value-type="float" office:value="4.84402934116761">
            <text:p>4.84</text:p>
          </table:table-cell>
          <table:table-cell office:value-type="float" office:value="2097769762089.22">
            <text:p>2097769762089.22</text:p>
          </table:table-cell>
          <table:table-cell office:value-type="float" office:value="2.84974599989339">
            <text:p>2.85</text:p>
          </table:table-cell>
          <table:table-cell/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7.18780253180746">
            <text:p>7.19</text:p>
          </table:table-cell>
          <table:table-cell office:value-type="float" office:value="2090377780056.15">
            <text:p>2090377780056.15</text:p>
          </table:table-cell>
          <table:table-cell office:value-type="float" office:value="18.7948356919272">
            <text:p>18.79</text:p>
          </table:table-cell>
          <table:table-cell/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3.08961107385234">
            <text:p>3.09</text:p>
          </table:table-cell>
          <table:table-cell office:value-type="float" office:value="2083033650993.41">
            <text:p>2083033650993.41</text:p>
          </table:table-cell>
          <table:table-cell office:value-type="float" office:value="20.3292317459552">
            <text:p>20.33</text:p>
          </table:table-cell>
          <table:table-cell/>
        </table:table-row>
        <table:table-row table:style-name="ro1">
          <table:table-cell office:value-type="float" office:value="2614">
            <text:p>2614</text:p>
          </table:table-cell>
          <table:table-cell office:value-type="float" office:value="4.68092129098819">
            <text:p>4.68</text:p>
          </table:table-cell>
          <table:table-cell office:value-type="float" office:value="2075736910374.89">
            <text:p>2075736910374.89</text:p>
          </table:table-cell>
          <table:table-cell office:value-type="float" office:value="6.09957373706847">
            <text:p>6.1</text:p>
          </table:table-cell>
          <table:table-cell/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42.1791970414823">
            <text:p>42.18</text:p>
          </table:table-cell>
          <table:table-cell office:value-type="float" office:value="2068487099671.83">
            <text:p>2068487099671.83</text:p>
          </table:table-cell>
          <table:table-cell office:value-type="float" office:value="33.3783612972032">
            <text:p>33.38</text:p>
          </table:table-cell>
          <table:table-cell/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2.85589508313702">
            <text:p>2.86</text:p>
          </table:table-cell>
          <table:table-cell office:value-type="float" office:value="2061283766444.53">
            <text:p>2061283766444.53</text:p>
          </table:table-cell>
          <table:table-cell office:value-type="float" office:value="0.203051039717953">
            <text:p>0.2</text:p>
          </table:table-cell>
          <table:table-cell/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1.01442861438099">
            <text:p>1.01</text:p>
          </table:table-cell>
          <table:table-cell office:value-type="float" office:value="2054126463844.21">
            <text:p>2054126463844.21</text:p>
          </table:table-cell>
          <table:table-cell office:value-type="float" office:value="1.18249081142222">
            <text:p>1.18</text:p>
          </table:table-cell>
          <table:table-cell/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7.22857966902145">
            <text:p>7.23</text:p>
          </table:table-cell>
          <table:table-cell office:value-type="float" office:value="2047014750903.57">
            <text:p>2047014750903.57</text:p>
          </table:table-cell>
          <table:table-cell office:value-type="float" office:value="36.0856287563789">
            <text:p>36.09</text:p>
          </table:table-cell>
          <table:table-cell/>
        </table:table-row>
        <table:table-row table:style-name="ro1">
          <table:table-cell office:value-type="float" office:value="2624">
            <text:p>2624</text:p>
          </table:table-cell>
          <table:table-cell office:value-type="float" office:value="10.3564399221652">
            <text:p>10.36</text:p>
          </table:table-cell>
          <table:table-cell office:value-type="float" office:value="2039948192261.55">
            <text:p>2039948192261.55</text:p>
          </table:table-cell>
          <table:table-cell office:value-type="float" office:value="20.12077855293">
            <text:p>20.12</text:p>
          </table:table-cell>
          <table:table-cell/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17.0500282362138">
            <text:p>17.05</text:p>
          </table:table-cell>
          <table:table-cell office:value-type="float" office:value="2032926358100.8">
            <text:p>2032926358100.8</text:p>
          </table:table-cell>
          <table:table-cell office:value-type="float" office:value="2.62231861951293">
            <text:p>2.62</text:p>
          </table:table-cell>
          <table:table-cell/>
        </table:table-row>
        <table:table-row table:style-name="ro1">
          <table:table-cell office:value-type="float" office:value="2628">
            <text:p>2628</text:p>
          </table:table-cell>
          <table:table-cell office:value-type="float" office:value="0.00283098357751153">
            <text:p>0</text:p>
          </table:table-cell>
          <table:table-cell office:value-type="float" office:value="2025948824152.96">
            <text:p>2025948824152.96</text:p>
          </table:table-cell>
          <table:table-cell office:value-type="float" office:value="36.1076378851181">
            <text:p>36.11</text:p>
          </table:table-cell>
          <table:table-cell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2.35578777417723">
            <text:p>2.36</text:p>
          </table:table-cell>
          <table:table-cell office:value-type="float" office:value="2019015171395.47">
            <text:p>2019015171395.47</text:p>
          </table:table-cell>
          <table:table-cell office:value-type="float" office:value="0.911914923751115">
            <text:p>0.91</text:p>
          </table:table-cell>
          <table:table-cell/>
        </table:table-row>
        <table:table-row table:style-name="ro1">
          <table:table-cell office:value-type="float" office:value="2632">
            <text:p>2632</text:p>
          </table:table-cell>
          <table:table-cell office:value-type="float" office:value="1.41955770361087">
            <text:p>1.42</text:p>
          </table:table-cell>
          <table:table-cell office:value-type="float" office:value="2012124986190.88">
            <text:p>2012124986190.88</text:p>
          </table:table-cell>
          <table:table-cell office:value-type="float" office:value="23.9866371003881">
            <text:p>23.99</text:p>
          </table:table-cell>
          <table:table-cell/>
        </table:table-row>
        <table:table-row table:style-name="ro1">
          <table:table-cell office:value-type="float" office:value="2634">
            <text:p>2634</text:p>
          </table:table-cell>
          <table:table-cell office:value-type="float" office:value="0.6857242872052">
            <text:p>0.69</text:p>
          </table:table-cell>
          <table:table-cell office:value-type="float" office:value="2005277860078.96">
            <text:p>2005277860078.96</text:p>
          </table:table-cell>
          <table:table-cell office:value-type="float" office:value="1.02591375853047">
            <text:p>1.03</text:p>
          </table:table-cell>
          <table:table-cell/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3.70886874270285">
            <text:p>3.71</text:p>
          </table:table-cell>
          <table:table-cell office:value-type="float" office:value="1998473389654.57">
            <text:p>1998473389654.57</text:p>
          </table:table-cell>
          <table:table-cell office:value-type="float" office:value="7.99727775166267">
            <text:p>8</text:p>
          </table:table-cell>
          <table:table-cell/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7.88876340423113">
            <text:p>7.89</text:p>
          </table:table-cell>
          <table:table-cell office:value-type="float" office:value="1991711176884.89">
            <text:p>1991711176884.89</text:p>
          </table:table-cell>
          <table:table-cell office:value-type="float" office:value="11.8074871805911">
            <text:p>11.81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2.61570788367134">
            <text:p>2.62</text:p>
          </table:table-cell>
          <table:table-cell office:value-type="float" office:value="1984990828190.36">
            <text:p>1984990828190.36</text:p>
          </table:table-cell>
          <table:table-cell office:value-type="float" office:value="7.53295521745772">
            <text:p>7.53</text:p>
          </table:table-cell>
          <table:table-cell/>
        </table:table-row>
        <table:table-row table:style-name="ro1">
          <table:table-cell office:value-type="float" office:value="2642">
            <text:p>2642</text:p>
          </table:table-cell>
          <table:table-cell office:value-type="float" office:value="2.13714660144761">
            <text:p>2.14</text:p>
          </table:table-cell>
          <table:table-cell office:value-type="float" office:value="1978311955272.42">
            <text:p>1978311955272.42</text:p>
          </table:table-cell>
          <table:table-cell office:value-type="float" office:value="8.25576588112487">
            <text:p>8.26</text:p>
          </table:table-cell>
          <table:table-cell/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41.5063995254749">
            <text:p>41.51</text:p>
          </table:table-cell>
          <table:table-cell office:value-type="float" office:value="1971674174457.2">
            <text:p>1971674174457.2</text:p>
          </table:table-cell>
          <table:table-cell office:value-type="float" office:value="2.9966335680879">
            <text:p>3</text:p>
          </table:table-cell>
          <table:table-cell/>
        </table:table-row>
        <table:table-row table:style-name="ro1">
          <table:table-cell office:value-type="float" office:value="2646">
            <text:p>2646</text:p>
          </table:table-cell>
          <table:table-cell office:value-type="float" office:value="2.00489734146761">
            <text:p>2</text:p>
          </table:table-cell>
          <table:table-cell office:value-type="float" office:value="1965077107018.26">
            <text:p>1965077107018.26</text:p>
          </table:table-cell>
          <table:table-cell office:value-type="float" office:value="26.8566034423554">
            <text:p>26.86</text:p>
          </table:table-cell>
          <table:table-cell/>
        </table:table-row>
        <table:table-row table:style-name="ro1">
          <table:table-cell office:value-type="float" office:value="2648">
            <text:p>2648</text:p>
          </table:table-cell>
          <table:table-cell office:value-type="float" office:value="12.8687927896311">
            <text:p>12.87</text:p>
          </table:table-cell>
          <table:table-cell office:value-type="float" office:value="1958520378636.16">
            <text:p>1958520378636.16</text:p>
          </table:table-cell>
          <table:table-cell office:value-type="float" office:value="8.41823738832008">
            <text:p>8.42</text:p>
          </table:table-cell>
          <table:table-cell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0.0262911745496985">
            <text:p>0.03</text:p>
          </table:table-cell>
          <table:table-cell office:value-type="float" office:value="1952003619723.58">
            <text:p>1952003619723.58</text:p>
          </table:table-cell>
          <table:table-cell office:value-type="float" office:value="47.8620452269189">
            <text:p>47.86</text:p>
          </table:table-cell>
          <table:table-cell/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5.84056425269998">
            <text:p>5.84</text:p>
          </table:table-cell>
          <table:table-cell office:value-type="float" office:value="1945526465229.49">
            <text:p>1945526465229.49</text:p>
          </table:table-cell>
          <table:table-cell office:value-type="float" office:value="16.2069559411514">
            <text:p>16.21</text:p>
          </table:table-cell>
          <table:table-cell/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5.98713785607148">
            <text:p>5.99</text:p>
          </table:table-cell>
          <table:table-cell office:value-type="float" office:value="1939088554546.7">
            <text:p>1939088554546.7</text:p>
          </table:table-cell>
          <table:table-cell office:value-type="float" office:value="16.2305552665259">
            <text:p>16.23</text:p>
          </table:table-cell>
          <table:table-cell/>
        </table:table-row>
        <table:table-row table:style-name="ro1">
          <table:table-cell office:value-type="float" office:value="2656">
            <text:p>2656</text:p>
          </table:table-cell>
          <table:table-cell office:value-type="float" office:value="186.237213932577">
            <text:p>186.24</text:p>
          </table:table-cell>
          <table:table-cell office:value-type="float" office:value="1932689531226.28">
            <text:p>1932689531226.28</text:p>
          </table:table-cell>
          <table:table-cell office:value-type="float" office:value="17.8078964815867">
            <text:p>17.81</text:p>
          </table:table-cell>
          <table:table-cell/>
        </table:table-row>
        <table:table-row table:style-name="ro1">
          <table:table-cell office:value-type="float" office:value="2658">
            <text:p>2658</text:p>
          </table:table-cell>
          <table:table-cell office:value-type="float" office:value="11.0239324461136">
            <text:p>11.02</text:p>
          </table:table-cell>
          <table:table-cell office:value-type="float" office:value="1926329043912.98">
            <text:p>1926329043912.98</text:p>
          </table:table-cell>
          <table:table-cell office:value-type="float" office:value="2.75025257105891">
            <text:p>2.75</text:p>
          </table:table-cell>
          <table:table-cell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2.24544049843303">
            <text:p>2.25</text:p>
          </table:table-cell>
          <table:table-cell office:value-type="float" office:value="1920006744438.78">
            <text:p>1920006744438.78</text:p>
          </table:table-cell>
          <table:table-cell office:value-type="float" office:value="11.4537094360583">
            <text:p>11.45</text:p>
          </table:table-cell>
          <table:table-cell/>
        </table:table-row>
        <table:table-row table:style-name="ro1">
          <table:table-cell office:value-type="float" office:value="2662">
            <text:p>2662</text:p>
          </table:table-cell>
          <table:table-cell office:value-type="float" office:value="5.07355574424618">
            <text:p>5.07</text:p>
          </table:table-cell>
          <table:table-cell office:value-type="float" office:value="1913722289476.03">
            <text:p>1913722289476.03</text:p>
          </table:table-cell>
          <table:table-cell office:value-type="float" office:value="0.553456226807957">
            <text:p>0.55</text:p>
          </table:table-cell>
          <table:table-cell/>
        </table:table-row>
        <table:table-row table:style-name="ro1">
          <table:table-cell office:value-type="float" office:value="2664">
            <text:p>2664</text:p>
          </table:table-cell>
          <table:table-cell office:value-type="float" office:value="2.57131970497252">
            <text:p>2.57</text:p>
          </table:table-cell>
          <table:table-cell office:value-type="float" office:value="1907475339718.96">
            <text:p>1907475339718.96</text:p>
          </table:table-cell>
          <table:table-cell office:value-type="float" office:value="27.3481532888046">
            <text:p>27.35</text:p>
          </table:table-cell>
          <table:table-cell/>
        </table:table-row>
        <table:table-row table:style-name="ro1">
          <table:table-cell office:value-type="float" office:value="2666">
            <text:p>2666</text:p>
          </table:table-cell>
          <table:table-cell office:value-type="float" office:value="4.92236305233587">
            <text:p>4.92</text:p>
          </table:table-cell>
          <table:table-cell office:value-type="float" office:value="1901265559880.83">
            <text:p>1901265559880.83</text:p>
          </table:table-cell>
          <table:table-cell office:value-type="float" office:value="12.9201866888445">
            <text:p>12.92</text:p>
          </table:table-cell>
          <table:table-cell/>
        </table:table-row>
        <table:table-row table:style-name="ro1">
          <table:table-cell office:value-type="float" office:value="2668">
            <text:p>2668</text:p>
          </table:table-cell>
          <table:table-cell office:value-type="float" office:value="6.94122974452819">
            <text:p>6.94</text:p>
          </table:table-cell>
          <table:table-cell office:value-type="float" office:value="1895092618704.86">
            <text:p>1895092618704.86</text:p>
          </table:table-cell>
          <table:table-cell office:value-type="float" office:value="42.6920867891356">
            <text:p>42.69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2.63768073975476">
            <text:p>2.64</text:p>
          </table:table-cell>
          <table:table-cell office:value-type="float" office:value="1888956188877.6">
            <text:p>1888956188877.6</text:p>
          </table:table-cell>
          <table:table-cell office:value-type="float" office:value="4.44601557446985">
            <text:p>4.45</text:p>
          </table:table-cell>
          <table:table-cell/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1.29305768833657">
            <text:p>1.29</text:p>
          </table:table-cell>
          <table:table-cell office:value-type="float" office:value="1882855946959.52">
            <text:p>1882855946959.52</text:p>
          </table:table-cell>
          <table:table-cell office:value-type="float" office:value="20.7953819378258">
            <text:p>20.8</text:p>
          </table:table-cell>
          <table:table-cell/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0.552839847917941">
            <text:p>0.55</text:p>
          </table:table-cell>
          <table:table-cell office:value-type="float" office:value="1876791573346.86">
            <text:p>1876791573346.86</text:p>
          </table:table-cell>
          <table:table-cell office:value-type="float" office:value="28.6633821539451">
            <text:p>28.66</text:p>
          </table:table-cell>
          <table:table-cell/>
        </table:table-row>
        <table:table-row table:style-name="ro1">
          <table:table-cell office:value-type="float" office:value="2676">
            <text:p>2676</text:p>
          </table:table-cell>
          <table:table-cell office:value-type="float" office:value="9.62352408235227">
            <text:p>9.62</text:p>
          </table:table-cell>
          <table:table-cell office:value-type="float" office:value="1870762752227.56">
            <text:p>1870762752227.56</text:p>
          </table:table-cell>
          <table:table-cell office:value-type="float" office:value="27.442329780987">
            <text:p>27.44</text:p>
          </table:table-cell>
          <table:table-cell/>
        </table:table-row>
        <table:table-row table:style-name="ro1">
          <table:table-cell office:value-type="float" office:value="2678">
            <text:p>2678</text:p>
          </table:table-cell>
          <table:table-cell office:value-type="float" office:value="3.68656333997503">
            <text:p>3.69</text:p>
          </table:table-cell>
          <table:table-cell office:value-type="float" office:value="1864769171458.5">
            <text:p>1864769171458.5</text:p>
          </table:table-cell>
          <table:table-cell office:value-type="float" office:value="13.3725403191141">
            <text:p>13.37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4.26527956190683">
            <text:p>4.27</text:p>
          </table:table-cell>
          <table:table-cell office:value-type="float" office:value="1858810522604.26">
            <text:p>1858810522604.26</text:p>
          </table:table-cell>
          <table:table-cell office:value-type="float" office:value="21.8765228465756">
            <text:p>21.88</text:p>
          </table:table-cell>
          <table:table-cell/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0.529207044233283">
            <text:p>0.53</text:p>
          </table:table-cell>
          <table:table-cell office:value-type="float" office:value="1852886500840">
            <text:p>1852886500840</text:p>
          </table:table-cell>
          <table:table-cell office:value-type="float" office:value="17.0833180516972">
            <text:p>17.08</text:p>
          </table:table-cell>
          <table:table-cell/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1.43966210158146">
            <text:p>1.44</text:p>
          </table:table-cell>
          <table:table-cell office:value-type="float" office:value="1846996804855.98">
            <text:p>1846996804855.98</text:p>
          </table:table-cell>
          <table:table-cell office:value-type="float" office:value="11.6675942342856">
            <text:p>11.67</text:p>
          </table:table-cell>
          <table:table-cell/>
        </table:table-row>
        <table:table-row table:style-name="ro1">
          <table:table-cell office:value-type="float" office:value="2686">
            <text:p>2686</text:p>
          </table:table-cell>
          <table:table-cell office:value-type="float" office:value="1.38274873484988">
            <text:p>1.38</text:p>
          </table:table-cell>
          <table:table-cell office:value-type="float" office:value="1841141136885.5">
            <text:p>1841141136885.5</text:p>
          </table:table-cell>
          <table:table-cell office:value-type="float" office:value="25.477512736227">
            <text:p>25.48</text:p>
          </table:table-cell>
          <table:table-cell/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6.83216064233444">
            <text:p>6.83</text:p>
          </table:table-cell>
          <table:table-cell office:value-type="float" office:value="1835319202580.06">
            <text:p>1835319202580.06</text:p>
          </table:table-cell>
          <table:table-cell office:value-type="float" office:value="34.7292475164183">
            <text:p>34.73</text:p>
          </table:table-cell>
          <table:table-cell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2.60963088590516">
            <text:p>2.61</text:p>
          </table:table-cell>
          <table:table-cell office:value-type="float" office:value="1829530711031.4">
            <text:p>1829530711031.4</text:p>
          </table:table-cell>
          <table:table-cell office:value-type="float" office:value="1.61600751732487">
            <text:p>1.62</text:p>
          </table:table-cell>
          <table:table-cell/>
        </table:table-row>
        <table:table-row table:style-name="ro1">
          <table:table-cell office:value-type="float" office:value="2692">
            <text:p>2692</text:p>
          </table:table-cell>
          <table:table-cell office:value-type="float" office:value="10.7262265000255">
            <text:p>10.73</text:p>
          </table:table-cell>
          <table:table-cell office:value-type="float" office:value="1823775374692.66">
            <text:p>1823775374692.66</text:p>
          </table:table-cell>
          <table:table-cell office:value-type="float" office:value="41.2582928566406">
            <text:p>41.26</text:p>
          </table:table-cell>
          <table:table-cell/>
        </table:table-row>
        <table:table-row table:style-name="ro1">
          <table:table-cell office:value-type="float" office:value="2694">
            <text:p>2694</text:p>
          </table:table-cell>
          <table:table-cell office:value-type="float" office:value="9.73744896744305">
            <text:p>9.74</text:p>
          </table:table-cell>
          <table:table-cell office:value-type="float" office:value="1818052909231.63">
            <text:p>1818052909231.63</text:p>
          </table:table-cell>
          <table:table-cell office:value-type="float" office:value="24.9656400201922">
            <text:p>24.97</text:p>
          </table:table-cell>
          <table:table-cell/>
        </table:table-row>
        <table:table-row table:style-name="ro1">
          <table:table-cell office:value-type="float" office:value="2696">
            <text:p>2696</text:p>
          </table:table-cell>
          <table:table-cell office:value-type="float" office:value="0.313874522952016">
            <text:p>0.31</text:p>
          </table:table-cell>
          <table:table-cell office:value-type="float" office:value="1812363033698.42">
            <text:p>1812363033698.42</text:p>
          </table:table-cell>
          <table:table-cell office:value-type="float" office:value="37.183701317352">
            <text:p>37.18</text:p>
          </table:table-cell>
          <table:table-cell/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10.2192403944937">
            <text:p>10.22</text:p>
          </table:table-cell>
          <table:table-cell office:value-type="float" office:value="1806705470253.13">
            <text:p>1806705470253.13</text:p>
          </table:table-cell>
          <table:table-cell office:value-type="float" office:value="20.7490081183068">
            <text:p>20.75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.09351435028043">
            <text:p>2.09</text:p>
          </table:table-cell>
          <table:table-cell office:value-type="float" office:value="1801079944315.29">
            <text:p>1801079944315.29</text:p>
          </table:table-cell>
          <table:table-cell office:value-type="float" office:value="26.0987798206447">
            <text:p>26.1</text:p>
          </table:table-cell>
          <table:table-cell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3.75007880083223">
            <text:p>3.75</text:p>
          </table:table-cell>
          <table:table-cell office:value-type="float" office:value="1795486184322.84">
            <text:p>1795486184322.84</text:p>
          </table:table-cell>
          <table:table-cell office:value-type="float" office:value="8.04377344218292">
            <text:p>8.04</text:p>
          </table:table-cell>
          <table:table-cell/>
        </table:table-row>
        <table:table-row table:style-name="ro1">
          <table:table-cell office:value-type="float" office:value="2704">
            <text:p>2704</text:p>
          </table:table-cell>
          <table:table-cell office:value-type="float" office:value="2.67760264744408">
            <text:p>2.68</text:p>
          </table:table-cell>
          <table:table-cell office:value-type="float" office:value="1789923921871.08">
            <text:p>1789923921871.08</text:p>
          </table:table-cell>
          <table:table-cell office:value-type="float" office:value="13.0330268259447">
            <text:p>13.03</text:p>
          </table:table-cell>
          <table:table-cell/>
        </table:table-row>
        <table:table-row table:style-name="ro1">
          <table:table-cell office:value-type="float" office:value="2706">
            <text:p>2706</text:p>
          </table:table-cell>
          <table:table-cell office:value-type="float" office:value="0.758412061689793">
            <text:p>0.76</text:p>
          </table:table-cell>
          <table:table-cell office:value-type="float" office:value="1784392891551.16">
            <text:p>1784392891551.16</text:p>
          </table:table-cell>
          <table:table-cell office:value-type="float" office:value="10.7503837437747">
            <text:p>10.75</text:p>
          </table:table-cell>
          <table:table-cell/>
        </table:table-row>
        <table:table-row table:style-name="ro1">
          <table:table-cell office:value-type="float" office:value="2708">
            <text:p>2708</text:p>
          </table:table-cell>
          <table:table-cell office:value-type="float" office:value="1.18695108991511">
            <text:p>1.19</text:p>
          </table:table-cell>
          <table:table-cell office:value-type="float" office:value="1778892830946.64">
            <text:p>1778892830946.64</text:p>
          </table:table-cell>
          <table:table-cell office:value-type="float" office:value="26.8628639985262">
            <text:p>26.86</text:p>
          </table:table-cell>
          <table:table-cell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4.73029412798253">
            <text:p>4.73</text:p>
          </table:table-cell>
          <table:table-cell office:value-type="float" office:value="1773423480593.45">
            <text:p>1773423480593.45</text:p>
          </table:table-cell>
          <table:table-cell office:value-type="float" office:value="3.57992527034804">
            <text:p>3.58</text:p>
          </table:table-cell>
          <table:table-cell/>
        </table:table-row>
        <table:table-row table:style-name="ro1">
          <table:table-cell office:value-type="float" office:value="2712">
            <text:p>2712</text:p>
          </table:table-cell>
          <table:table-cell office:value-type="float" office:value="5.50599171291285">
            <text:p>5.51</text:p>
          </table:table-cell>
          <table:table-cell office:value-type="float" office:value="1767984583944.08">
            <text:p>1767984583944.08</text:p>
          </table:table-cell>
          <table:table-cell office:value-type="float" office:value="34.8445190946808">
            <text:p>34.84</text:p>
          </table:table-cell>
          <table:table-cell/>
        </table:table-row>
        <table:table-row table:style-name="ro1">
          <table:table-cell office:value-type="float" office:value="2714">
            <text:p>2714</text:p>
          </table:table-cell>
          <table:table-cell office:value-type="float" office:value="2.54647918341377">
            <text:p>2.55</text:p>
          </table:table-cell>
          <table:table-cell office:value-type="float" office:value="1762575887284.49">
            <text:p>1762575887284.49</text:p>
          </table:table-cell>
          <table:table-cell office:value-type="float" office:value="51.0950433667435">
            <text:p>51.1</text:p>
          </table:table-cell>
          <table:table-cell/>
        </table:table-row>
        <table:table-row table:style-name="ro1">
          <table:table-cell office:value-type="float" office:value="2716">
            <text:p>2716</text:p>
          </table:table-cell>
          <table:table-cell office:value-type="float" office:value="2.58922706784067">
            <text:p>2.59</text:p>
          </table:table-cell>
          <table:table-cell office:value-type="float" office:value="1757197139757.39">
            <text:p>1757197139757.39</text:p>
          </table:table-cell>
          <table:table-cell office:value-type="float" office:value="24.5808123322962">
            <text:p>24.58</text:p>
          </table:table-cell>
          <table:table-cell/>
        </table:table-row>
        <table:table-row table:style-name="ro1">
          <table:table-cell office:value-type="float" office:value="2718">
            <text:p>2718</text:p>
          </table:table-cell>
          <table:table-cell office:value-type="float" office:value="0.571481116661039">
            <text:p>0.57</text:p>
          </table:table-cell>
          <table:table-cell office:value-type="float" office:value="1751848093296.9">
            <text:p>1751848093296.9</text:p>
          </table:table-cell>
          <table:table-cell office:value-type="float" office:value="15.0414092497271">
            <text:p>15.04</text:p>
          </table:table-cell>
          <table:table-cell/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1.56905459540843">
            <text:p>1.57</text:p>
          </table:table-cell>
          <table:table-cell office:value-type="float" office:value="1746528502543.57">
            <text:p>1746528502543.57</text:p>
          </table:table-cell>
          <table:table-cell office:value-type="float" office:value="24.3077564277293">
            <text:p>24.31</text:p>
          </table:table-cell>
          <table:table-cell/>
        </table:table-row>
        <table:table-row table:style-name="ro1">
          <table:table-cell office:value-type="float" office:value="2722">
            <text:p>2722</text:p>
          </table:table-cell>
          <table:table-cell office:value-type="float" office:value="0.364406972122426">
            <text:p>0.36</text:p>
          </table:table-cell>
          <table:table-cell office:value-type="float" office:value="1741238124891.56">
            <text:p>1741238124891.56</text:p>
          </table:table-cell>
          <table:table-cell office:value-type="float" office:value="1.41407786288353">
            <text:p>1.41</text:p>
          </table:table-cell>
          <table:table-cell/>
        </table:table-row>
        <table:table-row table:style-name="ro1">
          <table:table-cell office:value-type="float" office:value="2724">
            <text:p>2724</text:p>
          </table:table-cell>
          <table:table-cell office:value-type="float" office:value="21.378540668949">
            <text:p>21.38</text:p>
          </table:table-cell>
          <table:table-cell office:value-type="float" office:value="1735976720402.19">
            <text:p>1735976720402.19</text:p>
          </table:table-cell>
          <table:table-cell office:value-type="float" office:value="28.7333666474984">
            <text:p>28.73</text:p>
          </table:table-cell>
          <table:table-cell/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2.5065788870793">
            <text:p>2.51</text:p>
          </table:table-cell>
          <table:table-cell office:value-type="float" office:value="1730744051704.96">
            <text:p>1730744051704.96</text:p>
          </table:table-cell>
          <table:table-cell office:value-type="float" office:value="8.09013454729842">
            <text:p>8.09</text:p>
          </table:table-cell>
          <table:table-cell/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1.77138282666583">
            <text:p>1.77</text:p>
          </table:table-cell>
          <table:table-cell office:value-type="float" office:value="1725539884136.44">
            <text:p>1725539884136.44</text:p>
          </table:table-cell>
          <table:table-cell office:value-type="float" office:value="14.4988446371117">
            <text:p>14.5</text:p>
          </table:table-cell>
          <table:table-cell/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38.2395932857262">
            <text:p>38.24</text:p>
          </table:table-cell>
          <table:table-cell office:value-type="float" office:value="1720363985548.43">
            <text:p>1720363985548.43</text:p>
          </table:table-cell>
          <table:table-cell office:value-type="float" office:value="2.18140687859184">
            <text:p>2.18</text:p>
          </table:table-cell>
          <table:table-cell/>
        </table:table-row>
        <table:table-row table:style-name="ro1">
          <table:table-cell office:value-type="float" office:value="2732">
            <text:p>2732</text:p>
          </table:table-cell>
          <table:table-cell office:value-type="float" office:value="5.27354557249747">
            <text:p>5.27</text:p>
          </table:table-cell>
          <table:table-cell office:value-type="float" office:value="1715216126217.06">
            <text:p>1715216126217.06</text:p>
          </table:table-cell>
          <table:table-cell office:value-type="float" office:value="34.0139427874265">
            <text:p>34.01</text:p>
          </table:table-cell>
          <table:table-cell/>
        </table:table-row>
        <table:table-row table:style-name="ro1">
          <table:table-cell office:value-type="float" office:value="2734">
            <text:p>2734</text:p>
          </table:table-cell>
          <table:table-cell office:value-type="float" office:value="9.10942486170678">
            <text:p>9.11</text:p>
          </table:table-cell>
          <table:table-cell office:value-type="float" office:value="1710096079126.4">
            <text:p>1710096079126.4</text:p>
          </table:table-cell>
          <table:table-cell office:value-type="float" office:value="30.6419122632304">
            <text:p>30.64</text:p>
          </table:table-cell>
          <table:table-cell/>
        </table:table-row>
        <table:table-row table:style-name="ro1">
          <table:table-cell office:value-type="float" office:value="2736">
            <text:p>2736</text:p>
          </table:table-cell>
          <table:table-cell office:value-type="float" office:value="0.286868795891401">
            <text:p>0.29</text:p>
          </table:table-cell>
          <table:table-cell office:value-type="float" office:value="1705003619574.28">
            <text:p>1705003619574.28</text:p>
          </table:table-cell>
          <table:table-cell office:value-type="float" office:value="14.0697080552117">
            <text:p>14.07</text:p>
          </table:table-cell>
          <table:table-cell/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0.723496675456676">
            <text:p>0.72</text:p>
          </table:table-cell>
          <table:table-cell office:value-type="float" office:value="1699938525290.7">
            <text:p>1699938525290.7</text:p>
          </table:table-cell>
          <table:table-cell office:value-type="float" office:value="33.0472074989267">
            <text:p>33.05</text:p>
          </table:table-cell>
          <table:table-cell/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11.8258215315804">
            <text:p>11.83</text:p>
          </table:table-cell>
          <table:table-cell office:value-type="float" office:value="1694900576432.99">
            <text:p>1694900576432.99</text:p>
          </table:table-cell>
          <table:table-cell office:value-type="float" office:value="6.82019684569475">
            <text:p>6.82</text:p>
          </table:table-cell>
          <table:table-cell/>
        </table:table-row>
        <table:table-row table:style-name="ro1">
          <table:table-cell office:value-type="float" office:value="2742">
            <text:p>2742</text:p>
          </table:table-cell>
          <table:table-cell office:value-type="float" office:value="11.5236584935309">
            <text:p>11.52</text:p>
          </table:table-cell>
          <table:table-cell office:value-type="float" office:value="1689889555533.19">
            <text:p>1689889555533.19</text:p>
          </table:table-cell>
          <table:table-cell office:value-type="float" office:value="4.52232017687251">
            <text:p>4.52</text:p>
          </table:table-cell>
          <table:table-cell/>
        </table:table-row>
        <table:table-row table:style-name="ro1">
          <table:table-cell office:value-type="float" office:value="2744">
            <text:p>2744</text:p>
          </table:table-cell>
          <table:table-cell office:value-type="float" office:value="22.6778269157999">
            <text:p>22.68</text:p>
          </table:table-cell>
          <table:table-cell office:value-type="float" office:value="1684905247403.25">
            <text:p>1684905247403.25</text:p>
          </table:table-cell>
          <table:table-cell office:value-type="float" office:value="12.8393060903956">
            <text:p>12.84</text:p>
          </table:table-cell>
          <table:table-cell/>
        </table:table-row>
        <table:table-row table:style-name="ro1">
          <table:table-cell office:value-type="float" office:value="2746">
            <text:p>2746</text:p>
          </table:table-cell>
          <table:table-cell office:value-type="float" office:value="0.14841784784986">
            <text:p>0.15</text:p>
          </table:table-cell>
          <table:table-cell office:value-type="float" office:value="1679947439237.7">
            <text:p>1679947439237.7</text:p>
          </table:table-cell>
          <table:table-cell office:value-type="float" office:value="13.2737871224396">
            <text:p>13.27</text:p>
          </table:table-cell>
          <table:table-cell/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1.48120834398125">
            <text:p>1.48</text:p>
          </table:table-cell>
          <table:table-cell office:value-type="float" office:value="1675015920381.37">
            <text:p>1675015920381.37</text:p>
          </table:table-cell>
          <table:table-cell office:value-type="float" office:value="26.8028305400439">
            <text:p>26.8</text:p>
          </table:table-cell>
          <table:table-cell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4.42996477729042">
            <text:p>4.43</text:p>
          </table:table-cell>
          <table:table-cell office:value-type="float" office:value="1670110482512.26">
            <text:p>1670110482512.26</text:p>
          </table:table-cell>
          <table:table-cell office:value-type="float" office:value="46.0437234071637">
            <text:p>46.04</text:p>
          </table:table-cell>
          <table:table-cell/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3.78448496955609">
            <text:p>3.78</text:p>
          </table:table-cell>
          <table:table-cell office:value-type="float" office:value="1665230919477.76">
            <text:p>1665230919477.76</text:p>
          </table:table-cell>
          <table:table-cell office:value-type="float" office:value="16.0257755676775">
            <text:p>16.03</text:p>
          </table:table-cell>
          <table:table-cell/>
        </table:table-row>
        <table:table-row table:style-name="ro1">
          <table:table-cell office:value-type="float" office:value="2754">
            <text:p>2754</text:p>
          </table:table-cell>
          <table:table-cell office:value-type="float" office:value="6.29480931595418">
            <text:p>6.29</text:p>
          </table:table-cell>
          <table:table-cell office:value-type="float" office:value="1660377027313.93">
            <text:p>1660377027313.93</text:p>
          </table:table-cell>
          <table:table-cell office:value-type="float" office:value="2.00140918750222">
            <text:p>2</text:p>
          </table:table-cell>
          <table:table-cell/>
        </table:table-row>
        <table:table-row table:style-name="ro1">
          <table:table-cell office:value-type="float" office:value="2756">
            <text:p>2756</text:p>
          </table:table-cell>
          <table:table-cell office:value-type="float" office:value="7.83613013581804">
            <text:p>7.84</text:p>
          </table:table-cell>
          <table:table-cell office:value-type="float" office:value="1655548604227.66">
            <text:p>1655548604227.66</text:p>
          </table:table-cell>
          <table:table-cell office:value-type="float" office:value="5.91260666671275">
            <text:p>5.91</text:p>
          </table:table-cell>
          <table:table-cell/>
        </table:table-row>
        <table:table-row table:style-name="ro1">
          <table:table-cell office:value-type="float" office:value="2758">
            <text:p>2758</text:p>
          </table:table-cell>
          <table:table-cell office:value-type="float" office:value="12.474478900051">
            <text:p>12.47</text:p>
          </table:table-cell>
          <table:table-cell office:value-type="float" office:value="1650745450470.37">
            <text:p>1650745450470.37</text:p>
          </table:table-cell>
          <table:table-cell office:value-type="float" office:value="2.93960244454657">
            <text:p>2.94</text:p>
          </table:table-cell>
          <table:table-cell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15.0785042225191">
            <text:p>15.08</text:p>
          </table:table-cell>
          <table:table-cell office:value-type="float" office:value="1645967368490.6">
            <text:p>1645967368490.6</text:p>
          </table:table-cell>
          <table:table-cell office:value-type="float" office:value="26.2965730025094">
            <text:p>26.3</text:p>
          </table:table-cell>
          <table:table-cell/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0.263001831904724">
            <text:p>0.26</text:p>
          </table:table-cell>
          <table:table-cell office:value-type="float" office:value="1641214162763.15">
            <text:p>1641214162763.15</text:p>
          </table:table-cell>
          <table:table-cell office:value-type="float" office:value="2.39535896859947">
            <text:p>2.4</text:p>
          </table:table-cell>
          <table:table-cell/>
        </table:table-row>
        <table:table-row table:style-name="ro1">
          <table:table-cell office:value-type="float" office:value="2764">
            <text:p>2764</text:p>
          </table:table-cell>
          <table:table-cell office:value-type="float" office:value="1.04526260487685">
            <text:p>1.05</text:p>
          </table:table-cell>
          <table:table-cell office:value-type="float" office:value="1636485639755.09">
            <text:p>1636485639755.09</text:p>
          </table:table-cell>
          <table:table-cell office:value-type="float" office:value="24.225885389495">
            <text:p>24.23</text:p>
          </table:table-cell>
          <table:table-cell/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3.92038087272147">
            <text:p>3.92</text:p>
          </table:table-cell>
          <table:table-cell office:value-type="float" office:value="1631781608008.24">
            <text:p>1631781608008.24</text:p>
          </table:table-cell>
          <table:table-cell office:value-type="float" office:value="12.7998354853959">
            <text:p>12.8</text:p>
          </table:table-cell>
          <table:table-cell/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3.8906448835689">
            <text:p>3.89</text:p>
          </table:table-cell>
          <table:table-cell office:value-type="float" office:value="1627101878015.67">
            <text:p>1627101878015.67</text:p>
          </table:table-cell>
          <table:table-cell office:value-type="float" office:value="15.3568613521742">
            <text:p>15.36</text:p>
          </table:table-cell>
          <table:table-cell/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7.9963856236943">
            <text:p>8</text:p>
          </table:table-cell>
          <table:table-cell office:value-type="float" office:value="1622446262241.32">
            <text:p>1622446262241.32</text:p>
          </table:table-cell>
          <table:table-cell office:value-type="float" office:value="11.2818680493838">
            <text:p>11.28</text:p>
          </table:table-cell>
          <table:table-cell/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20.300267497394">
            <text:p>20.3</text:p>
          </table:table-cell>
          <table:table-cell office:value-type="float" office:value="1617814575096.68">
            <text:p>1617814575096.68</text:p>
          </table:table-cell>
          <table:table-cell office:value-type="float" office:value="8.122842574613">
            <text:p>8.12</text:p>
          </table:table-cell>
          <table:table-cell/>
        </table:table-row>
        <table:table-row table:style-name="ro1">
          <table:table-cell office:value-type="float" office:value="2774">
            <text:p>2774</text:p>
          </table:table-cell>
          <table:table-cell office:value-type="float" office:value="6.34260520722588">
            <text:p>6.34</text:p>
          </table:table-cell>
          <table:table-cell office:value-type="float" office:value="1613206632921.08">
            <text:p>1613206632921.08</text:p>
          </table:table-cell>
          <table:table-cell office:value-type="float" office:value="31.3226656836442">
            <text:p>31.32</text:p>
          </table:table-cell>
          <table:table-cell/>
        </table:table-row>
        <table:table-row table:style-name="ro1">
          <table:table-cell office:value-type="float" office:value="2776">
            <text:p>2776</text:p>
          </table:table-cell>
          <table:table-cell office:value-type="float" office:value="7.35467881985194">
            <text:p>7.35</text:p>
          </table:table-cell>
          <table:table-cell office:value-type="float" office:value="1608622253870.25">
            <text:p>1608622253870.25</text:p>
          </table:table-cell>
          <table:table-cell office:value-type="float" office:value="22.6043989660147">
            <text:p>22.6</text:p>
          </table:table-cell>
          <table:table-cell/>
        </table:table-row>
        <table:table-row table:style-name="ro1">
          <table:table-cell office:value-type="float" office:value="2778">
            <text:p>2778</text:p>
          </table:table-cell>
          <table:table-cell office:value-type="float" office:value="5.41438569783761">
            <text:p>5.41</text:p>
          </table:table-cell>
          <table:table-cell office:value-type="float" office:value="1604061258022.58">
            <text:p>1604061258022.58</text:p>
          </table:table-cell>
          <table:table-cell office:value-type="float" office:value="13.6690384796753">
            <text:p>13.67</text:p>
          </table:table-cell>
          <table:table-cell/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11.4280128422452">
            <text:p>11.43</text:p>
          </table:table-cell>
          <table:table-cell office:value-type="float" office:value="1599523467294.4">
            <text:p>1599523467294.4</text:p>
          </table:table-cell>
          <table:table-cell office:value-type="float" office:value="37.4427461763657">
            <text:p>37.44</text:p>
          </table:table-cell>
          <table:table-cell/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0.621166096243266">
            <text:p>0.62</text:p>
          </table:table-cell>
          <table:table-cell office:value-type="float" office:value="1595008705343.95">
            <text:p>1595008705343.95</text:p>
          </table:table-cell>
          <table:table-cell office:value-type="float" office:value="2.25437301252623">
            <text:p>2.25</text:p>
          </table:table-cell>
          <table:table-cell/>
        </table:table-row>
        <table:table-row table:style-name="ro1">
          <table:table-cell office:value-type="float" office:value="2784">
            <text:p>2784</text:p>
          </table:table-cell>
          <table:table-cell office:value-type="float" office:value="3.87427959484462">
            <text:p>3.87</text:p>
          </table:table-cell>
          <table:table-cell office:value-type="float" office:value="1590516797721.66">
            <text:p>1590516797721.66</text:p>
          </table:table-cell>
          <table:table-cell office:value-type="float" office:value="8.67581982115167">
            <text:p>8.68</text:p>
          </table:table-cell>
          <table:table-cell/>
        </table:table-row>
        <table:table-row table:style-name="ro1">
          <table:table-cell office:value-type="float" office:value="2786">
            <text:p>2786</text:p>
          </table:table-cell>
          <table:table-cell office:value-type="float" office:value="7.65450787870893">
            <text:p>7.65</text:p>
          </table:table-cell>
          <table:table-cell office:value-type="float" office:value="1586047571698.68">
            <text:p>1586047571698.68</text:p>
          </table:table-cell>
          <table:table-cell office:value-type="float" office:value="11.1213978165348">
            <text:p>11.12</text:p>
          </table:table-cell>
          <table:table-cell/>
        </table:table-row>
        <table:table-row table:style-name="ro1">
          <table:table-cell office:value-type="float" office:value="2788">
            <text:p>2788</text:p>
          </table:table-cell>
          <table:table-cell office:value-type="float" office:value="3.67120916074127">
            <text:p>3.67</text:p>
          </table:table-cell>
          <table:table-cell office:value-type="float" office:value="1581600856265.34">
            <text:p>1581600856265.34</text:p>
          </table:table-cell>
          <table:table-cell office:value-type="float" office:value="9.55281860062079">
            <text:p>9.55</text:p>
          </table:table-cell>
          <table:table-cell/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1.10523203622566">
            <text:p>1.11</text:p>
          </table:table-cell>
          <table:table-cell office:value-type="float" office:value="1577176482195.81">
            <text:p>1577176482195.81</text:p>
          </table:table-cell>
          <table:table-cell office:value-type="float" office:value="47.252447286712">
            <text:p>47.25</text:p>
          </table:table-cell>
          <table:table-cell/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6.47759275548628">
            <text:p>6.48</text:p>
          </table:table-cell>
          <table:table-cell office:value-type="float" office:value="1572774281889.54">
            <text:p>1572774281889.54</text:p>
          </table:table-cell>
          <table:table-cell office:value-type="float" office:value="1.11114824774181">
            <text:p>1.11</text:p>
          </table:table-cell>
          <table:table-cell/>
        </table:table-row>
        <table:table-row table:style-name="ro1">
          <table:table-cell office:value-type="float" office:value="2794">
            <text:p>2794</text:p>
          </table:table-cell>
          <table:table-cell office:value-type="float" office:value="6.26490299683306">
            <text:p>6.26</text:p>
          </table:table-cell>
          <table:table-cell office:value-type="float" office:value="1568394089550.43">
            <text:p>1568394089550.43</text:p>
          </table:table-cell>
          <table:table-cell office:value-type="float" office:value="5.27799147895494">
            <text:p>5.28</text:p>
          </table:table-cell>
          <table:table-cell/>
        </table:table-row>
        <table:table-row table:style-name="ro1">
          <table:table-cell office:value-type="float" office:value="2796">
            <text:p>2796</text:p>
          </table:table-cell>
          <table:table-cell office:value-type="float" office:value="6.13069672318674">
            <text:p>6.13</text:p>
          </table:table-cell>
          <table:table-cell office:value-type="float" office:value="1564035740873.01">
            <text:p>1564035740873.01</text:p>
          </table:table-cell>
          <table:table-cell office:value-type="float" office:value="10.9700831591246">
            <text:p>10.97</text:p>
          </table:table-cell>
          <table:table-cell/>
        </table:table-row>
        <table:table-row table:style-name="ro1">
          <table:table-cell office:value-type="float" office:value="2798">
            <text:p>2798</text:p>
          </table:table-cell>
          <table:table-cell office:value-type="float" office:value="4.08343309793731">
            <text:p>4.08</text:p>
          </table:table-cell>
          <table:table-cell office:value-type="float" office:value="1559699073342.2">
            <text:p>1559699073342.2</text:p>
          </table:table-cell>
          <table:table-cell office:value-type="float" office:value="9.65566100334128">
            <text:p>9.66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0.0048890681556">
            <text:p>10</text:p>
          </table:table-cell>
          <table:table-cell office:value-type="float" office:value="1555383925968.98">
            <text:p>1555383925968.98</text:p>
          </table:table-cell>
          <table:table-cell office:value-type="float" office:value="13.9498102158083">
            <text:p>13.95</text:p>
          </table:table-cell>
          <table:table-cell/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5.92011478096782">
            <text:p>5.92</text:p>
          </table:table-cell>
          <table:table-cell office:value-type="float" office:value="1551090139398.32">
            <text:p>1551090139398.32</text:p>
          </table:table-cell>
          <table:table-cell office:value-type="float" office:value="15.7157710873203">
            <text:p>15.72</text:p>
          </table:table-cell>
          <table:table-cell/>
        </table:table-row>
        <table:table-row table:style-name="ro1">
          <table:table-cell office:value-type="float" office:value="2804">
            <text:p>2804</text:p>
          </table:table-cell>
          <table:table-cell office:value-type="float" office:value="1.80245100253281">
            <text:p>1.8</text:p>
          </table:table-cell>
          <table:table-cell office:value-type="float" office:value="1546817555903.99">
            <text:p>1546817555903.99</text:p>
          </table:table-cell>
          <table:table-cell office:value-type="float" office:value="32.9447736744355">
            <text:p>32.94</text:p>
          </table:table-cell>
          <table:table-cell/>
        </table:table-row>
        <table:table-row table:style-name="ro1">
          <table:table-cell office:value-type="float" office:value="2806">
            <text:p>2806</text:p>
          </table:table-cell>
          <table:table-cell office:value-type="float" office:value="37.0903462034547">
            <text:p>37.09</text:p>
          </table:table-cell>
          <table:table-cell office:value-type="float" office:value="1542566019225.99">
            <text:p>1542566019225.99</text:p>
          </table:table-cell>
          <table:table-cell office:value-type="float" office:value="11.6127763282365">
            <text:p>11.61</text:p>
          </table:table-cell>
          <table:table-cell/>
        </table:table-row>
        <table:table-row table:style-name="ro1">
          <table:table-cell office:value-type="float" office:value="2808">
            <text:p>2808</text:p>
          </table:table-cell>
          <table:table-cell office:value-type="float" office:value="10.7389364932044">
            <text:p>10.74</text:p>
          </table:table-cell>
          <table:table-cell office:value-type="float" office:value="1538335374604.13">
            <text:p>1538335374604.13</text:p>
          </table:table-cell>
          <table:table-cell office:value-type="float" office:value="26.8520560837499">
            <text:p>26.85</text:p>
          </table:table-cell>
          <table:table-cell/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1.44844185889032">
            <text:p>1.45</text:p>
          </table:table-cell>
          <table:table-cell office:value-type="float" office:value="1534125468980.31">
            <text:p>1534125468980.31</text:p>
          </table:table-cell>
          <table:table-cell office:value-type="float" office:value="4.70314955919056">
            <text:p>4.7</text:p>
          </table:table-cell>
          <table:table-cell/>
        </table:table-row>
        <table:table-row table:style-name="ro1">
          <table:table-cell office:value-type="float" office:value="2812">
            <text:p>2812</text:p>
          </table:table-cell>
          <table:table-cell office:value-type="float" office:value="4.4504074784748">
            <text:p>4.45</text:p>
          </table:table-cell>
          <table:table-cell office:value-type="float" office:value="1529936150655.21">
            <text:p>1529936150655.21</text:p>
          </table:table-cell>
          <table:table-cell office:value-type="float" office:value="7.97421071415151">
            <text:p>7.97</text:p>
          </table:table-cell>
          <table:table-cell/>
        </table:table-row>
        <table:table-row table:style-name="ro1">
          <table:table-cell office:value-type="float" office:value="2814">
            <text:p>2814</text:p>
          </table:table-cell>
          <table:table-cell office:value-type="float" office:value="17.8122547772975">
            <text:p>17.81</text:p>
          </table:table-cell>
          <table:table-cell office:value-type="float" office:value="1525767269457.86">
            <text:p>1525767269457.86</text:p>
          </table:table-cell>
          <table:table-cell office:value-type="float" office:value="13.1227709384539">
            <text:p>13.12</text:p>
          </table:table-cell>
          <table:table-cell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3.58021467751661">
            <text:p>3.58</text:p>
          </table:table-cell>
          <table:table-cell office:value-type="float" office:value="1521618676708.27">
            <text:p>1521618676708.27</text:p>
          </table:table-cell>
          <table:table-cell office:value-type="float" office:value="20.0402532788226">
            <text:p>20.04</text:p>
          </table:table-cell>
          <table:table-cell/>
        </table:table-row>
        <table:table-row table:style-name="ro1">
          <table:table-cell office:value-type="float" office:value="2818">
            <text:p>2818</text:p>
          </table:table-cell>
          <table:table-cell office:value-type="float" office:value="9.88622701835484">
            <text:p>9.89</text:p>
          </table:table-cell>
          <table:table-cell office:value-type="float" office:value="1517490225102.46">
            <text:p>1517490225102.46</text:p>
          </table:table-cell>
          <table:table-cell office:value-type="float" office:value="18.4042594811211">
            <text:p>18.4</text:p>
          </table:table-cell>
          <table:table-cell/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1.88233960311298">
            <text:p>1.88</text:p>
          </table:table-cell>
          <table:table-cell office:value-type="float" office:value="1513381768807.73">
            <text:p>1513381768807.73</text:p>
          </table:table-cell>
          <table:table-cell office:value-type="float" office:value="8.02595829428773">
            <text:p>8.03</text:p>
          </table:table-cell>
          <table:table-cell/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3.89789390264262">
            <text:p>3.9</text:p>
          </table:table-cell>
          <table:table-cell office:value-type="float" office:value="1509293163419.8">
            <text:p>1509293163419.8</text:p>
          </table:table-cell>
          <table:table-cell office:value-type="float" office:value="36.6821098156799">
            <text:p>36.68</text:p>
          </table:table-cell>
          <table:table-cell/>
        </table:table-row>
        <table:table-row table:style-name="ro1">
          <table:table-cell office:value-type="float" office:value="2824">
            <text:p>2824</text:p>
          </table:table-cell>
          <table:table-cell office:value-type="float" office:value="2.31286382810499">
            <text:p>2.31</text:p>
          </table:table-cell>
          <table:table-cell office:value-type="float" office:value="1505224265908.93">
            <text:p>1505224265908.93</text:p>
          </table:table-cell>
          <table:table-cell office:value-type="float" office:value="0.739351578801001">
            <text:p>0.74</text:p>
          </table:table-cell>
          <table:table-cell/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2.6310415290139">
            <text:p>2.63</text:p>
          </table:table-cell>
          <table:table-cell office:value-type="float" office:value="1501174934628.98">
            <text:p>1501174934628.98</text:p>
          </table:table-cell>
          <table:table-cell office:value-type="float" office:value="9.32232074502133">
            <text:p>9.32</text:p>
          </table:table-cell>
          <table:table-cell/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6.16176602295224">
            <text:p>6.16</text:p>
          </table:table-cell>
          <table:table-cell office:value-type="float" office:value="1497145029283.74">
            <text:p>1497145029283.74</text:p>
          </table:table-cell>
          <table:table-cell office:value-type="float" office:value="50.3949201993271">
            <text:p>50.39</text:p>
          </table:table-cell>
          <table:table-cell/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27.6835414758577">
            <text:p>27.68</text:p>
          </table:table-cell>
          <table:table-cell office:value-type="float" office:value="1493134410934.16">
            <text:p>1493134410934.16</text:p>
          </table:table-cell>
          <table:table-cell office:value-type="float" office:value="3.7373195561783">
            <text:p>3.74</text:p>
          </table:table-cell>
          <table:table-cell/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14.0489779973231">
            <text:p>14.05</text:p>
          </table:table-cell>
          <table:table-cell office:value-type="float" office:value="1489142942022.11">
            <text:p>1489142942022.11</text:p>
          </table:table-cell>
          <table:table-cell office:value-type="float" office:value="1.28368352543692">
            <text:p>1.28</text:p>
          </table:table-cell>
          <table:table-cell/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6.17341400960416">
            <text:p>6.17</text:p>
          </table:table-cell>
          <table:table-cell office:value-type="float" office:value="1485170486197.87">
            <text:p>1485170486197.87</text:p>
          </table:table-cell>
          <table:table-cell office:value-type="float" office:value="11.0241056272036">
            <text:p>11.02</text:p>
          </table:table-cell>
          <table:table-cell/>
        </table:table-row>
        <table:table-row table:style-name="ro1">
          <table:table-cell office:value-type="float" office:value="2836">
            <text:p>2836</text:p>
          </table:table-cell>
          <table:table-cell office:value-type="float" office:value="7.88758503308937">
            <text:p>7.89</text:p>
          </table:table-cell>
          <table:table-cell office:value-type="float" office:value="1481216908465.81">
            <text:p>1481216908465.81</text:p>
          </table:table-cell>
          <table:table-cell office:value-type="float" office:value="47.0461768723286">
            <text:p>47.05</text:p>
          </table:table-cell>
          <table:table-cell/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7.24965671400586">
            <text:p>7.25</text:p>
          </table:table-cell>
          <table:table-cell office:value-type="float" office:value="1477282075096.08">
            <text:p>1477282075096.08</text:p>
          </table:table-cell>
          <table:table-cell office:value-type="float" office:value="3.64950580656122">
            <text:p>3.65</text:p>
          </table:table-cell>
          <table:table-cell/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9.6412038784195">
            <text:p>9.64</text:p>
          </table:table-cell>
          <table:table-cell office:value-type="float" office:value="1473365853674.23">
            <text:p>1473365853674.23</text:p>
          </table:table-cell>
          <table:table-cell office:value-type="float" office:value="17.407556673182">
            <text:p>17.41</text:p>
          </table:table-cell>
          <table:table-cell/>
        </table:table-row>
        <table:table-row table:style-name="ro1">
          <table:table-cell office:value-type="float" office:value="2842">
            <text:p>2842</text:p>
          </table:table-cell>
          <table:table-cell office:value-type="float" office:value="7.91686687661496">
            <text:p>7.92</text:p>
          </table:table-cell>
          <table:table-cell office:value-type="float" office:value="1469468113004.31">
            <text:p>1469468113004.31</text:p>
          </table:table-cell>
          <table:table-cell office:value-type="float" office:value="11.7905278258995">
            <text:p>11.79</text:p>
          </table:table-cell>
          <table:table-cell/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3.42056885270171">
            <text:p>3.42</text:p>
          </table:table-cell>
          <table:table-cell office:value-type="float" office:value="1465588723081.79">
            <text:p>1465588723081.79</text:p>
          </table:table-cell>
          <table:table-cell office:value-type="float" office:value="9.19724527963984">
            <text:p>9.2</text:p>
          </table:table-cell>
          <table:table-cell/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1.21892223597344">
            <text:p>1.22</text:p>
          </table:table-cell>
          <table:table-cell office:value-type="float" office:value="1461727555205.55">
            <text:p>1461727555205.55</text:p>
          </table:table-cell>
          <table:table-cell office:value-type="float" office:value="31.120606181923">
            <text:p>31.12</text:p>
          </table:table-cell>
          <table:table-cell/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3.98494641546337">
            <text:p>3.98</text:p>
          </table:table-cell>
          <table:table-cell office:value-type="float" office:value="1457884481850.32">
            <text:p>1457884481850.32</text:p>
          </table:table-cell>
          <table:table-cell office:value-type="float" office:value="12.468407102671">
            <text:p>12.47</text:p>
          </table:table-cell>
          <table:table-cell/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8.86632141259108">
            <text:p>8.87</text:p>
          </table:table-cell>
          <table:table-cell office:value-type="float" office:value="1454059376633.07">
            <text:p>1454059376633.07</text:p>
          </table:table-cell>
          <table:table-cell office:value-type="float" office:value="24.2838627269727">
            <text:p>24.28</text:p>
          </table:table-cell>
          <table:table-cell/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8.2591046111013">
            <text:p>8.26</text:p>
          </table:table-cell>
          <table:table-cell office:value-type="float" office:value="1450252114452.79">
            <text:p>1450252114452.79</text:p>
          </table:table-cell>
          <table:table-cell office:value-type="float" office:value="7.31771066684196">
            <text:p>7.32</text:p>
          </table:table-cell>
          <table:table-cell/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3.49093740922964">
            <text:p>3.49</text:p>
          </table:table-cell>
          <table:table-cell office:value-type="float" office:value="1446462571297.49">
            <text:p>1446462571297.49</text:p>
          </table:table-cell>
          <table:table-cell office:value-type="float" office:value="18.6566252210614">
            <text:p>18.66</text:p>
          </table:table-cell>
          <table:table-cell/>
        </table:table-row>
        <table:table-row table:style-name="ro1">
          <table:table-cell office:value-type="float" office:value="2856">
            <text:p>2856</text:p>
          </table:table-cell>
          <table:table-cell office:value-type="float" office:value="19.3840558987356">
            <text:p>19.38</text:p>
          </table:table-cell>
          <table:table-cell office:value-type="float" office:value="1442690624352.42">
            <text:p>1442690624352.42</text:p>
          </table:table-cell>
          <table:table-cell office:value-type="float" office:value="0.465555761365724">
            <text:p>0.47</text:p>
          </table:table-cell>
          <table:table-cell/>
        </table:table-row>
        <table:table-row table:style-name="ro1">
          <table:table-cell office:value-type="float" office:value="2858">
            <text:p>2858</text:p>
          </table:table-cell>
          <table:table-cell office:value-type="float" office:value="9.32443238285509">
            <text:p>9.32</text:p>
          </table:table-cell>
          <table:table-cell office:value-type="float" office:value="1438936151863.75">
            <text:p>1438936151863.75</text:p>
          </table:table-cell>
          <table:table-cell office:value-type="float" office:value="26.0206688315601">
            <text:p>26.02</text:p>
          </table:table-cell>
          <table:table-cell/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4.19288224145311">
            <text:p>4.19</text:p>
          </table:table-cell>
          <table:table-cell office:value-type="float" office:value="1435199033291.36">
            <text:p>1435199033291.36</text:p>
          </table:table-cell>
          <table:table-cell office:value-type="float" office:value="23.6814956820434">
            <text:p>23.68</text:p>
          </table:table-cell>
          <table:table-cell/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4.83417153859392">
            <text:p>4.83</text:p>
          </table:table-cell>
          <table:table-cell office:value-type="float" office:value="1431479149198.05">
            <text:p>1431479149198.05</text:p>
          </table:table-cell>
          <table:table-cell office:value-type="float" office:value="4.82190433135392">
            <text:p>4.82</text:p>
          </table:table-cell>
          <table:table-cell/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1.34382410985108">
            <text:p>1.34</text:p>
          </table:table-cell>
          <table:table-cell office:value-type="float" office:value="1427776381194.64">
            <text:p>1427776381194.64</text:p>
          </table:table-cell>
          <table:table-cell office:value-type="float" office:value="14.6747978141205">
            <text:p>14.67</text:p>
          </table:table-cell>
          <table:table-cell/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8.31660385678258">
            <text:p>8.32</text:p>
          </table:table-cell>
          <table:table-cell office:value-type="float" office:value="1424090612036.87">
            <text:p>1424090612036.87</text:p>
          </table:table-cell>
          <table:table-cell office:value-type="float" office:value="30.3699317205327">
            <text:p>30.37</text:p>
          </table:table-cell>
          <table:table-cell/>
        </table:table-row>
        <table:table-row table:style-name="ro1">
          <table:table-cell office:value-type="float" office:value="2868">
            <text:p>2868</text:p>
          </table:table-cell>
          <table:table-cell office:value-type="float" office:value="6.53358301214329">
            <text:p>6.53</text:p>
          </table:table-cell>
          <table:table-cell office:value-type="float" office:value="1420421725498.94">
            <text:p>1420421725498.94</text:p>
          </table:table-cell>
          <table:table-cell office:value-type="float" office:value="28.2565355840234">
            <text:p>28.26</text:p>
          </table:table-cell>
          <table:table-cell/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11.9589455599837">
            <text:p>11.96</text:p>
          </table:table-cell>
          <table:table-cell office:value-type="float" office:value="1416769606442.71">
            <text:p>1416769606442.71</text:p>
          </table:table-cell>
          <table:table-cell office:value-type="float" office:value="37.6137930124452">
            <text:p>37.61</text:p>
          </table:table-cell>
          <table:table-cell/>
        </table:table-row>
        <table:table-row table:style-name="ro1">
          <table:table-cell office:value-type="float" office:value="2872">
            <text:p>2872</text:p>
          </table:table-cell>
          <table:table-cell office:value-type="float" office:value="5.66084119218489">
            <text:p>5.66</text:p>
          </table:table-cell>
          <table:table-cell office:value-type="float" office:value="1413134140828.89">
            <text:p>1413134140828.89</text:p>
          </table:table-cell>
          <table:table-cell office:value-type="float" office:value="25.6877283874909">
            <text:p>25.69</text:p>
          </table:table-cell>
          <table:table-cell/>
        </table:table-row>
        <table:table-row table:style-name="ro1">
          <table:table-cell office:value-type="float" office:value="2874">
            <text:p>2874</text:p>
          </table:table-cell>
          <table:table-cell office:value-type="float" office:value="4.82449172968882">
            <text:p>4.82</text:p>
          </table:table-cell>
          <table:table-cell office:value-type="float" office:value="1409515215587.16">
            <text:p>1409515215587.16</text:p>
          </table:table-cell>
          <table:table-cell office:value-type="float" office:value="8.40667402227733">
            <text:p>8.41</text:p>
          </table:table-cell>
          <table:table-cell/>
        </table:table-row>
        <table:table-row table:style-name="ro1">
          <table:table-cell office:value-type="float" office:value="2876">
            <text:p>2876</text:p>
          </table:table-cell>
          <table:table-cell office:value-type="float" office:value="8.61970222593772">
            <text:p>8.62</text:p>
          </table:table-cell>
          <table:table-cell office:value-type="float" office:value="1405912718664.47">
            <text:p>1405912718664.47</text:p>
          </table:table-cell>
          <table:table-cell office:value-type="float" office:value="3.97666090994554">
            <text:p>3.98</text:p>
          </table:table-cell>
          <table:table-cell/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6.9473438252078">
            <text:p>16.95</text:p>
          </table:table-cell>
          <table:table-cell office:value-type="float" office:value="1402326539121.41">
            <text:p>1402326539121.41</text:p>
          </table:table-cell>
          <table:table-cell office:value-type="float" office:value="19.9603026493443">
            <text:p>19.96</text:p>
          </table:table-cell>
          <table:table-cell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1.78381039635165">
            <text:p>1.78</text:p>
          </table:table-cell>
          <table:table-cell office:value-type="float" office:value="1398756566936.79">
            <text:p>1398756566936.79</text:p>
          </table:table-cell>
          <table:table-cell office:value-type="float" office:value="2.85270398351217">
            <text:p>2.85</text:p>
          </table:table-cell>
          <table:table-cell/>
        </table:table-row>
        <table:table-row table:style-name="ro1">
          <table:table-cell office:value-type="float" office:value="2882">
            <text:p>2882</text:p>
          </table:table-cell>
          <table:table-cell office:value-type="float" office:value="2.7847474389178">
            <text:p>2.78</text:p>
          </table:table-cell>
          <table:table-cell office:value-type="float" office:value="1395202693068.7">
            <text:p>1395202693068.7</text:p>
          </table:table-cell>
          <table:table-cell office:value-type="float" office:value="29.8394009382758">
            <text:p>29.84</text:p>
          </table:table-cell>
          <table:table-cell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10.2957706947712">
            <text:p>10.3</text:p>
          </table:table-cell>
          <table:table-cell office:value-type="float" office:value="1391664809530.52">
            <text:p>1391664809530.52</text:p>
          </table:table-cell>
          <table:table-cell office:value-type="float" office:value="23.0414209235717">
            <text:p>23.04</text:p>
          </table:table-cell>
          <table:table-cell/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25.5750501600364">
            <text:p>25.58</text:p>
          </table:table-cell>
          <table:table-cell office:value-type="float" office:value="1388142809248.71">
            <text:p>1388142809248.71</text:p>
          </table:table-cell>
          <table:table-cell office:value-type="float" office:value="11.0313912044964">
            <text:p>11.03</text:p>
          </table:table-cell>
          <table:table-cell/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6.80698170954998">
            <text:p>6.81</text:p>
          </table:table-cell>
          <table:table-cell office:value-type="float" office:value="1384636586081.41">
            <text:p>1384636586081.41</text:p>
          </table:table-cell>
          <table:table-cell office:value-type="float" office:value="29.5874464711056">
            <text:p>29.59</text:p>
          </table:table-cell>
          <table:table-cell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8.74613513021073">
            <text:p>8.75</text:p>
          </table:table-cell>
          <table:table-cell office:value-type="float" office:value="1381146034932.73">
            <text:p>1381146034932.73</text:p>
          </table:table-cell>
          <table:table-cell office:value-type="float" office:value="43.7265887074573">
            <text:p>43.73</text:p>
          </table:table-cell>
          <table:table-cell/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14.045694188853">
            <text:p>14.05</text:p>
          </table:table-cell>
          <table:table-cell office:value-type="float" office:value="1377671051591.68">
            <text:p>1377671051591.68</text:p>
          </table:table-cell>
          <table:table-cell office:value-type="float" office:value="22.4093063414935">
            <text:p>22.41</text:p>
          </table:table-cell>
          <table:table-cell/>
        </table:table-row>
        <table:table-row table:style-name="ro1">
          <table:table-cell office:value-type="float" office:value="2894">
            <text:p>2894</text:p>
          </table:table-cell>
          <table:table-cell office:value-type="float" office:value="3.10313585256443">
            <text:p>3.1</text:p>
          </table:table-cell>
          <table:table-cell office:value-type="float" office:value="1374211532772">
            <text:p>1374211532772</text:p>
          </table:table-cell>
          <table:table-cell office:value-type="float" office:value="0.636660054651427">
            <text:p>0.64</text:p>
          </table:table-cell>
          <table:table-cell/>
        </table:table-row>
        <table:table-row table:style-name="ro1">
          <table:table-cell office:value-type="float" office:value="2896">
            <text:p>2896</text:p>
          </table:table-cell>
          <table:table-cell office:value-type="float" office:value="6.19941332697601">
            <text:p>6.2</text:p>
          </table:table-cell>
          <table:table-cell office:value-type="float" office:value="1370767376066.53">
            <text:p>1370767376066.53</text:p>
          </table:table-cell>
          <table:table-cell office:value-type="float" office:value="10.3218141193248">
            <text:p>10.32</text:p>
          </table:table-cell>
          <table:table-cell/>
        </table:table-row>
        <table:table-row table:style-name="ro1">
          <table:table-cell office:value-type="float" office:value="2898">
            <text:p>2898</text:p>
          </table:table-cell>
          <table:table-cell office:value-type="float" office:value="8.1125369439413">
            <text:p>8.11</text:p>
          </table:table-cell>
          <table:table-cell office:value-type="float" office:value="1367338480055.37">
            <text:p>1367338480055.37</text:p>
          </table:table-cell>
          <table:table-cell office:value-type="float" office:value="3.81850873228674">
            <text:p>3.82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.2925040566593">
            <text:p>2.29</text:p>
          </table:table-cell>
          <table:table-cell office:value-type="float" office:value="1363924744128.62">
            <text:p>1363924744128.62</text:p>
          </table:table-cell>
          <table:table-cell office:value-type="float" office:value="10.6397345268758">
            <text:p>10.64</text:p>
          </table:table-cell>
          <table:table-cell/>
        </table:table-row>
        <table:table-row table:style-name="ro1">
          <table:table-cell office:value-type="float" office:value="2902">
            <text:p>2902</text:p>
          </table:table-cell>
          <table:table-cell office:value-type="float" office:value="26.8225316235236">
            <text:p>26.82</text:p>
          </table:table-cell>
          <table:table-cell office:value-type="float" office:value="1360526068613.29">
            <text:p>1360526068613.29</text:p>
          </table:table-cell>
          <table:table-cell office:value-type="float" office:value="29.0420937730301">
            <text:p>29.04</text:p>
          </table:table-cell>
          <table:table-cell/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8.62089382912491">
            <text:p>8.62</text:p>
          </table:table-cell>
          <table:table-cell office:value-type="float" office:value="1357142354764.32">
            <text:p>1357142354764.32</text:p>
          </table:table-cell>
          <table:table-cell office:value-type="float" office:value="0.968500219276152">
            <text:p>0.97</text:p>
          </table:table-cell>
          <table:table-cell/>
        </table:table-row>
        <table:table-row table:style-name="ro1">
          <table:table-cell office:value-type="float" office:value="2906">
            <text:p>2906</text:p>
          </table:table-cell>
          <table:table-cell office:value-type="float" office:value="7.36450218788174">
            <text:p>7.36</text:p>
          </table:table-cell>
          <table:table-cell office:value-type="float" office:value="1353773504589.41">
            <text:p>1353773504589.41</text:p>
          </table:table-cell>
          <table:table-cell office:value-type="float" office:value="13.1600277064031">
            <text:p>13.16</text:p>
          </table:table-cell>
          <table:table-cell/>
        </table:table-row>
        <table:table-row table:style-name="ro1">
          <table:table-cell office:value-type="float" office:value="2908">
            <text:p>2908</text:p>
          </table:table-cell>
          <table:table-cell office:value-type="float" office:value="0.234086223099043">
            <text:p>0.23</text:p>
          </table:table-cell>
          <table:table-cell office:value-type="float" office:value="1350419421031.67">
            <text:p>1350419421031.67</text:p>
          </table:table-cell>
          <table:table-cell office:value-type="float" office:value="6.92679840048748">
            <text:p>6.93</text:p>
          </table:table-cell>
          <table:table-cell/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7.98313993708551">
            <text:p>7.98</text:p>
          </table:table-cell>
          <table:table-cell office:value-type="float" office:value="1347080007849.44">
            <text:p>1347080007849.44</text:p>
          </table:table-cell>
          <table:table-cell office:value-type="float" office:value="1.94973123052061">
            <text:p>1.95</text:p>
          </table:table-cell>
          <table:table-cell/>
        </table:table-row>
        <table:table-row table:style-name="ro1">
          <table:table-cell office:value-type="float" office:value="2912">
            <text:p>2912</text:p>
          </table:table-cell>
          <table:table-cell office:value-type="float" office:value="5.05131213047898">
            <text:p>5.05</text:p>
          </table:table-cell>
          <table:table-cell office:value-type="float" office:value="1343755169639">
            <text:p>1343755169639</text:p>
          </table:table-cell>
          <table:table-cell office:value-type="float" office:value="8.91086151758146">
            <text:p>8.91</text:p>
          </table:table-cell>
          <table:table-cell/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16.4001041685509">
            <text:p>16.4</text:p>
          </table:table-cell>
          <table:table-cell office:value-type="float" office:value="1340444811919.99">
            <text:p>1340444811919.99</text:p>
          </table:table-cell>
          <table:table-cell office:value-type="float" office:value="10.615676872718">
            <text:p>10.62</text:p>
          </table:table-cell>
          <table:table-cell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0.236936186311339">
            <text:p>0.24</text:p>
          </table:table-cell>
          <table:table-cell office:value-type="float" office:value="1337148840802.56">
            <text:p>1337148840802.56</text:p>
          </table:table-cell>
          <table:table-cell office:value-type="float" office:value="15.1686088518319">
            <text:p>15.17</text:p>
          </table:table-cell>
          <table:table-cell/>
        </table:table-row>
        <table:table-row table:style-name="ro1">
          <table:table-cell office:value-type="float" office:value="2918">
            <text:p>2918</text:p>
          </table:table-cell>
          <table:table-cell office:value-type="float" office:value="1.73266680989062">
            <text:p>1.73</text:p>
          </table:table-cell>
          <table:table-cell office:value-type="float" office:value="1333867163493.13">
            <text:p>1333867163493.13</text:p>
          </table:table-cell>
          <table:table-cell office:value-type="float" office:value="31.9744651954217">
            <text:p>31.97</text:p>
          </table:table-cell>
          <table:table-cell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6.55710232219104">
            <text:p>6.56</text:p>
          </table:table-cell>
          <table:table-cell office:value-type="float" office:value="1330599687796.4">
            <text:p>1330599687796.4</text:p>
          </table:table-cell>
          <table:table-cell office:value-type="float" office:value="33.1040180282879">
            <text:p>33.1</text:p>
          </table:table-cell>
          <table:table-cell/>
        </table:table-row>
        <table:table-row table:style-name="ro1">
          <table:table-cell office:value-type="float" office:value="2922">
            <text:p>2922</text:p>
          </table:table-cell>
          <table:table-cell office:value-type="float" office:value="3.97921441918038">
            <text:p>3.98</text:p>
          </table:table-cell>
          <table:table-cell office:value-type="float" office:value="1327346322424.56">
            <text:p>1327346322424.56</text:p>
          </table:table-cell>
          <table:table-cell office:value-type="float" office:value="3.24637187262361">
            <text:p>3.25</text:p>
          </table:table-cell>
          <table:table-cell/>
        </table:table-row>
        <table:table-row table:style-name="ro1">
          <table:table-cell office:value-type="float" office:value="2924">
            <text:p>2924</text:p>
          </table:table-cell>
          <table:table-cell office:value-type="float" office:value="5.85901355348213">
            <text:p>5.86</text:p>
          </table:table-cell>
          <table:table-cell office:value-type="float" office:value="1324106976786.32">
            <text:p>1324106976786.32</text:p>
          </table:table-cell>
          <table:table-cell office:value-type="float" office:value="3.48904668522938">
            <text:p>3.49</text:p>
          </table:table-cell>
          <table:table-cell/>
        </table:table-row>
        <table:table-row table:style-name="ro1">
          <table:table-cell office:value-type="float" office:value="2926">
            <text:p>2926</text:p>
          </table:table-cell>
          <table:table-cell office:value-type="float" office:value="8.36651760402324">
            <text:p>8.37</text:p>
          </table:table-cell>
          <table:table-cell office:value-type="float" office:value="1320881561143.6">
            <text:p>1320881561143.6</text:p>
          </table:table-cell>
          <table:table-cell office:value-type="float" office:value="40.3563827867179">
            <text:p>40.36</text:p>
          </table:table-cell>
          <table:table-cell/>
        </table:table-row>
        <table:table-row table:style-name="ro1">
          <table:table-cell office:value-type="float" office:value="2928">
            <text:p>2928</text:p>
          </table:table-cell>
          <table:table-cell office:value-type="float" office:value="0.442045836939294">
            <text:p>0.44</text:p>
          </table:table-cell>
          <table:table-cell office:value-type="float" office:value="1317669986493.53">
            <text:p>1317669986493.53</text:p>
          </table:table-cell>
          <table:table-cell office:value-type="float" office:value="2.60057502090311">
            <text:p>2.6</text:p>
          </table:table-cell>
          <table:table-cell/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5.0720270160014">
            <text:p>5.07</text:p>
          </table:table-cell>
          <table:table-cell office:value-type="float" office:value="1314472164597.53">
            <text:p>1314472164597.53</text:p>
          </table:table-cell>
          <table:table-cell office:value-type="float" office:value="42.3337209159192">
            <text:p>42.33</text:p>
          </table:table-cell>
          <table:table-cell/>
        </table:table-row>
        <table:table-row table:style-name="ro1">
          <table:table-cell office:value-type="float" office:value="2932">
            <text:p>2932</text:p>
          </table:table-cell>
          <table:table-cell office:value-type="float" office:value="62.0774624825381">
            <text:p>62.08</text:p>
          </table:table-cell>
          <table:table-cell office:value-type="float" office:value="1311288008020.18">
            <text:p>1311288008020.18</text:p>
          </table:table-cell>
          <table:table-cell office:value-type="float" office:value="24.5184098438424">
            <text:p>24.52</text:p>
          </table:table-cell>
          <table:table-cell/>
        </table:table-row>
        <table:table-row table:style-name="ro1">
          <table:table-cell office:value-type="float" office:value="2934">
            <text:p>2934</text:p>
          </table:table-cell>
          <table:table-cell office:value-type="float" office:value="4.04343820870841">
            <text:p>4.04</text:p>
          </table:table-cell>
          <table:table-cell office:value-type="float" office:value="1308117429837.33">
            <text:p>1308117429837.33</text:p>
          </table:table-cell>
          <table:table-cell office:value-type="float" office:value="0.0863451143329077">
            <text:p>0.09</text:p>
          </table:table-cell>
          <table:table-cell/>
        </table:table-row>
        <table:table-row table:style-name="ro1">
          <table:table-cell office:value-type="float" office:value="2936">
            <text:p>2936</text:p>
          </table:table-cell>
          <table:table-cell office:value-type="float" office:value="0.96860532834714">
            <text:p>0.97</text:p>
          </table:table-cell>
          <table:table-cell office:value-type="float" office:value="1304960344236.18">
            <text:p>1304960344236.18</text:p>
          </table:table-cell>
          <table:table-cell office:value-type="float" office:value="5.84544360576838">
            <text:p>5.85</text:p>
          </table:table-cell>
          <table:table-cell/>
        </table:table-row>
        <table:table-row table:style-name="ro1">
          <table:table-cell office:value-type="float" office:value="2938">
            <text:p>2938</text:p>
          </table:table-cell>
          <table:table-cell office:value-type="float" office:value="51.5938730093434">
            <text:p>51.59</text:p>
          </table:table-cell>
          <table:table-cell office:value-type="float" office:value="1301816665824.85">
            <text:p>1301816665824.85</text:p>
          </table:table-cell>
          <table:table-cell office:value-type="float" office:value="25.3795356160853">
            <text:p>25.38</text:p>
          </table:table-cell>
          <table:table-cell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25.1700602898677">
            <text:p>25.17</text:p>
          </table:table-cell>
          <table:table-cell office:value-type="float" office:value="1298686310222.36">
            <text:p>1298686310222.36</text:p>
          </table:table-cell>
          <table:table-cell office:value-type="float" office:value="13.0998844674051">
            <text:p>13.1</text:p>
          </table:table-cell>
          <table:table-cell/>
        </table:table-row>
        <table:table-row table:style-name="ro1">
          <table:table-cell office:value-type="float" office:value="2942">
            <text:p>2942</text:p>
          </table:table-cell>
          <table:table-cell office:value-type="float" office:value="0.473807386478286">
            <text:p>0.47</text:p>
          </table:table-cell>
          <table:table-cell office:value-type="float" office:value="1295569193355.4">
            <text:p>1295569193355.4</text:p>
          </table:table-cell>
          <table:table-cell office:value-type="float" office:value="1.97837635079031">
            <text:p>1.98</text:p>
          </table:table-cell>
          <table:table-cell/>
        </table:table-row>
        <table:table-row table:style-name="ro1">
          <table:table-cell office:value-type="float" office:value="2944">
            <text:p>2944</text:p>
          </table:table-cell>
          <table:table-cell office:value-type="float" office:value="4.54438523403629">
            <text:p>4.54</text:p>
          </table:table-cell>
          <table:table-cell office:value-type="float" office:value="1292465232215.98">
            <text:p>1292465232215.98</text:p>
          </table:table-cell>
          <table:table-cell office:value-type="float" office:value="22.6313733146231">
            <text:p>22.63</text:p>
          </table:table-cell>
          <table:table-cell/>
        </table:table-row>
        <table:table-row table:style-name="ro1">
          <table:table-cell office:value-type="float" office:value="2946">
            <text:p>2946</text:p>
          </table:table-cell>
          <table:table-cell office:value-type="float" office:value="18.1961371496488">
            <text:p>18.2</text:p>
          </table:table-cell>
          <table:table-cell office:value-type="float" office:value="1289374344301.12">
            <text:p>1289374344301.12</text:p>
          </table:table-cell>
          <table:table-cell office:value-type="float" office:value="0.927148876241162">
            <text:p>0.93</text:p>
          </table:table-cell>
          <table:table-cell/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.82309731848805">
            <text:p>6.82</text:p>
          </table:table-cell>
          <table:table-cell office:value-type="float" office:value="1286296448001.36">
            <text:p>1286296448001.36</text:p>
          </table:table-cell>
          <table:table-cell office:value-type="float" office:value="43.0974642435">
            <text:p>43.1</text:p>
          </table:table-cell>
          <table:table-cell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94.8552953209896">
            <text:p>94.86</text:p>
          </table:table-cell>
          <table:table-cell office:value-type="float" office:value="1283231462019.36">
            <text:p>1283231462019.36</text:p>
          </table:table-cell>
          <table:table-cell office:value-type="float" office:value="8.34391680031297">
            <text:p>8.34</text:p>
          </table:table-cell>
          <table:table-cell/>
        </table:table-row>
        <table:table-row table:style-name="ro1">
          <table:table-cell office:value-type="float" office:value="2952">
            <text:p>2952</text:p>
          </table:table-cell>
          <table:table-cell office:value-type="float" office:value="1.33090127685106">
            <text:p>1.33</text:p>
          </table:table-cell>
          <table:table-cell office:value-type="float" office:value="1280179306291.54">
            <text:p>1280179306291.54</text:p>
          </table:table-cell>
          <table:table-cell office:value-type="float" office:value="8.70879313318123">
            <text:p>8.71</text:p>
          </table:table-cell>
          <table:table-cell/>
        </table:table-row>
        <table:table-row table:style-name="ro1">
          <table:table-cell office:value-type="float" office:value="2954">
            <text:p>2954</text:p>
          </table:table-cell>
          <table:table-cell office:value-type="float" office:value="2.01996377211738">
            <text:p>2.02</text:p>
          </table:table-cell>
          <table:table-cell office:value-type="float" office:value="1277139900821.37">
            <text:p>1277139900821.37</text:p>
          </table:table-cell>
          <table:table-cell office:value-type="float" office:value="5.90561443766767">
            <text:p>5.91</text:p>
          </table:table-cell>
          <table:table-cell/>
        </table:table-row>
        <table:table-row table:style-name="ro1">
          <table:table-cell office:value-type="float" office:value="2956">
            <text:p>2956</text:p>
          </table:table-cell>
          <table:table-cell office:value-type="float" office:value="5.21318640860167">
            <text:p>5.21</text:p>
          </table:table-cell>
          <table:table-cell office:value-type="float" office:value="1274113166648.22">
            <text:p>1274113166648.22</text:p>
          </table:table-cell>
          <table:table-cell office:value-type="float" office:value="23.5538459102409">
            <text:p>23.55</text:p>
          </table:table-cell>
          <table:table-cell/>
        </table:table-row>
        <table:table-row table:style-name="ro1">
          <table:table-cell office:value-type="float" office:value="2958">
            <text:p>2958</text:p>
          </table:table-cell>
          <table:table-cell office:value-type="float" office:value="1.49994925264698">
            <text:p>1.5</text:p>
          </table:table-cell>
          <table:table-cell office:value-type="float" office:value="1271099025385.56">
            <text:p>1271099025385.56</text:p>
          </table:table-cell>
          <table:table-cell office:value-type="float" office:value="12.8059962327132">
            <text:p>12.81</text:p>
          </table:table-cell>
          <table:table-cell/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23.1327904235307">
            <text:p>23.13</text:p>
          </table:table-cell>
          <table:table-cell office:value-type="float" office:value="1268097399232.28">
            <text:p>1268097399232.28</text:p>
          </table:table-cell>
          <table:table-cell office:value-type="float" office:value="27.6556691586522">
            <text:p>27.66</text:p>
          </table:table-cell>
          <table:table-cell/>
        </table:table-row>
        <table:table-row table:style-name="ro1">
          <table:table-cell office:value-type="float" office:value="2962">
            <text:p>2962</text:p>
          </table:table-cell>
          <table:table-cell office:value-type="float" office:value="1.09351759291209">
            <text:p>1.09</text:p>
          </table:table-cell>
          <table:table-cell office:value-type="float" office:value="1265108211173.19">
            <text:p>1265108211173.19</text:p>
          </table:table-cell>
          <table:table-cell office:value-type="float" office:value="18.0233812109004">
            <text:p>18.02</text:p>
          </table:table-cell>
          <table:table-cell/>
        </table:table-row>
        <table:table-row table:style-name="ro1">
          <table:table-cell office:value-type="float" office:value="2964">
            <text:p>2964</text:p>
          </table:table-cell>
          <table:table-cell office:value-type="float" office:value="10.3118288904112">
            <text:p>10.31</text:p>
          </table:table-cell>
          <table:table-cell office:value-type="float" office:value="1262131384647.59">
            <text:p>1262131384647.59</text:p>
          </table:table-cell>
          <table:table-cell office:value-type="float" office:value="0.0759093536805116">
            <text:p>0.08</text:p>
          </table:table-cell>
          <table:table-cell/>
        </table:table-row>
        <table:table-row table:style-name="ro1">
          <table:table-cell office:value-type="float" office:value="2966">
            <text:p>2966</text:p>
          </table:table-cell>
          <table:table-cell office:value-type="float" office:value="20.4857391672996">
            <text:p>20.49</text:p>
          </table:table-cell>
          <table:table-cell office:value-type="float" office:value="1259166843849.92">
            <text:p>1259166843849.92</text:p>
          </table:table-cell>
          <table:table-cell office:value-type="float" office:value="1.73074885111838">
            <text:p>1.73</text:p>
          </table:table-cell>
          <table:table-cell/>
        </table:table-row>
        <table:table-row table:style-name="ro1">
          <table:table-cell office:value-type="float" office:value="2968">
            <text:p>2968</text:p>
          </table:table-cell>
          <table:table-cell office:value-type="float" office:value="0.728055281741044">
            <text:p>0.73</text:p>
          </table:table-cell>
          <table:table-cell office:value-type="float" office:value="1256214513582.79">
            <text:p>1256214513582.79</text:p>
          </table:table-cell>
          <table:table-cell office:value-type="float" office:value="2.82709151476648">
            <text:p>2.83</text:p>
          </table:table-cell>
          <table:table-cell/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3.80065661717021">
            <text:p>3.8</text:p>
          </table:table-cell>
          <table:table-cell office:value-type="float" office:value="1253274319190.97">
            <text:p>1253274319190.97</text:p>
          </table:table-cell>
          <table:table-cell office:value-type="float" office:value="13.6455620549522">
            <text:p>13.65</text:p>
          </table:table-cell>
          <table:table-cell/>
        </table:table-row>
        <table:table-row table:style-name="ro1">
          <table:table-cell office:value-type="float" office:value="2972">
            <text:p>2972</text:p>
          </table:table-cell>
          <table:table-cell office:value-type="float" office:value="0.0861839576095198">
            <text:p>0.09</text:p>
          </table:table-cell>
          <table:table-cell office:value-type="float" office:value="1250346186700.6">
            <text:p>1250346186700.6</text:p>
          </table:table-cell>
          <table:table-cell office:value-type="float" office:value="6.88985240967102">
            <text:p>6.89</text:p>
          </table:table-cell>
          <table:table-cell/>
        </table:table-row>
        <table:table-row table:style-name="ro1">
          <table:table-cell office:value-type="float" office:value="2974">
            <text:p>2974</text:p>
          </table:table-cell>
          <table:table-cell office:value-type="float" office:value="0.769641409634144">
            <text:p>0.77</text:p>
          </table:table-cell>
          <table:table-cell office:value-type="float" office:value="1247430042741.75">
            <text:p>1247430042741.75</text:p>
          </table:table-cell>
          <table:table-cell office:value-type="float" office:value="28.3062654706918">
            <text:p>28.31</text:p>
          </table:table-cell>
          <table:table-cell/>
        </table:table-row>
        <table:table-row table:style-name="ro1">
          <table:table-cell office:value-type="float" office:value="2976">
            <text:p>2976</text:p>
          </table:table-cell>
          <table:table-cell office:value-type="float" office:value="2.37293659962354">
            <text:p>2.37</text:p>
          </table:table-cell>
          <table:table-cell office:value-type="float" office:value="1244525814468.54">
            <text:p>1244525814468.54</text:p>
          </table:table-cell>
          <table:table-cell office:value-type="float" office:value="28.6464697041165">
            <text:p>28.65</text:p>
          </table:table-cell>
          <table:table-cell/>
        </table:table-row>
        <table:table-row table:style-name="ro1">
          <table:table-cell office:value-type="float" office:value="2978">
            <text:p>2978</text:p>
          </table:table-cell>
          <table:table-cell office:value-type="float" office:value="1.77291674827682">
            <text:p>1.77</text:p>
          </table:table-cell>
          <table:table-cell office:value-type="float" office:value="1241633429737.13">
            <text:p>1241633429737.13</text:p>
          </table:table-cell>
          <table:table-cell office:value-type="float" office:value="14.1936495000036">
            <text:p>14.19</text:p>
          </table:table-cell>
          <table:table-cell/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.19009598750908">
            <text:p>2.19</text:p>
          </table:table-cell>
          <table:table-cell office:value-type="float" office:value="1238752816883.83">
            <text:p>1238752816883.83</text:p>
          </table:table-cell>
          <table:table-cell office:value-type="float" office:value="22.0296889052334">
            <text:p>22.03</text:p>
          </table:table-cell>
          <table:table-cell/>
        </table:table-row>
        <table:table-row table:style-name="ro1">
          <table:table-cell office:value-type="float" office:value="2982">
            <text:p>2982</text:p>
          </table:table-cell>
          <table:table-cell office:value-type="float" office:value="1.16745535280116">
            <text:p>1.17</text:p>
          </table:table-cell>
          <table:table-cell office:value-type="float" office:value="1235883904892.21">
            <text:p>1235883904892.21</text:p>
          </table:table-cell>
          <table:table-cell office:value-type="float" office:value="4.76147374263237">
            <text:p>4.76</text:p>
          </table:table-cell>
          <table:table-cell/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.75449003777548">
            <text:p>1.75</text:p>
          </table:table-cell>
          <table:table-cell office:value-type="float" office:value="1233026623289.98">
            <text:p>1233026623289.98</text:p>
          </table:table-cell>
          <table:table-cell office:value-type="float" office:value="16.4344492137226">
            <text:p>16.43</text:p>
          </table:table-cell>
          <table:table-cell/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2.21854849466204">
            <text:p>2.22</text:p>
          </table:table-cell>
          <table:table-cell office:value-type="float" office:value="1230180902183.29">
            <text:p>1230180902183.29</text:p>
          </table:table-cell>
          <table:table-cell office:value-type="float" office:value="15.1012857024877">
            <text:p>15.1</text:p>
          </table:table-cell>
          <table:table-cell/>
        </table:table-row>
        <table:table-row table:style-name="ro1">
          <table:table-cell office:value-type="float" office:value="2988">
            <text:p>2988</text:p>
          </table:table-cell>
          <table:table-cell office:value-type="float" office:value="20.9135360569998">
            <text:p>20.91</text:p>
          </table:table-cell>
          <table:table-cell office:value-type="float" office:value="1227346672196.1">
            <text:p>1227346672196.1</text:p>
          </table:table-cell>
          <table:table-cell office:value-type="float" office:value="9.21245870564298">
            <text:p>9.21</text:p>
          </table:table-cell>
          <table:table-cell/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4.10726671214818">
            <text:p>4.11</text:p>
          </table:table-cell>
          <table:table-cell office:value-type="float" office:value="1224523864629.64">
            <text:p>1224523864629.64</text:p>
          </table:table-cell>
          <table:table-cell office:value-type="float" office:value="24.4219795628371">
            <text:p>24.42</text:p>
          </table:table-cell>
          <table:table-cell/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2.74042363046177">
            <text:p>2.74</text:p>
          </table:table-cell>
          <table:table-cell office:value-type="float" office:value="1221712411211.01">
            <text:p>1221712411211.01</text:p>
          </table:table-cell>
          <table:table-cell office:value-type="float" office:value="17.6348506074437">
            <text:p>17.63</text:p>
          </table:table-cell>
          <table:table-cell/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3.00770448179702">
            <text:p>3.01</text:p>
          </table:table-cell>
          <table:table-cell office:value-type="float" office:value="1218912244250.32">
            <text:p>1218912244250.32</text:p>
          </table:table-cell>
          <table:table-cell office:value-type="float" office:value="14.3631580260404">
            <text:p>14.36</text:p>
          </table:table-cell>
          <table:table-cell/>
        </table:table-row>
        <table:table-row table:style-name="ro1">
          <table:table-cell office:value-type="float" office:value="2996">
            <text:p>2996</text:p>
          </table:table-cell>
          <table:table-cell office:value-type="float" office:value="1.58951266796639">
            <text:p>1.59</text:p>
          </table:table-cell>
          <table:table-cell office:value-type="float" office:value="1216123296594.22">
            <text:p>1216123296594.22</text:p>
          </table:table-cell>
          <table:table-cell office:value-type="float" office:value="48.1745323736658">
            <text:p>48.17</text:p>
          </table:table-cell>
          <table:table-cell/>
        </table:table-row>
        <table:table-row table:style-name="ro1">
          <table:table-cell office:value-type="float" office:value="2998">
            <text:p>2998</text:p>
          </table:table-cell>
          <table:table-cell office:value-type="float" office:value="1.73119804655328">
            <text:p>1.73</text:p>
          </table:table-cell>
          <table:table-cell office:value-type="float" office:value="1213345501653.51">
            <text:p>1213345501653.51</text:p>
          </table:table-cell>
          <table:table-cell office:value-type="float" office:value="19.7491136519825">
            <text:p>19.7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.26211663320307">
            <text:p>4.26</text:p>
          </table:table-cell>
          <table:table-cell office:value-type="float" office:value="1210578793339.03">
            <text:p>1210578793339.03</text:p>
          </table:table-cell>
          <table:table-cell office:value-type="float" office:value="28.5293503364905">
            <text:p>28.53</text:p>
          </table:table-cell>
          <table:table-cell/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6.74718177927615">
            <text:p>6.75</text:p>
          </table:table-cell>
          <table:table-cell office:value-type="float" office:value="1207823106099.15">
            <text:p>1207823106099.15</text:p>
          </table:table-cell>
          <table:table-cell office:value-type="float" office:value="14.8594868652413">
            <text:p>14.86</text:p>
          </table:table-cell>
          <table:table-cell/>
        </table:table-row>
        <table:table-row table:style-name="ro1">
          <table:table-cell office:value-type="float" office:value="3004">
            <text:p>3004</text:p>
          </table:table-cell>
          <table:table-cell office:value-type="float" office:value="1.80737569836742">
            <text:p>1.81</text:p>
          </table:table-cell>
          <table:table-cell office:value-type="float" office:value="1205078374869.11">
            <text:p>1205078374869.11</text:p>
          </table:table-cell>
          <table:table-cell office:value-type="float" office:value="54.6212590028351">
            <text:p>54.62</text:p>
          </table:table-cell>
          <table:table-cell/>
        </table:table-row>
        <table:table-row table:style-name="ro1">
          <table:table-cell office:value-type="float" office:value="3006">
            <text:p>3006</text:p>
          </table:table-cell>
          <table:table-cell office:value-type="float" office:value="2.79724483529495">
            <text:p>2.8</text:p>
          </table:table-cell>
          <table:table-cell office:value-type="float" office:value="1202344535153.29">
            <text:p>1202344535153.29</text:p>
          </table:table-cell>
          <table:table-cell office:value-type="float" office:value="8.02508454340669">
            <text:p>8.03</text:p>
          </table:table-cell>
          <table:table-cell/>
        </table:table-row>
        <table:table-row table:style-name="ro1">
          <table:table-cell office:value-type="float" office:value="3008">
            <text:p>3008</text:p>
          </table:table-cell>
          <table:table-cell office:value-type="float" office:value="1.07529517266706">
            <text:p>1.08</text:p>
          </table:table-cell>
          <table:table-cell office:value-type="float" office:value="1199621522929.27">
            <text:p>1199621522929.27</text:p>
          </table:table-cell>
          <table:table-cell office:value-type="float" office:value="22.6732982757561">
            <text:p>22.67</text:p>
          </table:table-cell>
          <table:table-cell/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109.227298959133">
            <text:p>109.23</text:p>
          </table:table-cell>
          <table:table-cell office:value-type="float" office:value="1196909274783.65">
            <text:p>1196909274783.65</text:p>
          </table:table-cell>
          <table:table-cell office:value-type="float" office:value="15.7585417525349">
            <text:p>15.76</text:p>
          </table:table-cell>
          <table:table-cell/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5.1637967231049">
            <text:p>5.16</text:p>
          </table:table-cell>
          <table:table-cell office:value-type="float" office:value="1194207727369.02">
            <text:p>1194207727369.02</text:p>
          </table:table-cell>
          <table:table-cell office:value-type="float" office:value="7.26578494072916">
            <text:p>7.27</text:p>
          </table:table-cell>
          <table:table-cell/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4.54203560914755">
            <text:p>4.54</text:p>
          </table:table-cell>
          <table:table-cell office:value-type="float" office:value="1191516818493.96">
            <text:p>1191516818493.96</text:p>
          </table:table-cell>
          <table:table-cell office:value-type="float" office:value="16.8214221420113">
            <text:p>16.82</text:p>
          </table:table-cell>
          <table:table-cell/>
        </table:table-row>
        <table:table-row table:style-name="ro1">
          <table:table-cell office:value-type="float" office:value="3016">
            <text:p>3016</text:p>
          </table:table-cell>
          <table:table-cell office:value-type="float" office:value="2.34614964261769">
            <text:p>2.35</text:p>
          </table:table-cell>
          <table:table-cell office:value-type="float" office:value="1188836486027.61">
            <text:p>1188836486027.61</text:p>
          </table:table-cell>
          <table:table-cell office:value-type="float" office:value="1.31440997068055">
            <text:p>1.31</text:p>
          </table:table-cell>
          <table:table-cell/>
        </table:table-row>
        <table:table-row table:style-name="ro1">
          <table:table-cell office:value-type="float" office:value="3018">
            <text:p>3018</text:p>
          </table:table-cell>
          <table:table-cell office:value-type="float" office:value="1.57755175765607">
            <text:p>1.58</text:p>
          </table:table-cell>
          <table:table-cell office:value-type="float" office:value="1186166668405.25">
            <text:p>1186166668405.25</text:p>
          </table:table-cell>
          <table:table-cell office:value-type="float" office:value="2.93320306927103">
            <text:p>2.93</text:p>
          </table:table-cell>
          <table:table-cell/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7.09355209170504">
            <text:p>7.09</text:p>
          </table:table-cell>
          <table:table-cell office:value-type="float" office:value="1183507304557.53">
            <text:p>1183507304557.53</text:p>
          </table:table-cell>
          <table:table-cell office:value-type="float" office:value="27.105853201424">
            <text:p>27.11</text:p>
          </table:table-cell>
          <table:table-cell/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14.046613353953">
            <text:p>14.05</text:p>
          </table:table-cell>
          <table:table-cell office:value-type="float" office:value="1180858333876.98">
            <text:p>1180858333876.98</text:p>
          </table:table-cell>
          <table:table-cell office:value-type="float" office:value="26.549237884684">
            <text:p>26.55</text:p>
          </table:table-cell>
          <table:table-cell/>
        </table:table-row>
        <table:table-row table:style-name="ro1">
          <table:table-cell office:value-type="float" office:value="3024">
            <text:p>3024</text:p>
          </table:table-cell>
          <table:table-cell office:value-type="float" office:value="0.474128286870014">
            <text:p>0.47</text:p>
          </table:table-cell>
          <table:table-cell office:value-type="float" office:value="1178219696274.73">
            <text:p>1178219696274.73</text:p>
          </table:table-cell>
          <table:table-cell office:value-type="float" office:value="4.75138379371008">
            <text:p>4.75</text:p>
          </table:table-cell>
          <table:table-cell/>
        </table:table-row>
        <table:table-row table:style-name="ro1">
          <table:table-cell office:value-type="float" office:value="3026">
            <text:p>3026</text:p>
          </table:table-cell>
          <table:table-cell office:value-type="float" office:value="33.1517569189305">
            <text:p>33.15</text:p>
          </table:table-cell>
          <table:table-cell office:value-type="float" office:value="1175591332019.11">
            <text:p>1175591332019.11</text:p>
          </table:table-cell>
          <table:table-cell office:value-type="float" office:value="15.9041375621737">
            <text:p>15.9</text:p>
          </table:table-cell>
          <table:table-cell/>
        </table:table-row>
        <table:table-row table:style-name="ro1">
          <table:table-cell office:value-type="float" office:value="3028">
            <text:p>3028</text:p>
          </table:table-cell>
          <table:table-cell office:value-type="float" office:value="1.94298996138035">
            <text:p>1.94</text:p>
          </table:table-cell>
          <table:table-cell office:value-type="float" office:value="1172973182015.41">
            <text:p>1172973182015.41</text:p>
          </table:table-cell>
          <table:table-cell office:value-type="float" office:value="20.2400644316742">
            <text:p>20.24</text:p>
          </table:table-cell>
          <table:table-cell/>
        </table:table-row>
        <table:table-row table:style-name="ro1">
          <table:table-cell office:value-type="float" office:value="3030">
            <text:p>3030</text:p>
          </table:table-cell>
          <table:table-cell office:value-type="float" office:value="2.12316255826555">
            <text:p>2.12</text:p>
          </table:table-cell>
          <table:table-cell office:value-type="float" office:value="1170365187416.44">
            <text:p>1170365187416.44</text:p>
          </table:table-cell>
          <table:table-cell office:value-type="float" office:value="8.74957851570843">
            <text:p>8.75</text:p>
          </table:table-cell>
          <table:table-cell/>
        </table:table-row>
        <table:table-row table:style-name="ro1">
          <table:table-cell office:value-type="float" office:value="3032">
            <text:p>3032</text:p>
          </table:table-cell>
          <table:table-cell office:value-type="float" office:value="6.35217972583792">
            <text:p>6.35</text:p>
          </table:table-cell>
          <table:table-cell office:value-type="float" office:value="1167767289978.22">
            <text:p>1167767289978.22</text:p>
          </table:table-cell>
          <table:table-cell office:value-type="float" office:value="27.3093771164048">
            <text:p>27.31</text:p>
          </table:table-cell>
          <table:table-cell/>
        </table:table-row>
        <table:table-row table:style-name="ro1">
          <table:table-cell office:value-type="float" office:value="3034">
            <text:p>3034</text:p>
          </table:table-cell>
          <table:table-cell office:value-type="float" office:value="5.06438923873393">
            <text:p>5.06</text:p>
          </table:table-cell>
          <table:table-cell office:value-type="float" office:value="1165179431823.56">
            <text:p>1165179431823.56</text:p>
          </table:table-cell>
          <table:table-cell office:value-type="float" office:value="14.3911997920859">
            <text:p>14.39</text:p>
          </table:table-cell>
          <table:table-cell/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4.09083584560155">
            <text:p>4.09</text:p>
          </table:table-cell>
          <table:table-cell office:value-type="float" office:value="1162601555592.52">
            <text:p>1162601555592.52</text:p>
          </table:table-cell>
          <table:table-cell office:value-type="float" office:value="5.7692930601885">
            <text:p>5.77</text:p>
          </table:table-cell>
          <table:table-cell/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5.51562456196844">
            <text:p>5.52</text:p>
          </table:table-cell>
          <table:table-cell office:value-type="float" office:value="1160033604327.75">
            <text:p>1160033604327.75</text:p>
          </table:table-cell>
          <table:table-cell office:value-type="float" office:value="3.11604287458718">
            <text:p>3.12</text:p>
          </table:table-cell>
          <table:table-cell/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0.576077709107372">
            <text:p>0.58</text:p>
          </table:table-cell>
          <table:table-cell office:value-type="float" office:value="1157475521378.21">
            <text:p>1157475521378.21</text:p>
          </table:table-cell>
          <table:table-cell office:value-type="float" office:value="17.5774499056189">
            <text:p>17.58</text:p>
          </table:table-cell>
          <table:table-cell/>
        </table:table-row>
        <table:table-row table:style-name="ro1">
          <table:table-cell office:value-type="float" office:value="3042">
            <text:p>3042</text:p>
          </table:table-cell>
          <table:table-cell office:value-type="float" office:value="1.41741186481714">
            <text:p>1.42</text:p>
          </table:table-cell>
          <table:table-cell office:value-type="float" office:value="1154927250766.68">
            <text:p>1154927250766.68</text:p>
          </table:table-cell>
          <table:table-cell office:value-type="float" office:value="22.286802832513">
            <text:p>22.29</text:p>
          </table:table-cell>
          <table:table-cell/>
        </table:table-row>
        <table:table-row table:style-name="ro1">
          <table:table-cell office:value-type="float" office:value="3044">
            <text:p>3044</text:p>
          </table:table-cell>
          <table:table-cell office:value-type="float" office:value="13.6890754681816">
            <text:p>13.69</text:p>
          </table:table-cell>
          <table:table-cell office:value-type="float" office:value="1152388736845.82">
            <text:p>1152388736845.82</text:p>
          </table:table-cell>
          <table:table-cell office:value-type="float" office:value="10.4096204199909">
            <text:p>10.41</text:p>
          </table:table-cell>
          <table:table-cell/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0.235863452361731">
            <text:p>0.24</text:p>
          </table:table-cell>
          <table:table-cell office:value-type="float" office:value="1149859924261.92">
            <text:p>1149859924261.92</text:p>
          </table:table-cell>
          <table:table-cell office:value-type="float" office:value="8.83130095011842">
            <text:p>8.83</text:p>
          </table:table-cell>
          <table:table-cell/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3.6569900470463">
            <text:p>13.66</text:p>
          </table:table-cell>
          <table:table-cell office:value-type="float" office:value="1147340758225.34">
            <text:p>1147340758225.34</text:p>
          </table:table-cell>
          <table:table-cell office:value-type="float" office:value="1.24636887860906">
            <text:p>1.25</text:p>
          </table:table-cell>
          <table:table-cell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8.20096144614011">
            <text:p>8.2</text:p>
          </table:table-cell>
          <table:table-cell office:value-type="float" office:value="1144831184356.5">
            <text:p>1144831184356.5</text:p>
          </table:table-cell>
          <table:table-cell office:value-type="float" office:value="40.6931615711513">
            <text:p>40.69</text:p>
          </table:table-cell>
          <table:table-cell/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3.95619802185113">
            <text:p>3.96</text:p>
          </table:table-cell>
          <table:table-cell office:value-type="float" office:value="1142331148623.73">
            <text:p>1142331148623.73</text:p>
          </table:table-cell>
          <table:table-cell office:value-type="float" office:value="59.4561168947713">
            <text:p>59.46</text:p>
          </table:table-cell>
          <table:table-cell/>
        </table:table-row>
        <table:table-row table:style-name="ro1">
          <table:table-cell office:value-type="float" office:value="3054">
            <text:p>3054</text:p>
          </table:table-cell>
          <table:table-cell office:value-type="float" office:value="5.58662118787775">
            <text:p>5.59</text:p>
          </table:table-cell>
          <table:table-cell office:value-type="float" office:value="1139840597397.15">
            <text:p>1139840597397.15</text:p>
          </table:table-cell>
          <table:table-cell office:value-type="float" office:value="2.61210268808822">
            <text:p>2.61</text:p>
          </table:table-cell>
          <table:table-cell/>
        </table:table-row>
        <table:table-row table:style-name="ro1">
          <table:table-cell office:value-type="float" office:value="3056">
            <text:p>3056</text:p>
          </table:table-cell>
          <table:table-cell office:value-type="float" office:value="7.16482638315515">
            <text:p>7.16</text:p>
          </table:table-cell>
          <table:table-cell office:value-type="float" office:value="1137359477515.73">
            <text:p>1137359477515.73</text:p>
          </table:table-cell>
          <table:table-cell office:value-type="float" office:value="53.8457992407143">
            <text:p>53.85</text:p>
          </table:table-cell>
          <table:table-cell/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7.4515622816171">
            <text:p>7.45</text:p>
          </table:table-cell>
          <table:table-cell office:value-type="float" office:value="1134887736146.81">
            <text:p>1134887736146.81</text:p>
          </table:table-cell>
          <table:table-cell office:value-type="float" office:value="33.4592721983627">
            <text:p>33.46</text:p>
          </table:table-cell>
          <table:table-cell/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1.7079927511046">
            <text:p>1.71</text:p>
          </table:table-cell>
          <table:table-cell office:value-type="float" office:value="1132425320931.8">
            <text:p>1132425320931.8</text:p>
          </table:table-cell>
          <table:table-cell office:value-type="float" office:value="8.00487628717386">
            <text:p>8</text:p>
          </table:table-cell>
          <table:table-cell/>
        </table:table-row>
        <table:table-row table:style-name="ro1">
          <table:table-cell office:value-type="float" office:value="3062">
            <text:p>3062</text:p>
          </table:table-cell>
          <table:table-cell office:value-type="float" office:value="4.36363522710339">
            <text:p>4.36</text:p>
          </table:table-cell>
          <table:table-cell office:value-type="float" office:value="1129972179830.28">
            <text:p>1129972179830.28</text:p>
          </table:table-cell>
          <table:table-cell office:value-type="float" office:value="6.52940530122982">
            <text:p>6.53</text:p>
          </table:table-cell>
          <table:table-cell/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3.27912561577986">
            <text:p>3.28</text:p>
          </table:table-cell>
          <table:table-cell office:value-type="float" office:value="1127528261209.98">
            <text:p>1127528261209.98</text:p>
          </table:table-cell>
          <table:table-cell office:value-type="float" office:value="23.3681101119097">
            <text:p>23.37</text:p>
          </table:table-cell>
          <table:table-cell/>
        </table:table-row>
        <table:table-row table:style-name="ro1">
          <table:table-cell office:value-type="float" office:value="3066">
            <text:p>3066</text:p>
          </table:table-cell>
          <table:table-cell office:value-type="float" office:value="79.7406165254077">
            <text:p>79.74</text:p>
          </table:table-cell>
          <table:table-cell office:value-type="float" office:value="1125093513936.13">
            <text:p>1125093513936.13</text:p>
          </table:table-cell>
          <table:table-cell office:value-type="float" office:value="24.9950944980377">
            <text:p>25</text:p>
          </table:table-cell>
          <table:table-cell/>
        </table:table-row>
        <table:table-row table:style-name="ro1">
          <table:table-cell office:value-type="float" office:value="3068">
            <text:p>3068</text:p>
          </table:table-cell>
          <table:table-cell office:value-type="float" office:value="4.90825526287913">
            <text:p>4.91</text:p>
          </table:table-cell>
          <table:table-cell office:value-type="float" office:value="1122667886889.26">
            <text:p>1122667886889.26</text:p>
          </table:table-cell>
          <table:table-cell office:value-type="float" office:value="9.23495808075656">
            <text:p>9.23</text:p>
          </table:table-cell>
          <table:table-cell/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3.65877742393405">
            <text:p>3.66</text:p>
          </table:table-cell>
          <table:table-cell office:value-type="float" office:value="1120251329850.86">
            <text:p>1120251329850.86</text:p>
          </table:table-cell>
          <table:table-cell office:value-type="float" office:value="12.3742085541312">
            <text:p>12.37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.75176166711233">
            <text:p>8.75</text:p>
          </table:table-cell>
          <table:table-cell office:value-type="float" office:value="1117843792592.91">
            <text:p>1117843792592.91</text:p>
          </table:table-cell>
          <table:table-cell office:value-type="float" office:value="10.6666922334375">
            <text:p>10.67</text:p>
          </table:table-cell>
          <table:table-cell/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12.2672264813241">
            <text:p>12.27</text:p>
          </table:table-cell>
          <table:table-cell office:value-type="float" office:value="1115445225432.91">
            <text:p>1115445225432.91</text:p>
          </table:table-cell>
          <table:table-cell office:value-type="float" office:value="24.9295893440282">
            <text:p>24.93</text:p>
          </table:table-cell>
          <table:table-cell/>
        </table:table-row>
        <table:table-row table:style-name="ro1">
          <table:table-cell office:value-type="float" office:value="3076">
            <text:p>3076</text:p>
          </table:table-cell>
          <table:table-cell office:value-type="float" office:value="5.63986693435142">
            <text:p>5.64</text:p>
          </table:table-cell>
          <table:table-cell office:value-type="float" office:value="1113055578930.79">
            <text:p>1113055578930.79</text:p>
          </table:table-cell>
          <table:table-cell office:value-type="float" office:value="2.58797740593543">
            <text:p>2.59</text:p>
          </table:table-cell>
          <table:table-cell/>
        </table:table-row>
        <table:table-row table:style-name="ro1">
          <table:table-cell office:value-type="float" office:value="3078">
            <text:p>3078</text:p>
          </table:table-cell>
          <table:table-cell office:value-type="float" office:value="1.14111483227415">
            <text:p>1.14</text:p>
          </table:table-cell>
          <table:table-cell office:value-type="float" office:value="1110674804137.16">
            <text:p>1110674804137.16</text:p>
          </table:table-cell>
          <table:table-cell office:value-type="float" office:value="21.0935667260496">
            <text:p>21.09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28.8758811218219">
            <text:p>28.88</text:p>
          </table:table-cell>
          <table:table-cell office:value-type="float" office:value="1108302852344.52">
            <text:p>1108302852344.52</text:p>
          </table:table-cell>
          <table:table-cell office:value-type="float" office:value="6.97814881255808">
            <text:p>6.98</text:p>
          </table:table-cell>
          <table:table-cell/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2.97776857721506">
            <text:p>2.98</text:p>
          </table:table-cell>
          <table:table-cell office:value-type="float" office:value="1105939675349.7">
            <text:p>1105939675349.7</text:p>
          </table:table-cell>
          <table:table-cell office:value-type="float" office:value="0.475651232321825">
            <text:p>0.48</text:p>
          </table:table-cell>
          <table:table-cell/>
        </table:table-row>
        <table:table-row table:style-name="ro1">
          <table:table-cell office:value-type="float" office:value="3084">
            <text:p>3084</text:p>
          </table:table-cell>
          <table:table-cell office:value-type="float" office:value="17.0942746209114">
            <text:p>17.09</text:p>
          </table:table-cell>
          <table:table-cell office:value-type="float" office:value="1103585225157.99">
            <text:p>1103585225157.99</text:p>
          </table:table-cell>
          <table:table-cell office:value-type="float" office:value="0.838292297544298">
            <text:p>0.84</text:p>
          </table:table-cell>
          <table:table-cell/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.28079281124305">
            <text:p>1.28</text:p>
          </table:table-cell>
          <table:table-cell office:value-type="float" office:value="1101239454145.93">
            <text:p>1101239454145.93</text:p>
          </table:table-cell>
          <table:table-cell office:value-type="float" office:value="3.41386556348095">
            <text:p>3.41</text:p>
          </table:table-cell>
          <table:table-cell/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8.82403056923006">
            <text:p>8.82</text:p>
          </table:table-cell>
          <table:table-cell office:value-type="float" office:value="1098902315109.37">
            <text:p>1098902315109.37</text:p>
          </table:table-cell>
          <table:table-cell office:value-type="float" office:value="31.3710298041315">
            <text:p>31.37</text:p>
          </table:table-cell>
          <table:table-cell/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6.51357866072905">
            <text:p>6.51</text:p>
          </table:table-cell>
          <table:table-cell office:value-type="float" office:value="1096573761195.6">
            <text:p>1096573761195.6</text:p>
          </table:table-cell>
          <table:table-cell office:value-type="float" office:value="18.4220611019078">
            <text:p>18.42</text:p>
          </table:table-cell>
          <table:table-cell/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52.1742470841779">
            <text:p>52.17</text:p>
          </table:table-cell>
          <table:table-cell office:value-type="float" office:value="1094253745823.6">
            <text:p>1094253745823.6</text:p>
          </table:table-cell>
          <table:table-cell office:value-type="float" office:value="15.1003439023528">
            <text:p>15.1</text:p>
          </table:table-cell>
          <table:table-cell/>
        </table:table-row>
        <table:table-row table:style-name="ro1">
          <table:table-cell office:value-type="float" office:value="3094">
            <text:p>3094</text:p>
          </table:table-cell>
          <table:table-cell office:value-type="float" office:value="1.41583637868989">
            <text:p>1.42</text:p>
          </table:table-cell>
          <table:table-cell office:value-type="float" office:value="1091942222644.99">
            <text:p>1091942222644.99</text:p>
          </table:table-cell>
          <table:table-cell office:value-type="float" office:value="3.37769965462979">
            <text:p>3.38</text:p>
          </table:table-cell>
          <table:table-cell/>
        </table:table-row>
        <table:table-row table:style-name="ro1">
          <table:table-cell office:value-type="float" office:value="3096">
            <text:p>3096</text:p>
          </table:table-cell>
          <table:table-cell office:value-type="float" office:value="0.170900600705504">
            <text:p>0.17</text:p>
          </table:table-cell>
          <table:table-cell office:value-type="float" office:value="1089639145943.54">
            <text:p>1089639145943.54</text:p>
          </table:table-cell>
          <table:table-cell office:value-type="float" office:value="2.52041317750717">
            <text:p>2.52</text:p>
          </table:table-cell>
          <table:table-cell/>
        </table:table-row>
        <table:table-row table:style-name="ro1">
          <table:table-cell office:value-type="float" office:value="3098">
            <text:p>3098</text:p>
          </table:table-cell>
          <table:table-cell office:value-type="float" office:value="11.9468056987866">
            <text:p>11.95</text:p>
          </table:table-cell>
          <table:table-cell office:value-type="float" office:value="1087344470091.58">
            <text:p>1087344470091.58</text:p>
          </table:table-cell>
          <table:table-cell office:value-type="float" office:value="1.71159377444203">
            <text:p>1.71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5.18790219789715">
            <text:p>5.19</text:p>
          </table:table-cell>
          <table:table-cell office:value-type="float" office:value="1085058149892.72">
            <text:p>1085058149892.72</text:p>
          </table:table-cell>
          <table:table-cell office:value-type="float" office:value="17.1276826722215">
            <text:p>17.13</text:p>
          </table:table-cell>
          <table:table-cell/>
        </table:table-row>
        <table:table-row table:style-name="ro1">
          <table:table-cell office:value-type="float" office:value="3102">
            <text:p>3102</text:p>
          </table:table-cell>
          <table:table-cell office:value-type="float" office:value="2.17950016588548">
            <text:p>2.18</text:p>
          </table:table-cell>
          <table:table-cell office:value-type="float" office:value="1082780140424.25">
            <text:p>1082780140424.25</text:p>
          </table:table-cell>
          <table:table-cell office:value-type="float" office:value="4.82021549448166">
            <text:p>4.82</text:p>
          </table:table-cell>
          <table:table-cell/>
        </table:table-row>
        <table:table-row table:style-name="ro1">
          <table:table-cell office:value-type="float" office:value="3104">
            <text:p>3104</text:p>
          </table:table-cell>
          <table:table-cell office:value-type="float" office:value="11.4292477362749">
            <text:p>11.43</text:p>
          </table:table-cell>
          <table:table-cell office:value-type="float" office:value="1080510397100.67">
            <text:p>1080510397100.67</text:p>
          </table:table-cell>
          <table:table-cell office:value-type="float" office:value="27.3833059634439">
            <text:p>27.38</text:p>
          </table:table-cell>
          <table:table-cell/>
        </table:table-row>
        <table:table-row table:style-name="ro1">
          <table:table-cell office:value-type="float" office:value="3106">
            <text:p>3106</text:p>
          </table:table-cell>
          <table:table-cell office:value-type="float" office:value="6.69788995839796">
            <text:p>6.7</text:p>
          </table:table-cell>
          <table:table-cell office:value-type="float" office:value="1078248875709.88">
            <text:p>1078248875709.88</text:p>
          </table:table-cell>
          <table:table-cell office:value-type="float" office:value="19.7073810092908">
            <text:p>19.71</text:p>
          </table:table-cell>
          <table:table-cell/>
        </table:table-row>
        <table:table-row table:style-name="ro1">
          <table:table-cell office:value-type="float" office:value="3108">
            <text:p>3108</text:p>
          </table:table-cell>
          <table:table-cell office:value-type="float" office:value="1.49906951371329">
            <text:p>1.5</text:p>
          </table:table-cell>
          <table:table-cell office:value-type="float" office:value="1075995532224.19">
            <text:p>1075995532224.19</text:p>
          </table:table-cell>
          <table:table-cell office:value-type="float" office:value="28.3803940663221">
            <text:p>28.38</text:p>
          </table:table-cell>
          <table:table-cell/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5.43482151407331">
            <text:p>5.43</text:p>
          </table:table-cell>
          <table:table-cell office:value-type="float" office:value="1073750323130.76">
            <text:p>1073750323130.76</text:p>
          </table:table-cell>
          <table:table-cell office:value-type="float" office:value="0.458146247377846">
            <text:p>0.46</text:p>
          </table:table-cell>
          <table:table-cell/>
        </table:table-row>
        <table:table-row table:style-name="ro1">
          <table:table-cell office:value-type="float" office:value="3112">
            <text:p>3112</text:p>
          </table:table-cell>
          <table:table-cell office:value-type="float" office:value="4.42222936410445">
            <text:p>4.42</text:p>
          </table:table-cell>
          <table:table-cell office:value-type="float" office:value="1071513205015.34">
            <text:p>1071513205015.34</text:p>
          </table:table-cell>
          <table:table-cell office:value-type="float" office:value="19.2108801696517">
            <text:p>19.21</text:p>
          </table:table-cell>
          <table:table-cell/>
        </table:table-row>
        <table:table-row table:style-name="ro1">
          <table:table-cell office:value-type="float" office:value="3114">
            <text:p>3114</text:p>
          </table:table-cell>
          <table:table-cell office:value-type="float" office:value="21.2379228978279">
            <text:p>21.24</text:p>
          </table:table-cell>
          <table:table-cell office:value-type="float" office:value="1069284134902.73">
            <text:p>1069284134902.73</text:p>
          </table:table-cell>
          <table:table-cell office:value-type="float" office:value="2.47802118666767">
            <text:p>2.48</text:p>
          </table:table-cell>
          <table:table-cell/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0.767972965191965">
            <text:p>0.77</text:p>
          </table:table-cell>
          <table:table-cell office:value-type="float" office:value="1067063070122.63">
            <text:p>1067063070122.63</text:p>
          </table:table-cell>
          <table:table-cell office:value-type="float" office:value="35.0097116526193">
            <text:p>35.01</text:p>
          </table:table-cell>
          <table:table-cell/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16.1321956513784">
            <text:p>16.13</text:p>
          </table:table-cell>
          <table:table-cell office:value-type="float" office:value="1064849968218.39">
            <text:p>1064849968218.39</text:p>
          </table:table-cell>
          <table:table-cell office:value-type="float" office:value="10.3714188517226">
            <text:p>10.37</text:p>
          </table:table-cell>
          <table:table-cell/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2.19405544624733">
            <text:p>2.19</text:p>
          </table:table-cell>
          <table:table-cell office:value-type="float" office:value="1062644787145.93">
            <text:p>1062644787145.93</text:p>
          </table:table-cell>
          <table:table-cell office:value-type="float" office:value="10.4083824925054">
            <text:p>10.41</text:p>
          </table:table-cell>
          <table:table-cell/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10.247183239387">
            <text:p>10.25</text:p>
          </table:table-cell>
          <table:table-cell office:value-type="float" office:value="1060447485035.79">
            <text:p>1060447485035.79</text:p>
          </table:table-cell>
          <table:table-cell office:value-type="float" office:value="26.8127515168362">
            <text:p>26.81</text:p>
          </table:table-cell>
          <table:table-cell/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1.29017469942196">
            <text:p>1.29</text:p>
          </table:table-cell>
          <table:table-cell office:value-type="float" office:value="1058258020471.47">
            <text:p>1058258020471.47</text:p>
          </table:table-cell>
          <table:table-cell office:value-type="float" office:value="43.7170914587072">
            <text:p>43.72</text:p>
          </table:table-cell>
          <table:table-cell/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2.70236387504116">
            <text:p>2.7</text:p>
          </table:table-cell>
          <table:table-cell office:value-type="float" office:value="1056076352171.64">
            <text:p>1056076352171.64</text:p>
          </table:table-cell>
          <table:table-cell office:value-type="float" office:value="5.84814635577812">
            <text:p>5.85</text:p>
          </table:table-cell>
          <table:table-cell/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0.212732770605499">
            <text:p>0.21</text:p>
          </table:table-cell>
          <table:table-cell office:value-type="float" office:value="1053902439215.48">
            <text:p>1053902439215.48</text:p>
          </table:table-cell>
          <table:table-cell office:value-type="float" office:value="29.8991326263814">
            <text:p>29.9</text:p>
          </table:table-cell>
          <table:table-cell/>
        </table:table-row>
        <table:table-row table:style-name="ro1">
          <table:table-cell office:value-type="float" office:value="3130">
            <text:p>3130</text:p>
          </table:table-cell>
          <table:table-cell office:value-type="float" office:value="7.60694412653826">
            <text:p>7.61</text:p>
          </table:table-cell>
          <table:table-cell office:value-type="float" office:value="1051736240988.26">
            <text:p>1051736240988.26</text:p>
          </table:table-cell>
          <table:table-cell office:value-type="float" office:value="20.3334226910806">
            <text:p>20.33</text:p>
          </table:table-cell>
          <table:table-cell/>
        </table:table-row>
        <table:table-row table:style-name="ro1">
          <table:table-cell office:value-type="float" office:value="3132">
            <text:p>3132</text:p>
          </table:table-cell>
          <table:table-cell office:value-type="float" office:value="0.829574942928373">
            <text:p>0.83</text:p>
          </table:table-cell>
          <table:table-cell office:value-type="float" office:value="1049577717107.88">
            <text:p>1049577717107.88</text:p>
          </table:table-cell>
          <table:table-cell office:value-type="float" office:value="8.36295875176875">
            <text:p>8.36</text:p>
          </table:table-cell>
          <table:table-cell/>
        </table:table-row>
        <table:table-row table:style-name="ro1">
          <table:table-cell office:value-type="float" office:value="3134">
            <text:p>3134</text:p>
          </table:table-cell>
          <table:table-cell office:value-type="float" office:value="4.30587899703712">
            <text:p>4.31</text:p>
          </table:table-cell>
          <table:table-cell office:value-type="float" office:value="1047426827500.57">
            <text:p>1047426827500.57</text:p>
          </table:table-cell>
          <table:table-cell office:value-type="float" office:value="23.5299372005161">
            <text:p>23.53</text:p>
          </table:table-cell>
          <table:table-cell/>
        </table:table-row>
        <table:table-row table:style-name="ro1">
          <table:table-cell office:value-type="float" office:value="3136">
            <text:p>3136</text:p>
          </table:table-cell>
          <table:table-cell office:value-type="float" office:value="8.3020538195151">
            <text:p>8.3</text:p>
          </table:table-cell>
          <table:table-cell office:value-type="float" office:value="1045283532435.27">
            <text:p>1045283532435.27</text:p>
          </table:table-cell>
          <table:table-cell office:value-type="float" office:value="26.690118289392">
            <text:p>26.69</text:p>
          </table:table-cell>
          <table:table-cell/>
        </table:table-row>
        <table:table-row table:style-name="ro1">
          <table:table-cell office:value-type="float" office:value="3138">
            <text:p>3138</text:p>
          </table:table-cell>
          <table:table-cell office:value-type="float" office:value="2.46079816726218">
            <text:p>2.46</text:p>
          </table:table-cell>
          <table:table-cell office:value-type="float" office:value="1043147792350.96">
            <text:p>1043147792350.96</text:p>
          </table:table-cell>
          <table:table-cell office:value-type="float" office:value="26.3110868330649">
            <text:p>26.31</text:p>
          </table:table-cell>
          <table:table-cell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6.96915438415146">
            <text:p>6.97</text:p>
          </table:table-cell>
          <table:table-cell office:value-type="float" office:value="1041019568001.07">
            <text:p>1041019568001.07</text:p>
          </table:table-cell>
          <table:table-cell office:value-type="float" office:value="14.7840952038827">
            <text:p>14.78</text:p>
          </table:table-cell>
          <table:table-cell/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10.6579695845237">
            <text:p>10.66</text:p>
          </table:table-cell>
          <table:table-cell office:value-type="float" office:value="1038898820424.84">
            <text:p>1038898820424.84</text:p>
          </table:table-cell>
          <table:table-cell office:value-type="float" office:value="7.69998079417476">
            <text:p>7.7</text:p>
          </table:table-cell>
          <table:table-cell/>
        </table:table-row>
        <table:table-row table:style-name="ro1">
          <table:table-cell office:value-type="float" office:value="3144">
            <text:p>3144</text:p>
          </table:table-cell>
          <table:table-cell office:value-type="float" office:value="2.33665168013321">
            <text:p>2.34</text:p>
          </table:table-cell>
          <table:table-cell office:value-type="float" office:value="1036785510913.81">
            <text:p>1036785510913.81</text:p>
          </table:table-cell>
          <table:table-cell office:value-type="float" office:value="23.6529242460059">
            <text:p>23.65</text:p>
          </table:table-cell>
          <table:table-cell/>
        </table:table-row>
        <table:table-row table:style-name="ro1">
          <table:table-cell office:value-type="float" office:value="3146">
            <text:p>3146</text:p>
          </table:table-cell>
          <table:table-cell office:value-type="float" office:value="2.29194708695575">
            <text:p>2.29</text:p>
          </table:table-cell>
          <table:table-cell office:value-type="float" office:value="1034679601066.08">
            <text:p>1034679601066.08</text:p>
          </table:table-cell>
          <table:table-cell office:value-type="float" office:value="0.293268096878258">
            <text:p>0.29</text:p>
          </table:table-cell>
          <table:table-cell/>
        </table:table-row>
        <table:table-row table:style-name="ro1">
          <table:table-cell office:value-type="float" office:value="3148">
            <text:p>3148</text:p>
          </table:table-cell>
          <table:table-cell office:value-type="float" office:value="2.29130200083298">
            <text:p>2.29</text:p>
          </table:table-cell>
          <table:table-cell office:value-type="float" office:value="1032581052691.18">
            <text:p>1032581052691.18</text:p>
          </table:table-cell>
          <table:table-cell office:value-type="float" office:value="4.59129341670833">
            <text:p>4.59</text:p>
          </table:table-cell>
          <table:table-cell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1.19321699519386">
            <text:p>1.19</text:p>
          </table:table-cell>
          <table:table-cell office:value-type="float" office:value="1030489827903.61">
            <text:p>1030489827903.61</text:p>
          </table:table-cell>
          <table:table-cell office:value-type="float" office:value="16.5572408466678">
            <text:p>16.56</text:p>
          </table:table-cell>
          <table:table-cell/>
        </table:table-row>
        <table:table-row table:style-name="ro1">
          <table:table-cell office:value-type="float" office:value="3152">
            <text:p>3152</text:p>
          </table:table-cell>
          <table:table-cell office:value-type="float" office:value="7.47066918719083">
            <text:p>7.47</text:p>
          </table:table-cell>
          <table:table-cell office:value-type="float" office:value="1028405889046.6">
            <text:p>1028405889046.6</text:p>
          </table:table-cell>
          <table:table-cell office:value-type="float" office:value="56.867239572259">
            <text:p>56.87</text:p>
          </table:table-cell>
          <table:table-cell/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3.0918509091205">
            <text:p>13.09</text:p>
          </table:table-cell>
          <table:table-cell office:value-type="float" office:value="1026329198747.57">
            <text:p>1026329198747.57</text:p>
          </table:table-cell>
          <table:table-cell office:value-type="float" office:value="15.9370651869501">
            <text:p>15.94</text:p>
          </table:table-cell>
          <table:table-cell/>
        </table:table-row>
        <table:table-row table:style-name="ro1">
          <table:table-cell office:value-type="float" office:value="3156">
            <text:p>3156</text:p>
          </table:table-cell>
          <table:table-cell office:value-type="float" office:value="4.73376401531721">
            <text:p>4.73</text:p>
          </table:table-cell>
          <table:table-cell office:value-type="float" office:value="1024259719891.64">
            <text:p>1024259719891.64</text:p>
          </table:table-cell>
          <table:table-cell office:value-type="float" office:value="12.0228881158712">
            <text:p>12.02</text:p>
          </table:table-cell>
          <table:table-cell/>
        </table:table-row>
        <table:table-row table:style-name="ro1">
          <table:table-cell office:value-type="float" office:value="3158">
            <text:p>3158</text:p>
          </table:table-cell>
          <table:table-cell office:value-type="float" office:value="2.78406568036319">
            <text:p>2.78</text:p>
          </table:table-cell>
          <table:table-cell office:value-type="float" office:value="1022197415594.36">
            <text:p>1022197415594.36</text:p>
          </table:table-cell>
          <table:table-cell office:value-type="float" office:value="6.85353939520936">
            <text:p>6.85</text:p>
          </table:table-cell>
          <table:table-cell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1.93878923673811">
            <text:p>1.94</text:p>
          </table:table-cell>
          <table:table-cell office:value-type="float" office:value="1020142249223.15">
            <text:p>1020142249223.15</text:p>
          </table:table-cell>
          <table:table-cell office:value-type="float" office:value="37.7008017234204">
            <text:p>37.7</text:p>
          </table:table-cell>
          <table:table-cell/>
        </table:table-row>
        <table:table-row table:style-name="ro1">
          <table:table-cell office:value-type="float" office:value="3162">
            <text:p>3162</text:p>
          </table:table-cell>
          <table:table-cell office:value-type="float" office:value="2.23910086086419">
            <text:p>2.24</text:p>
          </table:table-cell>
          <table:table-cell office:value-type="float" office:value="1018094184419.97">
            <text:p>1018094184419.97</text:p>
          </table:table-cell>
          <table:table-cell office:value-type="float" office:value="0.887516283858834">
            <text:p>0.89</text:p>
          </table:table-cell>
          <table:table-cell/>
        </table:table-row>
        <table:table-row table:style-name="ro1">
          <table:table-cell office:value-type="float" office:value="3164">
            <text:p>3164</text:p>
          </table:table-cell>
          <table:table-cell office:value-type="float" office:value="2.27644517660215">
            <text:p>2.28</text:p>
          </table:table-cell>
          <table:table-cell office:value-type="float" office:value="1016053185059.17">
            <text:p>1016053185059.17</text:p>
          </table:table-cell>
          <table:table-cell office:value-type="float" office:value="23.9069481226132">
            <text:p>23.91</text:p>
          </table:table-cell>
          <table:table-cell/>
        </table:table-row>
        <table:table-row table:style-name="ro1">
          <table:table-cell office:value-type="float" office:value="3166">
            <text:p>3166</text:p>
          </table:table-cell>
          <table:table-cell office:value-type="float" office:value="3.92205939519146">
            <text:p>3.92</text:p>
          </table:table-cell>
          <table:table-cell office:value-type="float" office:value="1014019215261.89">
            <text:p>1014019215261.89</text:p>
          </table:table-cell>
          <table:table-cell office:value-type="float" office:value="29.0192213309645">
            <text:p>29.02</text:p>
          </table:table-cell>
          <table:table-cell/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6.70783918313556">
            <text:p>6.71</text:p>
          </table:table-cell>
          <table:table-cell office:value-type="float" office:value="1011992239399.21">
            <text:p>1011992239399.21</text:p>
          </table:table-cell>
          <table:table-cell office:value-type="float" office:value="5.09077929370097">
            <text:p>5.09</text:p>
          </table:table-cell>
          <table:table-cell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8.78321022275658">
            <text:p>8.78</text:p>
          </table:table-cell>
          <table:table-cell office:value-type="float" office:value="1009972222090.2">
            <text:p>1009972222090.2</text:p>
          </table:table-cell>
          <table:table-cell office:value-type="float" office:value="26.2887667650655">
            <text:p>26.29</text:p>
          </table:table-cell>
          <table:table-cell/>
        </table:table-row>
        <table:table-row table:style-name="ro1">
          <table:table-cell office:value-type="float" office:value="3172">
            <text:p>3172</text:p>
          </table:table-cell>
          <table:table-cell office:value-type="float" office:value="3.84290286136986">
            <text:p>3.84</text:p>
          </table:table-cell>
          <table:table-cell office:value-type="float" office:value="1007959128144.35">
            <text:p>1007959128144.35</text:p>
          </table:table-cell>
          <table:table-cell office:value-type="float" office:value="6.42143651159672">
            <text:p>6.42</text:p>
          </table:table-cell>
          <table:table-cell/>
        </table:table-row>
        <table:table-row table:style-name="ro1">
          <table:table-cell office:value-type="float" office:value="3174">
            <text:p>3174</text:p>
          </table:table-cell>
          <table:table-cell office:value-type="float" office:value="5.09794304730126">
            <text:p>5.1</text:p>
          </table:table-cell>
          <table:table-cell office:value-type="float" office:value="1005952922668.66">
            <text:p>1005952922668.66</text:p>
          </table:table-cell>
          <table:table-cell office:value-type="float" office:value="4.75881354279334">
            <text:p>4.76</text:p>
          </table:table-cell>
          <table:table-cell/>
        </table:table-row>
        <table:table-row table:style-name="ro1">
          <table:table-cell office:value-type="float" office:value="3176">
            <text:p>3176</text:p>
          </table:table-cell>
          <table:table-cell office:value-type="float" office:value="4.62846739674504">
            <text:p>4.63</text:p>
          </table:table-cell>
          <table:table-cell office:value-type="float" office:value="1003953570969.75">
            <text:p>1003953570969.75</text:p>
          </table:table-cell>
          <table:table-cell office:value-type="float" office:value="26.947019608093">
            <text:p>26.95</text:p>
          </table:table-cell>
          <table:table-cell/>
        </table:table-row>
        <table:table-row table:style-name="ro1">
          <table:table-cell office:value-type="float" office:value="3178">
            <text:p>3178</text:p>
          </table:table-cell>
          <table:table-cell office:value-type="float" office:value="12.5141198971313">
            <text:p>12.51</text:p>
          </table:table-cell>
          <table:table-cell office:value-type="float" office:value="1001961038613.39">
            <text:p>1001961038613.39</text:p>
          </table:table-cell>
          <table:table-cell office:value-type="float" office:value="14.0040970084353">
            <text:p>14</text:p>
          </table:table-cell>
          <table:table-cell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1.75648286459354">
            <text:p>1.76</text:p>
          </table:table-cell>
          <table:table-cell office:value-type="float" office:value="999975291391.435">
            <text:p>999975291391.44</text:p>
          </table:table-cell>
          <table:table-cell office:value-type="float" office:value="8.54387173144105">
            <text:p>8.54</text:p>
          </table:table-cell>
          <table:table-cell/>
        </table:table-row>
        <table:table-row table:style-name="ro1">
          <table:table-cell office:value-type="float" office:value="3182">
            <text:p>3182</text:p>
          </table:table-cell>
          <table:table-cell office:value-type="float" office:value="64.0094519287205">
            <text:p>64.01</text:p>
          </table:table-cell>
          <table:table-cell office:value-type="float" office:value="997996295359.943">
            <text:p>997996295359.94</text:p>
          </table:table-cell>
          <table:table-cell office:value-type="float" office:value="34.7026388533814">
            <text:p>34.7</text:p>
          </table:table-cell>
          <table:table-cell/>
        </table:table-row>
        <table:table-row table:style-name="ro1">
          <table:table-cell office:value-type="float" office:value="3184">
            <text:p>3184</text:p>
          </table:table-cell>
          <table:table-cell office:value-type="float" office:value="8.15789836567877">
            <text:p>8.16</text:p>
          </table:table-cell>
          <table:table-cell office:value-type="float" office:value="996024016563">
            <text:p>996024016563</text:p>
          </table:table-cell>
          <table:table-cell office:value-type="float" office:value="21.6484932793125">
            <text:p>21.65</text:p>
          </table:table-cell>
          <table:table-cell/>
        </table:table-row>
        <table:table-row table:style-name="ro1">
          <table:table-cell office:value-type="float" office:value="3186">
            <text:p>3186</text:p>
          </table:table-cell>
          <table:table-cell office:value-type="float" office:value="1.32387865630304">
            <text:p>1.32</text:p>
          </table:table-cell>
          <table:table-cell office:value-type="float" office:value="994058421668.159">
            <text:p>994058421668.16</text:p>
          </table:table-cell>
          <table:table-cell office:value-type="float" office:value="24.0725842108842">
            <text:p>24.07</text:p>
          </table:table-cell>
          <table:table-cell/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0.89012856089545">
            <text:p>0.89</text:p>
          </table:table-cell>
          <table:table-cell office:value-type="float" office:value="992099477341.414">
            <text:p>992099477341.42</text:p>
          </table:table-cell>
          <table:table-cell office:value-type="float" office:value="19.0322106810069">
            <text:p>19.03</text:p>
          </table:table-cell>
          <table:table-cell/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8.59624019030982">
            <text:p>8.6</text:p>
          </table:table-cell>
          <table:table-cell office:value-type="float" office:value="990147150400.955">
            <text:p>990147150400.96</text:p>
          </table:table-cell>
          <table:table-cell office:value-type="float" office:value="2.9539837502385">
            <text:p>2.95</text:p>
          </table:table-cell>
          <table:table-cell/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1.76298434442593">
            <text:p>1.76</text:p>
          </table:table-cell>
          <table:table-cell office:value-type="float" office:value="988201408057.138">
            <text:p>988201408057.14</text:p>
          </table:table-cell>
          <table:table-cell office:value-type="float" office:value="24.8672715301074">
            <text:p>24.87</text:p>
          </table:table-cell>
          <table:table-cell/>
        </table:table-row>
        <table:table-row table:style-name="ro1">
          <table:table-cell office:value-type="float" office:value="3194">
            <text:p>3194</text:p>
          </table:table-cell>
          <table:table-cell office:value-type="float" office:value="17.2111669317199">
            <text:p>17.21</text:p>
          </table:table-cell>
          <table:table-cell office:value-type="float" office:value="986262217645.327">
            <text:p>986262217645.33</text:p>
          </table:table-cell>
          <table:table-cell office:value-type="float" office:value="16.6411122208461">
            <text:p>16.64</text:p>
          </table:table-cell>
          <table:table-cell/>
        </table:table-row>
        <table:table-row table:style-name="ro1">
          <table:table-cell office:value-type="float" office:value="3196">
            <text:p>3196</text:p>
          </table:table-cell>
          <table:table-cell office:value-type="float" office:value="18.5638562328663">
            <text:p>18.56</text:p>
          </table:table-cell>
          <table:table-cell office:value-type="float" office:value="984329546655.548">
            <text:p>984329546655.55</text:p>
          </table:table-cell>
          <table:table-cell office:value-type="float" office:value="28.2165015455526">
            <text:p>28.22</text:p>
          </table:table-cell>
          <table:table-cell/>
        </table:table-row>
        <table:table-row table:style-name="ro1">
          <table:table-cell office:value-type="float" office:value="3198">
            <text:p>3198</text:p>
          </table:table-cell>
          <table:table-cell office:value-type="float" office:value="1.5369969492639">
            <text:p>1.54</text:p>
          </table:table-cell>
          <table:table-cell office:value-type="float" office:value="982403362986.252">
            <text:p>982403362986.25</text:p>
          </table:table-cell>
          <table:table-cell office:value-type="float" office:value="13.7303410584">
            <text:p>13.73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6.3831386704957">
            <text:p>6.38</text:p>
          </table:table-cell>
          <table:table-cell office:value-type="float" office:value="980483634541.983">
            <text:p>980483634541.98</text:p>
          </table:table-cell>
          <table:table-cell office:value-type="float" office:value="5.39927465066971">
            <text:p>5.4</text:p>
          </table:table-cell>
          <table:table-cell/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0.961641283527435">
            <text:p>0.96</text:p>
          </table:table-cell>
          <table:table-cell office:value-type="float" office:value="978570329569.54">
            <text:p>978570329569.54</text:p>
          </table:table-cell>
          <table:table-cell office:value-type="float" office:value="17.7332776683093">
            <text:p>17.73</text:p>
          </table:table-cell>
          <table:table-cell/>
        </table:table-row>
        <table:table-row table:style-name="ro1">
          <table:table-cell office:value-type="float" office:value="3204">
            <text:p>3204</text:p>
          </table:table-cell>
          <table:table-cell office:value-type="float" office:value="0.0130962053849099">
            <text:p>0.01</text:p>
          </table:table-cell>
          <table:table-cell office:value-type="float" office:value="976663416463.269">
            <text:p>976663416463.27</text:p>
          </table:table-cell>
          <table:table-cell office:value-type="float" office:value="1.58184249096025">
            <text:p>1.58</text:p>
          </table:table-cell>
          <table:table-cell/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20.4658133934873">
            <text:p>20.47</text:p>
          </table:table-cell>
          <table:table-cell office:value-type="float" office:value="974762863814.468">
            <text:p>974762863814.47</text:p>
          </table:table-cell>
          <table:table-cell office:value-type="float" office:value="26.943324004361">
            <text:p>26.94</text:p>
          </table:table-cell>
          <table:table-cell/>
        </table:table-row>
        <table:table-row table:style-name="ro1">
          <table:table-cell office:value-type="float" office:value="3208">
            <text:p>3208</text:p>
          </table:table-cell>
          <table:table-cell office:value-type="float" office:value="0.729232543663758">
            <text:p>0.73</text:p>
          </table:table-cell>
          <table:table-cell office:value-type="float" office:value="972868640533.774">
            <text:p>972868640533.78</text:p>
          </table:table-cell>
          <table:table-cell office:value-type="float" office:value="7.67179908984913">
            <text:p>7.67</text:p>
          </table:table-cell>
          <table:table-cell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3.68411007483115">
            <text:p>3.68</text:p>
          </table:table-cell>
          <table:table-cell office:value-type="float" office:value="970980715525.166">
            <text:p>970980715525.17</text:p>
          </table:table-cell>
          <table:table-cell office:value-type="float" office:value="5.77810355610742">
            <text:p>5.78</text:p>
          </table:table-cell>
          <table:table-cell/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0.662058674110199">
            <text:p>0.66</text:p>
          </table:table-cell>
          <table:table-cell office:value-type="float" office:value="969099058173.876">
            <text:p>969099058173.88</text:p>
          </table:table-cell>
          <table:table-cell office:value-type="float" office:value="60.5668084529174">
            <text:p>60.57</text:p>
          </table:table-cell>
          <table:table-cell/>
        </table:table-row>
        <table:table-row table:style-name="ro1">
          <table:table-cell office:value-type="float" office:value="3214">
            <text:p>3214</text:p>
          </table:table-cell>
          <table:table-cell office:value-type="float" office:value="3.64344696212359">
            <text:p>3.64</text:p>
          </table:table-cell>
          <table:table-cell office:value-type="float" office:value="967223637784.631">
            <text:p>967223637784.63</text:p>
          </table:table-cell>
          <table:table-cell office:value-type="float" office:value="7.32879391221782">
            <text:p>7.33</text:p>
          </table:table-cell>
          <table:table-cell/>
        </table:table-row>
        <table:table-row table:style-name="ro1">
          <table:table-cell office:value-type="float" office:value="3216">
            <text:p>3216</text:p>
          </table:table-cell>
          <table:table-cell office:value-type="float" office:value="3.82301450696099">
            <text:p>3.82</text:p>
          </table:table-cell>
          <table:table-cell office:value-type="float" office:value="965354424038.692">
            <text:p>965354424038.69</text:p>
          </table:table-cell>
          <table:table-cell office:value-type="float" office:value="19.9213120860157">
            <text:p>19.92</text:p>
          </table:table-cell>
          <table:table-cell/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8.86882980633653">
            <text:p>8.87</text:p>
          </table:table-cell>
          <table:table-cell office:value-type="float" office:value="963491386773.099">
            <text:p>963491386773.1</text:p>
          </table:table-cell>
          <table:table-cell office:value-type="float" office:value="1.58335430952707">
            <text:p>1.58</text:p>
          </table:table-cell>
          <table:table-cell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8.20197704297198">
            <text:p>8.2</text:p>
          </table:table-cell>
          <table:table-cell office:value-type="float" office:value="961634495967.069">
            <text:p>961634495967.07</text:p>
          </table:table-cell>
          <table:table-cell office:value-type="float" office:value="5.71235051922933">
            <text:p>5.71</text:p>
          </table:table-cell>
          <table:table-cell/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7.33249102853088">
            <text:p>7.33</text:p>
          </table:table-cell>
          <table:table-cell office:value-type="float" office:value="959783721894.428">
            <text:p>959783721894.43</text:p>
          </table:table-cell>
          <table:table-cell office:value-type="float" office:value="12.5806196896869">
            <text:p>12.58</text:p>
          </table:table-cell>
          <table:table-cell/>
        </table:table-row>
        <table:table-row table:style-name="ro1">
          <table:table-cell office:value-type="float" office:value="3224">
            <text:p>3224</text:p>
          </table:table-cell>
          <table:table-cell office:value-type="float" office:value="17.3033566446297">
            <text:p>17.3</text:p>
          </table:table-cell>
          <table:table-cell office:value-type="float" office:value="957939034966.494">
            <text:p>957939034966.49</text:p>
          </table:table-cell>
          <table:table-cell office:value-type="float" office:value="7.7032924808267">
            <text:p>7.7</text:p>
          </table:table-cell>
          <table:table-cell/>
        </table:table-row>
        <table:table-row table:style-name="ro1">
          <table:table-cell office:value-type="float" office:value="3226">
            <text:p>3226</text:p>
          </table:table-cell>
          <table:table-cell office:value-type="float" office:value="0.66926497999716">
            <text:p>0.67</text:p>
          </table:table-cell>
          <table:table-cell office:value-type="float" office:value="956100405722.006">
            <text:p>956100405722.01</text:p>
          </table:table-cell>
          <table:table-cell office:value-type="float" office:value="13.6837227301165">
            <text:p>13.68</text:p>
          </table:table-cell>
          <table:table-cell/>
        </table:table-row>
        <table:table-row table:style-name="ro1">
          <table:table-cell office:value-type="float" office:value="3228">
            <text:p>3228</text:p>
          </table:table-cell>
          <table:table-cell office:value-type="float" office:value="5.61286482341335">
            <text:p>5.61</text:p>
          </table:table-cell>
          <table:table-cell office:value-type="float" office:value="954267805006.772">
            <text:p>954267805006.77</text:p>
          </table:table-cell>
          <table:table-cell office:value-type="float" office:value="5.70521577459897">
            <text:p>5.71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 office:value-type="float" office:value="2.134147323495">
            <text:p>2.13</text:p>
          </table:table-cell>
          <table:table-cell office:value-type="float" office:value="952441203796.41">
            <text:p>952441203796.41</text:p>
          </table:table-cell>
          <table:table-cell office:value-type="float" office:value="11.4607174915844">
            <text:p>11.46</text:p>
          </table:table-cell>
          <table:table-cell/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2.49067199971051">
            <text:p>2.49</text:p>
          </table:table-cell>
          <table:table-cell office:value-type="float" office:value="950620573245.39">
            <text:p>950620573245.39</text:p>
          </table:table-cell>
          <table:table-cell office:value-type="float" office:value="2.03750992031138">
            <text:p>2.04</text:p>
          </table:table-cell>
          <table:table-cell/>
        </table:table-row>
        <table:table-row table:style-name="ro1">
          <table:table-cell office:value-type="float" office:value="3234">
            <text:p>3234</text:p>
          </table:table-cell>
          <table:table-cell office:value-type="float" office:value="0.138650821962976">
            <text:p>0.14</text:p>
          </table:table-cell>
          <table:table-cell office:value-type="float" office:value="948805884707.81">
            <text:p>948805884707.81</text:p>
          </table:table-cell>
          <table:table-cell office:value-type="float" office:value="23.9418898355907">
            <text:p>23.94</text:p>
          </table:table-cell>
          <table:table-cell/>
        </table:table-row>
        <table:table-row table:style-name="ro1">
          <table:table-cell office:value-type="float" office:value="3236">
            <text:p>3236</text:p>
          </table:table-cell>
          <table:table-cell office:value-type="float" office:value="11.805306497661">
            <text:p>11.81</text:p>
          </table:table-cell>
          <table:table-cell office:value-type="float" office:value="946997109743.334">
            <text:p>946997109743.34</text:p>
          </table:table-cell>
          <table:table-cell office:value-type="float" office:value="9.14219561247232">
            <text:p>9.14</text:p>
          </table:table-cell>
          <table:table-cell/>
        </table:table-row>
        <table:table-row table:style-name="ro1">
          <table:table-cell office:value-type="float" office:value="3238">
            <text:p>3238</text:p>
          </table:table-cell>
          <table:table-cell office:value-type="float" office:value="8.47502313409267">
            <text:p>8.48</text:p>
          </table:table-cell>
          <table:table-cell office:value-type="float" office:value="945194220026.851">
            <text:p>945194220026.85</text:p>
          </table:table-cell>
          <table:table-cell office:value-type="float" office:value="36.22704035478">
            <text:p>36.23</text:p>
          </table:table-cell>
          <table:table-cell/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15.4702808134477">
            <text:p>15.47</text:p>
          </table:table-cell>
          <table:table-cell office:value-type="float" office:value="943397187455.701">
            <text:p>943397187455.7</text:p>
          </table:table-cell>
          <table:table-cell office:value-type="float" office:value="27.2170833261741">
            <text:p>27.22</text:p>
          </table:table-cell>
          <table:table-cell/>
        </table:table-row>
        <table:table-row table:style-name="ro1">
          <table:table-cell office:value-type="float" office:value="3242">
            <text:p>3242</text:p>
          </table:table-cell>
          <table:table-cell office:value-type="float" office:value="1.52887612660734">
            <text:p>1.53</text:p>
          </table:table-cell>
          <table:table-cell office:value-type="float" office:value="941605984178.05">
            <text:p>941605984178.05</text:p>
          </table:table-cell>
          <table:table-cell office:value-type="float" office:value="5.31946423473306">
            <text:p>5.32</text:p>
          </table:table-cell>
          <table:table-cell/>
        </table:table-row>
        <table:table-row table:style-name="ro1">
          <table:table-cell office:value-type="float" office:value="3244">
            <text:p>3244</text:p>
          </table:table-cell>
          <table:table-cell office:value-type="float" office:value="3.62265147265662">
            <text:p>3.62</text:p>
          </table:table-cell>
          <table:table-cell office:value-type="float" office:value="939820582365.472">
            <text:p>939820582365.47</text:p>
          </table:table-cell>
          <table:table-cell office:value-type="float" office:value="18.6235319622767">
            <text:p>18.62</text:p>
          </table:table-cell>
          <table:table-cell/>
        </table:table-row>
        <table:table-row table:style-name="ro1">
          <table:table-cell office:value-type="float" office:value="3246">
            <text:p>3246</text:p>
          </table:table-cell>
          <table:table-cell office:value-type="float" office:value="4.12447010869287">
            <text:p>4.12</text:p>
          </table:table-cell>
          <table:table-cell office:value-type="float" office:value="938040954488.411">
            <text:p>938040954488.41</text:p>
          </table:table-cell>
          <table:table-cell office:value-type="float" office:value="42.9800322241259">
            <text:p>42.98</text:p>
          </table:table-cell>
          <table:table-cell/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0.404405957888865">
            <text:p>0.4</text:p>
          </table:table-cell>
          <table:table-cell office:value-type="float" office:value="936267073151.792">
            <text:p>936267073151.79</text:p>
          </table:table-cell>
          <table:table-cell office:value-type="float" office:value="24.3069733765648">
            <text:p>24.31</text:p>
          </table:table-cell>
          <table:table-cell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0.946557859505018">
            <text:p>0.95</text:p>
          </table:table-cell>
          <table:table-cell office:value-type="float" office:value="934498911129.355">
            <text:p>934498911129.36</text:p>
          </table:table-cell>
          <table:table-cell office:value-type="float" office:value="4.94915143535658">
            <text:p>4.95</text:p>
          </table:table-cell>
          <table:table-cell/>
        </table:table-row>
        <table:table-row table:style-name="ro1">
          <table:table-cell office:value-type="float" office:value="3252">
            <text:p>3252</text:p>
          </table:table-cell>
          <table:table-cell office:value-type="float" office:value="10.9017534937144">
            <text:p>10.9</text:p>
          </table:table-cell>
          <table:table-cell office:value-type="float" office:value="932736441358.544">
            <text:p>932736441358.54</text:p>
          </table:table-cell>
          <table:table-cell office:value-type="float" office:value="35.2061632284045">
            <text:p>35.21</text:p>
          </table:table-cell>
          <table:table-cell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2.70471517389136">
            <text:p>2.7</text:p>
          </table:table-cell>
          <table:table-cell office:value-type="float" office:value="930979637000.745">
            <text:p>930979637000.75</text:p>
          </table:table-cell>
          <table:table-cell office:value-type="float" office:value="9.75941086662072">
            <text:p>9.76</text:p>
          </table:table-cell>
          <table:table-cell/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.34938505482796">
            <text:p>7.35</text:p>
          </table:table-cell>
          <table:table-cell office:value-type="float" office:value="929228471316.352">
            <text:p>929228471316.35</text:p>
          </table:table-cell>
          <table:table-cell office:value-type="float" office:value="21.4799429508358">
            <text:p>21.48</text:p>
          </table:table-cell>
          <table:table-cell/>
        </table:table-row>
        <table:table-row table:style-name="ro1">
          <table:table-cell office:value-type="float" office:value="3258">
            <text:p>3258</text:p>
          </table:table-cell>
          <table:table-cell office:value-type="float" office:value="57.8044961525466">
            <text:p>57.8</text:p>
          </table:table-cell>
          <table:table-cell office:value-type="float" office:value="927482917703.924">
            <text:p>927482917703.92</text:p>
          </table:table-cell>
          <table:table-cell office:value-type="float" office:value="0.186581970915744">
            <text:p>0.19</text:p>
          </table:table-cell>
          <table:table-cell/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11.5841728840145">
            <text:p>11.58</text:p>
          </table:table-cell>
          <table:table-cell office:value-type="float" office:value="925742950014.945">
            <text:p>925742950014.95</text:p>
          </table:table-cell>
          <table:table-cell office:value-type="float" office:value="9.75356476515996">
            <text:p>9.75</text:p>
          </table:table-cell>
          <table:table-cell/>
        </table:table-row>
        <table:table-row table:style-name="ro1">
          <table:table-cell office:value-type="float" office:value="3262">
            <text:p>3262</text:p>
          </table:table-cell>
          <table:table-cell office:value-type="float" office:value="1.30010568176188">
            <text:p>1.3</text:p>
          </table:table-cell>
          <table:table-cell office:value-type="float" office:value="924008541744.134">
            <text:p>924008541744.13</text:p>
          </table:table-cell>
          <table:table-cell office:value-type="float" office:value="1.01380810694019">
            <text:p>1.01</text:p>
          </table:table-cell>
          <table:table-cell/>
        </table:table-row>
        <table:table-row table:style-name="ro1">
          <table:table-cell office:value-type="float" office:value="3264">
            <text:p>3264</text:p>
          </table:table-cell>
          <table:table-cell office:value-type="float" office:value="1.45154533728587">
            <text:p>1.45</text:p>
          </table:table-cell>
          <table:table-cell office:value-type="float" office:value="922279667030.6">
            <text:p>922279667030.6</text:p>
          </table:table-cell>
          <table:table-cell office:value-type="float" office:value="4.80871424000069">
            <text:p>4.81</text:p>
          </table:table-cell>
          <table:table-cell/>
        </table:table-row>
        <table:table-row table:style-name="ro1">
          <table:table-cell office:value-type="float" office:value="3266">
            <text:p>3266</text:p>
          </table:table-cell>
          <table:table-cell office:value-type="float" office:value="19.6297362642794">
            <text:p>19.63</text:p>
          </table:table-cell>
          <table:table-cell office:value-type="float" office:value="920556299938.691">
            <text:p>920556299938.69</text:p>
          </table:table-cell>
          <table:table-cell office:value-type="float" office:value="13.4507375858249">
            <text:p>13.45</text:p>
          </table:table-cell>
          <table:table-cell/>
        </table:table-row>
        <table:table-row table:style-name="ro1">
          <table:table-cell office:value-type="float" office:value="3268">
            <text:p>3268</text:p>
          </table:table-cell>
          <table:table-cell office:value-type="float" office:value="3.66949655805998">
            <text:p>3.67</text:p>
          </table:table-cell>
          <table:table-cell office:value-type="float" office:value="918838414793.102">
            <text:p>918838414793.1</text:p>
          </table:table-cell>
          <table:table-cell office:value-type="float" office:value="12.3092202500721">
            <text:p>12.31</text:p>
          </table:table-cell>
          <table:table-cell/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1.39261650857017">
            <text:p>1.39</text:p>
          </table:table-cell>
          <table:table-cell office:value-type="float" office:value="917125985970.637">
            <text:p>917125985970.64</text:p>
          </table:table-cell>
          <table:table-cell office:value-type="float" office:value="9.33595719730196">
            <text:p>9.34</text:p>
          </table:table-cell>
          <table:table-cell/>
        </table:table-row>
        <table:table-row table:style-name="ro1">
          <table:table-cell office:value-type="float" office:value="3272">
            <text:p>3272</text:p>
          </table:table-cell>
          <table:table-cell office:value-type="float" office:value="12.0459311056618">
            <text:p>12.05</text:p>
          </table:table-cell>
          <table:table-cell office:value-type="float" office:value="915418988121.44">
            <text:p>915418988121.44</text:p>
          </table:table-cell>
          <table:table-cell office:value-type="float" office:value="6.10004855402576">
            <text:p>6.1</text:p>
          </table:table-cell>
          <table:table-cell/>
        </table:table-row>
        <table:table-row table:style-name="ro1">
          <table:table-cell office:value-type="float" office:value="3274">
            <text:p>3274</text:p>
          </table:table-cell>
          <table:table-cell office:value-type="float" office:value="3.11118143125939">
            <text:p>3.11</text:p>
          </table:table-cell>
          <table:table-cell office:value-type="float" office:value="913717395958.845">
            <text:p>913717395958.85</text:p>
          </table:table-cell>
          <table:table-cell office:value-type="float" office:value="14.1511974680697">
            <text:p>14.15</text:p>
          </table:table-cell>
          <table:table-cell/>
        </table:table-row>
        <table:table-row table:style-name="ro1">
          <table:table-cell office:value-type="float" office:value="3276">
            <text:p>3276</text:p>
          </table:table-cell>
          <table:table-cell office:value-type="float" office:value="2.76114409781006">
            <text:p>2.76</text:p>
          </table:table-cell>
          <table:table-cell office:value-type="float" office:value="912021184435.911">
            <text:p>912021184435.91</text:p>
          </table:table-cell>
          <table:table-cell office:value-type="float" office:value="15.8260373940591">
            <text:p>15.83</text:p>
          </table:table-cell>
          <table:table-cell/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2.9782458545737">
            <text:p>2.98</text:p>
          </table:table-cell>
          <table:table-cell office:value-type="float" office:value="910330328594.051">
            <text:p>910330328594.05</text:p>
          </table:table-cell>
          <table:table-cell office:value-type="float" office:value="5.57348751845873">
            <text:p>5.57</text:p>
          </table:table-cell>
          <table:table-cell/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3.10797366967457">
            <text:p>3.11</text:p>
          </table:table-cell>
          <table:table-cell office:value-type="float" office:value="908644803683.088">
            <text:p>908644803683.09</text:p>
          </table:table-cell>
          <table:table-cell office:value-type="float" office:value="5.69651170330691">
            <text:p>5.7</text:p>
          </table:table-cell>
          <table:table-cell/>
        </table:table-row>
        <table:table-row table:style-name="ro1">
          <table:table-cell office:value-type="float" office:value="3282">
            <text:p>3282</text:p>
          </table:table-cell>
          <table:table-cell office:value-type="float" office:value="0.536838388363786">
            <text:p>0.54</text:p>
          </table:table-cell>
          <table:table-cell office:value-type="float" office:value="906964585055.512">
            <text:p>906964585055.51</text:p>
          </table:table-cell>
          <table:table-cell office:value-type="float" office:value="40.9018469082967">
            <text:p>40.9</text:p>
          </table:table-cell>
          <table:table-cell/>
        </table:table-row>
        <table:table-row table:style-name="ro1">
          <table:table-cell office:value-type="float" office:value="3284">
            <text:p>3284</text:p>
          </table:table-cell>
          <table:table-cell office:value-type="float" office:value="2.50505793366499">
            <text:p>2.51</text:p>
          </table:table-cell>
          <table:table-cell office:value-type="float" office:value="905289648249.097">
            <text:p>905289648249.1</text:p>
          </table:table-cell>
          <table:table-cell office:value-type="float" office:value="42.8051323741528">
            <text:p>42.81</text:p>
          </table:table-cell>
          <table:table-cell/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13.0869303006163">
            <text:p>13.09</text:p>
          </table:table-cell>
          <table:table-cell office:value-type="float" office:value="903619968938.058">
            <text:p>903619968938.06</text:p>
          </table:table-cell>
          <table:table-cell office:value-type="float" office:value="21.329646805653">
            <text:p>21.33</text:p>
          </table:table-cell>
          <table:table-cell/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12.4837014777713">
            <text:p>12.48</text:p>
          </table:table-cell>
          <table:table-cell office:value-type="float" office:value="901955522987.977">
            <text:p>901955522987.98</text:p>
          </table:table-cell>
          <table:table-cell office:value-type="float" office:value="12.9807964758889">
            <text:p>12.98</text:p>
          </table:table-cell>
          <table:table-cell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5.61326907699208">
            <text:p>5.61</text:p>
          </table:table-cell>
          <table:table-cell office:value-type="float" office:value="900296286312.746">
            <text:p>900296286312.75</text:p>
          </table:table-cell>
          <table:table-cell office:value-type="float" office:value="2.93119724481107">
            <text:p>2.93</text:p>
          </table:table-cell>
          <table:table-cell/>
        </table:table-row>
        <table:table-row table:style-name="ro1">
          <table:table-cell office:value-type="float" office:value="3292">
            <text:p>3292</text:p>
          </table:table-cell>
          <table:table-cell office:value-type="float" office:value="22.4892490443299">
            <text:p>22.49</text:p>
          </table:table-cell>
          <table:table-cell office:value-type="float" office:value="898642235083.872">
            <text:p>898642235083.87</text:p>
          </table:table-cell>
          <table:table-cell office:value-type="float" office:value="32.5921478583321">
            <text:p>32.59</text:p>
          </table:table-cell>
          <table:table-cell/>
        </table:table-row>
        <table:table-row table:style-name="ro1">
          <table:table-cell office:value-type="float" office:value="3294">
            <text:p>3294</text:p>
          </table:table-cell>
          <table:table-cell office:value-type="float" office:value="3.15132595475007">
            <text:p>3.15</text:p>
          </table:table-cell>
          <table:table-cell office:value-type="float" office:value="896993345514.738">
            <text:p>896993345514.74</text:p>
          </table:table-cell>
          <table:table-cell office:value-type="float" office:value="11.042852583478">
            <text:p>11.04</text:p>
          </table:table-cell>
          <table:table-cell/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6.67157500235404">
            <text:p>6.67</text:p>
          </table:table-cell>
          <table:table-cell office:value-type="float" office:value="895349594083.778">
            <text:p>895349594083.78</text:p>
          </table:table-cell>
          <table:table-cell office:value-type="float" office:value="5.91539379493523">
            <text:p>5.92</text:p>
          </table:table-cell>
          <table:table-cell/>
        </table:table-row>
        <table:table-row table:style-name="ro1">
          <table:table-cell office:value-type="float" office:value="3298">
            <text:p>3298</text:p>
          </table:table-cell>
          <table:table-cell office:value-type="float" office:value="0.851422785614299">
            <text:p>0.85</text:p>
          </table:table-cell>
          <table:table-cell office:value-type="float" office:value="893710957328.773">
            <text:p>893710957328.77</text:p>
          </table:table-cell>
          <table:table-cell office:value-type="float" office:value="31.5726999747202">
            <text:p>31.57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915113897839094">
            <text:p>0.92</text:p>
          </table:table-cell>
          <table:table-cell office:value-type="float" office:value="892077411942.078">
            <text:p>892077411942.08</text:p>
          </table:table-cell>
          <table:table-cell office:value-type="float" office:value="0.716889733888633">
            <text:p>0.72</text:p>
          </table:table-cell>
          <table:table-cell/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0.878652962693569">
            <text:p>0.88</text:p>
          </table:table-cell>
          <table:table-cell office:value-type="float" office:value="890448934763.162">
            <text:p>890448934763.16</text:p>
          </table:table-cell>
          <table:table-cell office:value-type="float" office:value="5.90838100235261">
            <text:p>5.91</text:p>
          </table:table-cell>
          <table:table-cell/>
        </table:table-row>
        <table:table-row table:style-name="ro1">
          <table:table-cell office:value-type="float" office:value="3304">
            <text:p>3304</text:p>
          </table:table-cell>
          <table:table-cell office:value-type="float" office:value="15.0135192460656">
            <text:p>15.01</text:p>
          </table:table-cell>
          <table:table-cell office:value-type="float" office:value="888825502800.558">
            <text:p>888825502800.56</text:p>
          </table:table-cell>
          <table:table-cell office:value-type="float" office:value="44.7893481432929">
            <text:p>44.79</text:p>
          </table:table-cell>
          <table:table-cell/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1.97751036370252">
            <text:p>1.98</text:p>
          </table:table-cell>
          <table:table-cell office:value-type="float" office:value="887207093118.824">
            <text:p>887207093118.82</text:p>
          </table:table-cell>
          <table:table-cell office:value-type="float" office:value="9.4264802409614">
            <text:p>9.43</text:p>
          </table:table-cell>
          <table:table-cell/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4.07812831908738">
            <text:p>4.08</text:p>
          </table:table-cell>
          <table:table-cell office:value-type="float" office:value="885593683051.883">
            <text:p>885593683051.88</text:p>
          </table:table-cell>
          <table:table-cell office:value-type="float" office:value="19.8704960400655">
            <text:p>19.87</text:p>
          </table:table-cell>
          <table:table-cell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3.56935608162614">
            <text:p>3.57</text:p>
          </table:table-cell>
          <table:table-cell office:value-type="float" office:value="883985249943.143">
            <text:p>883985249943.14</text:p>
          </table:table-cell>
          <table:table-cell office:value-type="float" office:value="1.21490340685548">
            <text:p>1.21</text:p>
          </table:table-cell>
          <table:table-cell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8.24807894163879">
            <text:p>8.25</text:p>
          </table:table-cell>
          <table:table-cell office:value-type="float" office:value="882381771340.613">
            <text:p>882381771340.61</text:p>
          </table:table-cell>
          <table:table-cell office:value-type="float" office:value="2.89724087908151">
            <text:p>2.9</text:p>
          </table:table-cell>
          <table:table-cell/>
        </table:table-row>
        <table:table-row table:style-name="ro1">
          <table:table-cell office:value-type="float" office:value="3314">
            <text:p>3314</text:p>
          </table:table-cell>
          <table:table-cell office:value-type="float" office:value="5.52267698958998">
            <text:p>5.52</text:p>
          </table:table-cell>
          <table:table-cell office:value-type="float" office:value="880783224935.158">
            <text:p>880783224935.16</text:p>
          </table:table-cell>
          <table:table-cell office:value-type="float" office:value="1.33047263697958">
            <text:p>1.33</text:p>
          </table:table-cell>
          <table:table-cell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11.8008562493749">
            <text:p>11.8</text:p>
          </table:table-cell>
          <table:table-cell office:value-type="float" office:value="879189588531.309">
            <text:p>879189588531.31</text:p>
          </table:table-cell>
          <table:table-cell office:value-type="float" office:value="27.1440530715076">
            <text:p>27.14</text:p>
          </table:table-cell>
          <table:table-cell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10.8978499502841">
            <text:p>10.9</text:p>
          </table:table-cell>
          <table:table-cell office:value-type="float" office:value="877600840010.043">
            <text:p>877600840010.04</text:p>
          </table:table-cell>
          <table:table-cell office:value-type="float" office:value="18.3064456232884">
            <text:p>18.31</text:p>
          </table:table-cell>
          <table:table-cell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5.40686642714327">
            <text:p>5.41</text:p>
          </table:table-cell>
          <table:table-cell office:value-type="float" office:value="876016957508.352">
            <text:p>876016957508.35</text:p>
          </table:table-cell>
          <table:table-cell office:value-type="float" office:value="3.08018738511321">
            <text:p>3.08</text:p>
          </table:table-cell>
          <table:table-cell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0.0410002765997831">
            <text:p>0.04</text:p>
          </table:table-cell>
          <table:table-cell office:value-type="float" office:value="874437919198.48">
            <text:p>874437919198.48</text:p>
          </table:table-cell>
          <table:table-cell office:value-type="float" office:value="7.50320922710224">
            <text:p>7.5</text:p>
          </table:table-cell>
          <table:table-cell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0.347463493160571">
            <text:p>0.35</text:p>
          </table:table-cell>
          <table:table-cell office:value-type="float" office:value="872863703411.42">
            <text:p>872863703411.42</text:p>
          </table:table-cell>
          <table:table-cell office:value-type="float" office:value="15.460908920858">
            <text:p>15.46</text:p>
          </table:table-cell>
          <table:table-cell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0.723226449471078">
            <text:p>0.72</text:p>
          </table:table-cell>
          <table:table-cell office:value-type="float" office:value="871294288605.128">
            <text:p>871294288605.13</text:p>
          </table:table-cell>
          <table:table-cell office:value-type="float" office:value="40.0465091853588">
            <text:p>40.05</text:p>
          </table:table-cell>
          <table:table-cell/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19.0947468593838">
            <text:p>19.09</text:p>
          </table:table-cell>
          <table:table-cell office:value-type="float" office:value="869729653389.454">
            <text:p>869729653389.45</text:p>
          </table:table-cell>
          <table:table-cell office:value-type="float" office:value="0.718994651501205">
            <text:p>0.72</text:p>
          </table:table-cell>
          <table:table-cell/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1.3241705703453">
            <text:p>1.32</text:p>
          </table:table-cell>
          <table:table-cell office:value-type="float" office:value="868169776424.744">
            <text:p>868169776424.74</text:p>
          </table:table-cell>
          <table:table-cell office:value-type="float" office:value="33.615994161114">
            <text:p>33.62</text:p>
          </table:table-cell>
          <table:table-cell/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2.24393825442767">
            <text:p>2.24</text:p>
          </table:table-cell>
          <table:table-cell office:value-type="float" office:value="866614636610.211">
            <text:p>866614636610.21</text:p>
          </table:table-cell>
          <table:table-cell office:value-type="float" office:value="4.65234354673433">
            <text:p>4.65</text:p>
          </table:table-cell>
          <table:table-cell/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7.62411323898151">
            <text:p>7.62</text:p>
          </table:table-cell>
          <table:table-cell office:value-type="float" office:value="865064212900.544">
            <text:p>865064212900.54</text:p>
          </table:table-cell>
          <table:table-cell office:value-type="float" office:value="17.0987057175061">
            <text:p>17.1</text:p>
          </table:table-cell>
          <table:table-cell/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12.6032664843127">
            <text:p>12.6</text:p>
          </table:table-cell>
          <table:table-cell office:value-type="float" office:value="863518484348.705">
            <text:p>863518484348.71</text:p>
          </table:table-cell>
          <table:table-cell office:value-type="float" office:value="10.6767187204256">
            <text:p>10.68</text:p>
          </table:table-cell>
          <table:table-cell/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2.63425694013451">
            <text:p>2.63</text:p>
          </table:table-cell>
          <table:table-cell office:value-type="float" office:value="861977430244.217">
            <text:p>861977430244.22</text:p>
          </table:table-cell>
          <table:table-cell office:value-type="float" office:value="14.8450107903109">
            <text:p>14.85</text:p>
          </table:table-cell>
          <table:table-cell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4.88130317994922">
            <text:p>4.88</text:p>
          </table:table-cell>
          <table:table-cell office:value-type="float" office:value="860441029865.217">
            <text:p>860441029865.22</text:p>
          </table:table-cell>
          <table:table-cell office:value-type="float" office:value="22.8629454743518">
            <text:p>22.86</text:p>
          </table:table-cell>
          <table:table-cell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2.05202448953922">
            <text:p>2.05</text:p>
          </table:table-cell>
          <table:table-cell office:value-type="float" office:value="858909262688.083">
            <text:p>858909262688.08</text:p>
          </table:table-cell>
          <table:table-cell office:value-type="float" office:value="32.8726535876558">
            <text:p>32.87</text:p>
          </table:table-cell>
          <table:table-cell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5.5820181149699">
            <text:p>15.58</text:p>
          </table:table-cell>
          <table:table-cell office:value-type="float" office:value="857382108314.247">
            <text:p>857382108314.25</text:p>
          </table:table-cell>
          <table:table-cell office:value-type="float" office:value="9.30476081813784">
            <text:p>9.3</text:p>
          </table:table-cell>
          <table:table-cell/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3.11752377666561">
            <text:p>3.12</text:p>
          </table:table-cell>
          <table:table-cell office:value-type="float" office:value="855859546402.46">
            <text:p>855859546402.46</text:p>
          </table:table-cell>
          <table:table-cell office:value-type="float" office:value="21.4308459729344">
            <text:p>21.43</text:p>
          </table:table-cell>
          <table:table-cell/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7.77865284240518">
            <text:p>7.78</text:p>
          </table:table-cell>
          <table:table-cell office:value-type="float" office:value="854341556805.115">
            <text:p>854341556805.12</text:p>
          </table:table-cell>
          <table:table-cell office:value-type="float" office:value="54.8526765399495">
            <text:p>54.85</text:p>
          </table:table-cell>
          <table:table-cell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1.0831974013333">
            <text:p>1.08</text:p>
          </table:table-cell>
          <table:table-cell office:value-type="float" office:value="852828119449.858">
            <text:p>852828119449.86</text:p>
          </table:table-cell>
          <table:table-cell office:value-type="float" office:value="25.8132301548767">
            <text:p>25.81</text:p>
          </table:table-cell>
          <table:table-cell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.02891351748087">
            <text:p>1.03</text:p>
          </table:table-cell>
          <table:table-cell office:value-type="float" office:value="851319214399.148">
            <text:p>851319214399.15</text:p>
          </table:table-cell>
          <table:table-cell office:value-type="float" office:value="7.06746168334709">
            <text:p>7.07</text:p>
          </table:table-cell>
          <table:table-cell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0.691869277690628">
            <text:p>0.69</text:p>
          </table:table-cell>
          <table:table-cell office:value-type="float" office:value="849814821818.151">
            <text:p>849814821818.15</text:p>
          </table:table-cell>
          <table:table-cell office:value-type="float" office:value="11.3378465690349">
            <text:p>11.34</text:p>
          </table:table-cell>
          <table:table-cell/>
        </table:table-row>
        <table:table-row table:style-name="ro1">
          <table:table-cell office:value-type="float" office:value="3356">
            <text:p>3356</text:p>
          </table:table-cell>
          <table:table-cell office:value-type="float" office:value="1.29179212677663">
            <text:p>1.29</text:p>
          </table:table-cell>
          <table:table-cell office:value-type="float" office:value="848314922000.107">
            <text:p>848314922000.11</text:p>
          </table:table-cell>
          <table:table-cell office:value-type="float" office:value="1.23928909537412">
            <text:p>1.24</text:p>
          </table:table-cell>
          <table:table-cell/>
        </table:table-row>
        <table:table-row table:style-name="ro1">
          <table:table-cell office:value-type="float" office:value="3358">
            <text:p>3358</text:p>
          </table:table-cell>
          <table:table-cell office:value-type="float" office:value="6.44341210857154">
            <text:p>6.44</text:p>
          </table:table-cell>
          <table:table-cell office:value-type="float" office:value="846819495351.587">
            <text:p>846819495351.59</text:p>
          </table:table-cell>
          <table:table-cell office:value-type="float" office:value="24.9997546139752">
            <text:p>25</text:p>
          </table:table-cell>
          <table:table-cell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5.70044129194174">
            <text:p>5.7</text:p>
          </table:table-cell>
          <table:table-cell office:value-type="float" office:value="845328522370.037">
            <text:p>845328522370.04</text:p>
          </table:table-cell>
          <table:table-cell office:value-type="float" office:value="0.323621953504215">
            <text:p>0.32</text:p>
          </table:table-cell>
          <table:table-cell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3.13956861553746">
            <text:p>3.14</text:p>
          </table:table-cell>
          <table:table-cell office:value-type="float" office:value="843841983695.351">
            <text:p>843841983695.35</text:p>
          </table:table-cell>
          <table:table-cell office:value-type="float" office:value="12.1440327809316">
            <text:p>12.14</text:p>
          </table:table-cell>
          <table:table-cell/>
        </table:table-row>
        <table:table-row table:style-name="ro1">
          <table:table-cell office:value-type="float" office:value="3364">
            <text:p>3364</text:p>
          </table:table-cell>
          <table:table-cell office:value-type="float" office:value="17.0892069470389">
            <text:p>17.09</text:p>
          </table:table-cell>
          <table:table-cell office:value-type="float" office:value="842359860063.982">
            <text:p>842359860063.98</text:p>
          </table:table-cell>
          <table:table-cell office:value-type="float" office:value="7.71496136883548">
            <text:p>7.71</text:p>
          </table:table-cell>
          <table:table-cell/>
        </table:table-row>
        <table:table-row table:style-name="ro1">
          <table:table-cell office:value-type="float" office:value="3366">
            <text:p>3366</text:p>
          </table:table-cell>
          <table:table-cell office:value-type="float" office:value="2.15981979655589">
            <text:p>2.16</text:p>
          </table:table-cell>
          <table:table-cell office:value-type="float" office:value="840882132365.231">
            <text:p>840882132365.23</text:p>
          </table:table-cell>
          <table:table-cell office:value-type="float" office:value="14.6025252974271">
            <text:p>14.6</text:p>
          </table:table-cell>
          <table:table-cell/>
        </table:table-row>
        <table:table-row table:style-name="ro1">
          <table:table-cell office:value-type="float" office:value="3368">
            <text:p>3368</text:p>
          </table:table-cell>
          <table:table-cell office:value-type="float" office:value="5.79132374173808">
            <text:p>5.79</text:p>
          </table:table-cell>
          <table:table-cell office:value-type="float" office:value="839408781513.234">
            <text:p>839408781513.24</text:p>
          </table:table-cell>
          <table:table-cell office:value-type="float" office:value="27.7156918877919">
            <text:p>27.72</text:p>
          </table:table-cell>
          <table:table-cell/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16.8576360877841">
            <text:p>16.86</text:p>
          </table:table-cell>
          <table:table-cell office:value-type="float" office:value="837939788611.41">
            <text:p>837939788611.41</text:p>
          </table:table-cell>
          <table:table-cell office:value-type="float" office:value="31.9438888596778">
            <text:p>31.94</text:p>
          </table:table-cell>
          <table:table-cell/>
        </table:table-row>
        <table:table-row table:style-name="ro1">
          <table:table-cell office:value-type="float" office:value="3372">
            <text:p>3372</text:p>
          </table:table-cell>
          <table:table-cell office:value-type="float" office:value="42.5619792274998">
            <text:p>42.56</text:p>
          </table:table-cell>
          <table:table-cell office:value-type="float" office:value="836475134803.31">
            <text:p>836475134803.31</text:p>
          </table:table-cell>
          <table:table-cell office:value-type="float" office:value="4.68344637218477">
            <text:p>4.68</text:p>
          </table:table-cell>
          <table:table-cell/>
        </table:table-row>
        <table:table-row table:style-name="ro1">
          <table:table-cell office:value-type="float" office:value="3374">
            <text:p>3374</text:p>
          </table:table-cell>
          <table:table-cell office:value-type="float" office:value="5.64655823501291">
            <text:p>5.65</text:p>
          </table:table-cell>
          <table:table-cell office:value-type="float" office:value="835014801494.012">
            <text:p>835014801494.01</text:p>
          </table:table-cell>
          <table:table-cell office:value-type="float" office:value="8.96813293771112">
            <text:p>8.97</text:p>
          </table:table-cell>
          <table:table-cell/>
        </table:table-row>
        <table:table-row table:style-name="ro1">
          <table:table-cell office:value-type="float" office:value="3376">
            <text:p>3376</text:p>
          </table:table-cell>
          <table:table-cell office:value-type="float" office:value="7.17356081051793">
            <text:p>7.17</text:p>
          </table:table-cell>
          <table:table-cell office:value-type="float" office:value="833558769939.355">
            <text:p>833558769939.36</text:p>
          </table:table-cell>
          <table:table-cell office:value-type="float" office:value="16.9845053087376">
            <text:p>16.98</text:p>
          </table:table-cell>
          <table:table-cell/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2.30795759828974">
            <text:p>2.31</text:p>
          </table:table-cell>
          <table:table-cell office:value-type="float" office:value="832107021721.782">
            <text:p>832107021721.78</text:p>
          </table:table-cell>
          <table:table-cell office:value-type="float" office:value="5.03670321668402">
            <text:p>5.04</text:p>
          </table:table-cell>
          <table:table-cell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2.21219384320705">
            <text:p>2.21</text:p>
          </table:table-cell>
          <table:table-cell office:value-type="float" office:value="830659538434.774">
            <text:p>830659538434.78</text:p>
          </table:table-cell>
          <table:table-cell office:value-type="float" office:value="10.7866361341521">
            <text:p>10.79</text:p>
          </table:table-cell>
          <table:table-cell/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5.01146714786345">
            <text:p>5.01</text:p>
          </table:table-cell>
          <table:table-cell office:value-type="float" office:value="829216301791.697">
            <text:p>829216301791.7</text:p>
          </table:table-cell>
          <table:table-cell office:value-type="float" office:value="55.9669881744131">
            <text:p>55.97</text:p>
          </table:table-cell>
          <table:table-cell/>
        </table:table-row>
        <table:table-row table:style-name="ro1">
          <table:table-cell office:value-type="float" office:value="3384">
            <text:p>3384</text:p>
          </table:table-cell>
          <table:table-cell office:value-type="float" office:value="4.95712075256359">
            <text:p>4.96</text:p>
          </table:table-cell>
          <table:table-cell office:value-type="float" office:value="827777293625.392">
            <text:p>827777293625.39</text:p>
          </table:table-cell>
          <table:table-cell office:value-type="float" office:value="6.41554675071605">
            <text:p>6.42</text:p>
          </table:table-cell>
          <table:table-cell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5.19854512720239">
            <text:p>5.2</text:p>
          </table:table-cell>
          <table:table-cell office:value-type="float" office:value="826342495852.319">
            <text:p>826342495852.32</text:p>
          </table:table-cell>
          <table:table-cell office:value-type="float" office:value="13.847610483827">
            <text:p>13.85</text:p>
          </table:table-cell>
          <table:table-cell/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6.43312807250215">
            <text:p>6.43</text:p>
          </table:table-cell>
          <table:table-cell office:value-type="float" office:value="824911890514.688">
            <text:p>824911890514.69</text:p>
          </table:table-cell>
          <table:table-cell office:value-type="float" office:value="22.5687670559985">
            <text:p>22.57</text:p>
          </table:table-cell>
          <table:table-cell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2.92557004335511">
            <text:p>2.93</text:p>
          </table:table-cell>
          <table:table-cell office:value-type="float" office:value="823485459719.374">
            <text:p>823485459719.37</text:p>
          </table:table-cell>
          <table:table-cell office:value-type="float" office:value="10.8591427601401">
            <text:p>10.86</text:p>
          </table:table-cell>
          <table:table-cell/>
        </table:table-row>
        <table:table-row table:style-name="ro1">
          <table:table-cell office:value-type="float" office:value="3392">
            <text:p>3392</text:p>
          </table:table-cell>
          <table:table-cell office:value-type="float" office:value="3.18260817670328">
            <text:p>3.18</text:p>
          </table:table-cell>
          <table:table-cell office:value-type="float" office:value="822063185706.616">
            <text:p>822063185706.62</text:p>
          </table:table-cell>
          <table:table-cell office:value-type="float" office:value="45.6764394573995">
            <text:p>45.68</text:p>
          </table:table-cell>
          <table:table-cell/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0.551332136888283">
            <text:p>0.55</text:p>
          </table:table-cell>
          <table:table-cell office:value-type="float" office:value="820645050818.087">
            <text:p>820645050818.09</text:p>
          </table:table-cell>
          <table:table-cell office:value-type="float" office:value="29.8588668650665">
            <text:p>29.86</text:p>
          </table:table-cell>
          <table:table-cell/>
        </table:table-row>
        <table:table-row table:style-name="ro1">
          <table:table-cell office:value-type="float" office:value="3396">
            <text:p>3396</text:p>
          </table:table-cell>
          <table:table-cell office:value-type="float" office:value="0.501325042932743">
            <text:p>0.5</text:p>
          </table:table-cell>
          <table:table-cell office:value-type="float" office:value="819231037477.228">
            <text:p>819231037477.23</text:p>
          </table:table-cell>
          <table:table-cell office:value-type="float" office:value="7.25078732575139">
            <text:p>7.25</text:p>
          </table:table-cell>
          <table:table-cell/>
        </table:table-row>
        <table:table-row table:style-name="ro1">
          <table:table-cell office:value-type="float" office:value="3398">
            <text:p>3398</text:p>
          </table:table-cell>
          <table:table-cell office:value-type="float" office:value="6.98023700923201">
            <text:p>6.98</text:p>
          </table:table-cell>
          <table:table-cell office:value-type="float" office:value="817821128224.932">
            <text:p>817821128224.93</text:p>
          </table:table-cell>
          <table:table-cell office:value-type="float" office:value="21.7065141660054">
            <text:p>21.71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.68514363294322">
            <text:p>3.69</text:p>
          </table:table-cell>
          <table:table-cell office:value-type="float" office:value="816415305671.137">
            <text:p>816415305671.14</text:p>
          </table:table-cell>
          <table:table-cell office:value-type="float" office:value="4.87771343922852">
            <text:p>4.88</text:p>
          </table:table-cell>
          <table:table-cell/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3.71380139011203">
            <text:p>3.71</text:p>
          </table:table-cell>
          <table:table-cell office:value-type="float" office:value="815013552574.285">
            <text:p>815013552574.29</text:p>
          </table:table-cell>
          <table:table-cell office:value-type="float" office:value="15.9157043064221">
            <text:p>15.92</text:p>
          </table:table-cell>
          <table:table-cell/>
        </table:table-row>
        <table:table-row table:style-name="ro1">
          <table:table-cell office:value-type="float" office:value="3404">
            <text:p>3404</text:p>
          </table:table-cell>
          <table:table-cell office:value-type="float" office:value="7.8343354733115">
            <text:p>7.83</text:p>
          </table:table-cell>
          <table:table-cell office:value-type="float" office:value="813615851739.455">
            <text:p>813615851739.46</text:p>
          </table:table-cell>
          <table:table-cell office:value-type="float" office:value="1.15207180810201">
            <text:p>1.15</text:p>
          </table:table-cell>
          <table:table-cell/>
        </table:table-row>
        <table:table-row table:style-name="ro1">
          <table:table-cell office:value-type="float" office:value="3406">
            <text:p>3406</text:p>
          </table:table-cell>
          <table:table-cell office:value-type="float" office:value="1.36151877636092">
            <text:p>1.36</text:p>
          </table:table-cell>
          <table:table-cell office:value-type="float" office:value="812222186079.806">
            <text:p>812222186079.81</text:p>
          </table:table-cell>
          <table:table-cell office:value-type="float" office:value="28.1833801731908">
            <text:p>28.18</text:p>
          </table:table-cell>
          <table:table-cell/>
        </table:table-row>
        <table:table-row table:style-name="ro1">
          <table:table-cell office:value-type="float" office:value="3408">
            <text:p>3408</text:p>
          </table:table-cell>
          <table:table-cell office:value-type="float" office:value="0.9416748060995">
            <text:p>0.94</text:p>
          </table:table-cell>
          <table:table-cell office:value-type="float" office:value="810832538635.497">
            <text:p>810832538635.5</text:p>
          </table:table-cell>
          <table:table-cell office:value-type="float" office:value="5.22311451200328">
            <text:p>5.22</text:p>
          </table:table-cell>
          <table:table-cell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95.9780622393241">
            <text:p>95.98</text:p>
          </table:table-cell>
          <table:table-cell office:value-type="float" office:value="809446892414.76">
            <text:p>809446892414.76</text:p>
          </table:table-cell>
          <table:table-cell office:value-type="float" office:value="12.9241111486195">
            <text:p>12.92</text:p>
          </table:table-cell>
          <table:table-cell/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4.65619603906797">
            <text:p>4.66</text:p>
          </table:table-cell>
          <table:table-cell office:value-type="float" office:value="808065230920.075">
            <text:p>808065230920.08</text:p>
          </table:table-cell>
          <table:table-cell office:value-type="float" office:value="7.32880553391578">
            <text:p>7.33</text:p>
          </table:table-cell>
          <table:table-cell/>
        </table:table-row>
        <table:table-row table:style-name="ro1">
          <table:table-cell office:value-type="float" office:value="3414">
            <text:p>3414</text:p>
          </table:table-cell>
          <table:table-cell office:value-type="float" office:value="9.47971862199609">
            <text:p>9.48</text:p>
          </table:table-cell>
          <table:table-cell office:value-type="float" office:value="806687537139.576">
            <text:p>806687537139.58</text:p>
          </table:table-cell>
          <table:table-cell office:value-type="float" office:value="26.9913652392388">
            <text:p>26.99</text:p>
          </table:table-cell>
          <table:table-cell/>
        </table:table-row>
        <table:table-row table:style-name="ro1">
          <table:table-cell office:value-type="float" office:value="3416">
            <text:p>3416</text:p>
          </table:table-cell>
          <table:table-cell office:value-type="float" office:value="2.80632455248872">
            <text:p>2.81</text:p>
          </table:table-cell>
          <table:table-cell office:value-type="float" office:value="805313794600.098">
            <text:p>805313794600.1</text:p>
          </table:table-cell>
          <table:table-cell office:value-type="float" office:value="7.42845967007086">
            <text:p>7.43</text:p>
          </table:table-cell>
          <table:table-cell/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3.83076631329223">
            <text:p>3.83</text:p>
          </table:table-cell>
          <table:table-cell office:value-type="float" office:value="803943986771.211">
            <text:p>803943986771.21</text:p>
          </table:table-cell>
          <table:table-cell office:value-type="float" office:value="17.4945723430552">
            <text:p>17.49</text:p>
          </table:table-cell>
          <table:table-cell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4.36493225664968">
            <text:p>4.36</text:p>
          </table:table-cell>
          <table:table-cell office:value-type="float" office:value="802578097228.11">
            <text:p>802578097228.11</text:p>
          </table:table-cell>
          <table:table-cell office:value-type="float" office:value="23.6468491244793">
            <text:p>23.65</text:p>
          </table:table-cell>
          <table:table-cell/>
        </table:table-row>
        <table:table-row table:style-name="ro1">
          <table:table-cell office:value-type="float" office:value="3422">
            <text:p>3422</text:p>
          </table:table-cell>
          <table:table-cell office:value-type="float" office:value="2.32216688068525">
            <text:p>2.32</text:p>
          </table:table-cell>
          <table:table-cell office:value-type="float" office:value="801216109657.912">
            <text:p>801216109657.91</text:p>
          </table:table-cell>
          <table:table-cell office:value-type="float" office:value="22.2834201944268">
            <text:p>22.28</text:p>
          </table:table-cell>
          <table:table-cell/>
        </table:table-row>
        <table:table-row table:style-name="ro1">
          <table:table-cell office:value-type="float" office:value="3424">
            <text:p>3424</text:p>
          </table:table-cell>
          <table:table-cell office:value-type="float" office:value="10.5971034624949">
            <text:p>10.6</text:p>
          </table:table-cell>
          <table:table-cell office:value-type="float" office:value="799858007784.558">
            <text:p>799858007784.56</text:p>
          </table:table-cell>
          <table:table-cell office:value-type="float" office:value="21.7624866354507">
            <text:p>21.76</text:p>
          </table:table-cell>
          <table:table-cell/>
        </table:table-row>
        <table:table-row table:style-name="ro1">
          <table:table-cell office:value-type="float" office:value="3426">
            <text:p>3426</text:p>
          </table:table-cell>
          <table:table-cell office:value-type="float" office:value="3.41937305960566">
            <text:p>3.42</text:p>
          </table:table-cell>
          <table:table-cell office:value-type="float" office:value="798503775514.882">
            <text:p>798503775514.88</text:p>
          </table:table-cell>
          <table:table-cell office:value-type="float" office:value="13.9331658306248">
            <text:p>13.93</text:p>
          </table:table-cell>
          <table:table-cell/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7.14670035804747">
            <text:p>7.15</text:p>
          </table:table-cell>
          <table:table-cell office:value-type="float" office:value="797153396736.012">
            <text:p>797153396736.01</text:p>
          </table:table-cell>
          <table:table-cell office:value-type="float" office:value="3.96895580918678">
            <text:p>3.97</text:p>
          </table:table-cell>
          <table:table-cell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4.13227460499894">
            <text:p>4.13</text:p>
          </table:table-cell>
          <table:table-cell office:value-type="float" office:value="795806855519.731">
            <text:p>795806855519.73</text:p>
          </table:table-cell>
          <table:table-cell office:value-type="float" office:value="16.1903869206174">
            <text:p>16.19</text:p>
          </table:table-cell>
          <table:table-cell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0.857567105602888">
            <text:p>0.86</text:p>
          </table:table-cell>
          <table:table-cell office:value-type="float" office:value="794464135959.934">
            <text:p>794464135959.93</text:p>
          </table:table-cell>
          <table:table-cell office:value-type="float" office:value="27.0417121830159">
            <text:p>27.04</text:p>
          </table:table-cell>
          <table:table-cell/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3.3539985812602">
            <text:p>3.35</text:p>
          </table:table-cell>
          <table:table-cell office:value-type="float" office:value="793125222258.131">
            <text:p>793125222258.13</text:p>
          </table:table-cell>
          <table:table-cell office:value-type="float" office:value="10.9183437945119">
            <text:p>10.92</text:p>
          </table:table-cell>
          <table:table-cell/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22.49871105428">
            <text:p>22.5</text:p>
          </table:table-cell>
          <table:table-cell office:value-type="float" office:value="791790098746.106">
            <text:p>791790098746.11</text:p>
          </table:table-cell>
          <table:table-cell office:value-type="float" office:value="5.11362622384496">
            <text:p>5.11</text:p>
          </table:table-cell>
          <table:table-cell/>
        </table:table-row>
        <table:table-row table:style-name="ro1">
          <table:table-cell office:value-type="float" office:value="3438">
            <text:p>3438</text:p>
          </table:table-cell>
          <table:table-cell office:value-type="float" office:value="7.4437919092479">
            <text:p>7.44</text:p>
          </table:table-cell>
          <table:table-cell office:value-type="float" office:value="790458749717.2">
            <text:p>790458749717.2</text:p>
          </table:table-cell>
          <table:table-cell office:value-type="float" office:value="1.96727417268064">
            <text:p>1.97</text:p>
          </table:table-cell>
          <table:table-cell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41.2929553439666">
            <text:p>41.29</text:p>
          </table:table-cell>
          <table:table-cell office:value-type="float" office:value="789131159765.006">
            <text:p>789131159765.01</text:p>
          </table:table-cell>
          <table:table-cell office:value-type="float" office:value="29.6066631166618">
            <text:p>29.61</text:p>
          </table:table-cell>
          <table:table-cell/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6.80863376124006">
            <text:p>6.81</text:p>
          </table:table-cell>
          <table:table-cell office:value-type="float" office:value="787807313267.605">
            <text:p>787807313267.61</text:p>
          </table:table-cell>
          <table:table-cell office:value-type="float" office:value="29.1127063096845">
            <text:p>29.11</text:p>
          </table:table-cell>
          <table:table-cell/>
        </table:table-row>
        <table:table-row table:style-name="ro1">
          <table:table-cell office:value-type="float" office:value="3444">
            <text:p>3444</text:p>
          </table:table-cell>
          <table:table-cell office:value-type="float" office:value="3.3815634517002">
            <text:p>3.38</text:p>
          </table:table-cell>
          <table:table-cell office:value-type="float" office:value="786487195004.565">
            <text:p>786487195004.57</text:p>
          </table:table-cell>
          <table:table-cell office:value-type="float" office:value="5.08502289896082">
            <text:p>5.09</text:p>
          </table:table-cell>
          <table:table-cell/>
        </table:table-row>
        <table:table-row table:style-name="ro1">
          <table:table-cell office:value-type="float" office:value="3446">
            <text:p>3446</text:p>
          </table:table-cell>
          <table:table-cell office:value-type="float" office:value="1.79410772577733">
            <text:p>1.79</text:p>
          </table:table-cell>
          <table:table-cell office:value-type="float" office:value="785170789649.713">
            <text:p>785170789649.71</text:p>
          </table:table-cell>
          <table:table-cell office:value-type="float" office:value="10.9217770607907">
            <text:p>10.92</text:p>
          </table:table-cell>
          <table:table-cell/>
        </table:table-row>
        <table:table-row table:style-name="ro1">
          <table:table-cell office:value-type="float" office:value="3448">
            <text:p>3448</text:p>
          </table:table-cell>
          <table:table-cell office:value-type="float" office:value="4.73570182692554">
            <text:p>4.74</text:p>
          </table:table-cell>
          <table:table-cell office:value-type="float" office:value="783858081980.842">
            <text:p>783858081980.84</text:p>
          </table:table-cell>
          <table:table-cell office:value-type="float" office:value="6.51824295048688">
            <text:p>6.52</text:p>
          </table:table-cell>
          <table:table-cell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1.9201213668008">
            <text:p>1.92</text:p>
          </table:table-cell>
          <table:table-cell office:value-type="float" office:value="782549056913.833">
            <text:p>782549056913.83</text:p>
          </table:table-cell>
          <table:table-cell office:value-type="float" office:value="2.63537564831808">
            <text:p>2.64</text:p>
          </table:table-cell>
          <table:table-cell/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1.25473377161808">
            <text:p>1.25</text:p>
          </table:table-cell>
          <table:table-cell office:value-type="float" office:value="781243699394.438">
            <text:p>781243699394.44</text:p>
          </table:table-cell>
          <table:table-cell office:value-type="float" office:value="1.20892953140873">
            <text:p>1.21</text:p>
          </table:table-cell>
          <table:table-cell/>
        </table:table-row>
        <table:table-row table:style-name="ro1">
          <table:table-cell office:value-type="float" office:value="3454">
            <text:p>3454</text:p>
          </table:table-cell>
          <table:table-cell office:value-type="float" office:value="8.03938620174944">
            <text:p>8.04</text:p>
          </table:table-cell>
          <table:table-cell office:value-type="float" office:value="779941994486.693">
            <text:p>779941994486.69</text:p>
          </table:table-cell>
          <table:table-cell office:value-type="float" office:value="17.851105181949">
            <text:p>17.85</text:p>
          </table:table-cell>
          <table:table-cell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5.89595944367171">
            <text:p>5.9</text:p>
          </table:table-cell>
          <table:table-cell office:value-type="float" office:value="778643927284.643">
            <text:p>778643927284.64</text:p>
          </table:table-cell>
          <table:table-cell office:value-type="float" office:value="9.08619363418586">
            <text:p>9.09</text:p>
          </table:table-cell>
          <table:table-cell/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12.6222283955389">
            <text:p>12.62</text:p>
          </table:table-cell>
          <table:table-cell office:value-type="float" office:value="777349483044.485">
            <text:p>777349483044.49</text:p>
          </table:table-cell>
          <table:table-cell office:value-type="float" office:value="24.9192668243845">
            <text:p>24.92</text:p>
          </table:table-cell>
          <table:table-cell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7.70676849118287">
            <text:p>7.71</text:p>
          </table:table-cell>
          <table:table-cell office:value-type="float" office:value="776058647017.618">
            <text:p>776058647017.62</text:p>
          </table:table-cell>
          <table:table-cell office:value-type="float" office:value="13.3832155078151">
            <text:p>13.38</text:p>
          </table:table-cell>
          <table:table-cell/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1.83910166104503">
            <text:p>1.84</text:p>
          </table:table-cell>
          <table:table-cell office:value-type="float" office:value="774771404611.817">
            <text:p>774771404611.82</text:p>
          </table:table-cell>
          <table:table-cell office:value-type="float" office:value="18.7329693595954">
            <text:p>18.73</text:p>
          </table:table-cell>
          <table:table-cell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11.7759722254997">
            <text:p>11.78</text:p>
          </table:table-cell>
          <table:table-cell office:value-type="float" office:value="773487741225.77">
            <text:p>773487741225.77</text:p>
          </table:table-cell>
          <table:table-cell office:value-type="float" office:value="17.4049830607826">
            <text:p>17.4</text:p>
          </table:table-cell>
          <table:table-cell/>
        </table:table-row>
        <table:table-row table:style-name="ro1">
          <table:table-cell office:value-type="float" office:value="3466">
            <text:p>3466</text:p>
          </table:table-cell>
          <table:table-cell office:value-type="float" office:value="9.87718280814292">
            <text:p>9.88</text:p>
          </table:table-cell>
          <table:table-cell office:value-type="float" office:value="772207642458.447">
            <text:p>772207642458.45</text:p>
          </table:table-cell>
          <table:table-cell office:value-type="float" office:value="19.461691673617">
            <text:p>19.46</text:p>
          </table:table-cell>
          <table:table-cell/>
        </table:table-row>
        <table:table-row table:style-name="ro1">
          <table:table-cell office:value-type="float" office:value="3468">
            <text:p>3468</text:p>
          </table:table-cell>
          <table:table-cell office:value-type="float" office:value="11.7653318490201">
            <text:p>11.77</text:p>
          </table:table-cell>
          <table:table-cell office:value-type="float" office:value="770931093843.26">
            <text:p>770931093843.26</text:p>
          </table:table-cell>
          <table:table-cell office:value-type="float" office:value="2.55249664147986">
            <text:p>2.55</text:p>
          </table:table-cell>
          <table:table-cell/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0.848402323856842">
            <text:p>0.85</text:p>
          </table:table-cell>
          <table:table-cell office:value-type="float" office:value="769658081076.677">
            <text:p>769658081076.68</text:p>
          </table:table-cell>
          <table:table-cell office:value-type="float" office:value="30.5763164293222">
            <text:p>30.58</text:p>
          </table:table-cell>
          <table:table-cell/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2.87879791506809">
            <text:p>2.88</text:p>
          </table:table-cell>
          <table:table-cell office:value-type="float" office:value="768388589944.267">
            <text:p>768388589944.27</text:p>
          </table:table-cell>
          <table:table-cell office:value-type="float" office:value="3.41243404574685">
            <text:p>3.41</text:p>
          </table:table-cell>
          <table:table-cell/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3.7423065356303">
            <text:p>3.74</text:p>
          </table:table-cell>
          <table:table-cell office:value-type="float" office:value="767122606258.353">
            <text:p>767122606258.35</text:p>
          </table:table-cell>
          <table:table-cell office:value-type="float" office:value="15.1867864766822">
            <text:p>15.19</text:p>
          </table:table-cell>
          <table:table-cell/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.76609664759966">
            <text:p>7.77</text:p>
          </table:table-cell>
          <table:table-cell office:value-type="float" office:value="765860115942.403">
            <text:p>765860115942.4</text:p>
          </table:table-cell>
          <table:table-cell office:value-type="float" office:value="1.82260223217584">
            <text:p>1.82</text:p>
          </table:table-cell>
          <table:table-cell/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2.05689248110064">
            <text:p>2.06</text:p>
          </table:table-cell>
          <table:table-cell office:value-type="float" office:value="764601104991.177">
            <text:p>764601104991.18</text:p>
          </table:table-cell>
          <table:table-cell office:value-type="float" office:value="10.4273938810679">
            <text:p>10.43</text:p>
          </table:table-cell>
          <table:table-cell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4.01854811319534">
            <text:p>4.02</text:p>
          </table:table-cell>
          <table:table-cell office:value-type="float" office:value="763345559448.007">
            <text:p>763345559448.01</text:p>
          </table:table-cell>
          <table:table-cell office:value-type="float" office:value="8.25073759286981">
            <text:p>8.25</text:p>
          </table:table-cell>
          <table:table-cell/>
        </table:table-row>
        <table:table-row table:style-name="ro1">
          <table:table-cell office:value-type="float" office:value="3482">
            <text:p>3482</text:p>
          </table:table-cell>
          <table:table-cell office:value-type="float" office:value="28.0309239860495">
            <text:p>28.03</text:p>
          </table:table-cell>
          <table:table-cell office:value-type="float" office:value="762093465474.508">
            <text:p>762093465474.51</text:p>
          </table:table-cell>
          <table:table-cell office:value-type="float" office:value="4.43049664810866">
            <text:p>4.43</text:p>
          </table:table-cell>
          <table:table-cell/>
        </table:table-row>
        <table:table-row table:style-name="ro1">
          <table:table-cell office:value-type="float" office:value="3484">
            <text:p>3484</text:p>
          </table:table-cell>
          <table:table-cell office:value-type="float" office:value="6.59007495833509">
            <text:p>6.59</text:p>
          </table:table-cell>
          <table:table-cell office:value-type="float" office:value="760844809216.187">
            <text:p>760844809216.19</text:p>
          </table:table-cell>
          <table:table-cell office:value-type="float" office:value="3.97238339602629">
            <text:p>3.97</text:p>
          </table:table-cell>
          <table:table-cell/>
        </table:table-row>
        <table:table-row table:style-name="ro1">
          <table:table-cell office:value-type="float" office:value="3486">
            <text:p>3486</text:p>
          </table:table-cell>
          <table:table-cell office:value-type="float" office:value="314.209619456282">
            <text:p>314.21</text:p>
          </table:table-cell>
          <table:table-cell office:value-type="float" office:value="759599576695.561">
            <text:p>759599576695.56</text:p>
          </table:table-cell>
          <table:table-cell office:value-type="float" office:value="7.94024817165752">
            <text:p>7.94</text:p>
          </table:table-cell>
          <table:table-cell/>
        </table:table-row>
        <table:table-row table:style-name="ro1">
          <table:table-cell office:value-type="float" office:value="3488">
            <text:p>3488</text:p>
          </table:table-cell>
          <table:table-cell office:value-type="float" office:value="6.51552945925739">
            <text:p>6.52</text:p>
          </table:table-cell>
          <table:table-cell office:value-type="float" office:value="758357755203.34">
            <text:p>758357755203.34</text:p>
          </table:table-cell>
          <table:table-cell office:value-type="float" office:value="3.67964484353776">
            <text:p>3.68</text:p>
          </table:table-cell>
          <table:table-cell/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38.2070774920755">
            <text:p>38.21</text:p>
          </table:table-cell>
          <table:table-cell office:value-type="float" office:value="757119330191.221">
            <text:p>757119330191.22</text:p>
          </table:table-cell>
          <table:table-cell office:value-type="float" office:value="7.16509611245283">
            <text:p>7.17</text:p>
          </table:table-cell>
          <table:table-cell/>
        </table:table-row>
        <table:table-row table:style-name="ro1">
          <table:table-cell office:value-type="float" office:value="3492">
            <text:p>3492</text:p>
          </table:table-cell>
          <table:table-cell office:value-type="float" office:value="1.34494937003686">
            <text:p>1.34</text:p>
          </table:table-cell>
          <table:table-cell office:value-type="float" office:value="755884288580.877">
            <text:p>755884288580.88</text:p>
          </table:table-cell>
          <table:table-cell office:value-type="float" office:value="6.71390586248044">
            <text:p>6.71</text:p>
          </table:table-cell>
          <table:table-cell/>
        </table:table-row>
        <table:table-row table:style-name="ro1">
          <table:table-cell office:value-type="float" office:value="3494">
            <text:p>3494</text:p>
          </table:table-cell>
          <table:table-cell office:value-type="float" office:value="1.63302276768185">
            <text:p>1.63</text:p>
          </table:table-cell>
          <table:table-cell office:value-type="float" office:value="754652616817.823">
            <text:p>754652616817.82</text:p>
          </table:table-cell>
          <table:table-cell office:value-type="float" office:value="38.5243111475283">
            <text:p>38.52</text:p>
          </table:table-cell>
          <table:table-cell/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0.499483805991271">
            <text:p>0.5</text:p>
          </table:table-cell>
          <table:table-cell office:value-type="float" office:value="753424301610.98">
            <text:p>753424301610.98</text:p>
          </table:table-cell>
          <table:table-cell office:value-type="float" office:value="17.7622973072158">
            <text:p>17.76</text:p>
          </table:table-cell>
          <table:table-cell/>
        </table:table-row>
        <table:table-row table:style-name="ro1">
          <table:table-cell office:value-type="float" office:value="3498">
            <text:p>3498</text:p>
          </table:table-cell>
          <table:table-cell office:value-type="float" office:value="7.0961165657076">
            <text:p>7.1</text:p>
          </table:table-cell>
          <table:table-cell office:value-type="float" office:value="752199329619.822">
            <text:p>752199329619.82</text:p>
          </table:table-cell>
          <table:table-cell office:value-type="float" office:value="10.8180617107951">
            <text:p>10.82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15584975517054">
            <text:p>1.16</text:p>
          </table:table-cell>
          <table:table-cell office:value-type="float" office:value="750977687686.983">
            <text:p>750977687686.98</text:p>
          </table:table-cell>
          <table:table-cell office:value-type="float" office:value="14.4135652580321">
            <text:p>14.41</text:p>
          </table:table-cell>
          <table:table-cell/>
        </table:table-row>
        <table:table-row table:style-name="ro1">
          <table:table-cell office:value-type="float" office:value="3502">
            <text:p>3502</text:p>
          </table:table-cell>
          <table:table-cell office:value-type="float" office:value="3.26797955040667">
            <text:p>3.27</text:p>
          </table:table-cell>
          <table:table-cell office:value-type="float" office:value="749759362632.184">
            <text:p>749759362632.18</text:p>
          </table:table-cell>
          <table:table-cell office:value-type="float" office:value="2.77852498030535">
            <text:p>2.78</text:p>
          </table:table-cell>
          <table:table-cell/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14.0373006657716">
            <text:p>14.04</text:p>
          </table:table-cell>
          <table:table-cell office:value-type="float" office:value="748544341394.293">
            <text:p>748544341394.29</text:p>
          </table:table-cell>
          <table:table-cell office:value-type="float" office:value="15.2352551215556">
            <text:p>15.24</text:p>
          </table:table-cell>
          <table:table-cell/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2.91560605923096">
            <text:p>2.92</text:p>
          </table:table-cell>
          <table:table-cell office:value-type="float" office:value="747332610927.882">
            <text:p>747332610927.88</text:p>
          </table:table-cell>
          <table:table-cell office:value-type="float" office:value="22.2388388199084">
            <text:p>22.24</text:p>
          </table:table-cell>
          <table:table-cell/>
        </table:table-row>
        <table:table-row table:style-name="ro1">
          <table:table-cell office:value-type="float" office:value="3508">
            <text:p>3508</text:p>
          </table:table-cell>
          <table:table-cell office:value-type="float" office:value="2.44711897107739">
            <text:p>2.45</text:p>
          </table:table-cell>
          <table:table-cell office:value-type="float" office:value="746124158317.01">
            <text:p>746124158317.01</text:p>
          </table:table-cell>
          <table:table-cell office:value-type="float" office:value="10.2132920684915">
            <text:p>10.21</text:p>
          </table:table-cell>
          <table:table-cell/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9.06150820990546">
            <text:p>9.06</text:p>
          </table:table-cell>
          <table:table-cell office:value-type="float" office:value="744918970690.206">
            <text:p>744918970690.21</text:p>
          </table:table-cell>
          <table:table-cell office:value-type="float" office:value="20.6854372754949">
            <text:p>20.69</text:p>
          </table:table-cell>
          <table:table-cell/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0.906462148195222">
            <text:p>0.91</text:p>
          </table:table-cell>
          <table:table-cell office:value-type="float" office:value="743717035249.606">
            <text:p>743717035249.61</text:p>
          </table:table-cell>
          <table:table-cell office:value-type="float" office:value="8.10880922103249">
            <text:p>8.11</text:p>
          </table:table-cell>
          <table:table-cell/>
        </table:table-row>
        <table:table-row table:style-name="ro1">
          <table:table-cell office:value-type="float" office:value="3514">
            <text:p>3514</text:p>
          </table:table-cell>
          <table:table-cell office:value-type="float" office:value="12.9981076609161">
            <text:p>13</text:p>
          </table:table-cell>
          <table:table-cell office:value-type="float" office:value="742518339229.631">
            <text:p>742518339229.63</text:p>
          </table:table-cell>
          <table:table-cell office:value-type="float" office:value="13.7613359737968">
            <text:p>13.76</text:p>
          </table:table-cell>
          <table:table-cell/>
        </table:table-row>
        <table:table-row table:style-name="ro1">
          <table:table-cell office:value-type="float" office:value="3516">
            <text:p>3516</text:p>
          </table:table-cell>
          <table:table-cell office:value-type="float" office:value="15.5865555210285">
            <text:p>15.59</text:p>
          </table:table-cell>
          <table:table-cell office:value-type="float" office:value="741322869916.828">
            <text:p>741322869916.83</text:p>
          </table:table-cell>
          <table:table-cell office:value-type="float" office:value="8.50788716891109">
            <text:p>8.51</text:p>
          </table:table-cell>
          <table:table-cell/>
        </table:table-row>
        <table:table-row table:style-name="ro1">
          <table:table-cell office:value-type="float" office:value="3518">
            <text:p>3518</text:p>
          </table:table-cell>
          <table:table-cell office:value-type="float" office:value="1.23711947261374">
            <text:p>1.24</text:p>
          </table:table-cell>
          <table:table-cell office:value-type="float" office:value="740130614823.469">
            <text:p>740130614823.47</text:p>
          </table:table-cell>
          <table:table-cell office:value-type="float" office:value="23.1855497112301">
            <text:p>23.19</text:p>
          </table:table-cell>
          <table:table-cell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3.96464796952057">
            <text:p>3.96</text:p>
          </table:table-cell>
          <table:table-cell office:value-type="float" office:value="738941561315.215">
            <text:p>738941561315.22</text:p>
          </table:table-cell>
          <table:table-cell office:value-type="float" office:value="5.78638625144533">
            <text:p>5.79</text:p>
          </table:table-cell>
          <table:table-cell/>
        </table:table-row>
        <table:table-row table:style-name="ro1">
          <table:table-cell office:value-type="float" office:value="3522">
            <text:p>3522</text:p>
          </table:table-cell>
          <table:table-cell office:value-type="float" office:value="7.77637826816342">
            <text:p>7.78</text:p>
          </table:table-cell>
          <table:table-cell office:value-type="float" office:value="737755696927.436">
            <text:p>737755696927.44</text:p>
          </table:table-cell>
          <table:table-cell office:value-type="float" office:value="18.6646848898946">
            <text:p>18.66</text:p>
          </table:table-cell>
          <table:table-cell/>
        </table:table-row>
        <table:table-row table:style-name="ro1">
          <table:table-cell office:value-type="float" office:value="3524">
            <text:p>3524</text:p>
          </table:table-cell>
          <table:table-cell office:value-type="float" office:value="2.16335555170621">
            <text:p>2.16</text:p>
          </table:table-cell>
          <table:table-cell office:value-type="float" office:value="736573009265.45">
            <text:p>736573009265.45</text:p>
          </table:table-cell>
          <table:table-cell office:value-type="float" office:value="6.96959284860939">
            <text:p>6.97</text:p>
          </table:table-cell>
          <table:table-cell/>
        </table:table-row>
        <table:table-row table:style-name="ro1">
          <table:table-cell office:value-type="float" office:value="3526">
            <text:p>3526</text:p>
          </table:table-cell>
          <table:table-cell office:value-type="float" office:value="0.0457063935035878">
            <text:p>0.05</text:p>
          </table:table-cell>
          <table:table-cell office:value-type="float" office:value="735393485942.397">
            <text:p>735393485942.4</text:p>
          </table:table-cell>
          <table:table-cell office:value-type="float" office:value="6.45847222917576">
            <text:p>6.46</text:p>
          </table:table-cell>
          <table:table-cell/>
        </table:table-row>
        <table:table-row table:style-name="ro1">
          <table:table-cell office:value-type="float" office:value="3528">
            <text:p>3528</text:p>
          </table:table-cell>
          <table:table-cell office:value-type="float" office:value="2.4421188429784">
            <text:p>2.44</text:p>
          </table:table-cell>
          <table:table-cell office:value-type="float" office:value="734217114713.109">
            <text:p>734217114713.11</text:p>
          </table:table-cell>
          <table:table-cell office:value-type="float" office:value="24.1224269332429">
            <text:p>24.12</text:p>
          </table:table-cell>
          <table:table-cell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4.05855661779953">
            <text:p>4.06</text:p>
          </table:table-cell>
          <table:table-cell office:value-type="float" office:value="733043883346.918">
            <text:p>733043883346.92</text:p>
          </table:table-cell>
          <table:table-cell office:value-type="float" office:value="0.627739876840865">
            <text:p>0.63</text:p>
          </table:table-cell>
          <table:table-cell/>
        </table:table-row>
        <table:table-row table:style-name="ro1">
          <table:table-cell office:value-type="float" office:value="3532">
            <text:p>3532</text:p>
          </table:table-cell>
          <table:table-cell office:value-type="float" office:value="1.32192303769803">
            <text:p>1.32</text:p>
          </table:table-cell>
          <table:table-cell office:value-type="float" office:value="731873779687.606">
            <text:p>731873779687.61</text:p>
          </table:table-cell>
          <table:table-cell office:value-type="float" office:value="10.1782115996886">
            <text:p>10.18</text:p>
          </table:table-cell>
          <table:table-cell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9.30184729938415">
            <text:p>9.3</text:p>
          </table:table-cell>
          <table:table-cell office:value-type="float" office:value="730706791641.368">
            <text:p>730706791641.37</text:p>
          </table:table-cell>
          <table:table-cell office:value-type="float" office:value="22.2600809778742">
            <text:p>22.26</text:p>
          </table:table-cell>
          <table:table-cell/>
        </table:table-row>
        <table:table-row table:style-name="ro1">
          <table:table-cell office:value-type="float" office:value="3536">
            <text:p>3536</text:p>
          </table:table-cell>
          <table:table-cell office:value-type="float" office:value="5.52971501637683">
            <text:p>5.53</text:p>
          </table:table-cell>
          <table:table-cell office:value-type="float" office:value="729542907145.351">
            <text:p>729542907145.35</text:p>
          </table:table-cell>
          <table:table-cell office:value-type="float" office:value="17.5447471840132">
            <text:p>17.54</text:p>
          </table:table-cell>
          <table:table-cell/>
        </table:table-row>
        <table:table-row table:style-name="ro1">
          <table:table-cell office:value-type="float" office:value="3538">
            <text:p>3538</text:p>
          </table:table-cell>
          <table:table-cell office:value-type="float" office:value="8.83997309454526">
            <text:p>8.84</text:p>
          </table:table-cell>
          <table:table-cell office:value-type="float" office:value="728382114277.655">
            <text:p>728382114277.66</text:p>
          </table:table-cell>
          <table:table-cell office:value-type="float" office:value="23.6091331412159">
            <text:p>23.61</text:p>
          </table:table-cell>
          <table:table-cell/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0.225875826263691">
            <text:p>0.23</text:p>
          </table:table-cell>
          <table:table-cell office:value-type="float" office:value="727224401077.014">
            <text:p>727224401077.02</text:p>
          </table:table-cell>
          <table:table-cell office:value-type="float" office:value="16.6228869156681">
            <text:p>16.62</text:p>
          </table:table-cell>
          <table:table-cell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1.62388445238009">
            <text:p>1.62</text:p>
          </table:table-cell>
          <table:table-cell office:value-type="float" office:value="726069755734.834">
            <text:p>726069755734.83</text:p>
          </table:table-cell>
          <table:table-cell office:value-type="float" office:value="2.86015980179566">
            <text:p>2.86</text:p>
          </table:table-cell>
          <table:table-cell/>
        </table:table-row>
        <table:table-row table:style-name="ro1">
          <table:table-cell office:value-type="float" office:value="3544">
            <text:p>3544</text:p>
          </table:table-cell>
          <table:table-cell office:value-type="float" office:value="2.87739439107971">
            <text:p>2.88</text:p>
          </table:table-cell>
          <table:table-cell office:value-type="float" office:value="724918166437.389">
            <text:p>724918166437.39</text:p>
          </table:table-cell>
          <table:table-cell office:value-type="float" office:value="5.28304959534288">
            <text:p>5.28</text:p>
          </table:table-cell>
          <table:table-cell/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6.86947839866212">
            <text:p>6.87</text:p>
          </table:table-cell>
          <table:table-cell office:value-type="float" office:value="723769621458.955">
            <text:p>723769621458.96</text:p>
          </table:table-cell>
          <table:table-cell office:value-type="float" office:value="4.82780910885428">
            <text:p>4.83</text:p>
          </table:table-cell>
          <table:table-cell/>
        </table:table-row>
        <table:table-row table:style-name="ro1">
          <table:table-cell office:value-type="float" office:value="3548">
            <text:p>3548</text:p>
          </table:table-cell>
          <table:table-cell office:value-type="float" office:value="5.06461108409153">
            <text:p>5.06</text:p>
          </table:table-cell>
          <table:table-cell office:value-type="float" office:value="722624109145.796">
            <text:p>722624109145.8</text:p>
          </table:table-cell>
          <table:table-cell office:value-type="float" office:value="32.4496442636321">
            <text:p>32.45</text:p>
          </table:table-cell>
          <table:table-cell/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1.80214273086996">
            <text:p>1.8</text:p>
          </table:table-cell>
          <table:table-cell office:value-type="float" office:value="721481617882.82">
            <text:p>721481617882.82</text:p>
          </table:table-cell>
          <table:table-cell office:value-type="float" office:value="10.7242226421282">
            <text:p>10.72</text:p>
          </table:table-cell>
          <table:table-cell/>
        </table:table-row>
        <table:table-row table:style-name="ro1">
          <table:table-cell office:value-type="float" office:value="3552">
            <text:p>3552</text:p>
          </table:table-cell>
          <table:table-cell office:value-type="float" office:value="8.45668187997376">
            <text:p>8.46</text:p>
          </table:table-cell>
          <table:table-cell office:value-type="float" office:value="720342136121.777">
            <text:p>720342136121.78</text:p>
          </table:table-cell>
          <table:table-cell office:value-type="float" office:value="0.365810202486702">
            <text:p>0.37</text:p>
          </table:table-cell>
          <table:table-cell/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4.24832956411094">
            <text:p>4.25</text:p>
          </table:table-cell>
          <table:table-cell office:value-type="float" office:value="719205652358.244">
            <text:p>719205652358.24</text:p>
          </table:table-cell>
          <table:table-cell office:value-type="float" office:value="6.79817696465875">
            <text:p>6.8</text:p>
          </table:table-cell>
          <table:table-cell/>
        </table:table-row>
        <table:table-row table:style-name="ro1">
          <table:table-cell office:value-type="float" office:value="3556">
            <text:p>3556</text:p>
          </table:table-cell>
          <table:table-cell office:value-type="float" office:value="2.92549997991669">
            <text:p>2.93</text:p>
          </table:table-cell>
          <table:table-cell office:value-type="float" office:value="718072155159.269">
            <text:p>718072155159.27</text:p>
          </table:table-cell>
          <table:table-cell office:value-type="float" office:value="27.5094056713808">
            <text:p>27.51</text:p>
          </table:table-cell>
          <table:table-cell/>
        </table:table-row>
        <table:table-row table:style-name="ro1">
          <table:table-cell office:value-type="float" office:value="3558">
            <text:p>3558</text:p>
          </table:table-cell>
          <table:table-cell office:value-type="float" office:value="9.50714890613664">
            <text:p>9.51</text:p>
          </table:table-cell>
          <table:table-cell office:value-type="float" office:value="716941633175.734">
            <text:p>716941633175.73</text:p>
          </table:table-cell>
          <table:table-cell office:value-type="float" office:value="67.2226751278422">
            <text:p>67.22</text:p>
          </table:table-cell>
          <table:table-cell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4.66847544350843">
            <text:p>4.67</text:p>
          </table:table-cell>
          <table:table-cell office:value-type="float" office:value="715814075066.316">
            <text:p>715814075066.32</text:p>
          </table:table-cell>
          <table:table-cell office:value-type="float" office:value="15.0089239786188">
            <text:p>15.01</text:p>
          </table:table-cell>
          <table:table-cell/>
        </table:table-row>
        <table:table-row table:style-name="ro1">
          <table:table-cell office:value-type="float" office:value="3562">
            <text:p>3562</text:p>
          </table:table-cell>
          <table:table-cell office:value-type="float" office:value="2.86838113996835">
            <text:p>2.87</text:p>
          </table:table-cell>
          <table:table-cell office:value-type="float" office:value="714689469557.782">
            <text:p>714689469557.78</text:p>
          </table:table-cell>
          <table:table-cell office:value-type="float" office:value="12.6070141424997">
            <text:p>12.61</text:p>
          </table:table-cell>
          <table:table-cell/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3.49820110318805">
            <text:p>3.5</text:p>
          </table:table-cell>
          <table:table-cell office:value-type="float" office:value="713567805480.02">
            <text:p>713567805480.02</text:p>
          </table:table-cell>
          <table:table-cell office:value-type="float" office:value="4.51187860257081">
            <text:p>4.51</text:p>
          </table:table-cell>
          <table:table-cell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7.63172916419499">
            <text:p>7.63</text:p>
          </table:table-cell>
          <table:table-cell office:value-type="float" office:value="712449071670.582">
            <text:p>712449071670.58</text:p>
          </table:table-cell>
          <table:table-cell office:value-type="float" office:value="13.6789218207837">
            <text:p>13.68</text:p>
          </table:table-cell>
          <table:table-cell/>
        </table:table-row>
        <table:table-row table:style-name="ro1">
          <table:table-cell office:value-type="float" office:value="3568">
            <text:p>3568</text:p>
          </table:table-cell>
          <table:table-cell office:value-type="float" office:value="3.10630993733046">
            <text:p>3.11</text:p>
          </table:table-cell>
          <table:table-cell office:value-type="float" office:value="711333257050.147">
            <text:p>711333257050.15</text:p>
          </table:table-cell>
          <table:table-cell office:value-type="float" office:value="21.7573806168267">
            <text:p>21.76</text:p>
          </table:table-cell>
          <table:table-cell/>
        </table:table-row>
        <table:table-row table:style-name="ro1">
          <table:table-cell office:value-type="float" office:value="3570">
            <text:p>3570</text:p>
          </table:table-cell>
          <table:table-cell office:value-type="float" office:value="15.5726583418726">
            <text:p>15.57</text:p>
          </table:table-cell>
          <table:table-cell office:value-type="float" office:value="710220350549.598">
            <text:p>710220350549.6</text:p>
          </table:table-cell>
          <table:table-cell office:value-type="float" office:value="0.34977488569102">
            <text:p>0.35</text:p>
          </table:table-cell>
          <table:table-cell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7.57320655064397">
            <text:p>7.57</text:p>
          </table:table-cell>
          <table:table-cell office:value-type="float" office:value="709110341253.406">
            <text:p>709110341253.41</text:p>
          </table:table-cell>
          <table:table-cell office:value-type="float" office:value="18.6848848522286">
            <text:p>18.68</text:p>
          </table:table-cell>
          <table:table-cell/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5.83034285722988">
            <text:p>5.83</text:p>
          </table:table-cell>
          <table:table-cell office:value-type="float" office:value="708003218168.428">
            <text:p>708003218168.43</text:p>
          </table:table-cell>
          <table:table-cell office:value-type="float" office:value="34.5559123738721">
            <text:p>34.56</text:p>
          </table:table-cell>
          <table:table-cell/>
        </table:table-row>
        <table:table-row table:style-name="ro1">
          <table:table-cell office:value-type="float" office:value="3576">
            <text:p>3576</text:p>
          </table:table-cell>
          <table:table-cell office:value-type="float" office:value="0.164111589561318">
            <text:p>0.16</text:p>
          </table:table-cell>
          <table:table-cell office:value-type="float" office:value="706898970456.643">
            <text:p>706898970456.64</text:p>
          </table:table-cell>
          <table:table-cell office:value-type="float" office:value="13.6859644652635">
            <text:p>13.69</text:p>
          </table:table-cell>
          <table:table-cell/>
        </table:table-row>
        <table:table-row table:style-name="ro1">
          <table:table-cell office:value-type="float" office:value="3578">
            <text:p>3578</text:p>
          </table:table-cell>
          <table:table-cell office:value-type="float" office:value="1.93001549766">
            <text:p>1.93</text:p>
          </table:table-cell>
          <table:table-cell office:value-type="float" office:value="705797587301.956">
            <text:p>705797587301.96</text:p>
          </table:table-cell>
          <table:table-cell office:value-type="float" office:value="21.7625988032268">
            <text:p>21.76</text:p>
          </table:table-cell>
          <table:table-cell/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7.64732905188783">
            <text:p>7.65</text:p>
          </table:table-cell>
          <table:table-cell office:value-type="float" office:value="704699057956.66">
            <text:p>704699057956.66</text:p>
          </table:table-cell>
          <table:table-cell office:value-type="float" office:value="22.3694022080157">
            <text:p>22.37</text:p>
          </table:table-cell>
          <table:table-cell/>
        </table:table-row>
        <table:table-row table:style-name="ro1">
          <table:table-cell office:value-type="float" office:value="3582">
            <text:p>3582</text:p>
          </table:table-cell>
          <table:table-cell office:value-type="float" office:value="7.85254374053627">
            <text:p>7.85</text:p>
          </table:table-cell>
          <table:table-cell office:value-type="float" office:value="703603371666.276">
            <text:p>703603371666.28</text:p>
          </table:table-cell>
          <table:table-cell office:value-type="float" office:value="26.3782838528753">
            <text:p>26.38</text:p>
          </table:table-cell>
          <table:table-cell/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1.6237346232706">
            <text:p>11.62</text:p>
          </table:table-cell>
          <table:table-cell office:value-type="float" office:value="702510517822.241">
            <text:p>702510517822.24</text:p>
          </table:table-cell>
          <table:table-cell office:value-type="float" office:value="14.5991028496196">
            <text:p>14.6</text:p>
          </table:table-cell>
          <table:table-cell/>
        </table:table-row>
        <table:table-row table:style-name="ro1">
          <table:table-cell office:value-type="float" office:value="3586">
            <text:p>3586</text:p>
          </table:table-cell>
          <table:table-cell office:value-type="float" office:value="6.04866944954604">
            <text:p>6.05</text:p>
          </table:table-cell>
          <table:table-cell office:value-type="float" office:value="701420485819.327">
            <text:p>701420485819.33</text:p>
          </table:table-cell>
          <table:table-cell office:value-type="float" office:value="0.635661607723454">
            <text:p>0.64</text:p>
          </table:table-cell>
          <table:table-cell/>
        </table:table-row>
        <table:table-row table:style-name="ro1">
          <table:table-cell office:value-type="float" office:value="3588">
            <text:p>3588</text:p>
          </table:table-cell>
          <table:table-cell office:value-type="float" office:value="1.37023982311457">
            <text:p>1.37</text:p>
          </table:table-cell>
          <table:table-cell office:value-type="float" office:value="700333265097.414">
            <text:p>700333265097.42</text:p>
          </table:table-cell>
          <table:table-cell office:value-type="float" office:value="13.4878464218617">
            <text:p>13.49</text:p>
          </table:table-cell>
          <table:table-cell/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2.64451415455892">
            <text:p>2.64</text:p>
          </table:table-cell>
          <table:table-cell office:value-type="float" office:value="699248845159.662">
            <text:p>699248845159.66</text:p>
          </table:table-cell>
          <table:table-cell office:value-type="float" office:value="3.08196237761972">
            <text:p>3.08</text:p>
          </table:table-cell>
          <table:table-cell/>
        </table:table-row>
        <table:table-row table:style-name="ro1">
          <table:table-cell office:value-type="float" office:value="3592">
            <text:p>3592</text:p>
          </table:table-cell>
          <table:table-cell office:value-type="float" office:value="1.29232048635455">
            <text:p>1.29</text:p>
          </table:table-cell>
          <table:table-cell office:value-type="float" office:value="698167215567.038">
            <text:p>698167215567.04</text:p>
          </table:table-cell>
          <table:table-cell office:value-type="float" office:value="13.409496416044">
            <text:p>13.41</text:p>
          </table:table-cell>
          <table:table-cell/>
        </table:table-row>
        <table:table-row table:style-name="ro1">
          <table:table-cell office:value-type="float" office:value="3594">
            <text:p>3594</text:p>
          </table:table-cell>
          <table:table-cell office:value-type="float" office:value="34.4789778281236">
            <text:p>34.48</text:p>
          </table:table-cell>
          <table:table-cell office:value-type="float" office:value="697088365952.791">
            <text:p>697088365952.79</text:p>
          </table:table-cell>
          <table:table-cell office:value-type="float" office:value="8.16067653165043">
            <text:p>8.16</text:p>
          </table:table-cell>
          <table:table-cell/>
        </table:table-row>
        <table:table-row table:style-name="ro1">
          <table:table-cell office:value-type="float" office:value="3596">
            <text:p>3596</text:p>
          </table:table-cell>
          <table:table-cell office:value-type="float" office:value="12.4811918537605">
            <text:p>12.48</text:p>
          </table:table-cell>
          <table:table-cell office:value-type="float" office:value="696012285874.639">
            <text:p>696012285874.64</text:p>
          </table:table-cell>
          <table:table-cell office:value-type="float" office:value="14.9712034177207">
            <text:p>14.97</text:p>
          </table:table-cell>
          <table:table-cell/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9.53206643691444">
            <text:p>9.53</text:p>
          </table:table-cell>
          <table:table-cell office:value-type="float" office:value="694938965160.833">
            <text:p>694938965160.83</text:p>
          </table:table-cell>
          <table:table-cell office:value-type="float" office:value="20.8955469758824">
            <text:p>20.9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275486808566608">
            <text:p>0.28</text:p>
          </table:table-cell>
          <table:table-cell office:value-type="float" office:value="693868393536.018">
            <text:p>693868393536.02</text:p>
          </table:table-cell>
          <table:table-cell office:value-type="float" office:value="2.26541369385894">
            <text:p>2.27</text:p>
          </table:table-cell>
          <table:table-cell/>
        </table:table-row>
        <table:table-row table:style-name="ro1">
          <table:table-cell office:value-type="float" office:value="3602">
            <text:p>3602</text:p>
          </table:table-cell>
          <table:table-cell office:value-type="float" office:value="0.640984967164606">
            <text:p>0.64</text:p>
          </table:table-cell>
          <table:table-cell office:value-type="float" office:value="692800560801.055">
            <text:p>692800560801.06</text:p>
          </table:table-cell>
          <table:table-cell office:value-type="float" office:value="20.8482429436156">
            <text:p>20.85</text:p>
          </table:table-cell>
          <table:table-cell/>
        </table:table-row>
        <table:table-row table:style-name="ro1">
          <table:table-cell office:value-type="float" office:value="3604">
            <text:p>3604</text:p>
          </table:table-cell>
          <table:table-cell office:value-type="float" office:value="3.76292188500679">
            <text:p>3.76</text:p>
          </table:table-cell>
          <table:table-cell office:value-type="float" office:value="691735456817.399">
            <text:p>691735456817.4</text:p>
          </table:table-cell>
          <table:table-cell office:value-type="float" office:value="0.112034134904823">
            <text:p>0.11</text:p>
          </table:table-cell>
          <table:table-cell/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8.0012584029159">
            <text:p>18</text:p>
          </table:table-cell>
          <table:table-cell office:value-type="float" office:value="690673071482.345">
            <text:p>690673071482.35</text:p>
          </table:table-cell>
          <table:table-cell office:value-type="float" office:value="25.8666892585714">
            <text:p>25.87</text:p>
          </table:table-cell>
          <table:table-cell/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0.684938047573538">
            <text:p>0.68</text:p>
          </table:table-cell>
          <table:table-cell office:value-type="float" office:value="689613394799.763">
            <text:p>689613394799.76</text:p>
          </table:table-cell>
          <table:table-cell office:value-type="float" office:value="31.900976262695">
            <text:p>31.9</text:p>
          </table:table-cell>
          <table:table-cell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85.315589590455">
            <text:p>85.32</text:p>
          </table:table-cell>
          <table:table-cell office:value-type="float" office:value="688556416842.994">
            <text:p>688556416842.99</text:p>
          </table:table-cell>
          <table:table-cell office:value-type="float" office:value="17.3526800003102">
            <text:p>17.35</text:p>
          </table:table-cell>
          <table:table-cell/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8.26462575267914">
            <text:p>8.26</text:p>
          </table:table-cell>
          <table:table-cell office:value-type="float" office:value="687502127394.644">
            <text:p>687502127394.64</text:p>
          </table:table-cell>
          <table:table-cell office:value-type="float" office:value="23.0218812910593">
            <text:p>23.02</text:p>
          </table:table-cell>
          <table:table-cell/>
        </table:table-row>
        <table:table-row table:style-name="ro1">
          <table:table-cell office:value-type="float" office:value="3614">
            <text:p>3614</text:p>
          </table:table-cell>
          <table:table-cell office:value-type="float" office:value="3.15208608193052">
            <text:p>3.15</text:p>
          </table:table-cell>
          <table:table-cell office:value-type="float" office:value="686450516851.413">
            <text:p>686450516851.41</text:p>
          </table:table-cell>
          <table:table-cell office:value-type="float" office:value="14.8023279319899">
            <text:p>14.8</text:p>
          </table:table-cell>
          <table:table-cell/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1.17006986251788">
            <text:p>1.17</text:p>
          </table:table-cell>
          <table:table-cell office:value-type="float" office:value="685401575263.934">
            <text:p>685401575263.93</text:p>
          </table:table-cell>
          <table:table-cell office:value-type="float" office:value="29.1355977094718">
            <text:p>29.14</text:p>
          </table:table-cell>
          <table:table-cell/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4.97853047565261">
            <text:p>4.98</text:p>
          </table:table-cell>
          <table:table-cell office:value-type="float" office:value="684355292858.901">
            <text:p>684355292858.9</text:p>
          </table:table-cell>
          <table:table-cell office:value-type="float" office:value="13.0187216062038">
            <text:p>13.02</text:p>
          </table:table-cell>
          <table:table-cell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.03269613711474">
            <text:p>3.03</text:p>
          </table:table-cell>
          <table:table-cell office:value-type="float" office:value="683311659847.907">
            <text:p>683311659847.91</text:p>
          </table:table-cell>
          <table:table-cell office:value-type="float" office:value="6.71396087267951">
            <text:p>6.71</text:p>
          </table:table-cell>
          <table:table-cell/>
        </table:table-row>
        <table:table-row table:style-name="ro1">
          <table:table-cell office:value-type="float" office:value="3622">
            <text:p>3622</text:p>
          </table:table-cell>
          <table:table-cell office:value-type="float" office:value="4.50133337970522">
            <text:p>4.5</text:p>
          </table:table-cell>
          <table:table-cell office:value-type="float" office:value="682270666552.364">
            <text:p>682270666552.37</text:p>
          </table:table-cell>
          <table:table-cell office:value-type="float" office:value="20.8147351064574">
            <text:p>20.81</text:p>
          </table:table-cell>
          <table:table-cell/>
        </table:table-row>
        <table:table-row table:style-name="ro1">
          <table:table-cell office:value-type="float" office:value="3624">
            <text:p>3624</text:p>
          </table:table-cell>
          <table:table-cell office:value-type="float" office:value="0.104014807633207">
            <text:p>0.1</text:p>
          </table:table-cell>
          <table:table-cell office:value-type="float" office:value="681232303341.097">
            <text:p>681232303341.1</text:p>
          </table:table-cell>
          <table:table-cell office:value-type="float" office:value="29.5955014642833">
            <text:p>29.6</text:p>
          </table:table-cell>
          <table:table-cell/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12.6714823718731">
            <text:p>12.67</text:p>
          </table:table-cell>
          <table:table-cell office:value-type="float" office:value="680196560562.637">
            <text:p>680196560562.64</text:p>
          </table:table-cell>
          <table:table-cell office:value-type="float" office:value="9.38292229336393">
            <text:p>9.38</text:p>
          </table:table-cell>
          <table:table-cell/>
        </table:table-row>
        <table:table-row table:style-name="ro1">
          <table:table-cell office:value-type="float" office:value="3628">
            <text:p>3628</text:p>
          </table:table-cell>
          <table:table-cell office:value-type="float" office:value="5.47424114988793">
            <text:p>5.47</text:p>
          </table:table-cell>
          <table:table-cell office:value-type="float" office:value="679163428707.046">
            <text:p>679163428707.05</text:p>
          </table:table-cell>
          <table:table-cell office:value-type="float" office:value="3.73707162700481">
            <text:p>3.74</text:p>
          </table:table-cell>
          <table:table-cell/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1.84334617463628">
            <text:p>1.84</text:p>
          </table:table-cell>
          <table:table-cell office:value-type="float" office:value="678132898234.741">
            <text:p>678132898234.74</text:p>
          </table:table-cell>
          <table:table-cell office:value-type="float" office:value="17.7547801280541">
            <text:p>17.75</text:p>
          </table:table-cell>
          <table:table-cell/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4.07045331146538">
            <text:p>4.07</text:p>
          </table:table-cell>
          <table:table-cell office:value-type="float" office:value="677104959665.788">
            <text:p>677104959665.79</text:p>
          </table:table-cell>
          <table:table-cell office:value-type="float" office:value="6.67319139147597">
            <text:p>6.67</text:p>
          </table:table-cell>
          <table:table-cell/>
        </table:table-row>
        <table:table-row table:style-name="ro1">
          <table:table-cell office:value-type="float" office:value="3634">
            <text:p>3634</text:p>
          </table:table-cell>
          <table:table-cell office:value-type="float" office:value="9.61866016249392">
            <text:p>9.62</text:p>
          </table:table-cell>
          <table:table-cell office:value-type="float" office:value="676079603591.718">
            <text:p>676079603591.72</text:p>
          </table:table-cell>
          <table:table-cell office:value-type="float" office:value="3.79568471401175">
            <text:p>3.8</text:p>
          </table:table-cell>
          <table:table-cell/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7.92331263607873">
            <text:p>7.92</text:p>
          </table:table-cell>
          <table:table-cell office:value-type="float" office:value="675056820647.004">
            <text:p>675056820647</text:p>
          </table:table-cell>
          <table:table-cell office:value-type="float" office:value="20.2121998042889">
            <text:p>20.21</text:p>
          </table:table-cell>
          <table:table-cell/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6.31495264701068">
            <text:p>6.31</text:p>
          </table:table-cell>
          <table:table-cell office:value-type="float" office:value="674036601499.301">
            <text:p>674036601499.3</text:p>
          </table:table-cell>
          <table:table-cell office:value-type="float" office:value="17.2199984892379">
            <text:p>17.22</text:p>
          </table:table-cell>
          <table:table-cell/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0.107116185112499">
            <text:p>0.11</text:p>
          </table:table-cell>
          <table:table-cell office:value-type="float" office:value="673018936834.084">
            <text:p>673018936834.09</text:p>
          </table:table-cell>
          <table:table-cell office:value-type="float" office:value="1.49870188889086">
            <text:p>1.5</text:p>
          </table:table-cell>
          <table:table-cell/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4.50976234414852">
            <text:p>4.51</text:p>
          </table:table-cell>
          <table:table-cell office:value-type="float" office:value="672003817425.589">
            <text:p>672003817425.59</text:p>
          </table:table-cell>
          <table:table-cell office:value-type="float" office:value="5.80859287038293">
            <text:p>5.81</text:p>
          </table:table-cell>
          <table:table-cell/>
        </table:table-row>
        <table:table-row table:style-name="ro1">
          <table:table-cell office:value-type="float" office:value="3644">
            <text:p>3644</text:p>
          </table:table-cell>
          <table:table-cell office:value-type="float" office:value="2.42215181390956">
            <text:p>2.42</text:p>
          </table:table-cell>
          <table:table-cell office:value-type="float" office:value="670991234097.528">
            <text:p>670991234097.53</text:p>
          </table:table-cell>
          <table:table-cell office:value-type="float" office:value="9.41686234188762">
            <text:p>9.42</text:p>
          </table:table-cell>
          <table:table-cell/>
        </table:table-row>
        <table:table-row table:style-name="ro1">
          <table:table-cell office:value-type="float" office:value="3646">
            <text:p>3646</text:p>
          </table:table-cell>
          <table:table-cell office:value-type="float" office:value="0.0559880046937834">
            <text:p>0.06</text:p>
          </table:table-cell>
          <table:table-cell office:value-type="float" office:value="669981177665.439">
            <text:p>669981177665.44</text:p>
          </table:table-cell>
          <table:table-cell office:value-type="float" office:value="27.1453608907746">
            <text:p>27.15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office:value-type="float" office:value="2.92790971872872">
            <text:p>2.93</text:p>
          </table:table-cell>
          <table:table-cell office:value-type="float" office:value="668973639053.477">
            <text:p>668973639053.48</text:p>
          </table:table-cell>
          <table:table-cell office:value-type="float" office:value="25.8934440250552">
            <text:p>25.89</text:p>
          </table:table-cell>
          <table:table-cell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15.0055749094308">
            <text:p>15.01</text:p>
          </table:table-cell>
          <table:table-cell office:value-type="float" office:value="667968609142.115">
            <text:p>667968609142.12</text:p>
          </table:table-cell>
          <table:table-cell office:value-type="float" office:value="3.18671138884554">
            <text:p>3.19</text:p>
          </table:table-cell>
          <table:table-cell/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1.59520874442254">
            <text:p>1.6</text:p>
          </table:table-cell>
          <table:table-cell office:value-type="float" office:value="666966078985.761">
            <text:p>666966078985.76</text:p>
          </table:table-cell>
          <table:table-cell office:value-type="float" office:value="0.182894465729794">
            <text:p>0.18</text:p>
          </table:table-cell>
          <table:table-cell/>
        </table:table-row>
        <table:table-row table:style-name="ro1">
          <table:table-cell office:value-type="float" office:value="3654">
            <text:p>3654</text:p>
          </table:table-cell>
          <table:table-cell office:value-type="float" office:value="2.7834083234702">
            <text:p>2.78</text:p>
          </table:table-cell>
          <table:table-cell office:value-type="float" office:value="665966039540.499">
            <text:p>665966039540.5</text:p>
          </table:table-cell>
          <table:table-cell office:value-type="float" office:value="0.710793813560281">
            <text:p>0.71</text:p>
          </table:table-cell>
          <table:table-cell/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4.39366204808319">
            <text:p>4.39</text:p>
          </table:table-cell>
          <table:table-cell office:value-type="float" office:value="664968481900.411">
            <text:p>664968481900.41</text:p>
          </table:table-cell>
          <table:table-cell office:value-type="float" office:value="68.1229588066183">
            <text:p>68.12</text:p>
          </table:table-cell>
          <table:table-cell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4.62941677252616">
            <text:p>4.63</text:p>
          </table:table-cell>
          <table:table-cell office:value-type="float" office:value="663973397145.568">
            <text:p>663973397145.57</text:p>
          </table:table-cell>
          <table:table-cell office:value-type="float" office:value="24.1010036557929">
            <text:p>24.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9.33020488843597">
            <text:p>9.33</text:p>
          </table:table-cell>
          <table:table-cell office:value-type="float" office:value="662980776475.336">
            <text:p>662980776475.34</text:p>
          </table:table-cell>
          <table:table-cell office:value-type="float" office:value="2.29680068978136">
            <text:p>2.3</text:p>
          </table:table-cell>
          <table:table-cell/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0.783957523143633">
            <text:p>0.78</text:p>
          </table:table-cell>
          <table:table-cell office:value-type="float" office:value="661990611017.583">
            <text:p>661990611017.58</text:p>
          </table:table-cell>
          <table:table-cell office:value-type="float" office:value="16.5140445701446">
            <text:p>16.51</text:p>
          </table:table-cell>
          <table:table-cell/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8.36662446235227">
            <text:p>8.37</text:p>
          </table:table-cell>
          <table:table-cell office:value-type="float" office:value="661002892032.251">
            <text:p>661002892032.25</text:p>
          </table:table-cell>
          <table:table-cell office:value-type="float" office:value="14.5920144593807">
            <text:p>14.59</text:p>
          </table:table-cell>
          <table:table-cell/>
        </table:table-row>
        <table:table-row table:style-name="ro1">
          <table:table-cell office:value-type="float" office:value="3666">
            <text:p>3666</text:p>
          </table:table-cell>
          <table:table-cell office:value-type="float" office:value="2.80371593420299">
            <text:p>2.8</text:p>
          </table:table-cell>
          <table:table-cell office:value-type="float" office:value="660017610819.307">
            <text:p>660017610819.31</text:p>
          </table:table-cell>
          <table:table-cell office:value-type="float" office:value="6.46195146787822">
            <text:p>6.46</text:p>
          </table:table-cell>
          <table:table-cell/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13.0872898468506">
            <text:p>13.09</text:p>
          </table:table-cell>
          <table:table-cell office:value-type="float" office:value="659034758646.495">
            <text:p>659034758646.5</text:p>
          </table:table-cell>
          <table:table-cell office:value-type="float" office:value="24.0754520927865">
            <text:p>24.08</text:p>
          </table:table-cell>
          <table:table-cell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5.81828143590795">
            <text:p>5.82</text:p>
          </table:table-cell>
          <table:table-cell office:value-type="float" office:value="658054326915.007">
            <text:p>658054326915.01</text:p>
          </table:table-cell>
          <table:table-cell office:value-type="float" office:value="23.3265533412579">
            <text:p>23.33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office:value-type="float" office:value="2.22948920636114">
            <text:p>2.23</text:p>
          </table:table-cell>
          <table:table-cell office:value-type="float" office:value="657076306992.987">
            <text:p>657076306992.99</text:p>
          </table:table-cell>
          <table:table-cell office:value-type="float" office:value="38.6370329792065">
            <text:p>38.64</text:p>
          </table:table-cell>
          <table:table-cell/>
        </table:table-row>
        <table:table-row table:style-name="ro1">
          <table:table-cell office:value-type="float" office:value="3674">
            <text:p>3674</text:p>
          </table:table-cell>
          <table:table-cell office:value-type="float" office:value="13.9373489400478">
            <text:p>13.94</text:p>
          </table:table-cell>
          <table:table-cell office:value-type="float" office:value="656100690345.304">
            <text:p>656100690345.3</text:p>
          </table:table-cell>
          <table:table-cell office:value-type="float" office:value="8.40726830441531">
            <text:p>8.41</text:p>
          </table:table-cell>
          <table:table-cell/>
        </table:table-row>
        <table:table-row table:style-name="ro1">
          <table:table-cell office:value-type="float" office:value="3676">
            <text:p>3676</text:p>
          </table:table-cell>
          <table:table-cell office:value-type="float" office:value="12.9251953803225">
            <text:p>12.93</text:p>
          </table:table-cell>
          <table:table-cell office:value-type="float" office:value="655127468381.912">
            <text:p>655127468381.91</text:p>
          </table:table-cell>
          <table:table-cell office:value-type="float" office:value="18.2966741496897">
            <text:p>18.3</text:p>
          </table:table-cell>
          <table:table-cell/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0.435943732573472">
            <text:p>0.44</text:p>
          </table:table-cell>
          <table:table-cell office:value-type="float" office:value="654156632713.668">
            <text:p>654156632713.67</text:p>
          </table:table-cell>
          <table:table-cell office:value-type="float" office:value="1.61919915523735">
            <text:p>1.62</text:p>
          </table:table-cell>
          <table:table-cell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5.3977682902436">
            <text:p>5.4</text:p>
          </table:table-cell>
          <table:table-cell office:value-type="float" office:value="653188174840.74">
            <text:p>653188174840.74</text:p>
          </table:table-cell>
          <table:table-cell office:value-type="float" office:value="28.3705441948196">
            <text:p>28.37</text:p>
          </table:table-cell>
          <table:table-cell/>
        </table:table-row>
        <table:table-row table:style-name="ro1">
          <table:table-cell office:value-type="float" office:value="3682">
            <text:p>3682</text:p>
          </table:table-cell>
          <table:table-cell office:value-type="float" office:value="11.4067149816493">
            <text:p>11.41</text:p>
          </table:table-cell>
          <table:table-cell office:value-type="float" office:value="652222086379.154">
            <text:p>652222086379.16</text:p>
          </table:table-cell>
          <table:table-cell office:value-type="float" office:value="12.2466338259978">
            <text:p>12.25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office:value-type="float" office:value="4.39328219084769">
            <text:p>4.39</text:p>
          </table:table-cell>
          <table:table-cell office:value-type="float" office:value="651258358935.137">
            <text:p>651258358935.14</text:p>
          </table:table-cell>
          <table:table-cell office:value-type="float" office:value="9.50004201128376">
            <text:p>9.5</text:p>
          </table:table-cell>
          <table:table-cell/>
        </table:table-row>
        <table:table-row table:style-name="ro1">
          <table:table-cell office:value-type="float" office:value="3686">
            <text:p>3686</text:p>
          </table:table-cell>
          <table:table-cell office:value-type="float" office:value="0.553579405073986">
            <text:p>0.55</text:p>
          </table:table-cell>
          <table:table-cell office:value-type="float" office:value="650296984238.012">
            <text:p>650296984238.01</text:p>
          </table:table-cell>
          <table:table-cell office:value-type="float" office:value="12.6260897310483">
            <text:p>12.63</text:p>
          </table:table-cell>
          <table:table-cell/>
        </table:table-row>
        <table:table-row table:style-name="ro1">
          <table:table-cell office:value-type="float" office:value="3688">
            <text:p>3688</text:p>
          </table:table-cell>
          <table:table-cell office:value-type="float" office:value="31.5353874460214">
            <text:p>31.54</text:p>
          </table:table-cell>
          <table:table-cell office:value-type="float" office:value="649337953989.602">
            <text:p>649337953989.6</text:p>
          </table:table-cell>
          <table:table-cell office:value-type="float" office:value="1.43060124827671">
            <text:p>1.43</text:p>
          </table:table-cell>
          <table:table-cell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3.87435854839349">
            <text:p>3.87</text:p>
          </table:table-cell>
          <table:table-cell office:value-type="float" office:value="648381259882.444">
            <text:p>648381259882.44</text:p>
          </table:table-cell>
          <table:table-cell office:value-type="float" office:value="10.6894090509662">
            <text:p>10.69</text:p>
          </table:table-cell>
          <table:table-cell/>
        </table:table-row>
        <table:table-row table:style-name="ro1">
          <table:table-cell office:value-type="float" office:value="3692">
            <text:p>3692</text:p>
          </table:table-cell>
          <table:table-cell office:value-type="float" office:value="5.87877031112475">
            <text:p>5.88</text:p>
          </table:table-cell>
          <table:table-cell office:value-type="float" office:value="647426893778.263">
            <text:p>647426893778.26</text:p>
          </table:table-cell>
          <table:table-cell office:value-type="float" office:value="12.4281346993026">
            <text:p>12.43</text:p>
          </table:table-cell>
          <table:table-cell/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6.25311637647772">
            <text:p>6.25</text:p>
          </table:table-cell>
          <table:table-cell office:value-type="float" office:value="646474847480.517">
            <text:p>646474847480.52</text:p>
          </table:table-cell>
          <table:table-cell office:value-type="float" office:value="11.5173081955955">
            <text:p>11.52</text:p>
          </table:table-cell>
          <table:table-cell/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0.255053269882225">
            <text:p>0.26</text:p>
          </table:table-cell>
          <table:table-cell office:value-type="float" office:value="645525112856.869">
            <text:p>645525112856.87</text:p>
          </table:table-cell>
          <table:table-cell office:value-type="float" office:value="0.115876713328884">
            <text:p>0.12</text:p>
          </table:table-cell>
          <table:table-cell/>
        </table:table-row>
        <table:table-row table:style-name="ro1">
          <table:table-cell office:value-type="float" office:value="3698">
            <text:p>3698</text:p>
          </table:table-cell>
          <table:table-cell office:value-type="float" office:value="14.2867787827441">
            <text:p>14.29</text:p>
          </table:table-cell>
          <table:table-cell office:value-type="float" office:value="644577681838.748">
            <text:p>644577681838.75</text:p>
          </table:table-cell>
          <table:table-cell office:value-type="float" office:value="22.6262656335557">
            <text:p>22.63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.70642578937728">
            <text:p>1.71</text:p>
          </table:table-cell>
          <table:table-cell office:value-type="float" office:value="643632546322.004">
            <text:p>643632546322.01</text:p>
          </table:table-cell>
          <table:table-cell office:value-type="float" office:value="5.99831175946445">
            <text:p>6</text:p>
          </table:table-cell>
          <table:table-cell/>
        </table:table-row>
        <table:table-row table:style-name="ro1">
          <table:table-cell office:value-type="float" office:value="3702">
            <text:p>3702</text:p>
          </table:table-cell>
          <table:table-cell office:value-type="float" office:value="13.2045284735902">
            <text:p>13.2</text:p>
          </table:table-cell>
          <table:table-cell office:value-type="float" office:value="642689698317.504">
            <text:p>642689698317.5</text:p>
          </table:table-cell>
          <table:table-cell office:value-type="float" office:value="29.7988124813963">
            <text:p>29.8</text:p>
          </table:table-cell>
          <table:table-cell/>
        </table:table-row>
        <table:table-row table:style-name="ro1">
          <table:table-cell office:value-type="float" office:value="3704">
            <text:p>3704</text:p>
          </table:table-cell>
          <table:table-cell office:value-type="float" office:value="4.12772684924504">
            <text:p>4.13</text:p>
          </table:table-cell>
          <table:table-cell office:value-type="float" office:value="641749129863.864">
            <text:p>641749129863.87</text:p>
          </table:table-cell>
          <table:table-cell office:value-type="float" office:value="12.0702220213695">
            <text:p>12.07</text:p>
          </table:table-cell>
          <table:table-cell/>
        </table:table-row>
        <table:table-row table:style-name="ro1">
          <table:table-cell office:value-type="float" office:value="3706">
            <text:p>3706</text:p>
          </table:table-cell>
          <table:table-cell office:value-type="float" office:value="1.70640899910255">
            <text:p>1.71</text:p>
          </table:table-cell>
          <table:table-cell office:value-type="float" office:value="640810832989.104">
            <text:p>640810832989.11</text:p>
          </table:table-cell>
          <table:table-cell office:value-type="float" office:value="2.61726972369012">
            <text:p>2.62</text:p>
          </table:table-cell>
          <table:table-cell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1.91861854359553">
            <text:p>1.92</text:p>
          </table:table-cell>
          <table:table-cell office:value-type="float" office:value="639874799779.978">
            <text:p>639874799779.98</text:p>
          </table:table-cell>
          <table:table-cell office:value-type="float" office:value="21.0709647352348">
            <text:p>21.07</text:p>
          </table:table-cell>
          <table:table-cell/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0.894621088174823">
            <text:p>0.89</text:p>
          </table:table-cell>
          <table:table-cell office:value-type="float" office:value="638941022384.697">
            <text:p>638941022384.7</text:p>
          </table:table-cell>
          <table:table-cell office:value-type="float" office:value="27.8494161075549">
            <text:p>27.85</text:p>
          </table:table-cell>
          <table:table-cell/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8.35320490648771">
            <text:p>8.35</text:p>
          </table:table-cell>
          <table:table-cell office:value-type="float" office:value="638009492945.905">
            <text:p>638009492945.91</text:p>
          </table:table-cell>
          <table:table-cell office:value-type="float" office:value="7.37408620589011">
            <text:p>7.37</text:p>
          </table:table-cell>
          <table:table-cell/>
        </table:table-row>
        <table:table-row table:style-name="ro1">
          <table:table-cell office:value-type="float" office:value="3714">
            <text:p>3714</text:p>
          </table:table-cell>
          <table:table-cell office:value-type="float" office:value="6.97098489037646">
            <text:p>6.97</text:p>
          </table:table-cell>
          <table:table-cell office:value-type="float" office:value="637080203697.561">
            <text:p>637080203697.56</text:p>
          </table:table-cell>
          <table:table-cell office:value-type="float" office:value="36.0167356258835">
            <text:p>36.02</text:p>
          </table:table-cell>
          <table:table-cell/>
        </table:table-row>
        <table:table-row table:style-name="ro1">
          <table:table-cell office:value-type="float" office:value="3716">
            <text:p>3716</text:p>
          </table:table-cell>
          <table:table-cell office:value-type="float" office:value="6.12306561183068">
            <text:p>6.12</text:p>
          </table:table-cell>
          <table:table-cell office:value-type="float" office:value="636153146728.551">
            <text:p>636153146728.55</text:p>
          </table:table-cell>
          <table:table-cell office:value-type="float" office:value="9.24939633779935">
            <text:p>9.25</text:p>
          </table:table-cell>
          <table:table-cell/>
        </table:table-row>
        <table:table-row table:style-name="ro1">
          <table:table-cell office:value-type="float" office:value="3718">
            <text:p>3718</text:p>
          </table:table-cell>
          <table:table-cell office:value-type="float" office:value="2.42087321343667">
            <text:p>2.42</text:p>
          </table:table-cell>
          <table:table-cell office:value-type="float" office:value="635228314662.358">
            <text:p>635228314662.36</text:p>
          </table:table-cell>
          <table:table-cell office:value-type="float" office:value="9.9797404986441">
            <text:p>9.98</text:p>
          </table:table-cell>
          <table:table-cell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1.37432593093007">
            <text:p>1.37</text:p>
          </table:table-cell>
          <table:table-cell office:value-type="float" office:value="634305699469.921">
            <text:p>634305699469.92</text:p>
          </table:table-cell>
          <table:table-cell office:value-type="float" office:value="10.2050607782927">
            <text:p>10.21</text:p>
          </table:table-cell>
          <table:table-cell/>
        </table:table-row>
        <table:table-row table:style-name="ro1">
          <table:table-cell office:value-type="float" office:value="3722">
            <text:p>3722</text:p>
          </table:table-cell>
          <table:table-cell office:value-type="float" office:value="2.05724897651603">
            <text:p>2.06</text:p>
          </table:table-cell>
          <table:table-cell office:value-type="float" office:value="633385293620.013">
            <text:p>633385293620.01</text:p>
          </table:table-cell>
          <table:table-cell office:value-type="float" office:value="6.96836810100621">
            <text:p>6.97</text:p>
          </table:table-cell>
          <table:table-cell/>
        </table:table-row>
        <table:table-row table:style-name="ro1">
          <table:table-cell office:value-type="float" office:value="3724">
            <text:p>3724</text:p>
          </table:table-cell>
          <table:table-cell office:value-type="float" office:value="4.23928884246924">
            <text:p>4.24</text:p>
          </table:table-cell>
          <table:table-cell office:value-type="float" office:value="632467089461.803">
            <text:p>632467089461.8</text:p>
          </table:table-cell>
          <table:table-cell office:value-type="float" office:value="19.8563948187629">
            <text:p>19.86</text:p>
          </table:table-cell>
          <table:table-cell/>
        </table:table-row>
        <table:table-row table:style-name="ro1">
          <table:table-cell office:value-type="float" office:value="3726">
            <text:p>3726</text:p>
          </table:table-cell>
          <table:table-cell office:value-type="float" office:value="2.17532718206711">
            <text:p>2.18</text:p>
          </table:table-cell>
          <table:table-cell office:value-type="float" office:value="631551079442.745">
            <text:p>631551079442.75</text:p>
          </table:table-cell>
          <table:table-cell office:value-type="float" office:value="4.2409584479294">
            <text:p>4.24</text:p>
          </table:table-cell>
          <table:table-cell/>
        </table:table-row>
        <table:table-row table:style-name="ro1">
          <table:table-cell office:value-type="float" office:value="3728">
            <text:p>3728</text:p>
          </table:table-cell>
          <table:table-cell office:value-type="float" office:value="53.0143237771114">
            <text:p>53.01</text:p>
          </table:table-cell>
          <table:table-cell office:value-type="float" office:value="630637256032.79">
            <text:p>630637256032.79</text:p>
          </table:table-cell>
          <table:table-cell office:value-type="float" office:value="6.41513904226716">
            <text:p>6.42</text:p>
          </table:table-cell>
          <table:table-cell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14.3059947548036">
            <text:p>14.31</text:p>
          </table:table-cell>
          <table:table-cell office:value-type="float" office:value="629725611588.57">
            <text:p>629725611588.57</text:p>
          </table:table-cell>
          <table:table-cell office:value-type="float" office:value="23.0556227151475">
            <text:p>23.06</text:p>
          </table:table-cell>
          <table:table-cell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2.08190556909407">
            <text:p>2.08</text:p>
          </table:table-cell>
          <table:table-cell office:value-type="float" office:value="628816138738.749">
            <text:p>628816138738.75</text:p>
          </table:table-cell>
          <table:table-cell office:value-type="float" office:value="14.8420963234405">
            <text:p>14.84</text:p>
          </table:table-cell>
          <table:table-cell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3.9199476597943">
            <text:p>3.92</text:p>
          </table:table-cell>
          <table:table-cell office:value-type="float" office:value="627908830010.902">
            <text:p>627908830010.9</text:p>
          </table:table-cell>
          <table:table-cell office:value-type="float" office:value="10.3799194981918">
            <text:p>10.38</text:p>
          </table:table-cell>
          <table:table-cell/>
        </table:table-row>
        <table:table-row table:style-name="ro1">
          <table:table-cell office:value-type="float" office:value="3736">
            <text:p>3736</text:p>
          </table:table-cell>
          <table:table-cell office:value-type="float" office:value="6.33602721759848">
            <text:p>6.34</text:p>
          </table:table-cell>
          <table:table-cell office:value-type="float" office:value="627003678004.902">
            <text:p>627003678004.9</text:p>
          </table:table-cell>
          <table:table-cell office:value-type="float" office:value="27.4538194698286">
            <text:p>27.45</text:p>
          </table:table-cell>
          <table:table-cell/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0.079169017093203">
            <text:p>0.08</text:p>
          </table:table-cell>
          <table:table-cell office:value-type="float" office:value="626100675297.518">
            <text:p>626100675297.52</text:p>
          </table:table-cell>
          <table:table-cell office:value-type="float" office:value="0.637639884397834">
            <text:p>0.64</text:p>
          </table:table-cell>
          <table:table-cell/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1.0372422840327">
            <text:p>1.04</text:p>
          </table:table-cell>
          <table:table-cell office:value-type="float" office:value="625199814576.213">
            <text:p>625199814576.21</text:p>
          </table:table-cell>
          <table:table-cell office:value-type="float" office:value="18.0841966615319">
            <text:p>18.08</text:p>
          </table:table-cell>
          <table:table-cell/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6.88842051902028">
            <text:p>6.89</text:p>
          </table:table-cell>
          <table:table-cell office:value-type="float" office:value="624301088505.831">
            <text:p>624301088505.83</text:p>
          </table:table-cell>
          <table:table-cell office:value-type="float" office:value="17.0403477515945">
            <text:p>17.04</text:p>
          </table:table-cell>
          <table:table-cell/>
        </table:table-row>
        <table:table-row table:style-name="ro1">
          <table:table-cell office:value-type="float" office:value="3744">
            <text:p>3744</text:p>
          </table:table-cell>
          <table:table-cell office:value-type="float" office:value="33.7581313500633">
            <text:p>33.76</text:p>
          </table:table-cell>
          <table:table-cell office:value-type="float" office:value="623404489789.679">
            <text:p>623404489789.68</text:p>
          </table:table-cell>
          <table:table-cell office:value-type="float" office:value="12.1496796615253">
            <text:p>12.15</text:p>
          </table:table-cell>
          <table:table-cell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10.9746037052215">
            <text:p>10.97</text:p>
          </table:table-cell>
          <table:table-cell office:value-type="float" office:value="622510011264.219">
            <text:p>622510011264.22</text:p>
          </table:table-cell>
          <table:table-cell office:value-type="float" office:value="4.79803130475317">
            <text:p>4.8</text:p>
          </table:table-cell>
          <table:table-cell/>
        </table:table-row>
        <table:table-row table:style-name="ro1">
          <table:table-cell office:value-type="float" office:value="3748">
            <text:p>3748</text:p>
          </table:table-cell>
          <table:table-cell office:value-type="float" office:value="6.94469522406975">
            <text:p>6.94</text:p>
          </table:table-cell>
          <table:table-cell office:value-type="float" office:value="621617645612.313">
            <text:p>621617645612.31</text:p>
          </table:table-cell>
          <table:table-cell office:value-type="float" office:value="7.58540844926165">
            <text:p>7.59</text:p>
          </table:table-cell>
          <table:table-cell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15.7102890044468">
            <text:p>15.71</text:p>
          </table:table-cell>
          <table:table-cell office:value-type="float" office:value="620727385661.47">
            <text:p>620727385661.47</text:p>
          </table:table-cell>
          <table:table-cell office:value-type="float" office:value="15.5073367384863">
            <text:p>15.51</text:p>
          </table:table-cell>
          <table:table-cell/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2.68240387028932">
            <text:p>2.68</text:p>
          </table:table-cell>
          <table:table-cell office:value-type="float" office:value="619839224337.734">
            <text:p>619839224337.73</text:p>
          </table:table-cell>
          <table:table-cell office:value-type="float" office:value="34.6655155888504">
            <text:p>34.67</text:p>
          </table:table-cell>
          <table:table-cell/>
        </table:table-row>
        <table:table-row table:style-name="ro1">
          <table:table-cell office:value-type="float" office:value="3754">
            <text:p>3754</text:p>
          </table:table-cell>
          <table:table-cell office:value-type="float" office:value="0.426584205396427">
            <text:p>0.43</text:p>
          </table:table-cell>
          <table:table-cell office:value-type="float" office:value="618953154423.618">
            <text:p>618953154423.62</text:p>
          </table:table-cell>
          <table:table-cell office:value-type="float" office:value="13.4013632011178">
            <text:p>13.4</text:p>
          </table:table-cell>
          <table:table-cell/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2.14673099927966">
            <text:p>2.15</text:p>
          </table:table-cell>
          <table:table-cell office:value-type="float" office:value="618069168900.885">
            <text:p>618069168900.89</text:p>
          </table:table-cell>
          <table:table-cell office:value-type="float" office:value="61.8929731292085">
            <text:p>61.89</text:p>
          </table:table-cell>
          <table:table-cell/>
        </table:table-row>
        <table:table-row table:style-name="ro1">
          <table:table-cell office:value-type="float" office:value="3758">
            <text:p>3758</text:p>
          </table:table-cell>
          <table:table-cell office:value-type="float" office:value="0.498162639150609">
            <text:p>0.5</text:p>
          </table:table-cell>
          <table:table-cell office:value-type="float" office:value="617187260684.176">
            <text:p>617187260684.18</text:p>
          </table:table-cell>
          <table:table-cell office:value-type="float" office:value="25.2610829869607">
            <text:p>25.26</text:p>
          </table:table-cell>
          <table:table-cell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7.97575734104152">
            <text:p>7.98</text:p>
          </table:table-cell>
          <table:table-cell office:value-type="float" office:value="616307422758.798">
            <text:p>616307422758.8</text:p>
          </table:table-cell>
          <table:table-cell office:value-type="float" office:value="13.3657421197401">
            <text:p>13.37</text:p>
          </table:table-cell>
          <table:table-cell/>
        </table:table-row>
        <table:table-row table:style-name="ro1">
          <table:table-cell office:value-type="float" office:value="3762">
            <text:p>3762</text:p>
          </table:table-cell>
          <table:table-cell office:value-type="float" office:value="0.221612257944578">
            <text:p>0.22</text:p>
          </table:table-cell>
          <table:table-cell office:value-type="float" office:value="615429648125.79">
            <text:p>615429648125.79</text:p>
          </table:table-cell>
          <table:table-cell office:value-type="float" office:value="22.1763080663301">
            <text:p>22.18</text:p>
          </table:table-cell>
          <table:table-cell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1.16059989014792">
            <text:p>1.16</text:p>
          </table:table-cell>
          <table:table-cell office:value-type="float" office:value="614553929841.173">
            <text:p>614553929841.17</text:p>
          </table:table-cell>
          <table:table-cell office:value-type="float" office:value="16.030178885411">
            <text:p>16.03</text:p>
          </table:table-cell>
          <table:table-cell/>
        </table:table-row>
        <table:table-row table:style-name="ro1">
          <table:table-cell office:value-type="float" office:value="3766">
            <text:p>3766</text:p>
          </table:table-cell>
          <table:table-cell office:value-type="float" office:value="9.4170250974288">
            <text:p>9.42</text:p>
          </table:table-cell>
          <table:table-cell office:value-type="float" office:value="613680260932.24">
            <text:p>613680260932.24</text:p>
          </table:table-cell>
          <table:table-cell office:value-type="float" office:value="19.3511482700756">
            <text:p>19.35</text:p>
          </table:table-cell>
          <table:table-cell/>
        </table:table-row>
        <table:table-row table:style-name="ro1">
          <table:table-cell office:value-type="float" office:value="3768">
            <text:p>3768</text:p>
          </table:table-cell>
          <table:table-cell office:value-type="float" office:value="0.575938957208242">
            <text:p>0.58</text:p>
          </table:table-cell>
          <table:table-cell office:value-type="float" office:value="612808634563.277">
            <text:p>612808634563.28</text:p>
          </table:table-cell>
          <table:table-cell office:value-type="float" office:value="3.98797736584986">
            <text:p>3.99</text:p>
          </table:table-cell>
          <table:table-cell/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2.95049091272091">
            <text:p>2.95</text:p>
          </table:table-cell>
          <table:table-cell office:value-type="float" office:value="611939043816.791">
            <text:p>611939043816.79</text:p>
          </table:table-cell>
          <table:table-cell office:value-type="float" office:value="40.9726519685675">
            <text:p>40.97</text:p>
          </table:table-cell>
          <table:table-cell/>
        </table:table-row>
        <table:table-row table:style-name="ro1">
          <table:table-cell office:value-type="float" office:value="3772">
            <text:p>3772</text:p>
          </table:table-cell>
          <table:table-cell office:value-type="float" office:value="3.15121781415893">
            <text:p>3.15</text:p>
          </table:table-cell>
          <table:table-cell office:value-type="float" office:value="611071481829.112">
            <text:p>611071481829.11</text:p>
          </table:table-cell>
          <table:table-cell office:value-type="float" office:value="21.0583074507664">
            <text:p>21.06</text:p>
          </table:table-cell>
          <table:table-cell/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0.351523924739486">
            <text:p>0.35</text:p>
          </table:table-cell>
          <table:table-cell office:value-type="float" office:value="610205941932.002">
            <text:p>610205941932</text:p>
          </table:table-cell>
          <table:table-cell office:value-type="float" office:value="8.23275079838008">
            <text:p>8.23</text:p>
          </table:table-cell>
          <table:table-cell/>
        </table:table-row>
        <table:table-row table:style-name="ro1">
          <table:table-cell office:value-type="float" office:value="3776">
            <text:p>3776</text:p>
          </table:table-cell>
          <table:table-cell office:value-type="float" office:value="1.61520323816128">
            <text:p>1.62</text:p>
          </table:table-cell>
          <table:table-cell office:value-type="float" office:value="609342417195.989">
            <text:p>609342417195.99</text:p>
          </table:table-cell>
          <table:table-cell office:value-type="float" office:value="3.33009021402876">
            <text:p>3.33</text:p>
          </table:table-cell>
          <table:table-cell/>
        </table:table-row>
        <table:table-row table:style-name="ro1">
          <table:table-cell office:value-type="float" office:value="3778">
            <text:p>3778</text:p>
          </table:table-cell>
          <table:table-cell office:value-type="float" office:value="1.25388063578403">
            <text:p>1.25</text:p>
          </table:table-cell>
          <table:table-cell office:value-type="float" office:value="608480900939.079">
            <text:p>608480900939.08</text:p>
          </table:table-cell>
          <table:table-cell office:value-type="float" office:value="10.370079773266">
            <text:p>10.37</text:p>
          </table:table-cell>
          <table:table-cell/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1.94501559257689">
            <text:p>1.95</text:p>
          </table:table-cell>
          <table:table-cell office:value-type="float" office:value="607621386437.441">
            <text:p>607621386437.44</text:p>
          </table:table-cell>
          <table:table-cell office:value-type="float" office:value="28.9755187558172">
            <text:p>28.98</text:p>
          </table:table-cell>
          <table:table-cell/>
        </table:table-row>
        <table:table-row table:style-name="ro1">
          <table:table-cell office:value-type="float" office:value="3782">
            <text:p>3782</text:p>
          </table:table-cell>
          <table:table-cell office:value-type="float" office:value="1.84897565052878">
            <text:p>1.85</text:p>
          </table:table-cell>
          <table:table-cell office:value-type="float" office:value="606763866990.647">
            <text:p>606763866990.65</text:p>
          </table:table-cell>
          <table:table-cell office:value-type="float" office:value="25.7351249231588">
            <text:p>25.74</text:p>
          </table:table-cell>
          <table:table-cell/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18.9428752424089">
            <text:p>18.94</text:p>
          </table:table-cell>
          <table:table-cell office:value-type="float" office:value="605908335942.528">
            <text:p>605908335942.53</text:p>
          </table:table-cell>
          <table:table-cell office:value-type="float" office:value="9.06669406759686">
            <text:p>9.07</text:p>
          </table:table-cell>
          <table:table-cell/>
        </table:table-row>
        <table:table-row table:style-name="ro1">
          <table:table-cell office:value-type="float" office:value="3786">
            <text:p>3786</text:p>
          </table:table-cell>
          <table:table-cell office:value-type="float" office:value="12.8997741245958">
            <text:p>12.9</text:p>
          </table:table-cell>
          <table:table-cell office:value-type="float" office:value="605054786724.662">
            <text:p>605054786724.66</text:p>
          </table:table-cell>
          <table:table-cell office:value-type="float" office:value="20.3972455222653">
            <text:p>20.4</text:p>
          </table:table-cell>
          <table:table-cell/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1.63693006040808">
            <text:p>1.64</text:p>
          </table:table-cell>
          <table:table-cell office:value-type="float" office:value="604203212640.552">
            <text:p>604203212640.55</text:p>
          </table:table-cell>
          <table:table-cell office:value-type="float" office:value="5.88220946852819">
            <text:p>5.88</text:p>
          </table:table-cell>
          <table:table-cell/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0.20354690105341">
            <text:p>0.2</text:p>
          </table:table-cell>
          <table:table-cell office:value-type="float" office:value="603353607178.316">
            <text:p>603353607178.32</text:p>
          </table:table-cell>
          <table:table-cell office:value-type="float" office:value="22.8717361113015">
            <text:p>22.87</text:p>
          </table:table-cell>
          <table:table-cell/>
        </table:table-row>
        <table:table-row table:style-name="ro1">
          <table:table-cell office:value-type="float" office:value="3792">
            <text:p>3792</text:p>
          </table:table-cell>
          <table:table-cell office:value-type="float" office:value="8.51827340483336">
            <text:p>8.52</text:p>
          </table:table-cell>
          <table:table-cell office:value-type="float" office:value="602505963799.901">
            <text:p>602505963799.9</text:p>
          </table:table-cell>
          <table:table-cell office:value-type="float" office:value="15.1134036540469">
            <text:p>15.11</text:p>
          </table:table-cell>
          <table:table-cell/>
        </table:table-row>
        <table:table-row table:style-name="ro1">
          <table:table-cell office:value-type="float" office:value="3794">
            <text:p>3794</text:p>
          </table:table-cell>
          <table:table-cell office:value-type="float" office:value="7.66207892389714">
            <text:p>7.66</text:p>
          </table:table-cell>
          <table:table-cell office:value-type="float" office:value="601660275952.221">
            <text:p>601660275952.22</text:p>
          </table:table-cell>
          <table:table-cell office:value-type="float" office:value="10.3772911268323">
            <text:p>10.38</text:p>
          </table:table-cell>
          <table:table-cell/>
        </table:table-row>
        <table:table-row table:style-name="ro1">
          <table:table-cell office:value-type="float" office:value="3796">
            <text:p>3796</text:p>
          </table:table-cell>
          <table:table-cell office:value-type="float" office:value="8.07921616292775">
            <text:p>8.08</text:p>
          </table:table-cell>
          <table:table-cell office:value-type="float" office:value="600816537202.033">
            <text:p>600816537202.03</text:p>
          </table:table-cell>
          <table:table-cell office:value-type="float" office:value="17.2366399964533">
            <text:p>17.24</text:p>
          </table:table-cell>
          <table:table-cell/>
        </table:table-row>
        <table:table-row table:style-name="ro1">
          <table:table-cell office:value-type="float" office:value="3798">
            <text:p>3798</text:p>
          </table:table-cell>
          <table:table-cell office:value-type="float" office:value="2.75832211989511">
            <text:p>2.76</text:p>
          </table:table-cell>
          <table:table-cell office:value-type="float" office:value="599974741070.288">
            <text:p>599974741070.29</text:p>
          </table:table-cell>
          <table:table-cell office:value-type="float" office:value="16.1015529375654">
            <text:p>16.1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2.66501756685075">
            <text:p>2.67</text:p>
          </table:table-cell>
          <table:table-cell office:value-type="float" office:value="599134881129.655">
            <text:p>599134881129.66</text:p>
          </table:table-cell>
          <table:table-cell office:value-type="float" office:value="2.52739841606605">
            <text:p>2.53</text:p>
          </table:table-cell>
          <table:table-cell/>
        </table:table-row>
        <table:table-row table:style-name="ro1">
          <table:table-cell office:value-type="float" office:value="3802">
            <text:p>3802</text:p>
          </table:table-cell>
          <table:table-cell office:value-type="float" office:value="10.3480449704077">
            <text:p>10.35</text:p>
          </table:table-cell>
          <table:table-cell office:value-type="float" office:value="598296950978.22">
            <text:p>598296950978.22</text:p>
          </table:table-cell>
          <table:table-cell office:value-type="float" office:value="7.91439838874035">
            <text:p>7.91</text:p>
          </table:table-cell>
          <table:table-cell/>
        </table:table-row>
        <table:table-row table:style-name="ro1">
          <table:table-cell office:value-type="float" office:value="3804">
            <text:p>3804</text:p>
          </table:table-cell>
          <table:table-cell office:value-type="float" office:value="0.228843480400293">
            <text:p>0.23</text:p>
          </table:table-cell>
          <table:table-cell office:value-type="float" office:value="597460944270.713">
            <text:p>597460944270.71</text:p>
          </table:table-cell>
          <table:table-cell office:value-type="float" office:value="15.2222819786011">
            <text:p>15.22</text:p>
          </table:table-cell>
          <table:table-cell/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2.58351467142167">
            <text:p>2.58</text:p>
          </table:table-cell>
          <table:table-cell office:value-type="float" office:value="596626854627.346">
            <text:p>596626854627.35</text:p>
          </table:table-cell>
          <table:table-cell office:value-type="float" office:value="23.0600678036236">
            <text:p>23.06</text:p>
          </table:table-cell>
          <table:table-cell/>
        </table:table-row>
        <table:table-row table:style-name="ro1">
          <table:table-cell office:value-type="float" office:value="3808">
            <text:p>3808</text:p>
          </table:table-cell>
          <table:table-cell office:value-type="float" office:value="4.09198009490249">
            <text:p>4.09</text:p>
          </table:table-cell>
          <table:table-cell office:value-type="float" office:value="595794675768.012">
            <text:p>595794675768.01</text:p>
          </table:table-cell>
          <table:table-cell office:value-type="float" office:value="5.11024772004184">
            <text:p>5.11</text:p>
          </table:table-cell>
          <table:table-cell/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0.981157013073349">
            <text:p>0.98</text:p>
          </table:table-cell>
          <table:table-cell office:value-type="float" office:value="594964401343.331">
            <text:p>594964401343.33</text:p>
          </table:table-cell>
          <table:table-cell office:value-type="float" office:value="0.0948259940977304">
            <text:p>0.09</text:p>
          </table:table-cell>
          <table:table-cell/>
        </table:table-row>
        <table:table-row table:style-name="ro1">
          <table:table-cell office:value-type="float" office:value="3812">
            <text:p>3812</text:p>
          </table:table-cell>
          <table:table-cell office:value-type="float" office:value="5.51414489106847">
            <text:p>5.51</text:p>
          </table:table-cell>
          <table:table-cell office:value-type="float" office:value="594136025180.224">
            <text:p>594136025180.22</text:p>
          </table:table-cell>
          <table:table-cell office:value-type="float" office:value="12.1041619611532">
            <text:p>12.1</text:p>
          </table:table-cell>
          <table:table-cell/>
        </table:table-row>
        <table:table-row table:style-name="ro1">
          <table:table-cell office:value-type="float" office:value="3814">
            <text:p>3814</text:p>
          </table:table-cell>
          <table:table-cell office:value-type="float" office:value="5.56386033979466">
            <text:p>5.56</text:p>
          </table:table-cell>
          <table:table-cell office:value-type="float" office:value="593309541022.142">
            <text:p>593309541022.14</text:p>
          </table:table-cell>
          <table:table-cell office:value-type="float" office:value="0.296115294095334">
            <text:p>0.3</text:p>
          </table:table-cell>
          <table:table-cell/>
        </table:table-row>
        <table:table-row table:style-name="ro1">
          <table:table-cell office:value-type="float" office:value="3816">
            <text:p>3816</text:p>
          </table:table-cell>
          <table:table-cell office:value-type="float" office:value="5.89893963293547">
            <text:p>5.9</text:p>
          </table:table-cell>
          <table:table-cell office:value-type="float" office:value="592484942603.857">
            <text:p>592484942603.86</text:p>
          </table:table-cell>
          <table:table-cell office:value-type="float" office:value="5.23484564969585">
            <text:p>5.23</text:p>
          </table:table-cell>
          <table:table-cell/>
        </table:table-row>
        <table:table-row table:style-name="ro1">
          <table:table-cell office:value-type="float" office:value="3818">
            <text:p>3818</text:p>
          </table:table-cell>
          <table:table-cell office:value-type="float" office:value="0.713332045750701">
            <text:p>0.71</text:p>
          </table:table-cell>
          <table:table-cell office:value-type="float" office:value="591662223797.056">
            <text:p>591662223797.06</text:p>
          </table:table-cell>
          <table:table-cell office:value-type="float" office:value="25.7680262218782">
            <text:p>25.77</text:p>
          </table:table-cell>
          <table:table-cell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7.46399781992069">
            <text:p>7.46</text:p>
          </table:table-cell>
          <table:table-cell office:value-type="float" office:value="590841378450.245">
            <text:p>590841378450.25</text:p>
          </table:table-cell>
          <table:table-cell office:value-type="float" office:value="17.9330724031076">
            <text:p>17.93</text:p>
          </table:table-cell>
          <table:table-cell/>
        </table:table-row>
        <table:table-row table:style-name="ro1">
          <table:table-cell office:value-type="float" office:value="3822">
            <text:p>3822</text:p>
          </table:table-cell>
          <table:table-cell office:value-type="float" office:value="4.42915904898947">
            <text:p>4.43</text:p>
          </table:table-cell>
          <table:table-cell office:value-type="float" office:value="590022400417.787">
            <text:p>590022400417.79</text:p>
          </table:table-cell>
          <table:table-cell office:value-type="float" office:value="6.59465306558409">
            <text:p>6.59</text:p>
          </table:table-cell>
          <table:table-cell/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0.0349473045901471">
            <text:p>0.03</text:p>
          </table:table-cell>
          <table:table-cell office:value-type="float" office:value="589205283607.974">
            <text:p>589205283607.97</text:p>
          </table:table-cell>
          <table:table-cell office:value-type="float" office:value="5.27804444210595">
            <text:p>5.28</text:p>
          </table:table-cell>
          <table:table-cell/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28.0993891785723">
            <text:p>28.1</text:p>
          </table:table-cell>
          <table:table-cell office:value-type="float" office:value="588390021928.4">
            <text:p>588390021928.4</text:p>
          </table:table-cell>
          <table:table-cell office:value-type="float" office:value="24.6656126844656">
            <text:p>24.67</text:p>
          </table:table-cell>
          <table:table-cell/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0.639307992328145">
            <text:p>0.64</text:p>
          </table:table-cell>
          <table:table-cell office:value-type="float" office:value="587576609412.634">
            <text:p>587576609412.64</text:p>
          </table:table-cell>
          <table:table-cell office:value-type="float" office:value="0.774693069822857">
            <text:p>0.77</text:p>
          </table:table-cell>
          <table:table-cell/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0.202315722227498">
            <text:p>0.2</text:p>
          </table:table-cell>
          <table:table-cell office:value-type="float" office:value="586765039958.253">
            <text:p>586765039958.25</text:p>
          </table:table-cell>
          <table:table-cell office:value-type="float" office:value="1.87723132454794">
            <text:p>1.88</text:p>
          </table:table-cell>
          <table:table-cell/>
        </table:table-row>
        <table:table-row table:style-name="ro1">
          <table:table-cell office:value-type="float" office:value="3832">
            <text:p>3832</text:p>
          </table:table-cell>
          <table:table-cell office:value-type="float" office:value="3.9675843399464">
            <text:p>3.97</text:p>
          </table:table-cell>
          <table:table-cell office:value-type="float" office:value="585955307588.682">
            <text:p>585955307588.68</text:p>
          </table:table-cell>
          <table:table-cell office:value-type="float" office:value="18.1803793802012">
            <text:p>18.18</text:p>
          </table:table-cell>
          <table:table-cell/>
        </table:table-row>
        <table:table-row table:style-name="ro1">
          <table:table-cell office:value-type="float" office:value="3834">
            <text:p>3834</text:p>
          </table:table-cell>
          <table:table-cell office:value-type="float" office:value="6.65928287280974">
            <text:p>6.66</text:p>
          </table:table-cell>
          <table:table-cell office:value-type="float" office:value="585147406364.167">
            <text:p>585147406364.17</text:p>
          </table:table-cell>
          <table:table-cell office:value-type="float" office:value="2.12726405263179">
            <text:p>2.13</text:p>
          </table:table-cell>
          <table:table-cell/>
        </table:table-row>
        <table:table-row table:style-name="ro1">
          <table:table-cell office:value-type="float" office:value="3836">
            <text:p>3836</text:p>
          </table:table-cell>
          <table:table-cell office:value-type="float" office:value="0.805733276117047">
            <text:p>0.81</text:p>
          </table:table-cell>
          <table:table-cell office:value-type="float" office:value="584341330297.287">
            <text:p>584341330297.29</text:p>
          </table:table-cell>
          <table:table-cell office:value-type="float" office:value="2.72382111742333">
            <text:p>2.72</text:p>
          </table:table-cell>
          <table:table-cell/>
        </table:table-row>
        <table:table-row table:style-name="ro1">
          <table:table-cell office:value-type="float" office:value="3838">
            <text:p>3838</text:p>
          </table:table-cell>
          <table:table-cell office:value-type="float" office:value="6.03403063838754">
            <text:p>6.03</text:p>
          </table:table-cell>
          <table:table-cell office:value-type="float" office:value="583537073507.492">
            <text:p>583537073507.49</text:p>
          </table:table-cell>
          <table:table-cell office:value-type="float" office:value="5.64517486094462">
            <text:p>5.65</text:p>
          </table:table-cell>
          <table:table-cell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.07039361242734">
            <text:p>1.07</text:p>
          </table:table-cell>
          <table:table-cell office:value-type="float" office:value="582734630077.604">
            <text:p>582734630077.6</text:p>
          </table:table-cell>
          <table:table-cell office:value-type="float" office:value="28.9854004795807">
            <text:p>28.99</text:p>
          </table:table-cell>
          <table:table-cell/>
        </table:table-row>
        <table:table-row table:style-name="ro1">
          <table:table-cell office:value-type="float" office:value="3842">
            <text:p>3842</text:p>
          </table:table-cell>
          <table:table-cell office:value-type="float" office:value="1.52234615248102">
            <text:p>1.52</text:p>
          </table:table-cell>
          <table:table-cell office:value-type="float" office:value="581933994163.287">
            <text:p>581933994163.29</text:p>
          </table:table-cell>
          <table:table-cell office:value-type="float" office:value="7.15232597037399">
            <text:p>7.15</text:p>
          </table:table-cell>
          <table:table-cell/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11.5120924161179">
            <text:p>11.51</text:p>
          </table:table-cell>
          <table:table-cell office:value-type="float" office:value="581135159897.058">
            <text:p>581135159897.06</text:p>
          </table:table-cell>
          <table:table-cell office:value-type="float" office:value="4.88796092655962">
            <text:p>4.89</text:p>
          </table:table-cell>
          <table:table-cell/>
        </table:table-row>
        <table:table-row table:style-name="ro1">
          <table:table-cell office:value-type="float" office:value="3846">
            <text:p>3846</text:p>
          </table:table-cell>
          <table:table-cell office:value-type="float" office:value="11.4159755988398">
            <text:p>11.42</text:p>
          </table:table-cell>
          <table:table-cell office:value-type="float" office:value="580338121494.906">
            <text:p>580338121494.91</text:p>
          </table:table-cell>
          <table:table-cell office:value-type="float" office:value="2.00617810376363">
            <text:p>2.01</text:p>
          </table:table-cell>
          <table:table-cell/>
        </table:table-row>
        <table:table-row table:style-name="ro1">
          <table:table-cell office:value-type="float" office:value="3848">
            <text:p>3848</text:p>
          </table:table-cell>
          <table:table-cell office:value-type="float" office:value="0.537685300844398">
            <text:p>0.54</text:p>
          </table:table-cell>
          <table:table-cell office:value-type="float" office:value="579542873141.314">
            <text:p>579542873141.31</text:p>
          </table:table-cell>
          <table:table-cell office:value-type="float" office:value="1.52535132571095">
            <text:p>1.53</text:p>
          </table:table-cell>
          <table:table-cell/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1.84409298188355">
            <text:p>1.84</text:p>
          </table:table-cell>
          <table:table-cell office:value-type="float" office:value="578749409092.36">
            <text:p>578749409092.36</text:p>
          </table:table-cell>
          <table:table-cell office:value-type="float" office:value="19.1119079320355">
            <text:p>19.11</text:p>
          </table:table-cell>
          <table:table-cell/>
        </table:table-row>
        <table:table-row table:style-name="ro1">
          <table:table-cell office:value-type="float" office:value="3852">
            <text:p>3852</text:p>
          </table:table-cell>
          <table:table-cell office:value-type="float" office:value="5.20593142485205">
            <text:p>5.21</text:p>
          </table:table-cell>
          <table:table-cell office:value-type="float" office:value="577957723575.411">
            <text:p>577957723575.41</text:p>
          </table:table-cell>
          <table:table-cell office:value-type="float" office:value="24.8571631534965">
            <text:p>24.86</text:p>
          </table:table-cell>
          <table:table-cell/>
        </table:table-row>
        <table:table-row table:style-name="ro1">
          <table:table-cell office:value-type="float" office:value="3854">
            <text:p>3854</text:p>
          </table:table-cell>
          <table:table-cell office:value-type="float" office:value="1.96302735636348">
            <text:p>1.96</text:p>
          </table:table-cell>
          <table:table-cell office:value-type="float" office:value="577167810896.937">
            <text:p>577167810896.94</text:p>
          </table:table-cell>
          <table:table-cell office:value-type="float" office:value="15.4085464406934">
            <text:p>15.41</text:p>
          </table:table-cell>
          <table:table-cell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2.15053924406887">
            <text:p>2.15</text:p>
          </table:table-cell>
          <table:table-cell office:value-type="float" office:value="576379665343.206">
            <text:p>576379665343.21</text:p>
          </table:table-cell>
          <table:table-cell office:value-type="float" office:value="5.79780077995103">
            <text:p>5.8</text:p>
          </table:table-cell>
          <table:table-cell/>
        </table:table-row>
        <table:table-row table:style-name="ro1">
          <table:table-cell office:value-type="float" office:value="3858">
            <text:p>3858</text:p>
          </table:table-cell>
          <table:table-cell office:value-type="float" office:value="2.52887099614215">
            <text:p>2.53</text:p>
          </table:table-cell>
          <table:table-cell office:value-type="float" office:value="575593281257.725">
            <text:p>575593281257.73</text:p>
          </table:table-cell>
          <table:table-cell office:value-type="float" office:value="17.9851869809478">
            <text:p>17.99</text:p>
          </table:table-cell>
          <table:table-cell/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0.0819890087246712">
            <text:p>0.08</text:p>
          </table:table-cell>
          <table:table-cell office:value-type="float" office:value="574808652997.435">
            <text:p>574808652997.44</text:p>
          </table:table-cell>
          <table:table-cell office:value-type="float" office:value="41.7858703664859">
            <text:p>41.79</text:p>
          </table:table-cell>
          <table:table-cell/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9.08586196479604">
            <text:p>9.09</text:p>
          </table:table-cell>
          <table:table-cell office:value-type="float" office:value="574025774927.93">
            <text:p>574025774927.93</text:p>
          </table:table-cell>
          <table:table-cell office:value-type="float" office:value="10.2133283767744">
            <text:p>10.21</text:p>
          </table:table-cell>
          <table:table-cell/>
        </table:table-row>
        <table:table-row table:style-name="ro1">
          <table:table-cell office:value-type="float" office:value="3864">
            <text:p>3864</text:p>
          </table:table-cell>
          <table:table-cell office:value-type="float" office:value="20.2170330286841">
            <text:p>20.22</text:p>
          </table:table-cell>
          <table:table-cell office:value-type="float" office:value="573244641447.637">
            <text:p>573244641447.64</text:p>
          </table:table-cell>
          <table:table-cell office:value-type="float" office:value="5.16271677227821">
            <text:p>5.16</text:p>
          </table:table-cell>
          <table:table-cell/>
        </table:table-row>
        <table:table-row table:style-name="ro1">
          <table:table-cell office:value-type="float" office:value="3866">
            <text:p>3866</text:p>
          </table:table-cell>
          <table:table-cell office:value-type="float" office:value="8.49984991552844">
            <text:p>8.5</text:p>
          </table:table-cell>
          <table:table-cell office:value-type="float" office:value="572465247040.766">
            <text:p>572465247040.77</text:p>
          </table:table-cell>
          <table:table-cell office:value-type="float" office:value="24.6210914920931">
            <text:p>24.62</text:p>
          </table:table-cell>
          <table:table-cell/>
        </table:table-row>
        <table:table-row table:style-name="ro1">
          <table:table-cell office:value-type="float" office:value="3868">
            <text:p>3868</text:p>
          </table:table-cell>
          <table:table-cell office:value-type="float" office:value="3.08848318223473">
            <text:p>3.09</text:p>
          </table:table-cell>
          <table:table-cell office:value-type="float" office:value="571687586067.089">
            <text:p>571687586067.09</text:p>
          </table:table-cell>
          <table:table-cell office:value-type="float" office:value="8.30533214278276">
            <text:p>8.31</text:p>
          </table:table-cell>
          <table:table-cell/>
        </table:table-row>
        <table:table-row table:style-name="ro1">
          <table:table-cell office:value-type="float" office:value="3870">
            <text:p>3870</text:p>
          </table:table-cell>
          <table:table-cell office:value-type="float" office:value="0.357324786506045">
            <text:p>0.36</text:p>
          </table:table-cell>
          <table:table-cell office:value-type="float" office:value="570911653062.802">
            <text:p>570911653062.8</text:p>
          </table:table-cell>
          <table:table-cell office:value-type="float" office:value="7.99448060424932">
            <text:p>7.99</text:p>
          </table:table-cell>
          <table:table-cell/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4.90522856258166">
            <text:p>4.91</text:p>
          </table:table-cell>
          <table:table-cell office:value-type="float" office:value="570137442499.473">
            <text:p>570137442499.47</text:p>
          </table:table-cell>
          <table:table-cell office:value-type="float" office:value="21.1906440370186">
            <text:p>21.19</text:p>
          </table:table-cell>
          <table:table-cell/>
        </table:table-row>
        <table:table-row table:style-name="ro1">
          <table:table-cell office:value-type="float" office:value="3874">
            <text:p>3874</text:p>
          </table:table-cell>
          <table:table-cell office:value-type="float" office:value="3.93335182220508">
            <text:p>3.93</text:p>
          </table:table-cell>
          <table:table-cell office:value-type="float" office:value="569364948897.462">
            <text:p>569364948897.46</text:p>
          </table:table-cell>
          <table:table-cell office:value-type="float" office:value="7.49230388389147">
            <text:p>7.49</text:p>
          </table:table-cell>
          <table:table-cell/>
        </table:table-row>
        <table:table-row table:style-name="ro1">
          <table:table-cell office:value-type="float" office:value="3876">
            <text:p>3876</text:p>
          </table:table-cell>
          <table:table-cell office:value-type="float" office:value="0.491546371795636">
            <text:p>0.49</text:p>
          </table:table-cell>
          <table:table-cell office:value-type="float" office:value="568594166805.772">
            <text:p>568594166805.77</text:p>
          </table:table-cell>
          <table:table-cell office:value-type="float" office:value="22.3901865333341">
            <text:p>22.39</text:p>
          </table:table-cell>
          <table:table-cell/>
        </table:table-row>
        <table:table-row table:style-name="ro1">
          <table:table-cell office:value-type="float" office:value="3878">
            <text:p>3878</text:p>
          </table:table-cell>
          <table:table-cell office:value-type="float" office:value="5.22539967373388">
            <text:p>5.23</text:p>
          </table:table-cell>
          <table:table-cell office:value-type="float" office:value="567825090779.95">
            <text:p>567825090779.95</text:p>
          </table:table-cell>
          <table:table-cell office:value-type="float" office:value="10.192532682496">
            <text:p>10.19</text:p>
          </table:table-cell>
          <table:table-cell/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4.35711884125777">
            <text:p>4.36</text:p>
          </table:table-cell>
          <table:table-cell office:value-type="float" office:value="567057715428.813">
            <text:p>567057715428.81</text:p>
          </table:table-cell>
          <table:table-cell office:value-type="float" office:value="8.93829064617871">
            <text:p>8.94</text:p>
          </table:table-cell>
          <table:table-cell/>
        </table:table-row>
        <table:table-row table:style-name="ro1">
          <table:table-cell office:value-type="float" office:value="3882">
            <text:p>3882</text:p>
          </table:table-cell>
          <table:table-cell office:value-type="float" office:value="5.94217096149008">
            <text:p>5.94</text:p>
          </table:table-cell>
          <table:table-cell office:value-type="float" office:value="566292035351.166">
            <text:p>566292035351.17</text:p>
          </table:table-cell>
          <table:table-cell office:value-type="float" office:value="9.52833098068607">
            <text:p>9.53</text:p>
          </table:table-cell>
          <table:table-cell/>
        </table:table-row>
        <table:table-row table:style-name="ro1">
          <table:table-cell office:value-type="float" office:value="3884">
            <text:p>3884</text:p>
          </table:table-cell>
          <table:table-cell office:value-type="float" office:value="10.990732907515">
            <text:p>10.99</text:p>
          </table:table-cell>
          <table:table-cell office:value-type="float" office:value="565528045189.325">
            <text:p>565528045189.33</text:p>
          </table:table-cell>
          <table:table-cell office:value-type="float" office:value="31.8020811372165">
            <text:p>31.8</text:p>
          </table:table-cell>
          <table:table-cell/>
        </table:table-row>
        <table:table-row table:style-name="ro1">
          <table:table-cell office:value-type="float" office:value="3886">
            <text:p>3886</text:p>
          </table:table-cell>
          <table:table-cell office:value-type="float" office:value="20.1084713044519">
            <text:p>20.11</text:p>
          </table:table-cell>
          <table:table-cell office:value-type="float" office:value="564765739543.768">
            <text:p>564765739543.77</text:p>
          </table:table-cell>
          <table:table-cell office:value-type="float" office:value="5.93242730686863">
            <text:p>5.93</text:p>
          </table:table-cell>
          <table:table-cell/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5.06468185226689">
            <text:p>5.06</text:p>
          </table:table-cell>
          <table:table-cell office:value-type="float" office:value="564005113192.323">
            <text:p>564005113192.32</text:p>
          </table:table-cell>
          <table:table-cell office:value-type="float" office:value="41.2158079584428">
            <text:p>41.22</text:p>
          </table:table-cell>
          <table:table-cell/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12.0345378034135">
            <text:p>12.03</text:p>
          </table:table-cell>
          <table:table-cell office:value-type="float" office:value="563246160776.93">
            <text:p>563246160776.93</text:p>
          </table:table-cell>
          <table:table-cell office:value-type="float" office:value="2.93618327954307">
            <text:p>2.94</text:p>
          </table:table-cell>
          <table:table-cell/>
        </table:table-row>
        <table:table-row table:style-name="ro1">
          <table:table-cell office:value-type="float" office:value="3892">
            <text:p>3892</text:p>
          </table:table-cell>
          <table:table-cell office:value-type="float" office:value="0.337026268085475">
            <text:p>0.34</text:p>
          </table:table-cell>
          <table:table-cell office:value-type="float" office:value="562488877001.214">
            <text:p>562488877001.21</text:p>
          </table:table-cell>
          <table:table-cell office:value-type="float" office:value="22.0074927075308">
            <text:p>22.01</text:p>
          </table:table-cell>
          <table:table-cell/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11.8037154806831">
            <text:p>11.8</text:p>
          </table:table-cell>
          <table:table-cell office:value-type="float" office:value="561733256633.446">
            <text:p>561733256633.45</text:p>
          </table:table-cell>
          <table:table-cell office:value-type="float" office:value="14.6703137691427">
            <text:p>14.67</text:p>
          </table:table-cell>
          <table:table-cell/>
        </table:table-row>
        <table:table-row table:style-name="ro1">
          <table:table-cell office:value-type="float" office:value="3896">
            <text:p>3896</text:p>
          </table:table-cell>
          <table:table-cell office:value-type="float" office:value="1.4843158755102">
            <text:p>1.48</text:p>
          </table:table-cell>
          <table:table-cell office:value-type="float" office:value="560979294447.748">
            <text:p>560979294447.75</text:p>
          </table:table-cell>
          <table:table-cell office:value-type="float" office:value="19.3822467744379">
            <text:p>19.38</text:p>
          </table:table-cell>
          <table:table-cell/>
        </table:table-row>
        <table:table-row table:style-name="ro1">
          <table:table-cell office:value-type="float" office:value="3898">
            <text:p>3898</text:p>
          </table:table-cell>
          <table:table-cell office:value-type="float" office:value="3.28677494792951">
            <text:p>3.29</text:p>
          </table:table-cell>
          <table:table-cell office:value-type="float" office:value="560226985248.185">
            <text:p>560226985248.19</text:p>
          </table:table-cell>
          <table:table-cell office:value-type="float" office:value="25.7650589452126">
            <text:p>25.77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63266488941534">
            <text:p>0.63</text:p>
          </table:table-cell>
          <table:table-cell office:value-type="float" office:value="559476323810.826">
            <text:p>559476323810.83</text:p>
          </table:table-cell>
          <table:table-cell office:value-type="float" office:value="24.7945690687992">
            <text:p>24.79</text:p>
          </table:table-cell>
          <table:table-cell/>
        </table:table-row>
        <table:table-row table:style-name="ro1">
          <table:table-cell office:value-type="float" office:value="3902">
            <text:p>3902</text:p>
          </table:table-cell>
          <table:table-cell office:value-type="float" office:value="3.29920042366558">
            <text:p>3.3</text:p>
          </table:table-cell>
          <table:table-cell office:value-type="float" office:value="558727304979.015">
            <text:p>558727304979.02</text:p>
          </table:table-cell>
          <table:table-cell office:value-type="float" office:value="22.536872827565">
            <text:p>22.54</text:p>
          </table:table-cell>
          <table:table-cell/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3.59367486904021">
            <text:p>3.59</text:p>
          </table:table-cell>
          <table:table-cell office:value-type="float" office:value="557979923593.66">
            <text:p>557979923593.66</text:p>
          </table:table-cell>
          <table:table-cell office:value-type="float" office:value="11.6806086800396">
            <text:p>11.68</text:p>
          </table:table-cell>
          <table:table-cell/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12.522248432538">
            <text:p>12.52</text:p>
          </table:table-cell>
          <table:table-cell office:value-type="float" office:value="557234174554.763">
            <text:p>557234174554.76</text:p>
          </table:table-cell>
          <table:table-cell office:value-type="float" office:value="3.08775472919447">
            <text:p>3.09</text:p>
          </table:table-cell>
          <table:table-cell/>
        </table:table-row>
        <table:table-row table:style-name="ro1">
          <table:table-cell office:value-type="float" office:value="3908">
            <text:p>3908</text:p>
          </table:table-cell>
          <table:table-cell office:value-type="float" office:value="7.71441442282926">
            <text:p>7.71</text:p>
          </table:table-cell>
          <table:table-cell office:value-type="float" office:value="556490052736.706">
            <text:p>556490052736.71</text:p>
          </table:table-cell>
          <table:table-cell office:value-type="float" office:value="0.371724600114738">
            <text:p>0.37</text:p>
          </table:table-cell>
          <table:table-cell/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2.18753780322761">
            <text:p>2.19</text:p>
          </table:table-cell>
          <table:table-cell office:value-type="float" office:value="555747553072.386">
            <text:p>555747553072.39</text:p>
          </table:table-cell>
          <table:table-cell office:value-type="float" office:value="5.19936614648392">
            <text:p>5.2</text:p>
          </table:table-cell>
          <table:table-cell/>
        </table:table-row>
        <table:table-row table:style-name="ro1">
          <table:table-cell office:value-type="float" office:value="3912">
            <text:p>3912</text:p>
          </table:table-cell>
          <table:table-cell office:value-type="float" office:value="1.61654958454104">
            <text:p>1.62</text:p>
          </table:table-cell>
          <table:table-cell office:value-type="float" office:value="555006670488.89">
            <text:p>555006670488.89</text:p>
          </table:table-cell>
          <table:table-cell office:value-type="float" office:value="19.1629326085493">
            <text:p>19.16</text:p>
          </table:table-cell>
          <table:table-cell/>
        </table:table-row>
        <table:table-row table:style-name="ro1">
          <table:table-cell office:value-type="float" office:value="3914">
            <text:p>3914</text:p>
          </table:table-cell>
          <table:table-cell office:value-type="float" office:value="3.96358336295104">
            <text:p>3.96</text:p>
          </table:table-cell>
          <table:table-cell office:value-type="float" office:value="554267399944.059">
            <text:p>554267399944.06</text:p>
          </table:table-cell>
          <table:table-cell office:value-type="float" office:value="3.2777114778006">
            <text:p>3.28</text:p>
          </table:table-cell>
          <table:table-cell/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1.4824482965038">
            <text:p>1.48</text:p>
          </table:table-cell>
          <table:table-cell office:value-type="float" office:value="553529736420.568">
            <text:p>553529736420.57</text:p>
          </table:table-cell>
          <table:table-cell office:value-type="float" office:value="4.34387377160112">
            <text:p>4.34</text:p>
          </table:table-cell>
          <table:table-cell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2.52410319813859">
            <text:p>2.52</text:p>
          </table:table-cell>
          <table:table-cell office:value-type="float" office:value="552793674922.786">
            <text:p>552793674922.79</text:p>
          </table:table-cell>
          <table:table-cell office:value-type="float" office:value="1.2803946670225">
            <text:p>1.28</text:p>
          </table:table-cell>
          <table:table-cell/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3.16720564999764">
            <text:p>3.17</text:p>
          </table:table-cell>
          <table:table-cell office:value-type="float" office:value="552059210460.215">
            <text:p>552059210460.22</text:p>
          </table:table-cell>
          <table:table-cell office:value-type="float" office:value="2.66698140432008">
            <text:p>2.67</text:p>
          </table:table-cell>
          <table:table-cell/>
        </table:table-row>
        <table:table-row table:style-name="ro1">
          <table:table-cell office:value-type="float" office:value="3922">
            <text:p>3922</text:p>
          </table:table-cell>
          <table:table-cell office:value-type="float" office:value="8.98587935026766">
            <text:p>8.99</text:p>
          </table:table-cell>
          <table:table-cell office:value-type="float" office:value="551326338098.213">
            <text:p>551326338098.21</text:p>
          </table:table-cell>
          <table:table-cell office:value-type="float" office:value="7.25433352615485">
            <text:p>7.25</text:p>
          </table:table-cell>
          <table:table-cell/>
        </table:table-row>
        <table:table-row table:style-name="ro1">
          <table:table-cell office:value-type="float" office:value="3924">
            <text:p>3924</text:p>
          </table:table-cell>
          <table:table-cell office:value-type="float" office:value="1.25696651363913">
            <text:p>1.26</text:p>
          </table:table-cell>
          <table:table-cell office:value-type="float" office:value="550595052854.721">
            <text:p>550595052854.72</text:p>
          </table:table-cell>
          <table:table-cell office:value-type="float" office:value="16.2237274732146">
            <text:p>16.22</text:p>
          </table:table-cell>
          <table:table-cell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0.663417847101618">
            <text:p>0.66</text:p>
          </table:table-cell>
          <table:table-cell office:value-type="float" office:value="549865349847.321">
            <text:p>549865349847.32</text:p>
          </table:table-cell>
          <table:table-cell office:value-type="float" office:value="9.44496117731209">
            <text:p>9.44</text:p>
          </table:table-cell>
          <table:table-cell/>
        </table:table-row>
        <table:table-row table:style-name="ro1">
          <table:table-cell office:value-type="float" office:value="3928">
            <text:p>3928</text:p>
          </table:table-cell>
          <table:table-cell office:value-type="float" office:value="6.24377214772409">
            <text:p>6.24</text:p>
          </table:table-cell>
          <table:table-cell office:value-type="float" office:value="549137224169.334">
            <text:p>549137224169.34</text:p>
          </table:table-cell>
          <table:table-cell office:value-type="float" office:value="26.2438877280355">
            <text:p>26.24</text:p>
          </table:table-cell>
          <table:table-cell/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1.52761712308101">
            <text:p>1.53</text:p>
          </table:table-cell>
          <table:table-cell office:value-type="float" office:value="548410670932.281">
            <text:p>548410670932.28</text:p>
          </table:table-cell>
          <table:table-cell office:value-type="float" office:value="6.36610540251588">
            <text:p>6.37</text:p>
          </table:table-cell>
          <table:table-cell/>
        </table:table-row>
        <table:table-row table:style-name="ro1">
          <table:table-cell office:value-type="float" office:value="3932">
            <text:p>3932</text:p>
          </table:table-cell>
          <table:table-cell office:value-type="float" office:value="20.3854070220451">
            <text:p>20.39</text:p>
          </table:table-cell>
          <table:table-cell office:value-type="float" office:value="547685685306.227">
            <text:p>547685685306.23</text:p>
          </table:table-cell>
          <table:table-cell office:value-type="float" office:value="9.41120642631029">
            <text:p>9.41</text:p>
          </table:table-cell>
          <table:table-cell/>
        </table:table-row>
        <table:table-row table:style-name="ro1">
          <table:table-cell office:value-type="float" office:value="3934">
            <text:p>3934</text:p>
          </table:table-cell>
          <table:table-cell office:value-type="float" office:value="2.25377413510334">
            <text:p>2.25</text:p>
          </table:table-cell>
          <table:table-cell office:value-type="float" office:value="546962262394.091">
            <text:p>546962262394.09</text:p>
          </table:table-cell>
          <table:table-cell office:value-type="float" office:value="14.6799006990742">
            <text:p>14.68</text:p>
          </table:table-cell>
          <table:table-cell/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6.8019602313236">
            <text:p>6.8</text:p>
          </table:table-cell>
          <table:table-cell office:value-type="float" office:value="546240397444.45">
            <text:p>546240397444.45</text:p>
          </table:table-cell>
          <table:table-cell office:value-type="float" office:value="8.62832387603793">
            <text:p>8.63</text:p>
          </table:table-cell>
          <table:table-cell/>
        </table:table-row>
        <table:table-row table:style-name="ro1">
          <table:table-cell office:value-type="float" office:value="3938">
            <text:p>3938</text:p>
          </table:table-cell>
          <table:table-cell office:value-type="float" office:value="1.50059928933451">
            <text:p>1.5</text:p>
          </table:table-cell>
          <table:table-cell office:value-type="float" office:value="545520085612.359">
            <text:p>545520085612.36</text:p>
          </table:table-cell>
          <table:table-cell office:value-type="float" office:value="33.7629734614328">
            <text:p>33.76</text:p>
          </table:table-cell>
          <table:table-cell/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9.64031190843902">
            <text:p>9.64</text:p>
          </table:table-cell>
          <table:table-cell office:value-type="float" office:value="544801322131.866">
            <text:p>544801322131.87</text:p>
          </table:table-cell>
          <table:table-cell office:value-type="float" office:value="13.812666197594">
            <text:p>13.81</text:p>
          </table:table-cell>
          <table:table-cell/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2.03328927914922">
            <text:p>2.03</text:p>
          </table:table-cell>
          <table:table-cell office:value-type="float" office:value="544084102265.058">
            <text:p>544084102265.06</text:p>
          </table:table-cell>
          <table:table-cell office:value-type="float" office:value="8.8841085336719">
            <text:p>8.88</text:p>
          </table:table-cell>
          <table:table-cell/>
        </table:table-row>
        <table:table-row table:style-name="ro1">
          <table:table-cell office:value-type="float" office:value="3944">
            <text:p>3944</text:p>
          </table:table-cell>
          <table:table-cell office:value-type="float" office:value="8.06956648725381">
            <text:p>8.07</text:p>
          </table:table-cell>
          <table:table-cell office:value-type="float" office:value="543368421251.951">
            <text:p>543368421251.95</text:p>
          </table:table-cell>
          <table:table-cell office:value-type="float" office:value="3.30875988293514">
            <text:p>3.31</text:p>
          </table:table-cell>
          <table:table-cell/>
        </table:table-row>
        <table:table-row table:style-name="ro1">
          <table:table-cell office:value-type="float" office:value="3946">
            <text:p>3946</text:p>
          </table:table-cell>
          <table:table-cell office:value-type="float" office:value="0.68359042661521">
            <text:p>0.68</text:p>
          </table:table-cell>
          <table:table-cell office:value-type="float" office:value="542654274349.404">
            <text:p>542654274349.4</text:p>
          </table:table-cell>
          <table:table-cell office:value-type="float" office:value="11.4164267534539">
            <text:p>11.42</text:p>
          </table:table-cell>
          <table:table-cell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7.21694824823133">
            <text:p>7.22</text:p>
          </table:table-cell>
          <table:table-cell office:value-type="float" office:value="541941656875.336">
            <text:p>541941656875.34</text:p>
          </table:table-cell>
          <table:table-cell office:value-type="float" office:value="4.52521055426173">
            <text:p>4.53</text:p>
          </table:table-cell>
          <table:table-cell/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35.565494930921">
            <text:p>35.57</text:p>
          </table:table-cell>
          <table:table-cell office:value-type="float" office:value="541230564204.806">
            <text:p>541230564204.81</text:p>
          </table:table-cell>
          <table:table-cell office:value-type="float" office:value="6.85168429203544">
            <text:p>6.85</text:p>
          </table:table-cell>
          <table:table-cell/>
        </table:table-row>
        <table:table-row table:style-name="ro1">
          <table:table-cell office:value-type="float" office:value="3952">
            <text:p>3952</text:p>
          </table:table-cell>
          <table:table-cell office:value-type="float" office:value="2.94077055567837">
            <text:p>2.94</text:p>
          </table:table-cell>
          <table:table-cell office:value-type="float" office:value="540520991530.813">
            <text:p>540520991530.81</text:p>
          </table:table-cell>
          <table:table-cell office:value-type="float" office:value="1.9959031134181">
            <text:p>2</text:p>
          </table:table-cell>
          <table:table-cell/>
        </table:table-row>
        <table:table-row table:style-name="ro1">
          <table:table-cell office:value-type="float" office:value="3954">
            <text:p>3954</text:p>
          </table:table-cell>
          <table:table-cell office:value-type="float" office:value="7.17813008914087">
            <text:p>7.18</text:p>
          </table:table-cell>
          <table:table-cell office:value-type="float" office:value="539812934336.675">
            <text:p>539812934336.68</text:p>
          </table:table-cell>
          <table:table-cell office:value-type="float" office:value="20.4572534027549">
            <text:p>20.46</text:p>
          </table:table-cell>
          <table:table-cell/>
        </table:table-row>
        <table:table-row table:style-name="ro1">
          <table:table-cell office:value-type="float" office:value="3956">
            <text:p>3956</text:p>
          </table:table-cell>
          <table:table-cell office:value-type="float" office:value="4.42279164899392">
            <text:p>4.42</text:p>
          </table:table-cell>
          <table:table-cell office:value-type="float" office:value="539106387933.739">
            <text:p>539106387933.74</text:p>
          </table:table-cell>
          <table:table-cell office:value-type="float" office:value="13.8596366490301">
            <text:p>13.86</text:p>
          </table:table-cell>
          <table:table-cell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2.51585562172161">
            <text:p>2.52</text:p>
          </table:table-cell>
          <table:table-cell office:value-type="float" office:value="538401347744.329">
            <text:p>538401347744.33</text:p>
          </table:table-cell>
          <table:table-cell office:value-type="float" office:value="12.6536298294059">
            <text:p>12.65</text:p>
          </table:table-cell>
          <table:table-cell/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4.77696285683016">
            <text:p>4.78</text:p>
          </table:table-cell>
          <table:table-cell office:value-type="float" office:value="537697809165.493">
            <text:p>537697809165.49</text:p>
          </table:table-cell>
          <table:table-cell office:value-type="float" office:value="7.75977758563385">
            <text:p>7.76</text:p>
          </table:table-cell>
          <table:table-cell/>
        </table:table-row>
        <table:table-row table:style-name="ro1">
          <table:table-cell office:value-type="float" office:value="3962">
            <text:p>3962</text:p>
          </table:table-cell>
          <table:table-cell office:value-type="float" office:value="0.620172452701475">
            <text:p>0.62</text:p>
          </table:table-cell>
          <table:table-cell office:value-type="float" office:value="536995767621.813">
            <text:p>536995767621.81</text:p>
          </table:table-cell>
          <table:table-cell office:value-type="float" office:value="12.0645580586861">
            <text:p>12.06</text:p>
          </table:table-cell>
          <table:table-cell/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6.05782194329534">
            <text:p>6.06</text:p>
          </table:table-cell>
          <table:table-cell office:value-type="float" office:value="536295218557.264">
            <text:p>536295218557.26</text:p>
          </table:table-cell>
          <table:table-cell office:value-type="float" office:value="0.402753890139296">
            <text:p>0.4</text:p>
          </table:table-cell>
          <table:table-cell/>
        </table:table-row>
        <table:table-row table:style-name="ro1">
          <table:table-cell office:value-type="float" office:value="3966">
            <text:p>3966</text:p>
          </table:table-cell>
          <table:table-cell office:value-type="float" office:value="5.5587940192168">
            <text:p>5.56</text:p>
          </table:table-cell>
          <table:table-cell office:value-type="float" office:value="535596157443.652">
            <text:p>535596157443.65</text:p>
          </table:table-cell>
          <table:table-cell office:value-type="float" office:value="1.90481284593929">
            <text:p>1.9</text:p>
          </table:table-cell>
          <table:table-cell/>
        </table:table-row>
        <table:table-row table:style-name="ro1">
          <table:table-cell office:value-type="float" office:value="3968">
            <text:p>3968</text:p>
          </table:table-cell>
          <table:table-cell office:value-type="float" office:value="7.54422498392138">
            <text:p>7.54</text:p>
          </table:table-cell>
          <table:table-cell office:value-type="float" office:value="534898579824.712">
            <text:p>534898579824.71</text:p>
          </table:table-cell>
          <table:table-cell office:value-type="float" office:value="23.2992086871709">
            <text:p>23.3</text:p>
          </table:table-cell>
          <table:table-cell/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0.774384917034311">
            <text:p>0.77</text:p>
          </table:table-cell>
          <table:table-cell office:value-type="float" office:value="534202481055.028">
            <text:p>534202481055.03</text:p>
          </table:table-cell>
          <table:table-cell office:value-type="float" office:value="14.1891158107473">
            <text:p>14.19</text:p>
          </table:table-cell>
          <table:table-cell/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10.5822551805176">
            <text:p>10.58</text:p>
          </table:table-cell>
          <table:table-cell office:value-type="float" office:value="533507856773.038">
            <text:p>533507856773.04</text:p>
          </table:table-cell>
          <table:table-cell office:value-type="float" office:value="7.50725334125831">
            <text:p>7.51</text:p>
          </table:table-cell>
          <table:table-cell/>
        </table:table-row>
        <table:table-row table:style-name="ro1">
          <table:table-cell office:value-type="float" office:value="3974">
            <text:p>3974</text:p>
          </table:table-cell>
          <table:table-cell office:value-type="float" office:value="1.42894758828214">
            <text:p>1.43</text:p>
          </table:table-cell>
          <table:table-cell office:value-type="float" office:value="532814702499.379">
            <text:p>532814702499.38</text:p>
          </table:table-cell>
          <table:table-cell office:value-type="float" office:value="14.5510478603825">
            <text:p>14.55</text:p>
          </table:table-cell>
          <table:table-cell/>
        </table:table-row>
        <table:table-row table:style-name="ro1">
          <table:table-cell office:value-type="float" office:value="3976">
            <text:p>3976</text:p>
          </table:table-cell>
          <table:table-cell office:value-type="float" office:value="3.96543081432424">
            <text:p>3.97</text:p>
          </table:table-cell>
          <table:table-cell office:value-type="float" office:value="532123013776.714">
            <text:p>532123013776.71</text:p>
          </table:table-cell>
          <table:table-cell office:value-type="float" office:value="0.269193608681557">
            <text:p>0.27</text:p>
          </table:table-cell>
          <table:table-cell/>
        </table:table-row>
        <table:table-row table:style-name="ro1">
          <table:table-cell office:value-type="float" office:value="3978">
            <text:p>3978</text:p>
          </table:table-cell>
          <table:table-cell office:value-type="float" office:value="17.71727293639">
            <text:p>17.72</text:p>
          </table:table-cell>
          <table:table-cell office:value-type="float" office:value="531432786142.57">
            <text:p>531432786142.57</text:p>
          </table:table-cell>
          <table:table-cell office:value-type="float" office:value="21.9350087331773">
            <text:p>21.94</text:p>
          </table:table-cell>
          <table:table-cell/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4.10724466563586">
            <text:p>4.11</text:p>
          </table:table-cell>
          <table:table-cell office:value-type="float" office:value="530744015262.365">
            <text:p>530744015262.37</text:p>
          </table:table-cell>
          <table:table-cell office:value-type="float" office:value="7.27382656689204">
            <text:p>7.27</text:p>
          </table:table-cell>
          <table:table-cell/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5.50821256983618">
            <text:p>5.51</text:p>
          </table:table-cell>
          <table:table-cell office:value-type="float" office:value="530056696682.649">
            <text:p>530056696682.65</text:p>
          </table:table-cell>
          <table:table-cell office:value-type="float" office:value="30.5265615681237">
            <text:p>30.53</text:p>
          </table:table-cell>
          <table:table-cell/>
        </table:table-row>
        <table:table-row table:style-name="ro1">
          <table:table-cell office:value-type="float" office:value="3984">
            <text:p>3984</text:p>
          </table:table-cell>
          <table:table-cell office:value-type="float" office:value="3.89488185016413">
            <text:p>3.89</text:p>
          </table:table-cell>
          <table:table-cell office:value-type="float" office:value="529370826069.292">
            <text:p>529370826069.29</text:p>
          </table:table-cell>
          <table:table-cell office:value-type="float" office:value="16.5729759078612">
            <text:p>16.57</text:p>
          </table:table-cell>
          <table:table-cell/>
        </table:table-row>
        <table:table-row table:style-name="ro1">
          <table:table-cell office:value-type="float" office:value="3986">
            <text:p>3986</text:p>
          </table:table-cell>
          <table:table-cell office:value-type="float" office:value="3.40847112425978">
            <text:p>3.41</text:p>
          </table:table-cell>
          <table:table-cell office:value-type="float" office:value="528686399041.413">
            <text:p>528686399041.41</text:p>
          </table:table-cell>
          <table:table-cell office:value-type="float" office:value="29.9159695099523">
            <text:p>29.92</text:p>
          </table:table-cell>
          <table:table-cell/>
        </table:table-row>
        <table:table-row table:style-name="ro1">
          <table:table-cell office:value-type="float" office:value="3988">
            <text:p>3988</text:p>
          </table:table-cell>
          <table:table-cell office:value-type="float" office:value="5.14830663745618">
            <text:p>5.15</text:p>
          </table:table-cell>
          <table:table-cell office:value-type="float" office:value="528003411272.301">
            <text:p>528003411272.3</text:p>
          </table:table-cell>
          <table:table-cell office:value-type="float" office:value="6.03215620765713">
            <text:p>6.03</text:p>
          </table:table-cell>
          <table:table-cell/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1.27340519410136">
            <text:p>1.27</text:p>
          </table:table-cell>
          <table:table-cell office:value-type="float" office:value="527321858415.942">
            <text:p>527321858415.94</text:p>
          </table:table-cell>
          <table:table-cell office:value-type="float" office:value="7.41153818239779">
            <text:p>7.41</text:p>
          </table:table-cell>
          <table:table-cell/>
        </table:table-row>
        <table:table-row table:style-name="ro1">
          <table:table-cell office:value-type="float" office:value="3992">
            <text:p>3992</text:p>
          </table:table-cell>
          <table:table-cell office:value-type="float" office:value="6.59764887113477">
            <text:p>6.6</text:p>
          </table:table-cell>
          <table:table-cell office:value-type="float" office:value="526641736187.112">
            <text:p>526641736187.11</text:p>
          </table:table-cell>
          <table:table-cell office:value-type="float" office:value="0.949352067256056">
            <text:p>0.95</text:p>
          </table:table-cell>
          <table:table-cell/>
        </table:table-row>
        <table:table-row table:style-name="ro1">
          <table:table-cell office:value-type="float" office:value="3994">
            <text:p>3994</text:p>
          </table:table-cell>
          <table:table-cell office:value-type="float" office:value="0.755930953360518">
            <text:p>0.76</text:p>
          </table:table-cell>
          <table:table-cell office:value-type="float" office:value="525963040306.869">
            <text:p>525963040306.87</text:p>
          </table:table-cell>
          <table:table-cell office:value-type="float" office:value="14.9091106041816">
            <text:p>14.91</text:p>
          </table:table-cell>
          <table:table-cell/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5.01141044161116">
            <text:p>5.01</text:p>
          </table:table-cell>
          <table:table-cell office:value-type="float" office:value="525285766493.005">
            <text:p>525285766493.01</text:p>
          </table:table-cell>
          <table:table-cell office:value-type="float" office:value="11.8079934508844">
            <text:p>11.81</text:p>
          </table:table-cell>
          <table:table-cell/>
        </table:table-row>
        <table:table-row table:style-name="ro1">
          <table:table-cell office:value-type="float" office:value="3998">
            <text:p>3998</text:p>
          </table:table-cell>
          <table:table-cell office:value-type="float" office:value="0.206696199287559">
            <text:p>0.21</text:p>
          </table:table-cell>
          <table:table-cell office:value-type="float" office:value="524609910477.273">
            <text:p>524609910477.27</text:p>
          </table:table-cell>
          <table:table-cell office:value-type="float" office:value="28.7780554322809">
            <text:p>28.78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91143339652654">
            <text:p>2.91</text:p>
          </table:table-cell>
          <table:table-cell office:value-type="float" office:value="523935468040.602">
            <text:p>523935468040.6</text:p>
          </table:table-cell>
          <table:table-cell office:value-type="float" office:value="15.8306864443189">
            <text:p>15.83</text:p>
          </table:table-cell>
          <table:table-cell/>
        </table:table-row>
        <table:table-row table:style-name="ro1">
          <table:table-cell office:value-type="float" office:value="4002">
            <text:p>4002</text:p>
          </table:table-cell>
          <table:table-cell office:value-type="float" office:value="5.61865062159817">
            <text:p>5.62</text:p>
          </table:table-cell>
          <table:table-cell office:value-type="float" office:value="523262434958.504">
            <text:p>523262434958.51</text:p>
          </table:table-cell>
          <table:table-cell office:value-type="float" office:value="13.113534603028">
            <text:p>13.11</text:p>
          </table:table-cell>
          <table:table-cell/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0.212783242211639">
            <text:p>0.21</text:p>
          </table:table-cell>
          <table:table-cell office:value-type="float" office:value="522590807037.442">
            <text:p>522590807037.44</text:p>
          </table:table-cell>
          <table:table-cell office:value-type="float" office:value="13.1635074865125">
            <text:p>13.16</text:p>
          </table:table-cell>
          <table:table-cell/>
        </table:table-row>
        <table:table-row table:style-name="ro1">
          <table:table-cell office:value-type="float" office:value="4006">
            <text:p>4006</text:p>
          </table:table-cell>
          <table:table-cell office:value-type="float" office:value="8.22912216963412">
            <text:p>8.23</text:p>
          </table:table-cell>
          <table:table-cell office:value-type="float" office:value="521920580060.36">
            <text:p>521920580060.36</text:p>
          </table:table-cell>
          <table:table-cell office:value-type="float" office:value="0.119306509688368">
            <text:p>0.12</text:p>
          </table:table-cell>
          <table:table-cell/>
        </table:table-row>
        <table:table-row table:style-name="ro1">
          <table:table-cell office:value-type="float" office:value="4008">
            <text:p>4008</text:p>
          </table:table-cell>
          <table:table-cell office:value-type="float" office:value="3.27039459662115">
            <text:p>3.27</text:p>
          </table:table-cell>
          <table:table-cell office:value-type="float" office:value="521251749896.999">
            <text:p>521251749897</text:p>
          </table:table-cell>
          <table:table-cell office:value-type="float" office:value="1.75904548205717">
            <text:p>1.76</text:p>
          </table:table-cell>
          <table:table-cell/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3.24592622040858">
            <text:p>3.25</text:p>
          </table:table-cell>
          <table:table-cell office:value-type="float" office:value="520584312358.839">
            <text:p>520584312358.84</text:p>
          </table:table-cell>
          <table:table-cell office:value-type="float" office:value="0.607179656687801">
            <text:p>0.61</text:p>
          </table:table-cell>
          <table:table-cell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0.206139154643439">
            <text:p>0.21</text:p>
          </table:table-cell>
          <table:table-cell office:value-type="float" office:value="519918263312.214">
            <text:p>519918263312.21</text:p>
          </table:table-cell>
          <table:table-cell office:value-type="float" office:value="37.8093580092085">
            <text:p>37.81</text:p>
          </table:table-cell>
          <table:table-cell/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54.4385517921369">
            <text:p>54.44</text:p>
          </table:table-cell>
          <table:table-cell office:value-type="float" office:value="519253598685.904">
            <text:p>519253598685.9</text:p>
          </table:table-cell>
          <table:table-cell office:value-type="float" office:value="10.4389198828454">
            <text:p>10.44</text:p>
          </table:table-cell>
          <table:table-cell/>
        </table:table-row>
        <table:table-row table:style-name="ro1">
          <table:table-cell office:value-type="float" office:value="4016">
            <text:p>4016</text:p>
          </table:table-cell>
          <table:table-cell office:value-type="float" office:value="10.8683322257492">
            <text:p>10.87</text:p>
          </table:table-cell>
          <table:table-cell office:value-type="float" office:value="518590314241.771">
            <text:p>518590314241.77</text:p>
          </table:table-cell>
          <table:table-cell office:value-type="float" office:value="3.87292939237756">
            <text:p>3.87</text:p>
          </table:table-cell>
          <table:table-cell/>
        </table:table-row>
        <table:table-row table:style-name="ro1">
          <table:table-cell office:value-type="float" office:value="4018">
            <text:p>4018</text:p>
          </table:table-cell>
          <table:table-cell office:value-type="float" office:value="10.4820273874267">
            <text:p>10.48</text:p>
          </table:table-cell>
          <table:table-cell office:value-type="float" office:value="517928406055.877">
            <text:p>517928406055.88</text:p>
          </table:table-cell>
          <table:table-cell office:value-type="float" office:value="11.6538767640067">
            <text:p>11.65</text:p>
          </table:table-cell>
          <table:table-cell/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15.1064115829299">
            <text:p>15.11</text:p>
          </table:table-cell>
          <table:table-cell office:value-type="float" office:value="517267869925.104">
            <text:p>517267869925.11</text:p>
          </table:table-cell>
          <table:table-cell office:value-type="float" office:value="7.38959375262421">
            <text:p>7.39</text:p>
          </table:table-cell>
          <table:table-cell/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0.427202876735903">
            <text:p>0.43</text:p>
          </table:table-cell>
          <table:table-cell office:value-type="float" office:value="516608701878.097">
            <text:p>516608701878.1</text:p>
          </table:table-cell>
          <table:table-cell office:value-type="float" office:value="11.431928694161">
            <text:p>11.43</text:p>
          </table:table-cell>
          <table:table-cell/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9.84981996289887">
            <text:p>9.85</text:p>
          </table:table-cell>
          <table:table-cell office:value-type="float" office:value="515950897835.416">
            <text:p>515950897835.42</text:p>
          </table:table-cell>
          <table:table-cell office:value-type="float" office:value="11.4253019589884">
            <text:p>11.43</text:p>
          </table:table-cell>
          <table:table-cell/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5.039464361406">
            <text:p>5.04</text:p>
          </table:table-cell>
          <table:table-cell office:value-type="float" office:value="515294453765.069">
            <text:p>515294453765.07</text:p>
          </table:table-cell>
          <table:table-cell office:value-type="float" office:value="26.4750460637966">
            <text:p>26.48</text:p>
          </table:table-cell>
          <table:table-cell/>
        </table:table-row>
        <table:table-row table:style-name="ro1">
          <table:table-cell office:value-type="float" office:value="4028">
            <text:p>4028</text:p>
          </table:table-cell>
          <table:table-cell office:value-type="float" office:value="7.60338482232205">
            <text:p>7.6</text:p>
          </table:table-cell>
          <table:table-cell office:value-type="float" office:value="514639365648.534">
            <text:p>514639365648.54</text:p>
          </table:table-cell>
          <table:table-cell office:value-type="float" office:value="37.5589727485006">
            <text:p>37.56</text:p>
          </table:table-cell>
          <table:table-cell/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4.25174751473243">
            <text:p>4.25</text:p>
          </table:table-cell>
          <table:table-cell office:value-type="float" office:value="513985629530.816">
            <text:p>513985629530.82</text:p>
          </table:table-cell>
          <table:table-cell office:value-type="float" office:value="21.2489487989835">
            <text:p>21.25</text:p>
          </table:table-cell>
          <table:table-cell/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2.37480856892631">
            <text:p>2.37</text:p>
          </table:table-cell>
          <table:table-cell office:value-type="float" office:value="513333241397.452">
            <text:p>513333241397.45</text:p>
          </table:table-cell>
          <table:table-cell office:value-type="float" office:value="11.0577375138294">
            <text:p>11.06</text:p>
          </table:table-cell>
          <table:table-cell/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1.57447465602929">
            <text:p>1.57</text:p>
          </table:table-cell>
          <table:table-cell office:value-type="float" office:value="512682197291.2">
            <text:p>512682197291.2</text:p>
          </table:table-cell>
          <table:table-cell office:value-type="float" office:value="3.67137038590193">
            <text:p>3.67</text:p>
          </table:table-cell>
          <table:table-cell/>
        </table:table-row>
        <table:table-row table:style-name="ro1">
          <table:table-cell office:value-type="float" office:value="4036">
            <text:p>4036</text:p>
          </table:table-cell>
          <table:table-cell office:value-type="float" office:value="20.2509099170184">
            <text:p>20.25</text:p>
          </table:table-cell>
          <table:table-cell office:value-type="float" office:value="512032493249.589">
            <text:p>512032493249.59</text:p>
          </table:table-cell>
          <table:table-cell office:value-type="float" office:value="4.69060608620965">
            <text:p>4.69</text:p>
          </table:table-cell>
          <table:table-cell/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1.53703121713416">
            <text:p>1.54</text:p>
          </table:table-cell>
          <table:table-cell office:value-type="float" office:value="511384125409.693">
            <text:p>511384125409.69</text:p>
          </table:table-cell>
          <table:table-cell office:value-type="float" office:value="26.6495671570902">
            <text:p>26.65</text:p>
          </table:table-cell>
          <table:table-cell/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20.2961675807541">
            <text:p>20.3</text:p>
          </table:table-cell>
          <table:table-cell office:value-type="float" office:value="510737089743.441">
            <text:p>510737089743.44</text:p>
          </table:table-cell>
          <table:table-cell office:value-type="float" office:value="26.1386127121583">
            <text:p>26.14</text:p>
          </table:table-cell>
          <table:table-cell/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4.26060857073149">
            <text:p>4.26</text:p>
          </table:table-cell>
          <table:table-cell office:value-type="float" office:value="510091382453.204">
            <text:p>510091382453.2</text:p>
          </table:table-cell>
          <table:table-cell office:value-type="float" office:value="0.113477093597936">
            <text:p>0.11</text:p>
          </table:table-cell>
          <table:table-cell/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2.25356388975022">
            <text:p>2.25</text:p>
          </table:table-cell>
          <table:table-cell office:value-type="float" office:value="509446999576.458">
            <text:p>509446999576.46</text:p>
          </table:table-cell>
          <table:table-cell office:value-type="float" office:value="33.3009555890026">
            <text:p>33.3</text:p>
          </table:table-cell>
          <table:table-cell/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3.64923628187683">
            <text:p>3.65</text:p>
          </table:table-cell>
          <table:table-cell office:value-type="float" office:value="508803937262.289">
            <text:p>508803937262.29</text:p>
          </table:table-cell>
          <table:table-cell office:value-type="float" office:value="5.4172982201276">
            <text:p>5.42</text:p>
          </table:table-cell>
          <table:table-cell/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0.771516983521186">
            <text:p>0.77</text:p>
          </table:table-cell>
          <table:table-cell office:value-type="float" office:value="508162191661.223">
            <text:p>508162191661.22</text:p>
          </table:table-cell>
          <table:table-cell office:value-type="float" office:value="11.2730838944973">
            <text:p>11.27</text:p>
          </table:table-cell>
          <table:table-cell/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0.546190123680763">
            <text:p>0.55</text:p>
          </table:table-cell>
          <table:table-cell office:value-type="float" office:value="507521758929.278">
            <text:p>507521758929.28</text:p>
          </table:table-cell>
          <table:table-cell office:value-type="float" office:value="12.4944813001882">
            <text:p>12.49</text:p>
          </table:table-cell>
          <table:table-cell/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11.3326712922923">
            <text:p>11.33</text:p>
          </table:table-cell>
          <table:table-cell office:value-type="float" office:value="506882635194.749">
            <text:p>506882635194.75</text:p>
          </table:table-cell>
          <table:table-cell office:value-type="float" office:value="15.5583710023508">
            <text:p>15.56</text:p>
          </table:table-cell>
          <table:table-cell/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2.18457787974168">
            <text:p>2.18</text:p>
          </table:table-cell>
          <table:table-cell office:value-type="float" office:value="506244816750.774">
            <text:p>506244816750.78</text:p>
          </table:table-cell>
          <table:table-cell office:value-type="float" office:value="35.9754650647039">
            <text:p>35.98</text:p>
          </table:table-cell>
          <table:table-cell/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3.79113973345057">
            <text:p>3.79</text:p>
          </table:table-cell>
          <table:table-cell office:value-type="float" office:value="505608299706.381">
            <text:p>505608299706.38</text:p>
          </table:table-cell>
          <table:table-cell office:value-type="float" office:value="17.0670632457313">
            <text:p>17.07</text:p>
          </table:table-cell>
          <table:table-cell/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5.32241821101382">
            <text:p>5.32</text:p>
          </table:table-cell>
          <table:table-cell office:value-type="float" office:value="504973080280.83">
            <text:p>504973080280.83</text:p>
          </table:table-cell>
          <table:table-cell office:value-type="float" office:value="40.57906651295">
            <text:p>40.58</text:p>
          </table:table-cell>
          <table:table-cell/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1.64499284731194">
            <text:p>1.64</text:p>
          </table:table-cell>
          <table:table-cell office:value-type="float" office:value="504339154741.714">
            <text:p>504339154741.71</text:p>
          </table:table-cell>
          <table:table-cell office:value-type="float" office:value="6.42142291097253">
            <text:p>6.42</text:p>
          </table:table-cell>
          <table:table-cell/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6.08214422946658">
            <text:p>6.08</text:p>
          </table:table-cell>
          <table:table-cell office:value-type="float" office:value="503706519316.041">
            <text:p>503706519316.04</text:p>
          </table:table-cell>
          <table:table-cell office:value-type="float" office:value="42.658886852693">
            <text:p>42.66</text:p>
          </table:table-cell>
          <table:table-cell/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0.572660753009597">
            <text:p>0.57</text:p>
          </table:table-cell>
          <table:table-cell office:value-type="float" office:value="503075170251.2">
            <text:p>503075170251.2</text:p>
          </table:table-cell>
          <table:table-cell office:value-type="float" office:value="6.94380376978904">
            <text:p>6.94</text:p>
          </table:table-cell>
          <table:table-cell/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6.82357733861347">
            <text:p>6.82</text:p>
          </table:table-cell>
          <table:table-cell office:value-type="float" office:value="502445103849.71">
            <text:p>502445103849.71</text:p>
          </table:table-cell>
          <table:table-cell office:value-type="float" office:value="38.5973243784384">
            <text:p>38.6</text:p>
          </table:table-cell>
          <table:table-cell/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0.962918352904506">
            <text:p>0.96</text:p>
          </table:table-cell>
          <table:table-cell office:value-type="float" office:value="501816316362.432">
            <text:p>501816316362.43</text:p>
          </table:table-cell>
          <table:table-cell office:value-type="float" office:value="11.6563943479819">
            <text:p>11.66</text:p>
          </table:table-cell>
          <table:table-cell/>
        </table:table-row>
        <table:table-row table:style-name="ro1">
          <table:table-cell office:value-type="float" office:value="4070">
            <text:p>4070</text:p>
          </table:table-cell>
          <table:table-cell office:value-type="float" office:value="0.879841235822066">
            <text:p>0.88</text:p>
          </table:table-cell>
          <table:table-cell office:value-type="float" office:value="501188804117.755">
            <text:p>501188804117.76</text:p>
          </table:table-cell>
          <table:table-cell office:value-type="float" office:value="6.57534869573187">
            <text:p>6.58</text:p>
          </table:table-cell>
          <table:table-cell/>
        </table:table-row>
        <table:table-row table:style-name="ro1">
          <table:table-cell office:value-type="float" office:value="4072">
            <text:p>4072</text:p>
          </table:table-cell>
          <table:table-cell office:value-type="float" office:value="6.21520477177873">
            <text:p>6.22</text:p>
          </table:table-cell>
          <table:table-cell office:value-type="float" office:value="500562563432.061">
            <text:p>500562563432.06</text:p>
          </table:table-cell>
          <table:table-cell office:value-type="float" office:value="13.6649149773769">
            <text:p>13.66</text:p>
          </table:table-cell>
          <table:table-cell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1.47661750810811">
            <text:p>1.48</text:p>
          </table:table-cell>
          <table:table-cell office:value-type="float" office:value="499937590614.336">
            <text:p>499937590614.34</text:p>
          </table:table-cell>
          <table:table-cell office:value-type="float" office:value="29.6126663251739">
            <text:p>29.61</text:p>
          </table:table-cell>
          <table:table-cell/>
        </table:table-row>
        <table:table-row table:style-name="ro1">
          <table:table-cell office:value-type="float" office:value="4076">
            <text:p>4076</text:p>
          </table:table-cell>
          <table:table-cell office:value-type="float" office:value="3.75853458966942">
            <text:p>3.76</text:p>
          </table:table-cell>
          <table:table-cell office:value-type="float" office:value="499313882014.307">
            <text:p>499313882014.31</text:p>
          </table:table-cell>
          <table:table-cell office:value-type="float" office:value="5.86687459326541">
            <text:p>5.87</text:p>
          </table:table-cell>
          <table:table-cell/>
        </table:table-row>
        <table:table-row table:style-name="ro1">
          <table:table-cell office:value-type="float" office:value="4078">
            <text:p>4078</text:p>
          </table:table-cell>
          <table:table-cell office:value-type="float" office:value="0.183000261713715">
            <text:p>0.18</text:p>
          </table:table-cell>
          <table:table-cell office:value-type="float" office:value="498691434015.146">
            <text:p>498691434015.15</text:p>
          </table:table-cell>
          <table:table-cell office:value-type="float" office:value="15.1377290223839">
            <text:p>15.14</text:p>
          </table:table-cell>
          <table:table-cell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1.8576849724587">
            <text:p>1.86</text:p>
          </table:table-cell>
          <table:table-cell office:value-type="float" office:value="498070242954.317">
            <text:p>498070242954.32</text:p>
          </table:table-cell>
          <table:table-cell office:value-type="float" office:value="20.472250935342">
            <text:p>20.47</text:p>
          </table:table-cell>
          <table:table-cell/>
        </table:table-row>
        <table:table-row table:style-name="ro1">
          <table:table-cell office:value-type="float" office:value="4082">
            <text:p>4082</text:p>
          </table:table-cell>
          <table:table-cell office:value-type="float" office:value="4.65791060624126">
            <text:p>4.66</text:p>
          </table:table-cell>
          <table:table-cell office:value-type="float" office:value="497450305238.517">
            <text:p>497450305238.52</text:p>
          </table:table-cell>
          <table:table-cell office:value-type="float" office:value="10.4355934666917">
            <text:p>10.44</text:p>
          </table:table-cell>
          <table:table-cell/>
        </table:table-row>
        <table:table-row table:style-name="ro1">
          <table:table-cell office:value-type="float" office:value="4084">
            <text:p>4084</text:p>
          </table:table-cell>
          <table:table-cell office:value-type="float" office:value="5.35372600117866">
            <text:p>5.35</text:p>
          </table:table-cell>
          <table:table-cell office:value-type="float" office:value="496831617255.541">
            <text:p>496831617255.54</text:p>
          </table:table-cell>
          <table:table-cell office:value-type="float" office:value="11.7087224236197">
            <text:p>11.71</text:p>
          </table:table-cell>
          <table:table-cell/>
        </table:table-row>
        <table:table-row table:style-name="ro1">
          <table:table-cell office:value-type="float" office:value="4086">
            <text:p>4086</text:p>
          </table:table-cell>
          <table:table-cell office:value-type="float" office:value="0.323869960576084">
            <text:p>0.32</text:p>
          </table:table-cell>
          <table:table-cell office:value-type="float" office:value="496214175430.798">
            <text:p>496214175430.8</text:p>
          </table:table-cell>
          <table:table-cell office:value-type="float" office:value="11.0020590030911">
            <text:p>11</text:p>
          </table:table-cell>
          <table:table-cell/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.17776250662538">
            <text:p>1.18</text:p>
          </table:table-cell>
          <table:table-cell office:value-type="float" office:value="495597976171.881">
            <text:p>495597976171.88</text:p>
          </table:table-cell>
          <table:table-cell office:value-type="float" office:value="4.18881793197999">
            <text:p>4.19</text:p>
          </table:table-cell>
          <table:table-cell/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1.26208858730421">
            <text:p>1.26</text:p>
          </table:table-cell>
          <table:table-cell office:value-type="float" office:value="494983015929.045">
            <text:p>494983015929.05</text:p>
          </table:table-cell>
          <table:table-cell office:value-type="float" office:value="1.31805685678325">
            <text:p>1.32</text:p>
          </table:table-cell>
          <table:table-cell/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6.94588544431434">
            <text:p>6.95</text:p>
          </table:table-cell>
          <table:table-cell office:value-type="float" office:value="494369291149.255">
            <text:p>494369291149.26</text:p>
          </table:table-cell>
          <table:table-cell office:value-type="float" office:value="5.36726958704796">
            <text:p>5.37</text:p>
          </table:table-cell>
          <table:table-cell/>
        </table:table-row>
        <table:table-row table:style-name="ro1">
          <table:table-cell office:value-type="float" office:value="4094">
            <text:p>4094</text:p>
          </table:table-cell>
          <table:table-cell office:value-type="float" office:value="2.45487882938326">
            <text:p>2.45</text:p>
          </table:table-cell>
          <table:table-cell office:value-type="float" office:value="493756798315.479">
            <text:p>493756798315.48</text:p>
          </table:table-cell>
          <table:table-cell office:value-type="float" office:value="3.84068426162386">
            <text:p>3.84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762198257257772">
            <text:p>0.76</text:p>
          </table:table-cell>
          <table:table-cell office:value-type="float" office:value="493145533894.106">
            <text:p>493145533894.11</text:p>
          </table:table-cell>
          <table:table-cell office:value-type="float" office:value="5.40322430760691">
            <text:p>5.4</text:p>
          </table:table-cell>
          <table:table-cell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5.43790464115309">
            <text:p>5.44</text:p>
          </table:table-cell>
          <table:table-cell office:value-type="float" office:value="492535494378.24">
            <text:p>492535494378.24</text:p>
          </table:table-cell>
          <table:table-cell office:value-type="float" office:value="12.6466527551368">
            <text:p>12.65</text:p>
          </table:table-cell>
          <table:table-cell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2.43451100349878">
            <text:p>2.43</text:p>
          </table:table-cell>
          <table:table-cell office:value-type="float" office:value="491926676267.495">
            <text:p>491926676267.5</text:p>
          </table:table-cell>
          <table:table-cell office:value-type="float" office:value="4.56795722979098">
            <text:p>4.57</text:p>
          </table:table-cell>
          <table:table-cell/>
        </table:table-row>
        <table:table-row table:style-name="ro1">
          <table:table-cell office:value-type="float" office:value="4102">
            <text:p>4102</text:p>
          </table:table-cell>
          <table:table-cell office:value-type="float" office:value="3.71476036441694">
            <text:p>3.71</text:p>
          </table:table-cell>
          <table:table-cell office:value-type="float" office:value="491319076091.845">
            <text:p>491319076091.85</text:p>
          </table:table-cell>
          <table:table-cell office:value-type="float" office:value="2.47460753242765">
            <text:p>2.47</text:p>
          </table:table-cell>
          <table:table-cell/>
        </table:table-row>
        <table:table-row table:style-name="ro1">
          <table:table-cell office:value-type="float" office:value="4104">
            <text:p>4104</text:p>
          </table:table-cell>
          <table:table-cell office:value-type="float" office:value="2.19628667857105">
            <text:p>2.2</text:p>
          </table:table-cell>
          <table:table-cell office:value-type="float" office:value="490712690383.088">
            <text:p>490712690383.09</text:p>
          </table:table-cell>
          <table:table-cell office:value-type="float" office:value="14.8554433913402">
            <text:p>14.86</text:p>
          </table:table-cell>
          <table:table-cell/>
        </table:table-row>
        <table:table-row table:style-name="ro1">
          <table:table-cell office:value-type="float" office:value="4106">
            <text:p>4106</text:p>
          </table:table-cell>
          <table:table-cell office:value-type="float" office:value="3.22907470057966">
            <text:p>3.23</text:p>
          </table:table-cell>
          <table:table-cell office:value-type="float" office:value="490107515681.798">
            <text:p>490107515681.8</text:p>
          </table:table-cell>
          <table:table-cell office:value-type="float" office:value="1.77223348558938">
            <text:p>1.77</text:p>
          </table:table-cell>
          <table:table-cell/>
        </table:table-row>
        <table:table-row table:style-name="ro1">
          <table:table-cell office:value-type="float" office:value="4108">
            <text:p>4108</text:p>
          </table:table-cell>
          <table:table-cell office:value-type="float" office:value="1.35343693558844">
            <text:p>1.35</text:p>
          </table:table-cell>
          <table:table-cell office:value-type="float" office:value="489503548556.514">
            <text:p>489503548556.51</text:p>
          </table:table-cell>
          <table:table-cell office:value-type="float" office:value="5.41208485424299">
            <text:p>5.41</text:p>
          </table:table-cell>
          <table:table-cell/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6.70269611491914">
            <text:p>6.7</text:p>
          </table:table-cell>
          <table:table-cell office:value-type="float" office:value="488900785569.22">
            <text:p>488900785569.22</text:p>
          </table:table-cell>
          <table:table-cell office:value-type="float" office:value="3.0893223798677">
            <text:p>3.09</text:p>
          </table:table-cell>
          <table:table-cell/>
        </table:table-row>
        <table:table-row table:style-name="ro1">
          <table:table-cell office:value-type="float" office:value="4112">
            <text:p>4112</text:p>
          </table:table-cell>
          <table:table-cell office:value-type="float" office:value="3.55072582691223">
            <text:p>3.55</text:p>
          </table:table-cell>
          <table:table-cell office:value-type="float" office:value="488299223297.122">
            <text:p>488299223297.12</text:p>
          </table:table-cell>
          <table:table-cell office:value-type="float" office:value="2.46351047460028">
            <text:p>2.46</text:p>
          </table:table-cell>
          <table:table-cell/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4.18522297355465">
            <text:p>4.19</text:p>
          </table:table-cell>
          <table:table-cell office:value-type="float" office:value="487698858353.328">
            <text:p>487698858353.33</text:p>
          </table:table-cell>
          <table:table-cell office:value-type="float" office:value="21.8798775122052">
            <text:p>21.88</text:p>
          </table:table-cell>
          <table:table-cell/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2.25361508529835">
            <text:p>2.25</text:p>
          </table:table-cell>
          <table:table-cell office:value-type="float" office:value="487099687324.62">
            <text:p>487099687324.62</text:p>
          </table:table-cell>
          <table:table-cell office:value-type="float" office:value="0.514257448677497">
            <text:p>0.51</text:p>
          </table:table-cell>
          <table:table-cell/>
        </table:table-row>
        <table:table-row table:style-name="ro1">
          <table:table-cell office:value-type="float" office:value="4118">
            <text:p>4118</text:p>
          </table:table-cell>
          <table:table-cell office:value-type="float" office:value="4.63298360179271">
            <text:p>4.63</text:p>
          </table:table-cell>
          <table:table-cell office:value-type="float" office:value="486501706855.384">
            <text:p>486501706855.39</text:p>
          </table:table-cell>
          <table:table-cell office:value-type="float" office:value="32.1826933147045">
            <text:p>32.18</text:p>
          </table:table-cell>
          <table:table-cell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4.17803103049931">
            <text:p>4.18</text:p>
          </table:table-cell>
          <table:table-cell office:value-type="float" office:value="485904913578.134">
            <text:p>485904913578.13</text:p>
          </table:table-cell>
          <table:table-cell office:value-type="float" office:value="2.6373576157518">
            <text:p>2.64</text:p>
          </table:table-cell>
          <table:table-cell/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3.57793873912472">
            <text:p>3.58</text:p>
          </table:table-cell>
          <table:table-cell office:value-type="float" office:value="485309304139.167">
            <text:p>485309304139.17</text:p>
          </table:table-cell>
          <table:table-cell office:value-type="float" office:value="21.4437200980612">
            <text:p>21.44</text:p>
          </table:table-cell>
          <table:table-cell/>
        </table:table-row>
        <table:table-row table:style-name="ro1">
          <table:table-cell office:value-type="float" office:value="4124">
            <text:p>4124</text:p>
          </table:table-cell>
          <table:table-cell office:value-type="float" office:value="2.11688876916466">
            <text:p>2.12</text:p>
          </table:table-cell>
          <table:table-cell office:value-type="float" office:value="484714875195.143">
            <text:p>484714875195.14</text:p>
          </table:table-cell>
          <table:table-cell office:value-type="float" office:value="18.9742165463862">
            <text:p>18.97</text:p>
          </table:table-cell>
          <table:table-cell/>
        </table:table-row>
        <table:table-row table:style-name="ro1">
          <table:table-cell office:value-type="float" office:value="4126">
            <text:p>4126</text:p>
          </table:table-cell>
          <table:table-cell office:value-type="float" office:value="17.1359190817971">
            <text:p>17.14</text:p>
          </table:table-cell>
          <table:table-cell office:value-type="float" office:value="484121623375.876">
            <text:p>484121623375.88</text:p>
          </table:table-cell>
          <table:table-cell office:value-type="float" office:value="3.88025388665697">
            <text:p>3.88</text:p>
          </table:table-cell>
          <table:table-cell/>
        </table:table-row>
        <table:table-row table:style-name="ro1">
          <table:table-cell office:value-type="float" office:value="4128">
            <text:p>4128</text:p>
          </table:table-cell>
          <table:table-cell office:value-type="float" office:value="4.17691396104146">
            <text:p>4.18</text:p>
          </table:table-cell>
          <table:table-cell office:value-type="float" office:value="483529545461.27">
            <text:p>483529545461.27</text:p>
          </table:table-cell>
          <table:table-cell office:value-type="float" office:value="2.3615892619654">
            <text:p>2.36</text:p>
          </table:table-cell>
          <table:table-cell/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7.88850130810368">
            <text:p>7.89</text:p>
          </table:table-cell>
          <table:table-cell office:value-type="float" office:value="482938638059.519">
            <text:p>482938638059.52</text:p>
          </table:table-cell>
          <table:table-cell office:value-type="float" office:value="22.4444764577359">
            <text:p>22.44</text:p>
          </table:table-cell>
          <table:table-cell/>
        </table:table-row>
        <table:table-row table:style-name="ro1">
          <table:table-cell office:value-type="float" office:value="4132">
            <text:p>4132</text:p>
          </table:table-cell>
          <table:table-cell office:value-type="float" office:value="0.437757653347455">
            <text:p>0.44</text:p>
          </table:table-cell>
          <table:table-cell office:value-type="float" office:value="482348897932.789">
            <text:p>482348897932.79</text:p>
          </table:table-cell>
          <table:table-cell office:value-type="float" office:value="13.7540035265032">
            <text:p>13.75</text:p>
          </table:table-cell>
          <table:table-cell/>
        </table:table-row>
        <table:table-row table:style-name="ro1">
          <table:table-cell office:value-type="float" office:value="4134">
            <text:p>4134</text:p>
          </table:table-cell>
          <table:table-cell office:value-type="float" office:value="1.55363825772309">
            <text:p>1.55</text:p>
          </table:table-cell>
          <table:table-cell office:value-type="float" office:value="481760321776.471">
            <text:p>481760321776.47</text:p>
          </table:table-cell>
          <table:table-cell office:value-type="float" office:value="26.0134493330736">
            <text:p>26.01</text:p>
          </table:table-cell>
          <table:table-cell/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2.54744538031238">
            <text:p>2.55</text:p>
          </table:table-cell>
          <table:table-cell office:value-type="float" office:value="481172906323.173">
            <text:p>481172906323.17</text:p>
          </table:table-cell>
          <table:table-cell office:value-type="float" office:value="23.0285886963146">
            <text:p>23.03</text:p>
          </table:table-cell>
          <table:table-cell/>
        </table:table-row>
        <table:table-row table:style-name="ro1">
          <table:table-cell office:value-type="float" office:value="4138">
            <text:p>4138</text:p>
          </table:table-cell>
          <table:table-cell office:value-type="float" office:value="1.331198742632">
            <text:p>1.33</text:p>
          </table:table-cell>
          <table:table-cell office:value-type="float" office:value="480586648336.29">
            <text:p>480586648336.29</text:p>
          </table:table-cell>
          <table:table-cell office:value-type="float" office:value="4.96772260437704">
            <text:p>4.97</text:p>
          </table:table-cell>
          <table:table-cell/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2.36467929635773">
            <text:p>2.36</text:p>
          </table:table-cell>
          <table:table-cell office:value-type="float" office:value="480001544559.54">
            <text:p>480001544559.54</text:p>
          </table:table-cell>
          <table:table-cell office:value-type="float" office:value="16.9275251937367">
            <text:p>16.93</text:p>
          </table:table-cell>
          <table:table-cell/>
        </table:table-row>
        <table:table-row table:style-name="ro1">
          <table:table-cell office:value-type="float" office:value="4142">
            <text:p>4142</text:p>
          </table:table-cell>
          <table:table-cell office:value-type="float" office:value="1.00066543197631">
            <text:p>1</text:p>
          </table:table-cell>
          <table:table-cell office:value-type="float" office:value="479417591760.048">
            <text:p>479417591760.05</text:p>
          </table:table-cell>
          <table:table-cell office:value-type="float" office:value="31.0961597147407">
            <text:p>31.1</text:p>
          </table:table-cell>
          <table:table-cell/>
        </table:table-row>
        <table:table-row table:style-name="ro1">
          <table:table-cell office:value-type="float" office:value="4144">
            <text:p>4144</text:p>
          </table:table-cell>
          <table:table-cell office:value-type="float" office:value="3.45983421206857">
            <text:p>3.46</text:p>
          </table:table-cell>
          <table:table-cell office:value-type="float" office:value="478834786735.249">
            <text:p>478834786735.25</text:p>
          </table:table-cell>
          <table:table-cell office:value-type="float" office:value="19.5403388101554">
            <text:p>19.54</text:p>
          </table:table-cell>
          <table:table-cell/>
        </table:table-row>
        <table:table-row table:style-name="ro1">
          <table:table-cell office:value-type="float" office:value="4146">
            <text:p>4146</text:p>
          </table:table-cell>
          <table:table-cell office:value-type="float" office:value="4.05244075920203">
            <text:p>4.05</text:p>
          </table:table-cell>
          <table:table-cell office:value-type="float" office:value="478253126255.106">
            <text:p>478253126255.11</text:p>
          </table:table-cell>
          <table:table-cell office:value-type="float" office:value="12.7520346027343">
            <text:p>12.75</text:p>
          </table:table-cell>
          <table:table-cell/>
        </table:table-row>
        <table:table-row table:style-name="ro1">
          <table:table-cell office:value-type="float" office:value="4148">
            <text:p>4148</text:p>
          </table:table-cell>
          <table:table-cell office:value-type="float" office:value="0.925366719835776">
            <text:p>0.93</text:p>
          </table:table-cell>
          <table:table-cell office:value-type="float" office:value="477672607134.593">
            <text:p>477672607134.59</text:p>
          </table:table-cell>
          <table:table-cell office:value-type="float" office:value="3.84517107403781">
            <text:p>3.85</text:p>
          </table:table-cell>
          <table:table-cell/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4.32996047492666">
            <text:p>4.33</text:p>
          </table:table-cell>
          <table:table-cell office:value-type="float" office:value="477093226256.262">
            <text:p>477093226256.26</text:p>
          </table:table-cell>
          <table:table-cell office:value-type="float" office:value="3.96112561440381">
            <text:p>3.96</text:p>
          </table:table-cell>
          <table:table-cell/>
        </table:table-row>
        <table:table-row table:style-name="ro1">
          <table:table-cell office:value-type="float" office:value="4152">
            <text:p>4152</text:p>
          </table:table-cell>
          <table:table-cell office:value-type="float" office:value="4.55357612629063">
            <text:p>4.55</text:p>
          </table:table-cell>
          <table:table-cell office:value-type="float" office:value="476514980277.87">
            <text:p>476514980277.87</text:p>
          </table:table-cell>
          <table:table-cell office:value-type="float" office:value="12.3896709770946">
            <text:p>12.39</text:p>
          </table:table-cell>
          <table:table-cell/>
        </table:table-row>
        <table:table-row table:style-name="ro1">
          <table:table-cell office:value-type="float" office:value="4154">
            <text:p>4154</text:p>
          </table:table-cell>
          <table:table-cell office:value-type="float" office:value="11.8952712584971">
            <text:p>11.9</text:p>
          </table:table-cell>
          <table:table-cell office:value-type="float" office:value="475937866180.494">
            <text:p>475937866180.5</text:p>
          </table:table-cell>
          <table:table-cell office:value-type="float" office:value="6.23981296864788">
            <text:p>6.24</text:p>
          </table:table-cell>
          <table:table-cell/>
        </table:table-row>
        <table:table-row table:style-name="ro1">
          <table:table-cell office:value-type="float" office:value="4156">
            <text:p>4156</text:p>
          </table:table-cell>
          <table:table-cell office:value-type="float" office:value="18.9603490659778">
            <text:p>18.96</text:p>
          </table:table-cell>
          <table:table-cell office:value-type="float" office:value="475361880789.66">
            <text:p>475361880789.66</text:p>
          </table:table-cell>
          <table:table-cell office:value-type="float" office:value="18.5601491701883">
            <text:p>18.56</text:p>
          </table:table-cell>
          <table:table-cell/>
        </table:table-row>
        <table:table-row table:style-name="ro1">
          <table:table-cell office:value-type="float" office:value="4158">
            <text:p>4158</text:p>
          </table:table-cell>
          <table:table-cell office:value-type="float" office:value="0.86343730025595">
            <text:p>0.86</text:p>
          </table:table-cell>
          <table:table-cell office:value-type="float" office:value="474787020988.704">
            <text:p>474787020988.71</text:p>
          </table:table-cell>
          <table:table-cell office:value-type="float" office:value="18.1988832887188">
            <text:p>18.2</text:p>
          </table:table-cell>
          <table:table-cell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4.1381873826844">
            <text:p>4.14</text:p>
          </table:table-cell>
          <table:table-cell office:value-type="float" office:value="474213283593.53">
            <text:p>474213283593.53</text:p>
          </table:table-cell>
          <table:table-cell office:value-type="float" office:value="8.69654580521472">
            <text:p>8.7</text:p>
          </table:table-cell>
          <table:table-cell/>
        </table:table-row>
        <table:table-row table:style-name="ro1">
          <table:table-cell office:value-type="float" office:value="4162">
            <text:p>4162</text:p>
          </table:table-cell>
          <table:table-cell office:value-type="float" office:value="7.04166424601106">
            <text:p>7.04</text:p>
          </table:table-cell>
          <table:table-cell office:value-type="float" office:value="473640665528.089">
            <text:p>473640665528.09</text:p>
          </table:table-cell>
          <table:table-cell office:value-type="float" office:value="21.1021045247156">
            <text:p>21.1</text:p>
          </table:table-cell>
          <table:table-cell/>
        </table:table-row>
        <table:table-row table:style-name="ro1">
          <table:table-cell office:value-type="float" office:value="4164">
            <text:p>4164</text:p>
          </table:table-cell>
          <table:table-cell office:value-type="float" office:value="13.0123591282294">
            <text:p>13.01</text:p>
          </table:table-cell>
          <table:table-cell office:value-type="float" office:value="473069163703.639">
            <text:p>473069163703.64</text:p>
          </table:table-cell>
          <table:table-cell office:value-type="float" office:value="12.2272831641371">
            <text:p>12.23</text:p>
          </table:table-cell>
          <table:table-cell/>
        </table:table-row>
        <table:table-row table:style-name="ro1">
          <table:table-cell office:value-type="float" office:value="4166">
            <text:p>4166</text:p>
          </table:table-cell>
          <table:table-cell office:value-type="float" office:value="4.2937019040573">
            <text:p>4.29</text:p>
          </table:table-cell>
          <table:table-cell office:value-type="float" office:value="472498774980.02">
            <text:p>472498774980.02</text:p>
          </table:table-cell>
          <table:table-cell office:value-type="float" office:value="21.6096158495625">
            <text:p>21.61</text:p>
          </table:table-cell>
          <table:table-cell/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7.54870954908165">
            <text:p>7.55</text:p>
          </table:table-cell>
          <table:table-cell office:value-type="float" office:value="471929496312.728">
            <text:p>471929496312.73</text:p>
          </table:table-cell>
          <table:table-cell office:value-type="float" office:value="0.71145586336621">
            <text:p>0.71</text:p>
          </table:table-cell>
          <table:table-cell/>
        </table:table-row>
        <table:table-row table:style-name="ro1">
          <table:table-cell office:value-type="float" office:value="4170">
            <text:p>4170</text:p>
          </table:table-cell>
          <table:table-cell office:value-type="float" office:value="3.45896260823005">
            <text:p>3.46</text:p>
          </table:table-cell>
          <table:table-cell office:value-type="float" office:value="471361324610.896">
            <text:p>471361324610.9</text:p>
          </table:table-cell>
          <table:table-cell office:value-type="float" office:value="4.55593953832945">
            <text:p>4.56</text:p>
          </table:table-cell>
          <table:table-cell/>
        </table:table-row>
        <table:table-row table:style-name="ro1">
          <table:table-cell office:value-type="float" office:value="4172">
            <text:p>4172</text:p>
          </table:table-cell>
          <table:table-cell office:value-type="float" office:value="0.416641914067707">
            <text:p>0.42</text:p>
          </table:table-cell>
          <table:table-cell office:value-type="float" office:value="470794256844.983">
            <text:p>470794256844.98</text:p>
          </table:table-cell>
          <table:table-cell office:value-type="float" office:value="14.7390933041825">
            <text:p>14.74</text:p>
          </table:table-cell>
          <table:table-cell/>
        </table:table-row>
        <table:table-row table:style-name="ro1">
          <table:table-cell office:value-type="float" office:value="4174">
            <text:p>4174</text:p>
          </table:table-cell>
          <table:table-cell office:value-type="float" office:value="0.738231492310519">
            <text:p>0.74</text:p>
          </table:table-cell>
          <table:table-cell office:value-type="float" office:value="470228289954.228">
            <text:p>470228289954.23</text:p>
          </table:table-cell>
          <table:table-cell office:value-type="float" office:value="20.9127999813459">
            <text:p>20.91</text:p>
          </table:table-cell>
          <table:table-cell/>
        </table:table-row>
        <table:table-row table:style-name="ro1">
          <table:table-cell office:value-type="float" office:value="4176">
            <text:p>4176</text:p>
          </table:table-cell>
          <table:table-cell office:value-type="float" office:value="6.63736405511775">
            <text:p>6.64</text:p>
          </table:table-cell>
          <table:table-cell office:value-type="float" office:value="469663420890.134">
            <text:p>469663420890.13</text:p>
          </table:table-cell>
          <table:table-cell office:value-type="float" office:value="11.8028273331428">
            <text:p>11.8</text:p>
          </table:table-cell>
          <table:table-cell/>
        </table:table-row>
        <table:table-row table:style-name="ro1">
          <table:table-cell office:value-type="float" office:value="4178">
            <text:p>4178</text:p>
          </table:table-cell>
          <table:table-cell office:value-type="float" office:value="1.45058208073761">
            <text:p>1.45</text:p>
          </table:table-cell>
          <table:table-cell office:value-type="float" office:value="469099646659.074">
            <text:p>469099646659.08</text:p>
          </table:table-cell>
          <table:table-cell office:value-type="float" office:value="21.5923108451647">
            <text:p>21.59</text:p>
          </table:table-cell>
          <table:table-cell/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3.39348692169024">
            <text:p>3.39</text:p>
          </table:table-cell>
          <table:table-cell office:value-type="float" office:value="468536964223.304">
            <text:p>468536964223.3</text:p>
          </table:table-cell>
          <table:table-cell office:value-type="float" office:value="3.46539647658042">
            <text:p>3.47</text:p>
          </table:table-cell>
          <table:table-cell/>
        </table:table-row>
        <table:table-row table:style-name="ro1">
          <table:table-cell office:value-type="float" office:value="4182">
            <text:p>4182</text:p>
          </table:table-cell>
          <table:table-cell office:value-type="float" office:value="3.01500095294972">
            <text:p>3.02</text:p>
          </table:table-cell>
          <table:table-cell office:value-type="float" office:value="467975370547.477">
            <text:p>467975370547.48</text:p>
          </table:table-cell>
          <table:table-cell office:value-type="float" office:value="15.1630101319682">
            <text:p>15.16</text:p>
          </table:table-cell>
          <table:table-cell/>
        </table:table-row>
        <table:table-row table:style-name="ro1">
          <table:table-cell office:value-type="float" office:value="4184">
            <text:p>4184</text:p>
          </table:table-cell>
          <table:table-cell office:value-type="float" office:value="2.07888669179208">
            <text:p>2.08</text:p>
          </table:table-cell>
          <table:table-cell office:value-type="float" office:value="467414862745.756">
            <text:p>467414862745.76</text:p>
          </table:table-cell>
          <table:table-cell office:value-type="float" office:value="12.7086119063014">
            <text:p>12.71</text:p>
          </table:table-cell>
          <table:table-cell/>
        </table:table-row>
        <table:table-row table:style-name="ro1">
          <table:table-cell office:value-type="float" office:value="4186">
            <text:p>4186</text:p>
          </table:table-cell>
          <table:table-cell office:value-type="float" office:value="1.10742766054821">
            <text:p>1.11</text:p>
          </table:table-cell>
          <table:table-cell office:value-type="float" office:value="466855437738.324">
            <text:p>466855437738.33</text:p>
          </table:table-cell>
          <table:table-cell office:value-type="float" office:value="18.4245577926278">
            <text:p>18.42</text:p>
          </table:table-cell>
          <table:table-cell/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22.728770765822">
            <text:p>22.73</text:p>
          </table:table-cell>
          <table:table-cell office:value-type="float" office:value="466297092614.619">
            <text:p>466297092614.62</text:p>
          </table:table-cell>
          <table:table-cell office:value-type="float" office:value="20.2829196301116">
            <text:p>20.28</text:p>
          </table:table-cell>
          <table:table-cell/>
        </table:table-row>
        <table:table-row table:style-name="ro1">
          <table:table-cell office:value-type="float" office:value="4190">
            <text:p>4190</text:p>
          </table:table-cell>
          <table:table-cell office:value-type="float" office:value="2.37895285999121">
            <text:p>2.38</text:p>
          </table:table-cell>
          <table:table-cell office:value-type="float" office:value="465739824335.295">
            <text:p>465739824335.3</text:p>
          </table:table-cell>
          <table:table-cell office:value-type="float" office:value="18.395769635356">
            <text:p>18.4</text:p>
          </table:table-cell>
          <table:table-cell/>
        </table:table-row>
        <table:table-row table:style-name="ro1">
          <table:table-cell office:value-type="float" office:value="4192">
            <text:p>4192</text:p>
          </table:table-cell>
          <table:table-cell office:value-type="float" office:value="2.80766671712692">
            <text:p>2.81</text:p>
          </table:table-cell>
          <table:table-cell office:value-type="float" office:value="465183630033.966">
            <text:p>465183630033.97</text:p>
          </table:table-cell>
          <table:table-cell office:value-type="float" office:value="11.7852202142784">
            <text:p>11.79</text:p>
          </table:table-cell>
          <table:table-cell/>
        </table:table-row>
        <table:table-row table:style-name="ro1">
          <table:table-cell office:value-type="float" office:value="4194">
            <text:p>4194</text:p>
          </table:table-cell>
          <table:table-cell office:value-type="float" office:value="4.34762093550158">
            <text:p>4.35</text:p>
          </table:table-cell>
          <table:table-cell office:value-type="float" office:value="464628506726.761">
            <text:p>464628506726.76</text:p>
          </table:table-cell>
          <table:table-cell office:value-type="float" office:value="19.8042061433071">
            <text:p>19.8</text:p>
          </table:table-cell>
          <table:table-cell/>
        </table:table-row>
        <table:table-row table:style-name="ro1">
          <table:table-cell office:value-type="float" office:value="4196">
            <text:p>4196</text:p>
          </table:table-cell>
          <table:table-cell office:value-type="float" office:value="3.81838577297034">
            <text:p>3.82</text:p>
          </table:table-cell>
          <table:table-cell office:value-type="float" office:value="464074451529.146">
            <text:p>464074451529.15</text:p>
          </table:table-cell>
          <table:table-cell office:value-type="float" office:value="0.978781290950147">
            <text:p>0.98</text:p>
          </table:table-cell>
          <table:table-cell/>
        </table:table-row>
        <table:table-row table:style-name="ro1">
          <table:table-cell office:value-type="float" office:value="4198">
            <text:p>4198</text:p>
          </table:table-cell>
          <table:table-cell office:value-type="float" office:value="2.14796621531971">
            <text:p>2.15</text:p>
          </table:table-cell>
          <table:table-cell office:value-type="float" office:value="463521461464.758">
            <text:p>463521461464.76</text:p>
          </table:table-cell>
          <table:table-cell office:value-type="float" office:value="32.6132505231616">
            <text:p>32.61</text:p>
          </table:table-cell>
          <table:table-cell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1.50038644345648">
            <text:p>1.5</text:p>
          </table:table-cell>
          <table:table-cell office:value-type="float" office:value="462969533675.021">
            <text:p>462969533675.02</text:p>
          </table:table-cell>
          <table:table-cell office:value-type="float" office:value="18.3549868882434">
            <text:p>18.35</text:p>
          </table:table-cell>
          <table:table-cell/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6.33268765636376">
            <text:p>6.33</text:p>
          </table:table-cell>
          <table:table-cell office:value-type="float" office:value="462418665251.957">
            <text:p>462418665251.96</text:p>
          </table:table-cell>
          <table:table-cell office:value-type="float" office:value="7.39486697017886">
            <text:p>7.39</text:p>
          </table:table-cell>
          <table:table-cell/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4.30354058392571">
            <text:p>4.3</text:p>
          </table:table-cell>
          <table:table-cell office:value-type="float" office:value="461868853286.147">
            <text:p>461868853286.15</text:p>
          </table:table-cell>
          <table:table-cell office:value-type="float" office:value="1.24404377782174">
            <text:p>1.24</text:p>
          </table:table-cell>
          <table:table-cell/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3.2499012180771">
            <text:p>3.25</text:p>
          </table:table-cell>
          <table:table-cell office:value-type="float" office:value="461320094960.216">
            <text:p>461320094960.22</text:p>
          </table:table-cell>
          <table:table-cell office:value-type="float" office:value="9.69120510158707">
            <text:p>9.69</text:p>
          </table:table-cell>
          <table:table-cell/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1.58303732076098">
            <text:p>1.58</text:p>
          </table:table-cell>
          <table:table-cell office:value-type="float" office:value="460772387321.681">
            <text:p>460772387321.68</text:p>
          </table:table-cell>
          <table:table-cell office:value-type="float" office:value="0.489054785283549">
            <text:p>0.49</text:p>
          </table:table-cell>
          <table:table-cell/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0.485813461849279">
            <text:p>0.49</text:p>
          </table:table-cell>
          <table:table-cell office:value-type="float" office:value="460225727584.518">
            <text:p>460225727584.52</text:p>
          </table:table-cell>
          <table:table-cell office:value-type="float" office:value="18.5646230155121">
            <text:p>18.56</text:p>
          </table:table-cell>
          <table:table-cell/>
        </table:table-row>
        <table:table-row table:style-name="ro1">
          <table:table-cell office:value-type="float" office:value="4212">
            <text:p>4212</text:p>
          </table:table-cell>
          <table:table-cell office:value-type="float" office:value="1.26751218452634">
            <text:p>1.27</text:p>
          </table:table-cell>
          <table:table-cell office:value-type="float" office:value="459680112886.011">
            <text:p>459680112886.01</text:p>
          </table:table-cell>
          <table:table-cell office:value-type="float" office:value="17.9212328801462">
            <text:p>17.92</text:p>
          </table:table-cell>
          <table:table-cell/>
        </table:table-row>
        <table:table-row table:style-name="ro1">
          <table:table-cell office:value-type="float" office:value="4214">
            <text:p>4214</text:p>
          </table:table-cell>
          <table:table-cell office:value-type="float" office:value="27.9651124929217">
            <text:p>27.97</text:p>
          </table:table-cell>
          <table:table-cell office:value-type="float" office:value="459135540360.958">
            <text:p>459135540360.96</text:p>
          </table:table-cell>
          <table:table-cell office:value-type="float" office:value="1.94318361598355">
            <text:p>1.94</text:p>
          </table:table-cell>
          <table:table-cell/>
        </table:table-row>
        <table:table-row table:style-name="ro1">
          <table:table-cell office:value-type="float" office:value="4216">
            <text:p>4216</text:p>
          </table:table-cell>
          <table:table-cell office:value-type="float" office:value="3.49779464257153">
            <text:p>3.5</text:p>
          </table:table-cell>
          <table:table-cell office:value-type="float" office:value="458592007273.71">
            <text:p>458592007273.71</text:p>
          </table:table-cell>
          <table:table-cell office:value-type="float" office:value="11.5669528567253">
            <text:p>11.57</text:p>
          </table:table-cell>
          <table:table-cell/>
        </table:table-row>
        <table:table-row table:style-name="ro1">
          <table:table-cell office:value-type="float" office:value="4218">
            <text:p>4218</text:p>
          </table:table-cell>
          <table:table-cell office:value-type="float" office:value="1.98543902903669">
            <text:p>1.99</text:p>
          </table:table-cell>
          <table:table-cell office:value-type="float" office:value="458049510702.742">
            <text:p>458049510702.74</text:p>
          </table:table-cell>
          <table:table-cell office:value-type="float" office:value="21.9145768509063">
            <text:p>21.91</text:p>
          </table:table-cell>
          <table:table-cell/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0.474409039977817">
            <text:p>0.47</text:p>
          </table:table-cell>
          <table:table-cell office:value-type="float" office:value="457508047913.683">
            <text:p>457508047913.68</text:p>
          </table:table-cell>
          <table:table-cell office:value-type="float" office:value="0.391858863404572">
            <text:p>0.39</text:p>
          </table:table-cell>
          <table:table-cell/>
        </table:table-row>
        <table:table-row table:style-name="ro1">
          <table:table-cell office:value-type="float" office:value="4222">
            <text:p>4222</text:p>
          </table:table-cell>
          <table:table-cell office:value-type="float" office:value="27.9117285942236">
            <text:p>27.91</text:p>
          </table:table-cell>
          <table:table-cell office:value-type="float" office:value="456967616047.245">
            <text:p>456967616047.25</text:p>
          </table:table-cell>
          <table:table-cell office:value-type="float" office:value="11.2863323365151">
            <text:p>11.29</text:p>
          </table:table-cell>
          <table:table-cell/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.33409522772179">
            <text:p>9.33</text:p>
          </table:table-cell>
          <table:table-cell office:value-type="float" office:value="456428212432.497">
            <text:p>456428212432.5</text:p>
          </table:table-cell>
          <table:table-cell office:value-type="float" office:value="37.0038907781164">
            <text:p>37</text:p>
          </table:table-cell>
          <table:table-cell/>
        </table:table-row>
        <table:table-row table:style-name="ro1">
          <table:table-cell office:value-type="float" office:value="4226">
            <text:p>4226</text:p>
          </table:table-cell>
          <table:table-cell office:value-type="float" office:value="9.3601427755495">
            <text:p>9.36</text:p>
          </table:table-cell>
          <table:table-cell office:value-type="float" office:value="455889834166.148">
            <text:p>455889834166.15</text:p>
          </table:table-cell>
          <table:table-cell office:value-type="float" office:value="22.0770446724949">
            <text:p>22.08</text:p>
          </table:table-cell>
          <table:table-cell/>
        </table:table-row>
        <table:table-row table:style-name="ro1">
          <table:table-cell office:value-type="float" office:value="4228">
            <text:p>4228</text:p>
          </table:table-cell>
          <table:table-cell office:value-type="float" office:value="1.62847092174719">
            <text:p>1.63</text:p>
          </table:table-cell>
          <table:table-cell office:value-type="float" office:value="455352478563.317">
            <text:p>455352478563.32</text:p>
          </table:table-cell>
          <table:table-cell office:value-type="float" office:value="1.52164382929304">
            <text:p>1.52</text:p>
          </table:table-cell>
          <table:table-cell/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0.254580518884145">
            <text:p>0.25</text:p>
          </table:table-cell>
          <table:table-cell office:value-type="float" office:value="454816142842.311">
            <text:p>454816142842.31</text:p>
          </table:table-cell>
          <table:table-cell office:value-type="float" office:value="17.6630635946889">
            <text:p>17.66</text:p>
          </table:table-cell>
          <table:table-cell/>
        </table:table-row>
        <table:table-row table:style-name="ro1">
          <table:table-cell office:value-type="float" office:value="4232">
            <text:p>4232</text:p>
          </table:table-cell>
          <table:table-cell office:value-type="float" office:value="7.8574487270682">
            <text:p>7.86</text:p>
          </table:table-cell>
          <table:table-cell office:value-type="float" office:value="454280824269.746">
            <text:p>454280824269.75</text:p>
          </table:table-cell>
          <table:table-cell office:value-type="float" office:value="12.7282680138056">
            <text:p>12.73</text:p>
          </table:table-cell>
          <table:table-cell/>
        </table:table-row>
        <table:table-row table:style-name="ro1">
          <table:table-cell office:value-type="float" office:value="4234">
            <text:p>4234</text:p>
          </table:table-cell>
          <table:table-cell office:value-type="float" office:value="4.59178561774168">
            <text:p>4.59</text:p>
          </table:table-cell>
          <table:table-cell office:value-type="float" office:value="453746520079.163">
            <text:p>453746520079.16</text:p>
          </table:table-cell>
          <table:table-cell office:value-type="float" office:value="23.9326480995026">
            <text:p>23.93</text:p>
          </table:table-cell>
          <table:table-cell/>
        </table:table-row>
        <table:table-row table:style-name="ro1">
          <table:table-cell office:value-type="float" office:value="4236">
            <text:p>4236</text:p>
          </table:table-cell>
          <table:table-cell office:value-type="float" office:value="0.985141984620105">
            <text:p>0.99</text:p>
          </table:table-cell>
          <table:table-cell office:value-type="float" office:value="453213227586.564">
            <text:p>453213227586.56</text:p>
          </table:table-cell>
          <table:table-cell office:value-type="float" office:value="13.400775212411">
            <text:p>13.4</text:p>
          </table:table-cell>
          <table:table-cell/>
        </table:table-row>
        <table:table-row table:style-name="ro1">
          <table:table-cell office:value-type="float" office:value="4238">
            <text:p>4238</text:p>
          </table:table-cell>
          <table:table-cell office:value-type="float" office:value="1.68914283920697">
            <text:p>1.69</text:p>
          </table:table-cell>
          <table:table-cell office:value-type="float" office:value="452680944053.26">
            <text:p>452680944053.26</text:p>
          </table:table-cell>
          <table:table-cell office:value-type="float" office:value="18.4254981824197">
            <text:p>18.43</text:p>
          </table:table-cell>
          <table:table-cell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1.40095385933877">
            <text:p>1.4</text:p>
          </table:table-cell>
          <table:table-cell office:value-type="float" office:value="452149666774.391">
            <text:p>452149666774.39</text:p>
          </table:table-cell>
          <table:table-cell office:value-type="float" office:value="5.38618547822918">
            <text:p>5.39</text:p>
          </table:table-cell>
          <table:table-cell/>
        </table:table-row>
        <table:table-row table:style-name="ro1">
          <table:table-cell office:value-type="float" office:value="4242">
            <text:p>4242</text:p>
          </table:table-cell>
          <table:table-cell office:value-type="float" office:value="2.36523544122944">
            <text:p>2.37</text:p>
          </table:table-cell>
          <table:table-cell office:value-type="float" office:value="451619393056.599">
            <text:p>451619393056.6</text:p>
          </table:table-cell>
          <table:table-cell office:value-type="float" office:value="5.64566379809891">
            <text:p>5.65</text:p>
          </table:table-cell>
          <table:table-cell/>
        </table:table-row>
        <table:table-row table:style-name="ro1">
          <table:table-cell office:value-type="float" office:value="4244">
            <text:p>4244</text:p>
          </table:table-cell>
          <table:table-cell office:value-type="float" office:value="4.8246320307813">
            <text:p>4.82</text:p>
          </table:table-cell>
          <table:table-cell office:value-type="float" office:value="451090120211.014">
            <text:p>451090120211.02</text:p>
          </table:table-cell>
          <table:table-cell office:value-type="float" office:value="34.3788147502995">
            <text:p>34.38</text:p>
          </table:table-cell>
          <table:table-cell/>
        </table:table-row>
        <table:table-row table:style-name="ro1">
          <table:table-cell office:value-type="float" office:value="4246">
            <text:p>4246</text:p>
          </table:table-cell>
          <table:table-cell office:value-type="float" office:value="25.1011568131607">
            <text:p>25.1</text:p>
          </table:table-cell>
          <table:table-cell office:value-type="float" office:value="450561845540.393">
            <text:p>450561845540.39</text:p>
          </table:table-cell>
          <table:table-cell office:value-type="float" office:value="4.16776141235159">
            <text:p>4.17</text:p>
          </table:table-cell>
          <table:table-cell/>
        </table:table-row>
        <table:table-row table:style-name="ro1">
          <table:table-cell office:value-type="float" office:value="4248">
            <text:p>4248</text:p>
          </table:table-cell>
          <table:table-cell office:value-type="float" office:value="1.62622101913466">
            <text:p>1.63</text:p>
          </table:table-cell>
          <table:table-cell office:value-type="float" office:value="450034566435.586">
            <text:p>450034566435.59</text:p>
          </table:table-cell>
          <table:table-cell office:value-type="float" office:value="33.5887697736771">
            <text:p>33.59</text:p>
          </table:table-cell>
          <table:table-cell/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0.291127479038823">
            <text:p>0.29</text:p>
          </table:table-cell>
          <table:table-cell office:value-type="float" office:value="449508280178.859">
            <text:p>449508280178.86</text:p>
          </table:table-cell>
          <table:table-cell office:value-type="float" office:value="8.48263748484881">
            <text:p>8.48</text:p>
          </table:table-cell>
          <table:table-cell/>
        </table:table-row>
        <table:table-row table:style-name="ro1">
          <table:table-cell office:value-type="float" office:value="4252">
            <text:p>4252</text:p>
          </table:table-cell>
          <table:table-cell office:value-type="float" office:value="1.92848282563883">
            <text:p>1.93</text:p>
          </table:table-cell>
          <table:table-cell office:value-type="float" office:value="448982984140.24">
            <text:p>448982984140.24</text:p>
          </table:table-cell>
          <table:table-cell office:value-type="float" office:value="12.640876851411">
            <text:p>12.64</text:p>
          </table:table-cell>
          <table:table-cell/>
        </table:table-row>
        <table:table-row table:style-name="ro1">
          <table:table-cell office:value-type="float" office:value="4254">
            <text:p>4254</text:p>
          </table:table-cell>
          <table:table-cell office:value-type="float" office:value="7.22718911903484">
            <text:p>7.23</text:p>
          </table:table-cell>
          <table:table-cell office:value-type="float" office:value="448458675665.463">
            <text:p>448458675665.46</text:p>
          </table:table-cell>
          <table:table-cell office:value-type="float" office:value="12.6385615865421">
            <text:p>12.64</text:p>
          </table:table-cell>
          <table:table-cell/>
        </table:table-row>
        <table:table-row table:style-name="ro1">
          <table:table-cell office:value-type="float" office:value="4256">
            <text:p>4256</text:p>
          </table:table-cell>
          <table:table-cell office:value-type="float" office:value="4.43471264261299">
            <text:p>4.43</text:p>
          </table:table-cell>
          <table:table-cell office:value-type="float" office:value="447935352155.124">
            <text:p>447935352155.13</text:p>
          </table:table-cell>
          <table:table-cell office:value-type="float" office:value="26.2948537550657">
            <text:p>26.29</text:p>
          </table:table-cell>
          <table:table-cell/>
        </table:table-row>
        <table:table-row table:style-name="ro1">
          <table:table-cell office:value-type="float" office:value="4258">
            <text:p>4258</text:p>
          </table:table-cell>
          <table:table-cell office:value-type="float" office:value="23.8670778832748">
            <text:p>23.87</text:p>
          </table:table-cell>
          <table:table-cell office:value-type="float" office:value="447413010927.78">
            <text:p>447413010927.78</text:p>
          </table:table-cell>
          <table:table-cell office:value-type="float" office:value="5.89189646103364">
            <text:p>5.89</text:p>
          </table:table-cell>
          <table:table-cell/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9.13864426721288">
            <text:p>9.14</text:p>
          </table:table-cell>
          <table:table-cell office:value-type="float" office:value="446891649471.007">
            <text:p>446891649471.01</text:p>
          </table:table-cell>
          <table:table-cell office:value-type="float" office:value="0.264912945909668">
            <text:p>0.26</text:p>
          </table:table-cell>
          <table:table-cell/>
        </table:table-row>
        <table:table-row table:style-name="ro1">
          <table:table-cell office:value-type="float" office:value="4262">
            <text:p>4262</text:p>
          </table:table-cell>
          <table:table-cell office:value-type="float" office:value="0.807640499519634">
            <text:p>0.81</text:p>
          </table:table-cell>
          <table:table-cell office:value-type="float" office:value="446371265078.745">
            <text:p>446371265078.75</text:p>
          </table:table-cell>
          <table:table-cell office:value-type="float" office:value="14.7690471341792">
            <text:p>14.77</text:p>
          </table:table-cell>
          <table:table-cell/>
        </table:table-row>
        <table:table-row table:style-name="ro1">
          <table:table-cell office:value-type="float" office:value="4264">
            <text:p>4264</text:p>
          </table:table-cell>
          <table:table-cell office:value-type="float" office:value="0.271616462292966">
            <text:p>0.27</text:p>
          </table:table-cell>
          <table:table-cell office:value-type="float" office:value="445851855205.135">
            <text:p>445851855205.14</text:p>
          </table:table-cell>
          <table:table-cell office:value-type="float" office:value="6.86555200726494">
            <text:p>6.87</text:p>
          </table:table-cell>
          <table:table-cell/>
        </table:table-row>
        <table:table-row table:style-name="ro1">
          <table:table-cell office:value-type="float" office:value="4266">
            <text:p>4266</text:p>
          </table:table-cell>
          <table:table-cell office:value-type="float" office:value="5.64638736769316">
            <text:p>5.65</text:p>
          </table:table-cell>
          <table:table-cell office:value-type="float" office:value="445333417258.536">
            <text:p>445333417258.54</text:p>
          </table:table-cell>
          <table:table-cell office:value-type="float" office:value="0.998290489936829">
            <text:p>1</text:p>
          </table:table-cell>
          <table:table-cell/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3.35097788095562">
            <text:p>3.35</text:p>
          </table:table-cell>
          <table:table-cell office:value-type="float" office:value="444815948664.028">
            <text:p>444815948664.03</text:p>
          </table:table-cell>
          <table:table-cell office:value-type="float" office:value="11.0220547325329">
            <text:p>11.02</text:p>
          </table:table-cell>
          <table:table-cell/>
        </table:table-row>
        <table:table-row table:style-name="ro1">
          <table:table-cell office:value-type="float" office:value="4270">
            <text:p>4270</text:p>
          </table:table-cell>
          <table:table-cell office:value-type="float" office:value="1.46764536233387">
            <text:p>1.47</text:p>
          </table:table-cell>
          <table:table-cell office:value-type="float" office:value="444299446836.649">
            <text:p>444299446836.65</text:p>
          </table:table-cell>
          <table:table-cell office:value-type="float" office:value="7.85296494371833">
            <text:p>7.85</text:p>
          </table:table-cell>
          <table:table-cell/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1.3471077140146">
            <text:p>11.35</text:p>
          </table:table-cell>
          <table:table-cell office:value-type="float" office:value="443783909230.23">
            <text:p>443783909230.23</text:p>
          </table:table-cell>
          <table:table-cell office:value-type="float" office:value="4.59693238044263">
            <text:p>4.6</text:p>
          </table:table-cell>
          <table:table-cell/>
        </table:table-row>
        <table:table-row table:style-name="ro1">
          <table:table-cell office:value-type="float" office:value="4274">
            <text:p>4274</text:p>
          </table:table-cell>
          <table:table-cell office:value-type="float" office:value="6.32833138050917">
            <text:p>6.33</text:p>
          </table:table-cell>
          <table:table-cell office:value-type="float" office:value="443269333314.136">
            <text:p>443269333314.14</text:p>
          </table:table-cell>
          <table:table-cell office:value-type="float" office:value="8.5943553032248">
            <text:p>8.59</text:p>
          </table:table-cell>
          <table:table-cell/>
        </table:table-row>
        <table:table-row table:style-name="ro1">
          <table:table-cell office:value-type="float" office:value="4276">
            <text:p>4276</text:p>
          </table:table-cell>
          <table:table-cell office:value-type="float" office:value="8.58715391667619">
            <text:p>8.59</text:p>
          </table:table-cell>
          <table:table-cell office:value-type="float" office:value="442755716518.298">
            <text:p>442755716518.3</text:p>
          </table:table-cell>
          <table:table-cell office:value-type="float" office:value="18.732304712856">
            <text:p>18.73</text:p>
          </table:table-cell>
          <table:table-cell/>
        </table:table-row>
        <table:table-row table:style-name="ro1">
          <table:table-cell office:value-type="float" office:value="4278">
            <text:p>4278</text:p>
          </table:table-cell>
          <table:table-cell office:value-type="float" office:value="0.209085985812631">
            <text:p>0.21</text:p>
          </table:table-cell>
          <table:table-cell office:value-type="float" office:value="442243056331.911">
            <text:p>442243056331.91</text:p>
          </table:table-cell>
          <table:table-cell office:value-type="float" office:value="21.9488635054946">
            <text:p>21.95</text:p>
          </table:table-cell>
          <table:table-cell/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1.23507516463689">
            <text:p>1.24</text:p>
          </table:table-cell>
          <table:table-cell office:value-type="float" office:value="441731350213.099">
            <text:p>441731350213.1</text:p>
          </table:table-cell>
          <table:table-cell office:value-type="float" office:value="16.6143637394702">
            <text:p>16.61</text:p>
          </table:table-cell>
          <table:table-cell/>
        </table:table-row>
        <table:table-row table:style-name="ro1">
          <table:table-cell office:value-type="float" office:value="4282">
            <text:p>4282</text:p>
          </table:table-cell>
          <table:table-cell office:value-type="float" office:value="6.25805923935692">
            <text:p>6.26</text:p>
          </table:table-cell>
          <table:table-cell office:value-type="float" office:value="441220595651.696">
            <text:p>441220595651.7</text:p>
          </table:table-cell>
          <table:table-cell office:value-type="float" office:value="19.7568549041529">
            <text:p>19.76</text:p>
          </table:table-cell>
          <table:table-cell/>
        </table:table-row>
        <table:table-row table:style-name="ro1">
          <table:table-cell office:value-type="float" office:value="4284">
            <text:p>4284</text:p>
          </table:table-cell>
          <table:table-cell office:value-type="float" office:value="9.58885999869178">
            <text:p>9.59</text:p>
          </table:table-cell>
          <table:table-cell office:value-type="float" office:value="440710790165.572">
            <text:p>440710790165.57</text:p>
          </table:table-cell>
          <table:table-cell office:value-type="float" office:value="18.8889691819709">
            <text:p>18.89</text:p>
          </table:table-cell>
          <table:table-cell/>
        </table:table-row>
        <table:table-row table:style-name="ro1">
          <table:table-cell office:value-type="float" office:value="4286">
            <text:p>4286</text:p>
          </table:table-cell>
          <table:table-cell office:value-type="float" office:value="5.93430978715422">
            <text:p>5.93</text:p>
          </table:table-cell>
          <table:table-cell office:value-type="float" office:value="440201931205.753">
            <text:p>440201931205.75</text:p>
          </table:table-cell>
          <table:table-cell office:value-type="float" office:value="13.5299923282958">
            <text:p>13.53</text:p>
          </table:table-cell>
          <table:table-cell/>
        </table:table-row>
        <table:table-row table:style-name="ro1">
          <table:table-cell office:value-type="float" office:value="4288">
            <text:p>4288</text:p>
          </table:table-cell>
          <table:table-cell office:value-type="float" office:value="9.39804668885344">
            <text:p>9.4</text:p>
          </table:table-cell>
          <table:table-cell office:value-type="float" office:value="439694016346.533">
            <text:p>439694016346.53</text:p>
          </table:table-cell>
          <table:table-cell office:value-type="float" office:value="22.4228634293099">
            <text:p>22.42</text:p>
          </table:table-cell>
          <table:table-cell/>
        </table:table-row>
        <table:table-row table:style-name="ro1">
          <table:table-cell office:value-type="float" office:value="4290">
            <text:p>4290</text:p>
          </table:table-cell>
          <table:table-cell office:value-type="float" office:value="3.65980109928477">
            <text:p>3.66</text:p>
          </table:table-cell>
          <table:table-cell office:value-type="float" office:value="439187043050.038">
            <text:p>439187043050.04</text:p>
          </table:table-cell>
          <table:table-cell office:value-type="float" office:value="7.88594255086606">
            <text:p>7.89</text:p>
          </table:table-cell>
          <table:table-cell/>
        </table:table-row>
        <table:table-row table:style-name="ro1">
          <table:table-cell office:value-type="float" office:value="4292">
            <text:p>4292</text:p>
          </table:table-cell>
          <table:table-cell office:value-type="float" office:value="0.954560723057238">
            <text:p>0.95</text:p>
          </table:table-cell>
          <table:table-cell office:value-type="float" office:value="438681008881.675">
            <text:p>438681008881.68</text:p>
          </table:table-cell>
          <table:table-cell office:value-type="float" office:value="10.5852280987711">
            <text:p>10.59</text:p>
          </table:table-cell>
          <table:table-cell/>
        </table:table-row>
        <table:table-row table:style-name="ro1">
          <table:table-cell office:value-type="float" office:value="4294">
            <text:p>4294</text:p>
          </table:table-cell>
          <table:table-cell office:value-type="float" office:value="3.33346128839361">
            <text:p>3.33</text:p>
          </table:table-cell>
          <table:table-cell office:value-type="float" office:value="438175911360.003">
            <text:p>438175911360</text:p>
          </table:table-cell>
          <table:table-cell office:value-type="float" office:value="22.9462338952339">
            <text:p>22.95</text:p>
          </table:table-cell>
          <table:table-cell/>
        </table:table-row>
        <table:table-row table:style-name="ro1">
          <table:table-cell office:value-type="float" office:value="4296">
            <text:p>4296</text:p>
          </table:table-cell>
          <table:table-cell office:value-type="float" office:value="0.762869144620401">
            <text:p>0.76</text:p>
          </table:table-cell>
          <table:table-cell office:value-type="float" office:value="437671748054.415">
            <text:p>437671748054.42</text:p>
          </table:table-cell>
          <table:table-cell office:value-type="float" office:value="6.79680241979935">
            <text:p>6.8</text:p>
          </table:table-cell>
          <table:table-cell/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203.635091361566">
            <text:p>203.64</text:p>
          </table:table-cell>
          <table:table-cell office:value-type="float" office:value="437168516287.829">
            <text:p>437168516287.83</text:p>
          </table:table-cell>
          <table:table-cell office:value-type="float" office:value="0.063625822724086">
            <text:p>0.06</text:p>
          </table:table-cell>
          <table:table-cell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5.3888978007439">
            <text:p>5.39</text:p>
          </table:table-cell>
          <table:table-cell office:value-type="float" office:value="436666214256.294">
            <text:p>436666214256.3</text:p>
          </table:table-cell>
          <table:table-cell office:value-type="float" office:value="8.50385171959249">
            <text:p>8.5</text:p>
          </table:table-cell>
          <table:table-cell/>
        </table:table-row>
        <table:table-row table:style-name="ro1">
          <table:table-cell office:value-type="float" office:value="4302">
            <text:p>4302</text:p>
          </table:table-cell>
          <table:table-cell office:value-type="float" office:value="0.482450893557501">
            <text:p>0.48</text:p>
          </table:table-cell>
          <table:table-cell office:value-type="float" office:value="436164838893.167">
            <text:p>436164838893.17</text:p>
          </table:table-cell>
          <table:table-cell office:value-type="float" office:value="5.21473887744348">
            <text:p>5.21</text:p>
          </table:table-cell>
          <table:table-cell/>
        </table:table-row>
        <table:table-row table:style-name="ro1">
          <table:table-cell office:value-type="float" office:value="4304">
            <text:p>4304</text:p>
          </table:table-cell>
          <table:table-cell office:value-type="float" office:value="3.0834533064671">
            <text:p>3.08</text:p>
          </table:table-cell>
          <table:table-cell office:value-type="float" office:value="435664388003.411">
            <text:p>435664388003.41</text:p>
          </table:table-cell>
          <table:table-cell office:value-type="float" office:value="16.6133138885576">
            <text:p>16.61</text:p>
          </table:table-cell>
          <table:table-cell/>
        </table:table-row>
        <table:table-row table:style-name="ro1">
          <table:table-cell office:value-type="float" office:value="4306">
            <text:p>4306</text:p>
          </table:table-cell>
          <table:table-cell office:value-type="float" office:value="2.79292127006706">
            <text:p>2.79</text:p>
          </table:table-cell>
          <table:table-cell office:value-type="float" office:value="435164859139.98">
            <text:p>435164859139.98</text:p>
          </table:table-cell>
          <table:table-cell office:value-type="float" office:value="7.77674757342208">
            <text:p>7.78</text:p>
          </table:table-cell>
          <table:table-cell/>
        </table:table-row>
        <table:table-row table:style-name="ro1">
          <table:table-cell office:value-type="float" office:value="4308">
            <text:p>4308</text:p>
          </table:table-cell>
          <table:table-cell office:value-type="float" office:value="5.94878500208922">
            <text:p>5.95</text:p>
          </table:table-cell>
          <table:table-cell office:value-type="float" office:value="434666249984.019">
            <text:p>434666249984.02</text:p>
          </table:table-cell>
          <table:table-cell office:value-type="float" office:value="6.23646023688036">
            <text:p>6.24</text:p>
          </table:table-cell>
          <table:table-cell/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9.01274113515826">
            <text:p>9.01</text:p>
          </table:table-cell>
          <table:table-cell office:value-type="float" office:value="434168558051.046">
            <text:p>434168558051.05</text:p>
          </table:table-cell>
          <table:table-cell office:value-type="float" office:value="11.2315481747992">
            <text:p>11.23</text:p>
          </table:table-cell>
          <table:table-cell/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0.491157676723888">
            <text:p>0.49</text:p>
          </table:table-cell>
          <table:table-cell office:value-type="float" office:value="433671780971.929">
            <text:p>433671780971.93</text:p>
          </table:table-cell>
          <table:table-cell office:value-type="float" office:value="8.41999181399748">
            <text:p>8.42</text:p>
          </table:table-cell>
          <table:table-cell/>
        </table:table-row>
        <table:table-row table:style-name="ro1">
          <table:table-cell office:value-type="float" office:value="4314">
            <text:p>4314</text:p>
          </table:table-cell>
          <table:table-cell office:value-type="float" office:value="1.81778706493866">
            <text:p>1.82</text:p>
          </table:table-cell>
          <table:table-cell office:value-type="float" office:value="433175916386.305">
            <text:p>433175916386.31</text:p>
          </table:table-cell>
          <table:table-cell office:value-type="float" office:value="40.7614286643724">
            <text:p>40.76</text:p>
          </table:table-cell>
          <table:table-cell/>
        </table:table-row>
        <table:table-row table:style-name="ro1">
          <table:table-cell office:value-type="float" office:value="4316">
            <text:p>4316</text:p>
          </table:table-cell>
          <table:table-cell office:value-type="float" office:value="22.8840519281004">
            <text:p>22.88</text:p>
          </table:table-cell>
          <table:table-cell office:value-type="float" office:value="432680961886.315">
            <text:p>432680961886.32</text:p>
          </table:table-cell>
          <table:table-cell office:value-type="float" office:value="7.54806039860591">
            <text:p>7.55</text:p>
          </table:table-cell>
          <table:table-cell/>
        </table:table-row>
        <table:table-row table:style-name="ro1">
          <table:table-cell office:value-type="float" office:value="4318">
            <text:p>4318</text:p>
          </table:table-cell>
          <table:table-cell office:value-type="float" office:value="7.51873875206226">
            <text:p>7.52</text:p>
          </table:table-cell>
          <table:table-cell office:value-type="float" office:value="432186915188.652">
            <text:p>432186915188.65</text:p>
          </table:table-cell>
          <table:table-cell office:value-type="float" office:value="37.9296157447291">
            <text:p>37.93</text:p>
          </table:table-cell>
          <table:table-cell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4.96934597691943">
            <text:p>4.97</text:p>
          </table:table-cell>
          <table:table-cell office:value-type="float" office:value="431693773864.17">
            <text:p>431693773864.17</text:p>
          </table:table-cell>
          <table:table-cell office:value-type="float" office:value="10.6519375117576">
            <text:p>10.65</text:p>
          </table:table-cell>
          <table:table-cell/>
        </table:table-row>
        <table:table-row table:style-name="ro1">
          <table:table-cell office:value-type="float" office:value="4322">
            <text:p>4322</text:p>
          </table:table-cell>
          <table:table-cell office:value-type="float" office:value="6.2133599634032">
            <text:p>6.21</text:p>
          </table:table-cell>
          <table:table-cell office:value-type="float" office:value="431201535582.514">
            <text:p>431201535582.51</text:p>
          </table:table-cell>
          <table:table-cell office:value-type="float" office:value="10.5867664498798">
            <text:p>10.59</text:p>
          </table:table-cell>
          <table:table-cell/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2.72873479506467">
            <text:p>2.73</text:p>
          </table:table-cell>
          <table:table-cell office:value-type="float" office:value="430710198015.569">
            <text:p>430710198015.57</text:p>
          </table:table-cell>
          <table:table-cell office:value-type="float" office:value="30.6103754734982">
            <text:p>30.61</text:p>
          </table:table-cell>
          <table:table-cell/>
        </table:table-row>
        <table:table-row table:style-name="ro1">
          <table:table-cell office:value-type="float" office:value="4326">
            <text:p>4326</text:p>
          </table:table-cell>
          <table:table-cell office:value-type="float" office:value="7.19149742873513">
            <text:p>7.19</text:p>
          </table:table-cell>
          <table:table-cell office:value-type="float" office:value="430219758828.005">
            <text:p>430219758828.01</text:p>
          </table:table-cell>
          <table:table-cell office:value-type="float" office:value="2.58015131326167">
            <text:p>2.58</text:p>
          </table:table-cell>
          <table:table-cell/>
        </table:table-row>
        <table:table-row table:style-name="ro1">
          <table:table-cell office:value-type="float" office:value="4328">
            <text:p>4328</text:p>
          </table:table-cell>
          <table:table-cell office:value-type="float" office:value="3.30810107361761">
            <text:p>3.31</text:p>
          </table:table-cell>
          <table:table-cell office:value-type="float" office:value="429730215683.207">
            <text:p>429730215683.21</text:p>
          </table:table-cell>
          <table:table-cell office:value-type="float" office:value="1.03279436794425">
            <text:p>1.03</text:p>
          </table:table-cell>
          <table:table-cell/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1.50207149796462">
            <text:p>1.5</text:p>
          </table:table-cell>
          <table:table-cell office:value-type="float" office:value="429241566272.538">
            <text:p>429241566272.54</text:p>
          </table:table-cell>
          <table:table-cell office:value-type="float" office:value="9.04410160676418">
            <text:p>9.04</text:p>
          </table:table-cell>
          <table:table-cell/>
        </table:table-row>
        <table:table-row table:style-name="ro1">
          <table:table-cell office:value-type="float" office:value="4332">
            <text:p>4332</text:p>
          </table:table-cell>
          <table:table-cell office:value-type="float" office:value="2.62179847302039">
            <text:p>2.62</text:p>
          </table:table-cell>
          <table:table-cell office:value-type="float" office:value="428753808300.766">
            <text:p>428753808300.77</text:p>
          </table:table-cell>
          <table:table-cell office:value-type="float" office:value="6.35189517507634">
            <text:p>6.35</text:p>
          </table:table-cell>
          <table:table-cell/>
        </table:table-row>
        <table:table-row table:style-name="ro1">
          <table:table-cell office:value-type="float" office:value="4334">
            <text:p>4334</text:p>
          </table:table-cell>
          <table:table-cell office:value-type="float" office:value="0.185202562697494">
            <text:p>0.19</text:p>
          </table:table-cell>
          <table:table-cell office:value-type="float" office:value="428266939448.786">
            <text:p>428266939448.79</text:p>
          </table:table-cell>
          <table:table-cell office:value-type="float" office:value="16.6602487762938">
            <text:p>16.66</text:p>
          </table:table-cell>
          <table:table-cell/>
        </table:table-row>
        <table:table-row table:style-name="ro1">
          <table:table-cell office:value-type="float" office:value="4336">
            <text:p>4336</text:p>
          </table:table-cell>
          <table:table-cell office:value-type="float" office:value="2.21912236525665">
            <text:p>2.22</text:p>
          </table:table-cell>
          <table:table-cell office:value-type="float" office:value="427780957439.83">
            <text:p>427780957439.83</text:p>
          </table:table-cell>
          <table:table-cell office:value-type="float" office:value="8.67249741746148">
            <text:p>8.67</text:p>
          </table:table-cell>
          <table:table-cell/>
        </table:table-row>
        <table:table-row table:style-name="ro1">
          <table:table-cell office:value-type="float" office:value="4338">
            <text:p>4338</text:p>
          </table:table-cell>
          <table:table-cell office:value-type="float" office:value="3.24195668670771">
            <text:p>3.24</text:p>
          </table:table-cell>
          <table:table-cell office:value-type="float" office:value="427295859984.859">
            <text:p>427295859984.86</text:p>
          </table:table-cell>
          <table:table-cell office:value-type="float" office:value="13.6460832867714">
            <text:p>13.65</text:p>
          </table:table-cell>
          <table:table-cell/>
        </table:table-row>
        <table:table-row table:style-name="ro1">
          <table:table-cell office:value-type="float" office:value="4340">
            <text:p>4340</text:p>
          </table:table-cell>
          <table:table-cell office:value-type="float" office:value="10.1446897430904">
            <text:p>10.14</text:p>
          </table:table-cell>
          <table:table-cell office:value-type="float" office:value="426811644785.793">
            <text:p>426811644785.79</text:p>
          </table:table-cell>
          <table:table-cell office:value-type="float" office:value="24.7429463653112">
            <text:p>24.74</text:p>
          </table:table-cell>
          <table:table-cell/>
        </table:table-row>
        <table:table-row table:style-name="ro1">
          <table:table-cell office:value-type="float" office:value="4342">
            <text:p>4342</text:p>
          </table:table-cell>
          <table:table-cell office:value-type="float" office:value="6.29398119224118">
            <text:p>6.29</text:p>
          </table:table-cell>
          <table:table-cell office:value-type="float" office:value="426328309623.569">
            <text:p>426328309623.57</text:p>
          </table:table-cell>
          <table:table-cell office:value-type="float" office:value="11.1696583878646">
            <text:p>11.17</text:p>
          </table:table-cell>
          <table:table-cell/>
        </table:table-row>
        <table:table-row table:style-name="ro1">
          <table:table-cell office:value-type="float" office:value="4344">
            <text:p>4344</text:p>
          </table:table-cell>
          <table:table-cell office:value-type="float" office:value="19.5440770625244">
            <text:p>19.54</text:p>
          </table:table-cell>
          <table:table-cell office:value-type="float" office:value="425845852172.435">
            <text:p>425845852172.44</text:p>
          </table:table-cell>
          <table:table-cell office:value-type="float" office:value="16.4465936347341">
            <text:p>16.45</text:p>
          </table:table-cell>
          <table:table-cell/>
        </table:table-row>
        <table:table-row table:style-name="ro1">
          <table:table-cell office:value-type="float" office:value="4346">
            <text:p>4346</text:p>
          </table:table-cell>
          <table:table-cell office:value-type="float" office:value="20.2944952859639">
            <text:p>20.29</text:p>
          </table:table-cell>
          <table:table-cell office:value-type="float" office:value="425364270265.213">
            <text:p>425364270265.21</text:p>
          </table:table-cell>
          <table:table-cell office:value-type="float" office:value="11.5450898252463">
            <text:p>11.55</text:p>
          </table:table-cell>
          <table:table-cell/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0.475351887484914">
            <text:p>0.48</text:p>
          </table:table-cell>
          <table:table-cell office:value-type="float" office:value="424883561553.418">
            <text:p>424883561553.42</text:p>
          </table:table-cell>
          <table:table-cell office:value-type="float" office:value="6.26253711303232">
            <text:p>6.26</text:p>
          </table:table-cell>
          <table:table-cell/>
        </table:table-row>
        <table:table-row table:style-name="ro1">
          <table:table-cell office:value-type="float" office:value="4350">
            <text:p>4350</text:p>
          </table:table-cell>
          <table:table-cell office:value-type="float" office:value="4.332112721386">
            <text:p>4.33</text:p>
          </table:table-cell>
          <table:table-cell office:value-type="float" office:value="424403723852.14">
            <text:p>424403723852.14</text:p>
          </table:table-cell>
          <table:table-cell office:value-type="float" office:value="0.381286164345936">
            <text:p>0.38</text:p>
          </table:table-cell>
          <table:table-cell/>
        </table:table-row>
        <table:table-row table:style-name="ro1">
          <table:table-cell office:value-type="float" office:value="4352">
            <text:p>4352</text:p>
          </table:table-cell>
          <table:table-cell office:value-type="float" office:value="3.90091518059732">
            <text:p>3.9</text:p>
          </table:table-cell>
          <table:table-cell office:value-type="float" office:value="423924754950.92">
            <text:p>423924754950.92</text:p>
          </table:table-cell>
          <table:table-cell office:value-type="float" office:value="19.7441245289545">
            <text:p>19.74</text:p>
          </table:table-cell>
          <table:table-cell/>
        </table:table-row>
        <table:table-row table:style-name="ro1">
          <table:table-cell office:value-type="float" office:value="4354">
            <text:p>4354</text:p>
          </table:table-cell>
          <table:table-cell office:value-type="float" office:value="0.467555797599079">
            <text:p>0.47</text:p>
          </table:table-cell>
          <table:table-cell office:value-type="float" office:value="423446652584.478">
            <text:p>423446652584.48</text:p>
          </table:table-cell>
          <table:table-cell office:value-type="float" office:value="5.44350057732089">
            <text:p>5.44</text:p>
          </table:table-cell>
          <table:table-cell/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0.169187140420852">
            <text:p>0.17</text:p>
          </table:table-cell>
          <table:table-cell office:value-type="float" office:value="422969414554.518">
            <text:p>422969414554.52</text:p>
          </table:table-cell>
          <table:table-cell office:value-type="float" office:value="12.9466563300831">
            <text:p>12.95</text:p>
          </table:table-cell>
          <table:table-cell/>
        </table:table-row>
        <table:table-row table:style-name="ro1">
          <table:table-cell office:value-type="float" office:value="4358">
            <text:p>4358</text:p>
          </table:table-cell>
          <table:table-cell office:value-type="float" office:value="3.05750570421426">
            <text:p>3.06</text:p>
          </table:table-cell>
          <table:table-cell office:value-type="float" office:value="422493038653.36">
            <text:p>422493038653.36</text:p>
          </table:table-cell>
          <table:table-cell office:value-type="float" office:value="1.97799872123058">
            <text:p>1.98</text:p>
          </table:table-cell>
          <table:table-cell/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2.97099054247495">
            <text:p>2.97</text:p>
          </table:table-cell>
          <table:table-cell office:value-type="float" office:value="422017522675.873">
            <text:p>422017522675.87</text:p>
          </table:table-cell>
          <table:table-cell office:value-type="float" office:value="9.68502582502762">
            <text:p>9.69</text:p>
          </table:table-cell>
          <table:table-cell/>
        </table:table-row>
        <table:table-row table:style-name="ro1">
          <table:table-cell office:value-type="float" office:value="4362">
            <text:p>4362</text:p>
          </table:table-cell>
          <table:table-cell office:value-type="float" office:value="1.21372002799974">
            <text:p>1.21</text:p>
          </table:table-cell>
          <table:table-cell office:value-type="float" office:value="421542864436.43">
            <text:p>421542864436.43</text:p>
          </table:table-cell>
          <table:table-cell office:value-type="float" office:value="3.75954386468348">
            <text:p>3.76</text:p>
          </table:table-cell>
          <table:table-cell/>
        </table:table-row>
        <table:table-row table:style-name="ro1">
          <table:table-cell office:value-type="float" office:value="4364">
            <text:p>4364</text:p>
          </table:table-cell>
          <table:table-cell office:value-type="float" office:value="2.27805692722177">
            <text:p>2.28</text:p>
          </table:table-cell>
          <table:table-cell office:value-type="float" office:value="421069061741.302">
            <text:p>421069061741.3</text:p>
          </table:table-cell>
          <table:table-cell office:value-type="float" office:value="7.53334203025605">
            <text:p>7.53</text:p>
          </table:table-cell>
          <table:table-cell/>
        </table:table-row>
        <table:table-row table:style-name="ro1">
          <table:table-cell office:value-type="float" office:value="4366">
            <text:p>4366</text:p>
          </table:table-cell>
          <table:table-cell office:value-type="float" office:value="6.48020295132754">
            <text:p>6.48</text:p>
          </table:table-cell>
          <table:table-cell office:value-type="float" office:value="420596112411.778">
            <text:p>420596112411.78</text:p>
          </table:table-cell>
          <table:table-cell office:value-type="float" office:value="4.3430441037427">
            <text:p>4.34</text:p>
          </table:table-cell>
          <table:table-cell/>
        </table:table-row>
        <table:table-row table:style-name="ro1">
          <table:table-cell office:value-type="float" office:value="4368">
            <text:p>4368</text:p>
          </table:table-cell>
          <table:table-cell office:value-type="float" office:value="1.85449777971205">
            <text:p>1.85</text:p>
          </table:table-cell>
          <table:table-cell office:value-type="float" office:value="420124014265.741">
            <text:p>420124014265.74</text:p>
          </table:table-cell>
          <table:table-cell office:value-type="float" office:value="5.6639768464432">
            <text:p>5.66</text:p>
          </table:table-cell>
          <table:table-cell/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5.67956818850963">
            <text:p>5.68</text:p>
          </table:table-cell>
          <table:table-cell office:value-type="float" office:value="419652765154.09">
            <text:p>419652765154.09</text:p>
          </table:table-cell>
          <table:table-cell office:value-type="float" office:value="32.3732526749334">
            <text:p>32.37</text:p>
          </table:table-cell>
          <table:table-cell/>
        </table:table-row>
        <table:table-row table:style-name="ro1">
          <table:table-cell office:value-type="float" office:value="4372">
            <text:p>4372</text:p>
          </table:table-cell>
          <table:table-cell office:value-type="float" office:value="2.10105583600059">
            <text:p>2.1</text:p>
          </table:table-cell>
          <table:table-cell office:value-type="float" office:value="419182362912.567">
            <text:p>419182362912.57</text:p>
          </table:table-cell>
          <table:table-cell office:value-type="float" office:value="0.903280626108613">
            <text:p>0.9</text:p>
          </table:table-cell>
          <table:table-cell/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3.56237710073597">
            <text:p>3.56</text:p>
          </table:table-cell>
          <table:table-cell office:value-type="float" office:value="418712805402.608">
            <text:p>418712805402.61</text:p>
          </table:table-cell>
          <table:table-cell office:value-type="float" office:value="32.3467998448657">
            <text:p>32.35</text:p>
          </table:table-cell>
          <table:table-cell/>
        </table:table-row>
        <table:table-row table:style-name="ro1">
          <table:table-cell office:value-type="float" office:value="4376">
            <text:p>4376</text:p>
          </table:table-cell>
          <table:table-cell office:value-type="float" office:value="0.407976979561446">
            <text:p>0.41</text:p>
          </table:table-cell>
          <table:table-cell office:value-type="float" office:value="418244090467.684">
            <text:p>418244090467.68</text:p>
          </table:table-cell>
          <table:table-cell office:value-type="float" office:value="13.5310379246049">
            <text:p>13.53</text:p>
          </table:table-cell>
          <table:table-cell/>
        </table:table-row>
        <table:table-row table:style-name="ro1">
          <table:table-cell office:value-type="float" office:value="4378">
            <text:p>4378</text:p>
          </table:table-cell>
          <table:table-cell office:value-type="float" office:value="11.695394874461">
            <text:p>11.7</text:p>
          </table:table-cell>
          <table:table-cell office:value-type="float" office:value="417776215952.82">
            <text:p>417776215952.82</text:p>
          </table:table-cell>
          <table:table-cell office:value-type="float" office:value="6.2676468021669">
            <text:p>6.27</text:p>
          </table:table-cell>
          <table:table-cell/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6.5580174106107">
            <text:p>6.56</text:p>
          </table:table-cell>
          <table:table-cell office:value-type="float" office:value="417309179772.628">
            <text:p>417309179772.63</text:p>
          </table:table-cell>
          <table:table-cell office:value-type="float" office:value="2.34444661008138">
            <text:p>2.34</text:p>
          </table:table-cell>
          <table:table-cell/>
        </table:table-row>
        <table:table-row table:style-name="ro1">
          <table:table-cell office:value-type="float" office:value="4382">
            <text:p>4382</text:p>
          </table:table-cell>
          <table:table-cell office:value-type="float" office:value="2.79866110039322">
            <text:p>2.8</text:p>
          </table:table-cell>
          <table:table-cell office:value-type="float" office:value="416842979780.647">
            <text:p>416842979780.65</text:p>
          </table:table-cell>
          <table:table-cell office:value-type="float" office:value="26.42236652084">
            <text:p>26.42</text:p>
          </table:table-cell>
          <table:table-cell/>
        </table:table-row>
        <table:table-row table:style-name="ro1">
          <table:table-cell office:value-type="float" office:value="4384">
            <text:p>4384</text:p>
          </table:table-cell>
          <table:table-cell office:value-type="float" office:value="3.3453223305595">
            <text:p>3.35</text:p>
          </table:table-cell>
          <table:table-cell office:value-type="float" office:value="416377613868.603">
            <text:p>416377613868.6</text:p>
          </table:table-cell>
          <table:table-cell office:value-type="float" office:value="14.2131614101953">
            <text:p>14.21</text:p>
          </table:table-cell>
          <table:table-cell/>
        </table:table-row>
        <table:table-row table:style-name="ro1">
          <table:table-cell office:value-type="float" office:value="4386">
            <text:p>4386</text:p>
          </table:table-cell>
          <table:table-cell office:value-type="float" office:value="13.4644047334777">
            <text:p>13.46</text:p>
          </table:table-cell>
          <table:table-cell office:value-type="float" office:value="415913079906.804">
            <text:p>415913079906.8</text:p>
          </table:table-cell>
          <table:table-cell office:value-type="float" office:value="9.51864792873134">
            <text:p>9.52</text:p>
          </table:table-cell>
          <table:table-cell/>
        </table:table-row>
        <table:table-row table:style-name="ro1">
          <table:table-cell office:value-type="float" office:value="4388">
            <text:p>4388</text:p>
          </table:table-cell>
          <table:table-cell office:value-type="float" office:value="1.40433698169693">
            <text:p>1.4</text:p>
          </table:table-cell>
          <table:table-cell office:value-type="float" office:value="415449375843.996">
            <text:p>415449375844</text:p>
          </table:table-cell>
          <table:table-cell office:value-type="float" office:value="4.03465803472083">
            <text:p>4.03</text:p>
          </table:table-cell>
          <table:table-cell/>
        </table:table-row>
        <table:table-row table:style-name="ro1">
          <table:table-cell office:value-type="float" office:value="4390">
            <text:p>4390</text:p>
          </table:table-cell>
          <table:table-cell office:value-type="float" office:value="2.68593120386648">
            <text:p>2.69</text:p>
          </table:table-cell>
          <table:table-cell office:value-type="float" office:value="414986499541.273">
            <text:p>414986499541.27</text:p>
          </table:table-cell>
          <table:table-cell office:value-type="float" office:value="3.5087869689075">
            <text:p>3.51</text:p>
          </table:table-cell>
          <table:table-cell/>
        </table:table-row>
        <table:table-row table:style-name="ro1">
          <table:table-cell office:value-type="float" office:value="4392">
            <text:p>4392</text:p>
          </table:table-cell>
          <table:table-cell office:value-type="float" office:value="5.96066270637787">
            <text:p>5.96</text:p>
          </table:table-cell>
          <table:table-cell office:value-type="float" office:value="414524448906.896">
            <text:p>414524448906.9</text:p>
          </table:table-cell>
          <table:table-cell office:value-type="float" office:value="1.28789168386357">
            <text:p>1.29</text:p>
          </table:table-cell>
          <table:table-cell/>
        </table:table-row>
        <table:table-row table:style-name="ro1">
          <table:table-cell office:value-type="float" office:value="4394">
            <text:p>4394</text:p>
          </table:table-cell>
          <table:table-cell office:value-type="float" office:value="0.644826906248219">
            <text:p>0.64</text:p>
          </table:table-cell>
          <table:table-cell office:value-type="float" office:value="414063221896.988">
            <text:p>414063221896.99</text:p>
          </table:table-cell>
          <table:table-cell office:value-type="float" office:value="7.33671607333772">
            <text:p>7.34</text:p>
          </table:table-cell>
          <table:table-cell/>
        </table:table-row>
        <table:table-row table:style-name="ro1">
          <table:table-cell office:value-type="float" office:value="4396">
            <text:p>4396</text:p>
          </table:table-cell>
          <table:table-cell office:value-type="float" office:value="6.14672689288001">
            <text:p>6.15</text:p>
          </table:table-cell>
          <table:table-cell office:value-type="float" office:value="413602816414.827">
            <text:p>413602816414.83</text:p>
          </table:table-cell>
          <table:table-cell office:value-type="float" office:value="2.12243386007138">
            <text:p>2.12</text:p>
          </table:table-cell>
          <table:table-cell/>
        </table:table-row>
        <table:table-row table:style-name="ro1">
          <table:table-cell office:value-type="float" office:value="4398">
            <text:p>4398</text:p>
          </table:table-cell>
          <table:table-cell office:value-type="float" office:value="2.71995531492754">
            <text:p>2.72</text:p>
          </table:table-cell>
          <table:table-cell office:value-type="float" office:value="413143230408.367">
            <text:p>413143230408.37</text:p>
          </table:table-cell>
          <table:table-cell office:value-type="float" office:value="5.0796984362059">
            <text:p>5.08</text:p>
          </table:table-cell>
          <table:table-cell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4.46362729525771">
            <text:p>4.46</text:p>
          </table:table-cell>
          <table:table-cell office:value-type="float" office:value="412684461801.257">
            <text:p>412684461801.26</text:p>
          </table:table-cell>
          <table:table-cell office:value-type="float" office:value="9.43377164851614">
            <text:p>9.43</text:p>
          </table:table-cell>
          <table:table-cell/>
        </table:table-row>
        <table:table-row table:style-name="ro1">
          <table:table-cell office:value-type="float" office:value="4402">
            <text:p>4402</text:p>
          </table:table-cell>
          <table:table-cell office:value-type="float" office:value="0.532151262832315">
            <text:p>0.53</text:p>
          </table:table-cell>
          <table:table-cell office:value-type="float" office:value="412226508557.825">
            <text:p>412226508557.83</text:p>
          </table:table-cell>
          <table:table-cell office:value-type="float" office:value="11.850366512092">
            <text:p>11.85</text:p>
          </table:table-cell>
          <table:table-cell/>
        </table:table-row>
        <table:table-row table:style-name="ro1">
          <table:table-cell office:value-type="float" office:value="4404">
            <text:p>4404</text:p>
          </table:table-cell>
          <table:table-cell office:value-type="float" office:value="4.51351720930213">
            <text:p>4.51</text:p>
          </table:table-cell>
          <table:table-cell office:value-type="float" office:value="411769368612.896">
            <text:p>411769368612.9</text:p>
          </table:table-cell>
          <table:table-cell office:value-type="float" office:value="19.885916975475">
            <text:p>19.89</text:p>
          </table:table-cell>
          <table:table-cell/>
        </table:table-row>
        <table:table-row table:style-name="ro1">
          <table:table-cell office:value-type="float" office:value="4406">
            <text:p>4406</text:p>
          </table:table-cell>
          <table:table-cell office:value-type="float" office:value="43.2277832946415">
            <text:p>43.23</text:p>
          </table:table-cell>
          <table:table-cell office:value-type="float" office:value="411313039906.529">
            <text:p>411313039906.53</text:p>
          </table:table-cell>
          <table:table-cell office:value-type="float" office:value="6.49905576991413">
            <text:p>6.5</text:p>
          </table:table-cell>
          <table:table-cell/>
        </table:table-row>
        <table:table-row table:style-name="ro1">
          <table:table-cell office:value-type="float" office:value="4408">
            <text:p>4408</text:p>
          </table:table-cell>
          <table:table-cell office:value-type="float" office:value="3.72249880255794">
            <text:p>3.72</text:p>
          </table:table-cell>
          <table:table-cell office:value-type="float" office:value="410857520522.691">
            <text:p>410857520522.69</text:p>
          </table:table-cell>
          <table:table-cell office:value-type="float" office:value="4.49747137617473">
            <text:p>4.5</text:p>
          </table:table-cell>
          <table:table-cell/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8.29565459722931">
            <text:p>8.3</text:p>
          </table:table-cell>
          <table:table-cell office:value-type="float" office:value="410402808304.435">
            <text:p>410402808304.44</text:p>
          </table:table-cell>
          <table:table-cell office:value-type="float" office:value="56.9941319443192">
            <text:p>56.99</text:p>
          </table:table-cell>
          <table:table-cell/>
        </table:table-row>
        <table:table-row table:style-name="ro1">
          <table:table-cell office:value-type="float" office:value="4412">
            <text:p>4412</text:p>
          </table:table-cell>
          <table:table-cell office:value-type="float" office:value="25.6440025271978">
            <text:p>25.64</text:p>
          </table:table-cell>
          <table:table-cell office:value-type="float" office:value="409948901245.125">
            <text:p>409948901245.13</text:p>
          </table:table-cell>
          <table:table-cell office:value-type="float" office:value="33.3649540000085">
            <text:p>33.36</text:p>
          </table:table-cell>
          <table:table-cell/>
        </table:table-row>
        <table:table-row table:style-name="ro1">
          <table:table-cell office:value-type="float" office:value="4414">
            <text:p>4414</text:p>
          </table:table-cell>
          <table:table-cell office:value-type="float" office:value="8.14130252151729">
            <text:p>8.14</text:p>
          </table:table-cell>
          <table:table-cell office:value-type="float" office:value="409495797433.863">
            <text:p>409495797433.86</text:p>
          </table:table-cell>
          <table:table-cell office:value-type="float" office:value="6.68476117268365">
            <text:p>6.68</text:p>
          </table:table-cell>
          <table:table-cell/>
        </table:table-row>
        <table:table-row table:style-name="ro1">
          <table:table-cell office:value-type="float" office:value="4416">
            <text:p>4416</text:p>
          </table:table-cell>
          <table:table-cell office:value-type="float" office:value="2.5639592394301">
            <text:p>2.56</text:p>
          </table:table-cell>
          <table:table-cell office:value-type="float" office:value="409043494748.849">
            <text:p>409043494748.85</text:p>
          </table:table-cell>
          <table:table-cell office:value-type="float" office:value="1.38823351742096">
            <text:p>1.39</text:p>
          </table:table-cell>
          <table:table-cell/>
        </table:table-row>
        <table:table-row table:style-name="ro1">
          <table:table-cell office:value-type="float" office:value="4418">
            <text:p>4418</text:p>
          </table:table-cell>
          <table:table-cell office:value-type="float" office:value="11.0200520053205">
            <text:p>11.02</text:p>
          </table:table-cell>
          <table:table-cell office:value-type="float" office:value="408591991239.125">
            <text:p>408591991239.13</text:p>
          </table:table-cell>
          <table:table-cell office:value-type="float" office:value="16.3486437044499">
            <text:p>16.35</text:p>
          </table:table-cell>
          <table:table-cell/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3.71153100038413">
            <text:p>3.71</text:p>
          </table:table-cell>
          <table:table-cell office:value-type="float" office:value="408141284929.515">
            <text:p>408141284929.52</text:p>
          </table:table-cell>
          <table:table-cell office:value-type="float" office:value="2.91447428491396">
            <text:p>2.91</text:p>
          </table:table-cell>
          <table:table-cell/>
        </table:table-row>
        <table:table-row table:style-name="ro1">
          <table:table-cell office:value-type="float" office:value="4422">
            <text:p>4422</text:p>
          </table:table-cell>
          <table:table-cell office:value-type="float" office:value="1.71158921765353">
            <text:p>1.71</text:p>
          </table:table-cell>
          <table:table-cell office:value-type="float" office:value="407691373808.549">
            <text:p>407691373808.55</text:p>
          </table:table-cell>
          <table:table-cell office:value-type="float" office:value="12.4544530548077">
            <text:p>12.45</text:p>
          </table:table-cell>
          <table:table-cell/>
        </table:table-row>
        <table:table-row table:style-name="ro1">
          <table:table-cell office:value-type="float" office:value="4424">
            <text:p>4424</text:p>
          </table:table-cell>
          <table:table-cell office:value-type="float" office:value="10.5823248355222">
            <text:p>10.58</text:p>
          </table:table-cell>
          <table:table-cell office:value-type="float" office:value="407242255894.556">
            <text:p>407242255894.56</text:p>
          </table:table-cell>
          <table:table-cell office:value-type="float" office:value="9.19019968677814">
            <text:p>9.19</text:p>
          </table:table-cell>
          <table:table-cell/>
        </table:table-row>
        <table:table-row table:style-name="ro1">
          <table:table-cell office:value-type="float" office:value="4426">
            <text:p>4426</text:p>
          </table:table-cell>
          <table:table-cell office:value-type="float" office:value="1.05848658172042">
            <text:p>1.06</text:p>
          </table:table-cell>
          <table:table-cell office:value-type="float" office:value="406793929242.447">
            <text:p>406793929242.45</text:p>
          </table:table-cell>
          <table:table-cell office:value-type="float" office:value="7.4148829150186">
            <text:p>7.41</text:p>
          </table:table-cell>
          <table:table-cell/>
        </table:table-row>
        <table:table-row table:style-name="ro1">
          <table:table-cell office:value-type="float" office:value="4428">
            <text:p>4428</text:p>
          </table:table-cell>
          <table:table-cell office:value-type="float" office:value="1.06912241922164">
            <text:p>1.07</text:p>
          </table:table-cell>
          <table:table-cell office:value-type="float" office:value="406346391848.871">
            <text:p>406346391848.87</text:p>
          </table:table-cell>
          <table:table-cell office:value-type="float" office:value="20.3396848400911">
            <text:p>20.34</text:p>
          </table:table-cell>
          <table:table-cell/>
        </table:table-row>
        <table:table-row table:style-name="ro1">
          <table:table-cell office:value-type="float" office:value="4430">
            <text:p>4430</text:p>
          </table:table-cell>
          <table:table-cell office:value-type="float" office:value="0.615283233528091">
            <text:p>0.62</text:p>
          </table:table-cell>
          <table:table-cell office:value-type="float" office:value="405899641777.769">
            <text:p>405899641777.77</text:p>
          </table:table-cell>
          <table:table-cell office:value-type="float" office:value="16.7420991688237">
            <text:p>16.74</text:p>
          </table:table-cell>
          <table:table-cell/>
        </table:table-row>
        <table:table-row table:style-name="ro1">
          <table:table-cell office:value-type="float" office:value="4432">
            <text:p>4432</text:p>
          </table:table-cell>
          <table:table-cell office:value-type="float" office:value="3.22261049567635">
            <text:p>3.22</text:p>
          </table:table-cell>
          <table:table-cell office:value-type="float" office:value="405453677067.295">
            <text:p>405453677067.3</text:p>
          </table:table-cell>
          <table:table-cell office:value-type="float" office:value="11.348433021505">
            <text:p>11.35</text:p>
          </table:table-cell>
          <table:table-cell/>
        </table:table-row>
        <table:table-row table:style-name="ro1">
          <table:table-cell office:value-type="float" office:value="4434">
            <text:p>4434</text:p>
          </table:table-cell>
          <table:table-cell office:value-type="float" office:value="1.88139228807864">
            <text:p>1.88</text:p>
          </table:table-cell>
          <table:table-cell office:value-type="float" office:value="405008495759.248">
            <text:p>405008495759.25</text:p>
          </table:table-cell>
          <table:table-cell office:value-type="float" office:value="19.7316389174642">
            <text:p>19.73</text:p>
          </table:table-cell>
          <table:table-cell/>
        </table:table-row>
        <table:table-row table:style-name="ro1">
          <table:table-cell office:value-type="float" office:value="4436">
            <text:p>4436</text:p>
          </table:table-cell>
          <table:table-cell office:value-type="float" office:value="1.05912196091429">
            <text:p>1.06</text:p>
          </table:table-cell>
          <table:table-cell office:value-type="float" office:value="404564095930.231">
            <text:p>404564095930.23</text:p>
          </table:table-cell>
          <table:table-cell office:value-type="float" office:value="3.49450619576585">
            <text:p>3.49</text:p>
          </table:table-cell>
          <table:table-cell/>
        </table:table-row>
        <table:table-row table:style-name="ro1">
          <table:table-cell office:value-type="float" office:value="4438">
            <text:p>4438</text:p>
          </table:table-cell>
          <table:table-cell office:value-type="float" office:value="10.4250992633892">
            <text:p>10.43</text:p>
          </table:table-cell>
          <table:table-cell office:value-type="float" office:value="404120475639.187">
            <text:p>404120475639.19</text:p>
          </table:table-cell>
          <table:table-cell office:value-type="float" office:value="32.5484041717571">
            <text:p>32.55</text:p>
          </table:table-cell>
          <table:table-cell/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8.74283940284566">
            <text:p>8.74</text:p>
          </table:table-cell>
          <table:table-cell office:value-type="float" office:value="403677632950.717">
            <text:p>403677632950.72</text:p>
          </table:table-cell>
          <table:table-cell office:value-type="float" office:value="4.77310852401993">
            <text:p>4.77</text:p>
          </table:table-cell>
          <table:table-cell/>
        </table:table-row>
        <table:table-row table:style-name="ro1">
          <table:table-cell office:value-type="float" office:value="4442">
            <text:p>4442</text:p>
          </table:table-cell>
          <table:table-cell office:value-type="float" office:value="8.23954079995605">
            <text:p>8.24</text:p>
          </table:table-cell>
          <table:table-cell office:value-type="float" office:value="403235565946.506">
            <text:p>403235565946.51</text:p>
          </table:table-cell>
          <table:table-cell office:value-type="float" office:value="18.4983278667082">
            <text:p>18.5</text:p>
          </table:table-cell>
          <table:table-cell/>
        </table:table-row>
        <table:table-row table:style-name="ro1">
          <table:table-cell office:value-type="float" office:value="4444">
            <text:p>4444</text:p>
          </table:table-cell>
          <table:table-cell office:value-type="float" office:value="19.0490243207573">
            <text:p>19.05</text:p>
          </table:table-cell>
          <table:table-cell office:value-type="float" office:value="402794272717.381">
            <text:p>402794272717.38</text:p>
          </table:table-cell>
          <table:table-cell office:value-type="float" office:value="6.33704189410272">
            <text:p>6.34</text:p>
          </table:table-cell>
          <table:table-cell/>
        </table:table-row>
        <table:table-row table:style-name="ro1">
          <table:table-cell office:value-type="float" office:value="4446">
            <text:p>4446</text:p>
          </table:table-cell>
          <table:table-cell office:value-type="float" office:value="3.99874094459258">
            <text:p>4</text:p>
          </table:table-cell>
          <table:table-cell office:value-type="float" office:value="402353751313.172">
            <text:p>402353751313.17</text:p>
          </table:table-cell>
          <table:table-cell office:value-type="float" office:value="15.8961504396651">
            <text:p>15.9</text:p>
          </table:table-cell>
          <table:table-cell/>
        </table:table-row>
        <table:table-row table:style-name="ro1">
          <table:table-cell office:value-type="float" office:value="4448">
            <text:p>4448</text:p>
          </table:table-cell>
          <table:table-cell office:value-type="float" office:value="13.0709235501297">
            <text:p>13.07</text:p>
          </table:table-cell>
          <table:table-cell office:value-type="float" office:value="401913999878.09">
            <text:p>401913999878.09</text:p>
          </table:table-cell>
          <table:table-cell office:value-type="float" office:value="5.70972676186616">
            <text:p>5.71</text:p>
          </table:table-cell>
          <table:table-cell/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1.00528394416666">
            <text:p>1.01</text:p>
          </table:table-cell>
          <table:table-cell office:value-type="float" office:value="401475016519.491">
            <text:p>401475016519.49</text:p>
          </table:table-cell>
          <table:table-cell office:value-type="float" office:value="41.3173247310433">
            <text:p>41.32</text:p>
          </table:table-cell>
          <table:table-cell/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9.59543063099255">
            <text:p>9.6</text:p>
          </table:table-cell>
          <table:table-cell office:value-type="float" office:value="401036799304.173">
            <text:p>401036799304.17</text:p>
          </table:table-cell>
          <table:table-cell office:value-type="float" office:value="8.13098120839938">
            <text:p>8.13</text:p>
          </table:table-cell>
          <table:table-cell/>
        </table:table-row>
        <table:table-row table:style-name="ro1">
          <table:table-cell office:value-type="float" office:value="4454">
            <text:p>4454</text:p>
          </table:table-cell>
          <table:table-cell office:value-type="float" office:value="13.9730183800602">
            <text:p>13.97</text:p>
          </table:table-cell>
          <table:table-cell office:value-type="float" office:value="400599346370.378">
            <text:p>400599346370.38</text:p>
          </table:table-cell>
          <table:table-cell office:value-type="float" office:value="13.39138668349">
            <text:p>13.39</text:p>
          </table:table-cell>
          <table:table-cell/>
        </table:table-row>
        <table:table-row table:style-name="ro1">
          <table:table-cell office:value-type="float" office:value="4456">
            <text:p>4456</text:p>
          </table:table-cell>
          <table:table-cell office:value-type="float" office:value="4.4900640152197">
            <text:p>4.49</text:p>
          </table:table-cell>
          <table:table-cell office:value-type="float" office:value="400162655867.95">
            <text:p>400162655867.95</text:p>
          </table:table-cell>
          <table:table-cell office:value-type="float" office:value="4.26324528756658">
            <text:p>4.26</text:p>
          </table:table-cell>
          <table:table-cell/>
        </table:table-row>
        <table:table-row table:style-name="ro1">
          <table:table-cell office:value-type="float" office:value="4458">
            <text:p>4458</text:p>
          </table:table-cell>
          <table:table-cell office:value-type="float" office:value="0.206150968160865">
            <text:p>0.21</text:p>
          </table:table-cell>
          <table:table-cell office:value-type="float" office:value="399726725847.967">
            <text:p>399726725847.97</text:p>
          </table:table-cell>
          <table:table-cell office:value-type="float" office:value="19.475120948811">
            <text:p>19.48</text:p>
          </table:table-cell>
          <table:table-cell/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15.7945182989923">
            <text:p>15.79</text:p>
          </table:table-cell>
          <table:table-cell office:value-type="float" office:value="399291554480.694">
            <text:p>399291554480.69</text:p>
          </table:table-cell>
          <table:table-cell office:value-type="float" office:value="1.94329712636009">
            <text:p>1.94</text:p>
          </table:table-cell>
          <table:table-cell/>
        </table:table-row>
        <table:table-row table:style-name="ro1">
          <table:table-cell office:value-type="float" office:value="4462">
            <text:p>4462</text:p>
          </table:table-cell>
          <table:table-cell office:value-type="float" office:value="10.8185598566751">
            <text:p>10.82</text:p>
          </table:table-cell>
          <table:table-cell office:value-type="float" office:value="398857139954.642">
            <text:p>398857139954.64</text:p>
          </table:table-cell>
          <table:table-cell office:value-type="float" office:value="1.2692164637767">
            <text:p>1.27</text:p>
          </table:table-cell>
          <table:table-cell/>
        </table:table-row>
        <table:table-row table:style-name="ro1">
          <table:table-cell office:value-type="float" office:value="4464">
            <text:p>4464</text:p>
          </table:table-cell>
          <table:table-cell office:value-type="float" office:value="1.16302089854261">
            <text:p>1.16</text:p>
          </table:table-cell>
          <table:table-cell office:value-type="float" office:value="398423480330.928">
            <text:p>398423480330.93</text:p>
          </table:table-cell>
          <table:table-cell office:value-type="float" office:value="7.8956112838074">
            <text:p>7.9</text:p>
          </table:table-cell>
          <table:table-cell/>
        </table:table-row>
        <table:table-row table:style-name="ro1">
          <table:table-cell office:value-type="float" office:value="4466">
            <text:p>4466</text:p>
          </table:table-cell>
          <table:table-cell office:value-type="float" office:value="0.572772628031581">
            <text:p>0.57</text:p>
          </table:table-cell>
          <table:table-cell office:value-type="float" office:value="397990573808.407">
            <text:p>397990573808.41</text:p>
          </table:table-cell>
          <table:table-cell office:value-type="float" office:value="8.00001722671669">
            <text:p>8</text:p>
          </table:table-cell>
          <table:table-cell/>
        </table:table-row>
        <table:table-row table:style-name="ro1">
          <table:table-cell office:value-type="float" office:value="4468">
            <text:p>4468</text:p>
          </table:table-cell>
          <table:table-cell office:value-type="float" office:value="1.98530831080469">
            <text:p>1.99</text:p>
          </table:table-cell>
          <table:table-cell office:value-type="float" office:value="397558418537.731">
            <text:p>397558418537.73</text:p>
          </table:table-cell>
          <table:table-cell office:value-type="float" office:value="12.1464944918378">
            <text:p>12.15</text:p>
          </table:table-cell>
          <table:table-cell/>
        </table:table-row>
        <table:table-row table:style-name="ro1">
          <table:table-cell office:value-type="float" office:value="4470">
            <text:p>4470</text:p>
          </table:table-cell>
          <table:table-cell office:value-type="float" office:value="1.82681246751647">
            <text:p>1.83</text:p>
          </table:table-cell>
          <table:table-cell office:value-type="float" office:value="397127012668.414">
            <text:p>397127012668.41</text:p>
          </table:table-cell>
          <table:table-cell office:value-type="float" office:value="6.74950150114374">
            <text:p>6.75</text:p>
          </table:table-cell>
          <table:table-cell/>
        </table:table-row>
        <table:table-row table:style-name="ro1">
          <table:table-cell office:value-type="float" office:value="4472">
            <text:p>4472</text:p>
          </table:table-cell>
          <table:table-cell office:value-type="float" office:value="6.25481583084937">
            <text:p>6.25</text:p>
          </table:table-cell>
          <table:table-cell office:value-type="float" office:value="396696354390.347">
            <text:p>396696354390.35</text:p>
          </table:table-cell>
          <table:table-cell office:value-type="float" office:value="6.95252661320417">
            <text:p>6.95</text:p>
          </table:table-cell>
          <table:table-cell/>
        </table:table-row>
        <table:table-row table:style-name="ro1">
          <table:table-cell office:value-type="float" office:value="4474">
            <text:p>4474</text:p>
          </table:table-cell>
          <table:table-cell office:value-type="float" office:value="2.23783190568033">
            <text:p>2.24</text:p>
          </table:table-cell>
          <table:table-cell office:value-type="float" office:value="396266441847.826">
            <text:p>396266441847.83</text:p>
          </table:table-cell>
          <table:table-cell office:value-type="float" office:value="7.33525082917529">
            <text:p>7.34</text:p>
          </table:table-cell>
          <table:table-cell/>
        </table:table-row>
        <table:table-row table:style-name="ro1">
          <table:table-cell office:value-type="float" office:value="4476">
            <text:p>4476</text:p>
          </table:table-cell>
          <table:table-cell office:value-type="float" office:value="10.3901498243963">
            <text:p>10.39</text:p>
          </table:table-cell>
          <table:table-cell office:value-type="float" office:value="395837273265.691">
            <text:p>395837273265.69</text:p>
          </table:table-cell>
          <table:table-cell office:value-type="float" office:value="12.7974760223023">
            <text:p>12.8</text:p>
          </table:table-cell>
          <table:table-cell/>
        </table:table-row>
        <table:table-row table:style-name="ro1">
          <table:table-cell office:value-type="float" office:value="4478">
            <text:p>4478</text:p>
          </table:table-cell>
          <table:table-cell office:value-type="float" office:value="4.89733288500565">
            <text:p>4.9</text:p>
          </table:table-cell>
          <table:table-cell office:value-type="float" office:value="395408846750.49">
            <text:p>395408846750.49</text:p>
          </table:table-cell>
          <table:table-cell office:value-type="float" office:value="1.3010996865722">
            <text:p>1.3</text:p>
          </table:table-cell>
          <table:table-cell/>
        </table:table-row>
        <table:table-row table:style-name="ro1">
          <table:table-cell office:value-type="float" office:value="4480">
            <text:p>4480</text:p>
          </table:table-cell>
          <table:table-cell office:value-type="float" office:value="4.55951090502434">
            <text:p>4.56</text:p>
          </table:table-cell>
          <table:table-cell office:value-type="float" office:value="394981160576.675">
            <text:p>394981160576.68</text:p>
          </table:table-cell>
          <table:table-cell office:value-type="float" office:value="13.5361745473606">
            <text:p>13.54</text:p>
          </table:table-cell>
          <table:table-cell/>
        </table:table-row>
        <table:table-row table:style-name="ro1">
          <table:table-cell office:value-type="float" office:value="4482">
            <text:p>4482</text:p>
          </table:table-cell>
          <table:table-cell office:value-type="float" office:value="7.37086273504668">
            <text:p>7.37</text:p>
          </table:table-cell>
          <table:table-cell office:value-type="float" office:value="394554212899.955">
            <text:p>394554212899.96</text:p>
          </table:table-cell>
          <table:table-cell office:value-type="float" office:value="36.5480243211483">
            <text:p>36.55</text:p>
          </table:table-cell>
          <table:table-cell/>
        </table:table-row>
        <table:table-row table:style-name="ro1">
          <table:table-cell office:value-type="float" office:value="4484">
            <text:p>4484</text:p>
          </table:table-cell>
          <table:table-cell office:value-type="float" office:value="2.66167787150166">
            <text:p>2.66</text:p>
          </table:table-cell>
          <table:table-cell office:value-type="float" office:value="394128001946.277">
            <text:p>394128001946.28</text:p>
          </table:table-cell>
          <table:table-cell office:value-type="float" office:value="5.66646718172776">
            <text:p>5.67</text:p>
          </table:table-cell>
          <table:table-cell/>
        </table:table-row>
        <table:table-row table:style-name="ro1">
          <table:table-cell office:value-type="float" office:value="4486">
            <text:p>4486</text:p>
          </table:table-cell>
          <table:table-cell office:value-type="float" office:value="0.497811220004672">
            <text:p>0.5</text:p>
          </table:table-cell>
          <table:table-cell office:value-type="float" office:value="393702525901.458">
            <text:p>393702525901.46</text:p>
          </table:table-cell>
          <table:table-cell office:value-type="float" office:value="8.94087920461151">
            <text:p>8.94</text:p>
          </table:table-cell>
          <table:table-cell/>
        </table:table-row>
        <table:table-row table:style-name="ro1">
          <table:table-cell office:value-type="float" office:value="4488">
            <text:p>4488</text:p>
          </table:table-cell>
          <table:table-cell office:value-type="float" office:value="10.3930914731134">
            <text:p>10.39</text:p>
          </table:table-cell>
          <table:table-cell office:value-type="float" office:value="393277782998.169">
            <text:p>393277782998.17</text:p>
          </table:table-cell>
          <table:table-cell office:value-type="float" office:value="1.83159371996908">
            <text:p>1.83</text:p>
          </table:table-cell>
          <table:table-cell/>
        </table:table-row>
        <table:table-row table:style-name="ro1">
          <table:table-cell office:value-type="float" office:value="4490">
            <text:p>4490</text:p>
          </table:table-cell>
          <table:table-cell office:value-type="float" office:value="19.934704798715">
            <text:p>19.93</text:p>
          </table:table-cell>
          <table:table-cell office:value-type="float" office:value="392853771445.35">
            <text:p>392853771445.35</text:p>
          </table:table-cell>
          <table:table-cell office:value-type="float" office:value="13.6204517594051">
            <text:p>13.62</text:p>
          </table:table-cell>
          <table:table-cell/>
        </table:table-row>
        <table:table-row table:style-name="ro1">
          <table:table-cell office:value-type="float" office:value="4492">
            <text:p>4492</text:p>
          </table:table-cell>
          <table:table-cell office:value-type="float" office:value="5.47857693565376">
            <text:p>5.48</text:p>
          </table:table-cell>
          <table:table-cell office:value-type="float" office:value="392430489439.605">
            <text:p>392430489439.61</text:p>
          </table:table-cell>
          <table:table-cell office:value-type="float" office:value="21.572855823837">
            <text:p>21.57</text:p>
          </table:table-cell>
          <table:table-cell/>
        </table:table-row>
        <table:table-row table:style-name="ro1">
          <table:table-cell office:value-type="float" office:value="4494">
            <text:p>4494</text:p>
          </table:table-cell>
          <table:table-cell office:value-type="float" office:value="0.878106947905617">
            <text:p>0.88</text:p>
          </table:table-cell>
          <table:table-cell office:value-type="float" office:value="392007935291.037">
            <text:p>392007935291.04</text:p>
          </table:table-cell>
          <table:table-cell office:value-type="float" office:value="24.0621636619799">
            <text:p>24.06</text:p>
          </table:table-cell>
          <table:table-cell/>
        </table:table-row>
        <table:table-row table:style-name="ro1">
          <table:table-cell office:value-type="float" office:value="4496">
            <text:p>4496</text:p>
          </table:table-cell>
          <table:table-cell office:value-type="float" office:value="11.4670358202143">
            <text:p>11.47</text:p>
          </table:table-cell>
          <table:table-cell office:value-type="float" office:value="391586107161.564">
            <text:p>391586107161.57</text:p>
          </table:table-cell>
          <table:table-cell office:value-type="float" office:value="25.061641666561">
            <text:p>25.06</text:p>
          </table:table-cell>
          <table:table-cell/>
        </table:table-row>
        <table:table-row table:style-name="ro1">
          <table:table-cell office:value-type="float" office:value="4498">
            <text:p>4498</text:p>
          </table:table-cell>
          <table:table-cell office:value-type="float" office:value="13.8552993392072">
            <text:p>13.86</text:p>
          </table:table-cell>
          <table:table-cell office:value-type="float" office:value="391165003327.454">
            <text:p>391165003327.45</text:p>
          </table:table-cell>
          <table:table-cell office:value-type="float" office:value="15.0824129061756">
            <text:p>15.08</text:p>
          </table:table-cell>
          <table:table-cell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02286947316074">
            <text:p>4.02</text:p>
          </table:table-cell>
          <table:table-cell office:value-type="float" office:value="390744622015.867">
            <text:p>390744622015.87</text:p>
          </table:table-cell>
          <table:table-cell office:value-type="float" office:value="26.1135974335903">
            <text:p>26.11</text:p>
          </table:table-cell>
          <table:table-cell/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7.50069911894361">
            <text:p>7.5</text:p>
          </table:table-cell>
          <table:table-cell office:value-type="float" office:value="390324961496.912">
            <text:p>390324961496.91</text:p>
          </table:table-cell>
          <table:table-cell office:value-type="float" office:value="1.40205836982263">
            <text:p>1.4</text:p>
          </table:table-cell>
          <table:table-cell/>
        </table:table-row>
        <table:table-row table:style-name="ro1">
          <table:table-cell office:value-type="float" office:value="4504">
            <text:p>4504</text:p>
          </table:table-cell>
          <table:table-cell office:value-type="float" office:value="0.334378741936605">
            <text:p>0.33</text:p>
          </table:table-cell>
          <table:table-cell office:value-type="float" office:value="389906020048.306">
            <text:p>389906020048.31</text:p>
          </table:table-cell>
          <table:table-cell office:value-type="float" office:value="2.92420342144445">
            <text:p>2.92</text:p>
          </table:table-cell>
          <table:table-cell/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4.99124006505835">
            <text:p>4.99</text:p>
          </table:table-cell>
          <table:table-cell office:value-type="float" office:value="389487795895.833">
            <text:p>389487795895.83</text:p>
          </table:table-cell>
          <table:table-cell office:value-type="float" office:value="18.2615107049348">
            <text:p>18.26</text:p>
          </table:table-cell>
          <table:table-cell/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0.116418457067648">
            <text:p>0.12</text:p>
          </table:table-cell>
          <table:table-cell office:value-type="float" office:value="389070287348.098">
            <text:p>389070287348.1</text:p>
          </table:table-cell>
          <table:table-cell office:value-type="float" office:value="19.4848171506456">
            <text:p>19.48</text:p>
          </table:table-cell>
          <table:table-cell/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6.68675142376954">
            <text:p>6.69</text:p>
          </table:table-cell>
          <table:table-cell office:value-type="float" office:value="388653492644.847">
            <text:p>388653492644.85</text:p>
          </table:table-cell>
          <table:table-cell office:value-type="float" office:value="4.29823546703782">
            <text:p>4.3</text:p>
          </table:table-cell>
          <table:table-cell/>
        </table:table-row>
        <table:table-row table:style-name="ro1">
          <table:table-cell office:value-type="float" office:value="4512">
            <text:p>4512</text:p>
          </table:table-cell>
          <table:table-cell office:value-type="float" office:value="5.09082409103323">
            <text:p>5.09</text:p>
          </table:table-cell>
          <table:table-cell office:value-type="float" office:value="388237410092.448">
            <text:p>388237410092.45</text:p>
          </table:table-cell>
          <table:table-cell office:value-type="float" office:value="15.5256946204677">
            <text:p>15.53</text:p>
          </table:table-cell>
          <table:table-cell/>
        </table:table-row>
        <table:table-row table:style-name="ro1">
          <table:table-cell office:value-type="float" office:value="4514">
            <text:p>4514</text:p>
          </table:table-cell>
          <table:table-cell office:value-type="float" office:value="9.00719761965063">
            <text:p>9.01</text:p>
          </table:table-cell>
          <table:table-cell office:value-type="float" office:value="387822037967.404">
            <text:p>387822037967.41</text:p>
          </table:table-cell>
          <table:table-cell office:value-type="float" office:value="14.3781576135509">
            <text:p>14.38</text:p>
          </table:table-cell>
          <table:table-cell/>
        </table:table-row>
        <table:table-row table:style-name="ro1">
          <table:table-cell office:value-type="float" office:value="4516">
            <text:p>4516</text:p>
          </table:table-cell>
          <table:table-cell office:value-type="float" office:value="2.69022069881535">
            <text:p>2.69</text:p>
          </table:table-cell>
          <table:table-cell office:value-type="float" office:value="387407374565.925">
            <text:p>387407374565.93</text:p>
          </table:table-cell>
          <table:table-cell office:value-type="float" office:value="3.00165675479276">
            <text:p>3</text:p>
          </table:table-cell>
          <table:table-cell/>
        </table:table-row>
        <table:table-row table:style-name="ro1">
          <table:table-cell office:value-type="float" office:value="4518">
            <text:p>4518</text:p>
          </table:table-cell>
          <table:table-cell office:value-type="float" office:value="3.72782097035377">
            <text:p>3.73</text:p>
          </table:table-cell>
          <table:table-cell office:value-type="float" office:value="386993418181.543">
            <text:p>386993418181.54</text:p>
          </table:table-cell>
          <table:table-cell office:value-type="float" office:value="23.8947341497915">
            <text:p>23.89</text:p>
          </table:table-cell>
          <table:table-cell/>
        </table:table-row>
        <table:table-row table:style-name="ro1">
          <table:table-cell office:value-type="float" office:value="4520">
            <text:p>4520</text:p>
          </table:table-cell>
          <table:table-cell office:value-type="float" office:value="5.26193079525477">
            <text:p>5.26</text:p>
          </table:table-cell>
          <table:table-cell office:value-type="float" office:value="386580167124.94">
            <text:p>386580167124.94</text:p>
          </table:table-cell>
          <table:table-cell office:value-type="float" office:value="39.2020818540355">
            <text:p>39.2</text:p>
          </table:table-cell>
          <table:table-cell/>
        </table:table-row>
        <table:table-row table:style-name="ro1">
          <table:table-cell office:value-type="float" office:value="4522">
            <text:p>4522</text:p>
          </table:table-cell>
          <table:table-cell office:value-type="float" office:value="4.98423255844432">
            <text:p>4.98</text:p>
          </table:table-cell>
          <table:table-cell office:value-type="float" office:value="386167619678.417">
            <text:p>386167619678.42</text:p>
          </table:table-cell>
          <table:table-cell office:value-type="float" office:value="12.575204551083">
            <text:p>12.58</text:p>
          </table:table-cell>
          <table:table-cell/>
        </table:table-row>
        <table:table-row table:style-name="ro1">
          <table:table-cell office:value-type="float" office:value="4524">
            <text:p>4524</text:p>
          </table:table-cell>
          <table:table-cell office:value-type="float" office:value="5.05958020934723">
            <text:p>5.06</text:p>
          </table:table-cell>
          <table:table-cell office:value-type="float" office:value="385755774195.422">
            <text:p>385755774195.42</text:p>
          </table:table-cell>
          <table:table-cell office:value-type="float" office:value="12.6012568398082">
            <text:p>12.6</text:p>
          </table:table-cell>
          <table:table-cell/>
        </table:table-row>
        <table:table-row table:style-name="ro1">
          <table:table-cell office:value-type="float" office:value="4526">
            <text:p>4526</text:p>
          </table:table-cell>
          <table:table-cell office:value-type="float" office:value="7.06615663719014">
            <text:p>7.07</text:p>
          </table:table-cell>
          <table:table-cell office:value-type="float" office:value="385344628944.746">
            <text:p>385344628944.75</text:p>
          </table:table-cell>
          <table:table-cell office:value-type="float" office:value="26.0646054181878">
            <text:p>26.06</text:p>
          </table:table-cell>
          <table:table-cell/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0.10386337584289">
            <text:p>0.1</text:p>
          </table:table-cell>
          <table:table-cell office:value-type="float" office:value="384934182303.568">
            <text:p>384934182303.57</text:p>
          </table:table-cell>
          <table:table-cell office:value-type="float" office:value="6.88755095394491">
            <text:p>6.89</text:p>
          </table:table-cell>
          <table:table-cell/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1.31125075592581">
            <text:p>1.31</text:p>
          </table:table-cell>
          <table:table-cell office:value-type="float" office:value="384524432572.529">
            <text:p>384524432572.53</text:p>
          </table:table-cell>
          <table:table-cell office:value-type="float" office:value="6.38103958061604">
            <text:p>6.38</text:p>
          </table:table-cell>
          <table:table-cell/>
        </table:table-row>
        <table:table-row table:style-name="ro1">
          <table:table-cell office:value-type="float" office:value="4532">
            <text:p>4532</text:p>
          </table:table-cell>
          <table:table-cell office:value-type="float" office:value="1.13924297961014">
            <text:p>1.14</text:p>
          </table:table-cell>
          <table:table-cell office:value-type="float" office:value="384115378088.608">
            <text:p>384115378088.61</text:p>
          </table:table-cell>
          <table:table-cell office:value-type="float" office:value="0.573534995705025">
            <text:p>0.57</text:p>
          </table:table-cell>
          <table:table-cell/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0.388057084899035">
            <text:p>0.39</text:p>
          </table:table-cell>
          <table:table-cell office:value-type="float" office:value="383707017188.185">
            <text:p>383707017188.19</text:p>
          </table:table-cell>
          <table:table-cell office:value-type="float" office:value="24.0486131134227">
            <text:p>24.05</text:p>
          </table:table-cell>
          <table:table-cell/>
        </table:table-row>
        <table:table-row table:style-name="ro1">
          <table:table-cell office:value-type="float" office:value="4536">
            <text:p>4536</text:p>
          </table:table-cell>
          <table:table-cell office:value-type="float" office:value="5.50327060058889">
            <text:p>5.5</text:p>
          </table:table-cell>
          <table:table-cell office:value-type="float" office:value="383299348216.25">
            <text:p>383299348216.25</text:p>
          </table:table-cell>
          <table:table-cell office:value-type="float" office:value="8.78512211332032">
            <text:p>8.79</text:p>
          </table:table-cell>
          <table:table-cell/>
        </table:table-row>
        <table:table-row table:style-name="ro1">
          <table:table-cell office:value-type="float" office:value="4538">
            <text:p>4538</text:p>
          </table:table-cell>
          <table:table-cell office:value-type="float" office:value="0.118080288239565">
            <text:p>0.12</text:p>
          </table:table-cell>
          <table:table-cell office:value-type="float" office:value="382892369538.549">
            <text:p>382892369538.55</text:p>
          </table:table-cell>
          <table:table-cell office:value-type="float" office:value="47.2626315995542">
            <text:p>47.26</text:p>
          </table:table-cell>
          <table:table-cell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.9179233432231">
            <text:p>2.92</text:p>
          </table:table-cell>
          <table:table-cell office:value-type="float" office:value="382486079487.089">
            <text:p>382486079487.09</text:p>
          </table:table-cell>
          <table:table-cell office:value-type="float" office:value="52.0165089788603">
            <text:p>52.02</text:p>
          </table:table-cell>
          <table:table-cell/>
        </table:table-row>
        <table:table-row table:style-name="ro1">
          <table:table-cell office:value-type="float" office:value="4542">
            <text:p>4542</text:p>
          </table:table-cell>
          <table:table-cell office:value-type="float" office:value="2.9966573017801">
            <text:p>3</text:p>
          </table:table-cell>
          <table:table-cell office:value-type="float" office:value="382080476440.977">
            <text:p>382080476440.98</text:p>
          </table:table-cell>
          <table:table-cell office:value-type="float" office:value="11.889332650776">
            <text:p>11.89</text:p>
          </table:table-cell>
          <table:table-cell/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3.88637465789387">
            <text:p>3.89</text:p>
          </table:table-cell>
          <table:table-cell office:value-type="float" office:value="381675558752.242">
            <text:p>381675558752.24</text:p>
          </table:table-cell>
          <table:table-cell office:value-type="float" office:value="10.4220331610394">
            <text:p>10.42</text:p>
          </table:table-cell>
          <table:table-cell/>
        </table:table-row>
        <table:table-row table:style-name="ro1">
          <table:table-cell office:value-type="float" office:value="4546">
            <text:p>4546</text:p>
          </table:table-cell>
          <table:table-cell office:value-type="float" office:value="0.75919358509001">
            <text:p>0.76</text:p>
          </table:table-cell>
          <table:table-cell office:value-type="float" office:value="381271324803.037">
            <text:p>381271324803.04</text:p>
          </table:table-cell>
          <table:table-cell office:value-type="float" office:value="24.714986374858">
            <text:p>24.71</text:p>
          </table:table-cell>
          <table:table-cell/>
        </table:table-row>
        <table:table-row table:style-name="ro1">
          <table:table-cell office:value-type="float" office:value="4548">
            <text:p>4548</text:p>
          </table:table-cell>
          <table:table-cell office:value-type="float" office:value="1.65903233818615">
            <text:p>1.66</text:p>
          </table:table-cell>
          <table:table-cell office:value-type="float" office:value="380867772957.625">
            <text:p>380867772957.63</text:p>
          </table:table-cell>
          <table:table-cell office:value-type="float" office:value="12.2660493240498">
            <text:p>12.27</text:p>
          </table:table-cell>
          <table:table-cell/>
        </table:table-row>
        <table:table-row table:style-name="ro1">
          <table:table-cell office:value-type="float" office:value="4550">
            <text:p>4550</text:p>
          </table:table-cell>
          <table:table-cell office:value-type="float" office:value="3.72706113160499">
            <text:p>3.73</text:p>
          </table:table-cell>
          <table:table-cell office:value-type="float" office:value="380464901603.08">
            <text:p>380464901603.08</text:p>
          </table:table-cell>
          <table:table-cell office:value-type="float" office:value="10.3108534552915">
            <text:p>10.31</text:p>
          </table:table-cell>
          <table:table-cell/>
        </table:table-row>
        <table:table-row table:style-name="ro1">
          <table:table-cell office:value-type="float" office:value="4552">
            <text:p>4552</text:p>
          </table:table-cell>
          <table:table-cell office:value-type="float" office:value="0.152901991038189">
            <text:p>0.15</text:p>
          </table:table-cell>
          <table:table-cell office:value-type="float" office:value="380062709126.698">
            <text:p>380062709126.7</text:p>
          </table:table-cell>
          <table:table-cell office:value-type="float" office:value="15.1190152036715">
            <text:p>15.12</text:p>
          </table:table-cell>
          <table:table-cell/>
        </table:table-row>
        <table:table-row table:style-name="ro1">
          <table:table-cell office:value-type="float" office:value="4554">
            <text:p>4554</text:p>
          </table:table-cell>
          <table:table-cell office:value-type="float" office:value="4.07166423592147">
            <text:p>4.07</text:p>
          </table:table-cell>
          <table:table-cell office:value-type="float" office:value="379661193910.686">
            <text:p>379661193910.69</text:p>
          </table:table-cell>
          <table:table-cell office:value-type="float" office:value="26.4146416798467">
            <text:p>26.41</text:p>
          </table:table-cell>
          <table:table-cell/>
        </table:table-row>
        <table:table-row table:style-name="ro1">
          <table:table-cell office:value-type="float" office:value="4556">
            <text:p>4556</text:p>
          </table:table-cell>
          <table:table-cell office:value-type="float" office:value="1.94227419949422">
            <text:p>1.94</text:p>
          </table:table-cell>
          <table:table-cell office:value-type="float" office:value="379260354361.581">
            <text:p>379260354361.58</text:p>
          </table:table-cell>
          <table:table-cell office:value-type="float" office:value="0.797140070531229">
            <text:p>0.8</text:p>
          </table:table-cell>
          <table:table-cell/>
        </table:table-row>
        <table:table-row table:style-name="ro1">
          <table:table-cell office:value-type="float" office:value="4558">
            <text:p>4558</text:p>
          </table:table-cell>
          <table:table-cell office:value-type="float" office:value="2.06680191717017">
            <text:p>2.07</text:p>
          </table:table-cell>
          <table:table-cell office:value-type="float" office:value="378860188868.815">
            <text:p>378860188868.82</text:p>
          </table:table-cell>
          <table:table-cell office:value-type="float" office:value="9.33549849792459">
            <text:p>9.34</text:p>
          </table:table-cell>
          <table:table-cell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7.74717636476308">
            <text:p>7.75</text:p>
          </table:table-cell>
          <table:table-cell office:value-type="float" office:value="378460695840.054">
            <text:p>378460695840.06</text:p>
          </table:table-cell>
          <table:table-cell office:value-type="float" office:value="16.2605564451851">
            <text:p>16.26</text:p>
          </table:table-cell>
          <table:table-cell/>
        </table:table-row>
        <table:table-row table:style-name="ro1">
          <table:table-cell office:value-type="float" office:value="4562">
            <text:p>4562</text:p>
          </table:table-cell>
          <table:table-cell office:value-type="float" office:value="5.27370012446353">
            <text:p>5.27</text:p>
          </table:table-cell>
          <table:table-cell office:value-type="float" office:value="378061873695.33">
            <text:p>378061873695.33</text:p>
          </table:table-cell>
          <table:table-cell office:value-type="float" office:value="13.8448009288078">
            <text:p>13.84</text:p>
          </table:table-cell>
          <table:table-cell/>
        </table:table-row>
        <table:table-row table:style-name="ro1">
          <table:table-cell office:value-type="float" office:value="4564">
            <text:p>4564</text:p>
          </table:table-cell>
          <table:table-cell office:value-type="float" office:value="2.50461592263649">
            <text:p>2.5</text:p>
          </table:table-cell>
          <table:table-cell office:value-type="float" office:value="377663720844.131">
            <text:p>377663720844.13</text:p>
          </table:table-cell>
          <table:table-cell office:value-type="float" office:value="3.93529711349963">
            <text:p>3.94</text:p>
          </table:table-cell>
          <table:table-cell/>
        </table:table-row>
        <table:table-row table:style-name="ro1">
          <table:table-cell office:value-type="float" office:value="4566">
            <text:p>4566</text:p>
          </table:table-cell>
          <table:table-cell office:value-type="float" office:value="9.74000825642773">
            <text:p>9.74</text:p>
          </table:table-cell>
          <table:table-cell office:value-type="float" office:value="377266235697.334">
            <text:p>377266235697.33</text:p>
          </table:table-cell>
          <table:table-cell office:value-type="float" office:value="13.3574011963843">
            <text:p>13.36</text:p>
          </table:table-cell>
          <table:table-cell/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1.20477272820762">
            <text:p>1.2</text:p>
          </table:table-cell>
          <table:table-cell office:value-type="float" office:value="376869416705.89">
            <text:p>376869416705.89</text:p>
          </table:table-cell>
          <table:table-cell office:value-type="float" office:value="10.6803153662491">
            <text:p>10.68</text:p>
          </table:table-cell>
          <table:table-cell/>
        </table:table-row>
        <table:table-row table:style-name="ro1">
          <table:table-cell office:value-type="float" office:value="4570">
            <text:p>4570</text:p>
          </table:table-cell>
          <table:table-cell office:value-type="float" office:value="5.26899927288065">
            <text:p>5.27</text:p>
          </table:table-cell>
          <table:table-cell office:value-type="float" office:value="376473262277.056">
            <text:p>376473262277.06</text:p>
          </table:table-cell>
          <table:table-cell office:value-type="float" office:value="11.6459829679439">
            <text:p>11.65</text:p>
          </table:table-cell>
          <table:table-cell/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2.37118959802684">
            <text:p>2.37</text:p>
          </table:table-cell>
          <table:table-cell office:value-type="float" office:value="376077770838.774">
            <text:p>376077770838.78</text:p>
          </table:table-cell>
          <table:table-cell office:value-type="float" office:value="9.77293710813111">
            <text:p>9.77</text:p>
          </table:table-cell>
          <table:table-cell/>
        </table:table-row>
        <table:table-row table:style-name="ro1">
          <table:table-cell office:value-type="float" office:value="4574">
            <text:p>4574</text:p>
          </table:table-cell>
          <table:table-cell office:value-type="float" office:value="22.8098159244914">
            <text:p>22.81</text:p>
          </table:table-cell>
          <table:table-cell office:value-type="float" office:value="375682940872.726">
            <text:p>375682940872.73</text:p>
          </table:table-cell>
          <table:table-cell office:value-type="float" office:value="5.905073856319">
            <text:p>5.91</text:p>
          </table:table-cell>
          <table:table-cell/>
        </table:table-row>
        <table:table-row table:style-name="ro1">
          <table:table-cell office:value-type="float" office:value="4576">
            <text:p>4576</text:p>
          </table:table-cell>
          <table:table-cell office:value-type="float" office:value="17.1226749140241">
            <text:p>17.12</text:p>
          </table:table-cell>
          <table:table-cell office:value-type="float" office:value="375288770731.093">
            <text:p>375288770731.09</text:p>
          </table:table-cell>
          <table:table-cell office:value-type="float" office:value="10.3992359085712">
            <text:p>10.4</text:p>
          </table:table-cell>
          <table:table-cell/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1.8072589774807">
            <text:p>1.81</text:p>
          </table:table-cell>
          <table:table-cell office:value-type="float" office:value="374895258980.7">
            <text:p>374895258980.7</text:p>
          </table:table-cell>
          <table:table-cell office:value-type="float" office:value="22.6562797110797">
            <text:p>22.66</text:p>
          </table:table-cell>
          <table:table-cell/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4.50290076249509">
            <text:p>4.5</text:p>
          </table:table-cell>
          <table:table-cell office:value-type="float" office:value="374502404001.08">
            <text:p>374502404001.08</text:p>
          </table:table-cell>
          <table:table-cell office:value-type="float" office:value="7.90346855993232">
            <text:p>7.9</text:p>
          </table:table-cell>
          <table:table-cell/>
        </table:table-row>
        <table:table-row table:style-name="ro1">
          <table:table-cell office:value-type="float" office:value="4582">
            <text:p>4582</text:p>
          </table:table-cell>
          <table:table-cell office:value-type="float" office:value="4.6914004351495">
            <text:p>4.69</text:p>
          </table:table-cell>
          <table:table-cell office:value-type="float" office:value="374110204285.831">
            <text:p>374110204285.83</text:p>
          </table:table-cell>
          <table:table-cell office:value-type="float" office:value="6.09368493457994">
            <text:p>6.09</text:p>
          </table:table-cell>
          <table:table-cell/>
        </table:table-row>
        <table:table-row table:style-name="ro1">
          <table:table-cell office:value-type="float" office:value="4584">
            <text:p>4584</text:p>
          </table:table-cell>
          <table:table-cell office:value-type="float" office:value="0.817087935169717">
            <text:p>0.82</text:p>
          </table:table-cell>
          <table:table-cell office:value-type="float" office:value="373718658260.387">
            <text:p>373718658260.39</text:p>
          </table:table-cell>
          <table:table-cell office:value-type="float" office:value="10.4626398245778">
            <text:p>10.46</text:p>
          </table:table-cell>
          <table:table-cell/>
        </table:table-row>
        <table:table-row table:style-name="ro1">
          <table:table-cell office:value-type="float" office:value="4586">
            <text:p>4586</text:p>
          </table:table-cell>
          <table:table-cell office:value-type="float" office:value="0.913797571893502">
            <text:p>0.91</text:p>
          </table:table-cell>
          <table:table-cell office:value-type="float" office:value="373327764432.018">
            <text:p>373327764432.02</text:p>
          </table:table-cell>
          <table:table-cell office:value-type="float" office:value="2.06628301636482">
            <text:p>2.07</text:p>
          </table:table-cell>
          <table:table-cell/>
        </table:table-row>
        <table:table-row table:style-name="ro1">
          <table:table-cell office:value-type="float" office:value="4588">
            <text:p>4588</text:p>
          </table:table-cell>
          <table:table-cell office:value-type="float" office:value="4.98257574282256">
            <text:p>4.98</text:p>
          </table:table-cell>
          <table:table-cell office:value-type="float" office:value="372937521244.241">
            <text:p>372937521244.24</text:p>
          </table:table-cell>
          <table:table-cell office:value-type="float" office:value="3.90566437359635">
            <text:p>3.91</text:p>
          </table:table-cell>
          <table:table-cell/>
        </table:table-row>
        <table:table-row table:style-name="ro1">
          <table:table-cell office:value-type="float" office:value="4590">
            <text:p>4590</text:p>
          </table:table-cell>
          <table:table-cell office:value-type="float" office:value="5.19488748786926">
            <text:p>5.19</text:p>
          </table:table-cell>
          <table:table-cell office:value-type="float" office:value="372547927191.163">
            <text:p>372547927191.16</text:p>
          </table:table-cell>
          <table:table-cell office:value-type="float" office:value="13.5287428612443">
            <text:p>13.53</text:p>
          </table:table-cell>
          <table:table-cell/>
        </table:table-row>
        <table:table-row table:style-name="ro1">
          <table:table-cell office:value-type="float" office:value="4592">
            <text:p>4592</text:p>
          </table:table-cell>
          <table:table-cell office:value-type="float" office:value="1.68369964839382">
            <text:p>1.68</text:p>
          </table:table-cell>
          <table:table-cell office:value-type="float" office:value="372158980761.433">
            <text:p>372158980761.43</text:p>
          </table:table-cell>
          <table:table-cell office:value-type="float" office:value="2.28844753166619">
            <text:p>2.29</text:p>
          </table:table-cell>
          <table:table-cell/>
        </table:table-row>
        <table:table-row table:style-name="ro1">
          <table:table-cell office:value-type="float" office:value="4594">
            <text:p>4594</text:p>
          </table:table-cell>
          <table:table-cell office:value-type="float" office:value="1.44016254663808">
            <text:p>1.44</text:p>
          </table:table-cell>
          <table:table-cell office:value-type="float" office:value="371770680431.959">
            <text:p>371770680431.96</text:p>
          </table:table-cell>
          <table:table-cell office:value-type="float" office:value="3.32809378404865">
            <text:p>3.33</text:p>
          </table:table-cell>
          <table:table-cell/>
        </table:table-row>
        <table:table-row table:style-name="ro1">
          <table:table-cell office:value-type="float" office:value="4596">
            <text:p>4596</text:p>
          </table:table-cell>
          <table:table-cell office:value-type="float" office:value="5.96453007112794">
            <text:p>5.96</text:p>
          </table:table-cell>
          <table:table-cell office:value-type="float" office:value="371383024669.341">
            <text:p>371383024669.34</text:p>
          </table:table-cell>
          <table:table-cell office:value-type="float" office:value="39.5081076445533">
            <text:p>39.51</text:p>
          </table:table-cell>
          <table:table-cell/>
        </table:table-row>
        <table:table-row table:style-name="ro1">
          <table:table-cell office:value-type="float" office:value="4598">
            <text:p>4598</text:p>
          </table:table-cell>
          <table:table-cell office:value-type="float" office:value="6.47239599580505">
            <text:p>6.47</text:p>
          </table:table-cell>
          <table:table-cell office:value-type="float" office:value="370996012011.083">
            <text:p>370996012011.08</text:p>
          </table:table-cell>
          <table:table-cell office:value-type="float" office:value="9.60948614745327">
            <text:p>9.61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3.62041623446897">
            <text:p>3.62</text:p>
          </table:table-cell>
          <table:table-cell office:value-type="float" office:value="370609640949.424">
            <text:p>370609640949.42</text:p>
          </table:table-cell>
          <table:table-cell office:value-type="float" office:value="3.03026497775781">
            <text:p>3.03</text:p>
          </table:table-cell>
          <table:table-cell/>
        </table:table-row>
        <table:table-row table:style-name="ro1">
          <table:table-cell office:value-type="float" office:value="4602">
            <text:p>4602</text:p>
          </table:table-cell>
          <table:table-cell office:value-type="float" office:value="2.54091383081694">
            <text:p>2.54</text:p>
          </table:table-cell>
          <table:table-cell office:value-type="float" office:value="370223909966.004">
            <text:p>370223909966.01</text:p>
          </table:table-cell>
          <table:table-cell office:value-type="float" office:value="22.4841604066949">
            <text:p>22.48</text:p>
          </table:table-cell>
          <table:table-cell/>
        </table:table-row>
        <table:table-row table:style-name="ro1">
          <table:table-cell office:value-type="float" office:value="4604">
            <text:p>4604</text:p>
          </table:table-cell>
          <table:table-cell office:value-type="float" office:value="0.501121988863258">
            <text:p>0.5</text:p>
          </table:table-cell>
          <table:table-cell office:value-type="float" office:value="369838817593.18">
            <text:p>369838817593.18</text:p>
          </table:table-cell>
          <table:table-cell office:value-type="float" office:value="4.8113964555276">
            <text:p>4.81</text:p>
          </table:table-cell>
          <table:table-cell/>
        </table:table-row>
        <table:table-row table:style-name="ro1">
          <table:table-cell office:value-type="float" office:value="4606">
            <text:p>4606</text:p>
          </table:table-cell>
          <table:table-cell office:value-type="float" office:value="2.72348582152345">
            <text:p>2.72</text:p>
          </table:table-cell>
          <table:table-cell office:value-type="float" office:value="369454362334.47">
            <text:p>369454362334.47</text:p>
          </table:table-cell>
          <table:table-cell office:value-type="float" office:value="18.3737570878793">
            <text:p>18.37</text:p>
          </table:table-cell>
          <table:table-cell/>
        </table:table-row>
        <table:table-row table:style-name="ro1">
          <table:table-cell office:value-type="float" office:value="4608">
            <text:p>4608</text:p>
          </table:table-cell>
          <table:table-cell office:value-type="float" office:value="4.29891810612821">
            <text:p>4.3</text:p>
          </table:table-cell>
          <table:table-cell office:value-type="float" office:value="369070542708.206">
            <text:p>369070542708.21</text:p>
          </table:table-cell>
          <table:table-cell office:value-type="float" office:value="28.6084809977507">
            <text:p>28.61</text:p>
          </table:table-cell>
          <table:table-cell/>
        </table:table-row>
        <table:table-row table:style-name="ro1">
          <table:table-cell office:value-type="float" office:value="4610">
            <text:p>4610</text:p>
          </table:table-cell>
          <table:table-cell office:value-type="float" office:value="4.12357142891711">
            <text:p>4.12</text:p>
          </table:table-cell>
          <table:table-cell office:value-type="float" office:value="368687357250.582">
            <text:p>368687357250.58</text:p>
          </table:table-cell>
          <table:table-cell office:value-type="float" office:value="12.0663860009539">
            <text:p>12.07</text:p>
          </table:table-cell>
          <table:table-cell/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1.84108518949871">
            <text:p>1.84</text:p>
          </table:table-cell>
          <table:table-cell office:value-type="float" office:value="368304804466.887">
            <text:p>368304804466.89</text:p>
          </table:table-cell>
          <table:table-cell office:value-type="float" office:value="6.35182958771877">
            <text:p>6.35</text:p>
          </table:table-cell>
          <table:table-cell/>
        </table:table-row>
        <table:table-row table:style-name="ro1">
          <table:table-cell office:value-type="float" office:value="4614">
            <text:p>4614</text:p>
          </table:table-cell>
          <table:table-cell office:value-type="float" office:value="0.728720712031031">
            <text:p>0.73</text:p>
          </table:table-cell>
          <table:table-cell office:value-type="float" office:value="367922882914.767">
            <text:p>367922882914.77</text:p>
          </table:table-cell>
          <table:table-cell office:value-type="float" office:value="38.6799558097919">
            <text:p>38.68</text:p>
          </table:table-cell>
          <table:table-cell/>
        </table:table-row>
        <table:table-row table:style-name="ro1">
          <table:table-cell office:value-type="float" office:value="4616">
            <text:p>4616</text:p>
          </table:table-cell>
          <table:table-cell office:value-type="float" office:value="2.35353320380438">
            <text:p>2.35</text:p>
          </table:table-cell>
          <table:table-cell office:value-type="float" office:value="367541591109.987">
            <text:p>367541591109.99</text:p>
          </table:table-cell>
          <table:table-cell office:value-type="float" office:value="19.2164650295873">
            <text:p>19.22</text:p>
          </table:table-cell>
          <table:table-cell/>
        </table:table-row>
        <table:table-row table:style-name="ro1">
          <table:table-cell office:value-type="float" office:value="4618">
            <text:p>4618</text:p>
          </table:table-cell>
          <table:table-cell office:value-type="float" office:value="1.01044503898918">
            <text:p>1.01</text:p>
          </table:table-cell>
          <table:table-cell office:value-type="float" office:value="367160927608.609">
            <text:p>367160927608.61</text:p>
          </table:table-cell>
          <table:table-cell office:value-type="float" office:value="3.9071669111967">
            <text:p>3.91</text:p>
          </table:table-cell>
          <table:table-cell/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23.8010584645485">
            <text:p>23.8</text:p>
          </table:table-cell>
          <table:table-cell office:value-type="float" office:value="366780890924.272">
            <text:p>366780890924.27</text:p>
          </table:table-cell>
          <table:table-cell office:value-type="float" office:value="9.86726393435821">
            <text:p>9.87</text:p>
          </table:table-cell>
          <table:table-cell/>
        </table:table-row>
        <table:table-row table:style-name="ro1">
          <table:table-cell office:value-type="float" office:value="4622">
            <text:p>4622</text:p>
          </table:table-cell>
          <table:table-cell office:value-type="float" office:value="4.56597956780514">
            <text:p>4.57</text:p>
          </table:table-cell>
          <table:table-cell office:value-type="float" office:value="366401479667.919">
            <text:p>366401479667.92</text:p>
          </table:table-cell>
          <table:table-cell office:value-type="float" office:value="3.06580560355109">
            <text:p>3.07</text:p>
          </table:table-cell>
          <table:table-cell/>
        </table:table-row>
        <table:table-row table:style-name="ro1">
          <table:table-cell office:value-type="float" office:value="4624">
            <text:p>4624</text:p>
          </table:table-cell>
          <table:table-cell office:value-type="float" office:value="30.9841116993902">
            <text:p>30.98</text:p>
          </table:table-cell>
          <table:table-cell office:value-type="float" office:value="366022692324.468">
            <text:p>366022692324.47</text:p>
          </table:table-cell>
          <table:table-cell office:value-type="float" office:value="2.27590359880741">
            <text:p>2.28</text:p>
          </table:table-cell>
          <table:table-cell/>
        </table:table-row>
        <table:table-row table:style-name="ro1">
          <table:table-cell office:value-type="float" office:value="4626">
            <text:p>4626</text:p>
          </table:table-cell>
          <table:table-cell office:value-type="float" office:value="1.19101933719803">
            <text:p>1.19</text:p>
          </table:table-cell>
          <table:table-cell office:value-type="float" office:value="365644527541.421">
            <text:p>365644527541.42</text:p>
          </table:table-cell>
          <table:table-cell office:value-type="float" office:value="8.51777226927756">
            <text:p>8.52</text:p>
          </table:table-cell>
          <table:table-cell/>
        </table:table-row>
        <table:table-row table:style-name="ro1">
          <table:table-cell office:value-type="float" office:value="4628">
            <text:p>4628</text:p>
          </table:table-cell>
          <table:table-cell office:value-type="float" office:value="13.0135751045162">
            <text:p>13.01</text:p>
          </table:table-cell>
          <table:table-cell office:value-type="float" office:value="365266983773.94">
            <text:p>365266983773.94</text:p>
          </table:table-cell>
          <table:table-cell office:value-type="float" office:value="31.7067489755424">
            <text:p>31.71</text:p>
          </table:table-cell>
          <table:table-cell/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0.893241059313478">
            <text:p>0.89</text:p>
          </table:table-cell>
          <table:table-cell office:value-type="float" office:value="364890059684.391">
            <text:p>364890059684.39</text:p>
          </table:table-cell>
          <table:table-cell office:value-type="float" office:value="9.51438614699448">
            <text:p>9.51</text:p>
          </table:table-cell>
          <table:table-cell/>
        </table:table-row>
        <table:table-row table:style-name="ro1">
          <table:table-cell office:value-type="float" office:value="4632">
            <text:p>4632</text:p>
          </table:table-cell>
          <table:table-cell office:value-type="float" office:value="1.19245243382875">
            <text:p>1.19</text:p>
          </table:table-cell>
          <table:table-cell office:value-type="float" office:value="364513753778.085">
            <text:p>364513753778.09</text:p>
          </table:table-cell>
          <table:table-cell office:value-type="float" office:value="3.96880247357926">
            <text:p>3.97</text:p>
          </table:table-cell>
          <table:table-cell/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0.751742092517924">
            <text:p>0.75</text:p>
          </table:table-cell>
          <table:table-cell office:value-type="float" office:value="364138064655.716">
            <text:p>364138064655.72</text:p>
          </table:table-cell>
          <table:table-cell office:value-type="float" office:value="40.5888650130552">
            <text:p>40.59</text:p>
          </table:table-cell>
          <table:table-cell/>
        </table:table-row>
        <table:table-row table:style-name="ro1">
          <table:table-cell office:value-type="float" office:value="4636">
            <text:p>4636</text:p>
          </table:table-cell>
          <table:table-cell office:value-type="float" office:value="4.50658132699257">
            <text:p>4.51</text:p>
          </table:table-cell>
          <table:table-cell office:value-type="float" office:value="363762990898.149">
            <text:p>363762990898.15</text:p>
          </table:table-cell>
          <table:table-cell office:value-type="float" office:value="20.3950296276202">
            <text:p>20.4</text:p>
          </table:table-cell>
          <table:table-cell/>
        </table:table-row>
        <table:table-row table:style-name="ro1">
          <table:table-cell office:value-type="float" office:value="4638">
            <text:p>4638</text:p>
          </table:table-cell>
          <table:table-cell office:value-type="float" office:value="4.34775526536609">
            <text:p>4.35</text:p>
          </table:table-cell>
          <table:table-cell office:value-type="float" office:value="363388531100.804">
            <text:p>363388531100.8</text:p>
          </table:table-cell>
          <table:table-cell office:value-type="float" office:value="1.39704794298194">
            <text:p>1.4</text:p>
          </table:table-cell>
          <table:table-cell/>
        </table:table-row>
        <table:table-row table:style-name="ro1">
          <table:table-cell office:value-type="float" office:value="4640">
            <text:p>4640</text:p>
          </table:table-cell>
          <table:table-cell office:value-type="float" office:value="0.00341615168669788">
            <text:p>0</text:p>
          </table:table-cell>
          <table:table-cell office:value-type="float" office:value="363014683823.694">
            <text:p>363014683823.69</text:p>
          </table:table-cell>
          <table:table-cell office:value-type="float" office:value="9.21980310807463">
            <text:p>9.22</text:p>
          </table:table-cell>
          <table:table-cell/>
        </table:table-row>
        <table:table-row table:style-name="ro1">
          <table:table-cell office:value-type="float" office:value="4642">
            <text:p>4642</text:p>
          </table:table-cell>
          <table:table-cell office:value-type="float" office:value="2.36040580630575">
            <text:p>2.36</text:p>
          </table:table-cell>
          <table:table-cell office:value-type="float" office:value="362641447683.703">
            <text:p>362641447683.7</text:p>
          </table:table-cell>
          <table:table-cell office:value-type="float" office:value="19.5490792452377">
            <text:p>19.55</text:p>
          </table:table-cell>
          <table:table-cell/>
        </table:table-row>
        <table:table-row table:style-name="ro1">
          <table:table-cell office:value-type="float" office:value="4644">
            <text:p>4644</text:p>
          </table:table-cell>
          <table:table-cell office:value-type="float" office:value="3.2902469874032">
            <text:p>3.29</text:p>
          </table:table-cell>
          <table:table-cell office:value-type="float" office:value="362268821268.125">
            <text:p>362268821268.13</text:p>
          </table:table-cell>
          <table:table-cell office:value-type="float" office:value="1.26942883378243">
            <text:p>1.27</text:p>
          </table:table-cell>
          <table:table-cell/>
        </table:table-row>
        <table:table-row table:style-name="ro1">
          <table:table-cell office:value-type="float" office:value="4646">
            <text:p>4646</text:p>
          </table:table-cell>
          <table:table-cell office:value-type="float" office:value="8.47613595032471">
            <text:p>8.48</text:p>
          </table:table-cell>
          <table:table-cell office:value-type="float" office:value="361896803198.072">
            <text:p>361896803198.07</text:p>
          </table:table-cell>
          <table:table-cell office:value-type="float" office:value="11.4928691445699">
            <text:p>11.49</text:p>
          </table:table-cell>
          <table:table-cell/>
        </table:table-row>
        <table:table-row table:style-name="ro1">
          <table:table-cell office:value-type="float" office:value="4648">
            <text:p>4648</text:p>
          </table:table-cell>
          <table:table-cell office:value-type="float" office:value="5.20522414442963">
            <text:p>5.21</text:p>
          </table:table-cell>
          <table:table-cell office:value-type="float" office:value="361525392037.372">
            <text:p>361525392037.37</text:p>
          </table:table-cell>
          <table:table-cell office:value-type="float" office:value="30.0421216842668">
            <text:p>30.04</text:p>
          </table:table-cell>
          <table:table-cell/>
        </table:table-row>
        <table:table-row table:style-name="ro1">
          <table:table-cell office:value-type="float" office:value="4650">
            <text:p>4650</text:p>
          </table:table-cell>
          <table:table-cell office:value-type="float" office:value="53.5188207150174">
            <text:p>53.52</text:p>
          </table:table-cell>
          <table:table-cell office:value-type="float" office:value="361154586387.66">
            <text:p>361154586387.66</text:p>
          </table:table-cell>
          <table:table-cell office:value-type="float" office:value="3.3531897507941">
            <text:p>3.35</text:p>
          </table:table-cell>
          <table:table-cell/>
        </table:table-row>
        <table:table-row table:style-name="ro1">
          <table:table-cell office:value-type="float" office:value="4652">
            <text:p>4652</text:p>
          </table:table-cell>
          <table:table-cell office:value-type="float" office:value="2.92477321879822">
            <text:p>2.92</text:p>
          </table:table-cell>
          <table:table-cell office:value-type="float" office:value="360784384994.509">
            <text:p>360784384994.51</text:p>
          </table:table-cell>
          <table:table-cell office:value-type="float" office:value="20.6307070858664">
            <text:p>20.63</text:p>
          </table:table-cell>
          <table:table-cell/>
        </table:table-row>
        <table:table-row table:style-name="ro1">
          <table:table-cell office:value-type="float" office:value="4654">
            <text:p>4654</text:p>
          </table:table-cell>
          <table:table-cell office:value-type="float" office:value="3.71388576289848">
            <text:p>3.71</text:p>
          </table:table-cell>
          <table:table-cell office:value-type="float" office:value="360414786327.518">
            <text:p>360414786327.52</text:p>
          </table:table-cell>
          <table:table-cell office:value-type="float" office:value="7.84889560966972">
            <text:p>7.85</text:p>
          </table:table-cell>
          <table:table-cell/>
        </table:table-row>
        <table:table-row table:style-name="ro1">
          <table:table-cell office:value-type="float" office:value="4656">
            <text:p>4656</text:p>
          </table:table-cell>
          <table:table-cell office:value-type="float" office:value="8.19795947120525">
            <text:p>8.2</text:p>
          </table:table-cell>
          <table:table-cell office:value-type="float" office:value="360045789057.589">
            <text:p>360045789057.59</text:p>
          </table:table-cell>
          <table:table-cell office:value-type="float" office:value="3.53026865290841">
            <text:p>3.53</text:p>
          </table:table-cell>
          <table:table-cell/>
        </table:table-row>
        <table:table-row table:style-name="ro1">
          <table:table-cell office:value-type="float" office:value="4658">
            <text:p>4658</text:p>
          </table:table-cell>
          <table:table-cell office:value-type="float" office:value="0.715669746156563">
            <text:p>0.72</text:p>
          </table:table-cell>
          <table:table-cell office:value-type="float" office:value="359677391822.982">
            <text:p>359677391822.98</text:p>
          </table:table-cell>
          <table:table-cell office:value-type="float" office:value="10.9985356493473">
            <text:p>11</text:p>
          </table:table-cell>
          <table:table-cell/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0.630854452794669">
            <text:p>0.63</text:p>
          </table:table-cell>
          <table:table-cell office:value-type="float" office:value="359309593229.832">
            <text:p>359309593229.83</text:p>
          </table:table-cell>
          <table:table-cell office:value-type="float" office:value="12.6536145117442">
            <text:p>12.65</text:p>
          </table:table-cell>
          <table:table-cell/>
        </table:table-row>
        <table:table-row table:style-name="ro1">
          <table:table-cell office:value-type="float" office:value="4662">
            <text:p>4662</text:p>
          </table:table-cell>
          <table:table-cell office:value-type="float" office:value="2.76294603075008">
            <text:p>2.76</text:p>
          </table:table-cell>
          <table:table-cell office:value-type="float" office:value="358942391941.069">
            <text:p>358942391941.07</text:p>
          </table:table-cell>
          <table:table-cell office:value-type="float" office:value="3.56718695681785">
            <text:p>3.57</text:p>
          </table:table-cell>
          <table:table-cell/>
        </table:table-row>
        <table:table-row table:style-name="ro1">
          <table:table-cell office:value-type="float" office:value="4664">
            <text:p>4664</text:p>
          </table:table-cell>
          <table:table-cell office:value-type="float" office:value="0.0546400066634588">
            <text:p>0.05</text:p>
          </table:table-cell>
          <table:table-cell office:value-type="float" office:value="358575786571.797">
            <text:p>358575786571.8</text:p>
          </table:table-cell>
          <table:table-cell office:value-type="float" office:value="18.5181802830247">
            <text:p>18.52</text:p>
          </table:table-cell>
          <table:table-cell/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1.54712912083814">
            <text:p>1.55</text:p>
          </table:table-cell>
          <table:table-cell office:value-type="float" office:value="358209775777.371">
            <text:p>358209775777.37</text:p>
          </table:table-cell>
          <table:table-cell office:value-type="float" office:value="13.0133001343604">
            <text:p>13.01</text:p>
          </table:table-cell>
          <table:table-cell/>
        </table:table-row>
        <table:table-row table:style-name="ro1">
          <table:table-cell office:value-type="float" office:value="4668">
            <text:p>4668</text:p>
          </table:table-cell>
          <table:table-cell office:value-type="float" office:value="13.9857156436254">
            <text:p>13.99</text:p>
          </table:table-cell>
          <table:table-cell office:value-type="float" office:value="357844358214.587">
            <text:p>357844358214.59</text:p>
          </table:table-cell>
          <table:table-cell office:value-type="float" office:value="16.5152133937381">
            <text:p>16.52</text:p>
          </table:table-cell>
          <table:table-cell/>
        </table:table-row>
        <table:table-row table:style-name="ro1">
          <table:table-cell office:value-type="float" office:value="4670">
            <text:p>4670</text:p>
          </table:table-cell>
          <table:table-cell office:value-type="float" office:value="3.7139163024074">
            <text:p>3.71</text:p>
          </table:table-cell>
          <table:table-cell office:value-type="float" office:value="357479532490.304">
            <text:p>357479532490.3</text:p>
          </table:table-cell>
          <table:table-cell office:value-type="float" office:value="14.5895736345093">
            <text:p>14.59</text:p>
          </table:table-cell>
          <table:table-cell/>
        </table:table-row>
        <table:table-row table:style-name="ro1">
          <table:table-cell office:value-type="float" office:value="4672">
            <text:p>4672</text:p>
          </table:table-cell>
          <table:table-cell office:value-type="float" office:value="12.0878918407562">
            <text:p>12.09</text:p>
          </table:table-cell>
          <table:table-cell office:value-type="float" office:value="357115297300.111">
            <text:p>357115297300.11</text:p>
          </table:table-cell>
          <table:table-cell office:value-type="float" office:value="32.9591477773317">
            <text:p>32.96</text:p>
          </table:table-cell>
          <table:table-cell/>
        </table:table-row>
        <table:table-row table:style-name="ro1">
          <table:table-cell office:value-type="float" office:value="4674">
            <text:p>4674</text:p>
          </table:table-cell>
          <table:table-cell office:value-type="float" office:value="1.52510199906863">
            <text:p>1.53</text:p>
          </table:table-cell>
          <table:table-cell office:value-type="float" office:value="356751651314.587">
            <text:p>356751651314.59</text:p>
          </table:table-cell>
          <table:table-cell office:value-type="float" office:value="0.586932266523033">
            <text:p>0.59</text:p>
          </table:table-cell>
          <table:table-cell/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35.0721742889738">
            <text:p>35.07</text:p>
          </table:table-cell>
          <table:table-cell office:value-type="float" office:value="356388593124.625">
            <text:p>356388593124.63</text:p>
          </table:table-cell>
          <table:table-cell office:value-type="float" office:value="9.36060630665654">
            <text:p>9.36</text:p>
          </table:table-cell>
          <table:table-cell/>
        </table:table-row>
        <table:table-row table:style-name="ro1">
          <table:table-cell office:value-type="float" office:value="4678">
            <text:p>4678</text:p>
          </table:table-cell>
          <table:table-cell office:value-type="float" office:value="7.45410762273271">
            <text:p>7.45</text:p>
          </table:table-cell>
          <table:table-cell office:value-type="float" office:value="356026121512.928">
            <text:p>356026121512.93</text:p>
          </table:table-cell>
          <table:table-cell office:value-type="float" office:value="3.37099063906064">
            <text:p>3.37</text:p>
          </table:table-cell>
          <table:table-cell/>
        </table:table-row>
        <table:table-row table:style-name="ro1">
          <table:table-cell office:value-type="float" office:value="4680">
            <text:p>4680</text:p>
          </table:table-cell>
          <table:table-cell office:value-type="float" office:value="62.2327379015023">
            <text:p>62.23</text:p>
          </table:table-cell>
          <table:table-cell office:value-type="float" office:value="355664235126.879">
            <text:p>355664235126.88</text:p>
          </table:table-cell>
          <table:table-cell office:value-type="float" office:value="8.24664722510033">
            <text:p>8.25</text:p>
          </table:table-cell>
          <table:table-cell/>
        </table:table-row>
        <table:table-row table:style-name="ro1">
          <table:table-cell office:value-type="float" office:value="4682">
            <text:p>4682</text:p>
          </table:table-cell>
          <table:table-cell office:value-type="float" office:value="2.21639162884511">
            <text:p>2.22</text:p>
          </table:table-cell>
          <table:table-cell office:value-type="float" office:value="355302932459.947">
            <text:p>355302932459.95</text:p>
          </table:table-cell>
          <table:table-cell office:value-type="float" office:value="10.0916817016251">
            <text:p>10.09</text:p>
          </table:table-cell>
          <table:table-cell/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2.31486977317552">
            <text:p>2.31</text:p>
          </table:table-cell>
          <table:table-cell office:value-type="float" office:value="354942212393.978">
            <text:p>354942212393.98</text:p>
          </table:table-cell>
          <table:table-cell office:value-type="float" office:value="16.8927696722392">
            <text:p>16.89</text:p>
          </table:table-cell>
          <table:table-cell/>
        </table:table-row>
        <table:table-row table:style-name="ro1">
          <table:table-cell office:value-type="float" office:value="4686">
            <text:p>4686</text:p>
          </table:table-cell>
          <table:table-cell office:value-type="float" office:value="0.654338470178879">
            <text:p>0.65</text:p>
          </table:table-cell>
          <table:table-cell office:value-type="float" office:value="354582073551.242">
            <text:p>354582073551.24</text:p>
          </table:table-cell>
          <table:table-cell office:value-type="float" office:value="23.8215269155249">
            <text:p>23.82</text:p>
          </table:table-cell>
          <table:table-cell/>
        </table:table-row>
        <table:table-row table:style-name="ro1">
          <table:table-cell office:value-type="float" office:value="4688">
            <text:p>4688</text:p>
          </table:table-cell>
          <table:table-cell office:value-type="float" office:value="4.68803713418817">
            <text:p>4.69</text:p>
          </table:table-cell>
          <table:table-cell office:value-type="float" office:value="354222514602.075">
            <text:p>354222514602.08</text:p>
          </table:table-cell>
          <table:table-cell office:value-type="float" office:value="11.6410625847277">
            <text:p>11.64</text:p>
          </table:table-cell>
          <table:table-cell/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2.78421117770885">
            <text:p>2.78</text:p>
          </table:table-cell>
          <table:table-cell office:value-type="float" office:value="353863534257.979">
            <text:p>353863534257.98</text:p>
          </table:table-cell>
          <table:table-cell office:value-type="float" office:value="36.8564350650713">
            <text:p>36.86</text:p>
          </table:table-cell>
          <table:table-cell/>
        </table:table-row>
        <table:table-row table:style-name="ro1">
          <table:table-cell office:value-type="float" office:value="4692">
            <text:p>4692</text:p>
          </table:table-cell>
          <table:table-cell office:value-type="float" office:value="5.21936247222685">
            <text:p>5.22</text:p>
          </table:table-cell>
          <table:table-cell office:value-type="float" office:value="353505131196.556">
            <text:p>353505131196.56</text:p>
          </table:table-cell>
          <table:table-cell office:value-type="float" office:value="17.6666762033059">
            <text:p>17.67</text:p>
          </table:table-cell>
          <table:table-cell/>
        </table:table-row>
        <table:table-row table:style-name="ro1">
          <table:table-cell office:value-type="float" office:value="4694">
            <text:p>4694</text:p>
          </table:table-cell>
          <table:table-cell office:value-type="float" office:value="12.7536404098743">
            <text:p>12.75</text:p>
          </table:table-cell>
          <table:table-cell office:value-type="float" office:value="353147304142.886">
            <text:p>353147304142.89</text:p>
          </table:table-cell>
          <table:table-cell office:value-type="float" office:value="35.0999682509086">
            <text:p>35.1</text:p>
          </table:table-cell>
          <table:table-cell/>
        </table:table-row>
        <table:table-row table:style-name="ro1">
          <table:table-cell office:value-type="float" office:value="4696">
            <text:p>4696</text:p>
          </table:table-cell>
          <table:table-cell office:value-type="float" office:value="4.31975840905938">
            <text:p>4.32</text:p>
          </table:table-cell>
          <table:table-cell office:value-type="float" office:value="352790051741.464">
            <text:p>352790051741.47</text:p>
          </table:table-cell>
          <table:table-cell office:value-type="float" office:value="0.457855308379727">
            <text:p>0.46</text:p>
          </table:table-cell>
          <table:table-cell/>
        </table:table-row>
        <table:table-row table:style-name="ro1">
          <table:table-cell office:value-type="float" office:value="4698">
            <text:p>4698</text:p>
          </table:table-cell>
          <table:table-cell office:value-type="float" office:value="4.70640783327118">
            <text:p>4.71</text:p>
          </table:table-cell>
          <table:table-cell office:value-type="float" office:value="352433372762.39">
            <text:p>352433372762.39</text:p>
          </table:table-cell>
          <table:table-cell office:value-type="float" office:value="23.0226708923397">
            <text:p>23.02</text:p>
          </table:table-cell>
          <table:table-cell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5.51367093094718">
            <text:p>5.51</text:p>
          </table:table-cell>
          <table:table-cell office:value-type="float" office:value="352077265875.129">
            <text:p>352077265875.13</text:p>
          </table:table-cell>
          <table:table-cell office:value-type="float" office:value="17.2853234500849">
            <text:p>17.29</text:p>
          </table:table-cell>
          <table:table-cell/>
        </table:table-row>
        <table:table-row table:style-name="ro1">
          <table:table-cell office:value-type="float" office:value="4702">
            <text:p>4702</text:p>
          </table:table-cell>
          <table:table-cell office:value-type="float" office:value="18.8598784234991">
            <text:p>18.86</text:p>
          </table:table-cell>
          <table:table-cell office:value-type="float" office:value="351721729784.173">
            <text:p>351721729784.17</text:p>
          </table:table-cell>
          <table:table-cell office:value-type="float" office:value="9.8624584789442">
            <text:p>9.86</text:p>
          </table:table-cell>
          <table:table-cell/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12.9020069087163">
            <text:p>12.9</text:p>
          </table:table-cell>
          <table:table-cell office:value-type="float" office:value="351366763283.19">
            <text:p>351366763283.19</text:p>
          </table:table-cell>
          <table:table-cell office:value-type="float" office:value="5.85534253449219">
            <text:p>5.86</text:p>
          </table:table-cell>
          <table:table-cell/>
        </table:table-row>
        <table:table-row table:style-name="ro1">
          <table:table-cell office:value-type="float" office:value="4706">
            <text:p>4706</text:p>
          </table:table-cell>
          <table:table-cell office:value-type="float" office:value="8.03952115625721">
            <text:p>8.04</text:p>
          </table:table-cell>
          <table:table-cell office:value-type="float" office:value="351012364976.777">
            <text:p>351012364976.78</text:p>
          </table:table-cell>
          <table:table-cell office:value-type="float" office:value="12.9390027448921">
            <text:p>12.94</text:p>
          </table:table-cell>
          <table:table-cell/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.77845753177306">
            <text:p>1.78</text:p>
          </table:table-cell>
          <table:table-cell office:value-type="float" office:value="350658533681.48">
            <text:p>350658533681.48</text:p>
          </table:table-cell>
          <table:table-cell office:value-type="float" office:value="8.01342967274888">
            <text:p>8.01</text:p>
          </table:table-cell>
          <table:table-cell/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0.808712492168701">
            <text:p>0.81</text:p>
          </table:table-cell>
          <table:table-cell office:value-type="float" office:value="350305268112.648">
            <text:p>350305268112.65</text:p>
          </table:table-cell>
          <table:table-cell office:value-type="float" office:value="16.1576313587659">
            <text:p>16.16</text:p>
          </table:table-cell>
          <table:table-cell/>
        </table:table-row>
        <table:table-row table:style-name="ro1">
          <table:table-cell office:value-type="float" office:value="4712">
            <text:p>4712</text:p>
          </table:table-cell>
          <table:table-cell office:value-type="float" office:value="3.88158087725897">
            <text:p>3.88</text:p>
          </table:table-cell>
          <table:table-cell office:value-type="float" office:value="349952566918.978">
            <text:p>349952566918.98</text:p>
          </table:table-cell>
          <table:table-cell office:value-type="float" office:value="5.69104895029129">
            <text:p>5.69</text:p>
          </table:table-cell>
          <table:table-cell/>
        </table:table-row>
        <table:table-row table:style-name="ro1">
          <table:table-cell office:value-type="float" office:value="4714">
            <text:p>4714</text:p>
          </table:table-cell>
          <table:table-cell office:value-type="float" office:value="3.03442022545926">
            <text:p>3.03</text:p>
          </table:table-cell>
          <table:table-cell office:value-type="float" office:value="349600428936.194">
            <text:p>349600428936.19</text:p>
          </table:table-cell>
          <table:table-cell office:value-type="float" office:value="10.973091395017">
            <text:p>10.97</text:p>
          </table:table-cell>
          <table:table-cell/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0.137269729820922">
            <text:p>0.14</text:p>
          </table:table-cell>
          <table:table-cell office:value-type="float" office:value="349248852865.322">
            <text:p>349248852865.32</text:p>
          </table:table-cell>
          <table:table-cell office:value-type="float" office:value="7.8306321551287">
            <text:p>7.83</text:p>
          </table:table-cell>
          <table:table-cell/>
        </table:table-row>
        <table:table-row table:style-name="ro1">
          <table:table-cell office:value-type="float" office:value="4718">
            <text:p>4718</text:p>
          </table:table-cell>
          <table:table-cell office:value-type="float" office:value="4.27481782513264">
            <text:p>4.27</text:p>
          </table:table-cell>
          <table:table-cell office:value-type="float" office:value="348897837447.4">
            <text:p>348897837447.4</text:p>
          </table:table-cell>
          <table:table-cell office:value-type="float" office:value="26.6222629151879">
            <text:p>26.62</text:p>
          </table:table-cell>
          <table:table-cell/>
        </table:table-row>
        <table:table-row table:style-name="ro1">
          <table:table-cell office:value-type="float" office:value="4720">
            <text:p>4720</text:p>
          </table:table-cell>
          <table:table-cell office:value-type="float" office:value="4.17938352534472">
            <text:p>4.18</text:p>
          </table:table-cell>
          <table:table-cell office:value-type="float" office:value="348547381446.031">
            <text:p>348547381446.03</text:p>
          </table:table-cell>
          <table:table-cell office:value-type="float" office:value="23.4626577393534">
            <text:p>23.46</text:p>
          </table:table-cell>
          <table:table-cell/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3.29693839564567">
            <text:p>3.3</text:p>
          </table:table-cell>
          <table:table-cell office:value-type="float" office:value="348197483574.168">
            <text:p>348197483574.17</text:p>
          </table:table-cell>
          <table:table-cell office:value-type="float" office:value="22.9418527247098">
            <text:p>22.94</text:p>
          </table:table-cell>
          <table:table-cell/>
        </table:table-row>
        <table:table-row table:style-name="ro1">
          <table:table-cell office:value-type="float" office:value="4724">
            <text:p>4724</text:p>
          </table:table-cell>
          <table:table-cell office:value-type="float" office:value="3.64868927586293">
            <text:p>3.65</text:p>
          </table:table-cell>
          <table:table-cell office:value-type="float" office:value="347848142624.48">
            <text:p>347848142624.48</text:p>
          </table:table-cell>
          <table:table-cell office:value-type="float" office:value="0.880282503840563">
            <text:p>0.88</text:p>
          </table:table-cell>
          <table:table-cell/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2.70807131982771">
            <text:p>2.71</text:p>
          </table:table-cell>
          <table:table-cell office:value-type="float" office:value="347499357334.296">
            <text:p>347499357334.3</text:p>
          </table:table-cell>
          <table:table-cell office:value-type="float" office:value="5.22690559035204">
            <text:p>5.23</text:p>
          </table:table-cell>
          <table:table-cell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3.26408619584707">
            <text:p>3.26</text:p>
          </table:table-cell>
          <table:table-cell office:value-type="float" office:value="347151126473.93">
            <text:p>347151126473.93</text:p>
          </table:table-cell>
          <table:table-cell office:value-type="float" office:value="4.44503306400356">
            <text:p>4.45</text:p>
          </table:table-cell>
          <table:table-cell/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1.85769529262894">
            <text:p>1.86</text:p>
          </table:table-cell>
          <table:table-cell office:value-type="float" office:value="346803448803.366">
            <text:p>346803448803.37</text:p>
          </table:table-cell>
          <table:table-cell office:value-type="float" office:value="9.55836855553358">
            <text:p>9.56</text:p>
          </table:table-cell>
          <table:table-cell/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1.92483293904113">
            <text:p>1.92</text:p>
          </table:table-cell>
          <table:table-cell office:value-type="float" office:value="346456323092.281">
            <text:p>346456323092.28</text:p>
          </table:table-cell>
          <table:table-cell office:value-type="float" office:value="9.2507012925742">
            <text:p>9.25</text:p>
          </table:table-cell>
          <table:table-cell/>
        </table:table-row>
        <table:table-row table:style-name="ro1">
          <table:table-cell office:value-type="float" office:value="4734">
            <text:p>4734</text:p>
          </table:table-cell>
          <table:table-cell office:value-type="float" office:value="3.65190581562628">
            <text:p>3.65</text:p>
          </table:table-cell>
          <table:table-cell office:value-type="float" office:value="346109748105.767">
            <text:p>346109748105.77</text:p>
          </table:table-cell>
          <table:table-cell office:value-type="float" office:value="15.6102600898253">
            <text:p>15.61</text:p>
          </table:table-cell>
          <table:table-cell/>
        </table:table-row>
        <table:table-row table:style-name="ro1">
          <table:table-cell office:value-type="float" office:value="4736">
            <text:p>4736</text:p>
          </table:table-cell>
          <table:table-cell office:value-type="float" office:value="24.3328335266148">
            <text:p>24.33</text:p>
          </table:table-cell>
          <table:table-cell office:value-type="float" office:value="345763722660.637">
            <text:p>345763722660.64</text:p>
          </table:table-cell>
          <table:table-cell office:value-type="float" office:value="5.33624923672617">
            <text:p>5.34</text:p>
          </table:table-cell>
          <table:table-cell/>
        </table:table-row>
        <table:table-row table:style-name="ro1">
          <table:table-cell office:value-type="float" office:value="4738">
            <text:p>4738</text:p>
          </table:table-cell>
          <table:table-cell office:value-type="float" office:value="2.23726063328455">
            <text:p>2.24</text:p>
          </table:table-cell>
          <table:table-cell office:value-type="float" office:value="345418245446.181">
            <text:p>345418245446.18</text:p>
          </table:table-cell>
          <table:table-cell office:value-type="float" office:value="19.9747323680046">
            <text:p>19.97</text:p>
          </table:table-cell>
          <table:table-cell/>
        </table:table-row>
        <table:table-row table:style-name="ro1">
          <table:table-cell office:value-type="float" office:value="4740">
            <text:p>4740</text:p>
          </table:table-cell>
          <table:table-cell office:value-type="float" office:value="0.0167072013072438">
            <text:p>0.02</text:p>
          </table:table-cell>
          <table:table-cell office:value-type="float" office:value="345073315320.792">
            <text:p>345073315320.79</text:p>
          </table:table-cell>
          <table:table-cell office:value-type="float" office:value="20.2731278956717">
            <text:p>20.27</text:p>
          </table:table-cell>
          <table:table-cell/>
        </table:table-row>
        <table:table-row table:style-name="ro1">
          <table:table-cell office:value-type="float" office:value="4742">
            <text:p>4742</text:p>
          </table:table-cell>
          <table:table-cell office:value-type="float" office:value="1.69826770219689">
            <text:p>1.7</text:p>
          </table:table-cell>
          <table:table-cell office:value-type="float" office:value="344728931059.143">
            <text:p>344728931059.14</text:p>
          </table:table-cell>
          <table:table-cell office:value-type="float" office:value="7.89026707252894">
            <text:p>7.89</text:p>
          </table:table-cell>
          <table:table-cell/>
        </table:table-row>
        <table:table-row table:style-name="ro1">
          <table:table-cell office:value-type="float" office:value="4744">
            <text:p>4744</text:p>
          </table:table-cell>
          <table:table-cell office:value-type="float" office:value="3.77091895693456">
            <text:p>3.77</text:p>
          </table:table-cell>
          <table:table-cell office:value-type="float" office:value="344385091426.655">
            <text:p>344385091426.66</text:p>
          </table:table-cell>
          <table:table-cell office:value-type="float" office:value="9.14511008456427">
            <text:p>9.15</text:p>
          </table:table-cell>
          <table:table-cell/>
        </table:table-row>
        <table:table-row table:style-name="ro1">
          <table:table-cell office:value-type="float" office:value="4746">
            <text:p>4746</text:p>
          </table:table-cell>
          <table:table-cell office:value-type="float" office:value="3.85595456325426">
            <text:p>3.86</text:p>
          </table:table-cell>
          <table:table-cell office:value-type="float" office:value="344041795240.502">
            <text:p>344041795240.5</text:p>
          </table:table-cell>
          <table:table-cell office:value-type="float" office:value="15.8302276220535">
            <text:p>15.83</text:p>
          </table:table-cell>
          <table:table-cell/>
        </table:table-row>
        <table:table-row table:style-name="ro1">
          <table:table-cell office:value-type="float" office:value="4748">
            <text:p>4748</text:p>
          </table:table-cell>
          <table:table-cell office:value-type="float" office:value="3.81696402360318">
            <text:p>3.82</text:p>
          </table:table-cell>
          <table:table-cell office:value-type="float" office:value="343699041286.864">
            <text:p>343699041286.86</text:p>
          </table:table-cell>
          <table:table-cell office:value-type="float" office:value="5.70397724895851">
            <text:p>5.7</text:p>
          </table:table-cell>
          <table:table-cell/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1.03927573162254">
            <text:p>1.04</text:p>
          </table:table-cell>
          <table:table-cell office:value-type="float" office:value="343356828370.517">
            <text:p>343356828370.52</text:p>
          </table:table-cell>
          <table:table-cell office:value-type="float" office:value="19.1942709777979">
            <text:p>19.19</text:p>
          </table:table-cell>
          <table:table-cell/>
        </table:table-row>
        <table:table-row table:style-name="ro1">
          <table:table-cell office:value-type="float" office:value="4752">
            <text:p>4752</text:p>
          </table:table-cell>
          <table:table-cell office:value-type="float" office:value="5.45982265405295">
            <text:p>5.46</text:p>
          </table:table-cell>
          <table:table-cell office:value-type="float" office:value="343015155281.452">
            <text:p>343015155281.45</text:p>
          </table:table-cell>
          <table:table-cell office:value-type="float" office:value="1.00811296154683">
            <text:p>1.01</text:p>
          </table:table-cell>
          <table:table-cell/>
        </table:table-row>
        <table:table-row table:style-name="ro1">
          <table:table-cell office:value-type="float" office:value="4754">
            <text:p>4754</text:p>
          </table:table-cell>
          <table:table-cell office:value-type="float" office:value="6.64048933739743">
            <text:p>6.64</text:p>
          </table:table-cell>
          <table:table-cell office:value-type="float" office:value="342674020843.771">
            <text:p>342674020843.77</text:p>
          </table:table-cell>
          <table:table-cell office:value-type="float" office:value="5.50438458425088">
            <text:p>5.5</text:p>
          </table:table-cell>
          <table:table-cell/>
        </table:table-row>
        <table:table-row table:style-name="ro1">
          <table:table-cell office:value-type="float" office:value="4756">
            <text:p>4756</text:p>
          </table:table-cell>
          <table:table-cell office:value-type="float" office:value="3.58571543093118">
            <text:p>3.59</text:p>
          </table:table-cell>
          <table:table-cell office:value-type="float" office:value="342333423862.485">
            <text:p>342333423862.49</text:p>
          </table:table-cell>
          <table:table-cell office:value-type="float" office:value="23.4646864685996">
            <text:p>23.46</text:p>
          </table:table-cell>
          <table:table-cell/>
        </table:table-row>
        <table:table-row table:style-name="ro1">
          <table:table-cell office:value-type="float" office:value="4758">
            <text:p>4758</text:p>
          </table:table-cell>
          <table:table-cell office:value-type="float" office:value="0.829309552854125">
            <text:p>0.83</text:p>
          </table:table-cell>
          <table:table-cell office:value-type="float" office:value="341993363151.079">
            <text:p>341993363151.08</text:p>
          </table:table-cell>
          <table:table-cell office:value-type="float" office:value="17.1876234705519">
            <text:p>17.19</text:p>
          </table:table-cell>
          <table:table-cell/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0.0128602684798989">
            <text:p>0.01</text:p>
          </table:table-cell>
          <table:table-cell office:value-type="float" office:value="341653837523.848">
            <text:p>341653837523.85</text:p>
          </table:table-cell>
          <table:table-cell office:value-type="float" office:value="1.5580518325062">
            <text:p>1.56</text:p>
          </table:table-cell>
          <table:table-cell/>
        </table:table-row>
        <table:table-row table:style-name="ro1">
          <table:table-cell office:value-type="float" office:value="4762">
            <text:p>4762</text:p>
          </table:table-cell>
          <table:table-cell office:value-type="float" office:value="6.58888533593345">
            <text:p>6.59</text:p>
          </table:table-cell>
          <table:table-cell office:value-type="float" office:value="341314845793.773">
            <text:p>341314845793.77</text:p>
          </table:table-cell>
          <table:table-cell office:value-type="float" office:value="11.0778306951424">
            <text:p>11.08</text:p>
          </table:table-cell>
          <table:table-cell/>
        </table:table-row>
        <table:table-row table:style-name="ro1">
          <table:table-cell office:value-type="float" office:value="4764">
            <text:p>4764</text:p>
          </table:table-cell>
          <table:table-cell office:value-type="float" office:value="1.60983400486769">
            <text:p>1.61</text:p>
          </table:table-cell>
          <table:table-cell office:value-type="float" office:value="340976386809.105">
            <text:p>340976386809.11</text:p>
          </table:table-cell>
          <table:table-cell office:value-type="float" office:value="7.20222430884151">
            <text:p>7.2</text:p>
          </table:table-cell>
          <table:table-cell/>
        </table:table-row>
        <table:table-row table:style-name="ro1">
          <table:table-cell office:value-type="float" office:value="4766">
            <text:p>4766</text:p>
          </table:table-cell>
          <table:table-cell office:value-type="float" office:value="7.28068392321161">
            <text:p>7.28</text:p>
          </table:table-cell>
          <table:table-cell office:value-type="float" office:value="340638459370.738">
            <text:p>340638459370.74</text:p>
          </table:table-cell>
          <table:table-cell office:value-type="float" office:value="5.57673976904719">
            <text:p>5.58</text:p>
          </table:table-cell>
          <table:table-cell/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4.4316564790608">
            <text:p>4.43</text:p>
          </table:table-cell>
          <table:table-cell office:value-type="float" office:value="340301062328.559">
            <text:p>340301062328.56</text:p>
          </table:table-cell>
          <table:table-cell office:value-type="float" office:value="37.9540135066035">
            <text:p>37.95</text:p>
          </table:table-cell>
          <table:table-cell/>
        </table:table-row>
        <table:table-row table:style-name="ro1">
          <table:table-cell office:value-type="float" office:value="4770">
            <text:p>4770</text:p>
          </table:table-cell>
          <table:table-cell office:value-type="float" office:value="0.66969457489569">
            <text:p>0.67</text:p>
          </table:table-cell>
          <table:table-cell office:value-type="float" office:value="339964194511.621">
            <text:p>339964194511.62</text:p>
          </table:table-cell>
          <table:table-cell office:value-type="float" office:value="7.3495100261033">
            <text:p>7.35</text:p>
          </table:table-cell>
          <table:table-cell/>
        </table:table-row>
        <table:table-row table:style-name="ro1">
          <table:table-cell office:value-type="float" office:value="4772">
            <text:p>4772</text:p>
          </table:table-cell>
          <table:table-cell office:value-type="float" office:value="7.76355575124524">
            <text:p>7.76</text:p>
          </table:table-cell>
          <table:table-cell office:value-type="float" office:value="339627854758.197">
            <text:p>339627854758.2</text:p>
          </table:table-cell>
          <table:table-cell office:value-type="float" office:value="3.91445460400386">
            <text:p>3.91</text:p>
          </table:table-cell>
          <table:table-cell/>
        </table:table-row>
        <table:table-row table:style-name="ro1">
          <table:table-cell office:value-type="float" office:value="4774">
            <text:p>4774</text:p>
          </table:table-cell>
          <table:table-cell office:value-type="float" office:value="0.458456580092116">
            <text:p>0.46</text:p>
          </table:table-cell>
          <table:table-cell office:value-type="float" office:value="339292041891.827">
            <text:p>339292041891.83</text:p>
          </table:table-cell>
          <table:table-cell office:value-type="float" office:value="0.337460147278034">
            <text:p>0.34</text:p>
          </table:table-cell>
          <table:table-cell/>
        </table:table-row>
        <table:table-row table:style-name="ro1">
          <table:table-cell office:value-type="float" office:value="4776">
            <text:p>4776</text:p>
          </table:table-cell>
          <table:table-cell office:value-type="float" office:value="2.89203014207912">
            <text:p>2.89</text:p>
          </table:table-cell>
          <table:table-cell office:value-type="float" office:value="338956754782.381">
            <text:p>338956754782.38</text:p>
          </table:table-cell>
          <table:table-cell office:value-type="float" office:value="8.97536452987121">
            <text:p>8.98</text:p>
          </table:table-cell>
          <table:table-cell/>
        </table:table-row>
        <table:table-row table:style-name="ro1">
          <table:table-cell office:value-type="float" office:value="4778">
            <text:p>4778</text:p>
          </table:table-cell>
          <table:table-cell office:value-type="float" office:value="3.57424991755606">
            <text:p>3.57</text:p>
          </table:table-cell>
          <table:table-cell office:value-type="float" office:value="338621992264.77">
            <text:p>338621992264.77</text:p>
          </table:table-cell>
          <table:table-cell office:value-type="float" office:value="9.10651884927667">
            <text:p>9.11</text:p>
          </table:table-cell>
          <table:table-cell/>
        </table:table-row>
        <table:table-row table:style-name="ro1">
          <table:table-cell office:value-type="float" office:value="4780">
            <text:p>4780</text:p>
          </table:table-cell>
          <table:table-cell office:value-type="float" office:value="8.90184246947271">
            <text:p>8.9</text:p>
          </table:table-cell>
          <table:table-cell office:value-type="float" office:value="338287753176.967">
            <text:p>338287753176.97</text:p>
          </table:table-cell>
          <table:table-cell office:value-type="float" office:value="3.15255291151117">
            <text:p>3.15</text:p>
          </table:table-cell>
          <table:table-cell/>
        </table:table-row>
        <table:table-row table:style-name="ro1">
          <table:table-cell office:value-type="float" office:value="4782">
            <text:p>4782</text:p>
          </table:table-cell>
          <table:table-cell office:value-type="float" office:value="17.2696737073752">
            <text:p>17.27</text:p>
          </table:table-cell>
          <table:table-cell office:value-type="float" office:value="337954036424.309">
            <text:p>337954036424.31</text:p>
          </table:table-cell>
          <table:table-cell office:value-type="float" office:value="3.49856618351787">
            <text:p>3.5</text:p>
          </table:table-cell>
          <table:table-cell/>
        </table:table-row>
        <table:table-row table:style-name="ro1">
          <table:table-cell office:value-type="float" office:value="4784">
            <text:p>4784</text:p>
          </table:table-cell>
          <table:table-cell office:value-type="float" office:value="3.7964147166345">
            <text:p>3.8</text:p>
          </table:table-cell>
          <table:table-cell office:value-type="float" office:value="337620840780.87">
            <text:p>337620840780.87</text:p>
          </table:table-cell>
          <table:table-cell office:value-type="float" office:value="22.5386476209106">
            <text:p>22.54</text:p>
          </table:table-cell>
          <table:table-cell/>
        </table:table-row>
        <table:table-row table:style-name="ro1">
          <table:table-cell office:value-type="float" office:value="4786">
            <text:p>4786</text:p>
          </table:table-cell>
          <table:table-cell office:value-type="float" office:value="13.6813431238869">
            <text:p>13.68</text:p>
          </table:table-cell>
          <table:table-cell office:value-type="float" office:value="337288165166.695">
            <text:p>337288165166.7</text:p>
          </table:table-cell>
          <table:table-cell office:value-type="float" office:value="9.98355942154664">
            <text:p>9.98</text:p>
          </table:table-cell>
          <table:table-cell/>
        </table:table-row>
        <table:table-row table:style-name="ro1">
          <table:table-cell office:value-type="float" office:value="4788">
            <text:p>4788</text:p>
          </table:table-cell>
          <table:table-cell office:value-type="float" office:value="4.89357362012031">
            <text:p>4.89</text:p>
          </table:table-cell>
          <table:table-cell office:value-type="float" office:value="336956008448.769">
            <text:p>336956008448.77</text:p>
          </table:table-cell>
          <table:table-cell office:value-type="float" office:value="17.8163446437733">
            <text:p>17.82</text:p>
          </table:table-cell>
          <table:table-cell/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4.2373728429837">
            <text:p>4.24</text:p>
          </table:table-cell>
          <table:table-cell office:value-type="float" office:value="336624369469.969">
            <text:p>336624369469.97</text:p>
          </table:table-cell>
          <table:table-cell office:value-type="float" office:value="11.470740057633">
            <text:p>11.47</text:p>
          </table:table-cell>
          <table:table-cell/>
        </table:table-row>
        <table:table-row table:style-name="ro1">
          <table:table-cell office:value-type="float" office:value="4792">
            <text:p>4792</text:p>
          </table:table-cell>
          <table:table-cell office:value-type="float" office:value="0.425956739198746">
            <text:p>0.43</text:p>
          </table:table-cell>
          <table:table-cell office:value-type="float" office:value="336293247113.409">
            <text:p>336293247113.41</text:p>
          </table:table-cell>
          <table:table-cell office:value-type="float" office:value="0.152515327724281">
            <text:p>0.15</text:p>
          </table:table-cell>
          <table:table-cell/>
        </table:table-row>
        <table:table-row table:style-name="ro1">
          <table:table-cell office:value-type="float" office:value="4794">
            <text:p>4794</text:p>
          </table:table-cell>
          <table:table-cell office:value-type="float" office:value="9.57593160464785">
            <text:p>9.58</text:p>
          </table:table-cell>
          <table:table-cell office:value-type="float" office:value="335962640251.3">
            <text:p>335962640251.3</text:p>
          </table:table-cell>
          <table:table-cell office:value-type="float" office:value="3.15383804024884">
            <text:p>3.15</text:p>
          </table:table-cell>
          <table:table-cell/>
        </table:table-row>
        <table:table-row table:style-name="ro1">
          <table:table-cell office:value-type="float" office:value="4796">
            <text:p>4796</text:p>
          </table:table-cell>
          <table:table-cell office:value-type="float" office:value="0.0507466690196387">
            <text:p>0.05</text:p>
          </table:table-cell>
          <table:table-cell office:value-type="float" office:value="335632547737.951">
            <text:p>335632547737.95</text:p>
          </table:table-cell>
          <table:table-cell office:value-type="float" office:value="32.9554370225976">
            <text:p>32.96</text:p>
          </table:table-cell>
          <table:table-cell/>
        </table:table-row>
        <table:table-row table:style-name="ro1">
          <table:table-cell office:value-type="float" office:value="4798">
            <text:p>4798</text:p>
          </table:table-cell>
          <table:table-cell office:value-type="float" office:value="7.19190552973308">
            <text:p>7.19</text:p>
          </table:table-cell>
          <table:table-cell office:value-type="float" office:value="335302968488.051">
            <text:p>335302968488.05</text:p>
          </table:table-cell>
          <table:table-cell office:value-type="float" office:value="28.8232413735152">
            <text:p>28.82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3.67964788287541">
            <text:p>3.68</text:p>
          </table:table-cell>
          <table:table-cell office:value-type="float" office:value="334973901351.709">
            <text:p>334973901351.71</text:p>
          </table:table-cell>
          <table:table-cell office:value-type="float" office:value="9.68248177065238">
            <text:p>9.68</text:p>
          </table:table-cell>
          <table:table-cell/>
        </table:table-row>
        <table:table-row table:style-name="ro1">
          <table:table-cell office:value-type="float" office:value="4802">
            <text:p>4802</text:p>
          </table:table-cell>
          <table:table-cell office:value-type="float" office:value="0.256831830143763">
            <text:p>0.26</text:p>
          </table:table-cell>
          <table:table-cell office:value-type="float" office:value="334645345248.873">
            <text:p>334645345248.87</text:p>
          </table:table-cell>
          <table:table-cell office:value-type="float" office:value="8.87504615496636">
            <text:p>8.88</text:p>
          </table:table-cell>
          <table:table-cell/>
        </table:table-row>
        <table:table-row table:style-name="ro1">
          <table:table-cell office:value-type="float" office:value="4804">
            <text:p>4804</text:p>
          </table:table-cell>
          <table:table-cell office:value-type="float" office:value="5.04300691023782">
            <text:p>5.04</text:p>
          </table:table-cell>
          <table:table-cell office:value-type="float" office:value="334317299032.146">
            <text:p>334317299032.15</text:p>
          </table:table-cell>
          <table:table-cell office:value-type="float" office:value="4.91297656403802">
            <text:p>4.91</text:p>
          </table:table-cell>
          <table:table-cell/>
        </table:table-row>
        <table:table-row table:style-name="ro1">
          <table:table-cell office:value-type="float" office:value="4806">
            <text:p>4806</text:p>
          </table:table-cell>
          <table:table-cell office:value-type="float" office:value="0.885802423129528">
            <text:p>0.89</text:p>
          </table:table-cell>
          <table:table-cell office:value-type="float" office:value="333989761634.891">
            <text:p>333989761634.89</text:p>
          </table:table-cell>
          <table:table-cell office:value-type="float" office:value="28.8234810724138">
            <text:p>28.82</text:p>
          </table:table-cell>
          <table:table-cell/>
        </table:table-row>
        <table:table-row table:style-name="ro1">
          <table:table-cell office:value-type="float" office:value="4808">
            <text:p>4808</text:p>
          </table:table-cell>
          <table:table-cell office:value-type="float" office:value="31.4168936280365">
            <text:p>31.42</text:p>
          </table:table-cell>
          <table:table-cell office:value-type="float" office:value="333662731954.914">
            <text:p>333662731954.91</text:p>
          </table:table-cell>
          <table:table-cell office:value-type="float" office:value="10.0562473872555">
            <text:p>10.06</text:p>
          </table:table-cell>
          <table:table-cell/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3.51527512544401">
            <text:p>3.52</text:p>
          </table:table-cell>
          <table:table-cell office:value-type="float" office:value="333336208803.284">
            <text:p>333336208803.29</text:p>
          </table:table-cell>
          <table:table-cell office:value-type="float" office:value="14.1030926309298">
            <text:p>14.1</text:p>
          </table:table-cell>
          <table:table-cell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3.76553388066025">
            <text:p>3.77</text:p>
          </table:table-cell>
          <table:table-cell office:value-type="float" office:value="333010191188.506">
            <text:p>333010191188.51</text:p>
          </table:table-cell>
          <table:table-cell office:value-type="float" office:value="47.6511100179955">
            <text:p>47.65</text:p>
          </table:table-cell>
          <table:table-cell/>
        </table:table-row>
        <table:table-row table:style-name="ro1">
          <table:table-cell office:value-type="float" office:value="4814">
            <text:p>4814</text:p>
          </table:table-cell>
          <table:table-cell office:value-type="float" office:value="3.78689805568545">
            <text:p>3.79</text:p>
          </table:table-cell>
          <table:table-cell office:value-type="float" office:value="332684677958.282">
            <text:p>332684677958.28</text:p>
          </table:table-cell>
          <table:table-cell office:value-type="float" office:value="9.87995473235927">
            <text:p>9.88</text:p>
          </table:table-cell>
          <table:table-cell/>
        </table:table-row>
        <table:table-row table:style-name="ro1">
          <table:table-cell office:value-type="float" office:value="4816">
            <text:p>4816</text:p>
          </table:table-cell>
          <table:table-cell office:value-type="float" office:value="7.2357336842094">
            <text:p>7.24</text:p>
          </table:table-cell>
          <table:table-cell office:value-type="float" office:value="332359668038.64">
            <text:p>332359668038.64</text:p>
          </table:table-cell>
          <table:table-cell office:value-type="float" office:value="5.41670639607736">
            <text:p>5.42</text:p>
          </table:table-cell>
          <table:table-cell/>
        </table:table-row>
        <table:table-row table:style-name="ro1">
          <table:table-cell office:value-type="float" office:value="4818">
            <text:p>4818</text:p>
          </table:table-cell>
          <table:table-cell office:value-type="float" office:value="0.959707839880978">
            <text:p>0.96</text:p>
          </table:table-cell>
          <table:table-cell office:value-type="float" office:value="332035160351.767">
            <text:p>332035160351.77</text:p>
          </table:table-cell>
          <table:table-cell office:value-type="float" office:value="3.66738608700257">
            <text:p>3.67</text:p>
          </table:table-cell>
          <table:table-cell/>
        </table:table-row>
        <table:table-row table:style-name="ro1">
          <table:table-cell office:value-type="float" office:value="4820">
            <text:p>4820</text:p>
          </table:table-cell>
          <table:table-cell office:value-type="float" office:value="2.08325681969114">
            <text:p>2.08</text:p>
          </table:table-cell>
          <table:table-cell office:value-type="float" office:value="331711153784.723">
            <text:p>331711153784.72</text:p>
          </table:table-cell>
          <table:table-cell office:value-type="float" office:value="27.351991317787">
            <text:p>27.35</text:p>
          </table:table-cell>
          <table:table-cell/>
        </table:table-row>
        <table:table-row table:style-name="ro1">
          <table:table-cell office:value-type="float" office:value="4822">
            <text:p>4822</text:p>
          </table:table-cell>
          <table:table-cell office:value-type="float" office:value="2.143364606688">
            <text:p>2.14</text:p>
          </table:table-cell>
          <table:table-cell office:value-type="float" office:value="331387647277.832">
            <text:p>331387647277.83</text:p>
          </table:table-cell>
          <table:table-cell office:value-type="float" office:value="8.96699266921956">
            <text:p>8.97</text:p>
          </table:table-cell>
          <table:table-cell/>
        </table:table-row>
        <table:table-row table:style-name="ro1">
          <table:table-cell office:value-type="float" office:value="4824">
            <text:p>4824</text:p>
          </table:table-cell>
          <table:table-cell office:value-type="float" office:value="10.2740566694197">
            <text:p>10.27</text:p>
          </table:table-cell>
          <table:table-cell office:value-type="float" office:value="331064639727.017">
            <text:p>331064639727.02</text:p>
          </table:table-cell>
          <table:table-cell office:value-type="float" office:value="21.6200495606164">
            <text:p>21.62</text:p>
          </table:table-cell>
          <table:table-cell/>
        </table:table-row>
        <table:table-row table:style-name="ro1">
          <table:table-cell office:value-type="float" office:value="4826">
            <text:p>4826</text:p>
          </table:table-cell>
          <table:table-cell office:value-type="float" office:value="9.28620828998936">
            <text:p>9.29</text:p>
          </table:table-cell>
          <table:table-cell office:value-type="float" office:value="330742130105.546">
            <text:p>330742130105.55</text:p>
          </table:table-cell>
          <table:table-cell office:value-type="float" office:value="6.10197967628705">
            <text:p>6.1</text:p>
          </table:table-cell>
          <table:table-cell/>
        </table:table-row>
        <table:table-row table:style-name="ro1">
          <table:table-cell office:value-type="float" office:value="4828">
            <text:p>4828</text:p>
          </table:table-cell>
          <table:table-cell office:value-type="float" office:value="6.0257520982256">
            <text:p>6.03</text:p>
          </table:table-cell>
          <table:table-cell office:value-type="float" office:value="330420117276.307">
            <text:p>330420117276.31</text:p>
          </table:table-cell>
          <table:table-cell office:value-type="float" office:value="14.7146211383598">
            <text:p>14.71</text:p>
          </table:table-cell>
          <table:table-cell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3.15726702460773">
            <text:p>3.16</text:p>
          </table:table-cell>
          <table:table-cell office:value-type="float" office:value="330098600196.628">
            <text:p>330098600196.63</text:p>
          </table:table-cell>
          <table:table-cell office:value-type="float" office:value="4.47897165060607">
            <text:p>4.48</text:p>
          </table:table-cell>
          <table:table-cell/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7.94666540713265">
            <text:p>7.95</text:p>
          </table:table-cell>
          <table:table-cell office:value-type="float" office:value="329777577801.204">
            <text:p>329777577801.2</text:p>
          </table:table-cell>
          <table:table-cell office:value-type="float" office:value="21.9460282156458">
            <text:p>21.95</text:p>
          </table:table-cell>
          <table:table-cell/>
        </table:table-row>
        <table:table-row table:style-name="ro1">
          <table:table-cell office:value-type="float" office:value="4834">
            <text:p>4834</text:p>
          </table:table-cell>
          <table:table-cell office:value-type="float" office:value="3.23866974241277">
            <text:p>3.24</text:p>
          </table:table-cell>
          <table:table-cell office:value-type="float" office:value="329457049031.84">
            <text:p>329457049031.84</text:p>
          </table:table-cell>
          <table:table-cell office:value-type="float" office:value="22.0965263559905">
            <text:p>22.1</text:p>
          </table:table-cell>
          <table:table-cell/>
        </table:table-row>
        <table:table-row table:style-name="ro1">
          <table:table-cell office:value-type="float" office:value="4836">
            <text:p>4836</text:p>
          </table:table-cell>
          <table:table-cell office:value-type="float" office:value="3.78124850172161">
            <text:p>3.78</text:p>
          </table:table-cell>
          <table:table-cell office:value-type="float" office:value="329137012815.279">
            <text:p>329137012815.28</text:p>
          </table:table-cell>
          <table:table-cell office:value-type="float" office:value="9.8407553997767">
            <text:p>9.84</text:p>
          </table:table-cell>
          <table:table-cell/>
        </table:table-row>
        <table:table-row table:style-name="ro1">
          <table:table-cell office:value-type="float" office:value="4838">
            <text:p>4838</text:p>
          </table:table-cell>
          <table:table-cell office:value-type="float" office:value="3.07129877412031">
            <text:p>3.07</text:p>
          </table:table-cell>
          <table:table-cell office:value-type="float" office:value="328817468105.664">
            <text:p>328817468105.66</text:p>
          </table:table-cell>
          <table:table-cell office:value-type="float" office:value="14.0679433159191">
            <text:p>14.07</text:p>
          </table:table-cell>
          <table:table-cell/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2.57093360939087">
            <text:p>2.57</text:p>
          </table:table-cell>
          <table:table-cell office:value-type="float" office:value="328498413826.148">
            <text:p>328498413826.15</text:p>
          </table:table-cell>
          <table:table-cell office:value-type="float" office:value="4.5758293899625">
            <text:p>4.58</text:p>
          </table:table-cell>
          <table:table-cell/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0.186148094758941">
            <text:p>0.19</text:p>
          </table:table-cell>
          <table:table-cell office:value-type="float" office:value="328179848948.031">
            <text:p>328179848948.03</text:p>
          </table:table-cell>
          <table:table-cell office:value-type="float" office:value="0.156572771465175">
            <text:p>0.16</text:p>
          </table:table-cell>
          <table:table-cell/>
        </table:table-row>
        <table:table-row table:style-name="ro1">
          <table:table-cell office:value-type="float" office:value="4844">
            <text:p>4844</text:p>
          </table:table-cell>
          <table:table-cell office:value-type="float" office:value="4.64174077991699">
            <text:p>4.64</text:p>
          </table:table-cell>
          <table:table-cell office:value-type="float" office:value="327861772410.813">
            <text:p>327861772410.81</text:p>
          </table:table-cell>
          <table:table-cell office:value-type="float" office:value="20.784426683502">
            <text:p>20.78</text:p>
          </table:table-cell>
          <table:table-cell/>
        </table:table-row>
        <table:table-row table:style-name="ro1">
          <table:table-cell office:value-type="float" office:value="4846">
            <text:p>4846</text:p>
          </table:table-cell>
          <table:table-cell office:value-type="float" office:value="6.42258709541718">
            <text:p>6.42</text:p>
          </table:table-cell>
          <table:table-cell office:value-type="float" office:value="327544183144.043">
            <text:p>327544183144.04</text:p>
          </table:table-cell>
          <table:table-cell office:value-type="float" office:value="25.0398084770184">
            <text:p>25.04</text:p>
          </table:table-cell>
          <table:table-cell/>
        </table:table-row>
        <table:table-row table:style-name="ro1">
          <table:table-cell office:value-type="float" office:value="4848">
            <text:p>4848</text:p>
          </table:table-cell>
          <table:table-cell office:value-type="float" office:value="1.97600364437562">
            <text:p>1.98</text:p>
          </table:table-cell>
          <table:table-cell office:value-type="float" office:value="327227080150.614">
            <text:p>327227080150.61</text:p>
          </table:table-cell>
          <table:table-cell office:value-type="float" office:value="12.4130268601991">
            <text:p>12.41</text:p>
          </table:table-cell>
          <table:table-cell/>
        </table:table-row>
        <table:table-row table:style-name="ro1">
          <table:table-cell office:value-type="float" office:value="4850">
            <text:p>4850</text:p>
          </table:table-cell>
          <table:table-cell office:value-type="float" office:value="3.11851902666094">
            <text:p>3.12</text:p>
          </table:table-cell>
          <table:table-cell office:value-type="float" office:value="326910462363.857">
            <text:p>326910462363.86</text:p>
          </table:table-cell>
          <table:table-cell office:value-type="float" office:value="23.5298174501129">
            <text:p>23.53</text:p>
          </table:table-cell>
          <table:table-cell/>
        </table:table-row>
        <table:table-row table:style-name="ro1">
          <table:table-cell office:value-type="float" office:value="4852">
            <text:p>4852</text:p>
          </table:table-cell>
          <table:table-cell office:value-type="float" office:value="3.56996930616011">
            <text:p>3.57</text:p>
          </table:table-cell>
          <table:table-cell office:value-type="float" office:value="326594328736.083">
            <text:p>326594328736.08</text:p>
          </table:table-cell>
          <table:table-cell office:value-type="float" office:value="6.75025234880559">
            <text:p>6.75</text:p>
          </table:table-cell>
          <table:table-cell/>
        </table:table-row>
        <table:table-row table:style-name="ro1">
          <table:table-cell office:value-type="float" office:value="4854">
            <text:p>4854</text:p>
          </table:table-cell>
          <table:table-cell office:value-type="float" office:value="2.89052932695986">
            <text:p>2.89</text:p>
          </table:table-cell>
          <table:table-cell office:value-type="float" office:value="326278678256.479">
            <text:p>326278678256.48</text:p>
          </table:table-cell>
          <table:table-cell office:value-type="float" office:value="4.27765202291018">
            <text:p>4.28</text:p>
          </table:table-cell>
          <table:table-cell/>
        </table:table-row>
        <table:table-row table:style-name="ro1">
          <table:table-cell office:value-type="float" office:value="4856">
            <text:p>4856</text:p>
          </table:table-cell>
          <table:table-cell office:value-type="float" office:value="1.91556747687432">
            <text:p>1.92</text:p>
          </table:table-cell>
          <table:table-cell office:value-type="float" office:value="325963509868.759">
            <text:p>325963509868.76</text:p>
          </table:table-cell>
          <table:table-cell office:value-type="float" office:value="15.2012873494533">
            <text:p>15.2</text:p>
          </table:table-cell>
          <table:table-cell/>
        </table:table-row>
        <table:table-row table:style-name="ro1">
          <table:table-cell office:value-type="float" office:value="4858">
            <text:p>4858</text:p>
          </table:table-cell>
          <table:table-cell office:value-type="float" office:value="1.60262301802155">
            <text:p>1.6</text:p>
          </table:table-cell>
          <table:table-cell office:value-type="float" office:value="325648822563.136">
            <text:p>325648822563.14</text:p>
          </table:table-cell>
          <table:table-cell office:value-type="float" office:value="25.8653200948838">
            <text:p>25.87</text:p>
          </table:table-cell>
          <table:table-cell/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2.84026634021397">
            <text:p>2.84</text:p>
          </table:table-cell>
          <table:table-cell office:value-type="float" office:value="325334615296.119">
            <text:p>325334615296.12</text:p>
          </table:table-cell>
          <table:table-cell office:value-type="float" office:value="9.37365380463498">
            <text:p>9.37</text:p>
          </table:table-cell>
          <table:table-cell/>
        </table:table-row>
        <table:table-row table:style-name="ro1">
          <table:table-cell office:value-type="float" office:value="4862">
            <text:p>4862</text:p>
          </table:table-cell>
          <table:table-cell office:value-type="float" office:value="0.807655849908305">
            <text:p>0.81</text:p>
          </table:table-cell>
          <table:table-cell office:value-type="float" office:value="325020887061.829">
            <text:p>325020887061.83</text:p>
          </table:table-cell>
          <table:table-cell office:value-type="float" office:value="3.46402235101535">
            <text:p>3.46</text:p>
          </table:table-cell>
          <table:table-cell/>
        </table:table-row>
        <table:table-row table:style-name="ro1">
          <table:table-cell office:value-type="float" office:value="4864">
            <text:p>4864</text:p>
          </table:table-cell>
          <table:table-cell office:value-type="float" office:value="3.34819845177362">
            <text:p>3.35</text:p>
          </table:table-cell>
          <table:table-cell office:value-type="float" office:value="324707636822.148">
            <text:p>324707636822.15</text:p>
          </table:table-cell>
          <table:table-cell office:value-type="float" office:value="6.75500959399669">
            <text:p>6.76</text:p>
          </table:table-cell>
          <table:table-cell/>
        </table:table-row>
        <table:table-row table:style-name="ro1">
          <table:table-cell office:value-type="float" office:value="4866">
            <text:p>4866</text:p>
          </table:table-cell>
          <table:table-cell office:value-type="float" office:value="4.06815481209978">
            <text:p>4.07</text:p>
          </table:table-cell>
          <table:table-cell office:value-type="float" office:value="324394863570.351">
            <text:p>324394863570.35</text:p>
          </table:table-cell>
          <table:table-cell office:value-type="float" office:value="3.25025936032033">
            <text:p>3.25</text:p>
          </table:table-cell>
          <table:table-cell/>
        </table:table-row>
        <table:table-row table:style-name="ro1">
          <table:table-cell office:value-type="float" office:value="4868">
            <text:p>4868</text:p>
          </table:table-cell>
          <table:table-cell office:value-type="float" office:value="2.00463213831987">
            <text:p>2</text:p>
          </table:table-cell>
          <table:table-cell office:value-type="float" office:value="324082566291.529">
            <text:p>324082566291.53</text:p>
          </table:table-cell>
          <table:table-cell office:value-type="float" office:value="16.0594343399306">
            <text:p>16.06</text:p>
          </table:table-cell>
          <table:table-cell/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0.481064847299628">
            <text:p>0.48</text:p>
          </table:table-cell>
          <table:table-cell office:value-type="float" office:value="323770743959.712">
            <text:p>323770743959.71</text:p>
          </table:table-cell>
          <table:table-cell office:value-type="float" office:value="18.0518616244657">
            <text:p>18.05</text:p>
          </table:table-cell>
          <table:table-cell/>
        </table:table-row>
        <table:table-row table:style-name="ro1">
          <table:table-cell office:value-type="float" office:value="4872">
            <text:p>4872</text:p>
          </table:table-cell>
          <table:table-cell office:value-type="float" office:value="4.13985135004205">
            <text:p>4.14</text:p>
          </table:table-cell>
          <table:table-cell office:value-type="float" office:value="323459395583.252">
            <text:p>323459395583.25</text:p>
          </table:table-cell>
          <table:table-cell office:value-type="float" office:value="47.6517673062051">
            <text:p>47.65</text:p>
          </table:table-cell>
          <table:table-cell/>
        </table:table-row>
        <table:table-row table:style-name="ro1">
          <table:table-cell office:value-type="float" office:value="4874">
            <text:p>4874</text:p>
          </table:table-cell>
          <table:table-cell office:value-type="float" office:value="0.180430788877211">
            <text:p>0.18</text:p>
          </table:table-cell>
          <table:table-cell office:value-type="float" office:value="323148520150.71">
            <text:p>323148520150.71</text:p>
          </table:table-cell>
          <table:table-cell office:value-type="float" office:value="1.50041462156345">
            <text:p>1.5</text:p>
          </table:table-cell>
          <table:table-cell/>
        </table:table-row>
        <table:table-row table:style-name="ro1">
          <table:table-cell office:value-type="float" office:value="4876">
            <text:p>4876</text:p>
          </table:table-cell>
          <table:table-cell office:value-type="float" office:value="1.43090275700056">
            <text:p>1.43</text:p>
          </table:table-cell>
          <table:table-cell office:value-type="float" office:value="322838116649.778">
            <text:p>322838116649.78</text:p>
          </table:table-cell>
          <table:table-cell office:value-type="float" office:value="7.32541208542338">
            <text:p>7.33</text:p>
          </table:table-cell>
          <table:table-cell/>
        </table:table-row>
        <table:table-row table:style-name="ro1">
          <table:table-cell office:value-type="float" office:value="4878">
            <text:p>4878</text:p>
          </table:table-cell>
          <table:table-cell office:value-type="float" office:value="1.86085038153819">
            <text:p>1.86</text:p>
          </table:table-cell>
          <table:table-cell office:value-type="float" office:value="322528184087.019">
            <text:p>322528184087.02</text:p>
          </table:table-cell>
          <table:table-cell office:value-type="float" office:value="1.37375305214324">
            <text:p>1.37</text:p>
          </table:table-cell>
          <table:table-cell/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1.49501927908626">
            <text:p>1.5</text:p>
          </table:table-cell>
          <table:table-cell office:value-type="float" office:value="322218721453.802">
            <text:p>322218721453.8</text:p>
          </table:table-cell>
          <table:table-cell office:value-type="float" office:value="8.62499463330467">
            <text:p>8.62</text:p>
          </table:table-cell>
          <table:table-cell/>
        </table:table-row>
        <table:table-row table:style-name="ro1">
          <table:table-cell office:value-type="float" office:value="4882">
            <text:p>4882</text:p>
          </table:table-cell>
          <table:table-cell office:value-type="float" office:value="2.59835064526082">
            <text:p>2.6</text:p>
          </table:table-cell>
          <table:table-cell office:value-type="float" office:value="321909727767.804">
            <text:p>321909727767.8</text:p>
          </table:table-cell>
          <table:table-cell office:value-type="float" office:value="19.5523918544029">
            <text:p>19.55</text:p>
          </table:table-cell>
          <table:table-cell/>
        </table:table-row>
        <table:table-row table:style-name="ro1">
          <table:table-cell office:value-type="float" office:value="4884">
            <text:p>4884</text:p>
          </table:table-cell>
          <table:table-cell office:value-type="float" office:value="6.45273674283516">
            <text:p>6.45</text:p>
          </table:table-cell>
          <table:table-cell office:value-type="float" office:value="321601202024.879">
            <text:p>321601202024.88</text:p>
          </table:table-cell>
          <table:table-cell office:value-type="float" office:value="2.954950332584">
            <text:p>2.95</text:p>
          </table:table-cell>
          <table:table-cell/>
        </table:table-row>
        <table:table-row table:style-name="ro1">
          <table:table-cell office:value-type="float" office:value="4886">
            <text:p>4886</text:p>
          </table:table-cell>
          <table:table-cell office:value-type="float" office:value="0.35913436575043">
            <text:p>0.36</text:p>
          </table:table-cell>
          <table:table-cell office:value-type="float" office:value="321293143250.41">
            <text:p>321293143250.41</text:p>
          </table:table-cell>
          <table:table-cell office:value-type="float" office:value="9.1624489882711">
            <text:p>9.16</text:p>
          </table:table-cell>
          <table:table-cell/>
        </table:table-row>
        <table:table-row table:style-name="ro1">
          <table:table-cell office:value-type="float" office:value="4888">
            <text:p>4888</text:p>
          </table:table-cell>
          <table:table-cell office:value-type="float" office:value="0.266374311532517">
            <text:p>0.27</text:p>
          </table:table-cell>
          <table:table-cell office:value-type="float" office:value="320985550439.391">
            <text:p>320985550439.39</text:p>
          </table:table-cell>
          <table:table-cell office:value-type="float" office:value="13.3372594392863">
            <text:p>13.34</text:p>
          </table:table-cell>
          <table:table-cell/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1.1361690844712">
            <text:p>1.14</text:p>
          </table:table-cell>
          <table:table-cell office:value-type="float" office:value="320678422613.411">
            <text:p>320678422613.41</text:p>
          </table:table-cell>
          <table:table-cell office:value-type="float" office:value="27.2701929145926">
            <text:p>27.27</text:p>
          </table:table-cell>
          <table:table-cell/>
        </table:table-row>
        <table:table-row table:style-name="ro1">
          <table:table-cell office:value-type="float" office:value="4892">
            <text:p>4892</text:p>
          </table:table-cell>
          <table:table-cell office:value-type="float" office:value="3.72491184765985">
            <text:p>3.72</text:p>
          </table:table-cell>
          <table:table-cell office:value-type="float" office:value="320371758800.447">
            <text:p>320371758800.45</text:p>
          </table:table-cell>
          <table:table-cell office:value-type="float" office:value="20.6772828330805">
            <text:p>20.68</text:p>
          </table:table-cell>
          <table:table-cell/>
        </table:table-row>
        <table:table-row table:style-name="ro1">
          <table:table-cell office:value-type="float" office:value="4894">
            <text:p>4894</text:p>
          </table:table-cell>
          <table:table-cell office:value-type="float" office:value="2.32520118175334">
            <text:p>2.33</text:p>
          </table:table-cell>
          <table:table-cell office:value-type="float" office:value="320065557993.331">
            <text:p>320065557993.33</text:p>
          </table:table-cell>
          <table:table-cell office:value-type="float" office:value="22.3150629564558">
            <text:p>22.32</text:p>
          </table:table-cell>
          <table:table-cell/>
        </table:table-row>
        <table:table-row table:style-name="ro1">
          <table:table-cell office:value-type="float" office:value="4896">
            <text:p>4896</text:p>
          </table:table-cell>
          <table:table-cell office:value-type="float" office:value="6.14445995897572">
            <text:p>6.14</text:p>
          </table:table-cell>
          <table:table-cell office:value-type="float" office:value="319759819247.568">
            <text:p>319759819247.57</text:p>
          </table:table-cell>
          <table:table-cell office:value-type="float" office:value="6.74642435342063">
            <text:p>6.75</text:p>
          </table:table-cell>
          <table:table-cell/>
        </table:table-row>
        <table:table-row table:style-name="ro1">
          <table:table-cell office:value-type="float" office:value="4898">
            <text:p>4898</text:p>
          </table:table-cell>
          <table:table-cell office:value-type="float" office:value="17.2412988784963">
            <text:p>17.24</text:p>
          </table:table-cell>
          <table:table-cell office:value-type="float" office:value="319454541590.348">
            <text:p>319454541590.35</text:p>
          </table:table-cell>
          <table:table-cell office:value-type="float" office:value="8.08497929548758">
            <text:p>8.08</text:p>
          </table:table-cell>
          <table:table-cell/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1.95585010771555">
            <text:p>1.96</text:p>
          </table:table-cell>
          <table:table-cell office:value-type="float" office:value="319149724001.062">
            <text:p>319149724001.06</text:p>
          </table:table-cell>
          <table:table-cell office:value-type="float" office:value="12.0536857409543">
            <text:p>12.05</text:p>
          </table:table-cell>
          <table:table-cell/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0.9302777759854">
            <text:p>10.93</text:p>
          </table:table-cell>
          <table:table-cell office:value-type="float" office:value="318845365575.714">
            <text:p>318845365575.71</text:p>
          </table:table-cell>
          <table:table-cell office:value-type="float" office:value="3.14980265177972">
            <text:p>3.15</text:p>
          </table:table-cell>
          <table:table-cell/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0.287700496468348">
            <text:p>0.29</text:p>
          </table:table-cell>
          <table:table-cell office:value-type="float" office:value="318541465293.71">
            <text:p>318541465293.71</text:p>
          </table:table-cell>
          <table:table-cell office:value-type="float" office:value="0.871104169336931">
            <text:p>0.87</text:p>
          </table:table-cell>
          <table:table-cell/>
        </table:table-row>
        <table:table-row table:style-name="ro1">
          <table:table-cell office:value-type="float" office:value="4906">
            <text:p>4906</text:p>
          </table:table-cell>
          <table:table-cell office:value-type="float" office:value="3.18702505465651">
            <text:p>3.19</text:p>
          </table:table-cell>
          <table:table-cell office:value-type="float" office:value="318238022228.123">
            <text:p>318238022228.12</text:p>
          </table:table-cell>
          <table:table-cell office:value-type="float" office:value="7.73196026961919">
            <text:p>7.73</text:p>
          </table:table-cell>
          <table:table-cell/>
        </table:table-row>
        <table:table-row table:style-name="ro1">
          <table:table-cell office:value-type="float" office:value="4908">
            <text:p>4908</text:p>
          </table:table-cell>
          <table:table-cell office:value-type="float" office:value="3.47349475973463">
            <text:p>3.47</text:p>
          </table:table-cell>
          <table:table-cell office:value-type="float" office:value="317935035395.123">
            <text:p>317935035395.12</text:p>
          </table:table-cell>
          <table:table-cell office:value-type="float" office:value="9.84816874354195">
            <text:p>9.85</text:p>
          </table:table-cell>
          <table:table-cell/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2.07084914480528">
            <text:p>2.07</text:p>
          </table:table-cell>
          <table:table-cell office:value-type="float" office:value="317632503867.146">
            <text:p>317632503867.15</text:p>
          </table:table-cell>
          <table:table-cell office:value-type="float" office:value="12.5625475393429">
            <text:p>12.56</text:p>
          </table:table-cell>
          <table:table-cell/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2.76252082916334">
            <text:p>2.76</text:p>
          </table:table-cell>
          <table:table-cell office:value-type="float" office:value="317330426657.289">
            <text:p>317330426657.29</text:p>
          </table:table-cell>
          <table:table-cell office:value-type="float" office:value="25.1141539589401">
            <text:p>25.11</text:p>
          </table:table-cell>
          <table:table-cell/>
        </table:table-row>
        <table:table-row table:style-name="ro1">
          <table:table-cell office:value-type="float" office:value="4914">
            <text:p>4914</text:p>
          </table:table-cell>
          <table:table-cell office:value-type="float" office:value="0.525696957642823">
            <text:p>0.53</text:p>
          </table:table-cell>
          <table:table-cell office:value-type="float" office:value="317028802827.405">
            <text:p>317028802827.41</text:p>
          </table:table-cell>
          <table:table-cell office:value-type="float" office:value="4.47642146223845">
            <text:p>4.48</text:p>
          </table:table-cell>
          <table:table-cell/>
        </table:table-row>
        <table:table-row table:style-name="ro1">
          <table:table-cell office:value-type="float" office:value="4916">
            <text:p>4916</text:p>
          </table:table-cell>
          <table:table-cell office:value-type="float" office:value="98.6998195696663">
            <text:p>98.7</text:p>
          </table:table-cell>
          <table:table-cell office:value-type="float" office:value="316727631324.136">
            <text:p>316727631324.14</text:p>
          </table:table-cell>
          <table:table-cell office:value-type="float" office:value="7.33358614091043">
            <text:p>7.33</text:p>
          </table:table-cell>
          <table:table-cell/>
        </table:table-row>
        <table:table-row table:style-name="ro1">
          <table:table-cell office:value-type="float" office:value="4918">
            <text:p>4918</text:p>
          </table:table-cell>
          <table:table-cell office:value-type="float" office:value="3.22914593924994">
            <text:p>3.23</text:p>
          </table:table-cell>
          <table:table-cell office:value-type="float" office:value="316426911492.115">
            <text:p>316426911492.12</text:p>
          </table:table-cell>
          <table:table-cell office:value-type="float" office:value="1.61846004226987">
            <text:p>1.62</text:p>
          </table:table-cell>
          <table:table-cell/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5.74604663871215">
            <text:p>5.75</text:p>
          </table:table-cell>
          <table:table-cell office:value-type="float" office:value="316126642115.479">
            <text:p>316126642115.48</text:p>
          </table:table-cell>
          <table:table-cell office:value-type="float" office:value="24.5111730994328">
            <text:p>24.51</text:p>
          </table:table-cell>
          <table:table-cell/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7.98954382611962">
            <text:p>7.99</text:p>
          </table:table-cell>
          <table:table-cell office:value-type="float" office:value="315826822296.522">
            <text:p>315826822296.52</text:p>
          </table:table-cell>
          <table:table-cell office:value-type="float" office:value="7.63859392981268">
            <text:p>7.64</text:p>
          </table:table-cell>
          <table:table-cell/>
        </table:table-row>
        <table:table-row table:style-name="ro1">
          <table:table-cell office:value-type="float" office:value="4924">
            <text:p>4924</text:p>
          </table:table-cell>
          <table:table-cell office:value-type="float" office:value="3.57159547481734">
            <text:p>3.57</text:p>
          </table:table-cell>
          <table:table-cell office:value-type="float" office:value="315527451158.692">
            <text:p>315527451158.69</text:p>
          </table:table-cell>
          <table:table-cell office:value-type="float" office:value="1.39828635591903">
            <text:p>1.4</text:p>
          </table:table-cell>
          <table:table-cell/>
        </table:table-row>
        <table:table-row table:style-name="ro1">
          <table:table-cell office:value-type="float" office:value="4926">
            <text:p>4926</text:p>
          </table:table-cell>
          <table:table-cell office:value-type="float" office:value="13.0989450472547">
            <text:p>13.1</text:p>
          </table:table-cell>
          <table:table-cell office:value-type="float" office:value="315228527731.168">
            <text:p>315228527731.17</text:p>
          </table:table-cell>
          <table:table-cell office:value-type="float" office:value="29.2195185891865">
            <text:p>29.22</text:p>
          </table:table-cell>
          <table:table-cell/>
        </table:table-row>
        <table:table-row table:style-name="ro1">
          <table:table-cell office:value-type="float" office:value="4928">
            <text:p>4928</text:p>
          </table:table-cell>
          <table:table-cell office:value-type="float" office:value="1.9507046131673">
            <text:p>1.95</text:p>
          </table:table-cell>
          <table:table-cell office:value-type="float" office:value="314930051079.451">
            <text:p>314930051079.45</text:p>
          </table:table-cell>
          <table:table-cell office:value-type="float" office:value="11.5638004376515">
            <text:p>11.56</text:p>
          </table:table-cell>
          <table:table-cell/>
        </table:table-row>
        <table:table-row table:style-name="ro1">
          <table:table-cell office:value-type="float" office:value="4930">
            <text:p>4930</text:p>
          </table:table-cell>
          <table:table-cell office:value-type="float" office:value="1.02713067928844">
            <text:p>1.03</text:p>
          </table:table-cell>
          <table:table-cell office:value-type="float" office:value="314632020271.742">
            <text:p>314632020271.74</text:p>
          </table:table-cell>
          <table:table-cell office:value-type="float" office:value="1.11933118682106">
            <text:p>1.12</text:p>
          </table:table-cell>
          <table:table-cell/>
        </table:table-row>
        <table:table-row table:style-name="ro1">
          <table:table-cell office:value-type="float" office:value="4932">
            <text:p>4932</text:p>
          </table:table-cell>
          <table:table-cell office:value-type="float" office:value="2.73399679464656">
            <text:p>2.73</text:p>
          </table:table-cell>
          <table:table-cell office:value-type="float" office:value="314334434382.77">
            <text:p>314334434382.77</text:p>
          </table:table-cell>
          <table:table-cell office:value-type="float" office:value="24.4067627427569">
            <text:p>24.41</text:p>
          </table:table-cell>
          <table:table-cell/>
        </table:table-row>
        <table:table-row table:style-name="ro1">
          <table:table-cell office:value-type="float" office:value="4934">
            <text:p>4934</text:p>
          </table:table-cell>
          <table:table-cell office:value-type="float" office:value="2.04259700237662">
            <text:p>2.04</text:p>
          </table:table-cell>
          <table:table-cell office:value-type="float" office:value="314037292482.254">
            <text:p>314037292482.26</text:p>
          </table:table-cell>
          <table:table-cell office:value-type="float" office:value="12.3804182189282">
            <text:p>12.38</text:p>
          </table:table-cell>
          <table:table-cell/>
        </table:table-row>
        <table:table-row table:style-name="ro1">
          <table:table-cell office:value-type="float" office:value="4936">
            <text:p>4936</text:p>
          </table:table-cell>
          <table:table-cell office:value-type="float" office:value="2.13655080370612">
            <text:p>2.14</text:p>
          </table:table-cell>
          <table:table-cell office:value-type="float" office:value="313740593652.143">
            <text:p>313740593652.14</text:p>
          </table:table-cell>
          <table:table-cell office:value-type="float" office:value="9.10082542121365">
            <text:p>9.1</text:p>
          </table:table-cell>
          <table:table-cell/>
        </table:table-row>
        <table:table-row table:style-name="ro1">
          <table:table-cell office:value-type="float" office:value="4938">
            <text:p>4938</text:p>
          </table:table-cell>
          <table:table-cell office:value-type="float" office:value="10.9478107974616">
            <text:p>10.95</text:p>
          </table:table-cell>
          <table:table-cell office:value-type="float" office:value="313444336970.546">
            <text:p>313444336970.55</text:p>
          </table:table-cell>
          <table:table-cell office:value-type="float" office:value="2.05088094194851">
            <text:p>2.05</text:p>
          </table:table-cell>
          <table:table-cell/>
        </table:table-row>
        <table:table-row table:style-name="ro1">
          <table:table-cell office:value-type="float" office:value="4940">
            <text:p>4940</text:p>
          </table:table-cell>
          <table:table-cell office:value-type="float" office:value="5.74077024758787">
            <text:p>5.74</text:p>
          </table:table-cell>
          <table:table-cell office:value-type="float" office:value="313148521497.246">
            <text:p>313148521497.25</text:p>
          </table:table-cell>
          <table:table-cell office:value-type="float" office:value="4.86919910934801">
            <text:p>4.87</text:p>
          </table:table-cell>
          <table:table-cell/>
        </table:table-row>
        <table:table-row table:style-name="ro1">
          <table:table-cell office:value-type="float" office:value="4942">
            <text:p>4942</text:p>
          </table:table-cell>
          <table:table-cell office:value-type="float" office:value="3.18074707931889">
            <text:p>3.18</text:p>
          </table:table-cell>
          <table:table-cell office:value-type="float" office:value="312853146294.686">
            <text:p>312853146294.69</text:p>
          </table:table-cell>
          <table:table-cell office:value-type="float" office:value="17.5417048539591">
            <text:p>17.54</text:p>
          </table:table-cell>
          <table:table-cell/>
        </table:table-row>
        <table:table-row table:style-name="ro1">
          <table:table-cell office:value-type="float" office:value="4944">
            <text:p>4944</text:p>
          </table:table-cell>
          <table:table-cell office:value-type="float" office:value="1.49399680369338">
            <text:p>1.49</text:p>
          </table:table-cell>
          <table:table-cell office:value-type="float" office:value="312558210561.271">
            <text:p>312558210561.27</text:p>
          </table:table-cell>
          <table:table-cell office:value-type="float" office:value="14.359632976249">
            <text:p>14.36</text:p>
          </table:table-cell>
          <table:table-cell/>
        </table:table-row>
        <table:table-row table:style-name="ro1">
          <table:table-cell office:value-type="float" office:value="4946">
            <text:p>4946</text:p>
          </table:table-cell>
          <table:table-cell office:value-type="float" office:value="0.041000650228119">
            <text:p>0.04</text:p>
          </table:table-cell>
          <table:table-cell office:value-type="float" office:value="312263713273.146">
            <text:p>312263713273.15</text:p>
          </table:table-cell>
          <table:table-cell office:value-type="float" office:value="9.18918376431556">
            <text:p>9.19</text:p>
          </table:table-cell>
          <table:table-cell/>
        </table:table-row>
        <table:table-row table:style-name="ro1">
          <table:table-cell office:value-type="float" office:value="4948">
            <text:p>4948</text:p>
          </table:table-cell>
          <table:table-cell office:value-type="float" office:value="1.83020280697365">
            <text:p>1.83</text:p>
          </table:table-cell>
          <table:table-cell office:value-type="float" office:value="311969653550.108">
            <text:p>311969653550.11</text:p>
          </table:table-cell>
          <table:table-cell office:value-type="float" office:value="10.0685807629266">
            <text:p>10.07</text:p>
          </table:table-cell>
          <table:table-cell/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3.42554974872692">
            <text:p>3.43</text:p>
          </table:table-cell>
          <table:table-cell office:value-type="float" office:value="311676030487.551">
            <text:p>311676030487.55</text:p>
          </table:table-cell>
          <table:table-cell office:value-type="float" office:value="0.705189983167975">
            <text:p>0.71</text:p>
          </table:table-cell>
          <table:table-cell/>
        </table:table-row>
        <table:table-row table:style-name="ro1">
          <table:table-cell office:value-type="float" office:value="4952">
            <text:p>4952</text:p>
          </table:table-cell>
          <table:table-cell office:value-type="float" office:value="2.23892092319632">
            <text:p>2.24</text:p>
          </table:table-cell>
          <table:table-cell office:value-type="float" office:value="311382843191.63">
            <text:p>311382843191.63</text:p>
          </table:table-cell>
          <table:table-cell office:value-type="float" office:value="53.7416131315305">
            <text:p>53.74</text:p>
          </table:table-cell>
          <table:table-cell/>
        </table:table-row>
        <table:table-row table:style-name="ro1">
          <table:table-cell office:value-type="float" office:value="4954">
            <text:p>4954</text:p>
          </table:table-cell>
          <table:table-cell office:value-type="float" office:value="4.8498618525179">
            <text:p>4.85</text:p>
          </table:table-cell>
          <table:table-cell office:value-type="float" office:value="311090090740.838">
            <text:p>311090090740.84</text:p>
          </table:table-cell>
          <table:table-cell office:value-type="float" office:value="21.7853483300965">
            <text:p>21.79</text:p>
          </table:table-cell>
          <table:table-cell/>
        </table:table-row>
        <table:table-row table:style-name="ro1">
          <table:table-cell office:value-type="float" office:value="4956">
            <text:p>4956</text:p>
          </table:table-cell>
          <table:table-cell office:value-type="float" office:value="2.95956264787829">
            <text:p>2.96</text:p>
          </table:table-cell>
          <table:table-cell office:value-type="float" office:value="310797772248.524">
            <text:p>310797772248.52</text:p>
          </table:table-cell>
          <table:table-cell office:value-type="float" office:value="41.3724661113443">
            <text:p>41.37</text:p>
          </table:table-cell>
          <table:table-cell/>
        </table:table-row>
        <table:table-row table:style-name="ro1">
          <table:table-cell office:value-type="float" office:value="4958">
            <text:p>4958</text:p>
          </table:table-cell>
          <table:table-cell office:value-type="float" office:value="21.8422236104679">
            <text:p>21.84</text:p>
          </table:table-cell>
          <table:table-cell office:value-type="float" office:value="310505886841.096">
            <text:p>310505886841.1</text:p>
          </table:table-cell>
          <table:table-cell office:value-type="float" office:value="18.6724691637459">
            <text:p>18.67</text:p>
          </table:table-cell>
          <table:table-cell/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2.86484486654452">
            <text:p>2.86</text:p>
          </table:table-cell>
          <table:table-cell office:value-type="float" office:value="310214433535.086">
            <text:p>310214433535.09</text:p>
          </table:table-cell>
          <table:table-cell office:value-type="float" office:value="4.71495079956116">
            <text:p>4.71</text:p>
          </table:table-cell>
          <table:table-cell/>
        </table:table-row>
        <table:table-row table:style-name="ro1">
          <table:table-cell office:value-type="float" office:value="4962">
            <text:p>4962</text:p>
          </table:table-cell>
          <table:table-cell office:value-type="float" office:value="0.810130704542796">
            <text:p>0.81</text:p>
          </table:table-cell>
          <table:table-cell office:value-type="float" office:value="309923411537.643">
            <text:p>309923411537.64</text:p>
          </table:table-cell>
          <table:table-cell office:value-type="float" office:value="46.9885705148953">
            <text:p>46.99</text:p>
          </table:table-cell>
          <table:table-cell/>
        </table:table-row>
        <table:table-row table:style-name="ro1">
          <table:table-cell office:value-type="float" office:value="4964">
            <text:p>4964</text:p>
          </table:table-cell>
          <table:table-cell office:value-type="float" office:value="3.06531088526131">
            <text:p>3.07</text:p>
          </table:table-cell>
          <table:table-cell office:value-type="float" office:value="309632819902.14">
            <text:p>309632819902.14</text:p>
          </table:table-cell>
          <table:table-cell office:value-type="float" office:value="9.41766574829539">
            <text:p>9.42</text:p>
          </table:table-cell>
          <table:table-cell/>
        </table:table-row>
        <table:table-row table:style-name="ro1">
          <table:table-cell office:value-type="float" office:value="4966">
            <text:p>4966</text:p>
          </table:table-cell>
          <table:table-cell office:value-type="float" office:value="9.68702016044245">
            <text:p>9.69</text:p>
          </table:table-cell>
          <table:table-cell office:value-type="float" office:value="309342657758.83">
            <text:p>309342657758.83</text:p>
          </table:table-cell>
          <table:table-cell office:value-type="float" office:value="2.82728065407679">
            <text:p>2.83</text:p>
          </table:table-cell>
          <table:table-cell/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.4683870710785">
            <text:p>1.47</text:p>
          </table:table-cell>
          <table:table-cell office:value-type="float" office:value="309052924237.675">
            <text:p>309052924237.68</text:p>
          </table:table-cell>
          <table:table-cell office:value-type="float" office:value="26.0953173402767">
            <text:p>26.1</text:p>
          </table:table-cell>
          <table:table-cell/>
        </table:table-row>
        <table:table-row table:style-name="ro1">
          <table:table-cell office:value-type="float" office:value="4970">
            <text:p>4970</text:p>
          </table:table-cell>
          <table:table-cell office:value-type="float" office:value="3.41979365300185">
            <text:p>3.42</text:p>
          </table:table-cell>
          <table:table-cell office:value-type="float" office:value="308763618428.934">
            <text:p>308763618428.93</text:p>
          </table:table-cell>
          <table:table-cell office:value-type="float" office:value="5.36192835677334">
            <text:p>5.36</text:p>
          </table:table-cell>
          <table:table-cell/>
        </table:table-row>
        <table:table-row table:style-name="ro1">
          <table:table-cell office:value-type="float" office:value="4972">
            <text:p>4972</text:p>
          </table:table-cell>
          <table:table-cell office:value-type="float" office:value="0.824260653446677">
            <text:p>0.82</text:p>
          </table:table-cell>
          <table:table-cell office:value-type="float" office:value="308474739460.86">
            <text:p>308474739460.86</text:p>
          </table:table-cell>
          <table:table-cell office:value-type="float" office:value="17.3114371242281">
            <text:p>17.31</text:p>
          </table:table-cell>
          <table:table-cell/>
        </table:table-row>
        <table:table-row table:style-name="ro1">
          <table:table-cell office:value-type="float" office:value="4974">
            <text:p>4974</text:p>
          </table:table-cell>
          <table:table-cell office:value-type="float" office:value="2.92318485279715">
            <text:p>2.92</text:p>
          </table:table-cell>
          <table:table-cell office:value-type="float" office:value="308186286441.138">
            <text:p>308186286441.14</text:p>
          </table:table-cell>
          <table:table-cell office:value-type="float" office:value="10.0279124155131">
            <text:p>10.03</text:p>
          </table:table-cell>
          <table:table-cell/>
        </table:table-row>
        <table:table-row table:style-name="ro1">
          <table:table-cell office:value-type="float" office:value="4976">
            <text:p>4976</text:p>
          </table:table-cell>
          <table:table-cell office:value-type="float" office:value="0.846604695430254">
            <text:p>0.85</text:p>
          </table:table-cell>
          <table:table-cell office:value-type="float" office:value="307898258525.419">
            <text:p>307898258525.42</text:p>
          </table:table-cell>
          <table:table-cell office:value-type="float" office:value="28.66143457222">
            <text:p>28.66</text:p>
          </table:table-cell>
          <table:table-cell/>
        </table:table-row>
        <table:table-row table:style-name="ro1">
          <table:table-cell office:value-type="float" office:value="4978">
            <text:p>4978</text:p>
          </table:table-cell>
          <table:table-cell office:value-type="float" office:value="2.95726392308736">
            <text:p>2.96</text:p>
          </table:table-cell>
          <table:table-cell office:value-type="float" office:value="307610654810.514">
            <text:p>307610654810.52</text:p>
          </table:table-cell>
          <table:table-cell office:value-type="float" office:value="1.99408209639267">
            <text:p>1.99</text:p>
          </table:table-cell>
          <table:table-cell/>
        </table:table-row>
        <table:table-row table:style-name="ro1">
          <table:table-cell office:value-type="float" office:value="4980">
            <text:p>4980</text:p>
          </table:table-cell>
          <table:table-cell office:value-type="float" office:value="1.2517719033169">
            <text:p>1.25</text:p>
          </table:table-cell>
          <table:table-cell office:value-type="float" office:value="307323474417.697">
            <text:p>307323474417.7</text:p>
          </table:table-cell>
          <table:table-cell office:value-type="float" office:value="4.06167954701358">
            <text:p>4.06</text:p>
          </table:table-cell>
          <table:table-cell/>
        </table:table-row>
        <table:table-row table:style-name="ro1">
          <table:table-cell office:value-type="float" office:value="4982">
            <text:p>4982</text:p>
          </table:table-cell>
          <table:table-cell office:value-type="float" office:value="3.16533475924321">
            <text:p>3.17</text:p>
          </table:table-cell>
          <table:table-cell office:value-type="float" office:value="307036716546.604">
            <text:p>307036716546.6</text:p>
          </table:table-cell>
          <table:table-cell office:value-type="float" office:value="8.94107513969323">
            <text:p>8.94</text:p>
          </table:table-cell>
          <table:table-cell/>
        </table:table-row>
        <table:table-row table:style-name="ro1">
          <table:table-cell office:value-type="float" office:value="4984">
            <text:p>4984</text:p>
          </table:table-cell>
          <table:table-cell office:value-type="float" office:value="3.11562419049873">
            <text:p>3.12</text:p>
          </table:table-cell>
          <table:table-cell office:value-type="float" office:value="306750380273.69">
            <text:p>306750380273.69</text:p>
          </table:table-cell>
          <table:table-cell office:value-type="float" office:value="19.8726947937188">
            <text:p>19.87</text:p>
          </table:table-cell>
          <table:table-cell/>
        </table:table-row>
        <table:table-row table:style-name="ro1">
          <table:table-cell office:value-type="float" office:value="4986">
            <text:p>4986</text:p>
          </table:table-cell>
          <table:table-cell office:value-type="float" office:value="2.51874927728622">
            <text:p>2.52</text:p>
          </table:table-cell>
          <table:table-cell office:value-type="float" office:value="306464464694.432">
            <text:p>306464464694.43</text:p>
          </table:table-cell>
          <table:table-cell office:value-type="float" office:value="19.3584279207055">
            <text:p>19.36</text:p>
          </table:table-cell>
          <table:table-cell/>
        </table:table-row>
        <table:table-row table:style-name="ro1">
          <table:table-cell office:value-type="float" office:value="4988">
            <text:p>4988</text:p>
          </table:table-cell>
          <table:table-cell office:value-type="float" office:value="0.216454536045956">
            <text:p>0.22</text:p>
          </table:table-cell>
          <table:table-cell office:value-type="float" office:value="306178969018.974">
            <text:p>306178969018.97</text:p>
          </table:table-cell>
          <table:table-cell office:value-type="float" office:value="31.8996330770798">
            <text:p>31.9</text:p>
          </table:table-cell>
          <table:table-cell/>
        </table:table-row>
        <table:table-row table:style-name="ro1">
          <table:table-cell office:value-type="float" office:value="4990">
            <text:p>4990</text:p>
          </table:table-cell>
          <table:table-cell office:value-type="float" office:value="3.18141732637897">
            <text:p>3.18</text:p>
          </table:table-cell>
          <table:table-cell office:value-type="float" office:value="305893892363.931">
            <text:p>305893892363.93</text:p>
          </table:table-cell>
          <table:table-cell office:value-type="float" office:value="36.5541743725033">
            <text:p>36.55</text:p>
          </table:table-cell>
          <table:table-cell/>
        </table:table-row>
        <table:table-row table:style-name="ro1">
          <table:table-cell office:value-type="float" office:value="4992">
            <text:p>4992</text:p>
          </table:table-cell>
          <table:table-cell office:value-type="float" office:value="9.34002796199686">
            <text:p>9.34</text:p>
          </table:table-cell>
          <table:table-cell office:value-type="float" office:value="305609233871.571">
            <text:p>305609233871.57</text:p>
          </table:table-cell>
          <table:table-cell office:value-type="float" office:value="9.8102870725726">
            <text:p>9.81</text:p>
          </table:table-cell>
          <table:table-cell/>
        </table:table-row>
        <table:table-row table:style-name="ro1">
          <table:table-cell office:value-type="float" office:value="4994">
            <text:p>4994</text:p>
          </table:table-cell>
          <table:table-cell office:value-type="float" office:value="9.2022691928443">
            <text:p>9.2</text:p>
          </table:table-cell>
          <table:table-cell office:value-type="float" office:value="305324992658.953">
            <text:p>305324992658.95</text:p>
          </table:table-cell>
          <table:table-cell office:value-type="float" office:value="26.2742133143682">
            <text:p>26.27</text:p>
          </table:table-cell>
          <table:table-cell/>
        </table:table-row>
        <table:table-row table:style-name="ro1">
          <table:table-cell office:value-type="float" office:value="4996">
            <text:p>4996</text:p>
          </table:table-cell>
          <table:table-cell office:value-type="float" office:value="0.0667371298155177">
            <text:p>0.07</text:p>
          </table:table-cell>
          <table:table-cell office:value-type="float" office:value="305041167926.692">
            <text:p>305041167926.69</text:p>
          </table:table-cell>
          <table:table-cell office:value-type="float" office:value="10.7477680012918">
            <text:p>10.75</text:p>
          </table:table-cell>
          <table:table-cell/>
        </table:table-row>
        <table:table-row table:style-name="ro1">
          <table:table-cell office:value-type="float" office:value="4998">
            <text:p>4998</text:p>
          </table:table-cell>
          <table:table-cell office:value-type="float" office:value="24.4282638922716">
            <text:p>24.43</text:p>
          </table:table-cell>
          <table:table-cell office:value-type="float" office:value="304757758759.591">
            <text:p>304757758759.59</text:p>
          </table:table-cell>
          <table:table-cell office:value-type="float" office:value="5.49634049800116">
            <text:p>5.5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71950833115661">
            <text:p>6.72</text:p>
          </table:table-cell>
          <table:table-cell office:value-type="float" office:value="304474764402.362">
            <text:p>304474764402.36</text:p>
          </table:table-cell>
          <table:table-cell office:value-type="float" office:value="4.14243889090047">
            <text:p>4.1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14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tchell </meta:initial-creator>
    <meta:creation-date>2010-02-25T14:51:15</meta:creation-date>
    <dc:date>2010-02-25T14:54:54</dc:date>
    <dc:creator>Mitchell </dc:creator>
    <meta:editing-duration>PT00H03M40S</meta:editing-duration>
    <meta:editing-cycles>1</meta:editing-cycles>
    <meta:document-statistic meta:table-count="3" meta:cell-count="10004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0.523cm" svg:height="23.955cm" chart:class="chart:scatter" chart:style-name="ch1">
        <chart:title svg:x="13.739cm" svg:y="0.48cm" chart:style-name="ch2">
          <text:p>Loops VS Error</text:p>
        </chart:title>
        <chart:subtitle svg:x="14.56cm" svg:y="1.462cm" chart:style-name="ch3">
          <text:p>Log-Log</text:p>
        </chart:subtitle>
        <chart:legend chart:legend-position="end" svg:x="28.39cm" svg:y="11.32cm" chart:style-name="ch4"/>
        <chart:plot-area chart:style-name="ch5" table:cell-range-address="Sheet1.A1:Sheet1.D2501" chart:data-source-has-labels="row" svg:x="1.019cm" svg:y="2.392cm" svg:width="26.762cm" svg:height="20.327cm">
          <chart:axis chart:dimension="x" chart:name="primary-x" chart:style-name="ch6">
            <chart:title svg:x="13.667cm" svg:y="22.626cm" chart:style-name="ch7">
              <text:p>Loops (log[N])</text:p>
            </chart:title>
          </chart:axis>
          <chart:axis chart:dimension="y" chart:name="primary-y" chart:style-name="ch6">
            <chart:title svg:x="0.611cm" svg:y="13.341cm" chart:style-name="ch8">
              <text:p>Error (log[eps])</text:p>
            </chart:title>
            <chart:grid chart:style-name="ch9" chart:class="major"/>
          </chart:axis>
          <chart:series chart:style-name="ch10" chart:values-cell-range-address="Sheet1.B2:Sheet1.B2501" chart:label-cell-address="Sheet1.B1:Sheet1.B1" chart:class="chart:scatter">
            <chart:domain table:cell-range-address="Sheet1.A2:Sheet1.A2501"/>
            <chart:data-point chart:repeated="2500"/>
          </chart:series>
          <chart:series chart:style-name="ch11" chart:values-cell-range-address="Sheet1.C2:Sheet1.C2501" chart:label-cell-address="Sheet1.C1:Sheet1.C1" chart:class="chart:scatter">
            <chart:data-point chart:repeated="2500"/>
          </chart:series>
          <chart:series chart:style-name="ch12" chart:values-cell-range-address="Sheet1.D2:Sheet1.D2501" chart:label-cell-address="Sheet1.D1:Sheet1.D1" chart:class="chart:scatter">
            <chart:data-point chart:repeated="2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eps_T</text:p>
              </table:table-cell>
              <table:table-cell office:value-type="string">
                <text:p text:id="Sheet1.C1:Sheet1.C1">eps_s</text:p>
              </table:table-cell>
              <table:table-cell office:value-type="string">
                <text:p text:id="Sheet1.D1:Sheet1.D1">eps_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2:Sheet1.A2501">2</text:p>
              </table:table-cell>
              <table:table-cell office:value-type="float" office:value="2020.52034717501">
                <text:p text:id="Sheet1.B2:Sheet1.B2501">2020.52034717501</text:p>
              </table:table-cell>
              <table:table-cell office:value-type="float" office:value="1347.34689811667">
                <text:p text:id="Sheet1.C2:Sheet1.C2501">1347.34689811667</text:p>
              </table:table-cell>
              <table:table-cell office:value-type="float" office:value="590.526827520283">
                <text:p text:id="Sheet1.D2:Sheet1.D2501">590.5268275202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7.219884489834">
                <text:p>477.219884489834</text:p>
              </table:table-cell>
              <table:table-cell office:value-type="float" office:value="1.20919957615587E+015">
                <text:p>1.20919957615587E+015</text:p>
              </table:table-cell>
              <table:table-cell office:value-type="float" office:value="620.115869682219">
                <text:p>620.115869682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91.889410390674">
                <text:p>591.889410390674</text:p>
              </table:table-cell>
              <table:table-cell office:value-type="float" office:value="559.079506124709">
                <text:p>559.079506124709</text:p>
              </table:table-cell>
              <table:table-cell office:value-type="float" office:value="312.860049061532">
                <text:p>312.860049061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17798724413392">
                <text:p>1.17798724413392</text:p>
              </table:table-cell>
              <table:table-cell office:value-type="float" office:value="144086789009449">
                <text:p>144086789009449</text:p>
              </table:table-cell>
              <table:table-cell office:value-type="float" office:value="33.8626015289046">
                <text:p>33.8626015289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14.955053254636">
                <text:p>214.955053254636</text:p>
              </table:table-cell>
              <table:table-cell office:value-type="float" office:value="84699719562531.8">
                <text:p>84699719562531.8</text:p>
              </table:table-cell>
              <table:table-cell office:value-type="float" office:value="492.702301262999">
                <text:p>492.702301262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.87598685204">
                <text:p>38.87598685204</text:p>
              </table:table-cell>
              <table:table-cell office:value-type="float" office:value="55906353522184.2">
                <text:p>55906353522184.2</text:p>
              </table:table-cell>
              <table:table-cell office:value-type="float" office:value="211.720330073855">
                <text:p>211.720330073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37.753699152853">
                <text:p>237.753699152853</text:p>
              </table:table-cell>
              <table:table-cell office:value-type="float" office:value="39709386859801.1">
                <text:p>39709386859801.1</text:p>
              </table:table-cell>
              <table:table-cell office:value-type="float" office:value="152.47445536662">
                <text:p>152.47445536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46.652869971723">
                <text:p>546.652869971723</text:p>
              </table:table-cell>
              <table:table-cell office:value-type="float" office:value="241839915230610">
                <text:p>241839915230610</text:p>
              </table:table-cell>
              <table:table-cell office:value-type="float" office:value="335.232641563403">
                <text:p>335.232641563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2.126782891419">
                <text:p>122.126782891419</text:p>
              </table:table-cell>
              <table:table-cell office:value-type="float" office:value="76282032058464.2">
                <text:p>76282032058464.2</text:p>
              </table:table-cell>
              <table:table-cell office:value-type="float" office:value="146.661260830821">
                <text:p>146.661260830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6.4753443224258">
                <text:p>46.4753443224258</text:p>
              </table:table-cell>
              <table:table-cell office:value-type="float" office:value="251302099804856">
                <text:p>251302099804856</text:p>
              </table:table-cell>
              <table:table-cell office:value-type="float" office:value="312.715930845224">
                <text:p>312.715930845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51.49197494577">
                <text:p>351.49197494577</text:p>
              </table:table-cell>
              <table:table-cell office:value-type="float" office:value="254115794764923">
                <text:p>254115794764923</text:p>
              </table:table-cell>
              <table:table-cell office:value-type="float" office:value="209.937034340551">
                <text:p>209.937034340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39.671727088083">
                <text:p>139.671727088083</text:p>
              </table:table-cell>
              <table:table-cell office:value-type="float" office:value="1.33125967764455E+015">
                <text:p>1.33125967764455E+015</text:p>
              </table:table-cell>
              <table:table-cell office:value-type="float" office:value="248.227721793588">
                <text:p>248.227721793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758.166824870523">
                <text:p>758.166824870523</text:p>
              </table:table-cell>
              <table:table-cell office:value-type="float" office:value="778.275595855562">
                <text:p>778.275595855562</text:p>
              </table:table-cell>
              <table:table-cell office:value-type="float" office:value="120.7394240971">
                <text:p>120.7394240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1.2492663602061">
                <text:p>31.2492663602061</text:p>
              </table:table-cell>
              <table:table-cell office:value-type="float" office:value="9066654763654.63">
                <text:p>9066654763654.63</text:p>
              </table:table-cell>
              <table:table-cell office:value-type="float" office:value="655.469534122626">
                <text:p>655.469534122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97.636352898606">
                <text:p>197.636352898606</text:p>
              </table:table-cell>
              <table:table-cell office:value-type="float" office:value="1.33202912731401E+015">
                <text:p>1.33202912731401E+015</text:p>
              </table:table-cell>
              <table:table-cell office:value-type="float" office:value="222.154691781855">
                <text:p>222.154691781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14.194057984571">
                <text:p>214.194057984571</text:p>
              </table:table-cell>
              <table:table-cell office:value-type="float" office:value="71074270850528.7">
                <text:p>71074270850528.7</text:p>
              </table:table-cell>
              <table:table-cell office:value-type="float" office:value="99.3345349592213">
                <text:p>99.3345349592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53.31914102414">
                <text:p>153.31914102414</text:p>
              </table:table-cell>
              <table:table-cell office:value-type="float" office:value="89126254126592.9">
                <text:p>89126254126592.9</text:p>
              </table:table-cell>
              <table:table-cell office:value-type="float" office:value="229.268792756836">
                <text:p>229.26879275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50.6375866315172">
                <text:p>50.6375866315172</text:p>
              </table:table-cell>
              <table:table-cell office:value-type="float" office:value="262175557168800">
                <text:p>262175557168800</text:p>
              </table:table-cell>
              <table:table-cell office:value-type="float" office:value="90.3278506719497">
                <text:p>90.3278506719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0.0037402905315">
                <text:p>20.0037402905315</text:p>
              </table:table-cell>
              <table:table-cell office:value-type="float" office:value="4817818757487.74">
                <text:p>4817818757487.74</text:p>
              </table:table-cell>
              <table:table-cell office:value-type="float" office:value="270.474113162582">
                <text:p>270.474113162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36.8468585446">
                <text:p>236.8468585446</text:p>
              </table:table-cell>
              <table:table-cell office:value-type="float" office:value="113175491695587">
                <text:p>113175491695587</text:p>
              </table:table-cell>
              <table:table-cell office:value-type="float" office:value="138.416120149503">
                <text:p>138.416120149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140.974385776782">
                <text:p>140.974385776782</text:p>
              </table:table-cell>
              <table:table-cell office:value-type="float" office:value="142229808199682">
                <text:p>142229808199682</text:p>
              </table:table-cell>
              <table:table-cell office:value-type="float" office:value="73.0969785528733">
                <text:p>73.0969785528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77.631729134646">
                <text:p>177.631729134646</text:p>
              </table:table-cell>
              <table:table-cell office:value-type="float" office:value="50519440141397">
                <text:p>50519440141397</text:p>
              </table:table-cell>
              <table:table-cell office:value-type="float" office:value="106.617040279173">
                <text:p>106.617040279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8.477946374566">
                <text:p>268.477946374566</text:p>
              </table:table-cell>
              <table:table-cell office:value-type="float" office:value="39053470176622.5">
                <text:p>39053470176622.5</text:p>
              </table:table-cell>
              <table:table-cell office:value-type="float" office:value="113.795189854964">
                <text:p>113.795189854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7.7199182522906">
                <text:p>67.7199182522906</text:p>
              </table:table-cell>
              <table:table-cell office:value-type="float" office:value="52707704684147.8">
                <text:p>52707704684147.8</text:p>
              </table:table-cell>
              <table:table-cell office:value-type="float" office:value="627.473835473375">
                <text:p>627.473835473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69.740752225995">
                <text:p>169.740752225995</text:p>
              </table:table-cell>
              <table:table-cell office:value-type="float" office:value="144014532140945">
                <text:p>144014532140945</text:p>
              </table:table-cell>
              <table:table-cell office:value-type="float" office:value="52.9567028289813">
                <text:p>52.9567028289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61.2784021172638">
                <text:p>61.2784021172638</text:p>
              </table:table-cell>
              <table:table-cell office:value-type="float" office:value="116538465109284">
                <text:p>116538465109284</text:p>
              </table:table-cell>
              <table:table-cell office:value-type="float" office:value="154.53712225219">
                <text:p>154.53712225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23.5956878218376">
                <text:p>23.5956878218376</text:p>
              </table:table-cell>
              <table:table-cell office:value-type="float" office:value="17407266556442.2">
                <text:p>17407266556442.2</text:p>
              </table:table-cell>
              <table:table-cell office:value-type="float" office:value="95.0813182567779">
                <text:p>95.0813182567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74.1061113989078">
                <text:p>74.1061113989078</text:p>
              </table:table-cell>
              <table:table-cell office:value-type="float" office:value="24472472783266.2">
                <text:p>24472472783266.2</text:p>
              </table:table-cell>
              <table:table-cell office:value-type="float" office:value="351.870944270167">
                <text:p>351.870944270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55.4982619773232">
                <text:p>55.4982619773232</text:p>
              </table:table-cell>
              <table:table-cell office:value-type="float" office:value="264976895588193">
                <text:p>264976895588193</text:p>
              </table:table-cell>
              <table:table-cell office:value-type="float" office:value="15.979039701992">
                <text:p>15.979039701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244.484593733709">
                <text:p>244.484593733709</text:p>
              </table:table-cell>
              <table:table-cell office:value-type="float" office:value="5719287241782.17">
                <text:p>5719287241782.17</text:p>
              </table:table-cell>
              <table:table-cell office:value-type="float" office:value="29.5081480911351">
                <text:p>29.5081480911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09.657567763037">
                <text:p>109.657567763037</text:p>
              </table:table-cell>
              <table:table-cell office:value-type="float" office:value="98703916766640.8">
                <text:p>98703916766640.8</text:p>
              </table:table-cell>
              <table:table-cell office:value-type="float" office:value="13.3288159115684">
                <text:p>13.3288159115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.01409054159704">
                <text:p>1.01409054159704</text:p>
              </table:table-cell>
              <table:table-cell office:value-type="float" office:value="14013675710617.4">
                <text:p>14013675710617.4</text:p>
              </table:table-cell>
              <table:table-cell office:value-type="float" office:value="303.692902852732">
                <text:p>303.6929028527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183.910467850324">
                <text:p>183.910467850324</text:p>
              </table:table-cell>
              <table:table-cell office:value-type="float" office:value="84961015697691.9">
                <text:p>84961015697691.9</text:p>
              </table:table-cell>
              <table:table-cell office:value-type="float" office:value="265.906288737268">
                <text:p>265.906288737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29.1436932896301">
                <text:p>29.1436932896301</text:p>
              </table:table-cell>
              <table:table-cell office:value-type="float" office:value="7466027955900.14">
                <text:p>7466027955900.14</text:p>
              </table:table-cell>
              <table:table-cell office:value-type="float" office:value="60.9140155810882">
                <text:p>60.9140155810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94.1565417253731">
                <text:p>94.1565417253731</text:p>
              </table:table-cell>
              <table:table-cell office:value-type="float" office:value="1.33310299084169E+015">
                <text:p>1.33310299084169E+015</text:p>
              </table:table-cell>
              <table:table-cell office:value-type="float" office:value="224.748239546242">
                <text:p>224.748239546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101.097462462446">
                <text:p>101.097462462446</text:p>
              </table:table-cell>
              <table:table-cell office:value-type="float" office:value="8020800840290.22">
                <text:p>8020800840290.22</text:p>
              </table:table-cell>
              <table:table-cell office:value-type="float" office:value="204.528166542455">
                <text:p>204.528166542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72.4490828237232">
                <text:p>72.4490828237232</text:p>
              </table:table-cell>
              <table:table-cell office:value-type="float" office:value="39848378304846.9">
                <text:p>39848378304846.9</text:p>
              </table:table-cell>
              <table:table-cell office:value-type="float" office:value="365.017979813726">
                <text:p>365.017979813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209.353555422357">
                <text:p>209.353555422357</text:p>
              </table:table-cell>
              <table:table-cell office:value-type="float" office:value="48367983046035.1">
                <text:p>48367983046035.1</text:p>
              </table:table-cell>
              <table:table-cell office:value-type="float" office:value="69.0498686834195">
                <text:p>69.0498686834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23.422051713534">
                <text:p>23.422051713534</text:p>
              </table:table-cell>
              <table:table-cell office:value-type="float" office:value="1110370997942.94">
                <text:p>1110370997942.94</text:p>
              </table:table-cell>
              <table:table-cell office:value-type="float" office:value="103.350853486977">
                <text:p>103.350853486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56.7592581780616">
                <text:p>56.7592581780616</text:p>
              </table:table-cell>
              <table:table-cell office:value-type="float" office:value="48866407621265.7">
                <text:p>48866407621265.7</text:p>
              </table:table-cell>
              <table:table-cell office:value-type="float" office:value="29.8766406619789">
                <text:p>29.8766406619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81.4400943039369">
                <text:p>81.4400943039369</text:p>
              </table:table-cell>
              <table:table-cell office:value-type="float" office:value="49087790378441.9">
                <text:p>49087790378441.9</text:p>
              </table:table-cell>
              <table:table-cell office:value-type="float" office:value="180.94026407786">
                <text:p>180.940264077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115.388004979752">
                <text:p>115.388004979752</text:p>
              </table:table-cell>
              <table:table-cell office:value-type="float" office:value="3849891946599.26">
                <text:p>3849891946599.26</text:p>
              </table:table-cell>
              <table:table-cell office:value-type="float" office:value="103.105092602058">
                <text:p>103.105092602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102.278206684792">
                <text:p>102.278206684792</text:p>
              </table:table-cell>
              <table:table-cell office:value-type="float" office:value="22462275427296.1">
                <text:p>22462275427296.1</text:p>
              </table:table-cell>
              <table:table-cell office:value-type="float" office:value="85.8635398065234">
                <text:p>85.8635398065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29.8919285332148">
                <text:p>29.8919285332148</text:p>
              </table:table-cell>
              <table:table-cell office:value-type="float" office:value="1.33318844675047E+015">
                <text:p>1.33318844675047E+015</text:p>
              </table:table-cell>
              <table:table-cell office:value-type="float" office:value="173.536600450192">
                <text:p>173.536600450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88.6494524483591">
                <text:p>88.6494524483591</text:p>
              </table:table-cell>
              <table:table-cell office:value-type="float" office:value="21542375334749.6">
                <text:p>21542375334749.6</text:p>
              </table:table-cell>
              <table:table-cell office:value-type="float" office:value="53.4194403161982">
                <text:p>53.4194403161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40.724222546466">
                <text:p>40.724222546466</text:p>
              </table:table-cell>
              <table:table-cell office:value-type="float" office:value="794873989323.505">
                <text:p>794873989323.505</text:p>
              </table:table-cell>
              <table:table-cell office:value-type="float" office:value="109.068638231597">
                <text:p>109.0686382315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101.305184905922">
                <text:p>101.305184905922</text:p>
              </table:table-cell>
              <table:table-cell office:value-type="float" office:value="22143178426709">
                <text:p>22143178426709</text:p>
              </table:table-cell>
              <table:table-cell office:value-type="float" office:value="130.185427104663">
                <text:p>130.185427104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57.0272326998095">
                <text:p>57.0272326998095</text:p>
              </table:table-cell>
              <table:table-cell office:value-type="float" office:value="266058842442749">
                <text:p>266058842442749</text:p>
              </table:table-cell>
              <table:table-cell office:value-type="float" office:value="158.134721900931">
                <text:p>158.1347219009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25.5251667382433">
                <text:p>25.5251667382433</text:p>
              </table:table-cell>
              <table:table-cell office:value-type="float" office:value="31616800410595.2">
                <text:p>31616800410595.2</text:p>
              </table:table-cell>
              <table:table-cell office:value-type="float" office:value="13.4143317153935">
                <text:p>13.4143317153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2.4192128298846">
                <text:p>22.4192128298846</text:p>
              </table:table-cell>
              <table:table-cell office:value-type="float" office:value="6948138234967.28">
                <text:p>6948138234967.28</text:p>
              </table:table-cell>
              <table:table-cell office:value-type="float" office:value="32.2876894531522">
                <text:p>32.2876894531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92.8058639736647">
                <text:p>92.8058639736647</text:p>
              </table:table-cell>
              <table:table-cell office:value-type="float" office:value="6666486288061.18">
                <text:p>6666486288061.18</text:p>
              </table:table-cell>
              <table:table-cell office:value-type="float" office:value="287.904831489632">
                <text:p>287.9048314896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25.9568808618058">
                <text:p>25.9568808618058</text:p>
              </table:table-cell>
              <table:table-cell office:value-type="float" office:value="26430081296209.8">
                <text:p>26430081296209.8</text:p>
              </table:table-cell>
              <table:table-cell office:value-type="float" office:value="121.887377357328">
                <text:p>121.8873773573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40.2198512983633">
                <text:p>40.2198512983633</text:p>
              </table:table-cell>
              <table:table-cell office:value-type="float" office:value="266169146498541">
                <text:p>266169146498541</text:p>
              </table:table-cell>
              <table:table-cell office:value-type="float" office:value="250.959558260016">
                <text:p>250.959558260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48.557349744118">
                <text:p>48.557349744118</text:p>
              </table:table-cell>
              <table:table-cell office:value-type="float" office:value="37192605104211.9">
                <text:p>37192605104211.9</text:p>
              </table:table-cell>
              <table:table-cell office:value-type="float" office:value="97.7137888791567">
                <text:p>97.71378887915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119.877993245417">
                <text:p>119.877993245417</text:p>
              </table:table-cell>
              <table:table-cell office:value-type="float" office:value="11717685574338.3">
                <text:p>11717685574338.3</text:p>
              </table:table-cell>
              <table:table-cell office:value-type="float" office:value="106.349106174768">
                <text:p>106.3491061747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17.1268957766877">
                <text:p>17.1268957766877</text:p>
              </table:table-cell>
              <table:table-cell office:value-type="float" office:value="534168793656.885">
                <text:p>534168793656.885</text:p>
              </table:table-cell>
              <table:table-cell office:value-type="float" office:value="121.312830878544">
                <text:p>121.312830878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66.7887837643099">
                <text:p>66.7887837643099</text:p>
              </table:table-cell>
              <table:table-cell office:value-type="float" office:value="9476260519525.55">
                <text:p>9476260519525.55</text:p>
              </table:table-cell>
              <table:table-cell office:value-type="float" office:value="113.531511886615">
                <text:p>113.5315118866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109.904645848209">
                <text:p>109.904645848209</text:p>
              </table:table-cell>
              <table:table-cell office:value-type="float" office:value="25800712127111.1">
                <text:p>25800712127111.1</text:p>
              </table:table-cell>
              <table:table-cell office:value-type="float" office:value="55.2146622733997">
                <text:p>55.2146622733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80.0251050337315">
                <text:p>80.0251050337315</text:p>
              </table:table-cell>
              <table:table-cell office:value-type="float" office:value="120329629749761">
                <text:p>120329629749761</text:p>
              </table:table-cell>
              <table:table-cell office:value-type="float" office:value="42.7844205336546">
                <text:p>42.78442053365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5.61107171247065">
                <text:p>5.61107171247065</text:p>
              </table:table-cell>
              <table:table-cell office:value-type="float" office:value="56178861215444">
                <text:p>56178861215444</text:p>
              </table:table-cell>
              <table:table-cell office:value-type="float" office:value="68.9242096516284">
                <text:p>68.9242096516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17.1906504420179">
                <text:p>17.1906504420179</text:p>
              </table:table-cell>
              <table:table-cell office:value-type="float" office:value="18958025531545">
                <text:p>18958025531545</text:p>
              </table:table-cell>
              <table:table-cell office:value-type="float" office:value="32.4855840972148">
                <text:p>32.4855840972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369.160792563301">
                <text:p>369.160792563301</text:p>
              </table:table-cell>
              <table:table-cell office:value-type="float" office:value="7373665650742.69">
                <text:p>7373665650742.69</text:p>
              </table:table-cell>
              <table:table-cell office:value-type="float" office:value="131.144701439294">
                <text:p>131.144701439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126.711950811847">
                <text:p>126.711950811847</text:p>
              </table:table-cell>
              <table:table-cell office:value-type="float" office:value="114.608215684978">
                <text:p>114.608215684978</text:p>
              </table:table-cell>
              <table:table-cell office:value-type="float" office:value="45.6444096968701">
                <text:p>45.64440969687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82.050748873229">
                <text:p>282.050748873229</text:p>
              </table:table-cell>
              <table:table-cell office:value-type="float" office:value="6890739019426.66">
                <text:p>6890739019426.66</text:p>
              </table:table-cell>
              <table:table-cell office:value-type="float" office:value="2.38582721687097">
                <text:p>2.38582721687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82.2971328206911">
                <text:p>82.2971328206911</text:p>
              </table:table-cell>
              <table:table-cell office:value-type="float" office:value="16039118358246.4">
                <text:p>16039118358246.4</text:p>
              </table:table-cell>
              <table:table-cell office:value-type="float" office:value="64.3285741555301">
                <text:p>64.3285741555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3.08210601368153">
                <text:p>3.08210601368153</text:p>
              </table:table-cell>
              <table:table-cell office:value-type="float" office:value="35831956863304.7">
                <text:p>35831956863304.7</text:p>
              </table:table-cell>
              <table:table-cell office:value-type="float" office:value="29.9923250337831">
                <text:p>29.9923250337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7.71631086461327">
                <text:p>7.71631086461327</text:p>
              </table:table-cell>
              <table:table-cell office:value-type="float" office:value="266356621514703">
                <text:p>266356621514703</text:p>
              </table:table-cell>
              <table:table-cell office:value-type="float" office:value="122.191034638257">
                <text:p>122.1910346382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225.618089285631">
                <text:p>225.618089285631</text:p>
              </table:table-cell>
              <table:table-cell office:value-type="float" office:value="51820495052321.4">
                <text:p>51820495052321.4</text:p>
              </table:table-cell>
              <table:table-cell office:value-type="float" office:value="73.331057801913">
                <text:p>73.3310578019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  <table:table-cell office:value-type="float" office:value="79.9463225029463">
                <text:p>79.9463225029463</text:p>
              </table:table-cell>
              <table:table-cell office:value-type="float" office:value="20940365853834.5">
                <text:p>20940365853834.5</text:p>
              </table:table-cell>
              <table:table-cell office:value-type="float" office:value="3.36727477098886">
                <text:p>3.367274770988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73.7468856066991">
                <text:p>73.7468856066991</text:p>
              </table:table-cell>
              <table:table-cell office:value-type="float" office:value="10536349088751.6">
                <text:p>10536349088751.6</text:p>
              </table:table-cell>
              <table:table-cell office:value-type="float" office:value="14.6748529087092">
                <text:p>14.67485290870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">
                <text:p>142</text:p>
              </table:table-cell>
              <table:table-cell office:value-type="float" office:value="73.6441888472798">
                <text:p>73.6441888472798</text:p>
              </table:table-cell>
              <table:table-cell office:value-type="float" office:value="4426928566898.2">
                <text:p>4426928566898.2</text:p>
              </table:table-cell>
              <table:table-cell office:value-type="float" office:value="124.964343122842">
                <text:p>124.9643431228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18.4106882590288">
                <text:p>18.4106882590288</text:p>
              </table:table-cell>
              <table:table-cell office:value-type="float" office:value="321815004670.036">
                <text:p>321815004670.036</text:p>
              </table:table-cell>
              <table:table-cell office:value-type="float" office:value="50.3322830502629">
                <text:p>50.33228305026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">
                <text:p>146</text:p>
              </table:table-cell>
              <table:table-cell office:value-type="float" office:value="124.012011166022">
                <text:p>124.012011166022</text:p>
              </table:table-cell>
              <table:table-cell office:value-type="float" office:value="4866785336736.58">
                <text:p>4866785336736.58</text:p>
              </table:table-cell>
              <table:table-cell office:value-type="float" office:value="127.044927091842">
                <text:p>127.0449270918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2.47720812604769">
                <text:p>2.47720812604769</text:p>
              </table:table-cell>
              <table:table-cell office:value-type="float" office:value="10166533050515.4">
                <text:p>10166533050515.4</text:p>
              </table:table-cell>
              <table:table-cell office:value-type="float" office:value="80.7748369099627">
                <text:p>80.7748369099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0.4043692788528">
                <text:p>10.4043692788528</text:p>
              </table:table-cell>
              <table:table-cell office:value-type="float" office:value="17956589010268.9">
                <text:p>17956589010268.9</text:p>
              </table:table-cell>
              <table:table-cell office:value-type="float" office:value="98.8858114276136">
                <text:p>98.88581142761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26.3925707890875">
                <text:p>26.3925707890875</text:p>
              </table:table-cell>
              <table:table-cell office:value-type="float" office:value="34238680037649.7">
                <text:p>34238680037649.7</text:p>
              </table:table-cell>
              <table:table-cell office:value-type="float" office:value="162.050534887297">
                <text:p>162.050534887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">
                <text:p>154</text:p>
              </table:table-cell>
              <table:table-cell office:value-type="float" office:value="191.642808266107">
                <text:p>191.642808266107</text:p>
              </table:table-cell>
              <table:table-cell office:value-type="float" office:value="120696374326597">
                <text:p>120696374326597</text:p>
              </table:table-cell>
              <table:table-cell office:value-type="float" office:value="78.4632094580063">
                <text:p>78.46320945800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">
                <text:p>156</text:p>
              </table:table-cell>
              <table:table-cell office:value-type="float" office:value="86.322854831621">
                <text:p>86.322854831621</text:p>
              </table:table-cell>
              <table:table-cell office:value-type="float" office:value="88203155814186.4">
                <text:p>88203155814186.4</text:p>
              </table:table-cell>
              <table:table-cell office:value-type="float" office:value="124.921543599553">
                <text:p>124.921543599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28.643030940004">
                <text:p>28.643030940004</text:p>
              </table:table-cell>
              <table:table-cell office:value-type="float" office:value="30675457956376.5">
                <text:p>30675457956376.5</text:p>
              </table:table-cell>
              <table:table-cell office:value-type="float" office:value="141.954604317319">
                <text:p>141.9546043173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53.7665592324497">
                <text:p>53.7665592324497</text:p>
              </table:table-cell>
              <table:table-cell office:value-type="float" office:value="16905623809827.6">
                <text:p>16905623809827.6</text:p>
              </table:table-cell>
              <table:table-cell office:value-type="float" office:value="85.0442901824687">
                <text:p>85.0442901824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81.6904816711114">
                <text:p>81.6904816711114</text:p>
              </table:table-cell>
              <table:table-cell office:value-type="float" office:value="10168025964850.2">
                <text:p>10168025964850.2</text:p>
              </table:table-cell>
              <table:table-cell office:value-type="float" office:value="80.7528011433366">
                <text:p>80.75280114333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  <table:table-cell office:value-type="float" office:value="3.63898149944772">
                <text:p>3.63898149944772</text:p>
              </table:table-cell>
              <table:table-cell office:value-type="float" office:value="5800077792585.72">
                <text:p>5800077792585.72</text:p>
              </table:table-cell>
              <table:table-cell office:value-type="float" office:value="53.5368052013697">
                <text:p>53.5368052013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">
                <text:p>166</text:p>
              </table:table-cell>
              <table:table-cell office:value-type="float" office:value="99.5313864706942">
                <text:p>99.5313864706942</text:p>
              </table:table-cell>
              <table:table-cell office:value-type="float" office:value="2446433756107.82">
                <text:p>2446433756107.82</text:p>
              </table:table-cell>
              <table:table-cell office:value-type="float" office:value="71.8672487012563">
                <text:p>71.86724870125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">
                <text:p>168</text:p>
              </table:table-cell>
              <table:table-cell office:value-type="float" office:value="14.9744523939747">
                <text:p>14.9744523939747</text:p>
              </table:table-cell>
              <table:table-cell office:value-type="float" office:value="472074487131.571">
                <text:p>472074487131.571</text:p>
              </table:table-cell>
              <table:table-cell office:value-type="float" office:value="78.4656489128944">
                <text:p>78.4656489128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3.3453414920198">
                <text:p>13.3453414920198</text:p>
              </table:table-cell>
              <table:table-cell office:value-type="float" office:value="3300091891843.43">
                <text:p>3300091891843.43</text:p>
              </table:table-cell>
              <table:table-cell office:value-type="float" office:value="45.4815360680382">
                <text:p>45.48153606803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.87610843782427">
                <text:p>1.87610843782427</text:p>
              </table:table-cell>
              <table:table-cell office:value-type="float" office:value="6340159222223.45">
                <text:p>6340159222223.45</text:p>
              </table:table-cell>
              <table:table-cell office:value-type="float" office:value="60.6066171601343">
                <text:p>60.60661716013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  <table:table-cell office:value-type="float" office:value="147.454603207847">
                <text:p>147.454603207847</text:p>
              </table:table-cell>
              <table:table-cell office:value-type="float" office:value="9993029116619.96">
                <text:p>9993029116619.96</text:p>
              </table:table-cell>
              <table:table-cell office:value-type="float" office:value="66.3209318152734">
                <text:p>66.32093181527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">
                <text:p>176</text:p>
              </table:table-cell>
              <table:table-cell office:value-type="float" office:value="123.43751199203">
                <text:p>123.43751199203</text:p>
              </table:table-cell>
              <table:table-cell office:value-type="float" office:value="15007362227536.9">
                <text:p>15007362227536.9</text:p>
              </table:table-cell>
              <table:table-cell office:value-type="float" office:value="33.828069689711">
                <text:p>33.8280696897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">
                <text:p>178</text:p>
              </table:table-cell>
              <table:table-cell office:value-type="float" office:value="266.727119947669">
                <text:p>266.727119947669</text:p>
              </table:table-cell>
              <table:table-cell office:value-type="float" office:value="23274099422749.7">
                <text:p>23274099422749.7</text:p>
              </table:table-cell>
              <table:table-cell office:value-type="float" office:value="55.1077063716137">
                <text:p>55.1077063716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57.8630418982015">
                <text:p>57.8630418982015</text:p>
              </table:table-cell>
              <table:table-cell office:value-type="float" office:value="41944487124680.2">
                <text:p>41944487124680.2</text:p>
              </table:table-cell>
              <table:table-cell office:value-type="float" office:value="7.80927817671628">
                <text:p>7.809278176716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">
                <text:p>182</text:p>
              </table:table-cell>
              <table:table-cell office:value-type="float" office:value="55.0898519291115">
                <text:p>55.0898519291115</text:p>
              </table:table-cell>
              <table:table-cell office:value-type="float" office:value="147846764773866">
                <text:p>147846764773866</text:p>
              </table:table-cell>
              <table:table-cell office:value-type="float" office:value="18.7570360759133">
                <text:p>18.7570360759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">
                <text:p>184</text:p>
              </table:table-cell>
              <table:table-cell office:value-type="float" office:value="87.0043074119834">
                <text:p>87.0043074119834</text:p>
              </table:table-cell>
              <table:table-cell office:value-type="float" office:value="102138053910616">
                <text:p>102138053910616</text:p>
              </table:table-cell>
              <table:table-cell office:value-type="float" office:value="45.1398220057954">
                <text:p>45.1398220057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49.0810419502731">
                <text:p>49.0810419502731</text:p>
              </table:table-cell>
              <table:table-cell office:value-type="float" office:value="36967124416868.1">
                <text:p>36967124416868.1</text:p>
              </table:table-cell>
              <table:table-cell office:value-type="float" office:value="6.7001116066796">
                <text:p>6.70011160667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42.108692690391">
                <text:p>42.108692690391</text:p>
              </table:table-cell>
              <table:table-cell office:value-type="float" office:value="21576371826602.1">
                <text:p>21576371826602.1</text:p>
              </table:table-cell>
              <table:table-cell office:value-type="float" office:value="35.999889914055">
                <text:p>35.999889914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92.3772990347009">
                <text:p>92.3772990347009</text:p>
              </table:table-cell>
              <table:table-cell office:value-type="float" office:value="14379671859864.7">
                <text:p>14379671859864.7</text:p>
              </table:table-cell>
              <table:table-cell office:value-type="float" office:value="75.8332602482082">
                <text:p>75.83326024820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19.0604714813474">
                <text:p>19.0604714813474</text:p>
              </table:table-cell>
              <table:table-cell office:value-type="float" office:value="10015744189923.5">
                <text:p>10015744189923.5</text:p>
              </table:table-cell>
              <table:table-cell office:value-type="float" office:value="0.0972668086639547">
                <text:p>0.0972668086639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  <table:table-cell office:value-type="float" office:value="3.68757436562884">
                <text:p>3.68757436562884</text:p>
              </table:table-cell>
              <table:table-cell office:value-type="float" office:value="6951351610011.82">
                <text:p>6951351610011.82</text:p>
              </table:table-cell>
              <table:table-cell office:value-type="float" office:value="132.966053311382">
                <text:p>132.9660533113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179.251431492482">
                <text:p>179.251431492482</text:p>
              </table:table-cell>
              <table:table-cell office:value-type="float" office:value="4576094154081.08">
                <text:p>4576094154081.08</text:p>
              </table:table-cell>
              <table:table-cell office:value-type="float" office:value="9.29539345201247">
                <text:p>9.295393452012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">
                <text:p>198</text:p>
              </table:table-cell>
              <table:table-cell office:value-type="float" office:value="37.5565635062767">
                <text:p>37.5565635062767</text:p>
              </table:table-cell>
              <table:table-cell office:value-type="float" office:value="2592765152965.13">
                <text:p>2592765152965.13</text:p>
              </table:table-cell>
              <table:table-cell office:value-type="float" office:value="63.1337840039807">
                <text:p>63.13378400398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13.6133855125038">
                <text:p>13.6133855125038</text:p>
              </table:table-cell>
              <table:table-cell office:value-type="float" office:value="832483493229.583">
                <text:p>832483493229.583</text:p>
              </table:table-cell>
              <table:table-cell office:value-type="float" office:value="46.8127188528862">
                <text:p>46.8127188528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">
                <text:p>202</text:p>
              </table:table-cell>
              <table:table-cell office:value-type="float" office:value="22.0420423020595">
                <text:p>22.0420423020595</text:p>
              </table:table-cell>
              <table:table-cell office:value-type="float" office:value="815965425202.001">
                <text:p>815965425202.001</text:p>
              </table:table-cell>
              <table:table-cell office:value-type="float" office:value="117.235472411007">
                <text:p>117.235472411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">
                <text:p>204</text:p>
              </table:table-cell>
              <table:table-cell office:value-type="float" office:value="32.1501664178467">
                <text:p>32.1501664178467</text:p>
              </table:table-cell>
              <table:table-cell office:value-type="float" office:value="2438980472162.95">
                <text:p>2438980472162.95</text:p>
              </table:table-cell>
              <table:table-cell office:value-type="float" office:value="81.543916363545">
                <text:p>81.5439163635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">
                <text:p>206</text:p>
              </table:table-cell>
              <table:table-cell office:value-type="float" office:value="442.723359049996">
                <text:p>442.723359049996</text:p>
              </table:table-cell>
              <table:table-cell office:value-type="float" office:value="4117644206704.52">
                <text:p>4117644206704.52</text:p>
              </table:table-cell>
              <table:table-cell office:value-type="float" office:value="86.9880336422439">
                <text:p>86.98803364224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">
                <text:p>208</text:p>
              </table:table-cell>
              <table:table-cell office:value-type="float" office:value="60.6294368772076">
                <text:p>60.6294368772076</text:p>
              </table:table-cell>
              <table:table-cell office:value-type="float" office:value="5944367208774.51">
                <text:p>5944367208774.51</text:p>
              </table:table-cell>
              <table:table-cell office:value-type="float" office:value="11.7215262059104">
                <text:p>11.7215262059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26.2417304471889">
                <text:p>26.2417304471889</text:p>
              </table:table-cell>
              <table:table-cell office:value-type="float" office:value="8044446235637.52">
                <text:p>8044446235637.52</text:p>
              </table:table-cell>
              <table:table-cell office:value-type="float" office:value="94.6953429259028">
                <text:p>94.69534292590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">
                <text:p>212</text:p>
              </table:table-cell>
              <table:table-cell office:value-type="float" office:value="47.3438547232588">
                <text:p>47.3438547232588</text:p>
              </table:table-cell>
              <table:table-cell office:value-type="float" office:value="10614414116577.1">
                <text:p>10614414116577.1</text:p>
              </table:table-cell>
              <table:table-cell office:value-type="float" office:value="42.7331642334207">
                <text:p>42.73316423342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">
                <text:p>214</text:p>
              </table:table-cell>
              <table:table-cell office:value-type="float" office:value="16.4832255266633">
                <text:p>16.4832255266633</text:p>
              </table:table-cell>
              <table:table-cell office:value-type="float" office:value="14006080965783.8">
                <text:p>14006080965783.8</text:p>
              </table:table-cell>
              <table:table-cell office:value-type="float" office:value="48.3528422339587">
                <text:p>48.3528422339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">
                <text:p>216</text:p>
              </table:table-cell>
              <table:table-cell office:value-type="float" office:value="21.824166502004">
                <text:p>21.824166502004</text:p>
              </table:table-cell>
              <table:table-cell office:value-type="float" office:value="18947093854281.6">
                <text:p>18947093854281.6</text:p>
              </table:table-cell>
              <table:table-cell office:value-type="float" office:value="32.3585827227056">
                <text:p>32.35858272270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">
                <text:p>218</text:p>
              </table:table-cell>
              <table:table-cell office:value-type="float" office:value="35.8232212944886">
                <text:p>35.8232212944886</text:p>
              </table:table-cell>
              <table:table-cell office:value-type="float" office:value="27265703894381">
                <text:p>27265703894381</text:p>
              </table:table-cell>
              <table:table-cell office:value-type="float" office:value="66.4090638993693">
                <text:p>66.4090638993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22.9266688347437">
                <text:p>22.9266688347437</text:p>
              </table:table-cell>
              <table:table-cell office:value-type="float" office:value="45312009341069.1">
                <text:p>45312009341069.1</text:p>
              </table:table-cell>
              <table:table-cell office:value-type="float" office:value="186.745896303507">
                <text:p>186.7458963035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  <table:table-cell office:value-type="float" office:value="37.1478587514748">
                <text:p>37.1478587514748</text:p>
              </table:table-cell>
              <table:table-cell office:value-type="float" office:value="120965038463077">
                <text:p>120965038463077</text:p>
              </table:table-cell>
              <table:table-cell office:value-type="float" office:value="62.5795669584605">
                <text:p>62.57956695846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19.6287828759055">
                <text:p>19.6287828759055</text:p>
              </table:table-cell>
              <table:table-cell office:value-type="float" office:value="190321801619262">
                <text:p>190321801619262</text:p>
              </table:table-cell>
              <table:table-cell office:value-type="float" office:value="83.3415506705802">
                <text:p>83.34155067058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">
                <text:p>226</text:p>
              </table:table-cell>
              <table:table-cell office:value-type="float" office:value="21.9972796759638">
                <text:p>21.9972796759638</text:p>
              </table:table-cell>
              <table:table-cell office:value-type="float" office:value="52790688299083">
                <text:p>52790688299083</text:p>
              </table:table-cell>
              <table:table-cell office:value-type="float" office:value="28.0118671354125">
                <text:p>28.0118671354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">
                <text:p>228</text:p>
              </table:table-cell>
              <table:table-cell office:value-type="float" office:value="66.5005924271805">
                <text:p>66.5005924271805</text:p>
              </table:table-cell>
              <table:table-cell office:value-type="float" office:value="30087193144930.9">
                <text:p>30087193144930.9</text:p>
              </table:table-cell>
              <table:table-cell office:value-type="float" office:value="203.589085473286">
                <text:p>203.5890854732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">
                <text:p>230</text:p>
              </table:table-cell>
              <table:table-cell office:value-type="float" office:value="8.06332598718051">
                <text:p>8.06332598718051</text:p>
              </table:table-cell>
              <table:table-cell office:value-type="float" office:value="20567177553010.5">
                <text:p>20567177553010.5</text:p>
              </table:table-cell>
              <table:table-cell office:value-type="float" office:value="27.5127824128928">
                <text:p>27.51278241289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">
                <text:p>232</text:p>
              </table:table-cell>
              <table:table-cell office:value-type="float" office:value="14.3672851123871">
                <text:p>14.3672851123871</text:p>
              </table:table-cell>
              <table:table-cell office:value-type="float" office:value="15221988143561.9">
                <text:p>15221988143561.9</text:p>
              </table:table-cell>
              <table:table-cell office:value-type="float" office:value="53.5335261323276">
                <text:p>53.5335261323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">
                <text:p>234</text:p>
              </table:table-cell>
              <table:table-cell office:value-type="float" office:value="70.2093186127709">
                <text:p>70.2093186127709</text:p>
              </table:table-cell>
              <table:table-cell office:value-type="float" office:value="11728095232731.5">
                <text:p>11728095232731.5</text:p>
              </table:table-cell>
              <table:table-cell office:value-type="float" office:value="68.8000000977133">
                <text:p>68.80000009771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">
                <text:p>236</text:p>
              </table:table-cell>
              <table:table-cell office:value-type="float" office:value="37.0564801109683">
                <text:p>37.0564801109683</text:p>
              </table:table-cell>
              <table:table-cell office:value-type="float" office:value="9215270680086.81">
                <text:p>9215270680086.81</text:p>
              </table:table-cell>
              <table:table-cell office:value-type="float" office:value="91.4447957500443">
                <text:p>91.44479575004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37.4085974992758">
                <text:p>37.4085974992758</text:p>
              </table:table-cell>
              <table:table-cell office:value-type="float" office:value="7283112053905.09">
                <text:p>7283112053905.09</text:p>
              </table:table-cell>
              <table:table-cell office:value-type="float" office:value="104.440626390653">
                <text:p>104.4406263906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4.90836986949527">
                <text:p>4.90836986949527</text:p>
              </table:table-cell>
              <table:table-cell office:value-type="float" office:value="5720933580938.15">
                <text:p>5720933580938.15</text:p>
              </table:table-cell>
              <table:table-cell office:value-type="float" office:value="68.4177246067518">
                <text:p>68.41772460675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">
                <text:p>242</text:p>
              </table:table-cell>
              <table:table-cell office:value-type="float" office:value="3.80435122611515">
                <text:p>3.80435122611515</text:p>
              </table:table-cell>
              <table:table-cell office:value-type="float" office:value="4406615200701.04">
                <text:p>4406615200701.04</text:p>
              </table:table-cell>
              <table:table-cell office:value-type="float" office:value="48.1232488714077">
                <text:p>48.12324887140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5.89927211565679">
                <text:p>5.89927211565679</text:p>
              </table:table-cell>
              <table:table-cell office:value-type="float" office:value="3263820162448.03">
                <text:p>3263820162448.03</text:p>
              </table:table-cell>
              <table:table-cell office:value-type="float" office:value="94.2101347061315">
                <text:p>94.21013470613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">
                <text:p>246</text:p>
              </table:table-cell>
              <table:table-cell office:value-type="float" office:value="10.0825463549238">
                <text:p>10.0825463549238</text:p>
              </table:table-cell>
              <table:table-cell office:value-type="float" office:value="2241694173056.8">
                <text:p>2241694173056.8</text:p>
              </table:table-cell>
              <table:table-cell office:value-type="float" office:value="20.2352853942548">
                <text:p>20.23528539425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">
                <text:p>248</text:p>
              </table:table-cell>
              <table:table-cell office:value-type="float" office:value="8.79455657283575">
                <text:p>8.79455657283575</text:p>
              </table:table-cell>
              <table:table-cell office:value-type="float" office:value="1304327400131.56">
                <text:p>1304327400131.56</text:p>
              </table:table-cell>
              <table:table-cell office:value-type="float" office:value="13.3304551248246">
                <text:p>13.33045512482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">
                <text:p>250</text:p>
              </table:table-cell>
              <table:table-cell office:value-type="float" office:value="13.1420755863309">
                <text:p>13.1420755863309</text:p>
              </table:table-cell>
              <table:table-cell office:value-type="float" office:value="424853022283.776">
                <text:p>424853022283.776</text:p>
              </table:table-cell>
              <table:table-cell office:value-type="float" office:value="80.4317275799525">
                <text:p>80.43172757995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">
                <text:p>252</text:p>
              </table:table-cell>
              <table:table-cell office:value-type="float" office:value="10.0529047753145">
                <text:p>10.0529047753145</text:p>
              </table:table-cell>
              <table:table-cell office:value-type="float" office:value="418103789624.982">
                <text:p>418103789624.982</text:p>
              </table:table-cell>
              <table:table-cell office:value-type="float" office:value="88.0808965221118">
                <text:p>88.0808965221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22.0449702289694">
                <text:p>22.0449702289694</text:p>
              </table:table-cell>
              <table:table-cell office:value-type="float" office:value="1242738438108.22">
                <text:p>1242738438108.22</text:p>
              </table:table-cell>
              <table:table-cell office:value-type="float" office:value="145.544769762386">
                <text:p>145.5447697623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79.1678357506459">
                <text:p>79.1678357506459</text:p>
              </table:table-cell>
              <table:table-cell office:value-type="float" office:value="2065731421324.05">
                <text:p>2065731421324.05</text:p>
              </table:table-cell>
              <table:table-cell office:value-type="float" office:value="21.774811179073">
                <text:p>21.7748111790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">
                <text:p>258</text:p>
              </table:table-cell>
              <table:table-cell office:value-type="float" office:value="9.12346851740815">
                <text:p>9.12346851740815</text:p>
              </table:table-cell>
              <table:table-cell office:value-type="float" office:value="2903616076133.69">
                <text:p>2903616076133.69</text:p>
              </table:table-cell>
              <table:table-cell office:value-type="float" office:value="62.1133193667102">
                <text:p>62.11331936671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">
                <text:p>260</text:p>
              </table:table-cell>
              <table:table-cell office:value-type="float" office:value="14.9209497280167">
                <text:p>14.9209497280167</text:p>
              </table:table-cell>
              <table:table-cell office:value-type="float" office:value="3774099352924.15">
                <text:p>3774099352924.15</text:p>
              </table:table-cell>
              <table:table-cell office:value-type="float" office:value="197.621507324388">
                <text:p>197.6215073243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">
                <text:p>262</text:p>
              </table:table-cell>
              <table:table-cell office:value-type="float" office:value="13.3744179404046">
                <text:p>13.3744179404046</text:p>
              </table:table-cell>
              <table:table-cell office:value-type="float" office:value="4697566513814.75">
                <text:p>4697566513814.75</text:p>
              </table:table-cell>
              <table:table-cell office:value-type="float" office:value="5.44186110419229">
                <text:p>5.441861104192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">
                <text:p>264</text:p>
              </table:table-cell>
              <table:table-cell office:value-type="float" office:value="2.05568427932543">
                <text:p>2.05568427932543</text:p>
              </table:table-cell>
              <table:table-cell office:value-type="float" office:value="5699053461928.17">
                <text:p>5699053461928.17</text:p>
              </table:table-cell>
              <table:table-cell office:value-type="float" office:value="7.33241895620285">
                <text:p>7.332418956202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">
                <text:p>266</text:p>
              </table:table-cell>
              <table:table-cell office:value-type="float" office:value="0.344219425074519">
                <text:p>0.344219425074519</text:p>
              </table:table-cell>
              <table:table-cell office:value-type="float" office:value="6811119773654.82">
                <text:p>6811119773654.82</text:p>
              </table:table-cell>
              <table:table-cell office:value-type="float" office:value="48.8864384668813">
                <text:p>48.8864384668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">
                <text:p>268</text:p>
              </table:table-cell>
              <table:table-cell office:value-type="float" office:value="7.11468415724539">
                <text:p>7.11468415724539</text:p>
              </table:table-cell>
              <table:table-cell office:value-type="float" office:value="8078379560096.72">
                <text:p>8078379560096.72</text:p>
              </table:table-cell>
              <table:table-cell office:value-type="float" office:value="83.7497792510456">
                <text:p>83.74977925104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">
                <text:p>270</text:p>
              </table:table-cell>
              <table:table-cell office:value-type="float" office:value="122.106758815904">
                <text:p>122.106758815904</text:p>
              </table:table-cell>
              <table:table-cell office:value-type="float" office:value="9565140205542.84">
                <text:p>9565140205542.84</text:p>
              </table:table-cell>
              <table:table-cell office:value-type="float" office:value="184.008190307761">
                <text:p>184.0081903077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">
                <text:p>272</text:p>
              </table:table-cell>
              <table:table-cell office:value-type="float" office:value="10.2725005975719">
                <text:p>10.2725005975719</text:p>
              </table:table-cell>
              <table:table-cell office:value-type="float" office:value="11369152947622.8">
                <text:p>11369152947622.8</text:p>
              </table:table-cell>
              <table:table-cell office:value-type="float" office:value="110.538707314741">
                <text:p>110.5387073147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">
                <text:p>274</text:p>
              </table:table-cell>
              <table:table-cell office:value-type="float" office:value="12.3041076971123">
                <text:p>12.3041076971123</text:p>
              </table:table-cell>
              <table:table-cell office:value-type="float" office:value="13648242451746.8">
                <text:p>13648242451746.8</text:p>
              </table:table-cell>
              <table:table-cell office:value-type="float" office:value="78.6768786011489">
                <text:p>78.67687860114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">
                <text:p>276</text:p>
              </table:table-cell>
              <table:table-cell office:value-type="float" office:value="26.2709618862775">
                <text:p>26.2709618862775</text:p>
              </table:table-cell>
              <table:table-cell office:value-type="float" office:value="16676674794376.6">
                <text:p>16676674794376.6</text:p>
              </table:table-cell>
              <table:table-cell office:value-type="float" office:value="99.7325868768519">
                <text:p>99.73258687685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">
                <text:p>278</text:p>
              </table:table-cell>
              <table:table-cell office:value-type="float" office:value="56.8733528421235">
                <text:p>56.8733528421235</text:p>
              </table:table-cell>
              <table:table-cell office:value-type="float" office:value="20979067202803.7">
                <text:p>20979067202803.7</text:p>
              </table:table-cell>
              <table:table-cell office:value-type="float" office:value="31.3789118347045">
                <text:p>31.37891183470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">
                <text:p>280</text:p>
              </table:table-cell>
              <table:table-cell office:value-type="float" office:value="31.4524937389446">
                <text:p>31.4524937389446</text:p>
              </table:table-cell>
              <table:table-cell office:value-type="float" office:value="27703547469406.8">
                <text:p>27703547469406.8</text:p>
              </table:table-cell>
              <table:table-cell office:value-type="float" office:value="19.0156725041597">
                <text:p>19.01567250415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">
                <text:p>282</text:p>
              </table:table-cell>
              <table:table-cell office:value-type="float" office:value="80.8044091675212">
                <text:p>80.8044091675212</text:p>
              </table:table-cell>
              <table:table-cell office:value-type="float" office:value="39944688130111.6">
                <text:p>39944688130111.6</text:p>
              </table:table-cell>
              <table:table-cell office:value-type="float" office:value="59.1938739818016">
                <text:p>59.19387398180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">
                <text:p>284</text:p>
              </table:table-cell>
              <table:table-cell office:value-type="float" office:value="3.57465892089075">
                <text:p>3.57465892089075</text:p>
              </table:table-cell>
              <table:table-cell office:value-type="float" office:value="69915087029386.2">
                <text:p>69915087029386.2</text:p>
              </table:table-cell>
              <table:table-cell office:value-type="float" office:value="62.9417237228588">
                <text:p>62.94172372285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">
                <text:p>286</text:p>
              </table:table-cell>
              <table:table-cell office:value-type="float" office:value="6.68535093249978">
                <text:p>6.68535093249978</text:p>
              </table:table-cell>
              <table:table-cell office:value-type="float" office:value="266599158003294">
                <text:p>266599158003294</text:p>
              </table:table-cell>
              <table:table-cell office:value-type="float" office:value="33.877787135583">
                <text:p>33.8777871355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">
                <text:p>288</text:p>
              </table:table-cell>
              <table:table-cell office:value-type="float" office:value="35.652788161411">
                <text:p>35.652788161411</text:p>
              </table:table-cell>
              <table:table-cell office:value-type="float" office:value="148028306930361">
                <text:p>148028306930361</text:p>
              </table:table-cell>
              <table:table-cell office:value-type="float" office:value="7.07945700617334">
                <text:p>7.07945700617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">
                <text:p>290</text:p>
              </table:table-cell>
              <table:table-cell office:value-type="float" office:value="22.3636296186219">
                <text:p>22.3636296186219</text:p>
              </table:table-cell>
              <table:table-cell office:value-type="float" office:value="57668711603563.9">
                <text:p>57668711603563.9</text:p>
              </table:table-cell>
              <table:table-cell office:value-type="float" office:value="76.9184924127576">
                <text:p>76.9184924127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">
                <text:p>292</text:p>
              </table:table-cell>
              <table:table-cell office:value-type="float" office:value="0.0347975844926233">
                <text:p>0.0347975844926233</text:p>
              </table:table-cell>
              <table:table-cell office:value-type="float" office:value="35555605328603.3">
                <text:p>35555605328603.3</text:p>
              </table:table-cell>
              <table:table-cell office:value-type="float" office:value="62.9212627949849">
                <text:p>62.92126279498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">
                <text:p>294</text:p>
              </table:table-cell>
              <table:table-cell office:value-type="float" office:value="15.5773859104374">
                <text:p>15.5773859104374</text:p>
              </table:table-cell>
              <table:table-cell office:value-type="float" office:value="25489054208280.5">
                <text:p>25489054208280.5</text:p>
              </table:table-cell>
              <table:table-cell office:value-type="float" office:value="14.179605654447">
                <text:p>14.179605654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  <table:table-cell office:value-type="float" office:value="312.158607928103">
                <text:p>312.158607928103</text:p>
              </table:table-cell>
              <table:table-cell office:value-type="float" office:value="19687123326678.2">
                <text:p>19687123326678.2</text:p>
              </table:table-cell>
              <table:table-cell office:value-type="float" office:value="38.9205605176118">
                <text:p>38.92056051761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">
                <text:p>298</text:p>
              </table:table-cell>
              <table:table-cell office:value-type="float" office:value="31.0962379696819">
                <text:p>31.0962379696819</text:p>
              </table:table-cell>
              <table:table-cell office:value-type="float" office:value="15883877772104.8">
                <text:p>15883877772104.8</text:p>
              </table:table-cell>
              <table:table-cell office:value-type="float" office:value="116.313306998802">
                <text:p>116.3133069988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4.12513771072995">
                <text:p>4.12513771072995</text:p>
              </table:table-cell>
              <table:table-cell office:value-type="float" office:value="13177571608907.3">
                <text:p>13177571608907.3</text:p>
              </table:table-cell>
              <table:table-cell office:value-type="float" office:value="154.443092073179">
                <text:p>154.4430920731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35.6209131491659">
                <text:p>35.6209131491659</text:p>
              </table:table-cell>
              <table:table-cell office:value-type="float" office:value="11138198965370.6">
                <text:p>11138198965370.6</text:p>
              </table:table-cell>
              <table:table-cell office:value-type="float" office:value="123.323301490831">
                <text:p>123.3233014908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">
                <text:p>304</text:p>
              </table:table-cell>
              <table:table-cell office:value-type="float" office:value="17.1830954158489">
                <text:p>17.1830954158489</text:p>
              </table:table-cell>
              <table:table-cell office:value-type="float" office:value="9534593642942.64">
                <text:p>9534593642942.64</text:p>
              </table:table-cell>
              <table:table-cell office:value-type="float" office:value="92.940737892588">
                <text:p>92.9407378925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">
                <text:p>306</text:p>
              </table:table-cell>
              <table:table-cell office:value-type="float" office:value="47.3361374464721">
                <text:p>47.3361374464721</text:p>
              </table:table-cell>
              <table:table-cell office:value-type="float" office:value="8231331132435.6">
                <text:p>8231331132435.6</text:p>
              </table:table-cell>
              <table:table-cell office:value-type="float" office:value="61.3915422635641">
                <text:p>61.39154226356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">
                <text:p>308</text:p>
              </table:table-cell>
              <table:table-cell office:value-type="float" office:value="16.7861543836934">
                <text:p>16.7861543836934</text:p>
              </table:table-cell>
              <table:table-cell office:value-type="float" office:value="7143751056679.93">
                <text:p>7143751056679.93</text:p>
              </table:table-cell>
              <table:table-cell office:value-type="float" office:value="77.5634612107764">
                <text:p>77.56346121077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">
                <text:p>310</text:p>
              </table:table-cell>
              <table:table-cell office:value-type="float" office:value="50.0356636625187">
                <text:p>50.0356636625187</text:p>
              </table:table-cell>
              <table:table-cell office:value-type="float" office:value="6216156539042.8">
                <text:p>6216156539042.8</text:p>
              </table:table-cell>
              <table:table-cell office:value-type="float" office:value="78.4047235270643">
                <text:p>78.40472352706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">
                <text:p>312</text:p>
              </table:table-cell>
              <table:table-cell office:value-type="float" office:value="94.5244696613152">
                <text:p>94.5244696613152</text:p>
              </table:table-cell>
              <table:table-cell office:value-type="float" office:value="5410358101171.59">
                <text:p>5410358101171.59</text:p>
              </table:table-cell>
              <table:table-cell office:value-type="float" office:value="47.9518839417828">
                <text:p>47.95188394178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">
                <text:p>314</text:p>
              </table:table-cell>
              <table:table-cell office:value-type="float" office:value="227.335281158229">
                <text:p>227.335281158229</text:p>
              </table:table-cell>
              <table:table-cell office:value-type="float" office:value="4699254403654.22">
                <text:p>4699254403654.22</text:p>
              </table:table-cell>
              <table:table-cell office:value-type="float" office:value="16.7637140836694">
                <text:p>16.76371408366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">
                <text:p>316</text:p>
              </table:table-cell>
              <table:table-cell office:value-type="float" office:value="4.50136684559425">
                <text:p>4.50136684559425</text:p>
              </table:table-cell>
              <table:table-cell office:value-type="float" office:value="4063041920869.73">
                <text:p>4063041920869.73</text:p>
              </table:table-cell>
              <table:table-cell office:value-type="float" office:value="53.107255107556">
                <text:p>53.1072551075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">
                <text:p>318</text:p>
              </table:table-cell>
              <table:table-cell office:value-type="float" office:value="1.23350179360519">
                <text:p>1.23350179360519</text:p>
              </table:table-cell>
              <table:table-cell office:value-type="float" office:value="3486877042623.65">
                <text:p>3486877042623.65</text:p>
              </table:table-cell>
              <table:table-cell office:value-type="float" office:value="118.120211234412">
                <text:p>118.1202112344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10.0837909437577">
                <text:p>10.0837909437577</text:p>
              </table:table-cell>
              <table:table-cell office:value-type="float" office:value="2959379596628.78">
                <text:p>2959379596628.78</text:p>
              </table:table-cell>
              <table:table-cell office:value-type="float" office:value="4.43762223005938">
                <text:p>4.437622230059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">
                <text:p>322</text:p>
              </table:table-cell>
              <table:table-cell office:value-type="float" office:value="10.6931333817955">
                <text:p>10.6931333817955</text:p>
              </table:table-cell>
              <table:table-cell office:value-type="float" office:value="2471643794451.53">
                <text:p>2471643794451.53</text:p>
              </table:table-cell>
              <table:table-cell office:value-type="float" office:value="25.1124672232271">
                <text:p>25.11246722322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">
                <text:p>324</text:p>
              </table:table-cell>
              <table:table-cell office:value-type="float" office:value="0.59278155149906">
                <text:p>0.59278155149906</text:p>
              </table:table-cell>
              <table:table-cell office:value-type="float" office:value="2016565891851.58">
                <text:p>2016565891851.58</text:p>
              </table:table-cell>
              <table:table-cell office:value-type="float" office:value="50.2475289335607">
                <text:p>50.24752893356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">
                <text:p>326</text:p>
              </table:table-cell>
              <table:table-cell office:value-type="float" office:value="32.8565911824277">
                <text:p>32.8565911824277</text:p>
              </table:table-cell>
              <table:table-cell office:value-type="float" office:value="1588375474354.15">
                <text:p>1588375474354.15</text:p>
              </table:table-cell>
              <table:table-cell office:value-type="float" office:value="24.7233097940724">
                <text:p>24.72330979407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">
                <text:p>328</text:p>
              </table:table-cell>
              <table:table-cell office:value-type="float" office:value="23.6913380554072">
                <text:p>23.6913380554072</text:p>
              </table:table-cell>
              <table:table-cell office:value-type="float" office:value="1182301050196.68">
                <text:p>1182301050196.68</text:p>
              </table:table-cell>
              <table:table-cell office:value-type="float" office:value="50.8036541398079">
                <text:p>50.80365413980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">
                <text:p>330</text:p>
              </table:table-cell>
              <table:table-cell office:value-type="float" office:value="64.0798452266327">
                <text:p>64.0798452266327</text:p>
              </table:table-cell>
              <table:table-cell office:value-type="float" office:value="794326192972.822">
                <text:p>794326192972.822</text:p>
              </table:table-cell>
              <table:table-cell office:value-type="float" office:value="44.2816725981413">
                <text:p>44.2816725981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">
                <text:p>332</text:p>
              </table:table-cell>
              <table:table-cell office:value-type="float" office:value="2.14863440712854">
                <text:p>2.14863440712854</text:p>
              </table:table-cell>
              <table:table-cell office:value-type="float" office:value="421007856888.43">
                <text:p>421007856888.43</text:p>
              </table:table-cell>
              <table:table-cell office:value-type="float" office:value="72.9128132613495">
                <text:p>72.9128132613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">
                <text:p>334</text:p>
              </table:table-cell>
              <table:table-cell office:value-type="float" office:value="6.02532663198564">
                <text:p>6.02532663198564</text:p>
              </table:table-cell>
              <table:table-cell office:value-type="float" office:value="59338000021.0709">
                <text:p>59338000021.0709</text:p>
              </table:table-cell>
              <table:table-cell office:value-type="float" office:value="83.2487592627447">
                <text:p>83.24875926274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">
                <text:p>336</text:p>
              </table:table-cell>
              <table:table-cell office:value-type="float" office:value="9.65962089210581">
                <text:p>9.65962089210581</text:p>
              </table:table-cell>
              <table:table-cell office:value-type="float" office:value="293364340601.162">
                <text:p>293364340601.162</text:p>
              </table:table-cell>
              <table:table-cell office:value-type="float" office:value="40.8532328477599">
                <text:p>40.85323284775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">
                <text:p>338</text:p>
              </table:table-cell>
              <table:table-cell office:value-type="float" office:value="0.55025177964985">
                <text:p>0.55025177964985</text:p>
              </table:table-cell>
              <table:table-cell office:value-type="float" office:value="639539501685.905">
                <text:p>639539501685.905</text:p>
              </table:table-cell>
              <table:table-cell office:value-type="float" office:value="0.620997444346656">
                <text:p>0.6209974443466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">
                <text:p>340</text:p>
              </table:table-cell>
              <table:table-cell office:value-type="float" office:value="64.2423560942446">
                <text:p>64.2423560942446</text:p>
              </table:table-cell>
              <table:table-cell office:value-type="float" office:value="981458632496.356">
                <text:p>981458632496.356</text:p>
              </table:table-cell>
              <table:table-cell office:value-type="float" office:value="102.633633421087">
                <text:p>102.6336334210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">
                <text:p>342</text:p>
              </table:table-cell>
              <table:table-cell office:value-type="float" office:value="1.98459062823867">
                <text:p>1.98459062823867</text:p>
              </table:table-cell>
              <table:table-cell office:value-type="float" office:value="1321284923335.72">
                <text:p>1321284923335.72</text:p>
              </table:table-cell>
              <table:table-cell office:value-type="float" office:value="23.5796967306665">
                <text:p>23.57969673066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">
                <text:p>344</text:p>
              </table:table-cell>
              <table:table-cell office:value-type="float" office:value="7.59911846069261">
                <text:p>7.59911846069261</text:p>
              </table:table-cell>
              <table:table-cell office:value-type="float" office:value="1661128357945.67">
                <text:p>1661128357945.67</text:p>
              </table:table-cell>
              <table:table-cell office:value-type="float" office:value="1.14074363704547">
                <text:p>1.140743637045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">
                <text:p>346</text:p>
              </table:table-cell>
              <table:table-cell office:value-type="float" office:value="49.670475599583">
                <text:p>49.670475599583</text:p>
              </table:table-cell>
              <table:table-cell office:value-type="float" office:value="2003097069922.51">
                <text:p>2003097069922.51</text:p>
              </table:table-cell>
              <table:table-cell office:value-type="float" office:value="58.0639767184074">
                <text:p>58.06397671840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">
                <text:p>348</text:p>
              </table:table-cell>
              <table:table-cell office:value-type="float" office:value="24.1327276182374">
                <text:p>24.1327276182374</text:p>
              </table:table-cell>
              <table:table-cell office:value-type="float" office:value="2349348028769.44">
                <text:p>2349348028769.44</text:p>
              </table:table-cell>
              <table:table-cell office:value-type="float" office:value="14.2554913361916">
                <text:p>14.25549133619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79.7664078869947">
                <text:p>79.7664078869947</text:p>
              </table:table-cell>
              <table:table-cell office:value-type="float" office:value="2702139691042.23">
                <text:p>2702139691042.23</text:p>
              </table:table-cell>
              <table:table-cell office:value-type="float" office:value="9.93673694901702">
                <text:p>9.936736949017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">
                <text:p>352</text:p>
              </table:table-cell>
              <table:table-cell office:value-type="float" office:value="41.298902523323">
                <text:p>41.298902523323</text:p>
              </table:table-cell>
              <table:table-cell office:value-type="float" office:value="3063889388316.44">
                <text:p>3063889388316.44</text:p>
              </table:table-cell>
              <table:table-cell office:value-type="float" office:value="86.5262488625895">
                <text:p>86.52624886258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">
                <text:p>354</text:p>
              </table:table-cell>
              <table:table-cell office:value-type="float" office:value="89.6859057755937">
                <text:p>89.6859057755937</text:p>
              </table:table-cell>
              <table:table-cell office:value-type="float" office:value="3437238628932.57">
                <text:p>3437238628932.57</text:p>
              </table:table-cell>
              <table:table-cell office:value-type="float" office:value="3.80277506675376">
                <text:p>3.802775066753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5.779302676376">
                <text:p>5.779302676376</text:p>
              </table:table-cell>
              <table:table-cell office:value-type="float" office:value="3825130184738.12">
                <text:p>3825130184738.12</text:p>
              </table:table-cell>
              <table:table-cell office:value-type="float" office:value="30.3175795517949">
                <text:p>30.31757955179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">
                <text:p>358</text:p>
              </table:table-cell>
              <table:table-cell office:value-type="float" office:value="8.018361408477">
                <text:p>8.018361408477</text:p>
              </table:table-cell>
              <table:table-cell office:value-type="float" office:value="4230901954593.88">
                <text:p>4230901954593.88</text:p>
              </table:table-cell>
              <table:table-cell office:value-type="float" office:value="43.9097997233082">
                <text:p>43.90979972330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">
                <text:p>360</text:p>
              </table:table-cell>
              <table:table-cell office:value-type="float" office:value="25.9179721272912">
                <text:p>25.9179721272912</text:p>
              </table:table-cell>
              <table:table-cell office:value-type="float" office:value="4658404271759.36">
                <text:p>4658404271759.36</text:p>
              </table:table-cell>
              <table:table-cell office:value-type="float" office:value="12.0454949279083">
                <text:p>12.04549492790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">
                <text:p>362</text:p>
              </table:table-cell>
              <table:table-cell office:value-type="float" office:value="38.9249709961421">
                <text:p>38.9249709961421</text:p>
              </table:table-cell>
              <table:table-cell office:value-type="float" office:value="5112149855824.45">
                <text:p>5112149855824.45</text:p>
              </table:table-cell>
              <table:table-cell office:value-type="float" office:value="101.944785570798">
                <text:p>101.9447855707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">
                <text:p>364</text:p>
              </table:table-cell>
              <table:table-cell office:value-type="float" office:value="12.9862935456476">
                <text:p>12.9862935456476</text:p>
              </table:table-cell>
              <table:table-cell office:value-type="float" office:value="5597509412191.87">
                <text:p>5597509412191.87</text:p>
              </table:table-cell>
              <table:table-cell office:value-type="float" office:value="67.9437768429813">
                <text:p>67.9437768429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">
                <text:p>366</text:p>
              </table:table-cell>
              <table:table-cell office:value-type="float" office:value="34.8783140554748">
                <text:p>34.8783140554748</text:p>
              </table:table-cell>
              <table:table-cell office:value-type="float" office:value="6120971692527.33">
                <text:p>6120971692527.33</text:p>
              </table:table-cell>
              <table:table-cell office:value-type="float" office:value="69.4373330982159">
                <text:p>69.43733309821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">
                <text:p>368</text:p>
              </table:table-cell>
              <table:table-cell office:value-type="float" office:value="8.59278345041609">
                <text:p>8.59278345041609</text:p>
              </table:table-cell>
              <table:table-cell office:value-type="float" office:value="6690495831472.99">
                <text:p>6690495831472.99</text:p>
              </table:table-cell>
              <table:table-cell office:value-type="float" office:value="26.8398039293742">
                <text:p>26.83980392937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">
                <text:p>370</text:p>
              </table:table-cell>
              <table:table-cell office:value-type="float" office:value="323.14185279996">
                <text:p>323.14185279996</text:p>
              </table:table-cell>
              <table:table-cell office:value-type="float" office:value="7315998040827.24">
                <text:p>7315998040827.24</text:p>
              </table:table-cell>
              <table:table-cell office:value-type="float" office:value="7.86321554073154">
                <text:p>7.86321554073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">
                <text:p>372</text:p>
              </table:table-cell>
              <table:table-cell office:value-type="float" office:value="17.6130363449693">
                <text:p>17.6130363449693</text:p>
              </table:table-cell>
              <table:table-cell office:value-type="float" office:value="8010037874902.48">
                <text:p>8010037874902.48</text:p>
              </table:table-cell>
              <table:table-cell office:value-type="float" office:value="30.1082929571214">
                <text:p>30.10829295712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">
                <text:p>374</text:p>
              </table:table-cell>
              <table:table-cell office:value-type="float" office:value="6.41599838882453">
                <text:p>6.41599838882453</text:p>
              </table:table-cell>
              <table:table-cell office:value-type="float" office:value="8788807853564.48">
                <text:p>8788807853564.48</text:p>
              </table:table-cell>
              <table:table-cell office:value-type="float" office:value="122.307495534771">
                <text:p>122.3074955347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">
                <text:p>376</text:p>
              </table:table-cell>
              <table:table-cell office:value-type="float" office:value="224.43364911854">
                <text:p>224.43364911854</text:p>
              </table:table-cell>
              <table:table-cell office:value-type="float" office:value="9673596609499.49">
                <text:p>9673596609499.49</text:p>
              </table:table-cell>
              <table:table-cell office:value-type="float" office:value="81.5951696846536">
                <text:p>81.59516968465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">
                <text:p>378</text:p>
              </table:table-cell>
              <table:table-cell office:value-type="float" office:value="61.6651590429866">
                <text:p>61.6651590429866</text:p>
              </table:table-cell>
              <table:table-cell office:value-type="float" office:value="10693014023070.2">
                <text:p>10693014023070.2</text:p>
              </table:table-cell>
              <table:table-cell office:value-type="float" office:value="114.938401424753">
                <text:p>114.9384014247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">
                <text:p>380</text:p>
              </table:table-cell>
              <table:table-cell office:value-type="float" office:value="29.0966366587763">
                <text:p>29.0966366587763</text:p>
              </table:table-cell>
              <table:table-cell office:value-type="float" office:value="11886486576501.9">
                <text:p>11886486576501.9</text:p>
              </table:table-cell>
              <table:table-cell office:value-type="float" office:value="159.207083195344">
                <text:p>159.2070831953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">
                <text:p>382</text:p>
              </table:table-cell>
              <table:table-cell office:value-type="float" office:value="31.4766201458934">
                <text:p>31.4766201458934</text:p>
              </table:table-cell>
              <table:table-cell office:value-type="float" office:value="13309959068218.8">
                <text:p>13309959068218.8</text:p>
              </table:table-cell>
              <table:table-cell office:value-type="float" office:value="9.46001261124545">
                <text:p>9.460012611245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">
                <text:p>384</text:p>
              </table:table-cell>
              <table:table-cell office:value-type="float" office:value="62.8248843956298">
                <text:p>62.8248843956298</text:p>
              </table:table-cell>
              <table:table-cell office:value-type="float" office:value="15045619899973.9">
                <text:p>15045619899973.9</text:p>
              </table:table-cell>
              <table:table-cell office:value-type="float" office:value="63.8251339895956">
                <text:p>63.82513398959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">
                <text:p>386</text:p>
              </table:table-cell>
              <table:table-cell office:value-type="float" office:value="6.93870340380187">
                <text:p>6.93870340380187</text:p>
              </table:table-cell>
              <table:table-cell office:value-type="float" office:value="17219405441794.9">
                <text:p>17219405441794.9</text:p>
              </table:table-cell>
              <table:table-cell office:value-type="float" office:value="129.682055752901">
                <text:p>129.6820557529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">
                <text:p>388</text:p>
              </table:table-cell>
              <table:table-cell office:value-type="float" office:value="56.0622084651512">
                <text:p>56.0622084651512</text:p>
              </table:table-cell>
              <table:table-cell office:value-type="float" office:value="20034661130127.3">
                <text:p>20034661130127.3</text:p>
              </table:table-cell>
              <table:table-cell office:value-type="float" office:value="61.5332237705854">
                <text:p>61.53322377058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">
                <text:p>390</text:p>
              </table:table-cell>
              <table:table-cell office:value-type="float" office:value="6.95102304538714">
                <text:p>6.95102304538714</text:p>
              </table:table-cell>
              <table:table-cell office:value-type="float" office:value="23842522587998.3">
                <text:p>23842522587998.3</text:p>
              </table:table-cell>
              <table:table-cell office:value-type="float" office:value="22.0931041377945">
                <text:p>22.09310413779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">
                <text:p>392</text:p>
              </table:table-cell>
              <table:table-cell office:value-type="float" office:value="29.2909994498505">
                <text:p>29.2909994498505</text:p>
              </table:table-cell>
              <table:table-cell office:value-type="float" office:value="29306136992205.2">
                <text:p>29306136992205.2</text:p>
              </table:table-cell>
              <table:table-cell office:value-type="float" office:value="72.9801076924133">
                <text:p>72.98010769241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">
                <text:p>394</text:p>
              </table:table-cell>
              <table:table-cell office:value-type="float" office:value="98.1494895052346">
                <text:p>98.1494895052346</text:p>
              </table:table-cell>
              <table:table-cell office:value-type="float" office:value="37846405381322.3">
                <text:p>37846405381322.3</text:p>
              </table:table-cell>
              <table:table-cell office:value-type="float" office:value="2.42119931274831">
                <text:p>2.421199312748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">
                <text:p>396</text:p>
              </table:table-cell>
              <table:table-cell office:value-type="float" office:value="17.0343504306547">
                <text:p>17.0343504306547</text:p>
              </table:table-cell>
              <table:table-cell office:value-type="float" office:value="53157504783177.2">
                <text:p>53157504783177.2</text:p>
              </table:table-cell>
              <table:table-cell office:value-type="float" office:value="80.3050866324723">
                <text:p>80.30508663247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">
                <text:p>398</text:p>
              </table:table-cell>
              <table:table-cell office:value-type="float" office:value="24.213313135071">
                <text:p>24.213313135071</text:p>
              </table:table-cell>
              <table:table-cell office:value-type="float" office:value="88784496343230.8">
                <text:p>88784496343230.8</text:p>
              </table:table-cell>
              <table:table-cell office:value-type="float" office:value="3.20933531357793">
                <text:p>3.209335313577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11.5898013817016">
                <text:p>11.5898013817016</text:p>
              </table:table-cell>
              <table:table-cell office:value-type="float" office:value="266632224325252">
                <text:p>266632224325252</text:p>
              </table:table-cell>
              <table:table-cell office:value-type="float" office:value="25.8989949129932">
                <text:p>25.8989949129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">
                <text:p>402</text:p>
              </table:table-cell>
              <table:table-cell office:value-type="float" office:value="54.3764751437857">
                <text:p>54.3764751437857</text:p>
              </table:table-cell>
              <table:table-cell office:value-type="float" office:value="266632567041817">
                <text:p>266632567041817</text:p>
              </table:table-cell>
              <table:table-cell office:value-type="float" office:value="5.11345287801464">
                <text:p>5.11345287801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">
                <text:p>404</text:p>
              </table:table-cell>
              <table:table-cell office:value-type="float" office:value="3.1053380796741">
                <text:p>3.1053380796741</text:p>
              </table:table-cell>
              <table:table-cell office:value-type="float" office:value="88787582369592.4">
                <text:p>88787582369592.4</text:p>
              </table:table-cell>
              <table:table-cell office:value-type="float" office:value="80.6279647850406">
                <text:p>80.62796478504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">
                <text:p>406</text:p>
              </table:table-cell>
              <table:table-cell office:value-type="float" office:value="7.83828730362996">
                <text:p>7.83828730362996</text:p>
              </table:table-cell>
              <table:table-cell office:value-type="float" office:value="53166085859797">
                <text:p>53166085859797</text:p>
              </table:table-cell>
              <table:table-cell office:value-type="float" office:value="57.2345732723875">
                <text:p>57.2345732723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">
                <text:p>408</text:p>
              </table:table-cell>
              <table:table-cell office:value-type="float" office:value="8.92456305411952">
                <text:p>8.92456305411952</text:p>
              </table:table-cell>
              <table:table-cell office:value-type="float" office:value="37863250181801.1">
                <text:p>37863250181801.1</text:p>
              </table:table-cell>
              <table:table-cell office:value-type="float" office:value="18.5481391163955">
                <text:p>18.54813911639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">
                <text:p>410</text:p>
              </table:table-cell>
              <table:table-cell office:value-type="float" office:value="26.2608554431364">
                <text:p>26.2608554431364</text:p>
              </table:table-cell>
              <table:table-cell office:value-type="float" office:value="29334039772581.8">
                <text:p>29334039772581.8</text:p>
              </table:table-cell>
              <table:table-cell office:value-type="float" office:value="4.07080763148407">
                <text:p>4.07080763148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">
                <text:p>412</text:p>
              </table:table-cell>
              <table:table-cell office:value-type="float" office:value="38.956687581051">
                <text:p>38.956687581051</text:p>
              </table:table-cell>
              <table:table-cell office:value-type="float" office:value="23884312056934.1">
                <text:p>23884312056934.1</text:p>
              </table:table-cell>
              <table:table-cell office:value-type="float" office:value="107.522383821549">
                <text:p>107.5223838215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">
                <text:p>414</text:p>
              </table:table-cell>
              <table:table-cell office:value-type="float" office:value="19.5378167224897">
                <text:p>19.5378167224897</text:p>
              </table:table-cell>
              <table:table-cell office:value-type="float" office:value="20093209622292">
                <text:p>20093209622292</text:p>
              </table:table-cell>
              <table:table-cell office:value-type="float" office:value="47.1482063759337">
                <text:p>47.14820637593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">
                <text:p>416</text:p>
              </table:table-cell>
              <table:table-cell office:value-type="float" office:value="3.35096504941197">
                <text:p>3.35096504941197</text:p>
              </table:table-cell>
              <table:table-cell office:value-type="float" office:value="17297638477346.7">
                <text:p>17297638477346.7</text:p>
              </table:table-cell>
              <table:table-cell office:value-type="float" office:value="4.52612531458619">
                <text:p>4.52612531458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">
                <text:p>418</text:p>
              </table:table-cell>
              <table:table-cell office:value-type="float" office:value="6.71989295936694">
                <text:p>6.71989295936694</text:p>
              </table:table-cell>
              <table:table-cell office:value-type="float" office:value="15146526222785.3">
                <text:p>15146526222785.3</text:p>
              </table:table-cell>
              <table:table-cell office:value-type="float" office:value="31.4862656374725">
                <text:p>31.48626563747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">
                <text:p>420</text:p>
              </table:table-cell>
              <table:table-cell office:value-type="float" office:value="7.25794339207406">
                <text:p>7.25794339207406</text:p>
              </table:table-cell>
              <table:table-cell office:value-type="float" office:value="13436601264006">
                <text:p>13436601264006</text:p>
              </table:table-cell>
              <table:table-cell office:value-type="float" office:value="44.1305110983743">
                <text:p>44.13051109837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">
                <text:p>422</text:p>
              </table:table-cell>
              <table:table-cell office:value-type="float" office:value="23.092153500085">
                <text:p>23.092153500085</text:p>
              </table:table-cell>
              <table:table-cell office:value-type="float" office:value="12042012380198.6">
                <text:p>12042012380198.6</text:p>
              </table:table-cell>
              <table:table-cell office:value-type="float" office:value="0.26930004728425">
                <text:p>0.269300047284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">
                <text:p>424</text:p>
              </table:table-cell>
              <table:table-cell office:value-type="float" office:value="1.9834036040127">
                <text:p>1.9834036040127</text:p>
              </table:table-cell>
              <table:table-cell office:value-type="float" office:value="10880668441154.9">
                <text:p>10880668441154.9</text:p>
              </table:table-cell>
              <table:table-cell office:value-type="float" office:value="170.909018697482">
                <text:p>170.9090186974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">
                <text:p>426</text:p>
              </table:table-cell>
              <table:table-cell office:value-type="float" office:value="19.1865721090543">
                <text:p>19.1865721090543</text:p>
              </table:table-cell>
              <table:table-cell office:value-type="float" office:value="9896734994809.52">
                <text:p>9896734994809.52</text:p>
              </table:table-cell>
              <table:table-cell office:value-type="float" office:value="60.1389711169881">
                <text:p>60.13897111698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">
                <text:p>428</text:p>
              </table:table-cell>
              <table:table-cell office:value-type="float" office:value="13.5067927769218">
                <text:p>13.5067927769218</text:p>
              </table:table-cell>
              <table:table-cell office:value-type="float" office:value="9050910094471.45">
                <text:p>9050910094471.45</text:p>
              </table:table-cell>
              <table:table-cell office:value-type="float" office:value="55.3373397492164">
                <text:p>55.33733974921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">
                <text:p>430</text:p>
              </table:table-cell>
              <table:table-cell office:value-type="float" office:value="15.9869451537944">
                <text:p>15.9869451537944</text:p>
              </table:table-cell>
              <table:table-cell office:value-type="float" office:value="8314723874860.78">
                <text:p>8314723874860.78</text:p>
              </table:table-cell>
              <table:table-cell office:value-type="float" office:value="35.0171021493113">
                <text:p>35.01710214931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">
                <text:p>432</text:p>
              </table:table-cell>
              <table:table-cell office:value-type="float" office:value="7.32649873489133">
                <text:p>7.32649873489133</text:p>
              </table:table-cell>
              <table:table-cell office:value-type="float" office:value="7667044702992.04">
                <text:p>7667044702992.04</text:p>
              </table:table-cell>
              <table:table-cell office:value-type="float" office:value="42.9906078347741">
                <text:p>42.99060783477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">
                <text:p>434</text:p>
              </table:table-cell>
              <table:table-cell office:value-type="float" office:value="28.8448348300662">
                <text:p>28.8448348300662</text:p>
              </table:table-cell>
              <table:table-cell office:value-type="float" office:value="7091855785309.88">
                <text:p>7091855785309.88</text:p>
              </table:table-cell>
              <table:table-cell office:value-type="float" office:value="32.3131427932172">
                <text:p>32.31314279321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">
                <text:p>436</text:p>
              </table:table-cell>
              <table:table-cell office:value-type="float" office:value="22.2882071759554">
                <text:p>22.2882071759554</text:p>
              </table:table-cell>
              <table:table-cell office:value-type="float" office:value="6576794049615.05">
                <text:p>6576794049615.05</text:p>
              </table:table-cell>
              <table:table-cell office:value-type="float" office:value="62.8710233723141">
                <text:p>62.87102337231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">
                <text:p>438</text:p>
              </table:table-cell>
              <table:table-cell office:value-type="float" office:value="25.858698892979">
                <text:p>25.858698892979</text:p>
              </table:table-cell>
              <table:table-cell office:value-type="float" office:value="6112162876780.96">
                <text:p>6112162876780.96</text:p>
              </table:table-cell>
              <table:table-cell office:value-type="float" office:value="73.9473589743352">
                <text:p>73.94735897433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">
                <text:p>440</text:p>
              </table:table-cell>
              <table:table-cell office:value-type="float" office:value="24.0906916697876">
                <text:p>24.0906916697876</text:p>
              </table:table-cell>
              <table:table-cell office:value-type="float" office:value="5690248583074.08">
                <text:p>5690248583074.08</text:p>
              </table:table-cell>
              <table:table-cell office:value-type="float" office:value="16.8352163699119">
                <text:p>16.83521636991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">
                <text:p>442</text:p>
              </table:table-cell>
              <table:table-cell office:value-type="float" office:value="15.0308383999965">
                <text:p>15.0308383999965</text:p>
              </table:table-cell>
              <table:table-cell office:value-type="float" office:value="5304836935513">
                <text:p>5304836935513</text:p>
              </table:table-cell>
              <table:table-cell office:value-type="float" office:value="74.7867042505602">
                <text:p>74.7867042505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">
                <text:p>444</text:p>
              </table:table-cell>
              <table:table-cell office:value-type="float" office:value="11.5365937735547">
                <text:p>11.5365937735547</text:p>
              </table:table-cell>
              <table:table-cell office:value-type="float" office:value="4950864573524.37">
                <text:p>4950864573524.37</text:p>
              </table:table-cell>
              <table:table-cell office:value-type="float" office:value="19.6911541745407">
                <text:p>19.69115417454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">
                <text:p>446</text:p>
              </table:table-cell>
              <table:table-cell office:value-type="float" office:value="17.3673273538656">
                <text:p>17.3673273538656</text:p>
              </table:table-cell>
              <table:table-cell office:value-type="float" office:value="4624163368257.04">
                <text:p>4624163368257.04</text:p>
              </table:table-cell>
              <table:table-cell office:value-type="float" office:value="22.2277914892671">
                <text:p>22.22779148926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">
                <text:p>448</text:p>
              </table:table-cell>
              <table:table-cell office:value-type="float" office:value="80.9111851324627">
                <text:p>80.9111851324627</text:p>
              </table:table-cell>
              <table:table-cell office:value-type="float" office:value="4321270035630.77">
                <text:p>4321270035630.77</text:p>
              </table:table-cell>
              <table:table-cell office:value-type="float" office:value="16.5894321770774">
                <text:p>16.58943217707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">
                <text:p>450</text:p>
              </table:table-cell>
              <table:table-cell office:value-type="float" office:value="3.25212706767109">
                <text:p>3.25212706767109</text:p>
              </table:table-cell>
              <table:table-cell office:value-type="float" office:value="4039282360152.63">
                <text:p>4039282360152.63</text:p>
              </table:table-cell>
              <table:table-cell office:value-type="float" office:value="92.8555867219367">
                <text:p>92.85558672193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">
                <text:p>452</text:p>
              </table:table-cell>
              <table:table-cell office:value-type="float" office:value="37.5511745140203">
                <text:p>37.5511745140203</text:p>
              </table:table-cell>
              <table:table-cell office:value-type="float" office:value="3775749236227.03">
                <text:p>3775749236227.03</text:p>
              </table:table-cell>
              <table:table-cell office:value-type="float" office:value="50.855269991018">
                <text:p>50.8552699910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">
                <text:p>454</text:p>
              </table:table-cell>
              <table:table-cell office:value-type="float" office:value="80.4224426025064">
                <text:p>80.4224426025064</text:p>
              </table:table-cell>
              <table:table-cell office:value-type="float" office:value="3528585592069.13">
                <text:p>3528585592069.13</text:p>
              </table:table-cell>
              <table:table-cell office:value-type="float" office:value="89.2862762795677">
                <text:p>89.28627627956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">
                <text:p>456</text:p>
              </table:table-cell>
              <table:table-cell office:value-type="float" office:value="9.30490856479939">
                <text:p>9.30490856479939</text:p>
              </table:table-cell>
              <table:table-cell office:value-type="float" office:value="3296005864957.84">
                <text:p>3296005864957.84</text:p>
              </table:table-cell>
              <table:table-cell office:value-type="float" office:value="0.201164921510364">
                <text:p>0.2011649215103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">
                <text:p>458</text:p>
              </table:table-cell>
              <table:table-cell office:value-type="float" office:value="37.8501259388059">
                <text:p>37.8501259388059</text:p>
              </table:table-cell>
              <table:table-cell office:value-type="float" office:value="3076471470342.06">
                <text:p>3076471470342.06</text:p>
              </table:table-cell>
              <table:table-cell office:value-type="float" office:value="103.034629625242">
                <text:p>103.0346296252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">
                <text:p>460</text:p>
              </table:table-cell>
              <table:table-cell office:value-type="float" office:value="260.593262291906">
                <text:p>260.593262291906</text:p>
              </table:table-cell>
              <table:table-cell office:value-type="float" office:value="2868648944916.18">
                <text:p>2868648944916.18</text:p>
              </table:table-cell>
              <table:table-cell office:value-type="float" office:value="25.9592750642207">
                <text:p>25.95927506422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">
                <text:p>462</text:p>
              </table:table-cell>
              <table:table-cell office:value-type="float" office:value="17.800371529272">
                <text:p>17.800371529272</text:p>
              </table:table-cell>
              <table:table-cell office:value-type="float" office:value="2671376315661.95">
                <text:p>2671376315661.95</text:p>
              </table:table-cell>
              <table:table-cell office:value-type="float" office:value="52.6064079139763">
                <text:p>52.60640791397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">
                <text:p>464</text:p>
              </table:table-cell>
              <table:table-cell office:value-type="float" office:value="26.3901329804885">
                <text:p>26.3901329804885</text:p>
              </table:table-cell>
              <table:table-cell office:value-type="float" office:value="2483635860495.91">
                <text:p>2483635860495.91</text:p>
              </table:table-cell>
              <table:table-cell office:value-type="float" office:value="54.5577797524745">
                <text:p>54.55777975247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">
                <text:p>466</text:p>
              </table:table-cell>
              <table:table-cell office:value-type="float" office:value="10.111809345514">
                <text:p>10.111809345514</text:p>
              </table:table-cell>
              <table:table-cell office:value-type="float" office:value="2304531895089.49">
                <text:p>2304531895089.49</text:p>
              </table:table-cell>
              <table:table-cell office:value-type="float" office:value="90.4951919905719">
                <text:p>90.49519199057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">
                <text:p>468</text:p>
              </table:table-cell>
              <table:table-cell office:value-type="float" office:value="22.1726471128368">
                <text:p>22.1726471128368</text:p>
              </table:table-cell>
              <table:table-cell office:value-type="float" office:value="2133272523554.6">
                <text:p>2133272523554.6</text:p>
              </table:table-cell>
              <table:table-cell office:value-type="float" office:value="92.3553009066978">
                <text:p>92.3553009066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">
                <text:p>470</text:p>
              </table:table-cell>
              <table:table-cell office:value-type="float" office:value="47.8344942704696">
                <text:p>47.8344942704696</text:p>
              </table:table-cell>
              <table:table-cell office:value-type="float" office:value="1969154557302.52">
                <text:p>1969154557302.52</text:p>
              </table:table-cell>
              <table:table-cell office:value-type="float" office:value="28.780235928352">
                <text:p>28.7802359283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">
                <text:p>472</text:p>
              </table:table-cell>
              <table:table-cell office:value-type="float" office:value="1.77779974275967">
                <text:p>1.77779974275967</text:p>
              </table:table-cell>
              <table:table-cell office:value-type="float" office:value="1811550972699.2">
                <text:p>1811550972699.2</text:p>
              </table:table-cell>
              <table:table-cell office:value-type="float" office:value="3.58142099818399">
                <text:p>3.581420998183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">
                <text:p>474</text:p>
              </table:table-cell>
              <table:table-cell office:value-type="float" office:value="13.7229065410883">
                <text:p>13.7229065410883</text:p>
              </table:table-cell>
              <table:table-cell office:value-type="float" office:value="1659900422001.87">
                <text:p>1659900422001.87</text:p>
              </table:table-cell>
              <table:table-cell office:value-type="float" office:value="91.3320073838867">
                <text:p>91.33200738388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">
                <text:p>476</text:p>
              </table:table-cell>
              <table:table-cell office:value-type="float" office:value="28.5784483649865">
                <text:p>28.5784483649865</text:p>
              </table:table-cell>
              <table:table-cell office:value-type="float" office:value="1513698414328.74">
                <text:p>1513698414328.74</text:p>
              </table:table-cell>
              <table:table-cell office:value-type="float" office:value="97.5660047042537">
                <text:p>97.56600470425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">
                <text:p>478</text:p>
              </table:table-cell>
              <table:table-cell office:value-type="float" office:value="15.9214266125896">
                <text:p>15.9214266125896</text:p>
              </table:table-cell>
              <table:table-cell office:value-type="float" office:value="1372489861719.8">
                <text:p>1372489861719.8</text:p>
              </table:table-cell>
              <table:table-cell office:value-type="float" office:value="78.3963952946237">
                <text:p>78.3963952946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">
                <text:p>480</text:p>
              </table:table-cell>
              <table:table-cell office:value-type="float" office:value="12.6303257713458">
                <text:p>12.6303257713458</text:p>
              </table:table-cell>
              <table:table-cell office:value-type="float" office:value="1235862748626.73">
                <text:p>1235862748626.73</text:p>
              </table:table-cell>
              <table:table-cell office:value-type="float" office:value="19.8130216823566">
                <text:p>19.81302168235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">
                <text:p>482</text:p>
              </table:table-cell>
              <table:table-cell office:value-type="float" office:value="10.1095891608542">
                <text:p>10.1095891608542</text:p>
              </table:table-cell>
              <table:table-cell office:value-type="float" office:value="1103442730530.13">
                <text:p>1103442730530.13</text:p>
              </table:table-cell>
              <table:table-cell office:value-type="float" office:value="73.3907086076607">
                <text:p>73.39070860766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">
                <text:p>484</text:p>
              </table:table-cell>
              <table:table-cell office:value-type="float" office:value="78.0751493692296">
                <text:p>78.0751493692296</text:p>
              </table:table-cell>
              <table:table-cell office:value-type="float" office:value="974888504159.368">
                <text:p>974888504159.368</text:p>
              </table:table-cell>
              <table:table-cell office:value-type="float" office:value="98.035012776379">
                <text:p>98.0350127763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">
                <text:p>486</text:p>
              </table:table-cell>
              <table:table-cell office:value-type="float" office:value="6.51270698128333">
                <text:p>6.51270698128333</text:p>
              </table:table-cell>
              <table:table-cell office:value-type="float" office:value="849887821925.694">
                <text:p>849887821925.694</text:p>
              </table:table-cell>
              <table:table-cell office:value-type="float" office:value="58.6980064949189">
                <text:p>58.69800649491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">
                <text:p>488</text:p>
              </table:table-cell>
              <table:table-cell office:value-type="float" office:value="140.604607422465">
                <text:p>140.604607422465</text:p>
              </table:table-cell>
              <table:table-cell office:value-type="float" office:value="728154046130.377">
                <text:p>728154046130.377</text:p>
              </table:table-cell>
              <table:table-cell office:value-type="float" office:value="111.260203421962">
                <text:p>111.2602034219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">
                <text:p>490</text:p>
              </table:table-cell>
              <table:table-cell office:value-type="float" office:value="28.2409770468852">
                <text:p>28.2409770468852</text:p>
              </table:table-cell>
              <table:table-cell office:value-type="float" office:value="609423157583.911">
                <text:p>609423157583.911</text:p>
              </table:table-cell>
              <table:table-cell office:value-type="float" office:value="18.7248956297429">
                <text:p>18.72489562974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">
                <text:p>492</text:p>
              </table:table-cell>
              <table:table-cell office:value-type="float" office:value="5.76971166304761">
                <text:p>5.76971166304761</text:p>
              </table:table-cell>
              <table:table-cell office:value-type="float" office:value="493451149701.258">
                <text:p>493451149701.258</text:p>
              </table:table-cell>
              <table:table-cell office:value-type="float" office:value="4.16538267169328">
                <text:p>4.165382671693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">
                <text:p>494</text:p>
              </table:table-cell>
              <table:table-cell office:value-type="float" office:value="1.62696435547551">
                <text:p>1.62696435547551</text:p>
              </table:table-cell>
              <table:table-cell office:value-type="float" office:value="380011745829.028">
                <text:p>380011745829.028</text:p>
              </table:table-cell>
              <table:table-cell office:value-type="float" office:value="20.0484614708128">
                <text:p>20.04846147081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">
                <text:p>496</text:p>
              </table:table-cell>
              <table:table-cell office:value-type="float" office:value="14.728804739454">
                <text:p>14.728804739454</text:p>
              </table:table-cell>
              <table:table-cell office:value-type="float" office:value="268894395051.913">
                <text:p>268894395051.913</text:p>
              </table:table-cell>
              <table:table-cell office:value-type="float" office:value="47.5129317677446">
                <text:p>47.51293176774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">
                <text:p>498</text:p>
              </table:table-cell>
              <table:table-cell office:value-type="float" office:value="10.5927834096623">
                <text:p>10.5927834096623</text:p>
              </table:table-cell>
              <table:table-cell office:value-type="float" office:value="159902503620.552">
                <text:p>159902503620.552</text:p>
              </table:table-cell>
              <table:table-cell office:value-type="float" office:value="47.875983641465">
                <text:p>47.8759836414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7.5159796068828">
                <text:p>17.5159796068828</text:p>
              </table:table-cell>
              <table:table-cell office:value-type="float" office:value="52851868258.8508">
                <text:p>52851868258.8508</text:p>
              </table:table-cell>
              <table:table-cell office:value-type="float" office:value="23.8126631829167">
                <text:p>23.81266318291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">
                <text:p>502</text:p>
              </table:table-cell>
              <table:table-cell office:value-type="float" office:value="6.02907604486561">
                <text:p>6.02907604486561</text:p>
              </table:table-cell>
              <table:table-cell office:value-type="float" office:value="52430717418.3305">
                <text:p>52430717418.3305</text:p>
              </table:table-cell>
              <table:table-cell office:value-type="float" office:value="45.6864953758874">
                <text:p>45.6864953758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">
                <text:p>504</text:p>
              </table:table-cell>
              <table:table-cell office:value-type="float" office:value="19.3207818139312">
                <text:p>19.3207818139312</text:p>
              </table:table-cell>
              <table:table-cell office:value-type="float" office:value="156108708048.573">
                <text:p>156108708048.573</text:p>
              </table:table-cell>
              <table:table-cell office:value-type="float" office:value="105.823883709562">
                <text:p>105.8238837095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">
                <text:p>506</text:p>
              </table:table-cell>
              <table:table-cell office:value-type="float" office:value="28.693638150793">
                <text:p>28.693638150793</text:p>
              </table:table-cell>
              <table:table-cell office:value-type="float" office:value="258336924058.443">
                <text:p>258336924058.443</text:p>
              </table:table-cell>
              <table:table-cell office:value-type="float" office:value="111.780194188169">
                <text:p>111.7801941881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">
                <text:p>508</text:p>
              </table:table-cell>
              <table:table-cell office:value-type="float" office:value="10.9802139029509">
                <text:p>10.9802139029509</text:p>
              </table:table-cell>
              <table:table-cell office:value-type="float" office:value="359262559392.524">
                <text:p>359262559392.524</text:p>
              </table:table-cell>
              <table:table-cell office:value-type="float" office:value="67.9005436533337">
                <text:p>67.90054365333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">
                <text:p>510</text:p>
              </table:table-cell>
              <table:table-cell office:value-type="float" office:value="13.7183841304966">
                <text:p>13.7183841304966</text:p>
              </table:table-cell>
              <table:table-cell office:value-type="float" office:value="459026095054.162">
                <text:p>459026095054.162</text:p>
              </table:table-cell>
              <table:table-cell office:value-type="float" office:value="101.084872859561">
                <text:p>101.0848728595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6.51139179725679">
                <text:p>6.51139179725679</text:p>
              </table:table-cell>
              <table:table-cell office:value-type="float" office:value="557762131041.179">
                <text:p>557762131041.179</text:p>
              </table:table-cell>
              <table:table-cell office:value-type="float" office:value="24.3988284126382">
                <text:p>24.39882841263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">
                <text:p>514</text:p>
              </table:table-cell>
              <table:table-cell office:value-type="float" office:value="16.0725491809567">
                <text:p>16.0725491809567</text:p>
              </table:table-cell>
              <table:table-cell office:value-type="float" office:value="655600149239.053">
                <text:p>655600149239.053</text:p>
              </table:table-cell>
              <table:table-cell office:value-type="float" office:value="1.83639929563447">
                <text:p>1.836399295634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">
                <text:p>516</text:p>
              </table:table-cell>
              <table:table-cell office:value-type="float" office:value="5.78962783210505">
                <text:p>5.78962783210505</text:p>
              </table:table-cell>
              <table:table-cell office:value-type="float" office:value="752665216666.571">
                <text:p>752665216666.571</text:p>
              </table:table-cell>
              <table:table-cell office:value-type="float" office:value="139.467308365836">
                <text:p>139.4673083658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">
                <text:p>518</text:p>
              </table:table-cell>
              <table:table-cell office:value-type="float" office:value="6.31482437385682">
                <text:p>6.31482437385682</text:p>
              </table:table-cell>
              <table:table-cell office:value-type="float" office:value="849078637880.699">
                <text:p>849078637880.699</text:p>
              </table:table-cell>
              <table:table-cell office:value-type="float" office:value="7.18543226281964">
                <text:p>7.185432262819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">
                <text:p>520</text:p>
              </table:table-cell>
              <table:table-cell office:value-type="float" office:value="106.045503975539">
                <text:p>106.045503975539</text:p>
              </table:table-cell>
              <table:table-cell office:value-type="float" office:value="944958565423.196">
                <text:p>944958565423.196</text:p>
              </table:table-cell>
              <table:table-cell office:value-type="float" office:value="92.9014143880117">
                <text:p>92.90141438801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">
                <text:p>522</text:p>
              </table:table-cell>
              <table:table-cell office:value-type="float" office:value="49.5576492824747">
                <text:p>49.5576492824747</text:p>
              </table:table-cell>
              <table:table-cell office:value-type="float" office:value="1040420573375.16">
                <text:p>1040420573375.16</text:p>
              </table:table-cell>
              <table:table-cell office:value-type="float" office:value="164.070912396936">
                <text:p>164.0709123969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">
                <text:p>524</text:p>
              </table:table-cell>
              <table:table-cell office:value-type="float" office:value="1.09706563490281">
                <text:p>1.09706563490281</text:p>
              </table:table-cell>
              <table:table-cell office:value-type="float" office:value="1135578203829.43">
                <text:p>1135578203829.43</text:p>
              </table:table-cell>
              <table:table-cell office:value-type="float" office:value="24.9495455180204">
                <text:p>24.94954551802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">
                <text:p>526</text:p>
              </table:table-cell>
              <table:table-cell office:value-type="float" office:value="2.92810125876015">
                <text:p>2.92810125876015</text:p>
              </table:table-cell>
              <table:table-cell office:value-type="float" office:value="1230543487223.08">
                <text:p>1230543487223.08</text:p>
              </table:table-cell>
              <table:table-cell office:value-type="float" office:value="36.160831256231">
                <text:p>36.1608312562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">
                <text:p>528</text:p>
              </table:table-cell>
              <table:table-cell office:value-type="float" office:value="15.4789722544433">
                <text:p>15.4789722544433</text:p>
              </table:table-cell>
              <table:table-cell office:value-type="float" office:value="1325427447120.52">
                <text:p>1325427447120.52</text:p>
              </table:table-cell>
              <table:table-cell office:value-type="float" office:value="47.2744841652928">
                <text:p>47.27448416529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">
                <text:p>530</text:p>
              </table:table-cell>
              <table:table-cell office:value-type="float" office:value="4.12921752361691">
                <text:p>4.12921752361691</text:p>
              </table:table-cell>
              <table:table-cell office:value-type="float" office:value="1420340590089.78">
                <text:p>1420340590089.78</text:p>
              </table:table-cell>
              <table:table-cell office:value-type="float" office:value="36.3918724025921">
                <text:p>36.39187240259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">
                <text:p>532</text:p>
              </table:table-cell>
              <table:table-cell office:value-type="float" office:value="296.413725583842">
                <text:p>296.413725583842</text:p>
              </table:table-cell>
              <table:table-cell office:value-type="float" office:value="1515393389838.09">
                <text:p>1515393389838.09</text:p>
              </table:table-cell>
              <table:table-cell office:value-type="float" office:value="45.1093720183745">
                <text:p>45.10937201837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">
                <text:p>534</text:p>
              </table:table-cell>
              <table:table-cell office:value-type="float" office:value="0.578265678246332">
                <text:p>0.578265678246332</text:p>
              </table:table-cell>
              <table:table-cell office:value-type="float" office:value="1610696763461.15">
                <text:p>1610696763461.15</text:p>
              </table:table-cell>
              <table:table-cell office:value-type="float" office:value="37.5414166097079">
                <text:p>37.54141660970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">
                <text:p>536</text:p>
              </table:table-cell>
              <table:table-cell office:value-type="float" office:value="27.142328886488">
                <text:p>27.142328886488</text:p>
              </table:table-cell>
              <table:table-cell office:value-type="float" office:value="1706362555188.58">
                <text:p>1706362555188.58</text:p>
              </table:table-cell>
              <table:table-cell office:value-type="float" office:value="18.8846214796396">
                <text:p>18.88462147963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">
                <text:p>538</text:p>
              </table:table-cell>
              <table:table-cell office:value-type="float" office:value="15.4817427157078">
                <text:p>15.4817427157078</text:p>
              </table:table-cell>
              <table:table-cell office:value-type="float" office:value="1802504018447.6">
                <text:p>1802504018447.6</text:p>
              </table:table-cell>
              <table:table-cell office:value-type="float" office:value="57.6396712335898">
                <text:p>57.63967123358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">
                <text:p>540</text:p>
              </table:table-cell>
              <table:table-cell office:value-type="float" office:value="12.9624413788403">
                <text:p>12.9624413788403</text:p>
              </table:table-cell>
              <table:table-cell office:value-type="float" office:value="1899236313180.91">
                <text:p>1899236313180.91</text:p>
              </table:table-cell>
              <table:table-cell office:value-type="float" office:value="127.193236412662">
                <text:p>127.1932364126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">
                <text:p>542</text:p>
              </table:table-cell>
              <table:table-cell office:value-type="float" office:value="103.425334360101">
                <text:p>103.425334360101</text:p>
              </table:table-cell>
              <table:table-cell office:value-type="float" office:value="1996677015035.28">
                <text:p>1996677015035.28</text:p>
              </table:table-cell>
              <table:table-cell office:value-type="float" office:value="23.4425438852976">
                <text:p>23.44254388529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">
                <text:p>544</text:p>
              </table:table-cell>
              <table:table-cell office:value-type="float" office:value="25.6107149276893">
                <text:p>25.6107149276893</text:p>
              </table:table-cell>
              <table:table-cell office:value-type="float" office:value="2094946645917.96">
                <text:p>2094946645917.96</text:p>
              </table:table-cell>
              <table:table-cell office:value-type="float" office:value="25.4437085556001">
                <text:p>25.44370855560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">
                <text:p>546</text:p>
              </table:table-cell>
              <table:table-cell office:value-type="float" office:value="15.9775660826494">
                <text:p>15.9775660826494</text:p>
              </table:table-cell>
              <table:table-cell office:value-type="float" office:value="2194169227163.61">
                <text:p>2194169227163.61</text:p>
              </table:table-cell>
              <table:table-cell office:value-type="float" office:value="34.0539920114685">
                <text:p>34.05399201146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">
                <text:p>548</text:p>
              </table:table-cell>
              <table:table-cell office:value-type="float" office:value="12.4991163248552">
                <text:p>12.4991163248552</text:p>
              </table:table-cell>
              <table:table-cell office:value-type="float" office:value="2294472865169.4">
                <text:p>2294472865169.4</text:p>
              </table:table-cell>
              <table:table-cell office:value-type="float" office:value="33.1700942917806">
                <text:p>33.17009429178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">
                <text:p>550</text:p>
              </table:table-cell>
              <table:table-cell office:value-type="float" office:value="4.11822775473674">
                <text:p>4.11822775473674</text:p>
              </table:table-cell>
              <table:table-cell office:value-type="float" office:value="2395990371758.87">
                <text:p>2395990371758.87</text:p>
              </table:table-cell>
              <table:table-cell office:value-type="float" office:value="29.4331634334333">
                <text:p>29.4331634334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">
                <text:p>552</text:p>
              </table:table-cell>
              <table:table-cell office:value-type="float" office:value="22.701806364315">
                <text:p>22.701806364315</text:p>
              </table:table-cell>
              <table:table-cell office:value-type="float" office:value="2498859927632.8">
                <text:p>2498859927632.8</text:p>
              </table:table-cell>
              <table:table-cell office:value-type="float" office:value="31.3849795552222">
                <text:p>31.38497955522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">
                <text:p>554</text:p>
              </table:table-cell>
              <table:table-cell office:value-type="float" office:value="1.51590883264063">
                <text:p>1.51590883264063</text:p>
              </table:table-cell>
              <table:table-cell office:value-type="float" office:value="2603225796663.76">
                <text:p>2603225796663.76</text:p>
              </table:table-cell>
              <table:table-cell office:value-type="float" office:value="14.3854844310705">
                <text:p>14.38548443107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">
                <text:p>556</text:p>
              </table:table-cell>
              <table:table-cell office:value-type="float" office:value="29.6569573708528">
                <text:p>29.6569573708528</text:p>
              </table:table-cell>
              <table:table-cell office:value-type="float" office:value="2709239097234.64">
                <text:p>2709239097234.64</text:p>
              </table:table-cell>
              <table:table-cell office:value-type="float" office:value="19.9688725610228">
                <text:p>19.96887256102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">
                <text:p>558</text:p>
              </table:table-cell>
              <table:table-cell office:value-type="float" office:value="4.18162056963828">
                <text:p>4.18162056963828</text:p>
              </table:table-cell>
              <table:table-cell office:value-type="float" office:value="2817058641206.56">
                <text:p>2817058641206.56</text:p>
              </table:table-cell>
              <table:table-cell office:value-type="float" office:value="1.60533951454856">
                <text:p>1.605339514548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">
                <text:p>560</text:p>
              </table:table-cell>
              <table:table-cell office:value-type="float" office:value="12.7813346421436">
                <text:p>12.7813346421436</text:p>
              </table:table-cell>
              <table:table-cell office:value-type="float" office:value="2926851850988.38">
                <text:p>2926851850988.38</text:p>
              </table:table-cell>
              <table:table-cell office:value-type="float" office:value="0.19074811032503">
                <text:p>0.190748110325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">
                <text:p>562</text:p>
              </table:table-cell>
              <table:table-cell office:value-type="float" office:value="55.5829035357086">
                <text:p>55.5829035357086</text:p>
              </table:table-cell>
              <table:table-cell office:value-type="float" office:value="3038795764964.62">
                <text:p>3038795764964.62</text:p>
              </table:table-cell>
              <table:table-cell office:value-type="float" office:value="91.1207838438761">
                <text:p>91.12078384387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">
                <text:p>564</text:p>
              </table:table-cell>
              <table:table-cell office:value-type="float" office:value="36.9552752266616">
                <text:p>36.9552752266616</text:p>
              </table:table-cell>
              <table:table-cell office:value-type="float" office:value="3153078145958.35">
                <text:p>3153078145958.35</text:p>
              </table:table-cell>
              <table:table-cell office:value-type="float" office:value="40.8971260950866">
                <text:p>40.89712609508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">
                <text:p>566</text:p>
              </table:table-cell>
              <table:table-cell office:value-type="float" office:value="5.95713392677022">
                <text:p>5.95713392677022</text:p>
              </table:table-cell>
              <table:table-cell office:value-type="float" office:value="3269898706743.06">
                <text:p>3269898706743.06</text:p>
              </table:table-cell>
              <table:table-cell office:value-type="float" office:value="64.430328442497">
                <text:p>64.4303284424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">
                <text:p>568</text:p>
              </table:table-cell>
              <table:table-cell office:value-type="float" office:value="8.30356281841391">
                <text:p>8.30356281841391</text:p>
              </table:table-cell>
              <table:table-cell office:value-type="float" office:value="3389470472355.27">
                <text:p>3389470472355.27</text:p>
              </table:table-cell>
              <table:table-cell office:value-type="float" office:value="11.1346647296162">
                <text:p>11.13466472961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">
                <text:p>570</text:p>
              </table:table-cell>
              <table:table-cell office:value-type="float" office:value="8.81492992580133">
                <text:p>8.81492992580133</text:p>
              </table:table-cell>
              <table:table-cell office:value-type="float" office:value="3512021296913.83">
                <text:p>3512021296913.83</text:p>
              </table:table-cell>
              <table:table-cell office:value-type="float" office:value="47.2951437223928">
                <text:p>47.29514372239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">
                <text:p>572</text:p>
              </table:table-cell>
              <table:table-cell office:value-type="float" office:value="1.86952057931298">
                <text:p>1.86952057931298</text:p>
              </table:table-cell>
              <table:table-cell office:value-type="float" office:value="3637795560730.89">
                <text:p>3637795560730.89</text:p>
              </table:table-cell>
              <table:table-cell office:value-type="float" office:value="54.6079969477854">
                <text:p>54.60799694778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">
                <text:p>574</text:p>
              </table:table-cell>
              <table:table-cell office:value-type="float" office:value="18.9278773407126">
                <text:p>18.9278773407126</text:p>
              </table:table-cell>
              <table:table-cell office:value-type="float" office:value="3767056074903.32">
                <text:p>3767056074903.32</text:p>
              </table:table-cell>
              <table:table-cell office:value-type="float" office:value="24.9810310032193">
                <text:p>24.98103100321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">
                <text:p>576</text:p>
              </table:table-cell>
              <table:table-cell office:value-type="float" office:value="15.5706843819487">
                <text:p>15.5706843819487</text:p>
              </table:table-cell>
              <table:table-cell office:value-type="float" office:value="3900086224985.54">
                <text:p>3900086224985.54</text:p>
              </table:table-cell>
              <table:table-cell office:value-type="float" office:value="26.1852511725704">
                <text:p>26.18525117257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">
                <text:p>578</text:p>
              </table:table-cell>
              <table:table-cell office:value-type="float" office:value="10.7082854501538">
                <text:p>10.7082854501538</text:p>
              </table:table-cell>
              <table:table-cell office:value-type="float" office:value="4037192393803.19">
                <text:p>4037192393803.19</text:p>
              </table:table-cell>
              <table:table-cell office:value-type="float" office:value="31.1034058982806">
                <text:p>31.10340589828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">
                <text:p>580</text:p>
              </table:table-cell>
              <table:table-cell office:value-type="float" office:value="3.72250087988975">
                <text:p>3.72250087988975</text:p>
              </table:table-cell>
              <table:table-cell office:value-type="float" office:value="4178706706126.51">
                <text:p>4178706706126.51</text:p>
              </table:table-cell>
              <table:table-cell office:value-type="float" office:value="17.6836568741663">
                <text:p>17.68365687416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">
                <text:p>582</text:p>
              </table:table-cell>
              <table:table-cell office:value-type="float" office:value="7.19875035791081">
                <text:p>7.19875035791081</text:p>
              </table:table-cell>
              <table:table-cell office:value-type="float" office:value="4324990150957.07">
                <text:p>4324990150957.07</text:p>
              </table:table-cell>
              <table:table-cell office:value-type="float" office:value="64.5826952628929">
                <text:p>64.58269526289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">
                <text:p>584</text:p>
              </table:table-cell>
              <table:table-cell office:value-type="float" office:value="3.94419037043521">
                <text:p>3.94419037043521</text:p>
              </table:table-cell>
              <table:table-cell office:value-type="float" office:value="4476436143393.8">
                <text:p>4476436143393.8</text:p>
              </table:table-cell>
              <table:table-cell office:value-type="float" office:value="21.0674971707562">
                <text:p>21.06749717075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">
                <text:p>586</text:p>
              </table:table-cell>
              <table:table-cell office:value-type="float" office:value="4.3324756137901">
                <text:p>4.3324756137901</text:p>
              </table:table-cell>
              <table:table-cell office:value-type="float" office:value="4633474602996.74">
                <text:p>4633474602996.74</text:p>
              </table:table-cell>
              <table:table-cell office:value-type="float" office:value="40.0558495764868">
                <text:p>40.05584957648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">
                <text:p>588</text:p>
              </table:table-cell>
              <table:table-cell office:value-type="float" office:value="0.0827840783888662">
                <text:p>0.0827840783888662</text:p>
              </table:table-cell>
              <table:table-cell office:value-type="float" office:value="4796576639526.07">
                <text:p>4796576639526.07</text:p>
              </table:table-cell>
              <table:table-cell office:value-type="float" office:value="8.00614451552594">
                <text:p>8.006144515525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">
                <text:p>590</text:p>
              </table:table-cell>
              <table:table-cell office:value-type="float" office:value="25.9670975012863">
                <text:p>25.9670975012863</text:p>
              </table:table-cell>
              <table:table-cell office:value-type="float" office:value="4966259956358.59">
                <text:p>4966259956358.59</text:p>
              </table:table-cell>
              <table:table-cell office:value-type="float" office:value="53.6238033201075">
                <text:p>53.62380332010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">
                <text:p>592</text:p>
              </table:table-cell>
              <table:table-cell office:value-type="float" office:value="27.2599109705174">
                <text:p>27.2599109705174</text:p>
              </table:table-cell>
              <table:table-cell office:value-type="float" office:value="5143095104146.49">
                <text:p>5143095104146.49</text:p>
              </table:table-cell>
              <table:table-cell office:value-type="float" office:value="102.173785375011">
                <text:p>102.1737853750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">
                <text:p>594</text:p>
              </table:table-cell>
              <table:table-cell office:value-type="float" office:value="9.51555665833106">
                <text:p>9.51555665833106</text:p>
              </table:table-cell>
              <table:table-cell office:value-type="float" office:value="5327712748287.16">
                <text:p>5327712748287.16</text:p>
              </table:table-cell>
              <table:table-cell office:value-type="float" office:value="34.4976037064946">
                <text:p>34.49760370649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">
                <text:p>596</text:p>
              </table:table-cell>
              <table:table-cell office:value-type="float" office:value="8.8680036885358">
                <text:p>8.8680036885358</text:p>
              </table:table-cell>
              <table:table-cell office:value-type="float" office:value="5520812146502.45">
                <text:p>5520812146502.45</text:p>
              </table:table-cell>
              <table:table-cell office:value-type="float" office:value="39.1951342942773">
                <text:p>39.19513429427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">
                <text:p>598</text:p>
              </table:table-cell>
              <table:table-cell office:value-type="float" office:value="14.4025393703059">
                <text:p>14.4025393703059</text:p>
              </table:table-cell>
              <table:table-cell office:value-type="float" office:value="5723171081878.35">
                <text:p>5723171081878.35</text:p>
              </table:table-cell>
              <table:table-cell office:value-type="float" office:value="25.4775121654724">
                <text:p>25.47751216547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84.9337793371127">
                <text:p>84.9337793371127</text:p>
              </table:table-cell>
              <table:table-cell office:value-type="float" office:value="5935657552382.61">
                <text:p>5935657552382.61</text:p>
              </table:table-cell>
              <table:table-cell office:value-type="float" office:value="4.32619081068334">
                <text:p>4.326190810683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">
                <text:p>602</text:p>
              </table:table-cell>
              <table:table-cell office:value-type="float" office:value="29.0810348117354">
                <text:p>29.0810348117354</text:p>
              </table:table-cell>
              <table:table-cell office:value-type="float" office:value="6159243590776.64">
                <text:p>6159243590776.64</text:p>
              </table:table-cell>
              <table:table-cell office:value-type="float" office:value="56.7913520668051">
                <text:p>56.79135206680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">
                <text:p>604</text:p>
              </table:table-cell>
              <table:table-cell office:value-type="float" office:value="14.0982675720958">
                <text:p>14.0982675720958</text:p>
              </table:table-cell>
              <table:table-cell office:value-type="float" office:value="6395021686267.77">
                <text:p>6395021686267.77</text:p>
              </table:table-cell>
              <table:table-cell office:value-type="float" office:value="115.798299539182">
                <text:p>115.7982995391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">
                <text:p>606</text:p>
              </table:table-cell>
              <table:table-cell office:value-type="float" office:value="45.2462991711049">
                <text:p>45.2462991711049</text:p>
              </table:table-cell>
              <table:table-cell office:value-type="float" office:value="6644224394612.57">
                <text:p>6644224394612.57</text:p>
              </table:table-cell>
              <table:table-cell office:value-type="float" office:value="39.8703231030168">
                <text:p>39.87032310301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">
                <text:p>608</text:p>
              </table:table-cell>
              <table:table-cell office:value-type="float" office:value="70.9321916389854">
                <text:p>70.9321916389854</text:p>
              </table:table-cell>
              <table:table-cell office:value-type="float" office:value="6908247889761.02">
                <text:p>6908247889761.02</text:p>
              </table:table-cell>
              <table:table-cell office:value-type="float" office:value="42.7730446694148">
                <text:p>42.77304466941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">
                <text:p>610</text:p>
              </table:table-cell>
              <table:table-cell office:value-type="float" office:value="7.94690160003885">
                <text:p>7.94690160003885</text:p>
              </table:table-cell>
              <table:table-cell office:value-type="float" office:value="7188680411928.94">
                <text:p>7188680411928.94</text:p>
              </table:table-cell>
              <table:table-cell office:value-type="float" office:value="45.7400060470555">
                <text:p>45.74000604705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">
                <text:p>612</text:p>
              </table:table-cell>
              <table:table-cell office:value-type="float" office:value="9.81215029179608">
                <text:p>9.81215029179608</text:p>
              </table:table-cell>
              <table:table-cell office:value-type="float" office:value="7487336842180.13">
                <text:p>7487336842180.13</text:p>
              </table:table-cell>
              <table:table-cell office:value-type="float" office:value="26.446297628565">
                <text:p>26.4462976285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">
                <text:p>614</text:p>
              </table:table-cell>
              <table:table-cell office:value-type="float" office:value="46.7731703474209">
                <text:p>46.7731703474209</text:p>
              </table:table-cell>
              <table:table-cell office:value-type="float" office:value="7806301006401.82">
                <text:p>7806301006401.82</text:p>
              </table:table-cell>
              <table:table-cell office:value-type="float" office:value="21.8243052272602">
                <text:p>21.82430522726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">
                <text:p>616</text:p>
              </table:table-cell>
              <table:table-cell office:value-type="float" office:value="54.9453932824789">
                <text:p>54.9453932824789</text:p>
              </table:table-cell>
              <table:table-cell office:value-type="float" office:value="8147977799370.2">
                <text:p>8147977799370.2</text:p>
              </table:table-cell>
              <table:table-cell office:value-type="float" office:value="29.3288168166413">
                <text:p>29.3288168166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">
                <text:p>618</text:p>
              </table:table-cell>
              <table:table-cell office:value-type="float" office:value="4.4856322273874">
                <text:p>4.4856322273874</text:p>
              </table:table-cell>
              <table:table-cell office:value-type="float" office:value="8515157898691.46">
                <text:p>8515157898691.46</text:p>
              </table:table-cell>
              <table:table-cell office:value-type="float" office:value="37.4469957294951">
                <text:p>37.44699572949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">
                <text:p>620</text:p>
              </table:table-cell>
              <table:table-cell office:value-type="float" office:value="11.4219492431412">
                <text:p>11.4219492431412</text:p>
              </table:table-cell>
              <table:table-cell office:value-type="float" office:value="8911098766912.64">
                <text:p>8911098766912.64</text:p>
              </table:table-cell>
              <table:table-cell office:value-type="float" office:value="36.6834245311688">
                <text:p>36.68342453116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">
                <text:p>622</text:p>
              </table:table-cell>
              <table:table-cell office:value-type="float" office:value="14.2533056472918">
                <text:p>14.2533056472918</text:p>
              </table:table-cell>
              <table:table-cell office:value-type="float" office:value="9339626935574.54">
                <text:p>9339626935574.54</text:p>
              </table:table-cell>
              <table:table-cell office:value-type="float" office:value="8.20212527413426">
                <text:p>8.202125274134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">
                <text:p>624</text:p>
              </table:table-cell>
              <table:table-cell office:value-type="float" office:value="15.7155205356753">
                <text:p>15.7155205356753</text:p>
              </table:table-cell>
              <table:table-cell office:value-type="float" office:value="9805268393331.87">
                <text:p>9805268393331.87</text:p>
              </table:table-cell>
              <table:table-cell office:value-type="float" office:value="91.7248038783411">
                <text:p>91.72480387834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">
                <text:p>626</text:p>
              </table:table-cell>
              <table:table-cell office:value-type="float" office:value="9.06937632997933">
                <text:p>9.06937632997933</text:p>
              </table:table-cell>
              <table:table-cell office:value-type="float" office:value="10313416523166.9">
                <text:p>10313416523166.9</text:p>
              </table:table-cell>
              <table:table-cell office:value-type="float" office:value="86.1889230735431">
                <text:p>86.18892307354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">
                <text:p>628</text:p>
              </table:table-cell>
              <table:table-cell office:value-type="float" office:value="18.4656895069844">
                <text:p>18.4656895069844</text:p>
              </table:table-cell>
              <table:table-cell office:value-type="float" office:value="10870550839883.6">
                <text:p>10870550839883.6</text:p>
              </table:table-cell>
              <table:table-cell office:value-type="float" office:value="46.1412739370286">
                <text:p>46.14127393702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">
                <text:p>630</text:p>
              </table:table-cell>
              <table:table-cell office:value-type="float" office:value="40.8236046213471">
                <text:p>40.8236046213471</text:p>
              </table:table-cell>
              <table:table-cell office:value-type="float" office:value="11484525411016.2">
                <text:p>11484525411016.2</text:p>
              </table:table-cell>
              <table:table-cell office:value-type="float" office:value="43.7553657190045">
                <text:p>43.75536571900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">
                <text:p>632</text:p>
              </table:table-cell>
              <table:table-cell office:value-type="float" office:value="7.17503794581259">
                <text:p>7.17503794581259</text:p>
              </table:table-cell>
              <table:table-cell office:value-type="float" office:value="12164954312920.1">
                <text:p>12164954312920.1</text:p>
              </table:table-cell>
              <table:table-cell office:value-type="float" office:value="2.75873559673703">
                <text:p>2.758735596737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">
                <text:p>634</text:p>
              </table:table-cell>
              <table:table-cell office:value-type="float" office:value="43.8054081523118">
                <text:p>43.8054081523118</text:p>
              </table:table-cell>
              <table:table-cell office:value-type="float" office:value="12923734473039">
                <text:p>12923734473039</text:p>
              </table:table-cell>
              <table:table-cell office:value-type="float" office:value="48.3062194157045">
                <text:p>48.30621941570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">
                <text:p>636</text:p>
              </table:table-cell>
              <table:table-cell office:value-type="float" office:value="30.0164510928858">
                <text:p>30.0164510928858</text:p>
              </table:table-cell>
              <table:table-cell office:value-type="float" office:value="13775766639559.7">
                <text:p>13775766639559.7</text:p>
              </table:table-cell>
              <table:table-cell office:value-type="float" office:value="2.80217589319521">
                <text:p>2.802175893195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">
                <text:p>638</text:p>
              </table:table-cell>
              <table:table-cell office:value-type="float" office:value="3.66451696672961">
                <text:p>3.66451696672961</text:p>
              </table:table-cell>
              <table:table-cell office:value-type="float" office:value="14739967974941.2">
                <text:p>14739967974941.2</text:p>
              </table:table-cell>
              <table:table-cell office:value-type="float" office:value="87.8353008013631">
                <text:p>87.83530080136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">
                <text:p>640</text:p>
              </table:table-cell>
              <table:table-cell office:value-type="float" office:value="25.7538428760637">
                <text:p>25.7538428760637</text:p>
              </table:table-cell>
              <table:table-cell office:value-type="float" office:value="15840723843272.9">
                <text:p>15840723843272.9</text:p>
              </table:table-cell>
              <table:table-cell office:value-type="float" office:value="53.8411337704196">
                <text:p>53.84113377041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">
                <text:p>642</text:p>
              </table:table-cell>
              <table:table-cell office:value-type="float" office:value="46.7593542980434">
                <text:p>46.7593542980434</text:p>
              </table:table-cell>
              <table:table-cell office:value-type="float" office:value="17110018351733.8">
                <text:p>17110018351733.8</text:p>
              </table:table-cell>
              <table:table-cell office:value-type="float" office:value="4.81852235852779">
                <text:p>4.818522358527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">
                <text:p>644</text:p>
              </table:table-cell>
              <table:table-cell office:value-type="float" office:value="0.00115991348803982">
                <text:p>0.00115991348803982</text:p>
              </table:table-cell>
              <table:table-cell office:value-type="float" office:value="18590645163418.2">
                <text:p>18590645163418.2</text:p>
              </table:table-cell>
              <table:table-cell office:value-type="float" office:value="48.1016366067453">
                <text:p>48.10163660674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">
                <text:p>646</text:p>
              </table:table-cell>
              <table:table-cell office:value-type="float" office:value="3.43557753029795">
                <text:p>3.43557753029795</text:p>
              </table:table-cell>
              <table:table-cell office:value-type="float" office:value="20341196601509.6">
                <text:p>20341196601509.6</text:p>
              </table:table-cell>
              <table:table-cell office:value-type="float" office:value="7.04503444148486">
                <text:p>7.045034441484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">
                <text:p>648</text:p>
              </table:table-cell>
              <table:table-cell office:value-type="float" office:value="45.5487232019871">
                <text:p>45.5487232019871</text:p>
              </table:table-cell>
              <table:table-cell office:value-type="float" office:value="22444096950165.8">
                <text:p>22444096950165.8</text:p>
              </table:table-cell>
              <table:table-cell office:value-type="float" office:value="19.9965351820275">
                <text:p>19.99653518202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">
                <text:p>650</text:p>
              </table:table-cell>
              <table:table-cell office:value-type="float" office:value="16.2409282191839">
                <text:p>16.2409282191839</text:p>
              </table:table-cell>
              <table:table-cell office:value-type="float" office:value="25019092331672.9">
                <text:p>25019092331672.9</text:p>
              </table:table-cell>
              <table:table-cell office:value-type="float" office:value="92.0582324760521">
                <text:p>92.05823247605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">
                <text:p>652</text:p>
              </table:table-cell>
              <table:table-cell office:value-type="float" office:value="15.2391176025079">
                <text:p>15.2391176025079</text:p>
              </table:table-cell>
              <table:table-cell office:value-type="float" office:value="28247073251984.3">
                <text:p>28247073251984.3</text:p>
              </table:table-cell>
              <table:table-cell office:value-type="float" office:value="106.64419339535">
                <text:p>106.644193395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">
                <text:p>654</text:p>
              </table:table-cell>
              <table:table-cell office:value-type="float" office:value="5.72765734651397">
                <text:p>5.72765734651397</text:p>
              </table:table-cell>
              <table:table-cell office:value-type="float" office:value="32414814497808.9">
                <text:p>32414814497808.9</text:p>
              </table:table-cell>
              <table:table-cell office:value-type="float" office:value="46.6502168525049">
                <text:p>46.65021685250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">
                <text:p>656</text:p>
              </table:table-cell>
              <table:table-cell office:value-type="float" office:value="34.0023999033767">
                <text:p>34.0023999033767</text:p>
              </table:table-cell>
              <table:table-cell office:value-type="float" office:value="38005733208170.5">
                <text:p>38005733208170.5</text:p>
              </table:table-cell>
              <table:table-cell office:value-type="float" office:value="46.5735946828677">
                <text:p>46.57359468286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">
                <text:p>658</text:p>
              </table:table-cell>
              <table:table-cell office:value-type="float" office:value="0.708487822168175">
                <text:p>0.708487822168175</text:p>
              </table:table-cell>
              <table:table-cell office:value-type="float" office:value="45903312133155.1">
                <text:p>45903312133155.1</text:p>
              </table:table-cell>
              <table:table-cell office:value-type="float" office:value="0.633645975589767">
                <text:p>0.6336459755897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">
                <text:p>660</text:p>
              </table:table-cell>
              <table:table-cell office:value-type="float" office:value="4.58871184918545">
                <text:p>4.58871184918545</text:p>
              </table:table-cell>
              <table:table-cell office:value-type="float" office:value="57912924505821.8">
                <text:p>57912924505821.8</text:p>
              </table:table-cell>
              <table:table-cell office:value-type="float" office:value="73.1272623028233">
                <text:p>73.12726230282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">
                <text:p>662</text:p>
              </table:table-cell>
              <table:table-cell office:value-type="float" office:value="53.9856579676829">
                <text:p>53.9856579676829</text:p>
              </table:table-cell>
              <table:table-cell office:value-type="float" office:value="78388699812395.6">
                <text:p>78388699812395.6</text:p>
              </table:table-cell>
              <table:table-cell office:value-type="float" office:value="44.5486931775129">
                <text:p>44.54869317751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">
                <text:p>664</text:p>
              </table:table-cell>
              <table:table-cell office:value-type="float" office:value="3.42314348032357">
                <text:p>3.42314348032357</text:p>
              </table:table-cell>
              <table:table-cell office:value-type="float" office:value="121184677520522">
                <text:p>121184677520522</text:p>
              </table:table-cell>
              <table:table-cell office:value-type="float" office:value="75.7820471611646">
                <text:p>75.78204716116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">
                <text:p>666</text:p>
              </table:table-cell>
              <table:table-cell office:value-type="float" office:value="12.5214052235214">
                <text:p>12.5214052235214</text:p>
              </table:table-cell>
              <table:table-cell office:value-type="float" office:value="266654267628759">
                <text:p>266654267628759</text:p>
              </table:table-cell>
              <table:table-cell office:value-type="float" office:value="45.6084088980427">
                <text:p>45.60840889804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">
                <text:p>668</text:p>
              </table:table-cell>
              <table:table-cell office:value-type="float" office:value="9.18784469352514">
                <text:p>9.18784469352514</text:p>
              </table:table-cell>
              <table:table-cell office:value-type="float" office:value="1.33333086839681E+015">
                <text:p>1.33333086839681E+015</text:p>
              </table:table-cell>
              <table:table-cell office:value-type="float" office:value="44.1272299044949">
                <text:p>44.12722990449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">
                <text:p>670</text:p>
              </table:table-cell>
              <table:table-cell office:value-type="float" office:value="14.325140869846">
                <text:p>14.325140869846</text:p>
              </table:table-cell>
              <table:table-cell office:value-type="float" office:value="190459038630453">
                <text:p>190459038630453</text:p>
              </table:table-cell>
              <table:table-cell office:value-type="float" office:value="61.0492115685907">
                <text:p>61.04921156859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">
                <text:p>672</text:p>
              </table:table-cell>
              <table:table-cell office:value-type="float" office:value="9.43796744805353">
                <text:p>9.43796744805353</text:p>
              </table:table-cell>
              <table:table-cell office:value-type="float" office:value="102532437354725">
                <text:p>102532437354725</text:p>
              </table:table-cell>
              <table:table-cell office:value-type="float" office:value="28.7048908581311">
                <text:p>28.70489085813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">
                <text:p>674</text:p>
              </table:table-cell>
              <table:table-cell office:value-type="float" office:value="9.91311856456386">
                <text:p>9.91311856456386</text:p>
              </table:table-cell>
              <table:table-cell office:value-type="float" office:value="70129430140990.9">
                <text:p>70129430140990.9</text:p>
              </table:table-cell>
              <table:table-cell office:value-type="float" office:value="75.5724873911106">
                <text:p>75.57248739111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">
                <text:p>676</text:p>
              </table:table-cell>
              <table:table-cell office:value-type="float" office:value="9.78464132908948">
                <text:p>9.78464132908948</text:p>
              </table:table-cell>
              <table:table-cell office:value-type="float" office:value="53273148409569.8">
                <text:p>53273148409569.8</text:p>
              </table:table-cell>
              <table:table-cell office:value-type="float" office:value="73.1476565341076">
                <text:p>73.14765653410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">
                <text:p>678</text:p>
              </table:table-cell>
              <table:table-cell office:value-type="float" office:value="32.35271107498">
                <text:p>32.35271107498</text:p>
              </table:table-cell>
              <table:table-cell office:value-type="float" office:value="42936554819694.1">
                <text:p>42936554819694.1</text:p>
              </table:table-cell>
              <table:table-cell office:value-type="float" office:value="31.0157034643922">
                <text:p>31.01570346439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">
                <text:p>680</text:p>
              </table:table-cell>
              <table:table-cell office:value-type="float" office:value="11.384561779012">
                <text:p>11.384561779012</text:p>
              </table:table-cell>
              <table:table-cell office:value-type="float" office:value="35947985574829.7">
                <text:p>35947985574829.7</text:p>
              </table:table-cell>
              <table:table-cell office:value-type="float" office:value="104.215811133702">
                <text:p>104.2158111337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">
                <text:p>682</text:p>
              </table:table-cell>
              <table:table-cell office:value-type="float" office:value="14.4692724490587">
                <text:p>14.4692724490587</text:p>
              </table:table-cell>
              <table:table-cell office:value-type="float" office:value="30906006144132.1">
                <text:p>30906006144132.1</text:p>
              </table:table-cell>
              <table:table-cell office:value-type="float" office:value="110.935048437576">
                <text:p>110.9350484375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">
                <text:p>684</text:p>
              </table:table-cell>
              <table:table-cell office:value-type="float" office:value="16.5163684734709">
                <text:p>16.5163684734709</text:p>
              </table:table-cell>
              <table:table-cell office:value-type="float" office:value="27095597472858.4">
                <text:p>27095597472858.4</text:p>
              </table:table-cell>
              <table:table-cell office:value-type="float" office:value="12.3932243918743">
                <text:p>12.39322439187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">
                <text:p>686</text:p>
              </table:table-cell>
              <table:table-cell office:value-type="float" office:value="200.148950956188">
                <text:p>200.148950956188</text:p>
              </table:table-cell>
              <table:table-cell office:value-type="float" office:value="24113747580495.4">
                <text:p>24113747580495.4</text:p>
              </table:table-cell>
              <table:table-cell office:value-type="float" office:value="12.6564184926516">
                <text:p>12.65641849265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">
                <text:p>688</text:p>
              </table:table-cell>
              <table:table-cell office:value-type="float" office:value="16.2267109234632">
                <text:p>16.2267109234632</text:p>
              </table:table-cell>
              <table:table-cell office:value-type="float" office:value="21716005492325.8">
                <text:p>21716005492325.8</text:p>
              </table:table-cell>
              <table:table-cell office:value-type="float" office:value="53.0360815759762">
                <text:p>53.03608157597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">
                <text:p>690</text:p>
              </table:table-cell>
              <table:table-cell office:value-type="float" office:value="0.240898523718191">
                <text:p>0.240898523718191</text:p>
              </table:table-cell>
              <table:table-cell office:value-type="float" office:value="19745483805774.1">
                <text:p>19745483805774.1</text:p>
              </table:table-cell>
              <table:table-cell office:value-type="float" office:value="2.54050856205029">
                <text:p>2.540508562050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">
                <text:p>692</text:p>
              </table:table-cell>
              <table:table-cell office:value-type="float" office:value="5.43354957040505">
                <text:p>5.43354957040505</text:p>
              </table:table-cell>
              <table:table-cell office:value-type="float" office:value="18096873685798.3">
                <text:p>18096873685798.3</text:p>
              </table:table-cell>
              <table:table-cell office:value-type="float" office:value="61.575222092075">
                <text:p>61.575222092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">
                <text:p>694</text:p>
              </table:table-cell>
              <table:table-cell office:value-type="float" office:value="0.547535174207048">
                <text:p>0.547535174207048</text:p>
              </table:table-cell>
              <table:table-cell office:value-type="float" office:value="16696858091554.6">
                <text:p>16696858091554.6</text:p>
              </table:table-cell>
              <table:table-cell office:value-type="float" office:value="20.9182205310551">
                <text:p>20.91822053105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">
                <text:p>696</text:p>
              </table:table-cell>
              <table:table-cell office:value-type="float" office:value="1.41763105211765">
                <text:p>1.41763105211765</text:p>
              </table:table-cell>
              <table:table-cell office:value-type="float" office:value="15492820575752">
                <text:p>15492820575752</text:p>
              </table:table-cell>
              <table:table-cell office:value-type="float" office:value="34.9907443825619">
                <text:p>34.99074438256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">
                <text:p>698</text:p>
              </table:table-cell>
              <table:table-cell office:value-type="float" office:value="44.6472688991009">
                <text:p>44.6472688991009</text:p>
              </table:table-cell>
              <table:table-cell office:value-type="float" office:value="14446020932273">
                <text:p>14446020932273</text:p>
              </table:table-cell>
              <table:table-cell office:value-type="float" office:value="10.978635966776">
                <text:p>10.9786359667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3.84338623667732">
                <text:p>3.84338623667732</text:p>
              </table:table-cell>
              <table:table-cell office:value-type="float" office:value="13527303592367.8">
                <text:p>13527303592367.8</text:p>
              </table:table-cell>
              <table:table-cell office:value-type="float" office:value="81.4263316733236">
                <text:p>81.42633167332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">
                <text:p>702</text:p>
              </table:table-cell>
              <table:table-cell office:value-type="float" office:value="53.8114054842222">
                <text:p>53.8114054842222</text:p>
              </table:table-cell>
              <table:table-cell office:value-type="float" office:value="12714305998275.1">
                <text:p>12714305998275.1</text:p>
              </table:table-cell>
              <table:table-cell office:value-type="float" office:value="32.9169462062609">
                <text:p>32.91694620626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">
                <text:p>704</text:p>
              </table:table-cell>
              <table:table-cell office:value-type="float" office:value="13.5993119511035">
                <text:p>13.5993119511035</text:p>
              </table:table-cell>
              <table:table-cell office:value-type="float" office:value="11989588981110.4">
                <text:p>11989588981110.4</text:p>
              </table:table-cell>
              <table:table-cell office:value-type="float" office:value="31.7828494521383">
                <text:p>31.78284945213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">
                <text:p>706</text:p>
              </table:table-cell>
              <table:table-cell office:value-type="float" office:value="8.1440553941161">
                <text:p>8.1440553941161</text:p>
              </table:table-cell>
              <table:table-cell office:value-type="float" office:value="11339352412171.8">
                <text:p>11339352412171.8</text:p>
              </table:table-cell>
              <table:table-cell office:value-type="float" office:value="7.4513455583709">
                <text:p>7.45134555837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">
                <text:p>708</text:p>
              </table:table-cell>
              <table:table-cell office:value-type="float" office:value="19.9694434297718">
                <text:p>19.9694434297718</text:p>
              </table:table-cell>
              <table:table-cell office:value-type="float" office:value="10752532972636.4">
                <text:p>10752532972636.4</text:p>
              </table:table-cell>
              <table:table-cell office:value-type="float" office:value="57.1347426044988">
                <text:p>57.13474260449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">
                <text:p>710</text:p>
              </table:table-cell>
              <table:table-cell office:value-type="float" office:value="31.3420390663488">
                <text:p>31.3420390663488</text:p>
              </table:table-cell>
              <table:table-cell office:value-type="float" office:value="10220157674586.1">
                <text:p>10220157674586.1</text:p>
              </table:table-cell>
              <table:table-cell office:value-type="float" office:value="63.6489466823887">
                <text:p>63.64894668238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">
                <text:p>712</text:p>
              </table:table-cell>
              <table:table-cell office:value-type="float" office:value="43.8189970192326">
                <text:p>43.8189970192326</text:p>
              </table:table-cell>
              <table:table-cell office:value-type="float" office:value="9734872367509.97">
                <text:p>9734872367509.97</text:p>
              </table:table-cell>
              <table:table-cell office:value-type="float" office:value="141.868587062734">
                <text:p>141.8685870627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">
                <text:p>714</text:p>
              </table:table-cell>
              <table:table-cell office:value-type="float" office:value="26.6622771298134">
                <text:p>26.6622771298134</text:p>
              </table:table-cell>
              <table:table-cell office:value-type="float" office:value="9290592358394.68">
                <text:p>9290592358394.68</text:p>
              </table:table-cell>
              <table:table-cell office:value-type="float" office:value="3.60152257958498">
                <text:p>3.601522579584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">
                <text:p>716</text:p>
              </table:table-cell>
              <table:table-cell office:value-type="float" office:value="0.353087381002338">
                <text:p>0.353087381002338</text:p>
              </table:table-cell>
              <table:table-cell office:value-type="float" office:value="8882239773698.16">
                <text:p>8882239773698.16</text:p>
              </table:table-cell>
              <table:table-cell office:value-type="float" office:value="40.6392616242375">
                <text:p>40.63926162423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">
                <text:p>718</text:p>
              </table:table-cell>
              <table:table-cell office:value-type="float" office:value="2.7254842434781">
                <text:p>2.7254842434781</text:p>
              </table:table-cell>
              <table:table-cell office:value-type="float" office:value="8505543537299.48">
                <text:p>8505543537299.48</text:p>
              </table:table-cell>
              <table:table-cell office:value-type="float" office:value="116.814042391288">
                <text:p>116.8140423912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">
                <text:p>720</text:p>
              </table:table-cell>
              <table:table-cell office:value-type="float" office:value="9.70567007012124">
                <text:p>9.70567007012124</text:p>
              </table:table-cell>
              <table:table-cell office:value-type="float" office:value="8156885212526.22">
                <text:p>8156885212526.22</text:p>
              </table:table-cell>
              <table:table-cell office:value-type="float" office:value="53.5381507132064">
                <text:p>53.53815071320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">
                <text:p>722</text:p>
              </table:table-cell>
              <table:table-cell office:value-type="float" office:value="1.48643806022112">
                <text:p>1.48643806022112</text:p>
              </table:table-cell>
              <table:table-cell office:value-type="float" office:value="7833178891446.92">
                <text:p>7833178891446.92</text:p>
              </table:table-cell>
              <table:table-cell office:value-type="float" office:value="43.2289410950331">
                <text:p>43.22894109503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">
                <text:p>724</text:p>
              </table:table-cell>
              <table:table-cell office:value-type="float" office:value="12.125439151333">
                <text:p>12.125439151333</text:p>
              </table:table-cell>
              <table:table-cell office:value-type="float" office:value="7531776669421.1">
                <text:p>7531776669421.1</text:p>
              </table:table-cell>
              <table:table-cell office:value-type="float" office:value="42.7343929605898">
                <text:p>42.73439296058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">
                <text:p>726</text:p>
              </table:table-cell>
              <table:table-cell office:value-type="float" office:value="63.1461579289029">
                <text:p>63.1461579289029</text:p>
              </table:table-cell>
              <table:table-cell office:value-type="float" office:value="7250393565003.32">
                <text:p>7250393565003.32</text:p>
              </table:table-cell>
              <table:table-cell office:value-type="float" office:value="62.5573651661217">
                <text:p>62.55736516612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">
                <text:p>728</text:p>
              </table:table-cell>
              <table:table-cell office:value-type="float" office:value="79.4576196411348">
                <text:p>79.4576196411348</text:p>
              </table:table-cell>
              <table:table-cell office:value-type="float" office:value="6987047372334.35">
                <text:p>6987047372334.35</text:p>
              </table:table-cell>
              <table:table-cell office:value-type="float" office:value="106.230287781059">
                <text:p>106.2302877810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">
                <text:p>730</text:p>
              </table:table-cell>
              <table:table-cell office:value-type="float" office:value="2.98822155516969">
                <text:p>2.98822155516969</text:p>
              </table:table-cell>
              <table:table-cell office:value-type="float" office:value="6740010092732.62">
                <text:p>6740010092732.62</text:p>
              </table:table-cell>
              <table:table-cell office:value-type="float" office:value="44.7129760646658">
                <text:p>44.71297606466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">
                <text:p>732</text:p>
              </table:table-cell>
              <table:table-cell office:value-type="float" office:value="10.233200298875">
                <text:p>10.233200298875</text:p>
              </table:table-cell>
              <table:table-cell office:value-type="float" office:value="6507768425912.91">
                <text:p>6507768425912.91</text:p>
              </table:table-cell>
              <table:table-cell office:value-type="float" office:value="20.222757882844">
                <text:p>20.222757882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">
                <text:p>734</text:p>
              </table:table-cell>
              <table:table-cell office:value-type="float" office:value="23.6048005663632">
                <text:p>23.6048005663632</text:p>
              </table:table-cell>
              <table:table-cell office:value-type="float" office:value="6288991407465.82">
                <text:p>6288991407465.82</text:p>
              </table:table-cell>
              <table:table-cell office:value-type="float" office:value="5.7633499254788">
                <text:p>5.76334992547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">
                <text:p>736</text:p>
              </table:table-cell>
              <table:table-cell office:value-type="float" office:value="13.8879728096728">
                <text:p>13.8879728096728</text:p>
              </table:table-cell>
              <table:table-cell office:value-type="float" office:value="6082503730029.35">
                <text:p>6082503730029.35</text:p>
              </table:table-cell>
              <table:table-cell office:value-type="float" office:value="23.7219339971803">
                <text:p>23.72193399718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">
                <text:p>738</text:p>
              </table:table-cell>
              <table:table-cell office:value-type="float" office:value="33.6216696657981">
                <text:p>33.6216696657981</text:p>
              </table:table-cell>
              <table:table-cell office:value-type="float" office:value="5887263616250.26">
                <text:p>5887263616250.26</text:p>
              </table:table-cell>
              <table:table-cell office:value-type="float" office:value="46.2268712677748">
                <text:p>46.22687126777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">
                <text:p>740</text:p>
              </table:table-cell>
              <table:table-cell office:value-type="float" office:value="8.85974972198424">
                <text:p>8.85974972198424</text:p>
              </table:table-cell>
              <table:table-cell office:value-type="float" office:value="5702344362003.16">
                <text:p>5702344362003.16</text:p>
              </table:table-cell>
              <table:table-cell office:value-type="float" office:value="64.7903153274977">
                <text:p>64.79031532749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">
                <text:p>742</text:p>
              </table:table-cell>
              <table:table-cell office:value-type="float" office:value="40.5247952077708">
                <text:p>40.5247952077708</text:p>
              </table:table-cell>
              <table:table-cell office:value-type="float" office:value="5526918859280.79">
                <text:p>5526918859280.79</text:p>
              </table:table-cell>
              <table:table-cell office:value-type="float" office:value="27.7613391418119">
                <text:p>27.76133914181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">
                <text:p>744</text:p>
              </table:table-cell>
              <table:table-cell office:value-type="float" office:value="10.8267266058955">
                <text:p>10.8267266058955</text:p>
              </table:table-cell>
              <table:table-cell office:value-type="float" office:value="5360246551942.01">
                <text:p>5360246551942.01</text:p>
              </table:table-cell>
              <table:table-cell office:value-type="float" office:value="32.4339798854527">
                <text:p>32.43397988545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">
                <text:p>746</text:p>
              </table:table-cell>
              <table:table-cell office:value-type="float" office:value="17.1839787014628">
                <text:p>17.1839787014628</text:p>
              </table:table-cell>
              <table:table-cell office:value-type="float" office:value="5201662390437.83">
                <text:p>5201662390437.83</text:p>
              </table:table-cell>
              <table:table-cell office:value-type="float" office:value="44.2249266846312">
                <text:p>44.22492668463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">
                <text:p>748</text:p>
              </table:table-cell>
              <table:table-cell office:value-type="float" office:value="0.494522984320353">
                <text:p>0.494522984320353</text:p>
              </table:table-cell>
              <table:table-cell office:value-type="float" office:value="5050567434470.67">
                <text:p>5050567434470.67</text:p>
              </table:table-cell>
              <table:table-cell office:value-type="float" office:value="4.60757240290414">
                <text:p>4.607572402904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">
                <text:p>750</text:p>
              </table:table-cell>
              <table:table-cell office:value-type="float" office:value="3.23046199154467">
                <text:p>3.23046199154467</text:p>
              </table:table-cell>
              <table:table-cell office:value-type="float" office:value="4906420827453.08">
                <text:p>4906420827453.08</text:p>
              </table:table-cell>
              <table:table-cell office:value-type="float" office:value="78.3165321579171">
                <text:p>78.31653215791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">
                <text:p>752</text:p>
              </table:table-cell>
              <table:table-cell office:value-type="float" office:value="19.0826067506722">
                <text:p>19.0826067506722</text:p>
              </table:table-cell>
              <table:table-cell office:value-type="float" office:value="4768732911311.56">
                <text:p>4768732911311.56</text:p>
              </table:table-cell>
              <table:table-cell office:value-type="float" office:value="59.5629105668108">
                <text:p>59.56291056681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">
                <text:p>754</text:p>
              </table:table-cell>
              <table:table-cell office:value-type="float" office:value="19.340447388408">
                <text:p>19.340447388408</text:p>
              </table:table-cell>
              <table:table-cell office:value-type="float" office:value="4637059298663.19">
                <text:p>4637059298663.19</text:p>
              </table:table-cell>
              <table:table-cell office:value-type="float" office:value="66.2467896449717">
                <text:p>66.24678964497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">
                <text:p>756</text:p>
              </table:table-cell>
              <table:table-cell office:value-type="float" office:value="7.77921713114789">
                <text:p>7.77921713114789</text:p>
              </table:table-cell>
              <table:table-cell office:value-type="float" office:value="4510995750625.25">
                <text:p>4510995750625.25</text:p>
              </table:table-cell>
              <table:table-cell office:value-type="float" office:value="34.1674909396447">
                <text:p>34.16749093964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">
                <text:p>758</text:p>
              </table:table-cell>
              <table:table-cell office:value-type="float" office:value="24.2014056213041">
                <text:p>24.2014056213041</text:p>
              </table:table-cell>
              <table:table-cell office:value-type="float" office:value="4390173734213.42">
                <text:p>4390173734213.42</text:p>
              </table:table-cell>
              <table:table-cell office:value-type="float" office:value="43.6129560740309">
                <text:p>43.61295607403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">
                <text:p>760</text:p>
              </table:table-cell>
              <table:table-cell office:value-type="float" office:value="61.7148620133698">
                <text:p>61.7148620133698</text:p>
              </table:table-cell>
              <table:table-cell office:value-type="float" office:value="4274256557504.76">
                <text:p>4274256557504.76</text:p>
              </table:table-cell>
              <table:table-cell office:value-type="float" office:value="31.4522726171124">
                <text:p>31.45227261711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">
                <text:p>762</text:p>
              </table:table-cell>
              <table:table-cell office:value-type="float" office:value="30.4459026840161">
                <text:p>30.4459026840161</text:p>
              </table:table-cell>
              <table:table-cell office:value-type="float" office:value="4162935996830.15">
                <text:p>4162935996830.15</text:p>
              </table:table-cell>
              <table:table-cell office:value-type="float" office:value="12.7924958179357">
                <text:p>12.79249581793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">
                <text:p>764</text:p>
              </table:table-cell>
              <table:table-cell office:value-type="float" office:value="1.31187785949381">
                <text:p>1.31187785949381</text:p>
              </table:table-cell>
              <table:table-cell office:value-type="float" office:value="4055929342839.42">
                <text:p>4055929342839.42</text:p>
              </table:table-cell>
              <table:table-cell office:value-type="float" office:value="1.98374300614996">
                <text:p>1.983743006149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">
                <text:p>766</text:p>
              </table:table-cell>
              <table:table-cell office:value-type="float" office:value="222.761491746671">
                <text:p>222.761491746671</text:p>
              </table:table-cell>
              <table:table-cell office:value-type="float" office:value="3952976807831.55">
                <text:p>3952976807831.55</text:p>
              </table:table-cell>
              <table:table-cell office:value-type="float" office:value="37.7450130488">
                <text:p>37.74501304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">
                <text:p>768</text:p>
              </table:table-cell>
              <table:table-cell office:value-type="float" office:value="24.4254077697269">
                <text:p>24.4254077697269</text:p>
              </table:table-cell>
              <table:table-cell office:value-type="float" office:value="3853839244088.36">
                <text:p>3853839244088.36</text:p>
              </table:table-cell>
              <table:table-cell office:value-type="float" office:value="113.799997727107">
                <text:p>113.799997727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">
                <text:p>770</text:p>
              </table:table-cell>
              <table:table-cell office:value-type="float" office:value="29.928909005116">
                <text:p>29.928909005116</text:p>
              </table:table-cell>
              <table:table-cell office:value-type="float" office:value="3758296126430.82">
                <text:p>3758296126430.82</text:p>
              </table:table-cell>
              <table:table-cell office:value-type="float" office:value="51.7091153066297">
                <text:p>51.70911530662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">
                <text:p>772</text:p>
              </table:table-cell>
              <table:table-cell office:value-type="float" office:value="12.4337791048281">
                <text:p>12.4337791048281</text:p>
              </table:table-cell>
              <table:table-cell office:value-type="float" office:value="3666143771024.63">
                <text:p>3666143771024.63</text:p>
              </table:table-cell>
              <table:table-cell office:value-type="float" office:value="85.1532504818453">
                <text:p>85.15325048184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">
                <text:p>774</text:p>
              </table:table-cell>
              <table:table-cell office:value-type="float" office:value="24.7171942515394">
                <text:p>24.7171942515394</text:p>
              </table:table-cell>
              <table:table-cell office:value-type="float" office:value="3577193751904.98">
                <text:p>3577193751904.98</text:p>
              </table:table-cell>
              <table:table-cell office:value-type="float" office:value="73.4016750446047">
                <text:p>73.40167504460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">
                <text:p>776</text:p>
              </table:table-cell>
              <table:table-cell office:value-type="float" office:value="20.1897891363705">
                <text:p>20.1897891363705</text:p>
              </table:table-cell>
              <table:table-cell office:value-type="float" office:value="3491271494396.85">
                <text:p>3491271494396.85</text:p>
              </table:table-cell>
              <table:table-cell office:value-type="float" office:value="146.751108905043">
                <text:p>146.7511089050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">
                <text:p>778</text:p>
              </table:table-cell>
              <table:table-cell office:value-type="float" office:value="12.0628411252304">
                <text:p>12.0628411252304</text:p>
              </table:table-cell>
              <table:table-cell office:value-type="float" office:value="3408215021171.08">
                <text:p>3408215021171.08</text:p>
              </table:table-cell>
              <table:table-cell office:value-type="float" office:value="93.2871301105435">
                <text:p>93.28713011054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">
                <text:p>780</text:p>
              </table:table-cell>
              <table:table-cell office:value-type="float" office:value="8.65296070989203">
                <text:p>8.65296070989203</text:p>
              </table:table-cell>
              <table:table-cell office:value-type="float" office:value="3327873831883.53">
                <text:p>3327873831883.53</text:p>
              </table:table-cell>
              <table:table-cell office:value-type="float" office:value="44.7929033568631">
                <text:p>44.79290335686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">
                <text:p>782</text:p>
              </table:table-cell>
              <table:table-cell office:value-type="float" office:value="21.0701573226526">
                <text:p>21.0701573226526</text:p>
              </table:table-cell>
              <table:table-cell office:value-type="float" office:value="3250107900706.75">
                <text:p>3250107900706.75</text:p>
              </table:table-cell>
              <table:table-cell office:value-type="float" office:value="80.7352651188537">
                <text:p>80.73526511885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">
                <text:p>784</text:p>
              </table:table-cell>
              <table:table-cell office:value-type="float" office:value="5.16379770184136">
                <text:p>5.16379770184136</text:p>
              </table:table-cell>
              <table:table-cell office:value-type="float" office:value="3174786777369.33">
                <text:p>3174786777369.33</text:p>
              </table:table-cell>
              <table:table-cell office:value-type="float" office:value="177.482338150418">
                <text:p>177.4823381504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">
                <text:p>786</text:p>
              </table:table-cell>
              <table:table-cell office:value-type="float" office:value="3.00885225524385">
                <text:p>3.00885225524385</text:p>
              </table:table-cell>
              <table:table-cell office:value-type="float" office:value="3101788778749.35">
                <text:p>3101788778749.35</text:p>
              </table:table-cell>
              <table:table-cell office:value-type="float" office:value="8.44486957160016">
                <text:p>8.444869571600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">
                <text:p>788</text:p>
              </table:table-cell>
              <table:table-cell office:value-type="float" office:value="113.424604624778">
                <text:p>113.424604624778</text:p>
              </table:table-cell>
              <table:table-cell office:value-type="float" office:value="3031000261543.33">
                <text:p>3031000261543.33</text:p>
              </table:table-cell>
              <table:table-cell office:value-type="float" office:value="44.7130676501032">
                <text:p>44.71306765010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">
                <text:p>790</text:p>
              </table:table-cell>
              <table:table-cell office:value-type="float" office:value="3.39418012991629">
                <text:p>3.39418012991629</text:p>
              </table:table-cell>
              <table:table-cell office:value-type="float" office:value="2962314966586">
                <text:p>2962314966586</text:p>
              </table:table-cell>
              <table:table-cell office:value-type="float" office:value="16.2748110003031">
                <text:p>16.27481100030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">
                <text:p>792</text:p>
              </table:table-cell>
              <table:table-cell office:value-type="float" office:value="3.63904046291058">
                <text:p>3.63904046291058</text:p>
              </table:table-cell>
              <table:table-cell office:value-type="float" office:value="2895633424886.73">
                <text:p>2895633424886.73</text:p>
              </table:table-cell>
              <table:table-cell office:value-type="float" office:value="74.8445212299771">
                <text:p>74.84452122997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">
                <text:p>794</text:p>
              </table:table-cell>
              <table:table-cell office:value-type="float" office:value="29.7305162178595">
                <text:p>29.7305162178595</text:p>
              </table:table-cell>
              <table:table-cell office:value-type="float" office:value="2830862422087.68">
                <text:p>2830862422087.68</text:p>
              </table:table-cell>
              <table:table-cell office:value-type="float" office:value="89.5815266671263">
                <text:p>89.58152666712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">
                <text:p>796</text:p>
              </table:table-cell>
              <table:table-cell office:value-type="float" office:value="0.430811819937774">
                <text:p>0.430811819937774</text:p>
              </table:table-cell>
              <table:table-cell office:value-type="float" office:value="2767914511744.79">
                <text:p>2767914511744.79</text:p>
              </table:table-cell>
              <table:table-cell office:value-type="float" office:value="0.169988292954881">
                <text:p>0.1699882929548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">
                <text:p>798</text:p>
              </table:table-cell>
              <table:table-cell office:value-type="float" office:value="7.72033109004586">
                <text:p>7.72033109004586</text:p>
              </table:table-cell>
              <table:table-cell office:value-type="float" office:value="2706707573308.59">
                <text:p>2706707573308.59</text:p>
              </table:table-cell>
              <table:table-cell office:value-type="float" office:value="32.097373545016">
                <text:p>32.0973735450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5.3965379064569">
                <text:p>15.3965379064569</text:p>
              </table:table-cell>
              <table:table-cell office:value-type="float" office:value="2647164410954.62">
                <text:p>2647164410954.62</text:p>
              </table:table-cell>
              <table:table-cell office:value-type="float" office:value="54.5163549709143">
                <text:p>54.51635497091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">
                <text:p>802</text:p>
              </table:table-cell>
              <table:table-cell office:value-type="float" office:value="33.7892310590186">
                <text:p>33.7892310590186</text:p>
              </table:table-cell>
              <table:table-cell office:value-type="float" office:value="2589212387587.9">
                <text:p>2589212387587.9</text:p>
              </table:table-cell>
              <table:table-cell office:value-type="float" office:value="41.6243302442049">
                <text:p>41.62433024420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">
                <text:p>804</text:p>
              </table:table-cell>
              <table:table-cell office:value-type="float" office:value="11.9405212219165">
                <text:p>11.9405212219165</text:p>
              </table:table-cell>
              <table:table-cell office:value-type="float" office:value="2532783091248.5">
                <text:p>2532783091248.5</text:p>
              </table:table-cell>
              <table:table-cell office:value-type="float" office:value="77.0946579088661">
                <text:p>77.09465790886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">
                <text:p>806</text:p>
              </table:table-cell>
              <table:table-cell office:value-type="float" office:value="13.8575957898361">
                <text:p>13.8575957898361</text:p>
              </table:table-cell>
              <table:table-cell office:value-type="float" office:value="2477812030389.09">
                <text:p>2477812030389.09</text:p>
              </table:table-cell>
              <table:table-cell office:value-type="float" office:value="85.0259766948744">
                <text:p>85.02597669487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">
                <text:p>808</text:p>
              </table:table-cell>
              <table:table-cell office:value-type="float" office:value="41.8605153686956">
                <text:p>41.8605153686956</text:p>
              </table:table-cell>
              <table:table-cell office:value-type="float" office:value="2424238355303.98">
                <text:p>2424238355303.98</text:p>
              </table:table-cell>
              <table:table-cell office:value-type="float" office:value="3.48912247215464">
                <text:p>3.489122472154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">
                <text:p>810</text:p>
              </table:table-cell>
              <table:table-cell office:value-type="float" office:value="7.76897738380301">
                <text:p>7.76897738380301</text:p>
              </table:table-cell>
              <table:table-cell office:value-type="float" office:value="2372004602802.67">
                <text:p>2372004602802.67</text:p>
              </table:table-cell>
              <table:table-cell office:value-type="float" office:value="27.5150424026752">
                <text:p>27.51504240267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">
                <text:p>812</text:p>
              </table:table-cell>
              <table:table-cell office:value-type="float" office:value="7.00231422043214">
                <text:p>7.00231422043214</text:p>
              </table:table-cell>
              <table:table-cell office:value-type="float" office:value="2321056462510.62">
                <text:p>2321056462510.62</text:p>
              </table:table-cell>
              <table:table-cell office:value-type="float" office:value="9.03304713259118">
                <text:p>9.033047132591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">
                <text:p>814</text:p>
              </table:table-cell>
              <table:table-cell office:value-type="float" office:value="5.63367172236016">
                <text:p>5.63367172236016</text:p>
              </table:table-cell>
              <table:table-cell office:value-type="float" office:value="2271342561707.3">
                <text:p>2271342561707.3</text:p>
              </table:table-cell>
              <table:table-cell office:value-type="float" office:value="64.0777243952886">
                <text:p>64.07772439528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">
                <text:p>816</text:p>
              </table:table-cell>
              <table:table-cell office:value-type="float" office:value="3.75672518027292">
                <text:p>3.75672518027292</text:p>
              </table:table-cell>
              <table:table-cell office:value-type="float" office:value="2222814268124.68">
                <text:p>2222814268124.68</text:p>
              </table:table-cell>
              <table:table-cell office:value-type="float" office:value="91.7896578102356">
                <text:p>91.78965781023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">
                <text:p>818</text:p>
              </table:table-cell>
              <table:table-cell office:value-type="float" office:value="21.1010004545715">
                <text:p>21.1010004545715</text:p>
              </table:table-cell>
              <table:table-cell office:value-type="float" office:value="2175425508135.58">
                <text:p>2175425508135.58</text:p>
              </table:table-cell>
              <table:table-cell office:value-type="float" office:value="17.1079861252184">
                <text:p>17.10798612521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">
                <text:p>820</text:p>
              </table:table-cell>
              <table:table-cell office:value-type="float" office:value="1.06005673908599">
                <text:p>1.06005673908599</text:p>
              </table:table-cell>
              <table:table-cell office:value-type="float" office:value="2129132599394.35">
                <text:p>2129132599394.35</text:p>
              </table:table-cell>
              <table:table-cell office:value-type="float" office:value="45.6618571462155">
                <text:p>45.66185714621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">
                <text:p>822</text:p>
              </table:table-cell>
              <table:table-cell office:value-type="float" office:value="4.25361803681393">
                <text:p>4.25361803681393</text:p>
              </table:table-cell>
              <table:table-cell office:value-type="float" office:value="2083894096322.4">
                <text:p>2083894096322.4</text:p>
              </table:table-cell>
              <table:table-cell office:value-type="float" office:value="65.8399273213953">
                <text:p>65.83992732139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">
                <text:p>824</text:p>
              </table:table-cell>
              <table:table-cell office:value-type="float" office:value="6.37512651723268">
                <text:p>6.37512651723268</text:p>
              </table:table-cell>
              <table:table-cell office:value-type="float" office:value="2039670647667.96">
                <text:p>2039670647667.96</text:p>
              </table:table-cell>
              <table:table-cell office:value-type="float" office:value="7.95637825212533">
                <text:p>7.956378252125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">
                <text:p>826</text:p>
              </table:table-cell>
              <table:table-cell office:value-type="float" office:value="10.4024098663122">
                <text:p>10.4024098663122</text:p>
              </table:table-cell>
              <table:table-cell office:value-type="float" office:value="1996424864697.78">
                <text:p>1996424864697.78</text:p>
              </table:table-cell>
              <table:table-cell office:value-type="float" office:value="59.1155182990434">
                <text:p>59.11551829904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">
                <text:p>828</text:p>
              </table:table-cell>
              <table:table-cell office:value-type="float" office:value="12.1566500048408">
                <text:p>12.1566500048408</text:p>
              </table:table-cell>
              <table:table-cell office:value-type="float" office:value="1954121199267.89">
                <text:p>1954121199267.89</text:p>
              </table:table-cell>
              <table:table-cell office:value-type="float" office:value="28.7991198396968">
                <text:p>28.79911983969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">
                <text:p>830</text:p>
              </table:table-cell>
              <table:table-cell office:value-type="float" office:value="3.64339155088587">
                <text:p>3.64339155088587</text:p>
              </table:table-cell>
              <table:table-cell office:value-type="float" office:value="1912725830798.45">
                <text:p>1912725830798.45</text:p>
              </table:table-cell>
              <table:table-cell office:value-type="float" office:value="24.2569469529018">
                <text:p>24.25694695290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">
                <text:p>832</text:p>
              </table:table-cell>
              <table:table-cell office:value-type="float" office:value="43.2013668299546">
                <text:p>43.2013668299546</text:p>
              </table:table-cell>
              <table:table-cell office:value-type="float" office:value="1872206561717.1">
                <text:p>1872206561717.1</text:p>
              </table:table-cell>
              <table:table-cell office:value-type="float" office:value="17.7184982437076">
                <text:p>17.71849824370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">
                <text:p>834</text:p>
              </table:table-cell>
              <table:table-cell office:value-type="float" office:value="1.21512376222025">
                <text:p>1.21512376222025</text:p>
              </table:table-cell>
              <table:table-cell office:value-type="float" office:value="1832532720402.98">
                <text:p>1832532720402.98</text:p>
              </table:table-cell>
              <table:table-cell office:value-type="float" office:value="66.0936340178886">
                <text:p>66.09363401788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">
                <text:p>836</text:p>
              </table:table-cell>
              <table:table-cell office:value-type="float" office:value="13.1824783266612">
                <text:p>13.1824783266612</text:p>
              </table:table-cell>
              <table:table-cell office:value-type="float" office:value="1793675070512.96">
                <text:p>1793675070512.96</text:p>
              </table:table-cell>
              <table:table-cell office:value-type="float" office:value="9.49784073209291">
                <text:p>9.497840732092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">
                <text:p>838</text:p>
              </table:table-cell>
              <table:table-cell office:value-type="float" office:value="7.05538075464105">
                <text:p>7.05538075464105</text:p>
              </table:table-cell>
              <table:table-cell office:value-type="float" office:value="1755605727653.94">
                <text:p>1755605727653.94</text:p>
              </table:table-cell>
              <table:table-cell office:value-type="float" office:value="33.1416625119203">
                <text:p>33.14166251192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">
                <text:p>840</text:p>
              </table:table-cell>
              <table:table-cell office:value-type="float" office:value="3.32292234428164">
                <text:p>3.32292234428164</text:p>
              </table:table-cell>
              <table:table-cell office:value-type="float" office:value="1718298080914.99">
                <text:p>1718298080914.99</text:p>
              </table:table-cell>
              <table:table-cell office:value-type="float" office:value="6.63527558286613">
                <text:p>6.635275582866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">
                <text:p>842</text:p>
              </table:table-cell>
              <table:table-cell office:value-type="float" office:value="12.0082164763707">
                <text:p>12.0082164763707</text:p>
              </table:table-cell>
              <table:table-cell office:value-type="float" office:value="1681726720431.75">
                <text:p>1681726720431.75</text:p>
              </table:table-cell>
              <table:table-cell office:value-type="float" office:value="34.0041187115342">
                <text:p>34.00411871153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">
                <text:p>844</text:p>
              </table:table-cell>
              <table:table-cell office:value-type="float" office:value="53.3124753796522">
                <text:p>53.3124753796522</text:p>
              </table:table-cell>
              <table:table-cell office:value-type="float" office:value="1645867369395.82">
                <text:p>1645867369395.82</text:p>
              </table:table-cell>
              <table:table-cell office:value-type="float" office:value="8.37644169731887">
                <text:p>8.376441697318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">
                <text:p>846</text:p>
              </table:table-cell>
              <table:table-cell office:value-type="float" office:value="2.66855683194958">
                <text:p>2.66855683194958</text:p>
              </table:table-cell>
              <table:table-cell office:value-type="float" office:value="1610696820960.84">
                <text:p>1610696820960.84</text:p>
              </table:table-cell>
              <table:table-cell office:value-type="float" office:value="65.9257050244747">
                <text:p>65.92570502447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">
                <text:p>848</text:p>
              </table:table-cell>
              <table:table-cell office:value-type="float" office:value="8.70930316947242">
                <text:p>8.70930316947242</text:p>
              </table:table-cell>
              <table:table-cell office:value-type="float" office:value="1576192879430.76">
                <text:p>1576192879430.76</text:p>
              </table:table-cell>
              <table:table-cell office:value-type="float" office:value="10.9015779841775">
                <text:p>10.90157798417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">
                <text:p>850</text:p>
              </table:table-cell>
              <table:table-cell office:value-type="float" office:value="3.08660962797497">
                <text:p>3.08660962797497</text:p>
              </table:table-cell>
              <table:table-cell office:value-type="float" office:value="1542334304807.78">
                <text:p>1542334304807.78</text:p>
              </table:table-cell>
              <table:table-cell office:value-type="float" office:value="82.8244021161724">
                <text:p>82.82440211617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">
                <text:p>852</text:p>
              </table:table-cell>
              <table:table-cell office:value-type="float" office:value="11.1429408404101">
                <text:p>11.1429408404101</text:p>
              </table:table-cell>
              <table:table-cell office:value-type="float" office:value="1509100761341.5">
                <text:p>1509100761341.5</text:p>
              </table:table-cell>
              <table:table-cell office:value-type="float" office:value="21.2670963554911">
                <text:p>21.26709635549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">
                <text:p>854</text:p>
              </table:table-cell>
              <table:table-cell office:value-type="float" office:value="77.3005974155483">
                <text:p>77.3005974155483</text:p>
              </table:table-cell>
              <table:table-cell office:value-type="float" office:value="1476472769368.07">
                <text:p>1476472769368.07</text:p>
              </table:table-cell>
              <table:table-cell office:value-type="float" office:value="38.8427510724804">
                <text:p>38.84275107248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">
                <text:p>856</text:p>
              </table:table-cell>
              <table:table-cell office:value-type="float" office:value="3.55779984371241">
                <text:p>3.55779984371241</text:p>
              </table:table-cell>
              <table:table-cell office:value-type="float" office:value="1444431660296.77">
                <text:p>1444431660296.77</text:p>
              </table:table-cell>
              <table:table-cell office:value-type="float" office:value="39.7411730851281">
                <text:p>39.74117308512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">
                <text:p>858</text:p>
              </table:table-cell>
              <table:table-cell office:value-type="float" office:value="9.50956399096419">
                <text:p>9.50956399096419</text:p>
              </table:table-cell>
              <table:table-cell office:value-type="float" office:value="1412959533619.9">
                <text:p>1412959533619.9</text:p>
              </table:table-cell>
              <table:table-cell office:value-type="float" office:value="75.312252823451">
                <text:p>75.3122528234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">
                <text:p>860</text:p>
              </table:table-cell>
              <table:table-cell office:value-type="float" office:value="0.225908867777502">
                <text:p>0.225908867777502</text:p>
              </table:table-cell>
              <table:table-cell office:value-type="float" office:value="1382039218038.67">
                <text:p>1382039218038.67</text:p>
              </table:table-cell>
              <table:table-cell office:value-type="float" office:value="5.83979809003985">
                <text:p>5.839798090039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">
                <text:p>862</text:p>
              </table:table-cell>
              <table:table-cell office:value-type="float" office:value="13.7275963632525">
                <text:p>13.7275963632525</text:p>
              </table:table-cell>
              <table:table-cell office:value-type="float" office:value="1351654233716.44">
                <text:p>1351654233716.44</text:p>
              </table:table-cell>
              <table:table-cell office:value-type="float" office:value="28.7677401734218">
                <text:p>28.76774017342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">
                <text:p>864</text:p>
              </table:table-cell>
              <table:table-cell office:value-type="float" office:value="20.6606503747334">
                <text:p>20.6606503747334</text:p>
              </table:table-cell>
              <table:table-cell office:value-type="float" office:value="1321788757399.82">
                <text:p>1321788757399.82</text:p>
              </table:table-cell>
              <table:table-cell office:value-type="float" office:value="58.6772858985071">
                <text:p>58.67728589850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">
                <text:p>866</text:p>
              </table:table-cell>
              <table:table-cell office:value-type="float" office:value="3.92711367071661">
                <text:p>3.92711367071661</text:p>
              </table:table-cell>
              <table:table-cell office:value-type="float" office:value="1292427589599.52">
                <text:p>1292427589599.52</text:p>
              </table:table-cell>
              <table:table-cell office:value-type="float" office:value="6.05964353273601">
                <text:p>6.059643532736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">
                <text:p>868</text:p>
              </table:table-cell>
              <table:table-cell office:value-type="float" office:value="5.24965878084175">
                <text:p>5.24965878084175</text:p>
              </table:table-cell>
              <table:table-cell office:value-type="float" office:value="1263556123602.41">
                <text:p>1263556123602.41</text:p>
              </table:table-cell>
              <table:table-cell office:value-type="float" office:value="5.73402050970761">
                <text:p>5.734020509707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">
                <text:p>870</text:p>
              </table:table-cell>
              <table:table-cell office:value-type="float" office:value="48.9862176689829">
                <text:p>48.9862176689829</text:p>
              </table:table-cell>
              <table:table-cell office:value-type="float" office:value="1235160316611.19">
                <text:p>1235160316611.19</text:p>
              </table:table-cell>
              <table:table-cell office:value-type="float" office:value="23.1037691862005">
                <text:p>23.10376918620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">
                <text:p>872</text:p>
              </table:table-cell>
              <table:table-cell office:value-type="float" office:value="4.44426488315349">
                <text:p>4.44426488315349</text:p>
              </table:table-cell>
              <table:table-cell office:value-type="float" office:value="1207226662016.91">
                <text:p>1207226662016.91</text:p>
              </table:table-cell>
              <table:table-cell office:value-type="float" office:value="71.2201702763132">
                <text:p>71.22017027631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">
                <text:p>874</text:p>
              </table:table-cell>
              <table:table-cell office:value-type="float" office:value="11.5862291136585">
                <text:p>11.5862291136585</text:p>
              </table:table-cell>
              <table:table-cell office:value-type="float" office:value="1179742163743.63">
                <text:p>1179742163743.63</text:p>
              </table:table-cell>
              <table:table-cell office:value-type="float" office:value="11.7742542788298">
                <text:p>11.77425427882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">
                <text:p>876</text:p>
              </table:table-cell>
              <table:table-cell office:value-type="float" office:value="95.2752556945627">
                <text:p>95.2752556945627</text:p>
              </table:table-cell>
              <table:table-cell office:value-type="float" office:value="1152694311983.07">
                <text:p>1152694311983.07</text:p>
              </table:table-cell>
              <table:table-cell office:value-type="float" office:value="2.98019462994273">
                <text:p>2.980194629942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">
                <text:p>878</text:p>
              </table:table-cell>
              <table:table-cell office:value-type="float" office:value="12.1984217877452">
                <text:p>12.1984217877452</text:p>
              </table:table-cell>
              <table:table-cell office:value-type="float" office:value="1126071060634.48">
                <text:p>1126071060634.48</text:p>
              </table:table-cell>
              <table:table-cell office:value-type="float" office:value="13.8631335591193">
                <text:p>13.86313355911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">
                <text:p>880</text:p>
              </table:table-cell>
              <table:table-cell office:value-type="float" office:value="5.07474450509161">
                <text:p>5.07474450509161</text:p>
              </table:table-cell>
              <table:table-cell office:value-type="float" office:value="1099860804733.27">
                <text:p>1099860804733.27</text:p>
              </table:table-cell>
              <table:table-cell office:value-type="float" office:value="6.23201140231003">
                <text:p>6.232011402310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">
                <text:p>882</text:p>
              </table:table-cell>
              <table:table-cell office:value-type="float" office:value="59.405404871264">
                <text:p>59.405404871264</text:p>
              </table:table-cell>
              <table:table-cell office:value-type="float" office:value="1074052360815.03">
                <text:p>1074052360815.03</text:p>
              </table:table-cell>
              <table:table-cell office:value-type="float" office:value="14.1312352556589">
                <text:p>14.13123525565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">
                <text:p>884</text:p>
              </table:table-cell>
              <table:table-cell office:value-type="float" office:value="10.4315711467675">
                <text:p>10.4315711467675</text:p>
              </table:table-cell>
              <table:table-cell office:value-type="float" office:value="1048634947601.85">
                <text:p>1048634947601.85</text:p>
              </table:table-cell>
              <table:table-cell office:value-type="float" office:value="73.8894254074989">
                <text:p>73.88942540749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">
                <text:p>886</text:p>
              </table:table-cell>
              <table:table-cell office:value-type="float" office:value="64.689420221216">
                <text:p>64.689420221216</text:p>
              </table:table-cell>
              <table:table-cell office:value-type="float" office:value="1023598167082.41">
                <text:p>1023598167082.41</text:p>
              </table:table-cell>
              <table:table-cell office:value-type="float" office:value="5.77482187501862">
                <text:p>5.774821875018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">
                <text:p>888</text:p>
              </table:table-cell>
              <table:table-cell office:value-type="float" office:value="7.84345813807942">
                <text:p>7.84345813807942</text:p>
              </table:table-cell>
              <table:table-cell office:value-type="float" office:value="998931988150.829">
                <text:p>998931988150.829</text:p>
              </table:table-cell>
              <table:table-cell office:value-type="float" office:value="28.1220383285817">
                <text:p>28.12203832858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">
                <text:p>890</text:p>
              </table:table-cell>
              <table:table-cell office:value-type="float" office:value="12.9488554311031">
                <text:p>12.9488554311031</text:p>
              </table:table-cell>
              <table:table-cell office:value-type="float" office:value="974626729486.275">
                <text:p>974626729486.275</text:p>
              </table:table-cell>
              <table:table-cell office:value-type="float" office:value="66.8492755968901">
                <text:p>66.84927559689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">
                <text:p>892</text:p>
              </table:table-cell>
              <table:table-cell office:value-type="float" office:value="7.377685979037">
                <text:p>7.377685979037</text:p>
              </table:table-cell>
              <table:table-cell office:value-type="float" office:value="950673044591.867">
                <text:p>950673044591.867</text:p>
              </table:table-cell>
              <table:table-cell office:value-type="float" office:value="19.7862585646574">
                <text:p>19.78625856465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">
                <text:p>894</text:p>
              </table:table-cell>
              <table:table-cell office:value-type="float" office:value="6.58176168170383">
                <text:p>6.58176168170383</text:p>
              </table:table-cell>
              <table:table-cell office:value-type="float" office:value="927061906968.81">
                <text:p>927061906968.81</text:p>
              </table:table-cell>
              <table:table-cell office:value-type="float" office:value="83.4804202399749">
                <text:p>83.48042023997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">
                <text:p>896</text:p>
              </table:table-cell>
              <table:table-cell office:value-type="float" office:value="12.9857685902915">
                <text:p>12.9857685902915</text:p>
              </table:table-cell>
              <table:table-cell office:value-type="float" office:value="903784596351.693">
                <text:p>903784596351.693</text:p>
              </table:table-cell>
              <table:table-cell office:value-type="float" office:value="53.9475545591411">
                <text:p>53.94755455914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">
                <text:p>898</text:p>
              </table:table-cell>
              <table:table-cell office:value-type="float" office:value="25.0835570390188">
                <text:p>25.0835570390188</text:p>
              </table:table-cell>
              <table:table-cell office:value-type="float" office:value="880832685328.303">
                <text:p>880832685328.303</text:p>
              </table:table-cell>
              <table:table-cell office:value-type="float" office:value="29.7693470587448">
                <text:p>29.7693470587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">
                <text:p>900</text:p>
              </table:table-cell>
              <table:table-cell office:value-type="float" office:value="12.5289128251521">
                <text:p>12.5289128251521</text:p>
              </table:table-cell>
              <table:table-cell office:value-type="float" office:value="858198027054.586">
                <text:p>858198027054.586</text:p>
              </table:table-cell>
              <table:table-cell office:value-type="float" office:value="34.358420424527">
                <text:p>34.3584204245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">
                <text:p>902</text:p>
              </table:table-cell>
              <table:table-cell office:value-type="float" office:value="3.00965501663136">
                <text:p>3.00965501663136</text:p>
              </table:table-cell>
              <table:table-cell office:value-type="float" office:value="835872743453.781">
                <text:p>835872743453.781</text:p>
              </table:table-cell>
              <table:table-cell office:value-type="float" office:value="19.2051148638845">
                <text:p>19.20511486388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">
                <text:p>904</text:p>
              </table:table-cell>
              <table:table-cell office:value-type="float" office:value="11.6032353338538">
                <text:p>11.6032353338538</text:p>
              </table:table-cell>
              <table:table-cell office:value-type="float" office:value="813849213705.028">
                <text:p>813849213705.028</text:p>
              </table:table-cell>
              <table:table-cell office:value-type="float" office:value="10.9611421423768">
                <text:p>10.96114214237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">
                <text:p>906</text:p>
              </table:table-cell>
              <table:table-cell office:value-type="float" office:value="13.0974378835962">
                <text:p>13.0974378835962</text:p>
              </table:table-cell>
              <table:table-cell office:value-type="float" office:value="792120063812.633">
                <text:p>792120063812.633</text:p>
              </table:table-cell>
              <table:table-cell office:value-type="float" office:value="56.0850793121684">
                <text:p>56.08507931216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">
                <text:p>908</text:p>
              </table:table-cell>
              <table:table-cell office:value-type="float" office:value="7.70825164723681">
                <text:p>7.70825164723681</text:p>
              </table:table-cell>
              <table:table-cell office:value-type="float" office:value="770678156314.52">
                <text:p>770678156314.52</text:p>
              </table:table-cell>
              <table:table-cell office:value-type="float" office:value="123.700171965932">
                <text:p>123.7001719659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">
                <text:p>910</text:p>
              </table:table-cell>
              <table:table-cell office:value-type="float" office:value="1.18773127576484">
                <text:p>1.18773127576484</text:p>
              </table:table-cell>
              <table:table-cell office:value-type="float" office:value="749516580779.427">
                <text:p>749516580779.427</text:p>
              </table:table-cell>
              <table:table-cell office:value-type="float" office:value="34.959659914524">
                <text:p>34.9596599145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">
                <text:p>912</text:p>
              </table:table-cell>
              <table:table-cell office:value-type="float" office:value="5.22348000631136">
                <text:p>5.22348000631136</text:p>
              </table:table-cell>
              <table:table-cell office:value-type="float" office:value="728628644390.569">
                <text:p>728628644390.569</text:p>
              </table:table-cell>
              <table:table-cell office:value-type="float" office:value="52.1982676823803">
                <text:p>52.19826768238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">
                <text:p>914</text:p>
              </table:table-cell>
              <table:table-cell office:value-type="float" office:value="30.5316872920981">
                <text:p>30.5316872920981</text:p>
              </table:table-cell>
              <table:table-cell office:value-type="float" office:value="708007863376.914">
                <text:p>708007863376.914</text:p>
              </table:table-cell>
              <table:table-cell office:value-type="float" office:value="31.9379549563209">
                <text:p>31.93795495632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">
                <text:p>916</text:p>
              </table:table-cell>
              <table:table-cell office:value-type="float" office:value="35.7878350265448">
                <text:p>35.7878350265448</text:p>
              </table:table-cell>
              <table:table-cell office:value-type="float" office:value="687647954738.581">
                <text:p>687647954738.581</text:p>
              </table:table-cell>
              <table:table-cell office:value-type="float" office:value="57.2159034558752">
                <text:p>57.21590345587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">
                <text:p>918</text:p>
              </table:table-cell>
              <table:table-cell office:value-type="float" office:value="17.4912040797419">
                <text:p>17.4912040797419</text:p>
              </table:table-cell>
              <table:table-cell office:value-type="float" office:value="667542828215.76">
                <text:p>667542828215.76</text:p>
              </table:table-cell>
              <table:table-cell office:value-type="float" office:value="7.87850903823157">
                <text:p>7.878509038231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">
                <text:p>920</text:p>
              </table:table-cell>
              <table:table-cell office:value-type="float" office:value="4.51202538789773">
                <text:p>4.51202538789773</text:p>
              </table:table-cell>
              <table:table-cell office:value-type="float" office:value="647686578591.153">
                <text:p>647686578591.153</text:p>
              </table:table-cell>
              <table:table-cell office:value-type="float" office:value="13.7122813779417">
                <text:p>13.71228137794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">
                <text:p>922</text:p>
              </table:table-cell>
              <table:table-cell office:value-type="float" office:value="0.980974959199071">
                <text:p>0.980974959199071</text:p>
              </table:table-cell>
              <table:table-cell office:value-type="float" office:value="628073478900.399">
                <text:p>628073478900.399</text:p>
              </table:table-cell>
              <table:table-cell office:value-type="float" office:value="34.8786055920508">
                <text:p>34.87860559205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">
                <text:p>924</text:p>
              </table:table-cell>
              <table:table-cell office:value-type="float" office:value="20.0430030159028">
                <text:p>20.0430030159028</text:p>
              </table:table-cell>
              <table:table-cell office:value-type="float" office:value="608697973234.715">
                <text:p>608697973234.715</text:p>
              </table:table-cell>
              <table:table-cell office:value-type="float" office:value="29.2970754216132">
                <text:p>29.29707542161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">
                <text:p>926</text:p>
              </table:table-cell>
              <table:table-cell office:value-type="float" office:value="16.5571158782324">
                <text:p>16.5571158782324</text:p>
              </table:table-cell>
              <table:table-cell office:value-type="float" office:value="589554670369.856">
                <text:p>589554670369.856</text:p>
              </table:table-cell>
              <table:table-cell office:value-type="float" office:value="14.7719450132003">
                <text:p>14.77194501320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">
                <text:p>928</text:p>
              </table:table-cell>
              <table:table-cell office:value-type="float" office:value="50.9719213379585">
                <text:p>50.9719213379585</text:p>
              </table:table-cell>
              <table:table-cell office:value-type="float" office:value="570638337389.94">
                <text:p>570638337389.94</text:p>
              </table:table-cell>
              <table:table-cell office:value-type="float" office:value="23.6891874314867">
                <text:p>23.68918743148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">
                <text:p>930</text:p>
              </table:table-cell>
              <table:table-cell office:value-type="float" office:value="35.8201169107457">
                <text:p>35.8201169107457</text:p>
              </table:table-cell>
              <table:table-cell office:value-type="float" office:value="551943893970.136">
                <text:p>551943893970.136</text:p>
              </table:table-cell>
              <table:table-cell office:value-type="float" office:value="2.10727599249841">
                <text:p>2.107275992498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">
                <text:p>932</text:p>
              </table:table-cell>
              <table:table-cell office:value-type="float" office:value="17.4167687019033">
                <text:p>17.4167687019033</text:p>
              </table:table-cell>
              <table:table-cell office:value-type="float" office:value="533466406110.382">
                <text:p>533466406110.382</text:p>
              </table:table-cell>
              <table:table-cell office:value-type="float" office:value="34.6605678692277">
                <text:p>34.66056786922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">
                <text:p>934</text:p>
              </table:table-cell>
              <table:table-cell office:value-type="float" office:value="20.9242590160053">
                <text:p>20.9242590160053</text:p>
              </table:table-cell>
              <table:table-cell office:value-type="float" office:value="515201081532.087">
                <text:p>515201081532.087</text:p>
              </table:table-cell>
              <table:table-cell office:value-type="float" office:value="57.4739339908665">
                <text:p>57.47393399086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">
                <text:p>936</text:p>
              </table:table-cell>
              <table:table-cell office:value-type="float" office:value="6.9717376516297">
                <text:p>6.9717376516297</text:p>
              </table:table-cell>
              <table:table-cell office:value-type="float" office:value="497143263853.412">
                <text:p>497143263853.412</text:p>
              </table:table-cell>
              <table:table-cell office:value-type="float" office:value="46.3055594711594">
                <text:p>46.30555947115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">
                <text:p>938</text:p>
              </table:table-cell>
              <table:table-cell office:value-type="float" office:value="3.74467683370059">
                <text:p>3.74467683370059</text:p>
              </table:table-cell>
              <table:table-cell office:value-type="float" office:value="479288427836.498">
                <text:p>479288427836.498</text:p>
              </table:table-cell>
              <table:table-cell office:value-type="float" office:value="15.9314798607948">
                <text:p>15.93147986079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">
                <text:p>940</text:p>
              </table:table-cell>
              <table:table-cell office:value-type="float" office:value="17.6304059857091">
                <text:p>17.6304059857091</text:p>
              </table:table-cell>
              <table:table-cell office:value-type="float" office:value="461632174684.067">
                <text:p>461632174684.067</text:p>
              </table:table-cell>
              <table:table-cell office:value-type="float" office:value="35.6547543681009">
                <text:p>35.65475436810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">
                <text:p>942</text:p>
              </table:table-cell>
              <table:table-cell office:value-type="float" office:value="14.0497471788952">
                <text:p>14.0497471788952</text:p>
              </table:table-cell>
              <table:table-cell office:value-type="float" office:value="444170227284.497">
                <text:p>444170227284.497</text:p>
              </table:table-cell>
              <table:table-cell office:value-type="float" office:value="59.1557047713742">
                <text:p>59.15570477137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">
                <text:p>944</text:p>
              </table:table-cell>
              <table:table-cell office:value-type="float" office:value="39.3274890642479">
                <text:p>39.3274890642479</text:p>
              </table:table-cell>
              <table:table-cell office:value-type="float" office:value="426898426156.798">
                <text:p>426898426156.798</text:p>
              </table:table-cell>
              <table:table-cell office:value-type="float" office:value="34.4628440226931">
                <text:p>34.46284402269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">
                <text:p>946</text:p>
              </table:table-cell>
              <table:table-cell office:value-type="float" office:value="15.3694051541504">
                <text:p>15.3694051541504</text:p>
              </table:table-cell>
              <table:table-cell office:value-type="float" office:value="409812725180.82">
                <text:p>409812725180.82</text:p>
              </table:table-cell>
              <table:table-cell office:value-type="float" office:value="53.3555763613158">
                <text:p>53.35557636131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">
                <text:p>948</text:p>
              </table:table-cell>
              <table:table-cell office:value-type="float" office:value="36.5626983747393">
                <text:p>36.5626983747393</text:p>
              </table:table-cell>
              <table:table-cell office:value-type="float" office:value="392909187309.281">
                <text:p>392909187309.281</text:p>
              </table:table-cell>
              <table:table-cell office:value-type="float" office:value="10.5706940924533">
                <text:p>10.57069409245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">
                <text:p>950</text:p>
              </table:table-cell>
              <table:table-cell office:value-type="float" office:value="6.91209485269487">
                <text:p>6.91209485269487</text:p>
              </table:table-cell>
              <table:table-cell office:value-type="float" office:value="376183981203.248">
                <text:p>376183981203.248</text:p>
              </table:table-cell>
              <table:table-cell office:value-type="float" office:value="30.4196667611396">
                <text:p>30.41966676113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">
                <text:p>952</text:p>
              </table:table-cell>
              <table:table-cell office:value-type="float" office:value="0.20362407784359">
                <text:p>0.20362407784359</text:p>
              </table:table-cell>
              <table:table-cell office:value-type="float" office:value="359633377398.279">
                <text:p>359633377398.279</text:p>
              </table:table-cell>
              <table:table-cell office:value-type="float" office:value="33.9028047830758">
                <text:p>33.90280478307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">
                <text:p>954</text:p>
              </table:table-cell>
              <table:table-cell office:value-type="float" office:value="6.40381783898665">
                <text:p>6.40381783898665</text:p>
              </table:table-cell>
              <table:table-cell office:value-type="float" office:value="343253744715.403">
                <text:p>343253744715.403</text:p>
              </table:table-cell>
              <table:table-cell office:value-type="float" office:value="49.0778933768888">
                <text:p>49.07789337688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">
                <text:p>956</text:p>
              </table:table-cell>
              <table:table-cell office:value-type="float" office:value="4.62955828582317">
                <text:p>4.62955828582317</text:p>
              </table:table-cell>
              <table:table-cell office:value-type="float" office:value="327041546985.723">
                <text:p>327041546985.723</text:p>
              </table:table-cell>
              <table:table-cell office:value-type="float" office:value="31.6523296159003">
                <text:p>31.65232961590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">
                <text:p>958</text:p>
              </table:table-cell>
              <table:table-cell office:value-type="float" office:value="8.04468252321019">
                <text:p>8.04468252321019</text:p>
              </table:table-cell>
              <table:table-cell office:value-type="float" office:value="310993339750.228">
                <text:p>310993339750.228</text:p>
              </table:table-cell>
              <table:table-cell office:value-type="float" office:value="20.4106158145014">
                <text:p>20.41061581450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">
                <text:p>960</text:p>
              </table:table-cell>
              <table:table-cell office:value-type="float" office:value="18.4889547372268">
                <text:p>18.4889547372268</text:p>
              </table:table-cell>
              <table:table-cell office:value-type="float" office:value="295105767264.225">
                <text:p>295105767264.225</text:p>
              </table:table-cell>
              <table:table-cell office:value-type="float" office:value="51.7159369394099">
                <text:p>51.71593693940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">
                <text:p>962</text:p>
              </table:table-cell>
              <table:table-cell office:value-type="float" office:value="8.98715939404318">
                <text:p>8.98715939404318</text:p>
              </table:table-cell>
              <table:table-cell office:value-type="float" office:value="279375559527.819">
                <text:p>279375559527.819</text:p>
              </table:table-cell>
              <table:table-cell office:value-type="float" office:value="61.357876039103">
                <text:p>61.3578760391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">
                <text:p>964</text:p>
              </table:table-cell>
              <table:table-cell office:value-type="float" office:value="17.708942981963">
                <text:p>17.708942981963</text:p>
              </table:table-cell>
              <table:table-cell office:value-type="float" office:value="263799529231.933">
                <text:p>263799529231.933</text:p>
              </table:table-cell>
              <table:table-cell office:value-type="float" office:value="45.0841056680876">
                <text:p>45.08410566808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">
                <text:p>966</text:p>
              </table:table-cell>
              <table:table-cell office:value-type="float" office:value="0.665294371124168">
                <text:p>0.665294371124168</text:p>
              </table:table-cell>
              <table:table-cell office:value-type="float" office:value="248374569325.511">
                <text:p>248374569325.511</text:p>
              </table:table-cell>
              <table:table-cell office:value-type="float" office:value="18.9961586120604">
                <text:p>18.99615861206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">
                <text:p>968</text:p>
              </table:table-cell>
              <table:table-cell office:value-type="float" office:value="26.5113257224584">
                <text:p>26.5113257224584</text:p>
              </table:table-cell>
              <table:table-cell office:value-type="float" office:value="233097650110.356">
                <text:p>233097650110.356</text:p>
              </table:table-cell>
              <table:table-cell office:value-type="float" office:value="109.282314045124">
                <text:p>109.2823140451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">
                <text:p>970</text:p>
              </table:table-cell>
              <table:table-cell office:value-type="float" office:value="7.92204160851134">
                <text:p>7.92204160851134</text:p>
              </table:table-cell>
              <table:table-cell office:value-type="float" office:value="217965817044.783">
                <text:p>217965817044.783</text:p>
              </table:table-cell>
              <table:table-cell office:value-type="float" office:value="17.1657890227126">
                <text:p>17.16578902271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">
                <text:p>972</text:p>
              </table:table-cell>
              <table:table-cell office:value-type="float" office:value="8.89322585222693">
                <text:p>8.89322585222693</text:p>
              </table:table-cell>
              <table:table-cell office:value-type="float" office:value="202976187851.189">
                <text:p>202976187851.189</text:p>
              </table:table-cell>
              <table:table-cell office:value-type="float" office:value="1.00362819347521">
                <text:p>1.003628193475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">
                <text:p>974</text:p>
              </table:table-cell>
              <table:table-cell office:value-type="float" office:value="0.499704603849443">
                <text:p>0.499704603849443</text:p>
              </table:table-cell>
              <table:table-cell office:value-type="float" office:value="188125950570.472">
                <text:p>188125950570.472</text:p>
              </table:table-cell>
              <table:table-cell office:value-type="float" office:value="46.54494640668">
                <text:p>46.544946406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">
                <text:p>976</text:p>
              </table:table-cell>
              <table:table-cell office:value-type="float" office:value="1.6185219971238">
                <text:p>1.6185219971238</text:p>
              </table:table-cell>
              <table:table-cell office:value-type="float" office:value="173412361242.738">
                <text:p>173412361242.738</text:p>
              </table:table-cell>
              <table:table-cell office:value-type="float" office:value="10.859129279388">
                <text:p>10.8591292793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">
                <text:p>978</text:p>
              </table:table-cell>
              <table:table-cell office:value-type="float" office:value="59.5816081817877">
                <text:p>59.5816081817877</text:p>
              </table:table-cell>
              <table:table-cell office:value-type="float" office:value="158832741682.452">
                <text:p>158832741682.452</text:p>
              </table:table-cell>
              <table:table-cell office:value-type="float" office:value="46.9054831821372">
                <text:p>46.90548318213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">
                <text:p>980</text:p>
              </table:table-cell>
              <table:table-cell office:value-type="float" office:value="21.0597909891646">
                <text:p>21.0597909891646</text:p>
              </table:table-cell>
              <table:table-cell office:value-type="float" office:value="144384477170.071">
                <text:p>144384477170.071</text:p>
              </table:table-cell>
              <table:table-cell office:value-type="float" office:value="1.1734673977489">
                <text:p>1.17346739774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">
                <text:p>982</text:p>
              </table:table-cell>
              <table:table-cell office:value-type="float" office:value="6.46877549390868">
                <text:p>6.46877549390868</text:p>
              </table:table-cell>
              <table:table-cell office:value-type="float" office:value="130065015042.495">
                <text:p>130065015042.495</text:p>
              </table:table-cell>
              <table:table-cell office:value-type="float" office:value="19.6602878704263">
                <text:p>19.66028787042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">
                <text:p>984</text:p>
              </table:table-cell>
              <table:table-cell office:value-type="float" office:value="97.5875512300028">
                <text:p>97.5875512300028</text:p>
              </table:table-cell>
              <table:table-cell office:value-type="float" office:value="115871862194.491">
                <text:p>115871862194.491</text:p>
              </table:table-cell>
              <table:table-cell office:value-type="float" office:value="28.8983361632157">
                <text:p>28.89833616321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">
                <text:p>986</text:p>
              </table:table-cell>
              <table:table-cell office:value-type="float" office:value="12.8007214417337">
                <text:p>12.8007214417337</text:p>
              </table:table-cell>
              <table:table-cell office:value-type="float" office:value="101802583766.83">
                <text:p>101802583766.83</text:p>
              </table:table-cell>
              <table:table-cell office:value-type="float" office:value="12.4932310645825">
                <text:p>12.49323106458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">
                <text:p>988</text:p>
              </table:table-cell>
              <table:table-cell office:value-type="float" office:value="8.47840708648228">
                <text:p>8.47840708648228</text:p>
              </table:table-cell>
              <table:table-cell office:value-type="float" office:value="87854800600.6322">
                <text:p>87854800600.6322</text:p>
              </table:table-cell>
              <table:table-cell office:value-type="float" office:value="49.1222228197135">
                <text:p>49.12222281971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">
                <text:p>990</text:p>
              </table:table-cell>
              <table:table-cell office:value-type="float" office:value="1.69805934792978">
                <text:p>1.69805934792978</text:p>
              </table:table-cell>
              <table:table-cell office:value-type="float" office:value="74026188216.7283">
                <text:p>74026188216.7283</text:p>
              </table:table-cell>
              <table:table-cell office:value-type="float" office:value="32.4612425865172">
                <text:p>32.46124258651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">
                <text:p>992</text:p>
              </table:table-cell>
              <table:table-cell office:value-type="float" office:value="2.65990821972">
                <text:p>2.65990821972</text:p>
              </table:table-cell>
              <table:table-cell office:value-type="float" office:value="60314474908.555">
                <text:p>60314474908.555</text:p>
              </table:table-cell>
              <table:table-cell office:value-type="float" office:value="44.7237836948919">
                <text:p>44.72378369489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">
                <text:p>994</text:p>
              </table:table-cell>
              <table:table-cell office:value-type="float" office:value="21.1803736652224">
                <text:p>21.1803736652224</text:p>
              </table:table-cell>
              <table:table-cell office:value-type="float" office:value="46717440121.8406">
                <text:p>46717440121.8406</text:p>
              </table:table-cell>
              <table:table-cell office:value-type="float" office:value="28.3528009671768">
                <text:p>28.35280096717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">
                <text:p>996</text:p>
              </table:table-cell>
              <table:table-cell office:value-type="float" office:value="0.0815307584819411">
                <text:p>0.0815307584819411</text:p>
              </table:table-cell>
              <table:table-cell office:value-type="float" office:value="33232912987.5926">
                <text:p>33232912987.5926</text:p>
              </table:table-cell>
              <table:table-cell office:value-type="float" office:value="36.5633069020528">
                <text:p>36.56330690205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">
                <text:p>998</text:p>
              </table:table-cell>
              <table:table-cell office:value-type="float" office:value="14.8605718705895">
                <text:p>14.8605718705895</text:p>
              </table:table-cell>
              <table:table-cell office:value-type="float" office:value="19858770682.2461">
                <text:p>19858770682.2461</text:p>
              </table:table-cell>
              <table:table-cell office:value-type="float" office:value="0.869494245684741">
                <text:p>0.8694942456847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.53331209826669">
                <text:p>2.53331209826669</text:p>
              </table:table-cell>
              <table:table-cell office:value-type="float" office:value="6592937235.62287">
                <text:p>6592937235.62287</text:p>
              </table:table-cell>
              <table:table-cell office:value-type="float" office:value="47.7589783025647">
                <text:p>47.75897830256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">
                <text:p>1002</text:p>
              </table:table-cell>
              <table:table-cell office:value-type="float" office:value="35.294540332403">
                <text:p>35.294540332403</text:p>
              </table:table-cell>
              <table:table-cell office:value-type="float" office:value="6566618102.34221">
                <text:p>6566618102.34221</text:p>
              </table:table-cell>
              <table:table-cell office:value-type="float" office:value="1.88536015579615">
                <text:p>1.885360155796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">
                <text:p>1004</text:p>
              </table:table-cell>
              <table:table-cell office:value-type="float" office:value="71.0070488397333">
                <text:p>71.0070488397333</text:p>
              </table:table-cell>
              <table:table-cell office:value-type="float" office:value="19621881823.1523">
                <text:p>19621881823.1523</text:p>
              </table:table-cell>
              <table:table-cell office:value-type="float" office:value="26.0866706266878">
                <text:p>26.08667062668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">
                <text:p>1006</text:p>
              </table:table-cell>
              <table:table-cell office:value-type="float" office:value="1.18722968193889">
                <text:p>1.18722968193889</text:p>
              </table:table-cell>
              <table:table-cell office:value-type="float" office:value="32574798194.0486">
                <text:p>32574798194.0486</text:p>
              </table:table-cell>
              <table:table-cell office:value-type="float" office:value="21.3321215323496">
                <text:p>21.33212153234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">
                <text:p>1008</text:p>
              </table:table-cell>
              <table:table-cell office:value-type="float" office:value="15.5358233212109">
                <text:p>15.5358233212109</text:p>
              </table:table-cell>
              <table:table-cell office:value-type="float" office:value="45427269449.0029">
                <text:p>45427269449.0029</text:p>
              </table:table-cell>
              <table:table-cell office:value-type="float" office:value="46.3810830125942">
                <text:p>46.38108301259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">
                <text:p>1010</text:p>
              </table:table-cell>
              <table:table-cell office:value-type="float" office:value="4.50057593630472">
                <text:p>4.50057593630472</text:p>
              </table:table-cell>
              <table:table-cell office:value-type="float" office:value="58181157769.4875">
                <text:p>58181157769.4875</text:p>
              </table:table-cell>
              <table:table-cell office:value-type="float" office:value="21.8960769229195">
                <text:p>21.89607692291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">
                <text:p>1012</text:p>
              </table:table-cell>
              <table:table-cell office:value-type="float" office:value="4.06033650616152">
                <text:p>4.06033650616152</text:p>
              </table:table-cell>
              <table:table-cell office:value-type="float" office:value="70838286291.1732">
                <text:p>70838286291.1732</text:p>
              </table:table-cell>
              <table:table-cell office:value-type="float" office:value="56.2067368279677">
                <text:p>56.20673682796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">
                <text:p>1014</text:p>
              </table:table-cell>
              <table:table-cell office:value-type="float" office:value="1.06749257582544">
                <text:p>1.06749257582544</text:p>
              </table:table-cell>
              <table:table-cell office:value-type="float" office:value="83400440006.9555">
                <text:p>83400440006.9555</text:p>
              </table:table-cell>
              <table:table-cell office:value-type="float" office:value="48.1344761343049">
                <text:p>48.13447613430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">
                <text:p>1016</text:p>
              </table:table-cell>
              <table:table-cell office:value-type="float" office:value="9.5894306832454">
                <text:p>9.5894306832454</text:p>
              </table:table-cell>
              <table:table-cell office:value-type="float" office:value="95869367050.8047">
                <text:p>95869367050.8047</text:p>
              </table:table-cell>
              <table:table-cell office:value-type="float" office:value="61.706834369842">
                <text:p>61.7068343698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">
                <text:p>1018</text:p>
              </table:table-cell>
              <table:table-cell office:value-type="float" office:value="25.2208413327801">
                <text:p>25.2208413327801</text:p>
              </table:table-cell>
              <table:table-cell office:value-type="float" office:value="108246779614.209">
                <text:p>108246779614.209</text:p>
              </table:table-cell>
              <table:table-cell office:value-type="float" office:value="51.4236995154943">
                <text:p>51.42369951549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">
                <text:p>1020</text:p>
              </table:table-cell>
              <table:table-cell office:value-type="float" office:value="0.55704675504874">
                <text:p>0.55704675504874</text:p>
              </table:table-cell>
              <table:table-cell office:value-type="float" office:value="120534355151.34">
                <text:p>120534355151.34</text:p>
              </table:table-cell>
              <table:table-cell office:value-type="float" office:value="18.8047307276979">
                <text:p>18.80473072769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">
                <text:p>1022</text:p>
              </table:table-cell>
              <table:table-cell office:value-type="float" office:value="10.1969260353198">
                <text:p>10.1969260353198</text:p>
              </table:table-cell>
              <table:table-cell office:value-type="float" office:value="132733737050.939">
                <text:p>132733737050.939</text:p>
              </table:table-cell>
              <table:table-cell office:value-type="float" office:value="27.7270292589752">
                <text:p>27.72702925897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3.8458715569003">
                <text:p>13.8458715569003</text:p>
              </table:table-cell>
              <table:table-cell office:value-type="float" office:value="144846535791.844">
                <text:p>144846535791.844</text:p>
              </table:table-cell>
              <table:table-cell office:value-type="float" office:value="10.0182160128287">
                <text:p>10.01821601282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">
                <text:p>1026</text:p>
              </table:table-cell>
              <table:table-cell office:value-type="float" office:value="9.64591336976922">
                <text:p>9.64591336976922</text:p>
              </table:table-cell>
              <table:table-cell office:value-type="float" office:value="156874329971.65">
                <text:p>156874329971.65</text:p>
              </table:table-cell>
              <table:table-cell office:value-type="float" office:value="20.7484054864352">
                <text:p>20.74840548643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">
                <text:p>1028</text:p>
              </table:table-cell>
              <table:table-cell office:value-type="float" office:value="8.28118587247916">
                <text:p>8.28118587247916</text:p>
              </table:table-cell>
              <table:table-cell office:value-type="float" office:value="168818666819.81">
                <text:p>168818666819.81</text:p>
              </table:table-cell>
              <table:table-cell office:value-type="float" office:value="37.8099413992047">
                <text:p>37.80994139920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">
                <text:p>1030</text:p>
              </table:table-cell>
              <table:table-cell office:value-type="float" office:value="10.8824848373224">
                <text:p>10.8824848373224</text:p>
              </table:table-cell>
              <table:table-cell office:value-type="float" office:value="180681063364.5">
                <text:p>180681063364.5</text:p>
              </table:table-cell>
              <table:table-cell office:value-type="float" office:value="7.72198163768327">
                <text:p>7.721981637683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">
                <text:p>1032</text:p>
              </table:table-cell>
              <table:table-cell office:value-type="float" office:value="38.0188403285978">
                <text:p>38.0188403285978</text:p>
              </table:table-cell>
              <table:table-cell office:value-type="float" office:value="192463007101.993">
                <text:p>192463007101.993</text:p>
              </table:table-cell>
              <table:table-cell office:value-type="float" office:value="41.2147074402533">
                <text:p>41.21470744025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">
                <text:p>1034</text:p>
              </table:table-cell>
              <table:table-cell office:value-type="float" office:value="9.37825252702841">
                <text:p>9.37825252702841</text:p>
              </table:table-cell>
              <table:table-cell office:value-type="float" office:value="204165957086.668">
                <text:p>204165957086.668</text:p>
              </table:table-cell>
              <table:table-cell office:value-type="float" office:value="15.203642600233">
                <text:p>15.2036426002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">
                <text:p>1036</text:p>
              </table:table-cell>
              <table:table-cell office:value-type="float" office:value="8.17339557256857">
                <text:p>8.17339557256857</text:p>
              </table:table-cell>
              <table:table-cell office:value-type="float" office:value="215791344145.256">
                <text:p>215791344145.256</text:p>
              </table:table-cell>
              <table:table-cell office:value-type="float" office:value="13.0839788411729">
                <text:p>13.08397884117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">
                <text:p>1038</text:p>
              </table:table-cell>
              <table:table-cell office:value-type="float" office:value="3.80451327658865">
                <text:p>3.80451327658865</text:p>
              </table:table-cell>
              <table:table-cell office:value-type="float" office:value="227340572165.977">
                <text:p>227340572165.977</text:p>
              </table:table-cell>
              <table:table-cell office:value-type="float" office:value="6.29080384604485">
                <text:p>6.290803846044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">
                <text:p>1040</text:p>
              </table:table-cell>
              <table:table-cell office:value-type="float" office:value="10.1989795426653">
                <text:p>10.1989795426653</text:p>
              </table:table-cell>
              <table:table-cell office:value-type="float" office:value="238815018594.108">
                <text:p>238815018594.108</text:p>
              </table:table-cell>
              <table:table-cell office:value-type="float" office:value="82.8812202921808">
                <text:p>82.88122029218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">
                <text:p>1042</text:p>
              </table:table-cell>
              <table:table-cell office:value-type="float" office:value="13.7929446876322">
                <text:p>13.7929446876322</text:p>
              </table:table-cell>
              <table:table-cell office:value-type="float" office:value="250216035118.108">
                <text:p>250216035118.108</text:p>
              </table:table-cell>
              <table:table-cell office:value-type="float" office:value="3.71329535323877">
                <text:p>3.713295353238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">
                <text:p>1044</text:p>
              </table:table-cell>
              <table:table-cell office:value-type="float" office:value="13.8047373769193">
                <text:p>13.8047373769193</text:p>
              </table:table-cell>
              <table:table-cell office:value-type="float" office:value="261544948509.183">
                <text:p>261544948509.183</text:p>
              </table:table-cell>
              <table:table-cell office:value-type="float" office:value="41.3329947707742">
                <text:p>41.33299477077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">
                <text:p>1046</text:p>
              </table:table-cell>
              <table:table-cell office:value-type="float" office:value="3.3391311708304">
                <text:p>3.3391311708304</text:p>
              </table:table-cell>
              <table:table-cell office:value-type="float" office:value="272803061015.881">
                <text:p>272803061015.881</text:p>
              </table:table-cell>
              <table:table-cell office:value-type="float" office:value="33.5268348628164">
                <text:p>33.52683486281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">
                <text:p>1048</text:p>
              </table:table-cell>
              <table:table-cell office:value-type="float" office:value="0.0680878943009457">
                <text:p>0.0680878943009457</text:p>
              </table:table-cell>
              <table:table-cell office:value-type="float" office:value="283991651290.245">
                <text:p>283991651290.245</text:p>
              </table:table-cell>
              <table:table-cell office:value-type="float" office:value="2.32113703428811">
                <text:p>2.321137034288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">
                <text:p>1050</text:p>
              </table:table-cell>
              <table:table-cell office:value-type="float" office:value="0.169343618424991">
                <text:p>0.169343618424991</text:p>
              </table:table-cell>
              <table:table-cell office:value-type="float" office:value="295111974861.883">
                <text:p>295111974861.883</text:p>
              </table:table-cell>
              <table:table-cell office:value-type="float" office:value="77.2998625386326">
                <text:p>77.29986253863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">
                <text:p>1052</text:p>
              </table:table-cell>
              <table:table-cell office:value-type="float" office:value="29.3243846432091">
                <text:p>29.3243846432091</text:p>
              </table:table-cell>
              <table:table-cell office:value-type="float" office:value="306165264688.905">
                <text:p>306165264688.905</text:p>
              </table:table-cell>
              <table:table-cell office:value-type="float" office:value="65.6487233111737">
                <text:p>65.64872331117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">
                <text:p>1054</text:p>
              </table:table-cell>
              <table:table-cell office:value-type="float" office:value="5.79400034669718">
                <text:p>5.79400034669718</text:p>
              </table:table-cell>
              <table:table-cell office:value-type="float" office:value="317152732012.667">
                <text:p>317152732012.667</text:p>
              </table:table-cell>
              <table:table-cell office:value-type="float" office:value="33.0670431709017">
                <text:p>33.06704317090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">
                <text:p>1056</text:p>
              </table:table-cell>
              <table:table-cell office:value-type="float" office:value="1.65047069069799">
                <text:p>1.65047069069799</text:p>
              </table:table-cell>
              <table:table-cell office:value-type="float" office:value="328075566517.049">
                <text:p>328075566517.049</text:p>
              </table:table-cell>
              <table:table-cell office:value-type="float" office:value="3.5296141602591">
                <text:p>3.52961416025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">
                <text:p>1058</text:p>
              </table:table-cell>
              <table:table-cell office:value-type="float" office:value="2.11741296702872">
                <text:p>2.11741296702872</text:p>
              </table:table-cell>
              <table:table-cell office:value-type="float" office:value="338934937204.178">
                <text:p>338934937204.178</text:p>
              </table:table-cell>
              <table:table-cell office:value-type="float" office:value="28.9085320311507">
                <text:p>28.90853203115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">
                <text:p>1060</text:p>
              </table:table-cell>
              <table:table-cell office:value-type="float" office:value="12.8959783933858">
                <text:p>12.8959783933858</text:p>
              </table:table-cell>
              <table:table-cell office:value-type="float" office:value="349731992836.689">
                <text:p>349731992836.689</text:p>
              </table:table-cell>
              <table:table-cell office:value-type="float" office:value="27.3461746320579">
                <text:p>27.34617463205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">
                <text:p>1062</text:p>
              </table:table-cell>
              <table:table-cell office:value-type="float" office:value="15.2806642038985">
                <text:p>15.2806642038985</text:p>
              </table:table-cell>
              <table:table-cell office:value-type="float" office:value="360467862400.923">
                <text:p>360467862400.923</text:p>
              </table:table-cell>
              <table:table-cell office:value-type="float" office:value="26.5967638466312">
                <text:p>26.59676384663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">
                <text:p>1064</text:p>
              </table:table-cell>
              <table:table-cell office:value-type="float" office:value="4.90815937085137">
                <text:p>4.90815937085137</text:p>
              </table:table-cell>
              <table:table-cell office:value-type="float" office:value="371143655656.377">
                <text:p>371143655656.377</text:p>
              </table:table-cell>
              <table:table-cell office:value-type="float" office:value="63.4005048250581">
                <text:p>63.40050482505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">
                <text:p>1066</text:p>
              </table:table-cell>
              <table:table-cell office:value-type="float" office:value="21.299077231684">
                <text:p>21.299077231684</text:p>
              </table:table-cell>
              <table:table-cell office:value-type="float" office:value="381760463711.043">
                <text:p>381760463711.043</text:p>
              </table:table-cell>
              <table:table-cell office:value-type="float" office:value="55.9847632222466">
                <text:p>55.98476322224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">
                <text:p>1068</text:p>
              </table:table-cell>
              <table:table-cell office:value-type="float" office:value="2.14492812027694">
                <text:p>2.14492812027694</text:p>
              </table:table-cell>
              <table:table-cell office:value-type="float" office:value="392319359256.212">
                <text:p>392319359256.212</text:p>
              </table:table-cell>
              <table:table-cell office:value-type="float" office:value="22.9195149297474">
                <text:p>22.91951492974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">
                <text:p>1070</text:p>
              </table:table-cell>
              <table:table-cell office:value-type="float" office:value="8.59814273041723">
                <text:p>8.59814273041723</text:p>
              </table:table-cell>
              <table:table-cell office:value-type="float" office:value="402821397354.031">
                <text:p>402821397354.031</text:p>
              </table:table-cell>
              <table:table-cell office:value-type="float" office:value="3.45953319530212">
                <text:p>3.459533195302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">
                <text:p>1072</text:p>
              </table:table-cell>
              <table:table-cell office:value-type="float" office:value="5.88410944155459">
                <text:p>5.88410944155459</text:p>
              </table:table-cell>
              <table:table-cell office:value-type="float" office:value="413267615577.91">
                <text:p>413267615577.91</text:p>
              </table:table-cell>
              <table:table-cell office:value-type="float" office:value="69.1729806004738">
                <text:p>69.17298060047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">
                <text:p>1074</text:p>
              </table:table-cell>
              <table:table-cell office:value-type="float" office:value="8.15091408447021">
                <text:p>8.15091408447021</text:p>
              </table:table-cell>
              <table:table-cell office:value-type="float" office:value="423659034673.723">
                <text:p>423659034673.723</text:p>
              </table:table-cell>
              <table:table-cell office:value-type="float" office:value="16.7311502196496">
                <text:p>16.73115021964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">
                <text:p>1076</text:p>
              </table:table-cell>
              <table:table-cell office:value-type="float" office:value="2.7869832937728">
                <text:p>2.7869832937728</text:p>
              </table:table-cell>
              <table:table-cell office:value-type="float" office:value="433996658831.758">
                <text:p>433996658831.758</text:p>
              </table:table-cell>
              <table:table-cell office:value-type="float" office:value="17.0165167505251">
                <text:p>17.016516750525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">
                <text:p>1078</text:p>
              </table:table-cell>
              <table:table-cell office:value-type="float" office:value="5.34615327792883">
                <text:p>5.34615327792883</text:p>
              </table:table-cell>
              <table:table-cell office:value-type="float" office:value="444281476237.783">
                <text:p>444281476237.783</text:p>
              </table:table-cell>
              <table:table-cell office:value-type="float" office:value="14.4012622990674">
                <text:p>14.40126229906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">
                <text:p>1080</text:p>
              </table:table-cell>
              <table:table-cell office:value-type="float" office:value="129.006356187224">
                <text:p>129.006356187224</text:p>
              </table:table-cell>
              <table:table-cell office:value-type="float" office:value="454514459225.646">
                <text:p>454514459225.646</text:p>
              </table:table-cell>
              <table:table-cell office:value-type="float" office:value="43.7867322152891">
                <text:p>43.78673221528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">
                <text:p>1082</text:p>
              </table:table-cell>
              <table:table-cell office:value-type="float" office:value="9.44366577155966">
                <text:p>9.44366577155966</text:p>
              </table:table-cell>
              <table:table-cell office:value-type="float" office:value="464696565375.337">
                <text:p>464696565375.337</text:p>
              </table:table-cell>
              <table:table-cell office:value-type="float" office:value="1.25201435113456">
                <text:p>1.252014351134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">
                <text:p>1084</text:p>
              </table:table-cell>
              <table:table-cell office:value-type="float" office:value="30.4702684312404">
                <text:p>30.4702684312404</text:p>
              </table:table-cell>
              <table:table-cell office:value-type="float" office:value="474828736594.239">
                <text:p>474828736594.239</text:p>
              </table:table-cell>
              <table:table-cell office:value-type="float" office:value="39.0481344526686">
                <text:p>39.04813445266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">
                <text:p>1086</text:p>
              </table:table-cell>
              <table:table-cell office:value-type="float" office:value="33.9529925314425">
                <text:p>33.9529925314425</text:p>
              </table:table-cell>
              <table:table-cell office:value-type="float" office:value="484911900604.692">
                <text:p>484911900604.692</text:p>
              </table:table-cell>
              <table:table-cell office:value-type="float" office:value="27.1271999584463">
                <text:p>27.12719995844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">
                <text:p>1088</text:p>
              </table:table-cell>
              <table:table-cell office:value-type="float" office:value="7.30007754513246">
                <text:p>7.30007754513246</text:p>
              </table:table-cell>
              <table:table-cell office:value-type="float" office:value="494946971224.503">
                <text:p>494946971224.503</text:p>
              </table:table-cell>
              <table:table-cell office:value-type="float" office:value="76.281641744579">
                <text:p>76.2816417445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">
                <text:p>1090</text:p>
              </table:table-cell>
              <table:table-cell office:value-type="float" office:value="28.5257776706983">
                <text:p>28.5257776706983</text:p>
              </table:table-cell>
              <table:table-cell office:value-type="float" office:value="504934848028.7">
                <text:p>504934848028.7</text:p>
              </table:table-cell>
              <table:table-cell office:value-type="float" office:value="4.49731539470946">
                <text:p>4.49731539470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">
                <text:p>1092</text:p>
              </table:table-cell>
              <table:table-cell office:value-type="float" office:value="9.66408978858499">
                <text:p>9.66408978858499</text:p>
              </table:table-cell>
              <table:table-cell office:value-type="float" office:value="514876417240.101">
                <text:p>514876417240.101</text:p>
              </table:table-cell>
              <table:table-cell office:value-type="float" office:value="57.7355739112795">
                <text:p>57.73557391127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">
                <text:p>1094</text:p>
              </table:table-cell>
              <table:table-cell office:value-type="float" office:value="9.55152446044669">
                <text:p>9.55152446044669</text:p>
              </table:table-cell>
              <table:table-cell office:value-type="float" office:value="524772552054.708">
                <text:p>524772552054.708</text:p>
              </table:table-cell>
              <table:table-cell office:value-type="float" office:value="20.7795333576567">
                <text:p>20.77953335765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">
                <text:p>1096</text:p>
              </table:table-cell>
              <table:table-cell office:value-type="float" office:value="15.7320052032386">
                <text:p>15.7320052032386</text:p>
              </table:table-cell>
              <table:table-cell office:value-type="float" office:value="534624112656.775">
                <text:p>534624112656.775</text:p>
              </table:table-cell>
              <table:table-cell office:value-type="float" office:value="31.6480383352312">
                <text:p>31.64803833523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">
                <text:p>1098</text:p>
              </table:table-cell>
              <table:table-cell office:value-type="float" office:value="18.317040199034">
                <text:p>18.317040199034</text:p>
              </table:table-cell>
              <table:table-cell office:value-type="float" office:value="544431946733.71">
                <text:p>544431946733.71</text:p>
              </table:table-cell>
              <table:table-cell office:value-type="float" office:value="26.6332564082791">
                <text:p>26.63325640827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">
                <text:p>1100</text:p>
              </table:table-cell>
              <table:table-cell office:value-type="float" office:value="5.87249685331879">
                <text:p>5.87249685331879</text:p>
              </table:table-cell>
              <table:table-cell office:value-type="float" office:value="554196889922.372">
                <text:p>554196889922.372</text:p>
              </table:table-cell>
              <table:table-cell office:value-type="float" office:value="14.3505534997548">
                <text:p>14.35055349975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">
                <text:p>1102</text:p>
              </table:table-cell>
              <table:table-cell office:value-type="float" office:value="11.0708496233831">
                <text:p>11.0708496233831</text:p>
              </table:table-cell>
              <table:table-cell office:value-type="float" office:value="563919765708.835">
                <text:p>563919765708.835</text:p>
              </table:table-cell>
              <table:table-cell office:value-type="float" office:value="4.86884654468786">
                <text:p>4.868846544687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">
                <text:p>1104</text:p>
              </table:table-cell>
              <table:table-cell office:value-type="float" office:value="5.49590307158769">
                <text:p>5.49590307158769</text:p>
              </table:table-cell>
              <table:table-cell office:value-type="float" office:value="573601386150.901">
                <text:p>573601386150.901</text:p>
              </table:table-cell>
              <table:table-cell office:value-type="float" office:value="12.3029551907129">
                <text:p>12.30295519071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">
                <text:p>1106</text:p>
              </table:table-cell>
              <table:table-cell office:value-type="float" office:value="15.2473729499437">
                <text:p>15.2473729499437</text:p>
              </table:table-cell>
              <table:table-cell office:value-type="float" office:value="583242551830.376">
                <text:p>583242551830.376</text:p>
              </table:table-cell>
              <table:table-cell office:value-type="float" office:value="31.5341589184833">
                <text:p>31.53415891848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">
                <text:p>1108</text:p>
              </table:table-cell>
              <table:table-cell office:value-type="float" office:value="36.8049490993027">
                <text:p>36.8049490993027</text:p>
              </table:table-cell>
              <table:table-cell office:value-type="float" office:value="592844052322.52">
                <text:p>592844052322.52</text:p>
              </table:table-cell>
              <table:table-cell office:value-type="float" office:value="9.9317865900507">
                <text:p>9.93178659005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">
                <text:p>1110</text:p>
              </table:table-cell>
              <table:table-cell office:value-type="float" office:value="34.2166189885486">
                <text:p>34.2166189885486</text:p>
              </table:table-cell>
              <table:table-cell office:value-type="float" office:value="602406666283.763">
                <text:p>602406666283.763</text:p>
              </table:table-cell>
              <table:table-cell office:value-type="float" office:value="18.016583960923">
                <text:p>18.0165839609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">
                <text:p>1112</text:p>
              </table:table-cell>
              <table:table-cell office:value-type="float" office:value="23.6823194124244">
                <text:p>23.6823194124244</text:p>
              </table:table-cell>
              <table:table-cell office:value-type="float" office:value="611931162119.477">
                <text:p>611931162119.477</text:p>
              </table:table-cell>
              <table:table-cell office:value-type="float" office:value="80.201857933097">
                <text:p>80.2018579330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">
                <text:p>1114</text:p>
              </table:table-cell>
              <table:table-cell office:value-type="float" office:value="5.99596654512566">
                <text:p>5.99596654512566</text:p>
              </table:table-cell>
              <table:table-cell office:value-type="float" office:value="621418297711.044">
                <text:p>621418297711.044</text:p>
              </table:table-cell>
              <table:table-cell office:value-type="float" office:value="35.8366392616422">
                <text:p>35.83663926164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">
                <text:p>1116</text:p>
              </table:table-cell>
              <table:table-cell office:value-type="float" office:value="4.8111459425228">
                <text:p>4.8111459425228</text:p>
              </table:table-cell>
              <table:table-cell office:value-type="float" office:value="630868820900.859">
                <text:p>630868820900.859</text:p>
              </table:table-cell>
              <table:table-cell office:value-type="float" office:value="6.84268136735002">
                <text:p>6.842681367350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">
                <text:p>1118</text:p>
              </table:table-cell>
              <table:table-cell office:value-type="float" office:value="14.0324044725463">
                <text:p>14.0324044725463</text:p>
              </table:table-cell>
              <table:table-cell office:value-type="float" office:value="640283469862.297">
                <text:p>640283469862.297</text:p>
              </table:table-cell>
              <table:table-cell office:value-type="float" office:value="14.2845135509557">
                <text:p>14.28451355095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">
                <text:p>1120</text:p>
              </table:table-cell>
              <table:table-cell office:value-type="float" office:value="7.3961339151578">
                <text:p>7.3961339151578</text:p>
              </table:table-cell>
              <table:table-cell office:value-type="float" office:value="649662973199.407">
                <text:p>649662973199.407</text:p>
              </table:table-cell>
              <table:table-cell office:value-type="float" office:value="9.70272558770709">
                <text:p>9.702725587707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">
                <text:p>1122</text:p>
              </table:table-cell>
              <table:table-cell office:value-type="float" office:value="13.9744548819342">
                <text:p>13.9744548819342</text:p>
              </table:table-cell>
              <table:table-cell office:value-type="float" office:value="659008050113.46">
                <text:p>659008050113.46</text:p>
              </table:table-cell>
              <table:table-cell office:value-type="float" office:value="8.72840458627068">
                <text:p>8.728404586270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">
                <text:p>1124</text:p>
              </table:table-cell>
              <table:table-cell office:value-type="float" office:value="8.38283477192169">
                <text:p>8.38283477192169</text:p>
              </table:table-cell>
              <table:table-cell office:value-type="float" office:value="668319410773.779">
                <text:p>668319410773.779</text:p>
              </table:table-cell>
              <table:table-cell office:value-type="float" office:value="40.5991869602557">
                <text:p>40.59918696025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">
                <text:p>1126</text:p>
              </table:table-cell>
              <table:table-cell office:value-type="float" office:value="12.4134566732733">
                <text:p>12.4134566732733</text:p>
              </table:table-cell>
              <table:table-cell office:value-type="float" office:value="677597756536.636">
                <text:p>677597756536.636</text:p>
              </table:table-cell>
              <table:table-cell office:value-type="float" office:value="55.6794414349117">
                <text:p>55.67944143491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">
                <text:p>1128</text:p>
              </table:table-cell>
              <table:table-cell office:value-type="float" office:value="1.95512727189074">
                <text:p>1.95512727189074</text:p>
              </table:table-cell>
              <table:table-cell office:value-type="float" office:value="686843779919.711">
                <text:p>686843779919.711</text:p>
              </table:table-cell>
              <table:table-cell office:value-type="float" office:value="1.24918012595349">
                <text:p>1.249180125953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">
                <text:p>1130</text:p>
              </table:table-cell>
              <table:table-cell office:value-type="float" office:value="7.0922157896909">
                <text:p>7.0922157896909</text:p>
              </table:table-cell>
              <table:table-cell office:value-type="float" office:value="696058165214.513">
                <text:p>696058165214.513</text:p>
              </table:table-cell>
              <table:table-cell office:value-type="float" office:value="99.3376166046873">
                <text:p>99.33761660468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">
                <text:p>1132</text:p>
              </table:table-cell>
              <table:table-cell office:value-type="float" office:value="7.10058312391984">
                <text:p>7.10058312391984</text:p>
              </table:table-cell>
              <table:table-cell office:value-type="float" office:value="705241588357.905">
                <text:p>705241588357.905</text:p>
              </table:table-cell>
              <table:table-cell office:value-type="float" office:value="38.5657734090556">
                <text:p>38.56577340905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">
                <text:p>1134</text:p>
              </table:table-cell>
              <table:table-cell office:value-type="float" office:value="64.8236230173741">
                <text:p>64.8236230173741</text:p>
              </table:table-cell>
              <table:table-cell office:value-type="float" office:value="714394717198.127">
                <text:p>714394717198.127</text:p>
              </table:table-cell>
              <table:table-cell office:value-type="float" office:value="26.7052439914608">
                <text:p>26.70524399146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">
                <text:p>1136</text:p>
              </table:table-cell>
              <table:table-cell office:value-type="float" office:value="0.653270996877645">
                <text:p>0.653270996877645</text:p>
              </table:table-cell>
              <table:table-cell office:value-type="float" office:value="723518211996.327">
                <text:p>723518211996.327</text:p>
              </table:table-cell>
              <table:table-cell office:value-type="float" office:value="17.4995602644656">
                <text:p>17.49956026446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">
                <text:p>1138</text:p>
              </table:table-cell>
              <table:table-cell office:value-type="float" office:value="25.5622097807223">
                <text:p>25.5622097807223</text:p>
              </table:table-cell>
              <table:table-cell office:value-type="float" office:value="732612725015.191">
                <text:p>732612725015.191</text:p>
              </table:table-cell>
              <table:table-cell office:value-type="float" office:value="122.367746655905">
                <text:p>122.3677466559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">
                <text:p>1140</text:p>
              </table:table-cell>
              <table:table-cell office:value-type="float" office:value="2.23573379943121">
                <text:p>2.23573379943121</text:p>
              </table:table-cell>
              <table:table-cell office:value-type="float" office:value="741678901191.47">
                <text:p>741678901191.47</text:p>
              </table:table-cell>
              <table:table-cell office:value-type="float" office:value="31.9046546957776">
                <text:p>31.90465469577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">
                <text:p>1142</text:p>
              </table:table-cell>
              <table:table-cell office:value-type="float" office:value="0.458363905729727">
                <text:p>0.458363905729727</text:p>
              </table:table-cell>
              <table:table-cell office:value-type="float" office:value="750717378360.849">
                <text:p>750717378360.849</text:p>
              </table:table-cell>
              <table:table-cell office:value-type="float" office:value="22.3127295179981">
                <text:p>22.31272951799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">
                <text:p>1144</text:p>
              </table:table-cell>
              <table:table-cell office:value-type="float" office:value="4.77480186979049">
                <text:p>4.77480186979049</text:p>
              </table:table-cell>
              <table:table-cell office:value-type="float" office:value="759728787037.2">
                <text:p>759728787037.2</text:p>
              </table:table-cell>
              <table:table-cell office:value-type="float" office:value="22.354184467852">
                <text:p>22.3541844678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">
                <text:p>1146</text:p>
              </table:table-cell>
              <table:table-cell office:value-type="float" office:value="3.79001206326657">
                <text:p>3.79001206326657</text:p>
              </table:table-cell>
              <table:table-cell office:value-type="float" office:value="768713750895.355">
                <text:p>768713750895.355</text:p>
              </table:table-cell>
              <table:table-cell office:value-type="float" office:value="47.8872056176612">
                <text:p>47.88720561766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">
                <text:p>1148</text:p>
              </table:table-cell>
              <table:table-cell office:value-type="float" office:value="6.67359584975374">
                <text:p>6.67359584975374</text:p>
              </table:table-cell>
              <table:table-cell office:value-type="float" office:value="777672886882.818">
                <text:p>777672886882.818</text:p>
              </table:table-cell>
              <table:table-cell office:value-type="float" office:value="5.14182155392039">
                <text:p>5.141821553920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">
                <text:p>1150</text:p>
              </table:table-cell>
              <table:table-cell office:value-type="float" office:value="31.6702692003674">
                <text:p>31.6702692003674</text:p>
              </table:table-cell>
              <table:table-cell office:value-type="float" office:value="786606805399.465">
                <text:p>786606805399.465</text:p>
              </table:table-cell>
              <table:table-cell office:value-type="float" office:value="26.114289935878">
                <text:p>26.1142899358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">
                <text:p>1152</text:p>
              </table:table-cell>
              <table:table-cell office:value-type="float" office:value="18.6012778819578">
                <text:p>18.6012778819578</text:p>
              </table:table-cell>
              <table:table-cell office:value-type="float" office:value="795516110213.729">
                <text:p>795516110213.729</text:p>
              </table:table-cell>
              <table:table-cell office:value-type="float" office:value="62.4442951013147">
                <text:p>62.44429510131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">
                <text:p>1154</text:p>
              </table:table-cell>
              <table:table-cell office:value-type="float" office:value="11.5920256342495">
                <text:p>11.5920256342495</text:p>
              </table:table-cell>
              <table:table-cell office:value-type="float" office:value="804401399109.468">
                <text:p>804401399109.468</text:p>
              </table:table-cell>
              <table:table-cell office:value-type="float" office:value="57.8191223103062">
                <text:p>57.8191223103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">
                <text:p>1156</text:p>
              </table:table-cell>
              <table:table-cell office:value-type="float" office:value="13.0955944027476">
                <text:p>13.0955944027476</text:p>
              </table:table-cell>
              <table:table-cell office:value-type="float" office:value="813263263701.588">
                <text:p>813263263701.588</text:p>
              </table:table-cell>
              <table:table-cell office:value-type="float" office:value="9.32810932599665">
                <text:p>9.328109325996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">
                <text:p>1158</text:p>
              </table:table-cell>
              <table:table-cell office:value-type="float" office:value="15.7324872918157">
                <text:p>15.7324872918157</text:p>
              </table:table-cell>
              <table:table-cell office:value-type="float" office:value="822102289601.32">
                <text:p>822102289601.32</text:p>
              </table:table-cell>
              <table:table-cell office:value-type="float" office:value="60.0876528774699">
                <text:p>60.08765287746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">
                <text:p>1160</text:p>
              </table:table-cell>
              <table:table-cell office:value-type="float" office:value="26.6567581650488">
                <text:p>26.6567581650488</text:p>
              </table:table-cell>
              <table:table-cell office:value-type="float" office:value="830919056623.915">
                <text:p>830919056623.915</text:p>
              </table:table-cell>
              <table:table-cell office:value-type="float" office:value="9.05996762636505">
                <text:p>9.059967626365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">
                <text:p>1162</text:p>
              </table:table-cell>
              <table:table-cell office:value-type="float" office:value="45.9574995953847">
                <text:p>45.9574995953847</text:p>
              </table:table-cell>
              <table:table-cell office:value-type="float" office:value="839714139089.929">
                <text:p>839714139089.929</text:p>
              </table:table-cell>
              <table:table-cell office:value-type="float" office:value="28.9766212186221">
                <text:p>28.97662121862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">
                <text:p>1164</text:p>
              </table:table-cell>
              <table:table-cell office:value-type="float" office:value="31.0775197218536">
                <text:p>31.0775197218536</text:p>
              </table:table-cell>
              <table:table-cell office:value-type="float" office:value="848488105567.795">
                <text:p>848488105567.795</text:p>
              </table:table-cell>
              <table:table-cell office:value-type="float" office:value="4.05974192688669">
                <text:p>4.059741926886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">
                <text:p>1166</text:p>
              </table:table-cell>
              <table:table-cell office:value-type="float" office:value="75.9873968037847">
                <text:p>75.9873968037847</text:p>
              </table:table-cell>
              <table:table-cell office:value-type="float" office:value="857241519548.399">
                <text:p>857241519548.399</text:p>
              </table:table-cell>
              <table:table-cell office:value-type="float" office:value="37.192534279686">
                <text:p>37.1925342796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">
                <text:p>1168</text:p>
              </table:table-cell>
              <table:table-cell office:value-type="float" office:value="6.88504922204809">
                <text:p>6.88504922204809</text:p>
              </table:table-cell>
              <table:table-cell office:value-type="float" office:value="865974939006.7">
                <text:p>865974939006.7</text:p>
              </table:table-cell>
              <table:table-cell office:value-type="float" office:value="63.5350258861203">
                <text:p>63.53502588612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">
                <text:p>1170</text:p>
              </table:table-cell>
              <table:table-cell office:value-type="float" office:value="2.2450225280834">
                <text:p>2.2450225280834</text:p>
              </table:table-cell>
              <table:table-cell office:value-type="float" office:value="874688917230.258">
                <text:p>874688917230.258</text:p>
              </table:table-cell>
              <table:table-cell office:value-type="float" office:value="30.5860627837377">
                <text:p>30.58606278373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">
                <text:p>1172</text:p>
              </table:table-cell>
              <table:table-cell office:value-type="float" office:value="0.924379092028905">
                <text:p>0.924379092028905</text:p>
              </table:table-cell>
              <table:table-cell office:value-type="float" office:value="883384002262.3">
                <text:p>883384002262.3</text:p>
              </table:table-cell>
              <table:table-cell office:value-type="float" office:value="62.3208399241585">
                <text:p>62.32083992415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">
                <text:p>1174</text:p>
              </table:table-cell>
              <table:table-cell office:value-type="float" office:value="8.41785557577193">
                <text:p>8.41785557577193</text:p>
              </table:table-cell>
              <table:table-cell office:value-type="float" office:value="892060737440.254">
                <text:p>892060737440.254</text:p>
              </table:table-cell>
              <table:table-cell office:value-type="float" office:value="7.76088417286467">
                <text:p>7.7608841728646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">
                <text:p>1176</text:p>
              </table:table-cell>
              <table:table-cell office:value-type="float" office:value="4.00070136974687">
                <text:p>4.00070136974687</text:p>
              </table:table-cell>
              <table:table-cell office:value-type="float" office:value="900719661450.703">
                <text:p>900719661450.703</text:p>
              </table:table-cell>
              <table:table-cell office:value-type="float" office:value="47.6908255287029">
                <text:p>47.69082552870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">
                <text:p>1178</text:p>
              </table:table-cell>
              <table:table-cell office:value-type="float" office:value="1.69818370860344">
                <text:p>1.69818370860344</text:p>
              </table:table-cell>
              <table:table-cell office:value-type="float" office:value="909361308355.465">
                <text:p>909361308355.465</text:p>
              </table:table-cell>
              <table:table-cell office:value-type="float" office:value="56.9200039234417">
                <text:p>56.92000392344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">
                <text:p>1180</text:p>
              </table:table-cell>
              <table:table-cell office:value-type="float" office:value="6.53403394910573">
                <text:p>6.53403394910573</text:p>
              </table:table-cell>
              <table:table-cell office:value-type="float" office:value="917986207853.503">
                <text:p>917986207853.503</text:p>
              </table:table-cell>
              <table:table-cell office:value-type="float" office:value="42.5174155654731">
                <text:p>42.51741556547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">
                <text:p>1182</text:p>
              </table:table-cell>
              <table:table-cell office:value-type="float" office:value="25.707237882392">
                <text:p>25.707237882392</text:p>
              </table:table-cell>
              <table:table-cell office:value-type="float" office:value="926594885351.318">
                <text:p>926594885351.318</text:p>
              </table:table-cell>
              <table:table-cell office:value-type="float" office:value="85.910025173192">
                <text:p>85.9100251731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">
                <text:p>1184</text:p>
              </table:table-cell>
              <table:table-cell office:value-type="float" office:value="0.782278480570619">
                <text:p>0.782278480570619</text:p>
              </table:table-cell>
              <table:table-cell office:value-type="float" office:value="935187861971.923">
                <text:p>935187861971.923</text:p>
              </table:table-cell>
              <table:table-cell office:value-type="float" office:value="14.0898511184453">
                <text:p>14.08985111844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">
                <text:p>1186</text:p>
              </table:table-cell>
              <table:table-cell office:value-type="float" office:value="11.9316253869218">
                <text:p>11.9316253869218</text:p>
              </table:table-cell>
              <table:table-cell office:value-type="float" office:value="943765654895.46">
                <text:p>943765654895.46</text:p>
              </table:table-cell>
              <table:table-cell office:value-type="float" office:value="5.46314188780475">
                <text:p>5.463141887804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">
                <text:p>1188</text:p>
              </table:table-cell>
              <table:table-cell office:value-type="float" office:value="15.4474457843396">
                <text:p>15.4474457843396</text:p>
              </table:table-cell>
              <table:table-cell office:value-type="float" office:value="952328777366.487">
                <text:p>952328777366.487</text:p>
              </table:table-cell>
              <table:table-cell office:value-type="float" office:value="103.339037953718">
                <text:p>103.3390379537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">
                <text:p>1190</text:p>
              </table:table-cell>
              <table:table-cell office:value-type="float" office:value="174.867791765347">
                <text:p>174.867791765347</text:p>
              </table:table-cell>
              <table:table-cell office:value-type="float" office:value="960877738468.213">
                <text:p>960877738468.213</text:p>
              </table:table-cell>
              <table:table-cell office:value-type="float" office:value="18.3672685977481">
                <text:p>18.36726859774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">
                <text:p>1192</text:p>
              </table:table-cell>
              <table:table-cell office:value-type="float" office:value="49.9558085759253">
                <text:p>49.9558085759253</text:p>
              </table:table-cell>
              <table:table-cell office:value-type="float" office:value="969413044373.524">
                <text:p>969413044373.524</text:p>
              </table:table-cell>
              <table:table-cell office:value-type="float" office:value="7.08864210635945">
                <text:p>7.088642106359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">
                <text:p>1194</text:p>
              </table:table-cell>
              <table:table-cell office:value-type="float" office:value="2.92265919851748">
                <text:p>2.92265919851748</text:p>
              </table:table-cell>
              <table:table-cell office:value-type="float" office:value="977935196729.55">
                <text:p>977935196729.55</text:p>
              </table:table-cell>
              <table:table-cell office:value-type="float" office:value="46.9904330296247">
                <text:p>46.99043302962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">
                <text:p>1196</text:p>
              </table:table-cell>
              <table:table-cell office:value-type="float" office:value="10.4574940385077">
                <text:p>10.4574940385077</text:p>
              </table:table-cell>
              <table:table-cell office:value-type="float" office:value="986444694086.216">
                <text:p>986444694086.216</text:p>
              </table:table-cell>
              <table:table-cell office:value-type="float" office:value="8.77629894528744">
                <text:p>8.776298945287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">
                <text:p>1198</text:p>
              </table:table-cell>
              <table:table-cell office:value-type="float" office:value="8.55225157367693">
                <text:p>8.55225157367693</text:p>
              </table:table-cell>
              <table:table-cell office:value-type="float" office:value="994942031669.265">
                <text:p>994942031669.265</text:p>
              </table:table-cell>
              <table:table-cell office:value-type="float" office:value="33.541574275675">
                <text:p>33.5415742756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">
                <text:p>1200</text:p>
              </table:table-cell>
              <table:table-cell office:value-type="float" office:value="58.4721768626861">
                <text:p>58.4721768626861</text:p>
              </table:table-cell>
              <table:table-cell office:value-type="float" office:value="1003427701350.62">
                <text:p>1003427701350.62</text:p>
              </table:table-cell>
              <table:table-cell office:value-type="float" office:value="64.0245686706301">
                <text:p>64.02456867063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">
                <text:p>1202</text:p>
              </table:table-cell>
              <table:table-cell office:value-type="float" office:value="22.7799757164566">
                <text:p>22.7799757164566</text:p>
              </table:table-cell>
              <table:table-cell office:value-type="float" office:value="1011902191635.24">
                <text:p>1011902191635.24</text:p>
              </table:table-cell>
              <table:table-cell office:value-type="float" office:value="48.0771724628339">
                <text:p>48.07717246283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">
                <text:p>1204</text:p>
              </table:table-cell>
              <table:table-cell office:value-type="float" office:value="306.546778620599">
                <text:p>306.546778620599</text:p>
              </table:table-cell>
              <table:table-cell office:value-type="float" office:value="1020365988689.02">
                <text:p>1020365988689.02</text:p>
              </table:table-cell>
              <table:table-cell office:value-type="float" office:value="34.8062965393757">
                <text:p>34.80629653937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">
                <text:p>1206</text:p>
              </table:table-cell>
              <table:table-cell office:value-type="float" office:value="4.16868004665896">
                <text:p>4.16868004665896</text:p>
              </table:table-cell>
              <table:table-cell office:value-type="float" office:value="1028819574075.85">
                <text:p>1028819574075.85</text:p>
              </table:table-cell>
              <table:table-cell office:value-type="float" office:value="4.50297625549985">
                <text:p>4.502976255499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">
                <text:p>1208</text:p>
              </table:table-cell>
              <table:table-cell office:value-type="float" office:value="1.28279257822581">
                <text:p>1.28279257822581</text:p>
              </table:table-cell>
              <table:table-cell office:value-type="float" office:value="1037263428441.66">
                <text:p>1037263428441.66</text:p>
              </table:table-cell>
              <table:table-cell office:value-type="float" office:value="95.5152542150381">
                <text:p>95.51525421503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">
                <text:p>1210</text:p>
              </table:table-cell>
              <table:table-cell office:value-type="float" office:value="1.34594420688162">
                <text:p>1.34594420688162</text:p>
              </table:table-cell>
              <table:table-cell office:value-type="float" office:value="1045698028503.74">
                <text:p>1045698028503.74</text:p>
              </table:table-cell>
              <table:table-cell office:value-type="float" office:value="45.3770835973225">
                <text:p>45.37708359732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">
                <text:p>1212</text:p>
              </table:table-cell>
              <table:table-cell office:value-type="float" office:value="5.77800605219108">
                <text:p>5.77800605219108</text:p>
              </table:table-cell>
              <table:table-cell office:value-type="float" office:value="1054123848547.39">
                <text:p>1054123848547.39</text:p>
              </table:table-cell>
              <table:table-cell office:value-type="float" office:value="49.5085087542375">
                <text:p>49.50850875423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">
                <text:p>1214</text:p>
              </table:table-cell>
              <table:table-cell office:value-type="float" office:value="6.6096584202946">
                <text:p>6.6096584202946</text:p>
              </table:table-cell>
              <table:table-cell office:value-type="float" office:value="1062541360239.16">
                <text:p>1062541360239.16</text:p>
              </table:table-cell>
              <table:table-cell office:value-type="float" office:value="80.2350681951146">
                <text:p>80.23506819511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">
                <text:p>1216</text:p>
              </table:table-cell>
              <table:table-cell office:value-type="float" office:value="30.4890941338185">
                <text:p>30.4890941338185</text:p>
              </table:table-cell>
              <table:table-cell office:value-type="float" office:value="1070951032834.4">
                <text:p>1070951032834.4</text:p>
              </table:table-cell>
              <table:table-cell office:value-type="float" office:value="64.3333731735315">
                <text:p>64.33337317353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">
                <text:p>1218</text:p>
              </table:table-cell>
              <table:table-cell office:value-type="float" office:value="0.256802101291489">
                <text:p>0.256802101291489</text:p>
              </table:table-cell>
              <table:table-cell office:value-type="float" office:value="1079353333054.73">
                <text:p>1079353333054.73</text:p>
              </table:table-cell>
              <table:table-cell office:value-type="float" office:value="30.2855502906587">
                <text:p>30.28555029065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">
                <text:p>1220</text:p>
              </table:table-cell>
              <table:table-cell office:value-type="float" office:value="6.39541237265536">
                <text:p>6.39541237265536</text:p>
              </table:table-cell>
              <table:table-cell office:value-type="float" office:value="1087748725465.5">
                <text:p>1087748725465.5</text:p>
              </table:table-cell>
              <table:table-cell office:value-type="float" office:value="81.2442068709348">
                <text:p>81.24420687093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">
                <text:p>1222</text:p>
              </table:table-cell>
              <table:table-cell office:value-type="float" office:value="8.77176735619609">
                <text:p>8.77176735619609</text:p>
              </table:table-cell>
              <table:table-cell office:value-type="float" office:value="1096137672365.85">
                <text:p>1096137672365.85</text:p>
              </table:table-cell>
              <table:table-cell office:value-type="float" office:value="28.4593295216261">
                <text:p>28.45932952162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">
                <text:p>1224</text:p>
              </table:table-cell>
              <table:table-cell office:value-type="float" office:value="12.3852990773589">
                <text:p>12.3852990773589</text:p>
              </table:table-cell>
              <table:table-cell office:value-type="float" office:value="1104520633879.98">
                <text:p>1104520633879.98</text:p>
              </table:table-cell>
              <table:table-cell office:value-type="float" office:value="36.3563422424258">
                <text:p>36.35634224242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">
                <text:p>1226</text:p>
              </table:table-cell>
              <table:table-cell office:value-type="float" office:value="6.60789642930203">
                <text:p>6.60789642930203</text:p>
              </table:table-cell>
              <table:table-cell office:value-type="float" office:value="1112898068151.72">
                <text:p>1112898068151.72</text:p>
              </table:table-cell>
              <table:table-cell office:value-type="float" office:value="46.7109969132651">
                <text:p>46.71099691326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">
                <text:p>1228</text:p>
              </table:table-cell>
              <table:table-cell office:value-type="float" office:value="16.5132525769825">
                <text:p>16.5132525769825</text:p>
              </table:table-cell>
              <table:table-cell office:value-type="float" office:value="1121270431327.11">
                <text:p>1121270431327.11</text:p>
              </table:table-cell>
              <table:table-cell office:value-type="float" office:value="2.15268763177232">
                <text:p>2.152687631772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">
                <text:p>1230</text:p>
              </table:table-cell>
              <table:table-cell office:value-type="float" office:value="3.73262875721369">
                <text:p>3.73262875721369</text:p>
              </table:table-cell>
              <table:table-cell office:value-type="float" office:value="1129638177756.15">
                <text:p>1129638177756.15</text:p>
              </table:table-cell>
              <table:table-cell office:value-type="float" office:value="1.60791051100638">
                <text:p>1.607910511006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">
                <text:p>1232</text:p>
              </table:table-cell>
              <table:table-cell office:value-type="float" office:value="10.7810028551801">
                <text:p>10.7810028551801</text:p>
              </table:table-cell>
              <table:table-cell office:value-type="float" office:value="1138001759901.93">
                <text:p>1138001759901.93</text:p>
              </table:table-cell>
              <table:table-cell office:value-type="float" office:value="30.6560266860944">
                <text:p>30.65602668609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">
                <text:p>1234</text:p>
              </table:table-cell>
              <table:table-cell office:value-type="float" office:value="15.8079122331642">
                <text:p>15.8079122331642</text:p>
              </table:table-cell>
              <table:table-cell office:value-type="float" office:value="1146361628689.22">
                <text:p>1146361628689.22</text:p>
              </table:table-cell>
              <table:table-cell office:value-type="float" office:value="40.4047066675738">
                <text:p>40.40470666757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">
                <text:p>1236</text:p>
              </table:table-cell>
              <table:table-cell office:value-type="float" office:value="2.21733116448798">
                <text:p>2.21733116448798</text:p>
              </table:table-cell>
              <table:table-cell office:value-type="float" office:value="1154718233261.45">
                <text:p>1154718233261.45</text:p>
              </table:table-cell>
              <table:table-cell office:value-type="float" office:value="56.2589344789535">
                <text:p>56.25893447895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">
                <text:p>1238</text:p>
              </table:table-cell>
              <table:table-cell office:value-type="float" office:value="13.8085512625133">
                <text:p>13.8085512625133</text:p>
              </table:table-cell>
              <table:table-cell office:value-type="float" office:value="1163072021357.13">
                <text:p>1163072021357.13</text:p>
              </table:table-cell>
              <table:table-cell office:value-type="float" office:value="11.8669498852779">
                <text:p>11.86694988527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">
                <text:p>1240</text:p>
              </table:table-cell>
              <table:table-cell office:value-type="float" office:value="5.94130876972069">
                <text:p>5.94130876972069</text:p>
              </table:table-cell>
              <table:table-cell office:value-type="float" office:value="1171423439226.9">
                <text:p>1171423439226.9</text:p>
              </table:table-cell>
              <table:table-cell office:value-type="float" office:value="12.8917284805636">
                <text:p>12.89172848056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">
                <text:p>1242</text:p>
              </table:table-cell>
              <table:table-cell office:value-type="float" office:value="0.0510799710218005">
                <text:p>0.0510799710218005</text:p>
              </table:table-cell>
              <table:table-cell office:value-type="float" office:value="1179772931810.91">
                <text:p>1179772931810.91</text:p>
              </table:table-cell>
              <table:table-cell office:value-type="float" office:value="72.6114575000118">
                <text:p>72.61145750001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">
                <text:p>1244</text:p>
              </table:table-cell>
              <table:table-cell office:value-type="float" office:value="30.1103846734726">
                <text:p>30.1103846734726</text:p>
              </table:table-cell>
              <table:table-cell office:value-type="float" office:value="1188120942650.16">
                <text:p>1188120942650.16</text:p>
              </table:table-cell>
              <table:table-cell office:value-type="float" office:value="15.9411926479971">
                <text:p>15.94119264799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">
                <text:p>1246</text:p>
              </table:table-cell>
              <table:table-cell office:value-type="float" office:value="19.5997030307368">
                <text:p>19.5997030307368</text:p>
              </table:table-cell>
              <table:table-cell office:value-type="float" office:value="1196467914246.32">
                <text:p>1196467914246.32</text:p>
              </table:table-cell>
              <table:table-cell office:value-type="float" office:value="41.441056447603">
                <text:p>41.4410564476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">
                <text:p>1248</text:p>
              </table:table-cell>
              <table:table-cell office:value-type="float" office:value="0.23064758588554">
                <text:p>0.23064758588554</text:p>
              </table:table-cell>
              <table:table-cell office:value-type="float" office:value="1204814287875.83">
                <text:p>1204814287875.83</text:p>
              </table:table-cell>
              <table:table-cell office:value-type="float" office:value="39.8997916114998">
                <text:p>39.89979161149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">
                <text:p>1250</text:p>
              </table:table-cell>
              <table:table-cell office:value-type="float" office:value="14.8855827052835">
                <text:p>14.8855827052835</text:p>
              </table:table-cell>
              <table:table-cell office:value-type="float" office:value="1213160503736.94">
                <text:p>1213160503736.94</text:p>
              </table:table-cell>
              <table:table-cell office:value-type="float" office:value="25.6369132576431">
                <text:p>25.63691325764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">
                <text:p>1252</text:p>
              </table:table-cell>
              <table:table-cell office:value-type="float" office:value="6.11412943066891">
                <text:p>6.11412943066891</text:p>
              </table:table-cell>
              <table:table-cell office:value-type="float" office:value="1221507001222.05">
                <text:p>1221507001222.05</text:p>
              </table:table-cell>
              <table:table-cell office:value-type="float" office:value="13.8598147047234">
                <text:p>13.85981470472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">
                <text:p>1254</text:p>
              </table:table-cell>
              <table:table-cell office:value-type="float" office:value="0.0909510932294794">
                <text:p>0.0909510932294794</text:p>
              </table:table-cell>
              <table:table-cell office:value-type="float" office:value="1229854218649.21">
                <text:p>1229854218649.21</text:p>
              </table:table-cell>
              <table:table-cell office:value-type="float" office:value="9.13544448236361">
                <text:p>9.135444482363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">
                <text:p>1256</text:p>
              </table:table-cell>
              <table:table-cell office:value-type="float" office:value="14.0453440748791">
                <text:p>14.0453440748791</text:p>
              </table:table-cell>
              <table:table-cell office:value-type="float" office:value="1238202593654.98">
                <text:p>1238202593654.98</text:p>
              </table:table-cell>
              <table:table-cell office:value-type="float" office:value="21.4151156601713">
                <text:p>21.41511566017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">
                <text:p>1258</text:p>
              </table:table-cell>
              <table:table-cell office:value-type="float" office:value="0.390509969602723">
                <text:p>0.390509969602723</text:p>
              </table:table-cell>
              <table:table-cell office:value-type="float" office:value="1246552563140.06">
                <text:p>1246552563140.06</text:p>
              </table:table-cell>
              <table:table-cell office:value-type="float" office:value="67.6455432331274">
                <text:p>67.64554323312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">
                <text:p>1260</text:p>
              </table:table-cell>
              <table:table-cell office:value-type="float" office:value="15.2935692221437">
                <text:p>15.2935692221437</text:p>
              </table:table-cell>
              <table:table-cell office:value-type="float" office:value="1254904563220.1">
                <text:p>1254904563220.1</text:p>
              </table:table-cell>
              <table:table-cell office:value-type="float" office:value="45.6544354110819">
                <text:p>45.65443541108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">
                <text:p>1262</text:p>
              </table:table-cell>
              <table:table-cell office:value-type="float" office:value="21.4718448481031">
                <text:p>21.4718448481031</text:p>
              </table:table-cell>
              <table:table-cell office:value-type="float" office:value="1263259029637.08">
                <text:p>1263259029637.08</text:p>
              </table:table-cell>
              <table:table-cell office:value-type="float" office:value="62.9995786936644">
                <text:p>62.99957869366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">
                <text:p>1264</text:p>
              </table:table-cell>
              <table:table-cell office:value-type="float" office:value="8.59505850957924">
                <text:p>8.59505850957924</text:p>
              </table:table-cell>
              <table:table-cell office:value-type="float" office:value="1271616397467.8">
                <text:p>1271616397467.8</text:p>
              </table:table-cell>
              <table:table-cell office:value-type="float" office:value="28.2619161126666">
                <text:p>28.26191611266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">
                <text:p>1266</text:p>
              </table:table-cell>
              <table:table-cell office:value-type="float" office:value="8.25587622056814">
                <text:p>8.25587622056814</text:p>
              </table:table-cell>
              <table:table-cell office:value-type="float" office:value="1279977101439.95">
                <text:p>1279977101439.95</text:p>
              </table:table-cell>
              <table:table-cell office:value-type="float" office:value="56.214127613949">
                <text:p>56.2141276139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">
                <text:p>1268</text:p>
              </table:table-cell>
              <table:table-cell office:value-type="float" office:value="0.67688240268749">
                <text:p>0.67688240268749</text:p>
              </table:table-cell>
              <table:table-cell office:value-type="float" office:value="1288341575960.28">
                <text:p>1288341575960.28</text:p>
              </table:table-cell>
              <table:table-cell office:value-type="float" office:value="90.8420705510229">
                <text:p>90.84207055102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">
                <text:p>1270</text:p>
              </table:table-cell>
              <table:table-cell office:value-type="float" office:value="4.09890129414237">
                <text:p>4.09890129414237</text:p>
              </table:table-cell>
              <table:table-cell office:value-type="float" office:value="1296710255002.35">
                <text:p>1296710255002.35</text:p>
              </table:table-cell>
              <table:table-cell office:value-type="float" office:value="14.5170908252914">
                <text:p>14.51709082529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">
                <text:p>1272</text:p>
              </table:table-cell>
              <table:table-cell office:value-type="float" office:value="14.8677591951361">
                <text:p>14.8677591951361</text:p>
              </table:table-cell>
              <table:table-cell office:value-type="float" office:value="1305083572480.55">
                <text:p>1305083572480.55</text:p>
              </table:table-cell>
              <table:table-cell office:value-type="float" office:value="15.769436700808">
                <text:p>15.7694367008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">
                <text:p>1274</text:p>
              </table:table-cell>
              <table:table-cell office:value-type="float" office:value="0.294856326863868">
                <text:p>0.294856326863868</text:p>
              </table:table-cell>
              <table:table-cell office:value-type="float" office:value="1313461962195.15">
                <text:p>1313461962195.15</text:p>
              </table:table-cell>
              <table:table-cell office:value-type="float" office:value="67.8092630551286">
                <text:p>67.80926305512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">
                <text:p>1276</text:p>
              </table:table-cell>
              <table:table-cell office:value-type="float" office:value="40.5561670545904">
                <text:p>40.5561670545904</text:p>
              </table:table-cell>
              <table:table-cell office:value-type="float" office:value="1321845857812.51">
                <text:p>1321845857812.51</text:p>
              </table:table-cell>
              <table:table-cell office:value-type="float" office:value="34.8926270505673">
                <text:p>34.89262705056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">
                <text:p>1278</text:p>
              </table:table-cell>
              <table:table-cell office:value-type="float" office:value="6.0286657090895">
                <text:p>6.0286657090895</text:p>
              </table:table-cell>
              <table:table-cell office:value-type="float" office:value="1330235692945.03">
                <text:p>1330235692945.03</text:p>
              </table:table-cell>
              <table:table-cell office:value-type="float" office:value="83.1580852135593">
                <text:p>83.15808521355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6.40775111493271">
                <text:p>6.40775111493271</text:p>
              </table:table-cell>
              <table:table-cell office:value-type="float" office:value="1338631901463.68">
                <text:p>1338631901463.68</text:p>
              </table:table-cell>
              <table:table-cell office:value-type="float" office:value="9.84447737199327">
                <text:p>9.844477371993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">
                <text:p>1282</text:p>
              </table:table-cell>
              <table:table-cell office:value-type="float" office:value="7.59850193228028">
                <text:p>7.59850193228028</text:p>
              </table:table-cell>
              <table:table-cell office:value-type="float" office:value="1347034917351.93">
                <text:p>1347034917351.93</text:p>
              </table:table-cell>
              <table:table-cell office:value-type="float" office:value="20.8392923069641">
                <text:p>20.83929230696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">
                <text:p>1284</text:p>
              </table:table-cell>
              <table:table-cell office:value-type="float" office:value="22.9215000770779">
                <text:p>22.9215000770779</text:p>
              </table:table-cell>
              <table:table-cell office:value-type="float" office:value="1355445174818.96">
                <text:p>1355445174818.96</text:p>
              </table:table-cell>
              <table:table-cell office:value-type="float" office:value="18.1784834164764">
                <text:p>18.17848341647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">
                <text:p>1286</text:p>
              </table:table-cell>
              <table:table-cell office:value-type="float" office:value="1.43733478786566">
                <text:p>1.43733478786566</text:p>
              </table:table-cell>
              <table:table-cell office:value-type="float" office:value="1363863108298.07">
                <text:p>1363863108298.07</text:p>
              </table:table-cell>
              <table:table-cell office:value-type="float" office:value="1.30818501015949">
                <text:p>1.308185010159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">
                <text:p>1288</text:p>
              </table:table-cell>
              <table:table-cell office:value-type="float" office:value="3.55353762953628">
                <text:p>3.55353762953628</text:p>
              </table:table-cell>
              <table:table-cell office:value-type="float" office:value="1372289152748.12">
                <text:p>1372289152748.12</text:p>
              </table:table-cell>
              <table:table-cell office:value-type="float" office:value="48.4392096175532">
                <text:p>48.43920961755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">
                <text:p>1290</text:p>
              </table:table-cell>
              <table:table-cell office:value-type="float" office:value="7.23314032196412">
                <text:p>7.23314032196412</text:p>
              </table:table-cell>
              <table:table-cell office:value-type="float" office:value="1380723743543.31">
                <text:p>1380723743543.31</text:p>
              </table:table-cell>
              <table:table-cell office:value-type="float" office:value="42.1630951985406">
                <text:p>42.16309519854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">
                <text:p>1292</text:p>
              </table:table-cell>
              <table:table-cell office:value-type="float" office:value="4.96342957515742">
                <text:p>4.96342957515742</text:p>
              </table:table-cell>
              <table:table-cell office:value-type="float" office:value="1389167316506.39">
                <text:p>1389167316506.39</text:p>
              </table:table-cell>
              <table:table-cell office:value-type="float" office:value="44.3815786254925">
                <text:p>44.38157862549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">
                <text:p>1294</text:p>
              </table:table-cell>
              <table:table-cell office:value-type="float" office:value="9.56816655296426">
                <text:p>9.56816655296426</text:p>
              </table:table-cell>
              <table:table-cell office:value-type="float" office:value="1397620308160.27">
                <text:p>1397620308160.27</text:p>
              </table:table-cell>
              <table:table-cell office:value-type="float" office:value="60.5669230786436">
                <text:p>60.56692307864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">
                <text:p>1296</text:p>
              </table:table-cell>
              <table:table-cell office:value-type="float" office:value="4.79420607939492">
                <text:p>4.79420607939492</text:p>
              </table:table-cell>
              <table:table-cell office:value-type="float" office:value="1406083155677.83">
                <text:p>1406083155677.83</text:p>
              </table:table-cell>
              <table:table-cell office:value-type="float" office:value="2.69608296514369">
                <text:p>2.696082965143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">
                <text:p>1298</text:p>
              </table:table-cell>
              <table:table-cell office:value-type="float" office:value="2.86683984131041">
                <text:p>2.86683984131041</text:p>
              </table:table-cell>
              <table:table-cell office:value-type="float" office:value="1414556296982.42">
                <text:p>1414556296982.42</text:p>
              </table:table-cell>
              <table:table-cell office:value-type="float" office:value="2.81832177651787">
                <text:p>2.818321776517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">
                <text:p>1300</text:p>
              </table:table-cell>
              <table:table-cell office:value-type="float" office:value="17.081529293806">
                <text:p>17.081529293806</text:p>
              </table:table-cell>
              <table:table-cell office:value-type="float" office:value="1423040170775.73">
                <text:p>1423040170775.73</text:p>
              </table:table-cell>
              <table:table-cell office:value-type="float" office:value="3.4086115008272">
                <text:p>3.40861150082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">
                <text:p>1302</text:p>
              </table:table-cell>
              <table:table-cell office:value-type="float" office:value="3.95206254698364">
                <text:p>3.95206254698364</text:p>
              </table:table-cell>
              <table:table-cell office:value-type="float" office:value="1431535216755.19">
                <text:p>1431535216755.19</text:p>
              </table:table-cell>
              <table:table-cell office:value-type="float" office:value="26.6257911952575">
                <text:p>26.62579119525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">
                <text:p>1304</text:p>
              </table:table-cell>
              <table:table-cell office:value-type="float" office:value="18.9830791200417">
                <text:p>18.9830791200417</text:p>
              </table:table-cell>
              <table:table-cell office:value-type="float" office:value="1440041875465.83">
                <text:p>1440041875465.83</text:p>
              </table:table-cell>
              <table:table-cell office:value-type="float" office:value="42.5942336849088">
                <text:p>42.59423368490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">
                <text:p>1306</text:p>
              </table:table-cell>
              <table:table-cell office:value-type="float" office:value="8.39969899827248">
                <text:p>8.39969899827248</text:p>
              </table:table-cell>
              <table:table-cell office:value-type="float" office:value="1448560588621.31">
                <text:p>1448560588621.31</text:p>
              </table:table-cell>
              <table:table-cell office:value-type="float" office:value="67.432458826631">
                <text:p>67.4324588266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">
                <text:p>1308</text:p>
              </table:table-cell>
              <table:table-cell office:value-type="float" office:value="4.79162401476029">
                <text:p>4.79162401476029</text:p>
              </table:table-cell>
              <table:table-cell office:value-type="float" office:value="1457091798958.78">
                <text:p>1457091798958.78</text:p>
              </table:table-cell>
              <table:table-cell office:value-type="float" office:value="6.73773162937482">
                <text:p>6.737731629374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">
                <text:p>1310</text:p>
              </table:table-cell>
              <table:table-cell office:value-type="float" office:value="13.7742634379353">
                <text:p>13.7742634379353</text:p>
              </table:table-cell>
              <table:table-cell office:value-type="float" office:value="1465635950435.19">
                <text:p>1465635950435.19</text:p>
              </table:table-cell>
              <table:table-cell office:value-type="float" office:value="99.1707654474638">
                <text:p>99.17076544746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">
                <text:p>1312</text:p>
              </table:table-cell>
              <table:table-cell office:value-type="float" office:value="22.1775124232482">
                <text:p>22.1775124232482</text:p>
              </table:table-cell>
              <table:table-cell office:value-type="float" office:value="1474193488322.18">
                <text:p>1474193488322.18</text:p>
              </table:table-cell>
              <table:table-cell office:value-type="float" office:value="83.4640558870512">
                <text:p>83.46405588705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">
                <text:p>1314</text:p>
              </table:table-cell>
              <table:table-cell office:value-type="float" office:value="10.7841042709118">
                <text:p>10.7841042709118</text:p>
              </table:table-cell>
              <table:table-cell office:value-type="float" office:value="1482764859133.76">
                <text:p>1482764859133.76</text:p>
              </table:table-cell>
              <table:table-cell office:value-type="float" office:value="0.364969507000867">
                <text:p>0.3649695070008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">
                <text:p>1316</text:p>
              </table:table-cell>
              <table:table-cell office:value-type="float" office:value="3.65899036869879">
                <text:p>3.65899036869879</text:p>
              </table:table-cell>
              <table:table-cell office:value-type="float" office:value="1491350510897.55">
                <text:p>1491350510897.55</text:p>
              </table:table-cell>
              <table:table-cell office:value-type="float" office:value="45.845969148093">
                <text:p>45.8459691480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">
                <text:p>1318</text:p>
              </table:table-cell>
              <table:table-cell office:value-type="float" office:value="10.0875559363523">
                <text:p>10.0875559363523</text:p>
              </table:table-cell>
              <table:table-cell office:value-type="float" office:value="1499950893092.2">
                <text:p>1499950893092.2</text:p>
              </table:table-cell>
              <table:table-cell office:value-type="float" office:value="18.2632946681979">
                <text:p>18.26329466819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">
                <text:p>1320</text:p>
              </table:table-cell>
              <table:table-cell office:value-type="float" office:value="9.74727318208817">
                <text:p>9.74727318208817</text:p>
              </table:table-cell>
              <table:table-cell office:value-type="float" office:value="1508566456792.34">
                <text:p>1508566456792.34</text:p>
              </table:table-cell>
              <table:table-cell office:value-type="float" office:value="14.4706796534149">
                <text:p>14.470679653414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">
                <text:p>1322</text:p>
              </table:table-cell>
              <table:table-cell office:value-type="float" office:value="10.2821280650343">
                <text:p>10.2821280650343</text:p>
              </table:table-cell>
              <table:table-cell office:value-type="float" office:value="1517197654682.84">
                <text:p>1517197654682.84</text:p>
              </table:table-cell>
              <table:table-cell office:value-type="float" office:value="21.1119028922308">
                <text:p>21.11190289223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">
                <text:p>1324</text:p>
              </table:table-cell>
              <table:table-cell office:value-type="float" office:value="8.74923218782127">
                <text:p>8.74923218782127</text:p>
              </table:table-cell>
              <table:table-cell office:value-type="float" office:value="1525844941162.84">
                <text:p>1525844941162.84</text:p>
              </table:table-cell>
              <table:table-cell office:value-type="float" office:value="28.6049966098318">
                <text:p>28.60499660983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">
                <text:p>1326</text:p>
              </table:table-cell>
              <table:table-cell office:value-type="float" office:value="7.40972768542646">
                <text:p>7.40972768542646</text:p>
              </table:table-cell>
              <table:table-cell office:value-type="float" office:value="1534508772472.93">
                <text:p>1534508772472.93</text:p>
              </table:table-cell>
              <table:table-cell office:value-type="float" office:value="86.5775929955321">
                <text:p>86.57759299553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">
                <text:p>1328</text:p>
              </table:table-cell>
              <table:table-cell office:value-type="float" office:value="3.32328161351334">
                <text:p>3.32328161351334</text:p>
              </table:table-cell>
              <table:table-cell office:value-type="float" office:value="1543189606707.05">
                <text:p>1543189606707.05</text:p>
              </table:table-cell>
              <table:table-cell office:value-type="float" office:value="103.183454815597">
                <text:p>103.1834548155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">
                <text:p>1330</text:p>
              </table:table-cell>
              <table:table-cell office:value-type="float" office:value="6.51919777979761">
                <text:p>6.51919777979761</text:p>
              </table:table-cell>
              <table:table-cell office:value-type="float" office:value="1551887903904.73">
                <text:p>1551887903904.73</text:p>
              </table:table-cell>
              <table:table-cell office:value-type="float" office:value="38.9564205309365">
                <text:p>38.95642053093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">
                <text:p>1332</text:p>
              </table:table-cell>
              <table:table-cell office:value-type="float" office:value="1.4647450456929">
                <text:p>1.4647450456929</text:p>
              </table:table-cell>
              <table:table-cell office:value-type="float" office:value="1560604126155.56">
                <text:p>1560604126155.56</text:p>
              </table:table-cell>
              <table:table-cell office:value-type="float" office:value="49.9807617241945">
                <text:p>49.98076172419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">
                <text:p>1334</text:p>
              </table:table-cell>
              <table:table-cell office:value-type="float" office:value="5.92438658599136">
                <text:p>5.92438658599136</text:p>
              </table:table-cell>
              <table:table-cell office:value-type="float" office:value="1569338737661.25">
                <text:p>1569338737661.25</text:p>
              </table:table-cell>
              <table:table-cell office:value-type="float" office:value="10.8639804548151">
                <text:p>10.86398045481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">
                <text:p>1336</text:p>
              </table:table-cell>
              <table:table-cell office:value-type="float" office:value="9.24521113399259">
                <text:p>9.24521113399259</text:p>
              </table:table-cell>
              <table:table-cell office:value-type="float" office:value="1578092204792">
                <text:p>1578092204792</text:p>
              </table:table-cell>
              <table:table-cell office:value-type="float" office:value="22.9193432672468">
                <text:p>22.91934326724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">
                <text:p>1338</text:p>
              </table:table-cell>
              <table:table-cell office:value-type="float" office:value="0.342082077747772">
                <text:p>0.342082077747772</text:p>
              </table:table-cell>
              <table:table-cell office:value-type="float" office:value="1586864996199.84">
                <text:p>1586864996199.84</text:p>
              </table:table-cell>
              <table:table-cell office:value-type="float" office:value="33.8445971024569">
                <text:p>33.84459710245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">
                <text:p>1340</text:p>
              </table:table-cell>
              <table:table-cell office:value-type="float" office:value="2.28220859722585">
                <text:p>2.28220859722585</text:p>
              </table:table-cell>
              <table:table-cell office:value-type="float" office:value="1595657582815.36">
                <text:p>1595657582815.36</text:p>
              </table:table-cell>
              <table:table-cell office:value-type="float" office:value="8.94711941203583">
                <text:p>8.947119412035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">
                <text:p>1342</text:p>
              </table:table-cell>
              <table:table-cell office:value-type="float" office:value="7.84851629559483">
                <text:p>7.84851629559483</text:p>
              </table:table-cell>
              <table:table-cell office:value-type="float" office:value="1604470438407.12">
                <text:p>1604470438407.12</text:p>
              </table:table-cell>
              <table:table-cell office:value-type="float" office:value="33.1535424004684">
                <text:p>33.15354240046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">
                <text:p>1344</text:p>
              </table:table-cell>
              <table:table-cell office:value-type="float" office:value="16.5279130962111">
                <text:p>16.5279130962111</text:p>
              </table:table-cell>
              <table:table-cell office:value-type="float" office:value="1613304038582.13">
                <text:p>1613304038582.13</text:p>
              </table:table-cell>
              <table:table-cell office:value-type="float" office:value="28.5802876793786">
                <text:p>28.580287679378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">
                <text:p>1346</text:p>
              </table:table-cell>
              <table:table-cell office:value-type="float" office:value="14.4901143303341">
                <text:p>14.4901143303341</text:p>
              </table:table-cell>
              <table:table-cell office:value-type="float" office:value="1622158862091.86">
                <text:p>1622158862091.86</text:p>
              </table:table-cell>
              <table:table-cell office:value-type="float" office:value="37.9385908940509">
                <text:p>37.93859089405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">
                <text:p>1348</text:p>
              </table:table-cell>
              <table:table-cell office:value-type="float" office:value="5.35896436519974">
                <text:p>5.35896436519974</text:p>
              </table:table-cell>
              <table:table-cell office:value-type="float" office:value="1631035390116.52">
                <text:p>1631035390116.52</text:p>
              </table:table-cell>
              <table:table-cell office:value-type="float" office:value="21.9024009767828">
                <text:p>21.90240097678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">
                <text:p>1350</text:p>
              </table:table-cell>
              <table:table-cell office:value-type="float" office:value="69.7861061951792">
                <text:p>69.7861061951792</text:p>
              </table:table-cell>
              <table:table-cell office:value-type="float" office:value="1639934106796.5">
                <text:p>1639934106796.5</text:p>
              </table:table-cell>
              <table:table-cell office:value-type="float" office:value="5.32985206854076">
                <text:p>5.3298520685407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">
                <text:p>1352</text:p>
              </table:table-cell>
              <table:table-cell office:value-type="float" office:value="1.4227746055214">
                <text:p>1.4227746055214</text:p>
              </table:table-cell>
              <table:table-cell office:value-type="float" office:value="1648855498788.5">
                <text:p>1648855498788.5</text:p>
              </table:table-cell>
              <table:table-cell office:value-type="float" office:value="43.542055895865">
                <text:p>43.5420558958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">
                <text:p>1354</text:p>
              </table:table-cell>
              <table:table-cell office:value-type="float" office:value="27.0268181763017">
                <text:p>27.0268181763017</text:p>
              </table:table-cell>
              <table:table-cell office:value-type="float" office:value="1657800056130.37">
                <text:p>1657800056130.37</text:p>
              </table:table-cell>
              <table:table-cell office:value-type="float" office:value="128.669200925803">
                <text:p>128.6692009258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">
                <text:p>1356</text:p>
              </table:table-cell>
              <table:table-cell office:value-type="float" office:value="4.98842272583096">
                <text:p>4.98842272583096</text:p>
              </table:table-cell>
              <table:table-cell office:value-type="float" office:value="1666768271566.24">
                <text:p>1666768271566.24</text:p>
              </table:table-cell>
              <table:table-cell office:value-type="float" office:value="46.8650749989324">
                <text:p>46.86507499893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">
                <text:p>1358</text:p>
              </table:table-cell>
              <table:table-cell office:value-type="float" office:value="7.50725238915684">
                <text:p>7.50725238915684</text:p>
              </table:table-cell>
              <table:table-cell office:value-type="float" office:value="1675760641113.43">
                <text:p>1675760641113.43</text:p>
              </table:table-cell>
              <table:table-cell office:value-type="float" office:value="38.1739754076274">
                <text:p>38.17397540762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">
                <text:p>1360</text:p>
              </table:table-cell>
              <table:table-cell office:value-type="float" office:value="24.4615000294906">
                <text:p>24.4615000294906</text:p>
              </table:table-cell>
              <table:table-cell office:value-type="float" office:value="1684777663968.79">
                <text:p>1684777663968.79</text:p>
              </table:table-cell>
              <table:table-cell office:value-type="float" office:value="16.1091531344689">
                <text:p>16.10915313446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">
                <text:p>1362</text:p>
              </table:table-cell>
              <table:table-cell office:value-type="float" office:value="3.91777784535154">
                <text:p>3.91777784535154</text:p>
              </table:table-cell>
              <table:table-cell office:value-type="float" office:value="1693819842527.85">
                <text:p>1693819842527.85</text:p>
              </table:table-cell>
              <table:table-cell office:value-type="float" office:value="26.4915113208472">
                <text:p>26.49151132084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">
                <text:p>1364</text:p>
              </table:table-cell>
              <table:table-cell office:value-type="float" office:value="2.47993831186886">
                <text:p>2.47993831186886</text:p>
              </table:table-cell>
              <table:table-cell office:value-type="float" office:value="1702887682748.08">
                <text:p>1702887682748.08</text:p>
              </table:table-cell>
              <table:table-cell office:value-type="float" office:value="90.2204090027484">
                <text:p>90.22040900274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">
                <text:p>1366</text:p>
              </table:table-cell>
              <table:table-cell office:value-type="float" office:value="10.1579584366485">
                <text:p>10.1579584366485</text:p>
              </table:table-cell>
              <table:table-cell office:value-type="float" office:value="1711981693911.44">
                <text:p>1711981693911.44</text:p>
              </table:table-cell>
              <table:table-cell office:value-type="float" office:value="16.7970345201647">
                <text:p>16.797034520164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">
                <text:p>1368</text:p>
              </table:table-cell>
              <table:table-cell office:value-type="float" office:value="12.9957007215223">
                <text:p>12.9957007215223</text:p>
              </table:table-cell>
              <table:table-cell office:value-type="float" office:value="1721102389007.58">
                <text:p>1721102389007.58</text:p>
              </table:table-cell>
              <table:table-cell office:value-type="float" office:value="87.2992903584671">
                <text:p>87.299290358467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">
                <text:p>1370</text:p>
              </table:table-cell>
              <table:table-cell office:value-type="float" office:value="2.79341968941455">
                <text:p>2.79341968941455</text:p>
              </table:table-cell>
              <table:table-cell office:value-type="float" office:value="1730250284604.43">
                <text:p>1730250284604.43</text:p>
              </table:table-cell>
              <table:table-cell office:value-type="float" office:value="29.148047153834">
                <text:p>29.1480471538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">
                <text:p>1372</text:p>
              </table:table-cell>
              <table:table-cell office:value-type="float" office:value="9.48564689246411">
                <text:p>9.48564689246411</text:p>
              </table:table-cell>
              <table:table-cell office:value-type="float" office:value="1739425901075.35">
                <text:p>1739425901075.35</text:p>
              </table:table-cell>
              <table:table-cell office:value-type="float" office:value="17.1140643072789">
                <text:p>17.114064307278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">
                <text:p>1374</text:p>
              </table:table-cell>
              <table:table-cell office:value-type="float" office:value="5.75257510314481">
                <text:p>5.75257510314481</text:p>
              </table:table-cell>
              <table:table-cell office:value-type="float" office:value="1748629762592.59">
                <text:p>1748629762592.59</text:p>
              </table:table-cell>
              <table:table-cell office:value-type="float" office:value="16.243210795717">
                <text:p>16.2432107957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">
                <text:p>1376</text:p>
              </table:table-cell>
              <table:table-cell office:value-type="float" office:value="22.8716922333739">
                <text:p>22.8716922333739</text:p>
              </table:table-cell>
              <table:table-cell office:value-type="float" office:value="1757862397447.52">
                <text:p>1757862397447.52</text:p>
              </table:table-cell>
              <table:table-cell office:value-type="float" office:value="97.568892285893">
                <text:p>97.56889228589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">
                <text:p>1378</text:p>
              </table:table-cell>
              <table:table-cell office:value-type="float" office:value="1.25437303449239">
                <text:p>1.25437303449239</text:p>
              </table:table-cell>
              <table:table-cell office:value-type="float" office:value="1767124337786.01">
                <text:p>1767124337786.01</text:p>
              </table:table-cell>
              <table:table-cell office:value-type="float" office:value="8.33299470336891">
                <text:p>8.332994703368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">
                <text:p>1380</text:p>
              </table:table-cell>
              <table:table-cell office:value-type="float" office:value="6.34577939961617">
                <text:p>6.34577939961617</text:p>
              </table:table-cell>
              <table:table-cell office:value-type="float" office:value="1776416120108.2">
                <text:p>1776416120108.2</text:p>
              </table:table-cell>
              <table:table-cell office:value-type="float" office:value="25.3853087573209">
                <text:p>25.38530875732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">
                <text:p>1382</text:p>
              </table:table-cell>
              <table:table-cell office:value-type="float" office:value="6.27094625115589">
                <text:p>6.27094625115589</text:p>
              </table:table-cell>
              <table:table-cell office:value-type="float" office:value="1785738285064.6">
                <text:p>1785738285064.6</text:p>
              </table:table-cell>
              <table:table-cell office:value-type="float" office:value="13.4729101118931">
                <text:p>13.47291011189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">
                <text:p>1384</text:p>
              </table:table-cell>
              <table:table-cell office:value-type="float" office:value="6.37118016999174">
                <text:p>6.37118016999174</text:p>
              </table:table-cell>
              <table:table-cell office:value-type="float" office:value="1795091377669.15">
                <text:p>1795091377669.15</text:p>
              </table:table-cell>
              <table:table-cell office:value-type="float" office:value="41.9587668561701">
                <text:p>41.95876685617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">
                <text:p>1386</text:p>
              </table:table-cell>
              <table:table-cell office:value-type="float" office:value="9.89447822636693">
                <text:p>9.89447822636693</text:p>
              </table:table-cell>
              <table:table-cell office:value-type="float" office:value="1804475947608.07">
                <text:p>1804475947608.07</text:p>
              </table:table-cell>
              <table:table-cell office:value-type="float" office:value="39.6219105616046">
                <text:p>39.62191056160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">
                <text:p>1388</text:p>
              </table:table-cell>
              <table:table-cell office:value-type="float" office:value="3.86896712855514">
                <text:p>3.86896712855514</text:p>
              </table:table-cell>
              <table:table-cell office:value-type="float" office:value="1813892548805.17">
                <text:p>1813892548805.17</text:p>
              </table:table-cell>
              <table:table-cell office:value-type="float" office:value="25.274176367045">
                <text:p>25.2741763670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">
                <text:p>1390</text:p>
              </table:table-cell>
              <table:table-cell office:value-type="float" office:value="7.82201423370716">
                <text:p>7.82201423370716</text:p>
              </table:table-cell>
              <table:table-cell office:value-type="float" office:value="1823341740141.64">
                <text:p>1823341740141.64</text:p>
              </table:table-cell>
              <table:table-cell office:value-type="float" office:value="12.7793843831869">
                <text:p>12.77938438318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">
                <text:p>1392</text:p>
              </table:table-cell>
              <table:table-cell office:value-type="float" office:value="2.66521882879246">
                <text:p>2.66521882879246</text:p>
              </table:table-cell>
              <table:table-cell office:value-type="float" office:value="1832824085242.86">
                <text:p>1832824085242.86</text:p>
              </table:table-cell>
              <table:table-cell office:value-type="float" office:value="60.2358016934393">
                <text:p>60.23580169343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">
                <text:p>1394</text:p>
              </table:table-cell>
              <table:table-cell office:value-type="float" office:value="0.728250057540832">
                <text:p>0.728250057540832</text:p>
              </table:table-cell>
              <table:table-cell office:value-type="float" office:value="1842340152590.19">
                <text:p>1842340152590.19</text:p>
              </table:table-cell>
              <table:table-cell office:value-type="float" office:value="32.8949411842838">
                <text:p>32.89494118428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">
                <text:p>1396</text:p>
              </table:table-cell>
              <table:table-cell office:value-type="float" office:value="3.5691835639036">
                <text:p>3.5691835639036</text:p>
              </table:table-cell>
              <table:table-cell office:value-type="float" office:value="1851890515754.83">
                <text:p>1851890515754.83</text:p>
              </table:table-cell>
              <table:table-cell office:value-type="float" office:value="40.0673228759854">
                <text:p>40.06732287598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">
                <text:p>1398</text:p>
              </table:table-cell>
              <table:table-cell office:value-type="float" office:value="1.27016541125813">
                <text:p>1.27016541125813</text:p>
              </table:table-cell>
              <table:table-cell office:value-type="float" office:value="1861475753412.71">
                <text:p>1861475753412.71</text:p>
              </table:table-cell>
              <table:table-cell office:value-type="float" office:value="27.7980677549744">
                <text:p>27.79806775497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">
                <text:p>1400</text:p>
              </table:table-cell>
              <table:table-cell office:value-type="float" office:value="64.4119282822962">
                <text:p>64.4119282822962</text:p>
              </table:table-cell>
              <table:table-cell office:value-type="float" office:value="1871096449572.8">
                <text:p>1871096449572.8</text:p>
              </table:table-cell>
              <table:table-cell office:value-type="float" office:value="11.7158392868971">
                <text:p>11.71583928689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">
                <text:p>1402</text:p>
              </table:table-cell>
              <table:table-cell office:value-type="float" office:value="3.77576440076538">
                <text:p>3.77576440076538</text:p>
              </table:table-cell>
              <table:table-cell office:value-type="float" office:value="1880753193385.03">
                <text:p>1880753193385.03</text:p>
              </table:table-cell>
              <table:table-cell office:value-type="float" office:value="38.7453890880964">
                <text:p>38.74538908809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">
                <text:p>1404</text:p>
              </table:table-cell>
              <table:table-cell office:value-type="float" office:value="0.382965054662298">
                <text:p>0.382965054662298</text:p>
              </table:table-cell>
              <table:table-cell office:value-type="float" office:value="1890446579833.88">
                <text:p>1890446579833.88</text:p>
              </table:table-cell>
              <table:table-cell office:value-type="float" office:value="38.8304394419746">
                <text:p>38.83043944197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">
                <text:p>1406</text:p>
              </table:table-cell>
              <table:table-cell office:value-type="float" office:value="11.0821863800074">
                <text:p>11.0821863800074</text:p>
              </table:table-cell>
              <table:table-cell office:value-type="float" office:value="1900177209317.13">
                <text:p>1900177209317.13</text:p>
              </table:table-cell>
              <table:table-cell office:value-type="float" office:value="33.6884223858896">
                <text:p>33.68842238588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">
                <text:p>1408</text:p>
              </table:table-cell>
              <table:table-cell office:value-type="float" office:value="35.5679426455243">
                <text:p>35.5679426455243</text:p>
              </table:table-cell>
              <table:table-cell office:value-type="float" office:value="1909945688093.81">
                <text:p>1909945688093.81</text:p>
              </table:table-cell>
              <table:table-cell office:value-type="float" office:value="27.5513523552935">
                <text:p>27.55135235529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">
                <text:p>1410</text:p>
              </table:table-cell>
              <table:table-cell office:value-type="float" office:value="8.17887040497299">
                <text:p>8.17887040497299</text:p>
              </table:table-cell>
              <table:table-cell office:value-type="float" office:value="1919752628070.63">
                <text:p>1919752628070.63</text:p>
              </table:table-cell>
              <table:table-cell office:value-type="float" office:value="6.7105256656454">
                <text:p>6.71052566564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">
                <text:p>1412</text:p>
              </table:table-cell>
              <table:table-cell office:value-type="float" office:value="5.88770537575977">
                <text:p>5.88770537575977</text:p>
              </table:table-cell>
              <table:table-cell office:value-type="float" office:value="1929598647483.26">
                <text:p>1929598647483.26</text:p>
              </table:table-cell>
              <table:table-cell office:value-type="float" office:value="46.6190236671022">
                <text:p>46.61902366710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">
                <text:p>1414</text:p>
              </table:table-cell>
              <table:table-cell office:value-type="float" office:value="9.77896210239452">
                <text:p>9.77896210239452</text:p>
              </table:table-cell>
              <table:table-cell office:value-type="float" office:value="1939484370459.07">
                <text:p>1939484370459.07</text:p>
              </table:table-cell>
              <table:table-cell office:value-type="float" office:value="40.5523696294636">
                <text:p>40.55236962946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">
                <text:p>1416</text:p>
              </table:table-cell>
              <table:table-cell office:value-type="float" office:value="10.0947006240118">
                <text:p>10.0947006240118</text:p>
              </table:table-cell>
              <table:table-cell office:value-type="float" office:value="1949410427467.31">
                <text:p>1949410427467.31</text:p>
              </table:table-cell>
              <table:table-cell office:value-type="float" office:value="25.7718428394112">
                <text:p>25.77184283941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">
                <text:p>1418</text:p>
              </table:table-cell>
              <table:table-cell office:value-type="float" office:value="4.56498983893356">
                <text:p>4.56498983893356</text:p>
              </table:table-cell>
              <table:table-cell office:value-type="float" office:value="1959377455393.89">
                <text:p>1959377455393.89</text:p>
              </table:table-cell>
              <table:table-cell office:value-type="float" office:value="15.7019419259624">
                <text:p>15.70194192596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">
                <text:p>1420</text:p>
              </table:table-cell>
              <table:table-cell office:value-type="float" office:value="30.6332728472193">
                <text:p>30.6332728472193</text:p>
              </table:table-cell>
              <table:table-cell office:value-type="float" office:value="1969386097684.2">
                <text:p>1969386097684.2</text:p>
              </table:table-cell>
              <table:table-cell office:value-type="float" office:value="27.0155474839609">
                <text:p>27.01554748396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">
                <text:p>1422</text:p>
              </table:table-cell>
              <table:table-cell office:value-type="float" office:value="3.84540455869955">
                <text:p>3.84540455869955</text:p>
              </table:table-cell>
              <table:table-cell office:value-type="float" office:value="1979437004357.18">
                <text:p>1979437004357.18</text:p>
              </table:table-cell>
              <table:table-cell office:value-type="float" office:value="42.2056458583037">
                <text:p>42.205645858303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">
                <text:p>1424</text:p>
              </table:table-cell>
              <table:table-cell office:value-type="float" office:value="36.1855633328218">
                <text:p>36.1855633328218</text:p>
              </table:table-cell>
              <table:table-cell office:value-type="float" office:value="1989530832444.23">
                <text:p>1989530832444.23</text:p>
              </table:table-cell>
              <table:table-cell office:value-type="float" office:value="30.8906534029681">
                <text:p>30.89065340296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">
                <text:p>1426</text:p>
              </table:table-cell>
              <table:table-cell office:value-type="float" office:value="1.6652046343395">
                <text:p>1.6652046343395</text:p>
              </table:table-cell>
              <table:table-cell office:value-type="float" office:value="1999668245733.54">
                <text:p>1999668245733.54</text:p>
              </table:table-cell>
              <table:table-cell office:value-type="float" office:value="32.4703374578421">
                <text:p>32.47033745784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">
                <text:p>1428</text:p>
              </table:table-cell>
              <table:table-cell office:value-type="float" office:value="4.25437584439427">
                <text:p>4.25437584439427</text:p>
              </table:table-cell>
              <table:table-cell office:value-type="float" office:value="2009849915306.52">
                <text:p>2009849915306.52</text:p>
              </table:table-cell>
              <table:table-cell office:value-type="float" office:value="17.9549035186499">
                <text:p>17.95490351864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">
                <text:p>1430</text:p>
              </table:table-cell>
              <table:table-cell office:value-type="float" office:value="60.8740236017775">
                <text:p>60.8740236017775</text:p>
              </table:table-cell>
              <table:table-cell office:value-type="float" office:value="2020076519394.59">
                <text:p>2020076519394.59</text:p>
              </table:table-cell>
              <table:table-cell office:value-type="float" office:value="20.2991240235379">
                <text:p>20.29912402353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">
                <text:p>1432</text:p>
              </table:table-cell>
              <table:table-cell office:value-type="float" office:value="21.0482456155566">
                <text:p>21.0482456155566</text:p>
              </table:table-cell>
              <table:table-cell office:value-type="float" office:value="2030348743841.72">
                <text:p>2030348743841.72</text:p>
              </table:table-cell>
              <table:table-cell office:value-type="float" office:value="20.1843702431578">
                <text:p>20.184370243157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">
                <text:p>1434</text:p>
              </table:table-cell>
              <table:table-cell office:value-type="float" office:value="59.0859468554443">
                <text:p>59.0859468554443</text:p>
              </table:table-cell>
              <table:table-cell office:value-type="float" office:value="2040667281763.17">
                <text:p>2040667281763.17</text:p>
              </table:table-cell>
              <table:table-cell office:value-type="float" office:value="50.0450678832149">
                <text:p>50.04506788321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">
                <text:p>1436</text:p>
              </table:table-cell>
              <table:table-cell office:value-type="float" office:value="2.04917335739765">
                <text:p>2.04917335739765</text:p>
              </table:table-cell>
              <table:table-cell office:value-type="float" office:value="2051032834399.28">
                <text:p>2051032834399.28</text:p>
              </table:table-cell>
              <table:table-cell office:value-type="float" office:value="10.7792392229156">
                <text:p>10.77923922291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">
                <text:p>1438</text:p>
              </table:table-cell>
              <table:table-cell office:value-type="float" office:value="23.0425103769651">
                <text:p>23.0425103769651</text:p>
              </table:table-cell>
              <table:table-cell office:value-type="float" office:value="2061446110506.21">
                <text:p>2061446110506.21</text:p>
              </table:table-cell>
              <table:table-cell office:value-type="float" office:value="131.760913984277">
                <text:p>131.7609139842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">
                <text:p>1440</text:p>
              </table:table-cell>
              <table:table-cell office:value-type="float" office:value="16.4928433541456">
                <text:p>16.4928433541456</text:p>
              </table:table-cell>
              <table:table-cell office:value-type="float" office:value="2071907827136.77">
                <text:p>2071907827136.77</text:p>
              </table:table-cell>
              <table:table-cell office:value-type="float" office:value="38.5742002354454">
                <text:p>38.57420023544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">
                <text:p>1442</text:p>
              </table:table-cell>
              <table:table-cell office:value-type="float" office:value="1.33425556403444">
                <text:p>1.33425556403444</text:p>
              </table:table-cell>
              <table:table-cell office:value-type="float" office:value="2082418709540.41">
                <text:p>2082418709540.41</text:p>
              </table:table-cell>
              <table:table-cell office:value-type="float" office:value="65.6001332998792">
                <text:p>65.60013329987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">
                <text:p>1444</text:p>
              </table:table-cell>
              <table:table-cell office:value-type="float" office:value="3.15949476800637">
                <text:p>3.15949476800637</text:p>
              </table:table-cell>
              <table:table-cell office:value-type="float" office:value="2092979491389.44">
                <text:p>2092979491389.44</text:p>
              </table:table-cell>
              <table:table-cell office:value-type="float" office:value="21.2378039305994">
                <text:p>21.23780393059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">
                <text:p>1446</text:p>
              </table:table-cell>
              <table:table-cell office:value-type="float" office:value="4.71477431574366">
                <text:p>4.71477431574366</text:p>
              </table:table-cell>
              <table:table-cell office:value-type="float" office:value="2103590914926.64">
                <text:p>2103590914926.64</text:p>
              </table:table-cell>
              <table:table-cell office:value-type="float" office:value="33.9900185643428">
                <text:p>33.99001856434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">
                <text:p>1448</text:p>
              </table:table-cell>
              <table:table-cell office:value-type="float" office:value="12.2271913146408">
                <text:p>12.2271913146408</text:p>
              </table:table-cell>
              <table:table-cell office:value-type="float" office:value="2114253731149.65">
                <text:p>2114253731149.65</text:p>
              </table:table-cell>
              <table:table-cell office:value-type="float" office:value="72.8596408276426">
                <text:p>72.85964082764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">
                <text:p>1450</text:p>
              </table:table-cell>
              <table:table-cell office:value-type="float" office:value="37.0062992446159">
                <text:p>37.0062992446159</text:p>
              </table:table-cell>
              <table:table-cell office:value-type="float" office:value="2124968700091.59">
                <text:p>2124968700091.59</text:p>
              </table:table-cell>
              <table:table-cell office:value-type="float" office:value="31.9523325928293">
                <text:p>31.95233259282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">
                <text:p>1452</text:p>
              </table:table-cell>
              <table:table-cell office:value-type="float" office:value="3.44652465573367">
                <text:p>3.44652465573367</text:p>
              </table:table-cell>
              <table:table-cell office:value-type="float" office:value="2135736590678.96">
                <text:p>2135736590678.96</text:p>
              </table:table-cell>
              <table:table-cell office:value-type="float" office:value="8.38665778752794">
                <text:p>8.386657787527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">
                <text:p>1454</text:p>
              </table:table-cell>
              <table:table-cell office:value-type="float" office:value="0.618113503093949">
                <text:p>0.618113503093949</text:p>
              </table:table-cell>
              <table:table-cell office:value-type="float" office:value="2146558181477.41">
                <text:p>2146558181477.41</text:p>
              </table:table-cell>
              <table:table-cell office:value-type="float" office:value="37.7398448633999">
                <text:p>37.73984486339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">
                <text:p>1456</text:p>
              </table:table-cell>
              <table:table-cell office:value-type="float" office:value="2.12923343853982">
                <text:p>2.12923343853982</text:p>
              </table:table-cell>
              <table:table-cell office:value-type="float" office:value="2157434260372.18">
                <text:p>2157434260372.18</text:p>
              </table:table-cell>
              <table:table-cell office:value-type="float" office:value="12.9637191878168">
                <text:p>12.96371918781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">
                <text:p>1458</text:p>
              </table:table-cell>
              <table:table-cell office:value-type="float" office:value="1.63674251417731">
                <text:p>1.63674251417731</text:p>
              </table:table-cell>
              <table:table-cell office:value-type="float" office:value="2168365625030.21">
                <text:p>2168365625030.21</text:p>
              </table:table-cell>
              <table:table-cell office:value-type="float" office:value="21.5116370900866">
                <text:p>21.51163709008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">
                <text:p>1460</text:p>
              </table:table-cell>
              <table:table-cell office:value-type="float" office:value="8.14186117509024">
                <text:p>8.14186117509024</text:p>
              </table:table-cell>
              <table:table-cell office:value-type="float" office:value="2179353083026.54">
                <text:p>2179353083026.54</text:p>
              </table:table-cell>
              <table:table-cell office:value-type="float" office:value="24.4188155837592">
                <text:p>24.41881558375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">
                <text:p>1462</text:p>
              </table:table-cell>
              <table:table-cell office:value-type="float" office:value="2.79933267970712">
                <text:p>2.79933267970712</text:p>
              </table:table-cell>
              <table:table-cell office:value-type="float" office:value="2190397452039.86">
                <text:p>2190397452039.86</text:p>
              </table:table-cell>
              <table:table-cell office:value-type="float" office:value="81.7211481206577">
                <text:p>81.721148120657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">
                <text:p>1464</text:p>
              </table:table-cell>
              <table:table-cell office:value-type="float" office:value="16.1338687629971">
                <text:p>16.1338687629971</text:p>
              </table:table-cell>
              <table:table-cell office:value-type="float" office:value="2201499560139.83">
                <text:p>2201499560139.83</text:p>
              </table:table-cell>
              <table:table-cell office:value-type="float" office:value="23.3773865309572">
                <text:p>23.37738653095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">
                <text:p>1466</text:p>
              </table:table-cell>
              <table:table-cell office:value-type="float" office:value="16.7242627350846">
                <text:p>16.7242627350846</text:p>
              </table:table-cell>
              <table:table-cell office:value-type="float" office:value="2212660245858.25">
                <text:p>2212660245858.25</text:p>
              </table:table-cell>
              <table:table-cell office:value-type="float" office:value="26.4301333613429">
                <text:p>26.43013336134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">
                <text:p>1468</text:p>
              </table:table-cell>
              <table:table-cell office:value-type="float" office:value="8.33110080749474">
                <text:p>8.33110080749474</text:p>
              </table:table-cell>
              <table:table-cell office:value-type="float" office:value="2223880358639.42">
                <text:p>2223880358639.42</text:p>
              </table:table-cell>
              <table:table-cell office:value-type="float" office:value="80.4245688942337">
                <text:p>80.42456889423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">
                <text:p>1470</text:p>
              </table:table-cell>
              <table:table-cell office:value-type="float" office:value="16.6885314014386">
                <text:p>16.6885314014386</text:p>
              </table:table-cell>
              <table:table-cell office:value-type="float" office:value="2235160758733.85">
                <text:p>2235160758733.85</text:p>
              </table:table-cell>
              <table:table-cell office:value-type="float" office:value="50.6752680517183">
                <text:p>50.67526805171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">
                <text:p>1472</text:p>
              </table:table-cell>
              <table:table-cell office:value-type="float" office:value="2.27400108423344">
                <text:p>2.27400108423344</text:p>
              </table:table-cell>
              <table:table-cell office:value-type="float" office:value="2246502317792.11">
                <text:p>2246502317792.11</text:p>
              </table:table-cell>
              <table:table-cell office:value-type="float" office:value="2.41871810903788">
                <text:p>2.418718109037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">
                <text:p>1474</text:p>
              </table:table-cell>
              <table:table-cell office:value-type="float" office:value="4.95663069544106">
                <text:p>4.95663069544106</text:p>
              </table:table-cell>
              <table:table-cell office:value-type="float" office:value="2257905918829.04">
                <text:p>2257905918829.04</text:p>
              </table:table-cell>
              <table:table-cell office:value-type="float" office:value="5.21047773005075">
                <text:p>5.210477730050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">
                <text:p>1476</text:p>
              </table:table-cell>
              <table:table-cell office:value-type="float" office:value="8.04982629217061">
                <text:p>8.04982629217061</text:p>
              </table:table-cell>
              <table:table-cell office:value-type="float" office:value="2269372456535.77">
                <text:p>2269372456535.77</text:p>
              </table:table-cell>
              <table:table-cell office:value-type="float" office:value="25.0416071136901">
                <text:p>25.04160711369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">
                <text:p>1478</text:p>
              </table:table-cell>
              <table:table-cell office:value-type="float" office:value="17.4771875108416">
                <text:p>17.4771875108416</text:p>
              </table:table-cell>
              <table:table-cell office:value-type="float" office:value="2280902837616.69">
                <text:p>2280902837616.69</text:p>
              </table:table-cell>
              <table:table-cell office:value-type="float" office:value="58.2769972785203">
                <text:p>58.27699727852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">
                <text:p>1480</text:p>
              </table:table-cell>
              <table:table-cell office:value-type="float" office:value="0.103915482539118">
                <text:p>0.103915482539118</text:p>
              </table:table-cell>
              <table:table-cell office:value-type="float" office:value="2292497980885.44">
                <text:p>2292497980885.44</text:p>
              </table:table-cell>
              <table:table-cell office:value-type="float" office:value="10.5998199562569">
                <text:p>10.59981995625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">
                <text:p>1482</text:p>
              </table:table-cell>
              <table:table-cell office:value-type="float" office:value="6.66578368770045">
                <text:p>6.66578368770045</text:p>
              </table:table-cell>
              <table:table-cell office:value-type="float" office:value="2304158817663.56">
                <text:p>2304158817663.56</text:p>
              </table:table-cell>
              <table:table-cell office:value-type="float" office:value="24.6438202915398">
                <text:p>24.64382029153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">
                <text:p>1484</text:p>
              </table:table-cell>
              <table:table-cell office:value-type="float" office:value="7.98671248651617">
                <text:p>7.98671248651617</text:p>
              </table:table-cell>
              <table:table-cell office:value-type="float" office:value="2315886291976.02">
                <text:p>2315886291976.02</text:p>
              </table:table-cell>
              <table:table-cell office:value-type="float" office:value="22.9413763279754">
                <text:p>22.94137632797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">
                <text:p>1486</text:p>
              </table:table-cell>
              <table:table-cell office:value-type="float" office:value="8.11762348718184">
                <text:p>8.11762348718184</text:p>
              </table:table-cell>
              <table:table-cell office:value-type="float" office:value="2327681360766.69">
                <text:p>2327681360766.69</text:p>
              </table:table-cell>
              <table:table-cell office:value-type="float" office:value="18.683921184523">
                <text:p>18.6839211845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">
                <text:p>1488</text:p>
              </table:table-cell>
              <table:table-cell office:value-type="float" office:value="2.59538563805593">
                <text:p>2.59538563805593</text:p>
              </table:table-cell>
              <table:table-cell office:value-type="float" office:value="2339544994267.82">
                <text:p>2339544994267.82</text:p>
              </table:table-cell>
              <table:table-cell office:value-type="float" office:value="75.1692967833069">
                <text:p>75.16929678330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">
                <text:p>1490</text:p>
              </table:table-cell>
              <table:table-cell office:value-type="float" office:value="2.60024560460578">
                <text:p>2.60024560460578</text:p>
              </table:table-cell>
              <table:table-cell office:value-type="float" office:value="2351478176211.39">
                <text:p>2351478176211.39</text:p>
              </table:table-cell>
              <table:table-cell office:value-type="float" office:value="35.8322796227674">
                <text:p>35.83227962276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">
                <text:p>1492</text:p>
              </table:table-cell>
              <table:table-cell office:value-type="float" office:value="5.18250668727122">
                <text:p>5.18250668727122</text:p>
              </table:table-cell>
              <table:table-cell office:value-type="float" office:value="2363481904152.12">
                <text:p>2363481904152.12</text:p>
              </table:table-cell>
              <table:table-cell office:value-type="float" office:value="26.5507286845915">
                <text:p>26.55072868459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">
                <text:p>1494</text:p>
              </table:table-cell>
              <table:table-cell office:value-type="float" office:value="1.14399072633487">
                <text:p>1.14399072633487</text:p>
              </table:table-cell>
              <table:table-cell office:value-type="float" office:value="2375557189694.51">
                <text:p>2375557189694.51</text:p>
              </table:table-cell>
              <table:table-cell office:value-type="float" office:value="15.6803464106905">
                <text:p>15.68034641069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">
                <text:p>1496</text:p>
              </table:table-cell>
              <table:table-cell office:value-type="float" office:value="6.7330297514007">
                <text:p>6.7330297514007</text:p>
              </table:table-cell>
              <table:table-cell office:value-type="float" office:value="2387705058904.53">
                <text:p>2387705058904.53</text:p>
              </table:table-cell>
              <table:table-cell office:value-type="float" office:value="15.1702609722248">
                <text:p>15.17026097222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">
                <text:p>1498</text:p>
              </table:table-cell>
              <table:table-cell office:value-type="float" office:value="7.06358971492883">
                <text:p>7.06358971492883</text:p>
              </table:table-cell>
              <table:table-cell office:value-type="float" office:value="2399926552535.8">
                <text:p>2399926552535.8</text:p>
              </table:table-cell>
              <table:table-cell office:value-type="float" office:value="40.7710439233787">
                <text:p>40.77104392337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">
                <text:p>1500</text:p>
              </table:table-cell>
              <table:table-cell office:value-type="float" office:value="11.5061513337795">
                <text:p>11.5061513337795</text:p>
              </table:table-cell>
              <table:table-cell office:value-type="float" office:value="2412222726286.33">
                <text:p>2412222726286.33</text:p>
              </table:table-cell>
              <table:table-cell office:value-type="float" office:value="13.3802506697814">
                <text:p>13.38025066978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">
                <text:p>1502</text:p>
              </table:table-cell>
              <table:table-cell office:value-type="float" office:value="7.83304006379824">
                <text:p>7.83304006379824</text:p>
              </table:table-cell>
              <table:table-cell office:value-type="float" office:value="2424594651241.09">
                <text:p>2424594651241.09</text:p>
              </table:table-cell>
              <table:table-cell office:value-type="float" office:value="39.9627687956783">
                <text:p>39.96276879567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">
                <text:p>1504</text:p>
              </table:table-cell>
              <table:table-cell office:value-type="float" office:value="9.1107195329161">
                <text:p>9.1107195329161</text:p>
              </table:table-cell>
              <table:table-cell office:value-type="float" office:value="2437043414158.64">
                <text:p>2437043414158.64</text:p>
              </table:table-cell>
              <table:table-cell office:value-type="float" office:value="29.2114098445201">
                <text:p>29.21140984452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">
                <text:p>1506</text:p>
              </table:table-cell>
              <table:table-cell office:value-type="float" office:value="1.72475152372474">
                <text:p>1.72475152372474</text:p>
              </table:table-cell>
              <table:table-cell office:value-type="float" office:value="2449570117746.56">
                <text:p>2449570117746.56</text:p>
              </table:table-cell>
              <table:table-cell office:value-type="float" office:value="12.1021353924339">
                <text:p>12.102135392433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">
                <text:p>1508</text:p>
              </table:table-cell>
              <table:table-cell office:value-type="float" office:value="4.75185192149136">
                <text:p>4.75185192149136</text:p>
              </table:table-cell>
              <table:table-cell office:value-type="float" office:value="2462175881074.44">
                <text:p>2462175881074.44</text:p>
              </table:table-cell>
              <table:table-cell office:value-type="float" office:value="2.09379623076647">
                <text:p>2.093796230766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">
                <text:p>1510</text:p>
              </table:table-cell>
              <table:table-cell office:value-type="float" office:value="14.6429208030132">
                <text:p>14.6429208030132</text:p>
              </table:table-cell>
              <table:table-cell office:value-type="float" office:value="2474861839828.29">
                <text:p>2474861839828.29</text:p>
              </table:table-cell>
              <table:table-cell office:value-type="float" office:value="36.21016354632">
                <text:p>36.210163546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">
                <text:p>1512</text:p>
              </table:table-cell>
              <table:table-cell office:value-type="float" office:value="14.741553140691">
                <text:p>14.741553140691</text:p>
              </table:table-cell>
              <table:table-cell office:value-type="float" office:value="2487629146878.38">
                <text:p>2487629146878.38</text:p>
              </table:table-cell>
              <table:table-cell office:value-type="float" office:value="2.21990864292246">
                <text:p>2.219908642922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">
                <text:p>1514</text:p>
              </table:table-cell>
              <table:table-cell office:value-type="float" office:value="2.18244111639072">
                <text:p>2.18244111639072</text:p>
              </table:table-cell>
              <table:table-cell office:value-type="float" office:value="2500478972297.78">
                <text:p>2500478972297.78</text:p>
              </table:table-cell>
              <table:table-cell office:value-type="float" office:value="47.9051218666556">
                <text:p>47.90512186665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">
                <text:p>1516</text:p>
              </table:table-cell>
              <table:table-cell office:value-type="float" office:value="11.5768634613114">
                <text:p>11.5768634613114</text:p>
              </table:table-cell>
              <table:table-cell office:value-type="float" office:value="2513412504117.43">
                <text:p>2513412504117.43</text:p>
              </table:table-cell>
              <table:table-cell office:value-type="float" office:value="112.65772024937">
                <text:p>112.657720249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">
                <text:p>1518</text:p>
              </table:table-cell>
              <table:table-cell office:value-type="float" office:value="8.72500078133989">
                <text:p>8.72500078133989</text:p>
              </table:table-cell>
              <table:table-cell office:value-type="float" office:value="2526430948494.11">
                <text:p>2526430948494.11</text:p>
              </table:table-cell>
              <table:table-cell office:value-type="float" office:value="25.6705617665667">
                <text:p>25.67056176656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">
                <text:p>1520</text:p>
              </table:table-cell>
              <table:table-cell office:value-type="float" office:value="19.8983521664936">
                <text:p>19.8983521664936</text:p>
              </table:table-cell>
              <table:table-cell office:value-type="float" office:value="2539535530125.14">
                <text:p>2539535530125.14</text:p>
              </table:table-cell>
              <table:table-cell office:value-type="float" office:value="60.4141860307827">
                <text:p>60.41418603078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">
                <text:p>1522</text:p>
              </table:table-cell>
              <table:table-cell office:value-type="float" office:value="6.16393539053179">
                <text:p>6.16393539053179</text:p>
              </table:table-cell>
              <table:table-cell office:value-type="float" office:value="2552727492613.27">
                <text:p>2552727492613.27</text:p>
              </table:table-cell>
              <table:table-cell office:value-type="float" office:value="14.4076698776828">
                <text:p>14.40766987768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">
                <text:p>1524</text:p>
              </table:table-cell>
              <table:table-cell office:value-type="float" office:value="9.51393540130031">
                <text:p>9.51393540130031</text:p>
              </table:table-cell>
              <table:table-cell office:value-type="float" office:value="2566008099051.75">
                <text:p>2566008099051.75</text:p>
              </table:table-cell>
              <table:table-cell office:value-type="float" office:value="46.6975004418472">
                <text:p>46.69750044184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">
                <text:p>1526</text:p>
              </table:table-cell>
              <table:table-cell office:value-type="float" office:value="11.9931906117175">
                <text:p>11.9931906117175</text:p>
              </table:table-cell>
              <table:table-cell office:value-type="float" office:value="2579378632339.45">
                <text:p>2579378632339.45</text:p>
              </table:table-cell>
              <table:table-cell office:value-type="float" office:value="37.6291918150003">
                <text:p>37.62919181500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">
                <text:p>1528</text:p>
              </table:table-cell>
              <table:table-cell office:value-type="float" office:value="3.69791578005571">
                <text:p>3.69791578005571</text:p>
              </table:table-cell>
              <table:table-cell office:value-type="float" office:value="2592840395489.59">
                <text:p>2592840395489.59</text:p>
              </table:table-cell>
              <table:table-cell office:value-type="float" office:value="20.0396276523468">
                <text:p>20.03962765234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">
                <text:p>1530</text:p>
              </table:table-cell>
              <table:table-cell office:value-type="float" office:value="5.58122398773216">
                <text:p>5.58122398773216</text:p>
              </table:table-cell>
              <table:table-cell office:value-type="float" office:value="2606394712341.51">
                <text:p>2606394712341.51</text:p>
              </table:table-cell>
              <table:table-cell office:value-type="float" office:value="31.2935599509695">
                <text:p>31.29355995096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">
                <text:p>1532</text:p>
              </table:table-cell>
              <table:table-cell office:value-type="float" office:value="2.51294114019417">
                <text:p>2.51294114019417</text:p>
              </table:table-cell>
              <table:table-cell office:value-type="float" office:value="2620042927782.23">
                <text:p>2620042927782.23</text:p>
              </table:table-cell>
              <table:table-cell office:value-type="float" office:value="79.7939184410545">
                <text:p>79.79391844105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">
                <text:p>1534</text:p>
              </table:table-cell>
              <table:table-cell office:value-type="float" office:value="5.03612794371004">
                <text:p>5.03612794371004</text:p>
              </table:table-cell>
              <table:table-cell office:value-type="float" office:value="2633786408375.3">
                <text:p>2633786408375.3</text:p>
              </table:table-cell>
              <table:table-cell office:value-type="float" office:value="94.7671009691356">
                <text:p>94.76710096913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">
                <text:p>1536</text:p>
              </table:table-cell>
              <table:table-cell office:value-type="float" office:value="5.73385207779311">
                <text:p>5.73385207779311</text:p>
              </table:table-cell>
              <table:table-cell office:value-type="float" office:value="2647626542719.04">
                <text:p>2647626542719.04</text:p>
              </table:table-cell>
              <table:table-cell office:value-type="float" office:value="14.2362540797589">
                <text:p>14.23625407975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">
                <text:p>1538</text:p>
              </table:table-cell>
              <table:table-cell office:value-type="float" office:value="5.77363880752506">
                <text:p>5.77363880752506</text:p>
              </table:table-cell>
              <table:table-cell office:value-type="float" office:value="2661564742045.91">
                <text:p>2661564742045.91</text:p>
              </table:table-cell>
              <table:table-cell office:value-type="float" office:value="12.9622835199108">
                <text:p>12.96228351991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">
                <text:p>1540</text:p>
              </table:table-cell>
              <table:table-cell office:value-type="float" office:value="4.77074840987005">
                <text:p>4.77074840987005</text:p>
              </table:table-cell>
              <table:table-cell office:value-type="float" office:value="2675602440635.82">
                <text:p>2675602440635.82</text:p>
              </table:table-cell>
              <table:table-cell office:value-type="float" office:value="10.0675750777373">
                <text:p>10.06757507773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">
                <text:p>1542</text:p>
              </table:table-cell>
              <table:table-cell office:value-type="float" office:value="47.0657827198677">
                <text:p>47.0657827198677</text:p>
              </table:table-cell>
              <table:table-cell office:value-type="float" office:value="2689741096444.23">
                <text:p>2689741096444.23</text:p>
              </table:table-cell>
              <table:table-cell office:value-type="float" office:value="81.6660892790404">
                <text:p>81.66608927904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">
                <text:p>1544</text:p>
              </table:table-cell>
              <table:table-cell office:value-type="float" office:value="11.0129817482973">
                <text:p>11.0129817482973</text:p>
              </table:table-cell>
              <table:table-cell office:value-type="float" office:value="2703982191359">
                <text:p>2703982191359</text:p>
              </table:table-cell>
              <table:table-cell office:value-type="float" office:value="55.8032558671717">
                <text:p>55.80325586717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">
                <text:p>1546</text:p>
              </table:table-cell>
              <table:table-cell office:value-type="float" office:value="35.4785152184214">
                <text:p>35.4785152184214</text:p>
              </table:table-cell>
              <table:table-cell office:value-type="float" office:value="2718327232340.57">
                <text:p>2718327232340.57</text:p>
              </table:table-cell>
              <table:table-cell office:value-type="float" office:value="8.36878308947005">
                <text:p>8.368783089470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">
                <text:p>1548</text:p>
              </table:table-cell>
              <table:table-cell office:value-type="float" office:value="0.788947267510187">
                <text:p>0.788947267510187</text:p>
              </table:table-cell>
              <table:table-cell office:value-type="float" office:value="2732777751119.77">
                <text:p>2732777751119.77</text:p>
              </table:table-cell>
              <table:table-cell office:value-type="float" office:value="12.5004564204212">
                <text:p>12.50045642042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">
                <text:p>1550</text:p>
              </table:table-cell>
              <table:table-cell office:value-type="float" office:value="7.10084165484957">
                <text:p>7.10084165484957</text:p>
              </table:table-cell>
              <table:table-cell office:value-type="float" office:value="2747335305650.93">
                <text:p>2747335305650.93</text:p>
              </table:table-cell>
              <table:table-cell office:value-type="float" office:value="17.8705098667687">
                <text:p>17.870509866768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">
                <text:p>1552</text:p>
              </table:table-cell>
              <table:table-cell office:value-type="float" office:value="0.990191675080425">
                <text:p>0.990191675080425</text:p>
              </table:table-cell>
              <table:table-cell office:value-type="float" office:value="2762001480062.16">
                <text:p>2762001480062.16</text:p>
              </table:table-cell>
              <table:table-cell office:value-type="float" office:value="90.2824644562616">
                <text:p>90.28246445626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">
                <text:p>1554</text:p>
              </table:table-cell>
              <table:table-cell office:value-type="float" office:value="5.67069302605187">
                <text:p>5.67069302605187</text:p>
              </table:table-cell>
              <table:table-cell office:value-type="float" office:value="2776777885586.45">
                <text:p>2776777885586.45</text:p>
              </table:table-cell>
              <table:table-cell office:value-type="float" office:value="45.4935772892555">
                <text:p>45.49357728925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">
                <text:p>1556</text:p>
              </table:table-cell>
              <table:table-cell office:value-type="float" office:value="12.8784101095991">
                <text:p>12.8784101095991</text:p>
              </table:table-cell>
              <table:table-cell office:value-type="float" office:value="2791666161044.22">
                <text:p>2791666161044.22</text:p>
              </table:table-cell>
              <table:table-cell office:value-type="float" office:value="10.7058636366459">
                <text:p>10.70586363664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">
                <text:p>1558</text:p>
              </table:table-cell>
              <table:table-cell office:value-type="float" office:value="9.28105538298848">
                <text:p>9.28105538298848</text:p>
              </table:table-cell>
              <table:table-cell office:value-type="float" office:value="2806667973539.97">
                <text:p>2806667973539.97</text:p>
              </table:table-cell>
              <table:table-cell office:value-type="float" office:value="57.4399810589876">
                <text:p>57.43998105898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">
                <text:p>1560</text:p>
              </table:table-cell>
              <table:table-cell office:value-type="float" office:value="9.09004676072827">
                <text:p>9.09004676072827</text:p>
              </table:table-cell>
              <table:table-cell office:value-type="float" office:value="2821785019101.81">
                <text:p>2821785019101.81</text:p>
              </table:table-cell>
              <table:table-cell office:value-type="float" office:value="82.5276207238167">
                <text:p>82.52762072381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">
                <text:p>1562</text:p>
              </table:table-cell>
              <table:table-cell office:value-type="float" office:value="4.70283845168396">
                <text:p>4.70283845168396</text:p>
              </table:table-cell>
              <table:table-cell office:value-type="float" office:value="2837019023412.51">
                <text:p>2837019023412.51</text:p>
              </table:table-cell>
              <table:table-cell office:value-type="float" office:value="103.213590997801">
                <text:p>103.2135909978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">
                <text:p>1564</text:p>
              </table:table-cell>
              <table:table-cell office:value-type="float" office:value="8.5568810620251">
                <text:p>8.5568810620251</text:p>
              </table:table-cell>
              <table:table-cell office:value-type="float" office:value="2852371742364.22">
                <text:p>2852371742364.22</text:p>
              </table:table-cell>
              <table:table-cell office:value-type="float" office:value="107.621392940271">
                <text:p>107.6213929402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">
                <text:p>1566</text:p>
              </table:table-cell>
              <table:table-cell office:value-type="float" office:value="11.3855835213994">
                <text:p>11.3855835213994</text:p>
              </table:table-cell>
              <table:table-cell office:value-type="float" office:value="2867844962904.98">
                <text:p>2867844962904.98</text:p>
              </table:table-cell>
              <table:table-cell office:value-type="float" office:value="143.33058065351">
                <text:p>143.330580653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">
                <text:p>1568</text:p>
              </table:table-cell>
              <table:table-cell office:value-type="float" office:value="25.4985140787877">
                <text:p>25.4985140787877</text:p>
              </table:table-cell>
              <table:table-cell office:value-type="float" office:value="2883440503678.09">
                <text:p>2883440503678.09</text:p>
              </table:table-cell>
              <table:table-cell office:value-type="float" office:value="85.8902473846451">
                <text:p>85.89024738464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">
                <text:p>1570</text:p>
              </table:table-cell>
              <table:table-cell office:value-type="float" office:value="0.380631454917982">
                <text:p>0.380631454917982</text:p>
              </table:table-cell>
              <table:table-cell office:value-type="float" office:value="2899160215776.83">
                <text:p>2899160215776.83</text:p>
              </table:table-cell>
              <table:table-cell office:value-type="float" office:value="40.1568316936606">
                <text:p>40.15683169366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">
                <text:p>1572</text:p>
              </table:table-cell>
              <table:table-cell office:value-type="float" office:value="25.3156887697893">
                <text:p>25.3156887697893</text:p>
              </table:table-cell>
              <table:table-cell office:value-type="float" office:value="2915005983679.82">
                <text:p>2915005983679.82</text:p>
              </table:table-cell>
              <table:table-cell office:value-type="float" office:value="72.7167109727281">
                <text:p>72.71671097272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">
                <text:p>1574</text:p>
              </table:table-cell>
              <table:table-cell office:value-type="float" office:value="1.55637864855141">
                <text:p>1.55637864855141</text:p>
              </table:table-cell>
              <table:table-cell office:value-type="float" office:value="2930979725704.24">
                <text:p>2930979725704.24</text:p>
              </table:table-cell>
              <table:table-cell office:value-type="float" office:value="17.6186013755377">
                <text:p>17.61860137553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">
                <text:p>1576</text:p>
              </table:table-cell>
              <table:table-cell office:value-type="float" office:value="5.03138561751574">
                <text:p>5.03138561751574</text:p>
              </table:table-cell>
              <table:table-cell office:value-type="float" office:value="2947083395229.99">
                <text:p>2947083395229.99</text:p>
              </table:table-cell>
              <table:table-cell office:value-type="float" office:value="32.9492891011982">
                <text:p>32.94928910119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">
                <text:p>1578</text:p>
              </table:table-cell>
              <table:table-cell office:value-type="float" office:value="3.17206059492243">
                <text:p>3.17206059492243</text:p>
              </table:table-cell>
              <table:table-cell office:value-type="float" office:value="2963318981184.56">
                <text:p>2963318981184.56</text:p>
              </table:table-cell>
              <table:table-cell office:value-type="float" office:value="34.3396029523291">
                <text:p>34.33960295232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">
                <text:p>1580</text:p>
              </table:table-cell>
              <table:table-cell office:value-type="float" office:value="10.1103960526108">
                <text:p>10.1103960526108</text:p>
              </table:table-cell>
              <table:table-cell office:value-type="float" office:value="2979688509122.88">
                <text:p>2979688509122.88</text:p>
              </table:table-cell>
              <table:table-cell office:value-type="float" office:value="5.3990405843886">
                <text:p>5.39904058438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">
                <text:p>1582</text:p>
              </table:table-cell>
              <table:table-cell office:value-type="float" office:value="15.3317074502912">
                <text:p>15.3317074502912</text:p>
              </table:table-cell>
              <table:table-cell office:value-type="float" office:value="2996194041942.24">
                <text:p>2996194041942.24</text:p>
              </table:table-cell>
              <table:table-cell office:value-type="float" office:value="53.1024379914803">
                <text:p>53.10243799148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">
                <text:p>1584</text:p>
              </table:table-cell>
              <table:table-cell office:value-type="float" office:value="17.3925263181881">
                <text:p>17.3925263181881</text:p>
              </table:table-cell>
              <table:table-cell office:value-type="float" office:value="3012837681093.34">
                <text:p>3012837681093.34</text:p>
              </table:table-cell>
              <table:table-cell office:value-type="float" office:value="62.8025142622792">
                <text:p>62.80251426227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">
                <text:p>1586</text:p>
              </table:table-cell>
              <table:table-cell office:value-type="float" office:value="7.56765401639118">
                <text:p>7.56765401639118</text:p>
              </table:table-cell>
              <table:table-cell office:value-type="float" office:value="3029621567065.92">
                <text:p>3029621567065.92</text:p>
              </table:table-cell>
              <table:table-cell office:value-type="float" office:value="28.9579793860091">
                <text:p>28.95797938600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">
                <text:p>1588</text:p>
              </table:table-cell>
              <table:table-cell office:value-type="float" office:value="3.11898096209142">
                <text:p>3.11898096209142</text:p>
              </table:table-cell>
              <table:table-cell office:value-type="float" office:value="3046547880743.48">
                <text:p>3046547880743.48</text:p>
              </table:table-cell>
              <table:table-cell office:value-type="float" office:value="53.3250627147126">
                <text:p>53.32506271471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">
                <text:p>1590</text:p>
              </table:table-cell>
              <table:table-cell office:value-type="float" office:value="9.77058118266778">
                <text:p>9.77058118266778</text:p>
              </table:table-cell>
              <table:table-cell office:value-type="float" office:value="3063618844243.76">
                <text:p>3063618844243.76</text:p>
              </table:table-cell>
              <table:table-cell office:value-type="float" office:value="34.3626830185724">
                <text:p>34.36268301857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">
                <text:p>1592</text:p>
              </table:table-cell>
              <table:table-cell office:value-type="float" office:value="11.6004178332032">
                <text:p>11.6004178332032</text:p>
              </table:table-cell>
              <table:table-cell office:value-type="float" office:value="3080836721906.03">
                <text:p>3080836721906.03</text:p>
              </table:table-cell>
              <table:table-cell office:value-type="float" office:value="5.19183862446263">
                <text:p>5.191838624462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">
                <text:p>1594</text:p>
              </table:table-cell>
              <table:table-cell office:value-type="float" office:value="313.514376064518">
                <text:p>313.514376064518</text:p>
              </table:table-cell>
              <table:table-cell office:value-type="float" office:value="3098203821067.56">
                <text:p>3098203821067.56</text:p>
              </table:table-cell>
              <table:table-cell office:value-type="float" office:value="84.3271581484484">
                <text:p>84.32715814844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">
                <text:p>1596</text:p>
              </table:table-cell>
              <table:table-cell office:value-type="float" office:value="30.5107756781043">
                <text:p>30.5107756781043</text:p>
              </table:table-cell>
              <table:table-cell office:value-type="float" office:value="3115722494795.33">
                <text:p>3115722494795.33</text:p>
              </table:table-cell>
              <table:table-cell office:value-type="float" office:value="0.710249080368172">
                <text:p>0.71024908036817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">
                <text:p>1598</text:p>
              </table:table-cell>
              <table:table-cell office:value-type="float" office:value="7.27207102103283">
                <text:p>7.27207102103283</text:p>
              </table:table-cell>
              <table:table-cell office:value-type="float" office:value="3133395139618.45">
                <text:p>3133395139618.45</text:p>
              </table:table-cell>
              <table:table-cell office:value-type="float" office:value="33.8932663787815">
                <text:p>33.89326637878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">
                <text:p>1600</text:p>
              </table:table-cell>
              <table:table-cell office:value-type="float" office:value="8.37650317355945">
                <text:p>8.37650317355945</text:p>
              </table:table-cell>
              <table:table-cell office:value-type="float" office:value="3151224200174.32">
                <text:p>3151224200174.32</text:p>
              </table:table-cell>
              <table:table-cell office:value-type="float" office:value="19.579791225867">
                <text:p>19.5797912258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">
                <text:p>1602</text:p>
              </table:table-cell>
              <table:table-cell office:value-type="float" office:value="42.5455940745902">
                <text:p>42.5455940745902</text:p>
              </table:table-cell>
              <table:table-cell office:value-type="float" office:value="3169212168558.91">
                <text:p>3169212168558.91</text:p>
              </table:table-cell>
              <table:table-cell office:value-type="float" office:value="28.0372238806343">
                <text:p>28.03722388063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">
                <text:p>1604</text:p>
              </table:table-cell>
              <table:table-cell office:value-type="float" office:value="12.7271412626697">
                <text:p>12.7271412626697</text:p>
              </table:table-cell>
              <table:table-cell office:value-type="float" office:value="3187361585743.58">
                <text:p>3187361585743.58</text:p>
              </table:table-cell>
              <table:table-cell office:value-type="float" office:value="6.97911531997465">
                <text:p>6.979115319974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">
                <text:p>1606</text:p>
              </table:table-cell>
              <table:table-cell office:value-type="float" office:value="27.0856305172611">
                <text:p>27.0856305172611</text:p>
              </table:table-cell>
              <table:table-cell office:value-type="float" office:value="3205675043270.91">
                <text:p>3205675043270.91</text:p>
              </table:table-cell>
              <table:table-cell office:value-type="float" office:value="9.93786559992936">
                <text:p>9.937865599929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">
                <text:p>1608</text:p>
              </table:table-cell>
              <table:table-cell office:value-type="float" office:value="1.33287440756544">
                <text:p>1.33287440756544</text:p>
              </table:table-cell>
              <table:table-cell office:value-type="float" office:value="3224155184097.47">
                <text:p>3224155184097.47</text:p>
              </table:table-cell>
              <table:table-cell office:value-type="float" office:value="7.7768698418664">
                <text:p>7.77686984186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">
                <text:p>1610</text:p>
              </table:table-cell>
              <table:table-cell office:value-type="float" office:value="6.58154133244623">
                <text:p>6.58154133244623</text:p>
              </table:table-cell>
              <table:table-cell office:value-type="float" office:value="3242804704225.39">
                <text:p>3242804704225.39</text:p>
              </table:table-cell>
              <table:table-cell office:value-type="float" office:value="41.1518640872805">
                <text:p>41.15186408728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">
                <text:p>1612</text:p>
              </table:table-cell>
              <table:table-cell office:value-type="float" office:value="18.023085600189">
                <text:p>18.023085600189</text:p>
              </table:table-cell>
              <table:table-cell office:value-type="float" office:value="3261626353932.74">
                <text:p>3261626353932.74</text:p>
              </table:table-cell>
              <table:table-cell office:value-type="float" office:value="28.7908129737106">
                <text:p>28.790812973710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">
                <text:p>1614</text:p>
              </table:table-cell>
              <table:table-cell office:value-type="float" office:value="5.19600775050753">
                <text:p>5.19600775050753</text:p>
              </table:table-cell>
              <table:table-cell office:value-type="float" office:value="3280622939087.2">
                <text:p>3280622939087.2</text:p>
              </table:table-cell>
              <table:table-cell office:value-type="float" office:value="25.9480358568355">
                <text:p>25.94803585683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">
                <text:p>1616</text:p>
              </table:table-cell>
              <table:table-cell office:value-type="float" office:value="7.05284500650881">
                <text:p>7.05284500650881</text:p>
              </table:table-cell>
              <table:table-cell office:value-type="float" office:value="3299797323012.86">
                <text:p>3299797323012.86</text:p>
              </table:table-cell>
              <table:table-cell office:value-type="float" office:value="8.01056507459855">
                <text:p>8.010565074598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">
                <text:p>1618</text:p>
              </table:table-cell>
              <table:table-cell office:value-type="float" office:value="2.36732520944012">
                <text:p>2.36732520944012</text:p>
              </table:table-cell>
              <table:table-cell office:value-type="float" office:value="3319152427253.88">
                <text:p>3319152427253.88</text:p>
              </table:table-cell>
              <table:table-cell office:value-type="float" office:value="26.8081705184496">
                <text:p>26.80817051844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">
                <text:p>1620</text:p>
              </table:table-cell>
              <table:table-cell office:value-type="float" office:value="5.00993462602735">
                <text:p>5.00993462602735</text:p>
              </table:table-cell>
              <table:table-cell office:value-type="float" office:value="3338691234117.55">
                <text:p>3338691234117.55</text:p>
              </table:table-cell>
              <table:table-cell office:value-type="float" office:value="18.1427377400022">
                <text:p>18.14273774000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">
                <text:p>1622</text:p>
              </table:table-cell>
              <table:table-cell office:value-type="float" office:value="7.67330037963599">
                <text:p>7.67330037963599</text:p>
              </table:table-cell>
              <table:table-cell office:value-type="float" office:value="3358416787393.2">
                <text:p>3358416787393.2</text:p>
              </table:table-cell>
              <table:table-cell office:value-type="float" office:value="23.9661580142454">
                <text:p>23.96615801424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">
                <text:p>1624</text:p>
              </table:table-cell>
              <table:table-cell office:value-type="float" office:value="7.1140862575003">
                <text:p>7.1140862575003</text:p>
              </table:table-cell>
              <table:table-cell office:value-type="float" office:value="3378332194468.77">
                <text:p>3378332194468.77</text:p>
              </table:table-cell>
              <table:table-cell office:value-type="float" office:value="19.1811438718194">
                <text:p>19.18114387181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">
                <text:p>1626</text:p>
              </table:table-cell>
              <table:table-cell office:value-type="float" office:value="14.5831708793377">
                <text:p>14.5831708793377</text:p>
              </table:table-cell>
              <table:table-cell office:value-type="float" office:value="3398440627911.31">
                <text:p>3398440627911.31</text:p>
              </table:table-cell>
              <table:table-cell office:value-type="float" office:value="30.2619425235267">
                <text:p>30.26194252352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">
                <text:p>1628</text:p>
              </table:table-cell>
              <table:table-cell office:value-type="float" office:value="2.44813718162483">
                <text:p>2.44813718162483</text:p>
              </table:table-cell>
              <table:table-cell office:value-type="float" office:value="3418745327164.9">
                <text:p>3418745327164.9</text:p>
              </table:table-cell>
              <table:table-cell office:value-type="float" office:value="14.712445891887">
                <text:p>14.7124458918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">
                <text:p>1630</text:p>
              </table:table-cell>
              <table:table-cell office:value-type="float" office:value="7.65643364081564">
                <text:p>7.65643364081564</text:p>
              </table:table-cell>
              <table:table-cell office:value-type="float" office:value="3439249600531.03">
                <text:p>3439249600531.03</text:p>
              </table:table-cell>
              <table:table-cell office:value-type="float" office:value="35.0541917368381">
                <text:p>35.054191736838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">
                <text:p>1632</text:p>
              </table:table-cell>
              <table:table-cell office:value-type="float" office:value="4.72406864124338">
                <text:p>4.72406864124338</text:p>
              </table:table-cell>
              <table:table-cell office:value-type="float" office:value="3459956826900.25">
                <text:p>3459956826900.25</text:p>
              </table:table-cell>
              <table:table-cell office:value-type="float" office:value="19.1205767610736">
                <text:p>19.12057676107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">
                <text:p>1634</text:p>
              </table:table-cell>
              <table:table-cell office:value-type="float" office:value="11.1592436139807">
                <text:p>11.1592436139807</text:p>
              </table:table-cell>
              <table:table-cell office:value-type="float" office:value="3480870457736.56">
                <text:p>3480870457736.56</text:p>
              </table:table-cell>
              <table:table-cell office:value-type="float" office:value="34.2126484862156">
                <text:p>34.212648486215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">
                <text:p>1636</text:p>
              </table:table-cell>
              <table:table-cell office:value-type="float" office:value="5.1308678027483">
                <text:p>5.1308678027483</text:p>
              </table:table-cell>
              <table:table-cell office:value-type="float" office:value="3501994019029.87">
                <text:p>3501994019029.87</text:p>
              </table:table-cell>
              <table:table-cell office:value-type="float" office:value="35.6918775788652">
                <text:p>35.69187757886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">
                <text:p>1638</text:p>
              </table:table-cell>
              <table:table-cell office:value-type="float" office:value="4.45411761136089">
                <text:p>4.45411761136089</text:p>
              </table:table-cell>
              <table:table-cell office:value-type="float" office:value="3523331113479.78">
                <text:p>3523331113479.78</text:p>
              </table:table-cell>
              <table:table-cell office:value-type="float" office:value="0.604855262209325">
                <text:p>0.6048552622093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">
                <text:p>1640</text:p>
              </table:table-cell>
              <table:table-cell office:value-type="float" office:value="4.27523674050344">
                <text:p>4.27523674050344</text:p>
              </table:table-cell>
              <table:table-cell office:value-type="float" office:value="3544885422497.92">
                <text:p>3544885422497.92</text:p>
              </table:table-cell>
              <table:table-cell office:value-type="float" office:value="23.8823415398547">
                <text:p>23.882341539854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">
                <text:p>1642</text:p>
              </table:table-cell>
              <table:table-cell office:value-type="float" office:value="0.200604292929799">
                <text:p>0.200604292929799</text:p>
              </table:table-cell>
              <table:table-cell office:value-type="float" office:value="3566660708479.53">
                <text:p>3566660708479.53</text:p>
              </table:table-cell>
              <table:table-cell office:value-type="float" office:value="26.0229661548987">
                <text:p>26.022966154898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">
                <text:p>1644</text:p>
              </table:table-cell>
              <table:table-cell office:value-type="float" office:value="11.2149405680503">
                <text:p>11.2149405680503</text:p>
              </table:table-cell>
              <table:table-cell office:value-type="float" office:value="3588660817058.95">
                <text:p>3588660817058.95</text:p>
              </table:table-cell>
              <table:table-cell office:value-type="float" office:value="16.0518012085897">
                <text:p>16.05180120858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">
                <text:p>1646</text:p>
              </table:table-cell>
              <table:table-cell office:value-type="float" office:value="11.1119179058212">
                <text:p>11.1119179058212</text:p>
              </table:table-cell>
              <table:table-cell office:value-type="float" office:value="3610889679523.36">
                <text:p>3610889679523.36</text:p>
              </table:table-cell>
              <table:table-cell office:value-type="float" office:value="50.3319287330482">
                <text:p>50.33192873304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">
                <text:p>1648</text:p>
              </table:table-cell>
              <table:table-cell office:value-type="float" office:value="5.63471828556315">
                <text:p>5.63471828556315</text:p>
              </table:table-cell>
              <table:table-cell office:value-type="float" office:value="3633351315182.12">
                <text:p>3633351315182.12</text:p>
              </table:table-cell>
              <table:table-cell office:value-type="float" office:value="12.778043033723">
                <text:p>12.7780430337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">
                <text:p>1650</text:p>
              </table:table-cell>
              <table:table-cell office:value-type="float" office:value="3.31601281794305">
                <text:p>3.31601281794305</text:p>
              </table:table-cell>
              <table:table-cell office:value-type="float" office:value="3656049833753.29">
                <text:p>3656049833753.29</text:p>
              </table:table-cell>
              <table:table-cell office:value-type="float" office:value="52.1576822575313">
                <text:p>52.15768225753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">
                <text:p>1652</text:p>
              </table:table-cell>
              <table:table-cell office:value-type="float" office:value="35.6842915140494">
                <text:p>35.6842915140494</text:p>
              </table:table-cell>
              <table:table-cell office:value-type="float" office:value="3678989438413.15">
                <text:p>3678989438413.15</text:p>
              </table:table-cell>
              <table:table-cell office:value-type="float" office:value="10.9027101131947">
                <text:p>10.90271011319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">
                <text:p>1654</text:p>
              </table:table-cell>
              <table:table-cell office:value-type="float" office:value="2.07124313602405">
                <text:p>2.07124313602405</text:p>
              </table:table-cell>
              <table:table-cell office:value-type="float" office:value="3702174427886.46">
                <text:p>3702174427886.46</text:p>
              </table:table-cell>
              <table:table-cell office:value-type="float" office:value="11.3481788955079">
                <text:p>11.34817889550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">
                <text:p>1656</text:p>
              </table:table-cell>
              <table:table-cell office:value-type="float" office:value="26.3970455161119">
                <text:p>26.3970455161119</text:p>
              </table:table-cell>
              <table:table-cell office:value-type="float" office:value="3725609199746.49">
                <text:p>3725609199746.49</text:p>
              </table:table-cell>
              <table:table-cell office:value-type="float" office:value="4.46446962753687">
                <text:p>4.4644696275368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">
                <text:p>1658</text:p>
              </table:table-cell>
              <table:table-cell office:value-type="float" office:value="12.1989393508016">
                <text:p>12.1989393508016</text:p>
              </table:table-cell>
              <table:table-cell office:value-type="float" office:value="3749298253085.91">
                <text:p>3749298253085.91</text:p>
              </table:table-cell>
              <table:table-cell office:value-type="float" office:value="32.933502008483">
                <text:p>32.9335020084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">
                <text:p>1660</text:p>
              </table:table-cell>
              <table:table-cell office:value-type="float" office:value="10.3342798676484">
                <text:p>10.3342798676484</text:p>
              </table:table-cell>
              <table:table-cell office:value-type="float" office:value="3773246191436.34">
                <text:p>3773246191436.34</text:p>
              </table:table-cell>
              <table:table-cell office:value-type="float" office:value="3.50746943409402">
                <text:p>3.507469434094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">
                <text:p>1662</text:p>
              </table:table-cell>
              <table:table-cell office:value-type="float" office:value="5.9455941886079">
                <text:p>5.9455941886079</text:p>
              </table:table-cell>
              <table:table-cell office:value-type="float" office:value="3797457725938.58">
                <text:p>3797457725938.58</text:p>
              </table:table-cell>
              <table:table-cell office:value-type="float" office:value="60.5176891390544">
                <text:p>60.51768913905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">
                <text:p>1664</text:p>
              </table:table-cell>
              <table:table-cell office:value-type="float" office:value="6.55854644610258">
                <text:p>6.55854644610258</text:p>
              </table:table-cell>
              <table:table-cell office:value-type="float" office:value="3821937678648.26">
                <text:p>3821937678648.26</text:p>
              </table:table-cell>
              <table:table-cell office:value-type="float" office:value="10.0854253005377">
                <text:p>10.08542530053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">
                <text:p>1666</text:p>
              </table:table-cell>
              <table:table-cell office:value-type="float" office:value="0.400572781911675">
                <text:p>0.400572781911675</text:p>
              </table:table-cell>
              <table:table-cell office:value-type="float" office:value="3846690985663.07">
                <text:p>3846690985663.07</text:p>
              </table:table-cell>
              <table:table-cell office:value-type="float" office:value="4.25956030061145">
                <text:p>4.259560300611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">
                <text:p>1668</text:p>
              </table:table-cell>
              <table:table-cell office:value-type="float" office:value="1.15692939515582">
                <text:p>1.15692939515582</text:p>
              </table:table-cell>
              <table:table-cell office:value-type="float" office:value="3871722700663.09">
                <text:p>3871722700663.09</text:p>
              </table:table-cell>
              <table:table-cell office:value-type="float" office:value="3.12741368497745">
                <text:p>3.127413684977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">
                <text:p>1670</text:p>
              </table:table-cell>
              <table:table-cell office:value-type="float" office:value="7.07591753296396">
                <text:p>7.07591753296396</text:p>
              </table:table-cell>
              <table:table-cell office:value-type="float" office:value="3897037998502.97">
                <text:p>3897037998502.97</text:p>
              </table:table-cell>
              <table:table-cell office:value-type="float" office:value="13.000999390844">
                <text:p>13.0009993908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">
                <text:p>1672</text:p>
              </table:table-cell>
              <table:table-cell office:value-type="float" office:value="30.0282301084499">
                <text:p>30.0282301084499</text:p>
              </table:table-cell>
              <table:table-cell office:value-type="float" office:value="3922642178783.26">
                <text:p>3922642178783.26</text:p>
              </table:table-cell>
              <table:table-cell office:value-type="float" office:value="4.70489950609853">
                <text:p>4.7048995060985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">
                <text:p>1674</text:p>
              </table:table-cell>
              <table:table-cell office:value-type="float" office:value="7.57002275878266">
                <text:p>7.57002275878266</text:p>
              </table:table-cell>
              <table:table-cell office:value-type="float" office:value="3948540669931.52">
                <text:p>3948540669931.52</text:p>
              </table:table-cell>
              <table:table-cell office:value-type="float" office:value="1.06720311490794">
                <text:p>1.0672031149079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">
                <text:p>1676</text:p>
              </table:table-cell>
              <table:table-cell office:value-type="float" office:value="11.4560967250045">
                <text:p>11.4560967250045</text:p>
              </table:table-cell>
              <table:table-cell office:value-type="float" office:value="3974739032753.71">
                <text:p>3974739032753.71</text:p>
              </table:table-cell>
              <table:table-cell office:value-type="float" office:value="17.4428925764092">
                <text:p>17.44289257640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">
                <text:p>1678</text:p>
              </table:table-cell>
              <table:table-cell office:value-type="float" office:value="9.77792284561551">
                <text:p>9.77792284561551</text:p>
              </table:table-cell>
              <table:table-cell office:value-type="float" office:value="4001242964975.4">
                <text:p>4001242964975.4</text:p>
              </table:table-cell>
              <table:table-cell office:value-type="float" office:value="11.1100940435668">
                <text:p>11.11009404356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">
                <text:p>1680</text:p>
              </table:table-cell>
              <table:table-cell office:value-type="float" office:value="15.0935415538997">
                <text:p>15.0935415538997</text:p>
              </table:table-cell>
              <table:table-cell office:value-type="float" office:value="4028058305150.75">
                <text:p>4028058305150.75</text:p>
              </table:table-cell>
              <table:table-cell office:value-type="float" office:value="0.0724235639315576">
                <text:p>0.07242356393155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">
                <text:p>1682</text:p>
              </table:table-cell>
              <table:table-cell office:value-type="float" office:value="3.50802830290533">
                <text:p>3.50802830290533</text:p>
              </table:table-cell>
              <table:table-cell office:value-type="float" office:value="4055191037454.2">
                <text:p>4055191037454.2</text:p>
              </table:table-cell>
              <table:table-cell office:value-type="float" office:value="28.5834100155133">
                <text:p>28.58341001551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">
                <text:p>1684</text:p>
              </table:table-cell>
              <table:table-cell office:value-type="float" office:value="21.8983921752826">
                <text:p>21.8983921752826</text:p>
              </table:table-cell>
              <table:table-cell office:value-type="float" office:value="4082647295996.08">
                <text:p>4082647295996.08</text:p>
              </table:table-cell>
              <table:table-cell office:value-type="float" office:value="20.5138517725761">
                <text:p>20.513851772576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">
                <text:p>1686</text:p>
              </table:table-cell>
              <table:table-cell office:value-type="float" office:value="6.3991612930274">
                <text:p>6.3991612930274</text:p>
              </table:table-cell>
              <table:table-cell office:value-type="float" office:value="4110433369728.3">
                <text:p>4110433369728.3</text:p>
              </table:table-cell>
              <table:table-cell office:value-type="float" office:value="22.2192116675513">
                <text:p>22.21921166755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">
                <text:p>1688</text:p>
              </table:table-cell>
              <table:table-cell office:value-type="float" office:value="0.152735880404848">
                <text:p>0.152735880404848</text:p>
              </table:table-cell>
              <table:table-cell office:value-type="float" office:value="4138555707287.4">
                <text:p>4138555707287.4</text:p>
              </table:table-cell>
              <table:table-cell office:value-type="float" office:value="62.5892028443355">
                <text:p>62.58920284433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">
                <text:p>1690</text:p>
              </table:table-cell>
              <table:table-cell office:value-type="float" office:value="4.6751160446717">
                <text:p>4.6751160446717</text:p>
              </table:table-cell>
              <table:table-cell office:value-type="float" office:value="4167020922206.96">
                <text:p>4167020922206.96</text:p>
              </table:table-cell>
              <table:table-cell office:value-type="float" office:value="25.5279814616354">
                <text:p>25.52798146163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">
                <text:p>1692</text:p>
              </table:table-cell>
              <table:table-cell office:value-type="float" office:value="5.03128117642298">
                <text:p>5.03128117642298</text:p>
              </table:table-cell>
              <table:table-cell office:value-type="float" office:value="4195835798376.84">
                <text:p>4195835798376.84</text:p>
              </table:table-cell>
              <table:table-cell office:value-type="float" office:value="17.9396883445901">
                <text:p>17.93968834459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">
                <text:p>1694</text:p>
              </table:table-cell>
              <table:table-cell office:value-type="float" office:value="14.5037637703564">
                <text:p>14.5037637703564</text:p>
              </table:table-cell>
              <table:table-cell office:value-type="float" office:value="4225007295443.3">
                <text:p>4225007295443.3</text:p>
              </table:table-cell>
              <table:table-cell office:value-type="float" office:value="1.02050915250359">
                <text:p>1.020509152503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">
                <text:p>1696</text:p>
              </table:table-cell>
              <table:table-cell office:value-type="float" office:value="53.2044706900116">
                <text:p>53.2044706900116</text:p>
              </table:table-cell>
              <table:table-cell office:value-type="float" office:value="4254542554586.71">
                <text:p>4254542554586.71</text:p>
              </table:table-cell>
              <table:table-cell office:value-type="float" office:value="35.4704359495396">
                <text:p>35.47043594953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">
                <text:p>1698</text:p>
              </table:table-cell>
              <table:table-cell office:value-type="float" office:value="2.38651067300323">
                <text:p>2.38651067300323</text:p>
              </table:table-cell>
              <table:table-cell office:value-type="float" office:value="4284448904485.98">
                <text:p>4284448904485.98</text:p>
              </table:table-cell>
              <table:table-cell office:value-type="float" office:value="10.5760381033644">
                <text:p>10.57603810336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">
                <text:p>1700</text:p>
              </table:table-cell>
              <table:table-cell office:value-type="float" office:value="27.2528044953142">
                <text:p>27.2528044953142</text:p>
              </table:table-cell>
              <table:table-cell office:value-type="float" office:value="4314733867909.35">
                <text:p>4314733867909.35</text:p>
              </table:table-cell>
              <table:table-cell office:value-type="float" office:value="1.51607338504763">
                <text:p>1.5160733850476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">
                <text:p>1702</text:p>
              </table:table-cell>
              <table:table-cell office:value-type="float" office:value="13.1112421693389">
                <text:p>13.1112421693389</text:p>
              </table:table-cell>
              <table:table-cell office:value-type="float" office:value="4345405167651.84">
                <text:p>4345405167651.84</text:p>
              </table:table-cell>
              <table:table-cell office:value-type="float" office:value="12.9094671676053">
                <text:p>12.90946716760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">
                <text:p>1704</text:p>
              </table:table-cell>
              <table:table-cell office:value-type="float" office:value="3.06319594738688">
                <text:p>3.06319594738688</text:p>
              </table:table-cell>
              <table:table-cell office:value-type="float" office:value="4376470733712.89">
                <text:p>4376470733712.89</text:p>
              </table:table-cell>
              <table:table-cell office:value-type="float" office:value="21.0153830253076">
                <text:p>21.01538302530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">
                <text:p>1706</text:p>
              </table:table-cell>
              <table:table-cell office:value-type="float" office:value="21.2358153968955">
                <text:p>21.2358153968955</text:p>
              </table:table-cell>
              <table:table-cell office:value-type="float" office:value="4407938710161.75">
                <text:p>4407938710161.75</text:p>
              </table:table-cell>
              <table:table-cell office:value-type="float" office:value="30.23929777597">
                <text:p>30.2392977759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">
                <text:p>1708</text:p>
              </table:table-cell>
              <table:table-cell office:value-type="float" office:value="12.0302394441738">
                <text:p>12.0302394441738</text:p>
              </table:table-cell>
              <table:table-cell office:value-type="float" office:value="4439817462518.94">
                <text:p>4439817462518.94</text:p>
              </table:table-cell>
              <table:table-cell office:value-type="float" office:value="16.2378840470485">
                <text:p>16.23788404704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">
                <text:p>1710</text:p>
              </table:table-cell>
              <table:table-cell office:value-type="float" office:value="4.89445679702756">
                <text:p>4.89445679702756</text:p>
              </table:table-cell>
              <table:table-cell office:value-type="float" office:value="4472115585162.16">
                <text:p>4472115585162.16</text:p>
              </table:table-cell>
              <table:table-cell office:value-type="float" office:value="41.614038456406">
                <text:p>41.6140384564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">
                <text:p>1712</text:p>
              </table:table-cell>
              <table:table-cell office:value-type="float" office:value="1.66296405320954">
                <text:p>1.66296405320954</text:p>
              </table:table-cell>
              <table:table-cell office:value-type="float" office:value="4504841909623.49">
                <text:p>4504841909623.49</text:p>
              </table:table-cell>
              <table:table-cell office:value-type="float" office:value="62.8698489545153">
                <text:p>62.869848954515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">
                <text:p>1714</text:p>
              </table:table-cell>
              <table:table-cell office:value-type="float" office:value="0.344434397086307">
                <text:p>0.344434397086307</text:p>
              </table:table-cell>
              <table:table-cell office:value-type="float" office:value="4538005512540.66">
                <text:p>4538005512540.66</text:p>
              </table:table-cell>
              <table:table-cell office:value-type="float" office:value="12.7020676663853">
                <text:p>12.70206766638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">
                <text:p>1716</text:p>
              </table:table-cell>
              <table:table-cell office:value-type="float" office:value="9.40908889226794">
                <text:p>9.40908889226794</text:p>
              </table:table-cell>
              <table:table-cell office:value-type="float" office:value="4571615724411.12">
                <text:p>4571615724411.12</text:p>
              </table:table-cell>
              <table:table-cell office:value-type="float" office:value="11.1756972422776">
                <text:p>11.17569724227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">
                <text:p>1718</text:p>
              </table:table-cell>
              <table:table-cell office:value-type="float" office:value="6.76713691223902">
                <text:p>6.76713691223902</text:p>
              </table:table-cell>
              <table:table-cell office:value-type="float" office:value="4605682138584.01">
                <text:p>4605682138584.01</text:p>
              </table:table-cell>
              <table:table-cell office:value-type="float" office:value="7.4127351854155">
                <text:p>7.41273518541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">
                <text:p>1720</text:p>
              </table:table-cell>
              <table:table-cell office:value-type="float" office:value="5.59829955306595">
                <text:p>5.59829955306595</text:p>
              </table:table-cell>
              <table:table-cell office:value-type="float" office:value="4640214620506.92">
                <text:p>4640214620506.92</text:p>
              </table:table-cell>
              <table:table-cell office:value-type="float" office:value="4.47885684610545">
                <text:p>4.478856846105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">
                <text:p>1722</text:p>
              </table:table-cell>
              <table:table-cell office:value-type="float" office:value="0.574561332381173">
                <text:p>0.574561332381173</text:p>
              </table:table-cell>
              <table:table-cell office:value-type="float" office:value="4675223317623.58">
                <text:p>4675223317623.58</text:p>
              </table:table-cell>
              <table:table-cell office:value-type="float" office:value="42.7968189579302">
                <text:p>42.79681895793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">
                <text:p>1724</text:p>
              </table:table-cell>
              <table:table-cell office:value-type="float" office:value="44.1645465672857">
                <text:p>44.1645465672857</text:p>
              </table:table-cell>
              <table:table-cell office:value-type="float" office:value="4710718669546.63">
                <text:p>4710718669546.63</text:p>
              </table:table-cell>
              <table:table-cell office:value-type="float" office:value="23.9852179628594">
                <text:p>23.98521796285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">
                <text:p>1726</text:p>
              </table:table-cell>
              <table:table-cell office:value-type="float" office:value="9.27009225858002">
                <text:p>9.27009225858002</text:p>
              </table:table-cell>
              <table:table-cell office:value-type="float" office:value="4746711418444.2">
                <text:p>4746711418444.2</text:p>
              </table:table-cell>
              <table:table-cell office:value-type="float" office:value="42.9282329737392">
                <text:p>42.92823297373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">
                <text:p>1728</text:p>
              </table:table-cell>
              <table:table-cell office:value-type="float" office:value="48.9607274683424">
                <text:p>48.9607274683424</text:p>
              </table:table-cell>
              <table:table-cell office:value-type="float" office:value="4783212620634.48">
                <text:p>4783212620634.48</text:p>
              </table:table-cell>
              <table:table-cell office:value-type="float" office:value="27.0278118652726">
                <text:p>27.02781186527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">
                <text:p>1730</text:p>
              </table:table-cell>
              <table:table-cell office:value-type="float" office:value="2.06719716046608">
                <text:p>2.06719716046608</text:p>
              </table:table-cell>
              <table:table-cell office:value-type="float" office:value="4820233657579.93">
                <text:p>4820233657579.93</text:p>
              </table:table-cell>
              <table:table-cell office:value-type="float" office:value="2.96832030068584">
                <text:p>2.968320300685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">
                <text:p>1732</text:p>
              </table:table-cell>
              <table:table-cell office:value-type="float" office:value="1.02217700846941">
                <text:p>1.02217700846941</text:p>
              </table:table-cell>
              <table:table-cell office:value-type="float" office:value="4857786248545.47">
                <text:p>4857786248545.47</text:p>
              </table:table-cell>
              <table:table-cell office:value-type="float" office:value="5.67046845154701">
                <text:p>5.670468451547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">
                <text:p>1734</text:p>
              </table:table-cell>
              <table:table-cell office:value-type="float" office:value="0.0655223951984938">
                <text:p>0.0655223951984938</text:p>
              </table:table-cell>
              <table:table-cell office:value-type="float" office:value="4895882462875.45">
                <text:p>4895882462875.45</text:p>
              </table:table-cell>
              <table:table-cell office:value-type="float" office:value="17.2162255002952">
                <text:p>17.21622550029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">
                <text:p>1736</text:p>
              </table:table-cell>
              <table:table-cell office:value-type="float" office:value="5.60497041443878">
                <text:p>5.60497041443878</text:p>
              </table:table-cell>
              <table:table-cell office:value-type="float" office:value="4934534733323.76">
                <text:p>4934534733323.76</text:p>
              </table:table-cell>
              <table:table-cell office:value-type="float" office:value="19.3482456740571">
                <text:p>19.348245674057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">
                <text:p>1738</text:p>
              </table:table-cell>
              <table:table-cell office:value-type="float" office:value="13.2544703493652">
                <text:p>13.2544703493652</text:p>
              </table:table-cell>
              <table:table-cell office:value-type="float" office:value="4973755869993.13">
                <text:p>4973755869993.13</text:p>
              </table:table-cell>
              <table:table-cell office:value-type="float" office:value="4.53806500893017">
                <text:p>4.538065008930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">
                <text:p>1740</text:p>
              </table:table-cell>
              <table:table-cell office:value-type="float" office:value="11.3962031880893">
                <text:p>11.3962031880893</text:p>
              </table:table-cell>
              <table:table-cell office:value-type="float" office:value="5013559074529.98">
                <text:p>5013559074529.98</text:p>
              </table:table-cell>
              <table:table-cell office:value-type="float" office:value="24.8432222433294">
                <text:p>24.843222243329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">
                <text:p>1742</text:p>
              </table:table-cell>
              <table:table-cell office:value-type="float" office:value="3.07764594290144">
                <text:p>3.07764594290144</text:p>
              </table:table-cell>
              <table:table-cell office:value-type="float" office:value="5053957955630.99">
                <text:p>5053957955630.99</text:p>
              </table:table-cell>
              <table:table-cell office:value-type="float" office:value="17.6445327823458">
                <text:p>17.64453278234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">
                <text:p>1744</text:p>
              </table:table-cell>
              <table:table-cell office:value-type="float" office:value="4.63799973984422">
                <text:p>4.63799973984422</text:p>
              </table:table-cell>
              <table:table-cell office:value-type="float" office:value="5094966544549.26">
                <text:p>5094966544549.26</text:p>
              </table:table-cell>
              <table:table-cell office:value-type="float" office:value="4.23597328247799">
                <text:p>4.235973282477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">
                <text:p>1746</text:p>
              </table:table-cell>
              <table:table-cell office:value-type="float" office:value="43.0161276419498">
                <text:p>43.0161276419498</text:p>
              </table:table-cell>
              <table:table-cell office:value-type="float" office:value="5136599311869.58">
                <text:p>5136599311869.58</text:p>
              </table:table-cell>
              <table:table-cell office:value-type="float" office:value="47.6715744153406">
                <text:p>47.671574415340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">
                <text:p>1748</text:p>
              </table:table-cell>
              <table:table-cell office:value-type="float" office:value="5.53349993753509">
                <text:p>5.53349993753509</text:p>
              </table:table-cell>
              <table:table-cell office:value-type="float" office:value="5178871184686.26">
                <text:p>5178871184686.26</text:p>
              </table:table-cell>
              <table:table-cell office:value-type="float" office:value="13.1945527588038">
                <text:p>13.19455275880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">
                <text:p>1750</text:p>
              </table:table-cell>
              <table:table-cell office:value-type="float" office:value="0.234259627646436">
                <text:p>0.234259627646436</text:p>
              </table:table-cell>
              <table:table-cell office:value-type="float" office:value="5221797565135.7">
                <text:p>5221797565135.7</text:p>
              </table:table-cell>
              <table:table-cell office:value-type="float" office:value="22.6399855808441">
                <text:p>22.63998558084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">
                <text:p>1752</text:p>
              </table:table-cell>
              <table:table-cell office:value-type="float" office:value="6.96825714920838">
                <text:p>6.96825714920838</text:p>
              </table:table-cell>
              <table:table-cell office:value-type="float" office:value="5265394349161.12">
                <text:p>5265394349161.12</text:p>
              </table:table-cell>
              <table:table-cell office:value-type="float" office:value="2.28257405941935">
                <text:p>2.282574059419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">
                <text:p>1754</text:p>
              </table:table-cell>
              <table:table-cell office:value-type="float" office:value="10.208952261619">
                <text:p>10.208952261619</text:p>
              </table:table-cell>
              <table:table-cell office:value-type="float" office:value="5309677946641.44">
                <text:p>5309677946641.44</text:p>
              </table:table-cell>
              <table:table-cell office:value-type="float" office:value="11.4410214290852">
                <text:p>11.44102142908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">
                <text:p>1756</text:p>
              </table:table-cell>
              <table:table-cell office:value-type="float" office:value="5.02863009118969">
                <text:p>5.02863009118969</text:p>
              </table:table-cell>
              <table:table-cell office:value-type="float" office:value="5354665302386.07">
                <text:p>5354665302386.07</text:p>
              </table:table-cell>
              <table:table-cell office:value-type="float" office:value="12.6046904486432">
                <text:p>12.60469044864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">
                <text:p>1758</text:p>
              </table:table-cell>
              <table:table-cell office:value-type="float" office:value="9.69069060201303">
                <text:p>9.69069060201303</text:p>
              </table:table-cell>
              <table:table-cell office:value-type="float" office:value="5400373918104.88">
                <text:p>5400373918104.88</text:p>
              </table:table-cell>
              <table:table-cell office:value-type="float" office:value="3.94918269998342">
                <text:p>3.949182699983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">
                <text:p>1760</text:p>
              </table:table-cell>
              <table:table-cell office:value-type="float" office:value="2.13184404369186">
                <text:p>2.13184404369186</text:p>
              </table:table-cell>
              <table:table-cell office:value-type="float" office:value="5446821875548.62">
                <text:p>5446821875548.62</text:p>
              </table:table-cell>
              <table:table-cell office:value-type="float" office:value="21.2029791305025">
                <text:p>21.20297913050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">
                <text:p>1762</text:p>
              </table:table-cell>
              <table:table-cell office:value-type="float" office:value="12.6876846548015">
                <text:p>12.6876846548015</text:p>
              </table:table-cell>
              <table:table-cell office:value-type="float" office:value="5494027860829.34">
                <text:p>5494027860829.34</text:p>
              </table:table-cell>
              <table:table-cell office:value-type="float" office:value="27.8519687098078">
                <text:p>27.85196870980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">
                <text:p>1764</text:p>
              </table:table-cell>
              <table:table-cell office:value-type="float" office:value="5.08222318048209">
                <text:p>5.08222318048209</text:p>
              </table:table-cell>
              <table:table-cell office:value-type="float" office:value="5542011189914.94">
                <text:p>5542011189914.94</text:p>
              </table:table-cell>
              <table:table-cell office:value-type="float" office:value="32.6699420847879">
                <text:p>32.66994208478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">
                <text:p>1766</text:p>
              </table:table-cell>
              <table:table-cell office:value-type="float" office:value="100.536635517937">
                <text:p>100.536635517937</text:p>
              </table:table-cell>
              <table:table-cell office:value-type="float" office:value="5590791835458.77">
                <text:p>5590791835458.77</text:p>
              </table:table-cell>
              <table:table-cell office:value-type="float" office:value="20.3632808996188">
                <text:p>20.36328089961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">
                <text:p>1768</text:p>
              </table:table-cell>
              <table:table-cell office:value-type="float" office:value="4.73765474543441">
                <text:p>4.73765474543441</text:p>
              </table:table-cell>
              <table:table-cell office:value-type="float" office:value="5640390454520.92">
                <text:p>5640390454520.92</text:p>
              </table:table-cell>
              <table:table-cell office:value-type="float" office:value="25.4734770494042">
                <text:p>25.47347704940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">
                <text:p>1770</text:p>
              </table:table-cell>
              <table:table-cell office:value-type="float" office:value="0.568439576595783">
                <text:p>0.568439576595783</text:p>
              </table:table-cell>
              <table:table-cell office:value-type="float" office:value="5690828419403.52">
                <text:p>5690828419403.52</text:p>
              </table:table-cell>
              <table:table-cell office:value-type="float" office:value="13.463134379555">
                <text:p>13.4631343795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">
                <text:p>1772</text:p>
              </table:table-cell>
              <table:table-cell office:value-type="float" office:value="6.69267577645382">
                <text:p>6.69267577645382</text:p>
              </table:table-cell>
              <table:table-cell office:value-type="float" office:value="5742127847513.55">
                <text:p>5742127847513.55</text:p>
              </table:table-cell>
              <table:table-cell office:value-type="float" office:value="1.44553419575606">
                <text:p>1.4455341957560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">
                <text:p>1774</text:p>
              </table:table-cell>
              <table:table-cell office:value-type="float" office:value="6.62109534428334">
                <text:p>6.62109534428334</text:p>
              </table:table-cell>
              <table:table-cell office:value-type="float" office:value="5794311634974.12">
                <text:p>5794311634974.12</text:p>
              </table:table-cell>
              <table:table-cell office:value-type="float" office:value="30.4922175682917">
                <text:p>30.49221756829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">
                <text:p>1776</text:p>
              </table:table-cell>
              <table:table-cell office:value-type="float" office:value="2.0798615460597">
                <text:p>2.0798615460597</text:p>
              </table:table-cell>
              <table:table-cell office:value-type="float" office:value="5847403491192.15">
                <text:p>5847403491192.15</text:p>
              </table:table-cell>
              <table:table-cell office:value-type="float" office:value="23.617474519228">
                <text:p>23.6174745192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">
                <text:p>1778</text:p>
              </table:table-cell>
              <table:table-cell office:value-type="float" office:value="27.326613839244">
                <text:p>27.326613839244</text:p>
              </table:table-cell>
              <table:table-cell office:value-type="float" office:value="5901427975046.65">
                <text:p>5901427975046.65</text:p>
              </table:table-cell>
              <table:table-cell office:value-type="float" office:value="4.75942608142782">
                <text:p>4.759426081427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">
                <text:p>1780</text:p>
              </table:table-cell>
              <table:table-cell office:value-type="float" office:value="27.0482141052674">
                <text:p>27.0482141052674</text:p>
              </table:table-cell>
              <table:table-cell office:value-type="float" office:value="5956410533555.47">
                <text:p>5956410533555.47</text:p>
              </table:table-cell>
              <table:table-cell office:value-type="float" office:value="41.4277142724768">
                <text:p>41.42771427247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">
                <text:p>1782</text:p>
              </table:table-cell>
              <table:table-cell office:value-type="float" office:value="54.0604904840555">
                <text:p>54.0604904840555</text:p>
              </table:table-cell>
              <table:table-cell office:value-type="float" office:value="6012377542338.39">
                <text:p>6012377542338.39</text:p>
              </table:table-cell>
              <table:table-cell office:value-type="float" office:value="26.6234147351361">
                <text:p>26.62341473513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">
                <text:p>1784</text:p>
              </table:table-cell>
              <table:table-cell office:value-type="float" office:value="17.9172809083209">
                <text:p>17.9172809083209</text:p>
              </table:table-cell>
              <table:table-cell office:value-type="float" office:value="6069356348741.15">
                <text:p>6069356348741.15</text:p>
              </table:table-cell>
              <table:table-cell office:value-type="float" office:value="56.5343834001097">
                <text:p>56.53438340010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">
                <text:p>1786</text:p>
              </table:table-cell>
              <table:table-cell office:value-type="float" office:value="9.73650987246362">
                <text:p>9.73650987246362</text:p>
              </table:table-cell>
              <table:table-cell office:value-type="float" office:value="6127375316383.48">
                <text:p>6127375316383.48</text:p>
              </table:table-cell>
              <table:table-cell office:value-type="float" office:value="4.82130076225241">
                <text:p>4.8213007622524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">
                <text:p>1788</text:p>
              </table:table-cell>
              <table:table-cell office:value-type="float" office:value="11.2343801924623">
                <text:p>11.2343801924623</text:p>
              </table:table-cell>
              <table:table-cell office:value-type="float" office:value="6186463873482.78">
                <text:p>6186463873482.78</text:p>
              </table:table-cell>
              <table:table-cell office:value-type="float" office:value="28.3473974898722">
                <text:p>28.34739748987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">
                <text:p>1790</text:p>
              </table:table-cell>
              <table:table-cell office:value-type="float" office:value="24.7910182785757">
                <text:p>24.7910182785757</text:p>
              </table:table-cell>
              <table:table-cell office:value-type="float" office:value="6246652562969.32">
                <text:p>6246652562969.32</text:p>
              </table:table-cell>
              <table:table-cell office:value-type="float" office:value="4.44446290122863">
                <text:p>4.4444629012286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">
                <text:p>1792</text:p>
              </table:table-cell>
              <table:table-cell office:value-type="float" office:value="0.890391450315011">
                <text:p>0.890391450315011</text:p>
              </table:table-cell>
              <table:table-cell office:value-type="float" office:value="6307973096143.86">
                <text:p>6307973096143.86</text:p>
              </table:table-cell>
              <table:table-cell office:value-type="float" office:value="24.5599749280558">
                <text:p>24.559974928055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">
                <text:p>1794</text:p>
              </table:table-cell>
              <table:table-cell office:value-type="float" office:value="1.78221017422054">
                <text:p>1.78221017422054</text:p>
              </table:table-cell>
              <table:table-cell office:value-type="float" office:value="6370458408729.11">
                <text:p>6370458408729.11</text:p>
              </table:table-cell>
              <table:table-cell office:value-type="float" office:value="32.3524670720345">
                <text:p>32.35246707203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">
                <text:p>1796</text:p>
              </table:table-cell>
              <table:table-cell office:value-type="float" office:value="8.38235596106947">
                <text:p>8.38235596106947</text:p>
              </table:table-cell>
              <table:table-cell office:value-type="float" office:value="6434142720864.41">
                <text:p>6434142720864.41</text:p>
              </table:table-cell>
              <table:table-cell office:value-type="float" office:value="11.1954709246999">
                <text:p>11.195470924699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">
                <text:p>1798</text:p>
              </table:table-cell>
              <table:table-cell office:value-type="float" office:value="22.9628450728995">
                <text:p>22.9628450728995</text:p>
              </table:table-cell>
              <table:table-cell office:value-type="float" office:value="6499061600505.83">
                <text:p>6499061600505.83</text:p>
              </table:table-cell>
              <table:table-cell office:value-type="float" office:value="53.1453548904227">
                <text:p>53.14535489042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0.325189042108344">
                <text:p>0.325189042108344</text:p>
              </table:table-cell>
              <table:table-cell office:value-type="float" office:value="6565252030075.53">
                <text:p>6565252030075.53</text:p>
              </table:table-cell>
              <table:table-cell office:value-type="float" office:value="10.8573759344221">
                <text:p>10.85737593442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">
                <text:p>1802</text:p>
              </table:table-cell>
              <table:table-cell office:value-type="float" office:value="6.29077503010873">
                <text:p>6.29077503010873</text:p>
              </table:table-cell>
              <table:table-cell office:value-type="float" office:value="6632752477952.61">
                <text:p>6632752477952.61</text:p>
              </table:table-cell>
              <table:table-cell office:value-type="float" office:value="30.9182412495165">
                <text:p>30.918241249516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">
                <text:p>1804</text:p>
              </table:table-cell>
              <table:table-cell office:value-type="float" office:value="7.83006808422714">
                <text:p>7.83006808422714</text:p>
              </table:table-cell>
              <table:table-cell office:value-type="float" office:value="6701602973740.51">
                <text:p>6701602973740.51</text:p>
              </table:table-cell>
              <table:table-cell office:value-type="float" office:value="17.3155115167102">
                <text:p>17.31551151671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">
                <text:p>1806</text:p>
              </table:table-cell>
              <table:table-cell office:value-type="float" office:value="4.68885760326639">
                <text:p>4.68885760326639</text:p>
              </table:table-cell>
              <table:table-cell office:value-type="float" office:value="6771845188264.53">
                <text:p>6771845188264.53</text:p>
              </table:table-cell>
              <table:table-cell office:value-type="float" office:value="11.7205095585618">
                <text:p>11.72050955856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">
                <text:p>1808</text:p>
              </table:table-cell>
              <table:table-cell office:value-type="float" office:value="1.03037155073702">
                <text:p>1.03037155073702</text:p>
              </table:table-cell>
              <table:table-cell office:value-type="float" office:value="6843522518776.2">
                <text:p>6843522518776.2</text:p>
              </table:table-cell>
              <table:table-cell office:value-type="float" office:value="13.2591394141324">
                <text:p>13.25913941413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">
                <text:p>1810</text:p>
              </table:table-cell>
              <table:table-cell office:value-type="float" office:value="5.94881171833714">
                <text:p>5.94881171833714</text:p>
              </table:table-cell>
              <table:table-cell office:value-type="float" office:value="6916680179237.7">
                <text:p>6916680179237.7</text:p>
              </table:table-cell>
              <table:table-cell office:value-type="float" office:value="12.955753692652">
                <text:p>12.9557536926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">
                <text:p>1812</text:p>
              </table:table-cell>
              <table:table-cell office:value-type="float" office:value="47.5399594185131">
                <text:p>47.5399594185131</text:p>
              </table:table-cell>
              <table:table-cell office:value-type="float" office:value="6991365296556.75">
                <text:p>6991365296556.75</text:p>
              </table:table-cell>
              <table:table-cell office:value-type="float" office:value="4.55428970271288">
                <text:p>4.5542897027128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">
                <text:p>1814</text:p>
              </table:table-cell>
              <table:table-cell office:value-type="float" office:value="3.90154337882532">
                <text:p>3.90154337882532</text:p>
              </table:table-cell>
              <table:table-cell office:value-type="float" office:value="7067627012626.49">
                <text:p>7067627012626.49</text:p>
              </table:table-cell>
              <table:table-cell office:value-type="float" office:value="35.9908212875166">
                <text:p>35.99082128751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">
                <text:p>1816</text:p>
              </table:table-cell>
              <table:table-cell office:value-type="float" office:value="9.2918364922033">
                <text:p>9.2918364922033</text:p>
              </table:table-cell>
              <table:table-cell office:value-type="float" office:value="7145516593716.51">
                <text:p>7145516593716.51</text:p>
              </table:table-cell>
              <table:table-cell office:value-type="float" office:value="37.7202293346019">
                <text:p>37.72022933460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">
                <text:p>1818</text:p>
              </table:table-cell>
              <table:table-cell office:value-type="float" office:value="20.4540411768792">
                <text:p>20.4540411768792</text:p>
              </table:table-cell>
              <table:table-cell office:value-type="float" office:value="7225087546108.52">
                <text:p>7225087546108.52</text:p>
              </table:table-cell>
              <table:table-cell office:value-type="float" office:value="16.590996118173">
                <text:p>16.5909961181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">
                <text:p>1820</text:p>
              </table:table-cell>
              <table:table-cell office:value-type="float" office:value="9.57074078144109">
                <text:p>9.57074078144109</text:p>
              </table:table-cell>
              <table:table-cell office:value-type="float" office:value="7306395740197.22">
                <text:p>7306395740197.22</text:p>
              </table:table-cell>
              <table:table-cell office:value-type="float" office:value="38.9306231002803">
                <text:p>38.930623100280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">
                <text:p>1822</text:p>
              </table:table-cell>
              <table:table-cell office:value-type="float" office:value="48.8938045433645">
                <text:p>48.8938045433645</text:p>
              </table:table-cell>
              <table:table-cell office:value-type="float" office:value="7389499542209.84">
                <text:p>7389499542209.84</text:p>
              </table:table-cell>
              <table:table-cell office:value-type="float" office:value="26.7450348888415">
                <text:p>26.74503488884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">
                <text:p>1824</text:p>
              </table:table-cell>
              <table:table-cell office:value-type="float" office:value="5.03102026494416">
                <text:p>5.03102026494416</text:p>
              </table:table-cell>
              <table:table-cell office:value-type="float" office:value="7474459955762.71">
                <text:p>7474459955762.71</text:p>
              </table:table-cell>
              <table:table-cell office:value-type="float" office:value="5.77078481011288">
                <text:p>5.7707848101128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">
                <text:p>1826</text:p>
              </table:table-cell>
              <table:table-cell office:value-type="float" office:value="2.54745975400853">
                <text:p>2.54745975400853</text:p>
              </table:table-cell>
              <table:table-cell office:value-type="float" office:value="7561340771915.55">
                <text:p>7561340771915.55</text:p>
              </table:table-cell>
              <table:table-cell office:value-type="float" office:value="29.4893997646189">
                <text:p>29.48939976461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">
                <text:p>1828</text:p>
              </table:table-cell>
              <table:table-cell office:value-type="float" office:value="3.12322412113586">
                <text:p>3.12322412113586</text:p>
              </table:table-cell>
              <table:table-cell office:value-type="float" office:value="7650208730823.97">
                <text:p>7650208730823.97</text:p>
              </table:table-cell>
              <table:table-cell office:value-type="float" office:value="5.78364799408741">
                <text:p>5.7836479940874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">
                <text:p>1830</text:p>
              </table:table-cell>
              <table:table-cell office:value-type="float" office:value="0.287260400209923">
                <text:p>0.287260400209923</text:p>
              </table:table-cell>
              <table:table-cell office:value-type="float" office:value="7741133694000.42">
                <text:p>7741133694000.42</text:p>
              </table:table-cell>
              <table:table-cell office:value-type="float" office:value="18.2069537059197">
                <text:p>18.20695370591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">
                <text:p>1832</text:p>
              </table:table-cell>
              <table:table-cell office:value-type="float" office:value="15.7574024809679">
                <text:p>15.7574024809679</text:p>
              </table:table-cell>
              <table:table-cell office:value-type="float" office:value="7834188829041.23">
                <text:p>7834188829041.23</text:p>
              </table:table-cell>
              <table:table-cell office:value-type="float" office:value="14.6518335873013">
                <text:p>14.65183358730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">
                <text:p>1834</text:p>
              </table:table-cell>
              <table:table-cell office:value-type="float" office:value="1.69002338539765">
                <text:p>1.69002338539765</text:p>
              </table:table-cell>
              <table:table-cell office:value-type="float" office:value="7929450807572.72">
                <text:p>7929450807572.72</text:p>
              </table:table-cell>
              <table:table-cell office:value-type="float" office:value="24.2317662178419">
                <text:p>24.23176621784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">
                <text:p>1836</text:p>
              </table:table-cell>
              <table:table-cell office:value-type="float" office:value="0.876663118138378">
                <text:p>0.876663118138378</text:p>
              </table:table-cell>
              <table:table-cell office:value-type="float" office:value="8027000017713.92">
                <text:p>8027000017713.92</text:p>
              </table:table-cell>
              <table:table-cell office:value-type="float" office:value="33.6208360878347">
                <text:p>33.62083608783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">
                <text:p>1838</text:p>
              </table:table-cell>
              <table:table-cell office:value-type="float" office:value="7.06749745231022">
                <text:p>7.06749745231022</text:p>
              </table:table-cell>
              <table:table-cell office:value-type="float" office:value="8126920791997.58">
                <text:p>8126920791997.58</text:p>
              </table:table-cell>
              <table:table-cell office:value-type="float" office:value="44.1525481434423">
                <text:p>44.15254814344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">
                <text:p>1840</text:p>
              </table:table-cell>
              <table:table-cell office:value-type="float" office:value="53.9324302587215">
                <text:p>53.9324302587215</text:p>
              </table:table-cell>
              <table:table-cell office:value-type="float" office:value="8229301652380.42">
                <text:p>8229301652380.42</text:p>
              </table:table-cell>
              <table:table-cell office:value-type="float" office:value="47.0428295772056">
                <text:p>47.04282957720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">
                <text:p>1842</text:p>
              </table:table-cell>
              <table:table-cell office:value-type="float" office:value="2.2374818286997">
                <text:p>2.2374818286997</text:p>
              </table:table-cell>
              <table:table-cell office:value-type="float" office:value="8334235573948.76">
                <text:p>8334235573948.76</text:p>
              </table:table-cell>
              <table:table-cell office:value-type="float" office:value="31.1324736702066">
                <text:p>31.132473670206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">
                <text:p>1844</text:p>
              </table:table-cell>
              <table:table-cell office:value-type="float" office:value="8.61960810092154">
                <text:p>8.61960810092154</text:p>
              </table:table-cell>
              <table:table-cell office:value-type="float" office:value="8441820268069.81">
                <text:p>8441820268069.81</text:p>
              </table:table-cell>
              <table:table-cell office:value-type="float" office:value="38.0057074395447">
                <text:p>38.005707439544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">
                <text:p>1846</text:p>
              </table:table-cell>
              <table:table-cell office:value-type="float" office:value="40.4606027305197">
                <text:p>40.4606027305197</text:p>
              </table:table-cell>
              <table:table-cell office:value-type="float" office:value="8552158488582.71">
                <text:p>8552158488582.71</text:p>
              </table:table-cell>
              <table:table-cell office:value-type="float" office:value="17.3002875420862">
                <text:p>17.30028754208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">
                <text:p>1848</text:p>
              </table:table-cell>
              <table:table-cell office:value-type="float" office:value="3.34256714197197">
                <text:p>3.34256714197197</text:p>
              </table:table-cell>
              <table:table-cell office:value-type="float" office:value="8665358360785.79">
                <text:p>8665358360785.79</text:p>
              </table:table-cell>
              <table:table-cell office:value-type="float" office:value="2.87899673176317">
                <text:p>2.878996731763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">
                <text:p>1850</text:p>
              </table:table-cell>
              <table:table-cell office:value-type="float" office:value="12.7364101021729">
                <text:p>12.7364101021729</text:p>
              </table:table-cell>
              <table:table-cell office:value-type="float" office:value="8781533737752.02">
                <text:p>8781533737752.02</text:p>
              </table:table-cell>
              <table:table-cell office:value-type="float" office:value="50.7991687886947">
                <text:p>50.79916878869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">
                <text:p>1852</text:p>
              </table:table-cell>
              <table:table-cell office:value-type="float" office:value="3.73241653611922">
                <text:p>3.73241653611922</text:p>
              </table:table-cell>
              <table:table-cell office:value-type="float" office:value="8900804584325.8">
                <text:p>8900804584325.8</text:p>
              </table:table-cell>
              <table:table-cell office:value-type="float" office:value="26.1501921618838">
                <text:p>26.150192161883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">
                <text:p>1854</text:p>
              </table:table-cell>
              <table:table-cell office:value-type="float" office:value="2.80945025288511">
                <text:p>2.80945025288511</text:p>
              </table:table-cell>
              <table:table-cell office:value-type="float" office:value="9023297392998.33">
                <text:p>9023297392998.33</text:p>
              </table:table-cell>
              <table:table-cell office:value-type="float" office:value="32.5692842005282">
                <text:p>32.56928420052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">
                <text:p>1856</text:p>
              </table:table-cell>
              <table:table-cell office:value-type="float" office:value="1.42667636759087">
                <text:p>1.42667636759087</text:p>
              </table:table-cell>
              <table:table-cell office:value-type="float" office:value="9149145634179.79">
                <text:p>9149145634179.79</text:p>
              </table:table-cell>
              <table:table-cell office:value-type="float" office:value="37.5434109289299">
                <text:p>37.543410928929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">
                <text:p>1858</text:p>
              </table:table-cell>
              <table:table-cell office:value-type="float" office:value="10.5707491666966">
                <text:p>10.5707491666966</text:p>
              </table:table-cell>
              <table:table-cell office:value-type="float" office:value="9278490244146.32">
                <text:p>9278490244146.32</text:p>
              </table:table-cell>
              <table:table-cell office:value-type="float" office:value="25.8391200558296">
                <text:p>25.83912005582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">
                <text:p>1860</text:p>
              </table:table-cell>
              <table:table-cell office:value-type="float" office:value="21.5631723523729">
                <text:p>21.5631723523729</text:p>
              </table:table-cell>
              <table:table-cell office:value-type="float" office:value="9411480154500.93">
                <text:p>9411480154500.93</text:p>
              </table:table-cell>
              <table:table-cell office:value-type="float" office:value="1.28417008754889">
                <text:p>1.284170087548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">
                <text:p>1862</text:p>
              </table:table-cell>
              <table:table-cell office:value-type="float" office:value="5.92412324963652">
                <text:p>5.92412324963652</text:p>
              </table:table-cell>
              <table:table-cell office:value-type="float" office:value="9548272867374.96">
                <text:p>9548272867374.96</text:p>
              </table:table-cell>
              <table:table-cell office:value-type="float" office:value="9.1133091159368">
                <text:p>9.11330911593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">
                <text:p>1864</text:p>
              </table:table-cell>
              <table:table-cell office:value-type="float" office:value="0.340694522671644">
                <text:p>0.340694522671644</text:p>
              </table:table-cell>
              <table:table-cell office:value-type="float" office:value="9689035081132.57">
                <text:p>9689035081132.57</text:p>
              </table:table-cell>
              <table:table-cell office:value-type="float" office:value="19.3144544599342">
                <text:p>19.314454459934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">
                <text:p>1866</text:p>
              </table:table-cell>
              <table:table-cell office:value-type="float" office:value="14.3388909312803">
                <text:p>14.3388909312803</text:p>
              </table:table-cell>
              <table:table-cell office:value-type="float" office:value="9833943371521.59">
                <text:p>9833943371521.59</text:p>
              </table:table-cell>
              <table:table-cell office:value-type="float" office:value="24.2457796936862">
                <text:p>24.24577969368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">
                <text:p>1868</text:p>
              </table:table-cell>
              <table:table-cell office:value-type="float" office:value="3.83436483353009">
                <text:p>3.83436483353009</text:p>
              </table:table-cell>
              <table:table-cell office:value-type="float" office:value="9983184934091.04">
                <text:p>9983184934091.04</text:p>
              </table:table-cell>
              <table:table-cell office:value-type="float" office:value="35.0685921598804">
                <text:p>35.06859215988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">
                <text:p>1870</text:p>
              </table:table-cell>
              <table:table-cell office:value-type="float" office:value="12.336317896741">
                <text:p>12.336317896741</text:p>
              </table:table-cell>
              <table:table-cell office:value-type="float" office:value="10136958395463.2">
                <text:p>10136958395463.2</text:p>
              </table:table-cell>
              <table:table-cell office:value-type="float" office:value="21.647122941528">
                <text:p>21.6471229415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">
                <text:p>1872</text:p>
              </table:table-cell>
              <table:table-cell office:value-type="float" office:value="0.911716757207681">
                <text:p>0.911716757207681</text:p>
              </table:table-cell>
              <table:table-cell office:value-type="float" office:value="10295474698906.7">
                <text:p>10295474698906.7</text:p>
              </table:table-cell>
              <table:table-cell office:value-type="float" office:value="17.6059021540291">
                <text:p>17.60590215402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">
                <text:p>1874</text:p>
              </table:table-cell>
              <table:table-cell office:value-type="float" office:value="2.31951322407254">
                <text:p>2.31951322407254</text:p>
              </table:table-cell>
              <table:table-cell office:value-type="float" office:value="10458958074382.2">
                <text:p>10458958074382.2</text:p>
              </table:table-cell>
              <table:table-cell office:value-type="float" office:value="15.9477654919565">
                <text:p>15.947765491956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">
                <text:p>1876</text:p>
              </table:table-cell>
              <table:table-cell office:value-type="float" office:value="2.25098354696001">
                <text:p>2.25098354696001</text:p>
              </table:table-cell>
              <table:table-cell office:value-type="float" office:value="10627647101505.3">
                <text:p>10627647101505.3</text:p>
              </table:table-cell>
              <table:table-cell office:value-type="float" office:value="29.7359001364076">
                <text:p>29.73590013640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">
                <text:p>1878</text:p>
              </table:table-cell>
              <table:table-cell office:value-type="float" office:value="3.630567355103">
                <text:p>3.630567355103</text:p>
              </table:table-cell>
              <table:table-cell office:value-type="float" office:value="10801795876143.5">
                <text:p>10801795876143.5</text:p>
              </table:table-cell>
              <table:table-cell office:value-type="float" office:value="12.5007936824468">
                <text:p>12.50079368244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0">
                <text:p>1880</text:p>
              </table:table-cell>
              <table:table-cell office:value-type="float" office:value="2.9855121550567">
                <text:p>2.9855121550567</text:p>
              </table:table-cell>
              <table:table-cell office:value-type="float" office:value="10981675292792.4">
                <text:p>10981675292792.4</text:p>
              </table:table-cell>
              <table:table-cell office:value-type="float" office:value="31.8015973021984">
                <text:p>31.80159730219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2">
                <text:p>1882</text:p>
              </table:table-cell>
              <table:table-cell office:value-type="float" office:value="3.44656707554525">
                <text:p>3.44656707554525</text:p>
              </table:table-cell>
              <table:table-cell office:value-type="float" office:value="11167574456243.9">
                <text:p>11167574456243.9</text:p>
              </table:table-cell>
              <table:table-cell office:value-type="float" office:value="6.42901668761027">
                <text:p>6.429016687610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4">
                <text:p>1884</text:p>
              </table:table-cell>
              <table:table-cell office:value-type="float" office:value="114.105724381729">
                <text:p>114.105724381729</text:p>
              </table:table-cell>
              <table:table-cell office:value-type="float" office:value="11359802237850.9">
                <text:p>11359802237850.9</text:p>
              </table:table-cell>
              <table:table-cell office:value-type="float" office:value="3.87750747674464">
                <text:p>3.877507476744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6">
                <text:p>1886</text:p>
              </table:table-cell>
              <table:table-cell office:value-type="float" office:value="0.640758812808565">
                <text:p>0.640758812808565</text:p>
              </table:table-cell>
              <table:table-cell office:value-type="float" office:value="11558688995008.3">
                <text:p>11558688995008.3</text:p>
              </table:table-cell>
              <table:table-cell office:value-type="float" office:value="38.5269141916685">
                <text:p>38.52691419166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8">
                <text:p>1888</text:p>
              </table:table-cell>
              <table:table-cell office:value-type="float" office:value="27.6566439467258">
                <text:p>27.6566439467258</text:p>
              </table:table-cell>
              <table:table-cell office:value-type="float" office:value="11764588471364.3">
                <text:p>11764588471364.3</text:p>
              </table:table-cell>
              <table:table-cell office:value-type="float" office:value="4.58369828361495">
                <text:p>4.583698283614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0">
                <text:p>1890</text:p>
              </table:table-cell>
              <table:table-cell office:value-type="float" office:value="7.90144507569166">
                <text:p>7.90144507569166</text:p>
              </table:table-cell>
              <table:table-cell office:value-type="float" office:value="11977879905016.6">
                <text:p>11977879905016.6</text:p>
              </table:table-cell>
              <table:table-cell office:value-type="float" office:value="37.5936750121466">
                <text:p>37.593675012146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2">
                <text:p>1892</text:p>
              </table:table-cell>
              <table:table-cell office:value-type="float" office:value="21.7796270813082">
                <text:p>21.7796270813082</text:p>
              </table:table-cell>
              <table:table-cell office:value-type="float" office:value="12198970366637.1">
                <text:p>12198970366637.1</text:p>
              </table:table-cell>
              <table:table-cell office:value-type="float" office:value="27.1461606288432">
                <text:p>27.14616062884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4">
                <text:p>1894</text:p>
              </table:table-cell>
              <table:table-cell office:value-type="float" office:value="5.42385108057865">
                <text:p>5.42385108057865</text:p>
              </table:table-cell>
              <table:table-cell office:value-type="float" office:value="12428297360898.6">
                <text:p>12428297360898.6</text:p>
              </table:table-cell>
              <table:table-cell office:value-type="float" office:value="1.5276802113494">
                <text:p>1.52768021134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6">
                <text:p>1896</text:p>
              </table:table-cell>
              <table:table-cell office:value-type="float" office:value="1.34449866060143">
                <text:p>1.34449866060143</text:p>
              </table:table-cell>
              <table:table-cell office:value-type="float" office:value="12666331725042.9">
                <text:p>12666331725042.9</text:p>
              </table:table-cell>
              <table:table-cell office:value-type="float" office:value="1.26020483942598">
                <text:p>1.2602048394259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8">
                <text:p>1898</text:p>
              </table:table-cell>
              <table:table-cell office:value-type="float" office:value="79.1864889858396">
                <text:p>79.1864889858396</text:p>
              </table:table-cell>
              <table:table-cell office:value-type="float" office:value="12913580865019">
                <text:p>12913580865019</text:p>
              </table:table-cell>
              <table:table-cell office:value-type="float" office:value="16.6749964946662">
                <text:p>16.674996494666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0">
                <text:p>1900</text:p>
              </table:table-cell>
              <table:table-cell office:value-type="float" office:value="4.85981622823428">
                <text:p>4.85981622823428</text:p>
              </table:table-cell>
              <table:table-cell office:value-type="float" office:value="13170592375784.6">
                <text:p>13170592375784.6</text:p>
              </table:table-cell>
              <table:table-cell office:value-type="float" office:value="35.0952703526006">
                <text:p>35.09527035260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2">
                <text:p>1902</text:p>
              </table:table-cell>
              <table:table-cell office:value-type="float" office:value="4.08367053892712">
                <text:p>4.08367053892712</text:p>
              </table:table-cell>
              <table:table-cell office:value-type="float" office:value="13437958101668.5">
                <text:p>13437958101668.5</text:p>
              </table:table-cell>
              <table:table-cell office:value-type="float" office:value="20.060580802316">
                <text:p>20.0605808023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4">
                <text:p>1904</text:p>
              </table:table-cell>
              <table:table-cell office:value-type="float" office:value="8.21375188805373">
                <text:p>8.21375188805373</text:p>
              </table:table-cell>
              <table:table-cell office:value-type="float" office:value="13716318697286.4">
                <text:p>13716318697286.4</text:p>
              </table:table-cell>
              <table:table-cell office:value-type="float" office:value="5.72774353170977">
                <text:p>5.727743531709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6">
                <text:p>1906</text:p>
              </table:table-cell>
              <table:table-cell office:value-type="float" office:value="35.6470726681506">
                <text:p>35.6470726681506</text:p>
              </table:table-cell>
              <table:table-cell office:value-type="float" office:value="14006368765937.9">
                <text:p>14006368765937.9</text:p>
              </table:table-cell>
              <table:table-cell office:value-type="float" office:value="19.069829074346">
                <text:p>19.0698290743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8">
                <text:p>1908</text:p>
              </table:table-cell>
              <table:table-cell office:value-type="float" office:value="7.71258506722019">
                <text:p>7.71258506722019</text:p>
              </table:table-cell>
              <table:table-cell office:value-type="float" office:value="14308862660351.5">
                <text:p>14308862660351.5</text:p>
              </table:table-cell>
              <table:table-cell office:value-type="float" office:value="20.684325720131">
                <text:p>20.6843257201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0">
                <text:p>1910</text:p>
              </table:table-cell>
              <table:table-cell office:value-type="float" office:value="7.45993169170866">
                <text:p>7.45993169170866</text:p>
              </table:table-cell>
              <table:table-cell office:value-type="float" office:value="14624621048881.8">
                <text:p>14624621048881.8</text:p>
              </table:table-cell>
              <table:table-cell office:value-type="float" office:value="27.0347390866412">
                <text:p>27.034739086641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2">
                <text:p>1912</text:p>
              </table:table-cell>
              <table:table-cell office:value-type="float" office:value="17.4886674603092">
                <text:p>17.4886674603092</text:p>
              </table:table-cell>
              <table:table-cell office:value-type="float" office:value="14954538366274.5">
                <text:p>14954538366274.5</text:p>
              </table:table-cell>
              <table:table-cell office:value-type="float" office:value="5.05845339156934">
                <text:p>5.058453391569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4">
                <text:p>1914</text:p>
              </table:table-cell>
              <table:table-cell office:value-type="float" office:value="8.86870038775851">
                <text:p>8.86870038775851</text:p>
              </table:table-cell>
              <table:table-cell office:value-type="float" office:value="15299591292986.9">
                <text:p>15299591292986.9</text:p>
              </table:table-cell>
              <table:table-cell office:value-type="float" office:value="10.5869071209557">
                <text:p>10.586907120955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6">
                <text:p>1916</text:p>
              </table:table-cell>
              <table:table-cell office:value-type="float" office:value="17.5138057246733">
                <text:p>17.5138057246733</text:p>
              </table:table-cell>
              <table:table-cell office:value-type="float" office:value="15660848430759.6">
                <text:p>15660848430759.6</text:p>
              </table:table-cell>
              <table:table-cell office:value-type="float" office:value="5.08098804138655">
                <text:p>5.080988041386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8">
                <text:p>1918</text:p>
              </table:table-cell>
              <table:table-cell office:value-type="float" office:value="1.96484472578326">
                <text:p>1.96484472578326</text:p>
              </table:table-cell>
              <table:table-cell office:value-type="float" office:value="16039481377909.5">
                <text:p>16039481377909.5</text:p>
              </table:table-cell>
              <table:table-cell office:value-type="float" office:value="11.5792231857929">
                <text:p>11.57922318579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0">
                <text:p>1920</text:p>
              </table:table-cell>
              <table:table-cell office:value-type="float" office:value="2.29003874579455">
                <text:p>2.29003874579455</text:p>
              </table:table-cell>
              <table:table-cell office:value-type="float" office:value="16436777444594.1">
                <text:p>16436777444594.1</text:p>
              </table:table-cell>
              <table:table-cell office:value-type="float" office:value="10.8797898284672">
                <text:p>10.87978982846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2">
                <text:p>1922</text:p>
              </table:table-cell>
              <table:table-cell office:value-type="float" office:value="19.051521823842">
                <text:p>19.051521823842</text:p>
              </table:table-cell>
              <table:table-cell office:value-type="float" office:value="16854154300130.5">
                <text:p>16854154300130.5</text:p>
              </table:table-cell>
              <table:table-cell office:value-type="float" office:value="26.4110405002291">
                <text:p>26.41104050022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4">
                <text:p>1924</text:p>
              </table:table-cell>
              <table:table-cell office:value-type="float" office:value="0.37175243477221">
                <text:p>0.37175243477221</text:p>
              </table:table-cell>
              <table:table-cell office:value-type="float" office:value="17293176902604.2">
                <text:p>17293176902604.2</text:p>
              </table:table-cell>
              <table:table-cell office:value-type="float" office:value="9.8191621016074">
                <text:p>9.819162101607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6">
                <text:p>1926</text:p>
              </table:table-cell>
              <table:table-cell office:value-type="float" office:value="2.31668257522138">
                <text:p>2.31668257522138</text:p>
              </table:table-cell>
              <table:table-cell office:value-type="float" office:value="17755577137605.6">
                <text:p>17755577137605.6</text:p>
              </table:table-cell>
              <table:table-cell office:value-type="float" office:value="12.7731257169342">
                <text:p>12.773125716934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8">
                <text:p>1928</text:p>
              </table:table-cell>
              <table:table-cell office:value-type="float" office:value="8.71459128096438">
                <text:p>8.71459128096438</text:p>
              </table:table-cell>
              <table:table-cell office:value-type="float" office:value="18243276684749.7">
                <text:p>18243276684749.7</text:p>
              </table:table-cell>
              <table:table-cell office:value-type="float" office:value="1.29776048697966">
                <text:p>1.297760486979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">
                <text:p>1930</text:p>
              </table:table-cell>
              <table:table-cell office:value-type="float" office:value="4.10631386482983">
                <text:p>4.10631386482983</text:p>
              </table:table-cell>
              <table:table-cell office:value-type="float" office:value="18758413749453.6">
                <text:p>18758413749453.6</text:p>
              </table:table-cell>
              <table:table-cell office:value-type="float" office:value="6.61759336642806">
                <text:p>6.617593366428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2">
                <text:p>1932</text:p>
              </table:table-cell>
              <table:table-cell office:value-type="float" office:value="137.651127393692">
                <text:p>137.651127393692</text:p>
              </table:table-cell>
              <table:table-cell office:value-type="float" office:value="19303374443495.9">
                <text:p>19303374443495.9</text:p>
              </table:table-cell>
              <table:table-cell office:value-type="float" office:value="68.362135938771">
                <text:p>68.3621359387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4">
                <text:p>1934</text:p>
              </table:table-cell>
              <table:table-cell office:value-type="float" office:value="51.1515657620054">
                <text:p>51.1515657620054</text:p>
              </table:table-cell>
              <table:table-cell office:value-type="float" office:value="19880829785350.4">
                <text:p>19880829785350.4</text:p>
              </table:table-cell>
              <table:table-cell office:value-type="float" office:value="10.0988261128432">
                <text:p>10.09882611284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6">
                <text:p>1936</text:p>
              </table:table-cell>
              <table:table-cell office:value-type="float" office:value="10.6670985852799">
                <text:p>10.6670985852799</text:p>
              </table:table-cell>
              <table:table-cell office:value-type="float" office:value="20493779533596">
                <text:p>20493779533596</text:p>
              </table:table-cell>
              <table:table-cell office:value-type="float" office:value="32.9665605854286">
                <text:p>32.96656058542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8">
                <text:p>1938</text:p>
              </table:table-cell>
              <table:table-cell office:value-type="float" office:value="28.3842697035205">
                <text:p>28.3842697035205</text:p>
              </table:table-cell>
              <table:table-cell office:value-type="float" office:value="21145604365945.4">
                <text:p>21145604365945.4</text:p>
              </table:table-cell>
              <table:table-cell office:value-type="float" office:value="48.7152839058298">
                <text:p>48.715283905829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0">
                <text:p>1940</text:p>
              </table:table-cell>
              <table:table-cell office:value-type="float" office:value="15.8034133347068">
                <text:p>15.8034133347068</text:p>
              </table:table-cell>
              <table:table-cell office:value-type="float" office:value="21840128326225.1">
                <text:p>21840128326225.1</text:p>
              </table:table-cell>
              <table:table-cell office:value-type="float" office:value="63.941345037222">
                <text:p>63.9413450372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2">
                <text:p>1942</text:p>
              </table:table-cell>
              <table:table-cell office:value-type="float" office:value="6.65573957135811">
                <text:p>6.65573957135811</text:p>
              </table:table-cell>
              <table:table-cell office:value-type="float" office:value="22581693971032.8">
                <text:p>22581693971032.8</text:p>
              </table:table-cell>
              <table:table-cell office:value-type="float" office:value="16.7434625278059">
                <text:p>16.743462527805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">
                <text:p>1944</text:p>
              </table:table-cell>
              <table:table-cell office:value-type="float" office:value="12.9345302083398">
                <text:p>12.9345302083398</text:p>
              </table:table-cell>
              <table:table-cell office:value-type="float" office:value="23375253336551.2">
                <text:p>23375253336551.2</text:p>
              </table:table-cell>
              <table:table-cell office:value-type="float" office:value="24.6911947698335">
                <text:p>24.69119476983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6">
                <text:p>1946</text:p>
              </table:table-cell>
              <table:table-cell office:value-type="float" office:value="8.7708023857453">
                <text:p>8.7708023857453</text:p>
              </table:table-cell>
              <table:table-cell office:value-type="float" office:value="24226478753321.2">
                <text:p>24226478753321.2</text:p>
              </table:table-cell>
              <table:table-cell office:value-type="float" office:value="86.7535530408455">
                <text:p>86.75355304084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8">
                <text:p>1948</text:p>
              </table:table-cell>
              <table:table-cell office:value-type="float" office:value="17.7783364107058">
                <text:p>17.7783364107058</text:p>
              </table:table-cell>
              <table:table-cell office:value-type="float" office:value="25141898750785.2">
                <text:p>25141898750785.2</text:p>
              </table:table-cell>
              <table:table-cell office:value-type="float" office:value="19.7203602136523">
                <text:p>19.72036021365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0">
                <text:p>1950</text:p>
              </table:table-cell>
              <table:table-cell office:value-type="float" office:value="5.87919164638653">
                <text:p>5.87919164638653</text:p>
              </table:table-cell>
              <table:table-cell office:value-type="float" office:value="26129065939483.1">
                <text:p>26129065939483.1</text:p>
              </table:table-cell>
              <table:table-cell office:value-type="float" office:value="29.5276013221338">
                <text:p>29.52760132213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2">
                <text:p>1952</text:p>
              </table:table-cell>
              <table:table-cell office:value-type="float" office:value="5.86860478820412">
                <text:p>5.86860478820412</text:p>
              </table:table-cell>
              <table:table-cell office:value-type="float" office:value="27196766007004.9">
                <text:p>27196766007004.9</text:p>
              </table:table-cell>
              <table:table-cell office:value-type="float" office:value="15.498445014896">
                <text:p>15.4984450148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4">
                <text:p>1954</text:p>
              </table:table-cell>
              <table:table-cell office:value-type="float" office:value="3.73693072607399">
                <text:p>3.73693072607399</text:p>
              </table:table-cell>
              <table:table-cell office:value-type="float" office:value="28355280075124.1">
                <text:p>28355280075124.1</text:p>
              </table:table-cell>
              <table:table-cell office:value-type="float" office:value="39.5317387371617">
                <text:p>39.53173873716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6">
                <text:p>1956</text:p>
              </table:table-cell>
              <table:table-cell office:value-type="float" office:value="8.73849163840698">
                <text:p>8.73849163840698</text:p>
              </table:table-cell>
              <table:table-cell office:value-type="float" office:value="29616717018283">
                <text:p>29616717018283</text:p>
              </table:table-cell>
              <table:table-cell office:value-type="float" office:value="32.9239474718749">
                <text:p>32.92394747187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8">
                <text:p>1958</text:p>
              </table:table-cell>
              <table:table-cell office:value-type="float" office:value="21.7144177488668">
                <text:p>21.7144177488668</text:p>
              </table:table-cell>
              <table:table-cell office:value-type="float" office:value="30995438522563.9">
                <text:p>30995438522563.9</text:p>
              </table:table-cell>
              <table:table-cell office:value-type="float" office:value="18.5065655902008">
                <text:p>18.50656559020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0">
                <text:p>1960</text:p>
              </table:table-cell>
              <table:table-cell office:value-type="float" office:value="6.36340630506218">
                <text:p>6.36340630506218</text:p>
              </table:table-cell>
              <table:table-cell office:value-type="float" office:value="32508608551685">
                <text:p>32508608551685</text:p>
              </table:table-cell>
              <table:table-cell office:value-type="float" office:value="11.0150349709879">
                <text:p>11.015034970987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2">
                <text:p>1962</text:p>
              </table:table-cell>
              <table:table-cell office:value-type="float" office:value="13.5332271445001">
                <text:p>13.5332271445001</text:p>
              </table:table-cell>
              <table:table-cell office:value-type="float" office:value="34176911880159.7">
                <text:p>34176911880159.7</text:p>
              </table:table-cell>
              <table:table-cell office:value-type="float" office:value="5.18463961801448">
                <text:p>5.184639618014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4">
                <text:p>1964</text:p>
              </table:table-cell>
              <table:table-cell office:value-type="float" office:value="0.721461861565736">
                <text:p>0.721461861565736</text:p>
              </table:table-cell>
              <table:table-cell office:value-type="float" office:value="36025505663334.8">
                <text:p>36025505663334.8</text:p>
              </table:table-cell>
              <table:table-cell office:value-type="float" office:value="20.7982728703738">
                <text:p>20.79827287037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6">
                <text:p>1966</text:p>
              </table:table-cell>
              <table:table-cell office:value-type="float" office:value="20.8042509861846">
                <text:p>20.8042509861846</text:p>
              </table:table-cell>
              <table:table-cell office:value-type="float" office:value="38085297260879.7">
                <text:p>38085297260879.7</text:p>
              </table:table-cell>
              <table:table-cell office:value-type="float" office:value="22.4746252108965">
                <text:p>22.474625210896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8">
                <text:p>1968</text:p>
              </table:table-cell>
              <table:table-cell office:value-type="float" office:value="11.1632995483167">
                <text:p>11.1632995483167</text:p>
              </table:table-cell>
              <table:table-cell office:value-type="float" office:value="40394686722843.3">
                <text:p>40394686722843.3</text:p>
              </table:table-cell>
              <table:table-cell office:value-type="float" office:value="0.911717912300624">
                <text:p>0.9117179123006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0">
                <text:p>1970</text:p>
              </table:table-cell>
              <table:table-cell office:value-type="float" office:value="9.45392894180363">
                <text:p>9.45392894180363</text:p>
              </table:table-cell>
              <table:table-cell office:value-type="float" office:value="43001983786373.4">
                <text:p>43001983786373.4</text:p>
              </table:table-cell>
              <table:table-cell office:value-type="float" office:value="4.43352733924892">
                <text:p>4.4335273392489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2">
                <text:p>1972</text:p>
              </table:table-cell>
              <table:table-cell office:value-type="float" office:value="11.4585583802482">
                <text:p>11.4585583802482</text:p>
              </table:table-cell>
              <table:table-cell office:value-type="float" office:value="45968825009631.5">
                <text:p>45968825009631.5</text:p>
              </table:table-cell>
              <table:table-cell office:value-type="float" office:value="5.9494125073012">
                <text:p>5.94941250730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4">
                <text:p>1974</text:p>
              </table:table-cell>
              <table:table-cell office:value-type="float" office:value="0.97529050758756">
                <text:p>0.97529050758756</text:p>
              </table:table-cell>
              <table:table-cell office:value-type="float" office:value="49375109631018.6">
                <text:p>49375109631018.6</text:p>
              </table:table-cell>
              <table:table-cell office:value-type="float" office:value="22.7740060282533">
                <text:p>22.77400602825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6">
                <text:p>1976</text:p>
              </table:table-cell>
              <table:table-cell office:value-type="float" office:value="9.08971716841034">
                <text:p>9.08971716841034</text:p>
              </table:table-cell>
              <table:table-cell office:value-type="float" office:value="53326304641665.2">
                <text:p>53326304641665.2</text:p>
              </table:table-cell>
              <table:table-cell office:value-type="float" office:value="22.2311268303895">
                <text:p>22.23112683038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8">
                <text:p>1978</text:p>
              </table:table-cell>
              <table:table-cell office:value-type="float" office:value="0.199887216199286">
                <text:p>0.199887216199286</text:p>
              </table:table-cell>
              <table:table-cell office:value-type="float" office:value="57964561199475.1">
                <text:p>57964561199475.1</text:p>
              </table:table-cell>
              <table:table-cell office:value-type="float" office:value="3.35503858368048">
                <text:p>3.355038583680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">
                <text:p>1980</text:p>
              </table:table-cell>
              <table:table-cell office:value-type="float" office:value="2.09762284390051">
                <text:p>2.09762284390051</text:p>
              </table:table-cell>
              <table:table-cell office:value-type="float" office:value="63486183280029.8">
                <text:p>63486183280029.8</text:p>
              </table:table-cell>
              <table:table-cell office:value-type="float" office:value="29.4425888322585">
                <text:p>29.44258883225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2">
                <text:p>1982</text:p>
              </table:table-cell>
              <table:table-cell office:value-type="float" office:value="4.14385774196123">
                <text:p>4.14385774196123</text:p>
              </table:table-cell>
              <table:table-cell office:value-type="float" office:value="70170129159673.1">
                <text:p>70170129159673.1</text:p>
              </table:table-cell>
              <table:table-cell office:value-type="float" office:value="7.01504221517746">
                <text:p>7.0150422151774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4">
                <text:p>1984</text:p>
              </table:table-cell>
              <table:table-cell office:value-type="float" office:value="69.121464551856">
                <text:p>69.121464551856</text:p>
              </table:table-cell>
              <table:table-cell office:value-type="float" office:value="78426631592492.8">
                <text:p>78426631592492.8</text:p>
              </table:table-cell>
              <table:table-cell office:value-type="float" office:value="0.492843515059756">
                <text:p>0.4928435150597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6">
                <text:p>1986</text:p>
              </table:table-cell>
              <table:table-cell office:value-type="float" office:value="4.92142612211326">
                <text:p>4.92142612211326</text:p>
              </table:table-cell>
              <table:table-cell office:value-type="float" office:value="88884714128521.1">
                <text:p>88884714128521.1</text:p>
              </table:table-cell>
              <table:table-cell office:value-type="float" office:value="7.2275273739878">
                <text:p>7.227527373987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8">
                <text:p>1988</text:p>
              </table:table-cell>
              <table:table-cell office:value-type="float" office:value="3.75694472391105">
                <text:p>3.75694472391105</text:p>
              </table:table-cell>
              <table:table-cell office:value-type="float" office:value="102560491726858">
                <text:p>102560491726858</text:p>
              </table:table-cell>
              <table:table-cell office:value-type="float" office:value="25.1082315218403">
                <text:p>25.10823152184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0">
                <text:p>1990</text:p>
              </table:table-cell>
              <table:table-cell office:value-type="float" office:value="12.805873466641">
                <text:p>12.805873466641</text:p>
              </table:table-cell>
              <table:table-cell office:value-type="float" office:value="121209072035802">
                <text:p>121209072035802</text:p>
              </table:table-cell>
              <table:table-cell office:value-type="float" office:value="26.9334985962944">
                <text:p>26.93349859629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2">
                <text:p>1992</text:p>
              </table:table-cell>
              <table:table-cell office:value-type="float" office:value="0.398260309980649">
                <text:p>0.398260309980649</text:p>
              </table:table-cell>
              <table:table-cell office:value-type="float" office:value="148145658381271">
                <text:p>148145658381271</text:p>
              </table:table-cell>
              <table:table-cell office:value-type="float" office:value="43.399967217459">
                <text:p>43.39996721745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4">
                <text:p>1994</text:p>
              </table:table-cell>
              <table:table-cell office:value-type="float" office:value="15.1723295010315">
                <text:p>15.1723295010315</text:p>
              </table:table-cell>
              <table:table-cell office:value-type="float" office:value="190474257878056">
                <text:p>190474257878056</text:p>
              </table:table-cell>
              <table:table-cell office:value-type="float" office:value="7.86292885316612">
                <text:p>7.862928853166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6">
                <text:p>1996</text:p>
              </table:table-cell>
              <table:table-cell office:value-type="float" office:value="0.456457395191116">
                <text:p>0.456457395191116</text:p>
              </table:table-cell>
              <table:table-cell office:value-type="float" office:value="266665289007182">
                <text:p>266665289007182</text:p>
              </table:table-cell>
              <table:table-cell office:value-type="float" office:value="3.72898509010455">
                <text:p>3.728985090104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0.0241089958425416">
                <text:p>0.0241089958425416</text:p>
              </table:table-cell>
              <table:table-cell office:value-type="float" office:value="444443619504130">
                <text:p>444443619504130</text:p>
              </table:table-cell>
              <table:table-cell office:value-type="float" office:value="22.9134665476957">
                <text:p>22.91346654769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.4610266236362">
                <text:p>10.4610266236362</text:p>
              </table:table-cell>
              <table:table-cell office:value-type="float" office:value="1.33333305890341E+015">
                <text:p>1.33333305890341E+015</text:p>
              </table:table-cell>
              <table:table-cell office:value-type="float" office:value="2.27848366185398">
                <text:p>2.2784836618539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02">
                <text:p>2002</text:p>
              </table:table-cell>
              <table:table-cell office:value-type="float" office:value="12.0450378345817">
                <text:p>12.0450378345817</text:p>
              </table:table-cell>
              <table:table-cell office:value-type="float" office:value="1.33333305945164E+015">
                <text:p>1.33333305945164E+015</text:p>
              </table:table-cell>
              <table:table-cell office:value-type="float" office:value="15.2685181010516">
                <text:p>15.268518101051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04">
                <text:p>2004</text:p>
              </table:table-cell>
              <table:table-cell office:value-type="float" office:value="4.61647569878338">
                <text:p>4.61647569878338</text:p>
              </table:table-cell>
              <table:table-cell office:value-type="float" office:value="444443624438959">
                <text:p>444443624438959</text:p>
              </table:table-cell>
              <table:table-cell office:value-type="float" office:value="0.543434441514412">
                <text:p>0.54343444151441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06">
                <text:p>2006</text:p>
              </table:table-cell>
              <table:table-cell office:value-type="float" office:value="245.859011764239">
                <text:p>245.859011764239</text:p>
              </table:table-cell>
              <table:table-cell office:value-type="float" office:value="266665302714900">
                <text:p>266665302714900</text:p>
              </table:table-cell>
              <table:table-cell office:value-type="float" office:value="12.9798817659362">
                <text:p>12.979881765936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8">
                <text:p>2008</text:p>
              </table:table-cell>
              <table:table-cell office:value-type="float" office:value="5.66150369869742">
                <text:p>5.66150369869742</text:p>
              </table:table-cell>
              <table:table-cell office:value-type="float" office:value="190474284746064">
                <text:p>190474284746064</text:p>
              </table:table-cell>
              <table:table-cell office:value-type="float" office:value="3.07532074780218">
                <text:p>3.0753207478021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10">
                <text:p>2010</text:p>
              </table:table-cell>
              <table:table-cell office:value-type="float" office:value="27.8582109892096">
                <text:p>27.8582109892096</text:p>
              </table:table-cell>
              <table:table-cell office:value-type="float" office:value="148145702796611">
                <text:p>148145702796611</text:p>
              </table:table-cell>
              <table:table-cell office:value-type="float" office:value="23.1654940569819">
                <text:p>23.165494056981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12">
                <text:p>2012</text:p>
              </table:table-cell>
              <table:table-cell office:value-type="float" office:value="0.0383525883195289">
                <text:p>0.0383525883195289</text:p>
              </table:table-cell>
              <table:table-cell office:value-type="float" office:value="121209138386138">
                <text:p>121209138386138</text:p>
              </table:table-cell>
              <table:table-cell office:value-type="float" office:value="8.4306075848676">
                <text:p>8.430607584867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4">
                <text:p>2014</text:p>
              </table:table-cell>
              <table:table-cell office:value-type="float" office:value="3.22586680416957">
                <text:p>3.22586680416957</text:p>
              </table:table-cell>
              <table:table-cell office:value-type="float" office:value="102560584400605">
                <text:p>102560584400605</text:p>
              </table:table-cell>
              <table:table-cell office:value-type="float" office:value="8.47887851849577">
                <text:p>8.4788785184957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6">
                <text:p>2016</text:p>
              </table:table-cell>
              <table:table-cell office:value-type="float" office:value="10.3228445009967">
                <text:p>10.3228445009967</text:p>
              </table:table-cell>
              <table:table-cell office:value-type="float" office:value="88884837514727.6">
                <text:p>88884837514727.6</text:p>
              </table:table-cell>
              <table:table-cell office:value-type="float" office:value="28.887785250147">
                <text:p>28.88778525014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8">
                <text:p>2018</text:p>
              </table:table-cell>
              <table:table-cell office:value-type="float" office:value="5.70710263332802">
                <text:p>5.70710263332802</text:p>
              </table:table-cell>
              <table:table-cell office:value-type="float" office:value="78426790081080.3">
                <text:p>78426790081080.3</text:p>
              </table:table-cell>
              <table:table-cell office:value-type="float" office:value="3.57653905430932">
                <text:p>3.5765390543093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20">
                <text:p>2020</text:p>
              </table:table-cell>
              <table:table-cell office:value-type="float" office:value="14.5553332658025">
                <text:p>14.5553332658025</text:p>
              </table:table-cell>
              <table:table-cell office:value-type="float" office:value="70170327141695.7">
                <text:p>70170327141695.7</text:p>
              </table:table-cell>
              <table:table-cell office:value-type="float" office:value="25.8611361963892">
                <text:p>25.861136196389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22">
                <text:p>2022</text:p>
              </table:table-cell>
              <table:table-cell office:value-type="float" office:value="10.0243716014919">
                <text:p>10.0243716014919</text:p>
              </table:table-cell>
              <table:table-cell office:value-type="float" office:value="63486425147450.9">
                <text:p>63486425147450.9</text:p>
              </table:table-cell>
              <table:table-cell office:value-type="float" office:value="24.4607154962089">
                <text:p>24.460715496208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4">
                <text:p>2024</text:p>
              </table:table-cell>
              <table:table-cell office:value-type="float" office:value="0.361459934313814">
                <text:p>0.361459934313814</text:p>
              </table:table-cell>
              <table:table-cell office:value-type="float" office:value="57964851345549.4">
                <text:p>57964851345549.4</text:p>
              </table:table-cell>
              <table:table-cell office:value-type="float" office:value="0.265218637225879">
                <text:p>0.26521863722587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26">
                <text:p>2026</text:p>
              </table:table-cell>
              <table:table-cell office:value-type="float" office:value="5.39479641340123">
                <text:p>5.39479641340123</text:p>
              </table:table-cell>
              <table:table-cell office:value-type="float" office:value="53326647461023.4">
                <text:p>53326647461023.4</text:p>
              </table:table-cell>
              <table:table-cell office:value-type="float" office:value="24.0135460890965">
                <text:p>24.01354608909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8">
                <text:p>2028</text:p>
              </table:table-cell>
              <table:table-cell office:value-type="float" office:value="3.92654222146978">
                <text:p>3.92654222146978</text:p>
              </table:table-cell>
              <table:table-cell office:value-type="float" office:value="49375509519721.6">
                <text:p>49375509519721.6</text:p>
              </table:table-cell>
              <table:table-cell office:value-type="float" office:value="17.2067380099844">
                <text:p>17.206738009984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30">
                <text:p>2030</text:p>
              </table:table-cell>
              <table:table-cell office:value-type="float" office:value="5.87500986773322">
                <text:p>5.87500986773322</text:p>
              </table:table-cell>
              <table:table-cell office:value-type="float" office:value="45969286365363.7">
                <text:p>45969286365363.7</text:p>
              </table:table-cell>
              <table:table-cell office:value-type="float" office:value="4.57620272299103">
                <text:p>4.5762027229910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32">
                <text:p>2032</text:p>
              </table:table-cell>
              <table:table-cell office:value-type="float" office:value="41.5617910717783">
                <text:p>41.5617910717783</text:p>
              </table:table-cell>
              <table:table-cell office:value-type="float" office:value="43002511008536.7">
                <text:p>43002511008536.7</text:p>
              </table:table-cell>
              <table:table-cell office:value-type="float" office:value="13.1294533577539">
                <text:p>13.129453357753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34">
                <text:p>2034</text:p>
              </table:table-cell>
              <table:table-cell office:value-type="float" office:value="18.1680125807609">
                <text:p>18.1680125807609</text:p>
              </table:table-cell>
              <table:table-cell office:value-type="float" office:value="40395284212704.7">
                <text:p>40395284212704.7</text:p>
              </table:table-cell>
              <table:table-cell office:value-type="float" office:value="9.42729052971866">
                <text:p>9.4272905297186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36">
                <text:p>2036</text:p>
              </table:table-cell>
              <table:table-cell office:value-type="float" office:value="1.81840594736548">
                <text:p>1.81840594736548</text:p>
              </table:table-cell>
              <table:table-cell office:value-type="float" office:value="38085969421691">
                <text:p>38085969421691</text:p>
              </table:table-cell>
              <table:table-cell office:value-type="float" office:value="2.48734872197859">
                <text:p>2.4873487219785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38">
                <text:p>2038</text:p>
              </table:table-cell>
              <table:table-cell office:value-type="float" office:value="2.09146961764321">
                <text:p>2.09146961764321</text:p>
              </table:table-cell>
              <table:table-cell office:value-type="float" office:value="36026256900333">
                <text:p>36026256900333</text:p>
              </table:table-cell>
              <table:table-cell office:value-type="float" office:value="7.55012178871672">
                <text:p>7.550121788716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40">
                <text:p>2040</text:p>
              </table:table-cell>
              <table:table-cell office:value-type="float" office:value="4.0623568190916">
                <text:p>4.0623568190916</text:p>
              </table:table-cell>
              <table:table-cell office:value-type="float" office:value="34177746600863">
                <text:p>34177746600863</text:p>
              </table:table-cell>
              <table:table-cell office:value-type="float" office:value="42.3958546163928">
                <text:p>42.39585461639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42">
                <text:p>2042</text:p>
              </table:table-cell>
              <table:table-cell office:value-type="float" office:value="23.5123798191076">
                <text:p>23.5123798191076</text:p>
              </table:table-cell>
              <table:table-cell office:value-type="float" office:value="32509531165963.8">
                <text:p>32509531165963.8</text:p>
              </table:table-cell>
              <table:table-cell office:value-type="float" office:value="28.1812821031861">
                <text:p>28.18128210318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44">
                <text:p>2044</text:p>
              </table:table-cell>
              <table:table-cell office:value-type="float" office:value="8.44249174960279">
                <text:p>8.44249174960279</text:p>
              </table:table-cell>
              <table:table-cell office:value-type="float" office:value="30996453442723.9">
                <text:p>30996453442723.9</text:p>
              </table:table-cell>
              <table:table-cell office:value-type="float" office:value="31.751608559921">
                <text:p>31.75160855992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46">
                <text:p>2046</text:p>
              </table:table-cell>
              <table:table-cell office:value-type="float" office:value="10.6242786290457">
                <text:p>10.6242786290457</text:p>
              </table:table-cell>
              <table:table-cell office:value-type="float" office:value="29617828659288.6">
                <text:p>29617828659288.6</text:p>
              </table:table-cell>
              <table:table-cell office:value-type="float" office:value="11.7692279257638">
                <text:p>11.769227925763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28.0733472776479">
                <text:p>28.0733472776479</text:p>
              </table:table-cell>
              <table:table-cell office:value-type="float" office:value="28356492854488.3">
                <text:p>28356492854488.3</text:p>
              </table:table-cell>
              <table:table-cell office:value-type="float" office:value="15.6410989945125">
                <text:p>15.64109899451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50">
                <text:p>2050</text:p>
              </table:table-cell>
              <table:table-cell office:value-type="float" office:value="20.6710956603654">
                <text:p>20.6710956603654</text:p>
              </table:table-cell>
              <table:table-cell office:value-type="float" office:value="27198084345277.9">
                <text:p>27198084345277.9</text:p>
              </table:table-cell>
              <table:table-cell office:value-type="float" office:value="28.3936453144468">
                <text:p>28.393645314446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52">
                <text:p>2052</text:p>
              </table:table-cell>
              <table:table-cell office:value-type="float" office:value="5.92652774830076">
                <text:p>5.92652774830076</text:p>
              </table:table-cell>
              <table:table-cell office:value-type="float" office:value="26130494260001.1">
                <text:p>26130494260001.1</text:p>
              </table:table-cell>
              <table:table-cell office:value-type="float" office:value="34.8379134255236">
                <text:p>34.837913425523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54">
                <text:p>2054</text:p>
              </table:table-cell>
              <table:table-cell office:value-type="float" office:value="3.65345423858849">
                <text:p>3.65345423858849</text:p>
              </table:table-cell>
              <table:table-cell office:value-type="float" office:value="25143441480084.3">
                <text:p>25143441480084.3</text:p>
              </table:table-cell>
              <table:table-cell office:value-type="float" office:value="31.8449181934808">
                <text:p>31.844918193480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56">
                <text:p>2056</text:p>
              </table:table-cell>
              <table:table-cell office:value-type="float" office:value="2.60658489217712">
                <text:p>2.60658489217712</text:p>
              </table:table-cell>
              <table:table-cell office:value-type="float" office:value="24228140321051.5">
                <text:p>24228140321051.5</text:p>
              </table:table-cell>
              <table:table-cell office:value-type="float" office:value="21.7866529660278">
                <text:p>21.786652966027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58">
                <text:p>2058</text:p>
              </table:table-cell>
              <table:table-cell office:value-type="float" office:value="6.5192197609663">
                <text:p>6.5192197609663</text:p>
              </table:table-cell>
              <table:table-cell office:value-type="float" office:value="23377038175780.1">
                <text:p>23377038175780.1</text:p>
              </table:table-cell>
              <table:table-cell office:value-type="float" office:value="2.96683849264523">
                <text:p>2.9668384926452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60">
                <text:p>2060</text:p>
              </table:table-cell>
              <table:table-cell office:value-type="float" office:value="30.7453599694736">
                <text:p>30.7453599694736</text:p>
              </table:table-cell>
              <table:table-cell office:value-type="float" office:value="22583606518217.5">
                <text:p>22583606518217.5</text:p>
              </table:table-cell>
              <table:table-cell office:value-type="float" office:value="26.3548104436563">
                <text:p>26.354810443656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62">
                <text:p>2062</text:p>
              </table:table-cell>
              <table:table-cell office:value-type="float" office:value="10.6246809704595">
                <text:p>10.6246809704595</text:p>
              </table:table-cell>
              <table:table-cell office:value-type="float" office:value="21842173021547.5">
                <text:p>21842173021547.5</text:p>
              </table:table-cell>
              <table:table-cell office:value-type="float" office:value="18.2012021890637">
                <text:p>18.201202189063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64">
                <text:p>2064</text:p>
              </table:table-cell>
              <table:table-cell office:value-type="float" office:value="5.08098911133041">
                <text:p>5.08098911133041</text:p>
              </table:table-cell>
              <table:table-cell office:value-type="float" office:value="21147785653077.2">
                <text:p>21147785653077.2</text:p>
              </table:table-cell>
              <table:table-cell office:value-type="float" office:value="43.1306220616635">
                <text:p>43.130622061663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66">
                <text:p>2066</text:p>
              </table:table-cell>
              <table:table-cell office:value-type="float" office:value="0.633487607708779">
                <text:p>0.633487607708779</text:p>
              </table:table-cell>
              <table:table-cell office:value-type="float" office:value="20496101860231.1">
                <text:p>20496101860231.1</text:p>
              </table:table-cell>
              <table:table-cell office:value-type="float" office:value="8.91711144015583">
                <text:p>8.9171114401558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68">
                <text:p>2068</text:p>
              </table:table-cell>
              <table:table-cell office:value-type="float" office:value="8.79736607567589">
                <text:p>8.79736607567589</text:p>
              </table:table-cell>
              <table:table-cell office:value-type="float" office:value="19883297603161.8">
                <text:p>19883297603161.8</text:p>
              </table:table-cell>
              <table:table-cell office:value-type="float" office:value="66.5328057012253">
                <text:p>66.532805701225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70">
                <text:p>2070</text:p>
              </table:table-cell>
              <table:table-cell office:value-type="float" office:value="1.7086125570952">
                <text:p>1.7086125570952</text:p>
              </table:table-cell>
              <table:table-cell office:value-type="float" office:value="19305992207907.1">
                <text:p>19305992207907.1</text:p>
              </table:table-cell>
              <table:table-cell office:value-type="float" office:value="10.7220671006486">
                <text:p>10.722067100648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72">
                <text:p>2072</text:p>
              </table:table-cell>
              <table:table-cell office:value-type="float" office:value="8.54557580013843">
                <text:p>8.54557580013843</text:p>
              </table:table-cell>
              <table:table-cell office:value-type="float" office:value="18761185920695.2">
                <text:p>18761185920695.2</text:p>
              </table:table-cell>
              <table:table-cell office:value-type="float" office:value="23.7036894947947">
                <text:p>23.703689494794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74">
                <text:p>2074</text:p>
              </table:table-cell>
              <table:table-cell office:value-type="float" office:value="12.7590318678662">
                <text:p>12.7590318678662</text:p>
              </table:table-cell>
              <table:table-cell office:value-type="float" office:value="18246207726919.2">
                <text:p>18246207726919.2</text:p>
              </table:table-cell>
              <table:table-cell office:value-type="float" office:value="7.19230294741023">
                <text:p>7.1923029474102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76">
                <text:p>2076</text:p>
              </table:table-cell>
              <table:table-cell office:value-type="float" office:value="2.02503347165185">
                <text:p>2.02503347165185</text:p>
              </table:table-cell>
              <table:table-cell office:value-type="float" office:value="17758671519444">
                <text:p>17758671519444</text:p>
              </table:table-cell>
              <table:table-cell office:value-type="float" office:value="20.838007430775">
                <text:p>20.83800743077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78">
                <text:p>2078</text:p>
              </table:table-cell>
              <table:table-cell office:value-type="float" office:value="26.0077882489715">
                <text:p>26.0077882489715</text:p>
              </table:table-cell>
              <table:table-cell office:value-type="float" office:value="17296439097462.9">
                <text:p>17296439097462.9</text:p>
              </table:table-cell>
              <table:table-cell office:value-type="float" office:value="3.42424137959513">
                <text:p>3.4242413795951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80">
                <text:p>2080</text:p>
              </table:table-cell>
              <table:table-cell office:value-type="float" office:value="18.6595676211935">
                <text:p>18.6595676211935</text:p>
              </table:table-cell>
              <table:table-cell office:value-type="float" office:value="16857588785997">
                <text:p>16857588785997</text:p>
              </table:table-cell>
              <table:table-cell office:value-type="float" office:value="52.0330649085373">
                <text:p>52.03306490853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82">
                <text:p>2082</text:p>
              </table:table-cell>
              <table:table-cell office:value-type="float" office:value="17.1185488717425">
                <text:p>17.1185488717425</text:p>
              </table:table-cell>
              <table:table-cell office:value-type="float" office:value="16440388704418.7">
                <text:p>16440388704418.7</text:p>
              </table:table-cell>
              <table:table-cell office:value-type="float" office:value="24.2420976232666">
                <text:p>24.242097623266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84">
                <text:p>2084</text:p>
              </table:table-cell>
              <table:table-cell office:value-type="float" office:value="1.1731783949359">
                <text:p>1.1731783949359</text:p>
              </table:table-cell>
              <table:table-cell office:value-type="float" office:value="16043273899517.2">
                <text:p>16043273899517.2</text:p>
              </table:table-cell>
              <table:table-cell office:value-type="float" office:value="11.3867101016781">
                <text:p>11.386710101678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86">
                <text:p>2086</text:p>
              </table:table-cell>
              <table:table-cell office:value-type="float" office:value="16.2788709451503">
                <text:p>16.2788709451503</text:p>
              </table:table-cell>
              <table:table-cell office:value-type="float" office:value="15664826707250.7">
                <text:p>15664826707250.7</text:p>
              </table:table-cell>
              <table:table-cell office:value-type="float" office:value="11.520998730968">
                <text:p>11.52099873096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88">
                <text:p>2088</text:p>
              </table:table-cell>
              <table:table-cell office:value-type="float" office:value="1.53826840288611">
                <text:p>1.53826840288611</text:p>
              </table:table-cell>
              <table:table-cell office:value-type="float" office:value="15303759822559.5">
                <text:p>15303759822559.5</text:p>
              </table:table-cell>
              <table:table-cell office:value-type="float" office:value="14.9736305029499">
                <text:p>14.973630502949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90">
                <text:p>2090</text:p>
              </table:table-cell>
              <table:table-cell office:value-type="float" office:value="9.48492837323397">
                <text:p>9.48492837323397</text:p>
              </table:table-cell>
              <table:table-cell office:value-type="float" office:value="14958901652573.1">
                <text:p>14958901652573.1</text:p>
              </table:table-cell>
              <table:table-cell office:value-type="float" office:value="1.73272297638007">
                <text:p>1.7327229763800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92">
                <text:p>2092</text:p>
              </table:table-cell>
              <table:table-cell office:value-type="float" office:value="231.94081728104">
                <text:p>231.94081728104</text:p>
              </table:table-cell>
              <table:table-cell office:value-type="float" office:value="14629183600702.5">
                <text:p>14629183600702.5</text:p>
              </table:table-cell>
              <table:table-cell office:value-type="float" office:value="9.99325209669667">
                <text:p>9.9932520966966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94">
                <text:p>2094</text:p>
              </table:table-cell>
              <table:table-cell office:value-type="float" office:value="4.84756940088435">
                <text:p>4.84756940088435</text:p>
              </table:table-cell>
              <table:table-cell office:value-type="float" office:value="14313628993033.6">
                <text:p>14313628993033.6</text:p>
              </table:table-cell>
              <table:table-cell office:value-type="float" office:value="65.4141992116556">
                <text:p>65.414199211655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96">
                <text:p>2096</text:p>
              </table:table-cell>
              <table:table-cell office:value-type="float" office:value="2.58452763802196">
                <text:p>2.58452763802196</text:p>
              </table:table-cell>
              <table:table-cell office:value-type="float" office:value="14011343399690.2">
                <text:p>14011343399690.2</text:p>
              </table:table-cell>
              <table:table-cell office:value-type="float" office:value="29.8911526260013">
                <text:p>29.891152626001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98">
                <text:p>2098</text:p>
              </table:table-cell>
              <table:table-cell office:value-type="float" office:value="5.52070756111423">
                <text:p>5.52070756111423</text:p>
              </table:table-cell>
              <table:table-cell office:value-type="float" office:value="13721506158580.5">
                <text:p>13721506158580.5</text:p>
              </table:table-cell>
              <table:table-cell office:value-type="float" office:value="10.6558418021809">
                <text:p>10.655841802180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0">
                <text:p>2100</text:p>
              </table:table-cell>
              <table:table-cell office:value-type="float" office:value="2.53887586074419">
                <text:p>2.53887586074419</text:p>
              </table:table-cell>
              <table:table-cell office:value-type="float" office:value="13443362922912.4">
                <text:p>13443362922912.4</text:p>
              </table:table-cell>
              <table:table-cell office:value-type="float" office:value="45.1790117244713">
                <text:p>45.179011724471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02">
                <text:p>2102</text:p>
              </table:table-cell>
              <table:table-cell office:value-type="float" office:value="29.0593234052125">
                <text:p>29.0593234052125</text:p>
              </table:table-cell>
              <table:table-cell office:value-type="float" office:value="13176219095600.7">
                <text:p>13176219095600.7</text:p>
              </table:table-cell>
              <table:table-cell office:value-type="float" office:value="13.7747615142532">
                <text:p>13.774761514253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04">
                <text:p>2104</text:p>
              </table:table-cell>
              <table:table-cell office:value-type="float" office:value="6.70653662406872">
                <text:p>6.70653662406872</text:p>
              </table:table-cell>
              <table:table-cell office:value-type="float" office:value="12919434028142.3">
                <text:p>12919434028142.3</text:p>
              </table:table-cell>
              <table:table-cell office:value-type="float" office:value="20.8240053607345">
                <text:p>20.824005360734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06">
                <text:p>2106</text:p>
              </table:table-cell>
              <table:table-cell office:value-type="float" office:value="32.4883568617661">
                <text:p>32.4883568617661</text:p>
              </table:table-cell>
              <table:table-cell office:value-type="float" office:value="12672415882925.7">
                <text:p>12672415882925.7</text:p>
              </table:table-cell>
              <table:table-cell office:value-type="float" office:value="18.9479585496128">
                <text:p>18.947958549612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08">
                <text:p>2108</text:p>
              </table:table-cell>
              <table:table-cell office:value-type="float" office:value="3.00798912070446">
                <text:p>3.00798912070446</text:p>
              </table:table-cell>
              <table:table-cell office:value-type="float" office:value="12434617071375.1">
                <text:p>12434617071375.1</text:p>
              </table:table-cell>
              <table:table-cell office:value-type="float" office:value="28.8877089751852">
                <text:p>28.887708975185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10">
                <text:p>2110</text:p>
              </table:table-cell>
              <table:table-cell office:value-type="float" office:value="7.53855736674495">
                <text:p>7.53855736674495</text:p>
              </table:table-cell>
              <table:table-cell office:value-type="float" office:value="12205530194220.1">
                <text:p>12205530194220.1</text:p>
              </table:table-cell>
              <table:table-cell office:value-type="float" office:value="1.06093830868318">
                <text:p>1.0609383086831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12">
                <text:p>2112</text:p>
              </table:table-cell>
              <table:table-cell office:value-type="float" office:value="6.15231081918057">
                <text:p>6.15231081918057</text:p>
              </table:table-cell>
              <table:table-cell office:value-type="float" office:value="11984684421106.6">
                <text:p>11984684421106.6</text:p>
              </table:table-cell>
              <table:table-cell office:value-type="float" office:value="7.41913445214073">
                <text:p>7.4191344521407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14">
                <text:p>2114</text:p>
              </table:table-cell>
              <table:table-cell office:value-type="float" office:value="77.845032912044">
                <text:p>77.845032912044</text:p>
              </table:table-cell>
              <table:table-cell office:value-type="float" office:value="11771642254197.9">
                <text:p>11771642254197.9</text:p>
              </table:table-cell>
              <table:table-cell office:value-type="float" office:value="34.9203687566559">
                <text:p>34.920368756655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16">
                <text:p>2116</text:p>
              </table:table-cell>
              <table:table-cell office:value-type="float" office:value="19.7517388987867">
                <text:p>19.7517388987867</text:p>
              </table:table-cell>
              <table:table-cell office:value-type="float" office:value="11565996630118.6">
                <text:p>11565996630118.6</text:p>
              </table:table-cell>
              <table:table-cell office:value-type="float" office:value="5.34617576591663">
                <text:p>5.3461757659166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18">
                <text:p>2118</text:p>
              </table:table-cell>
              <table:table-cell office:value-type="float" office:value="4.3342018879101">
                <text:p>4.3342018879101</text:p>
              </table:table-cell>
              <table:table-cell office:value-type="float" office:value="11367368317884.2">
                <text:p>11367368317884.2</text:p>
              </table:table-cell>
              <table:table-cell office:value-type="float" office:value="17.7464353209476">
                <text:p>17.746435320947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20">
                <text:p>2120</text:p>
              </table:table-cell>
              <table:table-cell office:value-type="float" office:value="4.61437157975749">
                <text:p>4.61437157975749</text:p>
              </table:table-cell>
              <table:table-cell office:value-type="float" office:value="11175403580998.7">
                <text:p>11175403580998.7</text:p>
              </table:table-cell>
              <table:table-cell office:value-type="float" office:value="16.6441955328571">
                <text:p>16.644195532857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22">
                <text:p>2122</text:p>
              </table:table-cell>
              <table:table-cell office:value-type="float" office:value="5.54488637458235">
                <text:p>5.54488637458235</text:p>
              </table:table-cell>
              <table:table-cell office:value-type="float" office:value="10989772069873">
                <text:p>10989772069873</text:p>
              </table:table-cell>
              <table:table-cell office:value-type="float" office:value="3.43225867382671">
                <text:p>3.432258673826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24">
                <text:p>2124</text:p>
              </table:table-cell>
              <table:table-cell office:value-type="float" office:value="3.35374341217835">
                <text:p>3.35374341217835</text:p>
              </table:table-cell>
              <table:table-cell office:value-type="float" office:value="10810164920644.2">
                <text:p>10810164920644.2</text:p>
              </table:table-cell>
              <table:table-cell office:value-type="float" office:value="66.0142478070535">
                <text:p>66.014247807053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26">
                <text:p>2126</text:p>
              </table:table-cell>
              <table:table-cell office:value-type="float" office:value="4.62760048436915">
                <text:p>4.62760048436915</text:p>
              </table:table-cell>
              <table:table-cell office:value-type="float" office:value="10636293036323.3">
                <text:p>10636293036323.3</text:p>
              </table:table-cell>
              <table:table-cell office:value-type="float" office:value="6.97828411099251">
                <text:p>6.978284110992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28">
                <text:p>2128</text:p>
              </table:table-cell>
              <table:table-cell office:value-type="float" office:value="8.8791470839719">
                <text:p>8.8791470839719</text:p>
              </table:table-cell>
              <table:table-cell office:value-type="float" office:value="10467885530317.3">
                <text:p>10467885530317.3</text:p>
              </table:table-cell>
              <table:table-cell office:value-type="float" office:value="21.3410455538445">
                <text:p>21.341045553844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30">
                <text:p>2130</text:p>
              </table:table-cell>
              <table:table-cell office:value-type="float" office:value="2.55357256155841">
                <text:p>2.55357256155841</text:p>
              </table:table-cell>
              <table:table-cell office:value-type="float" office:value="10304688314803.9">
                <text:p>10304688314803.9</text:p>
              </table:table-cell>
              <table:table-cell office:value-type="float" office:value="2.9883823614308">
                <text:p>2.988382361430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32">
                <text:p>2132</text:p>
              </table:table-cell>
              <table:table-cell office:value-type="float" office:value="4.84234625056396">
                <text:p>4.84234625056396</text:p>
              </table:table-cell>
              <table:table-cell office:value-type="float" office:value="10146462818341.8">
                <text:p>10146462818341.8</text:p>
              </table:table-cell>
              <table:table-cell office:value-type="float" office:value="10.5367884951578">
                <text:p>10.536788495157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34">
                <text:p>2134</text:p>
              </table:table-cell>
              <table:table-cell office:value-type="float" office:value="2.73089311108292">
                <text:p>2.73089311108292</text:p>
              </table:table-cell>
              <table:table-cell office:value-type="float" office:value="9992984819265.71">
                <text:p>9992984819265.71</text:p>
              </table:table-cell>
              <table:table-cell office:value-type="float" office:value="8.87149407380858">
                <text:p>8.8714940738085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36">
                <text:p>2136</text:p>
              </table:table-cell>
              <table:table-cell office:value-type="float" office:value="5.44281821563446">
                <text:p>5.44281821563446</text:p>
              </table:table-cell>
              <table:table-cell office:value-type="float" office:value="9844043382741.91">
                <text:p>9844043382741.91</text:p>
              </table:table-cell>
              <table:table-cell office:value-type="float" office:value="44.7387006531597">
                <text:p>44.738700653159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38">
                <text:p>2138</text:p>
              </table:table-cell>
              <table:table-cell office:value-type="float" office:value="45.3746954822909">
                <text:p>45.3746954822909</text:p>
              </table:table-cell>
              <table:table-cell office:value-type="float" office:value="9699439890899.46">
                <text:p>9699439890899.46</text:p>
              </table:table-cell>
              <table:table-cell office:value-type="float" office:value="21.1840553308542">
                <text:p>21.184055330854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40">
                <text:p>2140</text:p>
              </table:table-cell>
              <table:table-cell office:value-type="float" office:value="5.26298323658584">
                <text:p>5.26298323658584</text:p>
              </table:table-cell>
              <table:table-cell office:value-type="float" office:value="9558987156839.29">
                <text:p>9558987156839.29</text:p>
              </table:table-cell>
              <table:table-cell office:value-type="float" office:value="37.7702689782655">
                <text:p>37.77026897826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42">
                <text:p>2142</text:p>
              </table:table-cell>
              <table:table-cell office:value-type="float" office:value="3.19076222641077">
                <text:p>3.19076222641077</text:p>
              </table:table-cell>
              <table:table-cell office:value-type="float" office:value="9422508613628.87">
                <text:p>9422508613628.87</text:p>
              </table:table-cell>
              <table:table-cell office:value-type="float" office:value="48.61325067002">
                <text:p>48.6132506700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44">
                <text:p>2144</text:p>
              </table:table-cell>
              <table:table-cell office:value-type="float" office:value="5.50760680466878">
                <text:p>5.50760680466878</text:p>
              </table:table-cell>
              <table:table-cell office:value-type="float" office:value="9289837572035.88">
                <text:p>9289837572035.88</text:p>
              </table:table-cell>
              <table:table-cell office:value-type="float" office:value="23.1920402008809">
                <text:p>23.192040200880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46">
                <text:p>2146</text:p>
              </table:table-cell>
              <table:table-cell office:value-type="float" office:value="5.68336729108449">
                <text:p>5.68336729108449</text:p>
              </table:table-cell>
              <table:table-cell office:value-type="float" office:value="9160816539016.73">
                <text:p>9160816539016.73</text:p>
              </table:table-cell>
              <table:table-cell office:value-type="float" office:value="25.7338451382664">
                <text:p>25.733845138266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48">
                <text:p>2148</text:p>
              </table:table-cell>
              <table:table-cell office:value-type="float" office:value="36.6794376767816">
                <text:p>36.6794376767816</text:p>
              </table:table-cell>
              <table:table-cell office:value-type="float" office:value="9035296592270.76">
                <text:p>9035296592270.76</text:p>
              </table:table-cell>
              <table:table-cell office:value-type="float" office:value="26.4355022773871">
                <text:p>26.435502277387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50">
                <text:p>2150</text:p>
              </table:table-cell>
              <table:table-cell office:value-type="float" office:value="1.05405857699729">
                <text:p>1.05405857699729</text:p>
              </table:table-cell>
              <table:table-cell office:value-type="float" office:value="8913136805064.33">
                <text:p>8913136805064.33</text:p>
              </table:table-cell>
              <table:table-cell office:value-type="float" office:value="8.82458103261899">
                <text:p>8.824581032618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52">
                <text:p>2152</text:p>
              </table:table-cell>
              <table:table-cell office:value-type="float" office:value="2.62854338874051">
                <text:p>2.62854338874051</text:p>
              </table:table-cell>
              <table:table-cell office:value-type="float" office:value="8794203716556.9">
                <text:p>8794203716556.9</text:p>
              </table:table-cell>
              <table:table-cell office:value-type="float" office:value="30.0723062263443">
                <text:p>30.072306226344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54">
                <text:p>2154</text:p>
              </table:table-cell>
              <table:table-cell office:value-type="float" office:value="6.42833466562681">
                <text:p>6.42833466562681</text:p>
              </table:table-cell>
              <table:table-cell office:value-type="float" office:value="8678370843903.05">
                <text:p>8678370843903.05</text:p>
              </table:table-cell>
              <table:table-cell office:value-type="float" office:value="15.6756429535565">
                <text:p>15.675642953556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56">
                <text:p>2156</text:p>
              </table:table-cell>
              <table:table-cell office:value-type="float" office:value="3.32567013398432">
                <text:p>3.32567013398432</text:p>
              </table:table-cell>
              <table:table-cell office:value-type="float" office:value="8565518232189.95">
                <text:p>8565518232189.95</text:p>
              </table:table-cell>
              <table:table-cell office:value-type="float" office:value="44.2228963913244">
                <text:p>44.222896391324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58">
                <text:p>2158</text:p>
              </table:table-cell>
              <table:table-cell office:value-type="float" office:value="16.4049358168603">
                <text:p>16.4049358168603</text:p>
              </table:table-cell>
              <table:table-cell office:value-type="float" office:value="8455532038515.51">
                <text:p>8455532038515.51</text:p>
              </table:table-cell>
              <table:table-cell office:value-type="float" office:value="7.82028987570829">
                <text:p>7.8202898757082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60">
                <text:p>2160</text:p>
              </table:table-cell>
              <table:table-cell office:value-type="float" office:value="1.74078188751686">
                <text:p>1.74078188751686</text:p>
              </table:table-cell>
              <table:table-cell office:value-type="float" office:value="8348304147530.76">
                <text:p>8348304147530.76</text:p>
              </table:table-cell>
              <table:table-cell office:value-type="float" office:value="28.9874233530603">
                <text:p>28.987423353060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62">
                <text:p>2162</text:p>
              </table:table-cell>
              <table:table-cell office:value-type="float" office:value="3.40310524466694">
                <text:p>3.40310524466694</text:p>
              </table:table-cell>
              <table:table-cell office:value-type="float" office:value="8243731815924.76">
                <text:p>8243731815924.76</text:p>
              </table:table-cell>
              <table:table-cell office:value-type="float" office:value="11.9179770072307">
                <text:p>11.917977007230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64">
                <text:p>2164</text:p>
              </table:table-cell>
              <table:table-cell office:value-type="float" office:value="4.37149494968572">
                <text:p>4.37149494968572</text:p>
              </table:table-cell>
              <table:table-cell office:value-type="float" office:value="8141717342600.76">
                <text:p>8141717342600.76</text:p>
              </table:table-cell>
              <table:table-cell office:value-type="float" office:value="5.21699276999134">
                <text:p>5.2169927699913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66">
                <text:p>2166</text:p>
              </table:table-cell>
              <table:table-cell office:value-type="float" office:value="4.14685982670438">
                <text:p>4.14685982670438</text:p>
              </table:table-cell>
              <table:table-cell office:value-type="float" office:value="8042167763252.23">
                <text:p>8042167763252.23</text:p>
              </table:table-cell>
              <table:table-cell office:value-type="float" office:value="35.3389806971227">
                <text:p>35.33898069712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68">
                <text:p>2168</text:p>
              </table:table-cell>
              <table:table-cell office:value-type="float" office:value="6.04594190755597">
                <text:p>6.04594190755597</text:p>
              </table:table-cell>
              <table:table-cell office:value-type="float" office:value="7944994566651.3">
                <text:p>7944994566651.3</text:p>
              </table:table-cell>
              <table:table-cell office:value-type="float" office:value="20.3673944257917">
                <text:p>20.36739442579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70">
                <text:p>2170</text:p>
              </table:table-cell>
              <table:table-cell office:value-type="float" office:value="1.59333239344256">
                <text:p>1.59333239344256</text:p>
              </table:table-cell>
              <table:table-cell office:value-type="float" office:value="7850113431157.29">
                <text:p>7850113431157.29</text:p>
              </table:table-cell>
              <table:table-cell office:value-type="float" office:value="5.82024300536288">
                <text:p>5.8202430053628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72">
                <text:p>2172</text:p>
              </table:table-cell>
              <table:table-cell office:value-type="float" office:value="3.80004092902456">
                <text:p>3.80004092902456</text:p>
              </table:table-cell>
              <table:table-cell office:value-type="float" office:value="7757443979782.29">
                <text:p>7757443979782.29</text:p>
              </table:table-cell>
              <table:table-cell office:value-type="float" office:value="14.6740191745343">
                <text:p>14.674019174534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74">
                <text:p>2174</text:p>
              </table:table-cell>
              <table:table-cell office:value-type="float" office:value="4.72064818803632">
                <text:p>4.72064818803632</text:p>
              </table:table-cell>
              <table:table-cell office:value-type="float" office:value="7666909552068.08">
                <text:p>7666909552068.08</text:p>
              </table:table-cell>
              <table:table-cell office:value-type="float" office:value="8.13681638857736">
                <text:p>8.1368163885773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76">
                <text:p>2176</text:p>
              </table:table-cell>
              <table:table-cell office:value-type="float" office:value="35.8559115846521">
                <text:p>35.8559115846521</text:p>
              </table:table-cell>
              <table:table-cell office:value-type="float" office:value="7578436991783.85">
                <text:p>7578436991783.85</text:p>
              </table:table-cell>
              <table:table-cell office:value-type="float" office:value="37.528235113778">
                <text:p>37.52823511377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78">
                <text:p>2178</text:p>
              </table:table-cell>
              <table:table-cell office:value-type="float" office:value="2.61970832624504">
                <text:p>2.61970832624504</text:p>
              </table:table-cell>
              <table:table-cell office:value-type="float" office:value="7491956449048">
                <text:p>7491956449048</text:p>
              </table:table-cell>
              <table:table-cell office:value-type="float" office:value="36.2740854005365">
                <text:p>36.274085400536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80">
                <text:p>2180</text:p>
              </table:table-cell>
              <table:table-cell office:value-type="float" office:value="3.96712922722265">
                <text:p>3.96712922722265</text:p>
              </table:table-cell>
              <table:table-cell office:value-type="float" office:value="7407401195321.09">
                <text:p>7407401195321.09</text:p>
              </table:table-cell>
              <table:table-cell office:value-type="float" office:value="2.03775585599674">
                <text:p>2.0377558559967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82">
                <text:p>2182</text:p>
              </table:table-cell>
              <table:table-cell office:value-type="float" office:value="4.45370169561109">
                <text:p>4.45370169561109</text:p>
              </table:table-cell>
              <table:table-cell office:value-type="float" office:value="7324707451261.87">
                <text:p>7324707451261.87</text:p>
              </table:table-cell>
              <table:table-cell office:value-type="float" office:value="1.35948660514942">
                <text:p>1.3594866051494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84">
                <text:p>2184</text:p>
              </table:table-cell>
              <table:table-cell office:value-type="float" office:value="0.971442134101596">
                <text:p>0.971442134101596</text:p>
              </table:table-cell>
              <table:table-cell office:value-type="float" office:value="7243814225412.13">
                <text:p>7243814225412.13</text:p>
              </table:table-cell>
              <table:table-cell office:value-type="float" office:value="44.9461818126329">
                <text:p>44.946181812632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86">
                <text:p>2186</text:p>
              </table:table-cell>
              <table:table-cell office:value-type="float" office:value="7.25127613918745">
                <text:p>7.25127613918745</text:p>
              </table:table-cell>
              <table:table-cell office:value-type="float" office:value="7164663163588.65">
                <text:p>7164663163588.65</text:p>
              </table:table-cell>
              <table:table-cell office:value-type="float" office:value="9.63168643161778">
                <text:p>9.6316864316177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88">
                <text:p>2188</text:p>
              </table:table-cell>
              <table:table-cell office:value-type="float" office:value="19.6923183437649">
                <text:p>19.6923183437649</text:p>
              </table:table-cell>
              <table:table-cell office:value-type="float" office:value="7087198407807.72">
                <text:p>7087198407807.72</text:p>
              </table:table-cell>
              <table:table-cell office:value-type="float" office:value="7.17200685843447">
                <text:p>7.1720068584344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90">
                <text:p>2190</text:p>
              </table:table-cell>
              <table:table-cell office:value-type="float" office:value="11.9540488582631">
                <text:p>11.9540488582631</text:p>
              </table:table-cell>
              <table:table-cell office:value-type="float" office:value="7011366464077.35">
                <text:p>7011366464077.35</text:p>
              </table:table-cell>
              <table:table-cell office:value-type="float" office:value="20.1593947520977">
                <text:p>20.159394752097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92">
                <text:p>2192</text:p>
              </table:table-cell>
              <table:table-cell office:value-type="float" office:value="0.595132396884249">
                <text:p>0.595132396884249</text:p>
              </table:table-cell>
              <table:table-cell office:value-type="float" office:value="6937116078990.57">
                <text:p>6937116078990.57</text:p>
              </table:table-cell>
              <table:table-cell office:value-type="float" office:value="2.14248203123024">
                <text:p>2.1424820312302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94">
                <text:p>2194</text:p>
              </table:table-cell>
              <table:table-cell office:value-type="float" office:value="6.01709229469211">
                <text:p>6.01709229469211</text:p>
              </table:table-cell>
              <table:table-cell office:value-type="float" office:value="6864398123237.71">
                <text:p>6864398123237.71</text:p>
              </table:table-cell>
              <table:table-cell office:value-type="float" office:value="11.8848257910195">
                <text:p>11.884825791019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96">
                <text:p>2196</text:p>
              </table:table-cell>
              <table:table-cell office:value-type="float" office:value="5.84012222169483">
                <text:p>5.84012222169483</text:p>
              </table:table-cell>
              <table:table-cell office:value-type="float" office:value="6793165482907.23">
                <text:p>6793165482907.23</text:p>
              </table:table-cell>
              <table:table-cell office:value-type="float" office:value="20.1568628399239">
                <text:p>20.156862839923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98">
                <text:p>2198</text:p>
              </table:table-cell>
              <table:table-cell office:value-type="float" office:value="4.34703760382821">
                <text:p>4.34703760382821</text:p>
              </table:table-cell>
              <table:table-cell office:value-type="float" office:value="6723372957127.95">
                <text:p>6723372957127.95</text:p>
              </table:table-cell>
              <table:table-cell office:value-type="float" office:value="48.5469249660777">
                <text:p>48.546924966077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0">
                <text:p>2200</text:p>
              </table:table-cell>
              <table:table-cell office:value-type="float" office:value="3.52028995003606">
                <text:p>3.52028995003606</text:p>
              </table:table-cell>
              <table:table-cell office:value-type="float" office:value="6654977161925.15">
                <text:p>6654977161925.15</text:p>
              </table:table-cell>
              <table:table-cell office:value-type="float" office:value="31.6614510695013">
                <text:p>31.661451069501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02">
                <text:p>2202</text:p>
              </table:table-cell>
              <table:table-cell office:value-type="float" office:value="9.38558618133698">
                <text:p>9.38558618133698</text:p>
              </table:table-cell>
              <table:table-cell office:value-type="float" office:value="6587936439890.85">
                <text:p>6587936439890.85</text:p>
              </table:table-cell>
              <table:table-cell office:value-type="float" office:value="1.21213249035618">
                <text:p>1.2121324903561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04">
                <text:p>2204</text:p>
              </table:table-cell>
              <table:table-cell office:value-type="float" office:value="0.13027381038883">
                <text:p>0.13027381038883</text:p>
              </table:table-cell>
              <table:table-cell office:value-type="float" office:value="6522210774975.9">
                <text:p>6522210774975.9</text:p>
              </table:table-cell>
              <table:table-cell office:value-type="float" office:value="34.368955794872">
                <text:p>34.36895579487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06">
                <text:p>2206</text:p>
              </table:table-cell>
              <table:table-cell office:value-type="float" office:value="0.266485478614587">
                <text:p>0.266485478614587</text:p>
              </table:table-cell>
              <table:table-cell office:value-type="float" office:value="6457761712650.56">
                <text:p>6457761712650.56</text:p>
              </table:table-cell>
              <table:table-cell office:value-type="float" office:value="5.06842024233369">
                <text:p>5.068420242333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08">
                <text:p>2208</text:p>
              </table:table-cell>
              <table:table-cell office:value-type="float" office:value="0.915908028338111">
                <text:p>0.915908028338111</text:p>
              </table:table-cell>
              <table:table-cell office:value-type="float" office:value="6394552284269.24">
                <text:p>6394552284269.24</text:p>
              </table:table-cell>
              <table:table-cell office:value-type="float" office:value="19.1097228504715">
                <text:p>19.109722850471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10">
                <text:p>2210</text:p>
              </table:table-cell>
              <table:table-cell office:value-type="float" office:value="10.6586182852449">
                <text:p>10.6586182852449</text:p>
              </table:table-cell>
              <table:table-cell office:value-type="float" office:value="6332546936115">
                <text:p>6332546936115</text:p>
              </table:table-cell>
              <table:table-cell office:value-type="float" office:value="14.8003340381284">
                <text:p>14.800334038128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12">
                <text:p>2212</text:p>
              </table:table-cell>
              <table:table-cell office:value-type="float" office:value="10.7144143130361">
                <text:p>10.7144143130361</text:p>
              </table:table-cell>
              <table:table-cell office:value-type="float" office:value="6271711462217.47">
                <text:p>6271711462217.47</text:p>
              </table:table-cell>
              <table:table-cell office:value-type="float" office:value="4.58037643711714">
                <text:p>4.5803764371171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14">
                <text:p>2214</text:p>
              </table:table-cell>
              <table:table-cell office:value-type="float" office:value="1.5861180531014">
                <text:p>1.5861180531014</text:p>
              </table:table-cell>
              <table:table-cell office:value-type="float" office:value="6212012941187.8">
                <text:p>6212012941187.8</text:p>
              </table:table-cell>
              <table:table-cell office:value-type="float" office:value="50.4831493292693">
                <text:p>50.483149329269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16">
                <text:p>2216</text:p>
              </table:table-cell>
              <table:table-cell office:value-type="float" office:value="4.82201551780525">
                <text:p>4.82201551780525</text:p>
              </table:table-cell>
              <table:table-cell office:value-type="float" office:value="6153419676497.02">
                <text:p>6153419676497.02</text:p>
              </table:table-cell>
              <table:table-cell office:value-type="float" office:value="26.1017921411204">
                <text:p>26.101792141120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18">
                <text:p>2218</text:p>
              </table:table-cell>
              <table:table-cell office:value-type="float" office:value="2.56433647779015">
                <text:p>2.56433647779015</text:p>
              </table:table-cell>
              <table:table-cell office:value-type="float" office:value="6095901139835.41">
                <text:p>6095901139835.41</text:p>
              </table:table-cell>
              <table:table-cell office:value-type="float" office:value="14.2253083064242">
                <text:p>14.22530830642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20">
                <text:p>2220</text:p>
              </table:table-cell>
              <table:table-cell office:value-type="float" office:value="0.840408684629936">
                <text:p>0.840408684629936</text:p>
              </table:table-cell>
              <table:table-cell office:value-type="float" office:value="6039427917995.45">
                <text:p>6039427917995.45</text:p>
              </table:table-cell>
              <table:table-cell office:value-type="float" office:value="52.5756969752501">
                <text:p>52.575696975250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22">
                <text:p>2222</text:p>
              </table:table-cell>
              <table:table-cell office:value-type="float" office:value="4.20236338372762">
                <text:p>4.20236338372762</text:p>
              </table:table-cell>
              <table:table-cell office:value-type="float" office:value="5983971662301.02">
                <text:p>5983971662301.02</text:p>
              </table:table-cell>
              <table:table-cell office:value-type="float" office:value="21.8120763578291">
                <text:p>21.812076357829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24">
                <text:p>2224</text:p>
              </table:table-cell>
              <table:table-cell office:value-type="float" office:value="4.22920599904856">
                <text:p>4.22920599904856</text:p>
              </table:table-cell>
              <table:table-cell office:value-type="float" office:value="5929505040892.62">
                <text:p>5929505040892.62</text:p>
              </table:table-cell>
              <table:table-cell office:value-type="float" office:value="6.97577914937981">
                <text:p>6.9757791493798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26">
                <text:p>2226</text:p>
              </table:table-cell>
              <table:table-cell office:value-type="float" office:value="8.18670631247308">
                <text:p>8.18670631247308</text:p>
              </table:table-cell>
              <table:table-cell office:value-type="float" office:value="5876001693531.13">
                <text:p>5876001693531.13</text:p>
              </table:table-cell>
              <table:table-cell office:value-type="float" office:value="20.7615381377292">
                <text:p>20.761538137729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28">
                <text:p>2228</text:p>
              </table:table-cell>
              <table:table-cell office:value-type="float" office:value="9.69899547578848">
                <text:p>9.69899547578848</text:p>
              </table:table-cell>
              <table:table-cell office:value-type="float" office:value="5823436188779.35">
                <text:p>5823436188779.35</text:p>
              </table:table-cell>
              <table:table-cell office:value-type="float" office:value="23.0115033122986">
                <text:p>23.011503312298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30">
                <text:p>2230</text:p>
              </table:table-cell>
              <table:table-cell office:value-type="float" office:value="7.19562635193296">
                <text:p>7.19562635193296</text:p>
              </table:table-cell>
              <table:table-cell office:value-type="float" office:value="5771783983547.75">
                <text:p>5771783983547.75</text:p>
              </table:table-cell>
              <table:table-cell office:value-type="float" office:value="8.63427082477403">
                <text:p>8.6342708247740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32">
                <text:p>2232</text:p>
              </table:table-cell>
              <table:table-cell office:value-type="float" office:value="12.1769513349994">
                <text:p>12.1769513349994</text:p>
              </table:table-cell>
              <table:table-cell office:value-type="float" office:value="5721021384503.88">
                <text:p>5721021384503.88</text:p>
              </table:table-cell>
              <table:table-cell office:value-type="float" office:value="16.3156691300565">
                <text:p>16.31566913005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34">
                <text:p>2234</text:p>
              </table:table-cell>
              <table:table-cell office:value-type="float" office:value="13.7831336689546">
                <text:p>13.7831336689546</text:p>
              </table:table-cell>
              <table:table-cell office:value-type="float" office:value="5671125511585.09">
                <text:p>5671125511585.09</text:p>
              </table:table-cell>
              <table:table-cell office:value-type="float" office:value="15.6282245751334">
                <text:p>15.628224575133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36">
                <text:p>2236</text:p>
              </table:table-cell>
              <table:table-cell office:value-type="float" office:value="87.5244424304614">
                <text:p>87.5244424304614</text:p>
              </table:table-cell>
              <table:table-cell office:value-type="float" office:value="5622074263721.64">
                <text:p>5622074263721.64</text:p>
              </table:table-cell>
              <table:table-cell office:value-type="float" office:value="25.5785424983665">
                <text:p>25.578542498366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38">
                <text:p>2238</text:p>
              </table:table-cell>
              <table:table-cell office:value-type="float" office:value="7.37084590152118">
                <text:p>7.37084590152118</text:p>
              </table:table-cell>
              <table:table-cell office:value-type="float" office:value="5573846285220.08">
                <text:p>5573846285220.08</text:p>
              </table:table-cell>
              <table:table-cell office:value-type="float" office:value="39.6729118788309">
                <text:p>39.672911878830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40">
                <text:p>2240</text:p>
              </table:table-cell>
              <table:table-cell office:value-type="float" office:value="16.131126803446">
                <text:p>16.131126803446</text:p>
              </table:table-cell>
              <table:table-cell office:value-type="float" office:value="5526420935659.82">
                <text:p>5526420935659.82</text:p>
              </table:table-cell>
              <table:table-cell office:value-type="float" office:value="0.310294825620442">
                <text:p>0.31029482562044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42">
                <text:p>2242</text:p>
              </table:table-cell>
              <table:table-cell office:value-type="float" office:value="6.57245433600164">
                <text:p>6.57245433600164</text:p>
              </table:table-cell>
              <table:table-cell office:value-type="float" office:value="5479778259209.58">
                <text:p>5479778259209.58</text:p>
              </table:table-cell>
              <table:table-cell office:value-type="float" office:value="20.2121636232193">
                <text:p>20.212163623219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44">
                <text:p>2244</text:p>
              </table:table-cell>
              <table:table-cell office:value-type="float" office:value="7.24938557476611">
                <text:p>7.24938557476611</text:p>
              </table:table-cell>
              <table:table-cell office:value-type="float" office:value="5433898957053.79">
                <text:p>5433898957053.79</text:p>
              </table:table-cell>
              <table:table-cell office:value-type="float" office:value="1.90041443266303">
                <text:p>1.9004144326630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46">
                <text:p>2246</text:p>
              </table:table-cell>
              <table:table-cell office:value-type="float" office:value="0.740468660971019">
                <text:p>0.740468660971019</text:p>
              </table:table-cell>
              <table:table-cell office:value-type="float" office:value="5388764360370.04">
                <text:p>5388764360370.04</text:p>
              </table:table-cell>
              <table:table-cell office:value-type="float" office:value="11.3409267741383">
                <text:p>11.34092677413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48">
                <text:p>2248</text:p>
              </table:table-cell>
              <table:table-cell office:value-type="float" office:value="7.69913615192377">
                <text:p>7.69913615192377</text:p>
              </table:table-cell>
              <table:table-cell office:value-type="float" office:value="5344356404744.43">
                <text:p>5344356404744.43</text:p>
              </table:table-cell>
              <table:table-cell office:value-type="float" office:value="24.659313472094">
                <text:p>24.65931347209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50">
                <text:p>2250</text:p>
              </table:table-cell>
              <table:table-cell office:value-type="float" office:value="10.0899784685854">
                <text:p>10.0899784685854</text:p>
              </table:table-cell>
              <table:table-cell office:value-type="float" office:value="5300657606164.46">
                <text:p>5300657606164.46</text:p>
              </table:table-cell>
              <table:table-cell office:value-type="float" office:value="8.82576652534939">
                <text:p>8.8257665253493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52">
                <text:p>2252</text:p>
              </table:table-cell>
              <table:table-cell office:value-type="float" office:value="8.38329302533538">
                <text:p>8.38329302533538</text:p>
              </table:table-cell>
              <table:table-cell office:value-type="float" office:value="5257651037604.92">
                <text:p>5257651037604.92</text:p>
              </table:table-cell>
              <table:table-cell office:value-type="float" office:value="4.07149202252493">
                <text:p>4.0714920225249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254">
                <text:p>2254</text:p>
              </table:table-cell>
              <table:table-cell office:value-type="float" office:value="12.5062806400229">
                <text:p>12.5062806400229</text:p>
              </table:table-cell>
              <table:table-cell office:value-type="float" office:value="5215320307179.76">
                <text:p>5215320307179.76</text:p>
              </table:table-cell>
              <table:table-cell office:value-type="float" office:value="16.0871030884135">
                <text:p>16.08710308841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256">
                <text:p>2256</text:p>
              </table:table-cell>
              <table:table-cell office:value-type="float" office:value="8.62781940316852">
                <text:p>8.62781940316852</text:p>
              </table:table-cell>
              <table:table-cell office:value-type="float" office:value="5173649537116.41">
                <text:p>5173649537116.41</text:p>
              </table:table-cell>
              <table:table-cell office:value-type="float" office:value="23.492676565911">
                <text:p>23.49267656591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58">
                <text:p>2258</text:p>
              </table:table-cell>
              <table:table-cell office:value-type="float" office:value="2.98494612057729">
                <text:p>2.98494612057729</text:p>
              </table:table-cell>
              <table:table-cell office:value-type="float" office:value="5132623343817.42">
                <text:p>5132623343817.42</text:p>
              </table:table-cell>
              <table:table-cell office:value-type="float" office:value="14.8934852281713">
                <text:p>14.893485228171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260">
                <text:p>2260</text:p>
              </table:table-cell>
              <table:table-cell office:value-type="float" office:value="11.56225309709">
                <text:p>11.56225309709</text:p>
              </table:table-cell>
              <table:table-cell office:value-type="float" office:value="5092226818624.64">
                <text:p>5092226818624.64</text:p>
              </table:table-cell>
              <table:table-cell office:value-type="float" office:value="30.1789447802883">
                <text:p>30.178944780288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262">
                <text:p>2262</text:p>
              </table:table-cell>
              <table:table-cell office:value-type="float" office:value="7.72620554165402">
                <text:p>7.72620554165402</text:p>
              </table:table-cell>
              <table:table-cell office:value-type="float" office:value="5052445509811.53">
                <text:p>5052445509811.53</text:p>
              </table:table-cell>
              <table:table-cell office:value-type="float" office:value="6.06709174922967">
                <text:p>6.0670917492296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64">
                <text:p>2264</text:p>
              </table:table-cell>
              <table:table-cell office:value-type="float" office:value="3.1144371715681">
                <text:p>3.1144371715681</text:p>
              </table:table-cell>
              <table:table-cell office:value-type="float" office:value="5013265405022.48">
                <text:p>5013265405022.48</text:p>
              </table:table-cell>
              <table:table-cell office:value-type="float" office:value="20.6571725222529">
                <text:p>20.657172522252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266">
                <text:p>2266</text:p>
              </table:table-cell>
              <table:table-cell office:value-type="float" office:value="2.92920194139755">
                <text:p>2.92920194139755</text:p>
              </table:table-cell>
              <table:table-cell office:value-type="float" office:value="4974672914840.29">
                <text:p>4974672914840.29</text:p>
              </table:table-cell>
              <table:table-cell office:value-type="float" office:value="9.58353542658108">
                <text:p>9.5835354265810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268">
                <text:p>2268</text:p>
              </table:table-cell>
              <table:table-cell office:value-type="float" office:value="0.264747435775499">
                <text:p>0.264747435775499</text:p>
              </table:table-cell>
              <table:table-cell office:value-type="float" office:value="4936654856904.72">
                <text:p>4936654856904.72</text:p>
              </table:table-cell>
              <table:table-cell office:value-type="float" office:value="33.3882943607586">
                <text:p>33.388294360758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270">
                <text:p>2270</text:p>
              </table:table-cell>
              <table:table-cell office:value-type="float" office:value="7.9806627566689">
                <text:p>7.9806627566689</text:p>
              </table:table-cell>
              <table:table-cell office:value-type="float" office:value="4899198440739.6">
                <text:p>4899198440739.6</text:p>
              </table:table-cell>
              <table:table-cell office:value-type="float" office:value="15.8908587507367">
                <text:p>15.890858750736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72">
                <text:p>2272</text:p>
              </table:table-cell>
              <table:table-cell office:value-type="float" office:value="1.29837460999584">
                <text:p>1.29837460999584</text:p>
              </table:table-cell>
              <table:table-cell office:value-type="float" office:value="4862291253351.38">
                <text:p>4862291253351.38</text:p>
              </table:table-cell>
              <table:table-cell office:value-type="float" office:value="41.7218940676551">
                <text:p>41.721894067655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74">
                <text:p>2274</text:p>
              </table:table-cell>
              <table:table-cell office:value-type="float" office:value="2.30022433830368">
                <text:p>2.30022433830368</text:p>
              </table:table-cell>
              <table:table-cell office:value-type="float" office:value="4825921245359.47">
                <text:p>4825921245359.47</text:p>
              </table:table-cell>
              <table:table-cell office:value-type="float" office:value="28.9631710147246">
                <text:p>28.963171014724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76">
                <text:p>2276</text:p>
              </table:table-cell>
              <table:table-cell office:value-type="float" office:value="5.3003423116389">
                <text:p>5.3003423116389</text:p>
              </table:table-cell>
              <table:table-cell office:value-type="float" office:value="4790076717771.96">
                <text:p>4790076717771.96</text:p>
              </table:table-cell>
              <table:table-cell office:value-type="float" office:value="50.3975722346696">
                <text:p>50.397572234669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78">
                <text:p>2278</text:p>
              </table:table-cell>
              <table:table-cell office:value-type="float" office:value="2.46983646965444">
                <text:p>2.46983646965444</text:p>
              </table:table-cell>
              <table:table-cell office:value-type="float" office:value="4754746309399.86">
                <text:p>4754746309399.86</text:p>
              </table:table-cell>
              <table:table-cell office:value-type="float" office:value="59.4652320094634">
                <text:p>59.465232009463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80">
                <text:p>2280</text:p>
              </table:table-cell>
              <table:table-cell office:value-type="float" office:value="8.11380047628856">
                <text:p>8.11380047628856</text:p>
              </table:table-cell>
              <table:table-cell office:value-type="float" office:value="4719918984603.2">
                <text:p>4719918984603.2</text:p>
              </table:table-cell>
              <table:table-cell office:value-type="float" office:value="9.25740720731911">
                <text:p>9.257407207319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82">
                <text:p>2282</text:p>
              </table:table-cell>
              <table:table-cell office:value-type="float" office:value="5.20336442442749">
                <text:p>5.20336442442749</text:p>
              </table:table-cell>
              <table:table-cell office:value-type="float" office:value="4685584022104.2">
                <text:p>4685584022104.2</text:p>
              </table:table-cell>
              <table:table-cell office:value-type="float" office:value="3.984240835513">
                <text:p>3.98424083551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84">
                <text:p>2284</text:p>
              </table:table-cell>
              <table:table-cell office:value-type="float" office:value="0.534698124453752">
                <text:p>0.534698124453752</text:p>
              </table:table-cell>
              <table:table-cell office:value-type="float" office:value="4651731003138.14">
                <text:p>4651731003138.14</text:p>
              </table:table-cell>
              <table:table-cell office:value-type="float" office:value="30.9718039089861">
                <text:p>30.971803908986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286">
                <text:p>2286</text:p>
              </table:table-cell>
              <table:table-cell office:value-type="float" office:value="2.4078895350699">
                <text:p>2.4078895350699</text:p>
              </table:table-cell>
              <table:table-cell office:value-type="float" office:value="4618349801607.66">
                <text:p>4618349801607.66</text:p>
              </table:table-cell>
              <table:table-cell office:value-type="float" office:value="8.69649859489808">
                <text:p>8.6964985948980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288">
                <text:p>2288</text:p>
              </table:table-cell>
              <table:table-cell office:value-type="float" office:value="1.23035373211782">
                <text:p>1.23035373211782</text:p>
              </table:table-cell>
              <table:table-cell office:value-type="float" office:value="4585430573469.66">
                <text:p>4585430573469.66</text:p>
              </table:table-cell>
              <table:table-cell office:value-type="float" office:value="27.3120262499976">
                <text:p>27.312026249997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290">
                <text:p>2290</text:p>
              </table:table-cell>
              <table:table-cell office:value-type="float" office:value="0.965586222353739">
                <text:p>0.965586222353739</text:p>
              </table:table-cell>
              <table:table-cell office:value-type="float" office:value="4552963747071.47">
                <text:p>4552963747071.47</text:p>
              </table:table-cell>
              <table:table-cell office:value-type="float" office:value="26.7992477641953">
                <text:p>26.799247764195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92">
                <text:p>2292</text:p>
              </table:table-cell>
              <table:table-cell office:value-type="float" office:value="1.50788561061728">
                <text:p>1.50788561061728</text:p>
              </table:table-cell>
              <table:table-cell office:value-type="float" office:value="4520940013786.01">
                <text:p>4520940013786.01</text:p>
              </table:table-cell>
              <table:table-cell office:value-type="float" office:value="24.1897267639692">
                <text:p>24.189726763969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294">
                <text:p>2294</text:p>
              </table:table-cell>
              <table:table-cell office:value-type="float" office:value="4.39304609012136">
                <text:p>4.39304609012136</text:p>
              </table:table-cell>
              <table:table-cell office:value-type="float" office:value="4489350319054.25">
                <text:p>4489350319054.25</text:p>
              </table:table-cell>
              <table:table-cell office:value-type="float" office:value="9.37551928804671">
                <text:p>9.3755192880467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296">
                <text:p>2296</text:p>
              </table:table-cell>
              <table:table-cell office:value-type="float" office:value="263.231018938773">
                <text:p>263.231018938773</text:p>
              </table:table-cell>
              <table:table-cell office:value-type="float" office:value="4458185853493.67">
                <text:p>4458185853493.67</text:p>
              </table:table-cell>
              <table:table-cell office:value-type="float" office:value="19.4586786142794">
                <text:p>19.458678614279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298">
                <text:p>2298</text:p>
              </table:table-cell>
              <table:table-cell office:value-type="float" office:value="1.91138852914212">
                <text:p>1.91138852914212</text:p>
              </table:table-cell>
              <table:table-cell office:value-type="float" office:value="4427438045973.7">
                <text:p>4427438045973.7</text:p>
              </table:table-cell>
              <table:table-cell office:value-type="float" office:value="6.1014233677017">
                <text:p>6.10142336770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0">
                <text:p>2300</text:p>
              </table:table-cell>
              <table:table-cell office:value-type="float" office:value="15.1939548139582">
                <text:p>15.1939548139582</text:p>
              </table:table-cell>
              <table:table-cell office:value-type="float" office:value="4397098552921.81">
                <text:p>4397098552921.81</text:p>
              </table:table-cell>
              <table:table-cell office:value-type="float" office:value="24.8274745254282">
                <text:p>24.827474525428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02">
                <text:p>2302</text:p>
              </table:table-cell>
              <table:table-cell office:value-type="float" office:value="6.58180711486972">
                <text:p>6.58180711486972</text:p>
              </table:table-cell>
              <table:table-cell office:value-type="float" office:value="4367159253614.03">
                <text:p>4367159253614.03</text:p>
              </table:table-cell>
              <table:table-cell office:value-type="float" office:value="13.7281934874259">
                <text:p>13.728193487425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04">
                <text:p>2304</text:p>
              </table:table-cell>
              <table:table-cell office:value-type="float" office:value="3.60785426006346">
                <text:p>3.60785426006346</text:p>
              </table:table-cell>
              <table:table-cell office:value-type="float" office:value="4337612241291.82">
                <text:p>4337612241291.82</text:p>
              </table:table-cell>
              <table:table-cell office:value-type="float" office:value="47.0880676918057">
                <text:p>47.088067691805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06">
                <text:p>2306</text:p>
              </table:table-cell>
              <table:table-cell office:value-type="float" office:value="3.73360281794338">
                <text:p>3.73360281794338</text:p>
              </table:table-cell>
              <table:table-cell office:value-type="float" office:value="4308449816476.8">
                <text:p>4308449816476.8</text:p>
              </table:table-cell>
              <table:table-cell office:value-type="float" office:value="2.69082641102192">
                <text:p>2.6908264110219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08">
                <text:p>2308</text:p>
              </table:table-cell>
              <table:table-cell office:value-type="float" office:value="2.04062051129269">
                <text:p>2.04062051129269</text:p>
              </table:table-cell>
              <table:table-cell office:value-type="float" office:value="4279664480262.97">
                <text:p>4279664480262.97</text:p>
              </table:table-cell>
              <table:table-cell office:value-type="float" office:value="24.908069555487">
                <text:p>24.90806955548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10">
                <text:p>2310</text:p>
              </table:table-cell>
              <table:table-cell office:value-type="float" office:value="0.411824289070955">
                <text:p>0.411824289070955</text:p>
              </table:table-cell>
              <table:table-cell office:value-type="float" office:value="4251248927784.7">
                <text:p>4251248927784.7</text:p>
              </table:table-cell>
              <table:table-cell office:value-type="float" office:value="6.21913800863484">
                <text:p>6.2191380086348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12">
                <text:p>2312</text:p>
              </table:table-cell>
              <table:table-cell office:value-type="float" office:value="3.54063271682012">
                <text:p>3.54063271682012</text:p>
              </table:table-cell>
              <table:table-cell office:value-type="float" office:value="4223196041990.05">
                <text:p>4223196041990.05</text:p>
              </table:table-cell>
              <table:table-cell office:value-type="float" office:value="36.9020814681635">
                <text:p>36.902081468163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14">
                <text:p>2314</text:p>
              </table:table-cell>
              <table:table-cell office:value-type="float" office:value="4.10657378927388">
                <text:p>4.10657378927388</text:p>
              </table:table-cell>
              <table:table-cell office:value-type="float" office:value="4195498887619.9">
                <text:p>4195498887619.9</text:p>
              </table:table-cell>
              <table:table-cell office:value-type="float" office:value="1.18531215988269">
                <text:p>1.1853121598826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16">
                <text:p>2316</text:p>
              </table:table-cell>
              <table:table-cell office:value-type="float" office:value="1.68154341858208">
                <text:p>1.68154341858208</text:p>
              </table:table-cell>
              <table:table-cell office:value-type="float" office:value="4168150705490.53">
                <text:p>4168150705490.53</text:p>
              </table:table-cell>
              <table:table-cell office:value-type="float" office:value="3.23646890415648">
                <text:p>3.2364689041564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18">
                <text:p>2318</text:p>
              </table:table-cell>
              <table:table-cell office:value-type="float" office:value="2.12345817502568">
                <text:p>2.12345817502568</text:p>
              </table:table-cell>
              <table:table-cell office:value-type="float" office:value="4141144906882.29">
                <text:p>4141144906882.29</text:p>
              </table:table-cell>
              <table:table-cell office:value-type="float" office:value="12.5028899607783">
                <text:p>12.502889960778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20">
                <text:p>2320</text:p>
              </table:table-cell>
              <table:table-cell office:value-type="float" office:value="11.5109334746502">
                <text:p>11.5109334746502</text:p>
              </table:table-cell>
              <table:table-cell office:value-type="float" office:value="4114475068198.44">
                <text:p>4114475068198.44</text:p>
              </table:table-cell>
              <table:table-cell office:value-type="float" office:value="6.62457020908656">
                <text:p>6.6245702090865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22">
                <text:p>2322</text:p>
              </table:table-cell>
              <table:table-cell office:value-type="float" office:value="11.3137905556508">
                <text:p>11.3137905556508</text:p>
              </table:table-cell>
              <table:table-cell office:value-type="float" office:value="4088134925932.04">
                <text:p>4088134925932.04</text:p>
              </table:table-cell>
              <table:table-cell office:value-type="float" office:value="5.31526165884497">
                <text:p>5.3152616588449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24">
                <text:p>2324</text:p>
              </table:table-cell>
              <table:table-cell office:value-type="float" office:value="9.77323787153448">
                <text:p>9.77323787153448</text:p>
              </table:table-cell>
              <table:table-cell office:value-type="float" office:value="4062118371485.17">
                <text:p>4062118371485.17</text:p>
              </table:table-cell>
              <table:table-cell office:value-type="float" office:value="17.1564455832344">
                <text:p>17.156445583234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26">
                <text:p>2326</text:p>
              </table:table-cell>
              <table:table-cell office:value-type="float" office:value="2.95649936188271">
                <text:p>2.95649936188271</text:p>
              </table:table-cell>
              <table:table-cell office:value-type="float" office:value="4036419446648.73">
                <text:p>4036419446648.73</text:p>
              </table:table-cell>
              <table:table-cell office:value-type="float" office:value="32.893395064605">
                <text:p>32.89339506460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28">
                <text:p>2328</text:p>
              </table:table-cell>
              <table:table-cell office:value-type="float" office:value="0.763712859571278">
                <text:p>0.763712859571278</text:p>
              </table:table-cell>
              <table:table-cell office:value-type="float" office:value="4011032338859.71">
                <text:p>4011032338859.71</text:p>
              </table:table-cell>
              <table:table-cell office:value-type="float" office:value="25.8610185870225">
                <text:p>25.861018587022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30">
                <text:p>2330</text:p>
              </table:table-cell>
              <table:table-cell office:value-type="float" office:value="2.99747922327653">
                <text:p>2.99747922327653</text:p>
              </table:table-cell>
              <table:table-cell office:value-type="float" office:value="3985951376791.26">
                <text:p>3985951376791.26</text:p>
              </table:table-cell>
              <table:table-cell office:value-type="float" office:value="31.1628535046293">
                <text:p>31.162853504629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32">
                <text:p>2332</text:p>
              </table:table-cell>
              <table:table-cell office:value-type="float" office:value="7.93183572906608">
                <text:p>7.93183572906608</text:p>
              </table:table-cell>
              <table:table-cell office:value-type="float" office:value="3961171026117.39">
                <text:p>3961171026117.39</text:p>
              </table:table-cell>
              <table:table-cell office:value-type="float" office:value="33.5157014541234">
                <text:p>33.515701454123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34">
                <text:p>2334</text:p>
              </table:table-cell>
              <table:table-cell office:value-type="float" office:value="4.13043931272712">
                <text:p>4.13043931272712</text:p>
              </table:table-cell>
              <table:table-cell office:value-type="float" office:value="3936685885420.56">
                <text:p>3936685885420.56</text:p>
              </table:table-cell>
              <table:table-cell office:value-type="float" office:value="61.1206919924496">
                <text:p>61.120691992449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36">
                <text:p>2336</text:p>
              </table:table-cell>
              <table:table-cell office:value-type="float" office:value="1.22933162746331">
                <text:p>1.22933162746331</text:p>
              </table:table-cell>
              <table:table-cell office:value-type="float" office:value="3912490682115.75">
                <text:p>3912490682115.75</text:p>
              </table:table-cell>
              <table:table-cell office:value-type="float" office:value="18.4393152554979">
                <text:p>18.439315255497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38">
                <text:p>2338</text:p>
              </table:table-cell>
              <table:table-cell office:value-type="float" office:value="0.0466471397790351">
                <text:p>0.0466471397790351</text:p>
              </table:table-cell>
              <table:table-cell office:value-type="float" office:value="3888580268763">
                <text:p>3888580268763</text:p>
              </table:table-cell>
              <table:table-cell office:value-type="float" office:value="26.7922341485852">
                <text:p>26.792234148585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40">
                <text:p>2340</text:p>
              </table:table-cell>
              <table:table-cell office:value-type="float" office:value="3.89303832972955">
                <text:p>3.89303832972955</text:p>
              </table:table-cell>
              <table:table-cell office:value-type="float" office:value="3864949619293.57">
                <text:p>3864949619293.57</text:p>
              </table:table-cell>
              <table:table-cell office:value-type="float" office:value="16.7134131530547">
                <text:p>16.713413153054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42">
                <text:p>2342</text:p>
              </table:table-cell>
              <table:table-cell office:value-type="float" office:value="6.27144415964337">
                <text:p>6.27144415964337</text:p>
              </table:table-cell>
              <table:table-cell office:value-type="float" office:value="3841593825490.48">
                <text:p>3841593825490.48</text:p>
              </table:table-cell>
              <table:table-cell office:value-type="float" office:value="8.67227747932183">
                <text:p>8.6722774793218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44">
                <text:p>2344</text:p>
              </table:table-cell>
              <table:table-cell office:value-type="float" office:value="9.3817472628268">
                <text:p>9.3817472628268</text:p>
              </table:table-cell>
              <table:table-cell office:value-type="float" office:value="3818508093486.45">
                <text:p>3818508093486.45</text:p>
              </table:table-cell>
              <table:table-cell office:value-type="float" office:value="24.3347542142764">
                <text:p>24.334754214276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46">
                <text:p>2346</text:p>
              </table:table-cell>
              <table:table-cell office:value-type="float" office:value="3.44435471894777">
                <text:p>3.44435471894777</text:p>
              </table:table-cell>
              <table:table-cell office:value-type="float" office:value="3795687740583.1">
                <text:p>3795687740583.1</text:p>
              </table:table-cell>
              <table:table-cell office:value-type="float" office:value="23.1885369834533">
                <text:p>23.18853698345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48">
                <text:p>2348</text:p>
              </table:table-cell>
              <table:table-cell office:value-type="float" office:value="1.66617980203913">
                <text:p>1.66617980203913</text:p>
              </table:table-cell>
              <table:table-cell office:value-type="float" office:value="3773128191880.07">
                <text:p>3773128191880.07</text:p>
              </table:table-cell>
              <table:table-cell office:value-type="float" office:value="34.1926655076252">
                <text:p>34.192665507625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50">
                <text:p>2350</text:p>
              </table:table-cell>
              <table:table-cell office:value-type="float" office:value="2.40182885347761">
                <text:p>2.40182885347761</text:p>
              </table:table-cell>
              <table:table-cell office:value-type="float" office:value="3750824977329.5">
                <text:p>3750824977329.5</text:p>
              </table:table-cell>
              <table:table-cell office:value-type="float" office:value="0.0358259596345089">
                <text:p>0.035825959634508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52">
                <text:p>2352</text:p>
              </table:table-cell>
              <table:table-cell office:value-type="float" office:value="8.80087093334621">
                <text:p>8.80087093334621</text:p>
              </table:table-cell>
              <table:table-cell office:value-type="float" office:value="3728773728657.98">
                <text:p>3728773728657.98</text:p>
              </table:table-cell>
              <table:table-cell office:value-type="float" office:value="11.8609171761965">
                <text:p>11.860917176196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54">
                <text:p>2354</text:p>
              </table:table-cell>
              <table:table-cell office:value-type="float" office:value="3.14609003116039">
                <text:p>3.14609003116039</text:p>
              </table:table-cell>
              <table:table-cell office:value-type="float" office:value="3706970176501.86">
                <text:p>3706970176501.86</text:p>
              </table:table-cell>
              <table:table-cell office:value-type="float" office:value="6.02675712866146">
                <text:p>6.0267571286614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56">
                <text:p>2356</text:p>
              </table:table-cell>
              <table:table-cell office:value-type="float" office:value="1.02189521033655">
                <text:p>1.02189521033655</text:p>
              </table:table-cell>
              <table:table-cell office:value-type="float" office:value="3685410147719.34">
                <text:p>3685410147719.34</text:p>
              </table:table-cell>
              <table:table-cell office:value-type="float" office:value="26.25299817381">
                <text:p>26.2529981738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58">
                <text:p>2358</text:p>
              </table:table-cell>
              <table:table-cell office:value-type="float" office:value="0.00521766609357868">
                <text:p>0.00521766609357868</text:p>
              </table:table-cell>
              <table:table-cell office:value-type="float" office:value="3664089562508.57">
                <text:p>3664089562508.57</text:p>
              </table:table-cell>
              <table:table-cell office:value-type="float" office:value="12.2883055639842">
                <text:p>12.288305563984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60">
                <text:p>2360</text:p>
              </table:table-cell>
              <table:table-cell office:value-type="float" office:value="12.3041143667664">
                <text:p>12.3041143667664</text:p>
              </table:table-cell>
              <table:table-cell office:value-type="float" office:value="3643004431953.44">
                <text:p>3643004431953.44</text:p>
              </table:table-cell>
              <table:table-cell office:value-type="float" office:value="5.0998639300962">
                <text:p>5.099863930096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62">
                <text:p>2362</text:p>
              </table:table-cell>
              <table:table-cell office:value-type="float" office:value="8.95282809984562">
                <text:p>8.95282809984562</text:p>
              </table:table-cell>
              <table:table-cell office:value-type="float" office:value="3622150855536.16">
                <text:p>3622150855536.16</text:p>
              </table:table-cell>
              <table:table-cell office:value-type="float" office:value="6.73972642753437">
                <text:p>6.7397264275343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64">
                <text:p>2364</text:p>
              </table:table-cell>
              <table:table-cell office:value-type="float" office:value="3.96036738126338">
                <text:p>3.96036738126338</text:p>
              </table:table-cell>
              <table:table-cell office:value-type="float" office:value="3601525018448.05">
                <text:p>3601525018448.05</text:p>
              </table:table-cell>
              <table:table-cell office:value-type="float" office:value="11.7681585609196">
                <text:p>11.768158560919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66">
                <text:p>2366</text:p>
              </table:table-cell>
              <table:table-cell office:value-type="float" office:value="16.8692525357169">
                <text:p>16.8692525357169</text:p>
              </table:table-cell>
              <table:table-cell office:value-type="float" office:value="3581123189607.55">
                <text:p>3581123189607.55</text:p>
              </table:table-cell>
              <table:table-cell office:value-type="float" office:value="10.090980402978">
                <text:p>10.09098040297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68">
                <text:p>2368</text:p>
              </table:table-cell>
              <table:table-cell office:value-type="float" office:value="3.16399871431487">
                <text:p>3.16399871431487</text:p>
              </table:table-cell>
              <table:table-cell office:value-type="float" office:value="3560941719153.51">
                <text:p>3560941719153.51</text:p>
              </table:table-cell>
              <table:table-cell office:value-type="float" office:value="12.0733663859271">
                <text:p>12.073366385927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70">
                <text:p>2370</text:p>
              </table:table-cell>
              <table:table-cell office:value-type="float" office:value="6.9163526521105">
                <text:p>6.9163526521105</text:p>
              </table:table-cell>
              <table:table-cell office:value-type="float" office:value="3540977036215.54">
                <text:p>3540977036215.54</text:p>
              </table:table-cell>
              <table:table-cell office:value-type="float" office:value="0.799450005892598">
                <text:p>0.79945000589259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72">
                <text:p>2372</text:p>
              </table:table-cell>
              <table:table-cell office:value-type="float" office:value="38.439245410703">
                <text:p>38.439245410703</text:p>
              </table:table-cell>
              <table:table-cell office:value-type="float" office:value="3521225646905.14">
                <text:p>3521225646905.14</text:p>
              </table:table-cell>
              <table:table-cell office:value-type="float" office:value="46.2262950039396">
                <text:p>46.226295003939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74">
                <text:p>2374</text:p>
              </table:table-cell>
              <table:table-cell office:value-type="float" office:value="10.0224559564185">
                <text:p>10.0224559564185</text:p>
              </table:table-cell>
              <table:table-cell office:value-type="float" office:value="3501684132265.28">
                <text:p>3501684132265.28</text:p>
              </table:table-cell>
              <table:table-cell office:value-type="float" office:value="6.66854909359492">
                <text:p>6.6685490935949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76">
                <text:p>2376</text:p>
              </table:table-cell>
              <table:table-cell office:value-type="float" office:value="7.09304252369316">
                <text:p>7.09304252369316</text:p>
              </table:table-cell>
              <table:table-cell office:value-type="float" office:value="3482349146101.18">
                <text:p>3482349146101.18</text:p>
              </table:table-cell>
              <table:table-cell office:value-type="float" office:value="50.2207268885522">
                <text:p>50.220726888552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78">
                <text:p>2378</text:p>
              </table:table-cell>
              <table:table-cell office:value-type="float" office:value="5.72397695909841">
                <text:p>5.72397695909841</text:p>
              </table:table-cell>
              <table:table-cell office:value-type="float" office:value="3463217413194.26">
                <text:p>3463217413194.26</text:p>
              </table:table-cell>
              <table:table-cell office:value-type="float" office:value="2.46730645420097">
                <text:p>2.4673064542009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80">
                <text:p>2380</text:p>
              </table:table-cell>
              <table:table-cell office:value-type="float" office:value="1.70446956068617">
                <text:p>1.70446956068617</text:p>
              </table:table-cell>
              <table:table-cell office:value-type="float" office:value="3444285727427.39">
                <text:p>3444285727427.39</text:p>
              </table:table-cell>
              <table:table-cell office:value-type="float" office:value="32.8100904189716">
                <text:p>32.810090418971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82">
                <text:p>2382</text:p>
              </table:table-cell>
              <table:table-cell office:value-type="float" office:value="4.92124421987477">
                <text:p>4.92124421987477</text:p>
              </table:table-cell>
              <table:table-cell office:value-type="float" office:value="3425550949934.84">
                <text:p>3425550949934.84</text:p>
              </table:table-cell>
              <table:table-cell office:value-type="float" office:value="71.0343355847832">
                <text:p>71.034335584783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84">
                <text:p>2384</text:p>
              </table:table-cell>
              <table:table-cell office:value-type="float" office:value="3.55597706538055">
                <text:p>3.55597706538055</text:p>
              </table:table-cell>
              <table:table-cell office:value-type="float" office:value="3407010007343.01">
                <text:p>3407010007343.01</text:p>
              </table:table-cell>
              <table:table-cell office:value-type="float" office:value="27.4062183136654">
                <text:p>27.406218313665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86">
                <text:p>2386</text:p>
              </table:table-cell>
              <table:table-cell office:value-type="float" office:value="4.85805220569728">
                <text:p>4.85805220569728</text:p>
              </table:table-cell>
              <table:table-cell office:value-type="float" office:value="3388659890065.16">
                <text:p>3388659890065.16</text:p>
              </table:table-cell>
              <table:table-cell office:value-type="float" office:value="18.1263342142862">
                <text:p>18.126334214286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88">
                <text:p>2388</text:p>
              </table:table-cell>
              <table:table-cell office:value-type="float" office:value="0.585339293714463">
                <text:p>0.585339293714463</text:p>
              </table:table-cell>
              <table:table-cell office:value-type="float" office:value="3370497650724.15">
                <text:p>3370497650724.15</text:p>
              </table:table-cell>
              <table:table-cell office:value-type="float" office:value="38.2994759689839">
                <text:p>38.29947596898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90">
                <text:p>2390</text:p>
              </table:table-cell>
              <table:table-cell office:value-type="float" office:value="11.2390273657439">
                <text:p>11.2390273657439</text:p>
              </table:table-cell>
              <table:table-cell office:value-type="float" office:value="3352520402405.2">
                <text:p>3352520402405.2</text:p>
              </table:table-cell>
              <table:table-cell office:value-type="float" office:value="1.88169027222843">
                <text:p>1.8816902722284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92">
                <text:p>2392</text:p>
              </table:table-cell>
              <table:table-cell office:value-type="float" office:value="9.54355381635324">
                <text:p>9.54355381635324</text:p>
              </table:table-cell>
              <table:table-cell office:value-type="float" office:value="3334725317255.97">
                <text:p>3334725317255.97</text:p>
              </table:table-cell>
              <table:table-cell office:value-type="float" office:value="4.55268164852318">
                <text:p>4.5526816485231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94">
                <text:p>2394</text:p>
              </table:table-cell>
              <table:table-cell office:value-type="float" office:value="5.44733134119151">
                <text:p>5.44733134119151</text:p>
              </table:table-cell>
              <table:table-cell office:value-type="float" office:value="3317109624977.43">
                <text:p>3317109624977.43</text:p>
              </table:table-cell>
              <table:table-cell office:value-type="float" office:value="50.0579833199991">
                <text:p>50.057983319999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96">
                <text:p>2396</text:p>
              </table:table-cell>
              <table:table-cell office:value-type="float" office:value="1.744127448439">
                <text:p>1.744127448439</text:p>
              </table:table-cell>
              <table:table-cell office:value-type="float" office:value="3299670611221.3">
                <text:p>3299670611221.3</text:p>
              </table:table-cell>
              <table:table-cell office:value-type="float" office:value="5.44392370386511">
                <text:p>5.4439237038651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98">
                <text:p>2398</text:p>
              </table:table-cell>
              <table:table-cell office:value-type="float" office:value="2.23799298182367">
                <text:p>2.23799298182367</text:p>
              </table:table-cell>
              <table:table-cell office:value-type="float" office:value="3282405616344.13">
                <text:p>3282405616344.13</text:p>
              </table:table-cell>
              <table:table-cell office:value-type="float" office:value="25.6562059684537">
                <text:p>25.656205968453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0">
                <text:p>2400</text:p>
              </table:table-cell>
              <table:table-cell office:value-type="float" office:value="2.18377493384512">
                <text:p>2.18377493384512</text:p>
              </table:table-cell>
              <table:table-cell office:value-type="float" office:value="3265312033956.71">
                <text:p>3265312033956.71</text:p>
              </table:table-cell>
              <table:table-cell office:value-type="float" office:value="2.50492876442986">
                <text:p>2.5049287644298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02">
                <text:p>2402</text:p>
              </table:table-cell>
              <table:table-cell office:value-type="float" office:value="5.54403517192358">
                <text:p>5.54403517192358</text:p>
              </table:table-cell>
              <table:table-cell office:value-type="float" office:value="3248387309617.49">
                <text:p>3248387309617.49</text:p>
              </table:table-cell>
              <table:table-cell office:value-type="float" office:value="41.9952884078273">
                <text:p>41.995288407827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04">
                <text:p>2404</text:p>
              </table:table-cell>
              <table:table-cell office:value-type="float" office:value="3.83469776702906">
                <text:p>3.83469776702906</text:p>
              </table:table-cell>
              <table:table-cell office:value-type="float" office:value="3231628939499.05">
                <text:p>3231628939499.05</text:p>
              </table:table-cell>
              <table:table-cell office:value-type="float" office:value="3.465989028136">
                <text:p>3.46598902813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6">
                <text:p>2406</text:p>
              </table:table-cell>
              <table:table-cell office:value-type="float" office:value="12.5880640572251">
                <text:p>12.5880640572251</text:p>
              </table:table-cell>
              <table:table-cell office:value-type="float" office:value="3215034469229.45">
                <text:p>3215034469229.45</text:p>
              </table:table-cell>
              <table:table-cell office:value-type="float" office:value="14.8829828459788">
                <text:p>14.882982845978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08">
                <text:p>2408</text:p>
              </table:table-cell>
              <table:table-cell office:value-type="float" office:value="6.42397279126325">
                <text:p>6.42397279126325</text:p>
              </table:table-cell>
              <table:table-cell office:value-type="float" office:value="3198601492644.92">
                <text:p>3198601492644.92</text:p>
              </table:table-cell>
              <table:table-cell office:value-type="float" office:value="6.89202223033884">
                <text:p>6.8920222303388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10">
                <text:p>2410</text:p>
              </table:table-cell>
              <table:table-cell office:value-type="float" office:value="12.1720708460929">
                <text:p>12.1720708460929</text:p>
              </table:table-cell>
              <table:table-cell office:value-type="float" office:value="3182327650488.74">
                <text:p>3182327650488.74</text:p>
              </table:table-cell>
              <table:table-cell office:value-type="float" office:value="11.0777457527408">
                <text:p>11.077745752740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12">
                <text:p>2412</text:p>
              </table:table-cell>
              <table:table-cell office:value-type="float" office:value="1.5248826530529">
                <text:p>1.5248826530529</text:p>
              </table:table-cell>
              <table:table-cell office:value-type="float" office:value="3166210629492.6">
                <text:p>3166210629492.6</text:p>
              </table:table-cell>
              <table:table-cell office:value-type="float" office:value="4.13133526522473">
                <text:p>4.1313352652247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14">
                <text:p>2414</text:p>
              </table:table-cell>
              <table:table-cell office:value-type="float" office:value="4.54408381526876">
                <text:p>4.54408381526876</text:p>
              </table:table-cell>
              <table:table-cell office:value-type="float" office:value="3150248161056.94">
                <text:p>3150248161056.94</text:p>
              </table:table-cell>
              <table:table-cell office:value-type="float" office:value="31.518207039172">
                <text:p>31.51820703917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16">
                <text:p>2416</text:p>
              </table:table-cell>
              <table:table-cell office:value-type="float" office:value="6.59090051660717">
                <text:p>6.59090051660717</text:p>
              </table:table-cell>
              <table:table-cell office:value-type="float" office:value="3134438020279.18">
                <text:p>3134438020279.18</text:p>
              </table:table-cell>
              <table:table-cell office:value-type="float" office:value="22.9895140838706">
                <text:p>22.989514083870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18">
                <text:p>2418</text:p>
              </table:table-cell>
              <table:table-cell office:value-type="float" office:value="0.0921631187921728">
                <text:p>0.0921631187921728</text:p>
              </table:table-cell>
              <table:table-cell office:value-type="float" office:value="3118778024958.25">
                <text:p>3118778024958.25</text:p>
              </table:table-cell>
              <table:table-cell office:value-type="float" office:value="23.7901261938327">
                <text:p>23.790126193832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20">
                <text:p>2420</text:p>
              </table:table-cell>
              <table:table-cell office:value-type="float" office:value="241.281867145988">
                <text:p>241.281867145988</text:p>
              </table:table-cell>
              <table:table-cell office:value-type="float" office:value="3103266034661.41">
                <text:p>3103266034661.41</text:p>
              </table:table-cell>
              <table:table-cell office:value-type="float" office:value="47.1512681005987">
                <text:p>47.151268100598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22">
                <text:p>2422</text:p>
              </table:table-cell>
              <table:table-cell office:value-type="float" office:value="17.6032379201975">
                <text:p>17.6032379201975</text:p>
              </table:table-cell>
              <table:table-cell office:value-type="float" office:value="3087899948637.51">
                <text:p>3087899948637.51</text:p>
              </table:table-cell>
              <table:table-cell office:value-type="float" office:value="68.0621385591835">
                <text:p>68.062138559183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24">
                <text:p>2424</text:p>
              </table:table-cell>
              <table:table-cell office:value-type="float" office:value="9.64385491150271">
                <text:p>9.64385491150271</text:p>
              </table:table-cell>
              <table:table-cell office:value-type="float" office:value="3072677707308.96">
                <text:p>3072677707308.96</text:p>
              </table:table-cell>
              <table:table-cell office:value-type="float" office:value="13.3398783868527">
                <text:p>13.339878386852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26">
                <text:p>2426</text:p>
              </table:table-cell>
              <table:table-cell office:value-type="float" office:value="8.86075273354211">
                <text:p>8.86075273354211</text:p>
              </table:table-cell>
              <table:table-cell office:value-type="float" office:value="3057597288829.92">
                <text:p>3057597288829.92</text:p>
              </table:table-cell>
              <table:table-cell office:value-type="float" office:value="19.041170517768">
                <text:p>19.04117051776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28">
                <text:p>2428</text:p>
              </table:table-cell>
              <table:table-cell office:value-type="float" office:value="13.4566628920236">
                <text:p>13.4566628920236</text:p>
              </table:table-cell>
              <table:table-cell office:value-type="float" office:value="3042656709369.85">
                <text:p>3042656709369.85</text:p>
              </table:table-cell>
              <table:table-cell office:value-type="float" office:value="51.4947696114472">
                <text:p>51.494769611447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30">
                <text:p>2430</text:p>
              </table:table-cell>
              <table:table-cell office:value-type="float" office:value="10.4991831686693">
                <text:p>10.4991831686693</text:p>
              </table:table-cell>
              <table:table-cell office:value-type="float" office:value="3027854022082.66">
                <text:p>3027854022082.66</text:p>
              </table:table-cell>
              <table:table-cell office:value-type="float" office:value="7.92485169327315">
                <text:p>7.9248516932731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32">
                <text:p>2432</text:p>
              </table:table-cell>
              <table:table-cell office:value-type="float" office:value="2.75100726931833">
                <text:p>2.75100726931833</text:p>
              </table:table-cell>
              <table:table-cell office:value-type="float" office:value="3013187316283">
                <text:p>3013187316283</text:p>
              </table:table-cell>
              <table:table-cell office:value-type="float" office:value="1.87983211355273">
                <text:p>1.8798321135527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34">
                <text:p>2434</text:p>
              </table:table-cell>
              <table:table-cell office:value-type="float" office:value="12.4738256869301">
                <text:p>12.4738256869301</text:p>
              </table:table-cell>
              <table:table-cell office:value-type="float" office:value="2998654716439.31">
                <text:p>2998654716439.31</text:p>
              </table:table-cell>
              <table:table-cell office:value-type="float" office:value="1.48714920156017">
                <text:p>1.4871492015601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36">
                <text:p>2436</text:p>
              </table:table-cell>
              <table:table-cell office:value-type="float" office:value="7.0396137659177">
                <text:p>7.0396137659177</text:p>
              </table:table-cell>
              <table:table-cell office:value-type="float" office:value="2984254381473.02">
                <text:p>2984254381473.02</text:p>
              </table:table-cell>
              <table:table-cell office:value-type="float" office:value="19.9502823442905">
                <text:p>19.95028234429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38">
                <text:p>2438</text:p>
              </table:table-cell>
              <table:table-cell office:value-type="float" office:value="19.0144450887291">
                <text:p>19.0144450887291</text:p>
              </table:table-cell>
              <table:table-cell office:value-type="float" office:value="2969984504073.14">
                <text:p>2969984504073.14</text:p>
              </table:table-cell>
              <table:table-cell office:value-type="float" office:value="4.5081687262852">
                <text:p>4.508168726285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40">
                <text:p>2440</text:p>
              </table:table-cell>
              <table:table-cell office:value-type="float" office:value="5.63021512206981">
                <text:p>5.63021512206981</text:p>
              </table:table-cell>
              <table:table-cell office:value-type="float" office:value="2955843309653.38">
                <text:p>2955843309653.38</text:p>
              </table:table-cell>
              <table:table-cell office:value-type="float" office:value="9.21296514614584">
                <text:p>9.2129651461458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42">
                <text:p>2442</text:p>
              </table:table-cell>
              <table:table-cell office:value-type="float" office:value="7.83292130221565">
                <text:p>7.83292130221565</text:p>
              </table:table-cell>
              <table:table-cell office:value-type="float" office:value="2941829055887.96">
                <text:p>2941829055887.96</text:p>
              </table:table-cell>
              <table:table-cell office:value-type="float" office:value="3.1574758570399">
                <text:p>3.157475857039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44">
                <text:p>2444</text:p>
              </table:table-cell>
              <table:table-cell office:value-type="float" office:value="34.5060272549904">
                <text:p>34.5060272549904</text:p>
              </table:table-cell>
              <table:table-cell office:value-type="float" office:value="2927940031829.81">
                <text:p>2927940031829.81</text:p>
              </table:table-cell>
              <table:table-cell office:value-type="float" office:value="3.284638114232">
                <text:p>3.28463811423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46">
                <text:p>2446</text:p>
              </table:table-cell>
              <table:table-cell office:value-type="float" office:value="4.51183252738515">
                <text:p>4.51183252738515</text:p>
              </table:table-cell>
              <table:table-cell office:value-type="float" office:value="2914174557353.13">
                <text:p>2914174557353.13</text:p>
              </table:table-cell>
              <table:table-cell office:value-type="float" office:value="2.31309414193566">
                <text:p>2.3130941419356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48">
                <text:p>2448</text:p>
              </table:table-cell>
              <table:table-cell office:value-type="float" office:value="2.96523476046307">
                <text:p>2.96523476046307</text:p>
              </table:table-cell>
              <table:table-cell office:value-type="float" office:value="2900530982129.47">
                <text:p>2900530982129.47</text:p>
              </table:table-cell>
              <table:table-cell office:value-type="float" office:value="14.0855659661678">
                <text:p>14.085565966167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50">
                <text:p>2450</text:p>
              </table:table-cell>
              <table:table-cell office:value-type="float" office:value="6.37914708935188">
                <text:p>6.37914708935188</text:p>
              </table:table-cell>
              <table:table-cell office:value-type="float" office:value="2887007685392.36">
                <text:p>2887007685392.36</text:p>
              </table:table-cell>
              <table:table-cell office:value-type="float" office:value="17.1751983285494">
                <text:p>17.175198328549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52">
                <text:p>2452</text:p>
              </table:table-cell>
              <table:table-cell office:value-type="float" office:value="2.50873101170085">
                <text:p>2.50873101170085</text:p>
              </table:table-cell>
              <table:table-cell office:value-type="float" office:value="2873603075020.85">
                <text:p>2873603075020.85</text:p>
              </table:table-cell>
              <table:table-cell office:value-type="float" office:value="15.275140615742">
                <text:p>15.2751406157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54">
                <text:p>2454</text:p>
              </table:table-cell>
              <table:table-cell office:value-type="float" office:value="8.94801207032547">
                <text:p>8.94801207032547</text:p>
              </table:table-cell>
              <table:table-cell office:value-type="float" office:value="2860315586915.41">
                <text:p>2860315586915.41</text:p>
              </table:table-cell>
              <table:table-cell office:value-type="float" office:value="27.164068061557">
                <text:p>27.16406806155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56">
                <text:p>2456</text:p>
              </table:table-cell>
              <table:table-cell office:value-type="float" office:value="7.69400365757658">
                <text:p>7.69400365757658</text:p>
              </table:table-cell>
              <table:table-cell office:value-type="float" office:value="2847143684526.54">
                <text:p>2847143684526.54</text:p>
              </table:table-cell>
              <table:table-cell office:value-type="float" office:value="18.8106368922077">
                <text:p>18.810636892207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58">
                <text:p>2458</text:p>
              </table:table-cell>
              <table:table-cell office:value-type="float" office:value="4.06288694857099">
                <text:p>4.06288694857099</text:p>
              </table:table-cell>
              <table:table-cell office:value-type="float" office:value="2834085858091.99">
                <text:p>2834085858091.99</text:p>
              </table:table-cell>
              <table:table-cell office:value-type="float" office:value="9.10316347873414">
                <text:p>9.1031634787341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60">
                <text:p>2460</text:p>
              </table:table-cell>
              <table:table-cell office:value-type="float" office:value="1.3093352499489">
                <text:p>1.3093352499489</text:p>
              </table:table-cell>
              <table:table-cell office:value-type="float" office:value="2821140624152.33">
                <text:p>2821140624152.33</text:p>
              </table:table-cell>
              <table:table-cell office:value-type="float" office:value="1.56055306353434">
                <text:p>1.5605530635343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62">
                <text:p>2462</text:p>
              </table:table-cell>
              <table:table-cell office:value-type="float" office:value="21.125696692243">
                <text:p>21.125696692243</text:p>
              </table:table-cell>
              <table:table-cell office:value-type="float" office:value="2808306524926.97">
                <text:p>2808306524926.97</text:p>
              </table:table-cell>
              <table:table-cell office:value-type="float" office:value="3.42176245164821">
                <text:p>3.4217624516482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64">
                <text:p>2464</text:p>
              </table:table-cell>
              <table:table-cell office:value-type="float" office:value="13.4126666087897">
                <text:p>13.4126666087897</text:p>
              </table:table-cell>
              <table:table-cell office:value-type="float" office:value="2795582127850.51">
                <text:p>2795582127850.51</text:p>
              </table:table-cell>
              <table:table-cell office:value-type="float" office:value="40.003710632801">
                <text:p>40.00371063280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66">
                <text:p>2466</text:p>
              </table:table-cell>
              <table:table-cell office:value-type="float" office:value="2.09924546048879">
                <text:p>2.09924546048879</text:p>
              </table:table-cell>
              <table:table-cell office:value-type="float" office:value="2782966024908.47">
                <text:p>2782966024908.47</text:p>
              </table:table-cell>
              <table:table-cell office:value-type="float" office:value="4.9757605024369">
                <text:p>4.975760502436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68">
                <text:p>2468</text:p>
              </table:table-cell>
              <table:table-cell office:value-type="float" office:value="8.8590428339274">
                <text:p>8.8590428339274</text:p>
              </table:table-cell>
              <table:table-cell office:value-type="float" office:value="2770456832111.32">
                <text:p>2770456832111.32</text:p>
              </table:table-cell>
              <table:table-cell office:value-type="float" office:value="17.9524267256561">
                <text:p>17.952426725656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70">
                <text:p>2470</text:p>
              </table:table-cell>
              <table:table-cell office:value-type="float" office:value="7.42568389553222">
                <text:p>7.42568389553222</text:p>
              </table:table-cell>
              <table:table-cell office:value-type="float" office:value="2758053189132.44">
                <text:p>2758053189132.44</text:p>
              </table:table-cell>
              <table:table-cell office:value-type="float" office:value="43.3139119653159">
                <text:p>43.313911965315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72">
                <text:p>2472</text:p>
              </table:table-cell>
              <table:table-cell office:value-type="float" office:value="42.2142279535876">
                <text:p>42.2142279535876</text:p>
              </table:table-cell>
              <table:table-cell office:value-type="float" office:value="2745753758665.77">
                <text:p>2745753758665.77</text:p>
              </table:table-cell>
              <table:table-cell office:value-type="float" office:value="5.29776413860279">
                <text:p>5.2977641386027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74">
                <text:p>2474</text:p>
              </table:table-cell>
              <table:table-cell office:value-type="float" office:value="3.71085179753874">
                <text:p>3.71085179753874</text:p>
              </table:table-cell>
              <table:table-cell office:value-type="float" office:value="2733557226101.12">
                <text:p>2733557226101.12</text:p>
              </table:table-cell>
              <table:table-cell office:value-type="float" office:value="18.9710983215631">
                <text:p>18.971098321563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76">
                <text:p>2476</text:p>
              </table:table-cell>
              <table:table-cell office:value-type="float" office:value="9.09551804354258">
                <text:p>9.09551804354258</text:p>
              </table:table-cell>
              <table:table-cell office:value-type="float" office:value="2721462298685.89">
                <text:p>2721462298685.89</text:p>
              </table:table-cell>
              <table:table-cell office:value-type="float" office:value="40.3200542032867">
                <text:p>40.320054203286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78">
                <text:p>2478</text:p>
              </table:table-cell>
              <table:table-cell office:value-type="float" office:value="26.781015566889">
                <text:p>26.781015566889</text:p>
              </table:table-cell>
              <table:table-cell office:value-type="float" office:value="2709467705505.29">
                <text:p>2709467705505.29</text:p>
              </table:table-cell>
              <table:table-cell office:value-type="float" office:value="11.8967606475634">
                <text:p>11.896760647563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80">
                <text:p>2480</text:p>
              </table:table-cell>
              <table:table-cell office:value-type="float" office:value="0.426098274594918">
                <text:p>0.426098274594918</text:p>
              </table:table-cell>
              <table:table-cell office:value-type="float" office:value="2697572196842.3">
                <text:p>2697572196842.3</text:p>
              </table:table-cell>
              <table:table-cell office:value-type="float" office:value="3.20613105595691">
                <text:p>3.2061310559569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82">
                <text:p>2482</text:p>
              </table:table-cell>
              <table:table-cell office:value-type="float" office:value="13.077120345696">
                <text:p>13.077120345696</text:p>
              </table:table-cell>
              <table:table-cell office:value-type="float" office:value="2685774543575.52">
                <text:p>2685774543575.52</text:p>
              </table:table-cell>
              <table:table-cell office:value-type="float" office:value="24.7612479152417">
                <text:p>24.761247915241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84">
                <text:p>2484</text:p>
              </table:table-cell>
              <table:table-cell office:value-type="float" office:value="2.36936019146367">
                <text:p>2.36936019146367</text:p>
              </table:table-cell>
              <table:table-cell office:value-type="float" office:value="2674073537058.15">
                <text:p>2674073537058.15</text:p>
              </table:table-cell>
              <table:table-cell office:value-type="float" office:value="29.9924220064582">
                <text:p>29.992422006458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86">
                <text:p>2486</text:p>
              </table:table-cell>
              <table:table-cell office:value-type="float" office:value="1.88640999206503">
                <text:p>1.88640999206503</text:p>
              </table:table-cell>
              <table:table-cell office:value-type="float" office:value="2662467988458.02">
                <text:p>2662467988458.02</text:p>
              </table:table-cell>
              <table:table-cell office:value-type="float" office:value="27.9431537421823">
                <text:p>27.94315374218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88">
                <text:p>2488</text:p>
              </table:table-cell>
              <table:table-cell office:value-type="float" office:value="1.49196700193011">
                <text:p>1.49196700193011</text:p>
              </table:table-cell>
              <table:table-cell office:value-type="float" office:value="2650956728484.22">
                <text:p>2650956728484.22</text:p>
              </table:table-cell>
              <table:table-cell office:value-type="float" office:value="13.688259351504">
                <text:p>13.68825935150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90">
                <text:p>2490</text:p>
              </table:table-cell>
              <table:table-cell office:value-type="float" office:value="2.94566724903436">
                <text:p>2.94566724903436</text:p>
              </table:table-cell>
              <table:table-cell office:value-type="float" office:value="2639538606879.43">
                <text:p>2639538606879.43</text:p>
              </table:table-cell>
              <table:table-cell office:value-type="float" office:value="37.6260391726224">
                <text:p>37.626039172622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92">
                <text:p>2492</text:p>
              </table:table-cell>
              <table:table-cell office:value-type="float" office:value="6.67570691716296">
                <text:p>6.67570691716296</text:p>
              </table:table-cell>
              <table:table-cell office:value-type="float" office:value="2628212492153.75">
                <text:p>2628212492153.75</text:p>
              </table:table-cell>
              <table:table-cell office:value-type="float" office:value="7.47518699492691">
                <text:p>7.4751869949269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94">
                <text:p>2494</text:p>
              </table:table-cell>
              <table:table-cell office:value-type="float" office:value="10.3268059264587">
                <text:p>10.3268059264587</text:p>
              </table:table-cell>
              <table:table-cell office:value-type="float" office:value="2616977271121.3">
                <text:p>2616977271121.3</text:p>
              </table:table-cell>
              <table:table-cell office:value-type="float" office:value="14.3403212491077">
                <text:p>14.340321249107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96">
                <text:p>2496</text:p>
              </table:table-cell>
              <table:table-cell office:value-type="float" office:value="2.50656501537458">
                <text:p>2.50656501537458</text:p>
              </table:table-cell>
              <table:table-cell office:value-type="float" office:value="2605831848573.53">
                <text:p>2605831848573.53</text:p>
              </table:table-cell>
              <table:table-cell office:value-type="float" office:value="34.4547668672446">
                <text:p>34.454766867244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98">
                <text:p>2498</text:p>
              </table:table-cell>
              <table:table-cell office:value-type="float" office:value="0.26856106704503">
                <text:p>0.26856106704503</text:p>
              </table:table-cell>
              <table:table-cell office:value-type="float" office:value="2594775146825.17">
                <text:p>2594775146825.17</text:p>
              </table:table-cell>
              <table:table-cell office:value-type="float" office:value="0.708390888605243">
                <text:p>0.70839088860524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00">
                <text:p>2500</text:p>
              </table:table-cell>
              <table:table-cell office:value-type="float" office:value="0.933217755068811">
                <text:p>0.933217755068811</text:p>
              </table:table-cell>
              <table:table-cell office:value-type="float" office:value="2583806105517.25">
                <text:p>2583806105517.25</text:p>
              </table:table-cell>
              <table:table-cell office:value-type="float" office:value="9.14991416339464">
                <text:p>9.1499141633946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02">
                <text:p>2502</text:p>
              </table:table-cell>
              <table:table-cell office:value-type="float" office:value="1.24229108734376">
                <text:p>1.24229108734376</text:p>
              </table:table-cell>
              <table:table-cell office:value-type="float" office:value="2572923681158.91">
                <text:p>2572923681158.91</text:p>
              </table:table-cell>
              <table:table-cell office:value-type="float" office:value="4.73325405725778">
                <text:p>4.7332540572577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04">
                <text:p>2504</text:p>
              </table:table-cell>
              <table:table-cell office:value-type="float" office:value="64.1675127860936">
                <text:p>64.1675127860936</text:p>
              </table:table-cell>
              <table:table-cell office:value-type="float" office:value="2562126846871.05">
                <text:p>2562126846871.05</text:p>
              </table:table-cell>
              <table:table-cell office:value-type="float" office:value="21.7490629050894">
                <text:p>21.749062905089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06">
                <text:p>2506</text:p>
              </table:table-cell>
              <table:table-cell office:value-type="float" office:value="0.67749458935454">
                <text:p>0.67749458935454</text:p>
              </table:table-cell>
              <table:table-cell office:value-type="float" office:value="2551414591777.22">
                <text:p>2551414591777.22</text:p>
              </table:table-cell>
              <table:table-cell office:value-type="float" office:value="5.88728845818135">
                <text:p>5.8872884581813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08">
                <text:p>2508</text:p>
              </table:table-cell>
              <table:table-cell office:value-type="float" office:value="1.05609062244475">
                <text:p>1.05609062244475</text:p>
              </table:table-cell>
              <table:table-cell office:value-type="float" office:value="2540785921288.18">
                <text:p>2540785921288.18</text:p>
              </table:table-cell>
              <table:table-cell office:value-type="float" office:value="14.9785189294391">
                <text:p>14.978518929439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10">
                <text:p>2510</text:p>
              </table:table-cell>
              <table:table-cell office:value-type="float" office:value="6.13318416486022">
                <text:p>6.13318416486022</text:p>
              </table:table-cell>
              <table:table-cell office:value-type="float" office:value="2530239856165.44">
                <text:p>2530239856165.44</text:p>
              </table:table-cell>
              <table:table-cell office:value-type="float" office:value="25.8468966328687">
                <text:p>25.846896632868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12">
                <text:p>2512</text:p>
              </table:table-cell>
              <table:table-cell office:value-type="float" office:value="5.93494339245449">
                <text:p>5.93494339245449</text:p>
              </table:table-cell>
              <table:table-cell office:value-type="float" office:value="2519775432508.18">
                <text:p>2519775432508.18</text:p>
              </table:table-cell>
              <table:table-cell office:value-type="float" office:value="32.952503712191">
                <text:p>32.95250371219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14">
                <text:p>2514</text:p>
              </table:table-cell>
              <table:table-cell office:value-type="float" office:value="2.83882550097241">
                <text:p>2.83882550097241</text:p>
              </table:table-cell>
              <table:table-cell office:value-type="float" office:value="2509391701468.27">
                <text:p>2509391701468.27</text:p>
              </table:table-cell>
              <table:table-cell office:value-type="float" office:value="4.41683448064394">
                <text:p>4.4168344806439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16">
                <text:p>2516</text:p>
              </table:table-cell>
              <table:table-cell office:value-type="float" office:value="8.93725733307302">
                <text:p>8.93725733307302</text:p>
              </table:table-cell>
              <table:table-cell office:value-type="float" office:value="2499087728866.83">
                <text:p>2499087728866.83</text:p>
              </table:table-cell>
              <table:table-cell office:value-type="float" office:value="28.987029185782">
                <text:p>28.98702918578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18">
                <text:p>2518</text:p>
              </table:table-cell>
              <table:table-cell office:value-type="float" office:value="9.18324376171929">
                <text:p>9.18324376171929</text:p>
              </table:table-cell>
              <table:table-cell office:value-type="float" office:value="2488862594972.48">
                <text:p>2488862594972.48</text:p>
              </table:table-cell>
              <table:table-cell office:value-type="float" office:value="16.8714278051296">
                <text:p>16.871427805129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20">
                <text:p>2520</text:p>
              </table:table-cell>
              <table:table-cell office:value-type="float" office:value="2.5060369676404">
                <text:p>2.5060369676404</text:p>
              </table:table-cell>
              <table:table-cell office:value-type="float" office:value="2478715394151.87">
                <text:p>2478715394151.87</text:p>
              </table:table-cell>
              <table:table-cell office:value-type="float" office:value="12.778789746016">
                <text:p>12.77878974601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22">
                <text:p>2522</text:p>
              </table:table-cell>
              <table:table-cell office:value-type="float" office:value="14.6178666364631">
                <text:p>14.6178666364631</text:p>
              </table:table-cell>
              <table:table-cell office:value-type="float" office:value="2468645234681.14">
                <text:p>2468645234681.14</text:p>
              </table:table-cell>
              <table:table-cell office:value-type="float" office:value="24.4211158587022">
                <text:p>24.421115858702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24">
                <text:p>2524</text:p>
              </table:table-cell>
              <table:table-cell office:value-type="float" office:value="6.04357767581636">
                <text:p>6.04357767581636</text:p>
              </table:table-cell>
              <table:table-cell office:value-type="float" office:value="2458651238504.34">
                <text:p>2458651238504.34</text:p>
              </table:table-cell>
              <table:table-cell office:value-type="float" office:value="0.576791304562349">
                <text:p>0.57679130456234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26">
                <text:p>2526</text:p>
              </table:table-cell>
              <table:table-cell office:value-type="float" office:value="8.21604963093594">
                <text:p>8.21604963093594</text:p>
              </table:table-cell>
              <table:table-cell office:value-type="float" office:value="2448732540797.66">
                <text:p>2448732540797.66</text:p>
              </table:table-cell>
              <table:table-cell office:value-type="float" office:value="28.415663186485">
                <text:p>28.41566318648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28">
                <text:p>2528</text:p>
              </table:table-cell>
              <table:table-cell office:value-type="float" office:value="0.673888128460801">
                <text:p>0.673888128460801</text:p>
              </table:table-cell>
              <table:table-cell office:value-type="float" office:value="2438888289948.43">
                <text:p>2438888289948.43</text:p>
              </table:table-cell>
              <table:table-cell office:value-type="float" office:value="26.6210707650149">
                <text:p>26.621070765014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30">
                <text:p>2530</text:p>
              </table:table-cell>
              <table:table-cell office:value-type="float" office:value="13.9953857762695">
                <text:p>13.9953857762695</text:p>
              </table:table-cell>
              <table:table-cell office:value-type="float" office:value="2429117647060.66">
                <text:p>2429117647060.66</text:p>
              </table:table-cell>
              <table:table-cell office:value-type="float" office:value="46.6036277191474">
                <text:p>46.603627719147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32">
                <text:p>2532</text:p>
              </table:table-cell>
              <table:table-cell office:value-type="float" office:value="5.8482764811768">
                <text:p>5.8482764811768</text:p>
              </table:table-cell>
              <table:table-cell office:value-type="float" office:value="2419419786037.13">
                <text:p>2419419786037.13</text:p>
              </table:table-cell>
              <table:table-cell office:value-type="float" office:value="18.4824578242007">
                <text:p>18.482457824200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34">
                <text:p>2534</text:p>
              </table:table-cell>
              <table:table-cell office:value-type="float" office:value="2.6624773238428">
                <text:p>2.6624773238428</text:p>
              </table:table-cell>
              <table:table-cell office:value-type="float" office:value="2409793892968.69">
                <text:p>2409793892968.69</text:p>
              </table:table-cell>
              <table:table-cell office:value-type="float" office:value="6.70673556461053">
                <text:p>6.7067355646105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36">
                <text:p>2536</text:p>
              </table:table-cell>
              <table:table-cell office:value-type="float" office:value="1.9122193418062">
                <text:p>1.9122193418062</text:p>
              </table:table-cell>
              <table:table-cell office:value-type="float" office:value="2400239166196.44">
                <text:p>2400239166196.44</text:p>
              </table:table-cell>
              <table:table-cell office:value-type="float" office:value="46.9683336837945">
                <text:p>46.968333683794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38">
                <text:p>2538</text:p>
              </table:table-cell>
              <table:table-cell office:value-type="float" office:value="17.2478594619846">
                <text:p>17.2478594619846</text:p>
              </table:table-cell>
              <table:table-cell office:value-type="float" office:value="2390754815885.94">
                <text:p>2390754815885.94</text:p>
              </table:table-cell>
              <table:table-cell office:value-type="float" office:value="32.7160730566764">
                <text:p>32.716073056676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40">
                <text:p>2540</text:p>
              </table:table-cell>
              <table:table-cell office:value-type="float" office:value="0.341510026847708">
                <text:p>0.341510026847708</text:p>
              </table:table-cell>
              <table:table-cell office:value-type="float" office:value="2381340064042.08">
                <text:p>2381340064042.08</text:p>
              </table:table-cell>
              <table:table-cell office:value-type="float" office:value="14.5229715533597">
                <text:p>14.522971553359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42">
                <text:p>2542</text:p>
              </table:table-cell>
              <table:table-cell office:value-type="float" office:value="4.10795665693227">
                <text:p>4.10795665693227</text:p>
              </table:table-cell>
              <table:table-cell office:value-type="float" office:value="2371994144008.44">
                <text:p>2371994144008.44</text:p>
              </table:table-cell>
              <table:table-cell office:value-type="float" office:value="23.0600892960507">
                <text:p>23.060089296050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44">
                <text:p>2544</text:p>
              </table:table-cell>
              <table:table-cell office:value-type="float" office:value="0.779964018058612">
                <text:p>0.779964018058612</text:p>
              </table:table-cell>
              <table:table-cell office:value-type="float" office:value="2362716300434.6">
                <text:p>2362716300434.6</text:p>
              </table:table-cell>
              <table:table-cell office:value-type="float" office:value="6.01638859339104">
                <text:p>6.0163885933910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46">
                <text:p>2546</text:p>
              </table:table-cell>
              <table:table-cell office:value-type="float" office:value="3.16850988951744">
                <text:p>3.16850988951744</text:p>
              </table:table-cell>
              <table:table-cell office:value-type="float" office:value="2353505789071.24">
                <text:p>2353505789071.24</text:p>
              </table:table-cell>
              <table:table-cell office:value-type="float" office:value="24.6507694707971">
                <text:p>24.650769470797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48">
                <text:p>2548</text:p>
              </table:table-cell>
              <table:table-cell office:value-type="float" office:value="1.38282564086226">
                <text:p>1.38282564086226</text:p>
              </table:table-cell>
              <table:table-cell office:value-type="float" office:value="2344361876500.56">
                <text:p>2344361876500.56</text:p>
              </table:table-cell>
              <table:table-cell office:value-type="float" office:value="0.584639300375497">
                <text:p>0.58463930037549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50">
                <text:p>2550</text:p>
              </table:table-cell>
              <table:table-cell office:value-type="float" office:value="6.40689104777833">
                <text:p>6.40689104777833</text:p>
              </table:table-cell>
              <table:table-cell office:value-type="float" office:value="2335283839967.74">
                <text:p>2335283839967.74</text:p>
              </table:table-cell>
              <table:table-cell office:value-type="float" office:value="9.8262168742265">
                <text:p>9.826216874226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52">
                <text:p>2552</text:p>
              </table:table-cell>
              <table:table-cell office:value-type="float" office:value="9.36304732204078">
                <text:p>9.36304732204078</text:p>
              </table:table-cell>
              <table:table-cell office:value-type="float" office:value="2326270967142.19">
                <text:p>2326270967142.19</text:p>
              </table:table-cell>
              <table:table-cell office:value-type="float" office:value="37.9982928599027">
                <text:p>37.998292859902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54">
                <text:p>2554</text:p>
              </table:table-cell>
              <table:table-cell office:value-type="float" office:value="0.534881493461628">
                <text:p>0.534881493461628</text:p>
              </table:table-cell>
              <table:table-cell office:value-type="float" office:value="2317322556037.38">
                <text:p>2317322556037.38</text:p>
              </table:table-cell>
              <table:table-cell office:value-type="float" office:value="6.18587042319042">
                <text:p>6.1858704231904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56">
                <text:p>2556</text:p>
              </table:table-cell>
              <table:table-cell office:value-type="float" office:value="12.0732091668604">
                <text:p>12.0732091668604</text:p>
              </table:table-cell>
              <table:table-cell office:value-type="float" office:value="2308437914740.5">
                <text:p>2308437914740.5</text:p>
              </table:table-cell>
              <table:table-cell office:value-type="float" office:value="7.87166281668041">
                <text:p>7.8716628166804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58">
                <text:p>2558</text:p>
              </table:table-cell>
              <table:table-cell office:value-type="float" office:value="4.99535282646161">
                <text:p>4.99535282646161</text:p>
              </table:table-cell>
              <table:table-cell office:value-type="float" office:value="2299616361254.92">
                <text:p>2299616361254.92</text:p>
              </table:table-cell>
              <table:table-cell office:value-type="float" office:value="8.6587107195065">
                <text:p>8.658710719506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60">
                <text:p>2560</text:p>
              </table:table-cell>
              <table:table-cell office:value-type="float" office:value="68.9338239524122">
                <text:p>68.9338239524122</text:p>
              </table:table-cell>
              <table:table-cell office:value-type="float" office:value="2290857223218.77">
                <text:p>2290857223218.77</text:p>
              </table:table-cell>
              <table:table-cell office:value-type="float" office:value="49.5988993117041">
                <text:p>49.598899311704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62">
                <text:p>2562</text:p>
              </table:table-cell>
              <table:table-cell office:value-type="float" office:value="0.25442102752419">
                <text:p>0.25442102752419</text:p>
              </table:table-cell>
              <table:table-cell office:value-type="float" office:value="2282159838136.23">
                <text:p>2282159838136.23</text:p>
              </table:table-cell>
              <table:table-cell office:value-type="float" office:value="17.8665318187181">
                <text:p>17.866531818718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64">
                <text:p>2564</text:p>
              </table:table-cell>
              <table:table-cell office:value-type="float" office:value="3.22325341647609">
                <text:p>3.22325341647609</text:p>
              </table:table-cell>
              <table:table-cell office:value-type="float" office:value="2273523552469.84">
                <text:p>2273523552469.84</text:p>
              </table:table-cell>
              <table:table-cell office:value-type="float" office:value="11.5442059820208">
                <text:p>11.544205982020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66">
                <text:p>2566</text:p>
              </table:table-cell>
              <table:table-cell office:value-type="float" office:value="2.97652324899415">
                <text:p>2.97652324899415</text:p>
              </table:table-cell>
              <table:table-cell office:value-type="float" office:value="2264947722219.88">
                <text:p>2264947722219.88</text:p>
              </table:table-cell>
              <table:table-cell office:value-type="float" office:value="16.8510326341682">
                <text:p>16.851032634168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68">
                <text:p>2568</text:p>
              </table:table-cell>
              <table:table-cell office:value-type="float" office:value="14.7212558551011">
                <text:p>14.7212558551011</text:p>
              </table:table-cell>
              <table:table-cell office:value-type="float" office:value="2256431712326.27">
                <text:p>2256431712326.27</text:p>
              </table:table-cell>
              <table:table-cell office:value-type="float" office:value="33.0834739282306">
                <text:p>33.083473928230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70">
                <text:p>2570</text:p>
              </table:table-cell>
              <table:table-cell office:value-type="float" office:value="4.03215107592134">
                <text:p>4.03215107592134</text:p>
              </table:table-cell>
              <table:table-cell office:value-type="float" office:value="2247974896715.31">
                <text:p>2247974896715.31</text:p>
              </table:table-cell>
              <table:table-cell office:value-type="float" office:value="3.82752331163681">
                <text:p>3.8275233116368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72">
                <text:p>2572</text:p>
              </table:table-cell>
              <table:table-cell office:value-type="float" office:value="3.23370559674624">
                <text:p>3.23370559674624</text:p>
              </table:table-cell>
              <table:table-cell office:value-type="float" office:value="2239576657950.77">
                <text:p>2239576657950.77</text:p>
              </table:table-cell>
              <table:table-cell office:value-type="float" office:value="19.72975922726">
                <text:p>19.7297592272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74">
                <text:p>2574</text:p>
              </table:table-cell>
              <table:table-cell office:value-type="float" office:value="22.2503549116753">
                <text:p>22.2503549116753</text:p>
              </table:table-cell>
              <table:table-cell office:value-type="float" office:value="2231236387299.67">
                <text:p>2231236387299.67</text:p>
              </table:table-cell>
              <table:table-cell office:value-type="float" office:value="12.8962278699486">
                <text:p>12.89622786994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76">
                <text:p>2576</text:p>
              </table:table-cell>
              <table:table-cell office:value-type="float" office:value="0.203296138557369">
                <text:p>0.203296138557369</text:p>
              </table:table-cell>
              <table:table-cell office:value-type="float" office:value="2222953484347.9">
                <text:p>2222953484347.9</text:p>
              </table:table-cell>
              <table:table-cell office:value-type="float" office:value="18.5444586432616">
                <text:p>18.544458643261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78">
                <text:p>2578</text:p>
              </table:table-cell>
              <table:table-cell office:value-type="float" office:value="15.1342196295472">
                <text:p>15.1342196295472</text:p>
              </table:table-cell>
              <table:table-cell office:value-type="float" office:value="2214727357183.87">
                <text:p>2214727357183.87</text:p>
              </table:table-cell>
              <table:table-cell office:value-type="float" office:value="30.9346927798322">
                <text:p>30.93469277983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80">
                <text:p>2580</text:p>
              </table:table-cell>
              <table:table-cell office:value-type="float" office:value="2.936003927629">
                <text:p>2.936003927629</text:p>
              </table:table-cell>
              <table:table-cell office:value-type="float" office:value="2206557421814.6">
                <text:p>2206557421814.6</text:p>
              </table:table-cell>
              <table:table-cell office:value-type="float" office:value="15.7015185205206">
                <text:p>15.701518520520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82">
                <text:p>2582</text:p>
              </table:table-cell>
              <table:table-cell office:value-type="float" office:value="6.02428912638742">
                <text:p>6.02428912638742</text:p>
              </table:table-cell>
              <table:table-cell office:value-type="float" office:value="2198443102441.75">
                <text:p>2198443102441.75</text:p>
              </table:table-cell>
              <table:table-cell office:value-type="float" office:value="2.47642326337253">
                <text:p>2.4764232633725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84">
                <text:p>2584</text:p>
              </table:table-cell>
              <table:table-cell office:value-type="float" office:value="2.36341135974576">
                <text:p>2.36341135974576</text:p>
              </table:table-cell>
              <table:table-cell office:value-type="float" office:value="2190383831086.82">
                <text:p>2190383831086.82</text:p>
              </table:table-cell>
              <table:table-cell office:value-type="float" office:value="0.593201668770075">
                <text:p>0.59320166877007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86">
                <text:p>2586</text:p>
              </table:table-cell>
              <table:table-cell office:value-type="float" office:value="1.20724908596631">
                <text:p>1.20724908596631</text:p>
              </table:table-cell>
              <table:table-cell office:value-type="float" office:value="2182379047478.47">
                <text:p>2182379047478.47</text:p>
              </table:table-cell>
              <table:table-cell office:value-type="float" office:value="13.2981709130094">
                <text:p>13.298170913009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88">
                <text:p>2588</text:p>
              </table:table-cell>
              <table:table-cell office:value-type="float" office:value="1.85750700590461">
                <text:p>1.85750700590461</text:p>
              </table:table-cell>
              <table:table-cell office:value-type="float" office:value="2174428199009.22">
                <text:p>2174428199009.22</text:p>
              </table:table-cell>
              <table:table-cell office:value-type="float" office:value="13.2653434027298">
                <text:p>13.265343402729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90">
                <text:p>2590</text:p>
              </table:table-cell>
              <table:table-cell office:value-type="float" office:value="4.00591455463824">
                <text:p>4.00591455463824</text:p>
              </table:table-cell>
              <table:table-cell office:value-type="float" office:value="2166530740548.53">
                <text:p>2166530740548.53</text:p>
              </table:table-cell>
              <table:table-cell office:value-type="float" office:value="23.6268404795256">
                <text:p>23.626840479525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92">
                <text:p>2592</text:p>
              </table:table-cell>
              <table:table-cell office:value-type="float" office:value="4.53265964180197">
                <text:p>4.53265964180197</text:p>
              </table:table-cell>
              <table:table-cell office:value-type="float" office:value="2158686134290.33">
                <text:p>2158686134290.33</text:p>
              </table:table-cell>
              <table:table-cell office:value-type="float" office:value="30.1757402046506">
                <text:p>30.175740204650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94">
                <text:p>2594</text:p>
              </table:table-cell>
              <table:table-cell office:value-type="float" office:value="5.84741253223579">
                <text:p>5.84741253223579</text:p>
              </table:table-cell>
              <table:table-cell office:value-type="float" office:value="2150893849706.45">
                <text:p>2150893849706.45</text:p>
              </table:table-cell>
              <table:table-cell office:value-type="float" office:value="17.2193976103689">
                <text:p>17.219397610368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96">
                <text:p>2596</text:p>
              </table:table-cell>
              <table:table-cell office:value-type="float" office:value="0.373759706985788">
                <text:p>0.373759706985788</text:p>
              </table:table-cell>
              <table:table-cell office:value-type="float" office:value="2143153363357.3">
                <text:p>2143153363357.3</text:p>
              </table:table-cell>
              <table:table-cell office:value-type="float" office:value="7.30886717055249">
                <text:p>7.3088671705524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598">
                <text:p>2598</text:p>
              </table:table-cell>
              <table:table-cell office:value-type="float" office:value="1.33112940281292">
                <text:p>1.33112940281292</text:p>
              </table:table-cell>
              <table:table-cell office:value-type="float" office:value="2135464158784.38">
                <text:p>2135464158784.38</text:p>
              </table:table-cell>
              <table:table-cell office:value-type="float" office:value="16.9054643939198">
                <text:p>16.905464393919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00">
                <text:p>2600</text:p>
              </table:table-cell>
              <table:table-cell office:value-type="float" office:value="3.65589963069769">
                <text:p>3.65589963069769</text:p>
              </table:table-cell>
              <table:table-cell office:value-type="float" office:value="2127825726428.85">
                <text:p>2127825726428.85</text:p>
              </table:table-cell>
              <table:table-cell office:value-type="float" office:value="8.39949202164575">
                <text:p>8.3994920216457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02">
                <text:p>2602</text:p>
              </table:table-cell>
              <table:table-cell office:value-type="float" office:value="0.831922898337828">
                <text:p>0.831922898337828</text:p>
              </table:table-cell>
              <table:table-cell office:value-type="float" office:value="2120237563471.09">
                <text:p>2120237563471.09</text:p>
              </table:table-cell>
              <table:table-cell office:value-type="float" office:value="6.22935417080863">
                <text:p>6.2293541708086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04">
                <text:p>2604</text:p>
              </table:table-cell>
              <table:table-cell office:value-type="float" office:value="7.79186440584201">
                <text:p>7.79186440584201</text:p>
              </table:table-cell>
              <table:table-cell office:value-type="float" office:value="2112699173764.19">
                <text:p>2112699173764.19</text:p>
              </table:table-cell>
              <table:table-cell office:value-type="float" office:value="19.9868594057466">
                <text:p>19.986859405746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06">
                <text:p>2606</text:p>
              </table:table-cell>
              <table:table-cell office:value-type="float" office:value="2.63892318464226">
                <text:p>2.63892318464226</text:p>
              </table:table-cell>
              <table:table-cell office:value-type="float" office:value="2105210067699.21">
                <text:p>2105210067699.21</text:p>
              </table:table-cell>
              <table:table-cell office:value-type="float" office:value="14.1957674523454">
                <text:p>14.195767452345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08">
                <text:p>2608</text:p>
              </table:table-cell>
              <table:table-cell office:value-type="float" office:value="4.84402934116761">
                <text:p>4.84402934116761</text:p>
              </table:table-cell>
              <table:table-cell office:value-type="float" office:value="2097769762089.22">
                <text:p>2097769762089.22</text:p>
              </table:table-cell>
              <table:table-cell office:value-type="float" office:value="2.84974599989339">
                <text:p>2.8497459998933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10">
                <text:p>2610</text:p>
              </table:table-cell>
              <table:table-cell office:value-type="float" office:value="7.18780253180746">
                <text:p>7.18780253180746</text:p>
              </table:table-cell>
              <table:table-cell office:value-type="float" office:value="2090377780056.15">
                <text:p>2090377780056.15</text:p>
              </table:table-cell>
              <table:table-cell office:value-type="float" office:value="18.7948356919272">
                <text:p>18.794835691927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12">
                <text:p>2612</text:p>
              </table:table-cell>
              <table:table-cell office:value-type="float" office:value="3.08961107385234">
                <text:p>3.08961107385234</text:p>
              </table:table-cell>
              <table:table-cell office:value-type="float" office:value="2083033650993.41">
                <text:p>2083033650993.41</text:p>
              </table:table-cell>
              <table:table-cell office:value-type="float" office:value="20.3292317459552">
                <text:p>20.329231745955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14">
                <text:p>2614</text:p>
              </table:table-cell>
              <table:table-cell office:value-type="float" office:value="4.68092129098819">
                <text:p>4.68092129098819</text:p>
              </table:table-cell>
              <table:table-cell office:value-type="float" office:value="2075736910374.89">
                <text:p>2075736910374.89</text:p>
              </table:table-cell>
              <table:table-cell office:value-type="float" office:value="6.09957373706847">
                <text:p>6.0995737370684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16">
                <text:p>2616</text:p>
              </table:table-cell>
              <table:table-cell office:value-type="float" office:value="42.1791970414823">
                <text:p>42.1791970414823</text:p>
              </table:table-cell>
              <table:table-cell office:value-type="float" office:value="2068487099671.83">
                <text:p>2068487099671.83</text:p>
              </table:table-cell>
              <table:table-cell office:value-type="float" office:value="33.3783612972032">
                <text:p>33.378361297203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18">
                <text:p>2618</text:p>
              </table:table-cell>
              <table:table-cell office:value-type="float" office:value="2.85589508313702">
                <text:p>2.85589508313702</text:p>
              </table:table-cell>
              <table:table-cell office:value-type="float" office:value="2061283766444.53">
                <text:p>2061283766444.53</text:p>
              </table:table-cell>
              <table:table-cell office:value-type="float" office:value="0.203051039717953">
                <text:p>0.20305103971795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20">
                <text:p>2620</text:p>
              </table:table-cell>
              <table:table-cell office:value-type="float" office:value="1.01442861438099">
                <text:p>1.01442861438099</text:p>
              </table:table-cell>
              <table:table-cell office:value-type="float" office:value="2054126463844.21">
                <text:p>2054126463844.21</text:p>
              </table:table-cell>
              <table:table-cell office:value-type="float" office:value="1.18249081142222">
                <text:p>1.1824908114222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22">
                <text:p>2622</text:p>
              </table:table-cell>
              <table:table-cell office:value-type="float" office:value="7.22857966902145">
                <text:p>7.22857966902145</text:p>
              </table:table-cell>
              <table:table-cell office:value-type="float" office:value="2047014750903.57">
                <text:p>2047014750903.57</text:p>
              </table:table-cell>
              <table:table-cell office:value-type="float" office:value="36.0856287563789">
                <text:p>36.085628756378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24">
                <text:p>2624</text:p>
              </table:table-cell>
              <table:table-cell office:value-type="float" office:value="10.3564399221652">
                <text:p>10.3564399221652</text:p>
              </table:table-cell>
              <table:table-cell office:value-type="float" office:value="2039948192261.55">
                <text:p>2039948192261.55</text:p>
              </table:table-cell>
              <table:table-cell office:value-type="float" office:value="20.12077855293">
                <text:p>20.1207785529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26">
                <text:p>2626</text:p>
              </table:table-cell>
              <table:table-cell office:value-type="float" office:value="17.0500282362138">
                <text:p>17.0500282362138</text:p>
              </table:table-cell>
              <table:table-cell office:value-type="float" office:value="2032926358100.8">
                <text:p>2032926358100.8</text:p>
              </table:table-cell>
              <table:table-cell office:value-type="float" office:value="2.62231861951293">
                <text:p>2.6223186195129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28">
                <text:p>2628</text:p>
              </table:table-cell>
              <table:table-cell office:value-type="float" office:value="0.00283098357751153">
                <text:p>0.00283098357751153</text:p>
              </table:table-cell>
              <table:table-cell office:value-type="float" office:value="2025948824152.96">
                <text:p>2025948824152.96</text:p>
              </table:table-cell>
              <table:table-cell office:value-type="float" office:value="36.1076378851181">
                <text:p>36.107637885118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30">
                <text:p>2630</text:p>
              </table:table-cell>
              <table:table-cell office:value-type="float" office:value="2.35578777417723">
                <text:p>2.35578777417723</text:p>
              </table:table-cell>
              <table:table-cell office:value-type="float" office:value="2019015171395.47">
                <text:p>2019015171395.47</text:p>
              </table:table-cell>
              <table:table-cell office:value-type="float" office:value="0.911914923751115">
                <text:p>0.91191492375111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32">
                <text:p>2632</text:p>
              </table:table-cell>
              <table:table-cell office:value-type="float" office:value="1.41955770361087">
                <text:p>1.41955770361087</text:p>
              </table:table-cell>
              <table:table-cell office:value-type="float" office:value="2012124986190.88">
                <text:p>2012124986190.88</text:p>
              </table:table-cell>
              <table:table-cell office:value-type="float" office:value="23.9866371003881">
                <text:p>23.986637100388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34">
                <text:p>2634</text:p>
              </table:table-cell>
              <table:table-cell office:value-type="float" office:value="0.6857242872052">
                <text:p>0.6857242872052</text:p>
              </table:table-cell>
              <table:table-cell office:value-type="float" office:value="2005277860078.96">
                <text:p>2005277860078.96</text:p>
              </table:table-cell>
              <table:table-cell office:value-type="float" office:value="1.02591375853047">
                <text:p>1.0259137585304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36">
                <text:p>2636</text:p>
              </table:table-cell>
              <table:table-cell office:value-type="float" office:value="3.70886874270285">
                <text:p>3.70886874270285</text:p>
              </table:table-cell>
              <table:table-cell office:value-type="float" office:value="1998473389654.57">
                <text:p>1998473389654.57</text:p>
              </table:table-cell>
              <table:table-cell office:value-type="float" office:value="7.99727775166267">
                <text:p>7.9972777516626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38">
                <text:p>2638</text:p>
              </table:table-cell>
              <table:table-cell office:value-type="float" office:value="7.88876340423113">
                <text:p>7.88876340423113</text:p>
              </table:table-cell>
              <table:table-cell office:value-type="float" office:value="1991711176884.89">
                <text:p>1991711176884.89</text:p>
              </table:table-cell>
              <table:table-cell office:value-type="float" office:value="11.8074871805911">
                <text:p>11.807487180591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40">
                <text:p>2640</text:p>
              </table:table-cell>
              <table:table-cell office:value-type="float" office:value="2.61570788367134">
                <text:p>2.61570788367134</text:p>
              </table:table-cell>
              <table:table-cell office:value-type="float" office:value="1984990828190.36">
                <text:p>1984990828190.36</text:p>
              </table:table-cell>
              <table:table-cell office:value-type="float" office:value="7.53295521745772">
                <text:p>7.5329552174577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42">
                <text:p>2642</text:p>
              </table:table-cell>
              <table:table-cell office:value-type="float" office:value="2.13714660144761">
                <text:p>2.13714660144761</text:p>
              </table:table-cell>
              <table:table-cell office:value-type="float" office:value="1978311955272.42">
                <text:p>1978311955272.42</text:p>
              </table:table-cell>
              <table:table-cell office:value-type="float" office:value="8.25576588112487">
                <text:p>8.2557658811248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44">
                <text:p>2644</text:p>
              </table:table-cell>
              <table:table-cell office:value-type="float" office:value="41.5063995254749">
                <text:p>41.5063995254749</text:p>
              </table:table-cell>
              <table:table-cell office:value-type="float" office:value="1971674174457.2">
                <text:p>1971674174457.2</text:p>
              </table:table-cell>
              <table:table-cell office:value-type="float" office:value="2.9966335680879">
                <text:p>2.996633568087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46">
                <text:p>2646</text:p>
              </table:table-cell>
              <table:table-cell office:value-type="float" office:value="2.00489734146761">
                <text:p>2.00489734146761</text:p>
              </table:table-cell>
              <table:table-cell office:value-type="float" office:value="1965077107018.26">
                <text:p>1965077107018.26</text:p>
              </table:table-cell>
              <table:table-cell office:value-type="float" office:value="26.8566034423554">
                <text:p>26.856603442355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48">
                <text:p>2648</text:p>
              </table:table-cell>
              <table:table-cell office:value-type="float" office:value="12.8687927896311">
                <text:p>12.8687927896311</text:p>
              </table:table-cell>
              <table:table-cell office:value-type="float" office:value="1958520378636.16">
                <text:p>1958520378636.16</text:p>
              </table:table-cell>
              <table:table-cell office:value-type="float" office:value="8.41823738832008">
                <text:p>8.4182373883200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50">
                <text:p>2650</text:p>
              </table:table-cell>
              <table:table-cell office:value-type="float" office:value="0.0262911745496985">
                <text:p>0.0262911745496985</text:p>
              </table:table-cell>
              <table:table-cell office:value-type="float" office:value="1952003619723.58">
                <text:p>1952003619723.58</text:p>
              </table:table-cell>
              <table:table-cell office:value-type="float" office:value="47.8620452269189">
                <text:p>47.862045226918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52">
                <text:p>2652</text:p>
              </table:table-cell>
              <table:table-cell office:value-type="float" office:value="5.84056425269998">
                <text:p>5.84056425269998</text:p>
              </table:table-cell>
              <table:table-cell office:value-type="float" office:value="1945526465229.49">
                <text:p>1945526465229.49</text:p>
              </table:table-cell>
              <table:table-cell office:value-type="float" office:value="16.2069559411514">
                <text:p>16.206955941151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54">
                <text:p>2654</text:p>
              </table:table-cell>
              <table:table-cell office:value-type="float" office:value="5.98713785607148">
                <text:p>5.98713785607148</text:p>
              </table:table-cell>
              <table:table-cell office:value-type="float" office:value="1939088554546.7">
                <text:p>1939088554546.7</text:p>
              </table:table-cell>
              <table:table-cell office:value-type="float" office:value="16.2305552665259">
                <text:p>16.230555266525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56">
                <text:p>2656</text:p>
              </table:table-cell>
              <table:table-cell office:value-type="float" office:value="186.237213932577">
                <text:p>186.237213932577</text:p>
              </table:table-cell>
              <table:table-cell office:value-type="float" office:value="1932689531226.28">
                <text:p>1932689531226.28</text:p>
              </table:table-cell>
              <table:table-cell office:value-type="float" office:value="17.8078964815867">
                <text:p>17.807896481586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58">
                <text:p>2658</text:p>
              </table:table-cell>
              <table:table-cell office:value-type="float" office:value="11.0239324461136">
                <text:p>11.0239324461136</text:p>
              </table:table-cell>
              <table:table-cell office:value-type="float" office:value="1926329043912.98">
                <text:p>1926329043912.98</text:p>
              </table:table-cell>
              <table:table-cell office:value-type="float" office:value="2.75025257105891">
                <text:p>2.7502525710589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60">
                <text:p>2660</text:p>
              </table:table-cell>
              <table:table-cell office:value-type="float" office:value="2.24544049843303">
                <text:p>2.24544049843303</text:p>
              </table:table-cell>
              <table:table-cell office:value-type="float" office:value="1920006744438.78">
                <text:p>1920006744438.78</text:p>
              </table:table-cell>
              <table:table-cell office:value-type="float" office:value="11.4537094360583">
                <text:p>11.453709436058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62">
                <text:p>2662</text:p>
              </table:table-cell>
              <table:table-cell office:value-type="float" office:value="5.07355574424618">
                <text:p>5.07355574424618</text:p>
              </table:table-cell>
              <table:table-cell office:value-type="float" office:value="1913722289476.03">
                <text:p>1913722289476.03</text:p>
              </table:table-cell>
              <table:table-cell office:value-type="float" office:value="0.553456226807957">
                <text:p>0.55345622680795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64">
                <text:p>2664</text:p>
              </table:table-cell>
              <table:table-cell office:value-type="float" office:value="2.57131970497252">
                <text:p>2.57131970497252</text:p>
              </table:table-cell>
              <table:table-cell office:value-type="float" office:value="1907475339718.96">
                <text:p>1907475339718.96</text:p>
              </table:table-cell>
              <table:table-cell office:value-type="float" office:value="27.3481532888046">
                <text:p>27.348153288804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66">
                <text:p>2666</text:p>
              </table:table-cell>
              <table:table-cell office:value-type="float" office:value="4.92236305233587">
                <text:p>4.92236305233587</text:p>
              </table:table-cell>
              <table:table-cell office:value-type="float" office:value="1901265559880.83">
                <text:p>1901265559880.83</text:p>
              </table:table-cell>
              <table:table-cell office:value-type="float" office:value="12.9201866888445">
                <text:p>12.92018668884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68">
                <text:p>2668</text:p>
              </table:table-cell>
              <table:table-cell office:value-type="float" office:value="6.94122974452819">
                <text:p>6.94122974452819</text:p>
              </table:table-cell>
              <table:table-cell office:value-type="float" office:value="1895092618704.86">
                <text:p>1895092618704.86</text:p>
              </table:table-cell>
              <table:table-cell office:value-type="float" office:value="42.6920867891356">
                <text:p>42.692086789135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70">
                <text:p>2670</text:p>
              </table:table-cell>
              <table:table-cell office:value-type="float" office:value="2.63768073975476">
                <text:p>2.63768073975476</text:p>
              </table:table-cell>
              <table:table-cell office:value-type="float" office:value="1888956188877.6">
                <text:p>1888956188877.6</text:p>
              </table:table-cell>
              <table:table-cell office:value-type="float" office:value="4.44601557446985">
                <text:p>4.4460155744698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72">
                <text:p>2672</text:p>
              </table:table-cell>
              <table:table-cell office:value-type="float" office:value="1.29305768833657">
                <text:p>1.29305768833657</text:p>
              </table:table-cell>
              <table:table-cell office:value-type="float" office:value="1882855946959.52">
                <text:p>1882855946959.52</text:p>
              </table:table-cell>
              <table:table-cell office:value-type="float" office:value="20.7953819378258">
                <text:p>20.795381937825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74">
                <text:p>2674</text:p>
              </table:table-cell>
              <table:table-cell office:value-type="float" office:value="0.552839847917941">
                <text:p>0.552839847917941</text:p>
              </table:table-cell>
              <table:table-cell office:value-type="float" office:value="1876791573346.86">
                <text:p>1876791573346.86</text:p>
              </table:table-cell>
              <table:table-cell office:value-type="float" office:value="28.6633821539451">
                <text:p>28.663382153945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76">
                <text:p>2676</text:p>
              </table:table-cell>
              <table:table-cell office:value-type="float" office:value="9.62352408235227">
                <text:p>9.62352408235227</text:p>
              </table:table-cell>
              <table:table-cell office:value-type="float" office:value="1870762752227.56">
                <text:p>1870762752227.56</text:p>
              </table:table-cell>
              <table:table-cell office:value-type="float" office:value="27.442329780987">
                <text:p>27.44232978098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78">
                <text:p>2678</text:p>
              </table:table-cell>
              <table:table-cell office:value-type="float" office:value="3.68656333997503">
                <text:p>3.68656333997503</text:p>
              </table:table-cell>
              <table:table-cell office:value-type="float" office:value="1864769171458.5">
                <text:p>1864769171458.5</text:p>
              </table:table-cell>
              <table:table-cell office:value-type="float" office:value="13.3725403191141">
                <text:p>13.372540319114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80">
                <text:p>2680</text:p>
              </table:table-cell>
              <table:table-cell office:value-type="float" office:value="4.26527956190683">
                <text:p>4.26527956190683</text:p>
              </table:table-cell>
              <table:table-cell office:value-type="float" office:value="1858810522604.26">
                <text:p>1858810522604.26</text:p>
              </table:table-cell>
              <table:table-cell office:value-type="float" office:value="21.8765228465756">
                <text:p>21.876522846575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82">
                <text:p>2682</text:p>
              </table:table-cell>
              <table:table-cell office:value-type="float" office:value="0.529207044233283">
                <text:p>0.529207044233283</text:p>
              </table:table-cell>
              <table:table-cell office:value-type="float" office:value="1852886500840">
                <text:p>1852886500840</text:p>
              </table:table-cell>
              <table:table-cell office:value-type="float" office:value="17.0833180516972">
                <text:p>17.083318051697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684">
                <text:p>2684</text:p>
              </table:table-cell>
              <table:table-cell office:value-type="float" office:value="1.43966210158146">
                <text:p>1.43966210158146</text:p>
              </table:table-cell>
              <table:table-cell office:value-type="float" office:value="1846996804855.98">
                <text:p>1846996804855.98</text:p>
              </table:table-cell>
              <table:table-cell office:value-type="float" office:value="11.6675942342856">
                <text:p>11.667594234285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686">
                <text:p>2686</text:p>
              </table:table-cell>
              <table:table-cell office:value-type="float" office:value="1.38274873484988">
                <text:p>1.38274873484988</text:p>
              </table:table-cell>
              <table:table-cell office:value-type="float" office:value="1841141136885.5">
                <text:p>1841141136885.5</text:p>
              </table:table-cell>
              <table:table-cell office:value-type="float" office:value="25.477512736227">
                <text:p>25.47751273622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688">
                <text:p>2688</text:p>
              </table:table-cell>
              <table:table-cell office:value-type="float" office:value="6.83216064233444">
                <text:p>6.83216064233444</text:p>
              </table:table-cell>
              <table:table-cell office:value-type="float" office:value="1835319202580.06">
                <text:p>1835319202580.06</text:p>
              </table:table-cell>
              <table:table-cell office:value-type="float" office:value="34.7292475164183">
                <text:p>34.729247516418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90">
                <text:p>2690</text:p>
              </table:table-cell>
              <table:table-cell office:value-type="float" office:value="2.60963088590516">
                <text:p>2.60963088590516</text:p>
              </table:table-cell>
              <table:table-cell office:value-type="float" office:value="1829530711031.4">
                <text:p>1829530711031.4</text:p>
              </table:table-cell>
              <table:table-cell office:value-type="float" office:value="1.61600751732487">
                <text:p>1.6160075173248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92">
                <text:p>2692</text:p>
              </table:table-cell>
              <table:table-cell office:value-type="float" office:value="10.7262265000255">
                <text:p>10.7262265000255</text:p>
              </table:table-cell>
              <table:table-cell office:value-type="float" office:value="1823775374692.66">
                <text:p>1823775374692.66</text:p>
              </table:table-cell>
              <table:table-cell office:value-type="float" office:value="41.2582928566406">
                <text:p>41.258292856640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94">
                <text:p>2694</text:p>
              </table:table-cell>
              <table:table-cell office:value-type="float" office:value="9.73744896744305">
                <text:p>9.73744896744305</text:p>
              </table:table-cell>
              <table:table-cell office:value-type="float" office:value="1818052909231.63">
                <text:p>1818052909231.63</text:p>
              </table:table-cell>
              <table:table-cell office:value-type="float" office:value="24.9656400201922">
                <text:p>24.965640020192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96">
                <text:p>2696</text:p>
              </table:table-cell>
              <table:table-cell office:value-type="float" office:value="0.313874522952016">
                <text:p>0.313874522952016</text:p>
              </table:table-cell>
              <table:table-cell office:value-type="float" office:value="1812363033698.42">
                <text:p>1812363033698.42</text:p>
              </table:table-cell>
              <table:table-cell office:value-type="float" office:value="37.183701317352">
                <text:p>37.18370131735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698">
                <text:p>2698</text:p>
              </table:table-cell>
              <table:table-cell office:value-type="float" office:value="10.2192403944937">
                <text:p>10.2192403944937</text:p>
              </table:table-cell>
              <table:table-cell office:value-type="float" office:value="1806705470253.13">
                <text:p>1806705470253.13</text:p>
              </table:table-cell>
              <table:table-cell office:value-type="float" office:value="20.7490081183068">
                <text:p>20.749008118306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00">
                <text:p>2700</text:p>
              </table:table-cell>
              <table:table-cell office:value-type="float" office:value="2.09351435028043">
                <text:p>2.09351435028043</text:p>
              </table:table-cell>
              <table:table-cell office:value-type="float" office:value="1801079944315.29">
                <text:p>1801079944315.29</text:p>
              </table:table-cell>
              <table:table-cell office:value-type="float" office:value="26.0987798206447">
                <text:p>26.098779820644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02">
                <text:p>2702</text:p>
              </table:table-cell>
              <table:table-cell office:value-type="float" office:value="3.75007880083223">
                <text:p>3.75007880083223</text:p>
              </table:table-cell>
              <table:table-cell office:value-type="float" office:value="1795486184322.84">
                <text:p>1795486184322.84</text:p>
              </table:table-cell>
              <table:table-cell office:value-type="float" office:value="8.04377344218292">
                <text:p>8.0437734421829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04">
                <text:p>2704</text:p>
              </table:table-cell>
              <table:table-cell office:value-type="float" office:value="2.67760264744408">
                <text:p>2.67760264744408</text:p>
              </table:table-cell>
              <table:table-cell office:value-type="float" office:value="1789923921871.08">
                <text:p>1789923921871.08</text:p>
              </table:table-cell>
              <table:table-cell office:value-type="float" office:value="13.0330268259447">
                <text:p>13.03302682594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06">
                <text:p>2706</text:p>
              </table:table-cell>
              <table:table-cell office:value-type="float" office:value="0.758412061689793">
                <text:p>0.758412061689793</text:p>
              </table:table-cell>
              <table:table-cell office:value-type="float" office:value="1784392891551.16">
                <text:p>1784392891551.16</text:p>
              </table:table-cell>
              <table:table-cell office:value-type="float" office:value="10.7503837437747">
                <text:p>10.750383743774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708">
                <text:p>2708</text:p>
              </table:table-cell>
              <table:table-cell office:value-type="float" office:value="1.18695108991511">
                <text:p>1.18695108991511</text:p>
              </table:table-cell>
              <table:table-cell office:value-type="float" office:value="1778892830946.64">
                <text:p>1778892830946.64</text:p>
              </table:table-cell>
              <table:table-cell office:value-type="float" office:value="26.8628639985262">
                <text:p>26.862863998526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10">
                <text:p>2710</text:p>
              </table:table-cell>
              <table:table-cell office:value-type="float" office:value="4.73029412798253">
                <text:p>4.73029412798253</text:p>
              </table:table-cell>
              <table:table-cell office:value-type="float" office:value="1773423480593.45">
                <text:p>1773423480593.45</text:p>
              </table:table-cell>
              <table:table-cell office:value-type="float" office:value="3.57992527034804">
                <text:p>3.5799252703480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712">
                <text:p>2712</text:p>
              </table:table-cell>
              <table:table-cell office:value-type="float" office:value="5.50599171291285">
                <text:p>5.50599171291285</text:p>
              </table:table-cell>
              <table:table-cell office:value-type="float" office:value="1767984583944.08">
                <text:p>1767984583944.08</text:p>
              </table:table-cell>
              <table:table-cell office:value-type="float" office:value="34.8445190946808">
                <text:p>34.844519094680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14">
                <text:p>2714</text:p>
              </table:table-cell>
              <table:table-cell office:value-type="float" office:value="2.54647918341377">
                <text:p>2.54647918341377</text:p>
              </table:table-cell>
              <table:table-cell office:value-type="float" office:value="1762575887284.49">
                <text:p>1762575887284.49</text:p>
              </table:table-cell>
              <table:table-cell office:value-type="float" office:value="51.0950433667435">
                <text:p>51.095043366743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716">
                <text:p>2716</text:p>
              </table:table-cell>
              <table:table-cell office:value-type="float" office:value="2.58922706784067">
                <text:p>2.58922706784067</text:p>
              </table:table-cell>
              <table:table-cell office:value-type="float" office:value="1757197139757.39">
                <text:p>1757197139757.39</text:p>
              </table:table-cell>
              <table:table-cell office:value-type="float" office:value="24.5808123322962">
                <text:p>24.580812332296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718">
                <text:p>2718</text:p>
              </table:table-cell>
              <table:table-cell office:value-type="float" office:value="0.571481116661039">
                <text:p>0.571481116661039</text:p>
              </table:table-cell>
              <table:table-cell office:value-type="float" office:value="1751848093296.9">
                <text:p>1751848093296.9</text:p>
              </table:table-cell>
              <table:table-cell office:value-type="float" office:value="15.0414092497271">
                <text:p>15.041409249727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720">
                <text:p>2720</text:p>
              </table:table-cell>
              <table:table-cell office:value-type="float" office:value="1.56905459540843">
                <text:p>1.56905459540843</text:p>
              </table:table-cell>
              <table:table-cell office:value-type="float" office:value="1746528502543.57">
                <text:p>1746528502543.57</text:p>
              </table:table-cell>
              <table:table-cell office:value-type="float" office:value="24.3077564277293">
                <text:p>24.307756427729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22">
                <text:p>2722</text:p>
              </table:table-cell>
              <table:table-cell office:value-type="float" office:value="0.364406972122426">
                <text:p>0.364406972122426</text:p>
              </table:table-cell>
              <table:table-cell office:value-type="float" office:value="1741238124891.56">
                <text:p>1741238124891.56</text:p>
              </table:table-cell>
              <table:table-cell office:value-type="float" office:value="1.41407786288353">
                <text:p>1.4140778628835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24">
                <text:p>2724</text:p>
              </table:table-cell>
              <table:table-cell office:value-type="float" office:value="21.378540668949">
                <text:p>21.378540668949</text:p>
              </table:table-cell>
              <table:table-cell office:value-type="float" office:value="1735976720402.19">
                <text:p>1735976720402.19</text:p>
              </table:table-cell>
              <table:table-cell office:value-type="float" office:value="28.7333666474984">
                <text:p>28.733366647498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726">
                <text:p>2726</text:p>
              </table:table-cell>
              <table:table-cell office:value-type="float" office:value="2.5065788870793">
                <text:p>2.5065788870793</text:p>
              </table:table-cell>
              <table:table-cell office:value-type="float" office:value="1730744051704.96">
                <text:p>1730744051704.96</text:p>
              </table:table-cell>
              <table:table-cell office:value-type="float" office:value="8.09013454729842">
                <text:p>8.0901345472984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728">
                <text:p>2728</text:p>
              </table:table-cell>
              <table:table-cell office:value-type="float" office:value="1.77138282666583">
                <text:p>1.77138282666583</text:p>
              </table:table-cell>
              <table:table-cell office:value-type="float" office:value="1725539884136.44">
                <text:p>1725539884136.44</text:p>
              </table:table-cell>
              <table:table-cell office:value-type="float" office:value="14.4988446371117">
                <text:p>14.49884463711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30">
                <text:p>2730</text:p>
              </table:table-cell>
              <table:table-cell office:value-type="float" office:value="38.2395932857262">
                <text:p>38.2395932857262</text:p>
              </table:table-cell>
              <table:table-cell office:value-type="float" office:value="1720363985548.43">
                <text:p>1720363985548.43</text:p>
              </table:table-cell>
              <table:table-cell office:value-type="float" office:value="2.18140687859184">
                <text:p>2.1814068785918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732">
                <text:p>2732</text:p>
              </table:table-cell>
              <table:table-cell office:value-type="float" office:value="5.27354557249747">
                <text:p>5.27354557249747</text:p>
              </table:table-cell>
              <table:table-cell office:value-type="float" office:value="1715216126217.06">
                <text:p>1715216126217.06</text:p>
              </table:table-cell>
              <table:table-cell office:value-type="float" office:value="34.0139427874265">
                <text:p>34.013942787426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734">
                <text:p>2734</text:p>
              </table:table-cell>
              <table:table-cell office:value-type="float" office:value="9.10942486170678">
                <text:p>9.10942486170678</text:p>
              </table:table-cell>
              <table:table-cell office:value-type="float" office:value="1710096079126.4">
                <text:p>1710096079126.4</text:p>
              </table:table-cell>
              <table:table-cell office:value-type="float" office:value="30.6419122632304">
                <text:p>30.641912263230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736">
                <text:p>2736</text:p>
              </table:table-cell>
              <table:table-cell office:value-type="float" office:value="0.286868795891401">
                <text:p>0.286868795891401</text:p>
              </table:table-cell>
              <table:table-cell office:value-type="float" office:value="1705003619574.28">
                <text:p>1705003619574.28</text:p>
              </table:table-cell>
              <table:table-cell office:value-type="float" office:value="14.0697080552117">
                <text:p>14.069708055211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738">
                <text:p>2738</text:p>
              </table:table-cell>
              <table:table-cell office:value-type="float" office:value="0.723496675456676">
                <text:p>0.723496675456676</text:p>
              </table:table-cell>
              <table:table-cell office:value-type="float" office:value="1699938525290.7">
                <text:p>1699938525290.7</text:p>
              </table:table-cell>
              <table:table-cell office:value-type="float" office:value="33.0472074989267">
                <text:p>33.047207498926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740">
                <text:p>2740</text:p>
              </table:table-cell>
              <table:table-cell office:value-type="float" office:value="11.8258215315804">
                <text:p>11.8258215315804</text:p>
              </table:table-cell>
              <table:table-cell office:value-type="float" office:value="1694900576432.99">
                <text:p>1694900576432.99</text:p>
              </table:table-cell>
              <table:table-cell office:value-type="float" office:value="6.82019684569475">
                <text:p>6.8201968456947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742">
                <text:p>2742</text:p>
              </table:table-cell>
              <table:table-cell office:value-type="float" office:value="11.5236584935309">
                <text:p>11.5236584935309</text:p>
              </table:table-cell>
              <table:table-cell office:value-type="float" office:value="1689889555533.19">
                <text:p>1689889555533.19</text:p>
              </table:table-cell>
              <table:table-cell office:value-type="float" office:value="4.52232017687251">
                <text:p>4.5223201768725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744">
                <text:p>2744</text:p>
              </table:table-cell>
              <table:table-cell office:value-type="float" office:value="22.6778269157999">
                <text:p>22.6778269157999</text:p>
              </table:table-cell>
              <table:table-cell office:value-type="float" office:value="1684905247403.25">
                <text:p>1684905247403.25</text:p>
              </table:table-cell>
              <table:table-cell office:value-type="float" office:value="12.8393060903956">
                <text:p>12.839306090395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746">
                <text:p>2746</text:p>
              </table:table-cell>
              <table:table-cell office:value-type="float" office:value="0.14841784784986">
                <text:p>0.14841784784986</text:p>
              </table:table-cell>
              <table:table-cell office:value-type="float" office:value="1679947439237.7">
                <text:p>1679947439237.7</text:p>
              </table:table-cell>
              <table:table-cell office:value-type="float" office:value="13.2737871224396">
                <text:p>13.273787122439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748">
                <text:p>2748</text:p>
              </table:table-cell>
              <table:table-cell office:value-type="float" office:value="1.48120834398125">
                <text:p>1.48120834398125</text:p>
              </table:table-cell>
              <table:table-cell office:value-type="float" office:value="1675015920381.37">
                <text:p>1675015920381.37</text:p>
              </table:table-cell>
              <table:table-cell office:value-type="float" office:value="26.8028305400439">
                <text:p>26.802830540043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50">
                <text:p>2750</text:p>
              </table:table-cell>
              <table:table-cell office:value-type="float" office:value="4.42996477729042">
                <text:p>4.42996477729042</text:p>
              </table:table-cell>
              <table:table-cell office:value-type="float" office:value="1670110482512.26">
                <text:p>1670110482512.26</text:p>
              </table:table-cell>
              <table:table-cell office:value-type="float" office:value="46.0437234071637">
                <text:p>46.043723407163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752">
                <text:p>2752</text:p>
              </table:table-cell>
              <table:table-cell office:value-type="float" office:value="3.78448496955609">
                <text:p>3.78448496955609</text:p>
              </table:table-cell>
              <table:table-cell office:value-type="float" office:value="1665230919477.76">
                <text:p>1665230919477.76</text:p>
              </table:table-cell>
              <table:table-cell office:value-type="float" office:value="16.0257755676775">
                <text:p>16.025775567677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754">
                <text:p>2754</text:p>
              </table:table-cell>
              <table:table-cell office:value-type="float" office:value="6.29480931595418">
                <text:p>6.29480931595418</text:p>
              </table:table-cell>
              <table:table-cell office:value-type="float" office:value="1660377027313.93">
                <text:p>1660377027313.93</text:p>
              </table:table-cell>
              <table:table-cell office:value-type="float" office:value="2.00140918750222">
                <text:p>2.0014091875022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756">
                <text:p>2756</text:p>
              </table:table-cell>
              <table:table-cell office:value-type="float" office:value="7.83613013581804">
                <text:p>7.83613013581804</text:p>
              </table:table-cell>
              <table:table-cell office:value-type="float" office:value="1655548604227.66">
                <text:p>1655548604227.66</text:p>
              </table:table-cell>
              <table:table-cell office:value-type="float" office:value="5.91260666671275">
                <text:p>5.9126066667127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758">
                <text:p>2758</text:p>
              </table:table-cell>
              <table:table-cell office:value-type="float" office:value="12.474478900051">
                <text:p>12.474478900051</text:p>
              </table:table-cell>
              <table:table-cell office:value-type="float" office:value="1650745450470.37">
                <text:p>1650745450470.37</text:p>
              </table:table-cell>
              <table:table-cell office:value-type="float" office:value="2.93960244454657">
                <text:p>2.9396024445465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760">
                <text:p>2760</text:p>
              </table:table-cell>
              <table:table-cell office:value-type="float" office:value="15.0785042225191">
                <text:p>15.0785042225191</text:p>
              </table:table-cell>
              <table:table-cell office:value-type="float" office:value="1645967368490.6">
                <text:p>1645967368490.6</text:p>
              </table:table-cell>
              <table:table-cell office:value-type="float" office:value="26.2965730025094">
                <text:p>26.296573002509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762">
                <text:p>2762</text:p>
              </table:table-cell>
              <table:table-cell office:value-type="float" office:value="0.263001831904724">
                <text:p>0.263001831904724</text:p>
              </table:table-cell>
              <table:table-cell office:value-type="float" office:value="1641214162763.15">
                <text:p>1641214162763.15</text:p>
              </table:table-cell>
              <table:table-cell office:value-type="float" office:value="2.39535896859947">
                <text:p>2.3953589685994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764">
                <text:p>2764</text:p>
              </table:table-cell>
              <table:table-cell office:value-type="float" office:value="1.04526260487685">
                <text:p>1.04526260487685</text:p>
              </table:table-cell>
              <table:table-cell office:value-type="float" office:value="1636485639755.09">
                <text:p>1636485639755.09</text:p>
              </table:table-cell>
              <table:table-cell office:value-type="float" office:value="24.225885389495">
                <text:p>24.22588538949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766">
                <text:p>2766</text:p>
              </table:table-cell>
              <table:table-cell office:value-type="float" office:value="3.92038087272147">
                <text:p>3.92038087272147</text:p>
              </table:table-cell>
              <table:table-cell office:value-type="float" office:value="1631781608008.24">
                <text:p>1631781608008.24</text:p>
              </table:table-cell>
              <table:table-cell office:value-type="float" office:value="12.7998354853959">
                <text:p>12.799835485395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768">
                <text:p>2768</text:p>
              </table:table-cell>
              <table:table-cell office:value-type="float" office:value="3.8906448835689">
                <text:p>3.8906448835689</text:p>
              </table:table-cell>
              <table:table-cell office:value-type="float" office:value="1627101878015.67">
                <text:p>1627101878015.67</text:p>
              </table:table-cell>
              <table:table-cell office:value-type="float" office:value="15.3568613521742">
                <text:p>15.356861352174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770">
                <text:p>2770</text:p>
              </table:table-cell>
              <table:table-cell office:value-type="float" office:value="7.9963856236943">
                <text:p>7.9963856236943</text:p>
              </table:table-cell>
              <table:table-cell office:value-type="float" office:value="1622446262241.32">
                <text:p>1622446262241.32</text:p>
              </table:table-cell>
              <table:table-cell office:value-type="float" office:value="11.2818680493838">
                <text:p>11.281868049383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772">
                <text:p>2772</text:p>
              </table:table-cell>
              <table:table-cell office:value-type="float" office:value="20.300267497394">
                <text:p>20.300267497394</text:p>
              </table:table-cell>
              <table:table-cell office:value-type="float" office:value="1617814575096.68">
                <text:p>1617814575096.68</text:p>
              </table:table-cell>
              <table:table-cell office:value-type="float" office:value="8.122842574613">
                <text:p>8.12284257461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774">
                <text:p>2774</text:p>
              </table:table-cell>
              <table:table-cell office:value-type="float" office:value="6.34260520722588">
                <text:p>6.34260520722588</text:p>
              </table:table-cell>
              <table:table-cell office:value-type="float" office:value="1613206632921.08">
                <text:p>1613206632921.08</text:p>
              </table:table-cell>
              <table:table-cell office:value-type="float" office:value="31.3226656836442">
                <text:p>31.322665683644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776">
                <text:p>2776</text:p>
              </table:table-cell>
              <table:table-cell office:value-type="float" office:value="7.35467881985194">
                <text:p>7.35467881985194</text:p>
              </table:table-cell>
              <table:table-cell office:value-type="float" office:value="1608622253870.25">
                <text:p>1608622253870.25</text:p>
              </table:table-cell>
              <table:table-cell office:value-type="float" office:value="22.6043989660147">
                <text:p>22.604398966014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778">
                <text:p>2778</text:p>
              </table:table-cell>
              <table:table-cell office:value-type="float" office:value="5.41438569783761">
                <text:p>5.41438569783761</text:p>
              </table:table-cell>
              <table:table-cell office:value-type="float" office:value="1604061258022.58">
                <text:p>1604061258022.58</text:p>
              </table:table-cell>
              <table:table-cell office:value-type="float" office:value="13.6690384796753">
                <text:p>13.669038479675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780">
                <text:p>2780</text:p>
              </table:table-cell>
              <table:table-cell office:value-type="float" office:value="11.4280128422452">
                <text:p>11.4280128422452</text:p>
              </table:table-cell>
              <table:table-cell office:value-type="float" office:value="1599523467294.4">
                <text:p>1599523467294.4</text:p>
              </table:table-cell>
              <table:table-cell office:value-type="float" office:value="37.4427461763657">
                <text:p>37.442746176365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782">
                <text:p>2782</text:p>
              </table:table-cell>
              <table:table-cell office:value-type="float" office:value="0.621166096243266">
                <text:p>0.621166096243266</text:p>
              </table:table-cell>
              <table:table-cell office:value-type="float" office:value="1595008705343.95">
                <text:p>1595008705343.95</text:p>
              </table:table-cell>
              <table:table-cell office:value-type="float" office:value="2.25437301252623">
                <text:p>2.2543730125262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784">
                <text:p>2784</text:p>
              </table:table-cell>
              <table:table-cell office:value-type="float" office:value="3.87427959484462">
                <text:p>3.87427959484462</text:p>
              </table:table-cell>
              <table:table-cell office:value-type="float" office:value="1590516797721.66">
                <text:p>1590516797721.66</text:p>
              </table:table-cell>
              <table:table-cell office:value-type="float" office:value="8.67581982115167">
                <text:p>8.6758198211516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786">
                <text:p>2786</text:p>
              </table:table-cell>
              <table:table-cell office:value-type="float" office:value="7.65450787870893">
                <text:p>7.65450787870893</text:p>
              </table:table-cell>
              <table:table-cell office:value-type="float" office:value="1586047571698.68">
                <text:p>1586047571698.68</text:p>
              </table:table-cell>
              <table:table-cell office:value-type="float" office:value="11.1213978165348">
                <text:p>11.121397816534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788">
                <text:p>2788</text:p>
              </table:table-cell>
              <table:table-cell office:value-type="float" office:value="3.67120916074127">
                <text:p>3.67120916074127</text:p>
              </table:table-cell>
              <table:table-cell office:value-type="float" office:value="1581600856265.34">
                <text:p>1581600856265.34</text:p>
              </table:table-cell>
              <table:table-cell office:value-type="float" office:value="9.55281860062079">
                <text:p>9.5528186006207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790">
                <text:p>2790</text:p>
              </table:table-cell>
              <table:table-cell office:value-type="float" office:value="1.10523203622566">
                <text:p>1.10523203622566</text:p>
              </table:table-cell>
              <table:table-cell office:value-type="float" office:value="1577176482195.81">
                <text:p>1577176482195.81</text:p>
              </table:table-cell>
              <table:table-cell office:value-type="float" office:value="47.252447286712">
                <text:p>47.25244728671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792">
                <text:p>2792</text:p>
              </table:table-cell>
              <table:table-cell office:value-type="float" office:value="6.47759275548628">
                <text:p>6.47759275548628</text:p>
              </table:table-cell>
              <table:table-cell office:value-type="float" office:value="1572774281889.54">
                <text:p>1572774281889.54</text:p>
              </table:table-cell>
              <table:table-cell office:value-type="float" office:value="1.11114824774181">
                <text:p>1.1111482477418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794">
                <text:p>2794</text:p>
              </table:table-cell>
              <table:table-cell office:value-type="float" office:value="6.26490299683306">
                <text:p>6.26490299683306</text:p>
              </table:table-cell>
              <table:table-cell office:value-type="float" office:value="1568394089550.43">
                <text:p>1568394089550.43</text:p>
              </table:table-cell>
              <table:table-cell office:value-type="float" office:value="5.27799147895494">
                <text:p>5.2779914789549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796">
                <text:p>2796</text:p>
              </table:table-cell>
              <table:table-cell office:value-type="float" office:value="6.13069672318674">
                <text:p>6.13069672318674</text:p>
              </table:table-cell>
              <table:table-cell office:value-type="float" office:value="1564035740873.01">
                <text:p>1564035740873.01</text:p>
              </table:table-cell>
              <table:table-cell office:value-type="float" office:value="10.9700831591246">
                <text:p>10.970083159124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798">
                <text:p>2798</text:p>
              </table:table-cell>
              <table:table-cell office:value-type="float" office:value="4.08343309793731">
                <text:p>4.08343309793731</text:p>
              </table:table-cell>
              <table:table-cell office:value-type="float" office:value="1559699073342.2">
                <text:p>1559699073342.2</text:p>
              </table:table-cell>
              <table:table-cell office:value-type="float" office:value="9.65566100334128">
                <text:p>9.6556610033412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00">
                <text:p>2800</text:p>
              </table:table-cell>
              <table:table-cell office:value-type="float" office:value="10.0048890681556">
                <text:p>10.0048890681556</text:p>
              </table:table-cell>
              <table:table-cell office:value-type="float" office:value="1555383925968.98">
                <text:p>1555383925968.98</text:p>
              </table:table-cell>
              <table:table-cell office:value-type="float" office:value="13.9498102158083">
                <text:p>13.949810215808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02">
                <text:p>2802</text:p>
              </table:table-cell>
              <table:table-cell office:value-type="float" office:value="5.92011478096782">
                <text:p>5.92011478096782</text:p>
              </table:table-cell>
              <table:table-cell office:value-type="float" office:value="1551090139398.32">
                <text:p>1551090139398.32</text:p>
              </table:table-cell>
              <table:table-cell office:value-type="float" office:value="15.7157710873203">
                <text:p>15.715771087320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04">
                <text:p>2804</text:p>
              </table:table-cell>
              <table:table-cell office:value-type="float" office:value="1.80245100253281">
                <text:p>1.80245100253281</text:p>
              </table:table-cell>
              <table:table-cell office:value-type="float" office:value="1546817555903.99">
                <text:p>1546817555903.99</text:p>
              </table:table-cell>
              <table:table-cell office:value-type="float" office:value="32.9447736744355">
                <text:p>32.944773674435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06">
                <text:p>2806</text:p>
              </table:table-cell>
              <table:table-cell office:value-type="float" office:value="37.0903462034547">
                <text:p>37.0903462034547</text:p>
              </table:table-cell>
              <table:table-cell office:value-type="float" office:value="1542566019225.99">
                <text:p>1542566019225.99</text:p>
              </table:table-cell>
              <table:table-cell office:value-type="float" office:value="11.6127763282365">
                <text:p>11.612776328236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08">
                <text:p>2808</text:p>
              </table:table-cell>
              <table:table-cell office:value-type="float" office:value="10.7389364932044">
                <text:p>10.7389364932044</text:p>
              </table:table-cell>
              <table:table-cell office:value-type="float" office:value="1538335374604.13">
                <text:p>1538335374604.13</text:p>
              </table:table-cell>
              <table:table-cell office:value-type="float" office:value="26.8520560837499">
                <text:p>26.852056083749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10">
                <text:p>2810</text:p>
              </table:table-cell>
              <table:table-cell office:value-type="float" office:value="1.44844185889032">
                <text:p>1.44844185889032</text:p>
              </table:table-cell>
              <table:table-cell office:value-type="float" office:value="1534125468980.31">
                <text:p>1534125468980.31</text:p>
              </table:table-cell>
              <table:table-cell office:value-type="float" office:value="4.70314955919056">
                <text:p>4.7031495591905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12">
                <text:p>2812</text:p>
              </table:table-cell>
              <table:table-cell office:value-type="float" office:value="4.4504074784748">
                <text:p>4.4504074784748</text:p>
              </table:table-cell>
              <table:table-cell office:value-type="float" office:value="1529936150655.21">
                <text:p>1529936150655.21</text:p>
              </table:table-cell>
              <table:table-cell office:value-type="float" office:value="7.97421071415151">
                <text:p>7.9742107141515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14">
                <text:p>2814</text:p>
              </table:table-cell>
              <table:table-cell office:value-type="float" office:value="17.8122547772975">
                <text:p>17.8122547772975</text:p>
              </table:table-cell>
              <table:table-cell office:value-type="float" office:value="1525767269457.86">
                <text:p>1525767269457.86</text:p>
              </table:table-cell>
              <table:table-cell office:value-type="float" office:value="13.1227709384539">
                <text:p>13.122770938453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16">
                <text:p>2816</text:p>
              </table:table-cell>
              <table:table-cell office:value-type="float" office:value="3.58021467751661">
                <text:p>3.58021467751661</text:p>
              </table:table-cell>
              <table:table-cell office:value-type="float" office:value="1521618676708.27">
                <text:p>1521618676708.27</text:p>
              </table:table-cell>
              <table:table-cell office:value-type="float" office:value="20.0402532788226">
                <text:p>20.040253278822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18">
                <text:p>2818</text:p>
              </table:table-cell>
              <table:table-cell office:value-type="float" office:value="9.88622701835484">
                <text:p>9.88622701835484</text:p>
              </table:table-cell>
              <table:table-cell office:value-type="float" office:value="1517490225102.46">
                <text:p>1517490225102.46</text:p>
              </table:table-cell>
              <table:table-cell office:value-type="float" office:value="18.4042594811211">
                <text:p>18.404259481121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20">
                <text:p>2820</text:p>
              </table:table-cell>
              <table:table-cell office:value-type="float" office:value="1.88233960311298">
                <text:p>1.88233960311298</text:p>
              </table:table-cell>
              <table:table-cell office:value-type="float" office:value="1513381768807.73">
                <text:p>1513381768807.73</text:p>
              </table:table-cell>
              <table:table-cell office:value-type="float" office:value="8.02595829428773">
                <text:p>8.0259582942877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22">
                <text:p>2822</text:p>
              </table:table-cell>
              <table:table-cell office:value-type="float" office:value="3.89789390264262">
                <text:p>3.89789390264262</text:p>
              </table:table-cell>
              <table:table-cell office:value-type="float" office:value="1509293163419.8">
                <text:p>1509293163419.8</text:p>
              </table:table-cell>
              <table:table-cell office:value-type="float" office:value="36.6821098156799">
                <text:p>36.682109815679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24">
                <text:p>2824</text:p>
              </table:table-cell>
              <table:table-cell office:value-type="float" office:value="2.31286382810499">
                <text:p>2.31286382810499</text:p>
              </table:table-cell>
              <table:table-cell office:value-type="float" office:value="1505224265908.93">
                <text:p>1505224265908.93</text:p>
              </table:table-cell>
              <table:table-cell office:value-type="float" office:value="0.739351578801001">
                <text:p>0.73935157880100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26">
                <text:p>2826</text:p>
              </table:table-cell>
              <table:table-cell office:value-type="float" office:value="2.6310415290139">
                <text:p>2.6310415290139</text:p>
              </table:table-cell>
              <table:table-cell office:value-type="float" office:value="1501174934628.98">
                <text:p>1501174934628.98</text:p>
              </table:table-cell>
              <table:table-cell office:value-type="float" office:value="9.32232074502133">
                <text:p>9.322320745021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28">
                <text:p>2828</text:p>
              </table:table-cell>
              <table:table-cell office:value-type="float" office:value="6.16176602295224">
                <text:p>6.16176602295224</text:p>
              </table:table-cell>
              <table:table-cell office:value-type="float" office:value="1497145029283.74">
                <text:p>1497145029283.74</text:p>
              </table:table-cell>
              <table:table-cell office:value-type="float" office:value="50.3949201993271">
                <text:p>50.394920199327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30">
                <text:p>2830</text:p>
              </table:table-cell>
              <table:table-cell office:value-type="float" office:value="27.6835414758577">
                <text:p>27.6835414758577</text:p>
              </table:table-cell>
              <table:table-cell office:value-type="float" office:value="1493134410934.16">
                <text:p>1493134410934.16</text:p>
              </table:table-cell>
              <table:table-cell office:value-type="float" office:value="3.7373195561783">
                <text:p>3.737319556178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32">
                <text:p>2832</text:p>
              </table:table-cell>
              <table:table-cell office:value-type="float" office:value="14.0489779973231">
                <text:p>14.0489779973231</text:p>
              </table:table-cell>
              <table:table-cell office:value-type="float" office:value="1489142942022.11">
                <text:p>1489142942022.11</text:p>
              </table:table-cell>
              <table:table-cell office:value-type="float" office:value="1.28368352543692">
                <text:p>1.2836835254369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34">
                <text:p>2834</text:p>
              </table:table-cell>
              <table:table-cell office:value-type="float" office:value="6.17341400960416">
                <text:p>6.17341400960416</text:p>
              </table:table-cell>
              <table:table-cell office:value-type="float" office:value="1485170486197.87">
                <text:p>1485170486197.87</text:p>
              </table:table-cell>
              <table:table-cell office:value-type="float" office:value="11.0241056272036">
                <text:p>11.024105627203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36">
                <text:p>2836</text:p>
              </table:table-cell>
              <table:table-cell office:value-type="float" office:value="7.88758503308937">
                <text:p>7.88758503308937</text:p>
              </table:table-cell>
              <table:table-cell office:value-type="float" office:value="1481216908465.81">
                <text:p>1481216908465.81</text:p>
              </table:table-cell>
              <table:table-cell office:value-type="float" office:value="47.0461768723286">
                <text:p>47.046176872328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38">
                <text:p>2838</text:p>
              </table:table-cell>
              <table:table-cell office:value-type="float" office:value="7.24965671400586">
                <text:p>7.24965671400586</text:p>
              </table:table-cell>
              <table:table-cell office:value-type="float" office:value="1477282075096.08">
                <text:p>1477282075096.08</text:p>
              </table:table-cell>
              <table:table-cell office:value-type="float" office:value="3.64950580656122">
                <text:p>3.6495058065612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40">
                <text:p>2840</text:p>
              </table:table-cell>
              <table:table-cell office:value-type="float" office:value="9.6412038784195">
                <text:p>9.6412038784195</text:p>
              </table:table-cell>
              <table:table-cell office:value-type="float" office:value="1473365853674.23">
                <text:p>1473365853674.23</text:p>
              </table:table-cell>
              <table:table-cell office:value-type="float" office:value="17.407556673182">
                <text:p>17.40755667318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42">
                <text:p>2842</text:p>
              </table:table-cell>
              <table:table-cell office:value-type="float" office:value="7.91686687661496">
                <text:p>7.91686687661496</text:p>
              </table:table-cell>
              <table:table-cell office:value-type="float" office:value="1469468113004.31">
                <text:p>1469468113004.31</text:p>
              </table:table-cell>
              <table:table-cell office:value-type="float" office:value="11.7905278258995">
                <text:p>11.790527825899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44">
                <text:p>2844</text:p>
              </table:table-cell>
              <table:table-cell office:value-type="float" office:value="3.42056885270171">
                <text:p>3.42056885270171</text:p>
              </table:table-cell>
              <table:table-cell office:value-type="float" office:value="1465588723081.79">
                <text:p>1465588723081.79</text:p>
              </table:table-cell>
              <table:table-cell office:value-type="float" office:value="9.19724527963984">
                <text:p>9.1972452796398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46">
                <text:p>2846</text:p>
              </table:table-cell>
              <table:table-cell office:value-type="float" office:value="1.21892223597344">
                <text:p>1.21892223597344</text:p>
              </table:table-cell>
              <table:table-cell office:value-type="float" office:value="1461727555205.55">
                <text:p>1461727555205.55</text:p>
              </table:table-cell>
              <table:table-cell office:value-type="float" office:value="31.120606181923">
                <text:p>31.12060618192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48">
                <text:p>2848</text:p>
              </table:table-cell>
              <table:table-cell office:value-type="float" office:value="3.98494641546337">
                <text:p>3.98494641546337</text:p>
              </table:table-cell>
              <table:table-cell office:value-type="float" office:value="1457884481850.32">
                <text:p>1457884481850.32</text:p>
              </table:table-cell>
              <table:table-cell office:value-type="float" office:value="12.468407102671">
                <text:p>12.4684071026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50">
                <text:p>2850</text:p>
              </table:table-cell>
              <table:table-cell office:value-type="float" office:value="8.86632141259108">
                <text:p>8.86632141259108</text:p>
              </table:table-cell>
              <table:table-cell office:value-type="float" office:value="1454059376633.07">
                <text:p>1454059376633.07</text:p>
              </table:table-cell>
              <table:table-cell office:value-type="float" office:value="24.2838627269727">
                <text:p>24.283862726972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52">
                <text:p>2852</text:p>
              </table:table-cell>
              <table:table-cell office:value-type="float" office:value="8.2591046111013">
                <text:p>8.2591046111013</text:p>
              </table:table-cell>
              <table:table-cell office:value-type="float" office:value="1450252114452.79">
                <text:p>1450252114452.79</text:p>
              </table:table-cell>
              <table:table-cell office:value-type="float" office:value="7.31771066684196">
                <text:p>7.3177106668419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54">
                <text:p>2854</text:p>
              </table:table-cell>
              <table:table-cell office:value-type="float" office:value="3.49093740922964">
                <text:p>3.49093740922964</text:p>
              </table:table-cell>
              <table:table-cell office:value-type="float" office:value="1446462571297.49">
                <text:p>1446462571297.49</text:p>
              </table:table-cell>
              <table:table-cell office:value-type="float" office:value="18.6566252210614">
                <text:p>18.656625221061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56">
                <text:p>2856</text:p>
              </table:table-cell>
              <table:table-cell office:value-type="float" office:value="19.3840558987356">
                <text:p>19.3840558987356</text:p>
              </table:table-cell>
              <table:table-cell office:value-type="float" office:value="1442690624352.42">
                <text:p>1442690624352.42</text:p>
              </table:table-cell>
              <table:table-cell office:value-type="float" office:value="0.465555761365724">
                <text:p>0.46555576136572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58">
                <text:p>2858</text:p>
              </table:table-cell>
              <table:table-cell office:value-type="float" office:value="9.32443238285509">
                <text:p>9.32443238285509</text:p>
              </table:table-cell>
              <table:table-cell office:value-type="float" office:value="1438936151863.75">
                <text:p>1438936151863.75</text:p>
              </table:table-cell>
              <table:table-cell office:value-type="float" office:value="26.0206688315601">
                <text:p>26.020668831560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860">
                <text:p>2860</text:p>
              </table:table-cell>
              <table:table-cell office:value-type="float" office:value="4.19288224145311">
                <text:p>4.19288224145311</text:p>
              </table:table-cell>
              <table:table-cell office:value-type="float" office:value="1435199033291.36">
                <text:p>1435199033291.36</text:p>
              </table:table-cell>
              <table:table-cell office:value-type="float" office:value="23.6814956820434">
                <text:p>23.681495682043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862">
                <text:p>2862</text:p>
              </table:table-cell>
              <table:table-cell office:value-type="float" office:value="4.83417153859392">
                <text:p>4.83417153859392</text:p>
              </table:table-cell>
              <table:table-cell office:value-type="float" office:value="1431479149198.05">
                <text:p>1431479149198.05</text:p>
              </table:table-cell>
              <table:table-cell office:value-type="float" office:value="4.82190433135392">
                <text:p>4.8219043313539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864">
                <text:p>2864</text:p>
              </table:table-cell>
              <table:table-cell office:value-type="float" office:value="1.34382410985108">
                <text:p>1.34382410985108</text:p>
              </table:table-cell>
              <table:table-cell office:value-type="float" office:value="1427776381194.64">
                <text:p>1427776381194.64</text:p>
              </table:table-cell>
              <table:table-cell office:value-type="float" office:value="14.6747978141205">
                <text:p>14.674797814120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66">
                <text:p>2866</text:p>
              </table:table-cell>
              <table:table-cell office:value-type="float" office:value="8.31660385678258">
                <text:p>8.31660385678258</text:p>
              </table:table-cell>
              <table:table-cell office:value-type="float" office:value="1424090612036.87">
                <text:p>1424090612036.87</text:p>
              </table:table-cell>
              <table:table-cell office:value-type="float" office:value="30.3699317205327">
                <text:p>30.369931720532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868">
                <text:p>2868</text:p>
              </table:table-cell>
              <table:table-cell office:value-type="float" office:value="6.53358301214329">
                <text:p>6.53358301214329</text:p>
              </table:table-cell>
              <table:table-cell office:value-type="float" office:value="1420421725498.94">
                <text:p>1420421725498.94</text:p>
              </table:table-cell>
              <table:table-cell office:value-type="float" office:value="28.2565355840234">
                <text:p>28.256535584023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870">
                <text:p>2870</text:p>
              </table:table-cell>
              <table:table-cell office:value-type="float" office:value="11.9589455599837">
                <text:p>11.9589455599837</text:p>
              </table:table-cell>
              <table:table-cell office:value-type="float" office:value="1416769606442.71">
                <text:p>1416769606442.71</text:p>
              </table:table-cell>
              <table:table-cell office:value-type="float" office:value="37.6137930124452">
                <text:p>37.613793012445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872">
                <text:p>2872</text:p>
              </table:table-cell>
              <table:table-cell office:value-type="float" office:value="5.66084119218489">
                <text:p>5.66084119218489</text:p>
              </table:table-cell>
              <table:table-cell office:value-type="float" office:value="1413134140828.89">
                <text:p>1413134140828.89</text:p>
              </table:table-cell>
              <table:table-cell office:value-type="float" office:value="25.6877283874909">
                <text:p>25.687728387490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74">
                <text:p>2874</text:p>
              </table:table-cell>
              <table:table-cell office:value-type="float" office:value="4.82449172968882">
                <text:p>4.82449172968882</text:p>
              </table:table-cell>
              <table:table-cell office:value-type="float" office:value="1409515215587.16">
                <text:p>1409515215587.16</text:p>
              </table:table-cell>
              <table:table-cell office:value-type="float" office:value="8.40667402227733">
                <text:p>8.4066740222773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76">
                <text:p>2876</text:p>
              </table:table-cell>
              <table:table-cell office:value-type="float" office:value="8.61970222593772">
                <text:p>8.61970222593772</text:p>
              </table:table-cell>
              <table:table-cell office:value-type="float" office:value="1405912718664.47">
                <text:p>1405912718664.47</text:p>
              </table:table-cell>
              <table:table-cell office:value-type="float" office:value="3.97666090994554">
                <text:p>3.9766609099455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78">
                <text:p>2878</text:p>
              </table:table-cell>
              <table:table-cell office:value-type="float" office:value="16.9473438252078">
                <text:p>16.9473438252078</text:p>
              </table:table-cell>
              <table:table-cell office:value-type="float" office:value="1402326539121.41">
                <text:p>1402326539121.41</text:p>
              </table:table-cell>
              <table:table-cell office:value-type="float" office:value="19.9603026493443">
                <text:p>19.960302649344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80">
                <text:p>2880</text:p>
              </table:table-cell>
              <table:table-cell office:value-type="float" office:value="1.78381039635165">
                <text:p>1.78381039635165</text:p>
              </table:table-cell>
              <table:table-cell office:value-type="float" office:value="1398756566936.79">
                <text:p>1398756566936.79</text:p>
              </table:table-cell>
              <table:table-cell office:value-type="float" office:value="2.85270398351217">
                <text:p>2.8527039835121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882">
                <text:p>2882</text:p>
              </table:table-cell>
              <table:table-cell office:value-type="float" office:value="2.7847474389178">
                <text:p>2.7847474389178</text:p>
              </table:table-cell>
              <table:table-cell office:value-type="float" office:value="1395202693068.7">
                <text:p>1395202693068.7</text:p>
              </table:table-cell>
              <table:table-cell office:value-type="float" office:value="29.8394009382758">
                <text:p>29.839400938275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84">
                <text:p>2884</text:p>
              </table:table-cell>
              <table:table-cell office:value-type="float" office:value="10.2957706947712">
                <text:p>10.2957706947712</text:p>
              </table:table-cell>
              <table:table-cell office:value-type="float" office:value="1391664809530.52">
                <text:p>1391664809530.52</text:p>
              </table:table-cell>
              <table:table-cell office:value-type="float" office:value="23.0414209235717">
                <text:p>23.041420923571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886">
                <text:p>2886</text:p>
              </table:table-cell>
              <table:table-cell office:value-type="float" office:value="25.5750501600364">
                <text:p>25.5750501600364</text:p>
              </table:table-cell>
              <table:table-cell office:value-type="float" office:value="1388142809248.71">
                <text:p>1388142809248.71</text:p>
              </table:table-cell>
              <table:table-cell office:value-type="float" office:value="11.0313912044964">
                <text:p>11.031391204496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888">
                <text:p>2888</text:p>
              </table:table-cell>
              <table:table-cell office:value-type="float" office:value="6.80698170954998">
                <text:p>6.80698170954998</text:p>
              </table:table-cell>
              <table:table-cell office:value-type="float" office:value="1384636586081.41">
                <text:p>1384636586081.41</text:p>
              </table:table-cell>
              <table:table-cell office:value-type="float" office:value="29.5874464711056">
                <text:p>29.587446471105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890">
                <text:p>2890</text:p>
              </table:table-cell>
              <table:table-cell office:value-type="float" office:value="8.74613513021073">
                <text:p>8.74613513021073</text:p>
              </table:table-cell>
              <table:table-cell office:value-type="float" office:value="1381146034932.73">
                <text:p>1381146034932.73</text:p>
              </table:table-cell>
              <table:table-cell office:value-type="float" office:value="43.7265887074573">
                <text:p>43.726588707457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892">
                <text:p>2892</text:p>
              </table:table-cell>
              <table:table-cell office:value-type="float" office:value="14.045694188853">
                <text:p>14.045694188853</text:p>
              </table:table-cell>
              <table:table-cell office:value-type="float" office:value="1377671051591.68">
                <text:p>1377671051591.68</text:p>
              </table:table-cell>
              <table:table-cell office:value-type="float" office:value="22.4093063414935">
                <text:p>22.409306341493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894">
                <text:p>2894</text:p>
              </table:table-cell>
              <table:table-cell office:value-type="float" office:value="3.10313585256443">
                <text:p>3.10313585256443</text:p>
              </table:table-cell>
              <table:table-cell office:value-type="float" office:value="1374211532772">
                <text:p>1374211532772</text:p>
              </table:table-cell>
              <table:table-cell office:value-type="float" office:value="0.636660054651427">
                <text:p>0.63666005465142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896">
                <text:p>2896</text:p>
              </table:table-cell>
              <table:table-cell office:value-type="float" office:value="6.19941332697601">
                <text:p>6.19941332697601</text:p>
              </table:table-cell>
              <table:table-cell office:value-type="float" office:value="1370767376066.53">
                <text:p>1370767376066.53</text:p>
              </table:table-cell>
              <table:table-cell office:value-type="float" office:value="10.3218141193248">
                <text:p>10.321814119324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898">
                <text:p>2898</text:p>
              </table:table-cell>
              <table:table-cell office:value-type="float" office:value="8.1125369439413">
                <text:p>8.1125369439413</text:p>
              </table:table-cell>
              <table:table-cell office:value-type="float" office:value="1367338480055.37">
                <text:p>1367338480055.37</text:p>
              </table:table-cell>
              <table:table-cell office:value-type="float" office:value="3.81850873228674">
                <text:p>3.8185087322867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900">
                <text:p>2900</text:p>
              </table:table-cell>
              <table:table-cell office:value-type="float" office:value="2.2925040566593">
                <text:p>2.2925040566593</text:p>
              </table:table-cell>
              <table:table-cell office:value-type="float" office:value="1363924744128.62">
                <text:p>1363924744128.62</text:p>
              </table:table-cell>
              <table:table-cell office:value-type="float" office:value="10.6397345268758">
                <text:p>10.639734526875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902">
                <text:p>2902</text:p>
              </table:table-cell>
              <table:table-cell office:value-type="float" office:value="26.8225316235236">
                <text:p>26.8225316235236</text:p>
              </table:table-cell>
              <table:table-cell office:value-type="float" office:value="1360526068613.29">
                <text:p>1360526068613.29</text:p>
              </table:table-cell>
              <table:table-cell office:value-type="float" office:value="29.0420937730301">
                <text:p>29.042093773030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04">
                <text:p>2904</text:p>
              </table:table-cell>
              <table:table-cell office:value-type="float" office:value="8.62089382912491">
                <text:p>8.62089382912491</text:p>
              </table:table-cell>
              <table:table-cell office:value-type="float" office:value="1357142354764.32">
                <text:p>1357142354764.32</text:p>
              </table:table-cell>
              <table:table-cell office:value-type="float" office:value="0.968500219276152">
                <text:p>0.96850021927615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06">
                <text:p>2906</text:p>
              </table:table-cell>
              <table:table-cell office:value-type="float" office:value="7.36450218788174">
                <text:p>7.36450218788174</text:p>
              </table:table-cell>
              <table:table-cell office:value-type="float" office:value="1353773504589.41">
                <text:p>1353773504589.41</text:p>
              </table:table-cell>
              <table:table-cell office:value-type="float" office:value="13.1600277064031">
                <text:p>13.16002770640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908">
                <text:p>2908</text:p>
              </table:table-cell>
              <table:table-cell office:value-type="float" office:value="0.234086223099043">
                <text:p>0.234086223099043</text:p>
              </table:table-cell>
              <table:table-cell office:value-type="float" office:value="1350419421031.67">
                <text:p>1350419421031.67</text:p>
              </table:table-cell>
              <table:table-cell office:value-type="float" office:value="6.92679840048748">
                <text:p>6.9267984004874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10">
                <text:p>2910</text:p>
              </table:table-cell>
              <table:table-cell office:value-type="float" office:value="7.98313993708551">
                <text:p>7.98313993708551</text:p>
              </table:table-cell>
              <table:table-cell office:value-type="float" office:value="1347080007849.44">
                <text:p>1347080007849.44</text:p>
              </table:table-cell>
              <table:table-cell office:value-type="float" office:value="1.94973123052061">
                <text:p>1.9497312305206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912">
                <text:p>2912</text:p>
              </table:table-cell>
              <table:table-cell office:value-type="float" office:value="5.05131213047898">
                <text:p>5.05131213047898</text:p>
              </table:table-cell>
              <table:table-cell office:value-type="float" office:value="1343755169639">
                <text:p>1343755169639</text:p>
              </table:table-cell>
              <table:table-cell office:value-type="float" office:value="8.91086151758146">
                <text:p>8.9108615175814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914">
                <text:p>2914</text:p>
              </table:table-cell>
              <table:table-cell office:value-type="float" office:value="16.4001041685509">
                <text:p>16.4001041685509</text:p>
              </table:table-cell>
              <table:table-cell office:value-type="float" office:value="1340444811919.99">
                <text:p>1340444811919.99</text:p>
              </table:table-cell>
              <table:table-cell office:value-type="float" office:value="10.615676872718">
                <text:p>10.61567687271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16">
                <text:p>2916</text:p>
              </table:table-cell>
              <table:table-cell office:value-type="float" office:value="0.236936186311339">
                <text:p>0.236936186311339</text:p>
              </table:table-cell>
              <table:table-cell office:value-type="float" office:value="1337148840802.56">
                <text:p>1337148840802.56</text:p>
              </table:table-cell>
              <table:table-cell office:value-type="float" office:value="15.1686088518319">
                <text:p>15.168608851831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18">
                <text:p>2918</text:p>
              </table:table-cell>
              <table:table-cell office:value-type="float" office:value="1.73266680989062">
                <text:p>1.73266680989062</text:p>
              </table:table-cell>
              <table:table-cell office:value-type="float" office:value="1333867163493.13">
                <text:p>1333867163493.13</text:p>
              </table:table-cell>
              <table:table-cell office:value-type="float" office:value="31.9744651954217">
                <text:p>31.974465195421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20">
                <text:p>2920</text:p>
              </table:table-cell>
              <table:table-cell office:value-type="float" office:value="6.55710232219104">
                <text:p>6.55710232219104</text:p>
              </table:table-cell>
              <table:table-cell office:value-type="float" office:value="1330599687796.4">
                <text:p>1330599687796.4</text:p>
              </table:table-cell>
              <table:table-cell office:value-type="float" office:value="33.1040180282879">
                <text:p>33.104018028287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22">
                <text:p>2922</text:p>
              </table:table-cell>
              <table:table-cell office:value-type="float" office:value="3.97921441918038">
                <text:p>3.97921441918038</text:p>
              </table:table-cell>
              <table:table-cell office:value-type="float" office:value="1327346322424.56">
                <text:p>1327346322424.56</text:p>
              </table:table-cell>
              <table:table-cell office:value-type="float" office:value="3.24637187262361">
                <text:p>3.2463718726236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24">
                <text:p>2924</text:p>
              </table:table-cell>
              <table:table-cell office:value-type="float" office:value="5.85901355348213">
                <text:p>5.85901355348213</text:p>
              </table:table-cell>
              <table:table-cell office:value-type="float" office:value="1324106976786.32">
                <text:p>1324106976786.32</text:p>
              </table:table-cell>
              <table:table-cell office:value-type="float" office:value="3.48904668522938">
                <text:p>3.4890466852293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926">
                <text:p>2926</text:p>
              </table:table-cell>
              <table:table-cell office:value-type="float" office:value="8.36651760402324">
                <text:p>8.36651760402324</text:p>
              </table:table-cell>
              <table:table-cell office:value-type="float" office:value="1320881561143.6">
                <text:p>1320881561143.6</text:p>
              </table:table-cell>
              <table:table-cell office:value-type="float" office:value="40.3563827867179">
                <text:p>40.356382786717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28">
                <text:p>2928</text:p>
              </table:table-cell>
              <table:table-cell office:value-type="float" office:value="0.442045836939294">
                <text:p>0.442045836939294</text:p>
              </table:table-cell>
              <table:table-cell office:value-type="float" office:value="1317669986493.53">
                <text:p>1317669986493.53</text:p>
              </table:table-cell>
              <table:table-cell office:value-type="float" office:value="2.60057502090311">
                <text:p>2.6005750209031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930">
                <text:p>2930</text:p>
              </table:table-cell>
              <table:table-cell office:value-type="float" office:value="5.0720270160014">
                <text:p>5.0720270160014</text:p>
              </table:table-cell>
              <table:table-cell office:value-type="float" office:value="1314472164597.53">
                <text:p>1314472164597.53</text:p>
              </table:table-cell>
              <table:table-cell office:value-type="float" office:value="42.3337209159192">
                <text:p>42.333720915919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932">
                <text:p>2932</text:p>
              </table:table-cell>
              <table:table-cell office:value-type="float" office:value="62.0774624825381">
                <text:p>62.0774624825381</text:p>
              </table:table-cell>
              <table:table-cell office:value-type="float" office:value="1311288008020.18">
                <text:p>1311288008020.18</text:p>
              </table:table-cell>
              <table:table-cell office:value-type="float" office:value="24.5184098438424">
                <text:p>24.518409843842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934">
                <text:p>2934</text:p>
              </table:table-cell>
              <table:table-cell office:value-type="float" office:value="4.04343820870841">
                <text:p>4.04343820870841</text:p>
              </table:table-cell>
              <table:table-cell office:value-type="float" office:value="1308117429837.33">
                <text:p>1308117429837.33</text:p>
              </table:table-cell>
              <table:table-cell office:value-type="float" office:value="0.0863451143329077">
                <text:p>0.08634511433290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936">
                <text:p>2936</text:p>
              </table:table-cell>
              <table:table-cell office:value-type="float" office:value="0.96860532834714">
                <text:p>0.96860532834714</text:p>
              </table:table-cell>
              <table:table-cell office:value-type="float" office:value="1304960344236.18">
                <text:p>1304960344236.18</text:p>
              </table:table-cell>
              <table:table-cell office:value-type="float" office:value="5.84544360576838">
                <text:p>5.8454436057683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938">
                <text:p>2938</text:p>
              </table:table-cell>
              <table:table-cell office:value-type="float" office:value="51.5938730093434">
                <text:p>51.5938730093434</text:p>
              </table:table-cell>
              <table:table-cell office:value-type="float" office:value="1301816665824.85">
                <text:p>1301816665824.85</text:p>
              </table:table-cell>
              <table:table-cell office:value-type="float" office:value="25.3795356160853">
                <text:p>25.379535616085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940">
                <text:p>2940</text:p>
              </table:table-cell>
              <table:table-cell office:value-type="float" office:value="25.1700602898677">
                <text:p>25.1700602898677</text:p>
              </table:table-cell>
              <table:table-cell office:value-type="float" office:value="1298686310222.36">
                <text:p>1298686310222.36</text:p>
              </table:table-cell>
              <table:table-cell office:value-type="float" office:value="13.0998844674051">
                <text:p>13.099884467405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942">
                <text:p>2942</text:p>
              </table:table-cell>
              <table:table-cell office:value-type="float" office:value="0.473807386478286">
                <text:p>0.473807386478286</text:p>
              </table:table-cell>
              <table:table-cell office:value-type="float" office:value="1295569193355.4">
                <text:p>1295569193355.4</text:p>
              </table:table-cell>
              <table:table-cell office:value-type="float" office:value="1.97837635079031">
                <text:p>1.9783763507903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944">
                <text:p>2944</text:p>
              </table:table-cell>
              <table:table-cell office:value-type="float" office:value="4.54438523403629">
                <text:p>4.54438523403629</text:p>
              </table:table-cell>
              <table:table-cell office:value-type="float" office:value="1292465232215.98">
                <text:p>1292465232215.98</text:p>
              </table:table-cell>
              <table:table-cell office:value-type="float" office:value="22.6313733146231">
                <text:p>22.631373314623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946">
                <text:p>2946</text:p>
              </table:table-cell>
              <table:table-cell office:value-type="float" office:value="18.1961371496488">
                <text:p>18.1961371496488</text:p>
              </table:table-cell>
              <table:table-cell office:value-type="float" office:value="1289374344301.12">
                <text:p>1289374344301.12</text:p>
              </table:table-cell>
              <table:table-cell office:value-type="float" office:value="0.927148876241162">
                <text:p>0.92714887624116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948">
                <text:p>2948</text:p>
              </table:table-cell>
              <table:table-cell office:value-type="float" office:value="6.82309731848805">
                <text:p>6.82309731848805</text:p>
              </table:table-cell>
              <table:table-cell office:value-type="float" office:value="1286296448001.36">
                <text:p>1286296448001.36</text:p>
              </table:table-cell>
              <table:table-cell office:value-type="float" office:value="43.0974642435">
                <text:p>43.097464243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950">
                <text:p>2950</text:p>
              </table:table-cell>
              <table:table-cell office:value-type="float" office:value="94.8552953209896">
                <text:p>94.8552953209896</text:p>
              </table:table-cell>
              <table:table-cell office:value-type="float" office:value="1283231462019.36">
                <text:p>1283231462019.36</text:p>
              </table:table-cell>
              <table:table-cell office:value-type="float" office:value="8.34391680031297">
                <text:p>8.3439168003129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952">
                <text:p>2952</text:p>
              </table:table-cell>
              <table:table-cell office:value-type="float" office:value="1.33090127685106">
                <text:p>1.33090127685106</text:p>
              </table:table-cell>
              <table:table-cell office:value-type="float" office:value="1280179306291.54">
                <text:p>1280179306291.54</text:p>
              </table:table-cell>
              <table:table-cell office:value-type="float" office:value="8.70879313318123">
                <text:p>8.7087931331812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954">
                <text:p>2954</text:p>
              </table:table-cell>
              <table:table-cell office:value-type="float" office:value="2.01996377211738">
                <text:p>2.01996377211738</text:p>
              </table:table-cell>
              <table:table-cell office:value-type="float" office:value="1277139900821.37">
                <text:p>1277139900821.37</text:p>
              </table:table-cell>
              <table:table-cell office:value-type="float" office:value="5.90561443766767">
                <text:p>5.9056144376676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956">
                <text:p>2956</text:p>
              </table:table-cell>
              <table:table-cell office:value-type="float" office:value="5.21318640860167">
                <text:p>5.21318640860167</text:p>
              </table:table-cell>
              <table:table-cell office:value-type="float" office:value="1274113166648.22">
                <text:p>1274113166648.22</text:p>
              </table:table-cell>
              <table:table-cell office:value-type="float" office:value="23.5538459102409">
                <text:p>23.553845910240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958">
                <text:p>2958</text:p>
              </table:table-cell>
              <table:table-cell office:value-type="float" office:value="1.49994925264698">
                <text:p>1.49994925264698</text:p>
              </table:table-cell>
              <table:table-cell office:value-type="float" office:value="1271099025385.56">
                <text:p>1271099025385.56</text:p>
              </table:table-cell>
              <table:table-cell office:value-type="float" office:value="12.8059962327132">
                <text:p>12.805996232713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960">
                <text:p>2960</text:p>
              </table:table-cell>
              <table:table-cell office:value-type="float" office:value="23.1327904235307">
                <text:p>23.1327904235307</text:p>
              </table:table-cell>
              <table:table-cell office:value-type="float" office:value="1268097399232.28">
                <text:p>1268097399232.28</text:p>
              </table:table-cell>
              <table:table-cell office:value-type="float" office:value="27.6556691586522">
                <text:p>27.655669158652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962">
                <text:p>2962</text:p>
              </table:table-cell>
              <table:table-cell office:value-type="float" office:value="1.09351759291209">
                <text:p>1.09351759291209</text:p>
              </table:table-cell>
              <table:table-cell office:value-type="float" office:value="1265108211173.19">
                <text:p>1265108211173.19</text:p>
              </table:table-cell>
              <table:table-cell office:value-type="float" office:value="18.0233812109004">
                <text:p>18.023381210900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964">
                <text:p>2964</text:p>
              </table:table-cell>
              <table:table-cell office:value-type="float" office:value="10.3118288904112">
                <text:p>10.3118288904112</text:p>
              </table:table-cell>
              <table:table-cell office:value-type="float" office:value="1262131384647.59">
                <text:p>1262131384647.59</text:p>
              </table:table-cell>
              <table:table-cell office:value-type="float" office:value="0.0759093536805116">
                <text:p>0.075909353680511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966">
                <text:p>2966</text:p>
              </table:table-cell>
              <table:table-cell office:value-type="float" office:value="20.4857391672996">
                <text:p>20.4857391672996</text:p>
              </table:table-cell>
              <table:table-cell office:value-type="float" office:value="1259166843849.92">
                <text:p>1259166843849.92</text:p>
              </table:table-cell>
              <table:table-cell office:value-type="float" office:value="1.73074885111838">
                <text:p>1.7307488511183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968">
                <text:p>2968</text:p>
              </table:table-cell>
              <table:table-cell office:value-type="float" office:value="0.728055281741044">
                <text:p>0.728055281741044</text:p>
              </table:table-cell>
              <table:table-cell office:value-type="float" office:value="1256214513582.79">
                <text:p>1256214513582.79</text:p>
              </table:table-cell>
              <table:table-cell office:value-type="float" office:value="2.82709151476648">
                <text:p>2.8270915147664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970">
                <text:p>2970</text:p>
              </table:table-cell>
              <table:table-cell office:value-type="float" office:value="3.80065661717021">
                <text:p>3.80065661717021</text:p>
              </table:table-cell>
              <table:table-cell office:value-type="float" office:value="1253274319190.97">
                <text:p>1253274319190.97</text:p>
              </table:table-cell>
              <table:table-cell office:value-type="float" office:value="13.6455620549522">
                <text:p>13.645562054952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972">
                <text:p>2972</text:p>
              </table:table-cell>
              <table:table-cell office:value-type="float" office:value="0.0861839576095198">
                <text:p>0.0861839576095198</text:p>
              </table:table-cell>
              <table:table-cell office:value-type="float" office:value="1250346186700.6">
                <text:p>1250346186700.6</text:p>
              </table:table-cell>
              <table:table-cell office:value-type="float" office:value="6.88985240967102">
                <text:p>6.8898524096710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974">
                <text:p>2974</text:p>
              </table:table-cell>
              <table:table-cell office:value-type="float" office:value="0.769641409634144">
                <text:p>0.769641409634144</text:p>
              </table:table-cell>
              <table:table-cell office:value-type="float" office:value="1247430042741.75">
                <text:p>1247430042741.75</text:p>
              </table:table-cell>
              <table:table-cell office:value-type="float" office:value="28.3062654706918">
                <text:p>28.306265470691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976">
                <text:p>2976</text:p>
              </table:table-cell>
              <table:table-cell office:value-type="float" office:value="2.37293659962354">
                <text:p>2.37293659962354</text:p>
              </table:table-cell>
              <table:table-cell office:value-type="float" office:value="1244525814468.54">
                <text:p>1244525814468.54</text:p>
              </table:table-cell>
              <table:table-cell office:value-type="float" office:value="28.6464697041165">
                <text:p>28.646469704116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978">
                <text:p>2978</text:p>
              </table:table-cell>
              <table:table-cell office:value-type="float" office:value="1.77291674827682">
                <text:p>1.77291674827682</text:p>
              </table:table-cell>
              <table:table-cell office:value-type="float" office:value="1241633429737.13">
                <text:p>1241633429737.13</text:p>
              </table:table-cell>
              <table:table-cell office:value-type="float" office:value="14.1936495000036">
                <text:p>14.193649500003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980">
                <text:p>2980</text:p>
              </table:table-cell>
              <table:table-cell office:value-type="float" office:value="2.19009598750908">
                <text:p>2.19009598750908</text:p>
              </table:table-cell>
              <table:table-cell office:value-type="float" office:value="1238752816883.83">
                <text:p>1238752816883.83</text:p>
              </table:table-cell>
              <table:table-cell office:value-type="float" office:value="22.0296889052334">
                <text:p>22.029688905233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982">
                <text:p>2982</text:p>
              </table:table-cell>
              <table:table-cell office:value-type="float" office:value="1.16745535280116">
                <text:p>1.16745535280116</text:p>
              </table:table-cell>
              <table:table-cell office:value-type="float" office:value="1235883904892.21">
                <text:p>1235883904892.21</text:p>
              </table:table-cell>
              <table:table-cell office:value-type="float" office:value="4.76147374263237">
                <text:p>4.7614737426323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984">
                <text:p>2984</text:p>
              </table:table-cell>
              <table:table-cell office:value-type="float" office:value="1.75449003777548">
                <text:p>1.75449003777548</text:p>
              </table:table-cell>
              <table:table-cell office:value-type="float" office:value="1233026623289.98">
                <text:p>1233026623289.98</text:p>
              </table:table-cell>
              <table:table-cell office:value-type="float" office:value="16.4344492137226">
                <text:p>16.434449213722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986">
                <text:p>2986</text:p>
              </table:table-cell>
              <table:table-cell office:value-type="float" office:value="2.21854849466204">
                <text:p>2.21854849466204</text:p>
              </table:table-cell>
              <table:table-cell office:value-type="float" office:value="1230180902183.29">
                <text:p>1230180902183.29</text:p>
              </table:table-cell>
              <table:table-cell office:value-type="float" office:value="15.1012857024877">
                <text:p>15.101285702487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988">
                <text:p>2988</text:p>
              </table:table-cell>
              <table:table-cell office:value-type="float" office:value="20.9135360569998">
                <text:p>20.9135360569998</text:p>
              </table:table-cell>
              <table:table-cell office:value-type="float" office:value="1227346672196.1">
                <text:p>1227346672196.1</text:p>
              </table:table-cell>
              <table:table-cell office:value-type="float" office:value="9.21245870564298">
                <text:p>9.2124587056429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990">
                <text:p>2990</text:p>
              </table:table-cell>
              <table:table-cell office:value-type="float" office:value="4.10726671214818">
                <text:p>4.10726671214818</text:p>
              </table:table-cell>
              <table:table-cell office:value-type="float" office:value="1224523864629.64">
                <text:p>1224523864629.64</text:p>
              </table:table-cell>
              <table:table-cell office:value-type="float" office:value="24.4219795628371">
                <text:p>24.421979562837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992">
                <text:p>2992</text:p>
              </table:table-cell>
              <table:table-cell office:value-type="float" office:value="2.74042363046177">
                <text:p>2.74042363046177</text:p>
              </table:table-cell>
              <table:table-cell office:value-type="float" office:value="1221712411211.01">
                <text:p>1221712411211.01</text:p>
              </table:table-cell>
              <table:table-cell office:value-type="float" office:value="17.6348506074437">
                <text:p>17.634850607443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994">
                <text:p>2994</text:p>
              </table:table-cell>
              <table:table-cell office:value-type="float" office:value="3.00770448179702">
                <text:p>3.00770448179702</text:p>
              </table:table-cell>
              <table:table-cell office:value-type="float" office:value="1218912244250.32">
                <text:p>1218912244250.32</text:p>
              </table:table-cell>
              <table:table-cell office:value-type="float" office:value="14.3631580260404">
                <text:p>14.363158026040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996">
                <text:p>2996</text:p>
              </table:table-cell>
              <table:table-cell office:value-type="float" office:value="1.58951266796639">
                <text:p>1.58951266796639</text:p>
              </table:table-cell>
              <table:table-cell office:value-type="float" office:value="1216123296594.22">
                <text:p>1216123296594.22</text:p>
              </table:table-cell>
              <table:table-cell office:value-type="float" office:value="48.1745323736658">
                <text:p>48.174532373665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998">
                <text:p>2998</text:p>
              </table:table-cell>
              <table:table-cell office:value-type="float" office:value="1.73119804655328">
                <text:p>1.73119804655328</text:p>
              </table:table-cell>
              <table:table-cell office:value-type="float" office:value="1213345501653.51">
                <text:p>1213345501653.51</text:p>
              </table:table-cell>
              <table:table-cell office:value-type="float" office:value="19.7491136519825">
                <text:p>19.749113651982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4.26211663320307">
                <text:p>4.26211663320307</text:p>
              </table:table-cell>
              <table:table-cell office:value-type="float" office:value="1210578793339.03">
                <text:p>1210578793339.03</text:p>
              </table:table-cell>
              <table:table-cell office:value-type="float" office:value="28.5293503364905">
                <text:p>28.529350336490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002">
                <text:p>3002</text:p>
              </table:table-cell>
              <table:table-cell office:value-type="float" office:value="6.74718177927615">
                <text:p>6.74718177927615</text:p>
              </table:table-cell>
              <table:table-cell office:value-type="float" office:value="1207823106099.15">
                <text:p>1207823106099.15</text:p>
              </table:table-cell>
              <table:table-cell office:value-type="float" office:value="14.8594868652413">
                <text:p>14.859486865241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004">
                <text:p>3004</text:p>
              </table:table-cell>
              <table:table-cell office:value-type="float" office:value="1.80737569836742">
                <text:p>1.80737569836742</text:p>
              </table:table-cell>
              <table:table-cell office:value-type="float" office:value="1205078374869.11">
                <text:p>1205078374869.11</text:p>
              </table:table-cell>
              <table:table-cell office:value-type="float" office:value="54.6212590028351">
                <text:p>54.621259002835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006">
                <text:p>3006</text:p>
              </table:table-cell>
              <table:table-cell office:value-type="float" office:value="2.79724483529495">
                <text:p>2.79724483529495</text:p>
              </table:table-cell>
              <table:table-cell office:value-type="float" office:value="1202344535153.29">
                <text:p>1202344535153.29</text:p>
              </table:table-cell>
              <table:table-cell office:value-type="float" office:value="8.02508454340669">
                <text:p>8.0250845434066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008">
                <text:p>3008</text:p>
              </table:table-cell>
              <table:table-cell office:value-type="float" office:value="1.07529517266706">
                <text:p>1.07529517266706</text:p>
              </table:table-cell>
              <table:table-cell office:value-type="float" office:value="1199621522929.27">
                <text:p>1199621522929.27</text:p>
              </table:table-cell>
              <table:table-cell office:value-type="float" office:value="22.6732982757561">
                <text:p>22.673298275756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010">
                <text:p>3010</text:p>
              </table:table-cell>
              <table:table-cell office:value-type="float" office:value="109.227298959133">
                <text:p>109.227298959133</text:p>
              </table:table-cell>
              <table:table-cell office:value-type="float" office:value="1196909274783.65">
                <text:p>1196909274783.65</text:p>
              </table:table-cell>
              <table:table-cell office:value-type="float" office:value="15.7585417525349">
                <text:p>15.758541752534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012">
                <text:p>3012</text:p>
              </table:table-cell>
              <table:table-cell office:value-type="float" office:value="5.1637967231049">
                <text:p>5.1637967231049</text:p>
              </table:table-cell>
              <table:table-cell office:value-type="float" office:value="1194207727369.02">
                <text:p>1194207727369.02</text:p>
              </table:table-cell>
              <table:table-cell office:value-type="float" office:value="7.26578494072916">
                <text:p>7.2657849407291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014">
                <text:p>3014</text:p>
              </table:table-cell>
              <table:table-cell office:value-type="float" office:value="4.54203560914755">
                <text:p>4.54203560914755</text:p>
              </table:table-cell>
              <table:table-cell office:value-type="float" office:value="1191516818493.96">
                <text:p>1191516818493.96</text:p>
              </table:table-cell>
              <table:table-cell office:value-type="float" office:value="16.8214221420113">
                <text:p>16.821422142011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016">
                <text:p>3016</text:p>
              </table:table-cell>
              <table:table-cell office:value-type="float" office:value="2.34614964261769">
                <text:p>2.34614964261769</text:p>
              </table:table-cell>
              <table:table-cell office:value-type="float" office:value="1188836486027.61">
                <text:p>1188836486027.61</text:p>
              </table:table-cell>
              <table:table-cell office:value-type="float" office:value="1.31440997068055">
                <text:p>1.3144099706805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018">
                <text:p>3018</text:p>
              </table:table-cell>
              <table:table-cell office:value-type="float" office:value="1.57755175765607">
                <text:p>1.57755175765607</text:p>
              </table:table-cell>
              <table:table-cell office:value-type="float" office:value="1186166668405.25">
                <text:p>1186166668405.25</text:p>
              </table:table-cell>
              <table:table-cell office:value-type="float" office:value="2.93320306927103">
                <text:p>2.9332030692710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020">
                <text:p>3020</text:p>
              </table:table-cell>
              <table:table-cell office:value-type="float" office:value="7.09355209170504">
                <text:p>7.09355209170504</text:p>
              </table:table-cell>
              <table:table-cell office:value-type="float" office:value="1183507304557.53">
                <text:p>1183507304557.53</text:p>
              </table:table-cell>
              <table:table-cell office:value-type="float" office:value="27.105853201424">
                <text:p>27.10585320142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022">
                <text:p>3022</text:p>
              </table:table-cell>
              <table:table-cell office:value-type="float" office:value="14.046613353953">
                <text:p>14.046613353953</text:p>
              </table:table-cell>
              <table:table-cell office:value-type="float" office:value="1180858333876.98">
                <text:p>1180858333876.98</text:p>
              </table:table-cell>
              <table:table-cell office:value-type="float" office:value="26.549237884684">
                <text:p>26.54923788468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024">
                <text:p>3024</text:p>
              </table:table-cell>
              <table:table-cell office:value-type="float" office:value="0.474128286870014">
                <text:p>0.474128286870014</text:p>
              </table:table-cell>
              <table:table-cell office:value-type="float" office:value="1178219696274.73">
                <text:p>1178219696274.73</text:p>
              </table:table-cell>
              <table:table-cell office:value-type="float" office:value="4.75138379371008">
                <text:p>4.7513837937100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026">
                <text:p>3026</text:p>
              </table:table-cell>
              <table:table-cell office:value-type="float" office:value="33.1517569189305">
                <text:p>33.1517569189305</text:p>
              </table:table-cell>
              <table:table-cell office:value-type="float" office:value="1175591332019.11">
                <text:p>1175591332019.11</text:p>
              </table:table-cell>
              <table:table-cell office:value-type="float" office:value="15.9041375621737">
                <text:p>15.90413756217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028">
                <text:p>3028</text:p>
              </table:table-cell>
              <table:table-cell office:value-type="float" office:value="1.94298996138035">
                <text:p>1.94298996138035</text:p>
              </table:table-cell>
              <table:table-cell office:value-type="float" office:value="1172973182015.41">
                <text:p>1172973182015.41</text:p>
              </table:table-cell>
              <table:table-cell office:value-type="float" office:value="20.2400644316742">
                <text:p>20.240064431674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030">
                <text:p>3030</text:p>
              </table:table-cell>
              <table:table-cell office:value-type="float" office:value="2.12316255826555">
                <text:p>2.12316255826555</text:p>
              </table:table-cell>
              <table:table-cell office:value-type="float" office:value="1170365187416.44">
                <text:p>1170365187416.44</text:p>
              </table:table-cell>
              <table:table-cell office:value-type="float" office:value="8.74957851570843">
                <text:p>8.7495785157084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032">
                <text:p>3032</text:p>
              </table:table-cell>
              <table:table-cell office:value-type="float" office:value="6.35217972583792">
                <text:p>6.35217972583792</text:p>
              </table:table-cell>
              <table:table-cell office:value-type="float" office:value="1167767289978.22">
                <text:p>1167767289978.22</text:p>
              </table:table-cell>
              <table:table-cell office:value-type="float" office:value="27.3093771164048">
                <text:p>27.309377116404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034">
                <text:p>3034</text:p>
              </table:table-cell>
              <table:table-cell office:value-type="float" office:value="5.06438923873393">
                <text:p>5.06438923873393</text:p>
              </table:table-cell>
              <table:table-cell office:value-type="float" office:value="1165179431823.56">
                <text:p>1165179431823.56</text:p>
              </table:table-cell>
              <table:table-cell office:value-type="float" office:value="14.3911997920859">
                <text:p>14.391199792085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036">
                <text:p>3036</text:p>
              </table:table-cell>
              <table:table-cell office:value-type="float" office:value="4.09083584560155">
                <text:p>4.09083584560155</text:p>
              </table:table-cell>
              <table:table-cell office:value-type="float" office:value="1162601555592.52">
                <text:p>1162601555592.52</text:p>
              </table:table-cell>
              <table:table-cell office:value-type="float" office:value="5.7692930601885">
                <text:p>5.769293060188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038">
                <text:p>3038</text:p>
              </table:table-cell>
              <table:table-cell office:value-type="float" office:value="5.51562456196844">
                <text:p>5.51562456196844</text:p>
              </table:table-cell>
              <table:table-cell office:value-type="float" office:value="1160033604327.75">
                <text:p>1160033604327.75</text:p>
              </table:table-cell>
              <table:table-cell office:value-type="float" office:value="3.11604287458718">
                <text:p>3.1160428745871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040">
                <text:p>3040</text:p>
              </table:table-cell>
              <table:table-cell office:value-type="float" office:value="0.576077709107372">
                <text:p>0.576077709107372</text:p>
              </table:table-cell>
              <table:table-cell office:value-type="float" office:value="1157475521378.21">
                <text:p>1157475521378.21</text:p>
              </table:table-cell>
              <table:table-cell office:value-type="float" office:value="17.5774499056189">
                <text:p>17.577449905618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042">
                <text:p>3042</text:p>
              </table:table-cell>
              <table:table-cell office:value-type="float" office:value="1.41741186481714">
                <text:p>1.41741186481714</text:p>
              </table:table-cell>
              <table:table-cell office:value-type="float" office:value="1154927250766.68">
                <text:p>1154927250766.68</text:p>
              </table:table-cell>
              <table:table-cell office:value-type="float" office:value="22.286802832513">
                <text:p>22.28680283251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044">
                <text:p>3044</text:p>
              </table:table-cell>
              <table:table-cell office:value-type="float" office:value="13.6890754681816">
                <text:p>13.6890754681816</text:p>
              </table:table-cell>
              <table:table-cell office:value-type="float" office:value="1152388736845.82">
                <text:p>1152388736845.82</text:p>
              </table:table-cell>
              <table:table-cell office:value-type="float" office:value="10.4096204199909">
                <text:p>10.409620419990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046">
                <text:p>3046</text:p>
              </table:table-cell>
              <table:table-cell office:value-type="float" office:value="0.235863452361731">
                <text:p>0.235863452361731</text:p>
              </table:table-cell>
              <table:table-cell office:value-type="float" office:value="1149859924261.92">
                <text:p>1149859924261.92</text:p>
              </table:table-cell>
              <table:table-cell office:value-type="float" office:value="8.83130095011842">
                <text:p>8.8313009501184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048">
                <text:p>3048</text:p>
              </table:table-cell>
              <table:table-cell office:value-type="float" office:value="13.6569900470463">
                <text:p>13.6569900470463</text:p>
              </table:table-cell>
              <table:table-cell office:value-type="float" office:value="1147340758225.34">
                <text:p>1147340758225.34</text:p>
              </table:table-cell>
              <table:table-cell office:value-type="float" office:value="1.24636887860906">
                <text:p>1.2463688786090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050">
                <text:p>3050</text:p>
              </table:table-cell>
              <table:table-cell office:value-type="float" office:value="8.20096144614011">
                <text:p>8.20096144614011</text:p>
              </table:table-cell>
              <table:table-cell office:value-type="float" office:value="1144831184356.5">
                <text:p>1144831184356.5</text:p>
              </table:table-cell>
              <table:table-cell office:value-type="float" office:value="40.6931615711513">
                <text:p>40.693161571151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052">
                <text:p>3052</text:p>
              </table:table-cell>
              <table:table-cell office:value-type="float" office:value="3.95619802185113">
                <text:p>3.95619802185113</text:p>
              </table:table-cell>
              <table:table-cell office:value-type="float" office:value="1142331148623.73">
                <text:p>1142331148623.73</text:p>
              </table:table-cell>
              <table:table-cell office:value-type="float" office:value="59.4561168947713">
                <text:p>59.456116894771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054">
                <text:p>3054</text:p>
              </table:table-cell>
              <table:table-cell office:value-type="float" office:value="5.58662118787775">
                <text:p>5.58662118787775</text:p>
              </table:table-cell>
              <table:table-cell office:value-type="float" office:value="1139840597397.15">
                <text:p>1139840597397.15</text:p>
              </table:table-cell>
              <table:table-cell office:value-type="float" office:value="2.61210268808822">
                <text:p>2.6121026880882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056">
                <text:p>3056</text:p>
              </table:table-cell>
              <table:table-cell office:value-type="float" office:value="7.16482638315515">
                <text:p>7.16482638315515</text:p>
              </table:table-cell>
              <table:table-cell office:value-type="float" office:value="1137359477515.73">
                <text:p>1137359477515.73</text:p>
              </table:table-cell>
              <table:table-cell office:value-type="float" office:value="53.8457992407143">
                <text:p>53.845799240714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058">
                <text:p>3058</text:p>
              </table:table-cell>
              <table:table-cell office:value-type="float" office:value="7.4515622816171">
                <text:p>7.4515622816171</text:p>
              </table:table-cell>
              <table:table-cell office:value-type="float" office:value="1134887736146.81">
                <text:p>1134887736146.81</text:p>
              </table:table-cell>
              <table:table-cell office:value-type="float" office:value="33.4592721983627">
                <text:p>33.459272198362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060">
                <text:p>3060</text:p>
              </table:table-cell>
              <table:table-cell office:value-type="float" office:value="1.7079927511046">
                <text:p>1.7079927511046</text:p>
              </table:table-cell>
              <table:table-cell office:value-type="float" office:value="1132425320931.8">
                <text:p>1132425320931.8</text:p>
              </table:table-cell>
              <table:table-cell office:value-type="float" office:value="8.00487628717386">
                <text:p>8.0048762871738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062">
                <text:p>3062</text:p>
              </table:table-cell>
              <table:table-cell office:value-type="float" office:value="4.36363522710339">
                <text:p>4.36363522710339</text:p>
              </table:table-cell>
              <table:table-cell office:value-type="float" office:value="1129972179830.28">
                <text:p>1129972179830.28</text:p>
              </table:table-cell>
              <table:table-cell office:value-type="float" office:value="6.52940530122982">
                <text:p>6.5294053012298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064">
                <text:p>3064</text:p>
              </table:table-cell>
              <table:table-cell office:value-type="float" office:value="3.27912561577986">
                <text:p>3.27912561577986</text:p>
              </table:table-cell>
              <table:table-cell office:value-type="float" office:value="1127528261209.98">
                <text:p>1127528261209.98</text:p>
              </table:table-cell>
              <table:table-cell office:value-type="float" office:value="23.3681101119097">
                <text:p>23.368110111909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66">
                <text:p>3066</text:p>
              </table:table-cell>
              <table:table-cell office:value-type="float" office:value="79.7406165254077">
                <text:p>79.7406165254077</text:p>
              </table:table-cell>
              <table:table-cell office:value-type="float" office:value="1125093513936.13">
                <text:p>1125093513936.13</text:p>
              </table:table-cell>
              <table:table-cell office:value-type="float" office:value="24.9950944980377">
                <text:p>24.995094498037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068">
                <text:p>3068</text:p>
              </table:table-cell>
              <table:table-cell office:value-type="float" office:value="4.90825526287913">
                <text:p>4.90825526287913</text:p>
              </table:table-cell>
              <table:table-cell office:value-type="float" office:value="1122667886889.26">
                <text:p>1122667886889.26</text:p>
              </table:table-cell>
              <table:table-cell office:value-type="float" office:value="9.23495808075656">
                <text:p>9.2349580807565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070">
                <text:p>3070</text:p>
              </table:table-cell>
              <table:table-cell office:value-type="float" office:value="3.65877742393405">
                <text:p>3.65877742393405</text:p>
              </table:table-cell>
              <table:table-cell office:value-type="float" office:value="1120251329850.86">
                <text:p>1120251329850.86</text:p>
              </table:table-cell>
              <table:table-cell office:value-type="float" office:value="12.3742085541312">
                <text:p>12.374208554131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072">
                <text:p>3072</text:p>
              </table:table-cell>
              <table:table-cell office:value-type="float" office:value="8.75176166711233">
                <text:p>8.75176166711233</text:p>
              </table:table-cell>
              <table:table-cell office:value-type="float" office:value="1117843792592.91">
                <text:p>1117843792592.91</text:p>
              </table:table-cell>
              <table:table-cell office:value-type="float" office:value="10.6666922334375">
                <text:p>10.666692233437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074">
                <text:p>3074</text:p>
              </table:table-cell>
              <table:table-cell office:value-type="float" office:value="12.2672264813241">
                <text:p>12.2672264813241</text:p>
              </table:table-cell>
              <table:table-cell office:value-type="float" office:value="1115445225432.91">
                <text:p>1115445225432.91</text:p>
              </table:table-cell>
              <table:table-cell office:value-type="float" office:value="24.9295893440282">
                <text:p>24.929589344028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076">
                <text:p>3076</text:p>
              </table:table-cell>
              <table:table-cell office:value-type="float" office:value="5.63986693435142">
                <text:p>5.63986693435142</text:p>
              </table:table-cell>
              <table:table-cell office:value-type="float" office:value="1113055578930.79">
                <text:p>1113055578930.79</text:p>
              </table:table-cell>
              <table:table-cell office:value-type="float" office:value="2.58797740593543">
                <text:p>2.5879774059354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078">
                <text:p>3078</text:p>
              </table:table-cell>
              <table:table-cell office:value-type="float" office:value="1.14111483227415">
                <text:p>1.14111483227415</text:p>
              </table:table-cell>
              <table:table-cell office:value-type="float" office:value="1110674804137.16">
                <text:p>1110674804137.16</text:p>
              </table:table-cell>
              <table:table-cell office:value-type="float" office:value="21.0935667260496">
                <text:p>21.093566726049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080">
                <text:p>3080</text:p>
              </table:table-cell>
              <table:table-cell office:value-type="float" office:value="28.8758811218219">
                <text:p>28.8758811218219</text:p>
              </table:table-cell>
              <table:table-cell office:value-type="float" office:value="1108302852344.52">
                <text:p>1108302852344.52</text:p>
              </table:table-cell>
              <table:table-cell office:value-type="float" office:value="6.97814881255808">
                <text:p>6.9781488125580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082">
                <text:p>3082</text:p>
              </table:table-cell>
              <table:table-cell office:value-type="float" office:value="2.97776857721506">
                <text:p>2.97776857721506</text:p>
              </table:table-cell>
              <table:table-cell office:value-type="float" office:value="1105939675349.7">
                <text:p>1105939675349.7</text:p>
              </table:table-cell>
              <table:table-cell office:value-type="float" office:value="0.475651232321825">
                <text:p>0.47565123232182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084">
                <text:p>3084</text:p>
              </table:table-cell>
              <table:table-cell office:value-type="float" office:value="17.0942746209114">
                <text:p>17.0942746209114</text:p>
              </table:table-cell>
              <table:table-cell office:value-type="float" office:value="1103585225157.99">
                <text:p>1103585225157.99</text:p>
              </table:table-cell>
              <table:table-cell office:value-type="float" office:value="0.838292297544298">
                <text:p>0.83829229754429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086">
                <text:p>3086</text:p>
              </table:table-cell>
              <table:table-cell office:value-type="float" office:value="1.28079281124305">
                <text:p>1.28079281124305</text:p>
              </table:table-cell>
              <table:table-cell office:value-type="float" office:value="1101239454145.93">
                <text:p>1101239454145.93</text:p>
              </table:table-cell>
              <table:table-cell office:value-type="float" office:value="3.41386556348095">
                <text:p>3.4138655634809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088">
                <text:p>3088</text:p>
              </table:table-cell>
              <table:table-cell office:value-type="float" office:value="8.82403056923006">
                <text:p>8.82403056923006</text:p>
              </table:table-cell>
              <table:table-cell office:value-type="float" office:value="1098902315109.37">
                <text:p>1098902315109.37</text:p>
              </table:table-cell>
              <table:table-cell office:value-type="float" office:value="31.3710298041315">
                <text:p>31.371029804131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090">
                <text:p>3090</text:p>
              </table:table-cell>
              <table:table-cell office:value-type="float" office:value="6.51357866072905">
                <text:p>6.51357866072905</text:p>
              </table:table-cell>
              <table:table-cell office:value-type="float" office:value="1096573761195.6">
                <text:p>1096573761195.6</text:p>
              </table:table-cell>
              <table:table-cell office:value-type="float" office:value="18.4220611019078">
                <text:p>18.422061101907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092">
                <text:p>3092</text:p>
              </table:table-cell>
              <table:table-cell office:value-type="float" office:value="52.1742470841779">
                <text:p>52.1742470841779</text:p>
              </table:table-cell>
              <table:table-cell office:value-type="float" office:value="1094253745823.6">
                <text:p>1094253745823.6</text:p>
              </table:table-cell>
              <table:table-cell office:value-type="float" office:value="15.1003439023528">
                <text:p>15.100343902352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094">
                <text:p>3094</text:p>
              </table:table-cell>
              <table:table-cell office:value-type="float" office:value="1.41583637868989">
                <text:p>1.41583637868989</text:p>
              </table:table-cell>
              <table:table-cell office:value-type="float" office:value="1091942222644.99">
                <text:p>1091942222644.99</text:p>
              </table:table-cell>
              <table:table-cell office:value-type="float" office:value="3.37769965462979">
                <text:p>3.3776996546297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096">
                <text:p>3096</text:p>
              </table:table-cell>
              <table:table-cell office:value-type="float" office:value="0.170900600705504">
                <text:p>0.170900600705504</text:p>
              </table:table-cell>
              <table:table-cell office:value-type="float" office:value="1089639145943.54">
                <text:p>1089639145943.54</text:p>
              </table:table-cell>
              <table:table-cell office:value-type="float" office:value="2.52041317750717">
                <text:p>2.5204131775071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098">
                <text:p>3098</text:p>
              </table:table-cell>
              <table:table-cell office:value-type="float" office:value="11.9468056987866">
                <text:p>11.9468056987866</text:p>
              </table:table-cell>
              <table:table-cell office:value-type="float" office:value="1087344470091.58">
                <text:p>1087344470091.58</text:p>
              </table:table-cell>
              <table:table-cell office:value-type="float" office:value="1.71159377444203">
                <text:p>1.7115937744420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100">
                <text:p>3100</text:p>
              </table:table-cell>
              <table:table-cell office:value-type="float" office:value="5.18790219789715">
                <text:p>5.18790219789715</text:p>
              </table:table-cell>
              <table:table-cell office:value-type="float" office:value="1085058149892.72">
                <text:p>1085058149892.72</text:p>
              </table:table-cell>
              <table:table-cell office:value-type="float" office:value="17.1276826722215">
                <text:p>17.127682672221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102">
                <text:p>3102</text:p>
              </table:table-cell>
              <table:table-cell office:value-type="float" office:value="2.17950016588548">
                <text:p>2.17950016588548</text:p>
              </table:table-cell>
              <table:table-cell office:value-type="float" office:value="1082780140424.25">
                <text:p>1082780140424.25</text:p>
              </table:table-cell>
              <table:table-cell office:value-type="float" office:value="4.82021549448166">
                <text:p>4.8202154944816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104">
                <text:p>3104</text:p>
              </table:table-cell>
              <table:table-cell office:value-type="float" office:value="11.4292477362749">
                <text:p>11.4292477362749</text:p>
              </table:table-cell>
              <table:table-cell office:value-type="float" office:value="1080510397100.67">
                <text:p>1080510397100.67</text:p>
              </table:table-cell>
              <table:table-cell office:value-type="float" office:value="27.3833059634439">
                <text:p>27.383305963443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106">
                <text:p>3106</text:p>
              </table:table-cell>
              <table:table-cell office:value-type="float" office:value="6.69788995839796">
                <text:p>6.69788995839796</text:p>
              </table:table-cell>
              <table:table-cell office:value-type="float" office:value="1078248875709.88">
                <text:p>1078248875709.88</text:p>
              </table:table-cell>
              <table:table-cell office:value-type="float" office:value="19.7073810092908">
                <text:p>19.707381009290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108">
                <text:p>3108</text:p>
              </table:table-cell>
              <table:table-cell office:value-type="float" office:value="1.49906951371329">
                <text:p>1.49906951371329</text:p>
              </table:table-cell>
              <table:table-cell office:value-type="float" office:value="1075995532224.19">
                <text:p>1075995532224.19</text:p>
              </table:table-cell>
              <table:table-cell office:value-type="float" office:value="28.3803940663221">
                <text:p>28.380394066322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110">
                <text:p>3110</text:p>
              </table:table-cell>
              <table:table-cell office:value-type="float" office:value="5.43482151407331">
                <text:p>5.43482151407331</text:p>
              </table:table-cell>
              <table:table-cell office:value-type="float" office:value="1073750323130.76">
                <text:p>1073750323130.76</text:p>
              </table:table-cell>
              <table:table-cell office:value-type="float" office:value="0.458146247377846">
                <text:p>0.45814624737784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112">
                <text:p>3112</text:p>
              </table:table-cell>
              <table:table-cell office:value-type="float" office:value="4.42222936410445">
                <text:p>4.42222936410445</text:p>
              </table:table-cell>
              <table:table-cell office:value-type="float" office:value="1071513205015.34">
                <text:p>1071513205015.34</text:p>
              </table:table-cell>
              <table:table-cell office:value-type="float" office:value="19.2108801696517">
                <text:p>19.210880169651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114">
                <text:p>3114</text:p>
              </table:table-cell>
              <table:table-cell office:value-type="float" office:value="21.2379228978279">
                <text:p>21.2379228978279</text:p>
              </table:table-cell>
              <table:table-cell office:value-type="float" office:value="1069284134902.73">
                <text:p>1069284134902.73</text:p>
              </table:table-cell>
              <table:table-cell office:value-type="float" office:value="2.47802118666767">
                <text:p>2.4780211866676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116">
                <text:p>3116</text:p>
              </table:table-cell>
              <table:table-cell office:value-type="float" office:value="0.767972965191965">
                <text:p>0.767972965191965</text:p>
              </table:table-cell>
              <table:table-cell office:value-type="float" office:value="1067063070122.63">
                <text:p>1067063070122.63</text:p>
              </table:table-cell>
              <table:table-cell office:value-type="float" office:value="35.0097116526193">
                <text:p>35.009711652619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118">
                <text:p>3118</text:p>
              </table:table-cell>
              <table:table-cell office:value-type="float" office:value="16.1321956513784">
                <text:p>16.1321956513784</text:p>
              </table:table-cell>
              <table:table-cell office:value-type="float" office:value="1064849968218.39">
                <text:p>1064849968218.39</text:p>
              </table:table-cell>
              <table:table-cell office:value-type="float" office:value="10.3714188517226">
                <text:p>10.37141885172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120">
                <text:p>3120</text:p>
              </table:table-cell>
              <table:table-cell office:value-type="float" office:value="2.19405544624733">
                <text:p>2.19405544624733</text:p>
              </table:table-cell>
              <table:table-cell office:value-type="float" office:value="1062644787145.93">
                <text:p>1062644787145.93</text:p>
              </table:table-cell>
              <table:table-cell office:value-type="float" office:value="10.4083824925054">
                <text:p>10.408382492505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122">
                <text:p>3122</text:p>
              </table:table-cell>
              <table:table-cell office:value-type="float" office:value="10.247183239387">
                <text:p>10.247183239387</text:p>
              </table:table-cell>
              <table:table-cell office:value-type="float" office:value="1060447485035.79">
                <text:p>1060447485035.79</text:p>
              </table:table-cell>
              <table:table-cell office:value-type="float" office:value="26.8127515168362">
                <text:p>26.812751516836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124">
                <text:p>3124</text:p>
              </table:table-cell>
              <table:table-cell office:value-type="float" office:value="1.29017469942196">
                <text:p>1.29017469942196</text:p>
              </table:table-cell>
              <table:table-cell office:value-type="float" office:value="1058258020471.47">
                <text:p>1058258020471.47</text:p>
              </table:table-cell>
              <table:table-cell office:value-type="float" office:value="43.7170914587072">
                <text:p>43.717091458707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126">
                <text:p>3126</text:p>
              </table:table-cell>
              <table:table-cell office:value-type="float" office:value="2.70236387504116">
                <text:p>2.70236387504116</text:p>
              </table:table-cell>
              <table:table-cell office:value-type="float" office:value="1056076352171.64">
                <text:p>1056076352171.64</text:p>
              </table:table-cell>
              <table:table-cell office:value-type="float" office:value="5.84814635577812">
                <text:p>5.8481463557781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28">
                <text:p>3128</text:p>
              </table:table-cell>
              <table:table-cell office:value-type="float" office:value="0.212732770605499">
                <text:p>0.212732770605499</text:p>
              </table:table-cell>
              <table:table-cell office:value-type="float" office:value="1053902439215.48">
                <text:p>1053902439215.48</text:p>
              </table:table-cell>
              <table:table-cell office:value-type="float" office:value="29.8991326263814">
                <text:p>29.899132626381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130">
                <text:p>3130</text:p>
              </table:table-cell>
              <table:table-cell office:value-type="float" office:value="7.60694412653826">
                <text:p>7.60694412653826</text:p>
              </table:table-cell>
              <table:table-cell office:value-type="float" office:value="1051736240988.26">
                <text:p>1051736240988.26</text:p>
              </table:table-cell>
              <table:table-cell office:value-type="float" office:value="20.3334226910806">
                <text:p>20.333422691080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132">
                <text:p>3132</text:p>
              </table:table-cell>
              <table:table-cell office:value-type="float" office:value="0.829574942928373">
                <text:p>0.829574942928373</text:p>
              </table:table-cell>
              <table:table-cell office:value-type="float" office:value="1049577717107.88">
                <text:p>1049577717107.88</text:p>
              </table:table-cell>
              <table:table-cell office:value-type="float" office:value="8.36295875176875">
                <text:p>8.3629587517687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134">
                <text:p>3134</text:p>
              </table:table-cell>
              <table:table-cell office:value-type="float" office:value="4.30587899703712">
                <text:p>4.30587899703712</text:p>
              </table:table-cell>
              <table:table-cell office:value-type="float" office:value="1047426827500.57">
                <text:p>1047426827500.57</text:p>
              </table:table-cell>
              <table:table-cell office:value-type="float" office:value="23.5299372005161">
                <text:p>23.529937200516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136">
                <text:p>3136</text:p>
              </table:table-cell>
              <table:table-cell office:value-type="float" office:value="8.3020538195151">
                <text:p>8.3020538195151</text:p>
              </table:table-cell>
              <table:table-cell office:value-type="float" office:value="1045283532435.27">
                <text:p>1045283532435.27</text:p>
              </table:table-cell>
              <table:table-cell office:value-type="float" office:value="26.690118289392">
                <text:p>26.69011828939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138">
                <text:p>3138</text:p>
              </table:table-cell>
              <table:table-cell office:value-type="float" office:value="2.46079816726218">
                <text:p>2.46079816726218</text:p>
              </table:table-cell>
              <table:table-cell office:value-type="float" office:value="1043147792350.96">
                <text:p>1043147792350.96</text:p>
              </table:table-cell>
              <table:table-cell office:value-type="float" office:value="26.3110868330649">
                <text:p>26.311086833064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140">
                <text:p>3140</text:p>
              </table:table-cell>
              <table:table-cell office:value-type="float" office:value="6.96915438415146">
                <text:p>6.96915438415146</text:p>
              </table:table-cell>
              <table:table-cell office:value-type="float" office:value="1041019568001.07">
                <text:p>1041019568001.07</text:p>
              </table:table-cell>
              <table:table-cell office:value-type="float" office:value="14.7840952038827">
                <text:p>14.784095203882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142">
                <text:p>3142</text:p>
              </table:table-cell>
              <table:table-cell office:value-type="float" office:value="10.6579695845237">
                <text:p>10.6579695845237</text:p>
              </table:table-cell>
              <table:table-cell office:value-type="float" office:value="1038898820424.84">
                <text:p>1038898820424.84</text:p>
              </table:table-cell>
              <table:table-cell office:value-type="float" office:value="7.69998079417476">
                <text:p>7.6999807941747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144">
                <text:p>3144</text:p>
              </table:table-cell>
              <table:table-cell office:value-type="float" office:value="2.33665168013321">
                <text:p>2.33665168013321</text:p>
              </table:table-cell>
              <table:table-cell office:value-type="float" office:value="1036785510913.81">
                <text:p>1036785510913.81</text:p>
              </table:table-cell>
              <table:table-cell office:value-type="float" office:value="23.6529242460059">
                <text:p>23.652924246005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146">
                <text:p>3146</text:p>
              </table:table-cell>
              <table:table-cell office:value-type="float" office:value="2.29194708695575">
                <text:p>2.29194708695575</text:p>
              </table:table-cell>
              <table:table-cell office:value-type="float" office:value="1034679601066.08">
                <text:p>1034679601066.08</text:p>
              </table:table-cell>
              <table:table-cell office:value-type="float" office:value="0.293268096878258">
                <text:p>0.29326809687825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148">
                <text:p>3148</text:p>
              </table:table-cell>
              <table:table-cell office:value-type="float" office:value="2.29130200083298">
                <text:p>2.29130200083298</text:p>
              </table:table-cell>
              <table:table-cell office:value-type="float" office:value="1032581052691.18">
                <text:p>1032581052691.18</text:p>
              </table:table-cell>
              <table:table-cell office:value-type="float" office:value="4.59129341670833">
                <text:p>4.5912934167083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150">
                <text:p>3150</text:p>
              </table:table-cell>
              <table:table-cell office:value-type="float" office:value="1.19321699519386">
                <text:p>1.19321699519386</text:p>
              </table:table-cell>
              <table:table-cell office:value-type="float" office:value="1030489827903.61">
                <text:p>1030489827903.61</text:p>
              </table:table-cell>
              <table:table-cell office:value-type="float" office:value="16.5572408466678">
                <text:p>16.557240846667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152">
                <text:p>3152</text:p>
              </table:table-cell>
              <table:table-cell office:value-type="float" office:value="7.47066918719083">
                <text:p>7.47066918719083</text:p>
              </table:table-cell>
              <table:table-cell office:value-type="float" office:value="1028405889046.6">
                <text:p>1028405889046.6</text:p>
              </table:table-cell>
              <table:table-cell office:value-type="float" office:value="56.867239572259">
                <text:p>56.86723957225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154">
                <text:p>3154</text:p>
              </table:table-cell>
              <table:table-cell office:value-type="float" office:value="13.0918509091205">
                <text:p>13.0918509091205</text:p>
              </table:table-cell>
              <table:table-cell office:value-type="float" office:value="1026329198747.57">
                <text:p>1026329198747.57</text:p>
              </table:table-cell>
              <table:table-cell office:value-type="float" office:value="15.9370651869501">
                <text:p>15.937065186950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156">
                <text:p>3156</text:p>
              </table:table-cell>
              <table:table-cell office:value-type="float" office:value="4.73376401531721">
                <text:p>4.73376401531721</text:p>
              </table:table-cell>
              <table:table-cell office:value-type="float" office:value="1024259719891.64">
                <text:p>1024259719891.64</text:p>
              </table:table-cell>
              <table:table-cell office:value-type="float" office:value="12.0228881158712">
                <text:p>12.022888115871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158">
                <text:p>3158</text:p>
              </table:table-cell>
              <table:table-cell office:value-type="float" office:value="2.78406568036319">
                <text:p>2.78406568036319</text:p>
              </table:table-cell>
              <table:table-cell office:value-type="float" office:value="1022197415594.36">
                <text:p>1022197415594.36</text:p>
              </table:table-cell>
              <table:table-cell office:value-type="float" office:value="6.85353939520936">
                <text:p>6.8535393952093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160">
                <text:p>3160</text:p>
              </table:table-cell>
              <table:table-cell office:value-type="float" office:value="1.93878923673811">
                <text:p>1.93878923673811</text:p>
              </table:table-cell>
              <table:table-cell office:value-type="float" office:value="1020142249223.15">
                <text:p>1020142249223.15</text:p>
              </table:table-cell>
              <table:table-cell office:value-type="float" office:value="37.7008017234204">
                <text:p>37.70080172342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62">
                <text:p>3162</text:p>
              </table:table-cell>
              <table:table-cell office:value-type="float" office:value="2.23910086086419">
                <text:p>2.23910086086419</text:p>
              </table:table-cell>
              <table:table-cell office:value-type="float" office:value="1018094184419.97">
                <text:p>1018094184419.97</text:p>
              </table:table-cell>
              <table:table-cell office:value-type="float" office:value="0.887516283858834">
                <text:p>0.88751628385883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164">
                <text:p>3164</text:p>
              </table:table-cell>
              <table:table-cell office:value-type="float" office:value="2.27644517660215">
                <text:p>2.27644517660215</text:p>
              </table:table-cell>
              <table:table-cell office:value-type="float" office:value="1016053185059.17">
                <text:p>1016053185059.17</text:p>
              </table:table-cell>
              <table:table-cell office:value-type="float" office:value="23.9069481226132">
                <text:p>23.906948122613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166">
                <text:p>3166</text:p>
              </table:table-cell>
              <table:table-cell office:value-type="float" office:value="3.92205939519146">
                <text:p>3.92205939519146</text:p>
              </table:table-cell>
              <table:table-cell office:value-type="float" office:value="1014019215261.89">
                <text:p>1014019215261.89</text:p>
              </table:table-cell>
              <table:table-cell office:value-type="float" office:value="29.0192213309645">
                <text:p>29.019221330964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168">
                <text:p>3168</text:p>
              </table:table-cell>
              <table:table-cell office:value-type="float" office:value="6.70783918313556">
                <text:p>6.70783918313556</text:p>
              </table:table-cell>
              <table:table-cell office:value-type="float" office:value="1011992239399.21">
                <text:p>1011992239399.21</text:p>
              </table:table-cell>
              <table:table-cell office:value-type="float" office:value="5.09077929370097">
                <text:p>5.0907792937009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70">
                <text:p>3170</text:p>
              </table:table-cell>
              <table:table-cell office:value-type="float" office:value="8.78321022275658">
                <text:p>8.78321022275658</text:p>
              </table:table-cell>
              <table:table-cell office:value-type="float" office:value="1009972222090.2">
                <text:p>1009972222090.2</text:p>
              </table:table-cell>
              <table:table-cell office:value-type="float" office:value="26.2887667650655">
                <text:p>26.288766765065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172">
                <text:p>3172</text:p>
              </table:table-cell>
              <table:table-cell office:value-type="float" office:value="3.84290286136986">
                <text:p>3.84290286136986</text:p>
              </table:table-cell>
              <table:table-cell office:value-type="float" office:value="1007959128144.35">
                <text:p>1007959128144.35</text:p>
              </table:table-cell>
              <table:table-cell office:value-type="float" office:value="6.42143651159672">
                <text:p>6.4214365115967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174">
                <text:p>3174</text:p>
              </table:table-cell>
              <table:table-cell office:value-type="float" office:value="5.09794304730126">
                <text:p>5.09794304730126</text:p>
              </table:table-cell>
              <table:table-cell office:value-type="float" office:value="1005952922668.66">
                <text:p>1005952922668.66</text:p>
              </table:table-cell>
              <table:table-cell office:value-type="float" office:value="4.75881354279334">
                <text:p>4.7588135427933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176">
                <text:p>3176</text:p>
              </table:table-cell>
              <table:table-cell office:value-type="float" office:value="4.62846739674504">
                <text:p>4.62846739674504</text:p>
              </table:table-cell>
              <table:table-cell office:value-type="float" office:value="1003953570969.75">
                <text:p>1003953570969.75</text:p>
              </table:table-cell>
              <table:table-cell office:value-type="float" office:value="26.947019608093">
                <text:p>26.94701960809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178">
                <text:p>3178</text:p>
              </table:table-cell>
              <table:table-cell office:value-type="float" office:value="12.5141198971313">
                <text:p>12.5141198971313</text:p>
              </table:table-cell>
              <table:table-cell office:value-type="float" office:value="1001961038613.39">
                <text:p>1001961038613.39</text:p>
              </table:table-cell>
              <table:table-cell office:value-type="float" office:value="14.0040970084353">
                <text:p>14.004097008435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180">
                <text:p>3180</text:p>
              </table:table-cell>
              <table:table-cell office:value-type="float" office:value="1.75648286459354">
                <text:p>1.75648286459354</text:p>
              </table:table-cell>
              <table:table-cell office:value-type="float" office:value="999975291391.435">
                <text:p>999975291391.435</text:p>
              </table:table-cell>
              <table:table-cell office:value-type="float" office:value="8.54387173144105">
                <text:p>8.5438717314410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182">
                <text:p>3182</text:p>
              </table:table-cell>
              <table:table-cell office:value-type="float" office:value="64.0094519287205">
                <text:p>64.0094519287205</text:p>
              </table:table-cell>
              <table:table-cell office:value-type="float" office:value="997996295359.943">
                <text:p>997996295359.943</text:p>
              </table:table-cell>
              <table:table-cell office:value-type="float" office:value="34.7026388533814">
                <text:p>34.702638853381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184">
                <text:p>3184</text:p>
              </table:table-cell>
              <table:table-cell office:value-type="float" office:value="8.15789836567877">
                <text:p>8.15789836567877</text:p>
              </table:table-cell>
              <table:table-cell office:value-type="float" office:value="996024016563">
                <text:p>996024016563</text:p>
              </table:table-cell>
              <table:table-cell office:value-type="float" office:value="21.6484932793125">
                <text:p>21.648493279312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186">
                <text:p>3186</text:p>
              </table:table-cell>
              <table:table-cell office:value-type="float" office:value="1.32387865630304">
                <text:p>1.32387865630304</text:p>
              </table:table-cell>
              <table:table-cell office:value-type="float" office:value="994058421668.159">
                <text:p>994058421668.159</text:p>
              </table:table-cell>
              <table:table-cell office:value-type="float" office:value="24.0725842108842">
                <text:p>24.072584210884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88">
                <text:p>3188</text:p>
              </table:table-cell>
              <table:table-cell office:value-type="float" office:value="0.89012856089545">
                <text:p>0.89012856089545</text:p>
              </table:table-cell>
              <table:table-cell office:value-type="float" office:value="992099477341.414">
                <text:p>992099477341.414</text:p>
              </table:table-cell>
              <table:table-cell office:value-type="float" office:value="19.0322106810069">
                <text:p>19.032210681006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190">
                <text:p>3190</text:p>
              </table:table-cell>
              <table:table-cell office:value-type="float" office:value="8.59624019030982">
                <text:p>8.59624019030982</text:p>
              </table:table-cell>
              <table:table-cell office:value-type="float" office:value="990147150400.955">
                <text:p>990147150400.955</text:p>
              </table:table-cell>
              <table:table-cell office:value-type="float" office:value="2.9539837502385">
                <text:p>2.953983750238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192">
                <text:p>3192</text:p>
              </table:table-cell>
              <table:table-cell office:value-type="float" office:value="1.76298434442593">
                <text:p>1.76298434442593</text:p>
              </table:table-cell>
              <table:table-cell office:value-type="float" office:value="988201408057.138">
                <text:p>988201408057.138</text:p>
              </table:table-cell>
              <table:table-cell office:value-type="float" office:value="24.8672715301074">
                <text:p>24.867271530107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194">
                <text:p>3194</text:p>
              </table:table-cell>
              <table:table-cell office:value-type="float" office:value="17.2111669317199">
                <text:p>17.2111669317199</text:p>
              </table:table-cell>
              <table:table-cell office:value-type="float" office:value="986262217645.327">
                <text:p>986262217645.327</text:p>
              </table:table-cell>
              <table:table-cell office:value-type="float" office:value="16.6411122208461">
                <text:p>16.641112220846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196">
                <text:p>3196</text:p>
              </table:table-cell>
              <table:table-cell office:value-type="float" office:value="18.5638562328663">
                <text:p>18.5638562328663</text:p>
              </table:table-cell>
              <table:table-cell office:value-type="float" office:value="984329546655.548">
                <text:p>984329546655.548</text:p>
              </table:table-cell>
              <table:table-cell office:value-type="float" office:value="28.2165015455526">
                <text:p>28.216501545552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198">
                <text:p>3198</text:p>
              </table:table-cell>
              <table:table-cell office:value-type="float" office:value="1.5369969492639">
                <text:p>1.5369969492639</text:p>
              </table:table-cell>
              <table:table-cell office:value-type="float" office:value="982403362986.252">
                <text:p>982403362986.252</text:p>
              </table:table-cell>
              <table:table-cell office:value-type="float" office:value="13.7303410584">
                <text:p>13.730341058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200">
                <text:p>3200</text:p>
              </table:table-cell>
              <table:table-cell office:value-type="float" office:value="6.3831386704957">
                <text:p>6.3831386704957</text:p>
              </table:table-cell>
              <table:table-cell office:value-type="float" office:value="980483634541.983">
                <text:p>980483634541.983</text:p>
              </table:table-cell>
              <table:table-cell office:value-type="float" office:value="5.39927465066971">
                <text:p>5.3992746506697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202">
                <text:p>3202</text:p>
              </table:table-cell>
              <table:table-cell office:value-type="float" office:value="0.961641283527435">
                <text:p>0.961641283527435</text:p>
              </table:table-cell>
              <table:table-cell office:value-type="float" office:value="978570329569.54">
                <text:p>978570329569.54</text:p>
              </table:table-cell>
              <table:table-cell office:value-type="float" office:value="17.7332776683093">
                <text:p>17.733277668309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04">
                <text:p>3204</text:p>
              </table:table-cell>
              <table:table-cell office:value-type="float" office:value="0.0130962053849099">
                <text:p>0.0130962053849099</text:p>
              </table:table-cell>
              <table:table-cell office:value-type="float" office:value="976663416463.269">
                <text:p>976663416463.269</text:p>
              </table:table-cell>
              <table:table-cell office:value-type="float" office:value="1.58184249096025">
                <text:p>1.5818424909602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206">
                <text:p>3206</text:p>
              </table:table-cell>
              <table:table-cell office:value-type="float" office:value="20.4658133934873">
                <text:p>20.4658133934873</text:p>
              </table:table-cell>
              <table:table-cell office:value-type="float" office:value="974762863814.468">
                <text:p>974762863814.468</text:p>
              </table:table-cell>
              <table:table-cell office:value-type="float" office:value="26.943324004361">
                <text:p>26.94332400436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208">
                <text:p>3208</text:p>
              </table:table-cell>
              <table:table-cell office:value-type="float" office:value="0.729232543663758">
                <text:p>0.729232543663758</text:p>
              </table:table-cell>
              <table:table-cell office:value-type="float" office:value="972868640533.774">
                <text:p>972868640533.774</text:p>
              </table:table-cell>
              <table:table-cell office:value-type="float" office:value="7.67179908984913">
                <text:p>7.6717990898491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210">
                <text:p>3210</text:p>
              </table:table-cell>
              <table:table-cell office:value-type="float" office:value="3.68411007483115">
                <text:p>3.68411007483115</text:p>
              </table:table-cell>
              <table:table-cell office:value-type="float" office:value="970980715525.166">
                <text:p>970980715525.166</text:p>
              </table:table-cell>
              <table:table-cell office:value-type="float" office:value="5.77810355610742">
                <text:p>5.7781035561074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212">
                <text:p>3212</text:p>
              </table:table-cell>
              <table:table-cell office:value-type="float" office:value="0.662058674110199">
                <text:p>0.662058674110199</text:p>
              </table:table-cell>
              <table:table-cell office:value-type="float" office:value="969099058173.876">
                <text:p>969099058173.876</text:p>
              </table:table-cell>
              <table:table-cell office:value-type="float" office:value="60.5668084529174">
                <text:p>60.566808452917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214">
                <text:p>3214</text:p>
              </table:table-cell>
              <table:table-cell office:value-type="float" office:value="3.64344696212359">
                <text:p>3.64344696212359</text:p>
              </table:table-cell>
              <table:table-cell office:value-type="float" office:value="967223637784.631">
                <text:p>967223637784.631</text:p>
              </table:table-cell>
              <table:table-cell office:value-type="float" office:value="7.32879391221782">
                <text:p>7.3287939122178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216">
                <text:p>3216</text:p>
              </table:table-cell>
              <table:table-cell office:value-type="float" office:value="3.82301450696099">
                <text:p>3.82301450696099</text:p>
              </table:table-cell>
              <table:table-cell office:value-type="float" office:value="965354424038.692">
                <text:p>965354424038.692</text:p>
              </table:table-cell>
              <table:table-cell office:value-type="float" office:value="19.9213120860157">
                <text:p>19.921312086015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218">
                <text:p>3218</text:p>
              </table:table-cell>
              <table:table-cell office:value-type="float" office:value="8.86882980633653">
                <text:p>8.86882980633653</text:p>
              </table:table-cell>
              <table:table-cell office:value-type="float" office:value="963491386773.099">
                <text:p>963491386773.099</text:p>
              </table:table-cell>
              <table:table-cell office:value-type="float" office:value="1.58335430952707">
                <text:p>1.5833543095270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220">
                <text:p>3220</text:p>
              </table:table-cell>
              <table:table-cell office:value-type="float" office:value="8.20197704297198">
                <text:p>8.20197704297198</text:p>
              </table:table-cell>
              <table:table-cell office:value-type="float" office:value="961634495967.069">
                <text:p>961634495967.069</text:p>
              </table:table-cell>
              <table:table-cell office:value-type="float" office:value="5.71235051922933">
                <text:p>5.7123505192293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222">
                <text:p>3222</text:p>
              </table:table-cell>
              <table:table-cell office:value-type="float" office:value="7.33249102853088">
                <text:p>7.33249102853088</text:p>
              </table:table-cell>
              <table:table-cell office:value-type="float" office:value="959783721894.428">
                <text:p>959783721894.428</text:p>
              </table:table-cell>
              <table:table-cell office:value-type="float" office:value="12.5806196896869">
                <text:p>12.580619689686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224">
                <text:p>3224</text:p>
              </table:table-cell>
              <table:table-cell office:value-type="float" office:value="17.3033566446297">
                <text:p>17.3033566446297</text:p>
              </table:table-cell>
              <table:table-cell office:value-type="float" office:value="957939034966.494">
                <text:p>957939034966.494</text:p>
              </table:table-cell>
              <table:table-cell office:value-type="float" office:value="7.7032924808267">
                <text:p>7.703292480826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226">
                <text:p>3226</text:p>
              </table:table-cell>
              <table:table-cell office:value-type="float" office:value="0.66926497999716">
                <text:p>0.66926497999716</text:p>
              </table:table-cell>
              <table:table-cell office:value-type="float" office:value="956100405722.006">
                <text:p>956100405722.006</text:p>
              </table:table-cell>
              <table:table-cell office:value-type="float" office:value="13.6837227301165">
                <text:p>13.683722730116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228">
                <text:p>3228</text:p>
              </table:table-cell>
              <table:table-cell office:value-type="float" office:value="5.61286482341335">
                <text:p>5.61286482341335</text:p>
              </table:table-cell>
              <table:table-cell office:value-type="float" office:value="954267805006.772">
                <text:p>954267805006.772</text:p>
              </table:table-cell>
              <table:table-cell office:value-type="float" office:value="5.70521577459897">
                <text:p>5.7052157745989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230">
                <text:p>3230</text:p>
              </table:table-cell>
              <table:table-cell office:value-type="float" office:value="2.134147323495">
                <text:p>2.134147323495</text:p>
              </table:table-cell>
              <table:table-cell office:value-type="float" office:value="952441203796.41">
                <text:p>952441203796.41</text:p>
              </table:table-cell>
              <table:table-cell office:value-type="float" office:value="11.4607174915844">
                <text:p>11.460717491584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232">
                <text:p>3232</text:p>
              </table:table-cell>
              <table:table-cell office:value-type="float" office:value="2.49067199971051">
                <text:p>2.49067199971051</text:p>
              </table:table-cell>
              <table:table-cell office:value-type="float" office:value="950620573245.39">
                <text:p>950620573245.39</text:p>
              </table:table-cell>
              <table:table-cell office:value-type="float" office:value="2.03750992031138">
                <text:p>2.0375099203113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234">
                <text:p>3234</text:p>
              </table:table-cell>
              <table:table-cell office:value-type="float" office:value="0.138650821962976">
                <text:p>0.138650821962976</text:p>
              </table:table-cell>
              <table:table-cell office:value-type="float" office:value="948805884707.81">
                <text:p>948805884707.81</text:p>
              </table:table-cell>
              <table:table-cell office:value-type="float" office:value="23.9418898355907">
                <text:p>23.941889835590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236">
                <text:p>3236</text:p>
              </table:table-cell>
              <table:table-cell office:value-type="float" office:value="11.805306497661">
                <text:p>11.805306497661</text:p>
              </table:table-cell>
              <table:table-cell office:value-type="float" office:value="946997109743.334">
                <text:p>946997109743.334</text:p>
              </table:table-cell>
              <table:table-cell office:value-type="float" office:value="9.14219561247232">
                <text:p>9.1421956124723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238">
                <text:p>3238</text:p>
              </table:table-cell>
              <table:table-cell office:value-type="float" office:value="8.47502313409267">
                <text:p>8.47502313409267</text:p>
              </table:table-cell>
              <table:table-cell office:value-type="float" office:value="945194220026.851">
                <text:p>945194220026.851</text:p>
              </table:table-cell>
              <table:table-cell office:value-type="float" office:value="36.22704035478">
                <text:p>36.2270403547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240">
                <text:p>3240</text:p>
              </table:table-cell>
              <table:table-cell office:value-type="float" office:value="15.4702808134477">
                <text:p>15.4702808134477</text:p>
              </table:table-cell>
              <table:table-cell office:value-type="float" office:value="943397187455.701">
                <text:p>943397187455.701</text:p>
              </table:table-cell>
              <table:table-cell office:value-type="float" office:value="27.2170833261741">
                <text:p>27.217083326174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242">
                <text:p>3242</text:p>
              </table:table-cell>
              <table:table-cell office:value-type="float" office:value="1.52887612660734">
                <text:p>1.52887612660734</text:p>
              </table:table-cell>
              <table:table-cell office:value-type="float" office:value="941605984178.05">
                <text:p>941605984178.05</text:p>
              </table:table-cell>
              <table:table-cell office:value-type="float" office:value="5.31946423473306">
                <text:p>5.3194642347330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244">
                <text:p>3244</text:p>
              </table:table-cell>
              <table:table-cell office:value-type="float" office:value="3.62265147265662">
                <text:p>3.62265147265662</text:p>
              </table:table-cell>
              <table:table-cell office:value-type="float" office:value="939820582365.472">
                <text:p>939820582365.472</text:p>
              </table:table-cell>
              <table:table-cell office:value-type="float" office:value="18.6235319622767">
                <text:p>18.623531962276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246">
                <text:p>3246</text:p>
              </table:table-cell>
              <table:table-cell office:value-type="float" office:value="4.12447010869287">
                <text:p>4.12447010869287</text:p>
              </table:table-cell>
              <table:table-cell office:value-type="float" office:value="938040954488.411">
                <text:p>938040954488.411</text:p>
              </table:table-cell>
              <table:table-cell office:value-type="float" office:value="42.9800322241259">
                <text:p>42.980032224125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248">
                <text:p>3248</text:p>
              </table:table-cell>
              <table:table-cell office:value-type="float" office:value="0.404405957888865">
                <text:p>0.404405957888865</text:p>
              </table:table-cell>
              <table:table-cell office:value-type="float" office:value="936267073151.792">
                <text:p>936267073151.792</text:p>
              </table:table-cell>
              <table:table-cell office:value-type="float" office:value="24.3069733765648">
                <text:p>24.306973376564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250">
                <text:p>3250</text:p>
              </table:table-cell>
              <table:table-cell office:value-type="float" office:value="0.946557859505018">
                <text:p>0.946557859505018</text:p>
              </table:table-cell>
              <table:table-cell office:value-type="float" office:value="934498911129.355">
                <text:p>934498911129.355</text:p>
              </table:table-cell>
              <table:table-cell office:value-type="float" office:value="4.94915143535658">
                <text:p>4.9491514353565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252">
                <text:p>3252</text:p>
              </table:table-cell>
              <table:table-cell office:value-type="float" office:value="10.9017534937144">
                <text:p>10.9017534937144</text:p>
              </table:table-cell>
              <table:table-cell office:value-type="float" office:value="932736441358.544">
                <text:p>932736441358.544</text:p>
              </table:table-cell>
              <table:table-cell office:value-type="float" office:value="35.2061632284045">
                <text:p>35.206163228404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254">
                <text:p>3254</text:p>
              </table:table-cell>
              <table:table-cell office:value-type="float" office:value="2.70471517389136">
                <text:p>2.70471517389136</text:p>
              </table:table-cell>
              <table:table-cell office:value-type="float" office:value="930979637000.745">
                <text:p>930979637000.745</text:p>
              </table:table-cell>
              <table:table-cell office:value-type="float" office:value="9.75941086662072">
                <text:p>9.7594108666207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256">
                <text:p>3256</text:p>
              </table:table-cell>
              <table:table-cell office:value-type="float" office:value="7.34938505482796">
                <text:p>7.34938505482796</text:p>
              </table:table-cell>
              <table:table-cell office:value-type="float" office:value="929228471316.352">
                <text:p>929228471316.352</text:p>
              </table:table-cell>
              <table:table-cell office:value-type="float" office:value="21.4799429508358">
                <text:p>21.479942950835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258">
                <text:p>3258</text:p>
              </table:table-cell>
              <table:table-cell office:value-type="float" office:value="57.8044961525466">
                <text:p>57.8044961525466</text:p>
              </table:table-cell>
              <table:table-cell office:value-type="float" office:value="927482917703.924">
                <text:p>927482917703.924</text:p>
              </table:table-cell>
              <table:table-cell office:value-type="float" office:value="0.186581970915744">
                <text:p>0.1865819709157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260">
                <text:p>3260</text:p>
              </table:table-cell>
              <table:table-cell office:value-type="float" office:value="11.5841728840145">
                <text:p>11.5841728840145</text:p>
              </table:table-cell>
              <table:table-cell office:value-type="float" office:value="925742950014.945">
                <text:p>925742950014.945</text:p>
              </table:table-cell>
              <table:table-cell office:value-type="float" office:value="9.75356476515996">
                <text:p>9.7535647651599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262">
                <text:p>3262</text:p>
              </table:table-cell>
              <table:table-cell office:value-type="float" office:value="1.30010568176188">
                <text:p>1.30010568176188</text:p>
              </table:table-cell>
              <table:table-cell office:value-type="float" office:value="924008541744.134">
                <text:p>924008541744.134</text:p>
              </table:table-cell>
              <table:table-cell office:value-type="float" office:value="1.01380810694019">
                <text:p>1.0138081069401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264">
                <text:p>3264</text:p>
              </table:table-cell>
              <table:table-cell office:value-type="float" office:value="1.45154533728587">
                <text:p>1.45154533728587</text:p>
              </table:table-cell>
              <table:table-cell office:value-type="float" office:value="922279667030.6">
                <text:p>922279667030.6</text:p>
              </table:table-cell>
              <table:table-cell office:value-type="float" office:value="4.80871424000069">
                <text:p>4.8087142400006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266">
                <text:p>3266</text:p>
              </table:table-cell>
              <table:table-cell office:value-type="float" office:value="19.6297362642794">
                <text:p>19.6297362642794</text:p>
              </table:table-cell>
              <table:table-cell office:value-type="float" office:value="920556299938.691">
                <text:p>920556299938.691</text:p>
              </table:table-cell>
              <table:table-cell office:value-type="float" office:value="13.4507375858249">
                <text:p>13.450737585824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268">
                <text:p>3268</text:p>
              </table:table-cell>
              <table:table-cell office:value-type="float" office:value="3.66949655805998">
                <text:p>3.66949655805998</text:p>
              </table:table-cell>
              <table:table-cell office:value-type="float" office:value="918838414793.102">
                <text:p>918838414793.102</text:p>
              </table:table-cell>
              <table:table-cell office:value-type="float" office:value="12.3092202500721">
                <text:p>12.309220250072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270">
                <text:p>3270</text:p>
              </table:table-cell>
              <table:table-cell office:value-type="float" office:value="1.39261650857017">
                <text:p>1.39261650857017</text:p>
              </table:table-cell>
              <table:table-cell office:value-type="float" office:value="917125985970.637">
                <text:p>917125985970.637</text:p>
              </table:table-cell>
              <table:table-cell office:value-type="float" office:value="9.33595719730196">
                <text:p>9.3359571973019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272">
                <text:p>3272</text:p>
              </table:table-cell>
              <table:table-cell office:value-type="float" office:value="12.0459311056618">
                <text:p>12.0459311056618</text:p>
              </table:table-cell>
              <table:table-cell office:value-type="float" office:value="915418988121.44">
                <text:p>915418988121.44</text:p>
              </table:table-cell>
              <table:table-cell office:value-type="float" office:value="6.10004855402576">
                <text:p>6.1000485540257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274">
                <text:p>3274</text:p>
              </table:table-cell>
              <table:table-cell office:value-type="float" office:value="3.11118143125939">
                <text:p>3.11118143125939</text:p>
              </table:table-cell>
              <table:table-cell office:value-type="float" office:value="913717395958.845">
                <text:p>913717395958.845</text:p>
              </table:table-cell>
              <table:table-cell office:value-type="float" office:value="14.1511974680697">
                <text:p>14.151197468069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276">
                <text:p>3276</text:p>
              </table:table-cell>
              <table:table-cell office:value-type="float" office:value="2.76114409781006">
                <text:p>2.76114409781006</text:p>
              </table:table-cell>
              <table:table-cell office:value-type="float" office:value="912021184435.911">
                <text:p>912021184435.911</text:p>
              </table:table-cell>
              <table:table-cell office:value-type="float" office:value="15.8260373940591">
                <text:p>15.826037394059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78">
                <text:p>3278</text:p>
              </table:table-cell>
              <table:table-cell office:value-type="float" office:value="2.9782458545737">
                <text:p>2.9782458545737</text:p>
              </table:table-cell>
              <table:table-cell office:value-type="float" office:value="910330328594.051">
                <text:p>910330328594.051</text:p>
              </table:table-cell>
              <table:table-cell office:value-type="float" office:value="5.57348751845873">
                <text:p>5.5734875184587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280">
                <text:p>3280</text:p>
              </table:table-cell>
              <table:table-cell office:value-type="float" office:value="3.10797366967457">
                <text:p>3.10797366967457</text:p>
              </table:table-cell>
              <table:table-cell office:value-type="float" office:value="908644803683.088">
                <text:p>908644803683.088</text:p>
              </table:table-cell>
              <table:table-cell office:value-type="float" office:value="5.69651170330691">
                <text:p>5.6965117033069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282">
                <text:p>3282</text:p>
              </table:table-cell>
              <table:table-cell office:value-type="float" office:value="0.536838388363786">
                <text:p>0.536838388363786</text:p>
              </table:table-cell>
              <table:table-cell office:value-type="float" office:value="906964585055.512">
                <text:p>906964585055.512</text:p>
              </table:table-cell>
              <table:table-cell office:value-type="float" office:value="40.9018469082967">
                <text:p>40.901846908296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284">
                <text:p>3284</text:p>
              </table:table-cell>
              <table:table-cell office:value-type="float" office:value="2.50505793366499">
                <text:p>2.50505793366499</text:p>
              </table:table-cell>
              <table:table-cell office:value-type="float" office:value="905289648249.097">
                <text:p>905289648249.097</text:p>
              </table:table-cell>
              <table:table-cell office:value-type="float" office:value="42.8051323741528">
                <text:p>42.805132374152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286">
                <text:p>3286</text:p>
              </table:table-cell>
              <table:table-cell office:value-type="float" office:value="13.0869303006163">
                <text:p>13.0869303006163</text:p>
              </table:table-cell>
              <table:table-cell office:value-type="float" office:value="903619968938.058">
                <text:p>903619968938.058</text:p>
              </table:table-cell>
              <table:table-cell office:value-type="float" office:value="21.329646805653">
                <text:p>21.32964680565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288">
                <text:p>3288</text:p>
              </table:table-cell>
              <table:table-cell office:value-type="float" office:value="12.4837014777713">
                <text:p>12.4837014777713</text:p>
              </table:table-cell>
              <table:table-cell office:value-type="float" office:value="901955522987.977">
                <text:p>901955522987.977</text:p>
              </table:table-cell>
              <table:table-cell office:value-type="float" office:value="12.9807964758889">
                <text:p>12.980796475888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290">
                <text:p>3290</text:p>
              </table:table-cell>
              <table:table-cell office:value-type="float" office:value="5.61326907699208">
                <text:p>5.61326907699208</text:p>
              </table:table-cell>
              <table:table-cell office:value-type="float" office:value="900296286312.746">
                <text:p>900296286312.746</text:p>
              </table:table-cell>
              <table:table-cell office:value-type="float" office:value="2.93119724481107">
                <text:p>2.9311972448110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292">
                <text:p>3292</text:p>
              </table:table-cell>
              <table:table-cell office:value-type="float" office:value="22.4892490443299">
                <text:p>22.4892490443299</text:p>
              </table:table-cell>
              <table:table-cell office:value-type="float" office:value="898642235083.872">
                <text:p>898642235083.872</text:p>
              </table:table-cell>
              <table:table-cell office:value-type="float" office:value="32.5921478583321">
                <text:p>32.592147858332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294">
                <text:p>3294</text:p>
              </table:table-cell>
              <table:table-cell office:value-type="float" office:value="3.15132595475007">
                <text:p>3.15132595475007</text:p>
              </table:table-cell>
              <table:table-cell office:value-type="float" office:value="896993345514.738">
                <text:p>896993345514.738</text:p>
              </table:table-cell>
              <table:table-cell office:value-type="float" office:value="11.042852583478">
                <text:p>11.04285258347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296">
                <text:p>3296</text:p>
              </table:table-cell>
              <table:table-cell office:value-type="float" office:value="6.67157500235404">
                <text:p>6.67157500235404</text:p>
              </table:table-cell>
              <table:table-cell office:value-type="float" office:value="895349594083.778">
                <text:p>895349594083.778</text:p>
              </table:table-cell>
              <table:table-cell office:value-type="float" office:value="5.91539379493523">
                <text:p>5.915393794935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298">
                <text:p>3298</text:p>
              </table:table-cell>
              <table:table-cell office:value-type="float" office:value="0.851422785614299">
                <text:p>0.851422785614299</text:p>
              </table:table-cell>
              <table:table-cell office:value-type="float" office:value="893710957328.773">
                <text:p>893710957328.773</text:p>
              </table:table-cell>
              <table:table-cell office:value-type="float" office:value="31.5726999747202">
                <text:p>31.572699974720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300">
                <text:p>3300</text:p>
              </table:table-cell>
              <table:table-cell office:value-type="float" office:value="0.915113897839094">
                <text:p>0.915113897839094</text:p>
              </table:table-cell>
              <table:table-cell office:value-type="float" office:value="892077411942.078">
                <text:p>892077411942.078</text:p>
              </table:table-cell>
              <table:table-cell office:value-type="float" office:value="0.716889733888633">
                <text:p>0.71688973388863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302">
                <text:p>3302</text:p>
              </table:table-cell>
              <table:table-cell office:value-type="float" office:value="0.878652962693569">
                <text:p>0.878652962693569</text:p>
              </table:table-cell>
              <table:table-cell office:value-type="float" office:value="890448934763.162">
                <text:p>890448934763.162</text:p>
              </table:table-cell>
              <table:table-cell office:value-type="float" office:value="5.90838100235261">
                <text:p>5.9083810023526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304">
                <text:p>3304</text:p>
              </table:table-cell>
              <table:table-cell office:value-type="float" office:value="15.0135192460656">
                <text:p>15.0135192460656</text:p>
              </table:table-cell>
              <table:table-cell office:value-type="float" office:value="888825502800.558">
                <text:p>888825502800.558</text:p>
              </table:table-cell>
              <table:table-cell office:value-type="float" office:value="44.7893481432929">
                <text:p>44.789348143292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306">
                <text:p>3306</text:p>
              </table:table-cell>
              <table:table-cell office:value-type="float" office:value="1.97751036370252">
                <text:p>1.97751036370252</text:p>
              </table:table-cell>
              <table:table-cell office:value-type="float" office:value="887207093118.824">
                <text:p>887207093118.824</text:p>
              </table:table-cell>
              <table:table-cell office:value-type="float" office:value="9.4264802409614">
                <text:p>9.426480240961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308">
                <text:p>3308</text:p>
              </table:table-cell>
              <table:table-cell office:value-type="float" office:value="4.07812831908738">
                <text:p>4.07812831908738</text:p>
              </table:table-cell>
              <table:table-cell office:value-type="float" office:value="885593683051.883">
                <text:p>885593683051.883</text:p>
              </table:table-cell>
              <table:table-cell office:value-type="float" office:value="19.8704960400655">
                <text:p>19.870496040065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310">
                <text:p>3310</text:p>
              </table:table-cell>
              <table:table-cell office:value-type="float" office:value="3.56935608162614">
                <text:p>3.56935608162614</text:p>
              </table:table-cell>
              <table:table-cell office:value-type="float" office:value="883985249943.143">
                <text:p>883985249943.143</text:p>
              </table:table-cell>
              <table:table-cell office:value-type="float" office:value="1.21490340685548">
                <text:p>1.2149034068554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312">
                <text:p>3312</text:p>
              </table:table-cell>
              <table:table-cell office:value-type="float" office:value="8.24807894163879">
                <text:p>8.24807894163879</text:p>
              </table:table-cell>
              <table:table-cell office:value-type="float" office:value="882381771340.613">
                <text:p>882381771340.613</text:p>
              </table:table-cell>
              <table:table-cell office:value-type="float" office:value="2.89724087908151">
                <text:p>2.8972408790815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314">
                <text:p>3314</text:p>
              </table:table-cell>
              <table:table-cell office:value-type="float" office:value="5.52267698958998">
                <text:p>5.52267698958998</text:p>
              </table:table-cell>
              <table:table-cell office:value-type="float" office:value="880783224935.158">
                <text:p>880783224935.158</text:p>
              </table:table-cell>
              <table:table-cell office:value-type="float" office:value="1.33047263697958">
                <text:p>1.3304726369795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316">
                <text:p>3316</text:p>
              </table:table-cell>
              <table:table-cell office:value-type="float" office:value="11.8008562493749">
                <text:p>11.8008562493749</text:p>
              </table:table-cell>
              <table:table-cell office:value-type="float" office:value="879189588531.309">
                <text:p>879189588531.309</text:p>
              </table:table-cell>
              <table:table-cell office:value-type="float" office:value="27.1440530715076">
                <text:p>27.144053071507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318">
                <text:p>3318</text:p>
              </table:table-cell>
              <table:table-cell office:value-type="float" office:value="10.8978499502841">
                <text:p>10.8978499502841</text:p>
              </table:table-cell>
              <table:table-cell office:value-type="float" office:value="877600840010.043">
                <text:p>877600840010.043</text:p>
              </table:table-cell>
              <table:table-cell office:value-type="float" office:value="18.3064456232884">
                <text:p>18.306445623288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320">
                <text:p>3320</text:p>
              </table:table-cell>
              <table:table-cell office:value-type="float" office:value="5.40686642714327">
                <text:p>5.40686642714327</text:p>
              </table:table-cell>
              <table:table-cell office:value-type="float" office:value="876016957508.352">
                <text:p>876016957508.352</text:p>
              </table:table-cell>
              <table:table-cell office:value-type="float" office:value="3.08018738511321">
                <text:p>3.0801873851132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322">
                <text:p>3322</text:p>
              </table:table-cell>
              <table:table-cell office:value-type="float" office:value="0.0410002765997831">
                <text:p>0.0410002765997831</text:p>
              </table:table-cell>
              <table:table-cell office:value-type="float" office:value="874437919198.48">
                <text:p>874437919198.48</text:p>
              </table:table-cell>
              <table:table-cell office:value-type="float" office:value="7.50320922710224">
                <text:p>7.5032092271022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324">
                <text:p>3324</text:p>
              </table:table-cell>
              <table:table-cell office:value-type="float" office:value="0.347463493160571">
                <text:p>0.347463493160571</text:p>
              </table:table-cell>
              <table:table-cell office:value-type="float" office:value="872863703411.42">
                <text:p>872863703411.42</text:p>
              </table:table-cell>
              <table:table-cell office:value-type="float" office:value="15.460908920858">
                <text:p>15.46090892085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26">
                <text:p>3326</text:p>
              </table:table-cell>
              <table:table-cell office:value-type="float" office:value="0.723226449471078">
                <text:p>0.723226449471078</text:p>
              </table:table-cell>
              <table:table-cell office:value-type="float" office:value="871294288605.128">
                <text:p>871294288605.128</text:p>
              </table:table-cell>
              <table:table-cell office:value-type="float" office:value="40.0465091853588">
                <text:p>40.046509185358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328">
                <text:p>3328</text:p>
              </table:table-cell>
              <table:table-cell office:value-type="float" office:value="19.0947468593838">
                <text:p>19.0947468593838</text:p>
              </table:table-cell>
              <table:table-cell office:value-type="float" office:value="869729653389.454">
                <text:p>869729653389.454</text:p>
              </table:table-cell>
              <table:table-cell office:value-type="float" office:value="0.718994651501205">
                <text:p>0.71899465150120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330">
                <text:p>3330</text:p>
              </table:table-cell>
              <table:table-cell office:value-type="float" office:value="1.3241705703453">
                <text:p>1.3241705703453</text:p>
              </table:table-cell>
              <table:table-cell office:value-type="float" office:value="868169776424.744">
                <text:p>868169776424.744</text:p>
              </table:table-cell>
              <table:table-cell office:value-type="float" office:value="33.615994161114">
                <text:p>33.61599416111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332">
                <text:p>3332</text:p>
              </table:table-cell>
              <table:table-cell office:value-type="float" office:value="2.24393825442767">
                <text:p>2.24393825442767</text:p>
              </table:table-cell>
              <table:table-cell office:value-type="float" office:value="866614636610.211">
                <text:p>866614636610.211</text:p>
              </table:table-cell>
              <table:table-cell office:value-type="float" office:value="4.65234354673433">
                <text:p>4.6523435467343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34">
                <text:p>3334</text:p>
              </table:table-cell>
              <table:table-cell office:value-type="float" office:value="7.62411323898151">
                <text:p>7.62411323898151</text:p>
              </table:table-cell>
              <table:table-cell office:value-type="float" office:value="865064212900.544">
                <text:p>865064212900.544</text:p>
              </table:table-cell>
              <table:table-cell office:value-type="float" office:value="17.0987057175061">
                <text:p>17.098705717506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336">
                <text:p>3336</text:p>
              </table:table-cell>
              <table:table-cell office:value-type="float" office:value="12.6032664843127">
                <text:p>12.6032664843127</text:p>
              </table:table-cell>
              <table:table-cell office:value-type="float" office:value="863518484348.705">
                <text:p>863518484348.705</text:p>
              </table:table-cell>
              <table:table-cell office:value-type="float" office:value="10.6767187204256">
                <text:p>10.676718720425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338">
                <text:p>3338</text:p>
              </table:table-cell>
              <table:table-cell office:value-type="float" office:value="2.63425694013451">
                <text:p>2.63425694013451</text:p>
              </table:table-cell>
              <table:table-cell office:value-type="float" office:value="861977430244.217">
                <text:p>861977430244.217</text:p>
              </table:table-cell>
              <table:table-cell office:value-type="float" office:value="14.8450107903109">
                <text:p>14.845010790310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340">
                <text:p>3340</text:p>
              </table:table-cell>
              <table:table-cell office:value-type="float" office:value="4.88130317994922">
                <text:p>4.88130317994922</text:p>
              </table:table-cell>
              <table:table-cell office:value-type="float" office:value="860441029865.217">
                <text:p>860441029865.217</text:p>
              </table:table-cell>
              <table:table-cell office:value-type="float" office:value="22.8629454743518">
                <text:p>22.862945474351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342">
                <text:p>3342</text:p>
              </table:table-cell>
              <table:table-cell office:value-type="float" office:value="2.05202448953922">
                <text:p>2.05202448953922</text:p>
              </table:table-cell>
              <table:table-cell office:value-type="float" office:value="858909262688.083">
                <text:p>858909262688.083</text:p>
              </table:table-cell>
              <table:table-cell office:value-type="float" office:value="32.8726535876558">
                <text:p>32.872653587655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344">
                <text:p>3344</text:p>
              </table:table-cell>
              <table:table-cell office:value-type="float" office:value="15.5820181149699">
                <text:p>15.5820181149699</text:p>
              </table:table-cell>
              <table:table-cell office:value-type="float" office:value="857382108314.247">
                <text:p>857382108314.247</text:p>
              </table:table-cell>
              <table:table-cell office:value-type="float" office:value="9.30476081813784">
                <text:p>9.3047608181378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46">
                <text:p>3346</text:p>
              </table:table-cell>
              <table:table-cell office:value-type="float" office:value="3.11752377666561">
                <text:p>3.11752377666561</text:p>
              </table:table-cell>
              <table:table-cell office:value-type="float" office:value="855859546402.46">
                <text:p>855859546402.46</text:p>
              </table:table-cell>
              <table:table-cell office:value-type="float" office:value="21.4308459729344">
                <text:p>21.430845972934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348">
                <text:p>3348</text:p>
              </table:table-cell>
              <table:table-cell office:value-type="float" office:value="7.77865284240518">
                <text:p>7.77865284240518</text:p>
              </table:table-cell>
              <table:table-cell office:value-type="float" office:value="854341556805.115">
                <text:p>854341556805.115</text:p>
              </table:table-cell>
              <table:table-cell office:value-type="float" office:value="54.8526765399495">
                <text:p>54.852676539949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350">
                <text:p>3350</text:p>
              </table:table-cell>
              <table:table-cell office:value-type="float" office:value="1.0831974013333">
                <text:p>1.0831974013333</text:p>
              </table:table-cell>
              <table:table-cell office:value-type="float" office:value="852828119449.858">
                <text:p>852828119449.858</text:p>
              </table:table-cell>
              <table:table-cell office:value-type="float" office:value="25.8132301548767">
                <text:p>25.813230154876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352">
                <text:p>3352</text:p>
              </table:table-cell>
              <table:table-cell office:value-type="float" office:value="1.02891351748087">
                <text:p>1.02891351748087</text:p>
              </table:table-cell>
              <table:table-cell office:value-type="float" office:value="851319214399.148">
                <text:p>851319214399.148</text:p>
              </table:table-cell>
              <table:table-cell office:value-type="float" office:value="7.06746168334709">
                <text:p>7.0674616833470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354">
                <text:p>3354</text:p>
              </table:table-cell>
              <table:table-cell office:value-type="float" office:value="0.691869277690628">
                <text:p>0.691869277690628</text:p>
              </table:table-cell>
              <table:table-cell office:value-type="float" office:value="849814821818.151">
                <text:p>849814821818.151</text:p>
              </table:table-cell>
              <table:table-cell office:value-type="float" office:value="11.3378465690349">
                <text:p>11.337846569034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356">
                <text:p>3356</text:p>
              </table:table-cell>
              <table:table-cell office:value-type="float" office:value="1.29179212677663">
                <text:p>1.29179212677663</text:p>
              </table:table-cell>
              <table:table-cell office:value-type="float" office:value="848314922000.107">
                <text:p>848314922000.107</text:p>
              </table:table-cell>
              <table:table-cell office:value-type="float" office:value="1.23928909537412">
                <text:p>1.2392890953741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358">
                <text:p>3358</text:p>
              </table:table-cell>
              <table:table-cell office:value-type="float" office:value="6.44341210857154">
                <text:p>6.44341210857154</text:p>
              </table:table-cell>
              <table:table-cell office:value-type="float" office:value="846819495351.587">
                <text:p>846819495351.587</text:p>
              </table:table-cell>
              <table:table-cell office:value-type="float" office:value="24.9997546139752">
                <text:p>24.999754613975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360">
                <text:p>3360</text:p>
              </table:table-cell>
              <table:table-cell office:value-type="float" office:value="5.70044129194174">
                <text:p>5.70044129194174</text:p>
              </table:table-cell>
              <table:table-cell office:value-type="float" office:value="845328522370.037">
                <text:p>845328522370.037</text:p>
              </table:table-cell>
              <table:table-cell office:value-type="float" office:value="0.323621953504215">
                <text:p>0.32362195350421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362">
                <text:p>3362</text:p>
              </table:table-cell>
              <table:table-cell office:value-type="float" office:value="3.13956861553746">
                <text:p>3.13956861553746</text:p>
              </table:table-cell>
              <table:table-cell office:value-type="float" office:value="843841983695.351">
                <text:p>843841983695.351</text:p>
              </table:table-cell>
              <table:table-cell office:value-type="float" office:value="12.1440327809316">
                <text:p>12.144032780931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364">
                <text:p>3364</text:p>
              </table:table-cell>
              <table:table-cell office:value-type="float" office:value="17.0892069470389">
                <text:p>17.0892069470389</text:p>
              </table:table-cell>
              <table:table-cell office:value-type="float" office:value="842359860063.982">
                <text:p>842359860063.982</text:p>
              </table:table-cell>
              <table:table-cell office:value-type="float" office:value="7.71496136883548">
                <text:p>7.7149613688354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366">
                <text:p>3366</text:p>
              </table:table-cell>
              <table:table-cell office:value-type="float" office:value="2.15981979655589">
                <text:p>2.15981979655589</text:p>
              </table:table-cell>
              <table:table-cell office:value-type="float" office:value="840882132365.231">
                <text:p>840882132365.231</text:p>
              </table:table-cell>
              <table:table-cell office:value-type="float" office:value="14.6025252974271">
                <text:p>14.602525297427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368">
                <text:p>3368</text:p>
              </table:table-cell>
              <table:table-cell office:value-type="float" office:value="5.79132374173808">
                <text:p>5.79132374173808</text:p>
              </table:table-cell>
              <table:table-cell office:value-type="float" office:value="839408781513.234">
                <text:p>839408781513.234</text:p>
              </table:table-cell>
              <table:table-cell office:value-type="float" office:value="27.7156918877919">
                <text:p>27.715691887791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370">
                <text:p>3370</text:p>
              </table:table-cell>
              <table:table-cell office:value-type="float" office:value="16.8576360877841">
                <text:p>16.8576360877841</text:p>
              </table:table-cell>
              <table:table-cell office:value-type="float" office:value="837939788611.41">
                <text:p>837939788611.41</text:p>
              </table:table-cell>
              <table:table-cell office:value-type="float" office:value="31.9438888596778">
                <text:p>31.943888859677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372">
                <text:p>3372</text:p>
              </table:table-cell>
              <table:table-cell office:value-type="float" office:value="42.5619792274998">
                <text:p>42.5619792274998</text:p>
              </table:table-cell>
              <table:table-cell office:value-type="float" office:value="836475134803.31">
                <text:p>836475134803.31</text:p>
              </table:table-cell>
              <table:table-cell office:value-type="float" office:value="4.68344637218477">
                <text:p>4.6834463721847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374">
                <text:p>3374</text:p>
              </table:table-cell>
              <table:table-cell office:value-type="float" office:value="5.64655823501291">
                <text:p>5.64655823501291</text:p>
              </table:table-cell>
              <table:table-cell office:value-type="float" office:value="835014801494.012">
                <text:p>835014801494.012</text:p>
              </table:table-cell>
              <table:table-cell office:value-type="float" office:value="8.96813293771112">
                <text:p>8.9681329377111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376">
                <text:p>3376</text:p>
              </table:table-cell>
              <table:table-cell office:value-type="float" office:value="7.17356081051793">
                <text:p>7.17356081051793</text:p>
              </table:table-cell>
              <table:table-cell office:value-type="float" office:value="833558769939.355">
                <text:p>833558769939.355</text:p>
              </table:table-cell>
              <table:table-cell office:value-type="float" office:value="16.9845053087376">
                <text:p>16.984505308737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378">
                <text:p>3378</text:p>
              </table:table-cell>
              <table:table-cell office:value-type="float" office:value="2.30795759828974">
                <text:p>2.30795759828974</text:p>
              </table:table-cell>
              <table:table-cell office:value-type="float" office:value="832107021721.782">
                <text:p>832107021721.782</text:p>
              </table:table-cell>
              <table:table-cell office:value-type="float" office:value="5.03670321668402">
                <text:p>5.0367032166840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380">
                <text:p>3380</text:p>
              </table:table-cell>
              <table:table-cell office:value-type="float" office:value="2.21219384320705">
                <text:p>2.21219384320705</text:p>
              </table:table-cell>
              <table:table-cell office:value-type="float" office:value="830659538434.774">
                <text:p>830659538434.774</text:p>
              </table:table-cell>
              <table:table-cell office:value-type="float" office:value="10.7866361341521">
                <text:p>10.786636134152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382">
                <text:p>3382</text:p>
              </table:table-cell>
              <table:table-cell office:value-type="float" office:value="5.01146714786345">
                <text:p>5.01146714786345</text:p>
              </table:table-cell>
              <table:table-cell office:value-type="float" office:value="829216301791.697">
                <text:p>829216301791.697</text:p>
              </table:table-cell>
              <table:table-cell office:value-type="float" office:value="55.9669881744131">
                <text:p>55.966988174413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384">
                <text:p>3384</text:p>
              </table:table-cell>
              <table:table-cell office:value-type="float" office:value="4.95712075256359">
                <text:p>4.95712075256359</text:p>
              </table:table-cell>
              <table:table-cell office:value-type="float" office:value="827777293625.392">
                <text:p>827777293625.392</text:p>
              </table:table-cell>
              <table:table-cell office:value-type="float" office:value="6.41554675071605">
                <text:p>6.4155467507160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386">
                <text:p>3386</text:p>
              </table:table-cell>
              <table:table-cell office:value-type="float" office:value="5.19854512720239">
                <text:p>5.19854512720239</text:p>
              </table:table-cell>
              <table:table-cell office:value-type="float" office:value="826342495852.319">
                <text:p>826342495852.319</text:p>
              </table:table-cell>
              <table:table-cell office:value-type="float" office:value="13.847610483827">
                <text:p>13.84761048382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388">
                <text:p>3388</text:p>
              </table:table-cell>
              <table:table-cell office:value-type="float" office:value="6.43312807250215">
                <text:p>6.43312807250215</text:p>
              </table:table-cell>
              <table:table-cell office:value-type="float" office:value="824911890514.688">
                <text:p>824911890514.688</text:p>
              </table:table-cell>
              <table:table-cell office:value-type="float" office:value="22.5687670559985">
                <text:p>22.568767055998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390">
                <text:p>3390</text:p>
              </table:table-cell>
              <table:table-cell office:value-type="float" office:value="2.92557004335511">
                <text:p>2.92557004335511</text:p>
              </table:table-cell>
              <table:table-cell office:value-type="float" office:value="823485459719.374">
                <text:p>823485459719.374</text:p>
              </table:table-cell>
              <table:table-cell office:value-type="float" office:value="10.8591427601401">
                <text:p>10.859142760140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392">
                <text:p>3392</text:p>
              </table:table-cell>
              <table:table-cell office:value-type="float" office:value="3.18260817670328">
                <text:p>3.18260817670328</text:p>
              </table:table-cell>
              <table:table-cell office:value-type="float" office:value="822063185706.616">
                <text:p>822063185706.616</text:p>
              </table:table-cell>
              <table:table-cell office:value-type="float" office:value="45.6764394573995">
                <text:p>45.676439457399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394">
                <text:p>3394</text:p>
              </table:table-cell>
              <table:table-cell office:value-type="float" office:value="0.551332136888283">
                <text:p>0.551332136888283</text:p>
              </table:table-cell>
              <table:table-cell office:value-type="float" office:value="820645050818.087">
                <text:p>820645050818.087</text:p>
              </table:table-cell>
              <table:table-cell office:value-type="float" office:value="29.8588668650665">
                <text:p>29.858866865066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396">
                <text:p>3396</text:p>
              </table:table-cell>
              <table:table-cell office:value-type="float" office:value="0.501325042932743">
                <text:p>0.501325042932743</text:p>
              </table:table-cell>
              <table:table-cell office:value-type="float" office:value="819231037477.228">
                <text:p>819231037477.228</text:p>
              </table:table-cell>
              <table:table-cell office:value-type="float" office:value="7.25078732575139">
                <text:p>7.2507873257513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398">
                <text:p>3398</text:p>
              </table:table-cell>
              <table:table-cell office:value-type="float" office:value="6.98023700923201">
                <text:p>6.98023700923201</text:p>
              </table:table-cell>
              <table:table-cell office:value-type="float" office:value="817821128224.932">
                <text:p>817821128224.932</text:p>
              </table:table-cell>
              <table:table-cell office:value-type="float" office:value="21.7065141660054">
                <text:p>21.706514166005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400">
                <text:p>3400</text:p>
              </table:table-cell>
              <table:table-cell office:value-type="float" office:value="3.68514363294322">
                <text:p>3.68514363294322</text:p>
              </table:table-cell>
              <table:table-cell office:value-type="float" office:value="816415305671.137">
                <text:p>816415305671.137</text:p>
              </table:table-cell>
              <table:table-cell office:value-type="float" office:value="4.87771343922852">
                <text:p>4.8777134392285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402">
                <text:p>3402</text:p>
              </table:table-cell>
              <table:table-cell office:value-type="float" office:value="3.71380139011203">
                <text:p>3.71380139011203</text:p>
              </table:table-cell>
              <table:table-cell office:value-type="float" office:value="815013552574.285">
                <text:p>815013552574.285</text:p>
              </table:table-cell>
              <table:table-cell office:value-type="float" office:value="15.9157043064221">
                <text:p>15.915704306422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404">
                <text:p>3404</text:p>
              </table:table-cell>
              <table:table-cell office:value-type="float" office:value="7.8343354733115">
                <text:p>7.8343354733115</text:p>
              </table:table-cell>
              <table:table-cell office:value-type="float" office:value="813615851739.455">
                <text:p>813615851739.455</text:p>
              </table:table-cell>
              <table:table-cell office:value-type="float" office:value="1.15207180810201">
                <text:p>1.1520718081020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406">
                <text:p>3406</text:p>
              </table:table-cell>
              <table:table-cell office:value-type="float" office:value="1.36151877636092">
                <text:p>1.36151877636092</text:p>
              </table:table-cell>
              <table:table-cell office:value-type="float" office:value="812222186079.806">
                <text:p>812222186079.806</text:p>
              </table:table-cell>
              <table:table-cell office:value-type="float" office:value="28.1833801731908">
                <text:p>28.183380173190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408">
                <text:p>3408</text:p>
              </table:table-cell>
              <table:table-cell office:value-type="float" office:value="0.9416748060995">
                <text:p>0.9416748060995</text:p>
              </table:table-cell>
              <table:table-cell office:value-type="float" office:value="810832538635.497">
                <text:p>810832538635.497</text:p>
              </table:table-cell>
              <table:table-cell office:value-type="float" office:value="5.22311451200328">
                <text:p>5.2231145120032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410">
                <text:p>3410</text:p>
              </table:table-cell>
              <table:table-cell office:value-type="float" office:value="95.9780622393241">
                <text:p>95.9780622393241</text:p>
              </table:table-cell>
              <table:table-cell office:value-type="float" office:value="809446892414.76">
                <text:p>809446892414.76</text:p>
              </table:table-cell>
              <table:table-cell office:value-type="float" office:value="12.9241111486195">
                <text:p>12.924111148619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412">
                <text:p>3412</text:p>
              </table:table-cell>
              <table:table-cell office:value-type="float" office:value="4.65619603906797">
                <text:p>4.65619603906797</text:p>
              </table:table-cell>
              <table:table-cell office:value-type="float" office:value="808065230920.075">
                <text:p>808065230920.075</text:p>
              </table:table-cell>
              <table:table-cell office:value-type="float" office:value="7.32880553391578">
                <text:p>7.3288055339157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414">
                <text:p>3414</text:p>
              </table:table-cell>
              <table:table-cell office:value-type="float" office:value="9.47971862199609">
                <text:p>9.47971862199609</text:p>
              </table:table-cell>
              <table:table-cell office:value-type="float" office:value="806687537139.576">
                <text:p>806687537139.576</text:p>
              </table:table-cell>
              <table:table-cell office:value-type="float" office:value="26.9913652392388">
                <text:p>26.991365239238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416">
                <text:p>3416</text:p>
              </table:table-cell>
              <table:table-cell office:value-type="float" office:value="2.80632455248872">
                <text:p>2.80632455248872</text:p>
              </table:table-cell>
              <table:table-cell office:value-type="float" office:value="805313794600.098">
                <text:p>805313794600.098</text:p>
              </table:table-cell>
              <table:table-cell office:value-type="float" office:value="7.42845967007086">
                <text:p>7.4284596700708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418">
                <text:p>3418</text:p>
              </table:table-cell>
              <table:table-cell office:value-type="float" office:value="3.83076631329223">
                <text:p>3.83076631329223</text:p>
              </table:table-cell>
              <table:table-cell office:value-type="float" office:value="803943986771.211">
                <text:p>803943986771.211</text:p>
              </table:table-cell>
              <table:table-cell office:value-type="float" office:value="17.4945723430552">
                <text:p>17.494572343055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420">
                <text:p>3420</text:p>
              </table:table-cell>
              <table:table-cell office:value-type="float" office:value="4.36493225664968">
                <text:p>4.36493225664968</text:p>
              </table:table-cell>
              <table:table-cell office:value-type="float" office:value="802578097228.11">
                <text:p>802578097228.11</text:p>
              </table:table-cell>
              <table:table-cell office:value-type="float" office:value="23.6468491244793">
                <text:p>23.646849124479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422">
                <text:p>3422</text:p>
              </table:table-cell>
              <table:table-cell office:value-type="float" office:value="2.32216688068525">
                <text:p>2.32216688068525</text:p>
              </table:table-cell>
              <table:table-cell office:value-type="float" office:value="801216109657.912">
                <text:p>801216109657.912</text:p>
              </table:table-cell>
              <table:table-cell office:value-type="float" office:value="22.2834201944268">
                <text:p>22.283420194426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424">
                <text:p>3424</text:p>
              </table:table-cell>
              <table:table-cell office:value-type="float" office:value="10.5971034624949">
                <text:p>10.5971034624949</text:p>
              </table:table-cell>
              <table:table-cell office:value-type="float" office:value="799858007784.558">
                <text:p>799858007784.558</text:p>
              </table:table-cell>
              <table:table-cell office:value-type="float" office:value="21.7624866354507">
                <text:p>21.762486635450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426">
                <text:p>3426</text:p>
              </table:table-cell>
              <table:table-cell office:value-type="float" office:value="3.41937305960566">
                <text:p>3.41937305960566</text:p>
              </table:table-cell>
              <table:table-cell office:value-type="float" office:value="798503775514.882">
                <text:p>798503775514.882</text:p>
              </table:table-cell>
              <table:table-cell office:value-type="float" office:value="13.9331658306248">
                <text:p>13.933165830624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428">
                <text:p>3428</text:p>
              </table:table-cell>
              <table:table-cell office:value-type="float" office:value="7.14670035804747">
                <text:p>7.14670035804747</text:p>
              </table:table-cell>
              <table:table-cell office:value-type="float" office:value="797153396736.012">
                <text:p>797153396736.012</text:p>
              </table:table-cell>
              <table:table-cell office:value-type="float" office:value="3.96895580918678">
                <text:p>3.9689558091867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430">
                <text:p>3430</text:p>
              </table:table-cell>
              <table:table-cell office:value-type="float" office:value="4.13227460499894">
                <text:p>4.13227460499894</text:p>
              </table:table-cell>
              <table:table-cell office:value-type="float" office:value="795806855519.731">
                <text:p>795806855519.731</text:p>
              </table:table-cell>
              <table:table-cell office:value-type="float" office:value="16.1903869206174">
                <text:p>16.190386920617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432">
                <text:p>3432</text:p>
              </table:table-cell>
              <table:table-cell office:value-type="float" office:value="0.857567105602888">
                <text:p>0.857567105602888</text:p>
              </table:table-cell>
              <table:table-cell office:value-type="float" office:value="794464135959.934">
                <text:p>794464135959.934</text:p>
              </table:table-cell>
              <table:table-cell office:value-type="float" office:value="27.0417121830159">
                <text:p>27.041712183015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434">
                <text:p>3434</text:p>
              </table:table-cell>
              <table:table-cell office:value-type="float" office:value="3.3539985812602">
                <text:p>3.3539985812602</text:p>
              </table:table-cell>
              <table:table-cell office:value-type="float" office:value="793125222258.131">
                <text:p>793125222258.131</text:p>
              </table:table-cell>
              <table:table-cell office:value-type="float" office:value="10.9183437945119">
                <text:p>10.918343794511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436">
                <text:p>3436</text:p>
              </table:table-cell>
              <table:table-cell office:value-type="float" office:value="22.49871105428">
                <text:p>22.49871105428</text:p>
              </table:table-cell>
              <table:table-cell office:value-type="float" office:value="791790098746.106">
                <text:p>791790098746.106</text:p>
              </table:table-cell>
              <table:table-cell office:value-type="float" office:value="5.11362622384496">
                <text:p>5.1136262238449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438">
                <text:p>3438</text:p>
              </table:table-cell>
              <table:table-cell office:value-type="float" office:value="7.4437919092479">
                <text:p>7.4437919092479</text:p>
              </table:table-cell>
              <table:table-cell office:value-type="float" office:value="790458749717.2">
                <text:p>790458749717.2</text:p>
              </table:table-cell>
              <table:table-cell office:value-type="float" office:value="1.96727417268064">
                <text:p>1.9672741726806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440">
                <text:p>3440</text:p>
              </table:table-cell>
              <table:table-cell office:value-type="float" office:value="41.2929553439666">
                <text:p>41.2929553439666</text:p>
              </table:table-cell>
              <table:table-cell office:value-type="float" office:value="789131159765.006">
                <text:p>789131159765.006</text:p>
              </table:table-cell>
              <table:table-cell office:value-type="float" office:value="29.6066631166618">
                <text:p>29.606663116661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442">
                <text:p>3442</text:p>
              </table:table-cell>
              <table:table-cell office:value-type="float" office:value="6.80863376124006">
                <text:p>6.80863376124006</text:p>
              </table:table-cell>
              <table:table-cell office:value-type="float" office:value="787807313267.605">
                <text:p>787807313267.605</text:p>
              </table:table-cell>
              <table:table-cell office:value-type="float" office:value="29.1127063096845">
                <text:p>29.112706309684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444">
                <text:p>3444</text:p>
              </table:table-cell>
              <table:table-cell office:value-type="float" office:value="3.3815634517002">
                <text:p>3.3815634517002</text:p>
              </table:table-cell>
              <table:table-cell office:value-type="float" office:value="786487195004.565">
                <text:p>786487195004.565</text:p>
              </table:table-cell>
              <table:table-cell office:value-type="float" office:value="5.08502289896082">
                <text:p>5.0850228989608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446">
                <text:p>3446</text:p>
              </table:table-cell>
              <table:table-cell office:value-type="float" office:value="1.79410772577733">
                <text:p>1.79410772577733</text:p>
              </table:table-cell>
              <table:table-cell office:value-type="float" office:value="785170789649.713">
                <text:p>785170789649.713</text:p>
              </table:table-cell>
              <table:table-cell office:value-type="float" office:value="10.9217770607907">
                <text:p>10.921777060790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448">
                <text:p>3448</text:p>
              </table:table-cell>
              <table:table-cell office:value-type="float" office:value="4.73570182692554">
                <text:p>4.73570182692554</text:p>
              </table:table-cell>
              <table:table-cell office:value-type="float" office:value="783858081980.842">
                <text:p>783858081980.842</text:p>
              </table:table-cell>
              <table:table-cell office:value-type="float" office:value="6.51824295048688">
                <text:p>6.5182429504868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450">
                <text:p>3450</text:p>
              </table:table-cell>
              <table:table-cell office:value-type="float" office:value="1.9201213668008">
                <text:p>1.9201213668008</text:p>
              </table:table-cell>
              <table:table-cell office:value-type="float" office:value="782549056913.833">
                <text:p>782549056913.833</text:p>
              </table:table-cell>
              <table:table-cell office:value-type="float" office:value="2.63537564831808">
                <text:p>2.6353756483180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452">
                <text:p>3452</text:p>
              </table:table-cell>
              <table:table-cell office:value-type="float" office:value="1.25473377161808">
                <text:p>1.25473377161808</text:p>
              </table:table-cell>
              <table:table-cell office:value-type="float" office:value="781243699394.438">
                <text:p>781243699394.438</text:p>
              </table:table-cell>
              <table:table-cell office:value-type="float" office:value="1.20892953140873">
                <text:p>1.2089295314087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454">
                <text:p>3454</text:p>
              </table:table-cell>
              <table:table-cell office:value-type="float" office:value="8.03938620174944">
                <text:p>8.03938620174944</text:p>
              </table:table-cell>
              <table:table-cell office:value-type="float" office:value="779941994486.693">
                <text:p>779941994486.693</text:p>
              </table:table-cell>
              <table:table-cell office:value-type="float" office:value="17.851105181949">
                <text:p>17.85110518194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456">
                <text:p>3456</text:p>
              </table:table-cell>
              <table:table-cell office:value-type="float" office:value="5.89595944367171">
                <text:p>5.89595944367171</text:p>
              </table:table-cell>
              <table:table-cell office:value-type="float" office:value="778643927284.643">
                <text:p>778643927284.643</text:p>
              </table:table-cell>
              <table:table-cell office:value-type="float" office:value="9.08619363418586">
                <text:p>9.0861936341858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458">
                <text:p>3458</text:p>
              </table:table-cell>
              <table:table-cell office:value-type="float" office:value="12.6222283955389">
                <text:p>12.6222283955389</text:p>
              </table:table-cell>
              <table:table-cell office:value-type="float" office:value="777349483044.485">
                <text:p>777349483044.485</text:p>
              </table:table-cell>
              <table:table-cell office:value-type="float" office:value="24.9192668243845">
                <text:p>24.919266824384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460">
                <text:p>3460</text:p>
              </table:table-cell>
              <table:table-cell office:value-type="float" office:value="7.70676849118287">
                <text:p>7.70676849118287</text:p>
              </table:table-cell>
              <table:table-cell office:value-type="float" office:value="776058647017.618">
                <text:p>776058647017.618</text:p>
              </table:table-cell>
              <table:table-cell office:value-type="float" office:value="13.3832155078151">
                <text:p>13.383215507815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462">
                <text:p>3462</text:p>
              </table:table-cell>
              <table:table-cell office:value-type="float" office:value="1.83910166104503">
                <text:p>1.83910166104503</text:p>
              </table:table-cell>
              <table:table-cell office:value-type="float" office:value="774771404611.817">
                <text:p>774771404611.817</text:p>
              </table:table-cell>
              <table:table-cell office:value-type="float" office:value="18.7329693595954">
                <text:p>18.732969359595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464">
                <text:p>3464</text:p>
              </table:table-cell>
              <table:table-cell office:value-type="float" office:value="11.7759722254997">
                <text:p>11.7759722254997</text:p>
              </table:table-cell>
              <table:table-cell office:value-type="float" office:value="773487741225.77">
                <text:p>773487741225.77</text:p>
              </table:table-cell>
              <table:table-cell office:value-type="float" office:value="17.4049830607826">
                <text:p>17.404983060782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466">
                <text:p>3466</text:p>
              </table:table-cell>
              <table:table-cell office:value-type="float" office:value="9.87718280814292">
                <text:p>9.87718280814292</text:p>
              </table:table-cell>
              <table:table-cell office:value-type="float" office:value="772207642458.447">
                <text:p>772207642458.447</text:p>
              </table:table-cell>
              <table:table-cell office:value-type="float" office:value="19.461691673617">
                <text:p>19.46169167361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468">
                <text:p>3468</text:p>
              </table:table-cell>
              <table:table-cell office:value-type="float" office:value="11.7653318490201">
                <text:p>11.7653318490201</text:p>
              </table:table-cell>
              <table:table-cell office:value-type="float" office:value="770931093843.26">
                <text:p>770931093843.26</text:p>
              </table:table-cell>
              <table:table-cell office:value-type="float" office:value="2.55249664147986">
                <text:p>2.5524966414798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470">
                <text:p>3470</text:p>
              </table:table-cell>
              <table:table-cell office:value-type="float" office:value="0.848402323856842">
                <text:p>0.848402323856842</text:p>
              </table:table-cell>
              <table:table-cell office:value-type="float" office:value="769658081076.677">
                <text:p>769658081076.677</text:p>
              </table:table-cell>
              <table:table-cell office:value-type="float" office:value="30.5763164293222">
                <text:p>30.576316429322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472">
                <text:p>3472</text:p>
              </table:table-cell>
              <table:table-cell office:value-type="float" office:value="2.87879791506809">
                <text:p>2.87879791506809</text:p>
              </table:table-cell>
              <table:table-cell office:value-type="float" office:value="768388589944.267">
                <text:p>768388589944.267</text:p>
              </table:table-cell>
              <table:table-cell office:value-type="float" office:value="3.41243404574685">
                <text:p>3.4124340457468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474">
                <text:p>3474</text:p>
              </table:table-cell>
              <table:table-cell office:value-type="float" office:value="3.7423065356303">
                <text:p>3.7423065356303</text:p>
              </table:table-cell>
              <table:table-cell office:value-type="float" office:value="767122606258.353">
                <text:p>767122606258.353</text:p>
              </table:table-cell>
              <table:table-cell office:value-type="float" office:value="15.1867864766822">
                <text:p>15.186786476682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476">
                <text:p>3476</text:p>
              </table:table-cell>
              <table:table-cell office:value-type="float" office:value="7.76609664759966">
                <text:p>7.76609664759966</text:p>
              </table:table-cell>
              <table:table-cell office:value-type="float" office:value="765860115942.403">
                <text:p>765860115942.403</text:p>
              </table:table-cell>
              <table:table-cell office:value-type="float" office:value="1.82260223217584">
                <text:p>1.8226022321758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478">
                <text:p>3478</text:p>
              </table:table-cell>
              <table:table-cell office:value-type="float" office:value="2.05689248110064">
                <text:p>2.05689248110064</text:p>
              </table:table-cell>
              <table:table-cell office:value-type="float" office:value="764601104991.177">
                <text:p>764601104991.177</text:p>
              </table:table-cell>
              <table:table-cell office:value-type="float" office:value="10.4273938810679">
                <text:p>10.427393881067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480">
                <text:p>3480</text:p>
              </table:table-cell>
              <table:table-cell office:value-type="float" office:value="4.01854811319534">
                <text:p>4.01854811319534</text:p>
              </table:table-cell>
              <table:table-cell office:value-type="float" office:value="763345559448.007">
                <text:p>763345559448.007</text:p>
              </table:table-cell>
              <table:table-cell office:value-type="float" office:value="8.25073759286981">
                <text:p>8.2507375928698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482">
                <text:p>3482</text:p>
              </table:table-cell>
              <table:table-cell office:value-type="float" office:value="28.0309239860495">
                <text:p>28.0309239860495</text:p>
              </table:table-cell>
              <table:table-cell office:value-type="float" office:value="762093465474.508">
                <text:p>762093465474.508</text:p>
              </table:table-cell>
              <table:table-cell office:value-type="float" office:value="4.43049664810866">
                <text:p>4.4304966481086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484">
                <text:p>3484</text:p>
              </table:table-cell>
              <table:table-cell office:value-type="float" office:value="6.59007495833509">
                <text:p>6.59007495833509</text:p>
              </table:table-cell>
              <table:table-cell office:value-type="float" office:value="760844809216.187">
                <text:p>760844809216.187</text:p>
              </table:table-cell>
              <table:table-cell office:value-type="float" office:value="3.97238339602629">
                <text:p>3.9723833960262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486">
                <text:p>3486</text:p>
              </table:table-cell>
              <table:table-cell office:value-type="float" office:value="314.209619456282">
                <text:p>314.209619456282</text:p>
              </table:table-cell>
              <table:table-cell office:value-type="float" office:value="759599576695.561">
                <text:p>759599576695.561</text:p>
              </table:table-cell>
              <table:table-cell office:value-type="float" office:value="7.94024817165752">
                <text:p>7.9402481716575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488">
                <text:p>3488</text:p>
              </table:table-cell>
              <table:table-cell office:value-type="float" office:value="6.51552945925739">
                <text:p>6.51552945925739</text:p>
              </table:table-cell>
              <table:table-cell office:value-type="float" office:value="758357755203.34">
                <text:p>758357755203.34</text:p>
              </table:table-cell>
              <table:table-cell office:value-type="float" office:value="3.67964484353776">
                <text:p>3.6796448435377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490">
                <text:p>3490</text:p>
              </table:table-cell>
              <table:table-cell office:value-type="float" office:value="38.2070774920755">
                <text:p>38.2070774920755</text:p>
              </table:table-cell>
              <table:table-cell office:value-type="float" office:value="757119330191.221">
                <text:p>757119330191.221</text:p>
              </table:table-cell>
              <table:table-cell office:value-type="float" office:value="7.16509611245283">
                <text:p>7.1650961124528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492">
                <text:p>3492</text:p>
              </table:table-cell>
              <table:table-cell office:value-type="float" office:value="1.34494937003686">
                <text:p>1.34494937003686</text:p>
              </table:table-cell>
              <table:table-cell office:value-type="float" office:value="755884288580.877">
                <text:p>755884288580.877</text:p>
              </table:table-cell>
              <table:table-cell office:value-type="float" office:value="6.71390586248044">
                <text:p>6.7139058624804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494">
                <text:p>3494</text:p>
              </table:table-cell>
              <table:table-cell office:value-type="float" office:value="1.63302276768185">
                <text:p>1.63302276768185</text:p>
              </table:table-cell>
              <table:table-cell office:value-type="float" office:value="754652616817.823">
                <text:p>754652616817.823</text:p>
              </table:table-cell>
              <table:table-cell office:value-type="float" office:value="38.5243111475283">
                <text:p>38.524311147528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496">
                <text:p>3496</text:p>
              </table:table-cell>
              <table:table-cell office:value-type="float" office:value="0.499483805991271">
                <text:p>0.499483805991271</text:p>
              </table:table-cell>
              <table:table-cell office:value-type="float" office:value="753424301610.98">
                <text:p>753424301610.98</text:p>
              </table:table-cell>
              <table:table-cell office:value-type="float" office:value="17.7622973072158">
                <text:p>17.762297307215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498">
                <text:p>3498</text:p>
              </table:table-cell>
              <table:table-cell office:value-type="float" office:value="7.0961165657076">
                <text:p>7.0961165657076</text:p>
              </table:table-cell>
              <table:table-cell office:value-type="float" office:value="752199329619.822">
                <text:p>752199329619.822</text:p>
              </table:table-cell>
              <table:table-cell office:value-type="float" office:value="10.8180617107951">
                <text:p>10.818061710795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500">
                <text:p>3500</text:p>
              </table:table-cell>
              <table:table-cell office:value-type="float" office:value="1.15584975517054">
                <text:p>1.15584975517054</text:p>
              </table:table-cell>
              <table:table-cell office:value-type="float" office:value="750977687686.983">
                <text:p>750977687686.983</text:p>
              </table:table-cell>
              <table:table-cell office:value-type="float" office:value="14.4135652580321">
                <text:p>14.413565258032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502">
                <text:p>3502</text:p>
              </table:table-cell>
              <table:table-cell office:value-type="float" office:value="3.26797955040667">
                <text:p>3.26797955040667</text:p>
              </table:table-cell>
              <table:table-cell office:value-type="float" office:value="749759362632.184">
                <text:p>749759362632.184</text:p>
              </table:table-cell>
              <table:table-cell office:value-type="float" office:value="2.77852498030535">
                <text:p>2.7785249803053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504">
                <text:p>3504</text:p>
              </table:table-cell>
              <table:table-cell office:value-type="float" office:value="14.0373006657716">
                <text:p>14.0373006657716</text:p>
              </table:table-cell>
              <table:table-cell office:value-type="float" office:value="748544341394.293">
                <text:p>748544341394.293</text:p>
              </table:table-cell>
              <table:table-cell office:value-type="float" office:value="15.2352551215556">
                <text:p>15.235255121555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506">
                <text:p>3506</text:p>
              </table:table-cell>
              <table:table-cell office:value-type="float" office:value="2.91560605923096">
                <text:p>2.91560605923096</text:p>
              </table:table-cell>
              <table:table-cell office:value-type="float" office:value="747332610927.882">
                <text:p>747332610927.882</text:p>
              </table:table-cell>
              <table:table-cell office:value-type="float" office:value="22.2388388199084">
                <text:p>22.238838819908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508">
                <text:p>3508</text:p>
              </table:table-cell>
              <table:table-cell office:value-type="float" office:value="2.44711897107739">
                <text:p>2.44711897107739</text:p>
              </table:table-cell>
              <table:table-cell office:value-type="float" office:value="746124158317.01">
                <text:p>746124158317.01</text:p>
              </table:table-cell>
              <table:table-cell office:value-type="float" office:value="10.2132920684915">
                <text:p>10.213292068491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510">
                <text:p>3510</text:p>
              </table:table-cell>
              <table:table-cell office:value-type="float" office:value="9.06150820990546">
                <text:p>9.06150820990546</text:p>
              </table:table-cell>
              <table:table-cell office:value-type="float" office:value="744918970690.206">
                <text:p>744918970690.206</text:p>
              </table:table-cell>
              <table:table-cell office:value-type="float" office:value="20.6854372754949">
                <text:p>20.685437275494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512">
                <text:p>3512</text:p>
              </table:table-cell>
              <table:table-cell office:value-type="float" office:value="0.906462148195222">
                <text:p>0.906462148195222</text:p>
              </table:table-cell>
              <table:table-cell office:value-type="float" office:value="743717035249.606">
                <text:p>743717035249.606</text:p>
              </table:table-cell>
              <table:table-cell office:value-type="float" office:value="8.10880922103249">
                <text:p>8.1088092210324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514">
                <text:p>3514</text:p>
              </table:table-cell>
              <table:table-cell office:value-type="float" office:value="12.9981076609161">
                <text:p>12.9981076609161</text:p>
              </table:table-cell>
              <table:table-cell office:value-type="float" office:value="742518339229.631">
                <text:p>742518339229.631</text:p>
              </table:table-cell>
              <table:table-cell office:value-type="float" office:value="13.7613359737968">
                <text:p>13.761335973796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516">
                <text:p>3516</text:p>
              </table:table-cell>
              <table:table-cell office:value-type="float" office:value="15.5865555210285">
                <text:p>15.5865555210285</text:p>
              </table:table-cell>
              <table:table-cell office:value-type="float" office:value="741322869916.828">
                <text:p>741322869916.828</text:p>
              </table:table-cell>
              <table:table-cell office:value-type="float" office:value="8.50788716891109">
                <text:p>8.5078871689110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518">
                <text:p>3518</text:p>
              </table:table-cell>
              <table:table-cell office:value-type="float" office:value="1.23711947261374">
                <text:p>1.23711947261374</text:p>
              </table:table-cell>
              <table:table-cell office:value-type="float" office:value="740130614823.469">
                <text:p>740130614823.469</text:p>
              </table:table-cell>
              <table:table-cell office:value-type="float" office:value="23.1855497112301">
                <text:p>23.185549711230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520">
                <text:p>3520</text:p>
              </table:table-cell>
              <table:table-cell office:value-type="float" office:value="3.96464796952057">
                <text:p>3.96464796952057</text:p>
              </table:table-cell>
              <table:table-cell office:value-type="float" office:value="738941561315.215">
                <text:p>738941561315.215</text:p>
              </table:table-cell>
              <table:table-cell office:value-type="float" office:value="5.78638625144533">
                <text:p>5.7863862514453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522">
                <text:p>3522</text:p>
              </table:table-cell>
              <table:table-cell office:value-type="float" office:value="7.77637826816342">
                <text:p>7.77637826816342</text:p>
              </table:table-cell>
              <table:table-cell office:value-type="float" office:value="737755696927.436">
                <text:p>737755696927.436</text:p>
              </table:table-cell>
              <table:table-cell office:value-type="float" office:value="18.6646848898946">
                <text:p>18.664684889894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524">
                <text:p>3524</text:p>
              </table:table-cell>
              <table:table-cell office:value-type="float" office:value="2.16335555170621">
                <text:p>2.16335555170621</text:p>
              </table:table-cell>
              <table:table-cell office:value-type="float" office:value="736573009265.45">
                <text:p>736573009265.45</text:p>
              </table:table-cell>
              <table:table-cell office:value-type="float" office:value="6.96959284860939">
                <text:p>6.9695928486093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526">
                <text:p>3526</text:p>
              </table:table-cell>
              <table:table-cell office:value-type="float" office:value="0.0457063935035878">
                <text:p>0.0457063935035878</text:p>
              </table:table-cell>
              <table:table-cell office:value-type="float" office:value="735393485942.397">
                <text:p>735393485942.397</text:p>
              </table:table-cell>
              <table:table-cell office:value-type="float" office:value="6.45847222917576">
                <text:p>6.4584722291757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528">
                <text:p>3528</text:p>
              </table:table-cell>
              <table:table-cell office:value-type="float" office:value="2.4421188429784">
                <text:p>2.4421188429784</text:p>
              </table:table-cell>
              <table:table-cell office:value-type="float" office:value="734217114713.109">
                <text:p>734217114713.109</text:p>
              </table:table-cell>
              <table:table-cell office:value-type="float" office:value="24.1224269332429">
                <text:p>24.122426933242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530">
                <text:p>3530</text:p>
              </table:table-cell>
              <table:table-cell office:value-type="float" office:value="4.05855661779953">
                <text:p>4.05855661779953</text:p>
              </table:table-cell>
              <table:table-cell office:value-type="float" office:value="733043883346.918">
                <text:p>733043883346.918</text:p>
              </table:table-cell>
              <table:table-cell office:value-type="float" office:value="0.627739876840865">
                <text:p>0.62773987684086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532">
                <text:p>3532</text:p>
              </table:table-cell>
              <table:table-cell office:value-type="float" office:value="1.32192303769803">
                <text:p>1.32192303769803</text:p>
              </table:table-cell>
              <table:table-cell office:value-type="float" office:value="731873779687.606">
                <text:p>731873779687.606</text:p>
              </table:table-cell>
              <table:table-cell office:value-type="float" office:value="10.1782115996886">
                <text:p>10.178211599688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534">
                <text:p>3534</text:p>
              </table:table-cell>
              <table:table-cell office:value-type="float" office:value="9.30184729938415">
                <text:p>9.30184729938415</text:p>
              </table:table-cell>
              <table:table-cell office:value-type="float" office:value="730706791641.368">
                <text:p>730706791641.368</text:p>
              </table:table-cell>
              <table:table-cell office:value-type="float" office:value="22.2600809778742">
                <text:p>22.260080977874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536">
                <text:p>3536</text:p>
              </table:table-cell>
              <table:table-cell office:value-type="float" office:value="5.52971501637683">
                <text:p>5.52971501637683</text:p>
              </table:table-cell>
              <table:table-cell office:value-type="float" office:value="729542907145.351">
                <text:p>729542907145.351</text:p>
              </table:table-cell>
              <table:table-cell office:value-type="float" office:value="17.5447471840132">
                <text:p>17.544747184013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538">
                <text:p>3538</text:p>
              </table:table-cell>
              <table:table-cell office:value-type="float" office:value="8.83997309454526">
                <text:p>8.83997309454526</text:p>
              </table:table-cell>
              <table:table-cell office:value-type="float" office:value="728382114277.655">
                <text:p>728382114277.655</text:p>
              </table:table-cell>
              <table:table-cell office:value-type="float" office:value="23.6091331412159">
                <text:p>23.609133141215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540">
                <text:p>3540</text:p>
              </table:table-cell>
              <table:table-cell office:value-type="float" office:value="0.225875826263691">
                <text:p>0.225875826263691</text:p>
              </table:table-cell>
              <table:table-cell office:value-type="float" office:value="727224401077.014">
                <text:p>727224401077.014</text:p>
              </table:table-cell>
              <table:table-cell office:value-type="float" office:value="16.6228869156681">
                <text:p>16.622886915668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542">
                <text:p>3542</text:p>
              </table:table-cell>
              <table:table-cell office:value-type="float" office:value="1.62388445238009">
                <text:p>1.62388445238009</text:p>
              </table:table-cell>
              <table:table-cell office:value-type="float" office:value="726069755734.834">
                <text:p>726069755734.834</text:p>
              </table:table-cell>
              <table:table-cell office:value-type="float" office:value="2.86015980179566">
                <text:p>2.8601598017956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544">
                <text:p>3544</text:p>
              </table:table-cell>
              <table:table-cell office:value-type="float" office:value="2.87739439107971">
                <text:p>2.87739439107971</text:p>
              </table:table-cell>
              <table:table-cell office:value-type="float" office:value="724918166437.389">
                <text:p>724918166437.389</text:p>
              </table:table-cell>
              <table:table-cell office:value-type="float" office:value="5.28304959534288">
                <text:p>5.2830495953428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546">
                <text:p>3546</text:p>
              </table:table-cell>
              <table:table-cell office:value-type="float" office:value="6.86947839866212">
                <text:p>6.86947839866212</text:p>
              </table:table-cell>
              <table:table-cell office:value-type="float" office:value="723769621458.955">
                <text:p>723769621458.955</text:p>
              </table:table-cell>
              <table:table-cell office:value-type="float" office:value="4.82780910885428">
                <text:p>4.8278091088542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548">
                <text:p>3548</text:p>
              </table:table-cell>
              <table:table-cell office:value-type="float" office:value="5.06461108409153">
                <text:p>5.06461108409153</text:p>
              </table:table-cell>
              <table:table-cell office:value-type="float" office:value="722624109145.796">
                <text:p>722624109145.796</text:p>
              </table:table-cell>
              <table:table-cell office:value-type="float" office:value="32.4496442636321">
                <text:p>32.449644263632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550">
                <text:p>3550</text:p>
              </table:table-cell>
              <table:table-cell office:value-type="float" office:value="1.80214273086996">
                <text:p>1.80214273086996</text:p>
              </table:table-cell>
              <table:table-cell office:value-type="float" office:value="721481617882.82">
                <text:p>721481617882.82</text:p>
              </table:table-cell>
              <table:table-cell office:value-type="float" office:value="10.7242226421282">
                <text:p>10.724222642128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552">
                <text:p>3552</text:p>
              </table:table-cell>
              <table:table-cell office:value-type="float" office:value="8.45668187997376">
                <text:p>8.45668187997376</text:p>
              </table:table-cell>
              <table:table-cell office:value-type="float" office:value="720342136121.777">
                <text:p>720342136121.777</text:p>
              </table:table-cell>
              <table:table-cell office:value-type="float" office:value="0.365810202486702">
                <text:p>0.36581020248670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54">
                <text:p>3554</text:p>
              </table:table-cell>
              <table:table-cell office:value-type="float" office:value="4.24832956411094">
                <text:p>4.24832956411094</text:p>
              </table:table-cell>
              <table:table-cell office:value-type="float" office:value="719205652358.244">
                <text:p>719205652358.244</text:p>
              </table:table-cell>
              <table:table-cell office:value-type="float" office:value="6.79817696465875">
                <text:p>6.7981769646587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556">
                <text:p>3556</text:p>
              </table:table-cell>
              <table:table-cell office:value-type="float" office:value="2.92549997991669">
                <text:p>2.92549997991669</text:p>
              </table:table-cell>
              <table:table-cell office:value-type="float" office:value="718072155159.269">
                <text:p>718072155159.269</text:p>
              </table:table-cell>
              <table:table-cell office:value-type="float" office:value="27.5094056713808">
                <text:p>27.509405671380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558">
                <text:p>3558</text:p>
              </table:table-cell>
              <table:table-cell office:value-type="float" office:value="9.50714890613664">
                <text:p>9.50714890613664</text:p>
              </table:table-cell>
              <table:table-cell office:value-type="float" office:value="716941633175.734">
                <text:p>716941633175.734</text:p>
              </table:table-cell>
              <table:table-cell office:value-type="float" office:value="67.2226751278422">
                <text:p>67.222675127842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560">
                <text:p>3560</text:p>
              </table:table-cell>
              <table:table-cell office:value-type="float" office:value="4.66847544350843">
                <text:p>4.66847544350843</text:p>
              </table:table-cell>
              <table:table-cell office:value-type="float" office:value="715814075066.316">
                <text:p>715814075066.316</text:p>
              </table:table-cell>
              <table:table-cell office:value-type="float" office:value="15.0089239786188">
                <text:p>15.008923978618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562">
                <text:p>3562</text:p>
              </table:table-cell>
              <table:table-cell office:value-type="float" office:value="2.86838113996835">
                <text:p>2.86838113996835</text:p>
              </table:table-cell>
              <table:table-cell office:value-type="float" office:value="714689469557.782">
                <text:p>714689469557.782</text:p>
              </table:table-cell>
              <table:table-cell office:value-type="float" office:value="12.6070141424997">
                <text:p>12.607014142499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564">
                <text:p>3564</text:p>
              </table:table-cell>
              <table:table-cell office:value-type="float" office:value="3.49820110318805">
                <text:p>3.49820110318805</text:p>
              </table:table-cell>
              <table:table-cell office:value-type="float" office:value="713567805480.02">
                <text:p>713567805480.02</text:p>
              </table:table-cell>
              <table:table-cell office:value-type="float" office:value="4.51187860257081">
                <text:p>4.5118786025708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566">
                <text:p>3566</text:p>
              </table:table-cell>
              <table:table-cell office:value-type="float" office:value="7.63172916419499">
                <text:p>7.63172916419499</text:p>
              </table:table-cell>
              <table:table-cell office:value-type="float" office:value="712449071670.582">
                <text:p>712449071670.582</text:p>
              </table:table-cell>
              <table:table-cell office:value-type="float" office:value="13.6789218207837">
                <text:p>13.67892182078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568">
                <text:p>3568</text:p>
              </table:table-cell>
              <table:table-cell office:value-type="float" office:value="3.10630993733046">
                <text:p>3.10630993733046</text:p>
              </table:table-cell>
              <table:table-cell office:value-type="float" office:value="711333257050.147">
                <text:p>711333257050.147</text:p>
              </table:table-cell>
              <table:table-cell office:value-type="float" office:value="21.7573806168267">
                <text:p>21.757380616826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570">
                <text:p>3570</text:p>
              </table:table-cell>
              <table:table-cell office:value-type="float" office:value="15.5726583418726">
                <text:p>15.5726583418726</text:p>
              </table:table-cell>
              <table:table-cell office:value-type="float" office:value="710220350549.598">
                <text:p>710220350549.598</text:p>
              </table:table-cell>
              <table:table-cell office:value-type="float" office:value="0.34977488569102">
                <text:p>0.3497748856910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572">
                <text:p>3572</text:p>
              </table:table-cell>
              <table:table-cell office:value-type="float" office:value="7.57320655064397">
                <text:p>7.57320655064397</text:p>
              </table:table-cell>
              <table:table-cell office:value-type="float" office:value="709110341253.406">
                <text:p>709110341253.406</text:p>
              </table:table-cell>
              <table:table-cell office:value-type="float" office:value="18.6848848522286">
                <text:p>18.684884852228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574">
                <text:p>3574</text:p>
              </table:table-cell>
              <table:table-cell office:value-type="float" office:value="5.83034285722988">
                <text:p>5.83034285722988</text:p>
              </table:table-cell>
              <table:table-cell office:value-type="float" office:value="708003218168.428">
                <text:p>708003218168.428</text:p>
              </table:table-cell>
              <table:table-cell office:value-type="float" office:value="34.5559123738721">
                <text:p>34.555912373872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576">
                <text:p>3576</text:p>
              </table:table-cell>
              <table:table-cell office:value-type="float" office:value="0.164111589561318">
                <text:p>0.164111589561318</text:p>
              </table:table-cell>
              <table:table-cell office:value-type="float" office:value="706898970456.643">
                <text:p>706898970456.643</text:p>
              </table:table-cell>
              <table:table-cell office:value-type="float" office:value="13.6859644652635">
                <text:p>13.685964465263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578">
                <text:p>3578</text:p>
              </table:table-cell>
              <table:table-cell office:value-type="float" office:value="1.93001549766">
                <text:p>1.93001549766</text:p>
              </table:table-cell>
              <table:table-cell office:value-type="float" office:value="705797587301.956">
                <text:p>705797587301.956</text:p>
              </table:table-cell>
              <table:table-cell office:value-type="float" office:value="21.7625988032268">
                <text:p>21.762598803226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580">
                <text:p>3580</text:p>
              </table:table-cell>
              <table:table-cell office:value-type="float" office:value="7.64732905188783">
                <text:p>7.64732905188783</text:p>
              </table:table-cell>
              <table:table-cell office:value-type="float" office:value="704699057956.66">
                <text:p>704699057956.66</text:p>
              </table:table-cell>
              <table:table-cell office:value-type="float" office:value="22.3694022080157">
                <text:p>22.369402208015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582">
                <text:p>3582</text:p>
              </table:table-cell>
              <table:table-cell office:value-type="float" office:value="7.85254374053627">
                <text:p>7.85254374053627</text:p>
              </table:table-cell>
              <table:table-cell office:value-type="float" office:value="703603371666.276">
                <text:p>703603371666.276</text:p>
              </table:table-cell>
              <table:table-cell office:value-type="float" office:value="26.3782838528753">
                <text:p>26.378283852875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584">
                <text:p>3584</text:p>
              </table:table-cell>
              <table:table-cell office:value-type="float" office:value="11.6237346232706">
                <text:p>11.6237346232706</text:p>
              </table:table-cell>
              <table:table-cell office:value-type="float" office:value="702510517822.241">
                <text:p>702510517822.241</text:p>
              </table:table-cell>
              <table:table-cell office:value-type="float" office:value="14.5991028496196">
                <text:p>14.599102849619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586">
                <text:p>3586</text:p>
              </table:table-cell>
              <table:table-cell office:value-type="float" office:value="6.04866944954604">
                <text:p>6.04866944954604</text:p>
              </table:table-cell>
              <table:table-cell office:value-type="float" office:value="701420485819.327">
                <text:p>701420485819.327</text:p>
              </table:table-cell>
              <table:table-cell office:value-type="float" office:value="0.635661607723454">
                <text:p>0.63566160772345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588">
                <text:p>3588</text:p>
              </table:table-cell>
              <table:table-cell office:value-type="float" office:value="1.37023982311457">
                <text:p>1.37023982311457</text:p>
              </table:table-cell>
              <table:table-cell office:value-type="float" office:value="700333265097.414">
                <text:p>700333265097.414</text:p>
              </table:table-cell>
              <table:table-cell office:value-type="float" office:value="13.4878464218617">
                <text:p>13.487846421861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590">
                <text:p>3590</text:p>
              </table:table-cell>
              <table:table-cell office:value-type="float" office:value="2.64451415455892">
                <text:p>2.64451415455892</text:p>
              </table:table-cell>
              <table:table-cell office:value-type="float" office:value="699248845159.662">
                <text:p>699248845159.662</text:p>
              </table:table-cell>
              <table:table-cell office:value-type="float" office:value="3.08196237761972">
                <text:p>3.0819623776197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592">
                <text:p>3592</text:p>
              </table:table-cell>
              <table:table-cell office:value-type="float" office:value="1.29232048635455">
                <text:p>1.29232048635455</text:p>
              </table:table-cell>
              <table:table-cell office:value-type="float" office:value="698167215567.038">
                <text:p>698167215567.038</text:p>
              </table:table-cell>
              <table:table-cell office:value-type="float" office:value="13.409496416044">
                <text:p>13.40949641604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594">
                <text:p>3594</text:p>
              </table:table-cell>
              <table:table-cell office:value-type="float" office:value="34.4789778281236">
                <text:p>34.4789778281236</text:p>
              </table:table-cell>
              <table:table-cell office:value-type="float" office:value="697088365952.791">
                <text:p>697088365952.791</text:p>
              </table:table-cell>
              <table:table-cell office:value-type="float" office:value="8.16067653165043">
                <text:p>8.1606765316504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596">
                <text:p>3596</text:p>
              </table:table-cell>
              <table:table-cell office:value-type="float" office:value="12.4811918537605">
                <text:p>12.4811918537605</text:p>
              </table:table-cell>
              <table:table-cell office:value-type="float" office:value="696012285874.639">
                <text:p>696012285874.639</text:p>
              </table:table-cell>
              <table:table-cell office:value-type="float" office:value="14.9712034177207">
                <text:p>14.971203417720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598">
                <text:p>3598</text:p>
              </table:table-cell>
              <table:table-cell office:value-type="float" office:value="9.53206643691444">
                <text:p>9.53206643691444</text:p>
              </table:table-cell>
              <table:table-cell office:value-type="float" office:value="694938965160.833">
                <text:p>694938965160.833</text:p>
              </table:table-cell>
              <table:table-cell office:value-type="float" office:value="20.8955469758824">
                <text:p>20.895546975882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600">
                <text:p>3600</text:p>
              </table:table-cell>
              <table:table-cell office:value-type="float" office:value="0.275486808566608">
                <text:p>0.275486808566608</text:p>
              </table:table-cell>
              <table:table-cell office:value-type="float" office:value="693868393536.018">
                <text:p>693868393536.018</text:p>
              </table:table-cell>
              <table:table-cell office:value-type="float" office:value="2.26541369385894">
                <text:p>2.2654136938589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602">
                <text:p>3602</text:p>
              </table:table-cell>
              <table:table-cell office:value-type="float" office:value="0.640984967164606">
                <text:p>0.640984967164606</text:p>
              </table:table-cell>
              <table:table-cell office:value-type="float" office:value="692800560801.055">
                <text:p>692800560801.055</text:p>
              </table:table-cell>
              <table:table-cell office:value-type="float" office:value="20.8482429436156">
                <text:p>20.848242943615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604">
                <text:p>3604</text:p>
              </table:table-cell>
              <table:table-cell office:value-type="float" office:value="3.76292188500679">
                <text:p>3.76292188500679</text:p>
              </table:table-cell>
              <table:table-cell office:value-type="float" office:value="691735456817.399">
                <text:p>691735456817.399</text:p>
              </table:table-cell>
              <table:table-cell office:value-type="float" office:value="0.112034134904823">
                <text:p>0.11203413490482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606">
                <text:p>3606</text:p>
              </table:table-cell>
              <table:table-cell office:value-type="float" office:value="18.0012584029159">
                <text:p>18.0012584029159</text:p>
              </table:table-cell>
              <table:table-cell office:value-type="float" office:value="690673071482.345">
                <text:p>690673071482.345</text:p>
              </table:table-cell>
              <table:table-cell office:value-type="float" office:value="25.8666892585714">
                <text:p>25.866689258571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608">
                <text:p>3608</text:p>
              </table:table-cell>
              <table:table-cell office:value-type="float" office:value="0.684938047573538">
                <text:p>0.684938047573538</text:p>
              </table:table-cell>
              <table:table-cell office:value-type="float" office:value="689613394799.763">
                <text:p>689613394799.763</text:p>
              </table:table-cell>
              <table:table-cell office:value-type="float" office:value="31.900976262695">
                <text:p>31.90097626269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610">
                <text:p>3610</text:p>
              </table:table-cell>
              <table:table-cell office:value-type="float" office:value="85.315589590455">
                <text:p>85.315589590455</text:p>
              </table:table-cell>
              <table:table-cell office:value-type="float" office:value="688556416842.994">
                <text:p>688556416842.994</text:p>
              </table:table-cell>
              <table:table-cell office:value-type="float" office:value="17.3526800003102">
                <text:p>17.352680000310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612">
                <text:p>3612</text:p>
              </table:table-cell>
              <table:table-cell office:value-type="float" office:value="8.26462575267914">
                <text:p>8.26462575267914</text:p>
              </table:table-cell>
              <table:table-cell office:value-type="float" office:value="687502127394.644">
                <text:p>687502127394.644</text:p>
              </table:table-cell>
              <table:table-cell office:value-type="float" office:value="23.0218812910593">
                <text:p>23.021881291059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614">
                <text:p>3614</text:p>
              </table:table-cell>
              <table:table-cell office:value-type="float" office:value="3.15208608193052">
                <text:p>3.15208608193052</text:p>
              </table:table-cell>
              <table:table-cell office:value-type="float" office:value="686450516851.413">
                <text:p>686450516851.413</text:p>
              </table:table-cell>
              <table:table-cell office:value-type="float" office:value="14.8023279319899">
                <text:p>14.802327931989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616">
                <text:p>3616</text:p>
              </table:table-cell>
              <table:table-cell office:value-type="float" office:value="1.17006986251788">
                <text:p>1.17006986251788</text:p>
              </table:table-cell>
              <table:table-cell office:value-type="float" office:value="685401575263.934">
                <text:p>685401575263.934</text:p>
              </table:table-cell>
              <table:table-cell office:value-type="float" office:value="29.1355977094718">
                <text:p>29.135597709471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618">
                <text:p>3618</text:p>
              </table:table-cell>
              <table:table-cell office:value-type="float" office:value="4.97853047565261">
                <text:p>4.97853047565261</text:p>
              </table:table-cell>
              <table:table-cell office:value-type="float" office:value="684355292858.901">
                <text:p>684355292858.901</text:p>
              </table:table-cell>
              <table:table-cell office:value-type="float" office:value="13.0187216062038">
                <text:p>13.018721606203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620">
                <text:p>3620</text:p>
              </table:table-cell>
              <table:table-cell office:value-type="float" office:value="3.03269613711474">
                <text:p>3.03269613711474</text:p>
              </table:table-cell>
              <table:table-cell office:value-type="float" office:value="683311659847.907">
                <text:p>683311659847.907</text:p>
              </table:table-cell>
              <table:table-cell office:value-type="float" office:value="6.71396087267951">
                <text:p>6.7139608726795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622">
                <text:p>3622</text:p>
              </table:table-cell>
              <table:table-cell office:value-type="float" office:value="4.50133337970522">
                <text:p>4.50133337970522</text:p>
              </table:table-cell>
              <table:table-cell office:value-type="float" office:value="682270666552.364">
                <text:p>682270666552.364</text:p>
              </table:table-cell>
              <table:table-cell office:value-type="float" office:value="20.8147351064574">
                <text:p>20.814735106457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624">
                <text:p>3624</text:p>
              </table:table-cell>
              <table:table-cell office:value-type="float" office:value="0.104014807633207">
                <text:p>0.104014807633207</text:p>
              </table:table-cell>
              <table:table-cell office:value-type="float" office:value="681232303341.097">
                <text:p>681232303341.097</text:p>
              </table:table-cell>
              <table:table-cell office:value-type="float" office:value="29.5955014642833">
                <text:p>29.595501464283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626">
                <text:p>3626</text:p>
              </table:table-cell>
              <table:table-cell office:value-type="float" office:value="12.6714823718731">
                <text:p>12.6714823718731</text:p>
              </table:table-cell>
              <table:table-cell office:value-type="float" office:value="680196560562.637">
                <text:p>680196560562.637</text:p>
              </table:table-cell>
              <table:table-cell office:value-type="float" office:value="9.38292229336393">
                <text:p>9.3829222933639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628">
                <text:p>3628</text:p>
              </table:table-cell>
              <table:table-cell office:value-type="float" office:value="5.47424114988793">
                <text:p>5.47424114988793</text:p>
              </table:table-cell>
              <table:table-cell office:value-type="float" office:value="679163428707.046">
                <text:p>679163428707.046</text:p>
              </table:table-cell>
              <table:table-cell office:value-type="float" office:value="3.73707162700481">
                <text:p>3.7370716270048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630">
                <text:p>3630</text:p>
              </table:table-cell>
              <table:table-cell office:value-type="float" office:value="1.84334617463628">
                <text:p>1.84334617463628</text:p>
              </table:table-cell>
              <table:table-cell office:value-type="float" office:value="678132898234.741">
                <text:p>678132898234.741</text:p>
              </table:table-cell>
              <table:table-cell office:value-type="float" office:value="17.7547801280541">
                <text:p>17.754780128054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632">
                <text:p>3632</text:p>
              </table:table-cell>
              <table:table-cell office:value-type="float" office:value="4.07045331146538">
                <text:p>4.07045331146538</text:p>
              </table:table-cell>
              <table:table-cell office:value-type="float" office:value="677104959665.788">
                <text:p>677104959665.788</text:p>
              </table:table-cell>
              <table:table-cell office:value-type="float" office:value="6.67319139147597">
                <text:p>6.6731913914759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634">
                <text:p>3634</text:p>
              </table:table-cell>
              <table:table-cell office:value-type="float" office:value="9.61866016249392">
                <text:p>9.61866016249392</text:p>
              </table:table-cell>
              <table:table-cell office:value-type="float" office:value="676079603591.718">
                <text:p>676079603591.718</text:p>
              </table:table-cell>
              <table:table-cell office:value-type="float" office:value="3.79568471401175">
                <text:p>3.7956847140117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636">
                <text:p>3636</text:p>
              </table:table-cell>
              <table:table-cell office:value-type="float" office:value="7.92331263607873">
                <text:p>7.92331263607873</text:p>
              </table:table-cell>
              <table:table-cell office:value-type="float" office:value="675056820647.004">
                <text:p>675056820647.004</text:p>
              </table:table-cell>
              <table:table-cell office:value-type="float" office:value="20.2121998042889">
                <text:p>20.212199804288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638">
                <text:p>3638</text:p>
              </table:table-cell>
              <table:table-cell office:value-type="float" office:value="6.31495264701068">
                <text:p>6.31495264701068</text:p>
              </table:table-cell>
              <table:table-cell office:value-type="float" office:value="674036601499.301">
                <text:p>674036601499.301</text:p>
              </table:table-cell>
              <table:table-cell office:value-type="float" office:value="17.2199984892379">
                <text:p>17.219998489237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640">
                <text:p>3640</text:p>
              </table:table-cell>
              <table:table-cell office:value-type="float" office:value="0.107116185112499">
                <text:p>0.107116185112499</text:p>
              </table:table-cell>
              <table:table-cell office:value-type="float" office:value="673018936834.084">
                <text:p>673018936834.084</text:p>
              </table:table-cell>
              <table:table-cell office:value-type="float" office:value="1.49870188889086">
                <text:p>1.4987018888908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642">
                <text:p>3642</text:p>
              </table:table-cell>
              <table:table-cell office:value-type="float" office:value="4.50976234414852">
                <text:p>4.50976234414852</text:p>
              </table:table-cell>
              <table:table-cell office:value-type="float" office:value="672003817425.589">
                <text:p>672003817425.589</text:p>
              </table:table-cell>
              <table:table-cell office:value-type="float" office:value="5.80859287038293">
                <text:p>5.8085928703829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644">
                <text:p>3644</text:p>
              </table:table-cell>
              <table:table-cell office:value-type="float" office:value="2.42215181390956">
                <text:p>2.42215181390956</text:p>
              </table:table-cell>
              <table:table-cell office:value-type="float" office:value="670991234097.528">
                <text:p>670991234097.528</text:p>
              </table:table-cell>
              <table:table-cell office:value-type="float" office:value="9.41686234188762">
                <text:p>9.4168623418876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646">
                <text:p>3646</text:p>
              </table:table-cell>
              <table:table-cell office:value-type="float" office:value="0.0559880046937834">
                <text:p>0.0559880046937834</text:p>
              </table:table-cell>
              <table:table-cell office:value-type="float" office:value="669981177665.439">
                <text:p>669981177665.439</text:p>
              </table:table-cell>
              <table:table-cell office:value-type="float" office:value="27.1453608907746">
                <text:p>27.145360890774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648">
                <text:p>3648</text:p>
              </table:table-cell>
              <table:table-cell office:value-type="float" office:value="2.92790971872872">
                <text:p>2.92790971872872</text:p>
              </table:table-cell>
              <table:table-cell office:value-type="float" office:value="668973639053.477">
                <text:p>668973639053.477</text:p>
              </table:table-cell>
              <table:table-cell office:value-type="float" office:value="25.8934440250552">
                <text:p>25.893444025055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650">
                <text:p>3650</text:p>
              </table:table-cell>
              <table:table-cell office:value-type="float" office:value="15.0055749094308">
                <text:p>15.0055749094308</text:p>
              </table:table-cell>
              <table:table-cell office:value-type="float" office:value="667968609142.115">
                <text:p>667968609142.115</text:p>
              </table:table-cell>
              <table:table-cell office:value-type="float" office:value="3.18671138884554">
                <text:p>3.1867113888455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652">
                <text:p>3652</text:p>
              </table:table-cell>
              <table:table-cell office:value-type="float" office:value="1.59520874442254">
                <text:p>1.59520874442254</text:p>
              </table:table-cell>
              <table:table-cell office:value-type="float" office:value="666966078985.761">
                <text:p>666966078985.761</text:p>
              </table:table-cell>
              <table:table-cell office:value-type="float" office:value="0.182894465729794">
                <text:p>0.18289446572979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654">
                <text:p>3654</text:p>
              </table:table-cell>
              <table:table-cell office:value-type="float" office:value="2.7834083234702">
                <text:p>2.7834083234702</text:p>
              </table:table-cell>
              <table:table-cell office:value-type="float" office:value="665966039540.499">
                <text:p>665966039540.499</text:p>
              </table:table-cell>
              <table:table-cell office:value-type="float" office:value="0.710793813560281">
                <text:p>0.71079381356028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656">
                <text:p>3656</text:p>
              </table:table-cell>
              <table:table-cell office:value-type="float" office:value="4.39366204808319">
                <text:p>4.39366204808319</text:p>
              </table:table-cell>
              <table:table-cell office:value-type="float" office:value="664968481900.411">
                <text:p>664968481900.411</text:p>
              </table:table-cell>
              <table:table-cell office:value-type="float" office:value="68.1229588066183">
                <text:p>68.122958806618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658">
                <text:p>3658</text:p>
              </table:table-cell>
              <table:table-cell office:value-type="float" office:value="4.62941677252616">
                <text:p>4.62941677252616</text:p>
              </table:table-cell>
              <table:table-cell office:value-type="float" office:value="663973397145.568">
                <text:p>663973397145.568</text:p>
              </table:table-cell>
              <table:table-cell office:value-type="float" office:value="24.1010036557929">
                <text:p>24.101003655792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60">
                <text:p>3660</text:p>
              </table:table-cell>
              <table:table-cell office:value-type="float" office:value="9.33020488843597">
                <text:p>9.33020488843597</text:p>
              </table:table-cell>
              <table:table-cell office:value-type="float" office:value="662980776475.336">
                <text:p>662980776475.336</text:p>
              </table:table-cell>
              <table:table-cell office:value-type="float" office:value="2.29680068978136">
                <text:p>2.2968006897813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62">
                <text:p>3662</text:p>
              </table:table-cell>
              <table:table-cell office:value-type="float" office:value="0.783957523143633">
                <text:p>0.783957523143633</text:p>
              </table:table-cell>
              <table:table-cell office:value-type="float" office:value="661990611017.583">
                <text:p>661990611017.583</text:p>
              </table:table-cell>
              <table:table-cell office:value-type="float" office:value="16.5140445701446">
                <text:p>16.514044570144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664">
                <text:p>3664</text:p>
              </table:table-cell>
              <table:table-cell office:value-type="float" office:value="8.36662446235227">
                <text:p>8.36662446235227</text:p>
              </table:table-cell>
              <table:table-cell office:value-type="float" office:value="661002892032.251">
                <text:p>661002892032.251</text:p>
              </table:table-cell>
              <table:table-cell office:value-type="float" office:value="14.5920144593807">
                <text:p>14.592014459380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666">
                <text:p>3666</text:p>
              </table:table-cell>
              <table:table-cell office:value-type="float" office:value="2.80371593420299">
                <text:p>2.80371593420299</text:p>
              </table:table-cell>
              <table:table-cell office:value-type="float" office:value="660017610819.307">
                <text:p>660017610819.307</text:p>
              </table:table-cell>
              <table:table-cell office:value-type="float" office:value="6.46195146787822">
                <text:p>6.4619514678782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668">
                <text:p>3668</text:p>
              </table:table-cell>
              <table:table-cell office:value-type="float" office:value="13.0872898468506">
                <text:p>13.0872898468506</text:p>
              </table:table-cell>
              <table:table-cell office:value-type="float" office:value="659034758646.495">
                <text:p>659034758646.495</text:p>
              </table:table-cell>
              <table:table-cell office:value-type="float" office:value="24.0754520927865">
                <text:p>24.075452092786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670">
                <text:p>3670</text:p>
              </table:table-cell>
              <table:table-cell office:value-type="float" office:value="5.81828143590795">
                <text:p>5.81828143590795</text:p>
              </table:table-cell>
              <table:table-cell office:value-type="float" office:value="658054326915.007">
                <text:p>658054326915.007</text:p>
              </table:table-cell>
              <table:table-cell office:value-type="float" office:value="23.3265533412579">
                <text:p>23.326553341257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672">
                <text:p>3672</text:p>
              </table:table-cell>
              <table:table-cell office:value-type="float" office:value="2.22948920636114">
                <text:p>2.22948920636114</text:p>
              </table:table-cell>
              <table:table-cell office:value-type="float" office:value="657076306992.987">
                <text:p>657076306992.987</text:p>
              </table:table-cell>
              <table:table-cell office:value-type="float" office:value="38.6370329792065">
                <text:p>38.637032979206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674">
                <text:p>3674</text:p>
              </table:table-cell>
              <table:table-cell office:value-type="float" office:value="13.9373489400478">
                <text:p>13.9373489400478</text:p>
              </table:table-cell>
              <table:table-cell office:value-type="float" office:value="656100690345.304">
                <text:p>656100690345.304</text:p>
              </table:table-cell>
              <table:table-cell office:value-type="float" office:value="8.40726830441531">
                <text:p>8.4072683044153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676">
                <text:p>3676</text:p>
              </table:table-cell>
              <table:table-cell office:value-type="float" office:value="12.9251953803225">
                <text:p>12.9251953803225</text:p>
              </table:table-cell>
              <table:table-cell office:value-type="float" office:value="655127468381.912">
                <text:p>655127468381.912</text:p>
              </table:table-cell>
              <table:table-cell office:value-type="float" office:value="18.2966741496897">
                <text:p>18.296674149689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678">
                <text:p>3678</text:p>
              </table:table-cell>
              <table:table-cell office:value-type="float" office:value="0.435943732573472">
                <text:p>0.435943732573472</text:p>
              </table:table-cell>
              <table:table-cell office:value-type="float" office:value="654156632713.668">
                <text:p>654156632713.668</text:p>
              </table:table-cell>
              <table:table-cell office:value-type="float" office:value="1.61919915523735">
                <text:p>1.6191991552373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680">
                <text:p>3680</text:p>
              </table:table-cell>
              <table:table-cell office:value-type="float" office:value="5.3977682902436">
                <text:p>5.3977682902436</text:p>
              </table:table-cell>
              <table:table-cell office:value-type="float" office:value="653188174840.74">
                <text:p>653188174840.74</text:p>
              </table:table-cell>
              <table:table-cell office:value-type="float" office:value="28.3705441948196">
                <text:p>28.370544194819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682">
                <text:p>3682</text:p>
              </table:table-cell>
              <table:table-cell office:value-type="float" office:value="11.4067149816493">
                <text:p>11.4067149816493</text:p>
              </table:table-cell>
              <table:table-cell office:value-type="float" office:value="652222086379.154">
                <text:p>652222086379.154</text:p>
              </table:table-cell>
              <table:table-cell office:value-type="float" office:value="12.2466338259978">
                <text:p>12.246633825997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684">
                <text:p>3684</text:p>
              </table:table-cell>
              <table:table-cell office:value-type="float" office:value="4.39328219084769">
                <text:p>4.39328219084769</text:p>
              </table:table-cell>
              <table:table-cell office:value-type="float" office:value="651258358935.137">
                <text:p>651258358935.137</text:p>
              </table:table-cell>
              <table:table-cell office:value-type="float" office:value="9.50004201128376">
                <text:p>9.5000420112837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686">
                <text:p>3686</text:p>
              </table:table-cell>
              <table:table-cell office:value-type="float" office:value="0.553579405073986">
                <text:p>0.553579405073986</text:p>
              </table:table-cell>
              <table:table-cell office:value-type="float" office:value="650296984238.012">
                <text:p>650296984238.012</text:p>
              </table:table-cell>
              <table:table-cell office:value-type="float" office:value="12.6260897310483">
                <text:p>12.626089731048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688">
                <text:p>3688</text:p>
              </table:table-cell>
              <table:table-cell office:value-type="float" office:value="31.5353874460214">
                <text:p>31.5353874460214</text:p>
              </table:table-cell>
              <table:table-cell office:value-type="float" office:value="649337953989.602">
                <text:p>649337953989.602</text:p>
              </table:table-cell>
              <table:table-cell office:value-type="float" office:value="1.43060124827671">
                <text:p>1.4306012482767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690">
                <text:p>3690</text:p>
              </table:table-cell>
              <table:table-cell office:value-type="float" office:value="3.87435854839349">
                <text:p>3.87435854839349</text:p>
              </table:table-cell>
              <table:table-cell office:value-type="float" office:value="648381259882.444">
                <text:p>648381259882.444</text:p>
              </table:table-cell>
              <table:table-cell office:value-type="float" office:value="10.6894090509662">
                <text:p>10.689409050966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692">
                <text:p>3692</text:p>
              </table:table-cell>
              <table:table-cell office:value-type="float" office:value="5.87877031112475">
                <text:p>5.87877031112475</text:p>
              </table:table-cell>
              <table:table-cell office:value-type="float" office:value="647426893778.263">
                <text:p>647426893778.263</text:p>
              </table:table-cell>
              <table:table-cell office:value-type="float" office:value="12.4281346993026">
                <text:p>12.428134699302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694">
                <text:p>3694</text:p>
              </table:table-cell>
              <table:table-cell office:value-type="float" office:value="6.25311637647772">
                <text:p>6.25311637647772</text:p>
              </table:table-cell>
              <table:table-cell office:value-type="float" office:value="646474847480.517">
                <text:p>646474847480.517</text:p>
              </table:table-cell>
              <table:table-cell office:value-type="float" office:value="11.5173081955955">
                <text:p>11.517308195595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696">
                <text:p>3696</text:p>
              </table:table-cell>
              <table:table-cell office:value-type="float" office:value="0.255053269882225">
                <text:p>0.255053269882225</text:p>
              </table:table-cell>
              <table:table-cell office:value-type="float" office:value="645525112856.869">
                <text:p>645525112856.869</text:p>
              </table:table-cell>
              <table:table-cell office:value-type="float" office:value="0.115876713328884">
                <text:p>0.11587671332888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698">
                <text:p>3698</text:p>
              </table:table-cell>
              <table:table-cell office:value-type="float" office:value="14.2867787827441">
                <text:p>14.2867787827441</text:p>
              </table:table-cell>
              <table:table-cell office:value-type="float" office:value="644577681838.748">
                <text:p>644577681838.748</text:p>
              </table:table-cell>
              <table:table-cell office:value-type="float" office:value="22.6262656335557">
                <text:p>22.626265633555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700">
                <text:p>3700</text:p>
              </table:table-cell>
              <table:table-cell office:value-type="float" office:value="1.70642578937728">
                <text:p>1.70642578937728</text:p>
              </table:table-cell>
              <table:table-cell office:value-type="float" office:value="643632546322.004">
                <text:p>643632546322.004</text:p>
              </table:table-cell>
              <table:table-cell office:value-type="float" office:value="5.99831175946445">
                <text:p>5.9983117594644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702">
                <text:p>3702</text:p>
              </table:table-cell>
              <table:table-cell office:value-type="float" office:value="13.2045284735902">
                <text:p>13.2045284735902</text:p>
              </table:table-cell>
              <table:table-cell office:value-type="float" office:value="642689698317.504">
                <text:p>642689698317.504</text:p>
              </table:table-cell>
              <table:table-cell office:value-type="float" office:value="29.7988124813963">
                <text:p>29.798812481396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704">
                <text:p>3704</text:p>
              </table:table-cell>
              <table:table-cell office:value-type="float" office:value="4.12772684924504">
                <text:p>4.12772684924504</text:p>
              </table:table-cell>
              <table:table-cell office:value-type="float" office:value="641749129863.864">
                <text:p>641749129863.864</text:p>
              </table:table-cell>
              <table:table-cell office:value-type="float" office:value="12.0702220213695">
                <text:p>12.070222021369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706">
                <text:p>3706</text:p>
              </table:table-cell>
              <table:table-cell office:value-type="float" office:value="1.70640899910255">
                <text:p>1.70640899910255</text:p>
              </table:table-cell>
              <table:table-cell office:value-type="float" office:value="640810832989.104">
                <text:p>640810832989.104</text:p>
              </table:table-cell>
              <table:table-cell office:value-type="float" office:value="2.61726972369012">
                <text:p>2.6172697236901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708">
                <text:p>3708</text:p>
              </table:table-cell>
              <table:table-cell office:value-type="float" office:value="1.91861854359553">
                <text:p>1.91861854359553</text:p>
              </table:table-cell>
              <table:table-cell office:value-type="float" office:value="639874799779.978">
                <text:p>639874799779.978</text:p>
              </table:table-cell>
              <table:table-cell office:value-type="float" office:value="21.0709647352348">
                <text:p>21.070964735234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710">
                <text:p>3710</text:p>
              </table:table-cell>
              <table:table-cell office:value-type="float" office:value="0.894621088174823">
                <text:p>0.894621088174823</text:p>
              </table:table-cell>
              <table:table-cell office:value-type="float" office:value="638941022384.697">
                <text:p>638941022384.697</text:p>
              </table:table-cell>
              <table:table-cell office:value-type="float" office:value="27.8494161075549">
                <text:p>27.849416107554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712">
                <text:p>3712</text:p>
              </table:table-cell>
              <table:table-cell office:value-type="float" office:value="8.35320490648771">
                <text:p>8.35320490648771</text:p>
              </table:table-cell>
              <table:table-cell office:value-type="float" office:value="638009492945.905">
                <text:p>638009492945.905</text:p>
              </table:table-cell>
              <table:table-cell office:value-type="float" office:value="7.37408620589011">
                <text:p>7.3740862058901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714">
                <text:p>3714</text:p>
              </table:table-cell>
              <table:table-cell office:value-type="float" office:value="6.97098489037646">
                <text:p>6.97098489037646</text:p>
              </table:table-cell>
              <table:table-cell office:value-type="float" office:value="637080203697.561">
                <text:p>637080203697.561</text:p>
              </table:table-cell>
              <table:table-cell office:value-type="float" office:value="36.0167356258835">
                <text:p>36.016735625883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716">
                <text:p>3716</text:p>
              </table:table-cell>
              <table:table-cell office:value-type="float" office:value="6.12306561183068">
                <text:p>6.12306561183068</text:p>
              </table:table-cell>
              <table:table-cell office:value-type="float" office:value="636153146728.551">
                <text:p>636153146728.551</text:p>
              </table:table-cell>
              <table:table-cell office:value-type="float" office:value="9.24939633779935">
                <text:p>9.2493963377993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718">
                <text:p>3718</text:p>
              </table:table-cell>
              <table:table-cell office:value-type="float" office:value="2.42087321343667">
                <text:p>2.42087321343667</text:p>
              </table:table-cell>
              <table:table-cell office:value-type="float" office:value="635228314662.358">
                <text:p>635228314662.358</text:p>
              </table:table-cell>
              <table:table-cell office:value-type="float" office:value="9.9797404986441">
                <text:p>9.979740498644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720">
                <text:p>3720</text:p>
              </table:table-cell>
              <table:table-cell office:value-type="float" office:value="1.37432593093007">
                <text:p>1.37432593093007</text:p>
              </table:table-cell>
              <table:table-cell office:value-type="float" office:value="634305699469.921">
                <text:p>634305699469.921</text:p>
              </table:table-cell>
              <table:table-cell office:value-type="float" office:value="10.2050607782927">
                <text:p>10.205060778292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722">
                <text:p>3722</text:p>
              </table:table-cell>
              <table:table-cell office:value-type="float" office:value="2.05724897651603">
                <text:p>2.05724897651603</text:p>
              </table:table-cell>
              <table:table-cell office:value-type="float" office:value="633385293620.013">
                <text:p>633385293620.013</text:p>
              </table:table-cell>
              <table:table-cell office:value-type="float" office:value="6.96836810100621">
                <text:p>6.9683681010062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724">
                <text:p>3724</text:p>
              </table:table-cell>
              <table:table-cell office:value-type="float" office:value="4.23928884246924">
                <text:p>4.23928884246924</text:p>
              </table:table-cell>
              <table:table-cell office:value-type="float" office:value="632467089461.803">
                <text:p>632467089461.803</text:p>
              </table:table-cell>
              <table:table-cell office:value-type="float" office:value="19.8563948187629">
                <text:p>19.856394818762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726">
                <text:p>3726</text:p>
              </table:table-cell>
              <table:table-cell office:value-type="float" office:value="2.17532718206711">
                <text:p>2.17532718206711</text:p>
              </table:table-cell>
              <table:table-cell office:value-type="float" office:value="631551079442.745">
                <text:p>631551079442.745</text:p>
              </table:table-cell>
              <table:table-cell office:value-type="float" office:value="4.2409584479294">
                <text:p>4.240958447929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728">
                <text:p>3728</text:p>
              </table:table-cell>
              <table:table-cell office:value-type="float" office:value="53.0143237771114">
                <text:p>53.0143237771114</text:p>
              </table:table-cell>
              <table:table-cell office:value-type="float" office:value="630637256032.79">
                <text:p>630637256032.79</text:p>
              </table:table-cell>
              <table:table-cell office:value-type="float" office:value="6.41513904226716">
                <text:p>6.4151390422671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730">
                <text:p>3730</text:p>
              </table:table-cell>
              <table:table-cell office:value-type="float" office:value="14.3059947548036">
                <text:p>14.3059947548036</text:p>
              </table:table-cell>
              <table:table-cell office:value-type="float" office:value="629725611588.57">
                <text:p>629725611588.57</text:p>
              </table:table-cell>
              <table:table-cell office:value-type="float" office:value="23.0556227151475">
                <text:p>23.055622715147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732">
                <text:p>3732</text:p>
              </table:table-cell>
              <table:table-cell office:value-type="float" office:value="2.08190556909407">
                <text:p>2.08190556909407</text:p>
              </table:table-cell>
              <table:table-cell office:value-type="float" office:value="628816138738.749">
                <text:p>628816138738.749</text:p>
              </table:table-cell>
              <table:table-cell office:value-type="float" office:value="14.8420963234405">
                <text:p>14.842096323440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734">
                <text:p>3734</text:p>
              </table:table-cell>
              <table:table-cell office:value-type="float" office:value="3.9199476597943">
                <text:p>3.9199476597943</text:p>
              </table:table-cell>
              <table:table-cell office:value-type="float" office:value="627908830010.902">
                <text:p>627908830010.902</text:p>
              </table:table-cell>
              <table:table-cell office:value-type="float" office:value="10.3799194981918">
                <text:p>10.379919498191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736">
                <text:p>3736</text:p>
              </table:table-cell>
              <table:table-cell office:value-type="float" office:value="6.33602721759848">
                <text:p>6.33602721759848</text:p>
              </table:table-cell>
              <table:table-cell office:value-type="float" office:value="627003678004.902">
                <text:p>627003678004.902</text:p>
              </table:table-cell>
              <table:table-cell office:value-type="float" office:value="27.4538194698286">
                <text:p>27.453819469828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738">
                <text:p>3738</text:p>
              </table:table-cell>
              <table:table-cell office:value-type="float" office:value="0.079169017093203">
                <text:p>0.079169017093203</text:p>
              </table:table-cell>
              <table:table-cell office:value-type="float" office:value="626100675297.518">
                <text:p>626100675297.518</text:p>
              </table:table-cell>
              <table:table-cell office:value-type="float" office:value="0.637639884397834">
                <text:p>0.63763988439783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740">
                <text:p>3740</text:p>
              </table:table-cell>
              <table:table-cell office:value-type="float" office:value="1.0372422840327">
                <text:p>1.0372422840327</text:p>
              </table:table-cell>
              <table:table-cell office:value-type="float" office:value="625199814576.213">
                <text:p>625199814576.213</text:p>
              </table:table-cell>
              <table:table-cell office:value-type="float" office:value="18.0841966615319">
                <text:p>18.084196661531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742">
                <text:p>3742</text:p>
              </table:table-cell>
              <table:table-cell office:value-type="float" office:value="6.88842051902028">
                <text:p>6.88842051902028</text:p>
              </table:table-cell>
              <table:table-cell office:value-type="float" office:value="624301088505.831">
                <text:p>624301088505.831</text:p>
              </table:table-cell>
              <table:table-cell office:value-type="float" office:value="17.0403477515945">
                <text:p>17.040347751594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744">
                <text:p>3744</text:p>
              </table:table-cell>
              <table:table-cell office:value-type="float" office:value="33.7581313500633">
                <text:p>33.7581313500633</text:p>
              </table:table-cell>
              <table:table-cell office:value-type="float" office:value="623404489789.679">
                <text:p>623404489789.679</text:p>
              </table:table-cell>
              <table:table-cell office:value-type="float" office:value="12.1496796615253">
                <text:p>12.149679661525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746">
                <text:p>3746</text:p>
              </table:table-cell>
              <table:table-cell office:value-type="float" office:value="10.9746037052215">
                <text:p>10.9746037052215</text:p>
              </table:table-cell>
              <table:table-cell office:value-type="float" office:value="622510011264.219">
                <text:p>622510011264.219</text:p>
              </table:table-cell>
              <table:table-cell office:value-type="float" office:value="4.79803130475317">
                <text:p>4.7980313047531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748">
                <text:p>3748</text:p>
              </table:table-cell>
              <table:table-cell office:value-type="float" office:value="6.94469522406975">
                <text:p>6.94469522406975</text:p>
              </table:table-cell>
              <table:table-cell office:value-type="float" office:value="621617645612.313">
                <text:p>621617645612.313</text:p>
              </table:table-cell>
              <table:table-cell office:value-type="float" office:value="7.58540844926165">
                <text:p>7.5854084492616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750">
                <text:p>3750</text:p>
              </table:table-cell>
              <table:table-cell office:value-type="float" office:value="15.7102890044468">
                <text:p>15.7102890044468</text:p>
              </table:table-cell>
              <table:table-cell office:value-type="float" office:value="620727385661.47">
                <text:p>620727385661.47</text:p>
              </table:table-cell>
              <table:table-cell office:value-type="float" office:value="15.5073367384863">
                <text:p>15.507336738486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752">
                <text:p>3752</text:p>
              </table:table-cell>
              <table:table-cell office:value-type="float" office:value="2.68240387028932">
                <text:p>2.68240387028932</text:p>
              </table:table-cell>
              <table:table-cell office:value-type="float" office:value="619839224337.734">
                <text:p>619839224337.734</text:p>
              </table:table-cell>
              <table:table-cell office:value-type="float" office:value="34.6655155888504">
                <text:p>34.665515588850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754">
                <text:p>3754</text:p>
              </table:table-cell>
              <table:table-cell office:value-type="float" office:value="0.426584205396427">
                <text:p>0.426584205396427</text:p>
              </table:table-cell>
              <table:table-cell office:value-type="float" office:value="618953154423.618">
                <text:p>618953154423.618</text:p>
              </table:table-cell>
              <table:table-cell office:value-type="float" office:value="13.4013632011178">
                <text:p>13.401363201117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756">
                <text:p>3756</text:p>
              </table:table-cell>
              <table:table-cell office:value-type="float" office:value="2.14673099927966">
                <text:p>2.14673099927966</text:p>
              </table:table-cell>
              <table:table-cell office:value-type="float" office:value="618069168900.885">
                <text:p>618069168900.885</text:p>
              </table:table-cell>
              <table:table-cell office:value-type="float" office:value="61.8929731292085">
                <text:p>61.892973129208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758">
                <text:p>3758</text:p>
              </table:table-cell>
              <table:table-cell office:value-type="float" office:value="0.498162639150609">
                <text:p>0.498162639150609</text:p>
              </table:table-cell>
              <table:table-cell office:value-type="float" office:value="617187260684.176">
                <text:p>617187260684.176</text:p>
              </table:table-cell>
              <table:table-cell office:value-type="float" office:value="25.2610829869607">
                <text:p>25.261082986960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760">
                <text:p>3760</text:p>
              </table:table-cell>
              <table:table-cell office:value-type="float" office:value="7.97575734104152">
                <text:p>7.97575734104152</text:p>
              </table:table-cell>
              <table:table-cell office:value-type="float" office:value="616307422758.798">
                <text:p>616307422758.798</text:p>
              </table:table-cell>
              <table:table-cell office:value-type="float" office:value="13.3657421197401">
                <text:p>13.365742119740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762">
                <text:p>3762</text:p>
              </table:table-cell>
              <table:table-cell office:value-type="float" office:value="0.221612257944578">
                <text:p>0.221612257944578</text:p>
              </table:table-cell>
              <table:table-cell office:value-type="float" office:value="615429648125.79">
                <text:p>615429648125.79</text:p>
              </table:table-cell>
              <table:table-cell office:value-type="float" office:value="22.1763080663301">
                <text:p>22.176308066330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764">
                <text:p>3764</text:p>
              </table:table-cell>
              <table:table-cell office:value-type="float" office:value="1.16059989014792">
                <text:p>1.16059989014792</text:p>
              </table:table-cell>
              <table:table-cell office:value-type="float" office:value="614553929841.173">
                <text:p>614553929841.173</text:p>
              </table:table-cell>
              <table:table-cell office:value-type="float" office:value="16.030178885411">
                <text:p>16.03017888541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766">
                <text:p>3766</text:p>
              </table:table-cell>
              <table:table-cell office:value-type="float" office:value="9.4170250974288">
                <text:p>9.4170250974288</text:p>
              </table:table-cell>
              <table:table-cell office:value-type="float" office:value="613680260932.24">
                <text:p>613680260932.24</text:p>
              </table:table-cell>
              <table:table-cell office:value-type="float" office:value="19.3511482700756">
                <text:p>19.351148270075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68">
                <text:p>3768</text:p>
              </table:table-cell>
              <table:table-cell office:value-type="float" office:value="0.575938957208242">
                <text:p>0.575938957208242</text:p>
              </table:table-cell>
              <table:table-cell office:value-type="float" office:value="612808634563.277">
                <text:p>612808634563.277</text:p>
              </table:table-cell>
              <table:table-cell office:value-type="float" office:value="3.98797736584986">
                <text:p>3.9879773658498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770">
                <text:p>3770</text:p>
              </table:table-cell>
              <table:table-cell office:value-type="float" office:value="2.95049091272091">
                <text:p>2.95049091272091</text:p>
              </table:table-cell>
              <table:table-cell office:value-type="float" office:value="611939043816.791">
                <text:p>611939043816.791</text:p>
              </table:table-cell>
              <table:table-cell office:value-type="float" office:value="40.9726519685675">
                <text:p>40.972651968567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772">
                <text:p>3772</text:p>
              </table:table-cell>
              <table:table-cell office:value-type="float" office:value="3.15121781415893">
                <text:p>3.15121781415893</text:p>
              </table:table-cell>
              <table:table-cell office:value-type="float" office:value="611071481829.112">
                <text:p>611071481829.112</text:p>
              </table:table-cell>
              <table:table-cell office:value-type="float" office:value="21.0583074507664">
                <text:p>21.058307450766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774">
                <text:p>3774</text:p>
              </table:table-cell>
              <table:table-cell office:value-type="float" office:value="0.351523924739486">
                <text:p>0.351523924739486</text:p>
              </table:table-cell>
              <table:table-cell office:value-type="float" office:value="610205941932.002">
                <text:p>610205941932.002</text:p>
              </table:table-cell>
              <table:table-cell office:value-type="float" office:value="8.23275079838008">
                <text:p>8.2327507983800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776">
                <text:p>3776</text:p>
              </table:table-cell>
              <table:table-cell office:value-type="float" office:value="1.61520323816128">
                <text:p>1.61520323816128</text:p>
              </table:table-cell>
              <table:table-cell office:value-type="float" office:value="609342417195.989">
                <text:p>609342417195.989</text:p>
              </table:table-cell>
              <table:table-cell office:value-type="float" office:value="3.33009021402876">
                <text:p>3.3300902140287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778">
                <text:p>3778</text:p>
              </table:table-cell>
              <table:table-cell office:value-type="float" office:value="1.25388063578403">
                <text:p>1.25388063578403</text:p>
              </table:table-cell>
              <table:table-cell office:value-type="float" office:value="608480900939.079">
                <text:p>608480900939.079</text:p>
              </table:table-cell>
              <table:table-cell office:value-type="float" office:value="10.370079773266">
                <text:p>10.37007977326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780">
                <text:p>3780</text:p>
              </table:table-cell>
              <table:table-cell office:value-type="float" office:value="1.94501559257689">
                <text:p>1.94501559257689</text:p>
              </table:table-cell>
              <table:table-cell office:value-type="float" office:value="607621386437.441">
                <text:p>607621386437.441</text:p>
              </table:table-cell>
              <table:table-cell office:value-type="float" office:value="28.9755187558172">
                <text:p>28.975518755817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782">
                <text:p>3782</text:p>
              </table:table-cell>
              <table:table-cell office:value-type="float" office:value="1.84897565052878">
                <text:p>1.84897565052878</text:p>
              </table:table-cell>
              <table:table-cell office:value-type="float" office:value="606763866990.647">
                <text:p>606763866990.647</text:p>
              </table:table-cell>
              <table:table-cell office:value-type="float" office:value="25.7351249231588">
                <text:p>25.735124923158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784">
                <text:p>3784</text:p>
              </table:table-cell>
              <table:table-cell office:value-type="float" office:value="18.9428752424089">
                <text:p>18.9428752424089</text:p>
              </table:table-cell>
              <table:table-cell office:value-type="float" office:value="605908335942.528">
                <text:p>605908335942.528</text:p>
              </table:table-cell>
              <table:table-cell office:value-type="float" office:value="9.06669406759686">
                <text:p>9.0666940675968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786">
                <text:p>3786</text:p>
              </table:table-cell>
              <table:table-cell office:value-type="float" office:value="12.8997741245958">
                <text:p>12.8997741245958</text:p>
              </table:table-cell>
              <table:table-cell office:value-type="float" office:value="605054786724.662">
                <text:p>605054786724.662</text:p>
              </table:table-cell>
              <table:table-cell office:value-type="float" office:value="20.3972455222653">
                <text:p>20.397245522265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788">
                <text:p>3788</text:p>
              </table:table-cell>
              <table:table-cell office:value-type="float" office:value="1.63693006040808">
                <text:p>1.63693006040808</text:p>
              </table:table-cell>
              <table:table-cell office:value-type="float" office:value="604203212640.552">
                <text:p>604203212640.552</text:p>
              </table:table-cell>
              <table:table-cell office:value-type="float" office:value="5.88220946852819">
                <text:p>5.8822094685281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790">
                <text:p>3790</text:p>
              </table:table-cell>
              <table:table-cell office:value-type="float" office:value="0.20354690105341">
                <text:p>0.20354690105341</text:p>
              </table:table-cell>
              <table:table-cell office:value-type="float" office:value="603353607178.316">
                <text:p>603353607178.316</text:p>
              </table:table-cell>
              <table:table-cell office:value-type="float" office:value="22.8717361113015">
                <text:p>22.871736111301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792">
                <text:p>3792</text:p>
              </table:table-cell>
              <table:table-cell office:value-type="float" office:value="8.51827340483336">
                <text:p>8.51827340483336</text:p>
              </table:table-cell>
              <table:table-cell office:value-type="float" office:value="602505963799.901">
                <text:p>602505963799.901</text:p>
              </table:table-cell>
              <table:table-cell office:value-type="float" office:value="15.1134036540469">
                <text:p>15.113403654046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794">
                <text:p>3794</text:p>
              </table:table-cell>
              <table:table-cell office:value-type="float" office:value="7.66207892389714">
                <text:p>7.66207892389714</text:p>
              </table:table-cell>
              <table:table-cell office:value-type="float" office:value="601660275952.221">
                <text:p>601660275952.221</text:p>
              </table:table-cell>
              <table:table-cell office:value-type="float" office:value="10.3772911268323">
                <text:p>10.377291126832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796">
                <text:p>3796</text:p>
              </table:table-cell>
              <table:table-cell office:value-type="float" office:value="8.07921616292775">
                <text:p>8.07921616292775</text:p>
              </table:table-cell>
              <table:table-cell office:value-type="float" office:value="600816537202.033">
                <text:p>600816537202.033</text:p>
              </table:table-cell>
              <table:table-cell office:value-type="float" office:value="17.2366399964533">
                <text:p>17.236639996453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798">
                <text:p>3798</text:p>
              </table:table-cell>
              <table:table-cell office:value-type="float" office:value="2.75832211989511">
                <text:p>2.75832211989511</text:p>
              </table:table-cell>
              <table:table-cell office:value-type="float" office:value="599974741070.288">
                <text:p>599974741070.288</text:p>
              </table:table-cell>
              <table:table-cell office:value-type="float" office:value="16.1015529375654">
                <text:p>16.101552937565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800">
                <text:p>3800</text:p>
              </table:table-cell>
              <table:table-cell office:value-type="float" office:value="2.66501756685075">
                <text:p>2.66501756685075</text:p>
              </table:table-cell>
              <table:table-cell office:value-type="float" office:value="599134881129.655">
                <text:p>599134881129.655</text:p>
              </table:table-cell>
              <table:table-cell office:value-type="float" office:value="2.52739841606605">
                <text:p>2.5273984160660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802">
                <text:p>3802</text:p>
              </table:table-cell>
              <table:table-cell office:value-type="float" office:value="10.3480449704077">
                <text:p>10.3480449704077</text:p>
              </table:table-cell>
              <table:table-cell office:value-type="float" office:value="598296950978.22">
                <text:p>598296950978.22</text:p>
              </table:table-cell>
              <table:table-cell office:value-type="float" office:value="7.91439838874035">
                <text:p>7.9143983887403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804">
                <text:p>3804</text:p>
              </table:table-cell>
              <table:table-cell office:value-type="float" office:value="0.228843480400293">
                <text:p>0.228843480400293</text:p>
              </table:table-cell>
              <table:table-cell office:value-type="float" office:value="597460944270.713">
                <text:p>597460944270.713</text:p>
              </table:table-cell>
              <table:table-cell office:value-type="float" office:value="15.2222819786011">
                <text:p>15.222281978601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806">
                <text:p>3806</text:p>
              </table:table-cell>
              <table:table-cell office:value-type="float" office:value="2.58351467142167">
                <text:p>2.58351467142167</text:p>
              </table:table-cell>
              <table:table-cell office:value-type="float" office:value="596626854627.346">
                <text:p>596626854627.346</text:p>
              </table:table-cell>
              <table:table-cell office:value-type="float" office:value="23.0600678036236">
                <text:p>23.060067803623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808">
                <text:p>3808</text:p>
              </table:table-cell>
              <table:table-cell office:value-type="float" office:value="4.09198009490249">
                <text:p>4.09198009490249</text:p>
              </table:table-cell>
              <table:table-cell office:value-type="float" office:value="595794675768.012">
                <text:p>595794675768.012</text:p>
              </table:table-cell>
              <table:table-cell office:value-type="float" office:value="5.11024772004184">
                <text:p>5.1102477200418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810">
                <text:p>3810</text:p>
              </table:table-cell>
              <table:table-cell office:value-type="float" office:value="0.981157013073349">
                <text:p>0.981157013073349</text:p>
              </table:table-cell>
              <table:table-cell office:value-type="float" office:value="594964401343.331">
                <text:p>594964401343.331</text:p>
              </table:table-cell>
              <table:table-cell office:value-type="float" office:value="0.0948259940977304">
                <text:p>0.094825994097730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812">
                <text:p>3812</text:p>
              </table:table-cell>
              <table:table-cell office:value-type="float" office:value="5.51414489106847">
                <text:p>5.51414489106847</text:p>
              </table:table-cell>
              <table:table-cell office:value-type="float" office:value="594136025180.224">
                <text:p>594136025180.224</text:p>
              </table:table-cell>
              <table:table-cell office:value-type="float" office:value="12.1041619611532">
                <text:p>12.104161961153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814">
                <text:p>3814</text:p>
              </table:table-cell>
              <table:table-cell office:value-type="float" office:value="5.56386033979466">
                <text:p>5.56386033979466</text:p>
              </table:table-cell>
              <table:table-cell office:value-type="float" office:value="593309541022.142">
                <text:p>593309541022.142</text:p>
              </table:table-cell>
              <table:table-cell office:value-type="float" office:value="0.296115294095334">
                <text:p>0.29611529409533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816">
                <text:p>3816</text:p>
              </table:table-cell>
              <table:table-cell office:value-type="float" office:value="5.89893963293547">
                <text:p>5.89893963293547</text:p>
              </table:table-cell>
              <table:table-cell office:value-type="float" office:value="592484942603.857">
                <text:p>592484942603.857</text:p>
              </table:table-cell>
              <table:table-cell office:value-type="float" office:value="5.23484564969585">
                <text:p>5.2348456496958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818">
                <text:p>3818</text:p>
              </table:table-cell>
              <table:table-cell office:value-type="float" office:value="0.713332045750701">
                <text:p>0.713332045750701</text:p>
              </table:table-cell>
              <table:table-cell office:value-type="float" office:value="591662223797.056">
                <text:p>591662223797.056</text:p>
              </table:table-cell>
              <table:table-cell office:value-type="float" office:value="25.7680262218782">
                <text:p>25.768026221878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820">
                <text:p>3820</text:p>
              </table:table-cell>
              <table:table-cell office:value-type="float" office:value="7.46399781992069">
                <text:p>7.46399781992069</text:p>
              </table:table-cell>
              <table:table-cell office:value-type="float" office:value="590841378450.245">
                <text:p>590841378450.245</text:p>
              </table:table-cell>
              <table:table-cell office:value-type="float" office:value="17.9330724031076">
                <text:p>17.933072403107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822">
                <text:p>3822</text:p>
              </table:table-cell>
              <table:table-cell office:value-type="float" office:value="4.42915904898947">
                <text:p>4.42915904898947</text:p>
              </table:table-cell>
              <table:table-cell office:value-type="float" office:value="590022400417.787">
                <text:p>590022400417.787</text:p>
              </table:table-cell>
              <table:table-cell office:value-type="float" office:value="6.59465306558409">
                <text:p>6.5946530655840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824">
                <text:p>3824</text:p>
              </table:table-cell>
              <table:table-cell office:value-type="float" office:value="0.0349473045901471">
                <text:p>0.0349473045901471</text:p>
              </table:table-cell>
              <table:table-cell office:value-type="float" office:value="589205283607.974">
                <text:p>589205283607.974</text:p>
              </table:table-cell>
              <table:table-cell office:value-type="float" office:value="5.27804444210595">
                <text:p>5.2780444421059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826">
                <text:p>3826</text:p>
              </table:table-cell>
              <table:table-cell office:value-type="float" office:value="28.0993891785723">
                <text:p>28.0993891785723</text:p>
              </table:table-cell>
              <table:table-cell office:value-type="float" office:value="588390021928.4">
                <text:p>588390021928.4</text:p>
              </table:table-cell>
              <table:table-cell office:value-type="float" office:value="24.6656126844656">
                <text:p>24.665612684465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828">
                <text:p>3828</text:p>
              </table:table-cell>
              <table:table-cell office:value-type="float" office:value="0.639307992328145">
                <text:p>0.639307992328145</text:p>
              </table:table-cell>
              <table:table-cell office:value-type="float" office:value="587576609412.634">
                <text:p>587576609412.634</text:p>
              </table:table-cell>
              <table:table-cell office:value-type="float" office:value="0.774693069822857">
                <text:p>0.77469306982285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30">
                <text:p>3830</text:p>
              </table:table-cell>
              <table:table-cell office:value-type="float" office:value="0.202315722227498">
                <text:p>0.202315722227498</text:p>
              </table:table-cell>
              <table:table-cell office:value-type="float" office:value="586765039958.253">
                <text:p>586765039958.253</text:p>
              </table:table-cell>
              <table:table-cell office:value-type="float" office:value="1.87723132454794">
                <text:p>1.8772313245479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832">
                <text:p>3832</text:p>
              </table:table-cell>
              <table:table-cell office:value-type="float" office:value="3.9675843399464">
                <text:p>3.9675843399464</text:p>
              </table:table-cell>
              <table:table-cell office:value-type="float" office:value="585955307588.682">
                <text:p>585955307588.682</text:p>
              </table:table-cell>
              <table:table-cell office:value-type="float" office:value="18.1803793802012">
                <text:p>18.180379380201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834">
                <text:p>3834</text:p>
              </table:table-cell>
              <table:table-cell office:value-type="float" office:value="6.65928287280974">
                <text:p>6.65928287280974</text:p>
              </table:table-cell>
              <table:table-cell office:value-type="float" office:value="585147406364.167">
                <text:p>585147406364.167</text:p>
              </table:table-cell>
              <table:table-cell office:value-type="float" office:value="2.12726405263179">
                <text:p>2.1272640526317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836">
                <text:p>3836</text:p>
              </table:table-cell>
              <table:table-cell office:value-type="float" office:value="0.805733276117047">
                <text:p>0.805733276117047</text:p>
              </table:table-cell>
              <table:table-cell office:value-type="float" office:value="584341330297.287">
                <text:p>584341330297.287</text:p>
              </table:table-cell>
              <table:table-cell office:value-type="float" office:value="2.72382111742333">
                <text:p>2.7238211174233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838">
                <text:p>3838</text:p>
              </table:table-cell>
              <table:table-cell office:value-type="float" office:value="6.03403063838754">
                <text:p>6.03403063838754</text:p>
              </table:table-cell>
              <table:table-cell office:value-type="float" office:value="583537073507.492">
                <text:p>583537073507.492</text:p>
              </table:table-cell>
              <table:table-cell office:value-type="float" office:value="5.64517486094462">
                <text:p>5.6451748609446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840">
                <text:p>3840</text:p>
              </table:table-cell>
              <table:table-cell office:value-type="float" office:value="1.07039361242734">
                <text:p>1.07039361242734</text:p>
              </table:table-cell>
              <table:table-cell office:value-type="float" office:value="582734630077.604">
                <text:p>582734630077.604</text:p>
              </table:table-cell>
              <table:table-cell office:value-type="float" office:value="28.9854004795807">
                <text:p>28.985400479580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842">
                <text:p>3842</text:p>
              </table:table-cell>
              <table:table-cell office:value-type="float" office:value="1.52234615248102">
                <text:p>1.52234615248102</text:p>
              </table:table-cell>
              <table:table-cell office:value-type="float" office:value="581933994163.287">
                <text:p>581933994163.287</text:p>
              </table:table-cell>
              <table:table-cell office:value-type="float" office:value="7.15232597037399">
                <text:p>7.1523259703739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844">
                <text:p>3844</text:p>
              </table:table-cell>
              <table:table-cell office:value-type="float" office:value="11.5120924161179">
                <text:p>11.5120924161179</text:p>
              </table:table-cell>
              <table:table-cell office:value-type="float" office:value="581135159897.058">
                <text:p>581135159897.058</text:p>
              </table:table-cell>
              <table:table-cell office:value-type="float" office:value="4.88796092655962">
                <text:p>4.8879609265596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846">
                <text:p>3846</text:p>
              </table:table-cell>
              <table:table-cell office:value-type="float" office:value="11.4159755988398">
                <text:p>11.4159755988398</text:p>
              </table:table-cell>
              <table:table-cell office:value-type="float" office:value="580338121494.906">
                <text:p>580338121494.906</text:p>
              </table:table-cell>
              <table:table-cell office:value-type="float" office:value="2.00617810376363">
                <text:p>2.0061781037636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848">
                <text:p>3848</text:p>
              </table:table-cell>
              <table:table-cell office:value-type="float" office:value="0.537685300844398">
                <text:p>0.537685300844398</text:p>
              </table:table-cell>
              <table:table-cell office:value-type="float" office:value="579542873141.314">
                <text:p>579542873141.314</text:p>
              </table:table-cell>
              <table:table-cell office:value-type="float" office:value="1.52535132571095">
                <text:p>1.5253513257109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850">
                <text:p>3850</text:p>
              </table:table-cell>
              <table:table-cell office:value-type="float" office:value="1.84409298188355">
                <text:p>1.84409298188355</text:p>
              </table:table-cell>
              <table:table-cell office:value-type="float" office:value="578749409092.36">
                <text:p>578749409092.36</text:p>
              </table:table-cell>
              <table:table-cell office:value-type="float" office:value="19.1119079320355">
                <text:p>19.111907932035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852">
                <text:p>3852</text:p>
              </table:table-cell>
              <table:table-cell office:value-type="float" office:value="5.20593142485205">
                <text:p>5.20593142485205</text:p>
              </table:table-cell>
              <table:table-cell office:value-type="float" office:value="577957723575.411">
                <text:p>577957723575.411</text:p>
              </table:table-cell>
              <table:table-cell office:value-type="float" office:value="24.8571631534965">
                <text:p>24.857163153496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854">
                <text:p>3854</text:p>
              </table:table-cell>
              <table:table-cell office:value-type="float" office:value="1.96302735636348">
                <text:p>1.96302735636348</text:p>
              </table:table-cell>
              <table:table-cell office:value-type="float" office:value="577167810896.937">
                <text:p>577167810896.937</text:p>
              </table:table-cell>
              <table:table-cell office:value-type="float" office:value="15.4085464406934">
                <text:p>15.408546440693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856">
                <text:p>3856</text:p>
              </table:table-cell>
              <table:table-cell office:value-type="float" office:value="2.15053924406887">
                <text:p>2.15053924406887</text:p>
              </table:table-cell>
              <table:table-cell office:value-type="float" office:value="576379665343.206">
                <text:p>576379665343.206</text:p>
              </table:table-cell>
              <table:table-cell office:value-type="float" office:value="5.79780077995103">
                <text:p>5.7978007799510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858">
                <text:p>3858</text:p>
              </table:table-cell>
              <table:table-cell office:value-type="float" office:value="2.52887099614215">
                <text:p>2.52887099614215</text:p>
              </table:table-cell>
              <table:table-cell office:value-type="float" office:value="575593281257.725">
                <text:p>575593281257.725</text:p>
              </table:table-cell>
              <table:table-cell office:value-type="float" office:value="17.9851869809478">
                <text:p>17.985186980947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860">
                <text:p>3860</text:p>
              </table:table-cell>
              <table:table-cell office:value-type="float" office:value="0.0819890087246712">
                <text:p>0.0819890087246712</text:p>
              </table:table-cell>
              <table:table-cell office:value-type="float" office:value="574808652997.435">
                <text:p>574808652997.435</text:p>
              </table:table-cell>
              <table:table-cell office:value-type="float" office:value="41.7858703664859">
                <text:p>41.785870366485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62">
                <text:p>3862</text:p>
              </table:table-cell>
              <table:table-cell office:value-type="float" office:value="9.08586196479604">
                <text:p>9.08586196479604</text:p>
              </table:table-cell>
              <table:table-cell office:value-type="float" office:value="574025774927.93">
                <text:p>574025774927.93</text:p>
              </table:table-cell>
              <table:table-cell office:value-type="float" office:value="10.2133283767744">
                <text:p>10.213328376774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864">
                <text:p>3864</text:p>
              </table:table-cell>
              <table:table-cell office:value-type="float" office:value="20.2170330286841">
                <text:p>20.2170330286841</text:p>
              </table:table-cell>
              <table:table-cell office:value-type="float" office:value="573244641447.637">
                <text:p>573244641447.637</text:p>
              </table:table-cell>
              <table:table-cell office:value-type="float" office:value="5.16271677227821">
                <text:p>5.1627167722782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866">
                <text:p>3866</text:p>
              </table:table-cell>
              <table:table-cell office:value-type="float" office:value="8.49984991552844">
                <text:p>8.49984991552844</text:p>
              </table:table-cell>
              <table:table-cell office:value-type="float" office:value="572465247040.766">
                <text:p>572465247040.766</text:p>
              </table:table-cell>
              <table:table-cell office:value-type="float" office:value="24.6210914920931">
                <text:p>24.621091492093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868">
                <text:p>3868</text:p>
              </table:table-cell>
              <table:table-cell office:value-type="float" office:value="3.08848318223473">
                <text:p>3.08848318223473</text:p>
              </table:table-cell>
              <table:table-cell office:value-type="float" office:value="571687586067.089">
                <text:p>571687586067.089</text:p>
              </table:table-cell>
              <table:table-cell office:value-type="float" office:value="8.30533214278276">
                <text:p>8.3053321427827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870">
                <text:p>3870</text:p>
              </table:table-cell>
              <table:table-cell office:value-type="float" office:value="0.357324786506045">
                <text:p>0.357324786506045</text:p>
              </table:table-cell>
              <table:table-cell office:value-type="float" office:value="570911653062.802">
                <text:p>570911653062.802</text:p>
              </table:table-cell>
              <table:table-cell office:value-type="float" office:value="7.99448060424932">
                <text:p>7.9944806042493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872">
                <text:p>3872</text:p>
              </table:table-cell>
              <table:table-cell office:value-type="float" office:value="4.90522856258166">
                <text:p>4.90522856258166</text:p>
              </table:table-cell>
              <table:table-cell office:value-type="float" office:value="570137442499.473">
                <text:p>570137442499.473</text:p>
              </table:table-cell>
              <table:table-cell office:value-type="float" office:value="21.1906440370186">
                <text:p>21.190644037018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874">
                <text:p>3874</text:p>
              </table:table-cell>
              <table:table-cell office:value-type="float" office:value="3.93335182220508">
                <text:p>3.93335182220508</text:p>
              </table:table-cell>
              <table:table-cell office:value-type="float" office:value="569364948897.462">
                <text:p>569364948897.462</text:p>
              </table:table-cell>
              <table:table-cell office:value-type="float" office:value="7.49230388389147">
                <text:p>7.4923038838914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876">
                <text:p>3876</text:p>
              </table:table-cell>
              <table:table-cell office:value-type="float" office:value="0.491546371795636">
                <text:p>0.491546371795636</text:p>
              </table:table-cell>
              <table:table-cell office:value-type="float" office:value="568594166805.772">
                <text:p>568594166805.772</text:p>
              </table:table-cell>
              <table:table-cell office:value-type="float" office:value="22.3901865333341">
                <text:p>22.390186533334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878">
                <text:p>3878</text:p>
              </table:table-cell>
              <table:table-cell office:value-type="float" office:value="5.22539967373388">
                <text:p>5.22539967373388</text:p>
              </table:table-cell>
              <table:table-cell office:value-type="float" office:value="567825090779.95">
                <text:p>567825090779.95</text:p>
              </table:table-cell>
              <table:table-cell office:value-type="float" office:value="10.192532682496">
                <text:p>10.1925326824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880">
                <text:p>3880</text:p>
              </table:table-cell>
              <table:table-cell office:value-type="float" office:value="4.35711884125777">
                <text:p>4.35711884125777</text:p>
              </table:table-cell>
              <table:table-cell office:value-type="float" office:value="567057715428.813">
                <text:p>567057715428.813</text:p>
              </table:table-cell>
              <table:table-cell office:value-type="float" office:value="8.93829064617871">
                <text:p>8.9382906461787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882">
                <text:p>3882</text:p>
              </table:table-cell>
              <table:table-cell office:value-type="float" office:value="5.94217096149008">
                <text:p>5.94217096149008</text:p>
              </table:table-cell>
              <table:table-cell office:value-type="float" office:value="566292035351.166">
                <text:p>566292035351.166</text:p>
              </table:table-cell>
              <table:table-cell office:value-type="float" office:value="9.52833098068607">
                <text:p>9.5283309806860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884">
                <text:p>3884</text:p>
              </table:table-cell>
              <table:table-cell office:value-type="float" office:value="10.990732907515">
                <text:p>10.990732907515</text:p>
              </table:table-cell>
              <table:table-cell office:value-type="float" office:value="565528045189.325">
                <text:p>565528045189.325</text:p>
              </table:table-cell>
              <table:table-cell office:value-type="float" office:value="31.8020811372165">
                <text:p>31.802081137216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886">
                <text:p>3886</text:p>
              </table:table-cell>
              <table:table-cell office:value-type="float" office:value="20.1084713044519">
                <text:p>20.1084713044519</text:p>
              </table:table-cell>
              <table:table-cell office:value-type="float" office:value="564765739543.768">
                <text:p>564765739543.768</text:p>
              </table:table-cell>
              <table:table-cell office:value-type="float" office:value="5.93242730686863">
                <text:p>5.9324273068686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888">
                <text:p>3888</text:p>
              </table:table-cell>
              <table:table-cell office:value-type="float" office:value="5.06468185226689">
                <text:p>5.06468185226689</text:p>
              </table:table-cell>
              <table:table-cell office:value-type="float" office:value="564005113192.323">
                <text:p>564005113192.323</text:p>
              </table:table-cell>
              <table:table-cell office:value-type="float" office:value="41.2158079584428">
                <text:p>41.215807958442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90">
                <text:p>3890</text:p>
              </table:table-cell>
              <table:table-cell office:value-type="float" office:value="12.0345378034135">
                <text:p>12.0345378034135</text:p>
              </table:table-cell>
              <table:table-cell office:value-type="float" office:value="563246160776.93">
                <text:p>563246160776.93</text:p>
              </table:table-cell>
              <table:table-cell office:value-type="float" office:value="2.93618327954307">
                <text:p>2.9361832795430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892">
                <text:p>3892</text:p>
              </table:table-cell>
              <table:table-cell office:value-type="float" office:value="0.337026268085475">
                <text:p>0.337026268085475</text:p>
              </table:table-cell>
              <table:table-cell office:value-type="float" office:value="562488877001.214">
                <text:p>562488877001.214</text:p>
              </table:table-cell>
              <table:table-cell office:value-type="float" office:value="22.0074927075308">
                <text:p>22.007492707530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894">
                <text:p>3894</text:p>
              </table:table-cell>
              <table:table-cell office:value-type="float" office:value="11.8037154806831">
                <text:p>11.8037154806831</text:p>
              </table:table-cell>
              <table:table-cell office:value-type="float" office:value="561733256633.446">
                <text:p>561733256633.446</text:p>
              </table:table-cell>
              <table:table-cell office:value-type="float" office:value="14.6703137691427">
                <text:p>14.670313769142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896">
                <text:p>3896</text:p>
              </table:table-cell>
              <table:table-cell office:value-type="float" office:value="1.4843158755102">
                <text:p>1.4843158755102</text:p>
              </table:table-cell>
              <table:table-cell office:value-type="float" office:value="560979294447.748">
                <text:p>560979294447.748</text:p>
              </table:table-cell>
              <table:table-cell office:value-type="float" office:value="19.3822467744379">
                <text:p>19.382246774437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898">
                <text:p>3898</text:p>
              </table:table-cell>
              <table:table-cell office:value-type="float" office:value="3.28677494792951">
                <text:p>3.28677494792951</text:p>
              </table:table-cell>
              <table:table-cell office:value-type="float" office:value="560226985248.185">
                <text:p>560226985248.185</text:p>
              </table:table-cell>
              <table:table-cell office:value-type="float" office:value="25.7650589452126">
                <text:p>25.765058945212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900">
                <text:p>3900</text:p>
              </table:table-cell>
              <table:table-cell office:value-type="float" office:value="0.63266488941534">
                <text:p>0.63266488941534</text:p>
              </table:table-cell>
              <table:table-cell office:value-type="float" office:value="559476323810.826">
                <text:p>559476323810.826</text:p>
              </table:table-cell>
              <table:table-cell office:value-type="float" office:value="24.7945690687992">
                <text:p>24.794569068799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902">
                <text:p>3902</text:p>
              </table:table-cell>
              <table:table-cell office:value-type="float" office:value="3.29920042366558">
                <text:p>3.29920042366558</text:p>
              </table:table-cell>
              <table:table-cell office:value-type="float" office:value="558727304979.015">
                <text:p>558727304979.015</text:p>
              </table:table-cell>
              <table:table-cell office:value-type="float" office:value="22.536872827565">
                <text:p>22.53687282756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904">
                <text:p>3904</text:p>
              </table:table-cell>
              <table:table-cell office:value-type="float" office:value="3.59367486904021">
                <text:p>3.59367486904021</text:p>
              </table:table-cell>
              <table:table-cell office:value-type="float" office:value="557979923593.66">
                <text:p>557979923593.66</text:p>
              </table:table-cell>
              <table:table-cell office:value-type="float" office:value="11.6806086800396">
                <text:p>11.680608680039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906">
                <text:p>3906</text:p>
              </table:table-cell>
              <table:table-cell office:value-type="float" office:value="12.522248432538">
                <text:p>12.522248432538</text:p>
              </table:table-cell>
              <table:table-cell office:value-type="float" office:value="557234174554.763">
                <text:p>557234174554.763</text:p>
              </table:table-cell>
              <table:table-cell office:value-type="float" office:value="3.08775472919447">
                <text:p>3.0877547291944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908">
                <text:p>3908</text:p>
              </table:table-cell>
              <table:table-cell office:value-type="float" office:value="7.71441442282926">
                <text:p>7.71441442282926</text:p>
              </table:table-cell>
              <table:table-cell office:value-type="float" office:value="556490052736.706">
                <text:p>556490052736.706</text:p>
              </table:table-cell>
              <table:table-cell office:value-type="float" office:value="0.371724600114738">
                <text:p>0.37172460011473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910">
                <text:p>3910</text:p>
              </table:table-cell>
              <table:table-cell office:value-type="float" office:value="2.18753780322761">
                <text:p>2.18753780322761</text:p>
              </table:table-cell>
              <table:table-cell office:value-type="float" office:value="555747553072.386">
                <text:p>555747553072.386</text:p>
              </table:table-cell>
              <table:table-cell office:value-type="float" office:value="5.19936614648392">
                <text:p>5.1993661464839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912">
                <text:p>3912</text:p>
              </table:table-cell>
              <table:table-cell office:value-type="float" office:value="1.61654958454104">
                <text:p>1.61654958454104</text:p>
              </table:table-cell>
              <table:table-cell office:value-type="float" office:value="555006670488.89">
                <text:p>555006670488.89</text:p>
              </table:table-cell>
              <table:table-cell office:value-type="float" office:value="19.1629326085493">
                <text:p>19.162932608549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914">
                <text:p>3914</text:p>
              </table:table-cell>
              <table:table-cell office:value-type="float" office:value="3.96358336295104">
                <text:p>3.96358336295104</text:p>
              </table:table-cell>
              <table:table-cell office:value-type="float" office:value="554267399944.059">
                <text:p>554267399944.059</text:p>
              </table:table-cell>
              <table:table-cell office:value-type="float" office:value="3.2777114778006">
                <text:p>3.277711477800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916">
                <text:p>3916</text:p>
              </table:table-cell>
              <table:table-cell office:value-type="float" office:value="1.4824482965038">
                <text:p>1.4824482965038</text:p>
              </table:table-cell>
              <table:table-cell office:value-type="float" office:value="553529736420.568">
                <text:p>553529736420.568</text:p>
              </table:table-cell>
              <table:table-cell office:value-type="float" office:value="4.34387377160112">
                <text:p>4.3438737716011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918">
                <text:p>3918</text:p>
              </table:table-cell>
              <table:table-cell office:value-type="float" office:value="2.52410319813859">
                <text:p>2.52410319813859</text:p>
              </table:table-cell>
              <table:table-cell office:value-type="float" office:value="552793674922.786">
                <text:p>552793674922.786</text:p>
              </table:table-cell>
              <table:table-cell office:value-type="float" office:value="1.2803946670225">
                <text:p>1.280394667022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920">
                <text:p>3920</text:p>
              </table:table-cell>
              <table:table-cell office:value-type="float" office:value="3.16720564999764">
                <text:p>3.16720564999764</text:p>
              </table:table-cell>
              <table:table-cell office:value-type="float" office:value="552059210460.215">
                <text:p>552059210460.215</text:p>
              </table:table-cell>
              <table:table-cell office:value-type="float" office:value="2.66698140432008">
                <text:p>2.6669814043200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922">
                <text:p>3922</text:p>
              </table:table-cell>
              <table:table-cell office:value-type="float" office:value="8.98587935026766">
                <text:p>8.98587935026766</text:p>
              </table:table-cell>
              <table:table-cell office:value-type="float" office:value="551326338098.213">
                <text:p>551326338098.213</text:p>
              </table:table-cell>
              <table:table-cell office:value-type="float" office:value="7.25433352615485">
                <text:p>7.2543335261548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924">
                <text:p>3924</text:p>
              </table:table-cell>
              <table:table-cell office:value-type="float" office:value="1.25696651363913">
                <text:p>1.25696651363913</text:p>
              </table:table-cell>
              <table:table-cell office:value-type="float" office:value="550595052854.721">
                <text:p>550595052854.721</text:p>
              </table:table-cell>
              <table:table-cell office:value-type="float" office:value="16.2237274732146">
                <text:p>16.223727473214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926">
                <text:p>3926</text:p>
              </table:table-cell>
              <table:table-cell office:value-type="float" office:value="0.663417847101618">
                <text:p>0.663417847101618</text:p>
              </table:table-cell>
              <table:table-cell office:value-type="float" office:value="549865349847.321">
                <text:p>549865349847.321</text:p>
              </table:table-cell>
              <table:table-cell office:value-type="float" office:value="9.44496117731209">
                <text:p>9.4449611773120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928">
                <text:p>3928</text:p>
              </table:table-cell>
              <table:table-cell office:value-type="float" office:value="6.24377214772409">
                <text:p>6.24377214772409</text:p>
              </table:table-cell>
              <table:table-cell office:value-type="float" office:value="549137224169.334">
                <text:p>549137224169.334</text:p>
              </table:table-cell>
              <table:table-cell office:value-type="float" office:value="26.2438877280355">
                <text:p>26.243887728035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930">
                <text:p>3930</text:p>
              </table:table-cell>
              <table:table-cell office:value-type="float" office:value="1.52761712308101">
                <text:p>1.52761712308101</text:p>
              </table:table-cell>
              <table:table-cell office:value-type="float" office:value="548410670932.281">
                <text:p>548410670932.281</text:p>
              </table:table-cell>
              <table:table-cell office:value-type="float" office:value="6.36610540251588">
                <text:p>6.3661054025158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932">
                <text:p>3932</text:p>
              </table:table-cell>
              <table:table-cell office:value-type="float" office:value="20.3854070220451">
                <text:p>20.3854070220451</text:p>
              </table:table-cell>
              <table:table-cell office:value-type="float" office:value="547685685306.227">
                <text:p>547685685306.227</text:p>
              </table:table-cell>
              <table:table-cell office:value-type="float" office:value="9.41120642631029">
                <text:p>9.4112064263102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934">
                <text:p>3934</text:p>
              </table:table-cell>
              <table:table-cell office:value-type="float" office:value="2.25377413510334">
                <text:p>2.25377413510334</text:p>
              </table:table-cell>
              <table:table-cell office:value-type="float" office:value="546962262394.091">
                <text:p>546962262394.091</text:p>
              </table:table-cell>
              <table:table-cell office:value-type="float" office:value="14.6799006990742">
                <text:p>14.679900699074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936">
                <text:p>3936</text:p>
              </table:table-cell>
              <table:table-cell office:value-type="float" office:value="6.8019602313236">
                <text:p>6.8019602313236</text:p>
              </table:table-cell>
              <table:table-cell office:value-type="float" office:value="546240397444.45">
                <text:p>546240397444.45</text:p>
              </table:table-cell>
              <table:table-cell office:value-type="float" office:value="8.62832387603793">
                <text:p>8.6283238760379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938">
                <text:p>3938</text:p>
              </table:table-cell>
              <table:table-cell office:value-type="float" office:value="1.50059928933451">
                <text:p>1.50059928933451</text:p>
              </table:table-cell>
              <table:table-cell office:value-type="float" office:value="545520085612.359">
                <text:p>545520085612.359</text:p>
              </table:table-cell>
              <table:table-cell office:value-type="float" office:value="33.7629734614328">
                <text:p>33.762973461432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940">
                <text:p>3940</text:p>
              </table:table-cell>
              <table:table-cell office:value-type="float" office:value="9.64031190843902">
                <text:p>9.64031190843902</text:p>
              </table:table-cell>
              <table:table-cell office:value-type="float" office:value="544801322131.866">
                <text:p>544801322131.866</text:p>
              </table:table-cell>
              <table:table-cell office:value-type="float" office:value="13.812666197594">
                <text:p>13.81266619759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942">
                <text:p>3942</text:p>
              </table:table-cell>
              <table:table-cell office:value-type="float" office:value="2.03328927914922">
                <text:p>2.03328927914922</text:p>
              </table:table-cell>
              <table:table-cell office:value-type="float" office:value="544084102265.058">
                <text:p>544084102265.058</text:p>
              </table:table-cell>
              <table:table-cell office:value-type="float" office:value="8.8841085336719">
                <text:p>8.884108533671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944">
                <text:p>3944</text:p>
              </table:table-cell>
              <table:table-cell office:value-type="float" office:value="8.06956648725381">
                <text:p>8.06956648725381</text:p>
              </table:table-cell>
              <table:table-cell office:value-type="float" office:value="543368421251.951">
                <text:p>543368421251.951</text:p>
              </table:table-cell>
              <table:table-cell office:value-type="float" office:value="3.30875988293514">
                <text:p>3.3087598829351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46">
                <text:p>3946</text:p>
              </table:table-cell>
              <table:table-cell office:value-type="float" office:value="0.68359042661521">
                <text:p>0.68359042661521</text:p>
              </table:table-cell>
              <table:table-cell office:value-type="float" office:value="542654274349.404">
                <text:p>542654274349.404</text:p>
              </table:table-cell>
              <table:table-cell office:value-type="float" office:value="11.4164267534539">
                <text:p>11.41642675345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948">
                <text:p>3948</text:p>
              </table:table-cell>
              <table:table-cell office:value-type="float" office:value="7.21694824823133">
                <text:p>7.21694824823133</text:p>
              </table:table-cell>
              <table:table-cell office:value-type="float" office:value="541941656875.336">
                <text:p>541941656875.336</text:p>
              </table:table-cell>
              <table:table-cell office:value-type="float" office:value="4.52521055426173">
                <text:p>4.5252105542617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950">
                <text:p>3950</text:p>
              </table:table-cell>
              <table:table-cell office:value-type="float" office:value="35.565494930921">
                <text:p>35.565494930921</text:p>
              </table:table-cell>
              <table:table-cell office:value-type="float" office:value="541230564204.806">
                <text:p>541230564204.806</text:p>
              </table:table-cell>
              <table:table-cell office:value-type="float" office:value="6.85168429203544">
                <text:p>6.8516842920354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952">
                <text:p>3952</text:p>
              </table:table-cell>
              <table:table-cell office:value-type="float" office:value="2.94077055567837">
                <text:p>2.94077055567837</text:p>
              </table:table-cell>
              <table:table-cell office:value-type="float" office:value="540520991530.813">
                <text:p>540520991530.813</text:p>
              </table:table-cell>
              <table:table-cell office:value-type="float" office:value="1.9959031134181">
                <text:p>1.995903113418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954">
                <text:p>3954</text:p>
              </table:table-cell>
              <table:table-cell office:value-type="float" office:value="7.17813008914087">
                <text:p>7.17813008914087</text:p>
              </table:table-cell>
              <table:table-cell office:value-type="float" office:value="539812934336.675">
                <text:p>539812934336.675</text:p>
              </table:table-cell>
              <table:table-cell office:value-type="float" office:value="20.4572534027549">
                <text:p>20.457253402754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956">
                <text:p>3956</text:p>
              </table:table-cell>
              <table:table-cell office:value-type="float" office:value="4.42279164899392">
                <text:p>4.42279164899392</text:p>
              </table:table-cell>
              <table:table-cell office:value-type="float" office:value="539106387933.739">
                <text:p>539106387933.739</text:p>
              </table:table-cell>
              <table:table-cell office:value-type="float" office:value="13.8596366490301">
                <text:p>13.859636649030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958">
                <text:p>3958</text:p>
              </table:table-cell>
              <table:table-cell office:value-type="float" office:value="2.51585562172161">
                <text:p>2.51585562172161</text:p>
              </table:table-cell>
              <table:table-cell office:value-type="float" office:value="538401347744.329">
                <text:p>538401347744.329</text:p>
              </table:table-cell>
              <table:table-cell office:value-type="float" office:value="12.6536298294059">
                <text:p>12.653629829405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960">
                <text:p>3960</text:p>
              </table:table-cell>
              <table:table-cell office:value-type="float" office:value="4.77696285683016">
                <text:p>4.77696285683016</text:p>
              </table:table-cell>
              <table:table-cell office:value-type="float" office:value="537697809165.493">
                <text:p>537697809165.493</text:p>
              </table:table-cell>
              <table:table-cell office:value-type="float" office:value="7.75977758563385">
                <text:p>7.7597775856338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962">
                <text:p>3962</text:p>
              </table:table-cell>
              <table:table-cell office:value-type="float" office:value="0.620172452701475">
                <text:p>0.620172452701475</text:p>
              </table:table-cell>
              <table:table-cell office:value-type="float" office:value="536995767621.813">
                <text:p>536995767621.813</text:p>
              </table:table-cell>
              <table:table-cell office:value-type="float" office:value="12.0645580586861">
                <text:p>12.064558058686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964">
                <text:p>3964</text:p>
              </table:table-cell>
              <table:table-cell office:value-type="float" office:value="6.05782194329534">
                <text:p>6.05782194329534</text:p>
              </table:table-cell>
              <table:table-cell office:value-type="float" office:value="536295218557.264">
                <text:p>536295218557.264</text:p>
              </table:table-cell>
              <table:table-cell office:value-type="float" office:value="0.402753890139296">
                <text:p>0.40275389013929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966">
                <text:p>3966</text:p>
              </table:table-cell>
              <table:table-cell office:value-type="float" office:value="5.5587940192168">
                <text:p>5.5587940192168</text:p>
              </table:table-cell>
              <table:table-cell office:value-type="float" office:value="535596157443.652">
                <text:p>535596157443.652</text:p>
              </table:table-cell>
              <table:table-cell office:value-type="float" office:value="1.90481284593929">
                <text:p>1.9048128459392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968">
                <text:p>3968</text:p>
              </table:table-cell>
              <table:table-cell office:value-type="float" office:value="7.54422498392138">
                <text:p>7.54422498392138</text:p>
              </table:table-cell>
              <table:table-cell office:value-type="float" office:value="534898579824.712">
                <text:p>534898579824.712</text:p>
              </table:table-cell>
              <table:table-cell office:value-type="float" office:value="23.2992086871709">
                <text:p>23.299208687170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970">
                <text:p>3970</text:p>
              </table:table-cell>
              <table:table-cell office:value-type="float" office:value="0.774384917034311">
                <text:p>0.774384917034311</text:p>
              </table:table-cell>
              <table:table-cell office:value-type="float" office:value="534202481055.028">
                <text:p>534202481055.028</text:p>
              </table:table-cell>
              <table:table-cell office:value-type="float" office:value="14.1891158107473">
                <text:p>14.189115810747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972">
                <text:p>3972</text:p>
              </table:table-cell>
              <table:table-cell office:value-type="float" office:value="10.5822551805176">
                <text:p>10.5822551805176</text:p>
              </table:table-cell>
              <table:table-cell office:value-type="float" office:value="533507856773.038">
                <text:p>533507856773.038</text:p>
              </table:table-cell>
              <table:table-cell office:value-type="float" office:value="7.50725334125831">
                <text:p>7.5072533412583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974">
                <text:p>3974</text:p>
              </table:table-cell>
              <table:table-cell office:value-type="float" office:value="1.42894758828214">
                <text:p>1.42894758828214</text:p>
              </table:table-cell>
              <table:table-cell office:value-type="float" office:value="532814702499.379">
                <text:p>532814702499.379</text:p>
              </table:table-cell>
              <table:table-cell office:value-type="float" office:value="14.5510478603825">
                <text:p>14.551047860382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976">
                <text:p>3976</text:p>
              </table:table-cell>
              <table:table-cell office:value-type="float" office:value="3.96543081432424">
                <text:p>3.96543081432424</text:p>
              </table:table-cell>
              <table:table-cell office:value-type="float" office:value="532123013776.714">
                <text:p>532123013776.714</text:p>
              </table:table-cell>
              <table:table-cell office:value-type="float" office:value="0.269193608681557">
                <text:p>0.26919360868155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978">
                <text:p>3978</text:p>
              </table:table-cell>
              <table:table-cell office:value-type="float" office:value="17.71727293639">
                <text:p>17.71727293639</text:p>
              </table:table-cell>
              <table:table-cell office:value-type="float" office:value="531432786142.57">
                <text:p>531432786142.57</text:p>
              </table:table-cell>
              <table:table-cell office:value-type="float" office:value="21.9350087331773">
                <text:p>21.935008733177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980">
                <text:p>3980</text:p>
              </table:table-cell>
              <table:table-cell office:value-type="float" office:value="4.10724466563586">
                <text:p>4.10724466563586</text:p>
              </table:table-cell>
              <table:table-cell office:value-type="float" office:value="530744015262.365">
                <text:p>530744015262.365</text:p>
              </table:table-cell>
              <table:table-cell office:value-type="float" office:value="7.27382656689204">
                <text:p>7.2738265668920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982">
                <text:p>3982</text:p>
              </table:table-cell>
              <table:table-cell office:value-type="float" office:value="5.50821256983618">
                <text:p>5.50821256983618</text:p>
              </table:table-cell>
              <table:table-cell office:value-type="float" office:value="530056696682.649">
                <text:p>530056696682.649</text:p>
              </table:table-cell>
              <table:table-cell office:value-type="float" office:value="30.5265615681237">
                <text:p>30.526561568123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984">
                <text:p>3984</text:p>
              </table:table-cell>
              <table:table-cell office:value-type="float" office:value="3.89488185016413">
                <text:p>3.89488185016413</text:p>
              </table:table-cell>
              <table:table-cell office:value-type="float" office:value="529370826069.292">
                <text:p>529370826069.292</text:p>
              </table:table-cell>
              <table:table-cell office:value-type="float" office:value="16.5729759078612">
                <text:p>16.572975907861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986">
                <text:p>3986</text:p>
              </table:table-cell>
              <table:table-cell office:value-type="float" office:value="3.40847112425978">
                <text:p>3.40847112425978</text:p>
              </table:table-cell>
              <table:table-cell office:value-type="float" office:value="528686399041.413">
                <text:p>528686399041.413</text:p>
              </table:table-cell>
              <table:table-cell office:value-type="float" office:value="29.9159695099523">
                <text:p>29.915969509952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988">
                <text:p>3988</text:p>
              </table:table-cell>
              <table:table-cell office:value-type="float" office:value="5.14830663745618">
                <text:p>5.14830663745618</text:p>
              </table:table-cell>
              <table:table-cell office:value-type="float" office:value="528003411272.301">
                <text:p>528003411272.301</text:p>
              </table:table-cell>
              <table:table-cell office:value-type="float" office:value="6.03215620765713">
                <text:p>6.0321562076571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990">
                <text:p>3990</text:p>
              </table:table-cell>
              <table:table-cell office:value-type="float" office:value="1.27340519410136">
                <text:p>1.27340519410136</text:p>
              </table:table-cell>
              <table:table-cell office:value-type="float" office:value="527321858415.942">
                <text:p>527321858415.942</text:p>
              </table:table-cell>
              <table:table-cell office:value-type="float" office:value="7.41153818239779">
                <text:p>7.4115381823977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992">
                <text:p>3992</text:p>
              </table:table-cell>
              <table:table-cell office:value-type="float" office:value="6.59764887113477">
                <text:p>6.59764887113477</text:p>
              </table:table-cell>
              <table:table-cell office:value-type="float" office:value="526641736187.112">
                <text:p>526641736187.112</text:p>
              </table:table-cell>
              <table:table-cell office:value-type="float" office:value="0.949352067256056">
                <text:p>0.94935206725605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994">
                <text:p>3994</text:p>
              </table:table-cell>
              <table:table-cell office:value-type="float" office:value="0.755930953360518">
                <text:p>0.755930953360518</text:p>
              </table:table-cell>
              <table:table-cell office:value-type="float" office:value="525963040306.869">
                <text:p>525963040306.869</text:p>
              </table:table-cell>
              <table:table-cell office:value-type="float" office:value="14.9091106041816">
                <text:p>14.909110604181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996">
                <text:p>3996</text:p>
              </table:table-cell>
              <table:table-cell office:value-type="float" office:value="5.01141044161116">
                <text:p>5.01141044161116</text:p>
              </table:table-cell>
              <table:table-cell office:value-type="float" office:value="525285766493.005">
                <text:p>525285766493.005</text:p>
              </table:table-cell>
              <table:table-cell office:value-type="float" office:value="11.8079934508844">
                <text:p>11.807993450884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0.206696199287559">
                <text:p>0.206696199287559</text:p>
              </table:table-cell>
              <table:table-cell office:value-type="float" office:value="524609910477.273">
                <text:p>524609910477.273</text:p>
              </table:table-cell>
              <table:table-cell office:value-type="float" office:value="28.7780554322809">
                <text:p>28.778055432280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2.91143339652654">
                <text:p>2.91143339652654</text:p>
              </table:table-cell>
              <table:table-cell office:value-type="float" office:value="523935468040.602">
                <text:p>523935468040.602</text:p>
              </table:table-cell>
              <table:table-cell office:value-type="float" office:value="15.8306864443189">
                <text:p>15.830686444318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4002">
                <text:p>4002</text:p>
              </table:table-cell>
              <table:table-cell office:value-type="float" office:value="5.61865062159817">
                <text:p>5.61865062159817</text:p>
              </table:table-cell>
              <table:table-cell office:value-type="float" office:value="523262434958.504">
                <text:p>523262434958.504</text:p>
              </table:table-cell>
              <table:table-cell office:value-type="float" office:value="13.113534603028">
                <text:p>13.11353460302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004">
                <text:p>4004</text:p>
              </table:table-cell>
              <table:table-cell office:value-type="float" office:value="0.212783242211639">
                <text:p>0.212783242211639</text:p>
              </table:table-cell>
              <table:table-cell office:value-type="float" office:value="522590807037.442">
                <text:p>522590807037.442</text:p>
              </table:table-cell>
              <table:table-cell office:value-type="float" office:value="13.1635074865125">
                <text:p>13.163507486512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006">
                <text:p>4006</text:p>
              </table:table-cell>
              <table:table-cell office:value-type="float" office:value="8.22912216963412">
                <text:p>8.22912216963412</text:p>
              </table:table-cell>
              <table:table-cell office:value-type="float" office:value="521920580060.36">
                <text:p>521920580060.36</text:p>
              </table:table-cell>
              <table:table-cell office:value-type="float" office:value="0.119306509688368">
                <text:p>0.11930650968836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008">
                <text:p>4008</text:p>
              </table:table-cell>
              <table:table-cell office:value-type="float" office:value="3.27039459662115">
                <text:p>3.27039459662115</text:p>
              </table:table-cell>
              <table:table-cell office:value-type="float" office:value="521251749896.999">
                <text:p>521251749896.999</text:p>
              </table:table-cell>
              <table:table-cell office:value-type="float" office:value="1.75904548205717">
                <text:p>1.7590454820571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010">
                <text:p>4010</text:p>
              </table:table-cell>
              <table:table-cell office:value-type="float" office:value="3.24592622040858">
                <text:p>3.24592622040858</text:p>
              </table:table-cell>
              <table:table-cell office:value-type="float" office:value="520584312358.839">
                <text:p>520584312358.839</text:p>
              </table:table-cell>
              <table:table-cell office:value-type="float" office:value="0.607179656687801">
                <text:p>0.60717965668780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012">
                <text:p>4012</text:p>
              </table:table-cell>
              <table:table-cell office:value-type="float" office:value="0.206139154643439">
                <text:p>0.206139154643439</text:p>
              </table:table-cell>
              <table:table-cell office:value-type="float" office:value="519918263312.214">
                <text:p>519918263312.214</text:p>
              </table:table-cell>
              <table:table-cell office:value-type="float" office:value="37.8093580092085">
                <text:p>37.809358009208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014">
                <text:p>4014</text:p>
              </table:table-cell>
              <table:table-cell office:value-type="float" office:value="54.4385517921369">
                <text:p>54.4385517921369</text:p>
              </table:table-cell>
              <table:table-cell office:value-type="float" office:value="519253598685.904">
                <text:p>519253598685.904</text:p>
              </table:table-cell>
              <table:table-cell office:value-type="float" office:value="10.4389198828454">
                <text:p>10.438919882845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016">
                <text:p>4016</text:p>
              </table:table-cell>
              <table:table-cell office:value-type="float" office:value="10.8683322257492">
                <text:p>10.8683322257492</text:p>
              </table:table-cell>
              <table:table-cell office:value-type="float" office:value="518590314241.771">
                <text:p>518590314241.771</text:p>
              </table:table-cell>
              <table:table-cell office:value-type="float" office:value="3.87292939237756">
                <text:p>3.8729293923775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018">
                <text:p>4018</text:p>
              </table:table-cell>
              <table:table-cell office:value-type="float" office:value="10.4820273874267">
                <text:p>10.4820273874267</text:p>
              </table:table-cell>
              <table:table-cell office:value-type="float" office:value="517928406055.877">
                <text:p>517928406055.877</text:p>
              </table:table-cell>
              <table:table-cell office:value-type="float" office:value="11.6538767640067">
                <text:p>11.653876764006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020">
                <text:p>4020</text:p>
              </table:table-cell>
              <table:table-cell office:value-type="float" office:value="15.1064115829299">
                <text:p>15.1064115829299</text:p>
              </table:table-cell>
              <table:table-cell office:value-type="float" office:value="517267869925.104">
                <text:p>517267869925.104</text:p>
              </table:table-cell>
              <table:table-cell office:value-type="float" office:value="7.38959375262421">
                <text:p>7.389593752624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022">
                <text:p>4022</text:p>
              </table:table-cell>
              <table:table-cell office:value-type="float" office:value="0.427202876735903">
                <text:p>0.427202876735903</text:p>
              </table:table-cell>
              <table:table-cell office:value-type="float" office:value="516608701878.097">
                <text:p>516608701878.097</text:p>
              </table:table-cell>
              <table:table-cell office:value-type="float" office:value="11.431928694161">
                <text:p>11.43192869416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4024">
                <text:p>4024</text:p>
              </table:table-cell>
              <table:table-cell office:value-type="float" office:value="9.84981996289887">
                <text:p>9.84981996289887</text:p>
              </table:table-cell>
              <table:table-cell office:value-type="float" office:value="515950897835.416">
                <text:p>515950897835.416</text:p>
              </table:table-cell>
              <table:table-cell office:value-type="float" office:value="11.4253019589884">
                <text:p>11.425301958988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4026">
                <text:p>4026</text:p>
              </table:table-cell>
              <table:table-cell office:value-type="float" office:value="5.039464361406">
                <text:p>5.039464361406</text:p>
              </table:table-cell>
              <table:table-cell office:value-type="float" office:value="515294453765.069">
                <text:p>515294453765.069</text:p>
              </table:table-cell>
              <table:table-cell office:value-type="float" office:value="26.4750460637966">
                <text:p>26.475046063796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028">
                <text:p>4028</text:p>
              </table:table-cell>
              <table:table-cell office:value-type="float" office:value="7.60338482232205">
                <text:p>7.60338482232205</text:p>
              </table:table-cell>
              <table:table-cell office:value-type="float" office:value="514639365648.534">
                <text:p>514639365648.534</text:p>
              </table:table-cell>
              <table:table-cell office:value-type="float" office:value="37.5589727485006">
                <text:p>37.558972748500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030">
                <text:p>4030</text:p>
              </table:table-cell>
              <table:table-cell office:value-type="float" office:value="4.25174751473243">
                <text:p>4.25174751473243</text:p>
              </table:table-cell>
              <table:table-cell office:value-type="float" office:value="513985629530.816">
                <text:p>513985629530.816</text:p>
              </table:table-cell>
              <table:table-cell office:value-type="float" office:value="21.2489487989835">
                <text:p>21.248948798983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032">
                <text:p>4032</text:p>
              </table:table-cell>
              <table:table-cell office:value-type="float" office:value="2.37480856892631">
                <text:p>2.37480856892631</text:p>
              </table:table-cell>
              <table:table-cell office:value-type="float" office:value="513333241397.452">
                <text:p>513333241397.452</text:p>
              </table:table-cell>
              <table:table-cell office:value-type="float" office:value="11.0577375138294">
                <text:p>11.057737513829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034">
                <text:p>4034</text:p>
              </table:table-cell>
              <table:table-cell office:value-type="float" office:value="1.57447465602929">
                <text:p>1.57447465602929</text:p>
              </table:table-cell>
              <table:table-cell office:value-type="float" office:value="512682197291.2">
                <text:p>512682197291.2</text:p>
              </table:table-cell>
              <table:table-cell office:value-type="float" office:value="3.67137038590193">
                <text:p>3.6713703859019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036">
                <text:p>4036</text:p>
              </table:table-cell>
              <table:table-cell office:value-type="float" office:value="20.2509099170184">
                <text:p>20.2509099170184</text:p>
              </table:table-cell>
              <table:table-cell office:value-type="float" office:value="512032493249.589">
                <text:p>512032493249.589</text:p>
              </table:table-cell>
              <table:table-cell office:value-type="float" office:value="4.69060608620965">
                <text:p>4.6906060862096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038">
                <text:p>4038</text:p>
              </table:table-cell>
              <table:table-cell office:value-type="float" office:value="1.53703121713416">
                <text:p>1.53703121713416</text:p>
              </table:table-cell>
              <table:table-cell office:value-type="float" office:value="511384125409.693">
                <text:p>511384125409.693</text:p>
              </table:table-cell>
              <table:table-cell office:value-type="float" office:value="26.6495671570902">
                <text:p>26.649567157090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040">
                <text:p>4040</text:p>
              </table:table-cell>
              <table:table-cell office:value-type="float" office:value="20.2961675807541">
                <text:p>20.2961675807541</text:p>
              </table:table-cell>
              <table:table-cell office:value-type="float" office:value="510737089743.441">
                <text:p>510737089743.441</text:p>
              </table:table-cell>
              <table:table-cell office:value-type="float" office:value="26.1386127121583">
                <text:p>26.138612712158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042">
                <text:p>4042</text:p>
              </table:table-cell>
              <table:table-cell office:value-type="float" office:value="4.26060857073149">
                <text:p>4.26060857073149</text:p>
              </table:table-cell>
              <table:table-cell office:value-type="float" office:value="510091382453.204">
                <text:p>510091382453.204</text:p>
              </table:table-cell>
              <table:table-cell office:value-type="float" office:value="0.113477093597936">
                <text:p>0.11347709359793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044">
                <text:p>4044</text:p>
              </table:table-cell>
              <table:table-cell office:value-type="float" office:value="2.25356388975022">
                <text:p>2.25356388975022</text:p>
              </table:table-cell>
              <table:table-cell office:value-type="float" office:value="509446999576.458">
                <text:p>509446999576.458</text:p>
              </table:table-cell>
              <table:table-cell office:value-type="float" office:value="33.3009555890026">
                <text:p>33.300955589002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46">
                <text:p>4046</text:p>
              </table:table-cell>
              <table:table-cell office:value-type="float" office:value="3.64923628187683">
                <text:p>3.64923628187683</text:p>
              </table:table-cell>
              <table:table-cell office:value-type="float" office:value="508803937262.289">
                <text:p>508803937262.289</text:p>
              </table:table-cell>
              <table:table-cell office:value-type="float" office:value="5.4172982201276">
                <text:p>5.417298220127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4048">
                <text:p>4048</text:p>
              </table:table-cell>
              <table:table-cell office:value-type="float" office:value="0.771516983521186">
                <text:p>0.771516983521186</text:p>
              </table:table-cell>
              <table:table-cell office:value-type="float" office:value="508162191661.223">
                <text:p>508162191661.223</text:p>
              </table:table-cell>
              <table:table-cell office:value-type="float" office:value="11.2730838944973">
                <text:p>11.273083894497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4050">
                <text:p>4050</text:p>
              </table:table-cell>
              <table:table-cell office:value-type="float" office:value="0.546190123680763">
                <text:p>0.546190123680763</text:p>
              </table:table-cell>
              <table:table-cell office:value-type="float" office:value="507521758929.278">
                <text:p>507521758929.278</text:p>
              </table:table-cell>
              <table:table-cell office:value-type="float" office:value="12.4944813001882">
                <text:p>12.494481300188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4052">
                <text:p>4052</text:p>
              </table:table-cell>
              <table:table-cell office:value-type="float" office:value="11.3326712922923">
                <text:p>11.3326712922923</text:p>
              </table:table-cell>
              <table:table-cell office:value-type="float" office:value="506882635194.749">
                <text:p>506882635194.749</text:p>
              </table:table-cell>
              <table:table-cell office:value-type="float" office:value="15.5583710023508">
                <text:p>15.558371002350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054">
                <text:p>4054</text:p>
              </table:table-cell>
              <table:table-cell office:value-type="float" office:value="2.18457787974168">
                <text:p>2.18457787974168</text:p>
              </table:table-cell>
              <table:table-cell office:value-type="float" office:value="506244816750.774">
                <text:p>506244816750.774</text:p>
              </table:table-cell>
              <table:table-cell office:value-type="float" office:value="35.9754650647039">
                <text:p>35.975465064703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056">
                <text:p>4056</text:p>
              </table:table-cell>
              <table:table-cell office:value-type="float" office:value="3.79113973345057">
                <text:p>3.79113973345057</text:p>
              </table:table-cell>
              <table:table-cell office:value-type="float" office:value="505608299706.381">
                <text:p>505608299706.381</text:p>
              </table:table-cell>
              <table:table-cell office:value-type="float" office:value="17.0670632457313">
                <text:p>17.067063245731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058">
                <text:p>4058</text:p>
              </table:table-cell>
              <table:table-cell office:value-type="float" office:value="5.32241821101382">
                <text:p>5.32241821101382</text:p>
              </table:table-cell>
              <table:table-cell office:value-type="float" office:value="504973080280.83">
                <text:p>504973080280.83</text:p>
              </table:table-cell>
              <table:table-cell office:value-type="float" office:value="40.57906651295">
                <text:p>40.5790665129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60">
                <text:p>4060</text:p>
              </table:table-cell>
              <table:table-cell office:value-type="float" office:value="1.64499284731194">
                <text:p>1.64499284731194</text:p>
              </table:table-cell>
              <table:table-cell office:value-type="float" office:value="504339154741.714">
                <text:p>504339154741.714</text:p>
              </table:table-cell>
              <table:table-cell office:value-type="float" office:value="6.42142291097253">
                <text:p>6.4214229109725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4062">
                <text:p>4062</text:p>
              </table:table-cell>
              <table:table-cell office:value-type="float" office:value="6.08214422946658">
                <text:p>6.08214422946658</text:p>
              </table:table-cell>
              <table:table-cell office:value-type="float" office:value="503706519316.041">
                <text:p>503706519316.041</text:p>
              </table:table-cell>
              <table:table-cell office:value-type="float" office:value="42.658886852693">
                <text:p>42.65888685269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4064">
                <text:p>4064</text:p>
              </table:table-cell>
              <table:table-cell office:value-type="float" office:value="0.572660753009597">
                <text:p>0.572660753009597</text:p>
              </table:table-cell>
              <table:table-cell office:value-type="float" office:value="503075170251.2">
                <text:p>503075170251.2</text:p>
              </table:table-cell>
              <table:table-cell office:value-type="float" office:value="6.94380376978904">
                <text:p>6.9438037697890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4066">
                <text:p>4066</text:p>
              </table:table-cell>
              <table:table-cell office:value-type="float" office:value="6.82357733861347">
                <text:p>6.82357733861347</text:p>
              </table:table-cell>
              <table:table-cell office:value-type="float" office:value="502445103849.71">
                <text:p>502445103849.71</text:p>
              </table:table-cell>
              <table:table-cell office:value-type="float" office:value="38.5973243784384">
                <text:p>38.597324378438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4068">
                <text:p>4068</text:p>
              </table:table-cell>
              <table:table-cell office:value-type="float" office:value="0.962918352904506">
                <text:p>0.962918352904506</text:p>
              </table:table-cell>
              <table:table-cell office:value-type="float" office:value="501816316362.432">
                <text:p>501816316362.432</text:p>
              </table:table-cell>
              <table:table-cell office:value-type="float" office:value="11.6563943479819">
                <text:p>11.656394347981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4070">
                <text:p>4070</text:p>
              </table:table-cell>
              <table:table-cell office:value-type="float" office:value="0.879841235822066">
                <text:p>0.879841235822066</text:p>
              </table:table-cell>
              <table:table-cell office:value-type="float" office:value="501188804117.755">
                <text:p>501188804117.755</text:p>
              </table:table-cell>
              <table:table-cell office:value-type="float" office:value="6.57534869573187">
                <text:p>6.5753486957318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4072">
                <text:p>4072</text:p>
              </table:table-cell>
              <table:table-cell office:value-type="float" office:value="6.21520477177873">
                <text:p>6.21520477177873</text:p>
              </table:table-cell>
              <table:table-cell office:value-type="float" office:value="500562563432.061">
                <text:p>500562563432.061</text:p>
              </table:table-cell>
              <table:table-cell office:value-type="float" office:value="13.6649149773769">
                <text:p>13.664914977376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074">
                <text:p>4074</text:p>
              </table:table-cell>
              <table:table-cell office:value-type="float" office:value="1.47661750810811">
                <text:p>1.47661750810811</text:p>
              </table:table-cell>
              <table:table-cell office:value-type="float" office:value="499937590614.336">
                <text:p>499937590614.336</text:p>
              </table:table-cell>
              <table:table-cell office:value-type="float" office:value="29.6126663251739">
                <text:p>29.612666325173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4076">
                <text:p>4076</text:p>
              </table:table-cell>
              <table:table-cell office:value-type="float" office:value="3.75853458966942">
                <text:p>3.75853458966942</text:p>
              </table:table-cell>
              <table:table-cell office:value-type="float" office:value="499313882014.307">
                <text:p>499313882014.307</text:p>
              </table:table-cell>
              <table:table-cell office:value-type="float" office:value="5.86687459326541">
                <text:p>5.8668745932654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4078">
                <text:p>4078</text:p>
              </table:table-cell>
              <table:table-cell office:value-type="float" office:value="0.183000261713715">
                <text:p>0.183000261713715</text:p>
              </table:table-cell>
              <table:table-cell office:value-type="float" office:value="498691434015.146">
                <text:p>498691434015.146</text:p>
              </table:table-cell>
              <table:table-cell office:value-type="float" office:value="15.1377290223839">
                <text:p>15.137729022383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4080">
                <text:p>4080</text:p>
              </table:table-cell>
              <table:table-cell office:value-type="float" office:value="1.8576849724587">
                <text:p>1.8576849724587</text:p>
              </table:table-cell>
              <table:table-cell office:value-type="float" office:value="498070242954.317">
                <text:p>498070242954.317</text:p>
              </table:table-cell>
              <table:table-cell office:value-type="float" office:value="20.472250935342">
                <text:p>20.47225093534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4082">
                <text:p>4082</text:p>
              </table:table-cell>
              <table:table-cell office:value-type="float" office:value="4.65791060624126">
                <text:p>4.65791060624126</text:p>
              </table:table-cell>
              <table:table-cell office:value-type="float" office:value="497450305238.517">
                <text:p>497450305238.517</text:p>
              </table:table-cell>
              <table:table-cell office:value-type="float" office:value="10.4355934666917">
                <text:p>10.435593466691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4084">
                <text:p>4084</text:p>
              </table:table-cell>
              <table:table-cell office:value-type="float" office:value="5.35372600117866">
                <text:p>5.35372600117866</text:p>
              </table:table-cell>
              <table:table-cell office:value-type="float" office:value="496831617255.541">
                <text:p>496831617255.541</text:p>
              </table:table-cell>
              <table:table-cell office:value-type="float" office:value="11.7087224236197">
                <text:p>11.708722423619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4086">
                <text:p>4086</text:p>
              </table:table-cell>
              <table:table-cell office:value-type="float" office:value="0.323869960576084">
                <text:p>0.323869960576084</text:p>
              </table:table-cell>
              <table:table-cell office:value-type="float" office:value="496214175430.798">
                <text:p>496214175430.798</text:p>
              </table:table-cell>
              <table:table-cell office:value-type="float" office:value="11.0020590030911">
                <text:p>11.002059003091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4088">
                <text:p>4088</text:p>
              </table:table-cell>
              <table:table-cell office:value-type="float" office:value="1.17776250662538">
                <text:p>1.17776250662538</text:p>
              </table:table-cell>
              <table:table-cell office:value-type="float" office:value="495597976171.881">
                <text:p>495597976171.881</text:p>
              </table:table-cell>
              <table:table-cell office:value-type="float" office:value="4.18881793197999">
                <text:p>4.1888179319799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4090">
                <text:p>4090</text:p>
              </table:table-cell>
              <table:table-cell office:value-type="float" office:value="1.26208858730421">
                <text:p>1.26208858730421</text:p>
              </table:table-cell>
              <table:table-cell office:value-type="float" office:value="494983015929.045">
                <text:p>494983015929.045</text:p>
              </table:table-cell>
              <table:table-cell office:value-type="float" office:value="1.31805685678325">
                <text:p>1.3180568567832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4092">
                <text:p>4092</text:p>
              </table:table-cell>
              <table:table-cell office:value-type="float" office:value="6.94588544431434">
                <text:p>6.94588544431434</text:p>
              </table:table-cell>
              <table:table-cell office:value-type="float" office:value="494369291149.255">
                <text:p>494369291149.255</text:p>
              </table:table-cell>
              <table:table-cell office:value-type="float" office:value="5.36726958704796">
                <text:p>5.3672695870479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4094">
                <text:p>4094</text:p>
              </table:table-cell>
              <table:table-cell office:value-type="float" office:value="2.45487882938326">
                <text:p>2.45487882938326</text:p>
              </table:table-cell>
              <table:table-cell office:value-type="float" office:value="493756798315.479">
                <text:p>493756798315.479</text:p>
              </table:table-cell>
              <table:table-cell office:value-type="float" office:value="3.84068426162386">
                <text:p>3.8406842616238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0.762198257257772">
                <text:p>0.762198257257772</text:p>
              </table:table-cell>
              <table:table-cell office:value-type="float" office:value="493145533894.106">
                <text:p>493145533894.106</text:p>
              </table:table-cell>
              <table:table-cell office:value-type="float" office:value="5.40322430760691">
                <text:p>5.4032243076069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4098">
                <text:p>4098</text:p>
              </table:table-cell>
              <table:table-cell office:value-type="float" office:value="5.43790464115309">
                <text:p>5.43790464115309</text:p>
              </table:table-cell>
              <table:table-cell office:value-type="float" office:value="492535494378.24">
                <text:p>492535494378.24</text:p>
              </table:table-cell>
              <table:table-cell office:value-type="float" office:value="12.6466527551368">
                <text:p>12.646652755136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4100">
                <text:p>4100</text:p>
              </table:table-cell>
              <table:table-cell office:value-type="float" office:value="2.43451100349878">
                <text:p>2.43451100349878</text:p>
              </table:table-cell>
              <table:table-cell office:value-type="float" office:value="491926676267.495">
                <text:p>491926676267.495</text:p>
              </table:table-cell>
              <table:table-cell office:value-type="float" office:value="4.56795722979098">
                <text:p>4.5679572297909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4102">
                <text:p>4102</text:p>
              </table:table-cell>
              <table:table-cell office:value-type="float" office:value="3.71476036441694">
                <text:p>3.71476036441694</text:p>
              </table:table-cell>
              <table:table-cell office:value-type="float" office:value="491319076091.845">
                <text:p>491319076091.845</text:p>
              </table:table-cell>
              <table:table-cell office:value-type="float" office:value="2.47460753242765">
                <text:p>2.4746075324276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4104">
                <text:p>4104</text:p>
              </table:table-cell>
              <table:table-cell office:value-type="float" office:value="2.19628667857105">
                <text:p>2.19628667857105</text:p>
              </table:table-cell>
              <table:table-cell office:value-type="float" office:value="490712690383.088">
                <text:p>490712690383.088</text:p>
              </table:table-cell>
              <table:table-cell office:value-type="float" office:value="14.8554433913402">
                <text:p>14.855443391340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4106">
                <text:p>4106</text:p>
              </table:table-cell>
              <table:table-cell office:value-type="float" office:value="3.22907470057966">
                <text:p>3.22907470057966</text:p>
              </table:table-cell>
              <table:table-cell office:value-type="float" office:value="490107515681.798">
                <text:p>490107515681.798</text:p>
              </table:table-cell>
              <table:table-cell office:value-type="float" office:value="1.77223348558938">
                <text:p>1.7722334855893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4108">
                <text:p>4108</text:p>
              </table:table-cell>
              <table:table-cell office:value-type="float" office:value="1.35343693558844">
                <text:p>1.35343693558844</text:p>
              </table:table-cell>
              <table:table-cell office:value-type="float" office:value="489503548556.514">
                <text:p>489503548556.514</text:p>
              </table:table-cell>
              <table:table-cell office:value-type="float" office:value="5.41208485424299">
                <text:p>5.4120848542429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4110">
                <text:p>4110</text:p>
              </table:table-cell>
              <table:table-cell office:value-type="float" office:value="6.70269611491914">
                <text:p>6.70269611491914</text:p>
              </table:table-cell>
              <table:table-cell office:value-type="float" office:value="488900785569.22">
                <text:p>488900785569.22</text:p>
              </table:table-cell>
              <table:table-cell office:value-type="float" office:value="3.0893223798677">
                <text:p>3.089322379867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112">
                <text:p>4112</text:p>
              </table:table-cell>
              <table:table-cell office:value-type="float" office:value="3.55072582691223">
                <text:p>3.55072582691223</text:p>
              </table:table-cell>
              <table:table-cell office:value-type="float" office:value="488299223297.122">
                <text:p>488299223297.122</text:p>
              </table:table-cell>
              <table:table-cell office:value-type="float" office:value="2.46351047460028">
                <text:p>2.4635104746002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114">
                <text:p>4114</text:p>
              </table:table-cell>
              <table:table-cell office:value-type="float" office:value="4.18522297355465">
                <text:p>4.18522297355465</text:p>
              </table:table-cell>
              <table:table-cell office:value-type="float" office:value="487698858353.328">
                <text:p>487698858353.328</text:p>
              </table:table-cell>
              <table:table-cell office:value-type="float" office:value="21.8798775122052">
                <text:p>21.879877512205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4116">
                <text:p>4116</text:p>
              </table:table-cell>
              <table:table-cell office:value-type="float" office:value="2.25361508529835">
                <text:p>2.25361508529835</text:p>
              </table:table-cell>
              <table:table-cell office:value-type="float" office:value="487099687324.62">
                <text:p>487099687324.62</text:p>
              </table:table-cell>
              <table:table-cell office:value-type="float" office:value="0.514257448677497">
                <text:p>0.51425744867749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4118">
                <text:p>4118</text:p>
              </table:table-cell>
              <table:table-cell office:value-type="float" office:value="4.63298360179271">
                <text:p>4.63298360179271</text:p>
              </table:table-cell>
              <table:table-cell office:value-type="float" office:value="486501706855.384">
                <text:p>486501706855.384</text:p>
              </table:table-cell>
              <table:table-cell office:value-type="float" office:value="32.1826933147045">
                <text:p>32.182693314704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4120">
                <text:p>4120</text:p>
              </table:table-cell>
              <table:table-cell office:value-type="float" office:value="4.17803103049931">
                <text:p>4.17803103049931</text:p>
              </table:table-cell>
              <table:table-cell office:value-type="float" office:value="485904913578.134">
                <text:p>485904913578.134</text:p>
              </table:table-cell>
              <table:table-cell office:value-type="float" office:value="2.6373576157518">
                <text:p>2.637357615751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4122">
                <text:p>4122</text:p>
              </table:table-cell>
              <table:table-cell office:value-type="float" office:value="3.57793873912472">
                <text:p>3.57793873912472</text:p>
              </table:table-cell>
              <table:table-cell office:value-type="float" office:value="485309304139.167">
                <text:p>485309304139.167</text:p>
              </table:table-cell>
              <table:table-cell office:value-type="float" office:value="21.4437200980612">
                <text:p>21.443720098061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4124">
                <text:p>4124</text:p>
              </table:table-cell>
              <table:table-cell office:value-type="float" office:value="2.11688876916466">
                <text:p>2.11688876916466</text:p>
              </table:table-cell>
              <table:table-cell office:value-type="float" office:value="484714875195.143">
                <text:p>484714875195.143</text:p>
              </table:table-cell>
              <table:table-cell office:value-type="float" office:value="18.9742165463862">
                <text:p>18.974216546386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4126">
                <text:p>4126</text:p>
              </table:table-cell>
              <table:table-cell office:value-type="float" office:value="17.1359190817971">
                <text:p>17.1359190817971</text:p>
              </table:table-cell>
              <table:table-cell office:value-type="float" office:value="484121623375.876">
                <text:p>484121623375.876</text:p>
              </table:table-cell>
              <table:table-cell office:value-type="float" office:value="3.88025388665697">
                <text:p>3.8802538866569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4128">
                <text:p>4128</text:p>
              </table:table-cell>
              <table:table-cell office:value-type="float" office:value="4.17691396104146">
                <text:p>4.17691396104146</text:p>
              </table:table-cell>
              <table:table-cell office:value-type="float" office:value="483529545461.27">
                <text:p>483529545461.27</text:p>
              </table:table-cell>
              <table:table-cell office:value-type="float" office:value="2.3615892619654">
                <text:p>2.361589261965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4130">
                <text:p>4130</text:p>
              </table:table-cell>
              <table:table-cell office:value-type="float" office:value="7.88850130810368">
                <text:p>7.88850130810368</text:p>
              </table:table-cell>
              <table:table-cell office:value-type="float" office:value="482938638059.519">
                <text:p>482938638059.519</text:p>
              </table:table-cell>
              <table:table-cell office:value-type="float" office:value="22.4444764577359">
                <text:p>22.444476457735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4132">
                <text:p>4132</text:p>
              </table:table-cell>
              <table:table-cell office:value-type="float" office:value="0.437757653347455">
                <text:p>0.437757653347455</text:p>
              </table:table-cell>
              <table:table-cell office:value-type="float" office:value="482348897932.789">
                <text:p>482348897932.789</text:p>
              </table:table-cell>
              <table:table-cell office:value-type="float" office:value="13.7540035265032">
                <text:p>13.754003526503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4134">
                <text:p>4134</text:p>
              </table:table-cell>
              <table:table-cell office:value-type="float" office:value="1.55363825772309">
                <text:p>1.55363825772309</text:p>
              </table:table-cell>
              <table:table-cell office:value-type="float" office:value="481760321776.471">
                <text:p>481760321776.471</text:p>
              </table:table-cell>
              <table:table-cell office:value-type="float" office:value="26.0134493330736">
                <text:p>26.013449333073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4136">
                <text:p>4136</text:p>
              </table:table-cell>
              <table:table-cell office:value-type="float" office:value="2.54744538031238">
                <text:p>2.54744538031238</text:p>
              </table:table-cell>
              <table:table-cell office:value-type="float" office:value="481172906323.173">
                <text:p>481172906323.173</text:p>
              </table:table-cell>
              <table:table-cell office:value-type="float" office:value="23.0285886963146">
                <text:p>23.028588696314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138">
                <text:p>4138</text:p>
              </table:table-cell>
              <table:table-cell office:value-type="float" office:value="1.331198742632">
                <text:p>1.331198742632</text:p>
              </table:table-cell>
              <table:table-cell office:value-type="float" office:value="480586648336.29">
                <text:p>480586648336.29</text:p>
              </table:table-cell>
              <table:table-cell office:value-type="float" office:value="4.96772260437704">
                <text:p>4.9677226043770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140">
                <text:p>4140</text:p>
              </table:table-cell>
              <table:table-cell office:value-type="float" office:value="2.36467929635773">
                <text:p>2.36467929635773</text:p>
              </table:table-cell>
              <table:table-cell office:value-type="float" office:value="480001544559.54">
                <text:p>480001544559.54</text:p>
              </table:table-cell>
              <table:table-cell office:value-type="float" office:value="16.9275251937367">
                <text:p>16.927525193736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142">
                <text:p>4142</text:p>
              </table:table-cell>
              <table:table-cell office:value-type="float" office:value="1.00066543197631">
                <text:p>1.00066543197631</text:p>
              </table:table-cell>
              <table:table-cell office:value-type="float" office:value="479417591760.048">
                <text:p>479417591760.048</text:p>
              </table:table-cell>
              <table:table-cell office:value-type="float" office:value="31.0961597147407">
                <text:p>31.096159714740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144">
                <text:p>4144</text:p>
              </table:table-cell>
              <table:table-cell office:value-type="float" office:value="3.45983421206857">
                <text:p>3.45983421206857</text:p>
              </table:table-cell>
              <table:table-cell office:value-type="float" office:value="478834786735.249">
                <text:p>478834786735.249</text:p>
              </table:table-cell>
              <table:table-cell office:value-type="float" office:value="19.5403388101554">
                <text:p>19.540338810155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146">
                <text:p>4146</text:p>
              </table:table-cell>
              <table:table-cell office:value-type="float" office:value="4.05244075920203">
                <text:p>4.05244075920203</text:p>
              </table:table-cell>
              <table:table-cell office:value-type="float" office:value="478253126255.106">
                <text:p>478253126255.106</text:p>
              </table:table-cell>
              <table:table-cell office:value-type="float" office:value="12.7520346027343">
                <text:p>12.752034602734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148">
                <text:p>4148</text:p>
              </table:table-cell>
              <table:table-cell office:value-type="float" office:value="0.925366719835776">
                <text:p>0.925366719835776</text:p>
              </table:table-cell>
              <table:table-cell office:value-type="float" office:value="477672607134.593">
                <text:p>477672607134.593</text:p>
              </table:table-cell>
              <table:table-cell office:value-type="float" office:value="3.84517107403781">
                <text:p>3.8451710740378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150">
                <text:p>4150</text:p>
              </table:table-cell>
              <table:table-cell office:value-type="float" office:value="4.32996047492666">
                <text:p>4.32996047492666</text:p>
              </table:table-cell>
              <table:table-cell office:value-type="float" office:value="477093226256.262">
                <text:p>477093226256.262</text:p>
              </table:table-cell>
              <table:table-cell office:value-type="float" office:value="3.96112561440381">
                <text:p>3.9611256144038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52">
                <text:p>4152</text:p>
              </table:table-cell>
              <table:table-cell office:value-type="float" office:value="4.55357612629063">
                <text:p>4.55357612629063</text:p>
              </table:table-cell>
              <table:table-cell office:value-type="float" office:value="476514980277.87">
                <text:p>476514980277.87</text:p>
              </table:table-cell>
              <table:table-cell office:value-type="float" office:value="12.3896709770946">
                <text:p>12.389670977094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154">
                <text:p>4154</text:p>
              </table:table-cell>
              <table:table-cell office:value-type="float" office:value="11.8952712584971">
                <text:p>11.8952712584971</text:p>
              </table:table-cell>
              <table:table-cell office:value-type="float" office:value="475937866180.494">
                <text:p>475937866180.494</text:p>
              </table:table-cell>
              <table:table-cell office:value-type="float" office:value="6.23981296864788">
                <text:p>6.2398129686478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156">
                <text:p>4156</text:p>
              </table:table-cell>
              <table:table-cell office:value-type="float" office:value="18.9603490659778">
                <text:p>18.9603490659778</text:p>
              </table:table-cell>
              <table:table-cell office:value-type="float" office:value="475361880789.66">
                <text:p>475361880789.66</text:p>
              </table:table-cell>
              <table:table-cell office:value-type="float" office:value="18.5601491701883">
                <text:p>18.560149170188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4158">
                <text:p>4158</text:p>
              </table:table-cell>
              <table:table-cell office:value-type="float" office:value="0.86343730025595">
                <text:p>0.86343730025595</text:p>
              </table:table-cell>
              <table:table-cell office:value-type="float" office:value="474787020988.704">
                <text:p>474787020988.704</text:p>
              </table:table-cell>
              <table:table-cell office:value-type="float" office:value="18.1988832887188">
                <text:p>18.198883288718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4160">
                <text:p>4160</text:p>
              </table:table-cell>
              <table:table-cell office:value-type="float" office:value="4.1381873826844">
                <text:p>4.1381873826844</text:p>
              </table:table-cell>
              <table:table-cell office:value-type="float" office:value="474213283593.53">
                <text:p>474213283593.53</text:p>
              </table:table-cell>
              <table:table-cell office:value-type="float" office:value="8.69654580521472">
                <text:p>8.6965458052147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4162">
                <text:p>4162</text:p>
              </table:table-cell>
              <table:table-cell office:value-type="float" office:value="7.04166424601106">
                <text:p>7.04166424601106</text:p>
              </table:table-cell>
              <table:table-cell office:value-type="float" office:value="473640665528.089">
                <text:p>473640665528.089</text:p>
              </table:table-cell>
              <table:table-cell office:value-type="float" office:value="21.1021045247156">
                <text:p>21.102104524715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4164">
                <text:p>4164</text:p>
              </table:table-cell>
              <table:table-cell office:value-type="float" office:value="13.0123591282294">
                <text:p>13.0123591282294</text:p>
              </table:table-cell>
              <table:table-cell office:value-type="float" office:value="473069163703.639">
                <text:p>473069163703.639</text:p>
              </table:table-cell>
              <table:table-cell office:value-type="float" office:value="12.2272831641371">
                <text:p>12.227283164137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4166">
                <text:p>4166</text:p>
              </table:table-cell>
              <table:table-cell office:value-type="float" office:value="4.2937019040573">
                <text:p>4.2937019040573</text:p>
              </table:table-cell>
              <table:table-cell office:value-type="float" office:value="472498774980.02">
                <text:p>472498774980.02</text:p>
              </table:table-cell>
              <table:table-cell office:value-type="float" office:value="21.6096158495625">
                <text:p>21.609615849562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4168">
                <text:p>4168</text:p>
              </table:table-cell>
              <table:table-cell office:value-type="float" office:value="7.54870954908165">
                <text:p>7.54870954908165</text:p>
              </table:table-cell>
              <table:table-cell office:value-type="float" office:value="471929496312.728">
                <text:p>471929496312.728</text:p>
              </table:table-cell>
              <table:table-cell office:value-type="float" office:value="0.71145586336621">
                <text:p>0.7114558633662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4170">
                <text:p>4170</text:p>
              </table:table-cell>
              <table:table-cell office:value-type="float" office:value="3.45896260823005">
                <text:p>3.45896260823005</text:p>
              </table:table-cell>
              <table:table-cell office:value-type="float" office:value="471361324610.896">
                <text:p>471361324610.896</text:p>
              </table:table-cell>
              <table:table-cell office:value-type="float" office:value="4.55593953832945">
                <text:p>4.5559395383294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172">
                <text:p>4172</text:p>
              </table:table-cell>
              <table:table-cell office:value-type="float" office:value="0.416641914067707">
                <text:p>0.416641914067707</text:p>
              </table:table-cell>
              <table:table-cell office:value-type="float" office:value="470794256844.983">
                <text:p>470794256844.983</text:p>
              </table:table-cell>
              <table:table-cell office:value-type="float" office:value="14.7390933041825">
                <text:p>14.739093304182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174">
                <text:p>4174</text:p>
              </table:table-cell>
              <table:table-cell office:value-type="float" office:value="0.738231492310519">
                <text:p>0.738231492310519</text:p>
              </table:table-cell>
              <table:table-cell office:value-type="float" office:value="470228289954.228">
                <text:p>470228289954.228</text:p>
              </table:table-cell>
              <table:table-cell office:value-type="float" office:value="20.9127999813459">
                <text:p>20.912799981345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176">
                <text:p>4176</text:p>
              </table:table-cell>
              <table:table-cell office:value-type="float" office:value="6.63736405511775">
                <text:p>6.63736405511775</text:p>
              </table:table-cell>
              <table:table-cell office:value-type="float" office:value="469663420890.134">
                <text:p>469663420890.134</text:p>
              </table:table-cell>
              <table:table-cell office:value-type="float" office:value="11.8028273331428">
                <text:p>11.802827333142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178">
                <text:p>4178</text:p>
              </table:table-cell>
              <table:table-cell office:value-type="float" office:value="1.45058208073761">
                <text:p>1.45058208073761</text:p>
              </table:table-cell>
              <table:table-cell office:value-type="float" office:value="469099646659.074">
                <text:p>469099646659.074</text:p>
              </table:table-cell>
              <table:table-cell office:value-type="float" office:value="21.5923108451647">
                <text:p>21.592310845164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180">
                <text:p>4180</text:p>
              </table:table-cell>
              <table:table-cell office:value-type="float" office:value="3.39348692169024">
                <text:p>3.39348692169024</text:p>
              </table:table-cell>
              <table:table-cell office:value-type="float" office:value="468536964223.304">
                <text:p>468536964223.304</text:p>
              </table:table-cell>
              <table:table-cell office:value-type="float" office:value="3.46539647658042">
                <text:p>3.4653964765804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182">
                <text:p>4182</text:p>
              </table:table-cell>
              <table:table-cell office:value-type="float" office:value="3.01500095294972">
                <text:p>3.01500095294972</text:p>
              </table:table-cell>
              <table:table-cell office:value-type="float" office:value="467975370547.477">
                <text:p>467975370547.477</text:p>
              </table:table-cell>
              <table:table-cell office:value-type="float" office:value="15.1630101319682">
                <text:p>15.163010131968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184">
                <text:p>4184</text:p>
              </table:table-cell>
              <table:table-cell office:value-type="float" office:value="2.07888669179208">
                <text:p>2.07888669179208</text:p>
              </table:table-cell>
              <table:table-cell office:value-type="float" office:value="467414862745.756">
                <text:p>467414862745.756</text:p>
              </table:table-cell>
              <table:table-cell office:value-type="float" office:value="12.7086119063014">
                <text:p>12.708611906301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4186">
                <text:p>4186</text:p>
              </table:table-cell>
              <table:table-cell office:value-type="float" office:value="1.10742766054821">
                <text:p>1.10742766054821</text:p>
              </table:table-cell>
              <table:table-cell office:value-type="float" office:value="466855437738.324">
                <text:p>466855437738.324</text:p>
              </table:table-cell>
              <table:table-cell office:value-type="float" office:value="18.4245577926278">
                <text:p>18.424557792627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4188">
                <text:p>4188</text:p>
              </table:table-cell>
              <table:table-cell office:value-type="float" office:value="22.728770765822">
                <text:p>22.728770765822</text:p>
              </table:table-cell>
              <table:table-cell office:value-type="float" office:value="466297092614.619">
                <text:p>466297092614.619</text:p>
              </table:table-cell>
              <table:table-cell office:value-type="float" office:value="20.2829196301116">
                <text:p>20.282919630111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4190">
                <text:p>4190</text:p>
              </table:table-cell>
              <table:table-cell office:value-type="float" office:value="2.37895285999121">
                <text:p>2.37895285999121</text:p>
              </table:table-cell>
              <table:table-cell office:value-type="float" office:value="465739824335.295">
                <text:p>465739824335.295</text:p>
              </table:table-cell>
              <table:table-cell office:value-type="float" office:value="18.395769635356">
                <text:p>18.39576963535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4192">
                <text:p>4192</text:p>
              </table:table-cell>
              <table:table-cell office:value-type="float" office:value="2.80766671712692">
                <text:p>2.80766671712692</text:p>
              </table:table-cell>
              <table:table-cell office:value-type="float" office:value="465183630033.966">
                <text:p>465183630033.966</text:p>
              </table:table-cell>
              <table:table-cell office:value-type="float" office:value="11.7852202142784">
                <text:p>11.785220214278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4194">
                <text:p>4194</text:p>
              </table:table-cell>
              <table:table-cell office:value-type="float" office:value="4.34762093550158">
                <text:p>4.34762093550158</text:p>
              </table:table-cell>
              <table:table-cell office:value-type="float" office:value="464628506726.761">
                <text:p>464628506726.761</text:p>
              </table:table-cell>
              <table:table-cell office:value-type="float" office:value="19.8042061433071">
                <text:p>19.804206143307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4196">
                <text:p>4196</text:p>
              </table:table-cell>
              <table:table-cell office:value-type="float" office:value="3.81838577297034">
                <text:p>3.81838577297034</text:p>
              </table:table-cell>
              <table:table-cell office:value-type="float" office:value="464074451529.146">
                <text:p>464074451529.146</text:p>
              </table:table-cell>
              <table:table-cell office:value-type="float" office:value="0.978781290950147">
                <text:p>0.97878129095014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4198">
                <text:p>4198</text:p>
              </table:table-cell>
              <table:table-cell office:value-type="float" office:value="2.14796621531971">
                <text:p>2.14796621531971</text:p>
              </table:table-cell>
              <table:table-cell office:value-type="float" office:value="463521461464.758">
                <text:p>463521461464.758</text:p>
              </table:table-cell>
              <table:table-cell office:value-type="float" office:value="32.6132505231616">
                <text:p>32.6132505231616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4200">
                <text:p>4200</text:p>
              </table:table-cell>
              <table:table-cell office:value-type="float" office:value="1.50038644345648">
                <text:p>1.50038644345648</text:p>
              </table:table-cell>
              <table:table-cell office:value-type="float" office:value="462969533675.021">
                <text:p>462969533675.021</text:p>
              </table:table-cell>
              <table:table-cell office:value-type="float" office:value="18.3549868882434">
                <text:p>18.354986888243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202">
                <text:p>4202</text:p>
              </table:table-cell>
              <table:table-cell office:value-type="float" office:value="6.33268765636376">
                <text:p>6.33268765636376</text:p>
              </table:table-cell>
              <table:table-cell office:value-type="float" office:value="462418665251.957">
                <text:p>462418665251.957</text:p>
              </table:table-cell>
              <table:table-cell office:value-type="float" office:value="7.39486697017886">
                <text:p>7.3948669701788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4204">
                <text:p>4204</text:p>
              </table:table-cell>
              <table:table-cell office:value-type="float" office:value="4.30354058392571">
                <text:p>4.30354058392571</text:p>
              </table:table-cell>
              <table:table-cell office:value-type="float" office:value="461868853286.147">
                <text:p>461868853286.147</text:p>
              </table:table-cell>
              <table:table-cell office:value-type="float" office:value="1.24404377782174">
                <text:p>1.2440437778217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4206">
                <text:p>4206</text:p>
              </table:table-cell>
              <table:table-cell office:value-type="float" office:value="3.2499012180771">
                <text:p>3.2499012180771</text:p>
              </table:table-cell>
              <table:table-cell office:value-type="float" office:value="461320094960.216">
                <text:p>461320094960.216</text:p>
              </table:table-cell>
              <table:table-cell office:value-type="float" office:value="9.69120510158707">
                <text:p>9.6912051015870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4208">
                <text:p>4208</text:p>
              </table:table-cell>
              <table:table-cell office:value-type="float" office:value="1.58303732076098">
                <text:p>1.58303732076098</text:p>
              </table:table-cell>
              <table:table-cell office:value-type="float" office:value="460772387321.681">
                <text:p>460772387321.681</text:p>
              </table:table-cell>
              <table:table-cell office:value-type="float" office:value="0.489054785283549">
                <text:p>0.48905478528354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210">
                <text:p>4210</text:p>
              </table:table-cell>
              <table:table-cell office:value-type="float" office:value="0.485813461849279">
                <text:p>0.485813461849279</text:p>
              </table:table-cell>
              <table:table-cell office:value-type="float" office:value="460225727584.518">
                <text:p>460225727584.518</text:p>
              </table:table-cell>
              <table:table-cell office:value-type="float" office:value="18.5646230155121">
                <text:p>18.564623015512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4212">
                <text:p>4212</text:p>
              </table:table-cell>
              <table:table-cell office:value-type="float" office:value="1.26751218452634">
                <text:p>1.26751218452634</text:p>
              </table:table-cell>
              <table:table-cell office:value-type="float" office:value="459680112886.011">
                <text:p>459680112886.011</text:p>
              </table:table-cell>
              <table:table-cell office:value-type="float" office:value="17.9212328801462">
                <text:p>17.921232880146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4214">
                <text:p>4214</text:p>
              </table:table-cell>
              <table:table-cell office:value-type="float" office:value="27.9651124929217">
                <text:p>27.9651124929217</text:p>
              </table:table-cell>
              <table:table-cell office:value-type="float" office:value="459135540360.958">
                <text:p>459135540360.958</text:p>
              </table:table-cell>
              <table:table-cell office:value-type="float" office:value="1.94318361598355">
                <text:p>1.9431836159835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4216">
                <text:p>4216</text:p>
              </table:table-cell>
              <table:table-cell office:value-type="float" office:value="3.49779464257153">
                <text:p>3.49779464257153</text:p>
              </table:table-cell>
              <table:table-cell office:value-type="float" office:value="458592007273.71">
                <text:p>458592007273.71</text:p>
              </table:table-cell>
              <table:table-cell office:value-type="float" office:value="11.5669528567253">
                <text:p>11.566952856725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4218">
                <text:p>4218</text:p>
              </table:table-cell>
              <table:table-cell office:value-type="float" office:value="1.98543902903669">
                <text:p>1.98543902903669</text:p>
              </table:table-cell>
              <table:table-cell office:value-type="float" office:value="458049510702.742">
                <text:p>458049510702.742</text:p>
              </table:table-cell>
              <table:table-cell office:value-type="float" office:value="21.9145768509063">
                <text:p>21.914576850906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4220">
                <text:p>4220</text:p>
              </table:table-cell>
              <table:table-cell office:value-type="float" office:value="0.474409039977817">
                <text:p>0.474409039977817</text:p>
              </table:table-cell>
              <table:table-cell office:value-type="float" office:value="457508047913.683">
                <text:p>457508047913.683</text:p>
              </table:table-cell>
              <table:table-cell office:value-type="float" office:value="0.391858863404572">
                <text:p>0.39185886340457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4222">
                <text:p>4222</text:p>
              </table:table-cell>
              <table:table-cell office:value-type="float" office:value="27.9117285942236">
                <text:p>27.9117285942236</text:p>
              </table:table-cell>
              <table:table-cell office:value-type="float" office:value="456967616047.245">
                <text:p>456967616047.245</text:p>
              </table:table-cell>
              <table:table-cell office:value-type="float" office:value="11.2863323365151">
                <text:p>11.286332336515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4224">
                <text:p>4224</text:p>
              </table:table-cell>
              <table:table-cell office:value-type="float" office:value="9.33409522772179">
                <text:p>9.33409522772179</text:p>
              </table:table-cell>
              <table:table-cell office:value-type="float" office:value="456428212432.497">
                <text:p>456428212432.497</text:p>
              </table:table-cell>
              <table:table-cell office:value-type="float" office:value="37.0038907781164">
                <text:p>37.003890778116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4226">
                <text:p>4226</text:p>
              </table:table-cell>
              <table:table-cell office:value-type="float" office:value="9.3601427755495">
                <text:p>9.3601427755495</text:p>
              </table:table-cell>
              <table:table-cell office:value-type="float" office:value="455889834166.148">
                <text:p>455889834166.148</text:p>
              </table:table-cell>
              <table:table-cell office:value-type="float" office:value="22.0770446724949">
                <text:p>22.077044672494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4228">
                <text:p>4228</text:p>
              </table:table-cell>
              <table:table-cell office:value-type="float" office:value="1.62847092174719">
                <text:p>1.62847092174719</text:p>
              </table:table-cell>
              <table:table-cell office:value-type="float" office:value="455352478563.317">
                <text:p>455352478563.317</text:p>
              </table:table-cell>
              <table:table-cell office:value-type="float" office:value="1.52164382929304">
                <text:p>1.5216438292930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4230">
                <text:p>4230</text:p>
              </table:table-cell>
              <table:table-cell office:value-type="float" office:value="0.254580518884145">
                <text:p>0.254580518884145</text:p>
              </table:table-cell>
              <table:table-cell office:value-type="float" office:value="454816142842.311">
                <text:p>454816142842.311</text:p>
              </table:table-cell>
              <table:table-cell office:value-type="float" office:value="17.6630635946889">
                <text:p>17.663063594688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4232">
                <text:p>4232</text:p>
              </table:table-cell>
              <table:table-cell office:value-type="float" office:value="7.8574487270682">
                <text:p>7.8574487270682</text:p>
              </table:table-cell>
              <table:table-cell office:value-type="float" office:value="454280824269.746">
                <text:p>454280824269.746</text:p>
              </table:table-cell>
              <table:table-cell office:value-type="float" office:value="12.7282680138056">
                <text:p>12.728268013805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4234">
                <text:p>4234</text:p>
              </table:table-cell>
              <table:table-cell office:value-type="float" office:value="4.59178561774168">
                <text:p>4.59178561774168</text:p>
              </table:table-cell>
              <table:table-cell office:value-type="float" office:value="453746520079.163">
                <text:p>453746520079.163</text:p>
              </table:table-cell>
              <table:table-cell office:value-type="float" office:value="23.9326480995026">
                <text:p>23.932648099502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4236">
                <text:p>4236</text:p>
              </table:table-cell>
              <table:table-cell office:value-type="float" office:value="0.985141984620105">
                <text:p>0.985141984620105</text:p>
              </table:table-cell>
              <table:table-cell office:value-type="float" office:value="453213227586.564">
                <text:p>453213227586.564</text:p>
              </table:table-cell>
              <table:table-cell office:value-type="float" office:value="13.400775212411">
                <text:p>13.40077521241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4238">
                <text:p>4238</text:p>
              </table:table-cell>
              <table:table-cell office:value-type="float" office:value="1.68914283920697">
                <text:p>1.68914283920697</text:p>
              </table:table-cell>
              <table:table-cell office:value-type="float" office:value="452680944053.26">
                <text:p>452680944053.26</text:p>
              </table:table-cell>
              <table:table-cell office:value-type="float" office:value="18.4254981824197">
                <text:p>18.425498182419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4240">
                <text:p>4240</text:p>
              </table:table-cell>
              <table:table-cell office:value-type="float" office:value="1.40095385933877">
                <text:p>1.40095385933877</text:p>
              </table:table-cell>
              <table:table-cell office:value-type="float" office:value="452149666774.391">
                <text:p>452149666774.391</text:p>
              </table:table-cell>
              <table:table-cell office:value-type="float" office:value="5.38618547822918">
                <text:p>5.3861854782291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4242">
                <text:p>4242</text:p>
              </table:table-cell>
              <table:table-cell office:value-type="float" office:value="2.36523544122944">
                <text:p>2.36523544122944</text:p>
              </table:table-cell>
              <table:table-cell office:value-type="float" office:value="451619393056.599">
                <text:p>451619393056.599</text:p>
              </table:table-cell>
              <table:table-cell office:value-type="float" office:value="5.64566379809891">
                <text:p>5.6456637980989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4244">
                <text:p>4244</text:p>
              </table:table-cell>
              <table:table-cell office:value-type="float" office:value="4.8246320307813">
                <text:p>4.8246320307813</text:p>
              </table:table-cell>
              <table:table-cell office:value-type="float" office:value="451090120211.014">
                <text:p>451090120211.014</text:p>
              </table:table-cell>
              <table:table-cell office:value-type="float" office:value="34.3788147502995">
                <text:p>34.378814750299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4246">
                <text:p>4246</text:p>
              </table:table-cell>
              <table:table-cell office:value-type="float" office:value="25.1011568131607">
                <text:p>25.1011568131607</text:p>
              </table:table-cell>
              <table:table-cell office:value-type="float" office:value="450561845540.393">
                <text:p>450561845540.393</text:p>
              </table:table-cell>
              <table:table-cell office:value-type="float" office:value="4.16776141235159">
                <text:p>4.1677614123515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248">
                <text:p>4248</text:p>
              </table:table-cell>
              <table:table-cell office:value-type="float" office:value="1.62622101913466">
                <text:p>1.62622101913466</text:p>
              </table:table-cell>
              <table:table-cell office:value-type="float" office:value="450034566435.586">
                <text:p>450034566435.586</text:p>
              </table:table-cell>
              <table:table-cell office:value-type="float" office:value="33.5887697736771">
                <text:p>33.588769773677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250">
                <text:p>4250</text:p>
              </table:table-cell>
              <table:table-cell office:value-type="float" office:value="0.291127479038823">
                <text:p>0.291127479038823</text:p>
              </table:table-cell>
              <table:table-cell office:value-type="float" office:value="449508280178.859">
                <text:p>449508280178.859</text:p>
              </table:table-cell>
              <table:table-cell office:value-type="float" office:value="8.48263748484881">
                <text:p>8.4826374848488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252">
                <text:p>4252</text:p>
              </table:table-cell>
              <table:table-cell office:value-type="float" office:value="1.92848282563883">
                <text:p>1.92848282563883</text:p>
              </table:table-cell>
              <table:table-cell office:value-type="float" office:value="448982984140.24">
                <text:p>448982984140.24</text:p>
              </table:table-cell>
              <table:table-cell office:value-type="float" office:value="12.640876851411">
                <text:p>12.64087685141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4254">
                <text:p>4254</text:p>
              </table:table-cell>
              <table:table-cell office:value-type="float" office:value="7.22718911903484">
                <text:p>7.22718911903484</text:p>
              </table:table-cell>
              <table:table-cell office:value-type="float" office:value="448458675665.463">
                <text:p>448458675665.463</text:p>
              </table:table-cell>
              <table:table-cell office:value-type="float" office:value="12.6385615865421">
                <text:p>12.638561586542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4256">
                <text:p>4256</text:p>
              </table:table-cell>
              <table:table-cell office:value-type="float" office:value="4.43471264261299">
                <text:p>4.43471264261299</text:p>
              </table:table-cell>
              <table:table-cell office:value-type="float" office:value="447935352155.124">
                <text:p>447935352155.124</text:p>
              </table:table-cell>
              <table:table-cell office:value-type="float" office:value="26.2948537550657">
                <text:p>26.294853755065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258">
                <text:p>4258</text:p>
              </table:table-cell>
              <table:table-cell office:value-type="float" office:value="23.8670778832748">
                <text:p>23.8670778832748</text:p>
              </table:table-cell>
              <table:table-cell office:value-type="float" office:value="447413010927.78">
                <text:p>447413010927.78</text:p>
              </table:table-cell>
              <table:table-cell office:value-type="float" office:value="5.89189646103364">
                <text:p>5.8918964610336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260">
                <text:p>4260</text:p>
              </table:table-cell>
              <table:table-cell office:value-type="float" office:value="9.13864426721288">
                <text:p>9.13864426721288</text:p>
              </table:table-cell>
              <table:table-cell office:value-type="float" office:value="446891649471.007">
                <text:p>446891649471.007</text:p>
              </table:table-cell>
              <table:table-cell office:value-type="float" office:value="0.264912945909668">
                <text:p>0.26491294590966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262">
                <text:p>4262</text:p>
              </table:table-cell>
              <table:table-cell office:value-type="float" office:value="0.807640499519634">
                <text:p>0.807640499519634</text:p>
              </table:table-cell>
              <table:table-cell office:value-type="float" office:value="446371265078.745">
                <text:p>446371265078.745</text:p>
              </table:table-cell>
              <table:table-cell office:value-type="float" office:value="14.7690471341792">
                <text:p>14.769047134179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264">
                <text:p>4264</text:p>
              </table:table-cell>
              <table:table-cell office:value-type="float" office:value="0.271616462292966">
                <text:p>0.271616462292966</text:p>
              </table:table-cell>
              <table:table-cell office:value-type="float" office:value="445851855205.135">
                <text:p>445851855205.135</text:p>
              </table:table-cell>
              <table:table-cell office:value-type="float" office:value="6.86555200726494">
                <text:p>6.8655520072649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266">
                <text:p>4266</text:p>
              </table:table-cell>
              <table:table-cell office:value-type="float" office:value="5.64638736769316">
                <text:p>5.64638736769316</text:p>
              </table:table-cell>
              <table:table-cell office:value-type="float" office:value="445333417258.536">
                <text:p>445333417258.536</text:p>
              </table:table-cell>
              <table:table-cell office:value-type="float" office:value="0.998290489936829">
                <text:p>0.99829048993682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268">
                <text:p>4268</text:p>
              </table:table-cell>
              <table:table-cell office:value-type="float" office:value="3.35097788095562">
                <text:p>3.35097788095562</text:p>
              </table:table-cell>
              <table:table-cell office:value-type="float" office:value="444815948664.028">
                <text:p>444815948664.028</text:p>
              </table:table-cell>
              <table:table-cell office:value-type="float" office:value="11.0220547325329">
                <text:p>11.022054732532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270">
                <text:p>4270</text:p>
              </table:table-cell>
              <table:table-cell office:value-type="float" office:value="1.46764536233387">
                <text:p>1.46764536233387</text:p>
              </table:table-cell>
              <table:table-cell office:value-type="float" office:value="444299446836.649">
                <text:p>444299446836.649</text:p>
              </table:table-cell>
              <table:table-cell office:value-type="float" office:value="7.85296494371833">
                <text:p>7.8529649437183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72">
                <text:p>4272</text:p>
              </table:table-cell>
              <table:table-cell office:value-type="float" office:value="11.3471077140146">
                <text:p>11.3471077140146</text:p>
              </table:table-cell>
              <table:table-cell office:value-type="float" office:value="443783909230.23">
                <text:p>443783909230.23</text:p>
              </table:table-cell>
              <table:table-cell office:value-type="float" office:value="4.59693238044263">
                <text:p>4.5969323804426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274">
                <text:p>4274</text:p>
              </table:table-cell>
              <table:table-cell office:value-type="float" office:value="6.32833138050917">
                <text:p>6.32833138050917</text:p>
              </table:table-cell>
              <table:table-cell office:value-type="float" office:value="443269333314.136">
                <text:p>443269333314.136</text:p>
              </table:table-cell>
              <table:table-cell office:value-type="float" office:value="8.5943553032248">
                <text:p>8.594355303224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276">
                <text:p>4276</text:p>
              </table:table-cell>
              <table:table-cell office:value-type="float" office:value="8.58715391667619">
                <text:p>8.58715391667619</text:p>
              </table:table-cell>
              <table:table-cell office:value-type="float" office:value="442755716518.298">
                <text:p>442755716518.298</text:p>
              </table:table-cell>
              <table:table-cell office:value-type="float" office:value="18.732304712856">
                <text:p>18.73230471285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4278">
                <text:p>4278</text:p>
              </table:table-cell>
              <table:table-cell office:value-type="float" office:value="0.209085985812631">
                <text:p>0.209085985812631</text:p>
              </table:table-cell>
              <table:table-cell office:value-type="float" office:value="442243056331.911">
                <text:p>442243056331.911</text:p>
              </table:table-cell>
              <table:table-cell office:value-type="float" office:value="21.9488635054946">
                <text:p>21.948863505494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4280">
                <text:p>4280</text:p>
              </table:table-cell>
              <table:table-cell office:value-type="float" office:value="1.23507516463689">
                <text:p>1.23507516463689</text:p>
              </table:table-cell>
              <table:table-cell office:value-type="float" office:value="441731350213.099">
                <text:p>441731350213.099</text:p>
              </table:table-cell>
              <table:table-cell office:value-type="float" office:value="16.6143637394702">
                <text:p>16.614363739470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4282">
                <text:p>4282</text:p>
              </table:table-cell>
              <table:table-cell office:value-type="float" office:value="6.25805923935692">
                <text:p>6.25805923935692</text:p>
              </table:table-cell>
              <table:table-cell office:value-type="float" office:value="441220595651.696">
                <text:p>441220595651.696</text:p>
              </table:table-cell>
              <table:table-cell office:value-type="float" office:value="19.7568549041529">
                <text:p>19.756854904152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4284">
                <text:p>4284</text:p>
              </table:table-cell>
              <table:table-cell office:value-type="float" office:value="9.58885999869178">
                <text:p>9.58885999869178</text:p>
              </table:table-cell>
              <table:table-cell office:value-type="float" office:value="440710790165.572">
                <text:p>440710790165.572</text:p>
              </table:table-cell>
              <table:table-cell office:value-type="float" office:value="18.8889691819709">
                <text:p>18.888969181970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4286">
                <text:p>4286</text:p>
              </table:table-cell>
              <table:table-cell office:value-type="float" office:value="5.93430978715422">
                <text:p>5.93430978715422</text:p>
              </table:table-cell>
              <table:table-cell office:value-type="float" office:value="440201931205.753">
                <text:p>440201931205.753</text:p>
              </table:table-cell>
              <table:table-cell office:value-type="float" office:value="13.5299923282958">
                <text:p>13.529992328295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4288">
                <text:p>4288</text:p>
              </table:table-cell>
              <table:table-cell office:value-type="float" office:value="9.39804668885344">
                <text:p>9.39804668885344</text:p>
              </table:table-cell>
              <table:table-cell office:value-type="float" office:value="439694016346.533">
                <text:p>439694016346.533</text:p>
              </table:table-cell>
              <table:table-cell office:value-type="float" office:value="22.4228634293099">
                <text:p>22.422863429309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4290">
                <text:p>4290</text:p>
              </table:table-cell>
              <table:table-cell office:value-type="float" office:value="3.65980109928477">
                <text:p>3.65980109928477</text:p>
              </table:table-cell>
              <table:table-cell office:value-type="float" office:value="439187043050.038">
                <text:p>439187043050.038</text:p>
              </table:table-cell>
              <table:table-cell office:value-type="float" office:value="7.88594255086606">
                <text:p>7.8859425508660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292">
                <text:p>4292</text:p>
              </table:table-cell>
              <table:table-cell office:value-type="float" office:value="0.954560723057238">
                <text:p>0.954560723057238</text:p>
              </table:table-cell>
              <table:table-cell office:value-type="float" office:value="438681008881.675">
                <text:p>438681008881.675</text:p>
              </table:table-cell>
              <table:table-cell office:value-type="float" office:value="10.5852280987711">
                <text:p>10.5852280987711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294">
                <text:p>4294</text:p>
              </table:table-cell>
              <table:table-cell office:value-type="float" office:value="3.33346128839361">
                <text:p>3.33346128839361</text:p>
              </table:table-cell>
              <table:table-cell office:value-type="float" office:value="438175911360.003">
                <text:p>438175911360.003</text:p>
              </table:table-cell>
              <table:table-cell office:value-type="float" office:value="22.9462338952339">
                <text:p>22.946233895233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4296">
                <text:p>4296</text:p>
              </table:table-cell>
              <table:table-cell office:value-type="float" office:value="0.762869144620401">
                <text:p>0.762869144620401</text:p>
              </table:table-cell>
              <table:table-cell office:value-type="float" office:value="437671748054.415">
                <text:p>437671748054.415</text:p>
              </table:table-cell>
              <table:table-cell office:value-type="float" office:value="6.79680241979935">
                <text:p>6.7968024197993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4298">
                <text:p>4298</text:p>
              </table:table-cell>
              <table:table-cell office:value-type="float" office:value="203.635091361566">
                <text:p>203.635091361566</text:p>
              </table:table-cell>
              <table:table-cell office:value-type="float" office:value="437168516287.829">
                <text:p>437168516287.829</text:p>
              </table:table-cell>
              <table:table-cell office:value-type="float" office:value="0.063625822724086">
                <text:p>0.063625822724086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4300">
                <text:p>4300</text:p>
              </table:table-cell>
              <table:table-cell office:value-type="float" office:value="5.3888978007439">
                <text:p>5.3888978007439</text:p>
              </table:table-cell>
              <table:table-cell office:value-type="float" office:value="436666214256.294">
                <text:p>436666214256.294</text:p>
              </table:table-cell>
              <table:table-cell office:value-type="float" office:value="8.50385171959249">
                <text:p>8.5038517195924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4302">
                <text:p>4302</text:p>
              </table:table-cell>
              <table:table-cell office:value-type="float" office:value="0.482450893557501">
                <text:p>0.482450893557501</text:p>
              </table:table-cell>
              <table:table-cell office:value-type="float" office:value="436164838893.167">
                <text:p>436164838893.167</text:p>
              </table:table-cell>
              <table:table-cell office:value-type="float" office:value="5.21473887744348">
                <text:p>5.2147388774434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4304">
                <text:p>4304</text:p>
              </table:table-cell>
              <table:table-cell office:value-type="float" office:value="3.0834533064671">
                <text:p>3.0834533064671</text:p>
              </table:table-cell>
              <table:table-cell office:value-type="float" office:value="435664388003.411">
                <text:p>435664388003.411</text:p>
              </table:table-cell>
              <table:table-cell office:value-type="float" office:value="16.6133138885576">
                <text:p>16.613313888557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4306">
                <text:p>4306</text:p>
              </table:table-cell>
              <table:table-cell office:value-type="float" office:value="2.79292127006706">
                <text:p>2.79292127006706</text:p>
              </table:table-cell>
              <table:table-cell office:value-type="float" office:value="435164859139.98">
                <text:p>435164859139.98</text:p>
              </table:table-cell>
              <table:table-cell office:value-type="float" office:value="7.77674757342208">
                <text:p>7.77674757342208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4308">
                <text:p>4308</text:p>
              </table:table-cell>
              <table:table-cell office:value-type="float" office:value="5.94878500208922">
                <text:p>5.94878500208922</text:p>
              </table:table-cell>
              <table:table-cell office:value-type="float" office:value="434666249984.019">
                <text:p>434666249984.019</text:p>
              </table:table-cell>
              <table:table-cell office:value-type="float" office:value="6.23646023688036">
                <text:p>6.2364602368803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4310">
                <text:p>4310</text:p>
              </table:table-cell>
              <table:table-cell office:value-type="float" office:value="9.01274113515826">
                <text:p>9.01274113515826</text:p>
              </table:table-cell>
              <table:table-cell office:value-type="float" office:value="434168558051.046">
                <text:p>434168558051.046</text:p>
              </table:table-cell>
              <table:table-cell office:value-type="float" office:value="11.2315481747992">
                <text:p>11.231548174799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4312">
                <text:p>4312</text:p>
              </table:table-cell>
              <table:table-cell office:value-type="float" office:value="0.491157676723888">
                <text:p>0.491157676723888</text:p>
              </table:table-cell>
              <table:table-cell office:value-type="float" office:value="433671780971.929">
                <text:p>433671780971.929</text:p>
              </table:table-cell>
              <table:table-cell office:value-type="float" office:value="8.41999181399748">
                <text:p>8.4199918139974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4314">
                <text:p>4314</text:p>
              </table:table-cell>
              <table:table-cell office:value-type="float" office:value="1.81778706493866">
                <text:p>1.81778706493866</text:p>
              </table:table-cell>
              <table:table-cell office:value-type="float" office:value="433175916386.305">
                <text:p>433175916386.305</text:p>
              </table:table-cell>
              <table:table-cell office:value-type="float" office:value="40.7614286643724">
                <text:p>40.761428664372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4316">
                <text:p>4316</text:p>
              </table:table-cell>
              <table:table-cell office:value-type="float" office:value="22.8840519281004">
                <text:p>22.8840519281004</text:p>
              </table:table-cell>
              <table:table-cell office:value-type="float" office:value="432680961886.315">
                <text:p>432680961886.315</text:p>
              </table:table-cell>
              <table:table-cell office:value-type="float" office:value="7.54806039860591">
                <text:p>7.5480603986059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4318">
                <text:p>4318</text:p>
              </table:table-cell>
              <table:table-cell office:value-type="float" office:value="7.51873875206226">
                <text:p>7.51873875206226</text:p>
              </table:table-cell>
              <table:table-cell office:value-type="float" office:value="432186915188.652">
                <text:p>432186915188.652</text:p>
              </table:table-cell>
              <table:table-cell office:value-type="float" office:value="37.9296157447291">
                <text:p>37.929615744729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320">
                <text:p>4320</text:p>
              </table:table-cell>
              <table:table-cell office:value-type="float" office:value="4.96934597691943">
                <text:p>4.96934597691943</text:p>
              </table:table-cell>
              <table:table-cell office:value-type="float" office:value="431693773864.17">
                <text:p>431693773864.17</text:p>
              </table:table-cell>
              <table:table-cell office:value-type="float" office:value="10.6519375117576">
                <text:p>10.651937511757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4322">
                <text:p>4322</text:p>
              </table:table-cell>
              <table:table-cell office:value-type="float" office:value="6.2133599634032">
                <text:p>6.2133599634032</text:p>
              </table:table-cell>
              <table:table-cell office:value-type="float" office:value="431201535582.514">
                <text:p>431201535582.514</text:p>
              </table:table-cell>
              <table:table-cell office:value-type="float" office:value="10.5867664498798">
                <text:p>10.586766449879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4324">
                <text:p>4324</text:p>
              </table:table-cell>
              <table:table-cell office:value-type="float" office:value="2.72873479506467">
                <text:p>2.72873479506467</text:p>
              </table:table-cell>
              <table:table-cell office:value-type="float" office:value="430710198015.569">
                <text:p>430710198015.569</text:p>
              </table:table-cell>
              <table:table-cell office:value-type="float" office:value="30.6103754734982">
                <text:p>30.610375473498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326">
                <text:p>4326</text:p>
              </table:table-cell>
              <table:table-cell office:value-type="float" office:value="7.19149742873513">
                <text:p>7.19149742873513</text:p>
              </table:table-cell>
              <table:table-cell office:value-type="float" office:value="430219758828.005">
                <text:p>430219758828.005</text:p>
              </table:table-cell>
              <table:table-cell office:value-type="float" office:value="2.58015131326167">
                <text:p>2.5801513132616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328">
                <text:p>4328</text:p>
              </table:table-cell>
              <table:table-cell office:value-type="float" office:value="3.30810107361761">
                <text:p>3.30810107361761</text:p>
              </table:table-cell>
              <table:table-cell office:value-type="float" office:value="429730215683.207">
                <text:p>429730215683.207</text:p>
              </table:table-cell>
              <table:table-cell office:value-type="float" office:value="1.03279436794425">
                <text:p>1.0327943679442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30">
                <text:p>4330</text:p>
              </table:table-cell>
              <table:table-cell office:value-type="float" office:value="1.50207149796462">
                <text:p>1.50207149796462</text:p>
              </table:table-cell>
              <table:table-cell office:value-type="float" office:value="429241566272.538">
                <text:p>429241566272.538</text:p>
              </table:table-cell>
              <table:table-cell office:value-type="float" office:value="9.04410160676418">
                <text:p>9.0441016067641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332">
                <text:p>4332</text:p>
              </table:table-cell>
              <table:table-cell office:value-type="float" office:value="2.62179847302039">
                <text:p>2.62179847302039</text:p>
              </table:table-cell>
              <table:table-cell office:value-type="float" office:value="428753808300.766">
                <text:p>428753808300.766</text:p>
              </table:table-cell>
              <table:table-cell office:value-type="float" office:value="6.35189517507634">
                <text:p>6.3518951750763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4334">
                <text:p>4334</text:p>
              </table:table-cell>
              <table:table-cell office:value-type="float" office:value="0.185202562697494">
                <text:p>0.185202562697494</text:p>
              </table:table-cell>
              <table:table-cell office:value-type="float" office:value="428266939448.786">
                <text:p>428266939448.786</text:p>
              </table:table-cell>
              <table:table-cell office:value-type="float" office:value="16.6602487762938">
                <text:p>16.6602487762938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4336">
                <text:p>4336</text:p>
              </table:table-cell>
              <table:table-cell office:value-type="float" office:value="2.21912236525665">
                <text:p>2.21912236525665</text:p>
              </table:table-cell>
              <table:table-cell office:value-type="float" office:value="427780957439.83">
                <text:p>427780957439.83</text:p>
              </table:table-cell>
              <table:table-cell office:value-type="float" office:value="8.67249741746148">
                <text:p>8.6724974174614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4338">
                <text:p>4338</text:p>
              </table:table-cell>
              <table:table-cell office:value-type="float" office:value="3.24195668670771">
                <text:p>3.24195668670771</text:p>
              </table:table-cell>
              <table:table-cell office:value-type="float" office:value="427295859984.859">
                <text:p>427295859984.859</text:p>
              </table:table-cell>
              <table:table-cell office:value-type="float" office:value="13.6460832867714">
                <text:p>13.646083286771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4340">
                <text:p>4340</text:p>
              </table:table-cell>
              <table:table-cell office:value-type="float" office:value="10.1446897430904">
                <text:p>10.1446897430904</text:p>
              </table:table-cell>
              <table:table-cell office:value-type="float" office:value="426811644785.793">
                <text:p>426811644785.793</text:p>
              </table:table-cell>
              <table:table-cell office:value-type="float" office:value="24.7429463653112">
                <text:p>24.742946365311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4342">
                <text:p>4342</text:p>
              </table:table-cell>
              <table:table-cell office:value-type="float" office:value="6.29398119224118">
                <text:p>6.29398119224118</text:p>
              </table:table-cell>
              <table:table-cell office:value-type="float" office:value="426328309623.569">
                <text:p>426328309623.569</text:p>
              </table:table-cell>
              <table:table-cell office:value-type="float" office:value="11.1696583878646">
                <text:p>11.1696583878646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4344">
                <text:p>4344</text:p>
              </table:table-cell>
              <table:table-cell office:value-type="float" office:value="19.5440770625244">
                <text:p>19.5440770625244</text:p>
              </table:table-cell>
              <table:table-cell office:value-type="float" office:value="425845852172.435">
                <text:p>425845852172.435</text:p>
              </table:table-cell>
              <table:table-cell office:value-type="float" office:value="16.4465936347341">
                <text:p>16.446593634734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4346">
                <text:p>4346</text:p>
              </table:table-cell>
              <table:table-cell office:value-type="float" office:value="20.2944952859639">
                <text:p>20.2944952859639</text:p>
              </table:table-cell>
              <table:table-cell office:value-type="float" office:value="425364270265.213">
                <text:p>425364270265.213</text:p>
              </table:table-cell>
              <table:table-cell office:value-type="float" office:value="11.5450898252463">
                <text:p>11.545089825246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4348">
                <text:p>4348</text:p>
              </table:table-cell>
              <table:table-cell office:value-type="float" office:value="0.475351887484914">
                <text:p>0.475351887484914</text:p>
              </table:table-cell>
              <table:table-cell office:value-type="float" office:value="424883561553.418">
                <text:p>424883561553.418</text:p>
              </table:table-cell>
              <table:table-cell office:value-type="float" office:value="6.26253711303232">
                <text:p>6.2625371130323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350">
                <text:p>4350</text:p>
              </table:table-cell>
              <table:table-cell office:value-type="float" office:value="4.332112721386">
                <text:p>4.332112721386</text:p>
              </table:table-cell>
              <table:table-cell office:value-type="float" office:value="424403723852.14">
                <text:p>424403723852.14</text:p>
              </table:table-cell>
              <table:table-cell office:value-type="float" office:value="0.381286164345936">
                <text:p>0.38128616434593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4352">
                <text:p>4352</text:p>
              </table:table-cell>
              <table:table-cell office:value-type="float" office:value="3.90091518059732">
                <text:p>3.90091518059732</text:p>
              </table:table-cell>
              <table:table-cell office:value-type="float" office:value="423924754950.92">
                <text:p>423924754950.92</text:p>
              </table:table-cell>
              <table:table-cell office:value-type="float" office:value="19.7441245289545">
                <text:p>19.744124528954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4354">
                <text:p>4354</text:p>
              </table:table-cell>
              <table:table-cell office:value-type="float" office:value="0.467555797599079">
                <text:p>0.467555797599079</text:p>
              </table:table-cell>
              <table:table-cell office:value-type="float" office:value="423446652584.478">
                <text:p>423446652584.478</text:p>
              </table:table-cell>
              <table:table-cell office:value-type="float" office:value="5.44350057732089">
                <text:p>5.44350057732089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356">
                <text:p>4356</text:p>
              </table:table-cell>
              <table:table-cell office:value-type="float" office:value="0.169187140420852">
                <text:p>0.169187140420852</text:p>
              </table:table-cell>
              <table:table-cell office:value-type="float" office:value="422969414554.518">
                <text:p>422969414554.518</text:p>
              </table:table-cell>
              <table:table-cell office:value-type="float" office:value="12.9466563300831">
                <text:p>12.946656330083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4358">
                <text:p>4358</text:p>
              </table:table-cell>
              <table:table-cell office:value-type="float" office:value="3.05750570421426">
                <text:p>3.05750570421426</text:p>
              </table:table-cell>
              <table:table-cell office:value-type="float" office:value="422493038653.36">
                <text:p>422493038653.36</text:p>
              </table:table-cell>
              <table:table-cell office:value-type="float" office:value="1.97799872123058">
                <text:p>1.9779987212305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4360">
                <text:p>4360</text:p>
              </table:table-cell>
              <table:table-cell office:value-type="float" office:value="2.97099054247495">
                <text:p>2.97099054247495</text:p>
              </table:table-cell>
              <table:table-cell office:value-type="float" office:value="422017522675.873">
                <text:p>422017522675.873</text:p>
              </table:table-cell>
              <table:table-cell office:value-type="float" office:value="9.68502582502762">
                <text:p>9.6850258250276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4362">
                <text:p>4362</text:p>
              </table:table-cell>
              <table:table-cell office:value-type="float" office:value="1.21372002799974">
                <text:p>1.21372002799974</text:p>
              </table:table-cell>
              <table:table-cell office:value-type="float" office:value="421542864436.43">
                <text:p>421542864436.43</text:p>
              </table:table-cell>
              <table:table-cell office:value-type="float" office:value="3.75954386468348">
                <text:p>3.7595438646834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4364">
                <text:p>4364</text:p>
              </table:table-cell>
              <table:table-cell office:value-type="float" office:value="2.27805692722177">
                <text:p>2.27805692722177</text:p>
              </table:table-cell>
              <table:table-cell office:value-type="float" office:value="421069061741.302">
                <text:p>421069061741.302</text:p>
              </table:table-cell>
              <table:table-cell office:value-type="float" office:value="7.53334203025605">
                <text:p>7.5333420302560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366">
                <text:p>4366</text:p>
              </table:table-cell>
              <table:table-cell office:value-type="float" office:value="6.48020295132754">
                <text:p>6.48020295132754</text:p>
              </table:table-cell>
              <table:table-cell office:value-type="float" office:value="420596112411.778">
                <text:p>420596112411.778</text:p>
              </table:table-cell>
              <table:table-cell office:value-type="float" office:value="4.3430441037427">
                <text:p>4.343044103742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4368">
                <text:p>4368</text:p>
              </table:table-cell>
              <table:table-cell office:value-type="float" office:value="1.85449777971205">
                <text:p>1.85449777971205</text:p>
              </table:table-cell>
              <table:table-cell office:value-type="float" office:value="420124014265.741">
                <text:p>420124014265.741</text:p>
              </table:table-cell>
              <table:table-cell office:value-type="float" office:value="5.6639768464432">
                <text:p>5.663976846443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4370">
                <text:p>4370</text:p>
              </table:table-cell>
              <table:table-cell office:value-type="float" office:value="5.67956818850963">
                <text:p>5.67956818850963</text:p>
              </table:table-cell>
              <table:table-cell office:value-type="float" office:value="419652765154.09">
                <text:p>419652765154.09</text:p>
              </table:table-cell>
              <table:table-cell office:value-type="float" office:value="32.3732526749334">
                <text:p>32.373252674933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372">
                <text:p>4372</text:p>
              </table:table-cell>
              <table:table-cell office:value-type="float" office:value="2.10105583600059">
                <text:p>2.10105583600059</text:p>
              </table:table-cell>
              <table:table-cell office:value-type="float" office:value="419182362912.567">
                <text:p>419182362912.567</text:p>
              </table:table-cell>
              <table:table-cell office:value-type="float" office:value="0.903280626108613">
                <text:p>0.90328062610861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74">
                <text:p>4374</text:p>
              </table:table-cell>
              <table:table-cell office:value-type="float" office:value="3.56237710073597">
                <text:p>3.56237710073597</text:p>
              </table:table-cell>
              <table:table-cell office:value-type="float" office:value="418712805402.608">
                <text:p>418712805402.608</text:p>
              </table:table-cell>
              <table:table-cell office:value-type="float" office:value="32.3467998448657">
                <text:p>32.346799844865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376">
                <text:p>4376</text:p>
              </table:table-cell>
              <table:table-cell office:value-type="float" office:value="0.407976979561446">
                <text:p>0.407976979561446</text:p>
              </table:table-cell>
              <table:table-cell office:value-type="float" office:value="418244090467.684">
                <text:p>418244090467.684</text:p>
              </table:table-cell>
              <table:table-cell office:value-type="float" office:value="13.5310379246049">
                <text:p>13.5310379246049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4378">
                <text:p>4378</text:p>
              </table:table-cell>
              <table:table-cell office:value-type="float" office:value="11.695394874461">
                <text:p>11.695394874461</text:p>
              </table:table-cell>
              <table:table-cell office:value-type="float" office:value="417776215952.82">
                <text:p>417776215952.82</text:p>
              </table:table-cell>
              <table:table-cell office:value-type="float" office:value="6.2676468021669">
                <text:p>6.267646802166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4380">
                <text:p>4380</text:p>
              </table:table-cell>
              <table:table-cell office:value-type="float" office:value="6.5580174106107">
                <text:p>6.5580174106107</text:p>
              </table:table-cell>
              <table:table-cell office:value-type="float" office:value="417309179772.628">
                <text:p>417309179772.628</text:p>
              </table:table-cell>
              <table:table-cell office:value-type="float" office:value="2.34444661008138">
                <text:p>2.3444466100813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382">
                <text:p>4382</text:p>
              </table:table-cell>
              <table:table-cell office:value-type="float" office:value="2.79866110039322">
                <text:p>2.79866110039322</text:p>
              </table:table-cell>
              <table:table-cell office:value-type="float" office:value="416842979780.647">
                <text:p>416842979780.647</text:p>
              </table:table-cell>
              <table:table-cell office:value-type="float" office:value="26.42236652084">
                <text:p>26.4223665208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4384">
                <text:p>4384</text:p>
              </table:table-cell>
              <table:table-cell office:value-type="float" office:value="3.3453223305595">
                <text:p>3.3453223305595</text:p>
              </table:table-cell>
              <table:table-cell office:value-type="float" office:value="416377613868.603">
                <text:p>416377613868.603</text:p>
              </table:table-cell>
              <table:table-cell office:value-type="float" office:value="14.2131614101953">
                <text:p>14.213161410195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386">
                <text:p>4386</text:p>
              </table:table-cell>
              <table:table-cell office:value-type="float" office:value="13.4644047334777">
                <text:p>13.4644047334777</text:p>
              </table:table-cell>
              <table:table-cell office:value-type="float" office:value="415913079906.804">
                <text:p>415913079906.804</text:p>
              </table:table-cell>
              <table:table-cell office:value-type="float" office:value="9.51864792873134">
                <text:p>9.5186479287313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388">
                <text:p>4388</text:p>
              </table:table-cell>
              <table:table-cell office:value-type="float" office:value="1.40433698169693">
                <text:p>1.40433698169693</text:p>
              </table:table-cell>
              <table:table-cell office:value-type="float" office:value="415449375843.996">
                <text:p>415449375843.996</text:p>
              </table:table-cell>
              <table:table-cell office:value-type="float" office:value="4.03465803472083">
                <text:p>4.03465803472083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390">
                <text:p>4390</text:p>
              </table:table-cell>
              <table:table-cell office:value-type="float" office:value="2.68593120386648">
                <text:p>2.68593120386648</text:p>
              </table:table-cell>
              <table:table-cell office:value-type="float" office:value="414986499541.273">
                <text:p>414986499541.273</text:p>
              </table:table-cell>
              <table:table-cell office:value-type="float" office:value="3.5087869689075">
                <text:p>3.508786968907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392">
                <text:p>4392</text:p>
              </table:table-cell>
              <table:table-cell office:value-type="float" office:value="5.96066270637787">
                <text:p>5.96066270637787</text:p>
              </table:table-cell>
              <table:table-cell office:value-type="float" office:value="414524448906.896">
                <text:p>414524448906.896</text:p>
              </table:table-cell>
              <table:table-cell office:value-type="float" office:value="1.28789168386357">
                <text:p>1.2878916838635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394">
                <text:p>4394</text:p>
              </table:table-cell>
              <table:table-cell office:value-type="float" office:value="0.644826906248219">
                <text:p>0.644826906248219</text:p>
              </table:table-cell>
              <table:table-cell office:value-type="float" office:value="414063221896.988">
                <text:p>414063221896.988</text:p>
              </table:table-cell>
              <table:table-cell office:value-type="float" office:value="7.33671607333772">
                <text:p>7.3367160733377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396">
                <text:p>4396</text:p>
              </table:table-cell>
              <table:table-cell office:value-type="float" office:value="6.14672689288001">
                <text:p>6.14672689288001</text:p>
              </table:table-cell>
              <table:table-cell office:value-type="float" office:value="413602816414.827">
                <text:p>413602816414.827</text:p>
              </table:table-cell>
              <table:table-cell office:value-type="float" office:value="2.12243386007138">
                <text:p>2.1224338600713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398">
                <text:p>4398</text:p>
              </table:table-cell>
              <table:table-cell office:value-type="float" office:value="2.71995531492754">
                <text:p>2.71995531492754</text:p>
              </table:table-cell>
              <table:table-cell office:value-type="float" office:value="413143230408.367">
                <text:p>413143230408.367</text:p>
              </table:table-cell>
              <table:table-cell office:value-type="float" office:value="5.0796984362059">
                <text:p>5.079698436205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400">
                <text:p>4400</text:p>
              </table:table-cell>
              <table:table-cell office:value-type="float" office:value="4.46362729525771">
                <text:p>4.46362729525771</text:p>
              </table:table-cell>
              <table:table-cell office:value-type="float" office:value="412684461801.257">
                <text:p>412684461801.257</text:p>
              </table:table-cell>
              <table:table-cell office:value-type="float" office:value="9.43377164851614">
                <text:p>9.4337716485161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402">
                <text:p>4402</text:p>
              </table:table-cell>
              <table:table-cell office:value-type="float" office:value="0.532151262832315">
                <text:p>0.532151262832315</text:p>
              </table:table-cell>
              <table:table-cell office:value-type="float" office:value="412226508557.825">
                <text:p>412226508557.825</text:p>
              </table:table-cell>
              <table:table-cell office:value-type="float" office:value="11.850366512092">
                <text:p>11.85036651209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4404">
                <text:p>4404</text:p>
              </table:table-cell>
              <table:table-cell office:value-type="float" office:value="4.51351720930213">
                <text:p>4.51351720930213</text:p>
              </table:table-cell>
              <table:table-cell office:value-type="float" office:value="411769368612.896">
                <text:p>411769368612.896</text:p>
              </table:table-cell>
              <table:table-cell office:value-type="float" office:value="19.885916975475">
                <text:p>19.88591697547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4406">
                <text:p>4406</text:p>
              </table:table-cell>
              <table:table-cell office:value-type="float" office:value="43.2277832946415">
                <text:p>43.2277832946415</text:p>
              </table:table-cell>
              <table:table-cell office:value-type="float" office:value="411313039906.529">
                <text:p>411313039906.529</text:p>
              </table:table-cell>
              <table:table-cell office:value-type="float" office:value="6.49905576991413">
                <text:p>6.4990557699141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408">
                <text:p>4408</text:p>
              </table:table-cell>
              <table:table-cell office:value-type="float" office:value="3.72249880255794">
                <text:p>3.72249880255794</text:p>
              </table:table-cell>
              <table:table-cell office:value-type="float" office:value="410857520522.691">
                <text:p>410857520522.691</text:p>
              </table:table-cell>
              <table:table-cell office:value-type="float" office:value="4.49747137617473">
                <text:p>4.4974713761747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4410">
                <text:p>4410</text:p>
              </table:table-cell>
              <table:table-cell office:value-type="float" office:value="8.29565459722931">
                <text:p>8.29565459722931</text:p>
              </table:table-cell>
              <table:table-cell office:value-type="float" office:value="410402808304.435">
                <text:p>410402808304.435</text:p>
              </table:table-cell>
              <table:table-cell office:value-type="float" office:value="56.9941319443192">
                <text:p>56.994131944319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412">
                <text:p>4412</text:p>
              </table:table-cell>
              <table:table-cell office:value-type="float" office:value="25.6440025271978">
                <text:p>25.6440025271978</text:p>
              </table:table-cell>
              <table:table-cell office:value-type="float" office:value="409948901245.125">
                <text:p>409948901245.125</text:p>
              </table:table-cell>
              <table:table-cell office:value-type="float" office:value="33.3649540000085">
                <text:p>33.364954000008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414">
                <text:p>4414</text:p>
              </table:table-cell>
              <table:table-cell office:value-type="float" office:value="8.14130252151729">
                <text:p>8.14130252151729</text:p>
              </table:table-cell>
              <table:table-cell office:value-type="float" office:value="409495797433.863">
                <text:p>409495797433.863</text:p>
              </table:table-cell>
              <table:table-cell office:value-type="float" office:value="6.68476117268365">
                <text:p>6.6847611726836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416">
                <text:p>4416</text:p>
              </table:table-cell>
              <table:table-cell office:value-type="float" office:value="2.5639592394301">
                <text:p>2.5639592394301</text:p>
              </table:table-cell>
              <table:table-cell office:value-type="float" office:value="409043494748.849">
                <text:p>409043494748.849</text:p>
              </table:table-cell>
              <table:table-cell office:value-type="float" office:value="1.38823351742096">
                <text:p>1.3882335174209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418">
                <text:p>4418</text:p>
              </table:table-cell>
              <table:table-cell office:value-type="float" office:value="11.0200520053205">
                <text:p>11.0200520053205</text:p>
              </table:table-cell>
              <table:table-cell office:value-type="float" office:value="408591991239.125">
                <text:p>408591991239.125</text:p>
              </table:table-cell>
              <table:table-cell office:value-type="float" office:value="16.3486437044499">
                <text:p>16.348643704449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4420">
                <text:p>4420</text:p>
              </table:table-cell>
              <table:table-cell office:value-type="float" office:value="3.71153100038413">
                <text:p>3.71153100038413</text:p>
              </table:table-cell>
              <table:table-cell office:value-type="float" office:value="408141284929.515">
                <text:p>408141284929.515</text:p>
              </table:table-cell>
              <table:table-cell office:value-type="float" office:value="2.91447428491396">
                <text:p>2.9144742849139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4422">
                <text:p>4422</text:p>
              </table:table-cell>
              <table:table-cell office:value-type="float" office:value="1.71158921765353">
                <text:p>1.71158921765353</text:p>
              </table:table-cell>
              <table:table-cell office:value-type="float" office:value="407691373808.549">
                <text:p>407691373808.549</text:p>
              </table:table-cell>
              <table:table-cell office:value-type="float" office:value="12.4544530548077">
                <text:p>12.454453054807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4424">
                <text:p>4424</text:p>
              </table:table-cell>
              <table:table-cell office:value-type="float" office:value="10.5823248355222">
                <text:p>10.5823248355222</text:p>
              </table:table-cell>
              <table:table-cell office:value-type="float" office:value="407242255894.556">
                <text:p>407242255894.556</text:p>
              </table:table-cell>
              <table:table-cell office:value-type="float" office:value="9.19019968677814">
                <text:p>9.1901996867781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4426">
                <text:p>4426</text:p>
              </table:table-cell>
              <table:table-cell office:value-type="float" office:value="1.05848658172042">
                <text:p>1.05848658172042</text:p>
              </table:table-cell>
              <table:table-cell office:value-type="float" office:value="406793929242.447">
                <text:p>406793929242.447</text:p>
              </table:table-cell>
              <table:table-cell office:value-type="float" office:value="7.4148829150186">
                <text:p>7.414882915018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428">
                <text:p>4428</text:p>
              </table:table-cell>
              <table:table-cell office:value-type="float" office:value="1.06912241922164">
                <text:p>1.06912241922164</text:p>
              </table:table-cell>
              <table:table-cell office:value-type="float" office:value="406346391848.871">
                <text:p>406346391848.871</text:p>
              </table:table-cell>
              <table:table-cell office:value-type="float" office:value="20.3396848400911">
                <text:p>20.339684840091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430">
                <text:p>4430</text:p>
              </table:table-cell>
              <table:table-cell office:value-type="float" office:value="0.615283233528091">
                <text:p>0.615283233528091</text:p>
              </table:table-cell>
              <table:table-cell office:value-type="float" office:value="405899641777.769">
                <text:p>405899641777.769</text:p>
              </table:table-cell>
              <table:table-cell office:value-type="float" office:value="16.7420991688237">
                <text:p>16.742099168823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4432">
                <text:p>4432</text:p>
              </table:table-cell>
              <table:table-cell office:value-type="float" office:value="3.22261049567635">
                <text:p>3.22261049567635</text:p>
              </table:table-cell>
              <table:table-cell office:value-type="float" office:value="405453677067.295">
                <text:p>405453677067.295</text:p>
              </table:table-cell>
              <table:table-cell office:value-type="float" office:value="11.348433021505">
                <text:p>11.34843302150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4434">
                <text:p>4434</text:p>
              </table:table-cell>
              <table:table-cell office:value-type="float" office:value="1.88139228807864">
                <text:p>1.88139228807864</text:p>
              </table:table-cell>
              <table:table-cell office:value-type="float" office:value="405008495759.248">
                <text:p>405008495759.248</text:p>
              </table:table-cell>
              <table:table-cell office:value-type="float" office:value="19.7316389174642">
                <text:p>19.731638917464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436">
                <text:p>4436</text:p>
              </table:table-cell>
              <table:table-cell office:value-type="float" office:value="1.05912196091429">
                <text:p>1.05912196091429</text:p>
              </table:table-cell>
              <table:table-cell office:value-type="float" office:value="404564095930.231">
                <text:p>404564095930.231</text:p>
              </table:table-cell>
              <table:table-cell office:value-type="float" office:value="3.49450619576585">
                <text:p>3.4945061957658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4438">
                <text:p>4438</text:p>
              </table:table-cell>
              <table:table-cell office:value-type="float" office:value="10.4250992633892">
                <text:p>10.4250992633892</text:p>
              </table:table-cell>
              <table:table-cell office:value-type="float" office:value="404120475639.187">
                <text:p>404120475639.187</text:p>
              </table:table-cell>
              <table:table-cell office:value-type="float" office:value="32.5484041717571">
                <text:p>32.5484041717571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4440">
                <text:p>4440</text:p>
              </table:table-cell>
              <table:table-cell office:value-type="float" office:value="8.74283940284566">
                <text:p>8.74283940284566</text:p>
              </table:table-cell>
              <table:table-cell office:value-type="float" office:value="403677632950.717">
                <text:p>403677632950.717</text:p>
              </table:table-cell>
              <table:table-cell office:value-type="float" office:value="4.77310852401993">
                <text:p>4.7731085240199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4442">
                <text:p>4442</text:p>
              </table:table-cell>
              <table:table-cell office:value-type="float" office:value="8.23954079995605">
                <text:p>8.23954079995605</text:p>
              </table:table-cell>
              <table:table-cell office:value-type="float" office:value="403235565946.506">
                <text:p>403235565946.506</text:p>
              </table:table-cell>
              <table:table-cell office:value-type="float" office:value="18.4983278667082">
                <text:p>18.498327866708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4444">
                <text:p>4444</text:p>
              </table:table-cell>
              <table:table-cell office:value-type="float" office:value="19.0490243207573">
                <text:p>19.0490243207573</text:p>
              </table:table-cell>
              <table:table-cell office:value-type="float" office:value="402794272717.381">
                <text:p>402794272717.381</text:p>
              </table:table-cell>
              <table:table-cell office:value-type="float" office:value="6.33704189410272">
                <text:p>6.3370418941027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4446">
                <text:p>4446</text:p>
              </table:table-cell>
              <table:table-cell office:value-type="float" office:value="3.99874094459258">
                <text:p>3.99874094459258</text:p>
              </table:table-cell>
              <table:table-cell office:value-type="float" office:value="402353751313.172">
                <text:p>402353751313.172</text:p>
              </table:table-cell>
              <table:table-cell office:value-type="float" office:value="15.8961504396651">
                <text:p>15.896150439665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4448">
                <text:p>4448</text:p>
              </table:table-cell>
              <table:table-cell office:value-type="float" office:value="13.0709235501297">
                <text:p>13.0709235501297</text:p>
              </table:table-cell>
              <table:table-cell office:value-type="float" office:value="401913999878.09">
                <text:p>401913999878.09</text:p>
              </table:table-cell>
              <table:table-cell office:value-type="float" office:value="5.70972676186616">
                <text:p>5.7097267618661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4450">
                <text:p>4450</text:p>
              </table:table-cell>
              <table:table-cell office:value-type="float" office:value="1.00528394416666">
                <text:p>1.00528394416666</text:p>
              </table:table-cell>
              <table:table-cell office:value-type="float" office:value="401475016519.491">
                <text:p>401475016519.491</text:p>
              </table:table-cell>
              <table:table-cell office:value-type="float" office:value="41.3173247310433">
                <text:p>41.317324731043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4452">
                <text:p>4452</text:p>
              </table:table-cell>
              <table:table-cell office:value-type="float" office:value="9.59543063099255">
                <text:p>9.59543063099255</text:p>
              </table:table-cell>
              <table:table-cell office:value-type="float" office:value="401036799304.173">
                <text:p>401036799304.173</text:p>
              </table:table-cell>
              <table:table-cell office:value-type="float" office:value="8.13098120839938">
                <text:p>8.1309812083993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4454">
                <text:p>4454</text:p>
              </table:table-cell>
              <table:table-cell office:value-type="float" office:value="13.9730183800602">
                <text:p>13.9730183800602</text:p>
              </table:table-cell>
              <table:table-cell office:value-type="float" office:value="400599346370.378">
                <text:p>400599346370.378</text:p>
              </table:table-cell>
              <table:table-cell office:value-type="float" office:value="13.39138668349">
                <text:p>13.3913866834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456">
                <text:p>4456</text:p>
              </table:table-cell>
              <table:table-cell office:value-type="float" office:value="4.4900640152197">
                <text:p>4.4900640152197</text:p>
              </table:table-cell>
              <table:table-cell office:value-type="float" office:value="400162655867.95">
                <text:p>400162655867.95</text:p>
              </table:table-cell>
              <table:table-cell office:value-type="float" office:value="4.26324528756658">
                <text:p>4.2632452875665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458">
                <text:p>4458</text:p>
              </table:table-cell>
              <table:table-cell office:value-type="float" office:value="0.206150968160865">
                <text:p>0.206150968160865</text:p>
              </table:table-cell>
              <table:table-cell office:value-type="float" office:value="399726725847.967">
                <text:p>399726725847.967</text:p>
              </table:table-cell>
              <table:table-cell office:value-type="float" office:value="19.475120948811">
                <text:p>19.47512094881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4460">
                <text:p>4460</text:p>
              </table:table-cell>
              <table:table-cell office:value-type="float" office:value="15.7945182989923">
                <text:p>15.7945182989923</text:p>
              </table:table-cell>
              <table:table-cell office:value-type="float" office:value="399291554480.694">
                <text:p>399291554480.694</text:p>
              </table:table-cell>
              <table:table-cell office:value-type="float" office:value="1.94329712636009">
                <text:p>1.9432971263600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462">
                <text:p>4462</text:p>
              </table:table-cell>
              <table:table-cell office:value-type="float" office:value="10.8185598566751">
                <text:p>10.8185598566751</text:p>
              </table:table-cell>
              <table:table-cell office:value-type="float" office:value="398857139954.642">
                <text:p>398857139954.642</text:p>
              </table:table-cell>
              <table:table-cell office:value-type="float" office:value="1.2692164637767">
                <text:p>1.269216463776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4464">
                <text:p>4464</text:p>
              </table:table-cell>
              <table:table-cell office:value-type="float" office:value="1.16302089854261">
                <text:p>1.16302089854261</text:p>
              </table:table-cell>
              <table:table-cell office:value-type="float" office:value="398423480330.928">
                <text:p>398423480330.928</text:p>
              </table:table-cell>
              <table:table-cell office:value-type="float" office:value="7.8956112838074">
                <text:p>7.89561128380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4466">
                <text:p>4466</text:p>
              </table:table-cell>
              <table:table-cell office:value-type="float" office:value="0.572772628031581">
                <text:p>0.572772628031581</text:p>
              </table:table-cell>
              <table:table-cell office:value-type="float" office:value="397990573808.407">
                <text:p>397990573808.407</text:p>
              </table:table-cell>
              <table:table-cell office:value-type="float" office:value="8.00001722671669">
                <text:p>8.0000172267166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468">
                <text:p>4468</text:p>
              </table:table-cell>
              <table:table-cell office:value-type="float" office:value="1.98530831080469">
                <text:p>1.98530831080469</text:p>
              </table:table-cell>
              <table:table-cell office:value-type="float" office:value="397558418537.731">
                <text:p>397558418537.731</text:p>
              </table:table-cell>
              <table:table-cell office:value-type="float" office:value="12.1464944918378">
                <text:p>12.146494491837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470">
                <text:p>4470</text:p>
              </table:table-cell>
              <table:table-cell office:value-type="float" office:value="1.82681246751647">
                <text:p>1.82681246751647</text:p>
              </table:table-cell>
              <table:table-cell office:value-type="float" office:value="397127012668.414">
                <text:p>397127012668.414</text:p>
              </table:table-cell>
              <table:table-cell office:value-type="float" office:value="6.74950150114374">
                <text:p>6.7495015011437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472">
                <text:p>4472</text:p>
              </table:table-cell>
              <table:table-cell office:value-type="float" office:value="6.25481583084937">
                <text:p>6.25481583084937</text:p>
              </table:table-cell>
              <table:table-cell office:value-type="float" office:value="396696354390.347">
                <text:p>396696354390.347</text:p>
              </table:table-cell>
              <table:table-cell office:value-type="float" office:value="6.95252661320417">
                <text:p>6.9525266132041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474">
                <text:p>4474</text:p>
              </table:table-cell>
              <table:table-cell office:value-type="float" office:value="2.23783190568033">
                <text:p>2.23783190568033</text:p>
              </table:table-cell>
              <table:table-cell office:value-type="float" office:value="396266441847.826">
                <text:p>396266441847.826</text:p>
              </table:table-cell>
              <table:table-cell office:value-type="float" office:value="7.33525082917529">
                <text:p>7.33525082917529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476">
                <text:p>4476</text:p>
              </table:table-cell>
              <table:table-cell office:value-type="float" office:value="10.3901498243963">
                <text:p>10.3901498243963</text:p>
              </table:table-cell>
              <table:table-cell office:value-type="float" office:value="395837273265.691">
                <text:p>395837273265.691</text:p>
              </table:table-cell>
              <table:table-cell office:value-type="float" office:value="12.7974760223023">
                <text:p>12.797476022302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4478">
                <text:p>4478</text:p>
              </table:table-cell>
              <table:table-cell office:value-type="float" office:value="4.89733288500565">
                <text:p>4.89733288500565</text:p>
              </table:table-cell>
              <table:table-cell office:value-type="float" office:value="395408846750.49">
                <text:p>395408846750.49</text:p>
              </table:table-cell>
              <table:table-cell office:value-type="float" office:value="1.3010996865722">
                <text:p>1.301099686572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4480">
                <text:p>4480</text:p>
              </table:table-cell>
              <table:table-cell office:value-type="float" office:value="4.55951090502434">
                <text:p>4.55951090502434</text:p>
              </table:table-cell>
              <table:table-cell office:value-type="float" office:value="394981160576.675">
                <text:p>394981160576.675</text:p>
              </table:table-cell>
              <table:table-cell office:value-type="float" office:value="13.5361745473606">
                <text:p>13.536174547360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4482">
                <text:p>4482</text:p>
              </table:table-cell>
              <table:table-cell office:value-type="float" office:value="7.37086273504668">
                <text:p>7.37086273504668</text:p>
              </table:table-cell>
              <table:table-cell office:value-type="float" office:value="394554212899.955">
                <text:p>394554212899.955</text:p>
              </table:table-cell>
              <table:table-cell office:value-type="float" office:value="36.5480243211483">
                <text:p>36.548024321148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4484">
                <text:p>4484</text:p>
              </table:table-cell>
              <table:table-cell office:value-type="float" office:value="2.66167787150166">
                <text:p>2.66167787150166</text:p>
              </table:table-cell>
              <table:table-cell office:value-type="float" office:value="394128001946.277">
                <text:p>394128001946.277</text:p>
              </table:table-cell>
              <table:table-cell office:value-type="float" office:value="5.66646718172776">
                <text:p>5.6664671817277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4486">
                <text:p>4486</text:p>
              </table:table-cell>
              <table:table-cell office:value-type="float" office:value="0.497811220004672">
                <text:p>0.497811220004672</text:p>
              </table:table-cell>
              <table:table-cell office:value-type="float" office:value="393702525901.458">
                <text:p>393702525901.458</text:p>
              </table:table-cell>
              <table:table-cell office:value-type="float" office:value="8.94087920461151">
                <text:p>8.94087920461151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4488">
                <text:p>4488</text:p>
              </table:table-cell>
              <table:table-cell office:value-type="float" office:value="10.3930914731134">
                <text:p>10.3930914731134</text:p>
              </table:table-cell>
              <table:table-cell office:value-type="float" office:value="393277782998.169">
                <text:p>393277782998.169</text:p>
              </table:table-cell>
              <table:table-cell office:value-type="float" office:value="1.83159371996908">
                <text:p>1.8315937199690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4490">
                <text:p>4490</text:p>
              </table:table-cell>
              <table:table-cell office:value-type="float" office:value="19.934704798715">
                <text:p>19.934704798715</text:p>
              </table:table-cell>
              <table:table-cell office:value-type="float" office:value="392853771445.35">
                <text:p>392853771445.35</text:p>
              </table:table-cell>
              <table:table-cell office:value-type="float" office:value="13.6204517594051">
                <text:p>13.620451759405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4492">
                <text:p>4492</text:p>
              </table:table-cell>
              <table:table-cell office:value-type="float" office:value="5.47857693565376">
                <text:p>5.47857693565376</text:p>
              </table:table-cell>
              <table:table-cell office:value-type="float" office:value="392430489439.605">
                <text:p>392430489439.605</text:p>
              </table:table-cell>
              <table:table-cell office:value-type="float" office:value="21.572855823837">
                <text:p>21.57285582383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4494">
                <text:p>4494</text:p>
              </table:table-cell>
              <table:table-cell office:value-type="float" office:value="0.878106947905617">
                <text:p>0.878106947905617</text:p>
              </table:table-cell>
              <table:table-cell office:value-type="float" office:value="392007935291.037">
                <text:p>392007935291.037</text:p>
              </table:table-cell>
              <table:table-cell office:value-type="float" office:value="24.0621636619799">
                <text:p>24.062163661979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496">
                <text:p>4496</text:p>
              </table:table-cell>
              <table:table-cell office:value-type="float" office:value="11.4670358202143">
                <text:p>11.4670358202143</text:p>
              </table:table-cell>
              <table:table-cell office:value-type="float" office:value="391586107161.564">
                <text:p>391586107161.564</text:p>
              </table:table-cell>
              <table:table-cell office:value-type="float" office:value="25.061641666561">
                <text:p>25.06164166656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4498">
                <text:p>4498</text:p>
              </table:table-cell>
              <table:table-cell office:value-type="float" office:value="13.8552993392072">
                <text:p>13.8552993392072</text:p>
              </table:table-cell>
              <table:table-cell office:value-type="float" office:value="391165003327.454">
                <text:p>391165003327.454</text:p>
              </table:table-cell>
              <table:table-cell office:value-type="float" office:value="15.0824129061756">
                <text:p>15.082412906175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500">
                <text:p>4500</text:p>
              </table:table-cell>
              <table:table-cell office:value-type="float" office:value="4.02286947316074">
                <text:p>4.02286947316074</text:p>
              </table:table-cell>
              <table:table-cell office:value-type="float" office:value="390744622015.867">
                <text:p>390744622015.867</text:p>
              </table:table-cell>
              <table:table-cell office:value-type="float" office:value="26.1135974335903">
                <text:p>26.113597433590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502">
                <text:p>4502</text:p>
              </table:table-cell>
              <table:table-cell office:value-type="float" office:value="7.50069911894361">
                <text:p>7.50069911894361</text:p>
              </table:table-cell>
              <table:table-cell office:value-type="float" office:value="390324961496.912">
                <text:p>390324961496.912</text:p>
              </table:table-cell>
              <table:table-cell office:value-type="float" office:value="1.40205836982263">
                <text:p>1.4020583698226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504">
                <text:p>4504</text:p>
              </table:table-cell>
              <table:table-cell office:value-type="float" office:value="0.334378741936605">
                <text:p>0.334378741936605</text:p>
              </table:table-cell>
              <table:table-cell office:value-type="float" office:value="389906020048.306">
                <text:p>389906020048.306</text:p>
              </table:table-cell>
              <table:table-cell office:value-type="float" office:value="2.92420342144445">
                <text:p>2.9242034214444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506">
                <text:p>4506</text:p>
              </table:table-cell>
              <table:table-cell office:value-type="float" office:value="4.99124006505835">
                <text:p>4.99124006505835</text:p>
              </table:table-cell>
              <table:table-cell office:value-type="float" office:value="389487795895.833">
                <text:p>389487795895.833</text:p>
              </table:table-cell>
              <table:table-cell office:value-type="float" office:value="18.2615107049348">
                <text:p>18.261510704934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08">
                <text:p>4508</text:p>
              </table:table-cell>
              <table:table-cell office:value-type="float" office:value="0.116418457067648">
                <text:p>0.116418457067648</text:p>
              </table:table-cell>
              <table:table-cell office:value-type="float" office:value="389070287348.098">
                <text:p>389070287348.098</text:p>
              </table:table-cell>
              <table:table-cell office:value-type="float" office:value="19.4848171506456">
                <text:p>19.484817150645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510">
                <text:p>4510</text:p>
              </table:table-cell>
              <table:table-cell office:value-type="float" office:value="6.68675142376954">
                <text:p>6.68675142376954</text:p>
              </table:table-cell>
              <table:table-cell office:value-type="float" office:value="388653492644.847">
                <text:p>388653492644.847</text:p>
              </table:table-cell>
              <table:table-cell office:value-type="float" office:value="4.29823546703782">
                <text:p>4.2982354670378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512">
                <text:p>4512</text:p>
              </table:table-cell>
              <table:table-cell office:value-type="float" office:value="5.09082409103323">
                <text:p>5.09082409103323</text:p>
              </table:table-cell>
              <table:table-cell office:value-type="float" office:value="388237410092.448">
                <text:p>388237410092.448</text:p>
              </table:table-cell>
              <table:table-cell office:value-type="float" office:value="15.5256946204677">
                <text:p>15.5256946204677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514">
                <text:p>4514</text:p>
              </table:table-cell>
              <table:table-cell office:value-type="float" office:value="9.00719761965063">
                <text:p>9.00719761965063</text:p>
              </table:table-cell>
              <table:table-cell office:value-type="float" office:value="387822037967.404">
                <text:p>387822037967.404</text:p>
              </table:table-cell>
              <table:table-cell office:value-type="float" office:value="14.3781576135509">
                <text:p>14.378157613550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516">
                <text:p>4516</text:p>
              </table:table-cell>
              <table:table-cell office:value-type="float" office:value="2.69022069881535">
                <text:p>2.69022069881535</text:p>
              </table:table-cell>
              <table:table-cell office:value-type="float" office:value="387407374565.925">
                <text:p>387407374565.925</text:p>
              </table:table-cell>
              <table:table-cell office:value-type="float" office:value="3.00165675479276">
                <text:p>3.00165675479276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518">
                <text:p>4518</text:p>
              </table:table-cell>
              <table:table-cell office:value-type="float" office:value="3.72782097035377">
                <text:p>3.72782097035377</text:p>
              </table:table-cell>
              <table:table-cell office:value-type="float" office:value="386993418181.543">
                <text:p>386993418181.543</text:p>
              </table:table-cell>
              <table:table-cell office:value-type="float" office:value="23.8947341497915">
                <text:p>23.894734149791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4520">
                <text:p>4520</text:p>
              </table:table-cell>
              <table:table-cell office:value-type="float" office:value="5.26193079525477">
                <text:p>5.26193079525477</text:p>
              </table:table-cell>
              <table:table-cell office:value-type="float" office:value="386580167124.94">
                <text:p>386580167124.94</text:p>
              </table:table-cell>
              <table:table-cell office:value-type="float" office:value="39.2020818540355">
                <text:p>39.202081854035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522">
                <text:p>4522</text:p>
              </table:table-cell>
              <table:table-cell office:value-type="float" office:value="4.98423255844432">
                <text:p>4.98423255844432</text:p>
              </table:table-cell>
              <table:table-cell office:value-type="float" office:value="386167619678.417">
                <text:p>386167619678.417</text:p>
              </table:table-cell>
              <table:table-cell office:value-type="float" office:value="12.575204551083">
                <text:p>12.57520455108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524">
                <text:p>4524</text:p>
              </table:table-cell>
              <table:table-cell office:value-type="float" office:value="5.05958020934723">
                <text:p>5.05958020934723</text:p>
              </table:table-cell>
              <table:table-cell office:value-type="float" office:value="385755774195.422">
                <text:p>385755774195.422</text:p>
              </table:table-cell>
              <table:table-cell office:value-type="float" office:value="12.6012568398082">
                <text:p>12.601256839808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4526">
                <text:p>4526</text:p>
              </table:table-cell>
              <table:table-cell office:value-type="float" office:value="7.06615663719014">
                <text:p>7.06615663719014</text:p>
              </table:table-cell>
              <table:table-cell office:value-type="float" office:value="385344628944.746">
                <text:p>385344628944.746</text:p>
              </table:table-cell>
              <table:table-cell office:value-type="float" office:value="26.0646054181878">
                <text:p>26.064605418187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4528">
                <text:p>4528</text:p>
              </table:table-cell>
              <table:table-cell office:value-type="float" office:value="0.10386337584289">
                <text:p>0.10386337584289</text:p>
              </table:table-cell>
              <table:table-cell office:value-type="float" office:value="384934182303.568">
                <text:p>384934182303.568</text:p>
              </table:table-cell>
              <table:table-cell office:value-type="float" office:value="6.88755095394491">
                <text:p>6.8875509539449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4530">
                <text:p>4530</text:p>
              </table:table-cell>
              <table:table-cell office:value-type="float" office:value="1.31125075592581">
                <text:p>1.31125075592581</text:p>
              </table:table-cell>
              <table:table-cell office:value-type="float" office:value="384524432572.529">
                <text:p>384524432572.529</text:p>
              </table:table-cell>
              <table:table-cell office:value-type="float" office:value="6.38103958061604">
                <text:p>6.3810395806160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4532">
                <text:p>4532</text:p>
              </table:table-cell>
              <table:table-cell office:value-type="float" office:value="1.13924297961014">
                <text:p>1.13924297961014</text:p>
              </table:table-cell>
              <table:table-cell office:value-type="float" office:value="384115378088.608">
                <text:p>384115378088.608</text:p>
              </table:table-cell>
              <table:table-cell office:value-type="float" office:value="0.573534995705025">
                <text:p>0.57353499570502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4534">
                <text:p>4534</text:p>
              </table:table-cell>
              <table:table-cell office:value-type="float" office:value="0.388057084899035">
                <text:p>0.388057084899035</text:p>
              </table:table-cell>
              <table:table-cell office:value-type="float" office:value="383707017188.185">
                <text:p>383707017188.185</text:p>
              </table:table-cell>
              <table:table-cell office:value-type="float" office:value="24.0486131134227">
                <text:p>24.0486131134227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536">
                <text:p>4536</text:p>
              </table:table-cell>
              <table:table-cell office:value-type="float" office:value="5.50327060058889">
                <text:p>5.50327060058889</text:p>
              </table:table-cell>
              <table:table-cell office:value-type="float" office:value="383299348216.25">
                <text:p>383299348216.25</text:p>
              </table:table-cell>
              <table:table-cell office:value-type="float" office:value="8.78512211332032">
                <text:p>8.7851221133203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4538">
                <text:p>4538</text:p>
              </table:table-cell>
              <table:table-cell office:value-type="float" office:value="0.118080288239565">
                <text:p>0.118080288239565</text:p>
              </table:table-cell>
              <table:table-cell office:value-type="float" office:value="382892369538.549">
                <text:p>382892369538.549</text:p>
              </table:table-cell>
              <table:table-cell office:value-type="float" office:value="47.2626315995542">
                <text:p>47.262631599554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4540">
                <text:p>4540</text:p>
              </table:table-cell>
              <table:table-cell office:value-type="float" office:value="2.9179233432231">
                <text:p>2.9179233432231</text:p>
              </table:table-cell>
              <table:table-cell office:value-type="float" office:value="382486079487.089">
                <text:p>382486079487.089</text:p>
              </table:table-cell>
              <table:table-cell office:value-type="float" office:value="52.0165089788603">
                <text:p>52.0165089788603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4542">
                <text:p>4542</text:p>
              </table:table-cell>
              <table:table-cell office:value-type="float" office:value="2.9966573017801">
                <text:p>2.9966573017801</text:p>
              </table:table-cell>
              <table:table-cell office:value-type="float" office:value="382080476440.977">
                <text:p>382080476440.977</text:p>
              </table:table-cell>
              <table:table-cell office:value-type="float" office:value="11.889332650776">
                <text:p>11.889332650776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4544">
                <text:p>4544</text:p>
              </table:table-cell>
              <table:table-cell office:value-type="float" office:value="3.88637465789387">
                <text:p>3.88637465789387</text:p>
              </table:table-cell>
              <table:table-cell office:value-type="float" office:value="381675558752.242">
                <text:p>381675558752.242</text:p>
              </table:table-cell>
              <table:table-cell office:value-type="float" office:value="10.4220331610394">
                <text:p>10.422033161039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4546">
                <text:p>4546</text:p>
              </table:table-cell>
              <table:table-cell office:value-type="float" office:value="0.75919358509001">
                <text:p>0.75919358509001</text:p>
              </table:table-cell>
              <table:table-cell office:value-type="float" office:value="381271324803.037">
                <text:p>381271324803.037</text:p>
              </table:table-cell>
              <table:table-cell office:value-type="float" office:value="24.714986374858">
                <text:p>24.71498637485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4548">
                <text:p>4548</text:p>
              </table:table-cell>
              <table:table-cell office:value-type="float" office:value="1.65903233818615">
                <text:p>1.65903233818615</text:p>
              </table:table-cell>
              <table:table-cell office:value-type="float" office:value="380867772957.625">
                <text:p>380867772957.625</text:p>
              </table:table-cell>
              <table:table-cell office:value-type="float" office:value="12.2660493240498">
                <text:p>12.266049324049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4550">
                <text:p>4550</text:p>
              </table:table-cell>
              <table:table-cell office:value-type="float" office:value="3.72706113160499">
                <text:p>3.72706113160499</text:p>
              </table:table-cell>
              <table:table-cell office:value-type="float" office:value="380464901603.08">
                <text:p>380464901603.08</text:p>
              </table:table-cell>
              <table:table-cell office:value-type="float" office:value="10.3108534552915">
                <text:p>10.310853455291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4552">
                <text:p>4552</text:p>
              </table:table-cell>
              <table:table-cell office:value-type="float" office:value="0.152901991038189">
                <text:p>0.152901991038189</text:p>
              </table:table-cell>
              <table:table-cell office:value-type="float" office:value="380062709126.698">
                <text:p>380062709126.698</text:p>
              </table:table-cell>
              <table:table-cell office:value-type="float" office:value="15.1190152036715">
                <text:p>15.119015203671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4554">
                <text:p>4554</text:p>
              </table:table-cell>
              <table:table-cell office:value-type="float" office:value="4.07166423592147">
                <text:p>4.07166423592147</text:p>
              </table:table-cell>
              <table:table-cell office:value-type="float" office:value="379661193910.686">
                <text:p>379661193910.686</text:p>
              </table:table-cell>
              <table:table-cell office:value-type="float" office:value="26.4146416798467">
                <text:p>26.414641679846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4556">
                <text:p>4556</text:p>
              </table:table-cell>
              <table:table-cell office:value-type="float" office:value="1.94227419949422">
                <text:p>1.94227419949422</text:p>
              </table:table-cell>
              <table:table-cell office:value-type="float" office:value="379260354361.581">
                <text:p>379260354361.581</text:p>
              </table:table-cell>
              <table:table-cell office:value-type="float" office:value="0.797140070531229">
                <text:p>0.797140070531229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4558">
                <text:p>4558</text:p>
              </table:table-cell>
              <table:table-cell office:value-type="float" office:value="2.06680191717017">
                <text:p>2.06680191717017</text:p>
              </table:table-cell>
              <table:table-cell office:value-type="float" office:value="378860188868.815">
                <text:p>378860188868.815</text:p>
              </table:table-cell>
              <table:table-cell office:value-type="float" office:value="9.33549849792459">
                <text:p>9.33549849792459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4560">
                <text:p>4560</text:p>
              </table:table-cell>
              <table:table-cell office:value-type="float" office:value="7.74717636476308">
                <text:p>7.74717636476308</text:p>
              </table:table-cell>
              <table:table-cell office:value-type="float" office:value="378460695840.054">
                <text:p>378460695840.054</text:p>
              </table:table-cell>
              <table:table-cell office:value-type="float" office:value="16.2605564451851">
                <text:p>16.260556445185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4562">
                <text:p>4562</text:p>
              </table:table-cell>
              <table:table-cell office:value-type="float" office:value="5.27370012446353">
                <text:p>5.27370012446353</text:p>
              </table:table-cell>
              <table:table-cell office:value-type="float" office:value="378061873695.33">
                <text:p>378061873695.33</text:p>
              </table:table-cell>
              <table:table-cell office:value-type="float" office:value="13.8448009288078">
                <text:p>13.844800928807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4564">
                <text:p>4564</text:p>
              </table:table-cell>
              <table:table-cell office:value-type="float" office:value="2.50461592263649">
                <text:p>2.50461592263649</text:p>
              </table:table-cell>
              <table:table-cell office:value-type="float" office:value="377663720844.131">
                <text:p>377663720844.131</text:p>
              </table:table-cell>
              <table:table-cell office:value-type="float" office:value="3.93529711349963">
                <text:p>3.9352971134996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4566">
                <text:p>4566</text:p>
              </table:table-cell>
              <table:table-cell office:value-type="float" office:value="9.74000825642773">
                <text:p>9.74000825642773</text:p>
              </table:table-cell>
              <table:table-cell office:value-type="float" office:value="377266235697.334">
                <text:p>377266235697.334</text:p>
              </table:table-cell>
              <table:table-cell office:value-type="float" office:value="13.3574011963843">
                <text:p>13.357401196384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4568">
                <text:p>4568</text:p>
              </table:table-cell>
              <table:table-cell office:value-type="float" office:value="1.20477272820762">
                <text:p>1.20477272820762</text:p>
              </table:table-cell>
              <table:table-cell office:value-type="float" office:value="376869416705.89">
                <text:p>376869416705.89</text:p>
              </table:table-cell>
              <table:table-cell office:value-type="float" office:value="10.6803153662491">
                <text:p>10.680315366249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570">
                <text:p>4570</text:p>
              </table:table-cell>
              <table:table-cell office:value-type="float" office:value="5.26899927288065">
                <text:p>5.26899927288065</text:p>
              </table:table-cell>
              <table:table-cell office:value-type="float" office:value="376473262277.056">
                <text:p>376473262277.056</text:p>
              </table:table-cell>
              <table:table-cell office:value-type="float" office:value="11.6459829679439">
                <text:p>11.645982967943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572">
                <text:p>4572</text:p>
              </table:table-cell>
              <table:table-cell office:value-type="float" office:value="2.37118959802684">
                <text:p>2.37118959802684</text:p>
              </table:table-cell>
              <table:table-cell office:value-type="float" office:value="376077770838.774">
                <text:p>376077770838.774</text:p>
              </table:table-cell>
              <table:table-cell office:value-type="float" office:value="9.77293710813111">
                <text:p>9.7729371081311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74">
                <text:p>4574</text:p>
              </table:table-cell>
              <table:table-cell office:value-type="float" office:value="22.8098159244914">
                <text:p>22.8098159244914</text:p>
              </table:table-cell>
              <table:table-cell office:value-type="float" office:value="375682940872.726">
                <text:p>375682940872.726</text:p>
              </table:table-cell>
              <table:table-cell office:value-type="float" office:value="5.905073856319">
                <text:p>5.905073856319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576">
                <text:p>4576</text:p>
              </table:table-cell>
              <table:table-cell office:value-type="float" office:value="17.1226749140241">
                <text:p>17.1226749140241</text:p>
              </table:table-cell>
              <table:table-cell office:value-type="float" office:value="375288770731.093">
                <text:p>375288770731.093</text:p>
              </table:table-cell>
              <table:table-cell office:value-type="float" office:value="10.3992359085712">
                <text:p>10.399235908571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578">
                <text:p>4578</text:p>
              </table:table-cell>
              <table:table-cell office:value-type="float" office:value="1.8072589774807">
                <text:p>1.8072589774807</text:p>
              </table:table-cell>
              <table:table-cell office:value-type="float" office:value="374895258980.7">
                <text:p>374895258980.7</text:p>
              </table:table-cell>
              <table:table-cell office:value-type="float" office:value="22.6562797110797">
                <text:p>22.656279711079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580">
                <text:p>4580</text:p>
              </table:table-cell>
              <table:table-cell office:value-type="float" office:value="4.50290076249509">
                <text:p>4.50290076249509</text:p>
              </table:table-cell>
              <table:table-cell office:value-type="float" office:value="374502404001.08">
                <text:p>374502404001.08</text:p>
              </table:table-cell>
              <table:table-cell office:value-type="float" office:value="7.90346855993232">
                <text:p>7.9034685599323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4582">
                <text:p>4582</text:p>
              </table:table-cell>
              <table:table-cell office:value-type="float" office:value="4.6914004351495">
                <text:p>4.6914004351495</text:p>
              </table:table-cell>
              <table:table-cell office:value-type="float" office:value="374110204285.831">
                <text:p>374110204285.831</text:p>
              </table:table-cell>
              <table:table-cell office:value-type="float" office:value="6.09368493457994">
                <text:p>6.0936849345799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4584">
                <text:p>4584</text:p>
              </table:table-cell>
              <table:table-cell office:value-type="float" office:value="0.817087935169717">
                <text:p>0.817087935169717</text:p>
              </table:table-cell>
              <table:table-cell office:value-type="float" office:value="373718658260.387">
                <text:p>373718658260.387</text:p>
              </table:table-cell>
              <table:table-cell office:value-type="float" office:value="10.4626398245778">
                <text:p>10.462639824577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4586">
                <text:p>4586</text:p>
              </table:table-cell>
              <table:table-cell office:value-type="float" office:value="0.913797571893502">
                <text:p>0.913797571893502</text:p>
              </table:table-cell>
              <table:table-cell office:value-type="float" office:value="373327764432.018">
                <text:p>373327764432.018</text:p>
              </table:table-cell>
              <table:table-cell office:value-type="float" office:value="2.06628301636482">
                <text:p>2.0662830163648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4588">
                <text:p>4588</text:p>
              </table:table-cell>
              <table:table-cell office:value-type="float" office:value="4.98257574282256">
                <text:p>4.98257574282256</text:p>
              </table:table-cell>
              <table:table-cell office:value-type="float" office:value="372937521244.241">
                <text:p>372937521244.241</text:p>
              </table:table-cell>
              <table:table-cell office:value-type="float" office:value="3.90566437359635">
                <text:p>3.9056643735963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4590">
                <text:p>4590</text:p>
              </table:table-cell>
              <table:table-cell office:value-type="float" office:value="5.19488748786926">
                <text:p>5.19488748786926</text:p>
              </table:table-cell>
              <table:table-cell office:value-type="float" office:value="372547927191.163">
                <text:p>372547927191.163</text:p>
              </table:table-cell>
              <table:table-cell office:value-type="float" office:value="13.5287428612443">
                <text:p>13.528742861244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4592">
                <text:p>4592</text:p>
              </table:table-cell>
              <table:table-cell office:value-type="float" office:value="1.68369964839382">
                <text:p>1.68369964839382</text:p>
              </table:table-cell>
              <table:table-cell office:value-type="float" office:value="372158980761.433">
                <text:p>372158980761.433</text:p>
              </table:table-cell>
              <table:table-cell office:value-type="float" office:value="2.28844753166619">
                <text:p>2.28844753166619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4594">
                <text:p>4594</text:p>
              </table:table-cell>
              <table:table-cell office:value-type="float" office:value="1.44016254663808">
                <text:p>1.44016254663808</text:p>
              </table:table-cell>
              <table:table-cell office:value-type="float" office:value="371770680431.959">
                <text:p>371770680431.959</text:p>
              </table:table-cell>
              <table:table-cell office:value-type="float" office:value="3.32809378404865">
                <text:p>3.3280937840486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4596">
                <text:p>4596</text:p>
              </table:table-cell>
              <table:table-cell office:value-type="float" office:value="5.96453007112794">
                <text:p>5.96453007112794</text:p>
              </table:table-cell>
              <table:table-cell office:value-type="float" office:value="371383024669.341">
                <text:p>371383024669.341</text:p>
              </table:table-cell>
              <table:table-cell office:value-type="float" office:value="39.5081076445533">
                <text:p>39.508107644553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4598">
                <text:p>4598</text:p>
              </table:table-cell>
              <table:table-cell office:value-type="float" office:value="6.47239599580505">
                <text:p>6.47239599580505</text:p>
              </table:table-cell>
              <table:table-cell office:value-type="float" office:value="370996012011.083">
                <text:p>370996012011.083</text:p>
              </table:table-cell>
              <table:table-cell office:value-type="float" office:value="9.60948614745327">
                <text:p>9.6094861474532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4600">
                <text:p>4600</text:p>
              </table:table-cell>
              <table:table-cell office:value-type="float" office:value="3.62041623446897">
                <text:p>3.62041623446897</text:p>
              </table:table-cell>
              <table:table-cell office:value-type="float" office:value="370609640949.424">
                <text:p>370609640949.424</text:p>
              </table:table-cell>
              <table:table-cell office:value-type="float" office:value="3.03026497775781">
                <text:p>3.0302649777578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4602">
                <text:p>4602</text:p>
              </table:table-cell>
              <table:table-cell office:value-type="float" office:value="2.54091383081694">
                <text:p>2.54091383081694</text:p>
              </table:table-cell>
              <table:table-cell office:value-type="float" office:value="370223909966.004">
                <text:p>370223909966.004</text:p>
              </table:table-cell>
              <table:table-cell office:value-type="float" office:value="22.4841604066949">
                <text:p>22.484160406694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4604">
                <text:p>4604</text:p>
              </table:table-cell>
              <table:table-cell office:value-type="float" office:value="0.501121988863258">
                <text:p>0.501121988863258</text:p>
              </table:table-cell>
              <table:table-cell office:value-type="float" office:value="369838817593.18">
                <text:p>369838817593.18</text:p>
              </table:table-cell>
              <table:table-cell office:value-type="float" office:value="4.8113964555276">
                <text:p>4.8113964555276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4606">
                <text:p>4606</text:p>
              </table:table-cell>
              <table:table-cell office:value-type="float" office:value="2.72348582152345">
                <text:p>2.72348582152345</text:p>
              </table:table-cell>
              <table:table-cell office:value-type="float" office:value="369454362334.47">
                <text:p>369454362334.47</text:p>
              </table:table-cell>
              <table:table-cell office:value-type="float" office:value="18.3737570878793">
                <text:p>18.3737570878793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4608">
                <text:p>4608</text:p>
              </table:table-cell>
              <table:table-cell office:value-type="float" office:value="4.29891810612821">
                <text:p>4.29891810612821</text:p>
              </table:table-cell>
              <table:table-cell office:value-type="float" office:value="369070542708.206">
                <text:p>369070542708.206</text:p>
              </table:table-cell>
              <table:table-cell office:value-type="float" office:value="28.6084809977507">
                <text:p>28.608480997750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610">
                <text:p>4610</text:p>
              </table:table-cell>
              <table:table-cell office:value-type="float" office:value="4.12357142891711">
                <text:p>4.12357142891711</text:p>
              </table:table-cell>
              <table:table-cell office:value-type="float" office:value="368687357250.582">
                <text:p>368687357250.582</text:p>
              </table:table-cell>
              <table:table-cell office:value-type="float" office:value="12.0663860009539">
                <text:p>12.066386000953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612">
                <text:p>4612</text:p>
              </table:table-cell>
              <table:table-cell office:value-type="float" office:value="1.84108518949871">
                <text:p>1.84108518949871</text:p>
              </table:table-cell>
              <table:table-cell office:value-type="float" office:value="368304804466.887">
                <text:p>368304804466.887</text:p>
              </table:table-cell>
              <table:table-cell office:value-type="float" office:value="6.35182958771877">
                <text:p>6.3518295877187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4614">
                <text:p>4614</text:p>
              </table:table-cell>
              <table:table-cell office:value-type="float" office:value="0.728720712031031">
                <text:p>0.728720712031031</text:p>
              </table:table-cell>
              <table:table-cell office:value-type="float" office:value="367922882914.767">
                <text:p>367922882914.767</text:p>
              </table:table-cell>
              <table:table-cell office:value-type="float" office:value="38.6799558097919">
                <text:p>38.6799558097919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4616">
                <text:p>4616</text:p>
              </table:table-cell>
              <table:table-cell office:value-type="float" office:value="2.35353320380438">
                <text:p>2.35353320380438</text:p>
              </table:table-cell>
              <table:table-cell office:value-type="float" office:value="367541591109.987">
                <text:p>367541591109.987</text:p>
              </table:table-cell>
              <table:table-cell office:value-type="float" office:value="19.2164650295873">
                <text:p>19.216465029587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618">
                <text:p>4618</text:p>
              </table:table-cell>
              <table:table-cell office:value-type="float" office:value="1.01044503898918">
                <text:p>1.01044503898918</text:p>
              </table:table-cell>
              <table:table-cell office:value-type="float" office:value="367160927608.609">
                <text:p>367160927608.609</text:p>
              </table:table-cell>
              <table:table-cell office:value-type="float" office:value="3.9071669111967">
                <text:p>3.907166911196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620">
                <text:p>4620</text:p>
              </table:table-cell>
              <table:table-cell office:value-type="float" office:value="23.8010584645485">
                <text:p>23.8010584645485</text:p>
              </table:table-cell>
              <table:table-cell office:value-type="float" office:value="366780890924.272">
                <text:p>366780890924.272</text:p>
              </table:table-cell>
              <table:table-cell office:value-type="float" office:value="9.86726393435821">
                <text:p>9.8672639343582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622">
                <text:p>4622</text:p>
              </table:table-cell>
              <table:table-cell office:value-type="float" office:value="4.56597956780514">
                <text:p>4.56597956780514</text:p>
              </table:table-cell>
              <table:table-cell office:value-type="float" office:value="366401479667.919">
                <text:p>366401479667.919</text:p>
              </table:table-cell>
              <table:table-cell office:value-type="float" office:value="3.06580560355109">
                <text:p>3.0658056035510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624">
                <text:p>4624</text:p>
              </table:table-cell>
              <table:table-cell office:value-type="float" office:value="30.9841116993902">
                <text:p>30.9841116993902</text:p>
              </table:table-cell>
              <table:table-cell office:value-type="float" office:value="366022692324.468">
                <text:p>366022692324.468</text:p>
              </table:table-cell>
              <table:table-cell office:value-type="float" office:value="2.27590359880741">
                <text:p>2.2759035988074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4626">
                <text:p>4626</text:p>
              </table:table-cell>
              <table:table-cell office:value-type="float" office:value="1.19101933719803">
                <text:p>1.19101933719803</text:p>
              </table:table-cell>
              <table:table-cell office:value-type="float" office:value="365644527541.421">
                <text:p>365644527541.421</text:p>
              </table:table-cell>
              <table:table-cell office:value-type="float" office:value="8.51777226927756">
                <text:p>8.5177722692775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4628">
                <text:p>4628</text:p>
              </table:table-cell>
              <table:table-cell office:value-type="float" office:value="13.0135751045162">
                <text:p>13.0135751045162</text:p>
              </table:table-cell>
              <table:table-cell office:value-type="float" office:value="365266983773.94">
                <text:p>365266983773.94</text:p>
              </table:table-cell>
              <table:table-cell office:value-type="float" office:value="31.7067489755424">
                <text:p>31.706748975542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4630">
                <text:p>4630</text:p>
              </table:table-cell>
              <table:table-cell office:value-type="float" office:value="0.893241059313478">
                <text:p>0.893241059313478</text:p>
              </table:table-cell>
              <table:table-cell office:value-type="float" office:value="364890059684.391">
                <text:p>364890059684.391</text:p>
              </table:table-cell>
              <table:table-cell office:value-type="float" office:value="9.51438614699448">
                <text:p>9.5143861469944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4632">
                <text:p>4632</text:p>
              </table:table-cell>
              <table:table-cell office:value-type="float" office:value="1.19245243382875">
                <text:p>1.19245243382875</text:p>
              </table:table-cell>
              <table:table-cell office:value-type="float" office:value="364513753778.085">
                <text:p>364513753778.085</text:p>
              </table:table-cell>
              <table:table-cell office:value-type="float" office:value="3.96880247357926">
                <text:p>3.9688024735792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4634">
                <text:p>4634</text:p>
              </table:table-cell>
              <table:table-cell office:value-type="float" office:value="0.751742092517924">
                <text:p>0.751742092517924</text:p>
              </table:table-cell>
              <table:table-cell office:value-type="float" office:value="364138064655.716">
                <text:p>364138064655.716</text:p>
              </table:table-cell>
              <table:table-cell office:value-type="float" office:value="40.5888650130552">
                <text:p>40.588865013055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4636">
                <text:p>4636</text:p>
              </table:table-cell>
              <table:table-cell office:value-type="float" office:value="4.50658132699257">
                <text:p>4.50658132699257</text:p>
              </table:table-cell>
              <table:table-cell office:value-type="float" office:value="363762990898.149">
                <text:p>363762990898.149</text:p>
              </table:table-cell>
              <table:table-cell office:value-type="float" office:value="20.3950296276202">
                <text:p>20.395029627620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4638">
                <text:p>4638</text:p>
              </table:table-cell>
              <table:table-cell office:value-type="float" office:value="4.34775526536609">
                <text:p>4.34775526536609</text:p>
              </table:table-cell>
              <table:table-cell office:value-type="float" office:value="363388531100.804">
                <text:p>363388531100.804</text:p>
              </table:table-cell>
              <table:table-cell office:value-type="float" office:value="1.39704794298194">
                <text:p>1.39704794298194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4640">
                <text:p>4640</text:p>
              </table:table-cell>
              <table:table-cell office:value-type="float" office:value="0.00341615168669788">
                <text:p>0.00341615168669788</text:p>
              </table:table-cell>
              <table:table-cell office:value-type="float" office:value="363014683823.694">
                <text:p>363014683823.694</text:p>
              </table:table-cell>
              <table:table-cell office:value-type="float" office:value="9.21980310807463">
                <text:p>9.2198031080746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4642">
                <text:p>4642</text:p>
              </table:table-cell>
              <table:table-cell office:value-type="float" office:value="2.36040580630575">
                <text:p>2.36040580630575</text:p>
              </table:table-cell>
              <table:table-cell office:value-type="float" office:value="362641447683.703">
                <text:p>362641447683.703</text:p>
              </table:table-cell>
              <table:table-cell office:value-type="float" office:value="19.5490792452377">
                <text:p>19.5490792452377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644">
                <text:p>4644</text:p>
              </table:table-cell>
              <table:table-cell office:value-type="float" office:value="3.2902469874032">
                <text:p>3.2902469874032</text:p>
              </table:table-cell>
              <table:table-cell office:value-type="float" office:value="362268821268.125">
                <text:p>362268821268.125</text:p>
              </table:table-cell>
              <table:table-cell office:value-type="float" office:value="1.26942883378243">
                <text:p>1.2694288337824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646">
                <text:p>4646</text:p>
              </table:table-cell>
              <table:table-cell office:value-type="float" office:value="8.47613595032471">
                <text:p>8.47613595032471</text:p>
              </table:table-cell>
              <table:table-cell office:value-type="float" office:value="361896803198.072">
                <text:p>361896803198.072</text:p>
              </table:table-cell>
              <table:table-cell office:value-type="float" office:value="11.4928691445699">
                <text:p>11.492869144569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648">
                <text:p>4648</text:p>
              </table:table-cell>
              <table:table-cell office:value-type="float" office:value="5.20522414442963">
                <text:p>5.20522414442963</text:p>
              </table:table-cell>
              <table:table-cell office:value-type="float" office:value="361525392037.372">
                <text:p>361525392037.372</text:p>
              </table:table-cell>
              <table:table-cell office:value-type="float" office:value="30.0421216842668">
                <text:p>30.042121684266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650">
                <text:p>4650</text:p>
              </table:table-cell>
              <table:table-cell office:value-type="float" office:value="53.5188207150174">
                <text:p>53.5188207150174</text:p>
              </table:table-cell>
              <table:table-cell office:value-type="float" office:value="361154586387.66">
                <text:p>361154586387.66</text:p>
              </table:table-cell>
              <table:table-cell office:value-type="float" office:value="3.3531897507941">
                <text:p>3.3531897507941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652">
                <text:p>4652</text:p>
              </table:table-cell>
              <table:table-cell office:value-type="float" office:value="2.92477321879822">
                <text:p>2.92477321879822</text:p>
              </table:table-cell>
              <table:table-cell office:value-type="float" office:value="360784384994.509">
                <text:p>360784384994.509</text:p>
              </table:table-cell>
              <table:table-cell office:value-type="float" office:value="20.6307070858664">
                <text:p>20.630707085866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654">
                <text:p>4654</text:p>
              </table:table-cell>
              <table:table-cell office:value-type="float" office:value="3.71388576289848">
                <text:p>3.71388576289848</text:p>
              </table:table-cell>
              <table:table-cell office:value-type="float" office:value="360414786327.518">
                <text:p>360414786327.518</text:p>
              </table:table-cell>
              <table:table-cell office:value-type="float" office:value="7.84889560966972">
                <text:p>7.8488956096697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56">
                <text:p>4656</text:p>
              </table:table-cell>
              <table:table-cell office:value-type="float" office:value="8.19795947120525">
                <text:p>8.19795947120525</text:p>
              </table:table-cell>
              <table:table-cell office:value-type="float" office:value="360045789057.589">
                <text:p>360045789057.589</text:p>
              </table:table-cell>
              <table:table-cell office:value-type="float" office:value="3.53026865290841">
                <text:p>3.5302686529084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658">
                <text:p>4658</text:p>
              </table:table-cell>
              <table:table-cell office:value-type="float" office:value="0.715669746156563">
                <text:p>0.715669746156563</text:p>
              </table:table-cell>
              <table:table-cell office:value-type="float" office:value="359677391822.982">
                <text:p>359677391822.982</text:p>
              </table:table-cell>
              <table:table-cell office:value-type="float" office:value="10.9985356493473">
                <text:p>10.998535649347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660">
                <text:p>4660</text:p>
              </table:table-cell>
              <table:table-cell office:value-type="float" office:value="0.630854452794669">
                <text:p>0.630854452794669</text:p>
              </table:table-cell>
              <table:table-cell office:value-type="float" office:value="359309593229.832">
                <text:p>359309593229.832</text:p>
              </table:table-cell>
              <table:table-cell office:value-type="float" office:value="12.6536145117442">
                <text:p>12.653614511744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662">
                <text:p>4662</text:p>
              </table:table-cell>
              <table:table-cell office:value-type="float" office:value="2.76294603075008">
                <text:p>2.76294603075008</text:p>
              </table:table-cell>
              <table:table-cell office:value-type="float" office:value="358942391941.069">
                <text:p>358942391941.069</text:p>
              </table:table-cell>
              <table:table-cell office:value-type="float" office:value="3.56718695681785">
                <text:p>3.5671869568178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664">
                <text:p>4664</text:p>
              </table:table-cell>
              <table:table-cell office:value-type="float" office:value="0.0546400066634588">
                <text:p>0.0546400066634588</text:p>
              </table:table-cell>
              <table:table-cell office:value-type="float" office:value="358575786571.797">
                <text:p>358575786571.797</text:p>
              </table:table-cell>
              <table:table-cell office:value-type="float" office:value="18.5181802830247">
                <text:p>18.518180283024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666">
                <text:p>4666</text:p>
              </table:table-cell>
              <table:table-cell office:value-type="float" office:value="1.54712912083814">
                <text:p>1.54712912083814</text:p>
              </table:table-cell>
              <table:table-cell office:value-type="float" office:value="358209775777.371">
                <text:p>358209775777.371</text:p>
              </table:table-cell>
              <table:table-cell office:value-type="float" office:value="13.0133001343604">
                <text:p>13.013300134360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668">
                <text:p>4668</text:p>
              </table:table-cell>
              <table:table-cell office:value-type="float" office:value="13.9857156436254">
                <text:p>13.9857156436254</text:p>
              </table:table-cell>
              <table:table-cell office:value-type="float" office:value="357844358214.587">
                <text:p>357844358214.587</text:p>
              </table:table-cell>
              <table:table-cell office:value-type="float" office:value="16.5152133937381">
                <text:p>16.515213393738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4670">
                <text:p>4670</text:p>
              </table:table-cell>
              <table:table-cell office:value-type="float" office:value="3.7139163024074">
                <text:p>3.7139163024074</text:p>
              </table:table-cell>
              <table:table-cell office:value-type="float" office:value="357479532490.304">
                <text:p>357479532490.304</text:p>
              </table:table-cell>
              <table:table-cell office:value-type="float" office:value="14.5895736345093">
                <text:p>14.589573634509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4672">
                <text:p>4672</text:p>
              </table:table-cell>
              <table:table-cell office:value-type="float" office:value="12.0878918407562">
                <text:p>12.0878918407562</text:p>
              </table:table-cell>
              <table:table-cell office:value-type="float" office:value="357115297300.111">
                <text:p>357115297300.111</text:p>
              </table:table-cell>
              <table:table-cell office:value-type="float" office:value="32.9591477773317">
                <text:p>32.959147777331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4674">
                <text:p>4674</text:p>
              </table:table-cell>
              <table:table-cell office:value-type="float" office:value="1.52510199906863">
                <text:p>1.52510199906863</text:p>
              </table:table-cell>
              <table:table-cell office:value-type="float" office:value="356751651314.587">
                <text:p>356751651314.587</text:p>
              </table:table-cell>
              <table:table-cell office:value-type="float" office:value="0.586932266523033">
                <text:p>0.586932266523033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4676">
                <text:p>4676</text:p>
              </table:table-cell>
              <table:table-cell office:value-type="float" office:value="35.0721742889738">
                <text:p>35.0721742889738</text:p>
              </table:table-cell>
              <table:table-cell office:value-type="float" office:value="356388593124.625">
                <text:p>356388593124.625</text:p>
              </table:table-cell>
              <table:table-cell office:value-type="float" office:value="9.36060630665654">
                <text:p>9.36060630665654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4678">
                <text:p>4678</text:p>
              </table:table-cell>
              <table:table-cell office:value-type="float" office:value="7.45410762273271">
                <text:p>7.45410762273271</text:p>
              </table:table-cell>
              <table:table-cell office:value-type="float" office:value="356026121512.928">
                <text:p>356026121512.928</text:p>
              </table:table-cell>
              <table:table-cell office:value-type="float" office:value="3.37099063906064">
                <text:p>3.3709906390606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4680">
                <text:p>4680</text:p>
              </table:table-cell>
              <table:table-cell office:value-type="float" office:value="62.2327379015023">
                <text:p>62.2327379015023</text:p>
              </table:table-cell>
              <table:table-cell office:value-type="float" office:value="355664235126.879">
                <text:p>355664235126.879</text:p>
              </table:table-cell>
              <table:table-cell office:value-type="float" office:value="8.24664722510033">
                <text:p>8.2466472251003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4682">
                <text:p>4682</text:p>
              </table:table-cell>
              <table:table-cell office:value-type="float" office:value="2.21639162884511">
                <text:p>2.21639162884511</text:p>
              </table:table-cell>
              <table:table-cell office:value-type="float" office:value="355302932459.947">
                <text:p>355302932459.947</text:p>
              </table:table-cell>
              <table:table-cell office:value-type="float" office:value="10.0916817016251">
                <text:p>10.091681701625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4684">
                <text:p>4684</text:p>
              </table:table-cell>
              <table:table-cell office:value-type="float" office:value="2.31486977317552">
                <text:p>2.31486977317552</text:p>
              </table:table-cell>
              <table:table-cell office:value-type="float" office:value="354942212393.978">
                <text:p>354942212393.978</text:p>
              </table:table-cell>
              <table:table-cell office:value-type="float" office:value="16.8927696722392">
                <text:p>16.892769672239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4686">
                <text:p>4686</text:p>
              </table:table-cell>
              <table:table-cell office:value-type="float" office:value="0.654338470178879">
                <text:p>0.654338470178879</text:p>
              </table:table-cell>
              <table:table-cell office:value-type="float" office:value="354582073551.242">
                <text:p>354582073551.242</text:p>
              </table:table-cell>
              <table:table-cell office:value-type="float" office:value="23.8215269155249">
                <text:p>23.821526915524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4688">
                <text:p>4688</text:p>
              </table:table-cell>
              <table:table-cell office:value-type="float" office:value="4.68803713418817">
                <text:p>4.68803713418817</text:p>
              </table:table-cell>
              <table:table-cell office:value-type="float" office:value="354222514602.075">
                <text:p>354222514602.075</text:p>
              </table:table-cell>
              <table:table-cell office:value-type="float" office:value="11.6410625847277">
                <text:p>11.641062584727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4690">
                <text:p>4690</text:p>
              </table:table-cell>
              <table:table-cell office:value-type="float" office:value="2.78421117770885">
                <text:p>2.78421117770885</text:p>
              </table:table-cell>
              <table:table-cell office:value-type="float" office:value="353863534257.979">
                <text:p>353863534257.979</text:p>
              </table:table-cell>
              <table:table-cell office:value-type="float" office:value="36.8564350650713">
                <text:p>36.856435065071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692">
                <text:p>4692</text:p>
              </table:table-cell>
              <table:table-cell office:value-type="float" office:value="5.21936247222685">
                <text:p>5.21936247222685</text:p>
              </table:table-cell>
              <table:table-cell office:value-type="float" office:value="353505131196.556">
                <text:p>353505131196.556</text:p>
              </table:table-cell>
              <table:table-cell office:value-type="float" office:value="17.6666762033059">
                <text:p>17.666676203305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94">
                <text:p>4694</text:p>
              </table:table-cell>
              <table:table-cell office:value-type="float" office:value="12.7536404098743">
                <text:p>12.7536404098743</text:p>
              </table:table-cell>
              <table:table-cell office:value-type="float" office:value="353147304142.886">
                <text:p>353147304142.886</text:p>
              </table:table-cell>
              <table:table-cell office:value-type="float" office:value="35.0999682509086">
                <text:p>35.099968250908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696">
                <text:p>4696</text:p>
              </table:table-cell>
              <table:table-cell office:value-type="float" office:value="4.31975840905938">
                <text:p>4.31975840905938</text:p>
              </table:table-cell>
              <table:table-cell office:value-type="float" office:value="352790051741.464">
                <text:p>352790051741.464</text:p>
              </table:table-cell>
              <table:table-cell office:value-type="float" office:value="0.457855308379727">
                <text:p>0.45785530837972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698">
                <text:p>4698</text:p>
              </table:table-cell>
              <table:table-cell office:value-type="float" office:value="4.70640783327118">
                <text:p>4.70640783327118</text:p>
              </table:table-cell>
              <table:table-cell office:value-type="float" office:value="352433372762.39">
                <text:p>352433372762.39</text:p>
              </table:table-cell>
              <table:table-cell office:value-type="float" office:value="23.0226708923397">
                <text:p>23.022670892339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4700">
                <text:p>4700</text:p>
              </table:table-cell>
              <table:table-cell office:value-type="float" office:value="5.51367093094718">
                <text:p>5.51367093094718</text:p>
              </table:table-cell>
              <table:table-cell office:value-type="float" office:value="352077265875.129">
                <text:p>352077265875.129</text:p>
              </table:table-cell>
              <table:table-cell office:value-type="float" office:value="17.2853234500849">
                <text:p>17.285323450084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4702">
                <text:p>4702</text:p>
              </table:table-cell>
              <table:table-cell office:value-type="float" office:value="18.8598784234991">
                <text:p>18.8598784234991</text:p>
              </table:table-cell>
              <table:table-cell office:value-type="float" office:value="351721729784.173">
                <text:p>351721729784.173</text:p>
              </table:table-cell>
              <table:table-cell office:value-type="float" office:value="9.8624584789442">
                <text:p>9.862458478944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4704">
                <text:p>4704</text:p>
              </table:table-cell>
              <table:table-cell office:value-type="float" office:value="12.9020069087163">
                <text:p>12.9020069087163</text:p>
              </table:table-cell>
              <table:table-cell office:value-type="float" office:value="351366763283.19">
                <text:p>351366763283.19</text:p>
              </table:table-cell>
              <table:table-cell office:value-type="float" office:value="5.85534253449219">
                <text:p>5.8553425344921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4706">
                <text:p>4706</text:p>
              </table:table-cell>
              <table:table-cell office:value-type="float" office:value="8.03952115625721">
                <text:p>8.03952115625721</text:p>
              </table:table-cell>
              <table:table-cell office:value-type="float" office:value="351012364976.777">
                <text:p>351012364976.777</text:p>
              </table:table-cell>
              <table:table-cell office:value-type="float" office:value="12.9390027448921">
                <text:p>12.9390027448921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4708">
                <text:p>4708</text:p>
              </table:table-cell>
              <table:table-cell office:value-type="float" office:value="1.77845753177306">
                <text:p>1.77845753177306</text:p>
              </table:table-cell>
              <table:table-cell office:value-type="float" office:value="350658533681.48">
                <text:p>350658533681.48</text:p>
              </table:table-cell>
              <table:table-cell office:value-type="float" office:value="8.01342967274888">
                <text:p>8.01342967274888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4710">
                <text:p>4710</text:p>
              </table:table-cell>
              <table:table-cell office:value-type="float" office:value="0.808712492168701">
                <text:p>0.808712492168701</text:p>
              </table:table-cell>
              <table:table-cell office:value-type="float" office:value="350305268112.648">
                <text:p>350305268112.648</text:p>
              </table:table-cell>
              <table:table-cell office:value-type="float" office:value="16.1576313587659">
                <text:p>16.1576313587659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712">
                <text:p>4712</text:p>
              </table:table-cell>
              <table:table-cell office:value-type="float" office:value="3.88158087725897">
                <text:p>3.88158087725897</text:p>
              </table:table-cell>
              <table:table-cell office:value-type="float" office:value="349952566918.978">
                <text:p>349952566918.978</text:p>
              </table:table-cell>
              <table:table-cell office:value-type="float" office:value="5.69104895029129">
                <text:p>5.6910489502912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4714">
                <text:p>4714</text:p>
              </table:table-cell>
              <table:table-cell office:value-type="float" office:value="3.03442022545926">
                <text:p>3.03442022545926</text:p>
              </table:table-cell>
              <table:table-cell office:value-type="float" office:value="349600428936.194">
                <text:p>349600428936.194</text:p>
              </table:table-cell>
              <table:table-cell office:value-type="float" office:value="10.973091395017">
                <text:p>10.97309139501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4716">
                <text:p>4716</text:p>
              </table:table-cell>
              <table:table-cell office:value-type="float" office:value="0.137269729820922">
                <text:p>0.137269729820922</text:p>
              </table:table-cell>
              <table:table-cell office:value-type="float" office:value="349248852865.322">
                <text:p>349248852865.322</text:p>
              </table:table-cell>
              <table:table-cell office:value-type="float" office:value="7.8306321551287">
                <text:p>7.830632155128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4718">
                <text:p>4718</text:p>
              </table:table-cell>
              <table:table-cell office:value-type="float" office:value="4.27481782513264">
                <text:p>4.27481782513264</text:p>
              </table:table-cell>
              <table:table-cell office:value-type="float" office:value="348897837447.4">
                <text:p>348897837447.4</text:p>
              </table:table-cell>
              <table:table-cell office:value-type="float" office:value="26.6222629151879">
                <text:p>26.6222629151879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4720">
                <text:p>4720</text:p>
              </table:table-cell>
              <table:table-cell office:value-type="float" office:value="4.17938352534472">
                <text:p>4.17938352534472</text:p>
              </table:table-cell>
              <table:table-cell office:value-type="float" office:value="348547381446.031">
                <text:p>348547381446.031</text:p>
              </table:table-cell>
              <table:table-cell office:value-type="float" office:value="23.4626577393534">
                <text:p>23.462657739353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4722">
                <text:p>4722</text:p>
              </table:table-cell>
              <table:table-cell office:value-type="float" office:value="3.29693839564567">
                <text:p>3.29693839564567</text:p>
              </table:table-cell>
              <table:table-cell office:value-type="float" office:value="348197483574.168">
                <text:p>348197483574.168</text:p>
              </table:table-cell>
              <table:table-cell office:value-type="float" office:value="22.9418527247098">
                <text:p>22.941852724709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4724">
                <text:p>4724</text:p>
              </table:table-cell>
              <table:table-cell office:value-type="float" office:value="3.64868927586293">
                <text:p>3.64868927586293</text:p>
              </table:table-cell>
              <table:table-cell office:value-type="float" office:value="347848142624.48">
                <text:p>347848142624.48</text:p>
              </table:table-cell>
              <table:table-cell office:value-type="float" office:value="0.880282503840563">
                <text:p>0.88028250384056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726">
                <text:p>4726</text:p>
              </table:table-cell>
              <table:table-cell office:value-type="float" office:value="2.70807131982771">
                <text:p>2.70807131982771</text:p>
              </table:table-cell>
              <table:table-cell office:value-type="float" office:value="347499357334.296">
                <text:p>347499357334.296</text:p>
              </table:table-cell>
              <table:table-cell office:value-type="float" office:value="5.22690559035204">
                <text:p>5.2269055903520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4728">
                <text:p>4728</text:p>
              </table:table-cell>
              <table:table-cell office:value-type="float" office:value="3.26408619584707">
                <text:p>3.26408619584707</text:p>
              </table:table-cell>
              <table:table-cell office:value-type="float" office:value="347151126473.93">
                <text:p>347151126473.93</text:p>
              </table:table-cell>
              <table:table-cell office:value-type="float" office:value="4.44503306400356">
                <text:p>4.4450330640035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4730">
                <text:p>4730</text:p>
              </table:table-cell>
              <table:table-cell office:value-type="float" office:value="1.85769529262894">
                <text:p>1.85769529262894</text:p>
              </table:table-cell>
              <table:table-cell office:value-type="float" office:value="346803448803.366">
                <text:p>346803448803.366</text:p>
              </table:table-cell>
              <table:table-cell office:value-type="float" office:value="9.55836855553358">
                <text:p>9.55836855553358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4732">
                <text:p>4732</text:p>
              </table:table-cell>
              <table:table-cell office:value-type="float" office:value="1.92483293904113">
                <text:p>1.92483293904113</text:p>
              </table:table-cell>
              <table:table-cell office:value-type="float" office:value="346456323092.281">
                <text:p>346456323092.281</text:p>
              </table:table-cell>
              <table:table-cell office:value-type="float" office:value="9.2507012925742">
                <text:p>9.250701292574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4734">
                <text:p>4734</text:p>
              </table:table-cell>
              <table:table-cell office:value-type="float" office:value="3.65190581562628">
                <text:p>3.65190581562628</text:p>
              </table:table-cell>
              <table:table-cell office:value-type="float" office:value="346109748105.767">
                <text:p>346109748105.767</text:p>
              </table:table-cell>
              <table:table-cell office:value-type="float" office:value="15.6102600898253">
                <text:p>15.610260089825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4736">
                <text:p>4736</text:p>
              </table:table-cell>
              <table:table-cell office:value-type="float" office:value="24.3328335266148">
                <text:p>24.3328335266148</text:p>
              </table:table-cell>
              <table:table-cell office:value-type="float" office:value="345763722660.637">
                <text:p>345763722660.637</text:p>
              </table:table-cell>
              <table:table-cell office:value-type="float" office:value="5.33624923672617">
                <text:p>5.3362492367261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4738">
                <text:p>4738</text:p>
              </table:table-cell>
              <table:table-cell office:value-type="float" office:value="2.23726063328455">
                <text:p>2.23726063328455</text:p>
              </table:table-cell>
              <table:table-cell office:value-type="float" office:value="345418245446.181">
                <text:p>345418245446.181</text:p>
              </table:table-cell>
              <table:table-cell office:value-type="float" office:value="19.9747323680046">
                <text:p>19.974732368004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4740">
                <text:p>4740</text:p>
              </table:table-cell>
              <table:table-cell office:value-type="float" office:value="0.0167072013072438">
                <text:p>0.0167072013072438</text:p>
              </table:table-cell>
              <table:table-cell office:value-type="float" office:value="345073315320.792">
                <text:p>345073315320.792</text:p>
              </table:table-cell>
              <table:table-cell office:value-type="float" office:value="20.2731278956717">
                <text:p>20.273127895671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4742">
                <text:p>4742</text:p>
              </table:table-cell>
              <table:table-cell office:value-type="float" office:value="1.69826770219689">
                <text:p>1.69826770219689</text:p>
              </table:table-cell>
              <table:table-cell office:value-type="float" office:value="344728931059.143">
                <text:p>344728931059.143</text:p>
              </table:table-cell>
              <table:table-cell office:value-type="float" office:value="7.89026707252894">
                <text:p>7.8902670725289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4744">
                <text:p>4744</text:p>
              </table:table-cell>
              <table:table-cell office:value-type="float" office:value="3.77091895693456">
                <text:p>3.77091895693456</text:p>
              </table:table-cell>
              <table:table-cell office:value-type="float" office:value="344385091426.655">
                <text:p>344385091426.655</text:p>
              </table:table-cell>
              <table:table-cell office:value-type="float" office:value="9.14511008456427">
                <text:p>9.1451100845642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4746">
                <text:p>4746</text:p>
              </table:table-cell>
              <table:table-cell office:value-type="float" office:value="3.85595456325426">
                <text:p>3.85595456325426</text:p>
              </table:table-cell>
              <table:table-cell office:value-type="float" office:value="344041795240.502">
                <text:p>344041795240.502</text:p>
              </table:table-cell>
              <table:table-cell office:value-type="float" office:value="15.8302276220535">
                <text:p>15.830227622053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4748">
                <text:p>4748</text:p>
              </table:table-cell>
              <table:table-cell office:value-type="float" office:value="3.81696402360318">
                <text:p>3.81696402360318</text:p>
              </table:table-cell>
              <table:table-cell office:value-type="float" office:value="343699041286.864">
                <text:p>343699041286.864</text:p>
              </table:table-cell>
              <table:table-cell office:value-type="float" office:value="5.70397724895851">
                <text:p>5.7039772489585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4750">
                <text:p>4750</text:p>
              </table:table-cell>
              <table:table-cell office:value-type="float" office:value="1.03927573162254">
                <text:p>1.03927573162254</text:p>
              </table:table-cell>
              <table:table-cell office:value-type="float" office:value="343356828370.517">
                <text:p>343356828370.517</text:p>
              </table:table-cell>
              <table:table-cell office:value-type="float" office:value="19.1942709777979">
                <text:p>19.194270977797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752">
                <text:p>4752</text:p>
              </table:table-cell>
              <table:table-cell office:value-type="float" office:value="5.45982265405295">
                <text:p>5.45982265405295</text:p>
              </table:table-cell>
              <table:table-cell office:value-type="float" office:value="343015155281.452">
                <text:p>343015155281.452</text:p>
              </table:table-cell>
              <table:table-cell office:value-type="float" office:value="1.00811296154683">
                <text:p>1.0081129615468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754">
                <text:p>4754</text:p>
              </table:table-cell>
              <table:table-cell office:value-type="float" office:value="6.64048933739743">
                <text:p>6.64048933739743</text:p>
              </table:table-cell>
              <table:table-cell office:value-type="float" office:value="342674020843.771">
                <text:p>342674020843.771</text:p>
              </table:table-cell>
              <table:table-cell office:value-type="float" office:value="5.50438458425088">
                <text:p>5.5043845842508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56">
                <text:p>4756</text:p>
              </table:table-cell>
              <table:table-cell office:value-type="float" office:value="3.58571543093118">
                <text:p>3.58571543093118</text:p>
              </table:table-cell>
              <table:table-cell office:value-type="float" office:value="342333423862.485">
                <text:p>342333423862.485</text:p>
              </table:table-cell>
              <table:table-cell office:value-type="float" office:value="23.4646864685996">
                <text:p>23.464686468599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758">
                <text:p>4758</text:p>
              </table:table-cell>
              <table:table-cell office:value-type="float" office:value="0.829309552854125">
                <text:p>0.829309552854125</text:p>
              </table:table-cell>
              <table:table-cell office:value-type="float" office:value="341993363151.079">
                <text:p>341993363151.079</text:p>
              </table:table-cell>
              <table:table-cell office:value-type="float" office:value="17.1876234705519">
                <text:p>17.187623470551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760">
                <text:p>4760</text:p>
              </table:table-cell>
              <table:table-cell office:value-type="float" office:value="0.0128602684798989">
                <text:p>0.0128602684798989</text:p>
              </table:table-cell>
              <table:table-cell office:value-type="float" office:value="341653837523.848">
                <text:p>341653837523.848</text:p>
              </table:table-cell>
              <table:table-cell office:value-type="float" office:value="1.5580518325062">
                <text:p>1.558051832506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762">
                <text:p>4762</text:p>
              </table:table-cell>
              <table:table-cell office:value-type="float" office:value="6.58888533593345">
                <text:p>6.58888533593345</text:p>
              </table:table-cell>
              <table:table-cell office:value-type="float" office:value="341314845793.773">
                <text:p>341314845793.773</text:p>
              </table:table-cell>
              <table:table-cell office:value-type="float" office:value="11.0778306951424">
                <text:p>11.077830695142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764">
                <text:p>4764</text:p>
              </table:table-cell>
              <table:table-cell office:value-type="float" office:value="1.60983400486769">
                <text:p>1.60983400486769</text:p>
              </table:table-cell>
              <table:table-cell office:value-type="float" office:value="340976386809.105">
                <text:p>340976386809.105</text:p>
              </table:table-cell>
              <table:table-cell office:value-type="float" office:value="7.20222430884151">
                <text:p>7.2022243088415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766">
                <text:p>4766</text:p>
              </table:table-cell>
              <table:table-cell office:value-type="float" office:value="7.28068392321161">
                <text:p>7.28068392321161</text:p>
              </table:table-cell>
              <table:table-cell office:value-type="float" office:value="340638459370.738">
                <text:p>340638459370.738</text:p>
              </table:table-cell>
              <table:table-cell office:value-type="float" office:value="5.57673976904719">
                <text:p>5.5767397690471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768">
                <text:p>4768</text:p>
              </table:table-cell>
              <table:table-cell office:value-type="float" office:value="4.4316564790608">
                <text:p>4.4316564790608</text:p>
              </table:table-cell>
              <table:table-cell office:value-type="float" office:value="340301062328.559">
                <text:p>340301062328.559</text:p>
              </table:table-cell>
              <table:table-cell office:value-type="float" office:value="37.9540135066035">
                <text:p>37.954013506603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770">
                <text:p>4770</text:p>
              </table:table-cell>
              <table:table-cell office:value-type="float" office:value="0.66969457489569">
                <text:p>0.66969457489569</text:p>
              </table:table-cell>
              <table:table-cell office:value-type="float" office:value="339964194511.621">
                <text:p>339964194511.621</text:p>
              </table:table-cell>
              <table:table-cell office:value-type="float" office:value="7.3495100261033">
                <text:p>7.3495100261033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772">
                <text:p>4772</text:p>
              </table:table-cell>
              <table:table-cell office:value-type="float" office:value="7.76355575124524">
                <text:p>7.76355575124524</text:p>
              </table:table-cell>
              <table:table-cell office:value-type="float" office:value="339627854758.197">
                <text:p>339627854758.197</text:p>
              </table:table-cell>
              <table:table-cell office:value-type="float" office:value="3.91445460400386">
                <text:p>3.91445460400386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774">
                <text:p>4774</text:p>
              </table:table-cell>
              <table:table-cell office:value-type="float" office:value="0.458456580092116">
                <text:p>0.458456580092116</text:p>
              </table:table-cell>
              <table:table-cell office:value-type="float" office:value="339292041891.827">
                <text:p>339292041891.827</text:p>
              </table:table-cell>
              <table:table-cell office:value-type="float" office:value="0.337460147278034">
                <text:p>0.337460147278034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4776">
                <text:p>4776</text:p>
              </table:table-cell>
              <table:table-cell office:value-type="float" office:value="2.89203014207912">
                <text:p>2.89203014207912</text:p>
              </table:table-cell>
              <table:table-cell office:value-type="float" office:value="338956754782.381">
                <text:p>338956754782.381</text:p>
              </table:table-cell>
              <table:table-cell office:value-type="float" office:value="8.97536452987121">
                <text:p>8.97536452987121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4778">
                <text:p>4778</text:p>
              </table:table-cell>
              <table:table-cell office:value-type="float" office:value="3.57424991755606">
                <text:p>3.57424991755606</text:p>
              </table:table-cell>
              <table:table-cell office:value-type="float" office:value="338621992264.77">
                <text:p>338621992264.77</text:p>
              </table:table-cell>
              <table:table-cell office:value-type="float" office:value="9.10651884927667">
                <text:p>9.1065188492766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4780">
                <text:p>4780</text:p>
              </table:table-cell>
              <table:table-cell office:value-type="float" office:value="8.90184246947271">
                <text:p>8.90184246947271</text:p>
              </table:table-cell>
              <table:table-cell office:value-type="float" office:value="338287753176.967">
                <text:p>338287753176.967</text:p>
              </table:table-cell>
              <table:table-cell office:value-type="float" office:value="3.15255291151117">
                <text:p>3.1525529115111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4782">
                <text:p>4782</text:p>
              </table:table-cell>
              <table:table-cell office:value-type="float" office:value="17.2696737073752">
                <text:p>17.2696737073752</text:p>
              </table:table-cell>
              <table:table-cell office:value-type="float" office:value="337954036424.309">
                <text:p>337954036424.309</text:p>
              </table:table-cell>
              <table:table-cell office:value-type="float" office:value="3.49856618351787">
                <text:p>3.49856618351787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4784">
                <text:p>4784</text:p>
              </table:table-cell>
              <table:table-cell office:value-type="float" office:value="3.7964147166345">
                <text:p>3.7964147166345</text:p>
              </table:table-cell>
              <table:table-cell office:value-type="float" office:value="337620840780.87">
                <text:p>337620840780.87</text:p>
              </table:table-cell>
              <table:table-cell office:value-type="float" office:value="22.5386476209106">
                <text:p>22.538647620910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4786">
                <text:p>4786</text:p>
              </table:table-cell>
              <table:table-cell office:value-type="float" office:value="13.6813431238869">
                <text:p>13.6813431238869</text:p>
              </table:table-cell>
              <table:table-cell office:value-type="float" office:value="337288165166.695">
                <text:p>337288165166.695</text:p>
              </table:table-cell>
              <table:table-cell office:value-type="float" office:value="9.98355942154664">
                <text:p>9.98355942154664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4788">
                <text:p>4788</text:p>
              </table:table-cell>
              <table:table-cell office:value-type="float" office:value="4.89357362012031">
                <text:p>4.89357362012031</text:p>
              </table:table-cell>
              <table:table-cell office:value-type="float" office:value="336956008448.769">
                <text:p>336956008448.769</text:p>
              </table:table-cell>
              <table:table-cell office:value-type="float" office:value="17.8163446437733">
                <text:p>17.816344643773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4790">
                <text:p>4790</text:p>
              </table:table-cell>
              <table:table-cell office:value-type="float" office:value="4.2373728429837">
                <text:p>4.2373728429837</text:p>
              </table:table-cell>
              <table:table-cell office:value-type="float" office:value="336624369469.969">
                <text:p>336624369469.969</text:p>
              </table:table-cell>
              <table:table-cell office:value-type="float" office:value="11.470740057633">
                <text:p>11.47074005763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4792">
                <text:p>4792</text:p>
              </table:table-cell>
              <table:table-cell office:value-type="float" office:value="0.425956739198746">
                <text:p>0.425956739198746</text:p>
              </table:table-cell>
              <table:table-cell office:value-type="float" office:value="336293247113.409">
                <text:p>336293247113.409</text:p>
              </table:table-cell>
              <table:table-cell office:value-type="float" office:value="0.152515327724281">
                <text:p>0.152515327724281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4794">
                <text:p>4794</text:p>
              </table:table-cell>
              <table:table-cell office:value-type="float" office:value="9.57593160464785">
                <text:p>9.57593160464785</text:p>
              </table:table-cell>
              <table:table-cell office:value-type="float" office:value="335962640251.3">
                <text:p>335962640251.3</text:p>
              </table:table-cell>
              <table:table-cell office:value-type="float" office:value="3.15383804024884">
                <text:p>3.1538380402488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4796">
                <text:p>4796</text:p>
              </table:table-cell>
              <table:table-cell office:value-type="float" office:value="0.0507466690196387">
                <text:p>0.0507466690196387</text:p>
              </table:table-cell>
              <table:table-cell office:value-type="float" office:value="335632547737.951">
                <text:p>335632547737.951</text:p>
              </table:table-cell>
              <table:table-cell office:value-type="float" office:value="32.9554370225976">
                <text:p>32.9554370225976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4798">
                <text:p>4798</text:p>
              </table:table-cell>
              <table:table-cell office:value-type="float" office:value="7.19190552973308">
                <text:p>7.19190552973308</text:p>
              </table:table-cell>
              <table:table-cell office:value-type="float" office:value="335302968488.051">
                <text:p>335302968488.051</text:p>
              </table:table-cell>
              <table:table-cell office:value-type="float" office:value="28.8232413735152">
                <text:p>28.823241373515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4800">
                <text:p>4800</text:p>
              </table:table-cell>
              <table:table-cell office:value-type="float" office:value="3.67964788287541">
                <text:p>3.67964788287541</text:p>
              </table:table-cell>
              <table:table-cell office:value-type="float" office:value="334973901351.709">
                <text:p>334973901351.709</text:p>
              </table:table-cell>
              <table:table-cell office:value-type="float" office:value="9.68248177065238">
                <text:p>9.6824817706523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4802">
                <text:p>4802</text:p>
              </table:table-cell>
              <table:table-cell office:value-type="float" office:value="0.256831830143763">
                <text:p>0.256831830143763</text:p>
              </table:table-cell>
              <table:table-cell office:value-type="float" office:value="334645345248.873">
                <text:p>334645345248.873</text:p>
              </table:table-cell>
              <table:table-cell office:value-type="float" office:value="8.87504615496636">
                <text:p>8.87504615496636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4804">
                <text:p>4804</text:p>
              </table:table-cell>
              <table:table-cell office:value-type="float" office:value="5.04300691023782">
                <text:p>5.04300691023782</text:p>
              </table:table-cell>
              <table:table-cell office:value-type="float" office:value="334317299032.146">
                <text:p>334317299032.146</text:p>
              </table:table-cell>
              <table:table-cell office:value-type="float" office:value="4.91297656403802">
                <text:p>4.9129765640380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4806">
                <text:p>4806</text:p>
              </table:table-cell>
              <table:table-cell office:value-type="float" office:value="0.885802423129528">
                <text:p>0.885802423129528</text:p>
              </table:table-cell>
              <table:table-cell office:value-type="float" office:value="333989761634.891">
                <text:p>333989761634.891</text:p>
              </table:table-cell>
              <table:table-cell office:value-type="float" office:value="28.8234810724138">
                <text:p>28.8234810724138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4808">
                <text:p>4808</text:p>
              </table:table-cell>
              <table:table-cell office:value-type="float" office:value="31.4168936280365">
                <text:p>31.4168936280365</text:p>
              </table:table-cell>
              <table:table-cell office:value-type="float" office:value="333662731954.914">
                <text:p>333662731954.914</text:p>
              </table:table-cell>
              <table:table-cell office:value-type="float" office:value="10.0562473872555">
                <text:p>10.0562473872555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810">
                <text:p>4810</text:p>
              </table:table-cell>
              <table:table-cell office:value-type="float" office:value="3.51527512544401">
                <text:p>3.51527512544401</text:p>
              </table:table-cell>
              <table:table-cell office:value-type="float" office:value="333336208803.284">
                <text:p>333336208803.284</text:p>
              </table:table-cell>
              <table:table-cell office:value-type="float" office:value="14.1030926309298">
                <text:p>14.1030926309298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4812">
                <text:p>4812</text:p>
              </table:table-cell>
              <table:table-cell office:value-type="float" office:value="3.76553388066025">
                <text:p>3.76553388066025</text:p>
              </table:table-cell>
              <table:table-cell office:value-type="float" office:value="333010191188.506">
                <text:p>333010191188.506</text:p>
              </table:table-cell>
              <table:table-cell office:value-type="float" office:value="47.6511100179955">
                <text:p>47.651110017995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814">
                <text:p>4814</text:p>
              </table:table-cell>
              <table:table-cell office:value-type="float" office:value="3.78689805568545">
                <text:p>3.78689805568545</text:p>
              </table:table-cell>
              <table:table-cell office:value-type="float" office:value="332684677958.282">
                <text:p>332684677958.282</text:p>
              </table:table-cell>
              <table:table-cell office:value-type="float" office:value="9.87995473235927">
                <text:p>9.87995473235927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4816">
                <text:p>4816</text:p>
              </table:table-cell>
              <table:table-cell office:value-type="float" office:value="7.2357336842094">
                <text:p>7.2357336842094</text:p>
              </table:table-cell>
              <table:table-cell office:value-type="float" office:value="332359668038.64">
                <text:p>332359668038.64</text:p>
              </table:table-cell>
              <table:table-cell office:value-type="float" office:value="5.41670639607736">
                <text:p>5.4167063960773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4818">
                <text:p>4818</text:p>
              </table:table-cell>
              <table:table-cell office:value-type="float" office:value="0.959707839880978">
                <text:p>0.959707839880978</text:p>
              </table:table-cell>
              <table:table-cell office:value-type="float" office:value="332035160351.767">
                <text:p>332035160351.767</text:p>
              </table:table-cell>
              <table:table-cell office:value-type="float" office:value="3.66738608700257">
                <text:p>3.6673860870025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4820">
                <text:p>4820</text:p>
              </table:table-cell>
              <table:table-cell office:value-type="float" office:value="2.08325681969114">
                <text:p>2.08325681969114</text:p>
              </table:table-cell>
              <table:table-cell office:value-type="float" office:value="331711153784.723">
                <text:p>331711153784.723</text:p>
              </table:table-cell>
              <table:table-cell office:value-type="float" office:value="27.351991317787">
                <text:p>27.351991317787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4822">
                <text:p>4822</text:p>
              </table:table-cell>
              <table:table-cell office:value-type="float" office:value="2.143364606688">
                <text:p>2.143364606688</text:p>
              </table:table-cell>
              <table:table-cell office:value-type="float" office:value="331387647277.832">
                <text:p>331387647277.832</text:p>
              </table:table-cell>
              <table:table-cell office:value-type="float" office:value="8.96699266921956">
                <text:p>8.96699266921956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4824">
                <text:p>4824</text:p>
              </table:table-cell>
              <table:table-cell office:value-type="float" office:value="10.2740566694197">
                <text:p>10.2740566694197</text:p>
              </table:table-cell>
              <table:table-cell office:value-type="float" office:value="331064639727.017">
                <text:p>331064639727.017</text:p>
              </table:table-cell>
              <table:table-cell office:value-type="float" office:value="21.6200495606164">
                <text:p>21.6200495606164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4826">
                <text:p>4826</text:p>
              </table:table-cell>
              <table:table-cell office:value-type="float" office:value="9.28620828998936">
                <text:p>9.28620828998936</text:p>
              </table:table-cell>
              <table:table-cell office:value-type="float" office:value="330742130105.546">
                <text:p>330742130105.546</text:p>
              </table:table-cell>
              <table:table-cell office:value-type="float" office:value="6.10197967628705">
                <text:p>6.1019796762870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828">
                <text:p>4828</text:p>
              </table:table-cell>
              <table:table-cell office:value-type="float" office:value="6.0257520982256">
                <text:p>6.0257520982256</text:p>
              </table:table-cell>
              <table:table-cell office:value-type="float" office:value="330420117276.307">
                <text:p>330420117276.307</text:p>
              </table:table-cell>
              <table:table-cell office:value-type="float" office:value="14.7146211383598">
                <text:p>14.714621138359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4830">
                <text:p>4830</text:p>
              </table:table-cell>
              <table:table-cell office:value-type="float" office:value="3.15726702460773">
                <text:p>3.15726702460773</text:p>
              </table:table-cell>
              <table:table-cell office:value-type="float" office:value="330098600196.628">
                <text:p>330098600196.628</text:p>
              </table:table-cell>
              <table:table-cell office:value-type="float" office:value="4.47897165060607">
                <text:p>4.47897165060607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832">
                <text:p>4832</text:p>
              </table:table-cell>
              <table:table-cell office:value-type="float" office:value="7.94666540713265">
                <text:p>7.94666540713265</text:p>
              </table:table-cell>
              <table:table-cell office:value-type="float" office:value="329777577801.204">
                <text:p>329777577801.204</text:p>
              </table:table-cell>
              <table:table-cell office:value-type="float" office:value="21.9460282156458">
                <text:p>21.946028215645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4834">
                <text:p>4834</text:p>
              </table:table-cell>
              <table:table-cell office:value-type="float" office:value="3.23866974241277">
                <text:p>3.23866974241277</text:p>
              </table:table-cell>
              <table:table-cell office:value-type="float" office:value="329457049031.84">
                <text:p>329457049031.84</text:p>
              </table:table-cell>
              <table:table-cell office:value-type="float" office:value="22.0965263559905">
                <text:p>22.096526355990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4836">
                <text:p>4836</text:p>
              </table:table-cell>
              <table:table-cell office:value-type="float" office:value="3.78124850172161">
                <text:p>3.78124850172161</text:p>
              </table:table-cell>
              <table:table-cell office:value-type="float" office:value="329137012815.279">
                <text:p>329137012815.279</text:p>
              </table:table-cell>
              <table:table-cell office:value-type="float" office:value="9.8407553997767">
                <text:p>9.8407553997767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4838">
                <text:p>4838</text:p>
              </table:table-cell>
              <table:table-cell office:value-type="float" office:value="3.07129877412031">
                <text:p>3.07129877412031</text:p>
              </table:table-cell>
              <table:table-cell office:value-type="float" office:value="328817468105.664">
                <text:p>328817468105.664</text:p>
              </table:table-cell>
              <table:table-cell office:value-type="float" office:value="14.0679433159191">
                <text:p>14.067943315919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4840">
                <text:p>4840</text:p>
              </table:table-cell>
              <table:table-cell office:value-type="float" office:value="2.57093360939087">
                <text:p>2.57093360939087</text:p>
              </table:table-cell>
              <table:table-cell office:value-type="float" office:value="328498413826.148">
                <text:p>328498413826.148</text:p>
              </table:table-cell>
              <table:table-cell office:value-type="float" office:value="4.5758293899625">
                <text:p>4.5758293899625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4842">
                <text:p>4842</text:p>
              </table:table-cell>
              <table:table-cell office:value-type="float" office:value="0.186148094758941">
                <text:p>0.186148094758941</text:p>
              </table:table-cell>
              <table:table-cell office:value-type="float" office:value="328179848948.031">
                <text:p>328179848948.031</text:p>
              </table:table-cell>
              <table:table-cell office:value-type="float" office:value="0.156572771465175">
                <text:p>0.15657277146517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4844">
                <text:p>4844</text:p>
              </table:table-cell>
              <table:table-cell office:value-type="float" office:value="4.64174077991699">
                <text:p>4.64174077991699</text:p>
              </table:table-cell>
              <table:table-cell office:value-type="float" office:value="327861772410.813">
                <text:p>327861772410.813</text:p>
              </table:table-cell>
              <table:table-cell office:value-type="float" office:value="20.784426683502">
                <text:p>20.78442668350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4846">
                <text:p>4846</text:p>
              </table:table-cell>
              <table:table-cell office:value-type="float" office:value="6.42258709541718">
                <text:p>6.42258709541718</text:p>
              </table:table-cell>
              <table:table-cell office:value-type="float" office:value="327544183144.043">
                <text:p>327544183144.043</text:p>
              </table:table-cell>
              <table:table-cell office:value-type="float" office:value="25.0398084770184">
                <text:p>25.039808477018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48">
                <text:p>4848</text:p>
              </table:table-cell>
              <table:table-cell office:value-type="float" office:value="1.97600364437562">
                <text:p>1.97600364437562</text:p>
              </table:table-cell>
              <table:table-cell office:value-type="float" office:value="327227080150.614">
                <text:p>327227080150.614</text:p>
              </table:table-cell>
              <table:table-cell office:value-type="float" office:value="12.4130268601991">
                <text:p>12.4130268601991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850">
                <text:p>4850</text:p>
              </table:table-cell>
              <table:table-cell office:value-type="float" office:value="3.11851902666094">
                <text:p>3.11851902666094</text:p>
              </table:table-cell>
              <table:table-cell office:value-type="float" office:value="326910462363.857">
                <text:p>326910462363.857</text:p>
              </table:table-cell>
              <table:table-cell office:value-type="float" office:value="23.5298174501129">
                <text:p>23.529817450112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852">
                <text:p>4852</text:p>
              </table:table-cell>
              <table:table-cell office:value-type="float" office:value="3.56996930616011">
                <text:p>3.56996930616011</text:p>
              </table:table-cell>
              <table:table-cell office:value-type="float" office:value="326594328736.083">
                <text:p>326594328736.083</text:p>
              </table:table-cell>
              <table:table-cell office:value-type="float" office:value="6.75025234880559">
                <text:p>6.7502523488055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854">
                <text:p>4854</text:p>
              </table:table-cell>
              <table:table-cell office:value-type="float" office:value="2.89052932695986">
                <text:p>2.89052932695986</text:p>
              </table:table-cell>
              <table:table-cell office:value-type="float" office:value="326278678256.479">
                <text:p>326278678256.479</text:p>
              </table:table-cell>
              <table:table-cell office:value-type="float" office:value="4.27765202291018">
                <text:p>4.27765202291018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856">
                <text:p>4856</text:p>
              </table:table-cell>
              <table:table-cell office:value-type="float" office:value="1.91556747687432">
                <text:p>1.91556747687432</text:p>
              </table:table-cell>
              <table:table-cell office:value-type="float" office:value="325963509868.759">
                <text:p>325963509868.759</text:p>
              </table:table-cell>
              <table:table-cell office:value-type="float" office:value="15.2012873494533">
                <text:p>15.2012873494533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858">
                <text:p>4858</text:p>
              </table:table-cell>
              <table:table-cell office:value-type="float" office:value="1.60262301802155">
                <text:p>1.60262301802155</text:p>
              </table:table-cell>
              <table:table-cell office:value-type="float" office:value="325648822563.136">
                <text:p>325648822563.136</text:p>
              </table:table-cell>
              <table:table-cell office:value-type="float" office:value="25.8653200948838">
                <text:p>25.865320094883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860">
                <text:p>4860</text:p>
              </table:table-cell>
              <table:table-cell office:value-type="float" office:value="2.84026634021397">
                <text:p>2.84026634021397</text:p>
              </table:table-cell>
              <table:table-cell office:value-type="float" office:value="325334615296.119">
                <text:p>325334615296.119</text:p>
              </table:table-cell>
              <table:table-cell office:value-type="float" office:value="9.37365380463498">
                <text:p>9.37365380463498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862">
                <text:p>4862</text:p>
              </table:table-cell>
              <table:table-cell office:value-type="float" office:value="0.807655849908305">
                <text:p>0.807655849908305</text:p>
              </table:table-cell>
              <table:table-cell office:value-type="float" office:value="325020887061.829">
                <text:p>325020887061.829</text:p>
              </table:table-cell>
              <table:table-cell office:value-type="float" office:value="3.46402235101535">
                <text:p>3.4640223510153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864">
                <text:p>4864</text:p>
              </table:table-cell>
              <table:table-cell office:value-type="float" office:value="3.34819845177362">
                <text:p>3.34819845177362</text:p>
              </table:table-cell>
              <table:table-cell office:value-type="float" office:value="324707636822.148">
                <text:p>324707636822.148</text:p>
              </table:table-cell>
              <table:table-cell office:value-type="float" office:value="6.75500959399669">
                <text:p>6.7550095939966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866">
                <text:p>4866</text:p>
              </table:table-cell>
              <table:table-cell office:value-type="float" office:value="4.06815481209978">
                <text:p>4.06815481209978</text:p>
              </table:table-cell>
              <table:table-cell office:value-type="float" office:value="324394863570.351">
                <text:p>324394863570.351</text:p>
              </table:table-cell>
              <table:table-cell office:value-type="float" office:value="3.25025936032033">
                <text:p>3.2502593603203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868">
                <text:p>4868</text:p>
              </table:table-cell>
              <table:table-cell office:value-type="float" office:value="2.00463213831987">
                <text:p>2.00463213831987</text:p>
              </table:table-cell>
              <table:table-cell office:value-type="float" office:value="324082566291.529">
                <text:p>324082566291.529</text:p>
              </table:table-cell>
              <table:table-cell office:value-type="float" office:value="16.0594343399306">
                <text:p>16.0594343399306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870">
                <text:p>4870</text:p>
              </table:table-cell>
              <table:table-cell office:value-type="float" office:value="0.481064847299628">
                <text:p>0.481064847299628</text:p>
              </table:table-cell>
              <table:table-cell office:value-type="float" office:value="323770743959.712">
                <text:p>323770743959.712</text:p>
              </table:table-cell>
              <table:table-cell office:value-type="float" office:value="18.0518616244657">
                <text:p>18.0518616244657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872">
                <text:p>4872</text:p>
              </table:table-cell>
              <table:table-cell office:value-type="float" office:value="4.13985135004205">
                <text:p>4.13985135004205</text:p>
              </table:table-cell>
              <table:table-cell office:value-type="float" office:value="323459395583.252">
                <text:p>323459395583.252</text:p>
              </table:table-cell>
              <table:table-cell office:value-type="float" office:value="47.6517673062051">
                <text:p>47.6517673062051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4874">
                <text:p>4874</text:p>
              </table:table-cell>
              <table:table-cell office:value-type="float" office:value="0.180430788877211">
                <text:p>0.180430788877211</text:p>
              </table:table-cell>
              <table:table-cell office:value-type="float" office:value="323148520150.71">
                <text:p>323148520150.71</text:p>
              </table:table-cell>
              <table:table-cell office:value-type="float" office:value="1.50041462156345">
                <text:p>1.5004146215634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4876">
                <text:p>4876</text:p>
              </table:table-cell>
              <table:table-cell office:value-type="float" office:value="1.43090275700056">
                <text:p>1.43090275700056</text:p>
              </table:table-cell>
              <table:table-cell office:value-type="float" office:value="322838116649.778">
                <text:p>322838116649.778</text:p>
              </table:table-cell>
              <table:table-cell office:value-type="float" office:value="7.32541208542338">
                <text:p>7.325412085423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4878">
                <text:p>4878</text:p>
              </table:table-cell>
              <table:table-cell office:value-type="float" office:value="1.86085038153819">
                <text:p>1.86085038153819</text:p>
              </table:table-cell>
              <table:table-cell office:value-type="float" office:value="322528184087.019">
                <text:p>322528184087.019</text:p>
              </table:table-cell>
              <table:table-cell office:value-type="float" office:value="1.37375305214324">
                <text:p>1.37375305214324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4880">
                <text:p>4880</text:p>
              </table:table-cell>
              <table:table-cell office:value-type="float" office:value="1.49501927908626">
                <text:p>1.49501927908626</text:p>
              </table:table-cell>
              <table:table-cell office:value-type="float" office:value="322218721453.802">
                <text:p>322218721453.802</text:p>
              </table:table-cell>
              <table:table-cell office:value-type="float" office:value="8.62499463330467">
                <text:p>8.6249946333046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4882">
                <text:p>4882</text:p>
              </table:table-cell>
              <table:table-cell office:value-type="float" office:value="2.59835064526082">
                <text:p>2.59835064526082</text:p>
              </table:table-cell>
              <table:table-cell office:value-type="float" office:value="321909727767.804">
                <text:p>321909727767.804</text:p>
              </table:table-cell>
              <table:table-cell office:value-type="float" office:value="19.5523918544029">
                <text:p>19.552391854402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4884">
                <text:p>4884</text:p>
              </table:table-cell>
              <table:table-cell office:value-type="float" office:value="6.45273674283516">
                <text:p>6.45273674283516</text:p>
              </table:table-cell>
              <table:table-cell office:value-type="float" office:value="321601202024.879">
                <text:p>321601202024.879</text:p>
              </table:table-cell>
              <table:table-cell office:value-type="float" office:value="2.954950332584">
                <text:p>2.95495033258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886">
                <text:p>4886</text:p>
              </table:table-cell>
              <table:table-cell office:value-type="float" office:value="0.35913436575043">
                <text:p>0.35913436575043</text:p>
              </table:table-cell>
              <table:table-cell office:value-type="float" office:value="321293143250.41">
                <text:p>321293143250.41</text:p>
              </table:table-cell>
              <table:table-cell office:value-type="float" office:value="9.1624489882711">
                <text:p>9.1624489882711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888">
                <text:p>4888</text:p>
              </table:table-cell>
              <table:table-cell office:value-type="float" office:value="0.266374311532517">
                <text:p>0.266374311532517</text:p>
              </table:table-cell>
              <table:table-cell office:value-type="float" office:value="320985550439.391">
                <text:p>320985550439.391</text:p>
              </table:table-cell>
              <table:table-cell office:value-type="float" office:value="13.3372594392863">
                <text:p>13.337259439286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890">
                <text:p>4890</text:p>
              </table:table-cell>
              <table:table-cell office:value-type="float" office:value="1.1361690844712">
                <text:p>1.1361690844712</text:p>
              </table:table-cell>
              <table:table-cell office:value-type="float" office:value="320678422613.411">
                <text:p>320678422613.411</text:p>
              </table:table-cell>
              <table:table-cell office:value-type="float" office:value="27.2701929145926">
                <text:p>27.270192914592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4892">
                <text:p>4892</text:p>
              </table:table-cell>
              <table:table-cell office:value-type="float" office:value="3.72491184765985">
                <text:p>3.72491184765985</text:p>
              </table:table-cell>
              <table:table-cell office:value-type="float" office:value="320371758800.447">
                <text:p>320371758800.447</text:p>
              </table:table-cell>
              <table:table-cell office:value-type="float" office:value="20.6772828330805">
                <text:p>20.677282833080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4894">
                <text:p>4894</text:p>
              </table:table-cell>
              <table:table-cell office:value-type="float" office:value="2.32520118175334">
                <text:p>2.32520118175334</text:p>
              </table:table-cell>
              <table:table-cell office:value-type="float" office:value="320065557993.331">
                <text:p>320065557993.331</text:p>
              </table:table-cell>
              <table:table-cell office:value-type="float" office:value="22.3150629564558">
                <text:p>22.315062956455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4896">
                <text:p>4896</text:p>
              </table:table-cell>
              <table:table-cell office:value-type="float" office:value="6.14445995897572">
                <text:p>6.14445995897572</text:p>
              </table:table-cell>
              <table:table-cell office:value-type="float" office:value="319759819247.568">
                <text:p>319759819247.568</text:p>
              </table:table-cell>
              <table:table-cell office:value-type="float" office:value="6.74642435342063">
                <text:p>6.7464243534206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4898">
                <text:p>4898</text:p>
              </table:table-cell>
              <table:table-cell office:value-type="float" office:value="17.2412988784963">
                <text:p>17.2412988784963</text:p>
              </table:table-cell>
              <table:table-cell office:value-type="float" office:value="319454541590.348">
                <text:p>319454541590.348</text:p>
              </table:table-cell>
              <table:table-cell office:value-type="float" office:value="8.08497929548758">
                <text:p>8.0849792954875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900">
                <text:p>4900</text:p>
              </table:table-cell>
              <table:table-cell office:value-type="float" office:value="1.95585010771555">
                <text:p>1.95585010771555</text:p>
              </table:table-cell>
              <table:table-cell office:value-type="float" office:value="319149724001.062">
                <text:p>319149724001.062</text:p>
              </table:table-cell>
              <table:table-cell office:value-type="float" office:value="12.0536857409543">
                <text:p>12.0536857409543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902">
                <text:p>4902</text:p>
              </table:table-cell>
              <table:table-cell office:value-type="float" office:value="10.9302777759854">
                <text:p>10.9302777759854</text:p>
              </table:table-cell>
              <table:table-cell office:value-type="float" office:value="318845365575.714">
                <text:p>318845365575.714</text:p>
              </table:table-cell>
              <table:table-cell office:value-type="float" office:value="3.14980265177972">
                <text:p>3.1498026517797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904">
                <text:p>4904</text:p>
              </table:table-cell>
              <table:table-cell office:value-type="float" office:value="0.287700496468348">
                <text:p>0.287700496468348</text:p>
              </table:table-cell>
              <table:table-cell office:value-type="float" office:value="318541465293.71">
                <text:p>318541465293.71</text:p>
              </table:table-cell>
              <table:table-cell office:value-type="float" office:value="0.871104169336931">
                <text:p>0.871104169336931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906">
                <text:p>4906</text:p>
              </table:table-cell>
              <table:table-cell office:value-type="float" office:value="3.18702505465651">
                <text:p>3.18702505465651</text:p>
              </table:table-cell>
              <table:table-cell office:value-type="float" office:value="318238022228.123">
                <text:p>318238022228.123</text:p>
              </table:table-cell>
              <table:table-cell office:value-type="float" office:value="7.73196026961919">
                <text:p>7.7319602696191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4908">
                <text:p>4908</text:p>
              </table:table-cell>
              <table:table-cell office:value-type="float" office:value="3.47349475973463">
                <text:p>3.47349475973463</text:p>
              </table:table-cell>
              <table:table-cell office:value-type="float" office:value="317935035395.123">
                <text:p>317935035395.123</text:p>
              </table:table-cell>
              <table:table-cell office:value-type="float" office:value="9.84816874354195">
                <text:p>9.8481687435419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4910">
                <text:p>4910</text:p>
              </table:table-cell>
              <table:table-cell office:value-type="float" office:value="2.07084914480528">
                <text:p>2.07084914480528</text:p>
              </table:table-cell>
              <table:table-cell office:value-type="float" office:value="317632503867.146">
                <text:p>317632503867.146</text:p>
              </table:table-cell>
              <table:table-cell office:value-type="float" office:value="12.5625475393429">
                <text:p>12.5625475393429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4912">
                <text:p>4912</text:p>
              </table:table-cell>
              <table:table-cell office:value-type="float" office:value="2.76252082916334">
                <text:p>2.76252082916334</text:p>
              </table:table-cell>
              <table:table-cell office:value-type="float" office:value="317330426657.289">
                <text:p>317330426657.289</text:p>
              </table:table-cell>
              <table:table-cell office:value-type="float" office:value="25.1141539589401">
                <text:p>25.114153958940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4914">
                <text:p>4914</text:p>
              </table:table-cell>
              <table:table-cell office:value-type="float" office:value="0.525696957642823">
                <text:p>0.525696957642823</text:p>
              </table:table-cell>
              <table:table-cell office:value-type="float" office:value="317028802827.405">
                <text:p>317028802827.405</text:p>
              </table:table-cell>
              <table:table-cell office:value-type="float" office:value="4.47642146223845">
                <text:p>4.4764214622384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4916">
                <text:p>4916</text:p>
              </table:table-cell>
              <table:table-cell office:value-type="float" office:value="98.6998195696663">
                <text:p>98.6998195696663</text:p>
              </table:table-cell>
              <table:table-cell office:value-type="float" office:value="316727631324.136">
                <text:p>316727631324.136</text:p>
              </table:table-cell>
              <table:table-cell office:value-type="float" office:value="7.33358614091043">
                <text:p>7.3335861409104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4918">
                <text:p>4918</text:p>
              </table:table-cell>
              <table:table-cell office:value-type="float" office:value="3.22914593924994">
                <text:p>3.22914593924994</text:p>
              </table:table-cell>
              <table:table-cell office:value-type="float" office:value="316426911492.115">
                <text:p>316426911492.115</text:p>
              </table:table-cell>
              <table:table-cell office:value-type="float" office:value="1.61846004226987">
                <text:p>1.61846004226987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4920">
                <text:p>4920</text:p>
              </table:table-cell>
              <table:table-cell office:value-type="float" office:value="5.74604663871215">
                <text:p>5.74604663871215</text:p>
              </table:table-cell>
              <table:table-cell office:value-type="float" office:value="316126642115.479">
                <text:p>316126642115.479</text:p>
              </table:table-cell>
              <table:table-cell office:value-type="float" office:value="24.5111730994328">
                <text:p>24.511173099432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4922">
                <text:p>4922</text:p>
              </table:table-cell>
              <table:table-cell office:value-type="float" office:value="7.98954382611962">
                <text:p>7.98954382611962</text:p>
              </table:table-cell>
              <table:table-cell office:value-type="float" office:value="315826822296.522">
                <text:p>315826822296.522</text:p>
              </table:table-cell>
              <table:table-cell office:value-type="float" office:value="7.63859392981268">
                <text:p>7.6385939298126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4924">
                <text:p>4924</text:p>
              </table:table-cell>
              <table:table-cell office:value-type="float" office:value="3.57159547481734">
                <text:p>3.57159547481734</text:p>
              </table:table-cell>
              <table:table-cell office:value-type="float" office:value="315527451158.692">
                <text:p>315527451158.692</text:p>
              </table:table-cell>
              <table:table-cell office:value-type="float" office:value="1.39828635591903">
                <text:p>1.3982863559190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4926">
                <text:p>4926</text:p>
              </table:table-cell>
              <table:table-cell office:value-type="float" office:value="13.0989450472547">
                <text:p>13.0989450472547</text:p>
              </table:table-cell>
              <table:table-cell office:value-type="float" office:value="315228527731.168">
                <text:p>315228527731.168</text:p>
              </table:table-cell>
              <table:table-cell office:value-type="float" office:value="29.2195185891865">
                <text:p>29.219518589186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4928">
                <text:p>4928</text:p>
              </table:table-cell>
              <table:table-cell office:value-type="float" office:value="1.9507046131673">
                <text:p>1.9507046131673</text:p>
              </table:table-cell>
              <table:table-cell office:value-type="float" office:value="314930051079.451">
                <text:p>314930051079.451</text:p>
              </table:table-cell>
              <table:table-cell office:value-type="float" office:value="11.5638004376515">
                <text:p>11.563800437651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4930">
                <text:p>4930</text:p>
              </table:table-cell>
              <table:table-cell office:value-type="float" office:value="1.02713067928844">
                <text:p>1.02713067928844</text:p>
              </table:table-cell>
              <table:table-cell office:value-type="float" office:value="314632020271.742">
                <text:p>314632020271.742</text:p>
              </table:table-cell>
              <table:table-cell office:value-type="float" office:value="1.11933118682106">
                <text:p>1.11933118682106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4932">
                <text:p>4932</text:p>
              </table:table-cell>
              <table:table-cell office:value-type="float" office:value="2.73399679464656">
                <text:p>2.73399679464656</text:p>
              </table:table-cell>
              <table:table-cell office:value-type="float" office:value="314334434382.77">
                <text:p>314334434382.77</text:p>
              </table:table-cell>
              <table:table-cell office:value-type="float" office:value="24.4067627427569">
                <text:p>24.406762742756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4934">
                <text:p>4934</text:p>
              </table:table-cell>
              <table:table-cell office:value-type="float" office:value="2.04259700237662">
                <text:p>2.04259700237662</text:p>
              </table:table-cell>
              <table:table-cell office:value-type="float" office:value="314037292482.254">
                <text:p>314037292482.254</text:p>
              </table:table-cell>
              <table:table-cell office:value-type="float" office:value="12.3804182189282">
                <text:p>12.380418218928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4936">
                <text:p>4936</text:p>
              </table:table-cell>
              <table:table-cell office:value-type="float" office:value="2.13655080370612">
                <text:p>2.13655080370612</text:p>
              </table:table-cell>
              <table:table-cell office:value-type="float" office:value="313740593652.143">
                <text:p>313740593652.143</text:p>
              </table:table-cell>
              <table:table-cell office:value-type="float" office:value="9.10082542121365">
                <text:p>9.1008254212136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4938">
                <text:p>4938</text:p>
              </table:table-cell>
              <table:table-cell office:value-type="float" office:value="10.9478107974616">
                <text:p>10.9478107974616</text:p>
              </table:table-cell>
              <table:table-cell office:value-type="float" office:value="313444336970.546">
                <text:p>313444336970.546</text:p>
              </table:table-cell>
              <table:table-cell office:value-type="float" office:value="2.05088094194851">
                <text:p>2.0508809419485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4940">
                <text:p>4940</text:p>
              </table:table-cell>
              <table:table-cell office:value-type="float" office:value="5.74077024758787">
                <text:p>5.74077024758787</text:p>
              </table:table-cell>
              <table:table-cell office:value-type="float" office:value="313148521497.246">
                <text:p>313148521497.246</text:p>
              </table:table-cell>
              <table:table-cell office:value-type="float" office:value="4.86919910934801">
                <text:p>4.86919910934801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4942">
                <text:p>4942</text:p>
              </table:table-cell>
              <table:table-cell office:value-type="float" office:value="3.18074707931889">
                <text:p>3.18074707931889</text:p>
              </table:table-cell>
              <table:table-cell office:value-type="float" office:value="312853146294.686">
                <text:p>312853146294.686</text:p>
              </table:table-cell>
              <table:table-cell office:value-type="float" office:value="17.5417048539591">
                <text:p>17.541704853959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4944">
                <text:p>4944</text:p>
              </table:table-cell>
              <table:table-cell office:value-type="float" office:value="1.49399680369338">
                <text:p>1.49399680369338</text:p>
              </table:table-cell>
              <table:table-cell office:value-type="float" office:value="312558210561.271">
                <text:p>312558210561.271</text:p>
              </table:table-cell>
              <table:table-cell office:value-type="float" office:value="14.359632976249">
                <text:p>14.35963297624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4946">
                <text:p>4946</text:p>
              </table:table-cell>
              <table:table-cell office:value-type="float" office:value="0.041000650228119">
                <text:p>0.041000650228119</text:p>
              </table:table-cell>
              <table:table-cell office:value-type="float" office:value="312263713273.146">
                <text:p>312263713273.146</text:p>
              </table:table-cell>
              <table:table-cell office:value-type="float" office:value="9.18918376431556">
                <text:p>9.1891837643155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4948">
                <text:p>4948</text:p>
              </table:table-cell>
              <table:table-cell office:value-type="float" office:value="1.83020280697365">
                <text:p>1.83020280697365</text:p>
              </table:table-cell>
              <table:table-cell office:value-type="float" office:value="311969653550.108">
                <text:p>311969653550.108</text:p>
              </table:table-cell>
              <table:table-cell office:value-type="float" office:value="10.0685807629266">
                <text:p>10.068580762926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4950">
                <text:p>4950</text:p>
              </table:table-cell>
              <table:table-cell office:value-type="float" office:value="3.42554974872692">
                <text:p>3.42554974872692</text:p>
              </table:table-cell>
              <table:table-cell office:value-type="float" office:value="311676030487.551">
                <text:p>311676030487.551</text:p>
              </table:table-cell>
              <table:table-cell office:value-type="float" office:value="0.705189983167975">
                <text:p>0.70518998316797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4952">
                <text:p>4952</text:p>
              </table:table-cell>
              <table:table-cell office:value-type="float" office:value="2.23892092319632">
                <text:p>2.23892092319632</text:p>
              </table:table-cell>
              <table:table-cell office:value-type="float" office:value="311382843191.63">
                <text:p>311382843191.63</text:p>
              </table:table-cell>
              <table:table-cell office:value-type="float" office:value="53.7416131315305">
                <text:p>53.741613131530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4954">
                <text:p>4954</text:p>
              </table:table-cell>
              <table:table-cell office:value-type="float" office:value="4.8498618525179">
                <text:p>4.8498618525179</text:p>
              </table:table-cell>
              <table:table-cell office:value-type="float" office:value="311090090740.838">
                <text:p>311090090740.838</text:p>
              </table:table-cell>
              <table:table-cell office:value-type="float" office:value="21.7853483300965">
                <text:p>21.785348330096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4956">
                <text:p>4956</text:p>
              </table:table-cell>
              <table:table-cell office:value-type="float" office:value="2.95956264787829">
                <text:p>2.95956264787829</text:p>
              </table:table-cell>
              <table:table-cell office:value-type="float" office:value="310797772248.524">
                <text:p>310797772248.524</text:p>
              </table:table-cell>
              <table:table-cell office:value-type="float" office:value="41.3724661113443">
                <text:p>41.372466111344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4958">
                <text:p>4958</text:p>
              </table:table-cell>
              <table:table-cell office:value-type="float" office:value="21.8422236104679">
                <text:p>21.8422236104679</text:p>
              </table:table-cell>
              <table:table-cell office:value-type="float" office:value="310505886841.096">
                <text:p>310505886841.096</text:p>
              </table:table-cell>
              <table:table-cell office:value-type="float" office:value="18.6724691637459">
                <text:p>18.672469163745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960">
                <text:p>4960</text:p>
              </table:table-cell>
              <table:table-cell office:value-type="float" office:value="2.86484486654452">
                <text:p>2.86484486654452</text:p>
              </table:table-cell>
              <table:table-cell office:value-type="float" office:value="310214433535.086">
                <text:p>310214433535.086</text:p>
              </table:table-cell>
              <table:table-cell office:value-type="float" office:value="4.71495079956116">
                <text:p>4.71495079956116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4962">
                <text:p>4962</text:p>
              </table:table-cell>
              <table:table-cell office:value-type="float" office:value="0.810130704542796">
                <text:p>0.810130704542796</text:p>
              </table:table-cell>
              <table:table-cell office:value-type="float" office:value="309923411537.643">
                <text:p>309923411537.643</text:p>
              </table:table-cell>
              <table:table-cell office:value-type="float" office:value="46.9885705148953">
                <text:p>46.9885705148953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4964">
                <text:p>4964</text:p>
              </table:table-cell>
              <table:table-cell office:value-type="float" office:value="3.06531088526131">
                <text:p>3.06531088526131</text:p>
              </table:table-cell>
              <table:table-cell office:value-type="float" office:value="309632819902.14">
                <text:p>309632819902.14</text:p>
              </table:table-cell>
              <table:table-cell office:value-type="float" office:value="9.41766574829539">
                <text:p>9.4176657482953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4966">
                <text:p>4966</text:p>
              </table:table-cell>
              <table:table-cell office:value-type="float" office:value="9.68702016044245">
                <text:p>9.68702016044245</text:p>
              </table:table-cell>
              <table:table-cell office:value-type="float" office:value="309342657758.83">
                <text:p>309342657758.83</text:p>
              </table:table-cell>
              <table:table-cell office:value-type="float" office:value="2.82728065407679">
                <text:p>2.8272806540767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4968">
                <text:p>4968</text:p>
              </table:table-cell>
              <table:table-cell office:value-type="float" office:value="1.4683870710785">
                <text:p>1.4683870710785</text:p>
              </table:table-cell>
              <table:table-cell office:value-type="float" office:value="309052924237.675">
                <text:p>309052924237.675</text:p>
              </table:table-cell>
              <table:table-cell office:value-type="float" office:value="26.0953173402767">
                <text:p>26.095317340276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4970">
                <text:p>4970</text:p>
              </table:table-cell>
              <table:table-cell office:value-type="float" office:value="3.41979365300185">
                <text:p>3.41979365300185</text:p>
              </table:table-cell>
              <table:table-cell office:value-type="float" office:value="308763618428.934">
                <text:p>308763618428.934</text:p>
              </table:table-cell>
              <table:table-cell office:value-type="float" office:value="5.36192835677334">
                <text:p>5.36192835677334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4972">
                <text:p>4972</text:p>
              </table:table-cell>
              <table:table-cell office:value-type="float" office:value="0.824260653446677">
                <text:p>0.824260653446677</text:p>
              </table:table-cell>
              <table:table-cell office:value-type="float" office:value="308474739460.86">
                <text:p>308474739460.86</text:p>
              </table:table-cell>
              <table:table-cell office:value-type="float" office:value="17.3114371242281">
                <text:p>17.3114371242281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4974">
                <text:p>4974</text:p>
              </table:table-cell>
              <table:table-cell office:value-type="float" office:value="2.92318485279715">
                <text:p>2.92318485279715</text:p>
              </table:table-cell>
              <table:table-cell office:value-type="float" office:value="308186286441.138">
                <text:p>308186286441.138</text:p>
              </table:table-cell>
              <table:table-cell office:value-type="float" office:value="10.0279124155131">
                <text:p>10.027912415513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4976">
                <text:p>4976</text:p>
              </table:table-cell>
              <table:table-cell office:value-type="float" office:value="0.846604695430254">
                <text:p>0.846604695430254</text:p>
              </table:table-cell>
              <table:table-cell office:value-type="float" office:value="307898258525.419">
                <text:p>307898258525.419</text:p>
              </table:table-cell>
              <table:table-cell office:value-type="float" office:value="28.66143457222">
                <text:p>28.6614345722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4978">
                <text:p>4978</text:p>
              </table:table-cell>
              <table:table-cell office:value-type="float" office:value="2.95726392308736">
                <text:p>2.95726392308736</text:p>
              </table:table-cell>
              <table:table-cell office:value-type="float" office:value="307610654810.514">
                <text:p>307610654810.514</text:p>
              </table:table-cell>
              <table:table-cell office:value-type="float" office:value="1.99408209639267">
                <text:p>1.99408209639267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4980">
                <text:p>4980</text:p>
              </table:table-cell>
              <table:table-cell office:value-type="float" office:value="1.2517719033169">
                <text:p>1.2517719033169</text:p>
              </table:table-cell>
              <table:table-cell office:value-type="float" office:value="307323474417.697">
                <text:p>307323474417.697</text:p>
              </table:table-cell>
              <table:table-cell office:value-type="float" office:value="4.06167954701358">
                <text:p>4.061679547013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4982">
                <text:p>4982</text:p>
              </table:table-cell>
              <table:table-cell office:value-type="float" office:value="3.16533475924321">
                <text:p>3.16533475924321</text:p>
              </table:table-cell>
              <table:table-cell office:value-type="float" office:value="307036716546.604">
                <text:p>307036716546.604</text:p>
              </table:table-cell>
              <table:table-cell office:value-type="float" office:value="8.94107513969323">
                <text:p>8.9410751396932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4984">
                <text:p>4984</text:p>
              </table:table-cell>
              <table:table-cell office:value-type="float" office:value="3.11562419049873">
                <text:p>3.11562419049873</text:p>
              </table:table-cell>
              <table:table-cell office:value-type="float" office:value="306750380273.69">
                <text:p>306750380273.69</text:p>
              </table:table-cell>
              <table:table-cell office:value-type="float" office:value="19.8726947937188">
                <text:p>19.872694793718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4986">
                <text:p>4986</text:p>
              </table:table-cell>
              <table:table-cell office:value-type="float" office:value="2.51874927728622">
                <text:p>2.51874927728622</text:p>
              </table:table-cell>
              <table:table-cell office:value-type="float" office:value="306464464694.432">
                <text:p>306464464694.432</text:p>
              </table:table-cell>
              <table:table-cell office:value-type="float" office:value="19.3584279207055">
                <text:p>19.358427920705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4988">
                <text:p>4988</text:p>
              </table:table-cell>
              <table:table-cell office:value-type="float" office:value="0.216454536045956">
                <text:p>0.216454536045956</text:p>
              </table:table-cell>
              <table:table-cell office:value-type="float" office:value="306178969018.974">
                <text:p>306178969018.974</text:p>
              </table:table-cell>
              <table:table-cell office:value-type="float" office:value="31.8996330770798">
                <text:p>31.8996330770798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90">
                <text:p>4990</text:p>
              </table:table-cell>
              <table:table-cell office:value-type="float" office:value="3.18141732637897">
                <text:p>3.18141732637897</text:p>
              </table:table-cell>
              <table:table-cell office:value-type="float" office:value="305893892363.931">
                <text:p>305893892363.931</text:p>
              </table:table-cell>
              <table:table-cell office:value-type="float" office:value="36.5541743725033">
                <text:p>36.554174372503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992">
                <text:p>4992</text:p>
              </table:table-cell>
              <table:table-cell office:value-type="float" office:value="9.34002796199686">
                <text:p>9.34002796199686</text:p>
              </table:table-cell>
              <table:table-cell office:value-type="float" office:value="305609233871.571">
                <text:p>305609233871.571</text:p>
              </table:table-cell>
              <table:table-cell office:value-type="float" office:value="9.8102870725726">
                <text:p>9.8102870725726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994">
                <text:p>4994</text:p>
              </table:table-cell>
              <table:table-cell office:value-type="float" office:value="9.2022691928443">
                <text:p>9.2022691928443</text:p>
              </table:table-cell>
              <table:table-cell office:value-type="float" office:value="305324992658.953">
                <text:p>305324992658.953</text:p>
              </table:table-cell>
              <table:table-cell office:value-type="float" office:value="26.2742133143682">
                <text:p>26.274213314368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996">
                <text:p>4996</text:p>
              </table:table-cell>
              <table:table-cell office:value-type="float" office:value="0.0667371298155177">
                <text:p>0.0667371298155177</text:p>
              </table:table-cell>
              <table:table-cell office:value-type="float" office:value="305041167926.692">
                <text:p>305041167926.692</text:p>
              </table:table-cell>
              <table:table-cell office:value-type="float" office:value="10.7477680012918">
                <text:p>10.7477680012918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98">
                <text:p>4998</text:p>
              </table:table-cell>
              <table:table-cell office:value-type="float" office:value="24.4282638922716">
                <text:p>24.4282638922716</text:p>
              </table:table-cell>
              <table:table-cell office:value-type="float" office:value="304757758759.591">
                <text:p>304757758759.591</text:p>
              </table:table-cell>
              <table:table-cell office:value-type="float" office:value="5.49634049800116">
                <text:p>5.4963404980011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6.71950833115661">
                <text:p>6.71950833115661</text:p>
              </table:table-cell>
              <table:table-cell office:value-type="float" office:value="304474764402.362">
                <text:p>304474764402.362</text:p>
              </table:table-cell>
              <table:table-cell office:value-type="float" office:value="4.14243889090047">
                <text:p>4.14243889090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